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99cm"/>
    </style:style>
    <style:style style:name="co3" style:family="table-column">
      <style:table-column-properties fo:break-before="auto" style:column-width="3.358cm"/>
    </style:style>
    <style:style style:name="co4" style:family="table-column">
      <style:table-column-properties fo:break-before="auto" style:column-width="3.3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7.688cm" svg:height="12.219cm" svg:x="40.227cm" svg:y="15.167cm">
            <draw:object draw:notify-on-update-of-ranges="Sheet1.J2:Sheet1.J251 Sheet1.K1:Sheet1.K1 Sheet1.K2:Sheet1.K251 Sheet1.J2:Sheet1.J251 Sheet1.L1:Sheet1.L1 Sheet1.L2:Sheet1.L251 Sheet1.J2:Sheet1.J251 Sheet1.M1:Sheet1.M1 Sheet1.M2:Sheet1.M251 Sheet1.J2:Sheet1.J251 Sheet1.N1:Sheet1.N1 Sheet1.N2:Sheet1.N251 Sheet1.J2:Sheet1.J251 Sheet1.O1:Sheet1.O1 Sheet1.O2:Sheet1.O2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.877cm" svg:height="11.136cm" svg:x="68.341cm" svg:y="0.85cm">
            <draw:object draw:notify-on-update-of-ranges="Sheet1.Y3:Sheet1.Y28 Sheet1.Z2:Sheet1.Z2 Sheet1.Z3:Sheet1.Z28 Sheet1.Y3:Sheet1.Y28 Sheet1.AA2:Sheet1.AA2 Sheet1.AA3:Sheet1.AA28 Sheet1.Y3:Sheet1.Y28 Sheet1.AB2:Sheet1.AB2 Sheet1.AB3:Sheet1.AB28 Sheet1.Y3:Sheet1.Y28 Sheet1.AC2:Sheet1.AC2 Sheet1.AC3:Sheet1.AC28 Sheet1.Y3:Sheet1.Y28 Sheet1.AD2:Sheet1.AD2 Sheet1.AD3:Sheet1.AD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 table:formula="of:=ROW()" office:value-type="float" office:value="1" calcext:value-type="float">
            <text:p>1</text:p>
          </table:table-cell>
          <table:table-cell table:number-columns-repeated="3"/>
          <table:table-cell table:formula="of:=AVERAGE([$xlae_rmsf.A1:$xlae_rmsf.K1])" office:value-type="float" office:value="8.83805141594627" calcext:value-type="float">
            <text:p>8,83805141594627</text:p>
          </table:table-cell>
          <table:table-cell table:number-columns-repeated="5"/>
          <table:table-cell office:value-type="string" calcext:value-type="string">
            <text:p>Homo sapiens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Gallus gallus</text:p>
          </table:table-cell>
          <table:table-cell office:value-type="string" calcext:value-type="string">
            <text:p>Xenopus laevis</text:p>
          </table:table-cell>
          <table:table-cell office:value-type="string" calcext:value-type="string">
            <text:p>Danio rerio</text:p>
          </table:table-cell>
          <table:table-cell table:number-columns-repeated="15"/>
        </table:table-row>
        <table:table-row table:style-name="ro1">
          <table:table-cell table:formula="of:=ROW()" office:value-type="float" office:value="2" calcext:value-type="float">
            <text:p>2</text:p>
          </table:table-cell>
          <table:table-cell table:formula="of:=AVERAGE([$hsap_rmsf.A1:$hsap_rmsf.K1])" office:value-type="float" office:value="2.84829703424627" calcext:value-type="float">
            <text:p>2,84829703424627</text:p>
          </table:table-cell>
          <table:table-cell table:formula="of:=AVERAGE([$mmus_rmsf.A1:$mmus_rmsf.K1])" office:value-type="float" office:value="4.0515479688471" calcext:value-type="float">
            <text:p>4,0515479688471</text:p>
          </table:table-cell>
          <table:table-cell table:formula="of:=AVERAGE([$ggal_rmsf.A1:$ggal_rmsf.K1])" office:value-type="float" office:value="4.3385569954404" calcext:value-type="float">
            <text:p>4,3385569954404</text:p>
          </table:table-cell>
          <table:table-cell table:formula="of:=AVERAGE([$xlae_rmsf.A2:$xlae_rmsf.K2])" office:value-type="float" office:value="7.13087915306785" calcext:value-type="float">
            <text:p>7,13087915306785</text:p>
          </table:table-cell>
          <table:table-cell table:number-columns-repeated="4"/>
          <table:table-cell table:formula="of:=ROW()-1" office:value-type="float" office:value="1" calcext:value-type="float">
            <text:p>1</text:p>
          </table:table-cell>
          <table:table-cell table:number-columns-repeated="3"/>
          <table:table-cell table:formula="of:=AVERAGE([$xlae_rmsf.J2:$xlae_rmsf.T2])" office:value-type="float" office:value="6.89670705795288" calcext:value-type="float">
            <text:p>6,89670705795288</text:p>
          </table:table-cell>
          <table:table-cell table:number-columns-repeated="11"/>
          <table:table-cell office:value-type="string" calcext:value-type="string">
            <text:p>Homo sapiens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Gallus gallus</text:p>
          </table:table-cell>
          <table:table-cell office:value-type="string" calcext:value-type="string">
            <text:p>Xenopus laevis</text:p>
          </table:table-cell>
          <table:table-cell office:value-type="string" calcext:value-type="string">
            <text:p>Danio rerio</text:p>
          </table:table-cell>
        </table:table-row>
        <table:table-row table:style-name="ro1">
          <table:table-cell table:formula="of:=ROW()" office:value-type="float" office:value="3" calcext:value-type="float">
            <text:p>3</text:p>
          </table:table-cell>
          <table:table-cell table:formula="of:=AVERAGE([$hsap_rmsf.A2:$hsap_rmsf.K2])" office:value-type="float" office:value="2.38048879079298" calcext:value-type="float">
            <text:p>2,38048879079298</text:p>
          </table:table-cell>
          <table:table-cell table:formula="of:=AVERAGE([$mmus_rmsf.A2:$mmus_rmsf.K2])" office:value-type="float" office:value="2.6912499479814" calcext:value-type="float">
            <text:p>2,6912499479814</text:p>
          </table:table-cell>
          <table:table-cell table:formula="of:=AVERAGE([$ggal_rmsf.A2:$ggal_rmsf.K2])" office:value-type="float" office:value="2.91531550531561" calcext:value-type="float">
            <text:p>2,91531550531561</text:p>
          </table:table-cell>
          <table:table-cell table:formula="of:=AVERAGE([$xlae_rmsf.A3:$xlae_rmsf.K3])" office:value-type="float" office:value="5.95926074667497" calcext:value-type="float">
            <text:p>5,95926074667497</text:p>
          </table:table-cell>
          <table:table-cell table:number-columns-repeated="4"/>
          <table:table-cell table:formula="of:=ROW()-1" office:value-type="float" office:value="2" calcext:value-type="float">
            <text:p>2</text:p>
          </table:table-cell>
          <table:table-cell table:formula="of:=AVERAGE([$hsap_rmsf.J2:$hsap_rmsf.T2])" office:value-type="float" office:value="2.74328112602233" calcext:value-type="float">
            <text:p>2,74328112602233</text:p>
          </table:table-cell>
          <table:table-cell table:formula="of:=AVERAGE([$mmus_rmsf.J2:$mmus_rmsf.T2])" office:value-type="float" office:value="2.81362640857696" calcext:value-type="float">
            <text:p>2,81362640857696</text:p>
          </table:table-cell>
          <table:table-cell table:formula="of:=AVERAGE([$ggal_rmsf.J2:$ggal_rmsf.T2])" office:value-type="float" office:value="3.60606980323791" calcext:value-type="float">
            <text:p>3,60606980323791</text:p>
          </table:table-cell>
          <table:table-cell table:formula="of:=AVERAGE([$xlae_rmsf.J3:$xlae_rmsf.T3])" office:value-type="float" office:value="6.04457092285156" calcext:value-type="float">
            <text:p>6,04457092285156</text:p>
          </table:table-cell>
          <table:table-cell table:number-columns-repeated="10"/>
          <table:table-cell office:value-type="float" office:value="55" calcext:value-type="float">
            <text:p>55</text:p>
          </table:table-cell>
          <table:table-cell office:value-type="float" office:value="1.46061486005784" calcext:value-type="float">
            <text:p>1,46061486005784</text:p>
          </table:table-cell>
          <table:table-cell office:value-type="float" office:value="1.77403604984283" calcext:value-type="float">
            <text:p>1,77403604984283</text:p>
          </table:table-cell>
          <table:table-cell office:value-type="float" office:value="1.67389553785324" calcext:value-type="float">
            <text:p>1,67389553785324</text:p>
          </table:table-cell>
          <table:table-cell office:value-type="float" office:value="1.84495836496354" calcext:value-type="float">
            <text:p>1,84495836496354</text:p>
          </table:table-cell>
          <table:table-cell office:value-type="float" office:value="1.20316886901856" calcext:value-type="float">
            <text:p>1,20316886901856</text:p>
          </table:table-cell>
        </table:table-row>
        <table:table-row table:style-name="ro1">
          <table:table-cell table:formula="of:=ROW()" office:value-type="float" office:value="4" calcext:value-type="float">
            <text:p>4</text:p>
          </table:table-cell>
          <table:table-cell table:formula="of:=AVERAGE([$hsap_rmsf.A3:$hsap_rmsf.K3])" office:value-type="float" office:value="1.99231628386064" calcext:value-type="float">
            <text:p>1,99231628386064</text:p>
          </table:table-cell>
          <table:table-cell table:formula="of:=AVERAGE([$mmus_rmsf.A3:$mmus_rmsf.K3])" office:value-type="float" office:value="2.07994784235521" calcext:value-type="float">
            <text:p>2,07994784235521</text:p>
          </table:table-cell>
          <table:table-cell table:formula="of:=AVERAGE([$ggal_rmsf.A3:$ggal_rmsf.K3])" office:value-type="float" office:value="1.75440288538499" calcext:value-type="float">
            <text:p>1,75440288538499</text:p>
          </table:table-cell>
          <table:table-cell table:formula="of:=AVERAGE([$xlae_rmsf.A4:$xlae_rmsf.K4])" office:value-type="float" office:value="4.28589806802923" calcext:value-type="float">
            <text:p>4,28589806802923</text:p>
          </table:table-cell>
          <table:table-cell table:formula="of:=AVERAGE([$drer_rmsf.A1:$drer_rmsf.K1])" office:value-type="float" office:value="3.49772719751532" calcext:value-type="float">
            <text:p>3,49772719751532</text:p>
          </table:table-cell>
          <table:table-cell table:number-columns-repeated="3"/>
          <table:table-cell table:formula="of:=ROW()-1" office:value-type="float" office:value="3" calcext:value-type="float">
            <text:p>3</text:p>
          </table:table-cell>
          <table:table-cell table:formula="of:=AVERAGE([$hsap_rmsf.J3:$hsap_rmsf.T3])" office:value-type="float" office:value="2.30073028802872" calcext:value-type="float">
            <text:p>2,30073028802872</text:p>
          </table:table-cell>
          <table:table-cell table:formula="of:=AVERAGE([$mmus_rmsf.J3:$mmus_rmsf.T3])" office:value-type="float" office:value="2.22665131092071" calcext:value-type="float">
            <text:p>2,22665131092071</text:p>
          </table:table-cell>
          <table:table-cell table:formula="of:=AVERAGE([$ggal_rmsf.J3:$ggal_rmsf.T3])" office:value-type="float" office:value="1.80252194404602" calcext:value-type="float">
            <text:p>1,80252194404602</text:p>
          </table:table-cell>
          <table:table-cell table:formula="of:=AVERAGE([$xlae_rmsf.J4:$xlae_rmsf.T4])" office:value-type="float" office:value="4.76958215236663" calcext:value-type="float">
            <text:p>4,76958215236663</text:p>
          </table:table-cell>
          <table:table-cell table:number-columns-repeated="10"/>
          <table:table-cell office:value-type="float" office:value="56" calcext:value-type="float">
            <text:p>56</text:p>
          </table:table-cell>
          <table:table-cell office:value-type="float" office:value="1.40435779094696" calcext:value-type="float">
            <text:p>1,40435779094696</text:p>
          </table:table-cell>
          <table:table-cell office:value-type="float" office:value="2.10585367679596" calcext:value-type="float">
            <text:p>2,10585367679596</text:p>
          </table:table-cell>
          <table:table-cell office:value-type="float" office:value="2.90055739879608" calcext:value-type="float">
            <text:p>2,90055739879608</text:p>
          </table:table-cell>
          <table:table-cell office:value-type="float" office:value="2.10977619886398" calcext:value-type="float">
            <text:p>2,10977619886398</text:p>
          </table:table-cell>
          <table:table-cell office:value-type="float" office:value="1.59999310970307" calcext:value-type="float">
            <text:p>1,59999310970307</text:p>
          </table:table-cell>
        </table:table-row>
        <table:table-row table:style-name="ro1">
          <table:table-cell table:formula="of:=ROW()" office:value-type="float" office:value="5" calcext:value-type="float">
            <text:p>5</text:p>
          </table:table-cell>
          <table:table-cell table:formula="of:=AVERAGE([$hsap_rmsf.A4:$hsap_rmsf.K4])" office:value-type="float" office:value="1.68340282773105" calcext:value-type="float">
            <text:p>1,68340282773105</text:p>
          </table:table-cell>
          <table:table-cell table:formula="of:=AVERAGE([$mmus_rmsf.A4:$mmus_rmsf.K4])" office:value-type="float" office:value="1.6814472450083" calcext:value-type="float">
            <text:p>1,6814472450083</text:p>
          </table:table-cell>
          <table:table-cell table:formula="of:=AVERAGE([$ggal_rmsf.A4:$ggal_rmsf.K4])" office:value-type="float" office:value="1.20738624890414" calcext:value-type="float">
            <text:p>1,20738624890414</text:p>
          </table:table-cell>
          <table:table-cell table:formula="of:=AVERAGE([$xlae_rmsf.A5:$xlae_rmsf.K5])" office:value-type="float" office:value="2.86193239573392" calcext:value-type="float">
            <text:p>2,86193239573392</text:p>
          </table:table-cell>
          <table:table-cell table:formula="of:=AVERAGE([$drer_rmsf.A2:$drer_rmsf.K2])" office:value-type="float" office:value="2.46397630019448" calcext:value-type="float">
            <text:p>2,46397630019448</text:p>
          </table:table-cell>
          <table:table-cell table:number-columns-repeated="3"/>
          <table:table-cell table:formula="of:=ROW()-1" office:value-type="float" office:value="4" calcext:value-type="float">
            <text:p>4</text:p>
          </table:table-cell>
          <table:table-cell table:formula="of:=AVERAGE([$hsap_rmsf.J4:$hsap_rmsf.T4])" office:value-type="float" office:value="1.97482073307037" calcext:value-type="float">
            <text:p>1,97482073307037</text:p>
          </table:table-cell>
          <table:table-cell table:formula="of:=AVERAGE([$mmus_rmsf.J4:$mmus_rmsf.T4])" office:value-type="float" office:value="1.83948391675949" calcext:value-type="float">
            <text:p>1,83948391675949</text:p>
          </table:table-cell>
          <table:table-cell table:formula="of:=AVERAGE([$ggal_rmsf.J4:$ggal_rmsf.T4])" office:value-type="float" office:value="1.20610320568085" calcext:value-type="float">
            <text:p>1,20610320568085</text:p>
          </table:table-cell>
          <table:table-cell table:formula="of:=AVERAGE([$xlae_rmsf.J5:$xlae_rmsf.T5])" office:value-type="float" office:value="3.31941199302674" calcext:value-type="float">
            <text:p>3,31941199302674</text:p>
          </table:table-cell>
          <table:table-cell table:formula="of:=AVERAGE([$drer_rmsf.J2:$drer_rmsf.T2])" office:value-type="float" office:value="2.48970437049865" calcext:value-type="float">
            <text:p>2,48970437049865</text:p>
          </table:table-cell>
          <table:table-cell table:number-columns-repeated="9"/>
          <table:table-cell office:value-type="float" office:value="57" calcext:value-type="float">
            <text:p>57</text:p>
          </table:table-cell>
          <table:table-cell office:value-type="float" office:value="1.51265931129456" calcext:value-type="float">
            <text:p>1,51265931129456</text:p>
          </table:table-cell>
          <table:table-cell office:value-type="float" office:value="2.14167177677155" calcext:value-type="float">
            <text:p>2,14167177677155</text:p>
          </table:table-cell>
          <table:table-cell office:value-type="float" office:value="3.29295909404754" calcext:value-type="float">
            <text:p>3,29295909404754</text:p>
          </table:table-cell>
          <table:table-cell office:value-type="float" office:value="2.24095964431763" calcext:value-type="float">
            <text:p>2,24095964431763</text:p>
          </table:table-cell>
          <table:table-cell office:value-type="float" office:value="1.69409418106079" calcext:value-type="float">
            <text:p>1,69409418106079</text:p>
          </table:table-cell>
        </table:table-row>
        <table:table-row table:style-name="ro1">
          <table:table-cell table:formula="of:=ROW()" office:value-type="float" office:value="6" calcext:value-type="float">
            <text:p>6</text:p>
          </table:table-cell>
          <table:table-cell table:formula="of:=AVERAGE([$hsap_rmsf.A5:$hsap_rmsf.K5])" office:value-type="float" office:value="1.59574784166163" calcext:value-type="float">
            <text:p>1,59574784166163</text:p>
          </table:table-cell>
          <table:table-cell table:formula="of:=AVERAGE([$mmus_rmsf.A5:$mmus_rmsf.K5])" office:value-type="float" office:value="1.57367737333818" calcext:value-type="float">
            <text:p>1,57367737333818</text:p>
          </table:table-cell>
          <table:table-cell table:formula="of:=AVERAGE([$ggal_rmsf.A5:$ggal_rmsf.K5])" office:value-type="float" office:value="1.24775986799414" calcext:value-type="float">
            <text:p>1,24775986799414</text:p>
          </table:table-cell>
          <table:table-cell table:formula="of:=AVERAGE([$xlae_rmsf.A6:$xlae_rmsf.K6])" office:value-type="float" office:value="2.25889196964957" calcext:value-type="float">
            <text:p>2,25889196964957</text:p>
          </table:table-cell>
          <table:table-cell table:formula="of:=AVERAGE([$drer_rmsf.A3:$drer_rmsf.K3])" office:value-type="float" office:value="2.09855089749423" calcext:value-type="float">
            <text:p>2,09855089749423</text:p>
          </table:table-cell>
          <table:table-cell table:number-columns-repeated="3"/>
          <table:table-cell table:formula="of:=ROW()-1" office:value-type="float" office:value="5" calcext:value-type="float">
            <text:p>5</text:p>
          </table:table-cell>
          <table:table-cell table:formula="of:=AVERAGE([$hsap_rmsf.J5:$hsap_rmsf.T5])" office:value-type="float" office:value="1.86298894882203" calcext:value-type="float">
            <text:p>1,86298894882203</text:p>
          </table:table-cell>
          <table:table-cell table:formula="of:=AVERAGE([$mmus_rmsf.J5:$mmus_rmsf.T5])" office:value-type="float" office:value="1.74626356363297" calcext:value-type="float">
            <text:p>1,74626356363297</text:p>
          </table:table-cell>
          <table:table-cell table:formula="of:=AVERAGE([$ggal_rmsf.J5:$ggal_rmsf.T5])" office:value-type="float" office:value="1.20680487155915" calcext:value-type="float">
            <text:p>1,20680487155915</text:p>
          </table:table-cell>
          <table:table-cell table:formula="of:=AVERAGE([$xlae_rmsf.J6:$xlae_rmsf.T6])" office:value-type="float" office:value="3.20257723331451" calcext:value-type="float">
            <text:p>3,20257723331451</text:p>
          </table:table-cell>
          <table:table-cell table:formula="of:=AVERAGE([$drer_rmsf.J3:$drer_rmsf.T3])" office:value-type="float" office:value="1.92426443099976" calcext:value-type="float">
            <text:p>1,92426443099976</text:p>
          </table:table-cell>
          <table:table-cell table:number-columns-repeated="9"/>
          <table:table-cell office:value-type="float" office:value="58" calcext:value-type="float">
            <text:p>58</text:p>
          </table:table-cell>
          <table:table-cell office:value-type="float" office:value="1.6561176776886" calcext:value-type="float">
            <text:p>1,6561176776886</text:p>
          </table:table-cell>
          <table:table-cell office:value-type="float" office:value="2.66116142272949" calcext:value-type="float">
            <text:p>2,66116142272949</text:p>
          </table:table-cell>
          <table:table-cell office:value-type="float" office:value="2.6328022480011" calcext:value-type="float">
            <text:p>2,6328022480011</text:p>
          </table:table-cell>
          <table:table-cell office:value-type="float" office:value="2.5233199596405" calcext:value-type="float">
            <text:p>2,5233199596405</text:p>
          </table:table-cell>
          <table:table-cell office:value-type="float" office:value="1.90063846111298" calcext:value-type="float">
            <text:p>1,90063846111298</text:p>
          </table:table-cell>
        </table:table-row>
        <table:table-row table:style-name="ro1">
          <table:table-cell table:formula="of:=ROW()" office:value-type="float" office:value="7" calcext:value-type="float">
            <text:p>7</text:p>
          </table:table-cell>
          <table:table-cell table:formula="of:=AVERAGE([$hsap_rmsf.A6:$hsap_rmsf.K6])" office:value-type="float" office:value="1.00370003255497" calcext:value-type="float">
            <text:p>1,00370003255497</text:p>
          </table:table-cell>
          <table:table-cell table:formula="of:=AVERAGE([$mmus_rmsf.A6:$mmus_rmsf.K6])" office:value-type="float" office:value="1.07327147297599" calcext:value-type="float">
            <text:p>1,07327147297599</text:p>
          </table:table-cell>
          <table:table-cell table:formula="of:=AVERAGE([$ggal_rmsf.A6:$ggal_rmsf.K6])" office:value-type="float" office:value="0.861619272409266" calcext:value-type="float">
            <text:p>0,861619272409266</text:p>
          </table:table-cell>
          <table:table-cell table:formula="of:=AVERAGE([$xlae_rmsf.A7:$xlae_rmsf.K7])" office:value-type="float" office:value="1.50851304481333" calcext:value-type="float">
            <text:p>1,50851304481333</text:p>
          </table:table-cell>
          <table:table-cell table:formula="of:=AVERAGE([$drer_rmsf.A4:$drer_rmsf.K4])" office:value-type="float" office:value="1.28786327295823" calcext:value-type="float">
            <text:p>1,28786327295823</text:p>
          </table:table-cell>
          <table:table-cell table:number-columns-repeated="3"/>
          <table:table-cell table:formula="of:=ROW()-1" office:value-type="float" office:value="6" calcext:value-type="float">
            <text:p>6</text:p>
          </table:table-cell>
          <table:table-cell table:formula="of:=AVERAGE([$hsap_rmsf.J6:$hsap_rmsf.T6])" office:value-type="float" office:value="1.11178416013718" calcext:value-type="float">
            <text:p>1,11178416013718</text:p>
          </table:table-cell>
          <table:table-cell table:formula="of:=AVERAGE([$mmus_rmsf.J6:$mmus_rmsf.T6])" office:value-type="float" office:value="1.24954116344452" calcext:value-type="float">
            <text:p>1,24954116344452</text:p>
          </table:table-cell>
          <table:table-cell table:formula="of:=AVERAGE([$ggal_rmsf.J6:$ggal_rmsf.T6])" office:value-type="float" office:value="0.815621972084045" calcext:value-type="float">
            <text:p>0,815621972084045</text:p>
          </table:table-cell>
          <table:table-cell table:formula="of:=AVERAGE([$xlae_rmsf.J7:$xlae_rmsf.T7])" office:value-type="float" office:value="2.34534773230553" calcext:value-type="float">
            <text:p>2,34534773230553</text:p>
          </table:table-cell>
          <table:table-cell table:formula="of:=AVERAGE([$drer_rmsf.J4:$drer_rmsf.T4])" office:value-type="float" office:value="1.02442967891693" calcext:value-type="float">
            <text:p>1,02442967891693</text:p>
          </table:table-cell>
          <table:table-cell table:number-columns-repeated="9"/>
          <table:table-cell office:value-type="float" office:value="59" calcext:value-type="float">
            <text:p>59</text:p>
          </table:table-cell>
          <table:table-cell office:value-type="float" office:value="1.81907922029495" calcext:value-type="float">
            <text:p>1,81907922029495</text:p>
          </table:table-cell>
          <table:table-cell office:value-type="float" office:value="2.84881854057312" calcext:value-type="float">
            <text:p>2,84881854057312</text:p>
          </table:table-cell>
          <table:table-cell office:value-type="float" office:value="2.12115687131882" calcext:value-type="float">
            <text:p>2,12115687131882</text:p>
          </table:table-cell>
          <table:table-cell office:value-type="float" office:value="2.61244332790375" calcext:value-type="float">
            <text:p>2,61244332790375</text:p>
          </table:table-cell>
          <table:table-cell office:value-type="float" office:value="2.34967768192292" calcext:value-type="float">
            <text:p>2,34967768192292</text:p>
          </table:table-cell>
        </table:table-row>
        <table:table-row table:style-name="ro1">
          <table:table-cell table:formula="of:=ROW()" office:value-type="float" office:value="8" calcext:value-type="float">
            <text:p>8</text:p>
          </table:table-cell>
          <table:table-cell table:formula="of:=AVERAGE([$hsap_rmsf.A7:$hsap_rmsf.K7])" office:value-type="float" office:value="1.00580283648751" calcext:value-type="float">
            <text:p>1,00580283648751</text:p>
          </table:table-cell>
          <table:table-cell table:formula="of:=AVERAGE([$mmus_rmsf.A7:$mmus_rmsf.K7])" office:value-type="float" office:value="1.07796976529208" calcext:value-type="float">
            <text:p>1,07796976529208</text:p>
          </table:table-cell>
          <table:table-cell table:formula="of:=AVERAGE([$ggal_rmsf.A7:$ggal_rmsf.K7])" office:value-type="float" office:value="0.897763077604814" calcext:value-type="float">
            <text:p>0,897763077604814</text:p>
          </table:table-cell>
          <table:table-cell table:formula="of:=AVERAGE([$xlae_rmsf.A8:$xlae_rmsf.K8])" office:value-type="float" office:value="1.47350034809113" calcext:value-type="float">
            <text:p>1,47350034809113</text:p>
          </table:table-cell>
          <table:table-cell table:formula="of:=AVERAGE([$drer_rmsf.A5:$drer_rmsf.K5])" office:value-type="float" office:value="1.11906164525292" calcext:value-type="float">
            <text:p>1,11906164525292</text:p>
          </table:table-cell>
          <table:table-cell table:number-columns-repeated="3"/>
          <table:table-cell table:formula="of:=ROW()-1" office:value-type="float" office:value="7" calcext:value-type="float">
            <text:p>7</text:p>
          </table:table-cell>
          <table:table-cell table:formula="of:=AVERAGE([$hsap_rmsf.J7:$hsap_rmsf.T7])" office:value-type="float" office:value="1.08168649673462" calcext:value-type="float">
            <text:p>1,08168649673462</text:p>
          </table:table-cell>
          <table:table-cell table:formula="of:=AVERAGE([$mmus_rmsf.J7:$mmus_rmsf.T7])" office:value-type="float" office:value="1.14438626170158" calcext:value-type="float">
            <text:p>1,14438626170158</text:p>
          </table:table-cell>
          <table:table-cell table:formula="of:=AVERAGE([$ggal_rmsf.J7:$ggal_rmsf.T7])" office:value-type="float" office:value="0.849916577339172" calcext:value-type="float">
            <text:p>0,849916577339172</text:p>
          </table:table-cell>
          <table:table-cell table:formula="of:=AVERAGE([$xlae_rmsf.J8:$xlae_rmsf.T8])" office:value-type="float" office:value="2.00092566013336" calcext:value-type="float">
            <text:p>2,00092566013336</text:p>
          </table:table-cell>
          <table:table-cell table:formula="of:=AVERAGE([$drer_rmsf.J5:$drer_rmsf.T5])" office:value-type="float" office:value="0.860473006963729" calcext:value-type="float">
            <text:p>0,860473006963729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float" office:value="1.58901870250702" calcext:value-type="float">
            <text:p>1,58901870250702</text:p>
          </table:table-cell>
          <table:table-cell office:value-type="float" office:value="2.57570254802704" calcext:value-type="float">
            <text:p>2,57570254802704</text:p>
          </table:table-cell>
          <table:table-cell office:value-type="float" office:value="2.26365041732788" calcext:value-type="float">
            <text:p>2,26365041732788</text:p>
          </table:table-cell>
          <table:table-cell office:value-type="float" office:value="2.36495178937912" calcext:value-type="float">
            <text:p>2,36495178937912</text:p>
          </table:table-cell>
          <table:table-cell office:value-type="float" office:value="2.36641311645508" calcext:value-type="float">
            <text:p>2,36641311645508</text:p>
          </table:table-cell>
        </table:table-row>
        <table:table-row table:style-name="ro1">
          <table:table-cell table:formula="of:=ROW()" office:value-type="float" office:value="9" calcext:value-type="float">
            <text:p>9</text:p>
          </table:table-cell>
          <table:table-cell table:formula="of:=AVERAGE([$hsap_rmsf.A8:$hsap_rmsf.K8])" office:value-type="float" office:value="0.7345945455135" calcext:value-type="float">
            <text:p>0,7345945455135</text:p>
          </table:table-cell>
          <table:table-cell table:formula="of:=AVERAGE([$mmus_rmsf.A8:$mmus_rmsf.K8])" office:value-type="float" office:value="0.834171192472284" calcext:value-type="float">
            <text:p>0,834171192472284</text:p>
          </table:table-cell>
          <table:table-cell table:formula="of:=AVERAGE([$ggal_rmsf.A8:$ggal_rmsf.K8])" office:value-type="float" office:value="0.772938190701918" calcext:value-type="float">
            <text:p>0,772938190701918</text:p>
          </table:table-cell>
          <table:table-cell table:formula="of:=AVERAGE([$xlae_rmsf.A9:$xlae_rmsf.K9])" office:value-type="float" office:value="1.17680066167658" calcext:value-type="float">
            <text:p>1,17680066167658</text:p>
          </table:table-cell>
          <table:table-cell table:formula="of:=AVERAGE([$drer_rmsf.A6:$drer_rmsf.K6])" office:value-type="float" office:value="0.942353750393954" calcext:value-type="float">
            <text:p>0,942353750393954</text:p>
          </table:table-cell>
          <table:table-cell table:number-columns-repeated="3"/>
          <table:table-cell table:formula="of:=ROW()-1" office:value-type="float" office:value="8" calcext:value-type="float">
            <text:p>8</text:p>
          </table:table-cell>
          <table:table-cell table:formula="of:=AVERAGE([$hsap_rmsf.J8:$hsap_rmsf.T8])" office:value-type="float" office:value="0.756474375724793" calcext:value-type="float">
            <text:p>0,756474375724793</text:p>
          </table:table-cell>
          <table:table-cell table:formula="of:=AVERAGE([$mmus_rmsf.J8:$mmus_rmsf.T8])" office:value-type="float" office:value="0.854336589574812" calcext:value-type="float">
            <text:p>0,854336589574812</text:p>
          </table:table-cell>
          <table:table-cell table:formula="of:=AVERAGE([$ggal_rmsf.J8:$ggal_rmsf.T8])" office:value-type="float" office:value="0.73111006617546" calcext:value-type="float">
            <text:p>0,73111006617546</text:p>
          </table:table-cell>
          <table:table-cell table:formula="of:=AVERAGE([$xlae_rmsf.J9:$xlae_rmsf.T9])" office:value-type="float" office:value="1.47037723660469" calcext:value-type="float">
            <text:p>1,47037723660469</text:p>
          </table:table-cell>
          <table:table-cell table:formula="of:=AVERAGE([$drer_rmsf.J6:$drer_rmsf.T6])" office:value-type="float" office:value="0.721293091773987" calcext:value-type="float">
            <text:p>0,721293091773987</text:p>
          </table:table-cell>
          <table:table-cell table:number-columns-repeated="9"/>
          <table:table-cell office:value-type="float" office:value="61" calcext:value-type="float">
            <text:p>61</text:p>
          </table:table-cell>
          <table:table-cell office:value-type="float" office:value="1.70685321092606" calcext:value-type="float">
            <text:p>1,70685321092606</text:p>
          </table:table-cell>
          <table:table-cell office:value-type="float" office:value="2.64431762695312" calcext:value-type="float">
            <text:p>2,64431762695312</text:p>
          </table:table-cell>
          <table:table-cell office:value-type="float" office:value="2.08346503973007" calcext:value-type="float">
            <text:p>2,08346503973007</text:p>
          </table:table-cell>
          <table:table-cell office:value-type="float" office:value="2.40521669387818" calcext:value-type="float">
            <text:p>2,40521669387818</text:p>
          </table:table-cell>
          <table:table-cell office:value-type="float" office:value="2.10613745450973" calcext:value-type="float">
            <text:p>2,10613745450973</text:p>
          </table:table-cell>
        </table:table-row>
        <table:table-row table:style-name="ro1">
          <table:table-cell table:formula="of:=ROW()" office:value-type="float" office:value="10" calcext:value-type="float">
            <text:p>10</text:p>
          </table:table-cell>
          <table:table-cell table:formula="of:=AVERAGE([$hsap_rmsf.A9:$hsap_rmsf.K9])" office:value-type="float" office:value="0.684424293494138" calcext:value-type="float">
            <text:p>0,684424293494138</text:p>
          </table:table-cell>
          <table:table-cell table:formula="of:=AVERAGE([$mmus_rmsf.A9:$mmus_rmsf.K9])" office:value-type="float" office:value="0.743999014804493" calcext:value-type="float">
            <text:p>0,743999014804493</text:p>
          </table:table-cell>
          <table:table-cell table:formula="of:=AVERAGE([$ggal_rmsf.A9:$ggal_rmsf.K9])" office:value-type="float" office:value="0.595344931751598" calcext:value-type="float">
            <text:p>0,595344931751598</text:p>
          </table:table-cell>
          <table:table-cell table:formula="of:=AVERAGE([$xlae_rmsf.A10:$xlae_rmsf.K10])" office:value-type="float" office:value="1.11926123109818" calcext:value-type="float">
            <text:p>1,11926123109818</text:p>
          </table:table-cell>
          <table:table-cell table:formula="of:=AVERAGE([$drer_rmsf.A7:$drer_rmsf.K7])" office:value-type="float" office:value="0.885409138643438" calcext:value-type="float">
            <text:p>0,885409138643438</text:p>
          </table:table-cell>
          <table:table-cell table:number-columns-repeated="3"/>
          <table:table-cell table:formula="of:=ROW()-1" office:value-type="float" office:value="9" calcext:value-type="float">
            <text:p>9</text:p>
          </table:table-cell>
          <table:table-cell table:formula="of:=AVERAGE([$hsap_rmsf.J9:$hsap_rmsf.T9])" office:value-type="float" office:value="0.748342901468277" calcext:value-type="float">
            <text:p>0,748342901468277</text:p>
          </table:table-cell>
          <table:table-cell table:formula="of:=AVERAGE([$mmus_rmsf.J9:$mmus_rmsf.T9])" office:value-type="float" office:value="0.754785537719727" calcext:value-type="float">
            <text:p>0,754785537719727</text:p>
          </table:table-cell>
          <table:table-cell table:formula="of:=AVERAGE([$ggal_rmsf.J9:$ggal_rmsf.T9])" office:value-type="float" office:value="0.579890072345733" calcext:value-type="float">
            <text:p>0,579890072345733</text:p>
          </table:table-cell>
          <table:table-cell table:formula="of:=AVERAGE([$xlae_rmsf.J10:$xlae_rmsf.T10])" office:value-type="float" office:value="1.74391177296639" calcext:value-type="float">
            <text:p>1,74391177296639</text:p>
          </table:table-cell>
          <table:table-cell table:formula="of:=AVERAGE([$drer_rmsf.J7:$drer_rmsf.T7])" office:value-type="float" office:value="0.707266092300415" calcext:value-type="float">
            <text:p>0,707266092300415</text:p>
          </table:table-cell>
          <table:table-cell table:number-columns-repeated="9"/>
          <table:table-cell office:value-type="float" office:value="62" calcext:value-type="float">
            <text:p>62</text:p>
          </table:table-cell>
          <table:table-cell office:value-type="float" office:value="1.79346466064454" calcext:value-type="float">
            <text:p>1,79346466064454</text:p>
          </table:table-cell>
          <table:table-cell office:value-type="float" office:value="2.55329132080078" calcext:value-type="float">
            <text:p>2,55329132080078</text:p>
          </table:table-cell>
          <table:table-cell office:value-type="float" office:value="2.23125779628753" calcext:value-type="float">
            <text:p>2,23125779628753</text:p>
          </table:table-cell>
          <table:table-cell office:value-type="float" office:value="2.55178964138031" calcext:value-type="float">
            <text:p>2,55178964138031</text:p>
          </table:table-cell>
          <table:table-cell office:value-type="float" office:value="2.59252941608429" calcext:value-type="float">
            <text:p>2,59252941608429</text:p>
          </table:table-cell>
        </table:table-row>
        <table:table-row table:style-name="ro1">
          <table:table-cell table:formula="of:=ROW()" office:value-type="float" office:value="11" calcext:value-type="float">
            <text:p>11</text:p>
          </table:table-cell>
          <table:table-cell table:formula="of:=AVERAGE([$hsap_rmsf.A10:$hsap_rmsf.K10])" office:value-type="float" office:value="0.849036370427912" calcext:value-type="float">
            <text:p>0,849036370427912</text:p>
          </table:table-cell>
          <table:table-cell table:formula="of:=AVERAGE([$mmus_rmsf.A10:$mmus_rmsf.K10])" office:value-type="float" office:value="0.911035980721907" calcext:value-type="float">
            <text:p>0,911035980721907</text:p>
          </table:table-cell>
          <table:table-cell table:formula="of:=AVERAGE([$ggal_rmsf.A10:$ggal_rmsf.K10])" office:value-type="float" office:value="0.652631922377847" calcext:value-type="float">
            <text:p>0,652631922377847</text:p>
          </table:table-cell>
          <table:table-cell table:formula="of:=AVERAGE([$xlae_rmsf.A11:$xlae_rmsf.K11])" office:value-type="float" office:value="1.4503376020813" calcext:value-type="float">
            <text:p>1,4503376020813</text:p>
          </table:table-cell>
          <table:table-cell table:formula="of:=AVERAGE([$drer_rmsf.A8:$drer_rmsf.K8])" office:value-type="float" office:value="1.09537380440625" calcext:value-type="float">
            <text:p>1,09537380440625</text:p>
          </table:table-cell>
          <table:table-cell table:number-columns-repeated="3"/>
          <table:table-cell table:formula="of:=ROW()-1" office:value-type="float" office:value="10" calcext:value-type="float">
            <text:p>10</text:p>
          </table:table-cell>
          <table:table-cell table:formula="of:=AVERAGE([$hsap_rmsf.J10:$hsap_rmsf.T10])" office:value-type="float" office:value="1.04621616005898" calcext:value-type="float">
            <text:p>1,04621616005898</text:p>
          </table:table-cell>
          <table:table-cell table:formula="of:=AVERAGE([$mmus_rmsf.J10:$mmus_rmsf.T10])" office:value-type="float" office:value="0.944148391485214" calcext:value-type="float">
            <text:p>0,944148391485214</text:p>
          </table:table-cell>
          <table:table-cell table:formula="of:=AVERAGE([$ggal_rmsf.J10:$ggal_rmsf.T10])" office:value-type="float" office:value="0.652012348175049" calcext:value-type="float">
            <text:p>0,652012348175049</text:p>
          </table:table-cell>
          <table:table-cell table:formula="of:=AVERAGE([$xlae_rmsf.J11:$xlae_rmsf.T11])" office:value-type="float" office:value="2.57793918251991" calcext:value-type="float">
            <text:p>2,57793918251991</text:p>
          </table:table-cell>
          <table:table-cell table:formula="of:=AVERAGE([$drer_rmsf.J8:$drer_rmsf.T8])" office:value-type="float" office:value="0.742638766765595" calcext:value-type="float">
            <text:p>0,742638766765595</text:p>
          </table:table-cell>
          <table:table-cell table:number-columns-repeated="9"/>
          <table:table-cell office:value-type="float" office:value="63" calcext:value-type="float">
            <text:p>63</text:p>
          </table:table-cell>
          <table:table-cell office:value-type="float" office:value="1.75892347097397" calcext:value-type="float">
            <text:p>1,75892347097397</text:p>
          </table:table-cell>
          <table:table-cell office:value-type="float" office:value="2.33566164970397" calcext:value-type="float">
            <text:p>2,33566164970397</text:p>
          </table:table-cell>
          <table:table-cell office:value-type="float" office:value="2.22571456432342" calcext:value-type="float">
            <text:p>2,22571456432342</text:p>
          </table:table-cell>
          <table:table-cell office:value-type="float" office:value="2.44997090101242" calcext:value-type="float">
            <text:p>2,44997090101242</text:p>
          </table:table-cell>
          <table:table-cell office:value-type="float" office:value="2.72736781835556" calcext:value-type="float">
            <text:p>2,72736781835556</text:p>
          </table:table-cell>
        </table:table-row>
        <table:table-row table:style-name="ro1">
          <table:table-cell table:formula="of:=ROW()" office:value-type="float" office:value="12" calcext:value-type="float">
            <text:p>12</text:p>
          </table:table-cell>
          <table:table-cell table:formula="of:=AVERAGE([$hsap_rmsf.A11:$hsap_rmsf.K11])" office:value-type="float" office:value="1.27088697413011" calcext:value-type="float">
            <text:p>1,27088697413011</text:p>
          </table:table-cell>
          <table:table-cell table:formula="of:=AVERAGE([$mmus_rmsf.A11:$mmus_rmsf.K11])" office:value-type="float" office:value="1.19684361434763" calcext:value-type="float">
            <text:p>1,19684361434763</text:p>
          </table:table-cell>
          <table:table-cell table:formula="of:=AVERAGE([$ggal_rmsf.A11:$ggal_rmsf.K11])" office:value-type="float" office:value="0.786923311766538" calcext:value-type="float">
            <text:p>0,786923311766538</text:p>
          </table:table-cell>
          <table:table-cell table:formula="of:=AVERAGE([$xlae_rmsf.A12:$xlae_rmsf.K12])" office:value-type="float" office:value="1.54631923895056" calcext:value-type="float">
            <text:p>1,54631923895056</text:p>
          </table:table-cell>
          <table:table-cell table:formula="of:=AVERAGE([$drer_rmsf.A9:$drer_rmsf.K9])" office:value-type="float" office:value="1.27823954051105" calcext:value-type="float">
            <text:p>1,27823954051105</text:p>
          </table:table-cell>
          <table:table-cell table:number-columns-repeated="3"/>
          <table:table-cell table:formula="of:=ROW()-1" office:value-type="float" office:value="11" calcext:value-type="float">
            <text:p>11</text:p>
          </table:table-cell>
          <table:table-cell table:formula="of:=AVERAGE([$hsap_rmsf.J11:$hsap_rmsf.T11])" office:value-type="float" office:value="1.4294382929802" calcext:value-type="float">
            <text:p>1,4294382929802</text:p>
          </table:table-cell>
          <table:table-cell table:formula="of:=AVERAGE([$mmus_rmsf.J11:$mmus_rmsf.T11])" office:value-type="float" office:value="1.06418454647064" calcext:value-type="float">
            <text:p>1,06418454647064</text:p>
          </table:table-cell>
          <table:table-cell table:formula="of:=AVERAGE([$ggal_rmsf.J11:$ggal_rmsf.T11])" office:value-type="float" office:value="0.848906606435775" calcext:value-type="float">
            <text:p>0,848906606435775</text:p>
          </table:table-cell>
          <table:table-cell table:formula="of:=AVERAGE([$xlae_rmsf.J12:$xlae_rmsf.T12])" office:value-type="float" office:value="2.75035846233367" calcext:value-type="float">
            <text:p>2,75035846233367</text:p>
          </table:table-cell>
          <table:table-cell table:formula="of:=AVERAGE([$drer_rmsf.J9:$drer_rmsf.T9])" office:value-type="float" office:value="0.903400361537932" calcext:value-type="float">
            <text:p>0,903400361537932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2.17736458778381" calcext:value-type="float">
            <text:p>2,17736458778381</text:p>
          </table:table-cell>
        </table:table-row>
        <table:table-row table:style-name="ro1">
          <table:table-cell table:formula="of:=ROW()" office:value-type="float" office:value="13" calcext:value-type="float">
            <text:p>13</text:p>
          </table:table-cell>
          <table:table-cell table:formula="of:=AVERAGE([$hsap_rmsf.A12:$hsap_rmsf.K12])" office:value-type="float" office:value="1.63159562579935" calcext:value-type="float">
            <text:p>1,63159562579935</text:p>
          </table:table-cell>
          <table:table-cell table:formula="of:=AVERAGE([$mmus_rmsf.A12:$mmus_rmsf.K12])" office:value-type="float" office:value="1.20261162917051" calcext:value-type="float">
            <text:p>1,20261162917051</text:p>
          </table:table-cell>
          <table:table-cell table:formula="of:=AVERAGE([$ggal_rmsf.A12:$ggal_rmsf.K12])" office:value-type="float" office:value="0.658384450885079" calcext:value-type="float">
            <text:p>0,658384450885079</text:p>
          </table:table-cell>
          <table:table-cell table:formula="of:=AVERAGE([$xlae_rmsf.A13:$xlae_rmsf.K13])" office:value-type="float" office:value="1.50794196180344" calcext:value-type="float">
            <text:p>1,50794196180344</text:p>
          </table:table-cell>
          <table:table-cell table:formula="of:=AVERAGE([$drer_rmsf.A10:$drer_rmsf.K10])" office:value-type="float" office:value="1.47221663290544" calcext:value-type="float">
            <text:p>1,47221663290544</text:p>
          </table:table-cell>
          <table:table-cell table:number-columns-repeated="3"/>
          <table:table-cell table:formula="of:=ROW()-1" office:value-type="float" office:value="12" calcext:value-type="float">
            <text:p>12</text:p>
          </table:table-cell>
          <table:table-cell table:formula="of:=AVERAGE([$hsap_rmsf.J12:$hsap_rmsf.T12])" office:value-type="float" office:value="1.56618750095368" calcext:value-type="float">
            <text:p>1,56618750095368</text:p>
          </table:table-cell>
          <table:table-cell table:formula="of:=AVERAGE([$mmus_rmsf.J12:$mmus_rmsf.T12])" office:value-type="float" office:value="1.2149784564972" calcext:value-type="float">
            <text:p>1,2149784564972</text:p>
          </table:table-cell>
          <table:table-cell table:formula="of:=AVERAGE([$ggal_rmsf.J12:$ggal_rmsf.T12])" office:value-type="float" office:value="0.707557708024978" calcext:value-type="float">
            <text:p>0,707557708024978</text:p>
          </table:table-cell>
          <table:table-cell table:formula="of:=AVERAGE([$xlae_rmsf.J13:$xlae_rmsf.T13])" office:value-type="float" office:value="2.09363692998886" calcext:value-type="float">
            <text:p>2,09363692998886</text:p>
          </table:table-cell>
          <table:table-cell table:formula="of:=AVERAGE([$drer_rmsf.J10:$drer_rmsf.T10])" office:value-type="float" office:value="0.918374001979827" calcext:value-type="float">
            <text:p>0,918374001979827</text:p>
          </table:table-cell>
          <table:table-cell table:number-columns-repeated="9"/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2.07145965099335" calcext:value-type="float">
            <text:p>2,07145965099335</text:p>
          </table:table-cell>
        </table:table-row>
        <table:table-row table:style-name="ro1">
          <table:table-cell table:formula="of:=ROW()" office:value-type="float" office:value="14" calcext:value-type="float">
            <text:p>14</text:p>
          </table:table-cell>
          <table:table-cell table:formula="of:=AVERAGE([$hsap_rmsf.A13:$hsap_rmsf.K13])" office:value-type="float" office:value="1.50993386590958" calcext:value-type="float">
            <text:p>1,50993386590958</text:p>
          </table:table-cell>
          <table:table-cell table:formula="of:=AVERAGE([$mmus_rmsf.A13:$mmus_rmsf.K13])" office:value-type="float" office:value="1.52931678822431" calcext:value-type="float">
            <text:p>1,52931678822431</text:p>
          </table:table-cell>
          <table:table-cell table:formula="of:=AVERAGE([$ggal_rmsf.A13:$ggal_rmsf.K13])" office:value-type="float" office:value="0.831083784223383" calcext:value-type="float">
            <text:p>0,831083784223383</text:p>
          </table:table-cell>
          <table:table-cell table:formula="of:=AVERAGE([$xlae_rmsf.A14:$xlae_rmsf.K14])" office:value-type="float" office:value="1.51541974691218" calcext:value-type="float">
            <text:p>1,51541974691218</text:p>
          </table:table-cell>
          <table:table-cell table:formula="of:=AVERAGE([$drer_rmsf.A11:$drer_rmsf.K11])" office:value-type="float" office:value="1.62091106819326" calcext:value-type="float">
            <text:p>1,62091106819326</text:p>
          </table:table-cell>
          <table:table-cell table:number-columns-repeated="3"/>
          <table:table-cell table:formula="of:=ROW()-1" office:value-type="float" office:value="13" calcext:value-type="float">
            <text:p>13</text:p>
          </table:table-cell>
          <table:table-cell table:formula="of:=AVERAGE([$hsap_rmsf.J13:$hsap_rmsf.T13])" office:value-type="float" office:value="1.6461723446846" calcext:value-type="float">
            <text:p>1,6461723446846</text:p>
          </table:table-cell>
          <table:table-cell table:formula="of:=AVERAGE([$mmus_rmsf.J13:$mmus_rmsf.T13])" office:value-type="float" office:value="1.77344173192978" calcext:value-type="float">
            <text:p>1,77344173192978</text:p>
          </table:table-cell>
          <table:table-cell table:formula="of:=AVERAGE([$ggal_rmsf.J13:$ggal_rmsf.T13])" office:value-type="float" office:value="0.861563116312027" calcext:value-type="float">
            <text:p>0,861563116312027</text:p>
          </table:table-cell>
          <table:table-cell table:formula="of:=AVERAGE([$xlae_rmsf.J14:$xlae_rmsf.T14])" office:value-type="float" office:value="1.84213507175446" calcext:value-type="float">
            <text:p>1,84213507175446</text:p>
          </table:table-cell>
          <table:table-cell table:formula="of:=AVERAGE([$drer_rmsf.J11:$drer_rmsf.T11])" office:value-type="float" office:value="1.26131612062455" calcext:value-type="float">
            <text:p>1,26131612062455</text:p>
          </table:table-cell>
          <table:table-cell table:number-columns-repeated="9"/>
          <table:table-cell office:value-type="float" office:value="66" calcext:value-type="float">
            <text:p>66</text:p>
          </table:table-cell>
          <table:table-cell table:number-columns-repeated="4"/>
          <table:table-cell office:value-type="float" office:value="1.90606153011322" calcext:value-type="float">
            <text:p>1,90606153011322</text:p>
          </table:table-cell>
        </table:table-row>
        <table:table-row table:style-name="ro1">
          <table:table-cell table:formula="of:=ROW()" office:value-type="float" office:value="15" calcext:value-type="float">
            <text:p>15</text:p>
          </table:table-cell>
          <table:table-cell table:formula="of:=AVERAGE([$hsap_rmsf.A14:$hsap_rmsf.K14])" office:value-type="float" office:value="1.53605899165414" calcext:value-type="float">
            <text:p>1,53605899165414</text:p>
          </table:table-cell>
          <table:table-cell table:formula="of:=AVERAGE([$mmus_rmsf.A14:$mmus_rmsf.K14])" office:value-type="float" office:value="1.54543101203918" calcext:value-type="float">
            <text:p>1,54543101203918</text:p>
          </table:table-cell>
          <table:table-cell table:formula="of:=AVERAGE([$ggal_rmsf.A14:$ggal_rmsf.K14])" office:value-type="float" office:value="0.949278203195051" calcext:value-type="float">
            <text:p>0,949278203195051</text:p>
          </table:table-cell>
          <table:table-cell table:formula="of:=AVERAGE([$xlae_rmsf.A15:$xlae_rmsf.K15])" office:value-type="float" office:value="1.38337197790319" calcext:value-type="float">
            <text:p>1,38337197790319</text:p>
          </table:table-cell>
          <table:table-cell table:formula="of:=AVERAGE([$drer_rmsf.A12:$drer_rmsf.K12])" office:value-type="float" office:value="1.37930175406716" calcext:value-type="float">
            <text:p>1,37930175406716</text:p>
          </table:table-cell>
          <table:table-cell table:number-columns-repeated="3"/>
          <table:table-cell table:formula="of:=ROW()-1" office:value-type="float" office:value="14" calcext:value-type="float">
            <text:p>14</text:p>
          </table:table-cell>
          <table:table-cell table:formula="of:=AVERAGE([$hsap_rmsf.J14:$hsap_rmsf.T14])" office:value-type="float" office:value="1.58786505460739" calcext:value-type="float">
            <text:p>1,58786505460739</text:p>
          </table:table-cell>
          <table:table-cell table:formula="of:=AVERAGE([$mmus_rmsf.J14:$mmus_rmsf.T14])" office:value-type="float" office:value="1.7403427362442" calcext:value-type="float">
            <text:p>1,7403427362442</text:p>
          </table:table-cell>
          <table:table-cell table:formula="of:=AVERAGE([$ggal_rmsf.J14:$ggal_rmsf.T14])" office:value-type="float" office:value="0.952428072690963" calcext:value-type="float">
            <text:p>0,952428072690963</text:p>
          </table:table-cell>
          <table:table-cell table:formula="of:=AVERAGE([$xlae_rmsf.J15:$xlae_rmsf.T15])" office:value-type="float" office:value="1.51588582992553" calcext:value-type="float">
            <text:p>1,51588582992553</text:p>
          </table:table-cell>
          <table:table-cell table:formula="of:=AVERAGE([$drer_rmsf.J12:$drer_rmsf.T12])" office:value-type="float" office:value="1.34814757108688" calcext:value-type="float">
            <text:p>1,34814757108688</text:p>
          </table:table-cell>
          <table:table-cell table:number-columns-repeated="9"/>
          <table:table-cell office:value-type="float" office:value="67" calcext:value-type="float">
            <text:p>67</text:p>
          </table:table-cell>
          <table:table-cell table:number-columns-repeated="4"/>
          <table:table-cell office:value-type="float" office:value="1.74258643388749" calcext:value-type="float">
            <text:p>1,74258643388749</text:p>
          </table:table-cell>
        </table:table-row>
        <table:table-row table:style-name="ro1">
          <table:table-cell table:formula="of:=ROW()" office:value-type="float" office:value="16" calcext:value-type="float">
            <text:p>16</text:p>
          </table:table-cell>
          <table:table-cell table:formula="of:=AVERAGE([$hsap_rmsf.A15:$hsap_rmsf.K15])" office:value-type="float" office:value="1.15526638425654" calcext:value-type="float">
            <text:p>1,15526638425654</text:p>
          </table:table-cell>
          <table:table-cell table:formula="of:=AVERAGE([$mmus_rmsf.A15:$mmus_rmsf.K15])" office:value-type="float" office:value="1.25961960888949" calcext:value-type="float">
            <text:p>1,25961960888949</text:p>
          </table:table-cell>
          <table:table-cell table:formula="of:=AVERAGE([$ggal_rmsf.A15:$ggal_rmsf.K15])" office:value-type="float" office:value="0.867207803146015" calcext:value-type="float">
            <text:p>0,867207803146015</text:p>
          </table:table-cell>
          <table:table-cell table:formula="of:=AVERAGE([$xlae_rmsf.A16:$xlae_rmsf.K16])" office:value-type="float" office:value="1.96980596590562" calcext:value-type="float">
            <text:p>1,96980596590562</text:p>
          </table:table-cell>
          <table:table-cell table:formula="of:=AVERAGE([$drer_rmsf.A13:$drer_rmsf.K13])" office:value-type="float" office:value="1.97040138681585" calcext:value-type="float">
            <text:p>1,97040138681585</text:p>
          </table:table-cell>
          <table:table-cell table:number-columns-repeated="3"/>
          <table:table-cell table:formula="of:=ROW()-1" office:value-type="float" office:value="15" calcext:value-type="float">
            <text:p>15</text:p>
          </table:table-cell>
          <table:table-cell table:formula="of:=AVERAGE([$hsap_rmsf.J15:$hsap_rmsf.T15])" office:value-type="float" office:value="1.26758298277855" calcext:value-type="float">
            <text:p>1,26758298277855</text:p>
          </table:table-cell>
          <table:table-cell table:formula="of:=AVERAGE([$mmus_rmsf.J15:$mmus_rmsf.T15])" office:value-type="float" office:value="1.39002591371536" calcext:value-type="float">
            <text:p>1,39002591371536</text:p>
          </table:table-cell>
          <table:table-cell table:formula="of:=AVERAGE([$ggal_rmsf.J15:$ggal_rmsf.T15])" office:value-type="float" office:value="0.884524226188659" calcext:value-type="float">
            <text:p>0,884524226188659</text:p>
          </table:table-cell>
          <table:table-cell table:formula="of:=AVERAGE([$xlae_rmsf.J16:$xlae_rmsf.T16])" office:value-type="float" office:value="1.97891360521317" calcext:value-type="float">
            <text:p>1,97891360521317</text:p>
          </table:table-cell>
          <table:table-cell table:formula="of:=AVERAGE([$drer_rmsf.J13:$drer_rmsf.T13])" office:value-type="float" office:value="1.88315165042877" calcext:value-type="float">
            <text:p>1,88315165042877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table:number-columns-repeated="4"/>
          <table:table-cell office:value-type="float" office:value="1.87867975234985" calcext:value-type="float">
            <text:p>1,87867975234985</text:p>
          </table:table-cell>
        </table:table-row>
        <table:table-row table:style-name="ro1">
          <table:table-cell table:formula="of:=ROW()" office:value-type="float" office:value="17" calcext:value-type="float">
            <text:p>17</text:p>
          </table:table-cell>
          <table:table-cell table:formula="of:=AVERAGE([$hsap_rmsf.A16:$hsap_rmsf.K16])" office:value-type="float" office:value="1.40963768288352" calcext:value-type="float">
            <text:p>1,40963768288352</text:p>
          </table:table-cell>
          <table:table-cell table:formula="of:=AVERAGE([$mmus_rmsf.A16:$mmus_rmsf.K16])" office:value-type="float" office:value="1.53409142544833" calcext:value-type="float">
            <text:p>1,53409142544833</text:p>
          </table:table-cell>
          <table:table-cell table:formula="of:=AVERAGE([$ggal_rmsf.A16:$ggal_rmsf.K16])" office:value-type="float" office:value="1.12965615677053" calcext:value-type="float">
            <text:p>1,12965615677053</text:p>
          </table:table-cell>
          <table:table-cell table:formula="of:=AVERAGE([$xlae_rmsf.A17:$xlae_rmsf.K17])" office:value-type="float" office:value="3.03692775740884" calcext:value-type="float">
            <text:p>3,03692775740884</text:p>
          </table:table-cell>
          <table:table-cell table:number-columns-repeated="4"/>
          <table:table-cell table:formula="of:=ROW()-1" office:value-type="float" office:value="16" calcext:value-type="float">
            <text:p>16</text:p>
          </table:table-cell>
          <table:table-cell table:formula="of:=AVERAGE([$hsap_rmsf.J16:$hsap_rmsf.T16])" office:value-type="float" office:value="1.56619018316269" calcext:value-type="float">
            <text:p>1,56619018316269</text:p>
          </table:table-cell>
          <table:table-cell table:formula="of:=AVERAGE([$mmus_rmsf.J16:$mmus_rmsf.T16])" office:value-type="float" office:value="1.69278824329376" calcext:value-type="float">
            <text:p>1,69278824329376</text:p>
          </table:table-cell>
          <table:table-cell table:formula="of:=AVERAGE([$ggal_rmsf.J16:$ggal_rmsf.T16])" office:value-type="float" office:value="1.13635885715484" calcext:value-type="float">
            <text:p>1,13635885715484</text:p>
          </table:table-cell>
          <table:table-cell table:formula="of:=AVERAGE([$xlae_rmsf.J17:$xlae_rmsf.T17])" office:value-type="float" office:value="3.13873291015625" calcext:value-type="float">
            <text:p>3,13873291015625</text:p>
          </table:table-cell>
          <table:table-cell table:formula="of:=AVERAGE([$drer_rmsf.J14:$drer_rmsf.T14])" office:value-type="float" office:value="2.73510217666626" calcext:value-type="float">
            <text:p>2,73510217666626</text:p>
          </table:table-cell>
          <table:table-cell table:number-columns-repeated="9"/>
          <table:table-cell office:value-type="float" office:value="69" calcext:value-type="float">
            <text:p>69</text:p>
          </table:table-cell>
          <table:table-cell office:value-type="float" office:value="1.86651521921158" calcext:value-type="float">
            <text:p>1,86651521921158</text:p>
          </table:table-cell>
          <table:table-cell office:value-type="float" office:value="2.38569390773773" calcext:value-type="float">
            <text:p>2,38569390773773</text:p>
          </table:table-cell>
          <table:table-cell office:value-type="float" office:value="2.25776207447052" calcext:value-type="float">
            <text:p>2,25776207447052</text:p>
          </table:table-cell>
          <table:table-cell office:value-type="float" office:value="2.53444498777389" calcext:value-type="float">
            <text:p>2,53444498777389</text:p>
          </table:table-cell>
          <table:table-cell office:value-type="float" office:value="1.94359600543976" calcext:value-type="float">
            <text:p>1,94359600543976</text:p>
          </table:table-cell>
        </table:table-row>
        <table:table-row table:style-name="ro1">
          <table:table-cell table:formula="of:=ROW()" office:value-type="float" office:value="18" calcext:value-type="float">
            <text:p>18</text:p>
          </table:table-cell>
          <table:table-cell table:formula="of:=AVERAGE([$hsap_rmsf.A17:$hsap_rmsf.K17])" office:value-type="float" office:value="1.68750423734838" calcext:value-type="float">
            <text:p>1,68750423734838</text:p>
          </table:table-cell>
          <table:table-cell table:formula="of:=AVERAGE([$mmus_rmsf.A17:$mmus_rmsf.K17])" office:value-type="float" office:value="1.94381057258606" calcext:value-type="float">
            <text:p>1,94381057258606</text:p>
          </table:table-cell>
          <table:table-cell table:formula="of:=AVERAGE([$ggal_rmsf.A17:$ggal_rmsf.K17])" office:value-type="float" office:value="1.36956297237743" calcext:value-type="float">
            <text:p>1,36956297237743</text:p>
          </table:table-cell>
          <table:table-cell table:formula="of:=AVERAGE([$xlae_rmsf.A18:$xlae_rmsf.K18])" office:value-type="float" office:value="3.77611314768011" calcext:value-type="float">
            <text:p>3,77611314768011</text:p>
          </table:table-cell>
          <table:table-cell table:number-columns-repeated="4"/>
          <table:table-cell table:formula="of:=ROW()-1" office:value-type="float" office:value="17" calcext:value-type="float">
            <text:p>17</text:p>
          </table:table-cell>
          <table:table-cell table:formula="of:=AVERAGE([$hsap_rmsf.J17:$hsap_rmsf.T17])" office:value-type="float" office:value="1.92599248886109" calcext:value-type="float">
            <text:p>1,92599248886109</text:p>
          </table:table-cell>
          <table:table-cell table:formula="of:=AVERAGE([$mmus_rmsf.J17:$mmus_rmsf.T17])" office:value-type="float" office:value="2.03512644767761" calcext:value-type="float">
            <text:p>2,03512644767761</text:p>
          </table:table-cell>
          <table:table-cell table:formula="of:=AVERAGE([$ggal_rmsf.J17:$ggal_rmsf.T17])" office:value-type="float" office:value="1.39070481061936" calcext:value-type="float">
            <text:p>1,39070481061936</text:p>
          </table:table-cell>
          <table:table-cell table:formula="of:=AVERAGE([$xlae_rmsf.J18:$xlae_rmsf.T18])" office:value-type="float" office:value="4.1067773103714" calcext:value-type="float">
            <text:p>4,1067773103714</text:p>
          </table:table-cell>
          <table:table-cell table:number-columns-repeated="10"/>
          <table:table-cell office:value-type="float" office:value="70" calcext:value-type="float">
            <text:p>70</text:p>
          </table:table-cell>
          <table:table-cell office:value-type="float" office:value="2.03094130754471" calcext:value-type="float">
            <text:p>2,03094130754471</text:p>
          </table:table-cell>
          <table:table-cell office:value-type="float" office:value="2.41185009479523" calcext:value-type="float">
            <text:p>2,41185009479523</text:p>
          </table:table-cell>
          <table:table-cell office:value-type="float" office:value="2.30253499746322" calcext:value-type="float">
            <text:p>2,30253499746322</text:p>
          </table:table-cell>
          <table:table-cell office:value-type="float" office:value="2.64929515123367" calcext:value-type="float">
            <text:p>2,64929515123367</text:p>
          </table:table-cell>
          <table:table-cell office:value-type="float" office:value="2.01952236890793" calcext:value-type="float">
            <text:p>2,01952236890793</text:p>
          </table:table-cell>
        </table:table-row>
        <table:table-row table:style-name="ro1">
          <table:table-cell table:formula="of:=ROW()" office:value-type="float" office:value="19" calcext:value-type="float">
            <text:p>19</text:p>
          </table:table-cell>
          <table:table-cell table:formula="of:=AVERAGE([$hsap_rmsf.A18:$hsap_rmsf.K18])" office:value-type="float" office:value="2.00223020635778" calcext:value-type="float">
            <text:p>2,00223020635778</text:p>
          </table:table-cell>
          <table:table-cell table:formula="of:=AVERAGE([$mmus_rmsf.A18:$mmus_rmsf.K18])" office:value-type="float" office:value="2.42762221588828" calcext:value-type="float">
            <text:p>2,42762221588828</text:p>
          </table:table-cell>
          <table:table-cell table:formula="of:=AVERAGE([$ggal_rmsf.A18:$ggal_rmsf.K18])" office:value-type="float" office:value="1.699474428326" calcext:value-type="float">
            <text:p>1,699474428326</text:p>
          </table:table-cell>
          <table:table-cell table:formula="of:=AVERAGE([$xlae_rmsf.A19:$xlae_rmsf.K19])" office:value-type="float" office:value="4.86395742424705" calcext:value-type="float">
            <text:p>4,86395742424705</text:p>
          </table:table-cell>
          <table:table-cell table:number-columns-repeated="4"/>
          <table:table-cell table:formula="of:=ROW()-1" office:value-type="float" office:value="18" calcext:value-type="float">
            <text:p>18</text:p>
          </table:table-cell>
          <table:table-cell table:formula="of:=AVERAGE([$hsap_rmsf.J18:$hsap_rmsf.T18])" office:value-type="float" office:value="2.23245841264724" calcext:value-type="float">
            <text:p>2,23245841264724</text:p>
          </table:table-cell>
          <table:table-cell table:formula="of:=AVERAGE([$mmus_rmsf.J18:$mmus_rmsf.T18])" office:value-type="float" office:value="2.4772115945816" calcext:value-type="float">
            <text:p>2,4772115945816</text:p>
          </table:table-cell>
          <table:table-cell table:formula="of:=AVERAGE([$ggal_rmsf.J18:$ggal_rmsf.T18])" office:value-type="float" office:value="1.74210733175277" calcext:value-type="float">
            <text:p>1,74210733175277</text:p>
          </table:table-cell>
          <table:table-cell table:formula="of:=AVERAGE([$xlae_rmsf.J19:$xlae_rmsf.T19])" office:value-type="float" office:value="5.50155520439148" calcext:value-type="float">
            <text:p>5,50155520439148</text:p>
          </table:table-cell>
          <table:table-cell table:number-columns-repeated="10"/>
          <table:table-cell office:value-type="float" office:value="71" calcext:value-type="float">
            <text:p>71</text:p>
          </table:table-cell>
          <table:table-cell office:value-type="float" office:value="2.03146404027939" calcext:value-type="float">
            <text:p>2,03146404027939</text:p>
          </table:table-cell>
          <table:table-cell office:value-type="float" office:value="1.99879950284958" calcext:value-type="float">
            <text:p>1,99879950284958</text:p>
          </table:table-cell>
          <table:table-cell office:value-type="float" office:value="2.21410185098648" calcext:value-type="float">
            <text:p>2,21410185098648</text:p>
          </table:table-cell>
          <table:table-cell office:value-type="float" office:value="2.52347236871719" calcext:value-type="float">
            <text:p>2,52347236871719</text:p>
          </table:table-cell>
          <table:table-cell office:value-type="float" office:value="1.95493692159653" calcext:value-type="float">
            <text:p>1,95493692159653</text:p>
          </table:table-cell>
        </table:table-row>
        <table:table-row table:style-name="ro1">
          <table:table-cell table:formula="of:=ROW()" office:value-type="float" office:value="20" calcext:value-type="float">
            <text:p>20</text:p>
          </table:table-cell>
          <table:table-cell table:formula="of:=AVERAGE([$hsap_rmsf.A19:$hsap_rmsf.K19])" office:value-type="float" office:value="2.75592953991283" calcext:value-type="float">
            <text:p>2,75592953991283</text:p>
          </table:table-cell>
          <table:table-cell table:formula="of:=AVERAGE([$mmus_rmsf.A19:$mmus_rmsf.K19])" office:value-type="float" office:value="3.2614096946855" calcext:value-type="float">
            <text:p>3,2614096946855</text:p>
          </table:table-cell>
          <table:table-cell table:formula="of:=AVERAGE([$ggal_rmsf.A19:$ggal_rmsf.K19])" office:value-type="float" office:value="2.1393594461233" calcext:value-type="float">
            <text:p>2,1393594461233</text:p>
          </table:table-cell>
          <table:table-cell table:formula="of:=AVERAGE([$xlae_rmsf.A20:$xlae_rmsf.K20])" office:value-type="float" office:value="5.4670363283192" calcext:value-type="float">
            <text:p>5,4670363283192</text:p>
          </table:table-cell>
          <table:table-cell table:number-columns-repeated="4"/>
          <table:table-cell table:formula="of:=ROW()-1" office:value-type="float" office:value="19" calcext:value-type="float">
            <text:p>19</text:p>
          </table:table-cell>
          <table:table-cell table:formula="of:=AVERAGE([$hsap_rmsf.J19:$hsap_rmsf.T19])" office:value-type="float" office:value="3.04615366458893" calcext:value-type="float">
            <text:p>3,04615366458893</text:p>
          </table:table-cell>
          <table:table-cell table:formula="of:=AVERAGE([$mmus_rmsf.J19:$mmus_rmsf.T19])" office:value-type="float" office:value="3.32860589027405" calcext:value-type="float">
            <text:p>3,32860589027405</text:p>
          </table:table-cell>
          <table:table-cell table:formula="of:=AVERAGE([$ggal_rmsf.J19:$ggal_rmsf.T19])" office:value-type="float" office:value="2.19060456752777" calcext:value-type="float">
            <text:p>2,19060456752777</text:p>
          </table:table-cell>
          <table:table-cell table:formula="of:=AVERAGE([$xlae_rmsf.J20:$xlae_rmsf.T20])" office:value-type="float" office:value="6.28225445747376" calcext:value-type="float">
            <text:p>6,28225445747376</text:p>
          </table:table-cell>
          <table:table-cell table:number-columns-repeated="10"/>
          <table:table-cell office:value-type="float" office:value="72" calcext:value-type="float">
            <text:p>72</text:p>
          </table:table-cell>
          <table:table-cell office:value-type="float" office:value="1.71387028694153" calcext:value-type="float">
            <text:p>1,71387028694153</text:p>
          </table:table-cell>
          <table:table-cell office:value-type="float" office:value="1.86992770433426" calcext:value-type="float">
            <text:p>1,86992770433426</text:p>
          </table:table-cell>
          <table:table-cell office:value-type="float" office:value="1.82879865169525" calcext:value-type="float">
            <text:p>1,82879865169525</text:p>
          </table:table-cell>
          <table:table-cell office:value-type="float" office:value="2.39634716510773" calcext:value-type="float">
            <text:p>2,39634716510773</text:p>
          </table:table-cell>
          <table:table-cell office:value-type="float" office:value="1.7075469493866" calcext:value-type="float">
            <text:p>1,7075469493866</text:p>
          </table:table-cell>
        </table:table-row>
        <table:table-row table:style-name="ro1">
          <table:table-cell table:formula="of:=ROW()" office:value-type="float" office:value="21" calcext:value-type="float">
            <text:p>21</text:p>
          </table:table-cell>
          <table:table-cell table:formula="of:=AVERAGE([$hsap_rmsf.A20:$hsap_rmsf.K20])" office:value-type="float" office:value="2.95374747709794" calcext:value-type="float">
            <text:p>2,95374747709794</text:p>
          </table:table-cell>
          <table:table-cell table:formula="of:=AVERAGE([$mmus_rmsf.A20:$mmus_rmsf.K20])" office:value-type="float" office:value="3.35652785312306" calcext:value-type="float">
            <text:p>3,35652785312306</text:p>
          </table:table-cell>
          <table:table-cell/>
          <table:table-cell table:formula="of:=AVERAGE([$xlae_rmsf.A21:$xlae_rmsf.K21])" office:value-type="float" office:value="5.05977798577049" calcext:value-type="float">
            <text:p>5,05977798577049</text:p>
          </table:table-cell>
          <table:table-cell table:number-columns-repeated="4"/>
          <table:table-cell table:formula="of:=ROW()-1" office:value-type="float" office:value="20" calcext:value-type="float">
            <text:p>20</text:p>
          </table:table-cell>
          <table:table-cell table:formula="of:=AVERAGE([$hsap_rmsf.J20:$hsap_rmsf.T20])" office:value-type="float" office:value="3.28713357448578" calcext:value-type="float">
            <text:p>3,28713357448578</text:p>
          </table:table-cell>
          <table:table-cell table:formula="of:=AVERAGE([$mmus_rmsf.J20:$mmus_rmsf.T20])" office:value-type="float" office:value="3.53383147716522" calcext:value-type="float">
            <text:p>3,53383147716522</text:p>
          </table:table-cell>
          <table:table-cell table:formula="of:=AVERAGE([$ggal_rmsf.J20:$ggal_rmsf.T20])" office:value-type="float" office:value="1.97909086942673" calcext:value-type="float">
            <text:p>1,97909086942673</text:p>
          </table:table-cell>
          <table:table-cell table:formula="of:=AVERAGE([$xlae_rmsf.J21:$xlae_rmsf.T21])" office:value-type="float" office:value="5.5892322063446" calcext:value-type="float">
            <text:p>5,5892322063446</text:p>
          </table:table-cell>
          <table:table-cell table:number-columns-repeated="10"/>
          <table:table-cell office:value-type="float" office:value="73" calcext:value-type="float">
            <text:p>73</text:p>
          </table:table-cell>
          <table:table-cell office:value-type="float" office:value="1.58805638551712" calcext:value-type="float">
            <text:p>1,58805638551712</text:p>
          </table:table-cell>
          <table:table-cell office:value-type="float" office:value="1.74340444803238" calcext:value-type="float">
            <text:p>1,74340444803238</text:p>
          </table:table-cell>
          <table:table-cell office:value-type="float" office:value="1.63503628969193" calcext:value-type="float">
            <text:p>1,63503628969193</text:p>
          </table:table-cell>
          <table:table-cell office:value-type="float" office:value="2.43014389276505" calcext:value-type="float">
            <text:p>2,43014389276505</text:p>
          </table:table-cell>
          <table:table-cell office:value-type="float" office:value="1.64599055051804" calcext:value-type="float">
            <text:p>1,64599055051804</text:p>
          </table:table-cell>
        </table:table-row>
        <table:table-row table:style-name="ro1">
          <table:table-cell table:formula="of:=ROW()" office:value-type="float" office:value="22" calcext:value-type="float">
            <text:p>22</text:p>
          </table:table-cell>
          <table:table-cell table:formula="of:=AVERAGE([$hsap_rmsf.A21:$hsap_rmsf.K21])" office:value-type="float" office:value="2.56335899182753" calcext:value-type="float">
            <text:p>2,56335899182753</text:p>
          </table:table-cell>
          <table:table-cell table:formula="of:=AVERAGE([$mmus_rmsf.A21:$mmus_rmsf.K21])" office:value-type="float" office:value="2.77069623021213" calcext:value-type="float">
            <text:p>2,77069623021213</text:p>
          </table:table-cell>
          <table:table-cell table:formula="of:=AVERAGE([$ggal_rmsf.A20:$ggal_rmsf.K20])" office:value-type="float" office:value="1.93432956514185" calcext:value-type="float">
            <text:p>1,93432956514185</text:p>
          </table:table-cell>
          <table:table-cell table:formula="of:=AVERAGE([$xlae_rmsf.A22:$xlae_rmsf.K22])" office:value-type="float" office:value="4.5607166753873" calcext:value-type="float">
            <text:p>4,5607166753873</text:p>
          </table:table-cell>
          <table:table-cell table:formula="of:=AVERAGE([$drer_rmsf.A14:$drer_rmsf.K14])" office:value-type="float" office:value="2.79515082891638" calcext:value-type="float">
            <text:p>2,79515082891638</text:p>
          </table:table-cell>
          <table:table-cell table:number-columns-repeated="3"/>
          <table:table-cell table:formula="of:=ROW()-1" office:value-type="float" office:value="21" calcext:value-type="float">
            <text:p>21</text:p>
          </table:table-cell>
          <table:table-cell table:formula="of:=AVERAGE([$hsap_rmsf.J21:$hsap_rmsf.T21])" office:value-type="float" office:value="2.90272223949432" calcext:value-type="float">
            <text:p>2,90272223949432</text:p>
          </table:table-cell>
          <table:table-cell table:formula="of:=AVERAGE([$mmus_rmsf.J21:$mmus_rmsf.T21])" office:value-type="float" office:value="3.0786372423172" calcext:value-type="float">
            <text:p>3,0786372423172</text:p>
          </table:table-cell>
          <table:table-cell/>
          <table:table-cell table:formula="of:=AVERAGE([$xlae_rmsf.J22:$xlae_rmsf.T22])" office:value-type="float" office:value="5.16146492958069" calcext:value-type="float">
            <text:p>5,16146492958069</text:p>
          </table:table-cell>
          <table:table-cell table:number-columns-repeated="10"/>
          <table:table-cell office:value-type="float" office:value="74" calcext:value-type="float">
            <text:p>74</text:p>
          </table:table-cell>
          <table:table-cell office:value-type="float" office:value="1.52118831872941" calcext:value-type="float">
            <text:p>1,52118831872941</text:p>
          </table:table-cell>
          <table:table-cell office:value-type="float" office:value="1.83034056425095" calcext:value-type="float">
            <text:p>1,83034056425095</text:p>
          </table:table-cell>
          <table:table-cell office:value-type="float" office:value="1.65988540649414" calcext:value-type="float">
            <text:p>1,65988540649414</text:p>
          </table:table-cell>
          <table:table-cell office:value-type="float" office:value="2.02298712730408" calcext:value-type="float">
            <text:p>2,02298712730408</text:p>
          </table:table-cell>
          <table:table-cell office:value-type="float" office:value="1.37162446975708" calcext:value-type="float">
            <text:p>1,37162446975708</text:p>
          </table:table-cell>
        </table:table-row>
        <table:table-row table:style-name="ro1">
          <table:table-cell table:formula="of:=ROW()" office:value-type="float" office:value="23" calcext:value-type="float">
            <text:p>23</text:p>
          </table:table-cell>
          <table:table-cell table:formula="of:=AVERAGE([$hsap_rmsf.A22:$hsap_rmsf.K22])" office:value-type="float" office:value="1.9890459639636" calcext:value-type="float">
            <text:p>1,9890459639636</text:p>
          </table:table-cell>
          <table:table-cell table:formula="of:=AVERAGE([$mmus_rmsf.A22:$mmus_rmsf.K22])" office:value-type="float" office:value="2.17190673786163" calcext:value-type="float">
            <text:p>2,17190673786163</text:p>
          </table:table-cell>
          <table:table-cell table:formula="of:=AVERAGE([$ggal_rmsf.A21:$ggal_rmsf.K21])" office:value-type="float" office:value="1.54729924590371" calcext:value-type="float">
            <text:p>1,54729924590371</text:p>
          </table:table-cell>
          <table:table-cell table:formula="of:=AVERAGE([$xlae_rmsf.A23:$xlae_rmsf.K23])" office:value-type="float" office:value="3.48972575226524" calcext:value-type="float">
            <text:p>3,48972575226524</text:p>
          </table:table-cell>
          <table:table-cell table:formula="of:=AVERAGE([$drer_rmsf.A15:$drer_rmsf.K15])" office:value-type="float" office:value="2.67859662000483" calcext:value-type="float">
            <text:p>2,67859662000483</text:p>
          </table:table-cell>
          <table:table-cell table:number-columns-repeated="3"/>
          <table:table-cell table:formula="of:=ROW()-1" office:value-type="float" office:value="22" calcext:value-type="float">
            <text:p>22</text:p>
          </table:table-cell>
          <table:table-cell table:formula="of:=AVERAGE([$hsap_rmsf.J22:$hsap_rmsf.T22])" office:value-type="float" office:value="2.2515561580658" calcext:value-type="float">
            <text:p>2,2515561580658</text:p>
          </table:table-cell>
          <table:table-cell table:formula="of:=AVERAGE([$mmus_rmsf.J22:$mmus_rmsf.T22])" office:value-type="float" office:value="2.33692717552185" calcext:value-type="float">
            <text:p>2,33692717552185</text:p>
          </table:table-cell>
          <table:table-cell table:formula="of:=AVERAGE([$ggal_rmsf.J21:$ggal_rmsf.T21])" office:value-type="float" office:value="1.58343875408173" calcext:value-type="float">
            <text:p>1,58343875408173</text:p>
          </table:table-cell>
          <table:table-cell table:formula="of:=AVERAGE([$xlae_rmsf.J23:$xlae_rmsf.T23])" office:value-type="float" office:value="3.84777891635895" calcext:value-type="float">
            <text:p>3,84777891635895</text:p>
          </table:table-cell>
          <table:table-cell table:formula="of:=AVERAGE([$drer_rmsf.J15:$drer_rmsf.T15])" office:value-type="float" office:value="2.74698746204376" calcext:value-type="float">
            <text:p>2,74698746204376</text:p>
          </table:table-cell>
          <table:table-cell table:number-columns-repeated="9"/>
          <table:table-cell office:value-type="float" office:value="75" calcext:value-type="float">
            <text:p>75</text:p>
          </table:table-cell>
          <table:table-cell office:value-type="float" office:value="1.48140281438828" calcext:value-type="float">
            <text:p>1,48140281438828</text:p>
          </table:table-cell>
          <table:table-cell office:value-type="float" office:value="2.10490822792053" calcext:value-type="float">
            <text:p>2,10490822792053</text:p>
          </table:table-cell>
          <table:table-cell office:value-type="float" office:value="1.85885590314865" calcext:value-type="float">
            <text:p>1,85885590314865</text:p>
          </table:table-cell>
          <table:table-cell office:value-type="float" office:value="1.87081903219223" calcext:value-type="float">
            <text:p>1,87081903219223</text:p>
          </table:table-cell>
          <table:table-cell office:value-type="float" office:value="1.2504569888115" calcext:value-type="float">
            <text:p>1,2504569888115</text:p>
          </table:table-cell>
        </table:table-row>
        <table:table-row table:style-name="ro1">
          <table:table-cell table:formula="of:=ROW()" office:value-type="float" office:value="24" calcext:value-type="float">
            <text:p>24</text:p>
          </table:table-cell>
          <table:table-cell table:formula="of:=AVERAGE([$hsap_rmsf.A23:$hsap_rmsf.K23])" office:value-type="float" office:value="1.36089582472714" calcext:value-type="float">
            <text:p>1,36089582472714</text:p>
          </table:table-cell>
          <table:table-cell table:formula="of:=AVERAGE([$mmus_rmsf.A23:$mmus_rmsf.K23])" office:value-type="float" office:value="1.53705354090604" calcext:value-type="float">
            <text:p>1,53705354090604</text:p>
          </table:table-cell>
          <table:table-cell table:formula="of:=AVERAGE([$ggal_rmsf.A22:$ggal_rmsf.K22])" office:value-type="float" office:value="1.1018886270211" calcext:value-type="float">
            <text:p>1,1018886270211</text:p>
          </table:table-cell>
          <table:table-cell table:formula="of:=AVERAGE([$xlae_rmsf.A24:$xlae_rmsf.K24])" office:value-type="float" office:value="2.4057441929245" calcext:value-type="float">
            <text:p>2,4057441929245</text:p>
          </table:table-cell>
          <table:table-cell table:formula="of:=AVERAGE([$drer_rmsf.A16:$drer_rmsf.K16])" office:value-type="float" office:value="2.08947242127505" calcext:value-type="float">
            <text:p>2,08947242127505</text:p>
          </table:table-cell>
          <table:table-cell table:number-columns-repeated="3"/>
          <table:table-cell table:formula="of:=ROW()-1" office:value-type="float" office:value="23" calcext:value-type="float">
            <text:p>23</text:p>
          </table:table-cell>
          <table:table-cell table:formula="of:=AVERAGE([$hsap_rmsf.J23:$hsap_rmsf.T23])" office:value-type="float" office:value="1.52874886989594" calcext:value-type="float">
            <text:p>1,52874886989594</text:p>
          </table:table-cell>
          <table:table-cell table:formula="of:=AVERAGE([$mmus_rmsf.J23:$mmus_rmsf.T23])" office:value-type="float" office:value="1.66385853290558" calcext:value-type="float">
            <text:p>1,66385853290558</text:p>
          </table:table-cell>
          <table:table-cell table:formula="of:=AVERAGE([$ggal_rmsf.J22:$ggal_rmsf.T22])" office:value-type="float" office:value="1.11839091777802" calcext:value-type="float">
            <text:p>1,11839091777802</text:p>
          </table:table-cell>
          <table:table-cell table:formula="of:=AVERAGE([$xlae_rmsf.J24:$xlae_rmsf.T24])" office:value-type="float" office:value="2.70982265472412" calcext:value-type="float">
            <text:p>2,70982265472412</text:p>
          </table:table-cell>
          <table:table-cell table:formula="of:=AVERAGE([$drer_rmsf.J16:$drer_rmsf.T16])" office:value-type="float" office:value="2.1830992102623" calcext:value-type="float">
            <text:p>2,1830992102623</text:p>
          </table:table-cell>
          <table:table-cell table:number-columns-repeated="9"/>
          <table:table-cell office:value-type="float" office:value="76" calcext:value-type="float">
            <text:p>76</text:p>
          </table:table-cell>
          <table:table-cell office:value-type="float" office:value="1.72645628452301" calcext:value-type="float">
            <text:p>1,72645628452301</text:p>
          </table:table-cell>
          <table:table-cell office:value-type="float" office:value="1.85363715887069" calcext:value-type="float">
            <text:p>1,85363715887069</text:p>
          </table:table-cell>
          <table:table-cell office:value-type="float" office:value="1.4898242354393" calcext:value-type="float">
            <text:p>1,4898242354393</text:p>
          </table:table-cell>
          <table:table-cell office:value-type="float" office:value="1.89320230484009" calcext:value-type="float">
            <text:p>1,89320230484009</text:p>
          </table:table-cell>
          <table:table-cell office:value-type="float" office:value="1.66577923297882" calcext:value-type="float">
            <text:p>1,66577923297882</text:p>
          </table:table-cell>
        </table:table-row>
        <table:table-row table:style-name="ro1">
          <table:table-cell table:formula="of:=ROW()" office:value-type="float" office:value="25" calcext:value-type="float">
            <text:p>25</text:p>
          </table:table-cell>
          <table:table-cell table:formula="of:=AVERAGE([$hsap_rmsf.A24:$hsap_rmsf.K24])" office:value-type="float" office:value="1.14299138088573" calcext:value-type="float">
            <text:p>1,14299138088573</text:p>
          </table:table-cell>
          <table:table-cell table:formula="of:=AVERAGE([$mmus_rmsf.A24:$mmus_rmsf.K24])" office:value-type="float" office:value="1.4269756495285" calcext:value-type="float">
            <text:p>1,4269756495285</text:p>
          </table:table-cell>
          <table:table-cell table:formula="of:=AVERAGE([$ggal_rmsf.A23:$ggal_rmsf.K23])" office:value-type="float" office:value="0.963465253946131" calcext:value-type="float">
            <text:p>0,963465253946131</text:p>
          </table:table-cell>
          <table:table-cell table:formula="of:=AVERAGE([$xlae_rmsf.A25:$xlae_rmsf.K25])" office:value-type="float" office:value="1.66464150408311" calcext:value-type="float">
            <text:p>1,66464150408311</text:p>
          </table:table-cell>
          <table:table-cell table:formula="of:=AVERAGE([$drer_rmsf.A17:$drer_rmsf.K17])" office:value-type="float" office:value="1.57789624347687" calcext:value-type="float">
            <text:p>1,57789624347687</text:p>
          </table:table-cell>
          <table:table-cell table:number-columns-repeated="3"/>
          <table:table-cell table:formula="of:=ROW()-1" office:value-type="float" office:value="24" calcext:value-type="float">
            <text:p>24</text:p>
          </table:table-cell>
          <table:table-cell table:formula="of:=AVERAGE([$hsap_rmsf.J24:$hsap_rmsf.T24])" office:value-type="float" office:value="1.229711830616" calcext:value-type="float">
            <text:p>1,229711830616</text:p>
          </table:table-cell>
          <table:table-cell table:formula="of:=AVERAGE([$mmus_rmsf.J24:$mmus_rmsf.T24])" office:value-type="float" office:value="1.48343920707703" calcext:value-type="float">
            <text:p>1,48343920707703</text:p>
          </table:table-cell>
          <table:table-cell table:formula="of:=AVERAGE([$ggal_rmsf.J23:$ggal_rmsf.T23])" office:value-type="float" office:value="0.978734046220779" calcext:value-type="float">
            <text:p>0,978734046220779</text:p>
          </table:table-cell>
          <table:table-cell table:formula="of:=AVERAGE([$xlae_rmsf.J25:$xlae_rmsf.T25])" office:value-type="float" office:value="1.8060497045517" calcext:value-type="float">
            <text:p>1,8060497045517</text:p>
          </table:table-cell>
          <table:table-cell table:formula="of:=AVERAGE([$drer_rmsf.J17:$drer_rmsf.T17])" office:value-type="float" office:value="1.6291179060936" calcext:value-type="float">
            <text:p>1,6291179060936</text:p>
          </table:table-cell>
          <table:table-cell table:number-columns-repeated="9"/>
          <table:table-cell office:value-type="float" office:value="77" calcext:value-type="float">
            <text:p>77</text:p>
          </table:table-cell>
          <table:table-cell office:value-type="float" office:value="1.32642805576325" calcext:value-type="float">
            <text:p>1,32642805576325</text:p>
          </table:table-cell>
          <table:table-cell office:value-type="float" office:value="1.98623204231262" calcext:value-type="float">
            <text:p>1,98623204231262</text:p>
          </table:table-cell>
          <table:table-cell office:value-type="float" office:value="1.4985563158989" calcext:value-type="float">
            <text:p>1,4985563158989</text:p>
          </table:table-cell>
          <table:table-cell office:value-type="float" office:value="2.03785306215286" calcext:value-type="float">
            <text:p>2,03785306215286</text:p>
          </table:table-cell>
          <table:table-cell office:value-type="float" office:value="1.44235610961914" calcext:value-type="float">
            <text:p>1,44235610961914</text:p>
          </table:table-cell>
        </table:table-row>
        <table:table-row table:style-name="ro1">
          <table:table-cell table:formula="of:=ROW()" office:value-type="float" office:value="26" calcext:value-type="float">
            <text:p>26</text:p>
          </table:table-cell>
          <table:table-cell table:formula="of:=AVERAGE([$hsap_rmsf.A25:$hsap_rmsf.K25])" office:value-type="float" office:value="0.932294751247059" calcext:value-type="float">
            <text:p>0,932294751247059</text:p>
          </table:table-cell>
          <table:table-cell table:formula="of:=AVERAGE([$mmus_rmsf.A25:$mmus_rmsf.K25])" office:value-type="float" office:value="1.126390784059" calcext:value-type="float">
            <text:p>1,126390784059</text:p>
          </table:table-cell>
          <table:table-cell table:formula="of:=AVERAGE([$ggal_rmsf.A24:$ggal_rmsf.K24])" office:value-type="float" office:value="0.701163898161455" calcext:value-type="float">
            <text:p>0,701163898161455</text:p>
          </table:table-cell>
          <table:table-cell table:formula="of:=AVERAGE([$xlae_rmsf.A26:$xlae_rmsf.K26])" office:value-type="float" office:value="1.20668586695758" calcext:value-type="float">
            <text:p>1,20668586695758</text:p>
          </table:table-cell>
          <table:table-cell table:formula="of:=AVERAGE([$drer_rmsf.A18:$drer_rmsf.K18])" office:value-type="float" office:value="1.04815242480365" calcext:value-type="float">
            <text:p>1,04815242480365</text:p>
          </table:table-cell>
          <table:table-cell table:number-columns-repeated="3"/>
          <table:table-cell table:formula="of:=ROW()-1" office:value-type="float" office:value="25" calcext:value-type="float">
            <text:p>25</text:p>
          </table:table-cell>
          <table:table-cell table:formula="of:=AVERAGE([$hsap_rmsf.J25:$hsap_rmsf.T25])" office:value-type="float" office:value="0.9685141146183" calcext:value-type="float">
            <text:p>0,9685141146183</text:p>
          </table:table-cell>
          <table:table-cell table:formula="of:=AVERAGE([$mmus_rmsf.J25:$mmus_rmsf.T25])" office:value-type="float" office:value="1.18417119979858" calcext:value-type="float">
            <text:p>1,18417119979858</text:p>
          </table:table-cell>
          <table:table-cell table:formula="of:=AVERAGE([$ggal_rmsf.J24:$ggal_rmsf.T24])" office:value-type="float" office:value="0.717731952667236" calcext:value-type="float">
            <text:p>0,717731952667236</text:p>
          </table:table-cell>
          <table:table-cell table:formula="of:=AVERAGE([$xlae_rmsf.J26:$xlae_rmsf.T26])" office:value-type="float" office:value="1.32235032320023" calcext:value-type="float">
            <text:p>1,32235032320023</text:p>
          </table:table-cell>
          <table:table-cell table:formula="of:=AVERAGE([$drer_rmsf.J18:$drer_rmsf.T18])" office:value-type="float" office:value="0.992942363023759" calcext:value-type="float">
            <text:p>0,992942363023759</text:p>
          </table:table-cell>
          <table:table-cell table:number-columns-repeated="9"/>
          <table:table-cell office:value-type="float" office:value="78" calcext:value-type="float">
            <text:p>78</text:p>
          </table:table-cell>
          <table:table-cell office:value-type="float" office:value="1.76021355390549" calcext:value-type="float">
            <text:p>1,76021355390549</text:p>
          </table:table-cell>
          <table:table-cell office:value-type="float" office:value="1.80305832624436" calcext:value-type="float">
            <text:p>1,80305832624436</text:p>
          </table:table-cell>
          <table:table-cell office:value-type="float" office:value="1.72035026550293" calcext:value-type="float">
            <text:p>1,72035026550293</text:p>
          </table:table-cell>
          <table:table-cell office:value-type="float" office:value="2.80834114551544" calcext:value-type="float">
            <text:p>2,80834114551544</text:p>
          </table:table-cell>
          <table:table-cell office:value-type="float" office:value="1.39815896749497" calcext:value-type="float">
            <text:p>1,39815896749497</text:p>
          </table:table-cell>
        </table:table-row>
        <table:table-row table:style-name="ro1">
          <table:table-cell table:formula="of:=ROW()" office:value-type="float" office:value="27" calcext:value-type="float">
            <text:p>27</text:p>
          </table:table-cell>
          <table:table-cell table:formula="of:=AVERAGE([$hsap_rmsf.A26:$hsap_rmsf.K26])" office:value-type="float" office:value="1.30122822401567" calcext:value-type="float">
            <text:p>1,30122822401567</text:p>
          </table:table-cell>
          <table:table-cell table:formula="of:=AVERAGE([$mmus_rmsf.A26:$mmus_rmsf.K26])" office:value-type="float" office:value="1.31354084505081" calcext:value-type="float">
            <text:p>1,31354084505081</text:p>
          </table:table-cell>
          <table:table-cell table:formula="of:=AVERAGE([$ggal_rmsf.A25:$ggal_rmsf.K25])" office:value-type="float" office:value="0.802196034335743" calcext:value-type="float">
            <text:p>0,802196034335743</text:p>
          </table:table-cell>
          <table:table-cell table:formula="of:=AVERAGE([$xlae_rmsf.A27:$xlae_rmsf.K27])" office:value-type="float" office:value="1.14535866606105" calcext:value-type="float">
            <text:p>1,14535866606105</text:p>
          </table:table-cell>
          <table:table-cell table:formula="of:=AVERAGE([$drer_rmsf.A19:$drer_rmsf.K19])" office:value-type="float" office:value="1.03091837882302" calcext:value-type="float">
            <text:p>1,03091837882302</text:p>
          </table:table-cell>
          <table:table-cell table:number-columns-repeated="3"/>
          <table:table-cell table:formula="of:=ROW()-1" office:value-type="float" office:value="26" calcext:value-type="float">
            <text:p>26</text:p>
          </table:table-cell>
          <table:table-cell table:formula="of:=AVERAGE([$hsap_rmsf.J26:$hsap_rmsf.T26])" office:value-type="float" office:value="1.42464238405228" calcext:value-type="float">
            <text:p>1,42464238405228</text:p>
          </table:table-cell>
          <table:table-cell table:formula="of:=AVERAGE([$mmus_rmsf.J26:$mmus_rmsf.T26])" office:value-type="float" office:value="1.37231361865997" calcext:value-type="float">
            <text:p>1,37231361865997</text:p>
          </table:table-cell>
          <table:table-cell table:formula="of:=AVERAGE([$ggal_rmsf.J25:$ggal_rmsf.T25])" office:value-type="float" office:value="0.823872119188308" calcext:value-type="float">
            <text:p>0,823872119188308</text:p>
          </table:table-cell>
          <table:table-cell table:formula="of:=AVERAGE([$xlae_rmsf.J27:$xlae_rmsf.T27])" office:value-type="float" office:value="1.06762039661407" calcext:value-type="float">
            <text:p>1,06762039661407</text:p>
          </table:table-cell>
          <table:table-cell table:formula="of:=AVERAGE([$drer_rmsf.J19:$drer_rmsf.T19])" office:value-type="float" office:value="0.872350007295609" calcext:value-type="float">
            <text:p>0,872350007295609</text:p>
          </table:table-cell>
          <table:table-cell table:number-columns-repeated="9"/>
          <table:table-cell office:value-type="float" office:value="79" calcext:value-type="float">
            <text:p>79</text:p>
          </table:table-cell>
          <table:table-cell office:value-type="float" office:value="1.21160966157913" calcext:value-type="float">
            <text:p>1,21160966157913</text:p>
          </table:table-cell>
          <table:table-cell office:value-type="float" office:value="1.77945631742478" calcext:value-type="float">
            <text:p>1,77945631742478</text:p>
          </table:table-cell>
          <table:table-cell office:value-type="float" office:value="1.36231416463852" calcext:value-type="float">
            <text:p>1,36231416463852</text:p>
          </table:table-cell>
          <table:table-cell office:value-type="float" office:value="1.62703096866608" calcext:value-type="float">
            <text:p>1,62703096866608</text:p>
          </table:table-cell>
          <table:table-cell office:value-type="float" office:value="1.18529736995697" calcext:value-type="float">
            <text:p>1,18529736995697</text:p>
          </table:table-cell>
        </table:table-row>
        <table:table-row table:style-name="ro1">
          <table:table-cell table:formula="of:=ROW()" office:value-type="float" office:value="28" calcext:value-type="float">
            <text:p>28</text:p>
          </table:table-cell>
          <table:table-cell table:number-columns-repeated="3"/>
          <table:table-cell table:formula="of:=AVERAGE([$xlae_rmsf.A28:$xlae_rmsf.K28])" office:value-type="float" office:value="0.995521575899297" calcext:value-type="float">
            <text:p>0,995521575899297</text:p>
          </table:table-cell>
          <table:table-cell table:formula="of:=AVERAGE([$drer_rmsf.A20:$drer_rmsf.K20])" office:value-type="float" office:value="0.874525183018771" calcext:value-type="float">
            <text:p>0,874525183018771</text:p>
          </table:table-cell>
          <table:table-cell table:number-columns-repeated="3"/>
          <table:table-cell table:formula="of:=ROW()-1" office:value-type="float" office:value="27" calcext:value-type="float">
            <text:p>27</text:p>
          </table:table-cell>
          <table:table-cell table:formula="of:=AVERAGE([$hsap_rmsf.J27:$hsap_rmsf.T27])" office:value-type="float" office:value="2.09674221277237" calcext:value-type="float">
            <text:p>2,09674221277237</text:p>
          </table:table-cell>
          <table:table-cell table:formula="of:=AVERAGE([$mmus_rmsf.J27:$mmus_rmsf.T27])" office:value-type="float" office:value="1.70175135135651" calcext:value-type="float">
            <text:p>1,70175135135651</text:p>
          </table:table-cell>
          <table:table-cell table:formula="of:=AVERAGE([$ggal_rmsf.J26:$ggal_rmsf.T26])" office:value-type="float" office:value="1.15444314479828" calcext:value-type="float">
            <text:p>1,15444314479828</text:p>
          </table:table-cell>
          <table:table-cell table:formula="of:=AVERAGE([$xlae_rmsf.J28:$xlae_rmsf.T28])" office:value-type="float" office:value="0.930778503417969" calcext:value-type="float">
            <text:p>0,930778503417969</text:p>
          </table:table-cell>
          <table:table-cell table:formula="of:=AVERAGE([$drer_rmsf.J20:$drer_rmsf.T20])" office:value-type="float" office:value="0.7775838971138" calcext:value-type="float">
            <text:p>0,7775838971138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office:value-type="float" office:value="0.908424437046051" calcext:value-type="float">
            <text:p>0,908424437046051</text:p>
          </table:table-cell>
          <table:table-cell office:value-type="float" office:value="1.33469790220261" calcext:value-type="float">
            <text:p>1,33469790220261</text:p>
          </table:table-cell>
          <table:table-cell office:value-type="float" office:value="0.911817431449892" calcext:value-type="float">
            <text:p>0,911817431449892</text:p>
          </table:table-cell>
          <table:table-cell office:value-type="float" office:value="1.26543146371842" calcext:value-type="float">
            <text:p>1,26543146371842</text:p>
          </table:table-cell>
          <table:table-cell office:value-type="float" office:value="1.10939759016037" calcext:value-type="float">
            <text:p>1,10939759016037</text:p>
          </table:table-cell>
        </table:table-row>
        <table:table-row table:style-name="ro1">
          <table:table-cell table:formula="of:=ROW()" office:value-type="float" office:value="29" calcext:value-type="float">
            <text:p>29</text:p>
          </table:table-cell>
          <table:table-cell table:number-columns-repeated="3"/>
          <table:table-cell table:formula="of:=AVERAGE([$xlae_rmsf.A29:$xlae_rmsf.K29])" office:value-type="float" office:value="1.1919473117655" calcext:value-type="float">
            <text:p>1,1919473117655</text:p>
          </table:table-cell>
          <table:table-cell table:formula="of:=AVERAGE([$drer_rmsf.A21:$drer_rmsf.K21])" office:value-type="float" office:value="0.977257606949199" calcext:value-type="float">
            <text:p>0,977257606949199</text:p>
          </table:table-cell>
          <table:table-cell table:number-columns-repeated="3"/>
          <table:table-cell table:formula="of:=ROW()-1" office:value-type="float" office:value="28" calcext:value-type="float">
            <text:p>28</text:p>
          </table:table-cell>
          <table:table-cell table:number-columns-repeated="3"/>
          <table:table-cell table:formula="of:=AVERAGE([$xlae_rmsf.J29:$xlae_rmsf.T29])" office:value-type="float" office:value="1.06263887882232" calcext:value-type="float">
            <text:p>1,06263887882232</text:p>
          </table:table-cell>
          <table:table-cell table:formula="of:=AVERAGE([$drer_rmsf.J21:$drer_rmsf.T21])" office:value-type="float" office:value="0.875635743141175" calcext:value-type="float">
            <text:p>0,875635743141175</text:p>
          </table:table-cell>
          <table:table-cell table:number-columns-repeated="15"/>
        </table:table-row>
        <table:table-row table:style-name="ro1">
          <table:table-cell table:formula="of:=ROW()" office:value-type="float" office:value="30" calcext:value-type="float">
            <text:p>30</text:p>
          </table:table-cell>
          <table:table-cell table:formula="of:=AVERAGE([$hsap_rmsf.A27:$hsap_rmsf.K27])" office:value-type="float" office:value="1.89302320606232" calcext:value-type="float">
            <text:p>1,89302320606232</text:p>
          </table:table-cell>
          <table:table-cell table:formula="of:=AVERAGE([$mmus_rmsf.A27:$mmus_rmsf.K27])" office:value-type="float" office:value="1.6068228169632" calcext:value-type="float">
            <text:p>1,6068228169632</text:p>
          </table:table-cell>
          <table:table-cell table:formula="of:=AVERAGE([$ggal_rmsf.A26:$ggal_rmsf.K26])" office:value-type="float" office:value="0.914896621415572" calcext:value-type="float">
            <text:p>0,914896621415572</text:p>
          </table:table-cell>
          <table:table-cell table:formula="of:=AVERAGE([$xlae_rmsf.A30:$xlae_rmsf.K30])" office:value-type="float" office:value="1.41086211511092" calcext:value-type="float">
            <text:p>1,41086211511092</text:p>
          </table:table-cell>
          <table:table-cell table:formula="of:=AVERAGE([$drer_rmsf.A22:$drer_rmsf.K22])" office:value-type="float" office:value="0.946776998220964" calcext:value-type="float">
            <text:p>0,946776998220964</text:p>
          </table:table-cell>
          <table:table-cell table:number-columns-repeated="3"/>
          <table:table-cell table:formula="of:=ROW()-1" office:value-type="float" office:value="29" calcext:value-type="float">
            <text:p>29</text:p>
          </table:table-cell>
          <table:table-cell table:number-columns-repeated="3"/>
          <table:table-cell table:formula="of:=AVERAGE([$xlae_rmsf.J30:$xlae_rmsf.T30])" office:value-type="float" office:value="1.15963006019592" calcext:value-type="float">
            <text:p>1,15963006019592</text:p>
          </table:table-cell>
          <table:table-cell table:formula="of:=AVERAGE([$drer_rmsf.J22:$drer_rmsf.T22])" office:value-type="float" office:value="0.875486493110656" calcext:value-type="float">
            <text:p>0,875486493110656</text:p>
          </table:table-cell>
          <table:table-cell table:number-columns-repeated="15"/>
        </table:table-row>
        <table:table-row table:style-name="ro1">
          <table:table-cell table:formula="of:=ROW()" office:value-type="float" office:value="31" calcext:value-type="float">
            <text:p>31</text:p>
          </table:table-cell>
          <table:table-cell table:number-columns-repeated="4"/>
          <table:table-cell table:formula="of:=AVERAGE([$drer_rmsf.A23:$drer_rmsf.K23])" office:value-type="float" office:value="1.38199300516649" calcext:value-type="float">
            <text:p>1,38199300516649</text:p>
          </table:table-cell>
          <table:table-cell table:number-columns-repeated="3"/>
          <table:table-cell table:formula="of:=ROW()-1" office:value-type="float" office:value="30" calcext:value-type="float">
            <text:p>30</text:p>
          </table:table-cell>
          <table:table-cell table:formula="of:=AVERAGE([$hsap_rmsf.J28:$hsap_rmsf.T28])" office:value-type="float" office:value="2.41282111406327" calcext:value-type="float">
            <text:p>2,41282111406327</text:p>
          </table:table-cell>
          <table:table-cell table:formula="of:=AVERAGE([$mmus_rmsf.J28:$mmus_rmsf.T28])" office:value-type="float" office:value="2.37224745750427" calcext:value-type="float">
            <text:p>2,37224745750427</text:p>
          </table:table-cell>
          <table:table-cell table:formula="of:=AVERAGE([$ggal_rmsf.J27:$ggal_rmsf.T27])" office:value-type="float" office:value="1.2716903090477" calcext:value-type="float">
            <text:p>1,2716903090477</text:p>
          </table:table-cell>
          <table:table-cell table:formula="of:=AVERAGE([$xlae_rmsf.J31:$xlae_rmsf.T31])" office:value-type="float" office:value="1.67343634366989" calcext:value-type="float">
            <text:p>1,67343634366989</text:p>
          </table:table-cell>
          <table:table-cell table:formula="of:=AVERAGE([$drer_rmsf.J23:$drer_rmsf.T23])" office:value-type="float" office:value="1.30209189653397" calcext:value-type="float">
            <text:p>1,30209189653397</text:p>
          </table:table-cell>
          <table:table-cell table:number-columns-repeated="15"/>
        </table:table-row>
        <table:table-row table:style-name="ro1">
          <table:table-cell table:formula="of:=ROW()" office:value-type="float" office:value="32" calcext:value-type="float">
            <text:p>32</text:p>
          </table:table-cell>
          <table:table-cell table:formula="of:=AVERAGE([$hsap_rmsf.A28:$hsap_rmsf.K28])" office:value-type="float" office:value="2.22029965945157" calcext:value-type="float">
            <text:p>2,22029965945157</text:p>
          </table:table-cell>
          <table:table-cell table:formula="of:=AVERAGE([$mmus_rmsf.A28:$mmus_rmsf.K28])" office:value-type="float" office:value="2.16565436574762" calcext:value-type="float">
            <text:p>2,16565436574762</text:p>
          </table:table-cell>
          <table:table-cell table:formula="of:=AVERAGE([$ggal_rmsf.A27:$ggal_rmsf.K27])" office:value-type="float" office:value="1.52645746759588" calcext:value-type="float">
            <text:p>1,52645746759588</text:p>
          </table:table-cell>
          <table:table-cell table:formula="of:=AVERAGE([$xlae_rmsf.A31:$xlae_rmsf.K31])" office:value-type="float" office:value="2.06388634080367" calcext:value-type="float">
            <text:p>2,06388634080367</text:p>
          </table:table-cell>
          <table:table-cell table:formula="of:=AVERAGE([$drer_rmsf.A24:$drer_rmsf.K24])" office:value-type="float" office:value="1.94490646866538" calcext:value-type="float">
            <text:p>1,94490646866538</text:p>
          </table:table-cell>
          <table:table-cell table:number-columns-repeated="3"/>
          <table:table-cell table:formula="of:=ROW()-1" office:value-type="float" office:value="31" calcext:value-type="float">
            <text:p>31</text:p>
          </table:table-cell>
          <table:table-cell table:number-columns-repeated="4"/>
          <table:table-cell table:formula="of:=AVERAGE([$drer_rmsf.J24:$drer_rmsf.T24])" office:value-type="float" office:value="1.5249987244606" calcext:value-type="float">
            <text:p>1,5249987244606</text:p>
          </table:table-cell>
          <table:table-cell table:number-columns-repeated="15"/>
        </table:table-row>
        <table:table-row table:style-name="ro1">
          <table:table-cell table:formula="of:=ROW()" office:value-type="float" office:value="33" calcext:value-type="float">
            <text:p>33</text:p>
          </table:table-cell>
          <table:table-cell table:formula="of:=AVERAGE([$hsap_rmsf.A29:$hsap_rmsf.K29])" office:value-type="float" office:value="2.48596037456859" calcext:value-type="float">
            <text:p>2,48596037456859</text:p>
          </table:table-cell>
          <table:table-cell table:formula="of:=AVERAGE([$mmus_rmsf.A29:$mmus_rmsf.K29])" office:value-type="float" office:value="2.73497876370863" calcext:value-type="float">
            <text:p>2,73497876370863</text:p>
          </table:table-cell>
          <table:table-cell table:formula="of:=AVERAGE([$ggal_rmsf.A28:$ggal_rmsf.K28])" office:value-type="float" office:value="2.19363165082758" calcext:value-type="float">
            <text:p>2,19363165082758</text:p>
          </table:table-cell>
          <table:table-cell table:formula="of:=AVERAGE([$xlae_rmsf.A32:$xlae_rmsf.K32])" office:value-type="float" office:value="2.16661029489344" calcext:value-type="float">
            <text:p>2,16661029489344</text:p>
          </table:table-cell>
          <table:table-cell table:formula="of:=AVERAGE([$drer_rmsf.A25:$drer_rmsf.K25])" office:value-type="float" office:value="2.03219366389535" calcext:value-type="float">
            <text:p>2,03219366389535</text:p>
          </table:table-cell>
          <table:table-cell table:number-columns-repeated="3"/>
          <table:table-cell table:formula="of:=ROW()-1" office:value-type="float" office:value="32" calcext:value-type="float">
            <text:p>32</text:p>
          </table:table-cell>
          <table:table-cell table:formula="of:=AVERAGE([$hsap_rmsf.J29:$hsap_rmsf.T29])" office:value-type="float" office:value="2.9171826839447" calcext:value-type="float">
            <text:p>2,9171826839447</text:p>
          </table:table-cell>
          <table:table-cell table:formula="of:=AVERAGE([$mmus_rmsf.J29:$mmus_rmsf.T29])" office:value-type="float" office:value="3.15673995018005" calcext:value-type="float">
            <text:p>3,15673995018005</text:p>
          </table:table-cell>
          <table:table-cell table:formula="of:=AVERAGE([$ggal_rmsf.J28:$ggal_rmsf.T28])" office:value-type="float" office:value="1.56517070531845" calcext:value-type="float">
            <text:p>1,56517070531845</text:p>
          </table:table-cell>
          <table:table-cell table:formula="of:=AVERAGE([$xlae_rmsf.J32:$xlae_rmsf.T32])" office:value-type="float" office:value="1.97899681329728" calcext:value-type="float">
            <text:p>1,97899681329728</text:p>
          </table:table-cell>
          <table:table-cell table:formula="of:=AVERAGE([$drer_rmsf.J25:$drer_rmsf.T25])" office:value-type="float" office:value="1.73968237638474" calcext:value-type="float">
            <text:p>1,73968237638474</text:p>
          </table:table-cell>
          <table:table-cell table:number-columns-repeated="15"/>
        </table:table-row>
        <table:table-row table:style-name="ro1">
          <table:table-cell table:formula="of:=ROW()" office:value-type="float" office:value="34" calcext:value-type="float">
            <text:p>34</text:p>
          </table:table-cell>
          <table:table-cell table:formula="of:=AVERAGE([$hsap_rmsf.A30:$hsap_rmsf.K30])" office:value-type="float" office:value="2.29770771468423" calcext:value-type="float">
            <text:p>2,29770771468423</text:p>
          </table:table-cell>
          <table:table-cell table:formula="of:=AVERAGE([$mmus_rmsf.A30:$mmus_rmsf.K30])" office:value-type="float" office:value="2.4195184689019" calcext:value-type="float">
            <text:p>2,4195184689019</text:p>
          </table:table-cell>
          <table:table-cell table:formula="of:=AVERAGE([$ggal_rmsf.A29:$ggal_rmsf.K29])" office:value-type="float" office:value="1.98121255154696" calcext:value-type="float">
            <text:p>1,98121255154696</text:p>
          </table:table-cell>
          <table:table-cell table:formula="of:=AVERAGE([$xlae_rmsf.A33:$xlae_rmsf.K33])" office:value-type="float" office:value="2.00411375196284" calcext:value-type="float">
            <text:p>2,00411375196284</text:p>
          </table:table-cell>
          <table:table-cell table:formula="of:=AVERAGE([$drer_rmsf.A26:$drer_rmsf.K26])" office:value-type="float" office:value="1.64721338297757" calcext:value-type="float">
            <text:p>1,64721338297757</text:p>
          </table:table-cell>
          <table:table-cell table:number-columns-repeated="3"/>
          <table:table-cell table:formula="of:=ROW()-1" office:value-type="float" office:value="33" calcext:value-type="float">
            <text:p>33</text:p>
          </table:table-cell>
          <table:table-cell table:formula="of:=AVERAGE([$hsap_rmsf.J30:$hsap_rmsf.T30])" office:value-type="float" office:value="2.72745949029922" calcext:value-type="float">
            <text:p>2,72745949029922</text:p>
          </table:table-cell>
          <table:table-cell table:formula="of:=AVERAGE([$mmus_rmsf.J30:$mmus_rmsf.T30])" office:value-type="float" office:value="2.77421104907989" calcext:value-type="float">
            <text:p>2,77421104907989</text:p>
          </table:table-cell>
          <table:table-cell table:formula="of:=AVERAGE([$ggal_rmsf.J29:$ggal_rmsf.T29])" office:value-type="float" office:value="1.51661437749863" calcext:value-type="float">
            <text:p>1,51661437749863</text:p>
          </table:table-cell>
          <table:table-cell table:formula="of:=AVERAGE([$xlae_rmsf.J33:$xlae_rmsf.T33])" office:value-type="float" office:value="2.62935096025467" calcext:value-type="float">
            <text:p>2,62935096025467</text:p>
          </table:table-cell>
          <table:table-cell table:formula="of:=AVERAGE([$drer_rmsf.J26:$drer_rmsf.T26])" office:value-type="float" office:value="1.34979331493378" calcext:value-type="float">
            <text:p>1,34979331493378</text:p>
          </table:table-cell>
          <table:table-cell table:number-columns-repeated="15"/>
        </table:table-row>
        <table:table-row table:style-name="ro1">
          <table:table-cell table:formula="of:=ROW()" office:value-type="float" office:value="35" calcext:value-type="float">
            <text:p>35</text:p>
          </table:table-cell>
          <table:table-cell table:formula="of:=AVERAGE([$hsap_rmsf.A31:$hsap_rmsf.K31])" office:value-type="float" office:value="2.33625240152532" calcext:value-type="float">
            <text:p>2,33625240152532</text:p>
          </table:table-cell>
          <table:table-cell table:formula="of:=AVERAGE([$mmus_rmsf.A31:$mmus_rmsf.K31])" office:value-type="float" office:value="2.22258181321231" calcext:value-type="float">
            <text:p>2,22258181321231</text:p>
          </table:table-cell>
          <table:table-cell table:formula="of:=AVERAGE([$ggal_rmsf.A30:$ggal_rmsf.K30])" office:value-type="float" office:value="1.91168700052955" calcext:value-type="float">
            <text:p>1,91168700052955</text:p>
          </table:table-cell>
          <table:table-cell table:formula="of:=AVERAGE([$xlae_rmsf.A34:$xlae_rmsf.K34])" office:value-type="float" office:value="1.62370622911973" calcext:value-type="float">
            <text:p>1,62370622911973</text:p>
          </table:table-cell>
          <table:table-cell table:formula="of:=AVERAGE([$drer_rmsf.A27:$drer_rmsf.K27])" office:value-type="float" office:value="1.27592578373649" calcext:value-type="float">
            <text:p>1,27592578373649</text:p>
          </table:table-cell>
          <table:table-cell table:number-columns-repeated="3"/>
          <table:table-cell table:formula="of:=ROW()-1" office:value-type="float" office:value="34" calcext:value-type="float">
            <text:p>34</text:p>
          </table:table-cell>
          <table:table-cell table:formula="of:=AVERAGE([$hsap_rmsf.J31:$hsap_rmsf.T31])" office:value-type="float" office:value="2.86219370365143" calcext:value-type="float">
            <text:p>2,86219370365143</text:p>
          </table:table-cell>
          <table:table-cell table:formula="of:=AVERAGE([$mmus_rmsf.J31:$mmus_rmsf.T31])" office:value-type="float" office:value="2.45588994026184" calcext:value-type="float">
            <text:p>2,45588994026184</text:p>
          </table:table-cell>
          <table:table-cell table:formula="of:=AVERAGE([$ggal_rmsf.J30:$ggal_rmsf.T30])" office:value-type="float" office:value="1.37496957182884" calcext:value-type="float">
            <text:p>1,37496957182884</text:p>
          </table:table-cell>
          <table:table-cell table:formula="of:=AVERAGE([$xlae_rmsf.J34:$xlae_rmsf.T34])" office:value-type="float" office:value="2.3227419257164" calcext:value-type="float">
            <text:p>2,3227419257164</text:p>
          </table:table-cell>
          <table:table-cell table:formula="of:=AVERAGE([$drer_rmsf.J27:$drer_rmsf.T27])" office:value-type="float" office:value="1.04228383302689" calcext:value-type="float">
            <text:p>1,04228383302689</text:p>
          </table:table-cell>
          <table:table-cell table:number-columns-repeated="15"/>
        </table:table-row>
        <table:table-row table:style-name="ro1">
          <table:table-cell table:formula="of:=ROW()" office:value-type="float" office:value="36" calcext:value-type="float">
            <text:p>36</text:p>
          </table:table-cell>
          <table:table-cell table:formula="of:=AVERAGE([$hsap_rmsf.A32:$hsap_rmsf.K32])" office:value-type="float" office:value="1.80134625890905" calcext:value-type="float">
            <text:p>1,80134625890905</text:p>
          </table:table-cell>
          <table:table-cell table:formula="of:=AVERAGE([$mmus_rmsf.A32:$mmus_rmsf.K32])" office:value-type="float" office:value="2.01932170073076" calcext:value-type="float">
            <text:p>2,01932170073076</text:p>
          </table:table-cell>
          <table:table-cell table:formula="of:=AVERAGE([$ggal_rmsf.A31:$ggal_rmsf.K31])" office:value-type="float" office:value="1.78514821498177" calcext:value-type="float">
            <text:p>1,78514821498177</text:p>
          </table:table-cell>
          <table:table-cell table:formula="of:=AVERAGE([$xlae_rmsf.A35:$xlae_rmsf.K35])" office:value-type="float" office:value="1.41317754499956" calcext:value-type="float">
            <text:p>1,41317754499956</text:p>
          </table:table-cell>
          <table:table-cell table:formula="of:=AVERAGE([$drer_rmsf.A28:$drer_rmsf.K28])" office:value-type="float" office:value="1.1655516467788" calcext:value-type="float">
            <text:p>1,1655516467788</text:p>
          </table:table-cell>
          <table:table-cell table:number-columns-repeated="3"/>
          <table:table-cell table:formula="of:=ROW()-1" office:value-type="float" office:value="35" calcext:value-type="float">
            <text:p>35</text:p>
          </table:table-cell>
          <table:table-cell table:formula="of:=AVERAGE([$hsap_rmsf.J32:$hsap_rmsf.T32])" office:value-type="float" office:value="2.29018324613572" calcext:value-type="float">
            <text:p>2,29018324613572</text:p>
          </table:table-cell>
          <table:table-cell table:formula="of:=AVERAGE([$mmus_rmsf.J32:$mmus_rmsf.T32])" office:value-type="float" office:value="2.36154639720917" calcext:value-type="float">
            <text:p>2,36154639720917</text:p>
          </table:table-cell>
          <table:table-cell table:formula="of:=AVERAGE([$ggal_rmsf.J31:$ggal_rmsf.T31])" office:value-type="float" office:value="1.34507817029953" calcext:value-type="float">
            <text:p>1,34507817029953</text:p>
          </table:table-cell>
          <table:table-cell table:formula="of:=AVERAGE([$xlae_rmsf.J35:$xlae_rmsf.T35])" office:value-type="float" office:value="1.88587290048599" calcext:value-type="float">
            <text:p>1,88587290048599</text:p>
          </table:table-cell>
          <table:table-cell table:formula="of:=AVERAGE([$drer_rmsf.J28:$drer_rmsf.T28])" office:value-type="float" office:value="1.01964592933655" calcext:value-type="float">
            <text:p>1,01964592933655</text:p>
          </table:table-cell>
          <table:table-cell table:number-columns-repeated="15"/>
        </table:table-row>
        <table:table-row table:style-name="ro1">
          <table:table-cell table:formula="of:=ROW()" office:value-type="float" office:value="37" calcext:value-type="float">
            <text:p>37</text:p>
          </table:table-cell>
          <table:table-cell table:formula="of:=AVERAGE([$hsap_rmsf.A33:$hsap_rmsf.K33])" office:value-type="float" office:value="1.34195935066917" calcext:value-type="float">
            <text:p>1,34195935066917</text:p>
          </table:table-cell>
          <table:table-cell table:formula="of:=AVERAGE([$mmus_rmsf.A33:$mmus_rmsf.K33])" office:value-type="float" office:value="1.54981208459334" calcext:value-type="float">
            <text:p>1,54981208459334</text:p>
          </table:table-cell>
          <table:table-cell table:formula="of:=AVERAGE([$ggal_rmsf.A32:$ggal_rmsf.K32])" office:value-type="float" office:value="1.12588129233274" calcext:value-type="float">
            <text:p>1,12588129233274</text:p>
          </table:table-cell>
          <table:table-cell table:formula="of:=AVERAGE([$xlae_rmsf.A36:$xlae_rmsf.K36])" office:value-type="float" office:value="1.23850319610943" calcext:value-type="float">
            <text:p>1,23850319610943</text:p>
          </table:table-cell>
          <table:table-cell table:formula="of:=AVERAGE([$drer_rmsf.A29:$drer_rmsf.K29])" office:value-type="float" office:value="1.15094789459055" calcext:value-type="float">
            <text:p>1,15094789459055</text:p>
          </table:table-cell>
          <table:table-cell table:number-columns-repeated="3"/>
          <table:table-cell table:formula="of:=ROW()-1" office:value-type="float" office:value="36" calcext:value-type="float">
            <text:p>36</text:p>
          </table:table-cell>
          <table:table-cell table:formula="of:=AVERAGE([$hsap_rmsf.J33:$hsap_rmsf.T33])" office:value-type="float" office:value="1.64945268630981" calcext:value-type="float">
            <text:p>1,64945268630981</text:p>
          </table:table-cell>
          <table:table-cell table:formula="of:=AVERAGE([$mmus_rmsf.J33:$mmus_rmsf.T33])" office:value-type="float" office:value="1.80635833740235" calcext:value-type="float">
            <text:p>1,80635833740235</text:p>
          </table:table-cell>
          <table:table-cell table:formula="of:=AVERAGE([$ggal_rmsf.J32:$ggal_rmsf.T32])" office:value-type="float" office:value="1.10233908891678" calcext:value-type="float">
            <text:p>1,10233908891678</text:p>
          </table:table-cell>
          <table:table-cell table:formula="of:=AVERAGE([$xlae_rmsf.J36:$xlae_rmsf.T36])" office:value-type="float" office:value="1.26905554533005" calcext:value-type="float">
            <text:p>1,26905554533005</text:p>
          </table:table-cell>
          <table:table-cell table:formula="of:=AVERAGE([$drer_rmsf.J29:$drer_rmsf.T29])" office:value-type="float" office:value="0.988574951887129" calcext:value-type="float">
            <text:p>0,988574951887129</text:p>
          </table:table-cell>
          <table:table-cell table:number-columns-repeated="15"/>
        </table:table-row>
        <table:table-row table:style-name="ro1">
          <table:table-cell table:formula="of:=ROW()" office:value-type="float" office:value="38" calcext:value-type="float">
            <text:p>38</text:p>
          </table:table-cell>
          <table:table-cell table:formula="of:=AVERAGE([$hsap_rmsf.A34:$hsap_rmsf.K34])" office:value-type="float" office:value="1.21761759707017" calcext:value-type="float">
            <text:p>1,21761759707017</text:p>
          </table:table-cell>
          <table:table-cell table:formula="of:=AVERAGE([$mmus_rmsf.A34:$mmus_rmsf.K34])" office:value-type="float" office:value="1.41570406984849" calcext:value-type="float">
            <text:p>1,41570406984849</text:p>
          </table:table-cell>
          <table:table-cell table:formula="of:=AVERAGE([$ggal_rmsf.A33:$ggal_rmsf.K33])" office:value-type="float" office:value="0.986344885368347" calcext:value-type="float">
            <text:p>0,986344885368347</text:p>
          </table:table-cell>
          <table:table-cell table:formula="of:=AVERAGE([$xlae_rmsf.A37:$xlae_rmsf.K37])" office:value-type="float" office:value="1.08336980504296" calcext:value-type="float">
            <text:p>1,08336980504296</text:p>
          </table:table-cell>
          <table:table-cell table:formula="of:=AVERAGE([$drer_rmsf.A30:$drer_rmsf.K30])" office:value-type="float" office:value="1.09637547123475" calcext:value-type="float">
            <text:p>1,09637547123475</text:p>
          </table:table-cell>
          <table:table-cell table:number-columns-repeated="3"/>
          <table:table-cell table:formula="of:=ROW()-1" office:value-type="float" office:value="37" calcext:value-type="float">
            <text:p>37</text:p>
          </table:table-cell>
          <table:table-cell table:formula="of:=AVERAGE([$hsap_rmsf.J34:$hsap_rmsf.T34])" office:value-type="float" office:value="1.42581683397293" calcext:value-type="float">
            <text:p>1,42581683397293</text:p>
          </table:table-cell>
          <table:table-cell table:formula="of:=AVERAGE([$mmus_rmsf.J34:$mmus_rmsf.T34])" office:value-type="float" office:value="1.68785017728806" calcext:value-type="float">
            <text:p>1,68785017728806</text:p>
          </table:table-cell>
          <table:table-cell table:formula="of:=AVERAGE([$ggal_rmsf.J33:$ggal_rmsf.T33])" office:value-type="float" office:value="1.05511045455933" calcext:value-type="float">
            <text:p>1,05511045455933</text:p>
          </table:table-cell>
          <table:table-cell table:formula="of:=AVERAGE([$xlae_rmsf.J37:$xlae_rmsf.T37])" office:value-type="float" office:value="1.10971361398697" calcext:value-type="float">
            <text:p>1,10971361398697</text:p>
          </table:table-cell>
          <table:table-cell table:formula="of:=AVERAGE([$drer_rmsf.J30:$drer_rmsf.T30])" office:value-type="float" office:value="1.0153294801712" calcext:value-type="float">
            <text:p>1,0153294801712</text:p>
          </table:table-cell>
          <table:table-cell table:number-columns-repeated="15"/>
        </table:table-row>
        <table:table-row table:style-name="ro1">
          <table:table-cell table:formula="of:=ROW()" office:value-type="float" office:value="39" calcext:value-type="float">
            <text:p>39</text:p>
          </table:table-cell>
          <table:table-cell table:formula="of:=AVERAGE([$hsap_rmsf.A35:$hsap_rmsf.K35])" office:value-type="float" office:value="1.20015178909302" calcext:value-type="float">
            <text:p>1,20015178909302</text:p>
          </table:table-cell>
          <table:table-cell table:formula="of:=AVERAGE([$mmus_rmsf.A35:$mmus_rmsf.K35])" office:value-type="float" office:value="1.30696602298737" calcext:value-type="float">
            <text:p>1,30696602298737</text:p>
          </table:table-cell>
          <table:table-cell table:formula="of:=AVERAGE([$ggal_rmsf.A34:$ggal_rmsf.K34])" office:value-type="float" office:value="0.896145128295205" calcext:value-type="float">
            <text:p>0,896145128295205</text:p>
          </table:table-cell>
          <table:table-cell table:formula="of:=AVERAGE([$xlae_rmsf.A38:$xlae_rmsf.K38])" office:value-type="float" office:value="1.11911986616481" calcext:value-type="float">
            <text:p>1,11911986616481</text:p>
          </table:table-cell>
          <table:table-cell table:formula="of:=AVERAGE([$drer_rmsf.A31:$drer_rmsf.K31])" office:value-type="float" office:value="1.18928563170346" calcext:value-type="float">
            <text:p>1,18928563170346</text:p>
          </table:table-cell>
          <table:table-cell table:number-columns-repeated="3"/>
          <table:table-cell table:formula="of:=ROW()-1" office:value-type="float" office:value="38" calcext:value-type="float">
            <text:p>38</text:p>
          </table:table-cell>
          <table:table-cell table:formula="of:=AVERAGE([$hsap_rmsf.J35:$hsap_rmsf.T35])" office:value-type="float" office:value="1.35409682989121" calcext:value-type="float">
            <text:p>1,35409682989121</text:p>
          </table:table-cell>
          <table:table-cell table:formula="of:=AVERAGE([$mmus_rmsf.J35:$mmus_rmsf.T35])" office:value-type="float" office:value="1.39470428228379" calcext:value-type="float">
            <text:p>1,39470428228379</text:p>
          </table:table-cell>
          <table:table-cell table:formula="of:=AVERAGE([$ggal_rmsf.J34:$ggal_rmsf.T34])" office:value-type="float" office:value="0.952276587486269" calcext:value-type="float">
            <text:p>0,952276587486269</text:p>
          </table:table-cell>
          <table:table-cell table:formula="of:=AVERAGE([$xlae_rmsf.J38:$xlae_rmsf.T38])" office:value-type="float" office:value="1.17087215185166" calcext:value-type="float">
            <text:p>1,17087215185166</text:p>
          </table:table-cell>
          <table:table-cell table:formula="of:=AVERAGE([$drer_rmsf.J31:$drer_rmsf.T31])" office:value-type="float" office:value="0.989210963249205" calcext:value-type="float">
            <text:p>0,989210963249205</text:p>
          </table:table-cell>
          <table:table-cell table:number-columns-repeated="15"/>
        </table:table-row>
        <table:table-row table:style-name="ro1">
          <table:table-cell table:formula="of:=ROW()" office:value-type="float" office:value="40" calcext:value-type="float">
            <text:p>40</text:p>
          </table:table-cell>
          <table:table-cell table:formula="of:=AVERAGE([$hsap_rmsf.A36:$hsap_rmsf.K36])" office:value-type="float" office:value="1.04665203054601" calcext:value-type="float">
            <text:p>1,04665203054601</text:p>
          </table:table-cell>
          <table:table-cell table:formula="of:=AVERAGE([$mmus_rmsf.A36:$mmus_rmsf.K36])" office:value-type="float" office:value="1.13747722265764" calcext:value-type="float">
            <text:p>1,13747722265764</text:p>
          </table:table-cell>
          <table:table-cell table:formula="of:=AVERAGE([$ggal_rmsf.A35:$ggal_rmsf.K35])" office:value-type="float" office:value="0.975189606011131" calcext:value-type="float">
            <text:p>0,975189606011131</text:p>
          </table:table-cell>
          <table:table-cell table:formula="of:=AVERAGE([$xlae_rmsf.A39:$xlae_rmsf.K39])" office:value-type="float" office:value="1.22389064534274" calcext:value-type="float">
            <text:p>1,22389064534274</text:p>
          </table:table-cell>
          <table:table-cell table:formula="of:=AVERAGE([$drer_rmsf.A32:$drer_rmsf.K32])" office:value-type="float" office:value="1.23689194537423" calcext:value-type="float">
            <text:p>1,23689194537423</text:p>
          </table:table-cell>
          <table:table-cell table:number-columns-repeated="3"/>
          <table:table-cell table:formula="of:=ROW()-1" office:value-type="float" office:value="39" calcext:value-type="float">
            <text:p>39</text:p>
          </table:table-cell>
          <table:table-cell table:formula="of:=AVERAGE([$hsap_rmsf.J36:$hsap_rmsf.T36])" office:value-type="float" office:value="1.05039328336716" calcext:value-type="float">
            <text:p>1,05039328336716</text:p>
          </table:table-cell>
          <table:table-cell table:formula="of:=AVERAGE([$mmus_rmsf.J36:$mmus_rmsf.T36])" office:value-type="float" office:value="1.12560394406318" calcext:value-type="float">
            <text:p>1,12560394406318</text:p>
          </table:table-cell>
          <table:table-cell table:formula="of:=AVERAGE([$ggal_rmsf.J35:$ggal_rmsf.T35])" office:value-type="float" office:value="1.05424982309342" calcext:value-type="float">
            <text:p>1,05424982309342</text:p>
          </table:table-cell>
          <table:table-cell table:formula="of:=AVERAGE([$xlae_rmsf.J39:$xlae_rmsf.T39])" office:value-type="float" office:value="1.26679861545563" calcext:value-type="float">
            <text:p>1,26679861545563</text:p>
          </table:table-cell>
          <table:table-cell table:formula="of:=AVERAGE([$drer_rmsf.J32:$drer_rmsf.T32])" office:value-type="float" office:value="1.04370200634003" calcext:value-type="float">
            <text:p>1,04370200634003</text:p>
          </table:table-cell>
          <table:table-cell table:number-columns-repeated="15"/>
        </table:table-row>
        <table:table-row table:style-name="ro1">
          <table:table-cell table:formula="of:=ROW()" office:value-type="float" office:value="41" calcext:value-type="float">
            <text:p>41</text:p>
          </table:table-cell>
          <table:table-cell table:formula="of:=AVERAGE([$hsap_rmsf.A37:$hsap_rmsf.K37])" office:value-type="float" office:value="1.07805419352271" calcext:value-type="float">
            <text:p>1,07805419352271</text:p>
          </table:table-cell>
          <table:table-cell table:formula="of:=AVERAGE([$mmus_rmsf.A37:$mmus_rmsf.K37])" office:value-type="float" office:value="1.25620044762004" calcext:value-type="float">
            <text:p>1,25620044762004</text:p>
          </table:table-cell>
          <table:table-cell table:formula="of:=AVERAGE([$ggal_rmsf.A36:$ggal_rmsf.K36])" office:value-type="float" office:value="1.04570170300224" calcext:value-type="float">
            <text:p>1,04570170300224</text:p>
          </table:table-cell>
          <table:table-cell table:formula="of:=AVERAGE([$xlae_rmsf.A40:$xlae_rmsf.K40])" office:value-type="float" office:value="1.38858338157307" calcext:value-type="float">
            <text:p>1,38858338157307</text:p>
          </table:table-cell>
          <table:table-cell table:formula="of:=AVERAGE([$drer_rmsf.A33:$drer_rmsf.K33])" office:value-type="float" office:value="1.30289258173509" calcext:value-type="float">
            <text:p>1,30289258173509</text:p>
          </table:table-cell>
          <table:table-cell table:number-columns-repeated="3"/>
          <table:table-cell table:formula="of:=ROW()-1" office:value-type="float" office:value="40" calcext:value-type="float">
            <text:p>40</text:p>
          </table:table-cell>
          <table:table-cell table:formula="of:=AVERAGE([$hsap_rmsf.J37:$hsap_rmsf.T37])" office:value-type="float" office:value="1.15904945135116" calcext:value-type="float">
            <text:p>1,15904945135116</text:p>
          </table:table-cell>
          <table:table-cell table:formula="of:=AVERAGE([$mmus_rmsf.J37:$mmus_rmsf.T37])" office:value-type="float" office:value="1.21209001541138" calcext:value-type="float">
            <text:p>1,21209001541138</text:p>
          </table:table-cell>
          <table:table-cell table:formula="of:=AVERAGE([$ggal_rmsf.J36:$ggal_rmsf.T36])" office:value-type="float" office:value="1.10545694828034" calcext:value-type="float">
            <text:p>1,10545694828034</text:p>
          </table:table-cell>
          <table:table-cell table:formula="of:=AVERAGE([$xlae_rmsf.J40:$xlae_rmsf.T40])" office:value-type="float" office:value="1.40373456478119" calcext:value-type="float">
            <text:p>1,40373456478119</text:p>
          </table:table-cell>
          <table:table-cell table:formula="of:=AVERAGE([$drer_rmsf.J33:$drer_rmsf.T33])" office:value-type="float" office:value="1.17481446266174" calcext:value-type="float">
            <text:p>1,17481446266174</text:p>
          </table:table-cell>
          <table:table-cell table:number-columns-repeated="15"/>
        </table:table-row>
        <table:table-row table:style-name="ro1">
          <table:table-cell table:formula="of:=ROW()" office:value-type="float" office:value="42" calcext:value-type="float">
            <text:p>42</text:p>
          </table:table-cell>
          <table:table-cell table:formula="of:=AVERAGE([$hsap_rmsf.A38:$hsap_rmsf.K38])" office:value-type="float" office:value="0.849548670788158" calcext:value-type="float">
            <text:p>0,849548670788158</text:p>
          </table:table-cell>
          <table:table-cell table:formula="of:=AVERAGE([$mmus_rmsf.A38:$mmus_rmsf.K38])" office:value-type="float" office:value="0.963968446867508" calcext:value-type="float">
            <text:p>0,963968446867508</text:p>
          </table:table-cell>
          <table:table-cell table:formula="of:=AVERAGE([$ggal_rmsf.A37:$ggal_rmsf.K37])" office:value-type="float" office:value="0.825825686782143" calcext:value-type="float">
            <text:p>0,825825686782143</text:p>
          </table:table-cell>
          <table:table-cell table:formula="of:=AVERAGE([$xlae_rmsf.A41:$xlae_rmsf.K41])" office:value-type="float" office:value="1.01897561311548" calcext:value-type="float">
            <text:p>1,01897561311548</text:p>
          </table:table-cell>
          <table:table-cell table:formula="of:=AVERAGE([$drer_rmsf.A34:$drer_rmsf.K34])" office:value-type="float" office:value="1.0453728073831" calcext:value-type="float">
            <text:p>1,0453728073831</text:p>
          </table:table-cell>
          <table:table-cell table:number-columns-repeated="3"/>
          <table:table-cell table:formula="of:=ROW()-1" office:value-type="float" office:value="41" calcext:value-type="float">
            <text:p>41</text:p>
          </table:table-cell>
          <table:table-cell table:formula="of:=AVERAGE([$hsap_rmsf.J38:$hsap_rmsf.T38])" office:value-type="float" office:value="0.880446463823319" calcext:value-type="float">
            <text:p>0,880446463823319</text:p>
          </table:table-cell>
          <table:table-cell table:formula="of:=AVERAGE([$mmus_rmsf.J38:$mmus_rmsf.T38])" office:value-type="float" office:value="0.937785118818282" calcext:value-type="float">
            <text:p>0,937785118818282</text:p>
          </table:table-cell>
          <table:table-cell table:formula="of:=AVERAGE([$ggal_rmsf.J37:$ggal_rmsf.T37])" office:value-type="float" office:value="0.819852262735367" calcext:value-type="float">
            <text:p>0,819852262735367</text:p>
          </table:table-cell>
          <table:table-cell table:formula="of:=AVERAGE([$xlae_rmsf.J41:$xlae_rmsf.T41])" office:value-type="float" office:value="1.11456337571144" calcext:value-type="float">
            <text:p>1,11456337571144</text:p>
          </table:table-cell>
          <table:table-cell table:formula="of:=AVERAGE([$drer_rmsf.J34:$drer_rmsf.T34])" office:value-type="float" office:value="0.883301526308059" calcext:value-type="float">
            <text:p>0,883301526308059</text:p>
          </table:table-cell>
          <table:table-cell table:number-columns-repeated="15"/>
        </table:table-row>
        <table:table-row table:style-name="ro1">
          <table:table-cell table:formula="of:=ROW()" office:value-type="float" office:value="43" calcext:value-type="float">
            <text:p>43</text:p>
          </table:table-cell>
          <table:table-cell table:formula="of:=AVERAGE([$hsap_rmsf.A39:$hsap_rmsf.K39])" office:value-type="float" office:value="0.618136333819823" calcext:value-type="float">
            <text:p>0,618136333819823</text:p>
          </table:table-cell>
          <table:table-cell table:formula="of:=AVERAGE([$mmus_rmsf.A39:$mmus_rmsf.K39])" office:value-type="float" office:value="0.711881184053941" calcext:value-type="float">
            <text:p>0,711881184053941</text:p>
          </table:table-cell>
          <table:table-cell table:formula="of:=AVERAGE([$ggal_rmsf.A38:$ggal_rmsf.K38])" office:value-type="float" office:value="0.628970279192491" calcext:value-type="float">
            <text:p>0,628970279192491</text:p>
          </table:table-cell>
          <table:table-cell table:formula="of:=AVERAGE([$xlae_rmsf.A42:$xlae_rmsf.K42])" office:value-type="float" office:value="0.73426925927457" calcext:value-type="float">
            <text:p>0,73426925927457</text:p>
          </table:table-cell>
          <table:table-cell table:formula="of:=AVERAGE([$drer_rmsf.A35:$drer_rmsf.K35])" office:value-type="float" office:value="0.766841833547418" calcext:value-type="float">
            <text:p>0,766841833547418</text:p>
          </table:table-cell>
          <table:table-cell table:number-columns-repeated="3"/>
          <table:table-cell table:formula="of:=ROW()-1" office:value-type="float" office:value="42" calcext:value-type="float">
            <text:p>42</text:p>
          </table:table-cell>
          <table:table-cell table:formula="of:=AVERAGE([$hsap_rmsf.J39:$hsap_rmsf.T39])" office:value-type="float" office:value="0.64675110578537" calcext:value-type="float">
            <text:p>0,64675110578537</text:p>
          </table:table-cell>
          <table:table-cell table:formula="of:=AVERAGE([$mmus_rmsf.J39:$mmus_rmsf.T39])" office:value-type="float" office:value="0.7242211997509" calcext:value-type="float">
            <text:p>0,7242211997509</text:p>
          </table:table-cell>
          <table:table-cell table:formula="of:=AVERAGE([$ggal_rmsf.J38:$ggal_rmsf.T38])" office:value-type="float" office:value="0.593021720647812" calcext:value-type="float">
            <text:p>0,593021720647812</text:p>
          </table:table-cell>
          <table:table-cell table:formula="of:=AVERAGE([$xlae_rmsf.J42:$xlae_rmsf.T42])" office:value-type="float" office:value="0.79731696844101" calcext:value-type="float">
            <text:p>0,79731696844101</text:p>
          </table:table-cell>
          <table:table-cell table:formula="of:=AVERAGE([$drer_rmsf.J35:$drer_rmsf.T35])" office:value-type="float" office:value="0.656137019395828" calcext:value-type="float">
            <text:p>0,656137019395828</text:p>
          </table:table-cell>
          <table:table-cell table:number-columns-repeated="15"/>
        </table:table-row>
        <table:table-row table:style-name="ro1">
          <table:table-cell table:formula="of:=ROW()" office:value-type="float" office:value="44" calcext:value-type="float">
            <text:p>44</text:p>
          </table:table-cell>
          <table:table-cell table:formula="of:=AVERAGE([$hsap_rmsf.A40:$hsap_rmsf.K40])" office:value-type="float" office:value="0.617047276286385" calcext:value-type="float">
            <text:p>0,617047276286385</text:p>
          </table:table-cell>
          <table:table-cell table:formula="of:=AVERAGE([$mmus_rmsf.A40:$mmus_rmsf.K40])" office:value-type="float" office:value="0.668860736061096" calcext:value-type="float">
            <text:p>0,668860736061096</text:p>
          </table:table-cell>
          <table:table-cell table:formula="of:=AVERAGE([$ggal_rmsf.A39:$ggal_rmsf.K39])" office:value-type="float" office:value="0.542823653318578" calcext:value-type="float">
            <text:p>0,542823653318578</text:p>
          </table:table-cell>
          <table:table-cell table:formula="of:=AVERAGE([$xlae_rmsf.A43:$xlae_rmsf.K43])" office:value-type="float" office:value="0.704173804952795" calcext:value-type="float">
            <text:p>0,704173804952795</text:p>
          </table:table-cell>
          <table:table-cell table:formula="of:=AVERAGE([$drer_rmsf.A36:$drer_rmsf.K36])" office:value-type="float" office:value="0.656252960354892" calcext:value-type="float">
            <text:p>0,656252960354892</text:p>
          </table:table-cell>
          <table:table-cell table:number-columns-repeated="3"/>
          <table:table-cell table:formula="of:=ROW()-1" office:value-type="float" office:value="43" calcext:value-type="float">
            <text:p>43</text:p>
          </table:table-cell>
          <table:table-cell table:formula="of:=AVERAGE([$hsap_rmsf.J40:$hsap_rmsf.T40])" office:value-type="float" office:value="0.6610107421875" calcext:value-type="float">
            <text:p>0,6610107421875</text:p>
          </table:table-cell>
          <table:table-cell table:formula="of:=AVERAGE([$mmus_rmsf.J40:$mmus_rmsf.T40])" office:value-type="float" office:value="0.669698894023895" calcext:value-type="float">
            <text:p>0,669698894023895</text:p>
          </table:table-cell>
          <table:table-cell table:formula="of:=AVERAGE([$ggal_rmsf.J39:$ggal_rmsf.T39])" office:value-type="float" office:value="0.525905787944794" calcext:value-type="float">
            <text:p>0,525905787944794</text:p>
          </table:table-cell>
          <table:table-cell table:formula="of:=AVERAGE([$xlae_rmsf.J43:$xlae_rmsf.T43])" office:value-type="float" office:value="0.776265472173691" calcext:value-type="float">
            <text:p>0,776265472173691</text:p>
          </table:table-cell>
          <table:table-cell table:formula="of:=AVERAGE([$drer_rmsf.J36:$drer_rmsf.T36])" office:value-type="float" office:value="0.601849049329758" calcext:value-type="float">
            <text:p>0,601849049329758</text:p>
          </table:table-cell>
          <table:table-cell table:number-columns-repeated="15"/>
        </table:table-row>
        <table:table-row table:style-name="ro1">
          <table:table-cell table:formula="of:=ROW()" office:value-type="float" office:value="45" calcext:value-type="float">
            <text:p>45</text:p>
          </table:table-cell>
          <table:table-cell table:formula="of:=AVERAGE([$hsap_rmsf.A41:$hsap_rmsf.K41])" office:value-type="float" office:value="0.722333115691098" calcext:value-type="float">
            <text:p>0,722333115691098</text:p>
          </table:table-cell>
          <table:table-cell table:formula="of:=AVERAGE([$mmus_rmsf.A41:$mmus_rmsf.K41])" office:value-type="float" office:value="0.843700079154968" calcext:value-type="float">
            <text:p>0,843700079154968</text:p>
          </table:table-cell>
          <table:table-cell table:formula="of:=AVERAGE([$ggal_rmsf.A40:$ggal_rmsf.K40])" office:value-type="float" office:value="0.557483411416834" calcext:value-type="float">
            <text:p>0,557483411416834</text:p>
          </table:table-cell>
          <table:table-cell table:formula="of:=AVERAGE([$xlae_rmsf.A44:$xlae_rmsf.K44])" office:value-type="float" office:value="0.736538329548229" calcext:value-type="float">
            <text:p>0,736538329548229</text:p>
          </table:table-cell>
          <table:table-cell table:formula="of:=AVERAGE([$drer_rmsf.A37:$drer_rmsf.K37])" office:value-type="float" office:value="0.66612157321167" calcext:value-type="float">
            <text:p>0,66612157321167</text:p>
          </table:table-cell>
          <table:table-cell table:number-columns-repeated="3"/>
          <table:table-cell table:formula="of:=ROW()-1" office:value-type="float" office:value="44" calcext:value-type="float">
            <text:p>44</text:p>
          </table:table-cell>
          <table:table-cell table:formula="of:=AVERAGE([$hsap_rmsf.J41:$hsap_rmsf.T41])" office:value-type="float" office:value="0.865111172199249" calcext:value-type="float">
            <text:p>0,865111172199249</text:p>
          </table:table-cell>
          <table:table-cell table:formula="of:=AVERAGE([$mmus_rmsf.J41:$mmus_rmsf.T41])" office:value-type="float" office:value="0.896289557218551" calcext:value-type="float">
            <text:p>0,896289557218551</text:p>
          </table:table-cell>
          <table:table-cell table:formula="of:=AVERAGE([$ggal_rmsf.J40:$ggal_rmsf.T40])" office:value-type="float" office:value="0.557977885007858" calcext:value-type="float">
            <text:p>0,557977885007858</text:p>
          </table:table-cell>
          <table:table-cell table:formula="of:=AVERAGE([$xlae_rmsf.J44:$xlae_rmsf.T44])" office:value-type="float" office:value="0.802448213100433" calcext:value-type="float">
            <text:p>0,802448213100433</text:p>
          </table:table-cell>
          <table:table-cell table:formula="of:=AVERAGE([$drer_rmsf.J37:$drer_rmsf.T37])" office:value-type="float" office:value="0.630924671888351" calcext:value-type="float">
            <text:p>0,630924671888351</text:p>
          </table:table-cell>
          <table:table-cell table:number-columns-repeated="15"/>
        </table:table-row>
        <table:table-row table:style-name="ro1">
          <table:table-cell table:formula="of:=ROW()" office:value-type="float" office:value="46" calcext:value-type="float">
            <text:p>46</text:p>
          </table:table-cell>
          <table:table-cell table:formula="of:=AVERAGE([$hsap_rmsf.A42:$hsap_rmsf.K42])" office:value-type="float" office:value="0.708167350959084" calcext:value-type="float">
            <text:p>0,708167350959084</text:p>
          </table:table-cell>
          <table:table-cell table:formula="of:=AVERAGE([$mmus_rmsf.A42:$mmus_rmsf.K42])" office:value-type="float" office:value="0.802307636166312" calcext:value-type="float">
            <text:p>0,802307636166312</text:p>
          </table:table-cell>
          <table:table-cell table:formula="of:=AVERAGE([$ggal_rmsf.A41:$ggal_rmsf.K41])" office:value-type="float" office:value="0.539820744332053" calcext:value-type="float">
            <text:p>0,539820744332053</text:p>
          </table:table-cell>
          <table:table-cell table:formula="of:=AVERAGE([$xlae_rmsf.A45:$xlae_rmsf.K45])" office:value-type="float" office:value="0.710646068191181" calcext:value-type="float">
            <text:p>0,710646068191181</text:p>
          </table:table-cell>
          <table:table-cell table:formula="of:=AVERAGE([$drer_rmsf.A38:$drer_rmsf.K38])" office:value-type="float" office:value="0.672050248562206" calcext:value-type="float">
            <text:p>0,672050248562206</text:p>
          </table:table-cell>
          <table:table-cell table:number-columns-repeated="3"/>
          <table:table-cell table:formula="of:=ROW()-1" office:value-type="float" office:value="45" calcext:value-type="float">
            <text:p>45</text:p>
          </table:table-cell>
          <table:table-cell table:formula="of:=AVERAGE([$hsap_rmsf.J42:$hsap_rmsf.T42])" office:value-type="float" office:value="0.812983751296997" calcext:value-type="float">
            <text:p>0,812983751296997</text:p>
          </table:table-cell>
          <table:table-cell table:formula="of:=AVERAGE([$mmus_rmsf.J42:$mmus_rmsf.T42])" office:value-type="float" office:value="0.833960652351379" calcext:value-type="float">
            <text:p>0,833960652351379</text:p>
          </table:table-cell>
          <table:table-cell table:formula="of:=AVERAGE([$ggal_rmsf.J41:$ggal_rmsf.T41])" office:value-type="float" office:value="0.536562919616699" calcext:value-type="float">
            <text:p>0,536562919616699</text:p>
          </table:table-cell>
          <table:table-cell table:formula="of:=AVERAGE([$xlae_rmsf.J45:$xlae_rmsf.T45])" office:value-type="float" office:value="0.703043133020401" calcext:value-type="float">
            <text:p>0,703043133020401</text:p>
          </table:table-cell>
          <table:table-cell table:formula="of:=AVERAGE([$drer_rmsf.J38:$drer_rmsf.T38])" office:value-type="float" office:value="0.618392378091812" calcext:value-type="float">
            <text:p>0,618392378091812</text:p>
          </table:table-cell>
          <table:table-cell table:number-columns-repeated="15"/>
        </table:table-row>
        <table:table-row table:style-name="ro1">
          <table:table-cell table:formula="of:=ROW()" office:value-type="float" office:value="47" calcext:value-type="float">
            <text:p>47</text:p>
          </table:table-cell>
          <table:table-cell table:formula="of:=AVERAGE([$hsap_rmsf.A43:$hsap_rmsf.K43])" office:value-type="float" office:value="0.704488216992985" calcext:value-type="float">
            <text:p>0,704488216992985</text:p>
          </table:table-cell>
          <table:table-cell table:formula="of:=AVERAGE([$mmus_rmsf.A43:$mmus_rmsf.K43])" office:value-type="float" office:value="0.779229890344793" calcext:value-type="float">
            <text:p>0,779229890344793</text:p>
          </table:table-cell>
          <table:table-cell table:formula="of:=AVERAGE([$ggal_rmsf.A42:$ggal_rmsf.K42])" office:value-type="float" office:value="0.528813402352593" calcext:value-type="float">
            <text:p>0,528813402352593</text:p>
          </table:table-cell>
          <table:table-cell table:formula="of:=AVERAGE([$xlae_rmsf.A46:$xlae_rmsf.K46])" office:value-type="float" office:value="0.728001718100808" calcext:value-type="float">
            <text:p>0,728001718100808</text:p>
          </table:table-cell>
          <table:table-cell table:formula="of:=AVERAGE([$drer_rmsf.A39:$drer_rmsf.K39])" office:value-type="float" office:value="0.689870427965684" calcext:value-type="float">
            <text:p>0,689870427965684</text:p>
          </table:table-cell>
          <table:table-cell table:number-columns-repeated="3"/>
          <table:table-cell table:formula="of:=ROW()-1" office:value-type="float" office:value="46" calcext:value-type="float">
            <text:p>46</text:p>
          </table:table-cell>
          <table:table-cell table:formula="of:=AVERAGE([$hsap_rmsf.J43:$hsap_rmsf.T43])" office:value-type="float" office:value="0.769193857908249" calcext:value-type="float">
            <text:p>0,769193857908249</text:p>
          </table:table-cell>
          <table:table-cell table:formula="of:=AVERAGE([$mmus_rmsf.J43:$mmus_rmsf.T43])" office:value-type="float" office:value="0.839028418064117" calcext:value-type="float">
            <text:p>0,839028418064117</text:p>
          </table:table-cell>
          <table:table-cell table:formula="of:=AVERAGE([$ggal_rmsf.J42:$ggal_rmsf.T42])" office:value-type="float" office:value="0.51321941614151" calcext:value-type="float">
            <text:p>0,51321941614151</text:p>
          </table:table-cell>
          <table:table-cell table:formula="of:=AVERAGE([$xlae_rmsf.J46:$xlae_rmsf.T46])" office:value-type="float" office:value="0.739077389240265" calcext:value-type="float">
            <text:p>0,739077389240265</text:p>
          </table:table-cell>
          <table:table-cell table:formula="of:=AVERAGE([$drer_rmsf.J39:$drer_rmsf.T39])" office:value-type="float" office:value="0.662436306476593" calcext:value-type="float">
            <text:p>0,662436306476593</text:p>
          </table:table-cell>
          <table:table-cell table:number-columns-repeated="15"/>
        </table:table-row>
        <table:table-row table:style-name="ro1">
          <table:table-cell table:formula="of:=ROW()" office:value-type="float" office:value="48" calcext:value-type="float">
            <text:p>48</text:p>
          </table:table-cell>
          <table:table-cell table:formula="of:=AVERAGE([$hsap_rmsf.A44:$hsap_rmsf.K44])" office:value-type="float" office:value="0.750402393345573" calcext:value-type="float">
            <text:p>0,750402393345573</text:p>
          </table:table-cell>
          <table:table-cell table:formula="of:=AVERAGE([$mmus_rmsf.A44:$mmus_rmsf.K44])" office:value-type="float" office:value="0.831363577206698" calcext:value-type="float">
            <text:p>0,831363577206698</text:p>
          </table:table-cell>
          <table:table-cell table:formula="of:=AVERAGE([$ggal_rmsf.A43:$ggal_rmsf.K43])" office:value-type="float" office:value="0.539192089435578" calcext:value-type="float">
            <text:p>0,539192089435578</text:p>
          </table:table-cell>
          <table:table-cell table:formula="of:=AVERAGE([$xlae_rmsf.A47:$xlae_rmsf.K47])" office:value-type="float" office:value="0.76751435432122" calcext:value-type="float">
            <text:p>0,76751435432122</text:p>
          </table:table-cell>
          <table:table-cell table:formula="of:=AVERAGE([$drer_rmsf.A40:$drer_rmsf.K40])" office:value-type="float" office:value="0.654699274290605" calcext:value-type="float">
            <text:p>0,654699274290605</text:p>
          </table:table-cell>
          <table:table-cell table:number-columns-repeated="3"/>
          <table:table-cell table:formula="of:=ROW()-1" office:value-type="float" office:value="47" calcext:value-type="float">
            <text:p>47</text:p>
          </table:table-cell>
          <table:table-cell table:formula="of:=AVERAGE([$hsap_rmsf.J44:$hsap_rmsf.T44])" office:value-type="float" office:value="0.841263592243195" calcext:value-type="float">
            <text:p>0,841263592243195</text:p>
          </table:table-cell>
          <table:table-cell table:formula="of:=AVERAGE([$mmus_rmsf.J44:$mmus_rmsf.T44])" office:value-type="float" office:value="0.939014852046967" calcext:value-type="float">
            <text:p>0,939014852046967</text:p>
          </table:table-cell>
          <table:table-cell table:formula="of:=AVERAGE([$ggal_rmsf.J43:$ggal_rmsf.T43])" office:value-type="float" office:value="0.529113501310349" calcext:value-type="float">
            <text:p>0,529113501310349</text:p>
          </table:table-cell>
          <table:table-cell table:formula="of:=AVERAGE([$xlae_rmsf.J47:$xlae_rmsf.T47])" office:value-type="float" office:value="0.807020276784897" calcext:value-type="float">
            <text:p>0,807020276784897</text:p>
          </table:table-cell>
          <table:table-cell table:formula="of:=AVERAGE([$drer_rmsf.J40:$drer_rmsf.T40])" office:value-type="float" office:value="0.644336730241776" calcext:value-type="float">
            <text:p>0,644336730241776</text:p>
          </table:table-cell>
          <table:table-cell table:number-columns-repeated="15"/>
        </table:table-row>
        <table:table-row table:style-name="ro1">
          <table:table-cell table:formula="of:=ROW()" office:value-type="float" office:value="49" calcext:value-type="float">
            <text:p>49</text:p>
          </table:table-cell>
          <table:table-cell table:formula="of:=AVERAGE([$hsap_rmsf.A45:$hsap_rmsf.K45])" office:value-type="float" office:value="0.745729264944597" calcext:value-type="float">
            <text:p>0,745729264944597</text:p>
          </table:table-cell>
          <table:table-cell table:formula="of:=AVERAGE([$mmus_rmsf.A45:$mmus_rmsf.K45])" office:value-type="float" office:value="0.855021659779288" calcext:value-type="float">
            <text:p>0,855021659779288</text:p>
          </table:table-cell>
          <table:table-cell table:formula="of:=AVERAGE([$ggal_rmsf.A44:$ggal_rmsf.K44])" office:value-type="float" office:value="0.559927166717876" calcext:value-type="float">
            <text:p>0,559927166717876</text:p>
          </table:table-cell>
          <table:table-cell table:formula="of:=AVERAGE([$xlae_rmsf.A48:$xlae_rmsf.K48])" office:value-type="float" office:value="0.768867717610099" calcext:value-type="float">
            <text:p>0,768867717610099</text:p>
          </table:table-cell>
          <table:table-cell table:formula="of:=AVERAGE([$drer_rmsf.A41:$drer_rmsf.K41])" office:value-type="float" office:value="0.676962206026597" calcext:value-type="float">
            <text:p>0,676962206026597</text:p>
          </table:table-cell>
          <table:table-cell table:number-columns-repeated="3"/>
          <table:table-cell table:formula="of:=ROW()-1" office:value-type="float" office:value="48" calcext:value-type="float">
            <text:p>48</text:p>
          </table:table-cell>
          <table:table-cell table:formula="of:=AVERAGE([$hsap_rmsf.J45:$hsap_rmsf.T45])" office:value-type="float" office:value="0.798431158065796" calcext:value-type="float">
            <text:p>0,798431158065796</text:p>
          </table:table-cell>
          <table:table-cell table:formula="of:=AVERAGE([$mmus_rmsf.J45:$mmus_rmsf.T45])" office:value-type="float" office:value="0.942692995071411" calcext:value-type="float">
            <text:p>0,942692995071411</text:p>
          </table:table-cell>
          <table:table-cell table:formula="of:=AVERAGE([$ggal_rmsf.J44:$ggal_rmsf.T44])" office:value-type="float" office:value="0.552006512880326" calcext:value-type="float">
            <text:p>0,552006512880326</text:p>
          </table:table-cell>
          <table:table-cell table:formula="of:=AVERAGE([$xlae_rmsf.J48:$xlae_rmsf.T48])" office:value-type="float" office:value="0.783711373806" calcext:value-type="float">
            <text:p>0,783711373806</text:p>
          </table:table-cell>
          <table:table-cell table:formula="of:=AVERAGE([$drer_rmsf.J41:$drer_rmsf.T41])" office:value-type="float" office:value="0.630243808031082" calcext:value-type="float">
            <text:p>0,630243808031082</text:p>
          </table:table-cell>
          <table:table-cell table:number-columns-repeated="15"/>
        </table:table-row>
        <table:table-row table:style-name="ro1">
          <table:table-cell table:formula="of:=ROW()" office:value-type="float" office:value="50" calcext:value-type="float">
            <text:p>50</text:p>
          </table:table-cell>
          <table:table-cell table:formula="of:=AVERAGE([$hsap_rmsf.A46:$hsap_rmsf.K46])" office:value-type="float" office:value="0.75812791808978" calcext:value-type="float">
            <text:p>0,75812791808978</text:p>
          </table:table-cell>
          <table:table-cell table:formula="of:=AVERAGE([$mmus_rmsf.A46:$mmus_rmsf.K46])" office:value-type="float" office:value="0.884009592729048" calcext:value-type="float">
            <text:p>0,884009592729048</text:p>
          </table:table-cell>
          <table:table-cell table:formula="of:=AVERAGE([$ggal_rmsf.A45:$ggal_rmsf.K45])" office:value-type="float" office:value="0.628963281387676" calcext:value-type="float">
            <text:p>0,628963281387676</text:p>
          </table:table-cell>
          <table:table-cell table:formula="of:=AVERAGE([$xlae_rmsf.A49:$xlae_rmsf.K49])" office:value-type="float" office:value="0.82517131406576" calcext:value-type="float">
            <text:p>0,82517131406576</text:p>
          </table:table-cell>
          <table:table-cell table:formula="of:=AVERAGE([$drer_rmsf.A42:$drer_rmsf.K42])" office:value-type="float" office:value="0.745615221737948" calcext:value-type="float">
            <text:p>0,745615221737948</text:p>
          </table:table-cell>
          <table:table-cell table:number-columns-repeated="3"/>
          <table:table-cell table:formula="of:=ROW()-1" office:value-type="float" office:value="49" calcext:value-type="float">
            <text:p>49</text:p>
          </table:table-cell>
          <table:table-cell table:formula="of:=AVERAGE([$hsap_rmsf.J46:$hsap_rmsf.T46])" office:value-type="float" office:value="0.753426134586334" calcext:value-type="float">
            <text:p>0,753426134586334</text:p>
          </table:table-cell>
          <table:table-cell table:formula="of:=AVERAGE([$mmus_rmsf.J46:$mmus_rmsf.T46])" office:value-type="float" office:value="0.991014510393142" calcext:value-type="float">
            <text:p>0,991014510393142</text:p>
          </table:table-cell>
          <table:table-cell table:formula="of:=AVERAGE([$ggal_rmsf.J45:$ggal_rmsf.T45])" office:value-type="float" office:value="0.615976631641388" calcext:value-type="float">
            <text:p>0,615976631641388</text:p>
          </table:table-cell>
          <table:table-cell table:formula="of:=AVERAGE([$xlae_rmsf.J49:$xlae_rmsf.T49])" office:value-type="float" office:value="0.829014837741852" calcext:value-type="float">
            <text:p>0,829014837741852</text:p>
          </table:table-cell>
          <table:table-cell table:formula="of:=AVERAGE([$drer_rmsf.J42:$drer_rmsf.T42])" office:value-type="float" office:value="0.705508351325989" calcext:value-type="float">
            <text:p>0,705508351325989</text:p>
          </table:table-cell>
          <table:table-cell table:number-columns-repeated="15"/>
        </table:table-row>
        <table:table-row table:style-name="ro1">
          <table:table-cell table:formula="of:=ROW()" office:value-type="float" office:value="51" calcext:value-type="float">
            <text:p>51</text:p>
          </table:table-cell>
          <table:table-cell table:formula="of:=AVERAGE([$hsap_rmsf.A47:$hsap_rmsf.K47])" office:value-type="float" office:value="0.829949414957567" calcext:value-type="float">
            <text:p>0,829949414957567</text:p>
          </table:table-cell>
          <table:table-cell table:formula="of:=AVERAGE([$mmus_rmsf.A47:$mmus_rmsf.K47])" office:value-type="float" office:value="0.980780405935808" calcext:value-type="float">
            <text:p>0,980780405935808</text:p>
          </table:table-cell>
          <table:table-cell table:formula="of:=AVERAGE([$ggal_rmsf.A46:$ggal_rmsf.K46])" office:value-type="float" office:value="0.659769139631792" calcext:value-type="float">
            <text:p>0,659769139631792</text:p>
          </table:table-cell>
          <table:table-cell table:formula="of:=AVERAGE([$xlae_rmsf.A50:$xlae_rmsf.K50])" office:value-type="float" office:value="0.924825445019115" calcext:value-type="float">
            <text:p>0,924825445019115</text:p>
          </table:table-cell>
          <table:table-cell table:formula="of:=AVERAGE([$drer_rmsf.A43:$drer_rmsf.K43])" office:value-type="float" office:value="0.786319865341187" calcext:value-type="float">
            <text:p>0,786319865341187</text:p>
          </table:table-cell>
          <table:table-cell table:number-columns-repeated="3"/>
          <table:table-cell table:formula="of:=ROW()-1" office:value-type="float" office:value="50" calcext:value-type="float">
            <text:p>50</text:p>
          </table:table-cell>
          <table:table-cell table:formula="of:=AVERAGE([$hsap_rmsf.J47:$hsap_rmsf.T47])" office:value-type="float" office:value="0.836794286966324" calcext:value-type="float">
            <text:p>0,836794286966324</text:p>
          </table:table-cell>
          <table:table-cell table:formula="of:=AVERAGE([$mmus_rmsf.J47:$mmus_rmsf.T47])" office:value-type="float" office:value="1.13695335388184" calcext:value-type="float">
            <text:p>1,13695335388184</text:p>
          </table:table-cell>
          <table:table-cell table:formula="of:=AVERAGE([$ggal_rmsf.J46:$ggal_rmsf.T46])" office:value-type="float" office:value="0.658915519714356" calcext:value-type="float">
            <text:p>0,658915519714356</text:p>
          </table:table-cell>
          <table:table-cell table:formula="of:=AVERAGE([$xlae_rmsf.J50:$xlae_rmsf.T50])" office:value-type="float" office:value="0.921099334955215" calcext:value-type="float">
            <text:p>0,921099334955215</text:p>
          </table:table-cell>
          <table:table-cell table:formula="of:=AVERAGE([$drer_rmsf.J43:$drer_rmsf.T43])" office:value-type="float" office:value="0.77360063791275" calcext:value-type="float">
            <text:p>0,77360063791275</text:p>
          </table:table-cell>
          <table:table-cell table:number-columns-repeated="15"/>
        </table:table-row>
        <table:table-row table:style-name="ro1">
          <table:table-cell table:formula="of:=ROW()" office:value-type="float" office:value="52" calcext:value-type="float">
            <text:p>52</text:p>
          </table:table-cell>
          <table:table-cell table:formula="of:=AVERAGE([$hsap_rmsf.A48:$hsap_rmsf.K48])" office:value-type="float" office:value="0.925232048002763" calcext:value-type="float">
            <text:p>0,925232048002763</text:p>
          </table:table-cell>
          <table:table-cell table:formula="of:=AVERAGE([$mmus_rmsf.A48:$mmus_rmsf.K48])" office:value-type="float" office:value="1.11258784071662" calcext:value-type="float">
            <text:p>1,11258784071662</text:p>
          </table:table-cell>
          <table:table-cell table:formula="of:=AVERAGE([$ggal_rmsf.A47:$ggal_rmsf.K47])" office:value-type="float" office:value="0.704929643733285" calcext:value-type="float">
            <text:p>0,704929643733285</text:p>
          </table:table-cell>
          <table:table-cell table:formula="of:=AVERAGE([$xlae_rmsf.A51:$xlae_rmsf.K51])" office:value-type="float" office:value="1.06522560011083" calcext:value-type="float">
            <text:p>1,06522560011083</text:p>
          </table:table-cell>
          <table:table-cell table:formula="of:=AVERAGE([$drer_rmsf.A44:$drer_rmsf.K44])" office:value-type="float" office:value="0.855508378991907" calcext:value-type="float">
            <text:p>0,855508378991907</text:p>
          </table:table-cell>
          <table:table-cell table:number-columns-repeated="3"/>
          <table:table-cell table:formula="of:=ROW()-1" office:value-type="float" office:value="51" calcext:value-type="float">
            <text:p>51</text:p>
          </table:table-cell>
          <table:table-cell table:formula="of:=AVERAGE([$hsap_rmsf.J48:$hsap_rmsf.T48])" office:value-type="float" office:value="0.930500268936156" calcext:value-type="float">
            <text:p>0,930500268936156</text:p>
          </table:table-cell>
          <table:table-cell table:formula="of:=AVERAGE([$mmus_rmsf.J48:$mmus_rmsf.T48])" office:value-type="float" office:value="1.29997181892395" calcext:value-type="float">
            <text:p>1,29997181892395</text:p>
          </table:table-cell>
          <table:table-cell table:formula="of:=AVERAGE([$ggal_rmsf.J47:$ggal_rmsf.T47])" office:value-type="float" office:value="0.680315941572189" calcext:value-type="float">
            <text:p>0,680315941572189</text:p>
          </table:table-cell>
          <table:table-cell table:formula="of:=AVERAGE([$xlae_rmsf.J51:$xlae_rmsf.T51])" office:value-type="float" office:value="0.973661065101625" calcext:value-type="float">
            <text:p>0,973661065101625</text:p>
          </table:table-cell>
          <table:table-cell table:formula="of:=AVERAGE([$drer_rmsf.J44:$drer_rmsf.T44])" office:value-type="float" office:value="0.804553568363189" calcext:value-type="float">
            <text:p>0,804553568363189</text:p>
          </table:table-cell>
          <table:table-cell table:number-columns-repeated="15"/>
        </table:table-row>
        <table:table-row table:style-name="ro1">
          <table:table-cell table:formula="of:=ROW()" office:value-type="float" office:value="53" calcext:value-type="float">
            <text:p>53</text:p>
          </table:table-cell>
          <table:table-cell table:formula="of:=AVERAGE([$hsap_rmsf.A49:$hsap_rmsf.K49])" office:value-type="float" office:value="0.991337212528923" calcext:value-type="float">
            <text:p>0,991337212528923</text:p>
          </table:table-cell>
          <table:table-cell table:formula="of:=AVERAGE([$mmus_rmsf.A49:$mmus_rmsf.K49])" office:value-type="float" office:value="1.19592032735304" calcext:value-type="float">
            <text:p>1,19592032735304</text:p>
          </table:table-cell>
          <table:table-cell table:formula="of:=AVERAGE([$ggal_rmsf.A48:$ggal_rmsf.K48])" office:value-type="float" office:value="0.852060737621654" calcext:value-type="float">
            <text:p>0,852060737621654</text:p>
          </table:table-cell>
          <table:table-cell table:formula="of:=AVERAGE([$xlae_rmsf.A52:$xlae_rmsf.K52])" office:value-type="float" office:value="1.24059625739184" calcext:value-type="float">
            <text:p>1,24059625739184</text:p>
          </table:table-cell>
          <table:table-cell table:formula="of:=AVERAGE([$drer_rmsf.A45:$drer_rmsf.K45])" office:value-type="float" office:value="1.01232283928784" calcext:value-type="float">
            <text:p>1,01232283928784</text:p>
          </table:table-cell>
          <table:table-cell table:number-columns-repeated="3"/>
          <table:table-cell table:formula="of:=ROW()-1" office:value-type="float" office:value="52" calcext:value-type="float">
            <text:p>52</text:p>
          </table:table-cell>
          <table:table-cell table:formula="of:=AVERAGE([$hsap_rmsf.J49:$hsap_rmsf.T49])" office:value-type="float" office:value="0.891281038522721" calcext:value-type="float">
            <text:p>0,891281038522721</text:p>
          </table:table-cell>
          <table:table-cell table:formula="of:=AVERAGE([$mmus_rmsf.J49:$mmus_rmsf.T49])" office:value-type="float" office:value="1.40203905105591" calcext:value-type="float">
            <text:p>1,40203905105591</text:p>
          </table:table-cell>
          <table:table-cell table:formula="of:=AVERAGE([$ggal_rmsf.J48:$ggal_rmsf.T48])" office:value-type="float" office:value="0.802219986915588" calcext:value-type="float">
            <text:p>0,802219986915588</text:p>
          </table:table-cell>
          <table:table-cell table:formula="of:=AVERAGE([$xlae_rmsf.J52:$xlae_rmsf.T52])" office:value-type="float" office:value="1.12373900413513" calcext:value-type="float">
            <text:p>1,12373900413513</text:p>
          </table:table-cell>
          <table:table-cell table:formula="of:=AVERAGE([$drer_rmsf.J45:$drer_rmsf.T45])" office:value-type="float" office:value="0.903999775648117" calcext:value-type="float">
            <text:p>0,903999775648117</text:p>
          </table:table-cell>
          <table:table-cell table:number-columns-repeated="15"/>
        </table:table-row>
        <table:table-row table:style-name="ro1">
          <table:table-cell table:formula="of:=ROW()" office:value-type="float" office:value="54" calcext:value-type="float">
            <text:p>54</text:p>
          </table:table-cell>
          <table:table-cell table:formula="of:=AVERAGE([$hsap_rmsf.A50:$hsap_rmsf.K50])" office:value-type="float" office:value="1.02017378507267" calcext:value-type="float">
            <text:p>1,02017378507267</text:p>
          </table:table-cell>
          <table:table-cell table:formula="of:=AVERAGE([$mmus_rmsf.A50:$mmus_rmsf.K50])" office:value-type="float" office:value="1.33520860333529" calcext:value-type="float">
            <text:p>1,33520860333529</text:p>
          </table:table-cell>
          <table:table-cell table:formula="of:=AVERAGE([$ggal_rmsf.A49:$ggal_rmsf.K49])" office:value-type="float" office:value="0.914437596606168" calcext:value-type="float">
            <text:p>0,914437596606168</text:p>
          </table:table-cell>
          <table:table-cell table:formula="of:=AVERAGE([$xlae_rmsf.A53:$xlae_rmsf.K53])" office:value-type="float" office:value="1.32758139164491" calcext:value-type="float">
            <text:p>1,32758139164491</text:p>
          </table:table-cell>
          <table:table-cell table:formula="of:=AVERAGE([$drer_rmsf.A46:$drer_rmsf.K46])" office:value-type="float" office:value="1.11251306301984" calcext:value-type="float">
            <text:p>1,11251306301984</text:p>
          </table:table-cell>
          <table:table-cell table:number-columns-repeated="3"/>
          <table:table-cell table:formula="of:=ROW()-1" office:value-type="float" office:value="53" calcext:value-type="float">
            <text:p>53</text:p>
          </table:table-cell>
          <table:table-cell table:formula="of:=AVERAGE([$hsap_rmsf.J50:$hsap_rmsf.T50])" office:value-type="float" office:value="0.903908997774125" calcext:value-type="float">
            <text:p>0,903908997774125</text:p>
          </table:table-cell>
          <table:table-cell table:formula="of:=AVERAGE([$mmus_rmsf.J50:$mmus_rmsf.T50])" office:value-type="float" office:value="1.72811275720597" calcext:value-type="float">
            <text:p>1,72811275720597</text:p>
          </table:table-cell>
          <table:table-cell table:formula="of:=AVERAGE([$ggal_rmsf.J49:$ggal_rmsf.T49])" office:value-type="float" office:value="0.84139296412468" calcext:value-type="float">
            <text:p>0,84139296412468</text:p>
          </table:table-cell>
          <table:table-cell table:formula="of:=AVERAGE([$xlae_rmsf.J53:$xlae_rmsf.T53])" office:value-type="float" office:value="1.25281774997712" calcext:value-type="float">
            <text:p>1,25281774997712</text:p>
          </table:table-cell>
          <table:table-cell table:formula="of:=AVERAGE([$drer_rmsf.J46:$drer_rmsf.T46])" office:value-type="float" office:value="1.04346454143524" calcext:value-type="float">
            <text:p>1,04346454143524</text:p>
          </table:table-cell>
          <table:table-cell table:number-columns-repeated="15"/>
        </table:table-row>
        <table:table-row table:style-name="ro1">
          <table:table-cell table:formula="of:=ROW()" office:value-type="float" office:value="55" calcext:value-type="float">
            <text:p>55</text:p>
          </table:table-cell>
          <table:table-cell table:formula="of:=AVERAGE([$hsap_rmsf.A51:$hsap_rmsf.K51])" office:value-type="float" office:value="1.16390435100902" calcext:value-type="float">
            <text:p>1,16390435100902</text:p>
          </table:table-cell>
          <table:table-cell table:formula="of:=AVERAGE([$mmus_rmsf.A51:$mmus_rmsf.K51])" office:value-type="float" office:value="1.66811361519727" calcext:value-type="float">
            <text:p>1,66811361519727</text:p>
          </table:table-cell>
          <table:table-cell table:formula="of:=AVERAGE([$ggal_rmsf.A50:$ggal_rmsf.K50])" office:value-type="float" office:value="1.0104784327403" calcext:value-type="float">
            <text:p>1,0104784327403</text:p>
          </table:table-cell>
          <table:table-cell table:formula="of:=AVERAGE([$xlae_rmsf.A54:$xlae_rmsf.K54])" office:value-type="float" office:value="1.53791148152438" calcext:value-type="float">
            <text:p>1,53791148152438</text:p>
          </table:table-cell>
          <table:table-cell table:formula="of:=AVERAGE([$drer_rmsf.A47:$drer_rmsf.K47])" office:value-type="float" office:value="1.22795656138854" calcext:value-type="float">
            <text:p>1,22795656138854</text:p>
          </table:table-cell>
          <table:table-cell table:number-columns-repeated="3"/>
          <table:table-cell table:formula="of:=ROW()-1" office:value-type="float" office:value="54" calcext:value-type="float">
            <text:p>54</text:p>
          </table:table-cell>
          <table:table-cell table:formula="of:=AVERAGE([$hsap_rmsf.J51:$hsap_rmsf.T51])" office:value-type="float" office:value="1.12869101762772" calcext:value-type="float">
            <text:p>1,12869101762772</text:p>
          </table:table-cell>
          <table:table-cell table:formula="of:=AVERAGE([$mmus_rmsf.J51:$mmus_rmsf.T51])" office:value-type="float" office:value="1.7723770737648" calcext:value-type="float">
            <text:p>1,7723770737648</text:p>
          </table:table-cell>
          <table:table-cell table:formula="of:=AVERAGE([$ggal_rmsf.J50:$ggal_rmsf.T50])" office:value-type="float" office:value="0.992351025342942" calcext:value-type="float">
            <text:p>0,992351025342942</text:p>
          </table:table-cell>
          <table:table-cell table:formula="of:=AVERAGE([$xlae_rmsf.J54:$xlae_rmsf.T54])" office:value-type="float" office:value="1.36074185371399" calcext:value-type="float">
            <text:p>1,36074185371399</text:p>
          </table:table-cell>
          <table:table-cell table:formula="of:=AVERAGE([$drer_rmsf.J47:$drer_rmsf.T47])" office:value-type="float" office:value="1.00315538048744" calcext:value-type="float">
            <text:p>1,00315538048744</text:p>
          </table:table-cell>
          <table:table-cell table:number-columns-repeated="15"/>
        </table:table-row>
        <table:table-row table:style-name="ro1">
          <table:table-cell table:formula="of:=ROW()" office:value-type="float" office:value="56" calcext:value-type="float">
            <text:p>56</text:p>
          </table:table-cell>
          <table:table-cell table:formula="of:=AVERAGE([$hsap_rmsf.A52:$hsap_rmsf.K52])" office:value-type="float" office:value="1.45620824917533" calcext:value-type="float">
            <text:p>1,45620824917533</text:p>
          </table:table-cell>
          <table:table-cell table:formula="of:=AVERAGE([$mmus_rmsf.A52:$mmus_rmsf.K52])" office:value-type="float" office:value="2.08681795755907" calcext:value-type="float">
            <text:p>2,08681795755907</text:p>
          </table:table-cell>
          <table:table-cell table:formula="of:=AVERAGE([$ggal_rmsf.A51:$ggal_rmsf.K51])" office:value-type="float" office:value="1.63239070299669" calcext:value-type="float">
            <text:p>1,63239070299669</text:p>
          </table:table-cell>
          <table:table-cell table:formula="of:=AVERAGE([$xlae_rmsf.A55:$xlae_rmsf.K55])" office:value-type="float" office:value="2.22539921503934" calcext:value-type="float">
            <text:p>2,22539921503934</text:p>
          </table:table-cell>
          <table:table-cell table:formula="of:=AVERAGE([$drer_rmsf.A48:$drer_rmsf.K48])" office:value-type="float" office:value="1.44302430603894" calcext:value-type="float">
            <text:p>1,44302430603894</text:p>
          </table:table-cell>
          <table:table-cell table:number-columns-repeated="3"/>
          <table:table-cell table:formula="of:=ROW()-1" office:value-type="float" office:value="55" calcext:value-type="float">
            <text:p>55</text:p>
          </table:table-cell>
          <table:table-cell table:formula="of:=AVERAGE([$hsap_rmsf.J52:$hsap_rmsf.T52])" office:value-type="float" office:value="1.46061486005784" calcext:value-type="float">
            <text:p>1,46061486005784</text:p>
          </table:table-cell>
          <table:table-cell table:formula="of:=AVERAGE([$mmus_rmsf.J52:$mmus_rmsf.T52])" office:value-type="float" office:value="1.77403604984283" calcext:value-type="float">
            <text:p>1,77403604984283</text:p>
          </table:table-cell>
          <table:table-cell table:formula="of:=AVERAGE([$ggal_rmsf.J51:$ggal_rmsf.T51])" office:value-type="float" office:value="1.67389553785324" calcext:value-type="float">
            <text:p>1,67389553785324</text:p>
          </table:table-cell>
          <table:table-cell table:formula="of:=AVERAGE([$xlae_rmsf.J55:$xlae_rmsf.T55])" office:value-type="float" office:value="1.84495836496354" calcext:value-type="float">
            <text:p>1,84495836496354</text:p>
          </table:table-cell>
          <table:table-cell table:formula="of:=AVERAGE([$drer_rmsf.J48:$drer_rmsf.T48])" office:value-type="float" office:value="1.20316886901856" calcext:value-type="float">
            <text:p>1,20316886901856</text:p>
          </table:table-cell>
          <table:table-cell table:number-columns-repeated="15"/>
        </table:table-row>
        <table:table-row table:style-name="ro1">
          <table:table-cell table:formula="of:=ROW()" office:value-type="float" office:value="57" calcext:value-type="float">
            <text:p>57</text:p>
          </table:table-cell>
          <table:table-cell table:formula="of:=AVERAGE([$hsap_rmsf.A53:$hsap_rmsf.K53])" office:value-type="float" office:value="1.51135223237818" calcext:value-type="float">
            <text:p>1,51135223237818</text:p>
          </table:table-cell>
          <table:table-cell table:formula="of:=AVERAGE([$mmus_rmsf.A53:$mmus_rmsf.K53])" office:value-type="float" office:value="2.37978553156766" calcext:value-type="float">
            <text:p>2,37978553156766</text:p>
          </table:table-cell>
          <table:table-cell table:formula="of:=AVERAGE([$ggal_rmsf.A52:$ggal_rmsf.K52])" office:value-type="float" office:value="2.09974321194042" calcext:value-type="float">
            <text:p>2,09974321194042</text:p>
          </table:table-cell>
          <table:table-cell table:formula="of:=AVERAGE([$xlae_rmsf.A56:$xlae_rmsf.K56])" office:value-type="float" office:value="2.44176305933519" calcext:value-type="float">
            <text:p>2,44176305933519</text:p>
          </table:table-cell>
          <table:table-cell table:formula="of:=AVERAGE([$drer_rmsf.A49:$drer_rmsf.K49])" office:value-type="float" office:value="1.85139938756769" calcext:value-type="float">
            <text:p>1,85139938756769</text:p>
          </table:table-cell>
          <table:table-cell table:number-columns-repeated="3"/>
          <table:table-cell table:formula="of:=ROW()-1" office:value-type="float" office:value="56" calcext:value-type="float">
            <text:p>56</text:p>
          </table:table-cell>
          <table:table-cell table:formula="of:=AVERAGE([$hsap_rmsf.J53:$hsap_rmsf.T53])" office:value-type="float" office:value="1.40435779094696" calcext:value-type="float">
            <text:p>1,40435779094696</text:p>
          </table:table-cell>
          <table:table-cell table:formula="of:=AVERAGE([$mmus_rmsf.J53:$mmus_rmsf.T53])" office:value-type="float" office:value="2.10585367679596" calcext:value-type="float">
            <text:p>2,10585367679596</text:p>
          </table:table-cell>
          <table:table-cell table:formula="of:=AVERAGE([$ggal_rmsf.J52:$ggal_rmsf.T52])" office:value-type="float" office:value="2.90055739879608" calcext:value-type="float">
            <text:p>2,90055739879608</text:p>
          </table:table-cell>
          <table:table-cell table:formula="of:=AVERAGE([$xlae_rmsf.J56:$xlae_rmsf.T56])" office:value-type="float" office:value="2.10977619886398" calcext:value-type="float">
            <text:p>2,10977619886398</text:p>
          </table:table-cell>
          <table:table-cell table:formula="of:=AVERAGE([$drer_rmsf.J49:$drer_rmsf.T49])" office:value-type="float" office:value="1.59999310970307" calcext:value-type="float">
            <text:p>1,59999310970307</text:p>
          </table:table-cell>
          <table:table-cell table:number-columns-repeated="15"/>
        </table:table-row>
        <table:table-row table:style-name="ro1">
          <table:table-cell table:formula="of:=ROW()" office:value-type="float" office:value="58" calcext:value-type="float">
            <text:p>58</text:p>
          </table:table-cell>
          <table:table-cell table:formula="of:=AVERAGE([$hsap_rmsf.A54:$hsap_rmsf.K54])" office:value-type="float" office:value="1.61937760248011" calcext:value-type="float">
            <text:p>1,61937760248011</text:p>
          </table:table-cell>
          <table:table-cell table:formula="of:=AVERAGE([$mmus_rmsf.A54:$mmus_rmsf.K54])" office:value-type="float" office:value="2.40649171597221" calcext:value-type="float">
            <text:p>2,40649171597221</text:p>
          </table:table-cell>
          <table:table-cell table:formula="of:=AVERAGE([$ggal_rmsf.A53:$ggal_rmsf.K53])" office:value-type="float" office:value="2.95429076637268" calcext:value-type="float">
            <text:p>2,95429076637268</text:p>
          </table:table-cell>
          <table:table-cell table:formula="of:=AVERAGE([$xlae_rmsf.A57:$xlae_rmsf.K57])" office:value-type="float" office:value="3.03309966135892" calcext:value-type="float">
            <text:p>3,03309966135892</text:p>
          </table:table-cell>
          <table:table-cell table:formula="of:=AVERAGE([$drer_rmsf.A50:$drer_rmsf.K50])" office:value-type="float" office:value="1.98353073408647" calcext:value-type="float">
            <text:p>1,98353073408647</text:p>
          </table:table-cell>
          <table:table-cell table:number-columns-repeated="3"/>
          <table:table-cell table:formula="of:=ROW()-1" office:value-type="float" office:value="57" calcext:value-type="float">
            <text:p>57</text:p>
          </table:table-cell>
          <table:table-cell table:formula="of:=AVERAGE([$hsap_rmsf.J54:$hsap_rmsf.T54])" office:value-type="float" office:value="1.51265931129456" calcext:value-type="float">
            <text:p>1,51265931129456</text:p>
          </table:table-cell>
          <table:table-cell table:formula="of:=AVERAGE([$mmus_rmsf.J54:$mmus_rmsf.T54])" office:value-type="float" office:value="2.14167177677155" calcext:value-type="float">
            <text:p>2,14167177677155</text:p>
          </table:table-cell>
          <table:table-cell table:formula="of:=AVERAGE([$ggal_rmsf.J53:$ggal_rmsf.T53])" office:value-type="float" office:value="3.29295909404754" calcext:value-type="float">
            <text:p>3,29295909404754</text:p>
          </table:table-cell>
          <table:table-cell table:formula="of:=AVERAGE([$xlae_rmsf.J57:$xlae_rmsf.T57])" office:value-type="float" office:value="2.24095964431763" calcext:value-type="float">
            <text:p>2,24095964431763</text:p>
          </table:table-cell>
          <table:table-cell table:formula="of:=AVERAGE([$drer_rmsf.J50:$drer_rmsf.T50])" office:value-type="float" office:value="1.69409418106079" calcext:value-type="float">
            <text:p>1,69409418106079</text:p>
          </table:table-cell>
          <table:table-cell table:number-columns-repeated="15"/>
        </table:table-row>
        <table:table-row table:style-name="ro1">
          <table:table-cell table:formula="of:=ROW()" office:value-type="float" office:value="59" calcext:value-type="float">
            <text:p>59</text:p>
          </table:table-cell>
          <table:table-cell table:formula="of:=AVERAGE([$hsap_rmsf.A55:$hsap_rmsf.K55])" office:value-type="float" office:value="1.68497783170873" calcext:value-type="float">
            <text:p>1,68497783170873</text:p>
          </table:table-cell>
          <table:table-cell table:formula="of:=AVERAGE([$mmus_rmsf.A55:$mmus_rmsf.K55])" office:value-type="float" office:value="2.66084710681222" calcext:value-type="float">
            <text:p>2,66084710681222</text:p>
          </table:table-cell>
          <table:table-cell table:formula="of:=AVERAGE([$ggal_rmsf.A54:$ggal_rmsf.K54])" office:value-type="float" office:value="2.37716234156522" calcext:value-type="float">
            <text:p>2,37716234156522</text:p>
          </table:table-cell>
          <table:table-cell table:formula="of:=AVERAGE([$xlae_rmsf.A58:$xlae_rmsf.K58])" office:value-type="float" office:value="3.04178232542211" calcext:value-type="float">
            <text:p>3,04178232542211</text:p>
          </table:table-cell>
          <table:table-cell table:formula="of:=AVERAGE([$drer_rmsf.A51:$drer_rmsf.K51])" office:value-type="float" office:value="2.25523011705919" calcext:value-type="float">
            <text:p>2,25523011705919</text:p>
          </table:table-cell>
          <table:table-cell table:number-columns-repeated="3"/>
          <table:table-cell table:formula="of:=ROW()-1" office:value-type="float" office:value="58" calcext:value-type="float">
            <text:p>58</text:p>
          </table:table-cell>
          <table:table-cell table:formula="of:=AVERAGE([$hsap_rmsf.J55:$hsap_rmsf.T55])" office:value-type="float" office:value="1.6561176776886" calcext:value-type="float">
            <text:p>1,6561176776886</text:p>
          </table:table-cell>
          <table:table-cell table:formula="of:=AVERAGE([$mmus_rmsf.J55:$mmus_rmsf.T55])" office:value-type="float" office:value="2.66116142272949" calcext:value-type="float">
            <text:p>2,66116142272949</text:p>
          </table:table-cell>
          <table:table-cell table:formula="of:=AVERAGE([$ggal_rmsf.J54:$ggal_rmsf.T54])" office:value-type="float" office:value="2.6328022480011" calcext:value-type="float">
            <text:p>2,6328022480011</text:p>
          </table:table-cell>
          <table:table-cell table:formula="of:=AVERAGE([$xlae_rmsf.J58:$xlae_rmsf.T58])" office:value-type="float" office:value="2.5233199596405" calcext:value-type="float">
            <text:p>2,5233199596405</text:p>
          </table:table-cell>
          <table:table-cell table:formula="of:=AVERAGE([$drer_rmsf.J51:$drer_rmsf.T51])" office:value-type="float" office:value="1.90063846111298" calcext:value-type="float">
            <text:p>1,90063846111298</text:p>
          </table:table-cell>
          <table:table-cell table:number-columns-repeated="15"/>
        </table:table-row>
        <table:table-row table:style-name="ro1">
          <table:table-cell table:formula="of:=ROW()" office:value-type="float" office:value="60" calcext:value-type="float">
            <text:p>60</text:p>
          </table:table-cell>
          <table:table-cell table:formula="of:=AVERAGE([$hsap_rmsf.A56:$hsap_rmsf.K56])" office:value-type="float" office:value="1.79281403052243" calcext:value-type="float">
            <text:p>1,79281403052243</text:p>
          </table:table-cell>
          <table:table-cell table:formula="of:=AVERAGE([$mmus_rmsf.A56:$mmus_rmsf.K56])" office:value-type="float" office:value="2.81029676374956" calcext:value-type="float">
            <text:p>2,81029676374956</text:p>
          </table:table-cell>
          <table:table-cell table:formula="of:=AVERAGE([$ggal_rmsf.A55:$ggal_rmsf.K55])" office:value-type="float" office:value="2.29882136087591" calcext:value-type="float">
            <text:p>2,29882136087591</text:p>
          </table:table-cell>
          <table:table-cell table:formula="of:=AVERAGE([$xlae_rmsf.A59:$xlae_rmsf.K59])" office:value-type="float" office:value="3.23299560399489" calcext:value-type="float">
            <text:p>3,23299560399489</text:p>
          </table:table-cell>
          <table:table-cell table:formula="of:=AVERAGE([$drer_rmsf.A52:$drer_rmsf.K52])" office:value-type="float" office:value="2.5356060410725" calcext:value-type="float">
            <text:p>2,5356060410725</text:p>
          </table:table-cell>
          <table:table-cell table:number-columns-repeated="3"/>
          <table:table-cell table:formula="of:=ROW()-1" office:value-type="float" office:value="59" calcext:value-type="float">
            <text:p>59</text:p>
          </table:table-cell>
          <table:table-cell table:formula="of:=AVERAGE([$hsap_rmsf.J56:$hsap_rmsf.T56])" office:value-type="float" office:value="1.81907922029495" calcext:value-type="float">
            <text:p>1,81907922029495</text:p>
          </table:table-cell>
          <table:table-cell table:formula="of:=AVERAGE([$mmus_rmsf.J56:$mmus_rmsf.T56])" office:value-type="float" office:value="2.84881854057312" calcext:value-type="float">
            <text:p>2,84881854057312</text:p>
          </table:table-cell>
          <table:table-cell table:formula="of:=AVERAGE([$ggal_rmsf.J55:$ggal_rmsf.T55])" office:value-type="float" office:value="2.12115687131882" calcext:value-type="float">
            <text:p>2,12115687131882</text:p>
          </table:table-cell>
          <table:table-cell table:formula="of:=AVERAGE([$xlae_rmsf.J59:$xlae_rmsf.T59])" office:value-type="float" office:value="2.61244332790375" calcext:value-type="float">
            <text:p>2,61244332790375</text:p>
          </table:table-cell>
          <table:table-cell table:formula="of:=AVERAGE([$drer_rmsf.J52:$drer_rmsf.T52])" office:value-type="float" office:value="2.34967768192292" calcext:value-type="float">
            <text:p>2,34967768192292</text:p>
          </table:table-cell>
          <table:table-cell table:number-columns-repeated="15"/>
        </table:table-row>
        <table:table-row table:style-name="ro1">
          <table:table-cell table:formula="of:=ROW()" office:value-type="float" office:value="61" calcext:value-type="float">
            <text:p>61</text:p>
          </table:table-cell>
          <table:table-cell table:formula="of:=AVERAGE([$hsap_rmsf.A57:$hsap_rmsf.K57])" office:value-type="float" office:value="1.62473921301061" calcext:value-type="float">
            <text:p>1,62473921301061</text:p>
          </table:table-cell>
          <table:table-cell table:formula="of:=AVERAGE([$mmus_rmsf.A57:$mmus_rmsf.K57])" office:value-type="float" office:value="2.41915609543194" calcext:value-type="float">
            <text:p>2,41915609543194</text:p>
          </table:table-cell>
          <table:table-cell table:formula="of:=AVERAGE([$ggal_rmsf.A56:$ggal_rmsf.K56])" office:value-type="float" office:value="1.88108917390997" calcext:value-type="float">
            <text:p>1,88108917390997</text:p>
          </table:table-cell>
          <table:table-cell table:formula="of:=AVERAGE([$xlae_rmsf.A60:$xlae_rmsf.K60])" office:value-type="float" office:value="2.81073691682295" calcext:value-type="float">
            <text:p>2,81073691682295</text:p>
          </table:table-cell>
          <table:table-cell table:formula="of:=AVERAGE([$drer_rmsf.A53:$drer_rmsf.K53])" office:value-type="float" office:value="3.01905087972121" calcext:value-type="float">
            <text:p>3,01905087972121</text:p>
          </table:table-cell>
          <table:table-cell table:number-columns-repeated="3"/>
          <table:table-cell table:formula="of:=ROW()-1" office:value-type="float" office:value="60" calcext:value-type="float">
            <text:p>60</text:p>
          </table:table-cell>
          <table:table-cell table:formula="of:=AVERAGE([$hsap_rmsf.J57:$hsap_rmsf.T57])" office:value-type="float" office:value="1.58901870250702" calcext:value-type="float">
            <text:p>1,58901870250702</text:p>
          </table:table-cell>
          <table:table-cell table:formula="of:=AVERAGE([$mmus_rmsf.J57:$mmus_rmsf.T57])" office:value-type="float" office:value="2.57570254802704" calcext:value-type="float">
            <text:p>2,57570254802704</text:p>
          </table:table-cell>
          <table:table-cell table:formula="of:=AVERAGE([$ggal_rmsf.J56:$ggal_rmsf.T56])" office:value-type="float" office:value="2.26365041732788" calcext:value-type="float">
            <text:p>2,26365041732788</text:p>
          </table:table-cell>
          <table:table-cell table:formula="of:=AVERAGE([$xlae_rmsf.J60:$xlae_rmsf.T60])" office:value-type="float" office:value="2.36495178937912" calcext:value-type="float">
            <text:p>2,36495178937912</text:p>
          </table:table-cell>
          <table:table-cell table:formula="of:=AVERAGE([$drer_rmsf.J53:$drer_rmsf.T53])" office:value-type="float" office:value="2.36641311645508" calcext:value-type="float">
            <text:p>2,36641311645508</text:p>
          </table:table-cell>
          <table:table-cell table:number-columns-repeated="15"/>
        </table:table-row>
        <table:table-row table:style-name="ro1">
          <table:table-cell table:formula="of:=ROW()" office:value-type="float" office:value="62" calcext:value-type="float">
            <text:p>62</text:p>
          </table:table-cell>
          <table:table-cell table:formula="of:=AVERAGE([$hsap_rmsf.A58:$hsap_rmsf.K58])" office:value-type="float" office:value="1.69407879266566" calcext:value-type="float">
            <text:p>1,69407879266566</text:p>
          </table:table-cell>
          <table:table-cell table:formula="of:=AVERAGE([$mmus_rmsf.A58:$mmus_rmsf.K58])" office:value-type="float" office:value="2.40719156147697" calcext:value-type="float">
            <text:p>2,40719156147697</text:p>
          </table:table-cell>
          <table:table-cell table:formula="of:=AVERAGE([$ggal_rmsf.A57:$ggal_rmsf.K57])" office:value-type="float" office:value="1.70793300608548" calcext:value-type="float">
            <text:p>1,70793300608548</text:p>
          </table:table-cell>
          <table:table-cell table:formula="of:=AVERAGE([$xlae_rmsf.A61:$xlae_rmsf.K61])" office:value-type="float" office:value="2.80923430759083" calcext:value-type="float">
            <text:p>2,80923430759083</text:p>
          </table:table-cell>
          <table:table-cell table:formula="of:=AVERAGE([$drer_rmsf.A54:$drer_rmsf.K54])" office:value-type="float" office:value="2.61370624862671" calcext:value-type="float">
            <text:p>2,61370624862671</text:p>
          </table:table-cell>
          <table:table-cell table:number-columns-repeated="3"/>
          <table:table-cell table:formula="of:=ROW()-1" office:value-type="float" office:value="61" calcext:value-type="float">
            <text:p>61</text:p>
          </table:table-cell>
          <table:table-cell table:formula="of:=AVERAGE([$hsap_rmsf.J58:$hsap_rmsf.T58])" office:value-type="float" office:value="1.70685321092606" calcext:value-type="float">
            <text:p>1,70685321092606</text:p>
          </table:table-cell>
          <table:table-cell table:formula="of:=AVERAGE([$mmus_rmsf.J58:$mmus_rmsf.T58])" office:value-type="float" office:value="2.64431762695312" calcext:value-type="float">
            <text:p>2,64431762695312</text:p>
          </table:table-cell>
          <table:table-cell table:formula="of:=AVERAGE([$ggal_rmsf.J57:$ggal_rmsf.T57])" office:value-type="float" office:value="2.08346503973007" calcext:value-type="float">
            <text:p>2,08346503973007</text:p>
          </table:table-cell>
          <table:table-cell table:formula="of:=AVERAGE([$xlae_rmsf.J61:$xlae_rmsf.T61])" office:value-type="float" office:value="2.40521669387818" calcext:value-type="float">
            <text:p>2,40521669387818</text:p>
          </table:table-cell>
          <table:table-cell table:formula="of:=AVERAGE([$drer_rmsf.J54:$drer_rmsf.T54])" office:value-type="float" office:value="2.10613745450973" calcext:value-type="float">
            <text:p>2,10613745450973</text:p>
          </table:table-cell>
          <table:table-cell table:number-columns-repeated="15"/>
        </table:table-row>
        <table:table-row table:style-name="ro1">
          <table:table-cell table:formula="of:=ROW()" office:value-type="float" office:value="63" calcext:value-type="float">
            <text:p>63</text:p>
          </table:table-cell>
          <table:table-cell table:formula="of:=AVERAGE([$hsap_rmsf.A59:$hsap_rmsf.K59])" office:value-type="float" office:value="1.80398122895674" calcext:value-type="float">
            <text:p>1,80398122895674</text:p>
          </table:table-cell>
          <table:table-cell table:formula="of:=AVERAGE([$mmus_rmsf.A59:$mmus_rmsf.K59])" office:value-type="float" office:value="2.41386822346081" calcext:value-type="float">
            <text:p>2,41386822346081</text:p>
          </table:table-cell>
          <table:table-cell table:formula="of:=AVERAGE([$ggal_rmsf.A58:$ggal_rmsf.K58])" office:value-type="float" office:value="1.96674818108298" calcext:value-type="float">
            <text:p>1,96674818108298</text:p>
          </table:table-cell>
          <table:table-cell table:formula="of:=AVERAGE([$xlae_rmsf.A62:$xlae_rmsf.K62])" office:value-type="float" office:value="2.84242128406178" calcext:value-type="float">
            <text:p>2,84242128406178</text:p>
          </table:table-cell>
          <table:table-cell table:formula="of:=AVERAGE([$drer_rmsf.A55:$drer_rmsf.K55])" office:value-type="float" office:value="3.12928167518963" calcext:value-type="float">
            <text:p>3,12928167518963</text:p>
          </table:table-cell>
          <table:table-cell table:number-columns-repeated="3"/>
          <table:table-cell table:formula="of:=ROW()-1" office:value-type="float" office:value="62" calcext:value-type="float">
            <text:p>62</text:p>
          </table:table-cell>
          <table:table-cell table:formula="of:=AVERAGE([$hsap_rmsf.J59:$hsap_rmsf.T59])" office:value-type="float" office:value="1.79346466064454" calcext:value-type="float">
            <text:p>1,79346466064454</text:p>
          </table:table-cell>
          <table:table-cell table:formula="of:=AVERAGE([$mmus_rmsf.J59:$mmus_rmsf.T59])" office:value-type="float" office:value="2.55329132080078" calcext:value-type="float">
            <text:p>2,55329132080078</text:p>
          </table:table-cell>
          <table:table-cell table:formula="of:=AVERAGE([$ggal_rmsf.J58:$ggal_rmsf.T58])" office:value-type="float" office:value="2.23125779628753" calcext:value-type="float">
            <text:p>2,23125779628753</text:p>
          </table:table-cell>
          <table:table-cell table:formula="of:=AVERAGE([$xlae_rmsf.J62:$xlae_rmsf.T62])" office:value-type="float" office:value="2.55178964138031" calcext:value-type="float">
            <text:p>2,55178964138031</text:p>
          </table:table-cell>
          <table:table-cell table:formula="of:=AVERAGE([$drer_rmsf.J55:$drer_rmsf.T55])" office:value-type="float" office:value="2.59252941608429" calcext:value-type="float">
            <text:p>2,59252941608429</text:p>
          </table:table-cell>
          <table:table-cell table:number-columns-repeated="15"/>
        </table:table-row>
        <table:table-row table:style-name="ro1">
          <table:table-cell table:formula="of:=ROW()" office:value-type="float" office:value="64" calcext:value-type="float">
            <text:p>64</text:p>
          </table:table-cell>
          <table:table-cell table:number-columns-repeated="4"/>
          <table:table-cell table:formula="of:=AVERAGE([$drer_rmsf.A56:$drer_rmsf.K56])" office:value-type="float" office:value="2.94859776224656" calcext:value-type="float">
            <text:p>2,94859776224656</text:p>
          </table:table-cell>
          <table:table-cell table:number-columns-repeated="3"/>
          <table:table-cell table:formula="of:=ROW()-1" office:value-type="float" office:value="63" calcext:value-type="float">
            <text:p>63</text:p>
          </table:table-cell>
          <table:table-cell table:formula="of:=AVERAGE([$hsap_rmsf.J60:$hsap_rmsf.T60])" office:value-type="float" office:value="1.75892347097397" calcext:value-type="float">
            <text:p>1,75892347097397</text:p>
          </table:table-cell>
          <table:table-cell table:formula="of:=AVERAGE([$mmus_rmsf.J60:$mmus_rmsf.T60])" office:value-type="float" office:value="2.33566164970397" calcext:value-type="float">
            <text:p>2,33566164970397</text:p>
          </table:table-cell>
          <table:table-cell table:formula="of:=AVERAGE([$ggal_rmsf.J59:$ggal_rmsf.T59])" office:value-type="float" office:value="2.22571456432342" calcext:value-type="float">
            <text:p>2,22571456432342</text:p>
          </table:table-cell>
          <table:table-cell table:formula="of:=AVERAGE([$xlae_rmsf.J63:$xlae_rmsf.T63])" office:value-type="float" office:value="2.44997090101242" calcext:value-type="float">
            <text:p>2,44997090101242</text:p>
          </table:table-cell>
          <table:table-cell table:formula="of:=AVERAGE([$drer_rmsf.J56:$drer_rmsf.T56])" office:value-type="float" office:value="2.72736781835556" calcext:value-type="float">
            <text:p>2,72736781835556</text:p>
          </table:table-cell>
          <table:table-cell table:number-columns-repeated="15"/>
        </table:table-row>
        <table:table-row table:style-name="ro1">
          <table:table-cell table:formula="of:=ROW()" office:value-type="float" office:value="65" calcext:value-type="float">
            <text:p>65</text:p>
          </table:table-cell>
          <table:table-cell table:number-columns-repeated="4"/>
          <table:table-cell table:formula="of:=AVERAGE([$drer_rmsf.A57:$drer_rmsf.K57])" office:value-type="float" office:value="2.31744036591617" calcext:value-type="float">
            <text:p>2,31744036591617</text:p>
          </table:table-cell>
          <table:table-cell table:number-columns-repeated="3"/>
          <table:table-cell table:formula="of:=ROW()-1" office:value-type="float" office:value="64" calcext:value-type="float">
            <text:p>64</text:p>
          </table:table-cell>
          <table:table-cell table:number-columns-repeated="4"/>
          <table:table-cell table:formula="of:=AVERAGE([$drer_rmsf.J57:$drer_rmsf.T57])" office:value-type="float" office:value="2.17736458778381" calcext:value-type="float">
            <text:p>2,17736458778381</text:p>
          </table:table-cell>
          <table:table-cell table:number-columns-repeated="15"/>
        </table:table-row>
        <table:table-row table:style-name="ro1">
          <table:table-cell table:formula="of:=ROW()" office:value-type="float" office:value="66" calcext:value-type="float">
            <text:p>66</text:p>
          </table:table-cell>
          <table:table-cell table:number-columns-repeated="4"/>
          <table:table-cell table:formula="of:=AVERAGE([$drer_rmsf.A58:$drer_rmsf.K58])" office:value-type="float" office:value="2.11627063374259" calcext:value-type="float">
            <text:p>2,11627063374259</text:p>
          </table:table-cell>
          <table:table-cell table:number-columns-repeated="3"/>
          <table:table-cell table:formula="of:=ROW()-1" office:value-type="float" office:value="65" calcext:value-type="float">
            <text:p>65</text:p>
          </table:table-cell>
          <table:table-cell table:number-columns-repeated="4"/>
          <table:table-cell table:formula="of:=AVERAGE([$drer_rmsf.J58:$drer_rmsf.T58])" office:value-type="float" office:value="2.07145965099335" calcext:value-type="float">
            <text:p>2,07145965099335</text:p>
          </table:table-cell>
          <table:table-cell table:number-columns-repeated="15"/>
        </table:table-row>
        <table:table-row table:style-name="ro1">
          <table:table-cell table:formula="of:=ROW()" office:value-type="float" office:value="67" calcext:value-type="float">
            <text:p>67</text:p>
          </table:table-cell>
          <table:table-cell table:number-columns-repeated="4"/>
          <table:table-cell table:formula="of:=AVERAGE([$drer_rmsf.A59:$drer_rmsf.K59])" office:value-type="float" office:value="2.19392271327279" calcext:value-type="float">
            <text:p>2,19392271327279</text:p>
          </table:table-cell>
          <table:table-cell table:number-columns-repeated="3"/>
          <table:table-cell table:formula="of:=ROW()-1" office:value-type="float" office:value="66" calcext:value-type="float">
            <text:p>66</text:p>
          </table:table-cell>
          <table:table-cell table:number-columns-repeated="4"/>
          <table:table-cell table:formula="of:=AVERAGE([$drer_rmsf.J59:$drer_rmsf.T59])" office:value-type="float" office:value="1.90606153011322" calcext:value-type="float">
            <text:p>1,90606153011322</text:p>
          </table:table-cell>
          <table:table-cell table:number-columns-repeated="15"/>
        </table:table-row>
        <table:table-row table:style-name="ro1">
          <table:table-cell table:formula="of:=ROW()" office:value-type="float" office:value="68" calcext:value-type="float">
            <text:p>68</text:p>
          </table:table-cell>
          <table:table-cell table:number-columns-repeated="4"/>
          <table:table-cell table:formula="of:=AVERAGE([$drer_rmsf.A60:$drer_rmsf.K60])" office:value-type="float" office:value="2.06917081112601" calcext:value-type="float">
            <text:p>2,06917081112601</text:p>
          </table:table-cell>
          <table:table-cell table:number-columns-repeated="3"/>
          <table:table-cell table:formula="of:=ROW()-1" office:value-type="float" office:value="67" calcext:value-type="float">
            <text:p>67</text:p>
          </table:table-cell>
          <table:table-cell table:number-columns-repeated="4"/>
          <table:table-cell table:formula="of:=AVERAGE([$drer_rmsf.J60:$drer_rmsf.T60])" office:value-type="float" office:value="1.74258643388749" calcext:value-type="float">
            <text:p>1,74258643388749</text:p>
          </table:table-cell>
          <table:table-cell table:number-columns-repeated="15"/>
        </table:table-row>
        <table:table-row table:style-name="ro1">
          <table:table-cell table:formula="of:=ROW()" office:value-type="float" office:value="69" calcext:value-type="float">
            <text:p>69</text:p>
          </table:table-cell>
          <table:table-cell table:formula="of:=AVERAGE([$hsap_rmsf.A60:$hsap_rmsf.K60])" office:value-type="float" office:value="1.74743034923553" calcext:value-type="float">
            <text:p>1,74743034923553</text:p>
          </table:table-cell>
          <table:table-cell table:formula="of:=AVERAGE([$mmus_rmsf.A60:$mmus_rmsf.K60])" office:value-type="float" office:value="2.1890198499957" calcext:value-type="float">
            <text:p>2,1890198499957</text:p>
          </table:table-cell>
          <table:table-cell table:formula="of:=AVERAGE([$ggal_rmsf.A59:$ggal_rmsf.K59])" office:value-type="float" office:value="1.79488126502297" calcext:value-type="float">
            <text:p>1,79488126502297</text:p>
          </table:table-cell>
          <table:table-cell table:formula="of:=AVERAGE([$xlae_rmsf.A63:$xlae_rmsf.K63])" office:value-type="float" office:value="2.6089910960839" calcext:value-type="float">
            <text:p>2,6089910960839</text:p>
          </table:table-cell>
          <table:table-cell table:formula="of:=AVERAGE([$drer_rmsf.A61:$drer_rmsf.K61])" office:value-type="float" office:value="2.14656369673642" calcext:value-type="float">
            <text:p>2,14656369673642</text:p>
          </table:table-cell>
          <table:table-cell table:number-columns-repeated="3"/>
          <table:table-cell table:formula="of:=ROW()-1" office:value-type="float" office:value="68" calcext:value-type="float">
            <text:p>68</text:p>
          </table:table-cell>
          <table:table-cell table:number-columns-repeated="4"/>
          <table:table-cell table:formula="of:=AVERAGE([$drer_rmsf.J61:$drer_rmsf.T61])" office:value-type="float" office:value="1.87867975234985" calcext:value-type="float">
            <text:p>1,87867975234985</text:p>
          </table:table-cell>
          <table:table-cell table:number-columns-repeated="15"/>
        </table:table-row>
        <table:table-row table:style-name="ro1">
          <table:table-cell table:formula="of:=ROW()" office:value-type="float" office:value="70" calcext:value-type="float">
            <text:p>70</text:p>
          </table:table-cell>
          <table:table-cell table:formula="of:=AVERAGE([$hsap_rmsf.A61:$hsap_rmsf.K61])" office:value-type="float" office:value="1.9755781151234" calcext:value-type="float">
            <text:p>1,9755781151234</text:p>
          </table:table-cell>
          <table:table-cell table:formula="of:=AVERAGE([$mmus_rmsf.A61:$mmus_rmsf.K61])" office:value-type="float" office:value="2.18730797729145" calcext:value-type="float">
            <text:p>2,18730797729145</text:p>
          </table:table-cell>
          <table:table-cell table:formula="of:=AVERAGE([$ggal_rmsf.A60:$ggal_rmsf.K60])" office:value-type="float" office:value="1.61959835092371" calcext:value-type="float">
            <text:p>1,61959835092371</text:p>
          </table:table-cell>
          <table:table-cell table:formula="of:=AVERAGE([$xlae_rmsf.A64:$xlae_rmsf.K64])" office:value-type="float" office:value="2.67723627395977" calcext:value-type="float">
            <text:p>2,67723627395977</text:p>
          </table:table-cell>
          <table:table-cell table:formula="of:=AVERAGE([$drer_rmsf.A62:$drer_rmsf.K62])" office:value-type="float" office:value="2.18516257304799" calcext:value-type="float">
            <text:p>2,18516257304799</text:p>
          </table:table-cell>
          <table:table-cell table:number-columns-repeated="3"/>
          <table:table-cell table:formula="of:=ROW()-1" office:value-type="float" office:value="69" calcext:value-type="float">
            <text:p>69</text:p>
          </table:table-cell>
          <table:table-cell table:formula="of:=AVERAGE([$hsap_rmsf.J61:$hsap_rmsf.T61])" office:value-type="float" office:value="1.86651521921158" calcext:value-type="float">
            <text:p>1,86651521921158</text:p>
          </table:table-cell>
          <table:table-cell table:formula="of:=AVERAGE([$mmus_rmsf.J61:$mmus_rmsf.T61])" office:value-type="float" office:value="2.38569390773773" calcext:value-type="float">
            <text:p>2,38569390773773</text:p>
          </table:table-cell>
          <table:table-cell table:formula="of:=AVERAGE([$ggal_rmsf.J60:$ggal_rmsf.T60])" office:value-type="float" office:value="2.25776207447052" calcext:value-type="float">
            <text:p>2,25776207447052</text:p>
          </table:table-cell>
          <table:table-cell table:formula="of:=AVERAGE([$xlae_rmsf.J64:$xlae_rmsf.T64])" office:value-type="float" office:value="2.53444498777389" calcext:value-type="float">
            <text:p>2,53444498777389</text:p>
          </table:table-cell>
          <table:table-cell table:formula="of:=AVERAGE([$drer_rmsf.J62:$drer_rmsf.T62])" office:value-type="float" office:value="1.94359600543976" calcext:value-type="float">
            <text:p>1,94359600543976</text:p>
          </table:table-cell>
          <table:table-cell table:number-columns-repeated="15"/>
        </table:table-row>
        <table:table-row table:style-name="ro1">
          <table:table-cell table:formula="of:=ROW()" office:value-type="float" office:value="71" calcext:value-type="float">
            <text:p>71</text:p>
          </table:table-cell>
          <table:table-cell table:formula="of:=AVERAGE([$hsap_rmsf.A62:$hsap_rmsf.K62])" office:value-type="float" office:value="2.2563830648665" calcext:value-type="float">
            <text:p>2,2563830648665</text:p>
          </table:table-cell>
          <table:table-cell table:formula="of:=AVERAGE([$mmus_rmsf.A62:$mmus_rmsf.K62])" office:value-type="float" office:value="2.21705157503648" calcext:value-type="float">
            <text:p>2,21705157503648</text:p>
          </table:table-cell>
          <table:table-cell table:formula="of:=AVERAGE([$ggal_rmsf.A61:$ggal_rmsf.K61])" office:value-type="float" office:value="1.7607310226163" calcext:value-type="float">
            <text:p>1,7607310226163</text:p>
          </table:table-cell>
          <table:table-cell table:formula="of:=AVERAGE([$xlae_rmsf.A65:$xlae_rmsf.K65])" office:value-type="float" office:value="2.95255129500302" calcext:value-type="float">
            <text:p>2,95255129500302</text:p>
          </table:table-cell>
          <table:table-cell table:formula="of:=AVERAGE([$drer_rmsf.A63:$drer_rmsf.K63])" office:value-type="float" office:value="2.28347088759336" calcext:value-type="float">
            <text:p>2,28347088759336</text:p>
          </table:table-cell>
          <table:table-cell table:number-columns-repeated="3"/>
          <table:table-cell table:formula="of:=ROW()-1" office:value-type="float" office:value="70" calcext:value-type="float">
            <text:p>70</text:p>
          </table:table-cell>
          <table:table-cell table:formula="of:=AVERAGE([$hsap_rmsf.J62:$hsap_rmsf.T62])" office:value-type="float" office:value="2.03094130754471" calcext:value-type="float">
            <text:p>2,03094130754471</text:p>
          </table:table-cell>
          <table:table-cell table:formula="of:=AVERAGE([$mmus_rmsf.J62:$mmus_rmsf.T62])" office:value-type="float" office:value="2.41185009479523" calcext:value-type="float">
            <text:p>2,41185009479523</text:p>
          </table:table-cell>
          <table:table-cell table:formula="of:=AVERAGE([$ggal_rmsf.J61:$ggal_rmsf.T61])" office:value-type="float" office:value="2.30253499746322" calcext:value-type="float">
            <text:p>2,30253499746322</text:p>
          </table:table-cell>
          <table:table-cell table:formula="of:=AVERAGE([$xlae_rmsf.J65:$xlae_rmsf.T65])" office:value-type="float" office:value="2.64929515123367" calcext:value-type="float">
            <text:p>2,64929515123367</text:p>
          </table:table-cell>
          <table:table-cell table:formula="of:=AVERAGE([$drer_rmsf.J63:$drer_rmsf.T63])" office:value-type="float" office:value="2.01952236890793" calcext:value-type="float">
            <text:p>2,01952236890793</text:p>
          </table:table-cell>
          <table:table-cell table:number-columns-repeated="15"/>
        </table:table-row>
        <table:table-row table:style-name="ro1">
          <table:table-cell table:formula="of:=ROW()" office:value-type="float" office:value="72" calcext:value-type="float">
            <text:p>72</text:p>
          </table:table-cell>
          <table:table-cell table:formula="of:=AVERAGE([$hsap_rmsf.A63:$hsap_rmsf.K63])" office:value-type="float" office:value="2.18689392858332" calcext:value-type="float">
            <text:p>2,18689392858332</text:p>
          </table:table-cell>
          <table:table-cell table:formula="of:=AVERAGE([$mmus_rmsf.A63:$mmus_rmsf.K63])" office:value-type="float" office:value="1.94392662427035" calcext:value-type="float">
            <text:p>1,94392662427035</text:p>
          </table:table-cell>
          <table:table-cell table:formula="of:=AVERAGE([$ggal_rmsf.A62:$ggal_rmsf.K62])" office:value-type="float" office:value="1.67326232760689" calcext:value-type="float">
            <text:p>1,67326232760689</text:p>
          </table:table-cell>
          <table:table-cell table:formula="of:=AVERAGE([$xlae_rmsf.A66:$xlae_rmsf.K66])" office:value-type="float" office:value="2.72351910482927" calcext:value-type="float">
            <text:p>2,72351910482927</text:p>
          </table:table-cell>
          <table:table-cell table:formula="of:=AVERAGE([$drer_rmsf.A64:$drer_rmsf.K64])" office:value-type="float" office:value="2.26538947145635" calcext:value-type="float">
            <text:p>2,26538947145635</text:p>
          </table:table-cell>
          <table:table-cell table:number-columns-repeated="3"/>
          <table:table-cell table:formula="of:=ROW()-1" office:value-type="float" office:value="71" calcext:value-type="float">
            <text:p>71</text:p>
          </table:table-cell>
          <table:table-cell table:formula="of:=AVERAGE([$hsap_rmsf.J63:$hsap_rmsf.T63])" office:value-type="float" office:value="2.03146404027939" calcext:value-type="float">
            <text:p>2,03146404027939</text:p>
          </table:table-cell>
          <table:table-cell table:formula="of:=AVERAGE([$mmus_rmsf.J63:$mmus_rmsf.T63])" office:value-type="float" office:value="1.99879950284958" calcext:value-type="float">
            <text:p>1,99879950284958</text:p>
          </table:table-cell>
          <table:table-cell table:formula="of:=AVERAGE([$ggal_rmsf.J62:$ggal_rmsf.T62])" office:value-type="float" office:value="2.21410185098648" calcext:value-type="float">
            <text:p>2,21410185098648</text:p>
          </table:table-cell>
          <table:table-cell table:formula="of:=AVERAGE([$xlae_rmsf.J66:$xlae_rmsf.T66])" office:value-type="float" office:value="2.52347236871719" calcext:value-type="float">
            <text:p>2,52347236871719</text:p>
          </table:table-cell>
          <table:table-cell table:formula="of:=AVERAGE([$drer_rmsf.J64:$drer_rmsf.T64])" office:value-type="float" office:value="1.95493692159653" calcext:value-type="float">
            <text:p>1,95493692159653</text:p>
          </table:table-cell>
          <table:table-cell table:number-columns-repeated="15"/>
        </table:table-row>
        <table:table-row table:style-name="ro1">
          <table:table-cell table:formula="of:=ROW()" office:value-type="float" office:value="73" calcext:value-type="float">
            <text:p>73</text:p>
          </table:table-cell>
          <table:table-cell table:formula="of:=AVERAGE([$hsap_rmsf.A64:$hsap_rmsf.K64])" office:value-type="float" office:value="1.77020783606096" calcext:value-type="float">
            <text:p>1,77020783606096</text:p>
          </table:table-cell>
          <table:table-cell table:formula="of:=AVERAGE([$mmus_rmsf.A64:$mmus_rmsf.K64])" office:value-type="float" office:value="1.69320724174846" calcext:value-type="float">
            <text:p>1,69320724174846</text:p>
          </table:table-cell>
          <table:table-cell table:formula="of:=AVERAGE([$ggal_rmsf.A63:$ggal_rmsf.K63])" office:value-type="float" office:value="1.33004139428052" calcext:value-type="float">
            <text:p>1,33004139428052</text:p>
          </table:table-cell>
          <table:table-cell table:formula="of:=AVERAGE([$xlae_rmsf.A67:$xlae_rmsf.K67])" office:value-type="float" office:value="2.33833038530177" calcext:value-type="float">
            <text:p>2,33833038530177</text:p>
          </table:table-cell>
          <table:table-cell table:formula="of:=AVERAGE([$drer_rmsf.A65:$drer_rmsf.K65])" office:value-type="float" office:value="1.88557304671201" calcext:value-type="float">
            <text:p>1,88557304671201</text:p>
          </table:table-cell>
          <table:table-cell table:number-columns-repeated="3"/>
          <table:table-cell table:formula="of:=ROW()-1" office:value-type="float" office:value="72" calcext:value-type="float">
            <text:p>72</text:p>
          </table:table-cell>
          <table:table-cell table:formula="of:=AVERAGE([$hsap_rmsf.J64:$hsap_rmsf.T64])" office:value-type="float" office:value="1.71387028694153" calcext:value-type="float">
            <text:p>1,71387028694153</text:p>
          </table:table-cell>
          <table:table-cell table:formula="of:=AVERAGE([$mmus_rmsf.J64:$mmus_rmsf.T64])" office:value-type="float" office:value="1.86992770433426" calcext:value-type="float">
            <text:p>1,86992770433426</text:p>
          </table:table-cell>
          <table:table-cell table:formula="of:=AVERAGE([$ggal_rmsf.J63:$ggal_rmsf.T63])" office:value-type="float" office:value="1.82879865169525" calcext:value-type="float">
            <text:p>1,82879865169525</text:p>
          </table:table-cell>
          <table:table-cell table:formula="of:=AVERAGE([$xlae_rmsf.J67:$xlae_rmsf.T67])" office:value-type="float" office:value="2.39634716510773" calcext:value-type="float">
            <text:p>2,39634716510773</text:p>
          </table:table-cell>
          <table:table-cell table:formula="of:=AVERAGE([$drer_rmsf.J65:$drer_rmsf.T65])" office:value-type="float" office:value="1.7075469493866" calcext:value-type="float">
            <text:p>1,7075469493866</text:p>
          </table:table-cell>
          <table:table-cell table:number-columns-repeated="15"/>
        </table:table-row>
        <table:table-row table:style-name="ro1">
          <table:table-cell table:formula="of:=ROW()" office:value-type="float" office:value="74" calcext:value-type="float">
            <text:p>74</text:p>
          </table:table-cell>
          <table:table-cell table:formula="of:=AVERAGE([$hsap_rmsf.A65:$hsap_rmsf.K65])" office:value-type="float" office:value="1.65554209284696" calcext:value-type="float">
            <text:p>1,65554209284696</text:p>
          </table:table-cell>
          <table:table-cell table:formula="of:=AVERAGE([$mmus_rmsf.A65:$mmus_rmsf.K65])" office:value-type="float" office:value="1.50763552801306" calcext:value-type="float">
            <text:p>1,50763552801306</text:p>
          </table:table-cell>
          <table:table-cell table:formula="of:=AVERAGE([$ggal_rmsf.A64:$ggal_rmsf.K64])" office:value-type="float" office:value="1.20522396275954" calcext:value-type="float">
            <text:p>1,20522396275954</text:p>
          </table:table-cell>
          <table:table-cell table:formula="of:=AVERAGE([$xlae_rmsf.A68:$xlae_rmsf.K68])" office:value-type="float" office:value="2.12624282050046" calcext:value-type="float">
            <text:p>2,12624282050046</text:p>
          </table:table-cell>
          <table:table-cell table:formula="of:=AVERAGE([$drer_rmsf.A66:$drer_rmsf.K66])" office:value-type="float" office:value="1.7313419425999" calcext:value-type="float">
            <text:p>1,7313419425999</text:p>
          </table:table-cell>
          <table:table-cell table:number-columns-repeated="3"/>
          <table:table-cell table:formula="of:=ROW()-1" office:value-type="float" office:value="73" calcext:value-type="float">
            <text:p>73</text:p>
          </table:table-cell>
          <table:table-cell table:formula="of:=AVERAGE([$hsap_rmsf.J65:$hsap_rmsf.T65])" office:value-type="float" office:value="1.58805638551712" calcext:value-type="float">
            <text:p>1,58805638551712</text:p>
          </table:table-cell>
          <table:table-cell table:formula="of:=AVERAGE([$mmus_rmsf.J65:$mmus_rmsf.T65])" office:value-type="float" office:value="1.74340444803238" calcext:value-type="float">
            <text:p>1,74340444803238</text:p>
          </table:table-cell>
          <table:table-cell table:formula="of:=AVERAGE([$ggal_rmsf.J64:$ggal_rmsf.T64])" office:value-type="float" office:value="1.63503628969193" calcext:value-type="float">
            <text:p>1,63503628969193</text:p>
          </table:table-cell>
          <table:table-cell table:formula="of:=AVERAGE([$xlae_rmsf.J68:$xlae_rmsf.T68])" office:value-type="float" office:value="2.43014389276505" calcext:value-type="float">
            <text:p>2,43014389276505</text:p>
          </table:table-cell>
          <table:table-cell table:formula="of:=AVERAGE([$drer_rmsf.J66:$drer_rmsf.T66])" office:value-type="float" office:value="1.64599055051804" calcext:value-type="float">
            <text:p>1,64599055051804</text:p>
          </table:table-cell>
          <table:table-cell table:number-columns-repeated="15"/>
        </table:table-row>
        <table:table-row table:style-name="ro1">
          <table:table-cell table:formula="of:=ROW()" office:value-type="float" office:value="75" calcext:value-type="float">
            <text:p>75</text:p>
          </table:table-cell>
          <table:table-cell table:formula="of:=AVERAGE([$hsap_rmsf.A66:$hsap_rmsf.K66])" office:value-type="float" office:value="1.60779852154472" calcext:value-type="float">
            <text:p>1,60779852154472</text:p>
          </table:table-cell>
          <table:table-cell table:formula="of:=AVERAGE([$mmus_rmsf.A66:$mmus_rmsf.K66])" office:value-type="float" office:value="1.4351111241566" calcext:value-type="float">
            <text:p>1,4351111241566</text:p>
          </table:table-cell>
          <table:table-cell table:formula="of:=AVERAGE([$ggal_rmsf.A65:$ggal_rmsf.K65])" office:value-type="float" office:value="1.19230424619154" calcext:value-type="float">
            <text:p>1,19230424619154</text:p>
          </table:table-cell>
          <table:table-cell table:formula="of:=AVERAGE([$xlae_rmsf.A69:$xlae_rmsf.K69])" office:value-type="float" office:value="2.01172762970317" calcext:value-type="float">
            <text:p>2,01172762970317</text:p>
          </table:table-cell>
          <table:table-cell table:formula="of:=AVERAGE([$drer_rmsf.A67:$drer_rmsf.K67])" office:value-type="float" office:value="1.51302787999934" calcext:value-type="float">
            <text:p>1,51302787999934</text:p>
          </table:table-cell>
          <table:table-cell table:number-columns-repeated="3"/>
          <table:table-cell table:formula="of:=ROW()-1" office:value-type="float" office:value="74" calcext:value-type="float">
            <text:p>74</text:p>
          </table:table-cell>
          <table:table-cell table:formula="of:=AVERAGE([$hsap_rmsf.J66:$hsap_rmsf.T66])" office:value-type="float" office:value="1.52118831872941" calcext:value-type="float">
            <text:p>1,52118831872941</text:p>
          </table:table-cell>
          <table:table-cell table:formula="of:=AVERAGE([$mmus_rmsf.J66:$mmus_rmsf.T66])" office:value-type="float" office:value="1.83034056425095" calcext:value-type="float">
            <text:p>1,83034056425095</text:p>
          </table:table-cell>
          <table:table-cell table:formula="of:=AVERAGE([$ggal_rmsf.J65:$ggal_rmsf.T65])" office:value-type="float" office:value="1.65988540649414" calcext:value-type="float">
            <text:p>1,65988540649414</text:p>
          </table:table-cell>
          <table:table-cell table:formula="of:=AVERAGE([$xlae_rmsf.J69:$xlae_rmsf.T69])" office:value-type="float" office:value="2.02298712730408" calcext:value-type="float">
            <text:p>2,02298712730408</text:p>
          </table:table-cell>
          <table:table-cell table:formula="of:=AVERAGE([$drer_rmsf.J67:$drer_rmsf.T67])" office:value-type="float" office:value="1.37162446975708" calcext:value-type="float">
            <text:p>1,37162446975708</text:p>
          </table:table-cell>
          <table:table-cell table:number-columns-repeated="15"/>
        </table:table-row>
        <table:table-row table:style-name="ro1">
          <table:table-cell table:formula="of:=ROW()" office:value-type="float" office:value="76" calcext:value-type="float">
            <text:p>76</text:p>
          </table:table-cell>
          <table:table-cell table:formula="of:=AVERAGE([$hsap_rmsf.A67:$hsap_rmsf.K67])" office:value-type="float" office:value="1.65561922221791" calcext:value-type="float">
            <text:p>1,65561922221791</text:p>
          </table:table-cell>
          <table:table-cell table:formula="of:=AVERAGE([$mmus_rmsf.A67:$mmus_rmsf.K67])" office:value-type="float" office:value="1.48883278530988" calcext:value-type="float">
            <text:p>1,48883278530988</text:p>
          </table:table-cell>
          <table:table-cell table:formula="of:=AVERAGE([$ggal_rmsf.A66:$ggal_rmsf.K66])" office:value-type="float" office:value="1.35467759571769" calcext:value-type="float">
            <text:p>1,35467759571769</text:p>
          </table:table-cell>
          <table:table-cell table:formula="of:=AVERAGE([$xlae_rmsf.A70:$xlae_rmsf.K70])" office:value-type="float" office:value="1.94492672093825" calcext:value-type="float">
            <text:p>1,94492672093825</text:p>
          </table:table-cell>
          <table:table-cell table:formula="of:=AVERAGE([$drer_rmsf.A68:$drer_rmsf.K68])" office:value-type="float" office:value="1.50143127776753" calcext:value-type="float">
            <text:p>1,50143127776753</text:p>
          </table:table-cell>
          <table:table-cell table:number-columns-repeated="3"/>
          <table:table-cell table:formula="of:=ROW()-1" office:value-type="float" office:value="75" calcext:value-type="float">
            <text:p>75</text:p>
          </table:table-cell>
          <table:table-cell table:formula="of:=AVERAGE([$hsap_rmsf.J67:$hsap_rmsf.T67])" office:value-type="float" office:value="1.48140281438828" calcext:value-type="float">
            <text:p>1,48140281438828</text:p>
          </table:table-cell>
          <table:table-cell table:formula="of:=AVERAGE([$mmus_rmsf.J67:$mmus_rmsf.T67])" office:value-type="float" office:value="2.10490822792053" calcext:value-type="float">
            <text:p>2,10490822792053</text:p>
          </table:table-cell>
          <table:table-cell table:formula="of:=AVERAGE([$ggal_rmsf.J66:$ggal_rmsf.T66])" office:value-type="float" office:value="1.85885590314865" calcext:value-type="float">
            <text:p>1,85885590314865</text:p>
          </table:table-cell>
          <table:table-cell table:formula="of:=AVERAGE([$xlae_rmsf.J70:$xlae_rmsf.T70])" office:value-type="float" office:value="1.87081903219223" calcext:value-type="float">
            <text:p>1,87081903219223</text:p>
          </table:table-cell>
          <table:table-cell table:formula="of:=AVERAGE([$drer_rmsf.J68:$drer_rmsf.T68])" office:value-type="float" office:value="1.2504569888115" calcext:value-type="float">
            <text:p>1,2504569888115</text:p>
          </table:table-cell>
          <table:table-cell table:number-columns-repeated="15"/>
        </table:table-row>
        <table:table-row table:style-name="ro1">
          <table:table-cell table:formula="of:=ROW()" office:value-type="float" office:value="77" calcext:value-type="float">
            <text:p>77</text:p>
          </table:table-cell>
          <table:table-cell table:formula="of:=AVERAGE([$hsap_rmsf.A68:$hsap_rmsf.K68])" office:value-type="float" office:value="1.93972022652366" calcext:value-type="float">
            <text:p>1,93972022652366</text:p>
          </table:table-cell>
          <table:table-cell table:formula="of:=AVERAGE([$mmus_rmsf.A68:$mmus_rmsf.K68])" office:value-type="float" office:value="1.41880157893788" calcext:value-type="float">
            <text:p>1,41880157893788</text:p>
          </table:table-cell>
          <table:table-cell table:formula="of:=AVERAGE([$ggal_rmsf.A67:$ggal_rmsf.K67])" office:value-type="float" office:value="1.21031733572006" calcext:value-type="float">
            <text:p>1,21031733572006</text:p>
          </table:table-cell>
          <table:table-cell table:formula="of:=AVERAGE([$xlae_rmsf.A71:$xlae_rmsf.K71])" office:value-type="float" office:value="1.85896078811645" calcext:value-type="float">
            <text:p>1,85896078811645</text:p>
          </table:table-cell>
          <table:table-cell table:formula="of:=AVERAGE([$drer_rmsf.A69:$drer_rmsf.K69])" office:value-type="float" office:value="1.69215608632868" calcext:value-type="float">
            <text:p>1,69215608632868</text:p>
          </table:table-cell>
          <table:table-cell table:number-columns-repeated="3"/>
          <table:table-cell table:formula="of:=ROW()-1" office:value-type="float" office:value="76" calcext:value-type="float">
            <text:p>76</text:p>
          </table:table-cell>
          <table:table-cell table:formula="of:=AVERAGE([$hsap_rmsf.J68:$hsap_rmsf.T68])" office:value-type="float" office:value="1.72645628452301" calcext:value-type="float">
            <text:p>1,72645628452301</text:p>
          </table:table-cell>
          <table:table-cell table:formula="of:=AVERAGE([$mmus_rmsf.J68:$mmus_rmsf.T68])" office:value-type="float" office:value="1.85363715887069" calcext:value-type="float">
            <text:p>1,85363715887069</text:p>
          </table:table-cell>
          <table:table-cell table:formula="of:=AVERAGE([$ggal_rmsf.J67:$ggal_rmsf.T67])" office:value-type="float" office:value="1.4898242354393" calcext:value-type="float">
            <text:p>1,4898242354393</text:p>
          </table:table-cell>
          <table:table-cell table:formula="of:=AVERAGE([$xlae_rmsf.J71:$xlae_rmsf.T71])" office:value-type="float" office:value="1.89320230484009" calcext:value-type="float">
            <text:p>1,89320230484009</text:p>
          </table:table-cell>
          <table:table-cell table:formula="of:=AVERAGE([$drer_rmsf.J69:$drer_rmsf.T69])" office:value-type="float" office:value="1.66577923297882" calcext:value-type="float">
            <text:p>1,66577923297882</text:p>
          </table:table-cell>
          <table:table-cell table:number-columns-repeated="15"/>
        </table:table-row>
        <table:table-row table:style-name="ro1">
          <table:table-cell table:formula="of:=ROW()" office:value-type="float" office:value="78" calcext:value-type="float">
            <text:p>78</text:p>
          </table:table-cell>
          <table:table-cell table:formula="of:=AVERAGE([$hsap_rmsf.A69:$hsap_rmsf.K69])" office:value-type="float" office:value="2.06511392665863" calcext:value-type="float">
            <text:p>2,06511392665863</text:p>
          </table:table-cell>
          <table:table-cell table:formula="of:=AVERAGE([$mmus_rmsf.A69:$mmus_rmsf.K69])" office:value-type="float" office:value="1.49547134318959" calcext:value-type="float">
            <text:p>1,49547134318959</text:p>
          </table:table-cell>
          <table:table-cell table:formula="of:=AVERAGE([$ggal_rmsf.A68:$ggal_rmsf.K68])" office:value-type="float" office:value="1.23215066679174" calcext:value-type="float">
            <text:p>1,23215066679174</text:p>
          </table:table-cell>
          <table:table-cell table:formula="of:=AVERAGE([$xlae_rmsf.A72:$xlae_rmsf.K72])" office:value-type="float" office:value="1.89049310616927" calcext:value-type="float">
            <text:p>1,89049310616927</text:p>
          </table:table-cell>
          <table:table-cell table:formula="of:=AVERAGE([$drer_rmsf.A70:$drer_rmsf.K70])" office:value-type="float" office:value="1.62027919043454" calcext:value-type="float">
            <text:p>1,62027919043454</text:p>
          </table:table-cell>
          <table:table-cell table:number-columns-repeated="3"/>
          <table:table-cell table:formula="of:=ROW()-1" office:value-type="float" office:value="77" calcext:value-type="float">
            <text:p>77</text:p>
          </table:table-cell>
          <table:table-cell table:formula="of:=AVERAGE([$hsap_rmsf.J69:$hsap_rmsf.T69])" office:value-type="float" office:value="1.32642805576325" calcext:value-type="float">
            <text:p>1,32642805576325</text:p>
          </table:table-cell>
          <table:table-cell table:formula="of:=AVERAGE([$mmus_rmsf.J69:$mmus_rmsf.T69])" office:value-type="float" office:value="1.98623204231262" calcext:value-type="float">
            <text:p>1,98623204231262</text:p>
          </table:table-cell>
          <table:table-cell table:formula="of:=AVERAGE([$ggal_rmsf.J68:$ggal_rmsf.T68])" office:value-type="float" office:value="1.4985563158989" calcext:value-type="float">
            <text:p>1,4985563158989</text:p>
          </table:table-cell>
          <table:table-cell table:formula="of:=AVERAGE([$xlae_rmsf.J72:$xlae_rmsf.T72])" office:value-type="float" office:value="2.03785306215286" calcext:value-type="float">
            <text:p>2,03785306215286</text:p>
          </table:table-cell>
          <table:table-cell table:formula="of:=AVERAGE([$drer_rmsf.J70:$drer_rmsf.T70])" office:value-type="float" office:value="1.44235610961914" calcext:value-type="float">
            <text:p>1,44235610961914</text:p>
          </table:table-cell>
          <table:table-cell table:number-columns-repeated="15"/>
        </table:table-row>
        <table:table-row table:style-name="ro1">
          <table:table-cell table:formula="of:=ROW()" office:value-type="float" office:value="79" calcext:value-type="float">
            <text:p>79</text:p>
          </table:table-cell>
          <table:table-cell table:formula="of:=AVERAGE([$hsap_rmsf.A70:$hsap_rmsf.K70])" office:value-type="float" office:value="2.24558615943215" calcext:value-type="float">
            <text:p>2,24558615943215</text:p>
          </table:table-cell>
          <table:table-cell table:formula="of:=AVERAGE([$mmus_rmsf.A70:$mmus_rmsf.K70])" office:value-type="float" office:value="1.82968219069394" calcext:value-type="float">
            <text:p>1,82968219069394</text:p>
          </table:table-cell>
          <table:table-cell table:formula="of:=AVERAGE([$ggal_rmsf.A69:$ggal_rmsf.K69])" office:value-type="float" office:value="1.3507878379423" calcext:value-type="float">
            <text:p>1,3507878379423</text:p>
          </table:table-cell>
          <table:table-cell table:formula="of:=AVERAGE([$xlae_rmsf.A73:$xlae_rmsf.K73])" office:value-type="float" office:value="2.35094049943057" calcext:value-type="float">
            <text:p>2,35094049943057</text:p>
          </table:table-cell>
          <table:table-cell table:formula="of:=AVERAGE([$drer_rmsf.A71:$drer_rmsf.K71])" office:value-type="float" office:value="1.49861639977542" calcext:value-type="float">
            <text:p>1,49861639977542</text:p>
          </table:table-cell>
          <table:table-cell table:number-columns-repeated="3"/>
          <table:table-cell table:formula="of:=ROW()-1" office:value-type="float" office:value="78" calcext:value-type="float">
            <text:p>78</text:p>
          </table:table-cell>
          <table:table-cell table:formula="of:=AVERAGE([$hsap_rmsf.J70:$hsap_rmsf.T70])" office:value-type="float" office:value="1.76021355390549" calcext:value-type="float">
            <text:p>1,76021355390549</text:p>
          </table:table-cell>
          <table:table-cell table:formula="of:=AVERAGE([$mmus_rmsf.J70:$mmus_rmsf.T70])" office:value-type="float" office:value="1.80305832624436" calcext:value-type="float">
            <text:p>1,80305832624436</text:p>
          </table:table-cell>
          <table:table-cell table:formula="of:=AVERAGE([$ggal_rmsf.J69:$ggal_rmsf.T69])" office:value-type="float" office:value="1.72035026550293" calcext:value-type="float">
            <text:p>1,72035026550293</text:p>
          </table:table-cell>
          <table:table-cell table:formula="of:=AVERAGE([$xlae_rmsf.J73:$xlae_rmsf.T73])" office:value-type="float" office:value="2.80834114551544" calcext:value-type="float">
            <text:p>2,80834114551544</text:p>
          </table:table-cell>
          <table:table-cell table:formula="of:=AVERAGE([$drer_rmsf.J71:$drer_rmsf.T71])" office:value-type="float" office:value="1.39815896749497" calcext:value-type="float">
            <text:p>1,39815896749497</text:p>
          </table:table-cell>
          <table:table-cell table:number-columns-repeated="15"/>
        </table:table-row>
        <table:table-row table:style-name="ro1">
          <table:table-cell table:formula="of:=ROW()" office:value-type="float" office:value="80" calcext:value-type="float">
            <text:p>80</text:p>
          </table:table-cell>
          <table:table-cell table:formula="of:=AVERAGE([$hsap_rmsf.A71:$hsap_rmsf.K71])" office:value-type="float" office:value="1.76390138161399" calcext:value-type="float">
            <text:p>1,76390138161399</text:p>
          </table:table-cell>
          <table:table-cell table:formula="of:=AVERAGE([$mmus_rmsf.A71:$mmus_rmsf.K71])" office:value-type="float" office:value="1.59674794916673" calcext:value-type="float">
            <text:p>1,59674794916673</text:p>
          </table:table-cell>
          <table:table-cell table:formula="of:=AVERAGE([$ggal_rmsf.A70:$ggal_rmsf.K70])" office:value-type="float" office:value="1.16617409198241" calcext:value-type="float">
            <text:p>1,16617409198241</text:p>
          </table:table-cell>
          <table:table-cell table:formula="of:=AVERAGE([$xlae_rmsf.A74:$xlae_rmsf.K74])" office:value-type="float" office:value="1.75947634744471" calcext:value-type="float">
            <text:p>1,75947634744471</text:p>
          </table:table-cell>
          <table:table-cell table:formula="of:=AVERAGE([$drer_rmsf.A72:$drer_rmsf.K72])" office:value-type="float" office:value="1.19864170218728" calcext:value-type="float">
            <text:p>1,19864170218728</text:p>
          </table:table-cell>
          <table:table-cell table:number-columns-repeated="3"/>
          <table:table-cell table:formula="of:=ROW()-1" office:value-type="float" office:value="79" calcext:value-type="float">
            <text:p>79</text:p>
          </table:table-cell>
          <table:table-cell table:formula="of:=AVERAGE([$hsap_rmsf.J71:$hsap_rmsf.T71])" office:value-type="float" office:value="1.21160966157913" calcext:value-type="float">
            <text:p>1,21160966157913</text:p>
          </table:table-cell>
          <table:table-cell table:formula="of:=AVERAGE([$mmus_rmsf.J71:$mmus_rmsf.T71])" office:value-type="float" office:value="1.77945631742478" calcext:value-type="float">
            <text:p>1,77945631742478</text:p>
          </table:table-cell>
          <table:table-cell table:formula="of:=AVERAGE([$ggal_rmsf.J70:$ggal_rmsf.T70])" office:value-type="float" office:value="1.36231416463852" calcext:value-type="float">
            <text:p>1,36231416463852</text:p>
          </table:table-cell>
          <table:table-cell table:formula="of:=AVERAGE([$xlae_rmsf.J74:$xlae_rmsf.T74])" office:value-type="float" office:value="1.62703096866608" calcext:value-type="float">
            <text:p>1,62703096866608</text:p>
          </table:table-cell>
          <table:table-cell table:formula="of:=AVERAGE([$drer_rmsf.J72:$drer_rmsf.T72])" office:value-type="float" office:value="1.18529736995697" calcext:value-type="float">
            <text:p>1,18529736995697</text:p>
          </table:table-cell>
          <table:table-cell table:number-columns-repeated="15"/>
        </table:table-row>
        <table:table-row table:style-name="ro1">
          <table:table-cell table:formula="of:=ROW()" office:value-type="float" office:value="81" calcext:value-type="float">
            <text:p>81</text:p>
          </table:table-cell>
          <table:table-cell table:formula="of:=AVERAGE([$hsap_rmsf.A72:$hsap_rmsf.K72])" office:value-type="float" office:value="1.22887804398797" calcext:value-type="float">
            <text:p>1,22887804398797</text:p>
          </table:table-cell>
          <table:table-cell table:formula="of:=AVERAGE([$mmus_rmsf.A72:$mmus_rmsf.K72])" office:value-type="float" office:value="1.15875765308554" calcext:value-type="float">
            <text:p>1,15875765308554</text:p>
          </table:table-cell>
          <table:table-cell table:formula="of:=AVERAGE([$ggal_rmsf.A71:$ggal_rmsf.K71])" office:value-type="float" office:value="0.888129169663863" calcext:value-type="float">
            <text:p>0,888129169663863</text:p>
          </table:table-cell>
          <table:table-cell table:formula="of:=AVERAGE([$xlae_rmsf.A75:$xlae_rmsf.K75])" office:value-type="float" office:value="1.2297059854993" calcext:value-type="float">
            <text:p>1,2297059854993</text:p>
          </table:table-cell>
          <table:table-cell table:formula="of:=AVERAGE([$drer_rmsf.A73:$drer_rmsf.K73])" office:value-type="float" office:value="1.0870980377284" calcext:value-type="float">
            <text:p>1,0870980377284</text:p>
          </table:table-cell>
          <table:table-cell table:number-columns-repeated="3"/>
          <table:table-cell table:formula="of:=ROW()-1" office:value-type="float" office:value="80" calcext:value-type="float">
            <text:p>80</text:p>
          </table:table-cell>
          <table:table-cell table:formula="of:=AVERAGE([$hsap_rmsf.J72:$hsap_rmsf.T72])" office:value-type="float" office:value="0.908424437046051" calcext:value-type="float">
            <text:p>0,908424437046051</text:p>
          </table:table-cell>
          <table:table-cell table:formula="of:=AVERAGE([$mmus_rmsf.J72:$mmus_rmsf.T72])" office:value-type="float" office:value="1.33469790220261" calcext:value-type="float">
            <text:p>1,33469790220261</text:p>
          </table:table-cell>
          <table:table-cell table:formula="of:=AVERAGE([$ggal_rmsf.J71:$ggal_rmsf.T71])" office:value-type="float" office:value="0.911817431449892" calcext:value-type="float">
            <text:p>0,911817431449892</text:p>
          </table:table-cell>
          <table:table-cell table:formula="of:=AVERAGE([$xlae_rmsf.J75:$xlae_rmsf.T75])" office:value-type="float" office:value="1.26543146371842" calcext:value-type="float">
            <text:p>1,26543146371842</text:p>
          </table:table-cell>
          <table:table-cell table:formula="of:=AVERAGE([$drer_rmsf.J73:$drer_rmsf.T73])" office:value-type="float" office:value="1.10939759016037" calcext:value-type="float">
            <text:p>1,10939759016037</text:p>
          </table:table-cell>
          <table:table-cell table:number-columns-repeated="15"/>
        </table:table-row>
        <table:table-row table:style-name="ro1">
          <table:table-cell table:formula="of:=ROW()" office:value-type="float" office:value="82" calcext:value-type="float">
            <text:p>82</text:p>
          </table:table-cell>
          <table:table-cell table:formula="of:=AVERAGE([$hsap_rmsf.A73:$hsap_rmsf.K73])" office:value-type="float" office:value="0.970837586722634" calcext:value-type="float">
            <text:p>0,970837586722634</text:p>
          </table:table-cell>
          <table:table-cell table:formula="of:=AVERAGE([$mmus_rmsf.A73:$mmus_rmsf.K73])" office:value-type="float" office:value="0.969386324608195" calcext:value-type="float">
            <text:p>0,969386324608195</text:p>
          </table:table-cell>
          <table:table-cell table:formula="of:=AVERAGE([$ggal_rmsf.A72:$ggal_rmsf.K72])" office:value-type="float" office:value="0.75849277808172" calcext:value-type="float">
            <text:p>0,75849277808172</text:p>
          </table:table-cell>
          <table:table-cell table:formula="of:=AVERAGE([$xlae_rmsf.A76:$xlae_rmsf.K76])" office:value-type="float" office:value="1.03984578120492" calcext:value-type="float">
            <text:p>1,03984578120492</text:p>
          </table:table-cell>
          <table:table-cell table:formula="of:=AVERAGE([$drer_rmsf.A74:$drer_rmsf.K74])" office:value-type="float" office:value="1.01177246913216" calcext:value-type="float">
            <text:p>1,01177246913216</text:p>
          </table:table-cell>
          <table:table-cell table:number-columns-repeated="3"/>
          <table:table-cell table:formula="of:=ROW()-1" office:value-type="float" office:value="81" calcext:value-type="float">
            <text:p>81</text:p>
          </table:table-cell>
          <table:table-cell table:formula="of:=AVERAGE([$hsap_rmsf.J73:$hsap_rmsf.T73])" office:value-type="float" office:value="0.820826500654221" calcext:value-type="float">
            <text:p>0,820826500654221</text:p>
          </table:table-cell>
          <table:table-cell table:formula="of:=AVERAGE([$mmus_rmsf.J73:$mmus_rmsf.T73])" office:value-type="float" office:value="1.14382833242416" calcext:value-type="float">
            <text:p>1,14382833242416</text:p>
          </table:table-cell>
          <table:table-cell table:formula="of:=AVERAGE([$ggal_rmsf.J72:$ggal_rmsf.T72])" office:value-type="float" office:value="0.728647142648697" calcext:value-type="float">
            <text:p>0,728647142648697</text:p>
          </table:table-cell>
          <table:table-cell table:formula="of:=AVERAGE([$xlae_rmsf.J76:$xlae_rmsf.T76])" office:value-type="float" office:value="1.03652599453926" calcext:value-type="float">
            <text:p>1,03652599453926</text:p>
          </table:table-cell>
          <table:table-cell table:formula="of:=AVERAGE([$drer_rmsf.J74:$drer_rmsf.T74])" office:value-type="float" office:value="1.05419594049454" calcext:value-type="float">
            <text:p>1,05419594049454</text:p>
          </table:table-cell>
          <table:table-cell table:number-columns-repeated="15"/>
        </table:table-row>
        <table:table-row table:style-name="ro1">
          <table:table-cell table:formula="of:=ROW()" office:value-type="float" office:value="83" calcext:value-type="float">
            <text:p>83</text:p>
          </table:table-cell>
          <table:table-cell table:formula="of:=AVERAGE([$hsap_rmsf.A74:$hsap_rmsf.K74])" office:value-type="float" office:value="0.762076613239982" calcext:value-type="float">
            <text:p>0,762076613239982</text:p>
          </table:table-cell>
          <table:table-cell table:formula="of:=AVERAGE([$mmus_rmsf.A74:$mmus_rmsf.K74])" office:value-type="float" office:value="0.792239177371285" calcext:value-type="float">
            <text:p>0,792239177371285</text:p>
          </table:table-cell>
          <table:table-cell table:formula="of:=AVERAGE([$ggal_rmsf.A73:$ggal_rmsf.K73])" office:value-type="float" office:value="0.664273578368447" calcext:value-type="float">
            <text:p>0,664273578368447</text:p>
          </table:table-cell>
          <table:table-cell table:formula="of:=AVERAGE([$xlae_rmsf.A77:$xlae_rmsf.K77])" office:value-type="float" office:value="0.864543197655071" calcext:value-type="float">
            <text:p>0,864543197655071</text:p>
          </table:table-cell>
          <table:table-cell table:formula="of:=AVERAGE([$drer_rmsf.A75:$drer_rmsf.K75])" office:value-type="float" office:value="0.806978599540017" calcext:value-type="float">
            <text:p>0,806978599540017</text:p>
          </table:table-cell>
          <table:table-cell table:number-columns-repeated="3"/>
          <table:table-cell table:formula="of:=ROW()-1" office:value-type="float" office:value="82" calcext:value-type="float">
            <text:p>82</text:p>
          </table:table-cell>
          <table:table-cell table:formula="of:=AVERAGE([$hsap_rmsf.J74:$hsap_rmsf.T74])" office:value-type="float" office:value="0.746253997087479" calcext:value-type="float">
            <text:p>0,746253997087479</text:p>
          </table:table-cell>
          <table:table-cell table:formula="of:=AVERAGE([$mmus_rmsf.J74:$mmus_rmsf.T74])" office:value-type="float" office:value="0.893605530261993" calcext:value-type="float">
            <text:p>0,893605530261993</text:p>
          </table:table-cell>
          <table:table-cell table:formula="of:=AVERAGE([$ggal_rmsf.J73:$ggal_rmsf.T73])" office:value-type="float" office:value="0.628731966018677" calcext:value-type="float">
            <text:p>0,628731966018677</text:p>
          </table:table-cell>
          <table:table-cell table:formula="of:=AVERAGE([$xlae_rmsf.J77:$xlae_rmsf.T77])" office:value-type="float" office:value="0.843365609645844" calcext:value-type="float">
            <text:p>0,843365609645844</text:p>
          </table:table-cell>
          <table:table-cell table:formula="of:=AVERAGE([$drer_rmsf.J75:$drer_rmsf.T75])" office:value-type="float" office:value="0.775824844837188" calcext:value-type="float">
            <text:p>0,775824844837188</text:p>
          </table:table-cell>
          <table:table-cell table:number-columns-repeated="15"/>
        </table:table-row>
        <table:table-row table:style-name="ro1">
          <table:table-cell table:formula="of:=ROW()" office:value-type="float" office:value="84" calcext:value-type="float">
            <text:p>84</text:p>
          </table:table-cell>
          <table:table-cell table:formula="of:=AVERAGE([$hsap_rmsf.A75:$hsap_rmsf.K75])" office:value-type="float" office:value="0.847391111435977" calcext:value-type="float">
            <text:p>0,847391111435977</text:p>
          </table:table-cell>
          <table:table-cell table:formula="of:=AVERAGE([$mmus_rmsf.A75:$mmus_rmsf.K75])" office:value-type="float" office:value="0.882035707841006" calcext:value-type="float">
            <text:p>0,882035707841006</text:p>
          </table:table-cell>
          <table:table-cell table:formula="of:=AVERAGE([$ggal_rmsf.A74:$ggal_rmsf.K74])" office:value-type="float" office:value="0.725583031594363" calcext:value-type="float">
            <text:p>0,725583031594363</text:p>
          </table:table-cell>
          <table:table-cell table:formula="of:=AVERAGE([$xlae_rmsf.A78:$xlae_rmsf.K78])" office:value-type="float" office:value="0.944671984115254" calcext:value-type="float">
            <text:p>0,944671984115254</text:p>
          </table:table-cell>
          <table:table-cell table:formula="of:=AVERAGE([$drer_rmsf.A76:$drer_rmsf.K76])" office:value-type="float" office:value="0.976176032185641" calcext:value-type="float">
            <text:p>0,976176032185641</text:p>
          </table:table-cell>
          <table:table-cell table:number-columns-repeated="3"/>
          <table:table-cell table:formula="of:=ROW()-1" office:value-type="float" office:value="83" calcext:value-type="float">
            <text:p>83</text:p>
          </table:table-cell>
          <table:table-cell table:formula="of:=AVERAGE([$hsap_rmsf.J75:$hsap_rmsf.T75])" office:value-type="float" office:value="0.846212834119797" calcext:value-type="float">
            <text:p>0,846212834119797</text:p>
          </table:table-cell>
          <table:table-cell table:formula="of:=AVERAGE([$mmus_rmsf.J75:$mmus_rmsf.T75])" office:value-type="float" office:value="0.965911716222761" calcext:value-type="float">
            <text:p>0,965911716222761</text:p>
          </table:table-cell>
          <table:table-cell table:formula="of:=AVERAGE([$ggal_rmsf.J74:$ggal_rmsf.T74])" office:value-type="float" office:value="0.692285686731339" calcext:value-type="float">
            <text:p>0,692285686731339</text:p>
          </table:table-cell>
          <table:table-cell table:formula="of:=AVERAGE([$xlae_rmsf.J78:$xlae_rmsf.T78])" office:value-type="float" office:value="0.973838508129118" calcext:value-type="float">
            <text:p>0,973838508129118</text:p>
          </table:table-cell>
          <table:table-cell table:formula="of:=AVERAGE([$drer_rmsf.J76:$drer_rmsf.T76])" office:value-type="float" office:value="0.934901535511017" calcext:value-type="float">
            <text:p>0,934901535511017</text:p>
          </table:table-cell>
          <table:table-cell table:number-columns-repeated="15"/>
        </table:table-row>
        <table:table-row table:style-name="ro1">
          <table:table-cell table:formula="of:=ROW()" office:value-type="float" office:value="85" calcext:value-type="float">
            <text:p>85</text:p>
          </table:table-cell>
          <table:table-cell table:formula="of:=AVERAGE([$hsap_rmsf.A76:$hsap_rmsf.K76])" office:value-type="float" office:value="0.912514893890727" calcext:value-type="float">
            <text:p>0,912514893890727</text:p>
          </table:table-cell>
          <table:table-cell table:formula="of:=AVERAGE([$mmus_rmsf.A76:$mmus_rmsf.K76])" office:value-type="float" office:value="0.955997905631326" calcext:value-type="float">
            <text:p>0,955997905631326</text:p>
          </table:table-cell>
          <table:table-cell table:formula="of:=AVERAGE([$ggal_rmsf.A75:$ggal_rmsf.K75])" office:value-type="float" office:value="0.720487636877233" calcext:value-type="float">
            <text:p>0,720487636877233</text:p>
          </table:table-cell>
          <table:table-cell table:formula="of:=AVERAGE([$xlae_rmsf.A79:$xlae_rmsf.K79])" office:value-type="float" office:value="0.942688195253546" calcext:value-type="float">
            <text:p>0,942688195253546</text:p>
          </table:table-cell>
          <table:table-cell table:formula="of:=AVERAGE([$drer_rmsf.A77:$drer_rmsf.K77])" office:value-type="float" office:value="0.994523590072631" calcext:value-type="float">
            <text:p>0,994523590072631</text:p>
          </table:table-cell>
          <table:table-cell table:number-columns-repeated="3"/>
          <table:table-cell table:formula="of:=ROW()-1" office:value-type="float" office:value="84" calcext:value-type="float">
            <text:p>84</text:p>
          </table:table-cell>
          <table:table-cell table:formula="of:=AVERAGE([$hsap_rmsf.J76:$hsap_rmsf.T76])" office:value-type="float" office:value="0.901813775300981" calcext:value-type="float">
            <text:p>0,901813775300981</text:p>
          </table:table-cell>
          <table:table-cell table:formula="of:=AVERAGE([$mmus_rmsf.J76:$mmus_rmsf.T76])" office:value-type="float" office:value="1.07671561837196" calcext:value-type="float">
            <text:p>1,07671561837196</text:p>
          </table:table-cell>
          <table:table-cell table:formula="of:=AVERAGE([$ggal_rmsf.J75:$ggal_rmsf.T75])" office:value-type="float" office:value="0.680750548839569" calcext:value-type="float">
            <text:p>0,680750548839569</text:p>
          </table:table-cell>
          <table:table-cell table:formula="of:=AVERAGE([$xlae_rmsf.J79:$xlae_rmsf.T79])" office:value-type="float" office:value="0.996190309524536" calcext:value-type="float">
            <text:p>0,996190309524536</text:p>
          </table:table-cell>
          <table:table-cell table:formula="of:=AVERAGE([$drer_rmsf.J77:$drer_rmsf.T77])" office:value-type="float" office:value="0.930235534906387" calcext:value-type="float">
            <text:p>0,930235534906387</text:p>
          </table:table-cell>
          <table:table-cell table:number-columns-repeated="15"/>
        </table:table-row>
        <table:table-row table:style-name="ro1">
          <table:table-cell table:formula="of:=ROW()" office:value-type="float" office:value="86" calcext:value-type="float">
            <text:p>86</text:p>
          </table:table-cell>
          <table:table-cell table:formula="of:=AVERAGE([$hsap_rmsf.A77:$hsap_rmsf.K77])" office:value-type="float" office:value="1.06687108730143" calcext:value-type="float">
            <text:p>1,06687108730143</text:p>
          </table:table-cell>
          <table:table-cell table:formula="of:=AVERAGE([$mmus_rmsf.A77:$mmus_rmsf.K77])" office:value-type="float" office:value="1.17282167060332" calcext:value-type="float">
            <text:p>1,17282167060332</text:p>
          </table:table-cell>
          <table:table-cell table:formula="of:=AVERAGE([$ggal_rmsf.A76:$ggal_rmsf.K76])" office:value-type="float" office:value="0.944920181917711" calcext:value-type="float">
            <text:p>0,944920181917711</text:p>
          </table:table-cell>
          <table:table-cell table:formula="of:=AVERAGE([$xlae_rmsf.A80:$xlae_rmsf.K80])" office:value-type="float" office:value="1.11064122578361" calcext:value-type="float">
            <text:p>1,11064122578361</text:p>
          </table:table-cell>
          <table:table-cell table:formula="of:=AVERAGE([$drer_rmsf.A78:$drer_rmsf.K78])" office:value-type="float" office:value="1.18075008713115" calcext:value-type="float">
            <text:p>1,18075008713115</text:p>
          </table:table-cell>
          <table:table-cell table:number-columns-repeated="3"/>
          <table:table-cell table:formula="of:=ROW()-1" office:value-type="float" office:value="85" calcext:value-type="float">
            <text:p>85</text:p>
          </table:table-cell>
          <table:table-cell table:formula="of:=AVERAGE([$hsap_rmsf.J77:$hsap_rmsf.T77])" office:value-type="float" office:value="1.03535780310631" calcext:value-type="float">
            <text:p>1,03535780310631</text:p>
          </table:table-cell>
          <table:table-cell table:formula="of:=AVERAGE([$mmus_rmsf.J77:$mmus_rmsf.T77])" office:value-type="float" office:value="1.26202684640884" calcext:value-type="float">
            <text:p>1,26202684640884</text:p>
          </table:table-cell>
          <table:table-cell table:formula="of:=AVERAGE([$ggal_rmsf.J76:$ggal_rmsf.T76])" office:value-type="float" office:value="0.884214282035827" calcext:value-type="float">
            <text:p>0,884214282035827</text:p>
          </table:table-cell>
          <table:table-cell table:formula="of:=AVERAGE([$xlae_rmsf.J80:$xlae_rmsf.T80])" office:value-type="float" office:value="1.18463253974915" calcext:value-type="float">
            <text:p>1,18463253974915</text:p>
          </table:table-cell>
          <table:table-cell table:formula="of:=AVERAGE([$drer_rmsf.J78:$drer_rmsf.T78])" office:value-type="float" office:value="1.04612284898758" calcext:value-type="float">
            <text:p>1,04612284898758</text:p>
          </table:table-cell>
          <table:table-cell table:number-columns-repeated="15"/>
        </table:table-row>
        <table:table-row table:style-name="ro1">
          <table:table-cell table:formula="of:=ROW()" office:value-type="float" office:value="87" calcext:value-type="float">
            <text:p>87</text:p>
          </table:table-cell>
          <table:table-cell table:formula="of:=AVERAGE([$hsap_rmsf.A78:$hsap_rmsf.K78])" office:value-type="float" office:value="1.37283237653039" calcext:value-type="float">
            <text:p>1,37283237653039</text:p>
          </table:table-cell>
          <table:table-cell table:formula="of:=AVERAGE([$mmus_rmsf.A78:$mmus_rmsf.K78])" office:value-type="float" office:value="1.60612367587697" calcext:value-type="float">
            <text:p>1,60612367587697</text:p>
          </table:table-cell>
          <table:table-cell table:formula="of:=AVERAGE([$ggal_rmsf.A77:$ggal_rmsf.K77])" office:value-type="float" office:value="1.49387799305309" calcext:value-type="float">
            <text:p>1,49387799305309</text:p>
          </table:table-cell>
          <table:table-cell table:formula="of:=AVERAGE([$xlae_rmsf.A81:$xlae_rmsf.K81])" office:value-type="float" office:value="1.38587435992154" calcext:value-type="float">
            <text:p>1,38587435992154</text:p>
          </table:table-cell>
          <table:table-cell table:formula="of:=AVERAGE([$drer_rmsf.A79:$drer_rmsf.K79])" office:value-type="float" office:value="1.58016616326419" calcext:value-type="float">
            <text:p>1,58016616326419</text:p>
          </table:table-cell>
          <table:table-cell table:number-columns-repeated="3"/>
          <table:table-cell table:formula="of:=ROW()-1" office:value-type="float" office:value="86" calcext:value-type="float">
            <text:p>86</text:p>
          </table:table-cell>
          <table:table-cell table:formula="of:=AVERAGE([$hsap_rmsf.J78:$hsap_rmsf.T78])" office:value-type="float" office:value="1.38981705904007" calcext:value-type="float">
            <text:p>1,38981705904007</text:p>
          </table:table-cell>
          <table:table-cell table:formula="of:=AVERAGE([$mmus_rmsf.J78:$mmus_rmsf.T78])" office:value-type="float" office:value="1.7258232831955" calcext:value-type="float">
            <text:p>1,7258232831955</text:p>
          </table:table-cell>
          <table:table-cell table:formula="of:=AVERAGE([$ggal_rmsf.J77:$ggal_rmsf.T77])" office:value-type="float" office:value="1.22622907161713" calcext:value-type="float">
            <text:p>1,22622907161713</text:p>
          </table:table-cell>
          <table:table-cell table:formula="of:=AVERAGE([$xlae_rmsf.J81:$xlae_rmsf.T81])" office:value-type="float" office:value="1.52510124444962" calcext:value-type="float">
            <text:p>1,52510124444962</text:p>
          </table:table-cell>
          <table:table-cell table:formula="of:=AVERAGE([$drer_rmsf.J79:$drer_rmsf.T79])" office:value-type="float" office:value="1.28915131092071" calcext:value-type="float">
            <text:p>1,28915131092071</text:p>
          </table:table-cell>
          <table:table-cell table:number-columns-repeated="15"/>
        </table:table-row>
        <table:table-row table:style-name="ro1">
          <table:table-cell table:formula="of:=ROW()" office:value-type="float" office:value="88" calcext:value-type="float">
            <text:p>88</text:p>
          </table:table-cell>
          <table:table-cell table:formula="of:=AVERAGE([$hsap_rmsf.A79:$hsap_rmsf.K79])" office:value-type="float" office:value="1.37797602796381" calcext:value-type="float">
            <text:p>1,37797602796381</text:p>
          </table:table-cell>
          <table:table-cell table:formula="of:=AVERAGE([$mmus_rmsf.A79:$mmus_rmsf.K79])" office:value-type="float" office:value="1.68604300924128" calcext:value-type="float">
            <text:p>1,68604300924128</text:p>
          </table:table-cell>
          <table:table-cell table:formula="of:=AVERAGE([$ggal_rmsf.A78:$ggal_rmsf.K78])" office:value-type="float" office:value="1.32803813943343" calcext:value-type="float">
            <text:p>1,32803813943343</text:p>
          </table:table-cell>
          <table:table-cell table:formula="of:=AVERAGE([$xlae_rmsf.A82:$xlae_rmsf.K82])" office:value-type="float" office:value="1.31517188747753" calcext:value-type="float">
            <text:p>1,31517188747753</text:p>
          </table:table-cell>
          <table:table-cell table:formula="of:=AVERAGE([$drer_rmsf.A80:$drer_rmsf.K80])" office:value-type="float" office:value="1.34095161500411" calcext:value-type="float">
            <text:p>1,34095161500411</text:p>
          </table:table-cell>
          <table:table-cell table:number-columns-repeated="3"/>
          <table:table-cell table:formula="of:=ROW()-1" office:value-type="float" office:value="87" calcext:value-type="float">
            <text:p>87</text:p>
          </table:table-cell>
          <table:table-cell table:formula="of:=AVERAGE([$hsap_rmsf.J79:$hsap_rmsf.T79])" office:value-type="float" office:value="1.43453985452652" calcext:value-type="float">
            <text:p>1,43453985452652</text:p>
          </table:table-cell>
          <table:table-cell table:formula="of:=AVERAGE([$mmus_rmsf.J79:$mmus_rmsf.T79])" office:value-type="float" office:value="1.91060173511505" calcext:value-type="float">
            <text:p>1,91060173511505</text:p>
          </table:table-cell>
          <table:table-cell table:formula="of:=AVERAGE([$ggal_rmsf.J78:$ggal_rmsf.T78])" office:value-type="float" office:value="1.18892693519593" calcext:value-type="float">
            <text:p>1,18892693519593</text:p>
          </table:table-cell>
          <table:table-cell table:formula="of:=AVERAGE([$xlae_rmsf.J82:$xlae_rmsf.T82])" office:value-type="float" office:value="1.41112124919891" calcext:value-type="float">
            <text:p>1,41112124919891</text:p>
          </table:table-cell>
          <table:table-cell table:formula="of:=AVERAGE([$drer_rmsf.J80:$drer_rmsf.T80])" office:value-type="float" office:value="1.13850843906403" calcext:value-type="float">
            <text:p>1,13850843906403</text:p>
          </table:table-cell>
          <table:table-cell table:number-columns-repeated="15"/>
        </table:table-row>
        <table:table-row table:style-name="ro1">
          <table:table-cell table:formula="of:=ROW()" office:value-type="float" office:value="89" calcext:value-type="float">
            <text:p>89</text:p>
          </table:table-cell>
          <table:table-cell table:formula="of:=AVERAGE([$hsap_rmsf.A80:$hsap_rmsf.K80])" office:value-type="float" office:value="1.12492075195486" calcext:value-type="float">
            <text:p>1,12492075195486</text:p>
          </table:table-cell>
          <table:table-cell table:formula="of:=AVERAGE([$mmus_rmsf.A80:$mmus_rmsf.K80])" office:value-type="float" office:value="1.35572969397458" calcext:value-type="float">
            <text:p>1,35572969397458</text:p>
          </table:table-cell>
          <table:table-cell table:formula="of:=AVERAGE([$ggal_rmsf.A79:$ggal_rmsf.K79])" office:value-type="float" office:value="1.02925780328924" calcext:value-type="float">
            <text:p>1,02925780328924</text:p>
          </table:table-cell>
          <table:table-cell table:formula="of:=AVERAGE([$xlae_rmsf.A83:$xlae_rmsf.K83])" office:value-type="float" office:value="1.02081320429368" calcext:value-type="float">
            <text:p>1,02081320429368</text:p>
          </table:table-cell>
          <table:table-cell table:formula="of:=AVERAGE([$drer_rmsf.A81:$drer_rmsf.K81])" office:value-type="float" office:value="1.03700409689817" calcext:value-type="float">
            <text:p>1,03700409689817</text:p>
          </table:table-cell>
          <table:table-cell table:number-columns-repeated="3"/>
          <table:table-cell table:formula="of:=ROW()-1" office:value-type="float" office:value="88" calcext:value-type="float">
            <text:p>88</text:p>
          </table:table-cell>
          <table:table-cell table:formula="of:=AVERAGE([$hsap_rmsf.J80:$hsap_rmsf.T80])" office:value-type="float" office:value="1.13798642158508" calcext:value-type="float">
            <text:p>1,13798642158508</text:p>
          </table:table-cell>
          <table:table-cell table:formula="of:=AVERAGE([$mmus_rmsf.J80:$mmus_rmsf.T80])" office:value-type="float" office:value="1.59030210971833" calcext:value-type="float">
            <text:p>1,59030210971833</text:p>
          </table:table-cell>
          <table:table-cell table:formula="of:=AVERAGE([$ggal_rmsf.J79:$ggal_rmsf.T79])" office:value-type="float" office:value="0.970828533172607" calcext:value-type="float">
            <text:p>0,970828533172607</text:p>
          </table:table-cell>
          <table:table-cell table:formula="of:=AVERAGE([$xlae_rmsf.J83:$xlae_rmsf.T83])" office:value-type="float" office:value="1.05612441897392" calcext:value-type="float">
            <text:p>1,05612441897392</text:p>
          </table:table-cell>
          <table:table-cell table:formula="of:=AVERAGE([$drer_rmsf.J81:$drer_rmsf.T81])" office:value-type="float" office:value="0.917191296815872" calcext:value-type="float">
            <text:p>0,917191296815872</text:p>
          </table:table-cell>
          <table:table-cell table:number-columns-repeated="15"/>
        </table:table-row>
        <table:table-row table:style-name="ro1">
          <table:table-cell table:formula="of:=ROW()" office:value-type="float" office:value="90" calcext:value-type="float">
            <text:p>90</text:p>
          </table:table-cell>
          <table:table-cell table:formula="of:=AVERAGE([$hsap_rmsf.A81:$hsap_rmsf.K81])" office:value-type="float" office:value="0.882206853930041" calcext:value-type="float">
            <text:p>0,882206853930041</text:p>
          </table:table-cell>
          <table:table-cell table:formula="of:=AVERAGE([$mmus_rmsf.A81:$mmus_rmsf.K81])" office:value-type="float" office:value="1.00700967032346" calcext:value-type="float">
            <text:p>1,00700967032346</text:p>
          </table:table-cell>
          <table:table-cell table:formula="of:=AVERAGE([$ggal_rmsf.A80:$ggal_rmsf.K80])" office:value-type="float" office:value="0.808746939942794" calcext:value-type="float">
            <text:p>0,808746939942794</text:p>
          </table:table-cell>
          <table:table-cell table:formula="of:=AVERAGE([$xlae_rmsf.A84:$xlae_rmsf.K84])" office:value-type="float" office:value="0.954280736563943" calcext:value-type="float">
            <text:p>0,954280736563943</text:p>
          </table:table-cell>
          <table:table-cell table:formula="of:=AVERAGE([$drer_rmsf.A82:$drer_rmsf.K82])" office:value-type="float" office:value="1.00238747784354" calcext:value-type="float">
            <text:p>1,00238747784354</text:p>
          </table:table-cell>
          <table:table-cell table:number-columns-repeated="3"/>
          <table:table-cell table:formula="of:=ROW()-1" office:value-type="float" office:value="89" calcext:value-type="float">
            <text:p>89</text:p>
          </table:table-cell>
          <table:table-cell table:formula="of:=AVERAGE([$hsap_rmsf.J81:$hsap_rmsf.T81])" office:value-type="float" office:value="0.868211299180985" calcext:value-type="float">
            <text:p>0,868211299180985</text:p>
          </table:table-cell>
          <table:table-cell table:formula="of:=AVERAGE([$mmus_rmsf.J81:$mmus_rmsf.T81])" office:value-type="float" office:value="1.10260891914368" calcext:value-type="float">
            <text:p>1,10260891914368</text:p>
          </table:table-cell>
          <table:table-cell table:formula="of:=AVERAGE([$ggal_rmsf.J80:$ggal_rmsf.T80])" office:value-type="float" office:value="0.79793256521225" calcext:value-type="float">
            <text:p>0,79793256521225</text:p>
          </table:table-cell>
          <table:table-cell table:formula="of:=AVERAGE([$xlae_rmsf.J84:$xlae_rmsf.T84])" office:value-type="float" office:value="0.951732277870176" calcext:value-type="float">
            <text:p>0,951732277870176</text:p>
          </table:table-cell>
          <table:table-cell table:formula="of:=AVERAGE([$drer_rmsf.J82:$drer_rmsf.T82])" office:value-type="float" office:value="0.876358211040497" calcext:value-type="float">
            <text:p>0,876358211040497</text:p>
          </table:table-cell>
          <table:table-cell table:number-columns-repeated="15"/>
        </table:table-row>
        <table:table-row table:style-name="ro1">
          <table:table-cell table:formula="of:=ROW()" office:value-type="float" office:value="91" calcext:value-type="float">
            <text:p>91</text:p>
          </table:table-cell>
          <table:table-cell table:formula="of:=AVERAGE([$hsap_rmsf.A82:$hsap_rmsf.K82])" office:value-type="float" office:value="0.739315360497561" calcext:value-type="float">
            <text:p>0,739315360497561</text:p>
          </table:table-cell>
          <table:table-cell table:formula="of:=AVERAGE([$mmus_rmsf.A82:$mmus_rmsf.K82])" office:value-type="float" office:value="0.787475672346982" calcext:value-type="float">
            <text:p>0,787475672346982</text:p>
          </table:table-cell>
          <table:table-cell table:formula="of:=AVERAGE([$ggal_rmsf.A81:$ggal_rmsf.K81])" office:value-type="float" office:value="0.6102496063926" calcext:value-type="float">
            <text:p>0,6102496063926</text:p>
          </table:table-cell>
          <table:table-cell table:formula="of:=AVERAGE([$xlae_rmsf.A85:$xlae_rmsf.K85])" office:value-type="float" office:value="0.787327073604584" calcext:value-type="float">
            <text:p>0,787327073604584</text:p>
          </table:table-cell>
          <table:table-cell table:formula="of:=AVERAGE([$drer_rmsf.A83:$drer_rmsf.K83])" office:value-type="float" office:value="0.866165849695726" calcext:value-type="float">
            <text:p>0,866165849695726</text:p>
          </table:table-cell>
          <table:table-cell table:number-columns-repeated="3"/>
          <table:table-cell table:formula="of:=ROW()-1" office:value-type="float" office:value="90" calcext:value-type="float">
            <text:p>90</text:p>
          </table:table-cell>
          <table:table-cell table:formula="of:=AVERAGE([$hsap_rmsf.J82:$hsap_rmsf.T82])" office:value-type="float" office:value="0.776262998580932" calcext:value-type="float">
            <text:p>0,776262998580932</text:p>
          </table:table-cell>
          <table:table-cell table:formula="of:=AVERAGE([$mmus_rmsf.J82:$mmus_rmsf.T82])" office:value-type="float" office:value="0.849490880966187" calcext:value-type="float">
            <text:p>0,849490880966187</text:p>
          </table:table-cell>
          <table:table-cell table:formula="of:=AVERAGE([$ggal_rmsf.J81:$ggal_rmsf.T81])" office:value-type="float" office:value="0.589599877595902" calcext:value-type="float">
            <text:p>0,589599877595902</text:p>
          </table:table-cell>
          <table:table-cell table:formula="of:=AVERAGE([$xlae_rmsf.J85:$xlae_rmsf.T85])" office:value-type="float" office:value="0.77513325214386" calcext:value-type="float">
            <text:p>0,77513325214386</text:p>
          </table:table-cell>
          <table:table-cell table:formula="of:=AVERAGE([$drer_rmsf.J83:$drer_rmsf.T83])" office:value-type="float" office:value="0.781545460224152" calcext:value-type="float">
            <text:p>0,781545460224152</text:p>
          </table:table-cell>
          <table:table-cell table:number-columns-repeated="15"/>
        </table:table-row>
        <table:table-row table:style-name="ro1">
          <table:table-cell table:formula="of:=ROW()" office:value-type="float" office:value="92" calcext:value-type="float">
            <text:p>92</text:p>
          </table:table-cell>
          <table:table-cell table:formula="of:=AVERAGE([$hsap_rmsf.A83:$hsap_rmsf.K83])" office:value-type="float" office:value="0.792852965470054" calcext:value-type="float">
            <text:p>0,792852965470054</text:p>
          </table:table-cell>
          <table:table-cell table:formula="of:=AVERAGE([$mmus_rmsf.A83:$mmus_rmsf.K83])" office:value-type="float" office:value="0.819044952385642" calcext:value-type="float">
            <text:p>0,819044952385642</text:p>
          </table:table-cell>
          <table:table-cell table:formula="of:=AVERAGE([$ggal_rmsf.A82:$ggal_rmsf.K82])" office:value-type="float" office:value="0.621091748583707" calcext:value-type="float">
            <text:p>0,621091748583707</text:p>
          </table:table-cell>
          <table:table-cell table:formula="of:=AVERAGE([$xlae_rmsf.A86:$xlae_rmsf.K86])" office:value-type="float" office:value="0.812419695327065" calcext:value-type="float">
            <text:p>0,812419695327065</text:p>
          </table:table-cell>
          <table:table-cell table:formula="of:=AVERAGE([$drer_rmsf.A84:$drer_rmsf.K84])" office:value-type="float" office:value="0.892395948548404" calcext:value-type="float">
            <text:p>0,892395948548404</text:p>
          </table:table-cell>
          <table:table-cell table:number-columns-repeated="3"/>
          <table:table-cell table:formula="of:=ROW()-1" office:value-type="float" office:value="91" calcext:value-type="float">
            <text:p>91</text:p>
          </table:table-cell>
          <table:table-cell table:formula="of:=AVERAGE([$hsap_rmsf.J83:$hsap_rmsf.T83])" office:value-type="float" office:value="0.774349749088288" calcext:value-type="float">
            <text:p>0,774349749088288</text:p>
          </table:table-cell>
          <table:table-cell table:formula="of:=AVERAGE([$mmus_rmsf.J83:$mmus_rmsf.T83])" office:value-type="float" office:value="0.85846883058548" calcext:value-type="float">
            <text:p>0,85846883058548</text:p>
          </table:table-cell>
          <table:table-cell table:formula="of:=AVERAGE([$ggal_rmsf.J82:$ggal_rmsf.T82])" office:value-type="float" office:value="0.576504647731781" calcext:value-type="float">
            <text:p>0,576504647731781</text:p>
          </table:table-cell>
          <table:table-cell table:formula="of:=AVERAGE([$xlae_rmsf.J86:$xlae_rmsf.T86])" office:value-type="float" office:value="0.813593536615372" calcext:value-type="float">
            <text:p>0,813593536615372</text:p>
          </table:table-cell>
          <table:table-cell table:formula="of:=AVERAGE([$drer_rmsf.J84:$drer_rmsf.T84])" office:value-type="float" office:value="0.824425995349884" calcext:value-type="float">
            <text:p>0,824425995349884</text:p>
          </table:table-cell>
          <table:table-cell table:number-columns-repeated="15"/>
        </table:table-row>
        <table:table-row table:style-name="ro1">
          <table:table-cell table:formula="of:=ROW()" office:value-type="float" office:value="93" calcext:value-type="float">
            <text:p>93</text:p>
          </table:table-cell>
          <table:table-cell table:formula="of:=AVERAGE([$hsap_rmsf.A84:$hsap_rmsf.K84])" office:value-type="float" office:value="0.8245146071382" calcext:value-type="float">
            <text:p>0,8245146071382</text:p>
          </table:table-cell>
          <table:table-cell table:formula="of:=AVERAGE([$mmus_rmsf.A84:$mmus_rmsf.K84])" office:value-type="float" office:value="0.845604559159712" calcext:value-type="float">
            <text:p>0,845604559159712</text:p>
          </table:table-cell>
          <table:table-cell table:formula="of:=AVERAGE([$ggal_rmsf.A83:$ggal_rmsf.K83])" office:value-type="float" office:value="0.610073638363231" calcext:value-type="float">
            <text:p>0,610073638363231</text:p>
          </table:table-cell>
          <table:table-cell table:formula="of:=AVERAGE([$xlae_rmsf.A87:$xlae_rmsf.K87])" office:value-type="float" office:value="0.786823550148357" calcext:value-type="float">
            <text:p>0,786823550148357</text:p>
          </table:table-cell>
          <table:table-cell table:formula="of:=AVERAGE([$drer_rmsf.A85:$drer_rmsf.K85])" office:value-type="float" office:value="0.860659576126445" calcext:value-type="float">
            <text:p>0,860659576126445</text:p>
          </table:table-cell>
          <table:table-cell table:number-columns-repeated="3"/>
          <table:table-cell table:formula="of:=ROW()-1" office:value-type="float" office:value="92" calcext:value-type="float">
            <text:p>92</text:p>
          </table:table-cell>
          <table:table-cell table:formula="of:=AVERAGE([$hsap_rmsf.J84:$hsap_rmsf.T84])" office:value-type="float" office:value="0.784252941608429" calcext:value-type="float">
            <text:p>0,784252941608429</text:p>
          </table:table-cell>
          <table:table-cell table:formula="of:=AVERAGE([$mmus_rmsf.J84:$mmus_rmsf.T84])" office:value-type="float" office:value="0.833184391260147" calcext:value-type="float">
            <text:p>0,833184391260147</text:p>
          </table:table-cell>
          <table:table-cell table:formula="of:=AVERAGE([$ggal_rmsf.J83:$ggal_rmsf.T83])" office:value-type="float" office:value="0.608391195535659" calcext:value-type="float">
            <text:p>0,608391195535659</text:p>
          </table:table-cell>
          <table:table-cell table:formula="of:=AVERAGE([$xlae_rmsf.J87:$xlae_rmsf.T87])" office:value-type="float" office:value="0.750209867954255" calcext:value-type="float">
            <text:p>0,750209867954255</text:p>
          </table:table-cell>
          <table:table-cell table:formula="of:=AVERAGE([$drer_rmsf.J85:$drer_rmsf.T85])" office:value-type="float" office:value="0.755686789751053" calcext:value-type="float">
            <text:p>0,755686789751053</text:p>
          </table:table-cell>
          <table:table-cell table:number-columns-repeated="15"/>
        </table:table-row>
        <table:table-row table:style-name="ro1">
          <table:table-cell table:formula="of:=ROW()" office:value-type="float" office:value="94" calcext:value-type="float">
            <text:p>94</text:p>
          </table:table-cell>
          <table:table-cell table:formula="of:=AVERAGE([$hsap_rmsf.A85:$hsap_rmsf.K85])" office:value-type="float" office:value="0.832152203260942" calcext:value-type="float">
            <text:p>0,832152203260942</text:p>
          </table:table-cell>
          <table:table-cell table:formula="of:=AVERAGE([$mmus_rmsf.A85:$mmus_rmsf.K85])" office:value-type="float" office:value="0.808640436401367" calcext:value-type="float">
            <text:p>0,808640436401367</text:p>
          </table:table-cell>
          <table:table-cell table:formula="of:=AVERAGE([$ggal_rmsf.A84:$ggal_rmsf.K84])" office:value-type="float" office:value="0.647570267401609" calcext:value-type="float">
            <text:p>0,647570267401609</text:p>
          </table:table-cell>
          <table:table-cell table:formula="of:=AVERAGE([$xlae_rmsf.A88:$xlae_rmsf.K88])" office:value-type="float" office:value="0.82149793554202" calcext:value-type="float">
            <text:p>0,82149793554202</text:p>
          </table:table-cell>
          <table:table-cell table:formula="of:=AVERAGE([$drer_rmsf.A86:$drer_rmsf.K86])" office:value-type="float" office:value="0.845629860954285" calcext:value-type="float">
            <text:p>0,845629860954285</text:p>
          </table:table-cell>
          <table:table-cell table:number-columns-repeated="3"/>
          <table:table-cell table:formula="of:=ROW()-1" office:value-type="float" office:value="93" calcext:value-type="float">
            <text:p>93</text:p>
          </table:table-cell>
          <table:table-cell table:formula="of:=AVERAGE([$hsap_rmsf.J85:$hsap_rmsf.T85])" office:value-type="float" office:value="0.758521527051926" calcext:value-type="float">
            <text:p>0,758521527051926</text:p>
          </table:table-cell>
          <table:table-cell table:formula="of:=AVERAGE([$mmus_rmsf.J85:$mmus_rmsf.T85])" office:value-type="float" office:value="0.819672524929046" calcext:value-type="float">
            <text:p>0,819672524929046</text:p>
          </table:table-cell>
          <table:table-cell table:formula="of:=AVERAGE([$ggal_rmsf.J84:$ggal_rmsf.T84])" office:value-type="float" office:value="0.687809824943543" calcext:value-type="float">
            <text:p>0,687809824943543</text:p>
          </table:table-cell>
          <table:table-cell table:formula="of:=AVERAGE([$xlae_rmsf.J88:$xlae_rmsf.T88])" office:value-type="float" office:value="0.788717299699784" calcext:value-type="float">
            <text:p>0,788717299699784</text:p>
          </table:table-cell>
          <table:table-cell table:formula="of:=AVERAGE([$drer_rmsf.J86:$drer_rmsf.T86])" office:value-type="float" office:value="0.769929736852646" calcext:value-type="float">
            <text:p>0,769929736852646</text:p>
          </table:table-cell>
          <table:table-cell table:number-columns-repeated="15"/>
        </table:table-row>
        <table:table-row table:style-name="ro1">
          <table:table-cell table:formula="of:=ROW()" office:value-type="float" office:value="95" calcext:value-type="float">
            <text:p>95</text:p>
          </table:table-cell>
          <table:table-cell table:formula="of:=AVERAGE([$hsap_rmsf.A86:$hsap_rmsf.K86])" office:value-type="float" office:value="0.751167870588129" calcext:value-type="float">
            <text:p>0,751167870588129</text:p>
          </table:table-cell>
          <table:table-cell table:formula="of:=AVERAGE([$mmus_rmsf.A86:$mmus_rmsf.K86])" office:value-type="float" office:value="0.72939378395462" calcext:value-type="float">
            <text:p>0,72939378395462</text:p>
          </table:table-cell>
          <table:table-cell table:formula="of:=AVERAGE([$ggal_rmsf.A85:$ggal_rmsf.K85])" office:value-type="float" office:value="0.640068049272017" calcext:value-type="float">
            <text:p>0,640068049272017</text:p>
          </table:table-cell>
          <table:table-cell table:formula="of:=AVERAGE([$xlae_rmsf.A89:$xlae_rmsf.K89])" office:value-type="float" office:value="0.807634186023712" calcext:value-type="float">
            <text:p>0,807634186023712</text:p>
          </table:table-cell>
          <table:table-cell table:formula="of:=AVERAGE([$drer_rmsf.A87:$drer_rmsf.K87])" office:value-type="float" office:value="0.800943264715715" calcext:value-type="float">
            <text:p>0,800943264715715</text:p>
          </table:table-cell>
          <table:table-cell table:number-columns-repeated="3"/>
          <table:table-cell table:formula="of:=ROW()-1" office:value-type="float" office:value="94" calcext:value-type="float">
            <text:p>94</text:p>
          </table:table-cell>
          <table:table-cell table:formula="of:=AVERAGE([$hsap_rmsf.J86:$hsap_rmsf.T86])" office:value-type="float" office:value="0.715427875518799" calcext:value-type="float">
            <text:p>0,715427875518799</text:p>
          </table:table-cell>
          <table:table-cell table:formula="of:=AVERAGE([$mmus_rmsf.J86:$mmus_rmsf.T86])" office:value-type="float" office:value="0.714969724416733" calcext:value-type="float">
            <text:p>0,714969724416733</text:p>
          </table:table-cell>
          <table:table-cell table:formula="of:=AVERAGE([$ggal_rmsf.J85:$ggal_rmsf.T85])" office:value-type="float" office:value="0.681537657976151" calcext:value-type="float">
            <text:p>0,681537657976151</text:p>
          </table:table-cell>
          <table:table-cell table:formula="of:=AVERAGE([$xlae_rmsf.J89:$xlae_rmsf.T89])" office:value-type="float" office:value="0.76184195280075" calcext:value-type="float">
            <text:p>0,76184195280075</text:p>
          </table:table-cell>
          <table:table-cell table:formula="of:=AVERAGE([$drer_rmsf.J87:$drer_rmsf.T87])" office:value-type="float" office:value="0.728122442960739" calcext:value-type="float">
            <text:p>0,728122442960739</text:p>
          </table:table-cell>
          <table:table-cell table:number-columns-repeated="15"/>
        </table:table-row>
        <table:table-row table:style-name="ro1">
          <table:table-cell table:formula="of:=ROW()" office:value-type="float" office:value="96" calcext:value-type="float">
            <text:p>96</text:p>
          </table:table-cell>
          <table:table-cell table:formula="of:=AVERAGE([$hsap_rmsf.A87:$hsap_rmsf.K87])" office:value-type="float" office:value="1.13458929550344" calcext:value-type="float">
            <text:p>1,13458929550344</text:p>
          </table:table-cell>
          <table:table-cell table:formula="of:=AVERAGE([$mmus_rmsf.A87:$mmus_rmsf.K87])" office:value-type="float" office:value="1.04347431431857" calcext:value-type="float">
            <text:p>1,04347431431857</text:p>
          </table:table-cell>
          <table:table-cell table:formula="of:=AVERAGE([$ggal_rmsf.A86:$ggal_rmsf.K86])" office:value-type="float" office:value="1.06977233214985" calcext:value-type="float">
            <text:p>1,06977233214985</text:p>
          </table:table-cell>
          <table:table-cell table:formula="of:=AVERAGE([$xlae_rmsf.A90:$xlae_rmsf.K90])" office:value-type="float" office:value="1.16249597397717" calcext:value-type="float">
            <text:p>1,16249597397717</text:p>
          </table:table-cell>
          <table:table-cell table:formula="of:=AVERAGE([$drer_rmsf.A88:$drer_rmsf.K88])" office:value-type="float" office:value="1.10239771235206" calcext:value-type="float">
            <text:p>1,10239771235206</text:p>
          </table:table-cell>
          <table:table-cell table:number-columns-repeated="3"/>
          <table:table-cell table:formula="of:=ROW()-1" office:value-type="float" office:value="95" calcext:value-type="float">
            <text:p>95</text:p>
          </table:table-cell>
          <table:table-cell table:formula="of:=AVERAGE([$hsap_rmsf.J87:$hsap_rmsf.T87])" office:value-type="float" office:value="1.10008162260056" calcext:value-type="float">
            <text:p>1,10008162260056</text:p>
          </table:table-cell>
          <table:table-cell table:formula="of:=AVERAGE([$mmus_rmsf.J87:$mmus_rmsf.T87])" office:value-type="float" office:value="1.02134996652603" calcext:value-type="float">
            <text:p>1,02134996652603</text:p>
          </table:table-cell>
          <table:table-cell table:formula="of:=AVERAGE([$ggal_rmsf.J86:$ggal_rmsf.T86])" office:value-type="float" office:value="1.14511239528656" calcext:value-type="float">
            <text:p>1,14511239528656</text:p>
          </table:table-cell>
          <table:table-cell table:formula="of:=AVERAGE([$xlae_rmsf.J90:$xlae_rmsf.T90])" office:value-type="float" office:value="1.09830009937286" calcext:value-type="float">
            <text:p>1,09830009937286</text:p>
          </table:table-cell>
          <table:table-cell table:formula="of:=AVERAGE([$drer_rmsf.J88:$drer_rmsf.T88])" office:value-type="float" office:value="1.04522281885147" calcext:value-type="float">
            <text:p>1,04522281885147</text:p>
          </table:table-cell>
          <table:table-cell table:number-columns-repeated="15"/>
        </table:table-row>
        <table:table-row table:style-name="ro1">
          <table:table-cell table:formula="of:=ROW()" office:value-type="float" office:value="97" calcext:value-type="float">
            <text:p>97</text:p>
          </table:table-cell>
          <table:table-cell table:formula="of:=AVERAGE([$hsap_rmsf.A88:$hsap_rmsf.K88])" office:value-type="float" office:value="1.67088731008356" calcext:value-type="float">
            <text:p>1,67088731008356</text:p>
          </table:table-cell>
          <table:table-cell table:formula="of:=AVERAGE([$mmus_rmsf.A88:$mmus_rmsf.K88])" office:value-type="float" office:value="1.56882091004805" calcext:value-type="float">
            <text:p>1,56882091004805</text:p>
          </table:table-cell>
          <table:table-cell table:formula="of:=AVERAGE([$ggal_rmsf.A87:$ggal_rmsf.K87])" office:value-type="float" office:value="1.67543070426247" calcext:value-type="float">
            <text:p>1,67543070426247</text:p>
          </table:table-cell>
          <table:table-cell table:formula="of:=AVERAGE([$xlae_rmsf.A91:$xlae_rmsf.K91])" office:value-type="float" office:value="1.71592324689692" calcext:value-type="float">
            <text:p>1,71592324689692</text:p>
          </table:table-cell>
          <table:table-cell table:formula="of:=AVERAGE([$drer_rmsf.A89:$drer_rmsf.K89])" office:value-type="float" office:value="1.51990800754894" calcext:value-type="float">
            <text:p>1,51990800754894</text:p>
          </table:table-cell>
          <table:table-cell table:number-columns-repeated="3"/>
          <table:table-cell table:formula="of:=ROW()-1" office:value-type="float" office:value="96" calcext:value-type="float">
            <text:p>96</text:p>
          </table:table-cell>
          <table:table-cell table:formula="of:=AVERAGE([$hsap_rmsf.J88:$hsap_rmsf.T88])" office:value-type="float" office:value="1.68010395765305" calcext:value-type="float">
            <text:p>1,68010395765305</text:p>
          </table:table-cell>
          <table:table-cell table:formula="of:=AVERAGE([$mmus_rmsf.J88:$mmus_rmsf.T88])" office:value-type="float" office:value="1.66815978288651" calcext:value-type="float">
            <text:p>1,66815978288651</text:p>
          </table:table-cell>
          <table:table-cell table:formula="of:=AVERAGE([$ggal_rmsf.J87:$ggal_rmsf.T87])" office:value-type="float" office:value="1.74937641620636" calcext:value-type="float">
            <text:p>1,74937641620636</text:p>
          </table:table-cell>
          <table:table-cell table:formula="of:=AVERAGE([$xlae_rmsf.J91:$xlae_rmsf.T91])" office:value-type="float" office:value="1.99804317951202" calcext:value-type="float">
            <text:p>1,99804317951202</text:p>
          </table:table-cell>
          <table:table-cell table:formula="of:=AVERAGE([$drer_rmsf.J89:$drer_rmsf.T89])" office:value-type="float" office:value="1.40674620866776" calcext:value-type="float">
            <text:p>1,40674620866776</text:p>
          </table:table-cell>
          <table:table-cell table:number-columns-repeated="15"/>
        </table:table-row>
        <table:table-row table:style-name="ro1">
          <table:table-cell table:formula="of:=ROW()" office:value-type="float" office:value="98" calcext:value-type="float">
            <text:p>98</text:p>
          </table:table-cell>
          <table:table-cell table:formula="of:=AVERAGE([$hsap_rmsf.A89:$hsap_rmsf.K89])" office:value-type="float" office:value="2.38779919995395" calcext:value-type="float">
            <text:p>2,38779919995395</text:p>
          </table:table-cell>
          <table:table-cell table:formula="of:=AVERAGE([$mmus_rmsf.A89:$mmus_rmsf.K89])" office:value-type="float" office:value="2.26408639264887" calcext:value-type="float">
            <text:p>2,26408639264887</text:p>
          </table:table-cell>
          <table:table-cell table:formula="of:=AVERAGE([$ggal_rmsf.A88:$ggal_rmsf.K88])" office:value-type="float" office:value="1.96259213766965" calcext:value-type="float">
            <text:p>1,96259213766965</text:p>
          </table:table-cell>
          <table:table-cell table:formula="of:=AVERAGE([$xlae_rmsf.A92:$xlae_rmsf.K92])" office:value-type="float" office:value="2.28259822044372" calcext:value-type="float">
            <text:p>2,28259822044372</text:p>
          </table:table-cell>
          <table:table-cell table:formula="of:=AVERAGE([$drer_rmsf.A90:$drer_rmsf.K90])" office:value-type="float" office:value="1.87279132470564" calcext:value-type="float">
            <text:p>1,87279132470564</text:p>
          </table:table-cell>
          <table:table-cell table:number-columns-repeated="3"/>
          <table:table-cell table:formula="of:=ROW()-1" office:value-type="float" office:value="97" calcext:value-type="float">
            <text:p>97</text:p>
          </table:table-cell>
          <table:table-cell table:formula="of:=AVERAGE([$hsap_rmsf.J89:$hsap_rmsf.T89])" office:value-type="float" office:value="2.60180938243866" calcext:value-type="float">
            <text:p>2,60180938243866</text:p>
          </table:table-cell>
          <table:table-cell table:formula="of:=AVERAGE([$mmus_rmsf.J89:$mmus_rmsf.T89])" office:value-type="float" office:value="2.4173172712326" calcext:value-type="float">
            <text:p>2,4173172712326</text:p>
          </table:table-cell>
          <table:table-cell table:formula="of:=AVERAGE([$ggal_rmsf.J88:$ggal_rmsf.T88])" office:value-type="float" office:value="2.10531330108643" calcext:value-type="float">
            <text:p>2,10531330108643</text:p>
          </table:table-cell>
          <table:table-cell table:formula="of:=AVERAGE([$xlae_rmsf.J92:$xlae_rmsf.T92])" office:value-type="float" office:value="2.68965196609497" calcext:value-type="float">
            <text:p>2,68965196609497</text:p>
          </table:table-cell>
          <table:table-cell table:formula="of:=AVERAGE([$drer_rmsf.J90:$drer_rmsf.T90])" office:value-type="float" office:value="1.62520182132721" calcext:value-type="float">
            <text:p>1,62520182132721</text:p>
          </table:table-cell>
          <table:table-cell table:number-columns-repeated="15"/>
        </table:table-row>
        <table:table-row table:style-name="ro1">
          <table:table-cell table:formula="of:=ROW()" office:value-type="float" office:value="99" calcext:value-type="float">
            <text:p>99</text:p>
          </table:table-cell>
          <table:table-cell table:formula="of:=AVERAGE([$hsap_rmsf.A90:$hsap_rmsf.K90])" office:value-type="float" office:value="2.65667817919298" calcext:value-type="float">
            <text:p>2,65667817919298</text:p>
          </table:table-cell>
          <table:table-cell table:formula="of:=AVERAGE([$mmus_rmsf.A90:$mmus_rmsf.K90])" office:value-type="float" office:value="2.16334299857746" calcext:value-type="float">
            <text:p>2,16334299857746</text:p>
          </table:table-cell>
          <table:table-cell table:formula="of:=AVERAGE([$ggal_rmsf.A89:$ggal_rmsf.K89])" office:value-type="float" office:value="1.85457652942311" calcext:value-type="float">
            <text:p>1,85457652942311</text:p>
          </table:table-cell>
          <table:table-cell table:formula="of:=AVERAGE([$xlae_rmsf.A93:$xlae_rmsf.K93])" office:value-type="float" office:value="2.39021371416265" calcext:value-type="float">
            <text:p>2,39021371416265</text:p>
          </table:table-cell>
          <table:table-cell table:formula="of:=AVERAGE([$drer_rmsf.A91:$drer_rmsf.K91])" office:value-type="float" office:value="1.66434742347544" calcext:value-type="float">
            <text:p>1,66434742347544</text:p>
          </table:table-cell>
          <table:table-cell table:number-columns-repeated="3"/>
          <table:table-cell table:formula="of:=ROW()-1" office:value-type="float" office:value="98" calcext:value-type="float">
            <text:p>98</text:p>
          </table:table-cell>
          <table:table-cell table:formula="of:=AVERAGE([$hsap_rmsf.J90:$hsap_rmsf.T90])" office:value-type="float" office:value="3.06060886383056" calcext:value-type="float">
            <text:p>3,06060886383056</text:p>
          </table:table-cell>
          <table:table-cell table:formula="of:=AVERAGE([$mmus_rmsf.J90:$mmus_rmsf.T90])" office:value-type="float" office:value="2.45653945207596" calcext:value-type="float">
            <text:p>2,45653945207596</text:p>
          </table:table-cell>
          <table:table-cell table:formula="of:=AVERAGE([$ggal_rmsf.J89:$ggal_rmsf.T89])" office:value-type="float" office:value="2.10534691810607" calcext:value-type="float">
            <text:p>2,10534691810607</text:p>
          </table:table-cell>
          <table:table-cell table:formula="of:=AVERAGE([$xlae_rmsf.J93:$xlae_rmsf.T93])" office:value-type="float" office:value="2.29387545585632" calcext:value-type="float">
            <text:p>2,29387545585632</text:p>
          </table:table-cell>
          <table:table-cell table:formula="of:=AVERAGE([$drer_rmsf.J91:$drer_rmsf.T91])" office:value-type="float" office:value="1.4805229306221" calcext:value-type="float">
            <text:p>1,4805229306221</text:p>
          </table:table-cell>
          <table:table-cell table:number-columns-repeated="15"/>
        </table:table-row>
        <table:table-row table:style-name="ro1">
          <table:table-cell table:formula="of:=ROW()" office:value-type="float" office:value="100" calcext:value-type="float">
            <text:p>100</text:p>
          </table:table-cell>
          <table:table-cell table:formula="of:=AVERAGE([$hsap_rmsf.A91:$hsap_rmsf.K91])" office:value-type="float" office:value="2.17990316671892" calcext:value-type="float">
            <text:p>2,17990316671892</text:p>
          </table:table-cell>
          <table:table-cell table:formula="of:=AVERAGE([$mmus_rmsf.A91:$mmus_rmsf.K91])" office:value-type="float" office:value="1.88040732653878" calcext:value-type="float">
            <text:p>1,88040732653878</text:p>
          </table:table-cell>
          <table:table-cell/>
          <table:table-cell table:formula="of:=AVERAGE([$xlae_rmsf.A94:$xlae_rmsf.K94])" office:value-type="float" office:value="1.97623387020111" calcext:value-type="float">
            <text:p>1,97623387020111</text:p>
          </table:table-cell>
          <table:table-cell table:formula="of:=AVERAGE([$drer_rmsf.A92:$drer_rmsf.K92])" office:value-type="float" office:value="1.66519151119232" calcext:value-type="float">
            <text:p>1,66519151119232</text:p>
          </table:table-cell>
          <table:table-cell table:number-columns-repeated="3"/>
          <table:table-cell table:formula="of:=ROW()-1" office:value-type="float" office:value="99" calcext:value-type="float">
            <text:p>99</text:p>
          </table:table-cell>
          <table:table-cell table:formula="of:=AVERAGE([$hsap_rmsf.J91:$hsap_rmsf.T91])" office:value-type="float" office:value="2.66388380527497" calcext:value-type="float">
            <text:p>2,66388380527497</text:p>
          </table:table-cell>
          <table:table-cell table:formula="of:=AVERAGE([$mmus_rmsf.J91:$mmus_rmsf.T91])" office:value-type="float" office:value="2.09096044301987" calcext:value-type="float">
            <text:p>2,09096044301987</text:p>
          </table:table-cell>
          <table:table-cell table:formula="of:=AVERAGE([$ggal_rmsf.J90:$ggal_rmsf.T90])" office:value-type="float" office:value="1.50610667467118" calcext:value-type="float">
            <text:p>1,50610667467118</text:p>
          </table:table-cell>
          <table:table-cell table:formula="of:=AVERAGE([$xlae_rmsf.J94:$xlae_rmsf.T94])" office:value-type="float" office:value="1.98283213376999" calcext:value-type="float">
            <text:p>1,98283213376999</text:p>
          </table:table-cell>
          <table:table-cell table:formula="of:=AVERAGE([$drer_rmsf.J92:$drer_rmsf.T92])" office:value-type="float" office:value="1.60913002490998" calcext:value-type="float">
            <text:p>1,60913002490998</text:p>
          </table:table-cell>
          <table:table-cell table:number-columns-repeated="15"/>
        </table:table-row>
        <table:table-row table:style-name="ro1">
          <table:table-cell table:formula="of:=ROW()" office:value-type="float" office:value="101" calcext:value-type="float">
            <text:p>101</text:p>
          </table:table-cell>
          <table:table-cell table:formula="of:=AVERAGE([$hsap_rmsf.A92:$hsap_rmsf.K92])" office:value-type="float" office:value="1.36424323188088" calcext:value-type="float">
            <text:p>1,36424323188088</text:p>
          </table:table-cell>
          <table:table-cell table:formula="of:=AVERAGE([$mmus_rmsf.A92:$mmus_rmsf.K92])" office:value-type="float" office:value="1.32261690999118" calcext:value-type="float">
            <text:p>1,32261690999118</text:p>
          </table:table-cell>
          <table:table-cell table:formula="of:=AVERAGE([$ggal_rmsf.A90:$ggal_rmsf.K90])" office:value-type="float" office:value="1.17423847109534" calcext:value-type="float">
            <text:p>1,17423847109534</text:p>
          </table:table-cell>
          <table:table-cell table:formula="of:=AVERAGE([$xlae_rmsf.A95:$xlae_rmsf.K95])" office:value-type="float" office:value="1.41023840737256" calcext:value-type="float">
            <text:p>1,41023840737256</text:p>
          </table:table-cell>
          <table:table-cell table:formula="of:=AVERAGE([$drer_rmsf.A93:$drer_rmsf.K93])" office:value-type="float" office:value="1.32332265635577" calcext:value-type="float">
            <text:p>1,32332265635577</text:p>
          </table:table-cell>
          <table:table-cell table:number-columns-repeated="3"/>
          <table:table-cell table:formula="of:=ROW()-1" office:value-type="float" office:value="100" calcext:value-type="float">
            <text:p>100</text:p>
          </table:table-cell>
          <table:table-cell table:formula="of:=AVERAGE([$hsap_rmsf.J92:$hsap_rmsf.T92])" office:value-type="float" office:value="1.3794487118721" calcext:value-type="float">
            <text:p>1,3794487118721</text:p>
          </table:table-cell>
          <table:table-cell table:formula="of:=AVERAGE([$mmus_rmsf.J92:$mmus_rmsf.T92])" office:value-type="float" office:value="1.42901468276978" calcext:value-type="float">
            <text:p>1,42901468276978</text:p>
          </table:table-cell>
          <table:table-cell/>
          <table:table-cell table:formula="of:=AVERAGE([$xlae_rmsf.J95:$xlae_rmsf.T95])" office:value-type="float" office:value="1.3622619509697" calcext:value-type="float">
            <text:p>1,3622619509697</text:p>
          </table:table-cell>
          <table:table-cell table:formula="of:=AVERAGE([$drer_rmsf.J93:$drer_rmsf.T93])" office:value-type="float" office:value="1.10886660218239" calcext:value-type="float">
            <text:p>1,10886660218239</text:p>
          </table:table-cell>
          <table:table-cell table:number-columns-repeated="15"/>
        </table:table-row>
        <table:table-row table:style-name="ro1">
          <table:table-cell table:formula="of:=ROW()" office:value-type="float" office:value="102" calcext:value-type="float">
            <text:p>102</text:p>
          </table:table-cell>
          <table:table-cell table:formula="of:=AVERAGE([$hsap_rmsf.A93:$hsap_rmsf.K93])" office:value-type="float" office:value="0.992601899428975" calcext:value-type="float">
            <text:p>0,992601899428975</text:p>
          </table:table-cell>
          <table:table-cell table:formula="of:=AVERAGE([$mmus_rmsf.A93:$mmus_rmsf.K93])" office:value-type="float" office:value="0.980931218472914" calcext:value-type="float">
            <text:p>0,980931218472914</text:p>
          </table:table-cell>
          <table:table-cell table:formula="of:=AVERAGE([$ggal_rmsf.A91:$ggal_rmsf.K91])" office:value-type="float" office:value="0.842761788100503" calcext:value-type="float">
            <text:p>0,842761788100503</text:p>
          </table:table-cell>
          <table:table-cell table:formula="of:=AVERAGE([$xlae_rmsf.A96:$xlae_rmsf.K96])" office:value-type="float" office:value="1.02419077729659" calcext:value-type="float">
            <text:p>1,02419077729659</text:p>
          </table:table-cell>
          <table:table-cell table:formula="of:=AVERAGE([$drer_rmsf.A94:$drer_rmsf.K94])" office:value-type="float" office:value="0.976669201924064" calcext:value-type="float">
            <text:p>0,976669201924064</text:p>
          </table:table-cell>
          <table:table-cell table:number-columns-repeated="3"/>
          <table:table-cell table:formula="of:=ROW()-1" office:value-type="float" office:value="101" calcext:value-type="float">
            <text:p>101</text:p>
          </table:table-cell>
          <table:table-cell table:formula="of:=AVERAGE([$hsap_rmsf.J93:$hsap_rmsf.T93])" office:value-type="float" office:value="0.971778362989427" calcext:value-type="float">
            <text:p>0,971778362989427</text:p>
          </table:table-cell>
          <table:table-cell table:formula="of:=AVERAGE([$mmus_rmsf.J93:$mmus_rmsf.T93])" office:value-type="float" office:value="1.02625435590744" calcext:value-type="float">
            <text:p>1,02625435590744</text:p>
          </table:table-cell>
          <table:table-cell table:formula="of:=AVERAGE([$ggal_rmsf.J91:$ggal_rmsf.T91])" office:value-type="float" office:value="1.09084072709084" calcext:value-type="float">
            <text:p>1,09084072709084</text:p>
          </table:table-cell>
          <table:table-cell table:formula="of:=AVERAGE([$xlae_rmsf.J96:$xlae_rmsf.T96])" office:value-type="float" office:value="0.995825022459031" calcext:value-type="float">
            <text:p>0,995825022459031</text:p>
          </table:table-cell>
          <table:table-cell table:formula="of:=AVERAGE([$drer_rmsf.J94:$drer_rmsf.T94])" office:value-type="float" office:value="0.840956568717957" calcext:value-type="float">
            <text:p>0,840956568717957</text:p>
          </table:table-cell>
          <table:table-cell table:number-columns-repeated="15"/>
        </table:table-row>
        <table:table-row table:style-name="ro1">
          <table:table-cell table:formula="of:=ROW()" office:value-type="float" office:value="103" calcext:value-type="float">
            <text:p>103</text:p>
          </table:table-cell>
          <table:table-cell table:formula="of:=AVERAGE([$hsap_rmsf.A94:$hsap_rmsf.K94])" office:value-type="float" office:value="0.867480252741034" calcext:value-type="float">
            <text:p>0,867480252741034</text:p>
          </table:table-cell>
          <table:table-cell table:formula="of:=AVERAGE([$mmus_rmsf.A94:$mmus_rmsf.K94])" office:value-type="float" office:value="0.808126710948251" calcext:value-type="float">
            <text:p>0,808126710948251</text:p>
          </table:table-cell>
          <table:table-cell table:formula="of:=AVERAGE([$ggal_rmsf.A92:$ggal_rmsf.K92])" office:value-type="float" office:value="0.657092205046913" calcext:value-type="float">
            <text:p>0,657092205046913</text:p>
          </table:table-cell>
          <table:table-cell table:formula="of:=AVERAGE([$xlae_rmsf.A97:$xlae_rmsf.K97])" office:value-type="float" office:value="0.807780295829773" calcext:value-type="float">
            <text:p>0,807780295829773</text:p>
          </table:table-cell>
          <table:table-cell table:formula="of:=AVERAGE([$drer_rmsf.A95:$drer_rmsf.K95])" office:value-type="float" office:value="0.863307188929818" calcext:value-type="float">
            <text:p>0,863307188929818</text:p>
          </table:table-cell>
          <table:table-cell table:number-columns-repeated="3"/>
          <table:table-cell table:formula="of:=ROW()-1" office:value-type="float" office:value="102" calcext:value-type="float">
            <text:p>102</text:p>
          </table:table-cell>
          <table:table-cell table:formula="of:=AVERAGE([$hsap_rmsf.J94:$hsap_rmsf.T94])" office:value-type="float" office:value="0.820584952831269" calcext:value-type="float">
            <text:p>0,820584952831269</text:p>
          </table:table-cell>
          <table:table-cell table:formula="of:=AVERAGE([$mmus_rmsf.J94:$mmus_rmsf.T94])" office:value-type="float" office:value="0.770971268415451" calcext:value-type="float">
            <text:p>0,770971268415451</text:p>
          </table:table-cell>
          <table:table-cell table:formula="of:=AVERAGE([$ggal_rmsf.J92:$ggal_rmsf.T92])" office:value-type="float" office:value="0.895653963088988" calcext:value-type="float">
            <text:p>0,895653963088988</text:p>
          </table:table-cell>
          <table:table-cell table:formula="of:=AVERAGE([$xlae_rmsf.J97:$xlae_rmsf.T97])" office:value-type="float" office:value="0.826033979654313" calcext:value-type="float">
            <text:p>0,826033979654313</text:p>
          </table:table-cell>
          <table:table-cell table:formula="of:=AVERAGE([$drer_rmsf.J95:$drer_rmsf.T95])" office:value-type="float" office:value="0.740663290023804" calcext:value-type="float">
            <text:p>0,740663290023804</text:p>
          </table:table-cell>
          <table:table-cell table:number-columns-repeated="15"/>
        </table:table-row>
        <table:table-row table:style-name="ro1">
          <table:table-cell table:formula="of:=ROW()" office:value-type="float" office:value="104" calcext:value-type="float">
            <text:p>104</text:p>
          </table:table-cell>
          <table:table-cell table:formula="of:=AVERAGE([$hsap_rmsf.A95:$hsap_rmsf.K95])" office:value-type="float" office:value="0.786010040739233" calcext:value-type="float">
            <text:p>0,786010040739233</text:p>
          </table:table-cell>
          <table:table-cell table:formula="of:=AVERAGE([$mmus_rmsf.A95:$mmus_rmsf.K95])" office:value-type="float" office:value="0.74761218920725" calcext:value-type="float">
            <text:p>0,74761218920725</text:p>
          </table:table-cell>
          <table:table-cell table:formula="of:=AVERAGE([$ggal_rmsf.A93:$ggal_rmsf.K93])" office:value-type="float" office:value="0.531326935213436" calcext:value-type="float">
            <text:p>0,531326935213436</text:p>
          </table:table-cell>
          <table:table-cell table:formula="of:=AVERAGE([$xlae_rmsf.A98:$xlae_rmsf.K98])" office:value-type="float" office:value="0.710432767296531" calcext:value-type="float">
            <text:p>0,710432767296531</text:p>
          </table:table-cell>
          <table:table-cell table:formula="of:=AVERAGE([$drer_rmsf.A96:$drer_rmsf.K96])" office:value-type="float" office:value="0.780296961357117" calcext:value-type="float">
            <text:p>0,780296961357117</text:p>
          </table:table-cell>
          <table:table-cell table:number-columns-repeated="3"/>
          <table:table-cell table:formula="of:=ROW()-1" office:value-type="float" office:value="103" calcext:value-type="float">
            <text:p>103</text:p>
          </table:table-cell>
          <table:table-cell table:formula="of:=AVERAGE([$hsap_rmsf.J95:$hsap_rmsf.T95])" office:value-type="float" office:value="0.707300812005997" calcext:value-type="float">
            <text:p>0,707300812005997</text:p>
          </table:table-cell>
          <table:table-cell table:formula="of:=AVERAGE([$mmus_rmsf.J95:$mmus_rmsf.T95])" office:value-type="float" office:value="0.734093904495239" calcext:value-type="float">
            <text:p>0,734093904495239</text:p>
          </table:table-cell>
          <table:table-cell table:formula="of:=AVERAGE([$ggal_rmsf.J93:$ggal_rmsf.T93])" office:value-type="float" office:value="0.653712153434753" calcext:value-type="float">
            <text:p>0,653712153434753</text:p>
          </table:table-cell>
          <table:table-cell table:formula="of:=AVERAGE([$xlae_rmsf.J98:$xlae_rmsf.T98])" office:value-type="float" office:value="0.720066726207733" calcext:value-type="float">
            <text:p>0,720066726207733</text:p>
          </table:table-cell>
          <table:table-cell table:formula="of:=AVERAGE([$drer_rmsf.J96:$drer_rmsf.T96])" office:value-type="float" office:value="0.68533542752266" calcext:value-type="float">
            <text:p>0,68533542752266</text:p>
          </table:table-cell>
          <table:table-cell table:number-columns-repeated="15"/>
        </table:table-row>
        <table:table-row table:style-name="ro1">
          <table:table-cell table:formula="of:=ROW()" office:value-type="float" office:value="105" calcext:value-type="float">
            <text:p>105</text:p>
          </table:table-cell>
          <table:table-cell table:formula="of:=AVERAGE([$hsap_rmsf.A96:$hsap_rmsf.K96])" office:value-type="float" office:value="0.676701181825811" calcext:value-type="float">
            <text:p>0,676701181825811</text:p>
          </table:table-cell>
          <table:table-cell table:formula="of:=AVERAGE([$mmus_rmsf.A96:$mmus_rmsf.K96])" office:value-type="float" office:value="0.648530616921165" calcext:value-type="float">
            <text:p>0,648530616921165</text:p>
          </table:table-cell>
          <table:table-cell table:formula="of:=AVERAGE([$ggal_rmsf.A94:$ggal_rmsf.K94])" office:value-type="float" office:value="0.482239326924758" calcext:value-type="float">
            <text:p>0,482239326924758</text:p>
          </table:table-cell>
          <table:table-cell table:formula="of:=AVERAGE([$xlae_rmsf.A99:$xlae_rmsf.K99])" office:value-type="float" office:value="0.636995113469904" calcext:value-type="float">
            <text:p>0,636995113469904</text:p>
          </table:table-cell>
          <table:table-cell table:formula="of:=AVERAGE([$drer_rmsf.A97:$drer_rmsf.K97])" office:value-type="float" office:value="0.658753959422025" calcext:value-type="float">
            <text:p>0,658753959422025</text:p>
          </table:table-cell>
          <table:table-cell table:number-columns-repeated="3"/>
          <table:table-cell table:formula="of:=ROW()-1" office:value-type="float" office:value="104" calcext:value-type="float">
            <text:p>104</text:p>
          </table:table-cell>
          <table:table-cell table:formula="of:=AVERAGE([$hsap_rmsf.J96:$hsap_rmsf.T96])" office:value-type="float" office:value="0.636297106742859" calcext:value-type="float">
            <text:p>0,636297106742859</text:p>
          </table:table-cell>
          <table:table-cell table:formula="of:=AVERAGE([$mmus_rmsf.J96:$mmus_rmsf.T96])" office:value-type="float" office:value="0.62715944647789" calcext:value-type="float">
            <text:p>0,62715944647789</text:p>
          </table:table-cell>
          <table:table-cell table:formula="of:=AVERAGE([$ggal_rmsf.J94:$ggal_rmsf.T94])" office:value-type="float" office:value="0.534947067499161" calcext:value-type="float">
            <text:p>0,534947067499161</text:p>
          </table:table-cell>
          <table:table-cell table:formula="of:=AVERAGE([$xlae_rmsf.J99:$xlae_rmsf.T99])" office:value-type="float" office:value="0.594984233379364" calcext:value-type="float">
            <text:p>0,594984233379364</text:p>
          </table:table-cell>
          <table:table-cell table:formula="of:=AVERAGE([$drer_rmsf.J97:$drer_rmsf.T97])" office:value-type="float" office:value="0.614285379648208" calcext:value-type="float">
            <text:p>0,614285379648208</text:p>
          </table:table-cell>
          <table:table-cell table:number-columns-repeated="15"/>
        </table:table-row>
        <table:table-row table:style-name="ro1">
          <table:table-cell table:formula="of:=ROW()" office:value-type="float" office:value="106" calcext:value-type="float">
            <text:p>106</text:p>
          </table:table-cell>
          <table:table-cell table:formula="of:=AVERAGE([$hsap_rmsf.A97:$hsap_rmsf.K97])" office:value-type="float" office:value="0.666252381229574" calcext:value-type="float">
            <text:p>0,666252381229574</text:p>
          </table:table-cell>
          <table:table-cell table:formula="of:=AVERAGE([$mmus_rmsf.A97:$mmus_rmsf.K97])" office:value-type="float" office:value="0.676025241322951" calcext:value-type="float">
            <text:p>0,676025241322951</text:p>
          </table:table-cell>
          <table:table-cell table:formula="of:=AVERAGE([$ggal_rmsf.A95:$ggal_rmsf.K95])" office:value-type="float" office:value="0.514450356479125" calcext:value-type="float">
            <text:p>0,514450356479125</text:p>
          </table:table-cell>
          <table:table-cell table:formula="of:=AVERAGE([$xlae_rmsf.A100:$xlae_rmsf.K100])" office:value-type="float" office:value="0.633362823493958" calcext:value-type="float">
            <text:p>0,633362823493958</text:p>
          </table:table-cell>
          <table:table-cell table:formula="of:=AVERAGE([$drer_rmsf.A98:$drer_rmsf.K98])" office:value-type="float" office:value="0.672119760610407" calcext:value-type="float">
            <text:p>0,672119760610407</text:p>
          </table:table-cell>
          <table:table-cell table:number-columns-repeated="3"/>
          <table:table-cell table:formula="of:=ROW()-1" office:value-type="float" office:value="105" calcext:value-type="float">
            <text:p>105</text:p>
          </table:table-cell>
          <table:table-cell table:formula="of:=AVERAGE([$hsap_rmsf.J97:$hsap_rmsf.T97])" office:value-type="float" office:value="0.628263771533967" calcext:value-type="float">
            <text:p>0,628263771533967</text:p>
          </table:table-cell>
          <table:table-cell table:formula="of:=AVERAGE([$mmus_rmsf.J97:$mmus_rmsf.T97])" office:value-type="float" office:value="0.630175322294235" calcext:value-type="float">
            <text:p>0,630175322294235</text:p>
          </table:table-cell>
          <table:table-cell table:formula="of:=AVERAGE([$ggal_rmsf.J95:$ggal_rmsf.T95])" office:value-type="float" office:value="0.542228370904923" calcext:value-type="float">
            <text:p>0,542228370904923</text:p>
          </table:table-cell>
          <table:table-cell table:formula="of:=AVERAGE([$xlae_rmsf.J100:$xlae_rmsf.T100])" office:value-type="float" office:value="0.579393655061722" calcext:value-type="float">
            <text:p>0,579393655061722</text:p>
          </table:table-cell>
          <table:table-cell table:formula="of:=AVERAGE([$drer_rmsf.J98:$drer_rmsf.T98])" office:value-type="float" office:value="0.620002120733261" calcext:value-type="float">
            <text:p>0,620002120733261</text:p>
          </table:table-cell>
          <table:table-cell table:number-columns-repeated="15"/>
        </table:table-row>
        <table:table-row table:style-name="ro1">
          <table:table-cell table:formula="of:=ROW()" office:value-type="float" office:value="107" calcext:value-type="float">
            <text:p>107</text:p>
          </table:table-cell>
          <table:table-cell table:formula="of:=AVERAGE([$hsap_rmsf.A98:$hsap_rmsf.K98])" office:value-type="float" office:value="0.719373562025937" calcext:value-type="float">
            <text:p>0,719373562025937</text:p>
          </table:table-cell>
          <table:table-cell table:formula="of:=AVERAGE([$mmus_rmsf.A98:$mmus_rmsf.K98])" office:value-type="float" office:value="0.792390638933702" calcext:value-type="float">
            <text:p>0,792390638933702</text:p>
          </table:table-cell>
          <table:table-cell table:formula="of:=AVERAGE([$ggal_rmsf.A96:$ggal_rmsf.K96])" office:value-type="float" office:value="0.589133054525896" calcext:value-type="float">
            <text:p>0,589133054525896</text:p>
          </table:table-cell>
          <table:table-cell table:formula="of:=AVERAGE([$xlae_rmsf.A101:$xlae_rmsf.K101])" office:value-type="float" office:value="0.683683186046253" calcext:value-type="float">
            <text:p>0,683683186046253</text:p>
          </table:table-cell>
          <table:table-cell table:formula="of:=AVERAGE([$drer_rmsf.A99:$drer_rmsf.K99])" office:value-type="float" office:value="0.830123060820146" calcext:value-type="float">
            <text:p>0,830123060820146</text:p>
          </table:table-cell>
          <table:table-cell table:number-columns-repeated="3"/>
          <table:table-cell table:formula="of:=ROW()-1" office:value-type="float" office:value="106" calcext:value-type="float">
            <text:p>106</text:p>
          </table:table-cell>
          <table:table-cell table:formula="of:=AVERAGE([$hsap_rmsf.J98:$hsap_rmsf.T98])" office:value-type="float" office:value="0.68706226348877" calcext:value-type="float">
            <text:p>0,68706226348877</text:p>
          </table:table-cell>
          <table:table-cell table:formula="of:=AVERAGE([$mmus_rmsf.J98:$mmus_rmsf.T98])" office:value-type="float" office:value="0.746663182973862" calcext:value-type="float">
            <text:p>0,746663182973862</text:p>
          </table:table-cell>
          <table:table-cell table:formula="of:=AVERAGE([$ggal_rmsf.J96:$ggal_rmsf.T96])" office:value-type="float" office:value="0.611835747957229" calcext:value-type="float">
            <text:p>0,611835747957229</text:p>
          </table:table-cell>
          <table:table-cell table:formula="of:=AVERAGE([$xlae_rmsf.J101:$xlae_rmsf.T101])" office:value-type="float" office:value="0.662848174571991" calcext:value-type="float">
            <text:p>0,662848174571991</text:p>
          </table:table-cell>
          <table:table-cell table:formula="of:=AVERAGE([$drer_rmsf.J99:$drer_rmsf.T99])" office:value-type="float" office:value="0.759105652570725" calcext:value-type="float">
            <text:p>0,759105652570725</text:p>
          </table:table-cell>
          <table:table-cell table:number-columns-repeated="15"/>
        </table:table-row>
        <table:table-row table:style-name="ro1">
          <table:table-cell table:formula="of:=ROW()" office:value-type="float" office:value="108" calcext:value-type="float">
            <text:p>108</text:p>
          </table:table-cell>
          <table:table-cell table:formula="of:=AVERAGE([$hsap_rmsf.A99:$hsap_rmsf.K99])" office:value-type="float" office:value="0.72975965059974" calcext:value-type="float">
            <text:p>0,72975965059974</text:p>
          </table:table-cell>
          <table:table-cell table:formula="of:=AVERAGE([$mmus_rmsf.A99:$mmus_rmsf.K99])" office:value-type="float" office:value="0.798440116877122" calcext:value-type="float">
            <text:p>0,798440116877122</text:p>
          </table:table-cell>
          <table:table-cell table:formula="of:=AVERAGE([$ggal_rmsf.A97:$ggal_rmsf.K97])" office:value-type="float" office:value="0.606680849357605" calcext:value-type="float">
            <text:p>0,606680849357605</text:p>
          </table:table-cell>
          <table:table-cell table:formula="of:=AVERAGE([$xlae_rmsf.A102:$xlae_rmsf.K102])" office:value-type="float" office:value="0.69900230135935" calcext:value-type="float">
            <text:p>0,69900230135935</text:p>
          </table:table-cell>
          <table:table-cell table:formula="of:=AVERAGE([$drer_rmsf.A100:$drer_rmsf.K100])" office:value-type="float" office:value="0.83128507572174" calcext:value-type="float">
            <text:p>0,83128507572174</text:p>
          </table:table-cell>
          <table:table-cell table:number-columns-repeated="3"/>
          <table:table-cell table:formula="of:=ROW()-1" office:value-type="float" office:value="107" calcext:value-type="float">
            <text:p>107</text:p>
          </table:table-cell>
          <table:table-cell table:formula="of:=AVERAGE([$hsap_rmsf.J99:$hsap_rmsf.T99])" office:value-type="float" office:value="0.691823065280915" calcext:value-type="float">
            <text:p>0,691823065280915</text:p>
          </table:table-cell>
          <table:table-cell table:formula="of:=AVERAGE([$mmus_rmsf.J99:$mmus_rmsf.T99])" office:value-type="float" office:value="0.763798266649246" calcext:value-type="float">
            <text:p>0,763798266649246</text:p>
          </table:table-cell>
          <table:table-cell table:formula="of:=AVERAGE([$ggal_rmsf.J97:$ggal_rmsf.T97])" office:value-type="float" office:value="0.649243891239166" calcext:value-type="float">
            <text:p>0,649243891239166</text:p>
          </table:table-cell>
          <table:table-cell table:formula="of:=AVERAGE([$xlae_rmsf.J102:$xlae_rmsf.T102])" office:value-type="float" office:value="0.687321484088897" calcext:value-type="float">
            <text:p>0,687321484088897</text:p>
          </table:table-cell>
          <table:table-cell table:formula="of:=AVERAGE([$drer_rmsf.J100:$drer_rmsf.T100])" office:value-type="float" office:value="0.793229877948761" calcext:value-type="float">
            <text:p>0,793229877948761</text:p>
          </table:table-cell>
          <table:table-cell table:number-columns-repeated="15"/>
        </table:table-row>
        <table:table-row table:style-name="ro1">
          <table:table-cell table:formula="of:=ROW()" office:value-type="float" office:value="109" calcext:value-type="float">
            <text:p>109</text:p>
          </table:table-cell>
          <table:table-cell table:formula="of:=AVERAGE([$hsap_rmsf.A100:$hsap_rmsf.K100])" office:value-type="float" office:value="0.67556170764507" calcext:value-type="float">
            <text:p>0,67556170764507</text:p>
          </table:table-cell>
          <table:table-cell table:formula="of:=AVERAGE([$mmus_rmsf.A100:$mmus_rmsf.K100])" office:value-type="float" office:value="0.692542897030917" calcext:value-type="float">
            <text:p>0,692542897030917</text:p>
          </table:table-cell>
          <table:table-cell table:formula="of:=AVERAGE([$ggal_rmsf.A98:$ggal_rmsf.K98])" office:value-type="float" office:value="0.562246698489796" calcext:value-type="float">
            <text:p>0,562246698489796</text:p>
          </table:table-cell>
          <table:table-cell table:formula="of:=AVERAGE([$xlae_rmsf.A103:$xlae_rmsf.K103])" office:value-type="float" office:value="0.680247045930689" calcext:value-type="float">
            <text:p>0,680247045930689</text:p>
          </table:table-cell>
          <table:table-cell table:formula="of:=AVERAGE([$drer_rmsf.A101:$drer_rmsf.K101])" office:value-type="float" office:value="0.782701247065804" calcext:value-type="float">
            <text:p>0,782701247065804</text:p>
          </table:table-cell>
          <table:table-cell table:number-columns-repeated="3"/>
          <table:table-cell table:formula="of:=ROW()-1" office:value-type="float" office:value="108" calcext:value-type="float">
            <text:p>108</text:p>
          </table:table-cell>
          <table:table-cell table:formula="of:=AVERAGE([$hsap_rmsf.J100:$hsap_rmsf.T100])" office:value-type="float" office:value="0.681725263595581" calcext:value-type="float">
            <text:p>0,681725263595581</text:p>
          </table:table-cell>
          <table:table-cell table:formula="of:=AVERAGE([$mmus_rmsf.J100:$mmus_rmsf.T100])" office:value-type="float" office:value="0.711496829986572" calcext:value-type="float">
            <text:p>0,711496829986572</text:p>
          </table:table-cell>
          <table:table-cell table:formula="of:=AVERAGE([$ggal_rmsf.J98:$ggal_rmsf.T98])" office:value-type="float" office:value="0.596813410520553" calcext:value-type="float">
            <text:p>0,596813410520553</text:p>
          </table:table-cell>
          <table:table-cell table:formula="of:=AVERAGE([$xlae_rmsf.J103:$xlae_rmsf.T103])" office:value-type="float" office:value="0.626036196947098" calcext:value-type="float">
            <text:p>0,626036196947098</text:p>
          </table:table-cell>
          <table:table-cell table:formula="of:=AVERAGE([$drer_rmsf.J101:$drer_rmsf.T101])" office:value-type="float" office:value="0.756546288728714" calcext:value-type="float">
            <text:p>0,756546288728714</text:p>
          </table:table-cell>
          <table:table-cell table:number-columns-repeated="15"/>
        </table:table-row>
        <table:table-row table:style-name="ro1">
          <table:table-cell table:formula="of:=ROW()" office:value-type="float" office:value="110" calcext:value-type="float">
            <text:p>110</text:p>
          </table:table-cell>
          <table:table-cell table:formula="of:=AVERAGE([$hsap_rmsf.A101:$hsap_rmsf.K101])" office:value-type="float" office:value="0.680095140042739" calcext:value-type="float">
            <text:p>0,680095140042739</text:p>
          </table:table-cell>
          <table:table-cell table:formula="of:=AVERAGE([$mmus_rmsf.A101:$mmus_rmsf.K101])" office:value-type="float" office:value="0.687880988117218" calcext:value-type="float">
            <text:p>0,687880988117218</text:p>
          </table:table-cell>
          <table:table-cell table:formula="of:=AVERAGE([$ggal_rmsf.A99:$ggal_rmsf.K99])" office:value-type="float" office:value="0.566992906177521" calcext:value-type="float">
            <text:p>0,566992906177521</text:p>
          </table:table-cell>
          <table:table-cell table:formula="of:=AVERAGE([$xlae_rmsf.A104:$xlae_rmsf.K104])" office:value-type="float" office:value="0.711743029938438" calcext:value-type="float">
            <text:p>0,711743029938438</text:p>
          </table:table-cell>
          <table:table-cell table:formula="of:=AVERAGE([$drer_rmsf.A102:$drer_rmsf.K102])" office:value-type="float" office:value="0.681406668223641" calcext:value-type="float">
            <text:p>0,681406668223641</text:p>
          </table:table-cell>
          <table:table-cell table:number-columns-repeated="3"/>
          <table:table-cell table:formula="of:=ROW()-1" office:value-type="float" office:value="109" calcext:value-type="float">
            <text:p>109</text:p>
          </table:table-cell>
          <table:table-cell table:formula="of:=AVERAGE([$hsap_rmsf.J101:$hsap_rmsf.T101])" office:value-type="float" office:value="0.668767869472504" calcext:value-type="float">
            <text:p>0,668767869472504</text:p>
          </table:table-cell>
          <table:table-cell table:formula="of:=AVERAGE([$mmus_rmsf.J101:$mmus_rmsf.T101])" office:value-type="float" office:value="0.67720627784729" calcext:value-type="float">
            <text:p>0,67720627784729</text:p>
          </table:table-cell>
          <table:table-cell table:formula="of:=AVERAGE([$ggal_rmsf.J99:$ggal_rmsf.T99])" office:value-type="float" office:value="0.641432523727417" calcext:value-type="float">
            <text:p>0,641432523727417</text:p>
          </table:table-cell>
          <table:table-cell table:formula="of:=AVERAGE([$xlae_rmsf.J104:$xlae_rmsf.T104])" office:value-type="float" office:value="0.65033158659935" calcext:value-type="float">
            <text:p>0,65033158659935</text:p>
          </table:table-cell>
          <table:table-cell table:formula="of:=AVERAGE([$drer_rmsf.J102:$drer_rmsf.T102])" office:value-type="float" office:value="0.653881758451462" calcext:value-type="float">
            <text:p>0,653881758451462</text:p>
          </table:table-cell>
          <table:table-cell table:number-columns-repeated="15"/>
        </table:table-row>
        <table:table-row table:style-name="ro1">
          <table:table-cell table:formula="of:=ROW()" office:value-type="float" office:value="111" calcext:value-type="float">
            <text:p>111</text:p>
          </table:table-cell>
          <table:table-cell table:formula="of:=AVERAGE([$hsap_rmsf.A102:$hsap_rmsf.K102])" office:value-type="float" office:value="0.768834060355447" calcext:value-type="float">
            <text:p>0,768834060355447</text:p>
          </table:table-cell>
          <table:table-cell table:formula="of:=AVERAGE([$mmus_rmsf.A102:$mmus_rmsf.K102])" office:value-type="float" office:value="0.720405298430703" calcext:value-type="float">
            <text:p>0,720405298430703</text:p>
          </table:table-cell>
          <table:table-cell table:formula="of:=AVERAGE([$ggal_rmsf.A100:$ggal_rmsf.K100])" office:value-type="float" office:value="0.567164030592138" calcext:value-type="float">
            <text:p>0,567164030592138</text:p>
          </table:table-cell>
          <table:table-cell table:formula="of:=AVERAGE([$xlae_rmsf.A105:$xlae_rmsf.K105])" office:value-type="float" office:value="0.762214340492942" calcext:value-type="float">
            <text:p>0,762214340492942</text:p>
          </table:table-cell>
          <table:table-cell table:formula="of:=AVERAGE([$drer_rmsf.A103:$drer_rmsf.K103])" office:value-type="float" office:value="0.689754084266663" calcext:value-type="float">
            <text:p>0,689754084266663</text:p>
          </table:table-cell>
          <table:table-cell table:number-columns-repeated="3"/>
          <table:table-cell table:formula="of:=ROW()-1" office:value-type="float" office:value="110" calcext:value-type="float">
            <text:p>110</text:p>
          </table:table-cell>
          <table:table-cell table:formula="of:=AVERAGE([$hsap_rmsf.J102:$hsap_rmsf.T102])" office:value-type="float" office:value="0.696604281663895" calcext:value-type="float">
            <text:p>0,696604281663895</text:p>
          </table:table-cell>
          <table:table-cell table:formula="of:=AVERAGE([$mmus_rmsf.J102:$mmus_rmsf.T102])" office:value-type="float" office:value="0.682125359773636" calcext:value-type="float">
            <text:p>0,682125359773636</text:p>
          </table:table-cell>
          <table:table-cell table:formula="of:=AVERAGE([$ggal_rmsf.J100:$ggal_rmsf.T100])" office:value-type="float" office:value="0.688887745141983" calcext:value-type="float">
            <text:p>0,688887745141983</text:p>
          </table:table-cell>
          <table:table-cell table:formula="of:=AVERAGE([$xlae_rmsf.J105:$xlae_rmsf.T105])" office:value-type="float" office:value="0.74670735001564" calcext:value-type="float">
            <text:p>0,74670735001564</text:p>
          </table:table-cell>
          <table:table-cell table:formula="of:=AVERAGE([$drer_rmsf.J103:$drer_rmsf.T103])" office:value-type="float" office:value="0.670050084590912" calcext:value-type="float">
            <text:p>0,670050084590912</text:p>
          </table:table-cell>
          <table:table-cell table:number-columns-repeated="15"/>
        </table:table-row>
        <table:table-row table:style-name="ro1">
          <table:table-cell table:formula="of:=ROW()" office:value-type="float" office:value="112" calcext:value-type="float">
            <text:p>112</text:p>
          </table:table-cell>
          <table:table-cell table:formula="of:=AVERAGE([$hsap_rmsf.A103:$hsap_rmsf.K103])" office:value-type="float" office:value="0.83131230954361" calcext:value-type="float">
            <text:p>0,83131230954361</text:p>
          </table:table-cell>
          <table:table-cell table:formula="of:=AVERAGE([$mmus_rmsf.A103:$mmus_rmsf.K103])" office:value-type="float" office:value="0.837260267236883" calcext:value-type="float">
            <text:p>0,837260267236883</text:p>
          </table:table-cell>
          <table:table-cell table:formula="of:=AVERAGE([$ggal_rmsf.A101:$ggal_rmsf.K101])" office:value-type="float" office:value="0.594585796662764" calcext:value-type="float">
            <text:p>0,594585796662764</text:p>
          </table:table-cell>
          <table:table-cell table:formula="of:=AVERAGE([$xlae_rmsf.A106:$xlae_rmsf.K106])" office:value-type="float" office:value="0.86697159848404" calcext:value-type="float">
            <text:p>0,86697159848404</text:p>
          </table:table-cell>
          <table:table-cell table:formula="of:=AVERAGE([$drer_rmsf.A104:$drer_rmsf.K104])" office:value-type="float" office:value="0.768293254008553" calcext:value-type="float">
            <text:p>0,768293254008553</text:p>
          </table:table-cell>
          <table:table-cell table:number-columns-repeated="3"/>
          <table:table-cell table:formula="of:=ROW()-1" office:value-type="float" office:value="111" calcext:value-type="float">
            <text:p>111</text:p>
          </table:table-cell>
          <table:table-cell table:formula="of:=AVERAGE([$hsap_rmsf.J103:$hsap_rmsf.T103])" office:value-type="float" office:value="0.73587417602539" calcext:value-type="float">
            <text:p>0,73587417602539</text:p>
          </table:table-cell>
          <table:table-cell table:formula="of:=AVERAGE([$mmus_rmsf.J103:$mmus_rmsf.T103])" office:value-type="float" office:value="0.735348612070083" calcext:value-type="float">
            <text:p>0,735348612070083</text:p>
          </table:table-cell>
          <table:table-cell table:formula="of:=AVERAGE([$ggal_rmsf.J101:$ggal_rmsf.T101])" office:value-type="float" office:value="0.667524248361588" calcext:value-type="float">
            <text:p>0,667524248361588</text:p>
          </table:table-cell>
          <table:table-cell table:formula="of:=AVERAGE([$xlae_rmsf.J106:$xlae_rmsf.T106])" office:value-type="float" office:value="0.72692146897316" calcext:value-type="float">
            <text:p>0,72692146897316</text:p>
          </table:table-cell>
          <table:table-cell table:formula="of:=AVERAGE([$drer_rmsf.J104:$drer_rmsf.T104])" office:value-type="float" office:value="0.682220101356507" calcext:value-type="float">
            <text:p>0,682220101356507</text:p>
          </table:table-cell>
          <table:table-cell table:number-columns-repeated="15"/>
        </table:table-row>
        <table:table-row table:style-name="ro1">
          <table:table-cell table:formula="of:=ROW()" office:value-type="float" office:value="113" calcext:value-type="float">
            <text:p>113</text:p>
          </table:table-cell>
          <table:table-cell table:formula="of:=AVERAGE([$hsap_rmsf.A104:$hsap_rmsf.K104])" office:value-type="float" office:value="1.11559959525195" calcext:value-type="float">
            <text:p>1,11559959525195</text:p>
          </table:table-cell>
          <table:table-cell table:formula="of:=AVERAGE([$mmus_rmsf.A104:$mmus_rmsf.K104])" office:value-type="float" office:value="1.06618770104668" calcext:value-type="float">
            <text:p>1,06618770104668</text:p>
          </table:table-cell>
          <table:table-cell table:formula="of:=AVERAGE([$ggal_rmsf.A102:$ggal_rmsf.K102])" office:value-type="float" office:value="0.810451828683679" calcext:value-type="float">
            <text:p>0,810451828683679</text:p>
          </table:table-cell>
          <table:table-cell table:formula="of:=AVERAGE([$xlae_rmsf.A107:$xlae_rmsf.K107])" office:value-type="float" office:value="1.06862150301673" calcext:value-type="float">
            <text:p>1,06862150301673</text:p>
          </table:table-cell>
          <table:table-cell table:formula="of:=AVERAGE([$drer_rmsf.A105:$drer_rmsf.K105])" office:value-type="float" office:value="0.971731780106979" calcext:value-type="float">
            <text:p>0,971731780106979</text:p>
          </table:table-cell>
          <table:table-cell table:number-columns-repeated="3"/>
          <table:table-cell table:formula="of:=ROW()-1" office:value-type="float" office:value="112" calcext:value-type="float">
            <text:p>112</text:p>
          </table:table-cell>
          <table:table-cell table:formula="of:=AVERAGE([$hsap_rmsf.J104:$hsap_rmsf.T104])" office:value-type="float" office:value="0.896333187818527" calcext:value-type="float">
            <text:p>0,896333187818527</text:p>
          </table:table-cell>
          <table:table-cell table:formula="of:=AVERAGE([$mmus_rmsf.J104:$mmus_rmsf.T104])" office:value-type="float" office:value="0.895962506532669" calcext:value-type="float">
            <text:p>0,895962506532669</text:p>
          </table:table-cell>
          <table:table-cell table:formula="of:=AVERAGE([$ggal_rmsf.J102:$ggal_rmsf.T102])" office:value-type="float" office:value="1.17593052983284" calcext:value-type="float">
            <text:p>1,17593052983284</text:p>
          </table:table-cell>
          <table:table-cell table:formula="of:=AVERAGE([$xlae_rmsf.J107:$xlae_rmsf.T107])" office:value-type="float" office:value="1.01880005002022" calcext:value-type="float">
            <text:p>1,01880005002022</text:p>
          </table:table-cell>
          <table:table-cell table:formula="of:=AVERAGE([$drer_rmsf.J105:$drer_rmsf.T105])" office:value-type="float" office:value="0.836214542388916" calcext:value-type="float">
            <text:p>0,836214542388916</text:p>
          </table:table-cell>
          <table:table-cell table:number-columns-repeated="15"/>
        </table:table-row>
        <table:table-row table:style-name="ro1">
          <table:table-cell table:formula="of:=ROW()" office:value-type="float" office:value="114" calcext:value-type="float">
            <text:p>114</text:p>
          </table:table-cell>
          <table:table-cell table:formula="of:=AVERAGE([$hsap_rmsf.A105:$hsap_rmsf.K105])" office:value-type="float" office:value="1.33008611326565" calcext:value-type="float">
            <text:p>1,33008611326565</text:p>
          </table:table-cell>
          <table:table-cell table:formula="of:=AVERAGE([$mmus_rmsf.A105:$mmus_rmsf.K105])" office:value-type="float" office:value="1.23330241166895" calcext:value-type="float">
            <text:p>1,23330241166895</text:p>
          </table:table-cell>
          <table:table-cell table:formula="of:=AVERAGE([$ggal_rmsf.A103:$ggal_rmsf.K103])" office:value-type="float" office:value="1.13299612959949" calcext:value-type="float">
            <text:p>1,13299612959949</text:p>
          </table:table-cell>
          <table:table-cell table:formula="of:=AVERAGE([$xlae_rmsf.A108:$xlae_rmsf.K108])" office:value-type="float" office:value="1.31334662238901" calcext:value-type="float">
            <text:p>1,31334662238901</text:p>
          </table:table-cell>
          <table:table-cell table:formula="of:=AVERAGE([$drer_rmsf.A106:$drer_rmsf.K106])" office:value-type="float" office:value="1.28712553885893" calcext:value-type="float">
            <text:p>1,28712553885893</text:p>
          </table:table-cell>
          <table:table-cell table:number-columns-repeated="3"/>
          <table:table-cell table:formula="of:=ROW()-1" office:value-type="float" office:value="113" calcext:value-type="float">
            <text:p>113</text:p>
          </table:table-cell>
          <table:table-cell table:formula="of:=AVERAGE([$hsap_rmsf.J105:$hsap_rmsf.T105])" office:value-type="float" office:value="1.13383576273918" calcext:value-type="float">
            <text:p>1,13383576273918</text:p>
          </table:table-cell>
          <table:table-cell table:formula="of:=AVERAGE([$mmus_rmsf.J105:$mmus_rmsf.T105])" office:value-type="float" office:value="1.14052265882492" calcext:value-type="float">
            <text:p>1,14052265882492</text:p>
          </table:table-cell>
          <table:table-cell table:formula="of:=AVERAGE([$ggal_rmsf.J103:$ggal_rmsf.T103])" office:value-type="float" office:value="1.66094052791596" calcext:value-type="float">
            <text:p>1,66094052791596</text:p>
          </table:table-cell>
          <table:table-cell table:formula="of:=AVERAGE([$xlae_rmsf.J108:$xlae_rmsf.T108])" office:value-type="float" office:value="1.37848883867264" calcext:value-type="float">
            <text:p>1,37848883867264</text:p>
          </table:table-cell>
          <table:table-cell table:formula="of:=AVERAGE([$drer_rmsf.J106:$drer_rmsf.T106])" office:value-type="float" office:value="0.997362911701201" calcext:value-type="float">
            <text:p>0,997362911701201</text:p>
          </table:table-cell>
          <table:table-cell table:number-columns-repeated="15"/>
        </table:table-row>
        <table:table-row table:style-name="ro1">
          <table:table-cell table:formula="of:=ROW()" office:value-type="float" office:value="115" calcext:value-type="float">
            <text:p>115</text:p>
          </table:table-cell>
          <table:table-cell table:formula="of:=AVERAGE([$hsap_rmsf.A106:$hsap_rmsf.K106])" office:value-type="float" office:value="1.24015940966693" calcext:value-type="float">
            <text:p>1,24015940966693</text:p>
          </table:table-cell>
          <table:table-cell table:formula="of:=AVERAGE([$mmus_rmsf.A106:$mmus_rmsf.K106])" office:value-type="float" office:value="1.18779181021257" calcext:value-type="float">
            <text:p>1,18779181021257</text:p>
          </table:table-cell>
          <table:table-cell table:formula="of:=AVERAGE([$ggal_rmsf.A104:$ggal_rmsf.K104])" office:value-type="float" office:value="1.12037392903415" calcext:value-type="float">
            <text:p>1,12037392903415</text:p>
          </table:table-cell>
          <table:table-cell table:formula="of:=AVERAGE([$xlae_rmsf.A109:$xlae_rmsf.K109])" office:value-type="float" office:value="1.44712273542404" calcext:value-type="float">
            <text:p>1,44712273542404</text:p>
          </table:table-cell>
          <table:table-cell table:formula="of:=AVERAGE([$drer_rmsf.A107:$drer_rmsf.K107])" office:value-type="float" office:value="1.59504689618024" calcext:value-type="float">
            <text:p>1,59504689618024</text:p>
          </table:table-cell>
          <table:table-cell table:number-columns-repeated="3"/>
          <table:table-cell table:formula="of:=ROW()-1" office:value-type="float" office:value="114" calcext:value-type="float">
            <text:p>114</text:p>
          </table:table-cell>
          <table:table-cell table:formula="of:=AVERAGE([$hsap_rmsf.J106:$hsap_rmsf.T106])" office:value-type="float" office:value="1.14382356405258" calcext:value-type="float">
            <text:p>1,14382356405258</text:p>
          </table:table-cell>
          <table:table-cell table:formula="of:=AVERAGE([$mmus_rmsf.J106:$mmus_rmsf.T106])" office:value-type="float" office:value="1.30954718589783" calcext:value-type="float">
            <text:p>1,30954718589783</text:p>
          </table:table-cell>
          <table:table-cell table:formula="of:=AVERAGE([$ggal_rmsf.J104:$ggal_rmsf.T104])" office:value-type="float" office:value="1.59597754478455" calcext:value-type="float">
            <text:p>1,59597754478455</text:p>
          </table:table-cell>
          <table:table-cell table:formula="of:=AVERAGE([$xlae_rmsf.J109:$xlae_rmsf.T109])" office:value-type="float" office:value="1.89267671108246" calcext:value-type="float">
            <text:p>1,89267671108246</text:p>
          </table:table-cell>
          <table:table-cell table:formula="of:=AVERAGE([$drer_rmsf.J107:$drer_rmsf.T107])" office:value-type="float" office:value="1.06112676858902" calcext:value-type="float">
            <text:p>1,06112676858902</text:p>
          </table:table-cell>
          <table:table-cell table:number-columns-repeated="15"/>
        </table:table-row>
        <table:table-row table:style-name="ro1">
          <table:table-cell table:formula="of:=ROW()" office:value-type="float" office:value="116" calcext:value-type="float">
            <text:p>116</text:p>
          </table:table-cell>
          <table:table-cell table:number-columns-repeated="2"/>
          <table:table-cell table:formula="of:=AVERAGE([$ggal_rmsf.A105:$ggal_rmsf.K105])" office:value-type="float" office:value="1.21603318221179" calcext:value-type="float">
            <text:p>1,21603318221179</text:p>
          </table:table-cell>
          <table:table-cell table:formula="of:=AVERAGE([$xlae_rmsf.A110:$xlae_rmsf.K110])" office:value-type="float" office:value="1.84280401817669" calcext:value-type="float">
            <text:p>1,84280401817669</text:p>
          </table:table-cell>
          <table:table-cell table:formula="of:=AVERAGE([$drer_rmsf.A108:$drer_rmsf.K108])" office:value-type="float" office:value="1.90345991507097" calcext:value-type="float">
            <text:p>1,90345991507097</text:p>
          </table:table-cell>
          <table:table-cell table:number-columns-repeated="3"/>
          <table:table-cell table:formula="of:=ROW()-1" office:value-type="float" office:value="115" calcext:value-type="float">
            <text:p>115</text:p>
          </table:table-cell>
          <table:table-cell table:formula="of:=AVERAGE([$hsap_rmsf.J107:$hsap_rmsf.T107])" office:value-type="float" office:value="1.24131602048874" calcext:value-type="float">
            <text:p>1,24131602048874</text:p>
          </table:table-cell>
          <table:table-cell table:formula="of:=AVERAGE([$mmus_rmsf.J107:$mmus_rmsf.T107])" office:value-type="float" office:value="1.64541333913803" calcext:value-type="float">
            <text:p>1,64541333913803</text:p>
          </table:table-cell>
          <table:table-cell table:formula="of:=AVERAGE([$ggal_rmsf.J105:$ggal_rmsf.T105])" office:value-type="float" office:value="1.70780837535859" calcext:value-type="float">
            <text:p>1,70780837535859</text:p>
          </table:table-cell>
          <table:table-cell table:formula="of:=AVERAGE([$xlae_rmsf.J110:$xlae_rmsf.T110])" office:value-type="float" office:value="2.05636674165726" calcext:value-type="float">
            <text:p>2,05636674165726</text:p>
          </table:table-cell>
          <table:table-cell table:formula="of:=AVERAGE([$drer_rmsf.J108:$drer_rmsf.T108])" office:value-type="float" office:value="1.49639171361923" calcext:value-type="float">
            <text:p>1,49639171361923</text:p>
          </table:table-cell>
          <table:table-cell table:number-columns-repeated="15"/>
        </table:table-row>
        <table:table-row table:style-name="ro1">
          <table:table-cell table:formula="of:=ROW()" office:value-type="float" office:value="117" calcext:value-type="float">
            <text:p>117</text:p>
          </table:table-cell>
          <table:table-cell table:formula="of:=AVERAGE([$hsap_rmsf.A107:$hsap_rmsf.K107])" office:value-type="float" office:value="1.35804381921421" calcext:value-type="float">
            <text:p>1,35804381921421</text:p>
          </table:table-cell>
          <table:table-cell table:formula="of:=AVERAGE([$mmus_rmsf.A107:$mmus_rmsf.K107])" office:value-type="float" office:value="1.39001374901512" calcext:value-type="float">
            <text:p>1,39001374901512</text:p>
          </table:table-cell>
          <table:table-cell table:formula="of:=AVERAGE([$ggal_rmsf.A106:$ggal_rmsf.K106])" office:value-type="float" office:value="1.48818442662673" calcext:value-type="float">
            <text:p>1,48818442662673</text:p>
          </table:table-cell>
          <table:table-cell table:formula="of:=AVERAGE([$xlae_rmsf.A111:$xlae_rmsf.K111])" office:value-type="float" office:value="2.21354274698084" calcext:value-type="float">
            <text:p>2,21354274698084</text:p>
          </table:table-cell>
          <table:table-cell table:formula="of:=AVERAGE([$drer_rmsf.A109:$drer_rmsf.K109])" office:value-type="float" office:value="2.17030371256742" calcext:value-type="float">
            <text:p>2,17030371256742</text:p>
          </table:table-cell>
          <table:table-cell table:number-columns-repeated="3"/>
          <table:table-cell table:formula="of:=ROW()-1" office:value-type="float" office:value="116" calcext:value-type="float">
            <text:p>116</text:p>
          </table:table-cell>
          <table:table-cell table:number-columns-repeated="2"/>
          <table:table-cell table:formula="of:=AVERAGE([$ggal_rmsf.J106:$ggal_rmsf.T106])" office:value-type="float" office:value="2.02296209335327" calcext:value-type="float">
            <text:p>2,02296209335327</text:p>
          </table:table-cell>
          <table:table-cell table:formula="of:=AVERAGE([$xlae_rmsf.J111:$xlae_rmsf.T111])" office:value-type="float" office:value="2.18947106599808" calcext:value-type="float">
            <text:p>2,18947106599808</text:p>
          </table:table-cell>
          <table:table-cell table:formula="of:=AVERAGE([$drer_rmsf.J109:$drer_rmsf.T109])" office:value-type="float" office:value="1.63608062267304" calcext:value-type="float">
            <text:p>1,63608062267304</text:p>
          </table:table-cell>
          <table:table-cell table:number-columns-repeated="15"/>
        </table:table-row>
        <table:table-row table:style-name="ro1">
          <table:table-cell table:formula="of:=ROW()" office:value-type="float" office:value="118" calcext:value-type="float">
            <text:p>118</text:p>
          </table:table-cell>
          <table:table-cell table:formula="of:=AVERAGE([$hsap_rmsf.A108:$hsap_rmsf.K108])" office:value-type="float" office:value="1.66592935784773" calcext:value-type="float">
            <text:p>1,66592935784773</text:p>
          </table:table-cell>
          <table:table-cell table:formula="of:=AVERAGE([$mmus_rmsf.A108:$mmus_rmsf.K108])" office:value-type="float" office:value="1.73448215618827" calcext:value-type="float">
            <text:p>1,73448215618827</text:p>
          </table:table-cell>
          <table:table-cell table:formula="of:=AVERAGE([$ggal_rmsf.A107:$ggal_rmsf.K107])" office:value-type="float" office:value="2.10501701844996" calcext:value-type="float">
            <text:p>2,10501701844996</text:p>
          </table:table-cell>
          <table:table-cell table:formula="of:=AVERAGE([$xlae_rmsf.A112:$xlae_rmsf.K112])" office:value-type="float" office:value="2.33119186578577" calcext:value-type="float">
            <text:p>2,33119186578577</text:p>
          </table:table-cell>
          <table:table-cell table:formula="of:=AVERAGE([$drer_rmsf.A110:$drer_rmsf.K110])" office:value-type="float" office:value="2.47383935900948" calcext:value-type="float">
            <text:p>2,47383935900948</text:p>
          </table:table-cell>
          <table:table-cell table:number-columns-repeated="3"/>
          <table:table-cell table:formula="of:=ROW()-1" office:value-type="float" office:value="117" calcext:value-type="float">
            <text:p>117</text:p>
          </table:table-cell>
          <table:table-cell table:formula="of:=AVERAGE([$hsap_rmsf.J108:$hsap_rmsf.T108])" office:value-type="float" office:value="1.63211065530777" calcext:value-type="float">
            <text:p>1,63211065530777</text:p>
          </table:table-cell>
          <table:table-cell table:formula="of:=AVERAGE([$mmus_rmsf.J108:$mmus_rmsf.T108])" office:value-type="float" office:value="1.89060252904892" calcext:value-type="float">
            <text:p>1,89060252904892</text:p>
          </table:table-cell>
          <table:table-cell table:formula="of:=AVERAGE([$ggal_rmsf.J107:$ggal_rmsf.T107])" office:value-type="float" office:value="2.6050546169281" calcext:value-type="float">
            <text:p>2,6050546169281</text:p>
          </table:table-cell>
          <table:table-cell table:formula="of:=AVERAGE([$xlae_rmsf.J112:$xlae_rmsf.T112])" office:value-type="float" office:value="2.18605750799179" calcext:value-type="float">
            <text:p>2,18605750799179</text:p>
          </table:table-cell>
          <table:table-cell table:formula="of:=AVERAGE([$drer_rmsf.J110:$drer_rmsf.T110])" office:value-type="float" office:value="2.17443549633026" calcext:value-type="float">
            <text:p>2,17443549633026</text:p>
          </table:table-cell>
          <table:table-cell table:number-columns-repeated="15"/>
        </table:table-row>
        <table:table-row table:style-name="ro1">
          <table:table-cell table:formula="of:=ROW()" office:value-type="float" office:value="119" calcext:value-type="float">
            <text:p>119</text:p>
          </table:table-cell>
          <table:table-cell table:formula="of:=AVERAGE([$hsap_rmsf.A109:$hsap_rmsf.K109])" office:value-type="float" office:value="1.95213607464183" calcext:value-type="float">
            <text:p>1,95213607464183</text:p>
          </table:table-cell>
          <table:table-cell table:formula="of:=AVERAGE([$mmus_rmsf.A109:$mmus_rmsf.K109])" office:value-type="float" office:value="1.92317957372492" calcext:value-type="float">
            <text:p>1,92317957372492</text:p>
          </table:table-cell>
          <table:table-cell table:formula="of:=AVERAGE([$ggal_rmsf.A108:$ggal_rmsf.K108])" office:value-type="float" office:value="1.66956212707519" calcext:value-type="float">
            <text:p>1,66956212707519</text:p>
          </table:table-cell>
          <table:table-cell table:formula="of:=AVERAGE([$xlae_rmsf.A113:$xlae_rmsf.K113])" office:value-type="float" office:value="2.3958633743945" calcext:value-type="float">
            <text:p>2,3958633743945</text:p>
          </table:table-cell>
          <table:table-cell table:formula="of:=AVERAGE([$drer_rmsf.A111:$drer_rmsf.K111])" office:value-type="float" office:value="2.30097155516538" calcext:value-type="float">
            <text:p>2,30097155516538</text:p>
          </table:table-cell>
          <table:table-cell table:number-columns-repeated="3"/>
          <table:table-cell table:formula="of:=ROW()-1" office:value-type="float" office:value="118" calcext:value-type="float">
            <text:p>118</text:p>
          </table:table-cell>
          <table:table-cell table:formula="of:=AVERAGE([$hsap_rmsf.J109:$hsap_rmsf.T109])" office:value-type="float" office:value="1.76667284965515" calcext:value-type="float">
            <text:p>1,76667284965515</text:p>
          </table:table-cell>
          <table:table-cell table:formula="of:=AVERAGE([$mmus_rmsf.J109:$mmus_rmsf.T109])" office:value-type="float" office:value="2.17122370004654" calcext:value-type="float">
            <text:p>2,17122370004654</text:p>
          </table:table-cell>
          <table:table-cell table:formula="of:=AVERAGE([$ggal_rmsf.J108:$ggal_rmsf.T108])" office:value-type="float" office:value="1.93422228097916" calcext:value-type="float">
            <text:p>1,93422228097916</text:p>
          </table:table-cell>
          <table:table-cell table:formula="of:=AVERAGE([$xlae_rmsf.J113:$xlae_rmsf.T113])" office:value-type="float" office:value="1.97032028436661" calcext:value-type="float">
            <text:p>1,97032028436661</text:p>
          </table:table-cell>
          <table:table-cell table:formula="of:=AVERAGE([$drer_rmsf.J111:$drer_rmsf.T111])" office:value-type="float" office:value="2.28390955924988" calcext:value-type="float">
            <text:p>2,28390955924988</text:p>
          </table:table-cell>
          <table:table-cell table:number-columns-repeated="15"/>
        </table:table-row>
        <table:table-row table:style-name="ro1">
          <table:table-cell table:formula="of:=ROW()" office:value-type="float" office:value="120" calcext:value-type="float">
            <text:p>120</text:p>
          </table:table-cell>
          <table:table-cell table:formula="of:=AVERAGE([$hsap_rmsf.A110:$hsap_rmsf.K110])" office:value-type="float" office:value="1.53890376579978" calcext:value-type="float">
            <text:p>1,53890376579978</text:p>
          </table:table-cell>
          <table:table-cell table:formula="of:=AVERAGE([$mmus_rmsf.A110:$mmus_rmsf.K110])" office:value-type="float" office:value="1.60170437459079" calcext:value-type="float">
            <text:p>1,60170437459079</text:p>
          </table:table-cell>
          <table:table-cell table:formula="of:=AVERAGE([$ggal_rmsf.A109:$ggal_rmsf.K109])" office:value-type="float" office:value="1.35345719493172" calcext:value-type="float">
            <text:p>1,35345719493172</text:p>
          </table:table-cell>
          <table:table-cell table:formula="of:=AVERAGE([$xlae_rmsf.A114:$xlae_rmsf.K114])" office:value-type="float" office:value="2.00906938503612" calcext:value-type="float">
            <text:p>2,00906938503612</text:p>
          </table:table-cell>
          <table:table-cell table:formula="of:=AVERAGE([$drer_rmsf.A112:$drer_rmsf.K112])" office:value-type="float" office:value="1.77964559714577" calcext:value-type="float">
            <text:p>1,77964559714577</text:p>
          </table:table-cell>
          <table:table-cell table:number-columns-repeated="3"/>
          <table:table-cell table:formula="of:=ROW()-1" office:value-type="float" office:value="119" calcext:value-type="float">
            <text:p>119</text:p>
          </table:table-cell>
          <table:table-cell table:formula="of:=AVERAGE([$hsap_rmsf.J110:$hsap_rmsf.T110])" office:value-type="float" office:value="1.35846281051636" calcext:value-type="float">
            <text:p>1,35846281051636</text:p>
          </table:table-cell>
          <table:table-cell table:formula="of:=AVERAGE([$mmus_rmsf.J110:$mmus_rmsf.T110])" office:value-type="float" office:value="1.75005143880844" calcext:value-type="float">
            <text:p>1,75005143880844</text:p>
          </table:table-cell>
          <table:table-cell table:formula="of:=AVERAGE([$ggal_rmsf.J109:$ggal_rmsf.T109])" office:value-type="float" office:value="1.55547851324082" calcext:value-type="float">
            <text:p>1,55547851324082</text:p>
          </table:table-cell>
          <table:table-cell table:formula="of:=AVERAGE([$xlae_rmsf.J114:$xlae_rmsf.T114])" office:value-type="float" office:value="1.80585014820099" calcext:value-type="float">
            <text:p>1,80585014820099</text:p>
          </table:table-cell>
          <table:table-cell table:formula="of:=AVERAGE([$drer_rmsf.J112:$drer_rmsf.T112])" office:value-type="float" office:value="1.80091840028763" calcext:value-type="float">
            <text:p>1,80091840028763</text:p>
          </table:table-cell>
          <table:table-cell table:number-columns-repeated="15"/>
        </table:table-row>
        <table:table-row table:style-name="ro1">
          <table:table-cell table:formula="of:=ROW()" office:value-type="float" office:value="121" calcext:value-type="float">
            <text:p>121</text:p>
          </table:table-cell>
          <table:table-cell table:formula="of:=AVERAGE([$hsap_rmsf.A111:$hsap_rmsf.K111])" office:value-type="float" office:value="1.85578430733074" calcext:value-type="float">
            <text:p>1,85578430733074</text:p>
          </table:table-cell>
          <table:table-cell table:formula="of:=AVERAGE([$mmus_rmsf.A111:$mmus_rmsf.K111])" office:value-type="float" office:value="1.89663380483107" calcext:value-type="float">
            <text:p>1,89663380483107</text:p>
          </table:table-cell>
          <table:table-cell table:formula="of:=AVERAGE([$ggal_rmsf.A110:$ggal_rmsf.K110])" office:value-type="float" office:value="1.63312376084068" calcext:value-type="float">
            <text:p>1,63312376084068</text:p>
          </table:table-cell>
          <table:table-cell table:formula="of:=AVERAGE([$xlae_rmsf.A115:$xlae_rmsf.K115])" office:value-type="float" office:value="1.759922222564" calcext:value-type="float">
            <text:p>1,759922222564</text:p>
          </table:table-cell>
          <table:table-cell table:formula="of:=AVERAGE([$drer_rmsf.A113:$drer_rmsf.K113])" office:value-type="float" office:value="1.94760451469421" calcext:value-type="float">
            <text:p>1,94760451469421</text:p>
          </table:table-cell>
          <table:table-cell table:number-columns-repeated="3"/>
          <table:table-cell table:formula="of:=ROW()-1" office:value-type="float" office:value="120" calcext:value-type="float">
            <text:p>120</text:p>
          </table:table-cell>
          <table:table-cell table:formula="of:=AVERAGE([$hsap_rmsf.J111:$hsap_rmsf.T111])" office:value-type="float" office:value="1.72166967391968" calcext:value-type="float">
            <text:p>1,72166967391968</text:p>
          </table:table-cell>
          <table:table-cell table:formula="of:=AVERAGE([$mmus_rmsf.J111:$mmus_rmsf.T111])" office:value-type="float" office:value="1.90450918674469" calcext:value-type="float">
            <text:p>1,90450918674469</text:p>
          </table:table-cell>
          <table:table-cell table:formula="of:=AVERAGE([$ggal_rmsf.J110:$ggal_rmsf.T110])" office:value-type="float" office:value="1.7953999042511" calcext:value-type="float">
            <text:p>1,7953999042511</text:p>
          </table:table-cell>
          <table:table-cell table:formula="of:=AVERAGE([$xlae_rmsf.J115:$xlae_rmsf.T115])" office:value-type="float" office:value="1.73010486364365" calcext:value-type="float">
            <text:p>1,73010486364365</text:p>
          </table:table-cell>
          <table:table-cell table:formula="of:=AVERAGE([$drer_rmsf.J113:$drer_rmsf.T113])" office:value-type="float" office:value="2.07360917329788" calcext:value-type="float">
            <text:p>2,07360917329788</text:p>
          </table:table-cell>
          <table:table-cell table:number-columns-repeated="15"/>
        </table:table-row>
        <table:table-row table:style-name="ro1">
          <table:table-cell table:formula="of:=ROW()" office:value-type="float" office:value="122" calcext:value-type="float">
            <text:p>122</text:p>
          </table:table-cell>
          <table:table-cell table:formula="of:=AVERAGE([$hsap_rmsf.A112:$hsap_rmsf.K112])" office:value-type="float" office:value="1.45977659860784" calcext:value-type="float">
            <text:p>1,45977659860784</text:p>
          </table:table-cell>
          <table:table-cell table:formula="of:=AVERAGE([$mmus_rmsf.A112:$mmus_rmsf.K112])" office:value-type="float" office:value="1.53244545600197" calcext:value-type="float">
            <text:p>1,53244545600197</text:p>
          </table:table-cell>
          <table:table-cell table:formula="of:=AVERAGE([$ggal_rmsf.A111:$ggal_rmsf.K111])" office:value-type="float" office:value="1.31234859020927" calcext:value-type="float">
            <text:p>1,31234859020927</text:p>
          </table:table-cell>
          <table:table-cell table:formula="of:=AVERAGE([$xlae_rmsf.A116:$xlae_rmsf.K116])" office:value-type="float" office:value="1.294618104685" calcext:value-type="float">
            <text:p>1,294618104685</text:p>
          </table:table-cell>
          <table:table-cell table:formula="of:=AVERAGE([$drer_rmsf.A114:$drer_rmsf.K114])" office:value-type="float" office:value="1.40749424017473" calcext:value-type="float">
            <text:p>1,40749424017473</text:p>
          </table:table-cell>
          <table:table-cell table:number-columns-repeated="3"/>
          <table:table-cell table:formula="of:=ROW()-1" office:value-type="float" office:value="121" calcext:value-type="float">
            <text:p>121</text:p>
          </table:table-cell>
          <table:table-cell table:formula="of:=AVERAGE([$hsap_rmsf.J112:$hsap_rmsf.T112])" office:value-type="float" office:value="1.2825728058815" calcext:value-type="float">
            <text:p>1,2825728058815</text:p>
          </table:table-cell>
          <table:table-cell table:formula="of:=AVERAGE([$mmus_rmsf.J112:$mmus_rmsf.T112])" office:value-type="float" office:value="1.36695778369904" calcext:value-type="float">
            <text:p>1,36695778369904</text:p>
          </table:table-cell>
          <table:table-cell table:formula="of:=AVERAGE([$ggal_rmsf.J111:$ggal_rmsf.T111])" office:value-type="float" office:value="1.41692292690277" calcext:value-type="float">
            <text:p>1,41692292690277</text:p>
          </table:table-cell>
          <table:table-cell table:formula="of:=AVERAGE([$xlae_rmsf.J116:$xlae_rmsf.T116])" office:value-type="float" office:value="1.29246306419373" calcext:value-type="float">
            <text:p>1,29246306419373</text:p>
          </table:table-cell>
          <table:table-cell table:formula="of:=AVERAGE([$drer_rmsf.J114:$drer_rmsf.T114])" office:value-type="float" office:value="1.1419106721878" calcext:value-type="float">
            <text:p>1,1419106721878</text:p>
          </table:table-cell>
          <table:table-cell table:number-columns-repeated="15"/>
        </table:table-row>
        <table:table-row table:style-name="ro1">
          <table:table-cell table:formula="of:=ROW()" office:value-type="float" office:value="123" calcext:value-type="float">
            <text:p>123</text:p>
          </table:table-cell>
          <table:table-cell table:formula="of:=AVERAGE([$hsap_rmsf.A113:$hsap_rmsf.K113])" office:value-type="float" office:value="1.87596235561024" calcext:value-type="float">
            <text:p>1,87596235561024</text:p>
          </table:table-cell>
          <table:table-cell table:formula="of:=AVERAGE([$mmus_rmsf.A113:$mmus_rmsf.K113])" office:value-type="float" office:value="1.88103550339092" calcext:value-type="float">
            <text:p>1,88103550339092</text:p>
          </table:table-cell>
          <table:table-cell table:formula="of:=AVERAGE([$ggal_rmsf.A112:$ggal_rmsf.K112])" office:value-type="float" office:value="1.66602913451455" calcext:value-type="float">
            <text:p>1,66602913451455</text:p>
          </table:table-cell>
          <table:table-cell table:formula="of:=AVERAGE([$xlae_rmsf.A117:$xlae_rmsf.K117])" office:value-type="float" office:value="1.80459770285866" calcext:value-type="float">
            <text:p>1,80459770285866</text:p>
          </table:table-cell>
          <table:table-cell table:formula="of:=AVERAGE([$drer_rmsf.A115:$drer_rmsf.K115])" office:value-type="float" office:value="1.27655135005604" calcext:value-type="float">
            <text:p>1,27655135005604</text:p>
          </table:table-cell>
          <table:table-cell table:number-columns-repeated="3"/>
          <table:table-cell table:formula="of:=ROW()-1" office:value-type="float" office:value="122" calcext:value-type="float">
            <text:p>122</text:p>
          </table:table-cell>
          <table:table-cell table:formula="of:=AVERAGE([$hsap_rmsf.J113:$hsap_rmsf.T113])" office:value-type="float" office:value="1.57865160703659" calcext:value-type="float">
            <text:p>1,57865160703659</text:p>
          </table:table-cell>
          <table:table-cell table:formula="of:=AVERAGE([$mmus_rmsf.J113:$mmus_rmsf.T113])" office:value-type="float" office:value="1.705422103405" calcext:value-type="float">
            <text:p>1,705422103405</text:p>
          </table:table-cell>
          <table:table-cell table:formula="of:=AVERAGE([$ggal_rmsf.J112:$ggal_rmsf.T112])" office:value-type="float" office:value="1.57501167058945" calcext:value-type="float">
            <text:p>1,57501167058945</text:p>
          </table:table-cell>
          <table:table-cell table:formula="of:=AVERAGE([$xlae_rmsf.J117:$xlae_rmsf.T117])" office:value-type="float" office:value="1.96248614788056" calcext:value-type="float">
            <text:p>1,96248614788056</text:p>
          </table:table-cell>
          <table:table-cell table:formula="of:=AVERAGE([$drer_rmsf.J115:$drer_rmsf.T115])" office:value-type="float" office:value="1.16163182258606" calcext:value-type="float">
            <text:p>1,16163182258606</text:p>
          </table:table-cell>
          <table:table-cell table:number-columns-repeated="15"/>
        </table:table-row>
        <table:table-row table:style-name="ro1">
          <table:table-cell table:formula="of:=ROW()" office:value-type="float" office:value="124" calcext:value-type="float">
            <text:p>124</text:p>
          </table:table-cell>
          <table:table-cell table:formula="of:=AVERAGE([$hsap_rmsf.A114:$hsap_rmsf.K114])" office:value-type="float" office:value="1.22033556360245" calcext:value-type="float">
            <text:p>1,22033556360245</text:p>
          </table:table-cell>
          <table:table-cell table:formula="of:=AVERAGE([$mmus_rmsf.A114:$mmus_rmsf.K114])" office:value-type="float" office:value="1.3257519012798" calcext:value-type="float">
            <text:p>1,3257519012798</text:p>
          </table:table-cell>
          <table:table-cell table:formula="of:=AVERAGE([$ggal_rmsf.A113:$ggal_rmsf.K113])" office:value-type="float" office:value="1.20465845967726" calcext:value-type="float">
            <text:p>1,20465845967726</text:p>
          </table:table-cell>
          <table:table-cell table:formula="of:=AVERAGE([$xlae_rmsf.A118:$xlae_rmsf.K118])" office:value-type="float" office:value="1.36644885108254" calcext:value-type="float">
            <text:p>1,36644885108254</text:p>
          </table:table-cell>
          <table:table-cell table:formula="of:=AVERAGE([$drer_rmsf.A116:$drer_rmsf.K116])" office:value-type="float" office:value="1.22400750981764" calcext:value-type="float">
            <text:p>1,22400750981764</text:p>
          </table:table-cell>
          <table:table-cell table:number-columns-repeated="3"/>
          <table:table-cell table:formula="of:=ROW()-1" office:value-type="float" office:value="123" calcext:value-type="float">
            <text:p>123</text:p>
          </table:table-cell>
          <table:table-cell table:formula="of:=AVERAGE([$hsap_rmsf.J114:$hsap_rmsf.T114])" office:value-type="float" office:value="1.07962930202484" calcext:value-type="float">
            <text:p>1,07962930202484</text:p>
          </table:table-cell>
          <table:table-cell table:formula="of:=AVERAGE([$mmus_rmsf.J114:$mmus_rmsf.T114])" office:value-type="float" office:value="1.36357372999192" calcext:value-type="float">
            <text:p>1,36357372999192</text:p>
          </table:table-cell>
          <table:table-cell table:formula="of:=AVERAGE([$ggal_rmsf.J113:$ggal_rmsf.T113])" office:value-type="float" office:value="1.2847729921341" calcext:value-type="float">
            <text:p>1,2847729921341</text:p>
          </table:table-cell>
          <table:table-cell table:formula="of:=AVERAGE([$xlae_rmsf.J118:$xlae_rmsf.T118])" office:value-type="float" office:value="1.34588372707367" calcext:value-type="float">
            <text:p>1,34588372707367</text:p>
          </table:table-cell>
          <table:table-cell table:formula="of:=AVERAGE([$drer_rmsf.J116:$drer_rmsf.T116])" office:value-type="float" office:value="1.10609018802642" calcext:value-type="float">
            <text:p>1,10609018802642</text:p>
          </table:table-cell>
          <table:table-cell table:number-columns-repeated="15"/>
        </table:table-row>
        <table:table-row table:style-name="ro1">
          <table:table-cell table:formula="of:=ROW()" office:value-type="float" office:value="125" calcext:value-type="float">
            <text:p>125</text:p>
          </table:table-cell>
          <table:table-cell table:formula="of:=AVERAGE([$hsap_rmsf.A115:$hsap_rmsf.K115])" office:value-type="float" office:value="1.00289937001142" calcext:value-type="float">
            <text:p>1,00289937001142</text:p>
          </table:table-cell>
          <table:table-cell table:formula="of:=AVERAGE([$mmus_rmsf.A115:$mmus_rmsf.K115])" office:value-type="float" office:value="1.02136026910088" calcext:value-type="float">
            <text:p>1,02136026910088</text:p>
          </table:table-cell>
          <table:table-cell table:formula="of:=AVERAGE([$ggal_rmsf.A114:$ggal_rmsf.K114])" office:value-type="float" office:value="0.81694871639113" calcext:value-type="float">
            <text:p>0,81694871639113</text:p>
          </table:table-cell>
          <table:table-cell table:formula="of:=AVERAGE([$xlae_rmsf.A119:$xlae_rmsf.K119])" office:value-type="float" office:value="0.941318935632186" calcext:value-type="float">
            <text:p>0,941318935632186</text:p>
          </table:table-cell>
          <table:table-cell table:number-columns-repeated="4"/>
          <table:table-cell table:formula="of:=ROW()-1" office:value-type="float" office:value="124" calcext:value-type="float">
            <text:p>124</text:p>
          </table:table-cell>
          <table:table-cell table:formula="of:=AVERAGE([$hsap_rmsf.J115:$hsap_rmsf.T115])" office:value-type="float" office:value="0.849725991487503" calcext:value-type="float">
            <text:p>0,849725991487503</text:p>
          </table:table-cell>
          <table:table-cell table:formula="of:=AVERAGE([$mmus_rmsf.J115:$mmus_rmsf.T115])" office:value-type="float" office:value="1.01016628742218" calcext:value-type="float">
            <text:p>1,01016628742218</text:p>
          </table:table-cell>
          <table:table-cell table:formula="of:=AVERAGE([$ggal_rmsf.J114:$ggal_rmsf.T114])" office:value-type="float" office:value="0.822811603546143" calcext:value-type="float">
            <text:p>0,822811603546143</text:p>
          </table:table-cell>
          <table:table-cell table:formula="of:=AVERAGE([$xlae_rmsf.J119:$xlae_rmsf.T119])" office:value-type="float" office:value="0.8678819835186" calcext:value-type="float">
            <text:p>0,8678819835186</text:p>
          </table:table-cell>
          <table:table-cell table:formula="of:=AVERAGE([$drer_rmsf.J117:$drer_rmsf.T117])" office:value-type="float" office:value="0.790698289871216" calcext:value-type="float">
            <text:p>0,790698289871216</text:p>
          </table:table-cell>
          <table:table-cell table:number-columns-repeated="15"/>
        </table:table-row>
        <table:table-row table:style-name="ro1">
          <table:table-cell table:formula="of:=ROW()" office:value-type="float" office:value="126" calcext:value-type="float">
            <text:p>126</text:p>
          </table:table-cell>
          <table:table-cell table:formula="of:=AVERAGE([$hsap_rmsf.A116:$hsap_rmsf.K116])" office:value-type="float" office:value="0.871248611877095" calcext:value-type="float">
            <text:p>0,871248611877095</text:p>
          </table:table-cell>
          <table:table-cell table:formula="of:=AVERAGE([$mmus_rmsf.A116:$mmus_rmsf.K116])" office:value-type="float" office:value="0.844843822578429" calcext:value-type="float">
            <text:p>0,844843822578429</text:p>
          </table:table-cell>
          <table:table-cell table:formula="of:=AVERAGE([$ggal_rmsf.A115:$ggal_rmsf.K115])" office:value-type="float" office:value="0.660241639864835" calcext:value-type="float">
            <text:p>0,660241639864835</text:p>
          </table:table-cell>
          <table:table-cell table:formula="of:=AVERAGE([$xlae_rmsf.A120:$xlae_rmsf.K120])" office:value-type="float" office:value="0.791932745405371" calcext:value-type="float">
            <text:p>0,791932745405371</text:p>
          </table:table-cell>
          <table:table-cell table:formula="of:=AVERAGE([$drer_rmsf.A117:$drer_rmsf.K117])" office:value-type="float" office:value="0.909459893613294" calcext:value-type="float">
            <text:p>0,909459893613294</text:p>
          </table:table-cell>
          <table:table-cell table:number-columns-repeated="3"/>
          <table:table-cell table:formula="of:=ROW()-1" office:value-type="float" office:value="125" calcext:value-type="float">
            <text:p>125</text:p>
          </table:table-cell>
          <table:table-cell table:formula="of:=AVERAGE([$hsap_rmsf.J116:$hsap_rmsf.T116])" office:value-type="float" office:value="0.736731261014938" calcext:value-type="float">
            <text:p>0,736731261014938</text:p>
          </table:table-cell>
          <table:table-cell table:formula="of:=AVERAGE([$mmus_rmsf.J116:$mmus_rmsf.T116])" office:value-type="float" office:value="0.776393234729767" calcext:value-type="float">
            <text:p>0,776393234729767</text:p>
          </table:table-cell>
          <table:table-cell table:formula="of:=AVERAGE([$ggal_rmsf.J115:$ggal_rmsf.T115])" office:value-type="float" office:value="0.673103451728821" calcext:value-type="float">
            <text:p>0,673103451728821</text:p>
          </table:table-cell>
          <table:table-cell table:formula="of:=AVERAGE([$xlae_rmsf.J120:$xlae_rmsf.T120])" office:value-type="float" office:value="0.744995027780533" calcext:value-type="float">
            <text:p>0,744995027780533</text:p>
          </table:table-cell>
          <table:table-cell table:number-columns-repeated="16"/>
        </table:table-row>
        <table:table-row table:style-name="ro1">
          <table:table-cell table:formula="of:=ROW()" office:value-type="float" office:value="127" calcext:value-type="float">
            <text:p>127</text:p>
          </table:table-cell>
          <table:table-cell table:formula="of:=AVERAGE([$hsap_rmsf.A117:$hsap_rmsf.K117])" office:value-type="float" office:value="0.758713293525349" calcext:value-type="float">
            <text:p>0,758713293525349</text:p>
          </table:table-cell>
          <table:table-cell table:formula="of:=AVERAGE([$mmus_rmsf.A117:$mmus_rmsf.K117])" office:value-type="float" office:value="0.812035385015661" calcext:value-type="float">
            <text:p>0,812035385015661</text:p>
          </table:table-cell>
          <table:table-cell table:formula="of:=AVERAGE([$ggal_rmsf.A116:$ggal_rmsf.K116])" office:value-type="float" office:value="0.635066002370314" calcext:value-type="float">
            <text:p>0,635066002370314</text:p>
          </table:table-cell>
          <table:table-cell table:formula="of:=AVERAGE([$xlae_rmsf.A121:$xlae_rmsf.K121])" office:value-type="float" office:value="0.74390937511132" calcext:value-type="float">
            <text:p>0,74390937511132</text:p>
          </table:table-cell>
          <table:table-cell table:formula="of:=AVERAGE([$drer_rmsf.A118:$drer_rmsf.K118])" office:value-type="float" office:value="0.907114843302641" calcext:value-type="float">
            <text:p>0,907114843302641</text:p>
          </table:table-cell>
          <table:table-cell table:number-columns-repeated="3"/>
          <table:table-cell table:formula="of:=ROW()-1" office:value-type="float" office:value="126" calcext:value-type="float">
            <text:p>126</text:p>
          </table:table-cell>
          <table:table-cell table:formula="of:=AVERAGE([$hsap_rmsf.J117:$hsap_rmsf.T117])" office:value-type="float" office:value="0.695106655359268" calcext:value-type="float">
            <text:p>0,695106655359268</text:p>
          </table:table-cell>
          <table:table-cell table:formula="of:=AVERAGE([$mmus_rmsf.J117:$mmus_rmsf.T117])" office:value-type="float" office:value="0.767363637685776" calcext:value-type="float">
            <text:p>0,767363637685776</text:p>
          </table:table-cell>
          <table:table-cell table:formula="of:=AVERAGE([$ggal_rmsf.J116:$ggal_rmsf.T116])" office:value-type="float" office:value="0.688257575035095" calcext:value-type="float">
            <text:p>0,688257575035095</text:p>
          </table:table-cell>
          <table:table-cell table:formula="of:=AVERAGE([$xlae_rmsf.J121:$xlae_rmsf.T121])" office:value-type="float" office:value="0.725823134183884" calcext:value-type="float">
            <text:p>0,725823134183884</text:p>
          </table:table-cell>
          <table:table-cell table:formula="of:=AVERAGE([$drer_rmsf.J118:$drer_rmsf.T118])" office:value-type="float" office:value="0.841009646654129" calcext:value-type="float">
            <text:p>0,841009646654129</text:p>
          </table:table-cell>
          <table:table-cell table:number-columns-repeated="15"/>
        </table:table-row>
        <table:table-row table:style-name="ro1">
          <table:table-cell table:formula="of:=ROW()" office:value-type="float" office:value="128" calcext:value-type="float">
            <text:p>128</text:p>
          </table:table-cell>
          <table:table-cell table:formula="of:=AVERAGE([$hsap_rmsf.A118:$hsap_rmsf.K118])" office:value-type="float" office:value="0.649243589556781" calcext:value-type="float">
            <text:p>0,649243589556781</text:p>
          </table:table-cell>
          <table:table-cell table:formula="of:=AVERAGE([$mmus_rmsf.A118:$mmus_rmsf.K118])" office:value-type="float" office:value="0.715205169641321" calcext:value-type="float">
            <text:p>0,715205169641321</text:p>
          </table:table-cell>
          <table:table-cell table:formula="of:=AVERAGE([$ggal_rmsf.A117:$ggal_rmsf.K117])" office:value-type="float" office:value="0.542479992648038" calcext:value-type="float">
            <text:p>0,542479992648038</text:p>
          </table:table-cell>
          <table:table-cell table:formula="of:=AVERAGE([$xlae_rmsf.A122:$xlae_rmsf.K122])" office:value-type="float" office:value="0.647790694940394" calcext:value-type="float">
            <text:p>0,647790694940394</text:p>
          </table:table-cell>
          <table:table-cell table:formula="of:=AVERAGE([$drer_rmsf.A119:$drer_rmsf.K119])" office:value-type="float" office:value="0.716887344266025" calcext:value-type="float">
            <text:p>0,716887344266025</text:p>
          </table:table-cell>
          <table:table-cell table:number-columns-repeated="3"/>
          <table:table-cell table:formula="of:=ROW()-1" office:value-type="float" office:value="127" calcext:value-type="float">
            <text:p>127</text:p>
          </table:table-cell>
          <table:table-cell table:formula="of:=AVERAGE([$hsap_rmsf.J118:$hsap_rmsf.T118])" office:value-type="float" office:value="0.609776079654693" calcext:value-type="float">
            <text:p>0,609776079654693</text:p>
          </table:table-cell>
          <table:table-cell table:formula="of:=AVERAGE([$mmus_rmsf.J118:$mmus_rmsf.T118])" office:value-type="float" office:value="0.668654352426529" calcext:value-type="float">
            <text:p>0,668654352426529</text:p>
          </table:table-cell>
          <table:table-cell table:formula="of:=AVERAGE([$ggal_rmsf.J117:$ggal_rmsf.T117])" office:value-type="float" office:value="0.606383323669434" calcext:value-type="float">
            <text:p>0,606383323669434</text:p>
          </table:table-cell>
          <table:table-cell table:formula="of:=AVERAGE([$xlae_rmsf.J122:$xlae_rmsf.T122])" office:value-type="float" office:value="0.636618793010711" calcext:value-type="float">
            <text:p>0,636618793010711</text:p>
          </table:table-cell>
          <table:table-cell table:formula="of:=AVERAGE([$drer_rmsf.J119:$drer_rmsf.T119])" office:value-type="float" office:value="0.626857668161392" calcext:value-type="float">
            <text:p>0,626857668161392</text:p>
          </table:table-cell>
          <table:table-cell table:number-columns-repeated="15"/>
        </table:table-row>
        <table:table-row table:style-name="ro1">
          <table:table-cell table:formula="of:=ROW()" office:value-type="float" office:value="129" calcext:value-type="float">
            <text:p>129</text:p>
          </table:table-cell>
          <table:table-cell table:formula="of:=AVERAGE([$hsap_rmsf.A119:$hsap_rmsf.K119])" office:value-type="float" office:value="0.675355161925229" calcext:value-type="float">
            <text:p>0,675355161925229</text:p>
          </table:table-cell>
          <table:table-cell table:formula="of:=AVERAGE([$mmus_rmsf.A119:$mmus_rmsf.K119])" office:value-type="float" office:value="0.760140034124201" calcext:value-type="float">
            <text:p>0,760140034124201</text:p>
          </table:table-cell>
          <table:table-cell table:formula="of:=AVERAGE([$ggal_rmsf.A118:$ggal_rmsf.K118])" office:value-type="float" office:value="0.575850739320928" calcext:value-type="float">
            <text:p>0,575850739320928</text:p>
          </table:table-cell>
          <table:table-cell table:formula="of:=AVERAGE([$xlae_rmsf.A123:$xlae_rmsf.K123])" office:value-type="float" office:value="0.782959327167511" calcext:value-type="float">
            <text:p>0,782959327167511</text:p>
          </table:table-cell>
          <table:table-cell table:formula="of:=AVERAGE([$drer_rmsf.A120:$drer_rmsf.K120])" office:value-type="float" office:value="0.737073410255085" calcext:value-type="float">
            <text:p>0,737073410255085</text:p>
          </table:table-cell>
          <table:table-cell table:number-columns-repeated="3"/>
          <table:table-cell table:formula="of:=ROW()-1" office:value-type="float" office:value="128" calcext:value-type="float">
            <text:p>128</text:p>
          </table:table-cell>
          <table:table-cell table:formula="of:=AVERAGE([$hsap_rmsf.J119:$hsap_rmsf.T119])" office:value-type="float" office:value="0.641000658273697" calcext:value-type="float">
            <text:p>0,641000658273697</text:p>
          </table:table-cell>
          <table:table-cell table:formula="of:=AVERAGE([$mmus_rmsf.J119:$mmus_rmsf.T119])" office:value-type="float" office:value="0.738976746797561" calcext:value-type="float">
            <text:p>0,738976746797561</text:p>
          </table:table-cell>
          <table:table-cell table:formula="of:=AVERAGE([$ggal_rmsf.J118:$ggal_rmsf.T118])" office:value-type="float" office:value="0.624393701553345" calcext:value-type="float">
            <text:p>0,624393701553345</text:p>
          </table:table-cell>
          <table:table-cell table:formula="of:=AVERAGE([$xlae_rmsf.J123:$xlae_rmsf.T123])" office:value-type="float" office:value="0.762258678674697" calcext:value-type="float">
            <text:p>0,762258678674697</text:p>
          </table:table-cell>
          <table:table-cell table:formula="of:=AVERAGE([$drer_rmsf.J120:$drer_rmsf.T120])" office:value-type="float" office:value="0.663264542818069" calcext:value-type="float">
            <text:p>0,663264542818069</text:p>
          </table:table-cell>
          <table:table-cell table:number-columns-repeated="15"/>
        </table:table-row>
        <table:table-row table:style-name="ro1">
          <table:table-cell table:formula="of:=ROW()" office:value-type="float" office:value="130" calcext:value-type="float">
            <text:p>130</text:p>
          </table:table-cell>
          <table:table-cell table:formula="of:=AVERAGE([$hsap_rmsf.A120:$hsap_rmsf.K120])" office:value-type="float" office:value="0.588150747080369" calcext:value-type="float">
            <text:p>0,588150747080369</text:p>
          </table:table-cell>
          <table:table-cell table:formula="of:=AVERAGE([$mmus_rmsf.A120:$mmus_rmsf.K120])" office:value-type="float" office:value="0.665716134020719" calcext:value-type="float">
            <text:p>0,665716134020719</text:p>
          </table:table-cell>
          <table:table-cell table:formula="of:=AVERAGE([$ggal_rmsf.A119:$ggal_rmsf.K119])" office:value-type="float" office:value="0.530768864041589" calcext:value-type="float">
            <text:p>0,530768864041589</text:p>
          </table:table-cell>
          <table:table-cell table:formula="of:=AVERAGE([$xlae_rmsf.A124:$xlae_rmsf.K124])" office:value-type="float" office:value="0.661550977132624" calcext:value-type="float">
            <text:p>0,661550977132624</text:p>
          </table:table-cell>
          <table:table-cell table:formula="of:=AVERAGE([$drer_rmsf.A121:$drer_rmsf.K121])" office:value-type="float" office:value="0.656526903070276" calcext:value-type="float">
            <text:p>0,656526903070276</text:p>
          </table:table-cell>
          <table:table-cell table:number-columns-repeated="3"/>
          <table:table-cell table:formula="of:=ROW()-1" office:value-type="float" office:value="129" calcext:value-type="float">
            <text:p>129</text:p>
          </table:table-cell>
          <table:table-cell table:formula="of:=AVERAGE([$hsap_rmsf.J120:$hsap_rmsf.T120])" office:value-type="float" office:value="0.56583896279335" calcext:value-type="float">
            <text:p>0,56583896279335</text:p>
          </table:table-cell>
          <table:table-cell table:formula="of:=AVERAGE([$mmus_rmsf.J120:$mmus_rmsf.T120])" office:value-type="float" office:value="0.687057286500931" calcext:value-type="float">
            <text:p>0,687057286500931</text:p>
          </table:table-cell>
          <table:table-cell table:formula="of:=AVERAGE([$ggal_rmsf.J119:$ggal_rmsf.T119])" office:value-type="float" office:value="0.59144350886345" calcext:value-type="float">
            <text:p>0,59144350886345</text:p>
          </table:table-cell>
          <table:table-cell table:formula="of:=AVERAGE([$xlae_rmsf.J124:$xlae_rmsf.T124])" office:value-type="float" office:value="0.731001019477844" calcext:value-type="float">
            <text:p>0,731001019477844</text:p>
          </table:table-cell>
          <table:table-cell table:formula="of:=AVERAGE([$drer_rmsf.J121:$drer_rmsf.T121])" office:value-type="float" office:value="0.599135577678681" calcext:value-type="float">
            <text:p>0,599135577678681</text:p>
          </table:table-cell>
          <table:table-cell table:number-columns-repeated="15"/>
        </table:table-row>
        <table:table-row table:style-name="ro1">
          <table:table-cell table:formula="of:=ROW()" office:value-type="float" office:value="131" calcext:value-type="float">
            <text:p>131</text:p>
          </table:table-cell>
          <table:table-cell table:formula="of:=AVERAGE([$hsap_rmsf.A121:$hsap_rmsf.K121])" office:value-type="float" office:value="0.558176001733086" calcext:value-type="float">
            <text:p>0,558176001733086</text:p>
          </table:table-cell>
          <table:table-cell table:formula="of:=AVERAGE([$mmus_rmsf.A121:$mmus_rmsf.K121])" office:value-type="float" office:value="0.603716036052357" calcext:value-type="float">
            <text:p>0,603716036052357</text:p>
          </table:table-cell>
          <table:table-cell table:formula="of:=AVERAGE([$ggal_rmsf.A120:$ggal_rmsf.K120])" office:value-type="float" office:value="0.507172203568719" calcext:value-type="float">
            <text:p>0,507172203568719</text:p>
          </table:table-cell>
          <table:table-cell table:formula="of:=AVERAGE([$xlae_rmsf.A125:$xlae_rmsf.K125])" office:value-type="float" office:value="0.575744452523665" calcext:value-type="float">
            <text:p>0,575744452523665</text:p>
          </table:table-cell>
          <table:table-cell table:formula="of:=AVERAGE([$drer_rmsf.A122:$drer_rmsf.K122])" office:value-type="float" office:value="0.601790448842482" calcext:value-type="float">
            <text:p>0,601790448842482</text:p>
          </table:table-cell>
          <table:table-cell table:number-columns-repeated="3"/>
          <table:table-cell table:formula="of:=ROW()-1" office:value-type="float" office:value="130" calcext:value-type="float">
            <text:p>130</text:p>
          </table:table-cell>
          <table:table-cell table:formula="of:=AVERAGE([$hsap_rmsf.J121:$hsap_rmsf.T121])" office:value-type="float" office:value="0.540568113327026" calcext:value-type="float">
            <text:p>0,540568113327026</text:p>
          </table:table-cell>
          <table:table-cell table:formula="of:=AVERAGE([$mmus_rmsf.J121:$mmus_rmsf.T121])" office:value-type="float" office:value="0.625346571207047" calcext:value-type="float">
            <text:p>0,625346571207047</text:p>
          </table:table-cell>
          <table:table-cell table:formula="of:=AVERAGE([$ggal_rmsf.J120:$ggal_rmsf.T120])" office:value-type="float" office:value="0.540810868144036" calcext:value-type="float">
            <text:p>0,540810868144036</text:p>
          </table:table-cell>
          <table:table-cell table:formula="of:=AVERAGE([$xlae_rmsf.J125:$xlae_rmsf.T125])" office:value-type="float" office:value="0.612719684839248" calcext:value-type="float">
            <text:p>0,612719684839248</text:p>
          </table:table-cell>
          <table:table-cell table:formula="of:=AVERAGE([$drer_rmsf.J122:$drer_rmsf.T122])" office:value-type="float" office:value="0.554997563362122" calcext:value-type="float">
            <text:p>0,554997563362122</text:p>
          </table:table-cell>
          <table:table-cell table:number-columns-repeated="15"/>
        </table:table-row>
        <table:table-row table:style-name="ro1">
          <table:table-cell table:formula="of:=ROW()" office:value-type="float" office:value="132" calcext:value-type="float">
            <text:p>132</text:p>
          </table:table-cell>
          <table:table-cell table:formula="of:=AVERAGE([$hsap_rmsf.A122:$hsap_rmsf.K122])" office:value-type="float" office:value="0.558094644348838" calcext:value-type="float">
            <text:p>0,558094644348838</text:p>
          </table:table-cell>
          <table:table-cell table:formula="of:=AVERAGE([$mmus_rmsf.A122:$mmus_rmsf.K122])" office:value-type="float" office:value="0.629703890323986" calcext:value-type="float">
            <text:p>0,629703890323986</text:p>
          </table:table-cell>
          <table:table-cell table:formula="of:=AVERAGE([$ggal_rmsf.A121:$ggal_rmsf.K121])" office:value-type="float" office:value="0.536075696860747" calcext:value-type="float">
            <text:p>0,536075696860747</text:p>
          </table:table-cell>
          <table:table-cell table:formula="of:=AVERAGE([$xlae_rmsf.A126:$xlae_rmsf.K126])" office:value-type="float" office:value="0.629094080070496" calcext:value-type="float">
            <text:p>0,629094080070496</text:p>
          </table:table-cell>
          <table:table-cell table:formula="of:=AVERAGE([$drer_rmsf.A123:$drer_rmsf.K123])" office:value-type="float" office:value="0.620429263037248" calcext:value-type="float">
            <text:p>0,620429263037248</text:p>
          </table:table-cell>
          <table:table-cell table:number-columns-repeated="3"/>
          <table:table-cell table:formula="of:=ROW()-1" office:value-type="float" office:value="131" calcext:value-type="float">
            <text:p>131</text:p>
          </table:table-cell>
          <table:table-cell table:formula="of:=AVERAGE([$hsap_rmsf.J122:$hsap_rmsf.T122])" office:value-type="float" office:value="0.535399973392486" calcext:value-type="float">
            <text:p>0,535399973392486</text:p>
          </table:table-cell>
          <table:table-cell table:formula="of:=AVERAGE([$mmus_rmsf.J122:$mmus_rmsf.T122])" office:value-type="float" office:value="0.678678393363952" calcext:value-type="float">
            <text:p>0,678678393363952</text:p>
          </table:table-cell>
          <table:table-cell table:formula="of:=AVERAGE([$ggal_rmsf.J121:$ggal_rmsf.T121])" office:value-type="float" office:value="0.579032391309738" calcext:value-type="float">
            <text:p>0,579032391309738</text:p>
          </table:table-cell>
          <table:table-cell table:formula="of:=AVERAGE([$xlae_rmsf.J126:$xlae_rmsf.T126])" office:value-type="float" office:value="0.653121143579483" calcext:value-type="float">
            <text:p>0,653121143579483</text:p>
          </table:table-cell>
          <table:table-cell table:formula="of:=AVERAGE([$drer_rmsf.J123:$drer_rmsf.T123])" office:value-type="float" office:value="0.567026406526566" calcext:value-type="float">
            <text:p>0,567026406526566</text:p>
          </table:table-cell>
          <table:table-cell table:number-columns-repeated="15"/>
        </table:table-row>
        <table:table-row table:style-name="ro1">
          <table:table-cell table:formula="of:=ROW()" office:value-type="float" office:value="133" calcext:value-type="float">
            <text:p>133</text:p>
          </table:table-cell>
          <table:table-cell table:formula="of:=AVERAGE([$hsap_rmsf.A123:$hsap_rmsf.K123])" office:value-type="float" office:value="0.571505701581435" calcext:value-type="float">
            <text:p>0,571505701581435</text:p>
          </table:table-cell>
          <table:table-cell table:formula="of:=AVERAGE([$mmus_rmsf.A123:$mmus_rmsf.K123])" office:value-type="float" office:value="0.667210996500882" calcext:value-type="float">
            <text:p>0,667210996500882</text:p>
          </table:table-cell>
          <table:table-cell table:formula="of:=AVERAGE([$ggal_rmsf.A122:$ggal_rmsf.K122])" office:value-type="float" office:value="0.553271758831371" calcext:value-type="float">
            <text:p>0,553271758831371</text:p>
          </table:table-cell>
          <table:table-cell table:formula="of:=AVERAGE([$xlae_rmsf.A127:$xlae_rmsf.K127])" office:value-type="float" office:value="0.625144036895058" calcext:value-type="float">
            <text:p>0,625144036895058</text:p>
          </table:table-cell>
          <table:table-cell table:formula="of:=AVERAGE([$drer_rmsf.A124:$drer_rmsf.K124])" office:value-type="float" office:value="0.635040873971072" calcext:value-type="float">
            <text:p>0,635040873971072</text:p>
          </table:table-cell>
          <table:table-cell table:number-columns-repeated="3"/>
          <table:table-cell table:formula="of:=ROW()-1" office:value-type="float" office:value="132" calcext:value-type="float">
            <text:p>132</text:p>
          </table:table-cell>
          <table:table-cell table:formula="of:=AVERAGE([$hsap_rmsf.J123:$hsap_rmsf.T123])" office:value-type="float" office:value="0.544967502355576" calcext:value-type="float">
            <text:p>0,544967502355576</text:p>
          </table:table-cell>
          <table:table-cell table:formula="of:=AVERAGE([$mmus_rmsf.J123:$mmus_rmsf.T123])" office:value-type="float" office:value="0.75847864151001" calcext:value-type="float">
            <text:p>0,75847864151001</text:p>
          </table:table-cell>
          <table:table-cell table:formula="of:=AVERAGE([$ggal_rmsf.J122:$ggal_rmsf.T122])" office:value-type="float" office:value="0.589526623487473" calcext:value-type="float">
            <text:p>0,589526623487473</text:p>
          </table:table-cell>
          <table:table-cell table:formula="of:=AVERAGE([$xlae_rmsf.J127:$xlae_rmsf.T127])" office:value-type="float" office:value="0.631831496953964" calcext:value-type="float">
            <text:p>0,631831496953964</text:p>
          </table:table-cell>
          <table:table-cell table:formula="of:=AVERAGE([$drer_rmsf.J124:$drer_rmsf.T124])" office:value-type="float" office:value="0.594690650701523" calcext:value-type="float">
            <text:p>0,594690650701523</text:p>
          </table:table-cell>
          <table:table-cell table:number-columns-repeated="15"/>
        </table:table-row>
        <table:table-row table:style-name="ro1">
          <table:table-cell table:formula="of:=ROW()" office:value-type="float" office:value="134" calcext:value-type="float">
            <text:p>134</text:p>
          </table:table-cell>
          <table:table-cell table:formula="of:=AVERAGE([$hsap_rmsf.A124:$hsap_rmsf.K124])" office:value-type="float" office:value="0.607791774202867" calcext:value-type="float">
            <text:p>0,607791774202867</text:p>
          </table:table-cell>
          <table:table-cell table:formula="of:=AVERAGE([$mmus_rmsf.A124:$mmus_rmsf.K124])" office:value-type="float" office:value="0.731081452426564" calcext:value-type="float">
            <text:p>0,731081452426564</text:p>
          </table:table-cell>
          <table:table-cell table:formula="of:=AVERAGE([$ggal_rmsf.A123:$ggal_rmsf.K123])" office:value-type="float" office:value="0.632093043723366" calcext:value-type="float">
            <text:p>0,632093043723366</text:p>
          </table:table-cell>
          <table:table-cell table:formula="of:=AVERAGE([$xlae_rmsf.A128:$xlae_rmsf.K128])" office:value-type="float" office:value="0.663230775404496" calcext:value-type="float">
            <text:p>0,663230775404496</text:p>
          </table:table-cell>
          <table:table-cell table:formula="of:=AVERAGE([$drer_rmsf.A125:$drer_rmsf.K125])" office:value-type="float" office:value="0.648551718707692" calcext:value-type="float">
            <text:p>0,648551718707692</text:p>
          </table:table-cell>
          <table:table-cell table:number-columns-repeated="3"/>
          <table:table-cell table:formula="of:=ROW()-1" office:value-type="float" office:value="133" calcext:value-type="float">
            <text:p>133</text:p>
          </table:table-cell>
          <table:table-cell table:formula="of:=AVERAGE([$hsap_rmsf.J124:$hsap_rmsf.T124])" office:value-type="float" office:value="0.548106729984283" calcext:value-type="float">
            <text:p>0,548106729984283</text:p>
          </table:table-cell>
          <table:table-cell table:formula="of:=AVERAGE([$mmus_rmsf.J124:$mmus_rmsf.T124])" office:value-type="float" office:value="0.889510869979859" calcext:value-type="float">
            <text:p>0,889510869979859</text:p>
          </table:table-cell>
          <table:table-cell table:formula="of:=AVERAGE([$ggal_rmsf.J123:$ggal_rmsf.T123])" office:value-type="float" office:value="0.709711939096451" calcext:value-type="float">
            <text:p>0,709711939096451</text:p>
          </table:table-cell>
          <table:table-cell table:formula="of:=AVERAGE([$xlae_rmsf.J128:$xlae_rmsf.T128])" office:value-type="float" office:value="0.648064196109771" calcext:value-type="float">
            <text:p>0,648064196109771</text:p>
          </table:table-cell>
          <table:table-cell table:formula="of:=AVERAGE([$drer_rmsf.J125:$drer_rmsf.T125])" office:value-type="float" office:value="0.621049344539643" calcext:value-type="float">
            <text:p>0,621049344539643</text:p>
          </table:table-cell>
          <table:table-cell table:number-columns-repeated="15"/>
        </table:table-row>
        <table:table-row table:style-name="ro1">
          <table:table-cell table:formula="of:=ROW()" office:value-type="float" office:value="135" calcext:value-type="float">
            <text:p>135</text:p>
          </table:table-cell>
          <table:table-cell table:formula="of:=AVERAGE([$hsap_rmsf.A125:$hsap_rmsf.K125])" office:value-type="float" office:value="0.705443352930589" calcext:value-type="float">
            <text:p>0,705443352930589</text:p>
          </table:table-cell>
          <table:table-cell table:formula="of:=AVERAGE([$mmus_rmsf.A125:$mmus_rmsf.K125])" office:value-type="float" office:value="0.860446438997095" calcext:value-type="float">
            <text:p>0,860446438997095</text:p>
          </table:table-cell>
          <table:table-cell table:formula="of:=AVERAGE([$ggal_rmsf.A124:$ggal_rmsf.K124])" office:value-type="float" office:value="0.657360951938282" calcext:value-type="float">
            <text:p>0,657360951938282</text:p>
          </table:table-cell>
          <table:table-cell table:formula="of:=AVERAGE([$xlae_rmsf.A129:$xlae_rmsf.K129])" office:value-type="float" office:value="0.683726861065257" calcext:value-type="float">
            <text:p>0,683726861065257</text:p>
          </table:table-cell>
          <table:table-cell table:formula="of:=AVERAGE([$drer_rmsf.A126:$drer_rmsf.K126])" office:value-type="float" office:value="0.700481263295607" calcext:value-type="float">
            <text:p>0,700481263295607</text:p>
          </table:table-cell>
          <table:table-cell table:number-columns-repeated="3"/>
          <table:table-cell table:formula="of:=ROW()-1" office:value-type="float" office:value="134" calcext:value-type="float">
            <text:p>134</text:p>
          </table:table-cell>
          <table:table-cell table:formula="of:=AVERAGE([$hsap_rmsf.J125:$hsap_rmsf.T125])" office:value-type="float" office:value="0.715023815631866" calcext:value-type="float">
            <text:p>0,715023815631866</text:p>
          </table:table-cell>
          <table:table-cell table:formula="of:=AVERAGE([$mmus_rmsf.J125:$mmus_rmsf.T125])" office:value-type="float" office:value="1.06739076972008" calcext:value-type="float">
            <text:p>1,06739076972008</text:p>
          </table:table-cell>
          <table:table-cell table:formula="of:=AVERAGE([$ggal_rmsf.J124:$ggal_rmsf.T124])" office:value-type="float" office:value="0.71492651104927" calcext:value-type="float">
            <text:p>0,71492651104927</text:p>
          </table:table-cell>
          <table:table-cell table:formula="of:=AVERAGE([$xlae_rmsf.J129:$xlae_rmsf.T129])" office:value-type="float" office:value="0.619629174470902" calcext:value-type="float">
            <text:p>0,619629174470902</text:p>
          </table:table-cell>
          <table:table-cell table:formula="of:=AVERAGE([$drer_rmsf.J126:$drer_rmsf.T126])" office:value-type="float" office:value="0.657683998346329" calcext:value-type="float">
            <text:p>0,657683998346329</text:p>
          </table:table-cell>
          <table:table-cell table:number-columns-repeated="15"/>
        </table:table-row>
        <table:table-row table:style-name="ro1">
          <table:table-cell table:formula="of:=ROW()" office:value-type="float" office:value="136" calcext:value-type="float">
            <text:p>136</text:p>
          </table:table-cell>
          <table:table-cell table:formula="of:=AVERAGE([$hsap_rmsf.A126:$hsap_rmsf.K126])" office:value-type="float" office:value="0.756374672066082" calcext:value-type="float">
            <text:p>0,756374672066082</text:p>
          </table:table-cell>
          <table:table-cell table:formula="of:=AVERAGE([$mmus_rmsf.A126:$mmus_rmsf.K126])" office:value-type="float" office:value="0.925446328457571" calcext:value-type="float">
            <text:p>0,925446328457571</text:p>
          </table:table-cell>
          <table:table-cell table:formula="of:=AVERAGE([$ggal_rmsf.A125:$ggal_rmsf.K125])" office:value-type="float" office:value="0.721721292131251" calcext:value-type="float">
            <text:p>0,721721292131251</text:p>
          </table:table-cell>
          <table:table-cell table:formula="of:=AVERAGE([$xlae_rmsf.A130:$xlae_rmsf.K130])" office:value-type="float" office:value="0.792163143148249" calcext:value-type="float">
            <text:p>0,792163143148249</text:p>
          </table:table-cell>
          <table:table-cell table:formula="of:=AVERAGE([$drer_rmsf.A127:$drer_rmsf.K127])" office:value-type="float" office:value="0.76789571511494" calcext:value-type="float">
            <text:p>0,76789571511494</text:p>
          </table:table-cell>
          <table:table-cell table:number-columns-repeated="3"/>
          <table:table-cell table:formula="of:=ROW()-1" office:value-type="float" office:value="135" calcext:value-type="float">
            <text:p>135</text:p>
          </table:table-cell>
          <table:table-cell table:formula="of:=AVERAGE([$hsap_rmsf.J126:$hsap_rmsf.T126])" office:value-type="float" office:value="0.834204852581025" calcext:value-type="float">
            <text:p>0,834204852581025</text:p>
          </table:table-cell>
          <table:table-cell table:formula="of:=AVERAGE([$mmus_rmsf.J126:$mmus_rmsf.T126])" office:value-type="float" office:value="1.20009040832519" calcext:value-type="float">
            <text:p>1,20009040832519</text:p>
          </table:table-cell>
          <table:table-cell table:formula="of:=AVERAGE([$ggal_rmsf.J125:$ggal_rmsf.T125])" office:value-type="float" office:value="0.742046266794205" calcext:value-type="float">
            <text:p>0,742046266794205</text:p>
          </table:table-cell>
          <table:table-cell table:formula="of:=AVERAGE([$xlae_rmsf.J130:$xlae_rmsf.T130])" office:value-type="float" office:value="0.749830096960068" calcext:value-type="float">
            <text:p>0,749830096960068</text:p>
          </table:table-cell>
          <table:table-cell table:formula="of:=AVERAGE([$drer_rmsf.J127:$drer_rmsf.T127])" office:value-type="float" office:value="0.721384227275849" calcext:value-type="float">
            <text:p>0,721384227275849</text:p>
          </table:table-cell>
          <table:table-cell table:number-columns-repeated="15"/>
        </table:table-row>
        <table:table-row table:style-name="ro1">
          <table:table-cell table:formula="of:=ROW()" office:value-type="float" office:value="137" calcext:value-type="float">
            <text:p>137</text:p>
          </table:table-cell>
          <table:table-cell table:formula="of:=AVERAGE([$hsap_rmsf.A127:$hsap_rmsf.K127])" office:value-type="float" office:value="0.848201936839017" calcext:value-type="float">
            <text:p>0,848201936839017</text:p>
          </table:table-cell>
          <table:table-cell table:formula="of:=AVERAGE([$mmus_rmsf.A127:$mmus_rmsf.K127])" office:value-type="float" office:value="1.04644092056448" calcext:value-type="float">
            <text:p>1,04644092056448</text:p>
          </table:table-cell>
          <table:table-cell table:formula="of:=AVERAGE([$ggal_rmsf.A126:$ggal_rmsf.K126])" office:value-type="float" office:value="0.903558885572954" calcext:value-type="float">
            <text:p>0,903558885572954</text:p>
          </table:table-cell>
          <table:table-cell table:formula="of:=AVERAGE([$xlae_rmsf.A131:$xlae_rmsf.K131])" office:value-type="float" office:value="0.887624337319808" calcext:value-type="float">
            <text:p>0,887624337319808</text:p>
          </table:table-cell>
          <table:table-cell table:formula="of:=AVERAGE([$drer_rmsf.A128:$drer_rmsf.K128])" office:value-type="float" office:value="0.907084762916565" calcext:value-type="float">
            <text:p>0,907084762916565</text:p>
          </table:table-cell>
          <table:table-cell table:number-columns-repeated="3"/>
          <table:table-cell table:formula="of:=ROW()-1" office:value-type="float" office:value="136" calcext:value-type="float">
            <text:p>136</text:p>
          </table:table-cell>
          <table:table-cell table:formula="of:=AVERAGE([$hsap_rmsf.J127:$hsap_rmsf.T127])" office:value-type="float" office:value="0.985478699207306" calcext:value-type="float">
            <text:p>0,985478699207306</text:p>
          </table:table-cell>
          <table:table-cell table:formula="of:=AVERAGE([$mmus_rmsf.J127:$mmus_rmsf.T127])" office:value-type="float" office:value="1.17834523320198" calcext:value-type="float">
            <text:p>1,17834523320198</text:p>
          </table:table-cell>
          <table:table-cell table:formula="of:=AVERAGE([$ggal_rmsf.J126:$ggal_rmsf.T126])" office:value-type="float" office:value="0.899719029664993" calcext:value-type="float">
            <text:p>0,899719029664993</text:p>
          </table:table-cell>
          <table:table-cell table:formula="of:=AVERAGE([$xlae_rmsf.J131:$xlae_rmsf.T131])" office:value-type="float" office:value="0.901161313056946" calcext:value-type="float">
            <text:p>0,901161313056946</text:p>
          </table:table-cell>
          <table:table-cell table:formula="of:=AVERAGE([$drer_rmsf.J128:$drer_rmsf.T128])" office:value-type="float" office:value="0.8651682138443" calcext:value-type="float">
            <text:p>0,8651682138443</text:p>
          </table:table-cell>
          <table:table-cell table:number-columns-repeated="15"/>
        </table:table-row>
        <table:table-row table:style-name="ro1">
          <table:table-cell table:formula="of:=ROW()" office:value-type="float" office:value="138" calcext:value-type="float">
            <text:p>138</text:p>
          </table:table-cell>
          <table:table-cell table:formula="of:=AVERAGE([$hsap_rmsf.A128:$hsap_rmsf.K128])" office:value-type="float" office:value="1.28301256840966" calcext:value-type="float">
            <text:p>1,28301256840966</text:p>
          </table:table-cell>
          <table:table-cell table:formula="of:=AVERAGE([$mmus_rmsf.A128:$mmus_rmsf.K128])" office:value-type="float" office:value="1.39590715596112" calcext:value-type="float">
            <text:p>1,39590715596112</text:p>
          </table:table-cell>
          <table:table-cell table:formula="of:=AVERAGE([$ggal_rmsf.A127:$ggal_rmsf.K127])" office:value-type="float" office:value="1.19693766896855" calcext:value-type="float">
            <text:p>1,19693766896855</text:p>
          </table:table-cell>
          <table:table-cell table:formula="of:=AVERAGE([$xlae_rmsf.A132:$xlae_rmsf.K132])" office:value-type="float" office:value="1.27753027870698" calcext:value-type="float">
            <text:p>1,27753027870698</text:p>
          </table:table-cell>
          <table:table-cell table:formula="of:=AVERAGE([$drer_rmsf.A129:$drer_rmsf.K129])" office:value-type="float" office:value="1.10607829458757" calcext:value-type="float">
            <text:p>1,10607829458757</text:p>
          </table:table-cell>
          <table:table-cell table:number-columns-repeated="3"/>
          <table:table-cell table:formula="of:=ROW()-1" office:value-type="float" office:value="137" calcext:value-type="float">
            <text:p>137</text:p>
          </table:table-cell>
          <table:table-cell table:formula="of:=AVERAGE([$hsap_rmsf.J128:$hsap_rmsf.T128])" office:value-type="float" office:value="1.39852410554886" calcext:value-type="float">
            <text:p>1,39852410554886</text:p>
          </table:table-cell>
          <table:table-cell table:formula="of:=AVERAGE([$mmus_rmsf.J128:$mmus_rmsf.T128])" office:value-type="float" office:value="1.3045499920845" calcext:value-type="float">
            <text:p>1,3045499920845</text:p>
          </table:table-cell>
          <table:table-cell table:formula="of:=AVERAGE([$ggal_rmsf.J127:$ggal_rmsf.T127])" office:value-type="float" office:value="1.37111258506775" calcext:value-type="float">
            <text:p>1,37111258506775</text:p>
          </table:table-cell>
          <table:table-cell table:formula="of:=AVERAGE([$xlae_rmsf.J132:$xlae_rmsf.T132])" office:value-type="float" office:value="1.35155838727952" calcext:value-type="float">
            <text:p>1,35155838727952</text:p>
          </table:table-cell>
          <table:table-cell table:formula="of:=AVERAGE([$drer_rmsf.J129:$drer_rmsf.T129])" office:value-type="float" office:value="1.08768108487129" calcext:value-type="float">
            <text:p>1,08768108487129</text:p>
          </table:table-cell>
          <table:table-cell table:number-columns-repeated="15"/>
        </table:table-row>
        <table:table-row table:style-name="ro1">
          <table:table-cell table:formula="of:=ROW()" office:value-type="float" office:value="139" calcext:value-type="float">
            <text:p>139</text:p>
          </table:table-cell>
          <table:table-cell table:formula="of:=AVERAGE([$hsap_rmsf.A129:$hsap_rmsf.K129])" office:value-type="float" office:value="1.80682437752117" calcext:value-type="float">
            <text:p>1,80682437752117</text:p>
          </table:table-cell>
          <table:table-cell table:formula="of:=AVERAGE([$mmus_rmsf.A129:$mmus_rmsf.K129])" office:value-type="float" office:value="1.81920939748591" calcext:value-type="float">
            <text:p>1,81920939748591</text:p>
          </table:table-cell>
          <table:table-cell table:formula="of:=AVERAGE([$ggal_rmsf.A128:$ggal_rmsf.K128])" office:value-type="float" office:value="1.80088033865842" calcext:value-type="float">
            <text:p>1,80088033865842</text:p>
          </table:table-cell>
          <table:table-cell table:formula="of:=AVERAGE([$xlae_rmsf.A133:$xlae_rmsf.K133])" office:value-type="float" office:value="1.8420809184924" calcext:value-type="float">
            <text:p>1,8420809184924</text:p>
          </table:table-cell>
          <table:table-cell table:formula="of:=AVERAGE([$drer_rmsf.A130:$drer_rmsf.K130])" office:value-type="float" office:value="1.70527238806985" calcext:value-type="float">
            <text:p>1,70527238806985</text:p>
          </table:table-cell>
          <table:table-cell table:number-columns-repeated="3"/>
          <table:table-cell table:formula="of:=ROW()-1" office:value-type="float" office:value="138" calcext:value-type="float">
            <text:p>138</text:p>
          </table:table-cell>
          <table:table-cell table:formula="of:=AVERAGE([$hsap_rmsf.J129:$hsap_rmsf.T129])" office:value-type="float" office:value="1.86404794454575" calcext:value-type="float">
            <text:p>1,86404794454575</text:p>
          </table:table-cell>
          <table:table-cell table:formula="of:=AVERAGE([$mmus_rmsf.J129:$mmus_rmsf.T129])" office:value-type="float" office:value="1.75651431083679" calcext:value-type="float">
            <text:p>1,75651431083679</text:p>
          </table:table-cell>
          <table:table-cell table:formula="of:=AVERAGE([$ggal_rmsf.J128:$ggal_rmsf.T128])" office:value-type="float" office:value="1.92027109861374" calcext:value-type="float">
            <text:p>1,92027109861374</text:p>
          </table:table-cell>
          <table:table-cell table:formula="of:=AVERAGE([$xlae_rmsf.J133:$xlae_rmsf.T133])" office:value-type="float" office:value="1.55763375759125" calcext:value-type="float">
            <text:p>1,55763375759125</text:p>
          </table:table-cell>
          <table:table-cell table:formula="of:=AVERAGE([$drer_rmsf.J130:$drer_rmsf.T130])" office:value-type="float" office:value="1.49498164653778" calcext:value-type="float">
            <text:p>1,49498164653778</text:p>
          </table:table-cell>
          <table:table-cell table:number-columns-repeated="15"/>
        </table:table-row>
        <table:table-row table:style-name="ro1">
          <table:table-cell table:formula="of:=ROW()" office:value-type="float" office:value="140" calcext:value-type="float">
            <text:p>140</text:p>
          </table:table-cell>
          <table:table-cell table:formula="of:=AVERAGE([$hsap_rmsf.A130:$hsap_rmsf.K130])" office:value-type="float" office:value="1.8668070955762" calcext:value-type="float">
            <text:p>1,8668070955762</text:p>
          </table:table-cell>
          <table:table-cell table:formula="of:=AVERAGE([$mmus_rmsf.A130:$mmus_rmsf.K130])" office:value-type="float" office:value="2.07483739660783" calcext:value-type="float">
            <text:p>2,07483739660783</text:p>
          </table:table-cell>
          <table:table-cell table:formula="of:=AVERAGE([$ggal_rmsf.A129:$ggal_rmsf.K129])" office:value-type="float" office:value="1.66519688521299" calcext:value-type="float">
            <text:p>1,66519688521299</text:p>
          </table:table-cell>
          <table:table-cell table:formula="of:=AVERAGE([$xlae_rmsf.A134:$xlae_rmsf.K134])" office:value-type="float" office:value="2.28114338628942" calcext:value-type="float">
            <text:p>2,28114338628942</text:p>
          </table:table-cell>
          <table:table-cell table:formula="of:=AVERAGE([$drer_rmsf.A131:$drer_rmsf.K131])" office:value-type="float" office:value="2.11719330843492" calcext:value-type="float">
            <text:p>2,11719330843492</text:p>
          </table:table-cell>
          <table:table-cell table:number-columns-repeated="3"/>
          <table:table-cell table:formula="of:=ROW()-1" office:value-type="float" office:value="139" calcext:value-type="float">
            <text:p>139</text:p>
          </table:table-cell>
          <table:table-cell table:formula="of:=AVERAGE([$hsap_rmsf.J130:$hsap_rmsf.T130])" office:value-type="float" office:value="2.13166117668152" calcext:value-type="float">
            <text:p>2,13166117668152</text:p>
          </table:table-cell>
          <table:table-cell table:formula="of:=AVERAGE([$mmus_rmsf.J130:$mmus_rmsf.T130])" office:value-type="float" office:value="2.15479463338852" calcext:value-type="float">
            <text:p>2,15479463338852</text:p>
          </table:table-cell>
          <table:table-cell table:formula="of:=AVERAGE([$ggal_rmsf.J129:$ggal_rmsf.T129])" office:value-type="float" office:value="2.04190111160278" calcext:value-type="float">
            <text:p>2,04190111160278</text:p>
          </table:table-cell>
          <table:table-cell table:formula="of:=AVERAGE([$xlae_rmsf.J134:$xlae_rmsf.T134])" office:value-type="float" office:value="2.06114667654038" calcext:value-type="float">
            <text:p>2,06114667654038</text:p>
          </table:table-cell>
          <table:table-cell table:formula="of:=AVERAGE([$drer_rmsf.J131:$drer_rmsf.T131])" office:value-type="float" office:value="1.80287349224091" calcext:value-type="float">
            <text:p>1,80287349224091</text:p>
          </table:table-cell>
          <table:table-cell table:number-columns-repeated="15"/>
        </table:table-row>
        <table:table-row table:style-name="ro1">
          <table:table-cell table:formula="of:=ROW()" office:value-type="float" office:value="141" calcext:value-type="float">
            <text:p>141</text:p>
          </table:table-cell>
          <table:table-cell table:formula="of:=AVERAGE([$hsap_rmsf.A131:$hsap_rmsf.K131])" office:value-type="float" office:value="2.1763960605448" calcext:value-type="float">
            <text:p>2,1763960605448</text:p>
          </table:table-cell>
          <table:table-cell table:formula="of:=AVERAGE([$mmus_rmsf.A131:$mmus_rmsf.K131])" office:value-type="float" office:value="2.55816573801214" calcext:value-type="float">
            <text:p>2,55816573801214</text:p>
          </table:table-cell>
          <table:table-cell table:formula="of:=AVERAGE([$ggal_rmsf.A130:$ggal_rmsf.K130])" office:value-type="float" office:value="2.19038157236619" calcext:value-type="float">
            <text:p>2,19038157236619</text:p>
          </table:table-cell>
          <table:table-cell table:formula="of:=AVERAGE([$xlae_rmsf.A135:$xlae_rmsf.K135])" office:value-type="float" office:value="2.23983326669866" calcext:value-type="float">
            <text:p>2,23983326669866</text:p>
          </table:table-cell>
          <table:table-cell table:formula="of:=AVERAGE([$drer_rmsf.A132:$drer_rmsf.K132])" office:value-type="float" office:value="2.15482600360177" calcext:value-type="float">
            <text:p>2,15482600360177</text:p>
          </table:table-cell>
          <table:table-cell table:number-columns-repeated="3"/>
          <table:table-cell table:formula="of:=ROW()-1" office:value-type="float" office:value="140" calcext:value-type="float">
            <text:p>140</text:p>
          </table:table-cell>
          <table:table-cell table:formula="of:=AVERAGE([$hsap_rmsf.J131:$hsap_rmsf.T131])" office:value-type="float" office:value="2.4326605796814" calcext:value-type="float">
            <text:p>2,4326605796814</text:p>
          </table:table-cell>
          <table:table-cell table:formula="of:=AVERAGE([$mmus_rmsf.J131:$mmus_rmsf.T131])" office:value-type="float" office:value="2.76793324947357" calcext:value-type="float">
            <text:p>2,76793324947357</text:p>
          </table:table-cell>
          <table:table-cell table:formula="of:=AVERAGE([$ggal_rmsf.J130:$ggal_rmsf.T130])" office:value-type="float" office:value="3.00530886650085" calcext:value-type="float">
            <text:p>3,00530886650085</text:p>
          </table:table-cell>
          <table:table-cell table:formula="of:=AVERAGE([$xlae_rmsf.J135:$xlae_rmsf.T135])" office:value-type="float" office:value="1.88478410243988" calcext:value-type="float">
            <text:p>1,88478410243988</text:p>
          </table:table-cell>
          <table:table-cell table:formula="of:=AVERAGE([$drer_rmsf.J132:$drer_rmsf.T132])" office:value-type="float" office:value="1.74259448051453" calcext:value-type="float">
            <text:p>1,74259448051453</text:p>
          </table:table-cell>
          <table:table-cell table:number-columns-repeated="15"/>
        </table:table-row>
        <table:table-row table:style-name="ro1">
          <table:table-cell table:formula="of:=ROW()" office:value-type="float" office:value="142" calcext:value-type="float">
            <text:p>142</text:p>
          </table:table-cell>
          <table:table-cell table:formula="of:=AVERAGE([$hsap_rmsf.A132:$hsap_rmsf.K132])" office:value-type="float" office:value="2.05160244131955" calcext:value-type="float">
            <text:p>2,05160244131955</text:p>
          </table:table-cell>
          <table:table-cell table:formula="of:=AVERAGE([$mmus_rmsf.A132:$mmus_rmsf.K132])" office:value-type="float" office:value="2.64896406962308" calcext:value-type="float">
            <text:p>2,64896406962308</text:p>
          </table:table-cell>
          <table:table-cell table:formula="of:=AVERAGE([$ggal_rmsf.A131:$ggal_rmsf.K131])" office:value-type="float" office:value="2.23139294716575" calcext:value-type="float">
            <text:p>2,23139294716575</text:p>
          </table:table-cell>
          <table:table-cell table:formula="of:=AVERAGE([$xlae_rmsf.A136:$xlae_rmsf.K136])" office:value-type="float" office:value="1.92980552374753" calcext:value-type="float">
            <text:p>1,92980552374753</text:p>
          </table:table-cell>
          <table:table-cell table:formula="of:=AVERAGE([$drer_rmsf.A133:$drer_rmsf.K133])" office:value-type="float" office:value="2.24177704770175" calcext:value-type="float">
            <text:p>2,24177704770175</text:p>
          </table:table-cell>
          <table:table-cell table:number-columns-repeated="3"/>
          <table:table-cell table:formula="of:=ROW()-1" office:value-type="float" office:value="141" calcext:value-type="float">
            <text:p>141</text:p>
          </table:table-cell>
          <table:table-cell table:formula="of:=AVERAGE([$hsap_rmsf.J132:$hsap_rmsf.T132])" office:value-type="float" office:value="2.392214179039" calcext:value-type="float">
            <text:p>2,392214179039</text:p>
          </table:table-cell>
          <table:table-cell table:formula="of:=AVERAGE([$mmus_rmsf.J132:$mmus_rmsf.T132])" office:value-type="float" office:value="3.17700338363647" calcext:value-type="float">
            <text:p>3,17700338363647</text:p>
          </table:table-cell>
          <table:table-cell table:formula="of:=AVERAGE([$ggal_rmsf.J131:$ggal_rmsf.T131])" office:value-type="float" office:value="2.64352893829346" calcext:value-type="float">
            <text:p>2,64352893829346</text:p>
          </table:table-cell>
          <table:table-cell table:formula="of:=AVERAGE([$xlae_rmsf.J136:$xlae_rmsf.T136])" office:value-type="float" office:value="1.77362376451492" calcext:value-type="float">
            <text:p>1,77362376451492</text:p>
          </table:table-cell>
          <table:table-cell table:formula="of:=AVERAGE([$drer_rmsf.J133:$drer_rmsf.T133])" office:value-type="float" office:value="1.8076331615448" calcext:value-type="float">
            <text:p>1,8076331615448</text:p>
          </table:table-cell>
          <table:table-cell table:number-columns-repeated="15"/>
        </table:table-row>
        <table:table-row table:style-name="ro1">
          <table:table-cell table:formula="of:=ROW()" office:value-type="float" office:value="143" calcext:value-type="float">
            <text:p>143</text:p>
          </table:table-cell>
          <table:table-cell table:formula="of:=AVERAGE([$hsap_rmsf.A133:$hsap_rmsf.K133])" office:value-type="float" office:value="2.09803388598009" calcext:value-type="float">
            <text:p>2,09803388598009</text:p>
          </table:table-cell>
          <table:table-cell table:formula="of:=AVERAGE([$mmus_rmsf.A133:$mmus_rmsf.K133])" office:value-type="float" office:value="2.47543701028304" calcext:value-type="float">
            <text:p>2,47543701028304</text:p>
          </table:table-cell>
          <table:table-cell table:formula="of:=AVERAGE([$ggal_rmsf.A132:$ggal_rmsf.K132])" office:value-type="float" office:value="1.91794788527055" calcext:value-type="float">
            <text:p>1,91794788527055</text:p>
          </table:table-cell>
          <table:table-cell/>
          <table:table-cell table:formula="of:=AVERAGE([$drer_rmsf.A134:$drer_rmsf.K134])" office:value-type="float" office:value="2.17113195210197" calcext:value-type="float">
            <text:p>2,17113195210197</text:p>
          </table:table-cell>
          <table:table-cell table:number-columns-repeated="3"/>
          <table:table-cell table:formula="of:=ROW()-1" office:value-type="float" office:value="142" calcext:value-type="float">
            <text:p>142</text:p>
          </table:table-cell>
          <table:table-cell table:formula="of:=AVERAGE([$hsap_rmsf.J133:$hsap_rmsf.T133])" office:value-type="float" office:value="2.72197759151459" calcext:value-type="float">
            <text:p>2,72197759151459</text:p>
          </table:table-cell>
          <table:table-cell table:formula="of:=AVERAGE([$mmus_rmsf.J133:$mmus_rmsf.T133])" office:value-type="float" office:value="3.06083786487579" calcext:value-type="float">
            <text:p>3,06083786487579</text:p>
          </table:table-cell>
          <table:table-cell table:formula="of:=AVERAGE([$ggal_rmsf.J132:$ggal_rmsf.T132])" office:value-type="float" office:value="2.04413324594498" calcext:value-type="float">
            <text:p>2,04413324594498</text:p>
          </table:table-cell>
          <table:table-cell table:formula="of:=AVERAGE([$xlae_rmsf.J137:$xlae_rmsf.T137])" office:value-type="float" office:value="1.44275677204132" calcext:value-type="float">
            <text:p>1,44275677204132</text:p>
          </table:table-cell>
          <table:table-cell table:formula="of:=AVERAGE([$drer_rmsf.J134:$drer_rmsf.T134])" office:value-type="float" office:value="1.92914825677872" calcext:value-type="float">
            <text:p>1,92914825677872</text:p>
          </table:table-cell>
          <table:table-cell table:number-columns-repeated="15"/>
        </table:table-row>
        <table:table-row table:style-name="ro1">
          <table:table-cell table:formula="of:=ROW()" office:value-type="float" office:value="144" calcext:value-type="float">
            <text:p>144</text:p>
          </table:table-cell>
          <table:table-cell table:formula="of:=AVERAGE([$hsap_rmsf.A134:$hsap_rmsf.K134])" office:value-type="float" office:value="1.5814228649937" calcext:value-type="float">
            <text:p>1,5814228649937</text:p>
          </table:table-cell>
          <table:table-cell table:formula="of:=AVERAGE([$mmus_rmsf.A134:$mmus_rmsf.K134])" office:value-type="float" office:value="1.90260162766196" calcext:value-type="float">
            <text:p>1,90260162766196</text:p>
          </table:table-cell>
          <table:table-cell table:formula="of:=AVERAGE([$ggal_rmsf.A133:$ggal_rmsf.K133])" office:value-type="float" office:value="1.29536307138616" calcext:value-type="float">
            <text:p>1,29536307138616</text:p>
          </table:table-cell>
          <table:table-cell table:formula="of:=AVERAGE([$xlae_rmsf.A137:$xlae_rmsf.K137])" office:value-type="float" office:value="1.54746233697024" calcext:value-type="float">
            <text:p>1,54746233697024</text:p>
          </table:table-cell>
          <table:table-cell table:formula="of:=AVERAGE([$drer_rmsf.A135:$drer_rmsf.K135])" office:value-type="float" office:value="1.74761086406361" calcext:value-type="float">
            <text:p>1,74761086406361</text:p>
          </table:table-cell>
          <table:table-cell table:number-columns-repeated="3"/>
          <table:table-cell table:formula="of:=ROW()-1" office:value-type="float" office:value="143" calcext:value-type="float">
            <text:p>143</text:p>
          </table:table-cell>
          <table:table-cell table:formula="of:=AVERAGE([$hsap_rmsf.J134:$hsap_rmsf.T134])" office:value-type="float" office:value="2.04495650529861" calcext:value-type="float">
            <text:p>2,04495650529861</text:p>
          </table:table-cell>
          <table:table-cell table:formula="of:=AVERAGE([$mmus_rmsf.J134:$mmus_rmsf.T134])" office:value-type="float" office:value="2.21184700727463" calcext:value-type="float">
            <text:p>2,21184700727463</text:p>
          </table:table-cell>
          <table:table-cell table:formula="of:=AVERAGE([$ggal_rmsf.J133:$ggal_rmsf.T133])" office:value-type="float" office:value="1.35623115301133" calcext:value-type="float">
            <text:p>1,35623115301133</text:p>
          </table:table-cell>
          <table:table-cell/>
          <table:table-cell table:formula="of:=AVERAGE([$drer_rmsf.J135:$drer_rmsf.T135])" office:value-type="float" office:value="1.57147431373597" calcext:value-type="float">
            <text:p>1,57147431373597</text:p>
          </table:table-cell>
          <table:table-cell table:number-columns-repeated="15"/>
        </table:table-row>
        <table:table-row table:style-name="ro1">
          <table:table-cell table:formula="of:=ROW()" office:value-type="float" office:value="145" calcext:value-type="float">
            <text:p>145</text:p>
          </table:table-cell>
          <table:table-cell table:formula="of:=AVERAGE([$hsap_rmsf.A135:$hsap_rmsf.K135])" office:value-type="float" office:value="1.27616837752256" calcext:value-type="float">
            <text:p>1,27616837752256</text:p>
          </table:table-cell>
          <table:table-cell table:formula="of:=AVERAGE([$mmus_rmsf.A135:$mmus_rmsf.K135])" office:value-type="float" office:value="1.71657859976335" calcext:value-type="float">
            <text:p>1,71657859976335</text:p>
          </table:table-cell>
          <table:table-cell table:formula="of:=AVERAGE([$ggal_rmsf.A134:$ggal_rmsf.K134])" office:value-type="float" office:value="1.07851836898284" calcext:value-type="float">
            <text:p>1,07851836898284</text:p>
          </table:table-cell>
          <table:table-cell table:formula="of:=AVERAGE([$xlae_rmsf.A138:$xlae_rmsf.K138])" office:value-type="float" office:value="1.38001133015026" calcext:value-type="float">
            <text:p>1,38001133015026</text:p>
          </table:table-cell>
          <table:table-cell table:formula="of:=AVERAGE([$drer_rmsf.A136:$drer_rmsf.K136])" office:value-type="float" office:value="1.56106214528171" calcext:value-type="float">
            <text:p>1,56106214528171</text:p>
          </table:table-cell>
          <table:table-cell table:number-columns-repeated="3"/>
          <table:table-cell table:formula="of:=ROW()-1" office:value-type="float" office:value="144" calcext:value-type="float">
            <text:p>144</text:p>
          </table:table-cell>
          <table:table-cell table:formula="of:=AVERAGE([$hsap_rmsf.J135:$hsap_rmsf.T135])" office:value-type="float" office:value="1.4047241806984" calcext:value-type="float">
            <text:p>1,4047241806984</text:p>
          </table:table-cell>
          <table:table-cell table:formula="of:=AVERAGE([$mmus_rmsf.J135:$mmus_rmsf.T135])" office:value-type="float" office:value="1.85889965295791" calcext:value-type="float">
            <text:p>1,85889965295791</text:p>
          </table:table-cell>
          <table:table-cell table:formula="of:=AVERAGE([$ggal_rmsf.J134:$ggal_rmsf.T134])" office:value-type="float" office:value="1.14966338872909" calcext:value-type="float">
            <text:p>1,14966338872909</text:p>
          </table:table-cell>
          <table:table-cell table:formula="of:=AVERAGE([$xlae_rmsf.J138:$xlae_rmsf.T138])" office:value-type="float" office:value="1.32699382305145" calcext:value-type="float">
            <text:p>1,32699382305145</text:p>
          </table:table-cell>
          <table:table-cell table:formula="of:=AVERAGE([$drer_rmsf.J136:$drer_rmsf.T136])" office:value-type="float" office:value="1.31640100479126" calcext:value-type="float">
            <text:p>1,31640100479126</text:p>
          </table:table-cell>
          <table:table-cell table:number-columns-repeated="15"/>
        </table:table-row>
        <table:table-row table:style-name="ro1">
          <table:table-cell table:formula="of:=ROW()" office:value-type="float" office:value="146" calcext:value-type="float">
            <text:p>146</text:p>
          </table:table-cell>
          <table:table-cell table:formula="of:=AVERAGE([$hsap_rmsf.A136:$hsap_rmsf.K136])" office:value-type="float" office:value="1.13500199079513" calcext:value-type="float">
            <text:p>1,13500199079513</text:p>
          </table:table-cell>
          <table:table-cell table:formula="of:=AVERAGE([$mmus_rmsf.A136:$mmus_rmsf.K136])" office:value-type="float" office:value="1.68776572752172" calcext:value-type="float">
            <text:p>1,68776572752172</text:p>
          </table:table-cell>
          <table:table-cell table:formula="of:=AVERAGE([$ggal_rmsf.A135:$ggal_rmsf.K135])" office:value-type="float" office:value="1.00460685906497" calcext:value-type="float">
            <text:p>1,00460685906497</text:p>
          </table:table-cell>
          <table:table-cell table:formula="of:=AVERAGE([$xlae_rmsf.A139:$xlae_rmsf.K139])" office:value-type="float" office:value="1.21184298904072" calcext:value-type="float">
            <text:p>1,21184298904072</text:p>
          </table:table-cell>
          <table:table-cell table:formula="of:=AVERAGE([$drer_rmsf.A137:$drer_rmsf.K137])" office:value-type="float" office:value="1.48526952271201" calcext:value-type="float">
            <text:p>1,48526952271201</text:p>
          </table:table-cell>
          <table:table-cell table:number-columns-repeated="3"/>
          <table:table-cell table:formula="of:=ROW()-1" office:value-type="float" office:value="145" calcext:value-type="float">
            <text:p>145</text:p>
          </table:table-cell>
          <table:table-cell table:formula="of:=AVERAGE([$hsap_rmsf.J136:$hsap_rmsf.T136])" office:value-type="float" office:value="1.23112887144089" calcext:value-type="float">
            <text:p>1,23112887144089</text:p>
          </table:table-cell>
          <table:table-cell table:formula="of:=AVERAGE([$mmus_rmsf.J136:$mmus_rmsf.T136])" office:value-type="float" office:value="1.99800604581832" calcext:value-type="float">
            <text:p>1,99800604581832</text:p>
          </table:table-cell>
          <table:table-cell table:formula="of:=AVERAGE([$ggal_rmsf.J135:$ggal_rmsf.T135])" office:value-type="float" office:value="1.05061224102974" calcext:value-type="float">
            <text:p>1,05061224102974</text:p>
          </table:table-cell>
          <table:table-cell table:formula="of:=AVERAGE([$xlae_rmsf.J139:$xlae_rmsf.T139])" office:value-type="float" office:value="1.19490164518357" calcext:value-type="float">
            <text:p>1,19490164518357</text:p>
          </table:table-cell>
          <table:table-cell table:formula="of:=AVERAGE([$drer_rmsf.J137:$drer_rmsf.T137])" office:value-type="float" office:value="1.26469600200653" calcext:value-type="float">
            <text:p>1,26469600200653</text:p>
          </table:table-cell>
          <table:table-cell table:number-columns-repeated="15"/>
        </table:table-row>
        <table:table-row table:style-name="ro1">
          <table:table-cell table:formula="of:=ROW()" office:value-type="float" office:value="147" calcext:value-type="float">
            <text:p>147</text:p>
          </table:table-cell>
          <table:table-cell table:formula="of:=AVERAGE([$hsap_rmsf.A137:$hsap_rmsf.K137])" office:value-type="float" office:value="1.10676992130453" calcext:value-type="float">
            <text:p>1,10676992130453</text:p>
          </table:table-cell>
          <table:table-cell table:formula="of:=AVERAGE([$mmus_rmsf.A137:$mmus_rmsf.K137])" office:value-type="float" office:value="1.55019907107787" calcext:value-type="float">
            <text:p>1,55019907107787</text:p>
          </table:table-cell>
          <table:table-cell table:formula="of:=AVERAGE([$ggal_rmsf.A136:$ggal_rmsf.K136])" office:value-type="float" office:value="1.04015683041139" calcext:value-type="float">
            <text:p>1,04015683041139</text:p>
          </table:table-cell>
          <table:table-cell table:formula="of:=AVERAGE([$xlae_rmsf.A140:$xlae_rmsf.K140])" office:value-type="float" office:value="1.26697114031705" calcext:value-type="float">
            <text:p>1,26697114031705</text:p>
          </table:table-cell>
          <table:table-cell table:formula="of:=AVERAGE([$drer_rmsf.A138:$drer_rmsf.K138])" office:value-type="float" office:value="1.43042928025332" calcext:value-type="float">
            <text:p>1,43042928025332</text:p>
          </table:table-cell>
          <table:table-cell table:number-columns-repeated="3"/>
          <table:table-cell table:formula="of:=ROW()-1" office:value-type="float" office:value="146" calcext:value-type="float">
            <text:p>146</text:p>
          </table:table-cell>
          <table:table-cell table:formula="of:=AVERAGE([$hsap_rmsf.J137:$hsap_rmsf.T137])" office:value-type="float" office:value="1.15310245752335" calcext:value-type="float">
            <text:p>1,15310245752335</text:p>
          </table:table-cell>
          <table:table-cell table:formula="of:=AVERAGE([$mmus_rmsf.J137:$mmus_rmsf.T137])" office:value-type="float" office:value="1.70323914289475" calcext:value-type="float">
            <text:p>1,70323914289475</text:p>
          </table:table-cell>
          <table:table-cell table:formula="of:=AVERAGE([$ggal_rmsf.J136:$ggal_rmsf.T136])" office:value-type="float" office:value="1.1107243001461" calcext:value-type="float">
            <text:p>1,1107243001461</text:p>
          </table:table-cell>
          <table:table-cell table:formula="of:=AVERAGE([$xlae_rmsf.J140:$xlae_rmsf.T140])" office:value-type="float" office:value="1.33499389886856" calcext:value-type="float">
            <text:p>1,33499389886856</text:p>
          </table:table-cell>
          <table:table-cell table:formula="of:=AVERAGE([$drer_rmsf.J138:$drer_rmsf.T138])" office:value-type="float" office:value="1.2310853600502" calcext:value-type="float">
            <text:p>1,2310853600502</text:p>
          </table:table-cell>
          <table:table-cell table:number-columns-repeated="15"/>
        </table:table-row>
        <table:table-row table:style-name="ro1">
          <table:table-cell table:formula="of:=ROW()" office:value-type="float" office:value="148" calcext:value-type="float">
            <text:p>148</text:p>
          </table:table-cell>
          <table:table-cell table:formula="of:=AVERAGE([$hsap_rmsf.A138:$hsap_rmsf.K138])" office:value-type="float" office:value="1.03599424255891" calcext:value-type="float">
            <text:p>1,03599424255891</text:p>
          </table:table-cell>
          <table:table-cell table:formula="of:=AVERAGE([$mmus_rmsf.A138:$mmus_rmsf.K138])" office:value-type="float" office:value="1.27270612703323" calcext:value-type="float">
            <text:p>1,27270612703323</text:p>
          </table:table-cell>
          <table:table-cell table:formula="of:=AVERAGE([$ggal_rmsf.A137:$ggal_rmsf.K137])" office:value-type="float" office:value="0.966176154646094" calcext:value-type="float">
            <text:p>0,966176154646094</text:p>
          </table:table-cell>
          <table:table-cell table:formula="of:=AVERAGE([$xlae_rmsf.A141:$xlae_rmsf.K141])" office:value-type="float" office:value="1.1564536389611" calcext:value-type="float">
            <text:p>1,1564536389611</text:p>
          </table:table-cell>
          <table:table-cell table:formula="of:=AVERAGE([$drer_rmsf.A139:$drer_rmsf.K139])" office:value-type="float" office:value="1.29316399662365" calcext:value-type="float">
            <text:p>1,29316399662365</text:p>
          </table:table-cell>
          <table:table-cell table:number-columns-repeated="3"/>
          <table:table-cell table:formula="of:=ROW()-1" office:value-type="float" office:value="147" calcext:value-type="float">
            <text:p>147</text:p>
          </table:table-cell>
          <table:table-cell table:formula="of:=AVERAGE([$hsap_rmsf.J138:$hsap_rmsf.T138])" office:value-type="float" office:value="1.06097638607025" calcext:value-type="float">
            <text:p>1,06097638607025</text:p>
          </table:table-cell>
          <table:table-cell table:formula="of:=AVERAGE([$mmus_rmsf.J138:$mmus_rmsf.T138])" office:value-type="float" office:value="1.32785272598267" calcext:value-type="float">
            <text:p>1,32785272598267</text:p>
          </table:table-cell>
          <table:table-cell table:formula="of:=AVERAGE([$ggal_rmsf.J137:$ggal_rmsf.T137])" office:value-type="float" office:value="1.01475277543068" calcext:value-type="float">
            <text:p>1,01475277543068</text:p>
          </table:table-cell>
          <table:table-cell table:formula="of:=AVERAGE([$xlae_rmsf.J141:$xlae_rmsf.T141])" office:value-type="float" office:value="1.24987077713013" calcext:value-type="float">
            <text:p>1,24987077713013</text:p>
          </table:table-cell>
          <table:table-cell table:formula="of:=AVERAGE([$drer_rmsf.J139:$drer_rmsf.T139])" office:value-type="float" office:value="1.17172747850418" calcext:value-type="float">
            <text:p>1,17172747850418</text:p>
          </table:table-cell>
          <table:table-cell table:number-columns-repeated="15"/>
        </table:table-row>
        <table:table-row table:style-name="ro1">
          <table:table-cell table:formula="of:=ROW()" office:value-type="float" office:value="149" calcext:value-type="float">
            <text:p>149</text:p>
          </table:table-cell>
          <table:table-cell table:formula="of:=AVERAGE([$hsap_rmsf.A139:$hsap_rmsf.K139])" office:value-type="float" office:value="0.898257691696167" calcext:value-type="float">
            <text:p>0,898257691696167</text:p>
          </table:table-cell>
          <table:table-cell table:formula="of:=AVERAGE([$mmus_rmsf.A139:$mmus_rmsf.K139])" office:value-type="float" office:value="1.20512192653483" calcext:value-type="float">
            <text:p>1,20512192653483</text:p>
          </table:table-cell>
          <table:table-cell table:formula="of:=AVERAGE([$ggal_rmsf.A138:$ggal_rmsf.K138])" office:value-type="float" office:value="0.790668183133212" calcext:value-type="float">
            <text:p>0,790668183133212</text:p>
          </table:table-cell>
          <table:table-cell table:formula="of:=AVERAGE([$xlae_rmsf.A142:$xlae_rmsf.K142])" office:value-type="float" office:value="0.937213068328164" calcext:value-type="float">
            <text:p>0,937213068328164</text:p>
          </table:table-cell>
          <table:table-cell table:formula="of:=AVERAGE([$drer_rmsf.A140:$drer_rmsf.K140])" office:value-type="float" office:value="1.15132997305437" calcext:value-type="float">
            <text:p>1,15132997305437</text:p>
          </table:table-cell>
          <table:table-cell table:number-columns-repeated="3"/>
          <table:table-cell table:formula="of:=ROW()-1" office:value-type="float" office:value="148" calcext:value-type="float">
            <text:p>148</text:p>
          </table:table-cell>
          <table:table-cell table:formula="of:=AVERAGE([$hsap_rmsf.J139:$hsap_rmsf.T139])" office:value-type="float" office:value="0.930270791053771" calcext:value-type="float">
            <text:p>0,930270791053771</text:p>
          </table:table-cell>
          <table:table-cell table:formula="of:=AVERAGE([$mmus_rmsf.J139:$mmus_rmsf.T139])" office:value-type="float" office:value="1.47300589084625" calcext:value-type="float">
            <text:p>1,47300589084625</text:p>
          </table:table-cell>
          <table:table-cell table:formula="of:=AVERAGE([$ggal_rmsf.J138:$ggal_rmsf.T138])" office:value-type="float" office:value="0.822532325983048" calcext:value-type="float">
            <text:p>0,822532325983048</text:p>
          </table:table-cell>
          <table:table-cell table:formula="of:=AVERAGE([$xlae_rmsf.J142:$xlae_rmsf.T142])" office:value-type="float" office:value="1.00715079903603" calcext:value-type="float">
            <text:p>1,00715079903603</text:p>
          </table:table-cell>
          <table:table-cell table:formula="of:=AVERAGE([$drer_rmsf.J140:$drer_rmsf.T140])" office:value-type="float" office:value="1.10223791003228" calcext:value-type="float">
            <text:p>1,10223791003228</text:p>
          </table:table-cell>
          <table:table-cell table:number-columns-repeated="15"/>
        </table:table-row>
        <table:table-row table:style-name="ro1">
          <table:table-cell table:formula="of:=ROW()" office:value-type="float" office:value="150" calcext:value-type="float">
            <text:p>150</text:p>
          </table:table-cell>
          <table:table-cell table:formula="of:=AVERAGE([$hsap_rmsf.A140:$hsap_rmsf.K140])" office:value-type="float" office:value="0.858497637952284" calcext:value-type="float">
            <text:p>0,858497637952284</text:p>
          </table:table-cell>
          <table:table-cell table:formula="of:=AVERAGE([$mmus_rmsf.A140:$mmus_rmsf.K140])" office:value-type="float" office:value="1.3000013329766" calcext:value-type="float">
            <text:p>1,3000013329766</text:p>
          </table:table-cell>
          <table:table-cell table:formula="of:=AVERAGE([$ggal_rmsf.A139:$ggal_rmsf.K139])" office:value-type="float" office:value="0.777707777786949" calcext:value-type="float">
            <text:p>0,777707777786949</text:p>
          </table:table-cell>
          <table:table-cell table:formula="of:=AVERAGE([$xlae_rmsf.A143:$xlae_rmsf.K143])" office:value-type="float" office:value="0.894065685707092" calcext:value-type="float">
            <text:p>0,894065685707092</text:p>
          </table:table-cell>
          <table:table-cell table:formula="of:=AVERAGE([$drer_rmsf.A141:$drer_rmsf.K141])" office:value-type="float" office:value="1.175628794573" calcext:value-type="float">
            <text:p>1,175628794573</text:p>
          </table:table-cell>
          <table:table-cell table:number-columns-repeated="3"/>
          <table:table-cell table:formula="of:=ROW()-1" office:value-type="float" office:value="149" calcext:value-type="float">
            <text:p>149</text:p>
          </table:table-cell>
          <table:table-cell table:formula="of:=AVERAGE([$hsap_rmsf.J140:$hsap_rmsf.T140])" office:value-type="float" office:value="0.908778786659238" calcext:value-type="float">
            <text:p>0,908778786659238</text:p>
          </table:table-cell>
          <table:table-cell table:formula="of:=AVERAGE([$mmus_rmsf.J140:$mmus_rmsf.T140])" office:value-type="float" office:value="1.6780669093132" calcext:value-type="float">
            <text:p>1,6780669093132</text:p>
          </table:table-cell>
          <table:table-cell table:formula="of:=AVERAGE([$ggal_rmsf.J139:$ggal_rmsf.T139])" office:value-type="float" office:value="0.806629478931427" calcext:value-type="float">
            <text:p>0,806629478931427</text:p>
          </table:table-cell>
          <table:table-cell table:formula="of:=AVERAGE([$xlae_rmsf.J143:$xlae_rmsf.T143])" office:value-type="float" office:value="0.991485863924025" calcext:value-type="float">
            <text:p>0,991485863924025</text:p>
          </table:table-cell>
          <table:table-cell table:formula="of:=AVERAGE([$drer_rmsf.J141:$drer_rmsf.T141])" office:value-type="float" office:value="1.15192267298699" calcext:value-type="float">
            <text:p>1,15192267298699</text:p>
          </table:table-cell>
          <table:table-cell table:number-columns-repeated="15"/>
        </table:table-row>
        <table:table-row table:style-name="ro1">
          <table:table-cell table:formula="of:=ROW()" office:value-type="float" office:value="151" calcext:value-type="float">
            <text:p>151</text:p>
          </table:table-cell>
          <table:table-cell table:formula="of:=AVERAGE([$hsap_rmsf.A141:$hsap_rmsf.K141])" office:value-type="float" office:value="0.932631750066238" calcext:value-type="float">
            <text:p>0,932631750066238</text:p>
          </table:table-cell>
          <table:table-cell table:formula="of:=AVERAGE([$mmus_rmsf.A141:$mmus_rmsf.K141])" office:value-type="float" office:value="1.28765404323231" calcext:value-type="float">
            <text:p>1,28765404323231</text:p>
          </table:table-cell>
          <table:table-cell table:formula="of:=AVERAGE([$ggal_rmsf.A140:$ggal_rmsf.K140])" office:value-type="float" office:value="0.833478831239527" calcext:value-type="float">
            <text:p>0,833478831239527</text:p>
          </table:table-cell>
          <table:table-cell table:formula="of:=AVERAGE([$xlae_rmsf.A144:$xlae_rmsf.K144])" office:value-type="float" office:value="1.01594710130691" calcext:value-type="float">
            <text:p>1,01594710130691</text:p>
          </table:table-cell>
          <table:table-cell table:formula="of:=AVERAGE([$drer_rmsf.A142:$drer_rmsf.K142])" office:value-type="float" office:value="1.18195346513228" calcext:value-type="float">
            <text:p>1,18195346513228</text:p>
          </table:table-cell>
          <table:table-cell table:number-columns-repeated="3"/>
          <table:table-cell table:formula="of:=ROW()-1" office:value-type="float" office:value="150" calcext:value-type="float">
            <text:p>150</text:p>
          </table:table-cell>
          <table:table-cell table:formula="of:=AVERAGE([$hsap_rmsf.J141:$hsap_rmsf.T141])" office:value-type="float" office:value="0.95284840464592" calcext:value-type="float">
            <text:p>0,95284840464592</text:p>
          </table:table-cell>
          <table:table-cell table:formula="of:=AVERAGE([$mmus_rmsf.J141:$mmus_rmsf.T141])" office:value-type="float" office:value="1.53554558753968" calcext:value-type="float">
            <text:p>1,53554558753968</text:p>
          </table:table-cell>
          <table:table-cell table:formula="of:=AVERAGE([$ggal_rmsf.J140:$ggal_rmsf.T140])" office:value-type="float" office:value="0.837760508060456" calcext:value-type="float">
            <text:p>0,837760508060456</text:p>
          </table:table-cell>
          <table:table-cell table:formula="of:=AVERAGE([$xlae_rmsf.J144:$xlae_rmsf.T144])" office:value-type="float" office:value="1.14714121818543" calcext:value-type="float">
            <text:p>1,14714121818543</text:p>
          </table:table-cell>
          <table:table-cell table:formula="of:=AVERAGE([$drer_rmsf.J142:$drer_rmsf.T142])" office:value-type="float" office:value="1.20936113595963" calcext:value-type="float">
            <text:p>1,20936113595963</text:p>
          </table:table-cell>
          <table:table-cell table:number-columns-repeated="15"/>
        </table:table-row>
        <table:table-row table:style-name="ro1">
          <table:table-cell table:formula="of:=ROW()" office:value-type="float" office:value="152" calcext:value-type="float">
            <text:p>152</text:p>
          </table:table-cell>
          <table:table-cell table:formula="of:=AVERAGE([$hsap_rmsf.A142:$hsap_rmsf.K142])" office:value-type="float" office:value="0.931318624604312" calcext:value-type="float">
            <text:p>0,931318624604312</text:p>
          </table:table-cell>
          <table:table-cell table:formula="of:=AVERAGE([$mmus_rmsf.A142:$mmus_rmsf.K142])" office:value-type="float" office:value="1.16752891105132" calcext:value-type="float">
            <text:p>1,16752891105132</text:p>
          </table:table-cell>
          <table:table-cell table:formula="of:=AVERAGE([$ggal_rmsf.A141:$ggal_rmsf.K141])" office:value-type="float" office:value="0.758626786375219" calcext:value-type="float">
            <text:p>0,758626786375219</text:p>
          </table:table-cell>
          <table:table-cell table:formula="of:=AVERAGE([$xlae_rmsf.A145:$xlae_rmsf.K145])" office:value-type="float" office:value="0.946899922492288" calcext:value-type="float">
            <text:p>0,946899922492288</text:p>
          </table:table-cell>
          <table:table-cell table:formula="of:=AVERAGE([$drer_rmsf.A143:$drer_rmsf.K143])" office:value-type="float" office:value="1.03401148382187" calcext:value-type="float">
            <text:p>1,03401148382187</text:p>
          </table:table-cell>
          <table:table-cell table:number-columns-repeated="3"/>
          <table:table-cell table:formula="of:=ROW()-1" office:value-type="float" office:value="151" calcext:value-type="float">
            <text:p>151</text:p>
          </table:table-cell>
          <table:table-cell table:formula="of:=AVERAGE([$hsap_rmsf.J142:$hsap_rmsf.T142])" office:value-type="float" office:value="0.907124608755112" calcext:value-type="float">
            <text:p>0,907124608755112</text:p>
          </table:table-cell>
          <table:table-cell table:formula="of:=AVERAGE([$mmus_rmsf.J142:$mmus_rmsf.T142])" office:value-type="float" office:value="1.44325965642929" calcext:value-type="float">
            <text:p>1,44325965642929</text:p>
          </table:table-cell>
          <table:table-cell table:formula="of:=AVERAGE([$ggal_rmsf.J141:$ggal_rmsf.T141])" office:value-type="float" office:value="0.753056019544601" calcext:value-type="float">
            <text:p>0,753056019544601</text:p>
          </table:table-cell>
          <table:table-cell table:formula="of:=AVERAGE([$xlae_rmsf.J145:$xlae_rmsf.T145])" office:value-type="float" office:value="1.06773233413696" calcext:value-type="float">
            <text:p>1,06773233413696</text:p>
          </table:table-cell>
          <table:table-cell table:formula="of:=AVERAGE([$drer_rmsf.J143:$drer_rmsf.T143])" office:value-type="float" office:value="1.08156210184098" calcext:value-type="float">
            <text:p>1,08156210184098</text:p>
          </table:table-cell>
          <table:table-cell table:number-columns-repeated="15"/>
        </table:table-row>
        <table:table-row table:style-name="ro1">
          <table:table-cell table:formula="of:=ROW()" office:value-type="float" office:value="153" calcext:value-type="float">
            <text:p>153</text:p>
          </table:table-cell>
          <table:table-cell table:formula="of:=AVERAGE([$hsap_rmsf.A143:$hsap_rmsf.K143])" office:value-type="float" office:value="0.775120824267301" calcext:value-type="float">
            <text:p>0,775120824267301</text:p>
          </table:table-cell>
          <table:table-cell table:formula="of:=AVERAGE([$mmus_rmsf.A143:$mmus_rmsf.K143])" office:value-type="float" office:value="1.01502733640497" calcext:value-type="float">
            <text:p>1,01502733640497</text:p>
          </table:table-cell>
          <table:table-cell table:formula="of:=AVERAGE([$ggal_rmsf.A142:$ggal_rmsf.K142])" office:value-type="float" office:value="0.63519058773873" calcext:value-type="float">
            <text:p>0,63519058773873</text:p>
          </table:table-cell>
          <table:table-cell table:formula="of:=AVERAGE([$xlae_rmsf.A146:$xlae_rmsf.K146])" office:value-type="float" office:value="0.763101746190851" calcext:value-type="float">
            <text:p>0,763101746190851</text:p>
          </table:table-cell>
          <table:table-cell table:formula="of:=AVERAGE([$drer_rmsf.A144:$drer_rmsf.K144])" office:value-type="float" office:value="0.891334749478427" calcext:value-type="float">
            <text:p>0,891334749478427</text:p>
          </table:table-cell>
          <table:table-cell table:number-columns-repeated="3"/>
          <table:table-cell table:formula="of:=ROW()-1" office:value-type="float" office:value="152" calcext:value-type="float">
            <text:p>152</text:p>
          </table:table-cell>
          <table:table-cell table:formula="of:=AVERAGE([$hsap_rmsf.J143:$hsap_rmsf.T143])" office:value-type="float" office:value="0.760089606046677" calcext:value-type="float">
            <text:p>0,760089606046677</text:p>
          </table:table-cell>
          <table:table-cell table:formula="of:=AVERAGE([$mmus_rmsf.J143:$mmus_rmsf.T143])" office:value-type="float" office:value="1.20439493656159" calcext:value-type="float">
            <text:p>1,20439493656159</text:p>
          </table:table-cell>
          <table:table-cell table:formula="of:=AVERAGE([$ggal_rmsf.J142:$ggal_rmsf.T142])" office:value-type="float" office:value="0.631468176841736" calcext:value-type="float">
            <text:p>0,631468176841736</text:p>
          </table:table-cell>
          <table:table-cell table:formula="of:=AVERAGE([$xlae_rmsf.J146:$xlae_rmsf.T146])" office:value-type="float" office:value="0.86443516612053" calcext:value-type="float">
            <text:p>0,86443516612053</text:p>
          </table:table-cell>
          <table:table-cell table:formula="of:=AVERAGE([$drer_rmsf.J144:$drer_rmsf.T144])" office:value-type="float" office:value="0.860007137060165" calcext:value-type="float">
            <text:p>0,860007137060165</text:p>
          </table:table-cell>
          <table:table-cell table:number-columns-repeated="15"/>
        </table:table-row>
        <table:table-row table:style-name="ro1">
          <table:table-cell table:formula="of:=ROW()" office:value-type="float" office:value="154" calcext:value-type="float">
            <text:p>154</text:p>
          </table:table-cell>
          <table:table-cell table:formula="of:=AVERAGE([$hsap_rmsf.A144:$hsap_rmsf.K144])" office:value-type="float" office:value="0.743944169065649" calcext:value-type="float">
            <text:p>0,743944169065649</text:p>
          </table:table-cell>
          <table:table-cell table:formula="of:=AVERAGE([$mmus_rmsf.A144:$mmus_rmsf.K144])" office:value-type="float" office:value="0.962225110236082" calcext:value-type="float">
            <text:p>0,962225110236082</text:p>
          </table:table-cell>
          <table:table-cell table:formula="of:=AVERAGE([$ggal_rmsf.A143:$ggal_rmsf.K143])" office:value-type="float" office:value="0.650915971289201" calcext:value-type="float">
            <text:p>0,650915971289201</text:p>
          </table:table-cell>
          <table:table-cell table:formula="of:=AVERAGE([$xlae_rmsf.A147:$xlae_rmsf.K147])" office:value-type="float" office:value="0.817027862689972" calcext:value-type="float">
            <text:p>0,817027862689972</text:p>
          </table:table-cell>
          <table:table-cell table:formula="of:=AVERAGE([$drer_rmsf.A145:$drer_rmsf.K145])" office:value-type="float" office:value="0.950329205686742" calcext:value-type="float">
            <text:p>0,950329205686742</text:p>
          </table:table-cell>
          <table:table-cell table:number-columns-repeated="3"/>
          <table:table-cell table:formula="of:=ROW()-1" office:value-type="float" office:value="153" calcext:value-type="float">
            <text:p>153</text:p>
          </table:table-cell>
          <table:table-cell table:formula="of:=AVERAGE([$hsap_rmsf.J144:$hsap_rmsf.T144])" office:value-type="float" office:value="0.777712434530258" calcext:value-type="float">
            <text:p>0,777712434530258</text:p>
          </table:table-cell>
          <table:table-cell table:formula="of:=AVERAGE([$mmus_rmsf.J144:$mmus_rmsf.T144])" office:value-type="float" office:value="0.990254729986191" calcext:value-type="float">
            <text:p>0,990254729986191</text:p>
          </table:table-cell>
          <table:table-cell table:formula="of:=AVERAGE([$ggal_rmsf.J143:$ggal_rmsf.T143])" office:value-type="float" office:value="0.64766538143158" calcext:value-type="float">
            <text:p>0,64766538143158</text:p>
          </table:table-cell>
          <table:table-cell table:formula="of:=AVERAGE([$xlae_rmsf.J147:$xlae_rmsf.T147])" office:value-type="float" office:value="0.938809871673583" calcext:value-type="float">
            <text:p>0,938809871673583</text:p>
          </table:table-cell>
          <table:table-cell table:formula="of:=AVERAGE([$drer_rmsf.J145:$drer_rmsf.T145])" office:value-type="float" office:value="0.930398881435394" calcext:value-type="float">
            <text:p>0,930398881435394</text:p>
          </table:table-cell>
          <table:table-cell table:number-columns-repeated="15"/>
        </table:table-row>
        <table:table-row table:style-name="ro1">
          <table:table-cell table:formula="of:=ROW()" office:value-type="float" office:value="155" calcext:value-type="float">
            <text:p>155</text:p>
          </table:table-cell>
          <table:table-cell table:formula="of:=AVERAGE([$hsap_rmsf.A145:$hsap_rmsf.K145])" office:value-type="float" office:value="0.834776683508439" calcext:value-type="float">
            <text:p>0,834776683508439</text:p>
          </table:table-cell>
          <table:table-cell table:formula="of:=AVERAGE([$mmus_rmsf.A145:$mmus_rmsf.K145])" office:value-type="float" office:value="1.02420051871213" calcext:value-type="float">
            <text:p>1,02420051871213</text:p>
          </table:table-cell>
          <table:table-cell table:formula="of:=AVERAGE([$ggal_rmsf.A144:$ggal_rmsf.K144])" office:value-type="float" office:value="0.692876010121085" calcext:value-type="float">
            <text:p>0,692876010121085</text:p>
          </table:table-cell>
          <table:table-cell table:formula="of:=AVERAGE([$xlae_rmsf.A148:$xlae_rmsf.K148])" office:value-type="float" office:value="0.902084973158403" calcext:value-type="float">
            <text:p>0,902084973158403</text:p>
          </table:table-cell>
          <table:table-cell table:formula="of:=AVERAGE([$drer_rmsf.A146:$drer_rmsf.K146])" office:value-type="float" office:value="0.965977049849424" calcext:value-type="float">
            <text:p>0,965977049849424</text:p>
          </table:table-cell>
          <table:table-cell table:number-columns-repeated="3"/>
          <table:table-cell table:formula="of:=ROW()-1" office:value-type="float" office:value="154" calcext:value-type="float">
            <text:p>154</text:p>
          </table:table-cell>
          <table:table-cell table:formula="of:=AVERAGE([$hsap_rmsf.J145:$hsap_rmsf.T145])" office:value-type="float" office:value="0.836577504873275" calcext:value-type="float">
            <text:p>0,836577504873275</text:p>
          </table:table-cell>
          <table:table-cell table:formula="of:=AVERAGE([$mmus_rmsf.J145:$mmus_rmsf.T145])" office:value-type="float" office:value="1.06684708595276" calcext:value-type="float">
            <text:p>1,06684708595276</text:p>
          </table:table-cell>
          <table:table-cell table:formula="of:=AVERAGE([$ggal_rmsf.J144:$ggal_rmsf.T144])" office:value-type="float" office:value="0.683796525001526" calcext:value-type="float">
            <text:p>0,683796525001526</text:p>
          </table:table-cell>
          <table:table-cell table:formula="of:=AVERAGE([$xlae_rmsf.J148:$xlae_rmsf.T148])" office:value-type="float" office:value="1.05386617779732" calcext:value-type="float">
            <text:p>1,05386617779732</text:p>
          </table:table-cell>
          <table:table-cell table:formula="of:=AVERAGE([$drer_rmsf.J146:$drer_rmsf.T146])" office:value-type="float" office:value="0.952863246202469" calcext:value-type="float">
            <text:p>0,952863246202469</text:p>
          </table:table-cell>
          <table:table-cell table:number-columns-repeated="15"/>
        </table:table-row>
        <table:table-row table:style-name="ro1">
          <table:table-cell table:formula="of:=ROW()" office:value-type="float" office:value="156" calcext:value-type="float">
            <text:p>156</text:p>
          </table:table-cell>
          <table:table-cell table:formula="of:=AVERAGE([$hsap_rmsf.A146:$hsap_rmsf.K146])" office:value-type="float" office:value="0.840114322806618" calcext:value-type="float">
            <text:p>0,840114322806618</text:p>
          </table:table-cell>
          <table:table-cell table:formula="of:=AVERAGE([$mmus_rmsf.A146:$mmus_rmsf.K146])" office:value-type="float" office:value="1.11564599400434" calcext:value-type="float">
            <text:p>1,11564599400434</text:p>
          </table:table-cell>
          <table:table-cell table:formula="of:=AVERAGE([$ggal_rmsf.A145:$ggal_rmsf.K145])" office:value-type="float" office:value="0.678000662680192" calcext:value-type="float">
            <text:p>0,678000662680192</text:p>
          </table:table-cell>
          <table:table-cell table:formula="of:=AVERAGE([$xlae_rmsf.A149:$xlae_rmsf.K149])" office:value-type="float" office:value="0.851070870043668" calcext:value-type="float">
            <text:p>0,851070870043668</text:p>
          </table:table-cell>
          <table:table-cell table:formula="of:=AVERAGE([$drer_rmsf.A147:$drer_rmsf.K147])" office:value-type="float" office:value="0.853622867050865" calcext:value-type="float">
            <text:p>0,853622867050865</text:p>
          </table:table-cell>
          <table:table-cell table:number-columns-repeated="3"/>
          <table:table-cell table:formula="of:=ROW()-1" office:value-type="float" office:value="155" calcext:value-type="float">
            <text:p>155</text:p>
          </table:table-cell>
          <table:table-cell table:formula="of:=AVERAGE([$hsap_rmsf.J146:$hsap_rmsf.T146])" office:value-type="float" office:value="0.816377311944962" calcext:value-type="float">
            <text:p>0,816377311944962</text:p>
          </table:table-cell>
          <table:table-cell table:formula="of:=AVERAGE([$mmus_rmsf.J146:$mmus_rmsf.T146])" office:value-type="float" office:value="1.26809984445572" calcext:value-type="float">
            <text:p>1,26809984445572</text:p>
          </table:table-cell>
          <table:table-cell table:formula="of:=AVERAGE([$ggal_rmsf.J145:$ggal_rmsf.T145])" office:value-type="float" office:value="0.653422027826309" calcext:value-type="float">
            <text:p>0,653422027826309</text:p>
          </table:table-cell>
          <table:table-cell table:formula="of:=AVERAGE([$xlae_rmsf.J149:$xlae_rmsf.T149])" office:value-type="float" office:value="0.967321962118148" calcext:value-type="float">
            <text:p>0,967321962118148</text:p>
          </table:table-cell>
          <table:table-cell table:formula="of:=AVERAGE([$drer_rmsf.J147:$drer_rmsf.T147])" office:value-type="float" office:value="0.832198530435563" calcext:value-type="float">
            <text:p>0,832198530435563</text:p>
          </table:table-cell>
          <table:table-cell table:number-columns-repeated="15"/>
        </table:table-row>
        <table:table-row table:style-name="ro1">
          <table:table-cell table:formula="of:=ROW()" office:value-type="float" office:value="157" calcext:value-type="float">
            <text:p>157</text:p>
          </table:table-cell>
          <table:table-cell table:formula="of:=AVERAGE([$hsap_rmsf.A147:$hsap_rmsf.K147])" office:value-type="float" office:value="0.738986597929174" calcext:value-type="float">
            <text:p>0,738986597929174</text:p>
          </table:table-cell>
          <table:table-cell table:formula="of:=AVERAGE([$mmus_rmsf.A147:$mmus_rmsf.K147])" office:value-type="float" office:value="1.12040789332477" calcext:value-type="float">
            <text:p>1,12040789332477</text:p>
          </table:table-cell>
          <table:table-cell table:formula="of:=AVERAGE([$ggal_rmsf.A146:$ggal_rmsf.K146])" office:value-type="float" office:value="0.633629871358004" calcext:value-type="float">
            <text:p>0,633629871358004</text:p>
          </table:table-cell>
          <table:table-cell table:formula="of:=AVERAGE([$xlae_rmsf.A150:$xlae_rmsf.K150])" office:value-type="float" office:value="0.727336850782914" calcext:value-type="float">
            <text:p>0,727336850782914</text:p>
          </table:table-cell>
          <table:table-cell table:formula="of:=AVERAGE([$drer_rmsf.A148:$drer_rmsf.K148])" office:value-type="float" office:value="0.837136768593528" calcext:value-type="float">
            <text:p>0,837136768593528</text:p>
          </table:table-cell>
          <table:table-cell table:number-columns-repeated="3"/>
          <table:table-cell table:formula="of:=ROW()-1" office:value-type="float" office:value="156" calcext:value-type="float">
            <text:p>156</text:p>
          </table:table-cell>
          <table:table-cell table:formula="of:=AVERAGE([$hsap_rmsf.J147:$hsap_rmsf.T147])" office:value-type="float" office:value="0.722393602132797" calcext:value-type="float">
            <text:p>0,722393602132797</text:p>
          </table:table-cell>
          <table:table-cell table:formula="of:=AVERAGE([$mmus_rmsf.J147:$mmus_rmsf.T147])" office:value-type="float" office:value="1.34039980173111" calcext:value-type="float">
            <text:p>1,34039980173111</text:p>
          </table:table-cell>
          <table:table-cell table:formula="of:=AVERAGE([$ggal_rmsf.J146:$ggal_rmsf.T146])" office:value-type="float" office:value="0.620775789022445" calcext:value-type="float">
            <text:p>0,620775789022445</text:p>
          </table:table-cell>
          <table:table-cell table:formula="of:=AVERAGE([$xlae_rmsf.J150:$xlae_rmsf.T150])" office:value-type="float" office:value="0.814722210168839" calcext:value-type="float">
            <text:p>0,814722210168839</text:p>
          </table:table-cell>
          <table:table-cell table:formula="of:=AVERAGE([$drer_rmsf.J148:$drer_rmsf.T148])" office:value-type="float" office:value="0.821630150079727" calcext:value-type="float">
            <text:p>0,821630150079727</text:p>
          </table:table-cell>
          <table:table-cell table:number-columns-repeated="15"/>
        </table:table-row>
        <table:table-row table:style-name="ro1">
          <table:table-cell table:formula="of:=ROW()" office:value-type="float" office:value="158" calcext:value-type="float">
            <text:p>158</text:p>
          </table:table-cell>
          <table:table-cell table:formula="of:=AVERAGE([$hsap_rmsf.A148:$hsap_rmsf.K148])" office:value-type="float" office:value="0.761328243682861" calcext:value-type="float">
            <text:p>0,761328243682861</text:p>
          </table:table-cell>
          <table:table-cell table:formula="of:=AVERAGE([$mmus_rmsf.A148:$mmus_rmsf.K148])" office:value-type="float" office:value="1.07253889196916" calcext:value-type="float">
            <text:p>1,07253889196916</text:p>
          </table:table-cell>
          <table:table-cell table:formula="of:=AVERAGE([$ggal_rmsf.A147:$ggal_rmsf.K147])" office:value-type="float" office:value="0.671997685852744" calcext:value-type="float">
            <text:p>0,671997685852744</text:p>
          </table:table-cell>
          <table:table-cell table:formula="of:=AVERAGE([$xlae_rmsf.A151:$xlae_rmsf.K151])" office:value-type="float" office:value="0.806663287716606" calcext:value-type="float">
            <text:p>0,806663287716606</text:p>
          </table:table-cell>
          <table:table-cell table:formula="of:=AVERAGE([$drer_rmsf.A149:$drer_rmsf.K149])" office:value-type="float" office:value="0.966926088972612" calcext:value-type="float">
            <text:p>0,966926088972612</text:p>
          </table:table-cell>
          <table:table-cell table:number-columns-repeated="3"/>
          <table:table-cell table:formula="of:=ROW()-1" office:value-type="float" office:value="157" calcext:value-type="float">
            <text:p>157</text:p>
          </table:table-cell>
          <table:table-cell table:formula="of:=AVERAGE([$hsap_rmsf.J148:$hsap_rmsf.T148])" office:value-type="float" office:value="0.741252660751343" calcext:value-type="float">
            <text:p>0,741252660751343</text:p>
          </table:table-cell>
          <table:table-cell table:formula="of:=AVERAGE([$mmus_rmsf.J148:$mmus_rmsf.T148])" office:value-type="float" office:value="1.18946087360382" calcext:value-type="float">
            <text:p>1,18946087360382</text:p>
          </table:table-cell>
          <table:table-cell table:formula="of:=AVERAGE([$ggal_rmsf.J147:$ggal_rmsf.T147])" office:value-type="float" office:value="0.665892660617828" calcext:value-type="float">
            <text:p>0,665892660617828</text:p>
          </table:table-cell>
          <table:table-cell table:formula="of:=AVERAGE([$xlae_rmsf.J151:$xlae_rmsf.T151])" office:value-type="float" office:value="0.946265161037446" calcext:value-type="float">
            <text:p>0,946265161037446</text:p>
          </table:table-cell>
          <table:table-cell table:formula="of:=AVERAGE([$drer_rmsf.J149:$drer_rmsf.T149])" office:value-type="float" office:value="0.951136648654937" calcext:value-type="float">
            <text:p>0,951136648654937</text:p>
          </table:table-cell>
          <table:table-cell table:number-columns-repeated="15"/>
        </table:table-row>
        <table:table-row table:style-name="ro1">
          <table:table-cell table:formula="of:=ROW()" office:value-type="float" office:value="159" calcext:value-type="float">
            <text:p>159</text:p>
          </table:table-cell>
          <table:table-cell table:formula="of:=AVERAGE([$hsap_rmsf.A149:$hsap_rmsf.K149])" office:value-type="float" office:value="0.800370981190074" calcext:value-type="float">
            <text:p>0,800370981190074</text:p>
          </table:table-cell>
          <table:table-cell table:formula="of:=AVERAGE([$mmus_rmsf.A149:$mmus_rmsf.K149])" office:value-type="float" office:value="1.00054062332153" calcext:value-type="float">
            <text:p>1,00054062332153</text:p>
          </table:table-cell>
          <table:table-cell table:formula="of:=AVERAGE([$ggal_rmsf.A148:$ggal_rmsf.K148])" office:value-type="float" office:value="0.722515853943911" calcext:value-type="float">
            <text:p>0,722515853943911</text:p>
          </table:table-cell>
          <table:table-cell table:formula="of:=AVERAGE([$xlae_rmsf.A152:$xlae_rmsf.K152])" office:value-type="float" office:value="0.93087358456733" calcext:value-type="float">
            <text:p>0,93087358456733</text:p>
          </table:table-cell>
          <table:table-cell table:formula="of:=AVERAGE([$drer_rmsf.A150:$drer_rmsf.K150])" office:value-type="float" office:value="0.990814282102065" calcext:value-type="float">
            <text:p>0,990814282102065</text:p>
          </table:table-cell>
          <table:table-cell table:number-columns-repeated="3"/>
          <table:table-cell table:formula="of:=ROW()-1" office:value-type="float" office:value="158" calcext:value-type="float">
            <text:p>158</text:p>
          </table:table-cell>
          <table:table-cell table:formula="of:=AVERAGE([$hsap_rmsf.J149:$hsap_rmsf.T149])" office:value-type="float" office:value="0.768167823553086" calcext:value-type="float">
            <text:p>0,768167823553086</text:p>
          </table:table-cell>
          <table:table-cell table:formula="of:=AVERAGE([$mmus_rmsf.J149:$mmus_rmsf.T149])" office:value-type="float" office:value="1.03338661789894" calcext:value-type="float">
            <text:p>1,03338661789894</text:p>
          </table:table-cell>
          <table:table-cell table:formula="of:=AVERAGE([$ggal_rmsf.J148:$ggal_rmsf.T148])" office:value-type="float" office:value="0.707650452852249" calcext:value-type="float">
            <text:p>0,707650452852249</text:p>
          </table:table-cell>
          <table:table-cell table:formula="of:=AVERAGE([$xlae_rmsf.J152:$xlae_rmsf.T152])" office:value-type="float" office:value="1.08383765816689" calcext:value-type="float">
            <text:p>1,08383765816689</text:p>
          </table:table-cell>
          <table:table-cell table:formula="of:=AVERAGE([$drer_rmsf.J150:$drer_rmsf.T150])" office:value-type="float" office:value="0.962620735168457" calcext:value-type="float">
            <text:p>0,962620735168457</text:p>
          </table:table-cell>
          <table:table-cell table:number-columns-repeated="15"/>
        </table:table-row>
        <table:table-row table:style-name="ro1">
          <table:table-cell table:formula="of:=ROW()" office:value-type="float" office:value="160" calcext:value-type="float">
            <text:p>160</text:p>
          </table:table-cell>
          <table:table-cell table:formula="of:=AVERAGE([$hsap_rmsf.A150:$hsap_rmsf.K150])" office:value-type="float" office:value="0.707875044649297" calcext:value-type="float">
            <text:p>0,707875044649297</text:p>
          </table:table-cell>
          <table:table-cell table:formula="of:=AVERAGE([$mmus_rmsf.A150:$mmus_rmsf.K150])" office:value-type="float" office:value="0.834955796125239" calcext:value-type="float">
            <text:p>0,834955796125239</text:p>
          </table:table-cell>
          <table:table-cell table:formula="of:=AVERAGE([$ggal_rmsf.A149:$ggal_rmsf.K149])" office:value-type="float" office:value="0.632450732515162" calcext:value-type="float">
            <text:p>0,632450732515162</text:p>
          </table:table-cell>
          <table:table-cell table:formula="of:=AVERAGE([$xlae_rmsf.A153:$xlae_rmsf.K153])" office:value-type="float" office:value="0.818336079513896" calcext:value-type="float">
            <text:p>0,818336079513896</text:p>
          </table:table-cell>
          <table:table-cell table:formula="of:=AVERAGE([$drer_rmsf.A151:$drer_rmsf.K151])" office:value-type="float" office:value="0.867767417412845" calcext:value-type="float">
            <text:p>0,867767417412845</text:p>
          </table:table-cell>
          <table:table-cell table:number-columns-repeated="3"/>
          <table:table-cell table:formula="of:=ROW()-1" office:value-type="float" office:value="159" calcext:value-type="float">
            <text:p>159</text:p>
          </table:table-cell>
          <table:table-cell table:formula="of:=AVERAGE([$hsap_rmsf.J150:$hsap_rmsf.T150])" office:value-type="float" office:value="0.672145754098892" calcext:value-type="float">
            <text:p>0,672145754098892</text:p>
          </table:table-cell>
          <table:table-cell table:formula="of:=AVERAGE([$mmus_rmsf.J150:$mmus_rmsf.T150])" office:value-type="float" office:value="0.9009929895401" calcext:value-type="float">
            <text:p>0,9009929895401</text:p>
          </table:table-cell>
          <table:table-cell table:formula="of:=AVERAGE([$ggal_rmsf.J149:$ggal_rmsf.T149])" office:value-type="float" office:value="0.605302661657333" calcext:value-type="float">
            <text:p>0,605302661657333</text:p>
          </table:table-cell>
          <table:table-cell table:formula="of:=AVERAGE([$xlae_rmsf.J153:$xlae_rmsf.T153])" office:value-type="float" office:value="0.93290477991104" calcext:value-type="float">
            <text:p>0,93290477991104</text:p>
          </table:table-cell>
          <table:table-cell table:formula="of:=AVERAGE([$drer_rmsf.J151:$drer_rmsf.T151])" office:value-type="float" office:value="0.801270812749862" calcext:value-type="float">
            <text:p>0,801270812749862</text:p>
          </table:table-cell>
          <table:table-cell table:number-columns-repeated="15"/>
        </table:table-row>
        <table:table-row table:style-name="ro1">
          <table:table-cell table:formula="of:=ROW()" office:value-type="float" office:value="161" calcext:value-type="float">
            <text:p>161</text:p>
          </table:table-cell>
          <table:table-cell table:formula="of:=AVERAGE([$hsap_rmsf.A151:$hsap_rmsf.K151])" office:value-type="float" office:value="0.631424923445962" calcext:value-type="float">
            <text:p>0,631424923445962</text:p>
          </table:table-cell>
          <table:table-cell table:formula="of:=AVERAGE([$mmus_rmsf.A151:$mmus_rmsf.K151])" office:value-type="float" office:value="0.745084026760102" calcext:value-type="float">
            <text:p>0,745084026760102</text:p>
          </table:table-cell>
          <table:table-cell table:formula="of:=AVERAGE([$ggal_rmsf.A150:$ggal_rmsf.K150])" office:value-type="float" office:value="0.641618299351432" calcext:value-type="float">
            <text:p>0,641618299351432</text:p>
          </table:table-cell>
          <table:table-cell table:formula="of:=AVERAGE([$xlae_rmsf.A154:$xlae_rmsf.K154])" office:value-type="float" office:value="0.720541833590768" calcext:value-type="float">
            <text:p>0,720541833590768</text:p>
          </table:table-cell>
          <table:table-cell table:formula="of:=AVERAGE([$drer_rmsf.A152:$drer_rmsf.K152])" office:value-type="float" office:value="0.853456316527973" calcext:value-type="float">
            <text:p>0,853456316527973</text:p>
          </table:table-cell>
          <table:table-cell table:number-columns-repeated="3"/>
          <table:table-cell table:formula="of:=ROW()-1" office:value-type="float" office:value="160" calcext:value-type="float">
            <text:p>160</text:p>
          </table:table-cell>
          <table:table-cell table:formula="of:=AVERAGE([$hsap_rmsf.J151:$hsap_rmsf.T151])" office:value-type="float" office:value="0.607570260763169" calcext:value-type="float">
            <text:p>0,607570260763169</text:p>
          </table:table-cell>
          <table:table-cell table:formula="of:=AVERAGE([$mmus_rmsf.J151:$mmus_rmsf.T151])" office:value-type="float" office:value="0.822985857725143" calcext:value-type="float">
            <text:p>0,822985857725143</text:p>
          </table:table-cell>
          <table:table-cell table:formula="of:=AVERAGE([$ggal_rmsf.J150:$ggal_rmsf.T150])" office:value-type="float" office:value="0.63997083902359" calcext:value-type="float">
            <text:p>0,63997083902359</text:p>
          </table:table-cell>
          <table:table-cell table:formula="of:=AVERAGE([$xlae_rmsf.J154:$xlae_rmsf.T154])" office:value-type="float" office:value="0.795415431261062" calcext:value-type="float">
            <text:p>0,795415431261062</text:p>
          </table:table-cell>
          <table:table-cell table:formula="of:=AVERAGE([$drer_rmsf.J152:$drer_rmsf.T152])" office:value-type="float" office:value="0.837116569280624" calcext:value-type="float">
            <text:p>0,837116569280624</text:p>
          </table:table-cell>
          <table:table-cell table:number-columns-repeated="15"/>
        </table:table-row>
        <table:table-row table:style-name="ro1">
          <table:table-cell table:formula="of:=ROW()" office:value-type="float" office:value="162" calcext:value-type="float">
            <text:p>162</text:p>
          </table:table-cell>
          <table:table-cell table:formula="of:=AVERAGE([$hsap_rmsf.A152:$hsap_rmsf.K152])" office:value-type="float" office:value="0.740411596151872" calcext:value-type="float">
            <text:p>0,740411596151872</text:p>
          </table:table-cell>
          <table:table-cell table:formula="of:=AVERAGE([$mmus_rmsf.A152:$mmus_rmsf.K152])" office:value-type="float" office:value="0.95267465576692" calcext:value-type="float">
            <text:p>0,95267465576692</text:p>
          </table:table-cell>
          <table:table-cell table:formula="of:=AVERAGE([$ggal_rmsf.A151:$ggal_rmsf.K151])" office:value-type="float" office:value="0.724808970103177" calcext:value-type="float">
            <text:p>0,724808970103177</text:p>
          </table:table-cell>
          <table:table-cell table:formula="of:=AVERAGE([$xlae_rmsf.A155:$xlae_rmsf.K155])" office:value-type="float" office:value="0.807102747208682" calcext:value-type="float">
            <text:p>0,807102747208682</text:p>
          </table:table-cell>
          <table:table-cell table:formula="of:=AVERAGE([$drer_rmsf.A153:$drer_rmsf.K153])" office:value-type="float" office:value="0.941853582850716" calcext:value-type="float">
            <text:p>0,941853582850716</text:p>
          </table:table-cell>
          <table:table-cell table:number-columns-repeated="3"/>
          <table:table-cell table:formula="of:=ROW()-1" office:value-type="float" office:value="161" calcext:value-type="float">
            <text:p>161</text:p>
          </table:table-cell>
          <table:table-cell table:formula="of:=AVERAGE([$hsap_rmsf.J152:$hsap_rmsf.T152])" office:value-type="float" office:value="0.716925352811814" calcext:value-type="float">
            <text:p>0,716925352811814</text:p>
          </table:table-cell>
          <table:table-cell table:formula="of:=AVERAGE([$mmus_rmsf.J152:$mmus_rmsf.T152])" office:value-type="float" office:value="1.05261701345444" calcext:value-type="float">
            <text:p>1,05261701345444</text:p>
          </table:table-cell>
          <table:table-cell table:formula="of:=AVERAGE([$ggal_rmsf.J151:$ggal_rmsf.T151])" office:value-type="float" office:value="0.750205665826798" calcext:value-type="float">
            <text:p>0,750205665826798</text:p>
          </table:table-cell>
          <table:table-cell table:formula="of:=AVERAGE([$xlae_rmsf.J155:$xlae_rmsf.T155])" office:value-type="float" office:value="0.880430519580841" calcext:value-type="float">
            <text:p>0,880430519580841</text:p>
          </table:table-cell>
          <table:table-cell table:formula="of:=AVERAGE([$drer_rmsf.J153:$drer_rmsf.T153])" office:value-type="float" office:value="0.933993577957154" calcext:value-type="float">
            <text:p>0,933993577957154</text:p>
          </table:table-cell>
          <table:table-cell table:number-columns-repeated="15"/>
        </table:table-row>
        <table:table-row table:style-name="ro1">
          <table:table-cell table:formula="of:=ROW()" office:value-type="float" office:value="163" calcext:value-type="float">
            <text:p>163</text:p>
          </table:table-cell>
          <table:table-cell table:formula="of:=AVERAGE([$hsap_rmsf.A153:$hsap_rmsf.K153])" office:value-type="float" office:value="0.682851962068038" calcext:value-type="float">
            <text:p>0,682851962068038</text:p>
          </table:table-cell>
          <table:table-cell table:formula="of:=AVERAGE([$mmus_rmsf.A153:$mmus_rmsf.K153])" office:value-type="float" office:value="0.892561065555573" calcext:value-type="float">
            <text:p>0,892561065555573</text:p>
          </table:table-cell>
          <table:table-cell table:formula="of:=AVERAGE([$ggal_rmsf.A152:$ggal_rmsf.K152])" office:value-type="float" office:value="0.620965587608684" calcext:value-type="float">
            <text:p>0,620965587608684</text:p>
          </table:table-cell>
          <table:table-cell table:formula="of:=AVERAGE([$xlae_rmsf.A156:$xlae_rmsf.K156])" office:value-type="float" office:value="0.756624033661236" calcext:value-type="float">
            <text:p>0,756624033661236</text:p>
          </table:table-cell>
          <table:table-cell table:formula="of:=AVERAGE([$drer_rmsf.A154:$drer_rmsf.K154])" office:value-type="float" office:value="0.888450808592363" calcext:value-type="float">
            <text:p>0,888450808592363</text:p>
          </table:table-cell>
          <table:table-cell table:number-columns-repeated="3"/>
          <table:table-cell table:formula="of:=ROW()-1" office:value-type="float" office:value="162" calcext:value-type="float">
            <text:p>162</text:p>
          </table:table-cell>
          <table:table-cell table:formula="of:=AVERAGE([$hsap_rmsf.J153:$hsap_rmsf.T153])" office:value-type="float" office:value="0.664035677909851" calcext:value-type="float">
            <text:p>0,664035677909851</text:p>
          </table:table-cell>
          <table:table-cell table:formula="of:=AVERAGE([$mmus_rmsf.J153:$mmus_rmsf.T153])" office:value-type="float" office:value="0.986068040132524" calcext:value-type="float">
            <text:p>0,986068040132524</text:p>
          </table:table-cell>
          <table:table-cell table:formula="of:=AVERAGE([$ggal_rmsf.J152:$ggal_rmsf.T152])" office:value-type="float" office:value="0.649410098791122" calcext:value-type="float">
            <text:p>0,649410098791122</text:p>
          </table:table-cell>
          <table:table-cell table:formula="of:=AVERAGE([$xlae_rmsf.J156:$xlae_rmsf.T156])" office:value-type="float" office:value="0.8126240670681" calcext:value-type="float">
            <text:p>0,8126240670681</text:p>
          </table:table-cell>
          <table:table-cell table:formula="of:=AVERAGE([$drer_rmsf.J154:$drer_rmsf.T154])" office:value-type="float" office:value="0.885587960481643" calcext:value-type="float">
            <text:p>0,885587960481643</text:p>
          </table:table-cell>
          <table:table-cell table:number-columns-repeated="15"/>
        </table:table-row>
        <table:table-row table:style-name="ro1">
          <table:table-cell table:formula="of:=ROW()" office:value-type="float" office:value="164" calcext:value-type="float">
            <text:p>164</text:p>
          </table:table-cell>
          <table:table-cell table:formula="of:=AVERAGE([$hsap_rmsf.A154:$hsap_rmsf.K154])" office:value-type="float" office:value="0.791229041264621" calcext:value-type="float">
            <text:p>0,791229041264621</text:p>
          </table:table-cell>
          <table:table-cell table:formula="of:=AVERAGE([$mmus_rmsf.A154:$mmus_rmsf.K154])" office:value-type="float" office:value="1.02806565140117" calcext:value-type="float">
            <text:p>1,02806565140117</text:p>
          </table:table-cell>
          <table:table-cell table:formula="of:=AVERAGE([$ggal_rmsf.A153:$ggal_rmsf.K153])" office:value-type="float" office:value="0.721281453336889" calcext:value-type="float">
            <text:p>0,721281453336889</text:p>
          </table:table-cell>
          <table:table-cell table:formula="of:=AVERAGE([$xlae_rmsf.A157:$xlae_rmsf.K157])" office:value-type="float" office:value="0.973749925223264" calcext:value-type="float">
            <text:p>0,973749925223264</text:p>
          </table:table-cell>
          <table:table-cell table:formula="of:=AVERAGE([$drer_rmsf.A155:$drer_rmsf.K155])" office:value-type="float" office:value="1.00167707271402" calcext:value-type="float">
            <text:p>1,00167707271402</text:p>
          </table:table-cell>
          <table:table-cell table:number-columns-repeated="3"/>
          <table:table-cell table:formula="of:=ROW()-1" office:value-type="float" office:value="163" calcext:value-type="float">
            <text:p>163</text:p>
          </table:table-cell>
          <table:table-cell table:formula="of:=AVERAGE([$hsap_rmsf.J154:$hsap_rmsf.T154])" office:value-type="float" office:value="0.75290122628212" calcext:value-type="float">
            <text:p>0,75290122628212</text:p>
          </table:table-cell>
          <table:table-cell table:formula="of:=AVERAGE([$mmus_rmsf.J154:$mmus_rmsf.T154])" office:value-type="float" office:value="1.10789027810097" calcext:value-type="float">
            <text:p>1,10789027810097</text:p>
          </table:table-cell>
          <table:table-cell table:formula="of:=AVERAGE([$ggal_rmsf.J153:$ggal_rmsf.T153])" office:value-type="float" office:value="0.724735021591187" calcext:value-type="float">
            <text:p>0,724735021591187</text:p>
          </table:table-cell>
          <table:table-cell table:formula="of:=AVERAGE([$xlae_rmsf.J157:$xlae_rmsf.T157])" office:value-type="float" office:value="1.09656441211701" calcext:value-type="float">
            <text:p>1,09656441211701</text:p>
          </table:table-cell>
          <table:table-cell table:formula="of:=AVERAGE([$drer_rmsf.J155:$drer_rmsf.T155])" office:value-type="float" office:value="1.00116485357284" calcext:value-type="float">
            <text:p>1,00116485357284</text:p>
          </table:table-cell>
          <table:table-cell table:number-columns-repeated="15"/>
        </table:table-row>
        <table:table-row table:style-name="ro1">
          <table:table-cell table:formula="of:=ROW()" office:value-type="float" office:value="165" calcext:value-type="float">
            <text:p>165</text:p>
          </table:table-cell>
          <table:table-cell table:formula="of:=AVERAGE([$hsap_rmsf.A155:$hsap_rmsf.K155])" office:value-type="float" office:value="0.855681900226593" calcext:value-type="float">
            <text:p>0,855681900226593</text:p>
          </table:table-cell>
          <table:table-cell table:formula="of:=AVERAGE([$mmus_rmsf.A155:$mmus_rmsf.K155])" office:value-type="float" office:value="1.07610297819484" calcext:value-type="float">
            <text:p>1,07610297819484</text:p>
          </table:table-cell>
          <table:table-cell table:formula="of:=AVERAGE([$ggal_rmsf.A154:$ggal_rmsf.K154])" office:value-type="float" office:value="0.765763927768707" calcext:value-type="float">
            <text:p>0,765763927768707</text:p>
          </table:table-cell>
          <table:table-cell table:formula="of:=AVERAGE([$xlae_rmsf.A158:$xlae_rmsf.K158])" office:value-type="float" office:value="1.07817881078547" calcext:value-type="float">
            <text:p>1,07817881078547</text:p>
          </table:table-cell>
          <table:table-cell table:formula="of:=AVERAGE([$drer_rmsf.A156:$drer_rmsf.K156])" office:value-type="float" office:value="1.13245362183831" calcext:value-type="float">
            <text:p>1,13245362183831</text:p>
          </table:table-cell>
          <table:table-cell table:number-columns-repeated="3"/>
          <table:table-cell table:formula="of:=ROW()-1" office:value-type="float" office:value="164" calcext:value-type="float">
            <text:p>164</text:p>
          </table:table-cell>
          <table:table-cell table:formula="of:=AVERAGE([$hsap_rmsf.J155:$hsap_rmsf.T155])" office:value-type="float" office:value="0.79817533493042" calcext:value-type="float">
            <text:p>0,79817533493042</text:p>
          </table:table-cell>
          <table:table-cell table:formula="of:=AVERAGE([$mmus_rmsf.J155:$mmus_rmsf.T155])" office:value-type="float" office:value="1.16122889518738" calcext:value-type="float">
            <text:p>1,16122889518738</text:p>
          </table:table-cell>
          <table:table-cell table:formula="of:=AVERAGE([$ggal_rmsf.J154:$ggal_rmsf.T154])" office:value-type="float" office:value="0.745455205440521" calcext:value-type="float">
            <text:p>0,745455205440521</text:p>
          </table:table-cell>
          <table:table-cell table:formula="of:=AVERAGE([$xlae_rmsf.J158:$xlae_rmsf.T158])" office:value-type="float" office:value="1.22723299264908" calcext:value-type="float">
            <text:p>1,22723299264908</text:p>
          </table:table-cell>
          <table:table-cell table:formula="of:=AVERAGE([$drer_rmsf.J156:$drer_rmsf.T156])" office:value-type="float" office:value="1.16343766450882" calcext:value-type="float">
            <text:p>1,16343766450882</text:p>
          </table:table-cell>
          <table:table-cell table:number-columns-repeated="15"/>
        </table:table-row>
        <table:table-row table:style-name="ro1">
          <table:table-cell table:formula="of:=ROW()" office:value-type="float" office:value="166" calcext:value-type="float">
            <text:p>166</text:p>
          </table:table-cell>
          <table:table-cell table:formula="of:=AVERAGE([$hsap_rmsf.A156:$hsap_rmsf.K156])" office:value-type="float" office:value="0.892607928510839" calcext:value-type="float">
            <text:p>0,892607928510839</text:p>
          </table:table-cell>
          <table:table-cell table:formula="of:=AVERAGE([$mmus_rmsf.A156:$mmus_rmsf.K156])" office:value-type="float" office:value="1.14597612073031" calcext:value-type="float">
            <text:p>1,14597612073031</text:p>
          </table:table-cell>
          <table:table-cell table:formula="of:=AVERAGE([$ggal_rmsf.A155:$ggal_rmsf.K155])" office:value-type="float" office:value="0.781362651832581" calcext:value-type="float">
            <text:p>0,781362651832581</text:p>
          </table:table-cell>
          <table:table-cell table:formula="of:=AVERAGE([$xlae_rmsf.A159:$xlae_rmsf.K159])" office:value-type="float" office:value="1.11107171872052" calcext:value-type="float">
            <text:p>1,11107171872052</text:p>
          </table:table-cell>
          <table:table-cell table:formula="of:=AVERAGE([$drer_rmsf.A157:$drer_rmsf.K157])" office:value-type="float" office:value="1.21156840751995" calcext:value-type="float">
            <text:p>1,21156840751995</text:p>
          </table:table-cell>
          <table:table-cell table:number-columns-repeated="3"/>
          <table:table-cell table:formula="of:=ROW()-1" office:value-type="float" office:value="165" calcext:value-type="float">
            <text:p>165</text:p>
          </table:table-cell>
          <table:table-cell table:formula="of:=AVERAGE([$hsap_rmsf.J156:$hsap_rmsf.T156])" office:value-type="float" office:value="0.80561301112175" calcext:value-type="float">
            <text:p>0,80561301112175</text:p>
          </table:table-cell>
          <table:table-cell table:formula="of:=AVERAGE([$mmus_rmsf.J156:$mmus_rmsf.T156])" office:value-type="float" office:value="1.30358123779297" calcext:value-type="float">
            <text:p>1,30358123779297</text:p>
          </table:table-cell>
          <table:table-cell table:formula="of:=AVERAGE([$ggal_rmsf.J155:$ggal_rmsf.T155])" office:value-type="float" office:value="0.766014486551285" calcext:value-type="float">
            <text:p>0,766014486551285</text:p>
          </table:table-cell>
          <table:table-cell table:formula="of:=AVERAGE([$xlae_rmsf.J159:$xlae_rmsf.T159])" office:value-type="float" office:value="1.26172649860382" calcext:value-type="float">
            <text:p>1,26172649860382</text:p>
          </table:table-cell>
          <table:table-cell table:formula="of:=AVERAGE([$drer_rmsf.J157:$drer_rmsf.T157])" office:value-type="float" office:value="1.1937764286995" calcext:value-type="float">
            <text:p>1,1937764286995</text:p>
          </table:table-cell>
          <table:table-cell table:number-columns-repeated="15"/>
        </table:table-row>
        <table:table-row table:style-name="ro1">
          <table:table-cell table:formula="of:=ROW()" office:value-type="float" office:value="167" calcext:value-type="float">
            <text:p>167</text:p>
          </table:table-cell>
          <table:table-cell table:formula="of:=AVERAGE([$hsap_rmsf.A157:$hsap_rmsf.K157])" office:value-type="float" office:value="0.74027527773597" calcext:value-type="float">
            <text:p>0,74027527773597</text:p>
          </table:table-cell>
          <table:table-cell table:formula="of:=AVERAGE([$mmus_rmsf.A157:$mmus_rmsf.K157])" office:value-type="float" office:value="0.931917605510019" calcext:value-type="float">
            <text:p>0,931917605510019</text:p>
          </table:table-cell>
          <table:table-cell table:formula="of:=AVERAGE([$ggal_rmsf.A156:$ggal_rmsf.K156])" office:value-type="float" office:value="0.605759445032987" calcext:value-type="float">
            <text:p>0,605759445032987</text:p>
          </table:table-cell>
          <table:table-cell table:formula="of:=AVERAGE([$xlae_rmsf.A160:$xlae_rmsf.K160])" office:value-type="float" office:value="0.863522443526181" calcext:value-type="float">
            <text:p>0,863522443526181</text:p>
          </table:table-cell>
          <table:table-cell table:formula="of:=AVERAGE([$drer_rmsf.A158:$drer_rmsf.K158])" office:value-type="float" office:value="1.03166306375677" calcext:value-type="float">
            <text:p>1,03166306375677</text:p>
          </table:table-cell>
          <table:table-cell table:number-columns-repeated="3"/>
          <table:table-cell table:formula="of:=ROW()-1" office:value-type="float" office:value="166" calcext:value-type="float">
            <text:p>166</text:p>
          </table:table-cell>
          <table:table-cell table:formula="of:=AVERAGE([$hsap_rmsf.J157:$hsap_rmsf.T157])" office:value-type="float" office:value="0.665043354034424" calcext:value-type="float">
            <text:p>0,665043354034424</text:p>
          </table:table-cell>
          <table:table-cell table:formula="of:=AVERAGE([$mmus_rmsf.J157:$mmus_rmsf.T157])" office:value-type="float" office:value="1.10542210936546" calcext:value-type="float">
            <text:p>1,10542210936546</text:p>
          </table:table-cell>
          <table:table-cell table:formula="of:=AVERAGE([$ggal_rmsf.J156:$ggal_rmsf.T156])" office:value-type="float" office:value="0.627945929765701" calcext:value-type="float">
            <text:p>0,627945929765701</text:p>
          </table:table-cell>
          <table:table-cell table:formula="of:=AVERAGE([$xlae_rmsf.J160:$xlae_rmsf.T160])" office:value-type="float" office:value="0.962784528732299" calcext:value-type="float">
            <text:p>0,962784528732299</text:p>
          </table:table-cell>
          <table:table-cell table:formula="of:=AVERAGE([$drer_rmsf.J158:$drer_rmsf.T158])" office:value-type="float" office:value="0.976135492324828" calcext:value-type="float">
            <text:p>0,976135492324828</text:p>
          </table:table-cell>
          <table:table-cell table:number-columns-repeated="15"/>
        </table:table-row>
        <table:table-row table:style-name="ro1">
          <table:table-cell table:formula="of:=ROW()" office:value-type="float" office:value="168" calcext:value-type="float">
            <text:p>168</text:p>
          </table:table-cell>
          <table:table-cell table:formula="of:=AVERAGE([$hsap_rmsf.A158:$hsap_rmsf.K158])" office:value-type="float" office:value="0.726535410374728" calcext:value-type="float">
            <text:p>0,726535410374728</text:p>
          </table:table-cell>
          <table:table-cell table:formula="of:=AVERAGE([$mmus_rmsf.A158:$mmus_rmsf.K158])" office:value-type="float" office:value="0.834053684980566" calcext:value-type="float">
            <text:p>0,834053684980566</text:p>
          </table:table-cell>
          <table:table-cell table:formula="of:=AVERAGE([$ggal_rmsf.A157:$ggal_rmsf.K157])" office:value-type="float" office:value="0.645124341654691" calcext:value-type="float">
            <text:p>0,645124341654691</text:p>
          </table:table-cell>
          <table:table-cell table:formula="of:=AVERAGE([$xlae_rmsf.A161:$xlae_rmsf.K161])" office:value-type="float" office:value="0.762942842498086" calcext:value-type="float">
            <text:p>0,762942842498086</text:p>
          </table:table-cell>
          <table:table-cell table:formula="of:=AVERAGE([$drer_rmsf.A159:$drer_rmsf.K159])" office:value-type="float" office:value="0.989155768642079" calcext:value-type="float">
            <text:p>0,989155768642079</text:p>
          </table:table-cell>
          <table:table-cell table:number-columns-repeated="3"/>
          <table:table-cell table:formula="of:=ROW()-1" office:value-type="float" office:value="167" calcext:value-type="float">
            <text:p>167</text:p>
          </table:table-cell>
          <table:table-cell table:formula="of:=AVERAGE([$hsap_rmsf.J158:$hsap_rmsf.T158])" office:value-type="float" office:value="0.655478835105896" calcext:value-type="float">
            <text:p>0,655478835105896</text:p>
          </table:table-cell>
          <table:table-cell table:formula="of:=AVERAGE([$mmus_rmsf.J158:$mmus_rmsf.T158])" office:value-type="float" office:value="0.962541759014128" calcext:value-type="float">
            <text:p>0,962541759014128</text:p>
          </table:table-cell>
          <table:table-cell table:formula="of:=AVERAGE([$ggal_rmsf.J157:$ggal_rmsf.T157])" office:value-type="float" office:value="0.657910376787186" calcext:value-type="float">
            <text:p>0,657910376787186</text:p>
          </table:table-cell>
          <table:table-cell table:formula="of:=AVERAGE([$xlae_rmsf.J161:$xlae_rmsf.T161])" office:value-type="float" office:value="0.846699506044388" calcext:value-type="float">
            <text:p>0,846699506044388</text:p>
          </table:table-cell>
          <table:table-cell table:formula="of:=AVERAGE([$drer_rmsf.J159:$drer_rmsf.T159])" office:value-type="float" office:value="0.960988789796831" calcext:value-type="float">
            <text:p>0,960988789796831</text:p>
          </table:table-cell>
          <table:table-cell table:number-columns-repeated="15"/>
        </table:table-row>
        <table:table-row table:style-name="ro1">
          <table:table-cell table:formula="of:=ROW()" office:value-type="float" office:value="169" calcext:value-type="float">
            <text:p>169</text:p>
          </table:table-cell>
          <table:table-cell table:formula="of:=AVERAGE([$hsap_rmsf.A159:$hsap_rmsf.K159])" office:value-type="float" office:value="0.876322563435641" calcext:value-type="float">
            <text:p>0,876322563435641</text:p>
          </table:table-cell>
          <table:table-cell table:formula="of:=AVERAGE([$mmus_rmsf.A159:$mmus_rmsf.K159])" office:value-type="float" office:value="0.990246788005135" calcext:value-type="float">
            <text:p>0,990246788005135</text:p>
          </table:table-cell>
          <table:table-cell table:formula="of:=AVERAGE([$ggal_rmsf.A158:$ggal_rmsf.K158])" office:value-type="float" office:value="0.794512106280934" calcext:value-type="float">
            <text:p>0,794512106280934</text:p>
          </table:table-cell>
          <table:table-cell table:formula="of:=AVERAGE([$xlae_rmsf.A162:$xlae_rmsf.K162])" office:value-type="float" office:value="0.757402770790447" calcext:value-type="float">
            <text:p>0,757402770790447</text:p>
          </table:table-cell>
          <table:table-cell table:formula="of:=AVERAGE([$drer_rmsf.A160:$drer_rmsf.K160])" office:value-type="float" office:value="1.34602733662172" calcext:value-type="float">
            <text:p>1,34602733662172</text:p>
          </table:table-cell>
          <table:table-cell table:number-columns-repeated="3"/>
          <table:table-cell table:formula="of:=ROW()-1" office:value-type="float" office:value="168" calcext:value-type="float">
            <text:p>168</text:p>
          </table:table-cell>
          <table:table-cell table:formula="of:=AVERAGE([$hsap_rmsf.J159:$hsap_rmsf.T159])" office:value-type="float" office:value="0.723059505224228" calcext:value-type="float">
            <text:p>0,723059505224228</text:p>
          </table:table-cell>
          <table:table-cell table:formula="of:=AVERAGE([$mmus_rmsf.J159:$mmus_rmsf.T159])" office:value-type="float" office:value="1.14146935939789" calcext:value-type="float">
            <text:p>1,14146935939789</text:p>
          </table:table-cell>
          <table:table-cell table:formula="of:=AVERAGE([$ggal_rmsf.J158:$ggal_rmsf.T158])" office:value-type="float" office:value="0.836034208536148" calcext:value-type="float">
            <text:p>0,836034208536148</text:p>
          </table:table-cell>
          <table:table-cell table:formula="of:=AVERAGE([$xlae_rmsf.J162:$xlae_rmsf.T162])" office:value-type="float" office:value="0.825303345918655" calcext:value-type="float">
            <text:p>0,825303345918655</text:p>
          </table:table-cell>
          <table:table-cell table:formula="of:=AVERAGE([$drer_rmsf.J160:$drer_rmsf.T160])" office:value-type="float" office:value="1.38618671894073" calcext:value-type="float">
            <text:p>1,38618671894073</text:p>
          </table:table-cell>
          <table:table-cell table:number-columns-repeated="15"/>
        </table:table-row>
        <table:table-row table:style-name="ro1">
          <table:table-cell table:formula="of:=ROW()" office:value-type="float" office:value="170" calcext:value-type="float">
            <text:p>170</text:p>
          </table:table-cell>
          <table:table-cell table:formula="of:=AVERAGE([$hsap_rmsf.A160:$hsap_rmsf.K160])" office:value-type="float" office:value="0.848967057660883" calcext:value-type="float">
            <text:p>0,848967057660883</text:p>
          </table:table-cell>
          <table:table-cell table:formula="of:=AVERAGE([$mmus_rmsf.A160:$mmus_rmsf.K160])" office:value-type="float" office:value="1.40261044791482" calcext:value-type="float">
            <text:p>1,40261044791482</text:p>
          </table:table-cell>
          <table:table-cell table:formula="of:=AVERAGE([$ggal_rmsf.A159:$ggal_rmsf.K159])" office:value-type="float" office:value="0.987043940964091" calcext:value-type="float">
            <text:p>0,987043940964091</text:p>
          </table:table-cell>
          <table:table-cell table:formula="of:=AVERAGE([$xlae_rmsf.A163:$xlae_rmsf.K163])" office:value-type="float" office:value="0.760588634773948" calcext:value-type="float">
            <text:p>0,760588634773948</text:p>
          </table:table-cell>
          <table:table-cell table:formula="of:=AVERAGE([$drer_rmsf.A161:$drer_rmsf.K161])" office:value-type="float" office:value="1.57661718829068" calcext:value-type="float">
            <text:p>1,57661718829068</text:p>
          </table:table-cell>
          <table:table-cell table:number-columns-repeated="3"/>
          <table:table-cell table:formula="of:=ROW()-1" office:value-type="float" office:value="169" calcext:value-type="float">
            <text:p>169</text:p>
          </table:table-cell>
          <table:table-cell table:formula="of:=AVERAGE([$hsap_rmsf.J160:$hsap_rmsf.T160])" office:value-type="float" office:value="0.739383786916733" calcext:value-type="float">
            <text:p>0,739383786916733</text:p>
          </table:table-cell>
          <table:table-cell table:formula="of:=AVERAGE([$mmus_rmsf.J160:$mmus_rmsf.T160])" office:value-type="float" office:value="1.74127358198166" calcext:value-type="float">
            <text:p>1,74127358198166</text:p>
          </table:table-cell>
          <table:table-cell table:formula="of:=AVERAGE([$ggal_rmsf.J159:$ggal_rmsf.T159])" office:value-type="float" office:value="1.05479025840759" calcext:value-type="float">
            <text:p>1,05479025840759</text:p>
          </table:table-cell>
          <table:table-cell table:formula="of:=AVERAGE([$xlae_rmsf.J163:$xlae_rmsf.T163])" office:value-type="float" office:value="0.831465005874633" calcext:value-type="float">
            <text:p>0,831465005874633</text:p>
          </table:table-cell>
          <table:table-cell table:formula="of:=AVERAGE([$drer_rmsf.J161:$drer_rmsf.T161])" office:value-type="float" office:value="1.65639007091523" calcext:value-type="float">
            <text:p>1,65639007091523</text:p>
          </table:table-cell>
          <table:table-cell table:number-columns-repeated="15"/>
        </table:table-row>
        <table:table-row table:style-name="ro1">
          <table:table-cell table:formula="of:=ROW()" office:value-type="float" office:value="171" calcext:value-type="float">
            <text:p>171</text:p>
          </table:table-cell>
          <table:table-cell table:formula="of:=AVERAGE([$hsap_rmsf.A161:$hsap_rmsf.K161])" office:value-type="float" office:value="0.750073404402993" calcext:value-type="float">
            <text:p>0,750073404402993</text:p>
          </table:table-cell>
          <table:table-cell table:formula="of:=AVERAGE([$mmus_rmsf.A161:$mmus_rmsf.K161])" office:value-type="float" office:value="0.984352989095168" calcext:value-type="float">
            <text:p>0,984352989095168</text:p>
          </table:table-cell>
          <table:table-cell table:formula="of:=AVERAGE([$ggal_rmsf.A160:$ggal_rmsf.K160])" office:value-type="float" office:value="0.699452098313418" calcext:value-type="float">
            <text:p>0,699452098313418</text:p>
          </table:table-cell>
          <table:table-cell table:formula="of:=AVERAGE([$xlae_rmsf.A164:$xlae_rmsf.K164])" office:value-type="float" office:value="0.862420323885137" calcext:value-type="float">
            <text:p>0,862420323885137</text:p>
          </table:table-cell>
          <table:table-cell table:formula="of:=AVERAGE([$drer_rmsf.A162:$drer_rmsf.K162])" office:value-type="float" office:value="0.964033650535583" calcext:value-type="float">
            <text:p>0,964033650535583</text:p>
          </table:table-cell>
          <table:table-cell table:number-columns-repeated="3"/>
          <table:table-cell table:formula="of:=ROW()-1" office:value-type="float" office:value="170" calcext:value-type="float">
            <text:p>170</text:p>
          </table:table-cell>
          <table:table-cell table:formula="of:=AVERAGE([$hsap_rmsf.J161:$hsap_rmsf.T161])" office:value-type="float" office:value="0.68552628159523" calcext:value-type="float">
            <text:p>0,68552628159523</text:p>
          </table:table-cell>
          <table:table-cell table:formula="of:=AVERAGE([$mmus_rmsf.J161:$mmus_rmsf.T161])" office:value-type="float" office:value="1.11595717072487" calcext:value-type="float">
            <text:p>1,11595717072487</text:p>
          </table:table-cell>
          <table:table-cell table:formula="of:=AVERAGE([$ggal_rmsf.J160:$ggal_rmsf.T160])" office:value-type="float" office:value="0.722140640020371" calcext:value-type="float">
            <text:p>0,722140640020371</text:p>
          </table:table-cell>
          <table:table-cell table:formula="of:=AVERAGE([$xlae_rmsf.J164:$xlae_rmsf.T164])" office:value-type="float" office:value="0.950928986072539" calcext:value-type="float">
            <text:p>0,950928986072539</text:p>
          </table:table-cell>
          <table:table-cell table:formula="of:=AVERAGE([$drer_rmsf.J162:$drer_rmsf.T162])" office:value-type="float" office:value="0.905374825000763" calcext:value-type="float">
            <text:p>0,905374825000763</text:p>
          </table:table-cell>
          <table:table-cell table:number-columns-repeated="15"/>
        </table:table-row>
        <table:table-row table:style-name="ro1">
          <table:table-cell table:formula="of:=ROW()" office:value-type="float" office:value="172" calcext:value-type="float">
            <text:p>172</text:p>
          </table:table-cell>
          <table:table-cell table:formula="of:=AVERAGE([$hsap_rmsf.A162:$hsap_rmsf.K162])" office:value-type="float" office:value="0.752981326151415" calcext:value-type="float">
            <text:p>0,752981326151415</text:p>
          </table:table-cell>
          <table:table-cell table:formula="of:=AVERAGE([$mmus_rmsf.A162:$mmus_rmsf.K162])" office:value-type="float" office:value="1.03634864526228" calcext:value-type="float">
            <text:p>1,03634864526228</text:p>
          </table:table-cell>
          <table:table-cell table:formula="of:=AVERAGE([$ggal_rmsf.A161:$ggal_rmsf.K161])" office:value-type="float" office:value="0.798406837717576" calcext:value-type="float">
            <text:p>0,798406837717576</text:p>
          </table:table-cell>
          <table:table-cell table:formula="of:=AVERAGE([$xlae_rmsf.A165:$xlae_rmsf.K165])" office:value-type="float" office:value="0.831207693473469" calcext:value-type="float">
            <text:p>0,831207693473469</text:p>
          </table:table-cell>
          <table:table-cell table:formula="of:=AVERAGE([$drer_rmsf.A163:$drer_rmsf.K163])" office:value-type="float" office:value="0.953776845849817" calcext:value-type="float">
            <text:p>0,953776845849817</text:p>
          </table:table-cell>
          <table:table-cell table:number-columns-repeated="3"/>
          <table:table-cell table:formula="of:=ROW()-1" office:value-type="float" office:value="171" calcext:value-type="float">
            <text:p>171</text:p>
          </table:table-cell>
          <table:table-cell table:formula="of:=AVERAGE([$hsap_rmsf.J162:$hsap_rmsf.T162])" office:value-type="float" office:value="0.750548273324967" calcext:value-type="float">
            <text:p>0,750548273324967</text:p>
          </table:table-cell>
          <table:table-cell table:formula="of:=AVERAGE([$mmus_rmsf.J162:$mmus_rmsf.T162])" office:value-type="float" office:value="1.16314232349396" calcext:value-type="float">
            <text:p>1,16314232349396</text:p>
          </table:table-cell>
          <table:table-cell table:formula="of:=AVERAGE([$ggal_rmsf.J161:$ggal_rmsf.T161])" office:value-type="float" office:value="0.832432508468628" calcext:value-type="float">
            <text:p>0,832432508468628</text:p>
          </table:table-cell>
          <table:table-cell table:formula="of:=AVERAGE([$xlae_rmsf.J165:$xlae_rmsf.T165])" office:value-type="float" office:value="0.882745683193207" calcext:value-type="float">
            <text:p>0,882745683193207</text:p>
          </table:table-cell>
          <table:table-cell table:formula="of:=AVERAGE([$drer_rmsf.J163:$drer_rmsf.T163])" office:value-type="float" office:value="0.838790953159332" calcext:value-type="float">
            <text:p>0,838790953159332</text:p>
          </table:table-cell>
          <table:table-cell table:number-columns-repeated="15"/>
        </table:table-row>
        <table:table-row table:style-name="ro1">
          <table:table-cell table:formula="of:=ROW()" office:value-type="float" office:value="173" calcext:value-type="float">
            <text:p>173</text:p>
          </table:table-cell>
          <table:table-cell table:formula="of:=AVERAGE([$hsap_rmsf.A163:$hsap_rmsf.K163])" office:value-type="float" office:value="0.795143764881134" calcext:value-type="float">
            <text:p>0,795143764881134</text:p>
          </table:table-cell>
          <table:table-cell table:formula="of:=AVERAGE([$mmus_rmsf.A163:$mmus_rmsf.K163])" office:value-type="float" office:value="1.09904185464512" calcext:value-type="float">
            <text:p>1,09904185464512</text:p>
          </table:table-cell>
          <table:table-cell table:formula="of:=AVERAGE([$ggal_rmsf.A162:$ggal_rmsf.K162])" office:value-type="float" office:value="0.766348690902016" calcext:value-type="float">
            <text:p>0,766348690902016</text:p>
          </table:table-cell>
          <table:table-cell table:formula="of:=AVERAGE([$xlae_rmsf.A166:$xlae_rmsf.K166])" office:value-type="float" office:value="1.0215730859427" calcext:value-type="float">
            <text:p>1,0215730859427</text:p>
          </table:table-cell>
          <table:table-cell table:formula="of:=AVERAGE([$drer_rmsf.A164:$drer_rmsf.K164])" office:value-type="float" office:value="0.923080614060142" calcext:value-type="float">
            <text:p>0,923080614060142</text:p>
          </table:table-cell>
          <table:table-cell table:number-columns-repeated="3"/>
          <table:table-cell table:formula="of:=ROW()-1" office:value-type="float" office:value="172" calcext:value-type="float">
            <text:p>172</text:p>
          </table:table-cell>
          <table:table-cell table:formula="of:=AVERAGE([$hsap_rmsf.J163:$hsap_rmsf.T163])" office:value-type="float" office:value="0.968857735395432" calcext:value-type="float">
            <text:p>0,968857735395432</text:p>
          </table:table-cell>
          <table:table-cell table:formula="of:=AVERAGE([$mmus_rmsf.J163:$mmus_rmsf.T163])" office:value-type="float" office:value="1.28921127319336" calcext:value-type="float">
            <text:p>1,28921127319336</text:p>
          </table:table-cell>
          <table:table-cell table:formula="of:=AVERAGE([$ggal_rmsf.J162:$ggal_rmsf.T162])" office:value-type="float" office:value="0.765179693698883" calcext:value-type="float">
            <text:p>0,765179693698883</text:p>
          </table:table-cell>
          <table:table-cell table:formula="of:=AVERAGE([$xlae_rmsf.J166:$xlae_rmsf.T166])" office:value-type="float" office:value="1.18644589185715" calcext:value-type="float">
            <text:p>1,18644589185715</text:p>
          </table:table-cell>
          <table:table-cell table:formula="of:=AVERAGE([$drer_rmsf.J164:$drer_rmsf.T164])" office:value-type="float" office:value="0.780056834220886" calcext:value-type="float">
            <text:p>0,780056834220886</text:p>
          </table:table-cell>
          <table:table-cell table:number-columns-repeated="15"/>
        </table:table-row>
        <table:table-row table:style-name="ro1">
          <table:table-cell table:formula="of:=ROW()" office:value-type="float" office:value="174" calcext:value-type="float">
            <text:p>174</text:p>
          </table:table-cell>
          <table:table-cell table:formula="of:=AVERAGE([$hsap_rmsf.A164:$hsap_rmsf.K164])" office:value-type="float" office:value="0.982770446042148" calcext:value-type="float">
            <text:p>0,982770446042148</text:p>
          </table:table-cell>
          <table:table-cell table:formula="of:=AVERAGE([$mmus_rmsf.A164:$mmus_rmsf.K164])" office:value-type="float" office:value="1.48606894439524" calcext:value-type="float">
            <text:p>1,48606894439524</text:p>
          </table:table-cell>
          <table:table-cell table:formula="of:=AVERAGE([$ggal_rmsf.A163:$ggal_rmsf.K163])" office:value-type="float" office:value="0.972586059573434" calcext:value-type="float">
            <text:p>0,972586059573434</text:p>
          </table:table-cell>
          <table:table-cell table:formula="of:=AVERAGE([$xlae_rmsf.A167:$xlae_rmsf.K167])" office:value-type="float" office:value="1.41478259808627" calcext:value-type="float">
            <text:p>1,41478259808627</text:p>
          </table:table-cell>
          <table:table-cell table:formula="of:=AVERAGE([$drer_rmsf.A165:$drer_rmsf.K165])" office:value-type="float" office:value="1.18665569553896" calcext:value-type="float">
            <text:p>1,18665569553896</text:p>
          </table:table-cell>
          <table:table-cell table:number-columns-repeated="3"/>
          <table:table-cell table:formula="of:=ROW()-1" office:value-type="float" office:value="173" calcext:value-type="float">
            <text:p>173</text:p>
          </table:table-cell>
          <table:table-cell table:formula="of:=AVERAGE([$hsap_rmsf.J164:$hsap_rmsf.T164])" office:value-type="float" office:value="1.15842539072037" calcext:value-type="float">
            <text:p>1,15842539072037</text:p>
          </table:table-cell>
          <table:table-cell table:formula="of:=AVERAGE([$mmus_rmsf.J164:$mmus_rmsf.T164])" office:value-type="float" office:value="1.8268603682518" calcext:value-type="float">
            <text:p>1,8268603682518</text:p>
          </table:table-cell>
          <table:table-cell table:formula="of:=AVERAGE([$ggal_rmsf.J163:$ggal_rmsf.T163])" office:value-type="float" office:value="0.919584602117537" calcext:value-type="float">
            <text:p>0,919584602117537</text:p>
          </table:table-cell>
          <table:table-cell table:formula="of:=AVERAGE([$xlae_rmsf.J167:$xlae_rmsf.T167])" office:value-type="float" office:value="1.74837350845337" calcext:value-type="float">
            <text:p>1,74837350845337</text:p>
          </table:table-cell>
          <table:table-cell table:formula="of:=AVERAGE([$drer_rmsf.J165:$drer_rmsf.T165])" office:value-type="float" office:value="0.998166352510453" calcext:value-type="float">
            <text:p>0,998166352510453</text:p>
          </table:table-cell>
          <table:table-cell table:number-columns-repeated="15"/>
        </table:table-row>
        <table:table-row table:style-name="ro1">
          <table:table-cell table:formula="of:=ROW()" office:value-type="float" office:value="175" calcext:value-type="float">
            <text:p>175</text:p>
          </table:table-cell>
          <table:table-cell table:formula="of:=AVERAGE([$hsap_rmsf.A165:$hsap_rmsf.K165])" office:value-type="float" office:value="1.14860865782478" calcext:value-type="float">
            <text:p>1,14860865782478</text:p>
          </table:table-cell>
          <table:table-cell table:formula="of:=AVERAGE([$mmus_rmsf.A165:$mmus_rmsf.K165])" office:value-type="float" office:value="1.7194099586799" calcext:value-type="float">
            <text:p>1,7194099586799</text:p>
          </table:table-cell>
          <table:table-cell table:formula="of:=AVERAGE([$ggal_rmsf.A164:$ggal_rmsf.K164])" office:value-type="float" office:value="1.00328444496328" calcext:value-type="float">
            <text:p>1,00328444496328</text:p>
          </table:table-cell>
          <table:table-cell table:formula="of:=AVERAGE([$xlae_rmsf.A168:$xlae_rmsf.K168])" office:value-type="float" office:value="1.57504890214747" calcext:value-type="float">
            <text:p>1,57504890214747</text:p>
          </table:table-cell>
          <table:table-cell table:formula="of:=AVERAGE([$drer_rmsf.A166:$drer_rmsf.K166])" office:value-type="float" office:value="1.41049031450445" calcext:value-type="float">
            <text:p>1,41049031450445</text:p>
          </table:table-cell>
          <table:table-cell table:number-columns-repeated="3"/>
          <table:table-cell table:formula="of:=ROW()-1" office:value-type="float" office:value="174" calcext:value-type="float">
            <text:p>174</text:p>
          </table:table-cell>
          <table:table-cell table:formula="of:=AVERAGE([$hsap_rmsf.J165:$hsap_rmsf.T165])" office:value-type="float" office:value="1.35665780305863" calcext:value-type="float">
            <text:p>1,35665780305863</text:p>
          </table:table-cell>
          <table:table-cell table:formula="of:=AVERAGE([$mmus_rmsf.J165:$mmus_rmsf.T165])" office:value-type="float" office:value="2.07185918092728" calcext:value-type="float">
            <text:p>2,07185918092728</text:p>
          </table:table-cell>
          <table:table-cell table:formula="of:=AVERAGE([$ggal_rmsf.J164:$ggal_rmsf.T164])" office:value-type="float" office:value="0.967668801546095" calcext:value-type="float">
            <text:p>0,967668801546095</text:p>
          </table:table-cell>
          <table:table-cell table:formula="of:=AVERAGE([$xlae_rmsf.J168:$xlae_rmsf.T168])" office:value-type="float" office:value="2.05291748046875" calcext:value-type="float">
            <text:p>2,05291748046875</text:p>
          </table:table-cell>
          <table:table-cell table:formula="of:=AVERAGE([$drer_rmsf.J166:$drer_rmsf.T166])" office:value-type="float" office:value="1.20264482498169" calcext:value-type="float">
            <text:p>1,20264482498169</text:p>
          </table:table-cell>
          <table:table-cell table:number-columns-repeated="15"/>
        </table:table-row>
        <table:table-row table:style-name="ro1">
          <table:table-cell table:formula="of:=ROW()" office:value-type="float" office:value="176" calcext:value-type="float">
            <text:p>176</text:p>
          </table:table-cell>
          <table:table-cell table:formula="of:=AVERAGE([$hsap_rmsf.A166:$hsap_rmsf.K166])" office:value-type="float" office:value="1.06906402943871" calcext:value-type="float">
            <text:p>1,06906402943871</text:p>
          </table:table-cell>
          <table:table-cell table:formula="of:=AVERAGE([$mmus_rmsf.A166:$mmus_rmsf.K166])" office:value-type="float" office:value="1.61500201897188" calcext:value-type="float">
            <text:p>1,61500201897188</text:p>
          </table:table-cell>
          <table:table-cell table:formula="of:=AVERAGE([$ggal_rmsf.A165:$ggal_rmsf.K165])" office:value-type="float" office:value="0.977419882810765" calcext:value-type="float">
            <text:p>0,977419882810765</text:p>
          </table:table-cell>
          <table:table-cell table:formula="of:=AVERAGE([$xlae_rmsf.A169:$xlae_rmsf.K169])" office:value-type="float" office:value="1.02536827309522" calcext:value-type="float">
            <text:p>1,02536827309522</text:p>
          </table:table-cell>
          <table:table-cell table:formula="of:=AVERAGE([$drer_rmsf.A167:$drer_rmsf.K167])" office:value-type="float" office:value="1.62981286053744" calcext:value-type="float">
            <text:p>1,62981286053744</text:p>
          </table:table-cell>
          <table:table-cell table:number-columns-repeated="3"/>
          <table:table-cell table:formula="of:=ROW()-1" office:value-type="float" office:value="175" calcext:value-type="float">
            <text:p>175</text:p>
          </table:table-cell>
          <table:table-cell table:formula="of:=AVERAGE([$hsap_rmsf.J166:$hsap_rmsf.T166])" office:value-type="float" office:value="1.03096055984497" calcext:value-type="float">
            <text:p>1,03096055984497</text:p>
          </table:table-cell>
          <table:table-cell table:formula="of:=AVERAGE([$mmus_rmsf.J166:$mmus_rmsf.T166])" office:value-type="float" office:value="1.98258370161057" calcext:value-type="float">
            <text:p>1,98258370161057</text:p>
          </table:table-cell>
          <table:table-cell table:formula="of:=AVERAGE([$ggal_rmsf.J165:$ggal_rmsf.T165])" office:value-type="float" office:value="0.981659710407256" calcext:value-type="float">
            <text:p>0,981659710407256</text:p>
          </table:table-cell>
          <table:table-cell table:formula="of:=AVERAGE([$xlae_rmsf.J169:$xlae_rmsf.T169])" office:value-type="float" office:value="1.02695059776306" calcext:value-type="float">
            <text:p>1,02695059776306</text:p>
          </table:table-cell>
          <table:table-cell table:formula="of:=AVERAGE([$drer_rmsf.J167:$drer_rmsf.T167])" office:value-type="float" office:value="1.37170964479447" calcext:value-type="float">
            <text:p>1,37170964479447</text:p>
          </table:table-cell>
          <table:table-cell table:number-columns-repeated="15"/>
        </table:table-row>
        <table:table-row table:style-name="ro1">
          <table:table-cell table:formula="of:=ROW()" office:value-type="float" office:value="177" calcext:value-type="float">
            <text:p>177</text:p>
          </table:table-cell>
          <table:table-cell table:number-columns-repeated="4"/>
          <table:table-cell table:formula="of:=AVERAGE([$drer_rmsf.A168:$drer_rmsf.K168])" office:value-type="float" office:value="1.34442679723219" calcext:value-type="float">
            <text:p>1,34442679723219</text:p>
          </table:table-cell>
          <table:table-cell table:number-columns-repeated="3"/>
          <table:table-cell table:formula="of:=ROW()-1" office:value-type="float" office:value="176" calcext:value-type="float">
            <text:p>176</text:p>
          </table:table-cell>
          <table:table-cell table:formula="of:=AVERAGE([$hsap_rmsf.J167:$hsap_rmsf.T167])" office:value-type="float" office:value="0.690700799226761" calcext:value-type="float">
            <text:p>0,690700799226761</text:p>
          </table:table-cell>
          <table:table-cell table:formula="of:=AVERAGE([$mmus_rmsf.J167:$mmus_rmsf.T167])" office:value-type="float" office:value="1.45916575193405" calcext:value-type="float">
            <text:p>1,45916575193405</text:p>
          </table:table-cell>
          <table:table-cell table:formula="of:=AVERAGE([$ggal_rmsf.J166:$ggal_rmsf.T166])" office:value-type="float" office:value="0.781039208173752" calcext:value-type="float">
            <text:p>0,781039208173752</text:p>
          </table:table-cell>
          <table:table-cell table:formula="of:=AVERAGE([$xlae_rmsf.J170:$xlae_rmsf.T170])" office:value-type="float" office:value="0.770190834999085" calcext:value-type="float">
            <text:p>0,770190834999085</text:p>
          </table:table-cell>
          <table:table-cell table:formula="of:=AVERAGE([$drer_rmsf.J168:$drer_rmsf.T168])" office:value-type="float" office:value="1.13134676218033" calcext:value-type="float">
            <text:p>1,13134676218033</text:p>
          </table:table-cell>
          <table:table-cell table:number-columns-repeated="15"/>
        </table:table-row>
        <table:table-row table:style-name="ro1">
          <table:table-cell table:formula="of:=ROW()" office:value-type="float" office:value="178" calcext:value-type="float">
            <text:p>178</text:p>
          </table:table-cell>
          <table:table-cell table:number-columns-repeated="4"/>
          <table:table-cell table:formula="of:=AVERAGE([$drer_rmsf.A169:$drer_rmsf.K169])" office:value-type="float" office:value="0.993859891966039" calcext:value-type="float">
            <text:p>0,993859891966039</text:p>
          </table:table-cell>
          <table:table-cell table:number-columns-repeated="3"/>
          <table:table-cell table:formula="of:=ROW()-1" office:value-type="float" office:value="177" calcext:value-type="float">
            <text:p>177</text:p>
          </table:table-cell>
          <table:table-cell table:number-columns-repeated="4"/>
          <table:table-cell table:formula="of:=AVERAGE([$drer_rmsf.J169:$drer_rmsf.T169])" office:value-type="float" office:value="0.861909627914428" calcext:value-type="float">
            <text:p>0,861909627914428</text:p>
          </table:table-cell>
          <table:table-cell table:number-columns-repeated="15"/>
        </table:table-row>
        <table:table-row table:style-name="ro1">
          <table:table-cell table:formula="of:=ROW()" office:value-type="float" office:value="179" calcext:value-type="float">
            <text:p>179</text:p>
          </table:table-cell>
          <table:table-cell table:formula="of:=AVERAGE([$hsap_rmsf.A167:$hsap_rmsf.K167])" office:value-type="float" office:value="0.742032436581699" calcext:value-type="float">
            <text:p>0,742032436581699</text:p>
          </table:table-cell>
          <table:table-cell table:formula="of:=AVERAGE([$mmus_rmsf.A167:$mmus_rmsf.K167])" office:value-type="float" office:value="1.08006595310905" calcext:value-type="float">
            <text:p>1,08006595310905</text:p>
          </table:table-cell>
          <table:table-cell table:formula="of:=AVERAGE([$ggal_rmsf.A166:$ggal_rmsf.K166])" office:value-type="float" office:value="0.751788392187292" calcext:value-type="float">
            <text:p>0,751788392187292</text:p>
          </table:table-cell>
          <table:table-cell table:formula="of:=AVERAGE([$xlae_rmsf.A170:$xlae_rmsf.K170])" office:value-type="float" office:value="0.800061957334345" calcext:value-type="float">
            <text:p>0,800061957334345</text:p>
          </table:table-cell>
          <table:table-cell table:formula="of:=AVERAGE([$drer_rmsf.A170:$drer_rmsf.K170])" office:value-type="float" office:value="0.849755958856755" calcext:value-type="float">
            <text:p>0,849755958856755</text:p>
          </table:table-cell>
          <table:table-cell table:number-columns-repeated="3"/>
          <table:table-cell table:formula="of:=ROW()-1" office:value-type="float" office:value="178" calcext:value-type="float">
            <text:p>178</text:p>
          </table:table-cell>
          <table:table-cell table:number-columns-repeated="4"/>
          <table:table-cell table:formula="of:=AVERAGE([$drer_rmsf.J170:$drer_rmsf.T170])" office:value-type="float" office:value="0.750419795513153" calcext:value-type="float">
            <text:p>0,750419795513153</text:p>
          </table:table-cell>
          <table:table-cell table:number-columns-repeated="15"/>
        </table:table-row>
        <table:table-row table:style-name="ro1">
          <table:table-cell table:formula="of:=ROW()" office:value-type="float" office:value="180" calcext:value-type="float">
            <text:p>180</text:p>
          </table:table-cell>
          <table:table-cell table:formula="of:=AVERAGE([$hsap_rmsf.A168:$hsap_rmsf.K168])" office:value-type="float" office:value="0.63697470405752" calcext:value-type="float">
            <text:p>0,63697470405752</text:p>
          </table:table-cell>
          <table:table-cell table:formula="of:=AVERAGE([$mmus_rmsf.A168:$mmus_rmsf.K168])" office:value-type="float" office:value="0.86956034977306" calcext:value-type="float">
            <text:p>0,86956034977306</text:p>
          </table:table-cell>
          <table:table-cell table:formula="of:=AVERAGE([$ggal_rmsf.A167:$ggal_rmsf.K167])" office:value-type="float" office:value="0.632414612210014" calcext:value-type="float">
            <text:p>0,632414612210014</text:p>
          </table:table-cell>
          <table:table-cell table:formula="of:=AVERAGE([$xlae_rmsf.A171:$xlae_rmsf.K171])" office:value-type="float" office:value="0.656315248224085" calcext:value-type="float">
            <text:p>0,656315248224085</text:p>
          </table:table-cell>
          <table:table-cell table:formula="of:=AVERAGE([$drer_rmsf.A171:$drer_rmsf.K171])" office:value-type="float" office:value="0.719905293445587" calcext:value-type="float">
            <text:p>0,719905293445587</text:p>
          </table:table-cell>
          <table:table-cell table:number-columns-repeated="3"/>
          <table:table-cell table:formula="of:=ROW()-1" office:value-type="float" office:value="179" calcext:value-type="float">
            <text:p>179</text:p>
          </table:table-cell>
          <table:table-cell table:formula="of:=AVERAGE([$hsap_rmsf.J168:$hsap_rmsf.T168])" office:value-type="float" office:value="0.583069562911988" calcext:value-type="float">
            <text:p>0,583069562911988</text:p>
          </table:table-cell>
          <table:table-cell table:formula="of:=AVERAGE([$mmus_rmsf.J168:$mmus_rmsf.T168])" office:value-type="float" office:value="1.0880968272686" calcext:value-type="float">
            <text:p>1,0880968272686</text:p>
          </table:table-cell>
          <table:table-cell table:formula="of:=AVERAGE([$ggal_rmsf.J167:$ggal_rmsf.T167])" office:value-type="float" office:value="0.692788630723953" calcext:value-type="float">
            <text:p>0,692788630723953</text:p>
          </table:table-cell>
          <table:table-cell table:formula="of:=AVERAGE([$xlae_rmsf.J171:$xlae_rmsf.T171])" office:value-type="float" office:value="0.65527680516243" calcext:value-type="float">
            <text:p>0,65527680516243</text:p>
          </table:table-cell>
          <table:table-cell table:formula="of:=AVERAGE([$drer_rmsf.J171:$drer_rmsf.T171])" office:value-type="float" office:value="0.682993739843369" calcext:value-type="float">
            <text:p>0,682993739843369</text:p>
          </table:table-cell>
          <table:table-cell table:number-columns-repeated="15"/>
        </table:table-row>
        <table:table-row table:style-name="ro1">
          <table:table-cell table:formula="of:=ROW()" office:value-type="float" office:value="181" calcext:value-type="float">
            <text:p>181</text:p>
          </table:table-cell>
          <table:table-cell table:formula="of:=AVERAGE([$hsap_rmsf.A169:$hsap_rmsf.K169])" office:value-type="float" office:value="0.608206144433108" calcext:value-type="float">
            <text:p>0,608206144433108</text:p>
          </table:table-cell>
          <table:table-cell table:formula="of:=AVERAGE([$mmus_rmsf.A169:$mmus_rmsf.K169])" office:value-type="float" office:value="0.74629426889801" calcext:value-type="float">
            <text:p>0,74629426889801</text:p>
          </table:table-cell>
          <table:table-cell table:formula="of:=AVERAGE([$ggal_rmsf.A168:$ggal_rmsf.K168])" office:value-type="float" office:value="0.61773075524729" calcext:value-type="float">
            <text:p>0,61773075524729</text:p>
          </table:table-cell>
          <table:table-cell table:formula="of:=AVERAGE([$xlae_rmsf.A172:$xlae_rmsf.K172])" office:value-type="float" office:value="0.667840609283101" calcext:value-type="float">
            <text:p>0,667840609283101</text:p>
          </table:table-cell>
          <table:table-cell table:formula="of:=AVERAGE([$drer_rmsf.A172:$drer_rmsf.K172])" office:value-type="float" office:value="0.720114626124989" calcext:value-type="float">
            <text:p>0,720114626124989</text:p>
          </table:table-cell>
          <table:table-cell table:number-columns-repeated="3"/>
          <table:table-cell table:formula="of:=ROW()-1" office:value-type="float" office:value="180" calcext:value-type="float">
            <text:p>180</text:p>
          </table:table-cell>
          <table:table-cell table:formula="of:=AVERAGE([$hsap_rmsf.J169:$hsap_rmsf.T169])" office:value-type="float" office:value="0.545860409736634" calcext:value-type="float">
            <text:p>0,545860409736634</text:p>
          </table:table-cell>
          <table:table-cell table:formula="of:=AVERAGE([$mmus_rmsf.J169:$mmus_rmsf.T169])" office:value-type="float" office:value="0.934132725000382" calcext:value-type="float">
            <text:p>0,934132725000382</text:p>
          </table:table-cell>
          <table:table-cell table:formula="of:=AVERAGE([$ggal_rmsf.J168:$ggal_rmsf.T168])" office:value-type="float" office:value="0.669257462024689" calcext:value-type="float">
            <text:p>0,669257462024689</text:p>
          </table:table-cell>
          <table:table-cell table:formula="of:=AVERAGE([$xlae_rmsf.J172:$xlae_rmsf.T172])" office:value-type="float" office:value="0.719907701015472" calcext:value-type="float">
            <text:p>0,719907701015472</text:p>
          </table:table-cell>
          <table:table-cell table:formula="of:=AVERAGE([$drer_rmsf.J172:$drer_rmsf.T172])" office:value-type="float" office:value="0.667878240346909" calcext:value-type="float">
            <text:p>0,667878240346909</text:p>
          </table:table-cell>
          <table:table-cell table:number-columns-repeated="15"/>
        </table:table-row>
        <table:table-row table:style-name="ro1">
          <table:table-cell table:formula="of:=ROW()" office:value-type="float" office:value="182" calcext:value-type="float">
            <text:p>182</text:p>
          </table:table-cell>
          <table:table-cell table:formula="of:=AVERAGE([$hsap_rmsf.A170:$hsap_rmsf.K170])" office:value-type="float" office:value="0.620462255010778" calcext:value-type="float">
            <text:p>0,620462255010778</text:p>
          </table:table-cell>
          <table:table-cell table:formula="of:=AVERAGE([$mmus_rmsf.A170:$mmus_rmsf.K170])" office:value-type="float" office:value="0.76160655317584" calcext:value-type="float">
            <text:p>0,76160655317584</text:p>
          </table:table-cell>
          <table:table-cell table:formula="of:=AVERAGE([$ggal_rmsf.A169:$ggal_rmsf.K169])" office:value-type="float" office:value="0.573478272163044" calcext:value-type="float">
            <text:p>0,573478272163044</text:p>
          </table:table-cell>
          <table:table-cell table:formula="of:=AVERAGE([$xlae_rmsf.A173:$xlae_rmsf.K173])" office:value-type="float" office:value="0.624901613500075" calcext:value-type="float">
            <text:p>0,624901613500075</text:p>
          </table:table-cell>
          <table:table-cell table:formula="of:=AVERAGE([$drer_rmsf.A173:$drer_rmsf.K173])" office:value-type="float" office:value="0.740307344335383" calcext:value-type="float">
            <text:p>0,740307344335383</text:p>
          </table:table-cell>
          <table:table-cell table:number-columns-repeated="3"/>
          <table:table-cell table:formula="of:=ROW()-1" office:value-type="float" office:value="181" calcext:value-type="float">
            <text:p>181</text:p>
          </table:table-cell>
          <table:table-cell table:formula="of:=AVERAGE([$hsap_rmsf.J170:$hsap_rmsf.T170])" office:value-type="float" office:value="0.546752780675888" calcext:value-type="float">
            <text:p>0,546752780675888</text:p>
          </table:table-cell>
          <table:table-cell table:formula="of:=AVERAGE([$mmus_rmsf.J170:$mmus_rmsf.T170])" office:value-type="float" office:value="0.854590684175492" calcext:value-type="float">
            <text:p>0,854590684175492</text:p>
          </table:table-cell>
          <table:table-cell table:formula="of:=AVERAGE([$ggal_rmsf.J169:$ggal_rmsf.T169])" office:value-type="float" office:value="0.625736117362976" calcext:value-type="float">
            <text:p>0,625736117362976</text:p>
          </table:table-cell>
          <table:table-cell table:formula="of:=AVERAGE([$xlae_rmsf.J173:$xlae_rmsf.T173])" office:value-type="float" office:value="0.642851561307907" calcext:value-type="float">
            <text:p>0,642851561307907</text:p>
          </table:table-cell>
          <table:table-cell table:formula="of:=AVERAGE([$drer_rmsf.J173:$drer_rmsf.T173])" office:value-type="float" office:value="0.672865748405457" calcext:value-type="float">
            <text:p>0,672865748405457</text:p>
          </table:table-cell>
          <table:table-cell table:number-columns-repeated="15"/>
        </table:table-row>
        <table:table-row table:style-name="ro1">
          <table:table-cell table:formula="of:=ROW()" office:value-type="float" office:value="183" calcext:value-type="float">
            <text:p>183</text:p>
          </table:table-cell>
          <table:table-cell table:formula="of:=AVERAGE([$hsap_rmsf.A171:$hsap_rmsf.K171])" office:value-type="float" office:value="0.561069213823319" calcext:value-type="float">
            <text:p>0,561069213823319</text:p>
          </table:table-cell>
          <table:table-cell table:formula="of:=AVERAGE([$mmus_rmsf.A171:$mmus_rmsf.K171])" office:value-type="float" office:value="0.695536946627183" calcext:value-type="float">
            <text:p>0,695536946627183</text:p>
          </table:table-cell>
          <table:table-cell table:formula="of:=AVERAGE([$ggal_rmsf.A170:$ggal_rmsf.K170])" office:value-type="float" office:value="0.54236077529179" calcext:value-type="float">
            <text:p>0,54236077529179</text:p>
          </table:table-cell>
          <table:table-cell table:formula="of:=AVERAGE([$xlae_rmsf.A174:$xlae_rmsf.K174])" office:value-type="float" office:value="0.642340399598208" calcext:value-type="float">
            <text:p>0,642340399598208</text:p>
          </table:table-cell>
          <table:table-cell table:formula="of:=AVERAGE([$drer_rmsf.A174:$drer_rmsf.K174])" office:value-type="float" office:value="0.692665340253657" calcext:value-type="float">
            <text:p>0,692665340253657</text:p>
          </table:table-cell>
          <table:table-cell table:number-columns-repeated="3"/>
          <table:table-cell table:formula="of:=ROW()-1" office:value-type="float" office:value="182" calcext:value-type="float">
            <text:p>182</text:p>
          </table:table-cell>
          <table:table-cell table:formula="of:=AVERAGE([$hsap_rmsf.J171:$hsap_rmsf.T171])" office:value-type="float" office:value="0.522090256214142" calcext:value-type="float">
            <text:p>0,522090256214142</text:p>
          </table:table-cell>
          <table:table-cell table:formula="of:=AVERAGE([$mmus_rmsf.J171:$mmus_rmsf.T171])" office:value-type="float" office:value="0.797807097434997" calcext:value-type="float">
            <text:p>0,797807097434997</text:p>
          </table:table-cell>
          <table:table-cell table:formula="of:=AVERAGE([$ggal_rmsf.J170:$ggal_rmsf.T170])" office:value-type="float" office:value="0.571164280176163" calcext:value-type="float">
            <text:p>0,571164280176163</text:p>
          </table:table-cell>
          <table:table-cell table:formula="of:=AVERAGE([$xlae_rmsf.J174:$xlae_rmsf.T174])" office:value-type="float" office:value="0.700404435396194" calcext:value-type="float">
            <text:p>0,700404435396194</text:p>
          </table:table-cell>
          <table:table-cell table:formula="of:=AVERAGE([$drer_rmsf.J174:$drer_rmsf.T174])" office:value-type="float" office:value="0.628076285123825" calcext:value-type="float">
            <text:p>0,628076285123825</text:p>
          </table:table-cell>
          <table:table-cell table:number-columns-repeated="15"/>
        </table:table-row>
        <table:table-row table:style-name="ro1">
          <table:table-cell table:formula="of:=ROW()" office:value-type="float" office:value="184" calcext:value-type="float">
            <text:p>184</text:p>
          </table:table-cell>
          <table:table-cell table:formula="of:=AVERAGE([$hsap_rmsf.A172:$hsap_rmsf.K172])" office:value-type="float" office:value="0.571579252286738" calcext:value-type="float">
            <text:p>0,571579252286738</text:p>
          </table:table-cell>
          <table:table-cell table:formula="of:=AVERAGE([$mmus_rmsf.A172:$mmus_rmsf.K172])" office:value-type="float" office:value="0.650189703546004" calcext:value-type="float">
            <text:p>0,650189703546004</text:p>
          </table:table-cell>
          <table:table-cell table:formula="of:=AVERAGE([$ggal_rmsf.A171:$ggal_rmsf.K171])" office:value-type="float" office:value="0.508037961408269" calcext:value-type="float">
            <text:p>0,508037961408269</text:p>
          </table:table-cell>
          <table:table-cell table:formula="of:=AVERAGE([$xlae_rmsf.A175:$xlae_rmsf.K175])" office:value-type="float" office:value="0.620013312988975" calcext:value-type="float">
            <text:p>0,620013312988975</text:p>
          </table:table-cell>
          <table:table-cell table:formula="of:=AVERAGE([$drer_rmsf.A175:$drer_rmsf.K175])" office:value-type="float" office:value="0.698307580029575" calcext:value-type="float">
            <text:p>0,698307580029575</text:p>
          </table:table-cell>
          <table:table-cell table:number-columns-repeated="3"/>
          <table:table-cell table:formula="of:=ROW()-1" office:value-type="float" office:value="183" calcext:value-type="float">
            <text:p>183</text:p>
          </table:table-cell>
          <table:table-cell table:formula="of:=AVERAGE([$hsap_rmsf.J172:$hsap_rmsf.T172])" office:value-type="float" office:value="0.534477233886719" calcext:value-type="float">
            <text:p>0,534477233886719</text:p>
          </table:table-cell>
          <table:table-cell table:formula="of:=AVERAGE([$mmus_rmsf.J172:$mmus_rmsf.T172])" office:value-type="float" office:value="0.747246593236923" calcext:value-type="float">
            <text:p>0,747246593236923</text:p>
          </table:table-cell>
          <table:table-cell table:formula="of:=AVERAGE([$ggal_rmsf.J171:$ggal_rmsf.T171])" office:value-type="float" office:value="0.538146510720253" calcext:value-type="float">
            <text:p>0,538146510720253</text:p>
          </table:table-cell>
          <table:table-cell table:formula="of:=AVERAGE([$xlae_rmsf.J175:$xlae_rmsf.T175])" office:value-type="float" office:value="0.697305411100388" calcext:value-type="float">
            <text:p>0,697305411100388</text:p>
          </table:table-cell>
          <table:table-cell table:formula="of:=AVERAGE([$drer_rmsf.J175:$drer_rmsf.T175])" office:value-type="float" office:value="0.645466923713684" calcext:value-type="float">
            <text:p>0,645466923713684</text:p>
          </table:table-cell>
          <table:table-cell table:number-columns-repeated="15"/>
        </table:table-row>
        <table:table-row table:style-name="ro1">
          <table:table-cell table:formula="of:=ROW()" office:value-type="float" office:value="185" calcext:value-type="float">
            <text:p>185</text:p>
          </table:table-cell>
          <table:table-cell table:formula="of:=AVERAGE([$hsap_rmsf.A173:$hsap_rmsf.K173])" office:value-type="float" office:value="0.619350215140256" calcext:value-type="float">
            <text:p>0,619350215140256</text:p>
          </table:table-cell>
          <table:table-cell table:formula="of:=AVERAGE([$mmus_rmsf.A173:$mmus_rmsf.K173])" office:value-type="float" office:value="0.73487909662108" calcext:value-type="float">
            <text:p>0,73487909662108</text:p>
          </table:table-cell>
          <table:table-cell table:formula="of:=AVERAGE([$ggal_rmsf.A172:$ggal_rmsf.K172])" office:value-type="float" office:value="0.553247053083247" calcext:value-type="float">
            <text:p>0,553247053083247</text:p>
          </table:table-cell>
          <table:table-cell table:formula="of:=AVERAGE([$xlae_rmsf.A176:$xlae_rmsf.K176])" office:value-type="float" office:value="0.785383171567744" calcext:value-type="float">
            <text:p>0,785383171567744</text:p>
          </table:table-cell>
          <table:table-cell table:formula="of:=AVERAGE([$drer_rmsf.A176:$drer_rmsf.K176])" office:value-type="float" office:value="0.801933408642509" calcext:value-type="float">
            <text:p>0,801933408642509</text:p>
          </table:table-cell>
          <table:table-cell table:number-columns-repeated="3"/>
          <table:table-cell table:formula="of:=ROW()-1" office:value-type="float" office:value="184" calcext:value-type="float">
            <text:p>184</text:p>
          </table:table-cell>
          <table:table-cell table:formula="of:=AVERAGE([$hsap_rmsf.J173:$hsap_rmsf.T173])" office:value-type="float" office:value="0.565966755151748" calcext:value-type="float">
            <text:p>0,565966755151748</text:p>
          </table:table-cell>
          <table:table-cell table:formula="of:=AVERAGE([$mmus_rmsf.J173:$mmus_rmsf.T173])" office:value-type="float" office:value="0.812246918678284" calcext:value-type="float">
            <text:p>0,812246918678284</text:p>
          </table:table-cell>
          <table:table-cell table:formula="of:=AVERAGE([$ggal_rmsf.J172:$ggal_rmsf.T172])" office:value-type="float" office:value="0.588543802499772" calcext:value-type="float">
            <text:p>0,588543802499772</text:p>
          </table:table-cell>
          <table:table-cell table:formula="of:=AVERAGE([$xlae_rmsf.J176:$xlae_rmsf.T176])" office:value-type="float" office:value="0.9030022919178" calcext:value-type="float">
            <text:p>0,9030022919178</text:p>
          </table:table-cell>
          <table:table-cell table:formula="of:=AVERAGE([$drer_rmsf.J176:$drer_rmsf.T176])" office:value-type="float" office:value="0.748342514038086" calcext:value-type="float">
            <text:p>0,748342514038086</text:p>
          </table:table-cell>
          <table:table-cell table:number-columns-repeated="15"/>
        </table:table-row>
        <table:table-row table:style-name="ro1">
          <table:table-cell table:formula="of:=ROW()" office:value-type="float" office:value="186" calcext:value-type="float">
            <text:p>186</text:p>
          </table:table-cell>
          <table:table-cell table:formula="of:=AVERAGE([$hsap_rmsf.A174:$hsap_rmsf.K174])" office:value-type="float" office:value="0.720791779187983" calcext:value-type="float">
            <text:p>0,720791779187983</text:p>
          </table:table-cell>
          <table:table-cell table:formula="of:=AVERAGE([$mmus_rmsf.A174:$mmus_rmsf.K174])" office:value-type="float" office:value="0.817183449607155" calcext:value-type="float">
            <text:p>0,817183449607155</text:p>
          </table:table-cell>
          <table:table-cell table:formula="of:=AVERAGE([$ggal_rmsf.A173:$ggal_rmsf.K173])" office:value-type="float" office:value="0.597207907183214" calcext:value-type="float">
            <text:p>0,597207907183214</text:p>
          </table:table-cell>
          <table:table-cell table:formula="of:=AVERAGE([$xlae_rmsf.A177:$xlae_rmsf.K177])" office:value-type="float" office:value="0.920899236403725" calcext:value-type="float">
            <text:p>0,920899236403725</text:p>
          </table:table-cell>
          <table:table-cell table:formula="of:=AVERAGE([$drer_rmsf.A177:$drer_rmsf.K177])" office:value-type="float" office:value="0.973406577624581" calcext:value-type="float">
            <text:p>0,973406577624581</text:p>
          </table:table-cell>
          <table:table-cell table:number-columns-repeated="3"/>
          <table:table-cell table:formula="of:=ROW()-1" office:value-type="float" office:value="185" calcext:value-type="float">
            <text:p>185</text:p>
          </table:table-cell>
          <table:table-cell table:formula="of:=AVERAGE([$hsap_rmsf.J174:$hsap_rmsf.T174])" office:value-type="float" office:value="0.659634739160537" calcext:value-type="float">
            <text:p>0,659634739160537</text:p>
          </table:table-cell>
          <table:table-cell table:formula="of:=AVERAGE([$mmus_rmsf.J174:$mmus_rmsf.T174])" office:value-type="float" office:value="0.853454381227493" calcext:value-type="float">
            <text:p>0,853454381227493</text:p>
          </table:table-cell>
          <table:table-cell table:formula="of:=AVERAGE([$ggal_rmsf.J173:$ggal_rmsf.T173])" office:value-type="float" office:value="0.642239540815354" calcext:value-type="float">
            <text:p>0,642239540815354</text:p>
          </table:table-cell>
          <table:table-cell table:formula="of:=AVERAGE([$xlae_rmsf.J177:$xlae_rmsf.T177])" office:value-type="float" office:value="1.07176610827446" calcext:value-type="float">
            <text:p>1,07176610827446</text:p>
          </table:table-cell>
          <table:table-cell table:formula="of:=AVERAGE([$drer_rmsf.J177:$drer_rmsf.T177])" office:value-type="float" office:value="0.948663443326951" calcext:value-type="float">
            <text:p>0,948663443326951</text:p>
          </table:table-cell>
          <table:table-cell table:number-columns-repeated="15"/>
        </table:table-row>
        <table:table-row table:style-name="ro1">
          <table:table-cell table:formula="of:=ROW()" office:value-type="float" office:value="187" calcext:value-type="float">
            <text:p>187</text:p>
          </table:table-cell>
          <table:table-cell table:formula="of:=AVERAGE([$hsap_rmsf.A175:$hsap_rmsf.K175])" office:value-type="float" office:value="1.28863193692988" calcext:value-type="float">
            <text:p>1,28863193692988</text:p>
          </table:table-cell>
          <table:table-cell table:formula="of:=AVERAGE([$mmus_rmsf.A175:$mmus_rmsf.K175])" office:value-type="float" office:value="1.40024443611145" calcext:value-type="float">
            <text:p>1,40024443611145</text:p>
          </table:table-cell>
          <table:table-cell table:formula="of:=AVERAGE([$ggal_rmsf.A174:$ggal_rmsf.K174])" office:value-type="float" office:value="0.97180966507825" calcext:value-type="float">
            <text:p>0,97180966507825</text:p>
          </table:table-cell>
          <table:table-cell table:formula="of:=AVERAGE([$xlae_rmsf.A178:$xlae_rmsf.K178])" office:value-type="float" office:value="1.67276250143571" calcext:value-type="float">
            <text:p>1,67276250143571</text:p>
          </table:table-cell>
          <table:table-cell table:formula="of:=AVERAGE([$drer_rmsf.A178:$drer_rmsf.K178])" office:value-type="float" office:value="1.53009414905548" calcext:value-type="float">
            <text:p>1,53009414905548</text:p>
          </table:table-cell>
          <table:table-cell table:number-columns-repeated="3"/>
          <table:table-cell table:formula="of:=ROW()-1" office:value-type="float" office:value="186" calcext:value-type="float">
            <text:p>186</text:p>
          </table:table-cell>
          <table:table-cell table:formula="of:=AVERAGE([$hsap_rmsf.J175:$hsap_rmsf.T175])" office:value-type="float" office:value="1.08053278923035" calcext:value-type="float">
            <text:p>1,08053278923035</text:p>
          </table:table-cell>
          <table:table-cell table:formula="of:=AVERAGE([$mmus_rmsf.J175:$mmus_rmsf.T175])" office:value-type="float" office:value="1.41507881879807" calcext:value-type="float">
            <text:p>1,41507881879807</text:p>
          </table:table-cell>
          <table:table-cell table:formula="of:=AVERAGE([$ggal_rmsf.J174:$ggal_rmsf.T174])" office:value-type="float" office:value="1.02583238482476" calcext:value-type="float">
            <text:p>1,02583238482476</text:p>
          </table:table-cell>
          <table:table-cell table:formula="of:=AVERAGE([$xlae_rmsf.J178:$xlae_rmsf.T178])" office:value-type="float" office:value="1.66029918193818" calcext:value-type="float">
            <text:p>1,66029918193818</text:p>
          </table:table-cell>
          <table:table-cell table:formula="of:=AVERAGE([$drer_rmsf.J178:$drer_rmsf.T178])" office:value-type="float" office:value="1.66049069166184" calcext:value-type="float">
            <text:p>1,66049069166184</text:p>
          </table:table-cell>
          <table:table-cell table:number-columns-repeated="15"/>
        </table:table-row>
        <table:table-row table:style-name="ro1">
          <table:table-cell table:formula="of:=ROW()" office:value-type="float" office:value="188" calcext:value-type="float">
            <text:p>188</text:p>
          </table:table-cell>
          <table:table-cell table:formula="of:=AVERAGE([$hsap_rmsf.A176:$hsap_rmsf.K176])" office:value-type="float" office:value="1.6201158230192" calcext:value-type="float">
            <text:p>1,6201158230192</text:p>
          </table:table-cell>
          <table:table-cell table:formula="of:=AVERAGE([$mmus_rmsf.A176:$mmus_rmsf.K176])" office:value-type="float" office:value="1.80657908527027" calcext:value-type="float">
            <text:p>1,80657908527027</text:p>
          </table:table-cell>
          <table:table-cell table:formula="of:=AVERAGE([$ggal_rmsf.A175:$ggal_rmsf.K175])" office:value-type="float" office:value="1.21593084254525" calcext:value-type="float">
            <text:p>1,21593084254525</text:p>
          </table:table-cell>
          <table:table-cell table:formula="of:=AVERAGE([$xlae_rmsf.A179:$xlae_rmsf.K179])" office:value-type="float" office:value="2.15932924002561" calcext:value-type="float">
            <text:p>2,15932924002561</text:p>
          </table:table-cell>
          <table:table-cell table:formula="of:=AVERAGE([$drer_rmsf.A179:$drer_rmsf.K179])" office:value-type="float" office:value="1.99531584777139" calcext:value-type="float">
            <text:p>1,99531584777139</text:p>
          </table:table-cell>
          <table:table-cell table:number-columns-repeated="3"/>
          <table:table-cell table:formula="of:=ROW()-1" office:value-type="float" office:value="187" calcext:value-type="float">
            <text:p>187</text:p>
          </table:table-cell>
          <table:table-cell table:formula="of:=AVERAGE([$hsap_rmsf.J176:$hsap_rmsf.T176])" office:value-type="float" office:value="1.2619133591652" calcext:value-type="float">
            <text:p>1,2619133591652</text:p>
          </table:table-cell>
          <table:table-cell table:formula="of:=AVERAGE([$mmus_rmsf.J176:$mmus_rmsf.T176])" office:value-type="float" office:value="1.72631001472473" calcext:value-type="float">
            <text:p>1,72631001472473</text:p>
          </table:table-cell>
          <table:table-cell table:formula="of:=AVERAGE([$ggal_rmsf.J175:$ggal_rmsf.T175])" office:value-type="float" office:value="1.26412057876587" calcext:value-type="float">
            <text:p>1,26412057876587</text:p>
          </table:table-cell>
          <table:table-cell table:formula="of:=AVERAGE([$xlae_rmsf.J179:$xlae_rmsf.T179])" office:value-type="float" office:value="1.84171563386918" calcext:value-type="float">
            <text:p>1,84171563386918</text:p>
          </table:table-cell>
          <table:table-cell table:formula="of:=AVERAGE([$drer_rmsf.J179:$drer_rmsf.T179])" office:value-type="float" office:value="2.23326241970062" calcext:value-type="float">
            <text:p>2,23326241970062</text:p>
          </table:table-cell>
          <table:table-cell table:number-columns-repeated="15"/>
        </table:table-row>
        <table:table-row table:style-name="ro1">
          <table:table-cell table:formula="of:=ROW()" office:value-type="float" office:value="189" calcext:value-type="float">
            <text:p>189</text:p>
          </table:table-cell>
          <table:table-cell table:formula="of:=AVERAGE([$hsap_rmsf.A177:$hsap_rmsf.K177])" office:value-type="float" office:value="1.89016021703893" calcext:value-type="float">
            <text:p>1,89016021703893</text:p>
          </table:table-cell>
          <table:table-cell table:formula="of:=AVERAGE([$mmus_rmsf.A177:$mmus_rmsf.K177])" office:value-type="float" office:value="2.08790546687386" calcext:value-type="float">
            <text:p>2,08790546687386</text:p>
          </table:table-cell>
          <table:table-cell table:formula="of:=AVERAGE([$ggal_rmsf.A176:$ggal_rmsf.K176])" office:value-type="float" office:value="1.38433330397866" calcext:value-type="float">
            <text:p>1,38433330397866</text:p>
          </table:table-cell>
          <table:table-cell table:formula="of:=AVERAGE([$xlae_rmsf.A180:$xlae_rmsf.K180])" office:value-type="float" office:value="2.42821790649414" calcext:value-type="float">
            <text:p>2,42821790649414</text:p>
          </table:table-cell>
          <table:table-cell table:formula="of:=AVERAGE([$drer_rmsf.A180:$drer_rmsf.K180])" office:value-type="float" office:value="2.45641821583141" calcext:value-type="float">
            <text:p>2,45641821583141</text:p>
          </table:table-cell>
          <table:table-cell table:number-columns-repeated="3"/>
          <table:table-cell table:formula="of:=ROW()-1" office:value-type="float" office:value="188" calcext:value-type="float">
            <text:p>188</text:p>
          </table:table-cell>
          <table:table-cell table:formula="of:=AVERAGE([$hsap_rmsf.J177:$hsap_rmsf.T177])" office:value-type="float" office:value="1.32551544904709" calcext:value-type="float">
            <text:p>1,32551544904709</text:p>
          </table:table-cell>
          <table:table-cell table:formula="of:=AVERAGE([$mmus_rmsf.J177:$mmus_rmsf.T177])" office:value-type="float" office:value="2.04791605472565" calcext:value-type="float">
            <text:p>2,04791605472565</text:p>
          </table:table-cell>
          <table:table-cell table:formula="of:=AVERAGE([$ggal_rmsf.J176:$ggal_rmsf.T176])" office:value-type="float" office:value="1.44784498214722" calcext:value-type="float">
            <text:p>1,44784498214722</text:p>
          </table:table-cell>
          <table:table-cell table:formula="of:=AVERAGE([$xlae_rmsf.J180:$xlae_rmsf.T180])" office:value-type="float" office:value="2.05869227647781" calcext:value-type="float">
            <text:p>2,05869227647781</text:p>
          </table:table-cell>
          <table:table-cell table:formula="of:=AVERAGE([$drer_rmsf.J180:$drer_rmsf.T180])" office:value-type="float" office:value="2.79161077737808" calcext:value-type="float">
            <text:p>2,79161077737808</text:p>
          </table:table-cell>
          <table:table-cell table:number-columns-repeated="15"/>
        </table:table-row>
        <table:table-row table:style-name="ro1">
          <table:table-cell table:formula="of:=ROW()" office:value-type="float" office:value="190" calcext:value-type="float">
            <text:p>190</text:p>
          </table:table-cell>
          <table:table-cell table:formula="of:=AVERAGE([$hsap_rmsf.A178:$hsap_rmsf.K178])" office:value-type="float" office:value="2.06452408691059" calcext:value-type="float">
            <text:p>2,06452408691059</text:p>
          </table:table-cell>
          <table:table-cell table:formula="of:=AVERAGE([$mmus_rmsf.A178:$mmus_rmsf.K178])" office:value-type="float" office:value="1.92467310384577" calcext:value-type="float">
            <text:p>1,92467310384577</text:p>
          </table:table-cell>
          <table:table-cell table:formula="of:=AVERAGE([$ggal_rmsf.A177:$ggal_rmsf.K177])" office:value-type="float" office:value="1.25098797106656" calcext:value-type="float">
            <text:p>1,25098797106656</text:p>
          </table:table-cell>
          <table:table-cell table:formula="of:=AVERAGE([$xlae_rmsf.A181:$xlae_rmsf.K181])" office:value-type="float" office:value="2.44905688880227" calcext:value-type="float">
            <text:p>2,44905688880227</text:p>
          </table:table-cell>
          <table:table-cell table:formula="of:=AVERAGE([$drer_rmsf.A181:$drer_rmsf.K181])" office:value-type="float" office:value="1.86830198034807" calcext:value-type="float">
            <text:p>1,86830198034807</text:p>
          </table:table-cell>
          <table:table-cell table:number-columns-repeated="3"/>
          <table:table-cell table:formula="of:=ROW()-1" office:value-type="float" office:value="189" calcext:value-type="float">
            <text:p>189</text:p>
          </table:table-cell>
          <table:table-cell table:formula="of:=AVERAGE([$hsap_rmsf.J178:$hsap_rmsf.T178])" office:value-type="float" office:value="1.28808146715164" calcext:value-type="float">
            <text:p>1,28808146715164</text:p>
          </table:table-cell>
          <table:table-cell table:formula="of:=AVERAGE([$mmus_rmsf.J178:$mmus_rmsf.T178])" office:value-type="float" office:value="1.82709640264511" calcext:value-type="float">
            <text:p>1,82709640264511</text:p>
          </table:table-cell>
          <table:table-cell table:formula="of:=AVERAGE([$ggal_rmsf.J177:$ggal_rmsf.T177])" office:value-type="float" office:value="1.26773750782013" calcext:value-type="float">
            <text:p>1,26773750782013</text:p>
          </table:table-cell>
          <table:table-cell table:formula="of:=AVERAGE([$xlae_rmsf.J181:$xlae_rmsf.T181])" office:value-type="float" office:value="2.11861747503281" calcext:value-type="float">
            <text:p>2,11861747503281</text:p>
          </table:table-cell>
          <table:table-cell table:formula="of:=AVERAGE([$drer_rmsf.J181:$drer_rmsf.T181])" office:value-type="float" office:value="2.17693895101547" calcext:value-type="float">
            <text:p>2,17693895101547</text:p>
          </table:table-cell>
          <table:table-cell table:number-columns-repeated="15"/>
        </table:table-row>
        <table:table-row table:style-name="ro1">
          <table:table-cell table:formula="of:=ROW()" office:value-type="float" office:value="191" calcext:value-type="float">
            <text:p>191</text:p>
          </table:table-cell>
          <table:table-cell table:formula="of:=AVERAGE([$hsap_rmsf.A179:$hsap_rmsf.K179])" office:value-type="float" office:value="2.03054426028858" calcext:value-type="float">
            <text:p>2,03054426028858</text:p>
          </table:table-cell>
          <table:table-cell table:formula="of:=AVERAGE([$mmus_rmsf.A179:$mmus_rmsf.K179])" office:value-type="float" office:value="1.68951137610002" calcext:value-type="float">
            <text:p>1,68951137610002</text:p>
          </table:table-cell>
          <table:table-cell table:formula="of:=AVERAGE([$ggal_rmsf.A178:$ggal_rmsf.K178])" office:value-type="float" office:value="1.11646567337903" calcext:value-type="float">
            <text:p>1,11646567337903</text:p>
          </table:table-cell>
          <table:table-cell table:formula="of:=AVERAGE([$xlae_rmsf.A182:$xlae_rmsf.K182])" office:value-type="float" office:value="2.29626923140786" calcext:value-type="float">
            <text:p>2,29626923140786</text:p>
          </table:table-cell>
          <table:table-cell table:number-columns-repeated="4"/>
          <table:table-cell table:formula="of:=ROW()-1" office:value-type="float" office:value="190" calcext:value-type="float">
            <text:p>190</text:p>
          </table:table-cell>
          <table:table-cell table:formula="of:=AVERAGE([$hsap_rmsf.J179:$hsap_rmsf.T179])" office:value-type="float" office:value="1.37949943542481" calcext:value-type="float">
            <text:p>1,37949943542481</text:p>
          </table:table-cell>
          <table:table-cell table:formula="of:=AVERAGE([$mmus_rmsf.J179:$mmus_rmsf.T179])" office:value-type="float" office:value="1.55249077081681" calcext:value-type="float">
            <text:p>1,55249077081681</text:p>
          </table:table-cell>
          <table:table-cell table:formula="of:=AVERAGE([$ggal_rmsf.J178:$ggal_rmsf.T178])" office:value-type="float" office:value="1.07416290044785" calcext:value-type="float">
            <text:p>1,07416290044785</text:p>
          </table:table-cell>
          <table:table-cell table:formula="of:=AVERAGE([$xlae_rmsf.J182:$xlae_rmsf.T182])" office:value-type="float" office:value="1.91327494382858" calcext:value-type="float">
            <text:p>1,91327494382858</text:p>
          </table:table-cell>
          <table:table-cell table:formula="of:=AVERAGE([$drer_rmsf.J182:$drer_rmsf.T182])" office:value-type="float" office:value="1.9544597864151" calcext:value-type="float">
            <text:p>1,9544597864151</text:p>
          </table:table-cell>
          <table:table-cell table:number-columns-repeated="15"/>
        </table:table-row>
        <table:table-row table:style-name="ro1">
          <table:table-cell table:formula="of:=ROW()" office:value-type="float" office:value="192" calcext:value-type="float">
            <text:p>192</text:p>
          </table:table-cell>
          <table:table-cell table:formula="of:=AVERAGE([$hsap_rmsf.A180:$hsap_rmsf.K180])" office:value-type="float" office:value="1.92864273822438" calcext:value-type="float">
            <text:p>1,92864273822438</text:p>
          </table:table-cell>
          <table:table-cell table:formula="of:=AVERAGE([$mmus_rmsf.A180:$mmus_rmsf.K180])" office:value-type="float" office:value="1.81239106712688" calcext:value-type="float">
            <text:p>1,81239106712688</text:p>
          </table:table-cell>
          <table:table-cell table:formula="of:=AVERAGE([$ggal_rmsf.A179:$ggal_rmsf.K179])" office:value-type="float" office:value="1.36160067702207" calcext:value-type="float">
            <text:p>1,36160067702207</text:p>
          </table:table-cell>
          <table:table-cell table:formula="of:=AVERAGE([$xlae_rmsf.A183:$xlae_rmsf.K183])" office:value-type="float" office:value="2.37056760860096" calcext:value-type="float">
            <text:p>2,37056760860096</text:p>
          </table:table-cell>
          <table:table-cell table:number-columns-repeated="4"/>
          <table:table-cell table:formula="of:=ROW()-1" office:value-type="float" office:value="191" calcext:value-type="float">
            <text:p>191</text:p>
          </table:table-cell>
          <table:table-cell table:formula="of:=AVERAGE([$hsap_rmsf.J180:$hsap_rmsf.T180])" office:value-type="float" office:value="1.57495599985123" calcext:value-type="float">
            <text:p>1,57495599985123</text:p>
          </table:table-cell>
          <table:table-cell table:formula="of:=AVERAGE([$mmus_rmsf.J180:$mmus_rmsf.T180])" office:value-type="float" office:value="1.66819137334824" calcext:value-type="float">
            <text:p>1,66819137334824</text:p>
          </table:table-cell>
          <table:table-cell table:formula="of:=AVERAGE([$ggal_rmsf.J179:$ggal_rmsf.T179])" office:value-type="float" office:value="1.27771300077438" calcext:value-type="float">
            <text:p>1,27771300077438</text:p>
          </table:table-cell>
          <table:table-cell table:formula="of:=AVERAGE([$xlae_rmsf.J183:$xlae_rmsf.T183])" office:value-type="float" office:value="1.93262279033661" calcext:value-type="float">
            <text:p>1,93262279033661</text:p>
          </table:table-cell>
          <table:table-cell table:number-columns-repeated="16"/>
        </table:table-row>
        <table:table-row table:style-name="ro1">
          <table:table-cell table:formula="of:=ROW()" office:value-type="float" office:value="193" calcext:value-type="float">
            <text:p>193</text:p>
          </table:table-cell>
          <table:table-cell table:formula="of:=AVERAGE([$hsap_rmsf.A181:$hsap_rmsf.K181])" office:value-type="float" office:value="2.00401642327049" calcext:value-type="float">
            <text:p>2,00401642327049</text:p>
          </table:table-cell>
          <table:table-cell table:formula="of:=AVERAGE([$mmus_rmsf.A181:$mmus_rmsf.K181])" office:value-type="float" office:value="1.92079613692544" calcext:value-type="float">
            <text:p>1,92079613692544</text:p>
          </table:table-cell>
          <table:table-cell table:formula="of:=AVERAGE([$ggal_rmsf.A180:$ggal_rmsf.K180])" office:value-type="float" office:value="1.69066627337022" calcext:value-type="float">
            <text:p>1,69066627337022</text:p>
          </table:table-cell>
          <table:table-cell table:formula="of:=AVERAGE([$xlae_rmsf.A184:$xlae_rmsf.K184])" office:value-type="float" office:value="2.64334191052177" calcext:value-type="float">
            <text:p>2,64334191052177</text:p>
          </table:table-cell>
          <table:table-cell table:number-columns-repeated="4"/>
          <table:table-cell table:formula="of:=ROW()-1" office:value-type="float" office:value="192" calcext:value-type="float">
            <text:p>192</text:p>
          </table:table-cell>
          <table:table-cell table:formula="of:=AVERAGE([$hsap_rmsf.J181:$hsap_rmsf.T181])" office:value-type="float" office:value="1.70237690210343" calcext:value-type="float">
            <text:p>1,70237690210343</text:p>
          </table:table-cell>
          <table:table-cell table:formula="of:=AVERAGE([$mmus_rmsf.J181:$mmus_rmsf.T181])" office:value-type="float" office:value="1.77716988325119" calcext:value-type="float">
            <text:p>1,77716988325119</text:p>
          </table:table-cell>
          <table:table-cell table:formula="of:=AVERAGE([$ggal_rmsf.J180:$ggal_rmsf.T180])" office:value-type="float" office:value="1.58154547214508" calcext:value-type="float">
            <text:p>1,58154547214508</text:p>
          </table:table-cell>
          <table:table-cell table:formula="of:=AVERAGE([$xlae_rmsf.J184:$xlae_rmsf.T184])" office:value-type="float" office:value="2.08090990781784" calcext:value-type="float">
            <text:p>2,08090990781784</text:p>
          </table:table-cell>
          <table:table-cell table:number-columns-repeated="16"/>
        </table:table-row>
        <table:table-row table:style-name="ro1">
          <table:table-cell table:formula="of:=ROW()" office:value-type="float" office:value="194" calcext:value-type="float">
            <text:p>194</text:p>
          </table:table-cell>
          <table:table-cell table:formula="of:=AVERAGE([$hsap_rmsf.A182:$hsap_rmsf.K182])" office:value-type="float" office:value="1.50099113553134" calcext:value-type="float">
            <text:p>1,50099113553134</text:p>
          </table:table-cell>
          <table:table-cell table:formula="of:=AVERAGE([$mmus_rmsf.A182:$mmus_rmsf.K182])" office:value-type="float" office:value="1.75557300769806" calcext:value-type="float">
            <text:p>1,75557300769806</text:p>
          </table:table-cell>
          <table:table-cell table:formula="of:=AVERAGE([$ggal_rmsf.A181:$ggal_rmsf.K181])" office:value-type="float" office:value="1.42132166648518" calcext:value-type="float">
            <text:p>1,42132166648518</text:p>
          </table:table-cell>
          <table:table-cell table:formula="of:=AVERAGE([$xlae_rmsf.A185:$xlae_rmsf.K185])" office:value-type="float" office:value="2.27973084358562" calcext:value-type="float">
            <text:p>2,27973084358562</text:p>
          </table:table-cell>
          <table:table-cell table:formula="of:=AVERAGE([$drer_rmsf.A182:$drer_rmsf.K182])" office:value-type="float" office:value="1.75115844103726" calcext:value-type="float">
            <text:p>1,75115844103726</text:p>
          </table:table-cell>
          <table:table-cell table:number-columns-repeated="3"/>
          <table:table-cell table:formula="of:=ROW()-1" office:value-type="float" office:value="193" calcext:value-type="float">
            <text:p>193</text:p>
          </table:table-cell>
          <table:table-cell table:formula="of:=AVERAGE([$hsap_rmsf.J182:$hsap_rmsf.T182])" office:value-type="float" office:value="1.31802517175674" calcext:value-type="float">
            <text:p>1,31802517175674</text:p>
          </table:table-cell>
          <table:table-cell table:formula="of:=AVERAGE([$mmus_rmsf.J182:$mmus_rmsf.T182])" office:value-type="float" office:value="1.57349652051926" calcext:value-type="float">
            <text:p>1,57349652051926</text:p>
          </table:table-cell>
          <table:table-cell table:formula="of:=AVERAGE([$ggal_rmsf.J181:$ggal_rmsf.T181])" office:value-type="float" office:value="1.3919535279274" calcext:value-type="float">
            <text:p>1,3919535279274</text:p>
          </table:table-cell>
          <table:table-cell table:formula="of:=AVERAGE([$xlae_rmsf.J185:$xlae_rmsf.T185])" office:value-type="float" office:value="1.93055951595306" calcext:value-type="float">
            <text:p>1,93055951595306</text:p>
          </table:table-cell>
          <table:table-cell table:number-columns-repeated="16"/>
        </table:table-row>
        <table:table-row table:style-name="ro1">
          <table:table-cell table:formula="of:=ROW()" office:value-type="float" office:value="195" calcext:value-type="float">
            <text:p>195</text:p>
          </table:table-cell>
          <table:table-cell table:formula="of:=AVERAGE([$hsap_rmsf.A183:$hsap_rmsf.K183])" office:value-type="float" office:value="1.05877568914934" calcext:value-type="float">
            <text:p>1,05877568914934</text:p>
          </table:table-cell>
          <table:table-cell table:formula="of:=AVERAGE([$mmus_rmsf.A183:$mmus_rmsf.K183])" office:value-type="float" office:value="1.25067615241831" calcext:value-type="float">
            <text:p>1,25067615241831</text:p>
          </table:table-cell>
          <table:table-cell table:formula="of:=AVERAGE([$ggal_rmsf.A182:$ggal_rmsf.K182])" office:value-type="float" office:value="0.94019306812876" calcext:value-type="float">
            <text:p>0,94019306812876</text:p>
          </table:table-cell>
          <table:table-cell table:formula="of:=AVERAGE([$xlae_rmsf.A186:$xlae_rmsf.K186])" office:value-type="float" office:value="1.49352567527771" calcext:value-type="float">
            <text:p>1,49352567527771</text:p>
          </table:table-cell>
          <table:table-cell table:formula="of:=AVERAGE([$drer_rmsf.A183:$drer_rmsf.K183])" office:value-type="float" office:value="1.68817740411585" calcext:value-type="float">
            <text:p>1,68817740411585</text:p>
          </table:table-cell>
          <table:table-cell table:number-columns-repeated="3"/>
          <table:table-cell table:formula="of:=ROW()-1" office:value-type="float" office:value="194" calcext:value-type="float">
            <text:p>194</text:p>
          </table:table-cell>
          <table:table-cell table:formula="of:=AVERAGE([$hsap_rmsf.J183:$hsap_rmsf.T183])" office:value-type="float" office:value="0.964100867509843" calcext:value-type="float">
            <text:p>0,964100867509843</text:p>
          </table:table-cell>
          <table:table-cell table:formula="of:=AVERAGE([$mmus_rmsf.J183:$mmus_rmsf.T183])" office:value-type="float" office:value="1.11898279190064" calcext:value-type="float">
            <text:p>1,11898279190064</text:p>
          </table:table-cell>
          <table:table-cell table:formula="of:=AVERAGE([$ggal_rmsf.J182:$ggal_rmsf.T182])" office:value-type="float" office:value="0.929039984941483" calcext:value-type="float">
            <text:p>0,929039984941483</text:p>
          </table:table-cell>
          <table:table-cell table:formula="of:=AVERAGE([$xlae_rmsf.J186:$xlae_rmsf.T186])" office:value-type="float" office:value="1.41492903232575" calcext:value-type="float">
            <text:p>1,41492903232575</text:p>
          </table:table-cell>
          <table:table-cell table:formula="of:=AVERAGE([$drer_rmsf.J183:$drer_rmsf.T183])" office:value-type="float" office:value="1.96388232707978" calcext:value-type="float">
            <text:p>1,96388232707978</text:p>
          </table:table-cell>
          <table:table-cell table:number-columns-repeated="15"/>
        </table:table-row>
        <table:table-row table:style-name="ro1">
          <table:table-cell table:formula="of:=ROW()" office:value-type="float" office:value="196" calcext:value-type="float">
            <text:p>196</text:p>
          </table:table-cell>
          <table:table-cell table:formula="of:=AVERAGE([$hsap_rmsf.A184:$hsap_rmsf.K184])" office:value-type="float" office:value="0.769496919785586" calcext:value-type="float">
            <text:p>0,769496919785586</text:p>
          </table:table-cell>
          <table:table-cell table:formula="of:=AVERAGE([$mmus_rmsf.A184:$mmus_rmsf.K184])" office:value-type="float" office:value="0.932905725293246" calcext:value-type="float">
            <text:p>0,932905725293246</text:p>
          </table:table-cell>
          <table:table-cell table:formula="of:=AVERAGE([$ggal_rmsf.A183:$ggal_rmsf.K183])" office:value-type="float" office:value="0.74747287129905" calcext:value-type="float">
            <text:p>0,74747287129905</text:p>
          </table:table-cell>
          <table:table-cell table:formula="of:=AVERAGE([$xlae_rmsf.A187:$xlae_rmsf.K187])" office:value-type="float" office:value="0.915329279379758" calcext:value-type="float">
            <text:p>0,915329279379758</text:p>
          </table:table-cell>
          <table:table-cell table:formula="of:=AVERAGE([$drer_rmsf.A184:$drer_rmsf.K184])" office:value-type="float" office:value="1.26893979024367" calcext:value-type="float">
            <text:p>1,26893979024367</text:p>
          </table:table-cell>
          <table:table-cell table:number-columns-repeated="3"/>
          <table:table-cell table:formula="of:=ROW()-1" office:value-type="float" office:value="195" calcext:value-type="float">
            <text:p>195</text:p>
          </table:table-cell>
          <table:table-cell table:formula="of:=AVERAGE([$hsap_rmsf.J184:$hsap_rmsf.T184])" office:value-type="float" office:value="0.819204449653626" calcext:value-type="float">
            <text:p>0,819204449653626</text:p>
          </table:table-cell>
          <table:table-cell table:formula="of:=AVERAGE([$mmus_rmsf.J184:$mmus_rmsf.T184])" office:value-type="float" office:value="0.863852769136429" calcext:value-type="float">
            <text:p>0,863852769136429</text:p>
          </table:table-cell>
          <table:table-cell table:formula="of:=AVERAGE([$ggal_rmsf.J183:$ggal_rmsf.T183])" office:value-type="float" office:value="0.774298846721649" calcext:value-type="float">
            <text:p>0,774298846721649</text:p>
          </table:table-cell>
          <table:table-cell table:formula="of:=AVERAGE([$xlae_rmsf.J187:$xlae_rmsf.T187])" office:value-type="float" office:value="0.90499946475029" calcext:value-type="float">
            <text:p>0,90499946475029</text:p>
          </table:table-cell>
          <table:table-cell table:formula="of:=AVERAGE([$drer_rmsf.J184:$drer_rmsf.T184])" office:value-type="float" office:value="1.53109830617905" calcext:value-type="float">
            <text:p>1,53109830617905</text:p>
          </table:table-cell>
          <table:table-cell table:number-columns-repeated="15"/>
        </table:table-row>
        <table:table-row table:style-name="ro1">
          <table:table-cell table:formula="of:=ROW()" office:value-type="float" office:value="197" calcext:value-type="float">
            <text:p>197</text:p>
          </table:table-cell>
          <table:table-cell table:formula="of:=AVERAGE([$hsap_rmsf.A185:$hsap_rmsf.K185])" office:value-type="float" office:value="0.670956928706776" calcext:value-type="float">
            <text:p>0,670956928706776</text:p>
          </table:table-cell>
          <table:table-cell table:formula="of:=AVERAGE([$mmus_rmsf.A185:$mmus_rmsf.K185])" office:value-type="float" office:value="0.73686219852725" calcext:value-type="float">
            <text:p>0,73686219852725</text:p>
          </table:table-cell>
          <table:table-cell table:formula="of:=AVERAGE([$ggal_rmsf.A184:$ggal_rmsf.K184])" office:value-type="float" office:value="0.60111078938016" calcext:value-type="float">
            <text:p>0,60111078938016</text:p>
          </table:table-cell>
          <table:table-cell table:formula="of:=AVERAGE([$xlae_rmsf.A188:$xlae_rmsf.K188])" office:value-type="float" office:value="0.721644553489685" calcext:value-type="float">
            <text:p>0,721644553489685</text:p>
          </table:table-cell>
          <table:table-cell table:formula="of:=AVERAGE([$drer_rmsf.A185:$drer_rmsf.K185])" office:value-type="float" office:value="0.928414572329088" calcext:value-type="float">
            <text:p>0,928414572329088</text:p>
          </table:table-cell>
          <table:table-cell table:number-columns-repeated="3"/>
          <table:table-cell table:formula="of:=ROW()-1" office:value-type="float" office:value="196" calcext:value-type="float">
            <text:p>196</text:p>
          </table:table-cell>
          <table:table-cell table:formula="of:=AVERAGE([$hsap_rmsf.J185:$hsap_rmsf.T185])" office:value-type="float" office:value="0.728053957223892" calcext:value-type="float">
            <text:p>0,728053957223892</text:p>
          </table:table-cell>
          <table:table-cell table:formula="of:=AVERAGE([$mmus_rmsf.J185:$mmus_rmsf.T185])" office:value-type="float" office:value="0.768389165401459" calcext:value-type="float">
            <text:p>0,768389165401459</text:p>
          </table:table-cell>
          <table:table-cell table:formula="of:=AVERAGE([$ggal_rmsf.J184:$ggal_rmsf.T184])" office:value-type="float" office:value="0.640425503253937" calcext:value-type="float">
            <text:p>0,640425503253937</text:p>
          </table:table-cell>
          <table:table-cell table:formula="of:=AVERAGE([$xlae_rmsf.J188:$xlae_rmsf.T188])" office:value-type="float" office:value="0.748927444219589" calcext:value-type="float">
            <text:p>0,748927444219589</text:p>
          </table:table-cell>
          <table:table-cell table:formula="of:=AVERAGE([$drer_rmsf.J185:$drer_rmsf.T185])" office:value-type="float" office:value="0.961042761802674" calcext:value-type="float">
            <text:p>0,961042761802674</text:p>
          </table:table-cell>
          <table:table-cell table:number-columns-repeated="15"/>
        </table:table-row>
        <table:table-row table:style-name="ro1">
          <table:table-cell table:formula="of:=ROW()" office:value-type="float" office:value="198" calcext:value-type="float">
            <text:p>198</text:p>
          </table:table-cell>
          <table:table-cell table:formula="of:=AVERAGE([$hsap_rmsf.A186:$hsap_rmsf.K186])" office:value-type="float" office:value="0.556282588287527" calcext:value-type="float">
            <text:p>0,556282588287527</text:p>
          </table:table-cell>
          <table:table-cell table:formula="of:=AVERAGE([$mmus_rmsf.A186:$mmus_rmsf.K186])" office:value-type="float" office:value="0.628211236219926" calcext:value-type="float">
            <text:p>0,628211236219926</text:p>
          </table:table-cell>
          <table:table-cell table:formula="of:=AVERAGE([$ggal_rmsf.A185:$ggal_rmsf.K185])" office:value-type="float" office:value="0.491468114165219" calcext:value-type="float">
            <text:p>0,491468114165219</text:p>
          </table:table-cell>
          <table:table-cell table:formula="of:=AVERAGE([$xlae_rmsf.A189:$xlae_rmsf.K189])" office:value-type="float" office:value="0.59570404984769" calcext:value-type="float">
            <text:p>0,59570404984769</text:p>
          </table:table-cell>
          <table:table-cell table:formula="of:=AVERAGE([$drer_rmsf.A186:$drer_rmsf.K186])" office:value-type="float" office:value="0.811420243473053" calcext:value-type="float">
            <text:p>0,811420243473053</text:p>
          </table:table-cell>
          <table:table-cell table:number-columns-repeated="3"/>
          <table:table-cell table:formula="of:=ROW()-1" office:value-type="float" office:value="197" calcext:value-type="float">
            <text:p>197</text:p>
          </table:table-cell>
          <table:table-cell table:formula="of:=AVERAGE([$hsap_rmsf.J186:$hsap_rmsf.T186])" office:value-type="float" office:value="0.581701308488846" calcext:value-type="float">
            <text:p>0,581701308488846</text:p>
          </table:table-cell>
          <table:table-cell table:formula="of:=AVERAGE([$mmus_rmsf.J186:$mmus_rmsf.T186])" office:value-type="float" office:value="0.687339246273041" calcext:value-type="float">
            <text:p>0,687339246273041</text:p>
          </table:table-cell>
          <table:table-cell table:formula="of:=AVERAGE([$ggal_rmsf.J185:$ggal_rmsf.T185])" office:value-type="float" office:value="0.530757829546929" calcext:value-type="float">
            <text:p>0,530757829546929</text:p>
          </table:table-cell>
          <table:table-cell table:formula="of:=AVERAGE([$xlae_rmsf.J189:$xlae_rmsf.T189])" office:value-type="float" office:value="0.613739550113678" calcext:value-type="float">
            <text:p>0,613739550113678</text:p>
          </table:table-cell>
          <table:table-cell table:formula="of:=AVERAGE([$drer_rmsf.J186:$drer_rmsf.T186])" office:value-type="float" office:value="0.792802691459656" calcext:value-type="float">
            <text:p>0,792802691459656</text:p>
          </table:table-cell>
          <table:table-cell table:number-columns-repeated="15"/>
        </table:table-row>
        <table:table-row table:style-name="ro1">
          <table:table-cell table:formula="of:=ROW()" office:value-type="float" office:value="199" calcext:value-type="float">
            <text:p>199</text:p>
          </table:table-cell>
          <table:table-cell table:formula="of:=AVERAGE([$hsap_rmsf.A187:$hsap_rmsf.K187])" office:value-type="float" office:value="0.604467302148299" calcext:value-type="float">
            <text:p>0,604467302148299</text:p>
          </table:table-cell>
          <table:table-cell table:formula="of:=AVERAGE([$mmus_rmsf.A187:$mmus_rmsf.K187])" office:value-type="float" office:value="0.653090844233773" calcext:value-type="float">
            <text:p>0,653090844233773</text:p>
          </table:table-cell>
          <table:table-cell table:formula="of:=AVERAGE([$ggal_rmsf.A186:$ggal_rmsf.K186])" office:value-type="float" office:value="0.530383906206998" calcext:value-type="float">
            <text:p>0,530383906206998</text:p>
          </table:table-cell>
          <table:table-cell table:formula="of:=AVERAGE([$xlae_rmsf.A190:$xlae_rmsf.K190])" office:value-type="float" office:value="0.588151878361442" calcext:value-type="float">
            <text:p>0,588151878361442</text:p>
          </table:table-cell>
          <table:table-cell table:formula="of:=AVERAGE([$drer_rmsf.A187:$drer_rmsf.K187])" office:value-type="float" office:value="0.919552171919736" calcext:value-type="float">
            <text:p>0,919552171919736</text:p>
          </table:table-cell>
          <table:table-cell table:number-columns-repeated="3"/>
          <table:table-cell table:formula="of:=ROW()-1" office:value-type="float" office:value="198" calcext:value-type="float">
            <text:p>198</text:p>
          </table:table-cell>
          <table:table-cell table:formula="of:=AVERAGE([$hsap_rmsf.J187:$hsap_rmsf.T187])" office:value-type="float" office:value="0.640896856784821" calcext:value-type="float">
            <text:p>0,640896856784821</text:p>
          </table:table-cell>
          <table:table-cell table:formula="of:=AVERAGE([$mmus_rmsf.J187:$mmus_rmsf.T187])" office:value-type="float" office:value="0.704423785209656" calcext:value-type="float">
            <text:p>0,704423785209656</text:p>
          </table:table-cell>
          <table:table-cell table:formula="of:=AVERAGE([$ggal_rmsf.J186:$ggal_rmsf.T186])" office:value-type="float" office:value="0.561953663825989" calcext:value-type="float">
            <text:p>0,561953663825989</text:p>
          </table:table-cell>
          <table:table-cell table:formula="of:=AVERAGE([$xlae_rmsf.J190:$xlae_rmsf.T190])" office:value-type="float" office:value="0.595156878232956" calcext:value-type="float">
            <text:p>0,595156878232956</text:p>
          </table:table-cell>
          <table:table-cell table:formula="of:=AVERAGE([$drer_rmsf.J187:$drer_rmsf.T187])" office:value-type="float" office:value="0.872068405151368" calcext:value-type="float">
            <text:p>0,872068405151368</text:p>
          </table:table-cell>
          <table:table-cell table:number-columns-repeated="15"/>
        </table:table-row>
        <table:table-row table:style-name="ro1">
          <table:table-cell table:formula="of:=ROW()" office:value-type="float" office:value="200" calcext:value-type="float">
            <text:p>200</text:p>
          </table:table-cell>
          <table:table-cell table:formula="of:=AVERAGE([$hsap_rmsf.A188:$hsap_rmsf.K188])" office:value-type="float" office:value="0.609422937340996" calcext:value-type="float">
            <text:p>0,609422937340996</text:p>
          </table:table-cell>
          <table:table-cell table:formula="of:=AVERAGE([$mmus_rmsf.A188:$mmus_rmsf.K188])" office:value-type="float" office:value="0.655541067523609" calcext:value-type="float">
            <text:p>0,655541067523609</text:p>
          </table:table-cell>
          <table:table-cell table:formula="of:=AVERAGE([$ggal_rmsf.A187:$ggal_rmsf.K187])" office:value-type="float" office:value="0.55257517712333" calcext:value-type="float">
            <text:p>0,55257517712333</text:p>
          </table:table-cell>
          <table:table-cell table:formula="of:=AVERAGE([$xlae_rmsf.A191:$xlae_rmsf.K191])" office:value-type="float" office:value="0.61561038245808" calcext:value-type="float">
            <text:p>0,61561038245808</text:p>
          </table:table-cell>
          <table:table-cell table:formula="of:=AVERAGE([$drer_rmsf.A188:$drer_rmsf.K188])" office:value-type="float" office:value="0.747836021426461" calcext:value-type="float">
            <text:p>0,747836021426461</text:p>
          </table:table-cell>
          <table:table-cell table:number-columns-repeated="3"/>
          <table:table-cell table:formula="of:=ROW()-1" office:value-type="float" office:value="199" calcext:value-type="float">
            <text:p>199</text:p>
          </table:table-cell>
          <table:table-cell table:formula="of:=AVERAGE([$hsap_rmsf.J188:$hsap_rmsf.T188])" office:value-type="float" office:value="0.665606528520584" calcext:value-type="float">
            <text:p>0,665606528520584</text:p>
          </table:table-cell>
          <table:table-cell table:formula="of:=AVERAGE([$mmus_rmsf.J188:$mmus_rmsf.T188])" office:value-type="float" office:value="0.677657723426818" calcext:value-type="float">
            <text:p>0,677657723426818</text:p>
          </table:table-cell>
          <table:table-cell table:formula="of:=AVERAGE([$ggal_rmsf.J187:$ggal_rmsf.T187])" office:value-type="float" office:value="0.579849779605866" calcext:value-type="float">
            <text:p>0,579849779605866</text:p>
          </table:table-cell>
          <table:table-cell table:formula="of:=AVERAGE([$xlae_rmsf.J191:$xlae_rmsf.T191])" office:value-type="float" office:value="0.626985549926757" calcext:value-type="float">
            <text:p>0,626985549926757</text:p>
          </table:table-cell>
          <table:table-cell table:formula="of:=AVERAGE([$drer_rmsf.J188:$drer_rmsf.T188])" office:value-type="float" office:value="0.781743377447129" calcext:value-type="float">
            <text:p>0,781743377447129</text:p>
          </table:table-cell>
          <table:table-cell table:number-columns-repeated="15"/>
        </table:table-row>
        <table:table-row table:style-name="ro1">
          <table:table-cell table:formula="of:=ROW()" office:value-type="float" office:value="201" calcext:value-type="float">
            <text:p>201</text:p>
          </table:table-cell>
          <table:table-cell table:formula="of:=AVERAGE([$hsap_rmsf.A189:$hsap_rmsf.K189])" office:value-type="float" office:value="0.540261054544969" calcext:value-type="float">
            <text:p>0,540261054544969</text:p>
          </table:table-cell>
          <table:table-cell table:formula="of:=AVERAGE([$mmus_rmsf.A189:$mmus_rmsf.K189])" office:value-type="float" office:value="0.604774831676483" calcext:value-type="float">
            <text:p>0,604774831676483</text:p>
          </table:table-cell>
          <table:table-cell table:formula="of:=AVERAGE([$ggal_rmsf.A188:$ggal_rmsf.K188])" office:value-type="float" office:value="0.529366856283881" calcext:value-type="float">
            <text:p>0,529366856283881</text:p>
          </table:table-cell>
          <table:table-cell table:formula="of:=AVERAGE([$xlae_rmsf.A192:$xlae_rmsf.K192])" office:value-type="float" office:value="0.591089726065723" calcext:value-type="float">
            <text:p>0,591089726065723</text:p>
          </table:table-cell>
          <table:table-cell table:formula="of:=AVERAGE([$drer_rmsf.A189:$drer_rmsf.K189])" office:value-type="float" office:value="0.690024855301597" calcext:value-type="float">
            <text:p>0,690024855301597</text:p>
          </table:table-cell>
          <table:table-cell table:number-columns-repeated="3"/>
          <table:table-cell table:formula="of:=ROW()-1" office:value-type="float" office:value="200" calcext:value-type="float">
            <text:p>200</text:p>
          </table:table-cell>
          <table:table-cell table:formula="of:=AVERAGE([$hsap_rmsf.J189:$hsap_rmsf.T189])" office:value-type="float" office:value="0.569753259420395" calcext:value-type="float">
            <text:p>0,569753259420395</text:p>
          </table:table-cell>
          <table:table-cell table:formula="of:=AVERAGE([$mmus_rmsf.J189:$mmus_rmsf.T189])" office:value-type="float" office:value="0.629624605178833" calcext:value-type="float">
            <text:p>0,629624605178833</text:p>
          </table:table-cell>
          <table:table-cell table:formula="of:=AVERAGE([$ggal_rmsf.J188:$ggal_rmsf.T188])" office:value-type="float" office:value="0.546688616275787" calcext:value-type="float">
            <text:p>0,546688616275787</text:p>
          </table:table-cell>
          <table:table-cell table:formula="of:=AVERAGE([$xlae_rmsf.J192:$xlae_rmsf.T192])" office:value-type="float" office:value="0.604984819889068" calcext:value-type="float">
            <text:p>0,604984819889068</text:p>
          </table:table-cell>
          <table:table-cell table:formula="of:=AVERAGE([$drer_rmsf.J189:$drer_rmsf.T189])" office:value-type="float" office:value="0.656264662742615" calcext:value-type="float">
            <text:p>0,656264662742615</text:p>
          </table:table-cell>
          <table:table-cell table:number-columns-repeated="15"/>
        </table:table-row>
        <table:table-row table:style-name="ro1">
          <table:table-cell table:formula="of:=ROW()" office:value-type="float" office:value="202" calcext:value-type="float">
            <text:p>202</text:p>
          </table:table-cell>
          <table:table-cell table:formula="of:=AVERAGE([$hsap_rmsf.A190:$hsap_rmsf.K190])" office:value-type="float" office:value="0.563815260686874" calcext:value-type="float">
            <text:p>0,563815260686874</text:p>
          </table:table-cell>
          <table:table-cell table:formula="of:=AVERAGE([$mmus_rmsf.A190:$mmus_rmsf.K190])" office:value-type="float" office:value="0.609634811640653" calcext:value-type="float">
            <text:p>0,609634811640653</text:p>
          </table:table-cell>
          <table:table-cell table:formula="of:=AVERAGE([$ggal_rmsf.A189:$ggal_rmsf.K189])" office:value-type="float" office:value="0.52486292568883" calcext:value-type="float">
            <text:p>0,52486292568883</text:p>
          </table:table-cell>
          <table:table-cell table:formula="of:=AVERAGE([$xlae_rmsf.A193:$xlae_rmsf.K193])" office:value-type="float" office:value="0.625897430088043" calcext:value-type="float">
            <text:p>0,625897430088043</text:p>
          </table:table-cell>
          <table:table-cell table:formula="of:=AVERAGE([$drer_rmsf.A190:$drer_rmsf.K190])" office:value-type="float" office:value="0.74792638721258" calcext:value-type="float">
            <text:p>0,74792638721258</text:p>
          </table:table-cell>
          <table:table-cell table:number-columns-repeated="3"/>
          <table:table-cell table:formula="of:=ROW()-1" office:value-type="float" office:value="201" calcext:value-type="float">
            <text:p>201</text:p>
          </table:table-cell>
          <table:table-cell table:formula="of:=AVERAGE([$hsap_rmsf.J190:$hsap_rmsf.T190])" office:value-type="float" office:value="0.576345771551132" calcext:value-type="float">
            <text:p>0,576345771551132</text:p>
          </table:table-cell>
          <table:table-cell table:formula="of:=AVERAGE([$mmus_rmsf.J190:$mmus_rmsf.T190])" office:value-type="float" office:value="0.658051192760468" calcext:value-type="float">
            <text:p>0,658051192760468</text:p>
          </table:table-cell>
          <table:table-cell table:formula="of:=AVERAGE([$ggal_rmsf.J189:$ggal_rmsf.T189])" office:value-type="float" office:value="0.539873331785202" calcext:value-type="float">
            <text:p>0,539873331785202</text:p>
          </table:table-cell>
          <table:table-cell table:formula="of:=AVERAGE([$xlae_rmsf.J193:$xlae_rmsf.T193])" office:value-type="float" office:value="0.619993597269058" calcext:value-type="float">
            <text:p>0,619993597269058</text:p>
          </table:table-cell>
          <table:table-cell table:formula="of:=AVERAGE([$drer_rmsf.J190:$drer_rmsf.T190])" office:value-type="float" office:value="0.678953379392624" calcext:value-type="float">
            <text:p>0,678953379392624</text:p>
          </table:table-cell>
          <table:table-cell table:number-columns-repeated="15"/>
        </table:table-row>
        <table:table-row table:style-name="ro1">
          <table:table-cell table:formula="of:=ROW()" office:value-type="float" office:value="203" calcext:value-type="float">
            <text:p>203</text:p>
          </table:table-cell>
          <table:table-cell table:formula="of:=AVERAGE([$hsap_rmsf.A191:$hsap_rmsf.K191])" office:value-type="float" office:value="0.592295849474647" calcext:value-type="float">
            <text:p>0,592295849474647</text:p>
          </table:table-cell>
          <table:table-cell table:formula="of:=AVERAGE([$mmus_rmsf.A191:$mmus_rmsf.K191])" office:value-type="float" office:value="0.634751999434731" calcext:value-type="float">
            <text:p>0,634751999434731</text:p>
          </table:table-cell>
          <table:table-cell table:formula="of:=AVERAGE([$ggal_rmsf.A190:$ggal_rmsf.K190])" office:value-type="float" office:value="0.516143119323731" calcext:value-type="float">
            <text:p>0,516143119323731</text:p>
          </table:table-cell>
          <table:table-cell table:formula="of:=AVERAGE([$xlae_rmsf.A194:$xlae_rmsf.K194])" office:value-type="float" office:value="0.623902080367002" calcext:value-type="float">
            <text:p>0,623902080367002</text:p>
          </table:table-cell>
          <table:table-cell table:formula="of:=AVERAGE([$drer_rmsf.A191:$drer_rmsf.K191])" office:value-type="float" office:value="0.664781598648765" calcext:value-type="float">
            <text:p>0,664781598648765</text:p>
          </table:table-cell>
          <table:table-cell table:number-columns-repeated="3"/>
          <table:table-cell table:formula="of:=ROW()-1" office:value-type="float" office:value="202" calcext:value-type="float">
            <text:p>202</text:p>
          </table:table-cell>
          <table:table-cell table:formula="of:=AVERAGE([$hsap_rmsf.J191:$hsap_rmsf.T191])" office:value-type="float" office:value="0.652506589889526" calcext:value-type="float">
            <text:p>0,652506589889526</text:p>
          </table:table-cell>
          <table:table-cell table:formula="of:=AVERAGE([$mmus_rmsf.J191:$mmus_rmsf.T191])" office:value-type="float" office:value="0.695761799812317" calcext:value-type="float">
            <text:p>0,695761799812317</text:p>
          </table:table-cell>
          <table:table-cell table:formula="of:=AVERAGE([$ggal_rmsf.J190:$ggal_rmsf.T190])" office:value-type="float" office:value="0.53924235701561" calcext:value-type="float">
            <text:p>0,53924235701561</text:p>
          </table:table-cell>
          <table:table-cell table:formula="of:=AVERAGE([$xlae_rmsf.J194:$xlae_rmsf.T194])" office:value-type="float" office:value="0.610381096601487" calcext:value-type="float">
            <text:p>0,610381096601487</text:p>
          </table:table-cell>
          <table:table-cell table:formula="of:=AVERAGE([$drer_rmsf.J191:$drer_rmsf.T191])" office:value-type="float" office:value="0.616669565439224" calcext:value-type="float">
            <text:p>0,616669565439224</text:p>
          </table:table-cell>
          <table:table-cell table:number-columns-repeated="15"/>
        </table:table-row>
        <table:table-row table:style-name="ro1">
          <table:table-cell table:formula="of:=ROW()" office:value-type="float" office:value="204" calcext:value-type="float">
            <text:p>204</text:p>
          </table:table-cell>
          <table:table-cell table:formula="of:=AVERAGE([$hsap_rmsf.A192:$hsap_rmsf.K192])" office:value-type="float" office:value="0.547875096667897" calcext:value-type="float">
            <text:p>0,547875096667897</text:p>
          </table:table-cell>
          <table:table-cell table:formula="of:=AVERAGE([$mmus_rmsf.A192:$mmus_rmsf.K192])" office:value-type="float" office:value="0.595292359412106" calcext:value-type="float">
            <text:p>0,595292359412106</text:p>
          </table:table-cell>
          <table:table-cell table:formula="of:=AVERAGE([$ggal_rmsf.A191:$ggal_rmsf.K191])" office:value-type="float" office:value="0.492724326395902" calcext:value-type="float">
            <text:p>0,492724326395902</text:p>
          </table:table-cell>
          <table:table-cell table:formula="of:=AVERAGE([$xlae_rmsf.A195:$xlae_rmsf.K195])" office:value-type="float" office:value="0.590629553719434" calcext:value-type="float">
            <text:p>0,590629553719434</text:p>
          </table:table-cell>
          <table:table-cell table:formula="of:=AVERAGE([$drer_rmsf.A192:$drer_rmsf.K192])" office:value-type="float" office:value="0.641834425135873" calcext:value-type="float">
            <text:p>0,641834425135873</text:p>
          </table:table-cell>
          <table:table-cell table:number-columns-repeated="3"/>
          <table:table-cell table:formula="of:=ROW()-1" office:value-type="float" office:value="203" calcext:value-type="float">
            <text:p>203</text:p>
          </table:table-cell>
          <table:table-cell table:formula="of:=AVERAGE([$hsap_rmsf.J192:$hsap_rmsf.T192])" office:value-type="float" office:value="0.608334302902221" calcext:value-type="float">
            <text:p>0,608334302902221</text:p>
          </table:table-cell>
          <table:table-cell table:formula="of:=AVERAGE([$mmus_rmsf.J192:$mmus_rmsf.T192])" office:value-type="float" office:value="0.657928586006165" calcext:value-type="float">
            <text:p>0,657928586006165</text:p>
          </table:table-cell>
          <table:table-cell table:formula="of:=AVERAGE([$ggal_rmsf.J191:$ggal_rmsf.T191])" office:value-type="float" office:value="0.496799170970917" calcext:value-type="float">
            <text:p>0,496799170970917</text:p>
          </table:table-cell>
          <table:table-cell table:formula="of:=AVERAGE([$xlae_rmsf.J195:$xlae_rmsf.T195])" office:value-type="float" office:value="0.582075208425522" calcext:value-type="float">
            <text:p>0,582075208425522</text:p>
          </table:table-cell>
          <table:table-cell table:formula="of:=AVERAGE([$drer_rmsf.J192:$drer_rmsf.T192])" office:value-type="float" office:value="0.574193686246872" calcext:value-type="float">
            <text:p>0,574193686246872</text:p>
          </table:table-cell>
          <table:table-cell table:number-columns-repeated="15"/>
        </table:table-row>
        <table:table-row table:style-name="ro1">
          <table:table-cell table:formula="of:=ROW()" office:value-type="float" office:value="205" calcext:value-type="float">
            <text:p>205</text:p>
          </table:table-cell>
          <table:table-cell table:formula="of:=AVERAGE([$hsap_rmsf.A193:$hsap_rmsf.K193])" office:value-type="float" office:value="0.575336565330852" calcext:value-type="float">
            <text:p>0,575336565330852</text:p>
          </table:table-cell>
          <table:table-cell table:formula="of:=AVERAGE([$mmus_rmsf.A193:$mmus_rmsf.K193])" office:value-type="float" office:value="0.596941546274705" calcext:value-type="float">
            <text:p>0,596941546274705</text:p>
          </table:table-cell>
          <table:table-cell table:formula="of:=AVERAGE([$ggal_rmsf.A192:$ggal_rmsf.K192])" office:value-type="float" office:value="0.517081953740727" calcext:value-type="float">
            <text:p>0,517081953740727</text:p>
          </table:table-cell>
          <table:table-cell table:formula="of:=AVERAGE([$xlae_rmsf.A196:$xlae_rmsf.K196])" office:value-type="float" office:value="0.620338129016529" calcext:value-type="float">
            <text:p>0,620338129016529</text:p>
          </table:table-cell>
          <table:table-cell table:formula="of:=AVERAGE([$drer_rmsf.A193:$drer_rmsf.K193])" office:value-type="float" office:value="0.718496741838628" calcext:value-type="float">
            <text:p>0,718496741838628</text:p>
          </table:table-cell>
          <table:table-cell table:number-columns-repeated="3"/>
          <table:table-cell table:formula="of:=ROW()-1" office:value-type="float" office:value="204" calcext:value-type="float">
            <text:p>204</text:p>
          </table:table-cell>
          <table:table-cell table:formula="of:=AVERAGE([$hsap_rmsf.J193:$hsap_rmsf.T193])" office:value-type="float" office:value="0.623381048440933" calcext:value-type="float">
            <text:p>0,623381048440933</text:p>
          </table:table-cell>
          <table:table-cell table:formula="of:=AVERAGE([$mmus_rmsf.J193:$mmus_rmsf.T193])" office:value-type="float" office:value="0.696643978357315" calcext:value-type="float">
            <text:p>0,696643978357315</text:p>
          </table:table-cell>
          <table:table-cell table:formula="of:=AVERAGE([$ggal_rmsf.J192:$ggal_rmsf.T192])" office:value-type="float" office:value="0.51905956864357" calcext:value-type="float">
            <text:p>0,51905956864357</text:p>
          </table:table-cell>
          <table:table-cell table:formula="of:=AVERAGE([$xlae_rmsf.J196:$xlae_rmsf.T196])" office:value-type="float" office:value="0.595175087451935" calcext:value-type="float">
            <text:p>0,595175087451935</text:p>
          </table:table-cell>
          <table:table-cell table:formula="of:=AVERAGE([$drer_rmsf.J193:$drer_rmsf.T193])" office:value-type="float" office:value="0.611567169427871" calcext:value-type="float">
            <text:p>0,611567169427871</text:p>
          </table:table-cell>
          <table:table-cell table:number-columns-repeated="15"/>
        </table:table-row>
        <table:table-row table:style-name="ro1">
          <table:table-cell table:formula="of:=ROW()" office:value-type="float" office:value="206" calcext:value-type="float">
            <text:p>206</text:p>
          </table:table-cell>
          <table:table-cell table:formula="of:=AVERAGE([$hsap_rmsf.A194:$hsap_rmsf.K194])" office:value-type="float" office:value="0.692916081178492" calcext:value-type="float">
            <text:p>0,692916081178492</text:p>
          </table:table-cell>
          <table:table-cell table:formula="of:=AVERAGE([$mmus_rmsf.A194:$mmus_rmsf.K194])" office:value-type="float" office:value="0.716081762247259" calcext:value-type="float">
            <text:p>0,716081762247259</text:p>
          </table:table-cell>
          <table:table-cell table:formula="of:=AVERAGE([$ggal_rmsf.A193:$ggal_rmsf.K193])" office:value-type="float" office:value="0.591073898672971" calcext:value-type="float">
            <text:p>0,591073898672971</text:p>
          </table:table-cell>
          <table:table-cell table:formula="of:=AVERAGE([$xlae_rmsf.A197:$xlae_rmsf.K197])" office:value-type="float" office:value="0.698409581328305" calcext:value-type="float">
            <text:p>0,698409581328305</text:p>
          </table:table-cell>
          <table:table-cell table:formula="of:=AVERAGE([$drer_rmsf.A194:$drer_rmsf.K194])" office:value-type="float" office:value="0.766508147292397" calcext:value-type="float">
            <text:p>0,766508147292397</text:p>
          </table:table-cell>
          <table:table-cell table:number-columns-repeated="3"/>
          <table:table-cell table:formula="of:=ROW()-1" office:value-type="float" office:value="205" calcext:value-type="float">
            <text:p>205</text:p>
          </table:table-cell>
          <table:table-cell table:formula="of:=AVERAGE([$hsap_rmsf.J194:$hsap_rmsf.T194])" office:value-type="float" office:value="0.762195229530335" calcext:value-type="float">
            <text:p>0,762195229530335</text:p>
          </table:table-cell>
          <table:table-cell table:formula="of:=AVERAGE([$mmus_rmsf.J194:$mmus_rmsf.T194])" office:value-type="float" office:value="0.862102538347244" calcext:value-type="float">
            <text:p>0,862102538347244</text:p>
          </table:table-cell>
          <table:table-cell table:formula="of:=AVERAGE([$ggal_rmsf.J193:$ggal_rmsf.T193])" office:value-type="float" office:value="0.590620517730713" calcext:value-type="float">
            <text:p>0,590620517730713</text:p>
          </table:table-cell>
          <table:table-cell table:formula="of:=AVERAGE([$xlae_rmsf.J197:$xlae_rmsf.T197])" office:value-type="float" office:value="0.632998079061508" calcext:value-type="float">
            <text:p>0,632998079061508</text:p>
          </table:table-cell>
          <table:table-cell table:formula="of:=AVERAGE([$drer_rmsf.J194:$drer_rmsf.T194])" office:value-type="float" office:value="0.656492590904236" calcext:value-type="float">
            <text:p>0,656492590904236</text:p>
          </table:table-cell>
          <table:table-cell table:number-columns-repeated="15"/>
        </table:table-row>
        <table:table-row table:style-name="ro1">
          <table:table-cell table:formula="of:=ROW()" office:value-type="float" office:value="207" calcext:value-type="float">
            <text:p>207</text:p>
          </table:table-cell>
          <table:table-cell table:formula="of:=AVERAGE([$hsap_rmsf.A195:$hsap_rmsf.K195])" office:value-type="float" office:value="0.688569192690763" calcext:value-type="float">
            <text:p>0,688569192690763</text:p>
          </table:table-cell>
          <table:table-cell table:formula="of:=AVERAGE([$mmus_rmsf.A195:$mmus_rmsf.K195])" office:value-type="float" office:value="0.723944365219117" calcext:value-type="float">
            <text:p>0,723944365219117</text:p>
          </table:table-cell>
          <table:table-cell table:formula="of:=AVERAGE([$ggal_rmsf.A194:$ggal_rmsf.K194])" office:value-type="float" office:value="0.587846826932387" calcext:value-type="float">
            <text:p>0,587846826932387</text:p>
          </table:table-cell>
          <table:table-cell table:formula="of:=AVERAGE([$xlae_rmsf.A198:$xlae_rmsf.K198])" office:value-type="float" office:value="0.729680391717391" calcext:value-type="float">
            <text:p>0,729680391717391</text:p>
          </table:table-cell>
          <table:table-cell table:formula="of:=AVERAGE([$drer_rmsf.A195:$drer_rmsf.K195])" office:value-type="float" office:value="0.792809587267096" calcext:value-type="float">
            <text:p>0,792809587267096</text:p>
          </table:table-cell>
          <table:table-cell table:number-columns-repeated="3"/>
          <table:table-cell table:formula="of:=ROW()-1" office:value-type="float" office:value="206" calcext:value-type="float">
            <text:p>206</text:p>
          </table:table-cell>
          <table:table-cell table:formula="of:=AVERAGE([$hsap_rmsf.J195:$hsap_rmsf.T195])" office:value-type="float" office:value="0.767886221408844" calcext:value-type="float">
            <text:p>0,767886221408844</text:p>
          </table:table-cell>
          <table:table-cell table:formula="of:=AVERAGE([$mmus_rmsf.J195:$mmus_rmsf.T195])" office:value-type="float" office:value="0.894947171211244" calcext:value-type="float">
            <text:p>0,894947171211244</text:p>
          </table:table-cell>
          <table:table-cell table:formula="of:=AVERAGE([$ggal_rmsf.J194:$ggal_rmsf.T194])" office:value-type="float" office:value="0.578342497348786" calcext:value-type="float">
            <text:p>0,578342497348786</text:p>
          </table:table-cell>
          <table:table-cell table:formula="of:=AVERAGE([$xlae_rmsf.J198:$xlae_rmsf.T198])" office:value-type="float" office:value="0.665535748004914" calcext:value-type="float">
            <text:p>0,665535748004914</text:p>
          </table:table-cell>
          <table:table-cell table:formula="of:=AVERAGE([$drer_rmsf.J195:$drer_rmsf.T195])" office:value-type="float" office:value="0.692202240228653" calcext:value-type="float">
            <text:p>0,692202240228653</text:p>
          </table:table-cell>
          <table:table-cell table:number-columns-repeated="15"/>
        </table:table-row>
        <table:table-row table:style-name="ro1">
          <table:table-cell table:formula="of:=ROW()" office:value-type="float" office:value="208" calcext:value-type="float">
            <text:p>208</text:p>
          </table:table-cell>
          <table:table-cell table:formula="of:=AVERAGE([$hsap_rmsf.A196:$hsap_rmsf.K196])" office:value-type="float" office:value="0.673207900897633" calcext:value-type="float">
            <text:p>0,673207900897633</text:p>
          </table:table-cell>
          <table:table-cell table:formula="of:=AVERAGE([$mmus_rmsf.A196:$mmus_rmsf.K196])" office:value-type="float" office:value="0.725737751534895" calcext:value-type="float">
            <text:p>0,725737751534895</text:p>
          </table:table-cell>
          <table:table-cell table:formula="of:=AVERAGE([$ggal_rmsf.A195:$ggal_rmsf.K195])" office:value-type="float" office:value="0.623112583124681" calcext:value-type="float">
            <text:p>0,623112583124681</text:p>
          </table:table-cell>
          <table:table-cell table:formula="of:=AVERAGE([$xlae_rmsf.A199:$xlae_rmsf.K199])" office:value-type="float" office:value="0.749830997263822" calcext:value-type="float">
            <text:p>0,749830997263822</text:p>
          </table:table-cell>
          <table:table-cell table:formula="of:=AVERAGE([$drer_rmsf.A196:$drer_rmsf.K196])" office:value-type="float" office:value="0.807040627316214" calcext:value-type="float">
            <text:p>0,807040627316214</text:p>
          </table:table-cell>
          <table:table-cell table:number-columns-repeated="3"/>
          <table:table-cell table:formula="of:=ROW()-1" office:value-type="float" office:value="207" calcext:value-type="float">
            <text:p>207</text:p>
          </table:table-cell>
          <table:table-cell table:formula="of:=AVERAGE([$hsap_rmsf.J196:$hsap_rmsf.T196])" office:value-type="float" office:value="0.713360249996186" calcext:value-type="float">
            <text:p>0,713360249996186</text:p>
          </table:table-cell>
          <table:table-cell table:formula="of:=AVERAGE([$mmus_rmsf.J196:$mmus_rmsf.T196])" office:value-type="float" office:value="0.938481718301772" calcext:value-type="float">
            <text:p>0,938481718301772</text:p>
          </table:table-cell>
          <table:table-cell table:formula="of:=AVERAGE([$ggal_rmsf.J195:$ggal_rmsf.T195])" office:value-type="float" office:value="0.581319600343704" calcext:value-type="float">
            <text:p>0,581319600343704</text:p>
          </table:table-cell>
          <table:table-cell table:formula="of:=AVERAGE([$xlae_rmsf.J199:$xlae_rmsf.T199])" office:value-type="float" office:value="0.685751885175705" calcext:value-type="float">
            <text:p>0,685751885175705</text:p>
          </table:table-cell>
          <table:table-cell table:formula="of:=AVERAGE([$drer_rmsf.J196:$drer_rmsf.T196])" office:value-type="float" office:value="0.682169646024704" calcext:value-type="float">
            <text:p>0,682169646024704</text:p>
          </table:table-cell>
          <table:table-cell table:number-columns-repeated="15"/>
        </table:table-row>
        <table:table-row table:style-name="ro1">
          <table:table-cell table:formula="of:=ROW()" office:value-type="float" office:value="209" calcext:value-type="float">
            <text:p>209</text:p>
          </table:table-cell>
          <table:table-cell table:formula="of:=AVERAGE([$hsap_rmsf.A197:$hsap_rmsf.K197])" office:value-type="float" office:value="0.800352396640084" calcext:value-type="float">
            <text:p>0,800352396640084</text:p>
          </table:table-cell>
          <table:table-cell table:formula="of:=AVERAGE([$mmus_rmsf.A197:$mmus_rmsf.K197])" office:value-type="float" office:value="0.845795341007926" calcext:value-type="float">
            <text:p>0,845795341007926</text:p>
          </table:table-cell>
          <table:table-cell table:formula="of:=AVERAGE([$ggal_rmsf.A196:$ggal_rmsf.K196])" office:value-type="float" office:value="0.775618886387912" calcext:value-type="float">
            <text:p>0,775618886387912</text:p>
          </table:table-cell>
          <table:table-cell table:formula="of:=AVERAGE([$xlae_rmsf.A200:$xlae_rmsf.K200])" office:value-type="float" office:value="0.842170594908627" calcext:value-type="float">
            <text:p>0,842170594908627</text:p>
          </table:table-cell>
          <table:table-cell table:formula="of:=AVERAGE([$drer_rmsf.A197:$drer_rmsf.K197])" office:value-type="float" office:value="0.853564390257402" calcext:value-type="float">
            <text:p>0,853564390257402</text:p>
          </table:table-cell>
          <table:table-cell table:number-columns-repeated="3"/>
          <table:table-cell table:formula="of:=ROW()-1" office:value-type="float" office:value="208" calcext:value-type="float">
            <text:p>208</text:p>
          </table:table-cell>
          <table:table-cell table:formula="of:=AVERAGE([$hsap_rmsf.J197:$hsap_rmsf.T197])" office:value-type="float" office:value="0.870344907045364" calcext:value-type="float">
            <text:p>0,870344907045364</text:p>
          </table:table-cell>
          <table:table-cell table:formula="of:=AVERAGE([$mmus_rmsf.J197:$mmus_rmsf.T197])" office:value-type="float" office:value="1.05242422223091" calcext:value-type="float">
            <text:p>1,05242422223091</text:p>
          </table:table-cell>
          <table:table-cell table:formula="of:=AVERAGE([$ggal_rmsf.J196:$ggal_rmsf.T196])" office:value-type="float" office:value="0.72260108590126" calcext:value-type="float">
            <text:p>0,72260108590126</text:p>
          </table:table-cell>
          <table:table-cell table:formula="of:=AVERAGE([$xlae_rmsf.J200:$xlae_rmsf.T200])" office:value-type="float" office:value="0.742862910032272" calcext:value-type="float">
            <text:p>0,742862910032272</text:p>
          </table:table-cell>
          <table:table-cell table:formula="of:=AVERAGE([$drer_rmsf.J197:$drer_rmsf.T197])" office:value-type="float" office:value="0.767613083124161" calcext:value-type="float">
            <text:p>0,767613083124161</text:p>
          </table:table-cell>
          <table:table-cell table:number-columns-repeated="15"/>
        </table:table-row>
        <table:table-row table:style-name="ro1">
          <table:table-cell table:formula="of:=ROW()" office:value-type="float" office:value="210" calcext:value-type="float">
            <text:p>210</text:p>
          </table:table-cell>
          <table:table-cell table:formula="of:=AVERAGE([$hsap_rmsf.A198:$hsap_rmsf.K198])" office:value-type="float" office:value="0.903533946824855" calcext:value-type="float">
            <text:p>0,903533946824855</text:p>
          </table:table-cell>
          <table:table-cell table:formula="of:=AVERAGE([$mmus_rmsf.A198:$mmus_rmsf.K198])" office:value-type="float" office:value="0.959531165500641" calcext:value-type="float">
            <text:p>0,959531165500641</text:p>
          </table:table-cell>
          <table:table-cell table:formula="of:=AVERAGE([$ggal_rmsf.A197:$ggal_rmsf.K197])" office:value-type="float" office:value="0.837245335415927" calcext:value-type="float">
            <text:p>0,837245335415927</text:p>
          </table:table-cell>
          <table:table-cell table:formula="of:=AVERAGE([$xlae_rmsf.A201:$xlae_rmsf.K201])" office:value-type="float" office:value="0.931311308309036" calcext:value-type="float">
            <text:p>0,931311308309036</text:p>
          </table:table-cell>
          <table:table-cell table:formula="of:=AVERAGE([$drer_rmsf.A198:$drer_rmsf.K198])" office:value-type="float" office:value="1.00284192395991" calcext:value-type="float">
            <text:p>1,00284192395991</text:p>
          </table:table-cell>
          <table:table-cell table:number-columns-repeated="3"/>
          <table:table-cell table:formula="of:=ROW()-1" office:value-type="float" office:value="209" calcext:value-type="float">
            <text:p>209</text:p>
          </table:table-cell>
          <table:table-cell table:formula="of:=AVERAGE([$hsap_rmsf.J198:$hsap_rmsf.T198])" office:value-type="float" office:value="0.975712895393373" calcext:value-type="float">
            <text:p>0,975712895393373</text:p>
          </table:table-cell>
          <table:table-cell table:formula="of:=AVERAGE([$mmus_rmsf.J198:$mmus_rmsf.T198])" office:value-type="float" office:value="1.21727028489113" calcext:value-type="float">
            <text:p>1,21727028489113</text:p>
          </table:table-cell>
          <table:table-cell table:formula="of:=AVERAGE([$ggal_rmsf.J197:$ggal_rmsf.T197])" office:value-type="float" office:value="0.776605397462845" calcext:value-type="float">
            <text:p>0,776605397462845</text:p>
          </table:table-cell>
          <table:table-cell table:formula="of:=AVERAGE([$xlae_rmsf.J201:$xlae_rmsf.T201])" office:value-type="float" office:value="0.829805999994278" calcext:value-type="float">
            <text:p>0,829805999994278</text:p>
          </table:table-cell>
          <table:table-cell table:formula="of:=AVERAGE([$drer_rmsf.J198:$drer_rmsf.T198])" office:value-type="float" office:value="0.842586666345597" calcext:value-type="float">
            <text:p>0,842586666345597</text:p>
          </table:table-cell>
          <table:table-cell table:number-columns-repeated="15"/>
        </table:table-row>
        <table:table-row table:style-name="ro1">
          <table:table-cell table:formula="of:=ROW()" office:value-type="float" office:value="211" calcext:value-type="float">
            <text:p>211</text:p>
          </table:table-cell>
          <table:table-cell table:formula="of:=AVERAGE([$hsap_rmsf.A199:$hsap_rmsf.K199])" office:value-type="float" office:value="0.977829398589047" calcext:value-type="float">
            <text:p>0,977829398589047</text:p>
          </table:table-cell>
          <table:table-cell table:formula="of:=AVERAGE([$mmus_rmsf.A199:$mmus_rmsf.K199])" office:value-type="float" office:value="1.0462817579859" calcext:value-type="float">
            <text:p>1,0462817579859</text:p>
          </table:table-cell>
          <table:table-cell table:formula="of:=AVERAGE([$ggal_rmsf.A198:$ggal_rmsf.K198])" office:value-type="float" office:value="0.834157916329817" calcext:value-type="float">
            <text:p>0,834157916329817</text:p>
          </table:table-cell>
          <table:table-cell table:formula="of:=AVERAGE([$xlae_rmsf.A202:$xlae_rmsf.K202])" office:value-type="float" office:value="1.33064134390918" calcext:value-type="float">
            <text:p>1,33064134390918</text:p>
          </table:table-cell>
          <table:table-cell table:formula="of:=AVERAGE([$drer_rmsf.A199:$drer_rmsf.K199])" office:value-type="float" office:value="1.06238375866456" calcext:value-type="float">
            <text:p>1,06238375866456</text:p>
          </table:table-cell>
          <table:table-cell table:number-columns-repeated="3"/>
          <table:table-cell table:formula="of:=ROW()-1" office:value-type="float" office:value="210" calcext:value-type="float">
            <text:p>210</text:p>
          </table:table-cell>
          <table:table-cell table:formula="of:=AVERAGE([$hsap_rmsf.J199:$hsap_rmsf.T199])" office:value-type="float" office:value="1.01764607429504" calcext:value-type="float">
            <text:p>1,01764607429504</text:p>
          </table:table-cell>
          <table:table-cell table:formula="of:=AVERAGE([$mmus_rmsf.J199:$mmus_rmsf.T199])" office:value-type="float" office:value="1.36830663681031" calcext:value-type="float">
            <text:p>1,36830663681031</text:p>
          </table:table-cell>
          <table:table-cell table:formula="of:=AVERAGE([$ggal_rmsf.J198:$ggal_rmsf.T198])" office:value-type="float" office:value="0.844797641038895" calcext:value-type="float">
            <text:p>0,844797641038895</text:p>
          </table:table-cell>
          <table:table-cell table:formula="of:=AVERAGE([$xlae_rmsf.J202:$xlae_rmsf.T202])" office:value-type="float" office:value="0.95314022898674" calcext:value-type="float">
            <text:p>0,95314022898674</text:p>
          </table:table-cell>
          <table:table-cell table:formula="of:=AVERAGE([$drer_rmsf.J199:$drer_rmsf.T199])" office:value-type="float" office:value="0.979414105415343" calcext:value-type="float">
            <text:p>0,979414105415343</text:p>
          </table:table-cell>
          <table:table-cell table:number-columns-repeated="15"/>
        </table:table-row>
        <table:table-row table:style-name="ro1">
          <table:table-cell table:formula="of:=ROW()" office:value-type="float" office:value="212" calcext:value-type="float">
            <text:p>212</text:p>
          </table:table-cell>
          <table:table-cell table:formula="of:=AVERAGE([$hsap_rmsf.A200:$hsap_rmsf.K200])" office:value-type="float" office:value="0.953489135106173" calcext:value-type="float">
            <text:p>0,953489135106173</text:p>
          </table:table-cell>
          <table:table-cell table:formula="of:=AVERAGE([$mmus_rmsf.A200:$mmus_rmsf.K200])" office:value-type="float" office:value="1.04815868747538" calcext:value-type="float">
            <text:p>1,04815868747538</text:p>
          </table:table-cell>
          <table:table-cell table:formula="of:=AVERAGE([$ggal_rmsf.A199:$ggal_rmsf.K199])" office:value-type="float" office:value="0.770877095452395" calcext:value-type="float">
            <text:p>0,770877095452395</text:p>
          </table:table-cell>
          <table:table-cell table:formula="of:=AVERAGE([$xlae_rmsf.A203:$xlae_rmsf.K203])" office:value-type="float" office:value="1.06467787423394" calcext:value-type="float">
            <text:p>1,06467787423394</text:p>
          </table:table-cell>
          <table:table-cell table:formula="of:=AVERAGE([$drer_rmsf.A200:$drer_rmsf.K200])" office:value-type="float" office:value="1.07012642599279" calcext:value-type="float">
            <text:p>1,07012642599279</text:p>
          </table:table-cell>
          <table:table-cell table:number-columns-repeated="3"/>
          <table:table-cell table:formula="of:=ROW()-1" office:value-type="float" office:value="211" calcext:value-type="float">
            <text:p>211</text:p>
          </table:table-cell>
          <table:table-cell table:formula="of:=AVERAGE([$hsap_rmsf.J200:$hsap_rmsf.T200])" office:value-type="float" office:value="0.998817712068559" calcext:value-type="float">
            <text:p>0,998817712068559</text:p>
          </table:table-cell>
          <table:table-cell table:formula="of:=AVERAGE([$mmus_rmsf.J200:$mmus_rmsf.T200])" office:value-type="float" office:value="1.3605746626854" calcext:value-type="float">
            <text:p>1,3605746626854</text:p>
          </table:table-cell>
          <table:table-cell table:formula="of:=AVERAGE([$ggal_rmsf.J199:$ggal_rmsf.T199])" office:value-type="float" office:value="0.840130597352981" calcext:value-type="float">
            <text:p>0,840130597352981</text:p>
          </table:table-cell>
          <table:table-cell table:formula="of:=AVERAGE([$xlae_rmsf.J203:$xlae_rmsf.T203])" office:value-type="float" office:value="0.880924373865127" calcext:value-type="float">
            <text:p>0,880924373865127</text:p>
          </table:table-cell>
          <table:table-cell table:formula="of:=AVERAGE([$drer_rmsf.J200:$drer_rmsf.T200])" office:value-type="float" office:value="0.983603715896608" calcext:value-type="float">
            <text:p>0,983603715896608</text:p>
          </table:table-cell>
          <table:table-cell table:number-columns-repeated="15"/>
        </table:table-row>
        <table:table-row table:style-name="ro1">
          <table:table-cell table:formula="of:=ROW()" office:value-type="float" office:value="213" calcext:value-type="float">
            <text:p>213</text:p>
          </table:table-cell>
          <table:table-cell table:formula="of:=AVERAGE([$hsap_rmsf.A201:$hsap_rmsf.K201])" office:value-type="float" office:value="0.755195030500239" calcext:value-type="float">
            <text:p>0,755195030500239</text:p>
          </table:table-cell>
          <table:table-cell table:formula="of:=AVERAGE([$mmus_rmsf.A201:$mmus_rmsf.K201])" office:value-type="float" office:value="0.893053337012898" calcext:value-type="float">
            <text:p>0,893053337012898</text:p>
          </table:table-cell>
          <table:table-cell table:formula="of:=AVERAGE([$ggal_rmsf.A200:$ggal_rmsf.K200])" office:value-type="float" office:value="0.653244119821375" calcext:value-type="float">
            <text:p>0,653244119821375</text:p>
          </table:table-cell>
          <table:table-cell table:formula="of:=AVERAGE([$xlae_rmsf.A204:$xlae_rmsf.K204])" office:value-type="float" office:value="1.09970640706669" calcext:value-type="float">
            <text:p>1,09970640706669</text:p>
          </table:table-cell>
          <table:table-cell table:formula="of:=AVERAGE([$drer_rmsf.A201:$drer_rmsf.K201])" office:value-type="float" office:value="0.863096090992667" calcext:value-type="float">
            <text:p>0,863096090992667</text:p>
          </table:table-cell>
          <table:table-cell table:number-columns-repeated="3"/>
          <table:table-cell table:formula="of:=ROW()-1" office:value-type="float" office:value="212" calcext:value-type="float">
            <text:p>212</text:p>
          </table:table-cell>
          <table:table-cell table:formula="of:=AVERAGE([$hsap_rmsf.J201:$hsap_rmsf.T201])" office:value-type="float" office:value="0.792491555213928" calcext:value-type="float">
            <text:p>0,792491555213928</text:p>
          </table:table-cell>
          <table:table-cell table:formula="of:=AVERAGE([$mmus_rmsf.J201:$mmus_rmsf.T201])" office:value-type="float" office:value="1.06043747067451" calcext:value-type="float">
            <text:p>1,06043747067451</text:p>
          </table:table-cell>
          <table:table-cell table:formula="of:=AVERAGE([$ggal_rmsf.J200:$ggal_rmsf.T200])" office:value-type="float" office:value="0.649018168449402" calcext:value-type="float">
            <text:p>0,649018168449402</text:p>
          </table:table-cell>
          <table:table-cell table:formula="of:=AVERAGE([$xlae_rmsf.J204:$xlae_rmsf.T204])" office:value-type="float" office:value="1.00474020838737" calcext:value-type="float">
            <text:p>1,00474020838737</text:p>
          </table:table-cell>
          <table:table-cell table:formula="of:=AVERAGE([$drer_rmsf.J201:$drer_rmsf.T201])" office:value-type="float" office:value="0.78652074933052" calcext:value-type="float">
            <text:p>0,78652074933052</text:p>
          </table:table-cell>
          <table:table-cell table:number-columns-repeated="15"/>
        </table:table-row>
        <table:table-row table:style-name="ro1">
          <table:table-cell table:formula="of:=ROW()" office:value-type="float" office:value="214" calcext:value-type="float">
            <text:p>214</text:p>
          </table:table-cell>
          <table:table-cell table:formula="of:=AVERAGE([$hsap_rmsf.A202:$hsap_rmsf.K202])" office:value-type="float" office:value="0.701076445169969" calcext:value-type="float">
            <text:p>0,701076445169969</text:p>
          </table:table-cell>
          <table:table-cell table:formula="of:=AVERAGE([$mmus_rmsf.A202:$mmus_rmsf.K202])" office:value-type="float" office:value="0.804170850016507" calcext:value-type="float">
            <text:p>0,804170850016507</text:p>
          </table:table-cell>
          <table:table-cell table:formula="of:=AVERAGE([$ggal_rmsf.A201:$ggal_rmsf.K201])" office:value-type="float" office:value="0.61599956889586" calcext:value-type="float">
            <text:p>0,61599956889586</text:p>
          </table:table-cell>
          <table:table-cell table:formula="of:=AVERAGE([$xlae_rmsf.A205:$xlae_rmsf.K205])" office:value-type="float" office:value="0.865642659175873" calcext:value-type="float">
            <text:p>0,865642659175873</text:p>
          </table:table-cell>
          <table:table-cell table:formula="of:=AVERAGE([$drer_rmsf.A202:$drer_rmsf.K202])" office:value-type="float" office:value="0.812860665402499" calcext:value-type="float">
            <text:p>0,812860665402499</text:p>
          </table:table-cell>
          <table:table-cell table:number-columns-repeated="3"/>
          <table:table-cell table:formula="of:=ROW()-1" office:value-type="float" office:value="213" calcext:value-type="float">
            <text:p>213</text:p>
          </table:table-cell>
          <table:table-cell table:formula="of:=AVERAGE([$hsap_rmsf.J202:$hsap_rmsf.T202])" office:value-type="float" office:value="0.786866366863251" calcext:value-type="float">
            <text:p>0,786866366863251</text:p>
          </table:table-cell>
          <table:table-cell table:formula="of:=AVERAGE([$mmus_rmsf.J202:$mmus_rmsf.T202])" office:value-type="float" office:value="0.90241113305092" calcext:value-type="float">
            <text:p>0,90241113305092</text:p>
          </table:table-cell>
          <table:table-cell table:formula="of:=AVERAGE([$ggal_rmsf.J201:$ggal_rmsf.T201])" office:value-type="float" office:value="0.592733800411224" calcext:value-type="float">
            <text:p>0,592733800411224</text:p>
          </table:table-cell>
          <table:table-cell table:formula="of:=AVERAGE([$xlae_rmsf.J205:$xlae_rmsf.T205])" office:value-type="float" office:value="0.949020951986316" calcext:value-type="float">
            <text:p>0,949020951986316</text:p>
          </table:table-cell>
          <table:table-cell table:formula="of:=AVERAGE([$drer_rmsf.J202:$drer_rmsf.T202])" office:value-type="float" office:value="0.727688163518905" calcext:value-type="float">
            <text:p>0,727688163518905</text:p>
          </table:table-cell>
          <table:table-cell table:number-columns-repeated="15"/>
        </table:table-row>
        <table:table-row table:style-name="ro1">
          <table:table-cell table:formula="of:=ROW()" office:value-type="float" office:value="215" calcext:value-type="float">
            <text:p>215</text:p>
          </table:table-cell>
          <table:table-cell table:formula="of:=AVERAGE([$hsap_rmsf.A203:$hsap_rmsf.K203])" office:value-type="float" office:value="0.736308029340224" calcext:value-type="float">
            <text:p>0,736308029340224</text:p>
          </table:table-cell>
          <table:table-cell table:formula="of:=AVERAGE([$mmus_rmsf.A203:$mmus_rmsf.K203])" office:value-type="float" office:value="0.838039702158842" calcext:value-type="float">
            <text:p>0,838039702158842</text:p>
          </table:table-cell>
          <table:table-cell table:formula="of:=AVERAGE([$ggal_rmsf.A202:$ggal_rmsf.K202])" office:value-type="float" office:value="0.619435287567486" calcext:value-type="float">
            <text:p>0,619435287567486</text:p>
          </table:table-cell>
          <table:table-cell table:formula="of:=AVERAGE([$xlae_rmsf.A206:$xlae_rmsf.K206])" office:value-type="float" office:value="1.02587398928902" calcext:value-type="float">
            <text:p>1,02587398928902</text:p>
          </table:table-cell>
          <table:table-cell table:formula="of:=AVERAGE([$drer_rmsf.A203:$drer_rmsf.K203])" office:value-type="float" office:value="0.848872963285272" calcext:value-type="float">
            <text:p>0,848872963285272</text:p>
          </table:table-cell>
          <table:table-cell table:number-columns-repeated="3"/>
          <table:table-cell table:formula="of:=ROW()-1" office:value-type="float" office:value="214" calcext:value-type="float">
            <text:p>214</text:p>
          </table:table-cell>
          <table:table-cell table:formula="of:=AVERAGE([$hsap_rmsf.J203:$hsap_rmsf.T203])" office:value-type="float" office:value="0.780411839485168" calcext:value-type="float">
            <text:p>0,780411839485168</text:p>
          </table:table-cell>
          <table:table-cell table:formula="of:=AVERAGE([$mmus_rmsf.J203:$mmus_rmsf.T203])" office:value-type="float" office:value="0.947560042142869" calcext:value-type="float">
            <text:p>0,947560042142869</text:p>
          </table:table-cell>
          <table:table-cell table:formula="of:=AVERAGE([$ggal_rmsf.J202:$ggal_rmsf.T202])" office:value-type="float" office:value="0.621806055307389" calcext:value-type="float">
            <text:p>0,621806055307389</text:p>
          </table:table-cell>
          <table:table-cell table:formula="of:=AVERAGE([$xlae_rmsf.J206:$xlae_rmsf.T206])" office:value-type="float" office:value="1.26651179790497" calcext:value-type="float">
            <text:p>1,26651179790497</text:p>
          </table:table-cell>
          <table:table-cell table:formula="of:=AVERAGE([$drer_rmsf.J203:$drer_rmsf.T203])" office:value-type="float" office:value="0.724072158336639" calcext:value-type="float">
            <text:p>0,724072158336639</text:p>
          </table:table-cell>
          <table:table-cell table:number-columns-repeated="15"/>
        </table:table-row>
        <table:table-row table:style-name="ro1">
          <table:table-cell table:formula="of:=ROW()" office:value-type="float" office:value="216" calcext:value-type="float">
            <text:p>216</text:p>
          </table:table-cell>
          <table:table-cell table:formula="of:=AVERAGE([$hsap_rmsf.A204:$hsap_rmsf.K204])" office:value-type="float" office:value="0.960667435489308" calcext:value-type="float">
            <text:p>0,960667435489308</text:p>
          </table:table-cell>
          <table:table-cell table:formula="of:=AVERAGE([$mmus_rmsf.A204:$mmus_rmsf.K204])" office:value-type="float" office:value="1.02333867669886" calcext:value-type="float">
            <text:p>1,02333867669886</text:p>
          </table:table-cell>
          <table:table-cell table:formula="of:=AVERAGE([$ggal_rmsf.A203:$ggal_rmsf.K203])" office:value-type="float" office:value="0.808437997366125" calcext:value-type="float">
            <text:p>0,808437997366125</text:p>
          </table:table-cell>
          <table:table-cell table:formula="of:=AVERAGE([$xlae_rmsf.A207:$xlae_rmsf.K207])" office:value-type="float" office:value="1.35386583710757" calcext:value-type="float">
            <text:p>1,35386583710757</text:p>
          </table:table-cell>
          <table:table-cell table:formula="of:=AVERAGE([$drer_rmsf.A204:$drer_rmsf.K204])" office:value-type="float" office:value="1.04740840093959" calcext:value-type="float">
            <text:p>1,04740840093959</text:p>
          </table:table-cell>
          <table:table-cell table:number-columns-repeated="3"/>
          <table:table-cell table:formula="of:=ROW()-1" office:value-type="float" office:value="215" calcext:value-type="float">
            <text:p>215</text:p>
          </table:table-cell>
          <table:table-cell table:formula="of:=AVERAGE([$hsap_rmsf.J204:$hsap_rmsf.T204])" office:value-type="float" office:value="1.03394335508347" calcext:value-type="float">
            <text:p>1,03394335508347</text:p>
          </table:table-cell>
          <table:table-cell table:formula="of:=AVERAGE([$mmus_rmsf.J204:$mmus_rmsf.T204])" office:value-type="float" office:value="1.12542444467545" calcext:value-type="float">
            <text:p>1,12542444467545</text:p>
          </table:table-cell>
          <table:table-cell table:formula="of:=AVERAGE([$ggal_rmsf.J203:$ggal_rmsf.T203])" office:value-type="float" office:value="0.785128742456436" calcext:value-type="float">
            <text:p>0,785128742456436</text:p>
          </table:table-cell>
          <table:table-cell table:formula="of:=AVERAGE([$xlae_rmsf.J207:$xlae_rmsf.T207])" office:value-type="float" office:value="1.56142142415047" calcext:value-type="float">
            <text:p>1,56142142415047</text:p>
          </table:table-cell>
          <table:table-cell table:formula="of:=AVERAGE([$drer_rmsf.J204:$drer_rmsf.T204])" office:value-type="float" office:value="0.845312386751175" calcext:value-type="float">
            <text:p>0,845312386751175</text:p>
          </table:table-cell>
          <table:table-cell table:number-columns-repeated="15"/>
        </table:table-row>
        <table:table-row table:style-name="ro1">
          <table:table-cell table:formula="of:=ROW()" office:value-type="float" office:value="217" calcext:value-type="float">
            <text:p>217</text:p>
          </table:table-cell>
          <table:table-cell table:formula="of:=AVERAGE([$hsap_rmsf.A205:$hsap_rmsf.K205])" office:value-type="float" office:value="1.59208997716384" calcext:value-type="float">
            <text:p>1,59208997716384</text:p>
          </table:table-cell>
          <table:table-cell table:formula="of:=AVERAGE([$mmus_rmsf.A205:$mmus_rmsf.K205])" office:value-type="float" office:value="1.62835010438399" calcext:value-type="float">
            <text:p>1,62835010438399</text:p>
          </table:table-cell>
          <table:table-cell table:formula="of:=AVERAGE([$ggal_rmsf.A204:$ggal_rmsf.K204])" office:value-type="float" office:value="1.21739071600134" calcext:value-type="float">
            <text:p>1,21739071600134</text:p>
          </table:table-cell>
          <table:table-cell table:formula="of:=AVERAGE([$xlae_rmsf.A208:$xlae_rmsf.K208])" office:value-type="float" office:value="1.61297636608471" calcext:value-type="float">
            <text:p>1,61297636608471</text:p>
          </table:table-cell>
          <table:table-cell table:formula="of:=AVERAGE([$drer_rmsf.A205:$drer_rmsf.K205])" office:value-type="float" office:value="1.40549995188279" calcext:value-type="float">
            <text:p>1,40549995188279</text:p>
          </table:table-cell>
          <table:table-cell table:number-columns-repeated="3"/>
          <table:table-cell table:formula="of:=ROW()-1" office:value-type="float" office:value="216" calcext:value-type="float">
            <text:p>216</text:p>
          </table:table-cell>
          <table:table-cell table:formula="of:=AVERAGE([$hsap_rmsf.J205:$hsap_rmsf.T205])" office:value-type="float" office:value="1.71674239635467" calcext:value-type="float">
            <text:p>1,71674239635467</text:p>
          </table:table-cell>
          <table:table-cell table:formula="of:=AVERAGE([$mmus_rmsf.J205:$mmus_rmsf.T205])" office:value-type="float" office:value="1.65309315919877" calcext:value-type="float">
            <text:p>1,65309315919877</text:p>
          </table:table-cell>
          <table:table-cell table:formula="of:=AVERAGE([$ggal_rmsf.J204:$ggal_rmsf.T204])" office:value-type="float" office:value="1.13487195968628" calcext:value-type="float">
            <text:p>1,13487195968628</text:p>
          </table:table-cell>
          <table:table-cell table:formula="of:=AVERAGE([$xlae_rmsf.J208:$xlae_rmsf.T208])" office:value-type="float" office:value="2.07895123958588" calcext:value-type="float">
            <text:p>2,07895123958588</text:p>
          </table:table-cell>
          <table:table-cell table:formula="of:=AVERAGE([$drer_rmsf.J205:$drer_rmsf.T205])" office:value-type="float" office:value="1.22465372085571" calcext:value-type="float">
            <text:p>1,22465372085571</text:p>
          </table:table-cell>
          <table:table-cell table:number-columns-repeated="15"/>
        </table:table-row>
        <table:table-row table:style-name="ro1">
          <table:table-cell table:formula="of:=ROW()" office:value-type="float" office:value="218" calcext:value-type="float">
            <text:p>218</text:p>
          </table:table-cell>
          <table:table-cell/>
          <table:table-cell table:formula="of:=AVERAGE([$mmus_rmsf.A206:$mmus_rmsf.K206])" office:value-type="float" office:value="2.20625242753462" calcext:value-type="float">
            <text:p>2,20625242753462</text:p>
          </table:table-cell>
          <table:table-cell table:formula="of:=AVERAGE([$ggal_rmsf.A205:$ggal_rmsf.K205])" office:value-type="float" office:value="1.23444985959313" calcext:value-type="float">
            <text:p>1,23444985959313</text:p>
          </table:table-cell>
          <table:table-cell table:formula="of:=AVERAGE([$xlae_rmsf.A209:$xlae_rmsf.K209])" office:value-type="float" office:value="2.089655665845" calcext:value-type="float">
            <text:p>2,089655665845</text:p>
          </table:table-cell>
          <table:table-cell table:formula="of:=AVERAGE([$drer_rmsf.A206:$drer_rmsf.K206])" office:value-type="float" office:value="1.66187362212441" calcext:value-type="float">
            <text:p>1,66187362212441</text:p>
          </table:table-cell>
          <table:table-cell table:number-columns-repeated="3"/>
          <table:table-cell table:formula="of:=ROW()-1" office:value-type="float" office:value="217" calcext:value-type="float">
            <text:p>217</text:p>
          </table:table-cell>
          <table:table-cell table:formula="of:=AVERAGE([$hsap_rmsf.J206:$hsap_rmsf.T206])" office:value-type="float" office:value="2.12548351287841" calcext:value-type="float">
            <text:p>2,12548351287841</text:p>
          </table:table-cell>
          <table:table-cell table:formula="of:=AVERAGE([$mmus_rmsf.J206:$mmus_rmsf.T206])" office:value-type="float" office:value="2.37737894058227" calcext:value-type="float">
            <text:p>2,37737894058227</text:p>
          </table:table-cell>
          <table:table-cell table:formula="of:=AVERAGE([$ggal_rmsf.J205:$ggal_rmsf.T205])" office:value-type="float" office:value="0.993543267250061" calcext:value-type="float">
            <text:p>0,993543267250061</text:p>
          </table:table-cell>
          <table:table-cell table:formula="of:=AVERAGE([$xlae_rmsf.J209:$xlae_rmsf.T209])" office:value-type="float" office:value="2.74894177913665" calcext:value-type="float">
            <text:p>2,74894177913665</text:p>
          </table:table-cell>
          <table:table-cell table:formula="of:=AVERAGE([$drer_rmsf.J206:$drer_rmsf.T206])" office:value-type="float" office:value="1.57165268063545" calcext:value-type="float">
            <text:p>1,57165268063545</text:p>
          </table:table-cell>
          <table:table-cell table:number-columns-repeated="15"/>
        </table:table-row>
        <table:table-row table:style-name="ro1">
          <table:table-cell table:formula="of:=ROW()" office:value-type="float" office:value="219" calcext:value-type="float">
            <text:p>219</text:p>
          </table:table-cell>
          <table:table-cell table:formula="of:=AVERAGE([$hsap_rmsf.A206:$hsap_rmsf.K206])" office:value-type="float" office:value="1.88635147377361" calcext:value-type="float">
            <text:p>1,88635147377361</text:p>
          </table:table-cell>
          <table:table-cell table:formula="of:=AVERAGE([$mmus_rmsf.A207:$mmus_rmsf.K207])" office:value-type="float" office:value="2.17572319721916" calcext:value-type="float">
            <text:p>2,17572319721916</text:p>
          </table:table-cell>
          <table:table-cell table:formula="of:=AVERAGE([$ggal_rmsf.A206:$ggal_rmsf.K206])" office:value-type="float" office:value="1.04005197774714" calcext:value-type="float">
            <text:p>1,04005197774714</text:p>
          </table:table-cell>
          <table:table-cell table:formula="of:=AVERAGE([$xlae_rmsf.A210:$xlae_rmsf.K210])" office:value-type="float" office:value="1.89796176216472" calcext:value-type="float">
            <text:p>1,89796176216472</text:p>
          </table:table-cell>
          <table:table-cell table:formula="of:=AVERAGE([$drer_rmsf.A207:$drer_rmsf.K207])" office:value-type="float" office:value="1.46466136621649" calcext:value-type="float">
            <text:p>1,46466136621649</text:p>
          </table:table-cell>
          <table:table-cell table:number-columns-repeated="3"/>
          <table:table-cell table:formula="of:=ROW()-1" office:value-type="float" office:value="218" calcext:value-type="float">
            <text:p>218</text:p>
          </table:table-cell>
          <table:table-cell/>
          <table:table-cell table:formula="of:=AVERAGE([$mmus_rmsf.J207:$mmus_rmsf.T207])" office:value-type="float" office:value="2.46738165616989" calcext:value-type="float">
            <text:p>2,46738165616989</text:p>
          </table:table-cell>
          <table:table-cell table:formula="of:=AVERAGE([$ggal_rmsf.J206:$ggal_rmsf.T206])" office:value-type="float" office:value="0.917435973882675" calcext:value-type="float">
            <text:p>0,917435973882675</text:p>
          </table:table-cell>
          <table:table-cell table:formula="of:=AVERAGE([$xlae_rmsf.J210:$xlae_rmsf.T210])" office:value-type="float" office:value="2.71143901348114" calcext:value-type="float">
            <text:p>2,71143901348114</text:p>
          </table:table-cell>
          <table:table-cell table:formula="of:=AVERAGE([$drer_rmsf.J207:$drer_rmsf.T207])" office:value-type="float" office:value="1.44687354564667" calcext:value-type="float">
            <text:p>1,44687354564667</text:p>
          </table:table-cell>
          <table:table-cell table:number-columns-repeated="15"/>
        </table:table-row>
        <table:table-row table:style-name="ro1">
          <table:table-cell table:formula="of:=ROW()" office:value-type="float" office:value="220" calcext:value-type="float">
            <text:p>220</text:p>
          </table:table-cell>
          <table:table-cell table:formula="of:=AVERAGE([$hsap_rmsf.A207:$hsap_rmsf.K207])" office:value-type="float" office:value="1.68286795773246" calcext:value-type="float">
            <text:p>1,68286795773246</text:p>
          </table:table-cell>
          <table:table-cell table:formula="of:=AVERAGE([$mmus_rmsf.A208:$mmus_rmsf.K208])" office:value-type="float" office:value="2.03946653667103" calcext:value-type="float">
            <text:p>2,03946653667103</text:p>
          </table:table-cell>
          <table:table-cell/>
          <table:table-cell table:formula="of:=AVERAGE([$xlae_rmsf.A211:$xlae_rmsf.K211])" office:value-type="float" office:value="1.75930133791837" calcext:value-type="float">
            <text:p>1,75930133791837</text:p>
          </table:table-cell>
          <table:table-cell table:formula="of:=AVERAGE([$drer_rmsf.A208:$drer_rmsf.K208])" office:value-type="float" office:value="1.38250297914852" calcext:value-type="float">
            <text:p>1,38250297914852</text:p>
          </table:table-cell>
          <table:table-cell table:number-columns-repeated="3"/>
          <table:table-cell table:formula="of:=ROW()-1" office:value-type="float" office:value="219" calcext:value-type="float">
            <text:p>219</text:p>
          </table:table-cell>
          <table:table-cell table:formula="of:=AVERAGE([$hsap_rmsf.J207:$hsap_rmsf.T207])" office:value-type="float" office:value="1.90089172124863" calcext:value-type="float">
            <text:p>1,90089172124863</text:p>
          </table:table-cell>
          <table:table-cell table:formula="of:=AVERAGE([$mmus_rmsf.J208:$mmus_rmsf.T208])" office:value-type="float" office:value="1.99829357862473" calcext:value-type="float">
            <text:p>1,99829357862473</text:p>
          </table:table-cell>
          <table:table-cell table:formula="of:=AVERAGE([$ggal_rmsf.J207:$ggal_rmsf.T207])" office:value-type="float" office:value="0.785746127367019" calcext:value-type="float">
            <text:p>0,785746127367019</text:p>
          </table:table-cell>
          <table:table-cell table:formula="of:=AVERAGE([$xlae_rmsf.J211:$xlae_rmsf.T211])" office:value-type="float" office:value="2.21868216991425" calcext:value-type="float">
            <text:p>2,21868216991425</text:p>
          </table:table-cell>
          <table:table-cell table:formula="of:=AVERAGE([$drer_rmsf.J208:$drer_rmsf.T208])" office:value-type="float" office:value="1.44292843341827" calcext:value-type="float">
            <text:p>1,44292843341827</text:p>
          </table:table-cell>
          <table:table-cell table:number-columns-repeated="15"/>
        </table:table-row>
        <table:table-row table:style-name="ro1">
          <table:table-cell table:formula="of:=ROW()" office:value-type="float" office:value="221" calcext:value-type="float">
            <text:p>221</text:p>
          </table:table-cell>
          <table:table-cell table:formula="of:=AVERAGE([$hsap_rmsf.A208:$hsap_rmsf.K208])" office:value-type="float" office:value="1.69542985245791" calcext:value-type="float">
            <text:p>1,69542985245791</text:p>
          </table:table-cell>
          <table:table-cell table:formula="of:=AVERAGE([$mmus_rmsf.A209:$mmus_rmsf.K209])" office:value-type="float" office:value="1.55068924794977" calcext:value-type="float">
            <text:p>1,55068924794977</text:p>
          </table:table-cell>
          <table:table-cell table:formula="of:=AVERAGE([$ggal_rmsf.A207:$ggal_rmsf.K207])" office:value-type="float" office:value="0.845151704315879" calcext:value-type="float">
            <text:p>0,845151704315879</text:p>
          </table:table-cell>
          <table:table-cell table:formula="of:=AVERAGE([$xlae_rmsf.A212:$xlae_rmsf.K212])" office:value-type="float" office:value="1.22923252920498" calcext:value-type="float">
            <text:p>1,22923252920498</text:p>
          </table:table-cell>
          <table:table-cell table:formula="of:=AVERAGE([$drer_rmsf.A209:$drer_rmsf.K209])" office:value-type="float" office:value="1.16144045781569" calcext:value-type="float">
            <text:p>1,16144045781569</text:p>
          </table:table-cell>
          <table:table-cell table:number-columns-repeated="3"/>
          <table:table-cell table:formula="of:=ROW()-1" office:value-type="float" office:value="220" calcext:value-type="float">
            <text:p>220</text:p>
          </table:table-cell>
          <table:table-cell table:formula="of:=AVERAGE([$hsap_rmsf.J208:$hsap_rmsf.T208])" office:value-type="float" office:value="2.29020094871521" calcext:value-type="float">
            <text:p>2,29020094871521</text:p>
          </table:table-cell>
          <table:table-cell table:formula="of:=AVERAGE([$mmus_rmsf.J209:$mmus_rmsf.T209])" office:value-type="float" office:value="1.66489040851593" calcext:value-type="float">
            <text:p>1,66489040851593</text:p>
          </table:table-cell>
          <table:table-cell/>
          <table:table-cell table:formula="of:=AVERAGE([$xlae_rmsf.J212:$xlae_rmsf.T212])" office:value-type="float" office:value="1.6025555729866" calcext:value-type="float">
            <text:p>1,6025555729866</text:p>
          </table:table-cell>
          <table:table-cell table:formula="of:=AVERAGE([$drer_rmsf.J209:$drer_rmsf.T209])" office:value-type="float" office:value="1.22520110011101" calcext:value-type="float">
            <text:p>1,22520110011101</text:p>
          </table:table-cell>
          <table:table-cell table:number-columns-repeated="15"/>
        </table:table-row>
        <table:table-row table:style-name="ro1">
          <table:table-cell table:formula="of:=ROW()" office:value-type="float" office:value="222" calcext:value-type="float">
            <text:p>222</text:p>
          </table:table-cell>
          <table:table-cell table:formula="of:=AVERAGE([$hsap_rmsf.A209:$hsap_rmsf.K209])" office:value-type="float" office:value="1.50379414801511" calcext:value-type="float">
            <text:p>1,50379414801511</text:p>
          </table:table-cell>
          <table:table-cell table:formula="of:=AVERAGE([$mmus_rmsf.A210:$mmus_rmsf.K210])" office:value-type="float" office:value="1.53343333076824" calcext:value-type="float">
            <text:p>1,53343333076824</text:p>
          </table:table-cell>
          <table:table-cell table:formula="of:=AVERAGE([$ggal_rmsf.A208:$ggal_rmsf.K208])" office:value-type="float" office:value="1.13462948035153" calcext:value-type="float">
            <text:p>1,13462948035153</text:p>
          </table:table-cell>
          <table:table-cell table:formula="of:=AVERAGE([$xlae_rmsf.A213:$xlae_rmsf.K213])" office:value-type="float" office:value="1.23663621812647" calcext:value-type="float">
            <text:p>1,23663621812647</text:p>
          </table:table-cell>
          <table:table-cell table:formula="of:=AVERAGE([$drer_rmsf.A210:$drer_rmsf.K210])" office:value-type="float" office:value="1.0325122383083" calcext:value-type="float">
            <text:p>1,0325122383083</text:p>
          </table:table-cell>
          <table:table-cell table:number-columns-repeated="3"/>
          <table:table-cell table:formula="of:=ROW()-1" office:value-type="float" office:value="221" calcext:value-type="float">
            <text:p>221</text:p>
          </table:table-cell>
          <table:table-cell table:formula="of:=AVERAGE([$hsap_rmsf.J209:$hsap_rmsf.T209])" office:value-type="float" office:value="1.73930823802948" calcext:value-type="float">
            <text:p>1,73930823802948</text:p>
          </table:table-cell>
          <table:table-cell table:formula="of:=AVERAGE([$mmus_rmsf.J210:$mmus_rmsf.T210])" office:value-type="float" office:value="1.55713766813279" calcext:value-type="float">
            <text:p>1,55713766813279</text:p>
          </table:table-cell>
          <table:table-cell table:formula="of:=AVERAGE([$ggal_rmsf.J208:$ggal_rmsf.T208])" office:value-type="float" office:value="1.01890954375267" calcext:value-type="float">
            <text:p>1,01890954375267</text:p>
          </table:table-cell>
          <table:table-cell table:formula="of:=AVERAGE([$xlae_rmsf.J213:$xlae_rmsf.T213])" office:value-type="float" office:value="1.65934810042381" calcext:value-type="float">
            <text:p>1,65934810042381</text:p>
          </table:table-cell>
          <table:table-cell table:formula="of:=AVERAGE([$drer_rmsf.J210:$drer_rmsf.T210])" office:value-type="float" office:value="1.08423635363579" calcext:value-type="float">
            <text:p>1,08423635363579</text:p>
          </table:table-cell>
          <table:table-cell table:number-columns-repeated="15"/>
        </table:table-row>
        <table:table-row table:style-name="ro1">
          <table:table-cell table:formula="of:=ROW()" office:value-type="float" office:value="223" calcext:value-type="float">
            <text:p>223</text:p>
          </table:table-cell>
          <table:table-cell table:formula="of:=AVERAGE([$hsap_rmsf.A210:$hsap_rmsf.K210])" office:value-type="float" office:value="1.38763025802959" calcext:value-type="float">
            <text:p>1,38763025802959</text:p>
          </table:table-cell>
          <table:table-cell table:formula="of:=AVERAGE([$mmus_rmsf.A211:$mmus_rmsf.K211])" office:value-type="float" office:value="1.19221708156586" calcext:value-type="float">
            <text:p>1,19221708156586</text:p>
          </table:table-cell>
          <table:table-cell table:formula="of:=AVERAGE([$ggal_rmsf.A209:$ggal_rmsf.K209])" office:value-type="float" office:value="0.984319612400748" calcext:value-type="float">
            <text:p>0,984319612400748</text:p>
          </table:table-cell>
          <table:table-cell table:formula="of:=AVERAGE([$xlae_rmsf.A214:$xlae_rmsf.K214])" office:value-type="float" office:value="1.06853183623054" calcext:value-type="float">
            <text:p>1,06853183623054</text:p>
          </table:table-cell>
          <table:table-cell table:formula="of:=AVERAGE([$drer_rmsf.A211:$drer_rmsf.K211])" office:value-type="float" office:value="1.05565932578694" calcext:value-type="float">
            <text:p>1,05565932578694</text:p>
          </table:table-cell>
          <table:table-cell table:number-columns-repeated="3"/>
          <table:table-cell table:formula="of:=ROW()-1" office:value-type="float" office:value="222" calcext:value-type="float">
            <text:p>222</text:p>
          </table:table-cell>
          <table:table-cell table:formula="of:=AVERAGE([$hsap_rmsf.J210:$hsap_rmsf.T210])" office:value-type="float" office:value="1.17063146829606" calcext:value-type="float">
            <text:p>1,17063146829606</text:p>
          </table:table-cell>
          <table:table-cell table:formula="of:=AVERAGE([$mmus_rmsf.J211:$mmus_rmsf.T211])" office:value-type="float" office:value="1.25757497549057" calcext:value-type="float">
            <text:p>1,25757497549057</text:p>
          </table:table-cell>
          <table:table-cell table:formula="of:=AVERAGE([$ggal_rmsf.J209:$ggal_rmsf.T209])" office:value-type="float" office:value="0.937176465988159" calcext:value-type="float">
            <text:p>0,937176465988159</text:p>
          </table:table-cell>
          <table:table-cell table:formula="of:=AVERAGE([$xlae_rmsf.J214:$xlae_rmsf.T214])" office:value-type="float" office:value="1.50435811281204" calcext:value-type="float">
            <text:p>1,50435811281204</text:p>
          </table:table-cell>
          <table:table-cell table:formula="of:=AVERAGE([$drer_rmsf.J211:$drer_rmsf.T211])" office:value-type="float" office:value="1.03098383545876" calcext:value-type="float">
            <text:p>1,03098383545876</text:p>
          </table:table-cell>
          <table:table-cell table:number-columns-repeated="15"/>
        </table:table-row>
        <table:table-row table:style-name="ro1">
          <table:table-cell table:formula="of:=ROW()" office:value-type="float" office:value="224" calcext:value-type="float">
            <text:p>224</text:p>
          </table:table-cell>
          <table:table-cell table:formula="of:=AVERAGE([$hsap_rmsf.A211:$hsap_rmsf.K211])" office:value-type="float" office:value="1.31192030264421" calcext:value-type="float">
            <text:p>1,31192030264421</text:p>
          </table:table-cell>
          <table:table-cell table:formula="of:=AVERAGE([$mmus_rmsf.A212:$mmus_rmsf.K212])" office:value-type="float" office:value="1.24753839345759" calcext:value-type="float">
            <text:p>1,24753839345759</text:p>
          </table:table-cell>
          <table:table-cell table:formula="of:=AVERAGE([$ggal_rmsf.A210:$ggal_rmsf.K210])" office:value-type="float" office:value="1.05414259148858" calcext:value-type="float">
            <text:p>1,05414259148858</text:p>
          </table:table-cell>
          <table:table-cell table:formula="of:=AVERAGE([$xlae_rmsf.A215:$xlae_rmsf.K215])" office:value-type="float" office:value="1.29245680891037" calcext:value-type="float">
            <text:p>1,29245680891037</text:p>
          </table:table-cell>
          <table:table-cell table:formula="of:=AVERAGE([$drer_rmsf.A212:$drer_rmsf.K212])" office:value-type="float" office:value="1.3490844128418" calcext:value-type="float">
            <text:p>1,3490844128418</text:p>
          </table:table-cell>
          <table:table-cell table:number-columns-repeated="3"/>
          <table:table-cell table:formula="of:=ROW()-1" office:value-type="float" office:value="223" calcext:value-type="float">
            <text:p>223</text:p>
          </table:table-cell>
          <table:table-cell table:formula="of:=AVERAGE([$hsap_rmsf.J211:$hsap_rmsf.T211])" office:value-type="float" office:value="1.15791630744934" calcext:value-type="float">
            <text:p>1,15791630744934</text:p>
          </table:table-cell>
          <table:table-cell table:formula="of:=AVERAGE([$mmus_rmsf.J212:$mmus_rmsf.T212])" office:value-type="float" office:value="1.42977052927017" calcext:value-type="float">
            <text:p>1,42977052927017</text:p>
          </table:table-cell>
          <table:table-cell table:formula="of:=AVERAGE([$ggal_rmsf.J210:$ggal_rmsf.T210])" office:value-type="float" office:value="0.987735599279403" calcext:value-type="float">
            <text:p>0,987735599279403</text:p>
          </table:table-cell>
          <table:table-cell table:formula="of:=AVERAGE([$xlae_rmsf.J215:$xlae_rmsf.T215])" office:value-type="float" office:value="1.70685547590256" calcext:value-type="float">
            <text:p>1,70685547590256</text:p>
          </table:table-cell>
          <table:table-cell table:formula="of:=AVERAGE([$drer_rmsf.J212:$drer_rmsf.T212])" office:value-type="float" office:value="1.24620085954667" calcext:value-type="float">
            <text:p>1,24620085954667</text:p>
          </table:table-cell>
          <table:table-cell table:number-columns-repeated="15"/>
        </table:table-row>
        <table:table-row table:style-name="ro1">
          <table:table-cell table:formula="of:=ROW()" office:value-type="float" office:value="225" calcext:value-type="float">
            <text:p>225</text:p>
          </table:table-cell>
          <table:table-cell table:formula="of:=AVERAGE([$hsap_rmsf.A212:$hsap_rmsf.K212])" office:value-type="float" office:value="1.22648451479825" calcext:value-type="float">
            <text:p>1,22648451479825</text:p>
          </table:table-cell>
          <table:table-cell table:formula="of:=AVERAGE([$mmus_rmsf.A213:$mmus_rmsf.K213])" office:value-type="float" office:value="1.21542092816786" calcext:value-type="float">
            <text:p>1,21542092816786</text:p>
          </table:table-cell>
          <table:table-cell table:formula="of:=AVERAGE([$ggal_rmsf.A211:$ggal_rmsf.K211])" office:value-type="float" office:value="1.10995898285432" calcext:value-type="float">
            <text:p>1,10995898285432</text:p>
          </table:table-cell>
          <table:table-cell table:formula="of:=AVERAGE([$xlae_rmsf.A216:$xlae_rmsf.K216])" office:value-type="float" office:value="1.27423333007466" calcext:value-type="float">
            <text:p>1,27423333007466</text:p>
          </table:table-cell>
          <table:table-cell table:formula="of:=AVERAGE([$drer_rmsf.A213:$drer_rmsf.K213])" office:value-type="float" office:value="1.45515036508387" calcext:value-type="float">
            <text:p>1,45515036508387</text:p>
          </table:table-cell>
          <table:table-cell table:number-columns-repeated="3"/>
          <table:table-cell table:formula="of:=ROW()-1" office:value-type="float" office:value="224" calcext:value-type="float">
            <text:p>224</text:p>
          </table:table-cell>
          <table:table-cell table:formula="of:=AVERAGE([$hsap_rmsf.J212:$hsap_rmsf.T212])" office:value-type="float" office:value="1.04568287730217" calcext:value-type="float">
            <text:p>1,04568287730217</text:p>
          </table:table-cell>
          <table:table-cell table:formula="of:=AVERAGE([$mmus_rmsf.J213:$mmus_rmsf.T213])" office:value-type="float" office:value="1.42442256212235" calcext:value-type="float">
            <text:p>1,42442256212235</text:p>
          </table:table-cell>
          <table:table-cell table:formula="of:=AVERAGE([$ggal_rmsf.J211:$ggal_rmsf.T211])" office:value-type="float" office:value="1.14127606153488" calcext:value-type="float">
            <text:p>1,14127606153488</text:p>
          </table:table-cell>
          <table:table-cell table:formula="of:=AVERAGE([$xlae_rmsf.J216:$xlae_rmsf.T216])" office:value-type="float" office:value="1.61318695545196" calcext:value-type="float">
            <text:p>1,61318695545196</text:p>
          </table:table-cell>
          <table:table-cell table:formula="of:=AVERAGE([$drer_rmsf.J213:$drer_rmsf.T213])" office:value-type="float" office:value="1.28279012441635" calcext:value-type="float">
            <text:p>1,28279012441635</text:p>
          </table:table-cell>
          <table:table-cell table:number-columns-repeated="15"/>
        </table:table-row>
        <table:table-row table:style-name="ro1">
          <table:table-cell table:formula="of:=ROW()" office:value-type="float" office:value="226" calcext:value-type="float">
            <text:p>226</text:p>
          </table:table-cell>
          <table:table-cell table:formula="of:=AVERAGE([$hsap_rmsf.A213:$hsap_rmsf.K213])" office:value-type="float" office:value="1.7849906617286" calcext:value-type="float">
            <text:p>1,7849906617286</text:p>
          </table:table-cell>
          <table:table-cell table:formula="of:=AVERAGE([$mmus_rmsf.A214:$mmus_rmsf.K214])" office:value-type="float" office:value="1.71171165812752" calcext:value-type="float">
            <text:p>1,71171165812752</text:p>
          </table:table-cell>
          <table:table-cell table:formula="of:=AVERAGE([$ggal_rmsf.A212:$ggal_rmsf.K212])" office:value-type="float" office:value="1.46978893228358" calcext:value-type="float">
            <text:p>1,46978893228358</text:p>
          </table:table-cell>
          <table:table-cell table:formula="of:=AVERAGE([$xlae_rmsf.A217:$xlae_rmsf.K217])" office:value-type="float" office:value="1.81100236381184" calcext:value-type="float">
            <text:p>1,81100236381184</text:p>
          </table:table-cell>
          <table:table-cell table:formula="of:=AVERAGE([$drer_rmsf.A214:$drer_rmsf.K214])" office:value-type="float" office:value="1.93463613316276" calcext:value-type="float">
            <text:p>1,93463613316276</text:p>
          </table:table-cell>
          <table:table-cell table:number-columns-repeated="3"/>
          <table:table-cell table:formula="of:=ROW()-1" office:value-type="float" office:value="225" calcext:value-type="float">
            <text:p>225</text:p>
          </table:table-cell>
          <table:table-cell table:formula="of:=AVERAGE([$hsap_rmsf.J213:$hsap_rmsf.T213])" office:value-type="float" office:value="1.58553326129914" calcext:value-type="float">
            <text:p>1,58553326129914</text:p>
          </table:table-cell>
          <table:table-cell table:formula="of:=AVERAGE([$mmus_rmsf.J214:$mmus_rmsf.T214])" office:value-type="float" office:value="1.88910496234894" calcext:value-type="float">
            <text:p>1,88910496234894</text:p>
          </table:table-cell>
          <table:table-cell table:formula="of:=AVERAGE([$ggal_rmsf.J212:$ggal_rmsf.T212])" office:value-type="float" office:value="1.5059352517128" calcext:value-type="float">
            <text:p>1,5059352517128</text:p>
          </table:table-cell>
          <table:table-cell table:formula="of:=AVERAGE([$xlae_rmsf.J217:$xlae_rmsf.T217])" office:value-type="float" office:value="2.02919799089431" calcext:value-type="float">
            <text:p>2,02919799089431</text:p>
          </table:table-cell>
          <table:table-cell table:formula="of:=AVERAGE([$drer_rmsf.J214:$drer_rmsf.T214])" office:value-type="float" office:value="1.67171007394791" calcext:value-type="float">
            <text:p>1,67171007394791</text:p>
          </table:table-cell>
          <table:table-cell table:number-columns-repeated="15"/>
        </table:table-row>
        <table:table-row table:style-name="ro1">
          <table:table-cell table:formula="of:=ROW()" office:value-type="float" office:value="227" calcext:value-type="float">
            <text:p>227</text:p>
          </table:table-cell>
          <table:table-cell table:formula="of:=AVERAGE([$hsap_rmsf.A214:$hsap_rmsf.K214])" office:value-type="float" office:value="1.8454627396809" calcext:value-type="float">
            <text:p>1,8454627396809</text:p>
          </table:table-cell>
          <table:table-cell table:formula="of:=AVERAGE([$mmus_rmsf.A215:$mmus_rmsf.K215])" office:value-type="float" office:value="1.76076637948817" calcext:value-type="float">
            <text:p>1,76076637948817</text:p>
          </table:table-cell>
          <table:table-cell table:formula="of:=AVERAGE([$ggal_rmsf.A213:$ggal_rmsf.K213])" office:value-type="float" office:value="1.51433283364383" calcext:value-type="float">
            <text:p>1,51433283364383</text:p>
          </table:table-cell>
          <table:table-cell table:formula="of:=AVERAGE([$xlae_rmsf.A218:$xlae_rmsf.K218])" office:value-type="float" office:value="1.88825968116067" calcext:value-type="float">
            <text:p>1,88825968116067</text:p>
          </table:table-cell>
          <table:table-cell table:formula="of:=AVERAGE([$drer_rmsf.A215:$drer_rmsf.K215])" office:value-type="float" office:value="2.06540706861323" calcext:value-type="float">
            <text:p>2,06540706861323</text:p>
          </table:table-cell>
          <table:table-cell table:number-columns-repeated="3"/>
          <table:table-cell table:formula="of:=ROW()-1" office:value-type="float" office:value="226" calcext:value-type="float">
            <text:p>226</text:p>
          </table:table-cell>
          <table:table-cell table:formula="of:=AVERAGE([$hsap_rmsf.J214:$hsap_rmsf.T214])" office:value-type="float" office:value="1.71808242797852" calcext:value-type="float">
            <text:p>1,71808242797852</text:p>
          </table:table-cell>
          <table:table-cell table:formula="of:=AVERAGE([$mmus_rmsf.J215:$mmus_rmsf.T215])" office:value-type="float" office:value="1.95294374227524" calcext:value-type="float">
            <text:p>1,95294374227524</text:p>
          </table:table-cell>
          <table:table-cell table:formula="of:=AVERAGE([$ggal_rmsf.J213:$ggal_rmsf.T213])" office:value-type="float" office:value="1.44771128892899" calcext:value-type="float">
            <text:p>1,44771128892899</text:p>
          </table:table-cell>
          <table:table-cell table:formula="of:=AVERAGE([$xlae_rmsf.J218:$xlae_rmsf.T218])" office:value-type="float" office:value="2.07952696084976" calcext:value-type="float">
            <text:p>2,07952696084976</text:p>
          </table:table-cell>
          <table:table-cell table:formula="of:=AVERAGE([$drer_rmsf.J215:$drer_rmsf.T215])" office:value-type="float" office:value="1.83316361904144" calcext:value-type="float">
            <text:p>1,83316361904144</text:p>
          </table:table-cell>
          <table:table-cell table:number-columns-repeated="15"/>
        </table:table-row>
        <table:table-row table:style-name="ro1">
          <table:table-cell table:formula="of:=ROW()" office:value-type="float" office:value="228" calcext:value-type="float">
            <text:p>228</text:p>
          </table:table-cell>
          <table:table-cell table:formula="of:=AVERAGE([$hsap_rmsf.A215:$hsap_rmsf.K215])" office:value-type="float" office:value="1.54517202402635" calcext:value-type="float">
            <text:p>1,54517202402635</text:p>
          </table:table-cell>
          <table:table-cell table:formula="of:=AVERAGE([$mmus_rmsf.A216:$mmus_rmsf.K216])" office:value-type="float" office:value="1.56492161134546" calcext:value-type="float">
            <text:p>1,56492161134546</text:p>
          </table:table-cell>
          <table:table-cell table:formula="of:=AVERAGE([$ggal_rmsf.A214:$ggal_rmsf.K214])" office:value-type="float" office:value="1.23466727559523" calcext:value-type="float">
            <text:p>1,23466727559523</text:p>
          </table:table-cell>
          <table:table-cell table:formula="of:=AVERAGE([$xlae_rmsf.A219:$xlae_rmsf.K219])" office:value-type="float" office:value="1.66904976348877" calcext:value-type="float">
            <text:p>1,66904976348877</text:p>
          </table:table-cell>
          <table:table-cell table:formula="of:=AVERAGE([$drer_rmsf.A216:$drer_rmsf.K216])" office:value-type="float" office:value="1.81022433772694" calcext:value-type="float">
            <text:p>1,81022433772694</text:p>
          </table:table-cell>
          <table:table-cell table:number-columns-repeated="3"/>
          <table:table-cell table:formula="of:=ROW()-1" office:value-type="float" office:value="227" calcext:value-type="float">
            <text:p>227</text:p>
          </table:table-cell>
          <table:table-cell table:formula="of:=AVERAGE([$hsap_rmsf.J215:$hsap_rmsf.T215])" office:value-type="float" office:value="1.57364410161972" calcext:value-type="float">
            <text:p>1,57364410161972</text:p>
          </table:table-cell>
          <table:table-cell table:formula="of:=AVERAGE([$mmus_rmsf.J216:$mmus_rmsf.T216])" office:value-type="float" office:value="1.57237058877945" calcext:value-type="float">
            <text:p>1,57237058877945</text:p>
          </table:table-cell>
          <table:table-cell table:formula="of:=AVERAGE([$ggal_rmsf.J214:$ggal_rmsf.T214])" office:value-type="float" office:value="1.28927981853485" calcext:value-type="float">
            <text:p>1,28927981853485</text:p>
          </table:table-cell>
          <table:table-cell table:formula="of:=AVERAGE([$xlae_rmsf.J219:$xlae_rmsf.T219])" office:value-type="float" office:value="1.85101395845413" calcext:value-type="float">
            <text:p>1,85101395845413</text:p>
          </table:table-cell>
          <table:table-cell table:formula="of:=AVERAGE([$drer_rmsf.J216:$drer_rmsf.T216])" office:value-type="float" office:value="1.64570116996765" calcext:value-type="float">
            <text:p>1,64570116996765</text:p>
          </table:table-cell>
          <table:table-cell table:number-columns-repeated="15"/>
        </table:table-row>
        <table:table-row table:style-name="ro1">
          <table:table-cell table:formula="of:=ROW()" office:value-type="float" office:value="229" calcext:value-type="float">
            <text:p>229</text:p>
          </table:table-cell>
          <table:table-cell table:formula="of:=AVERAGE([$hsap_rmsf.A216:$hsap_rmsf.K216])" office:value-type="float" office:value="1.29707244069533" calcext:value-type="float">
            <text:p>1,29707244069533</text:p>
          </table:table-cell>
          <table:table-cell table:formula="of:=AVERAGE([$mmus_rmsf.A217:$mmus_rmsf.K217])" office:value-type="float" office:value="1.40649367750688" calcext:value-type="float">
            <text:p>1,40649367750688</text:p>
          </table:table-cell>
          <table:table-cell table:formula="of:=AVERAGE([$ggal_rmsf.A215:$ggal_rmsf.K215])" office:value-type="float" office:value="1.05527960441589" calcext:value-type="float">
            <text:p>1,05527960441589</text:p>
          </table:table-cell>
          <table:table-cell table:formula="of:=AVERAGE([$xlae_rmsf.A220:$xlae_rmsf.K220])" office:value-type="float" office:value="1.39225816048362" calcext:value-type="float">
            <text:p>1,39225816048362</text:p>
          </table:table-cell>
          <table:table-cell table:formula="of:=AVERAGE([$drer_rmsf.A217:$drer_rmsf.K217])" office:value-type="float" office:value="1.23403270060626" calcext:value-type="float">
            <text:p>1,23403270060626</text:p>
          </table:table-cell>
          <table:table-cell table:number-columns-repeated="3"/>
          <table:table-cell table:formula="of:=ROW()-1" office:value-type="float" office:value="228" calcext:value-type="float">
            <text:p>228</text:p>
          </table:table-cell>
          <table:table-cell table:formula="of:=AVERAGE([$hsap_rmsf.J216:$hsap_rmsf.T216])" office:value-type="float" office:value="1.32918202877045" calcext:value-type="float">
            <text:p>1,32918202877045</text:p>
          </table:table-cell>
          <table:table-cell table:formula="of:=AVERAGE([$mmus_rmsf.J217:$mmus_rmsf.T217])" office:value-type="float" office:value="1.38576430082322" calcext:value-type="float">
            <text:p>1,38576430082322</text:p>
          </table:table-cell>
          <table:table-cell table:formula="of:=AVERAGE([$ggal_rmsf.J215:$ggal_rmsf.T215])" office:value-type="float" office:value="1.01114282011986" calcext:value-type="float">
            <text:p>1,01114282011986</text:p>
          </table:table-cell>
          <table:table-cell table:formula="of:=AVERAGE([$xlae_rmsf.J220:$xlae_rmsf.T220])" office:value-type="float" office:value="1.61410123109818" calcext:value-type="float">
            <text:p>1,61410123109818</text:p>
          </table:table-cell>
          <table:table-cell table:formula="of:=AVERAGE([$drer_rmsf.J217:$drer_rmsf.T217])" office:value-type="float" office:value="1.15324926376343" calcext:value-type="float">
            <text:p>1,15324926376343</text:p>
          </table:table-cell>
          <table:table-cell table:number-columns-repeated="15"/>
        </table:table-row>
        <table:table-row table:style-name="ro1">
          <table:table-cell table:formula="of:=ROW()" office:value-type="float" office:value="230" calcext:value-type="float">
            <text:p>230</text:p>
          </table:table-cell>
          <table:table-cell table:formula="of:=AVERAGE([$hsap_rmsf.A217:$hsap_rmsf.K217])" office:value-type="float" office:value="1.01039681676518" calcext:value-type="float">
            <text:p>1,01039681676518</text:p>
          </table:table-cell>
          <table:table-cell table:formula="of:=AVERAGE([$mmus_rmsf.A218:$mmus_rmsf.K218])" office:value-type="float" office:value="1.17001278558731" calcext:value-type="float">
            <text:p>1,17001278558731</text:p>
          </table:table-cell>
          <table:table-cell/>
          <table:table-cell table:formula="of:=AVERAGE([$xlae_rmsf.A221:$xlae_rmsf.K221])" office:value-type="float" office:value="1.05795034314936" calcext:value-type="float">
            <text:p>1,05795034314936</text:p>
          </table:table-cell>
          <table:table-cell table:formula="of:=AVERAGE([$drer_rmsf.A218:$drer_rmsf.K218])" office:value-type="float" office:value="1.07120899477525" calcext:value-type="float">
            <text:p>1,07120899477525</text:p>
          </table:table-cell>
          <table:table-cell table:number-columns-repeated="3"/>
          <table:table-cell table:formula="of:=ROW()-1" office:value-type="float" office:value="229" calcext:value-type="float">
            <text:p>229</text:p>
          </table:table-cell>
          <table:table-cell table:formula="of:=AVERAGE([$hsap_rmsf.J217:$hsap_rmsf.T217])" office:value-type="float" office:value="1.10245108604431" calcext:value-type="float">
            <text:p>1,10245108604431</text:p>
          </table:table-cell>
          <table:table-cell table:formula="of:=AVERAGE([$mmus_rmsf.J218:$mmus_rmsf.T218])" office:value-type="float" office:value="1.10213649272918" calcext:value-type="float">
            <text:p>1,10213649272918</text:p>
          </table:table-cell>
          <table:table-cell table:formula="of:=AVERAGE([$ggal_rmsf.J216:$ggal_rmsf.T216])" office:value-type="float" office:value="0.845643520355225" calcext:value-type="float">
            <text:p>0,845643520355225</text:p>
          </table:table-cell>
          <table:table-cell table:formula="of:=AVERAGE([$xlae_rmsf.J221:$xlae_rmsf.T221])" office:value-type="float" office:value="1.21794247627259" calcext:value-type="float">
            <text:p>1,21794247627259</text:p>
          </table:table-cell>
          <table:table-cell table:formula="of:=AVERAGE([$drer_rmsf.J218:$drer_rmsf.T218])" office:value-type="float" office:value="0.990281552076338" calcext:value-type="float">
            <text:p>0,990281552076338</text:p>
          </table:table-cell>
          <table:table-cell table:number-columns-repeated="15"/>
        </table:table-row>
        <table:table-row table:style-name="ro1">
          <table:table-cell table:formula="of:=ROW()" office:value-type="float" office:value="231" calcext:value-type="float">
            <text:p>231</text:p>
          </table:table-cell>
          <table:table-cell table:formula="of:=AVERAGE([$hsap_rmsf.A218:$hsap_rmsf.K218])" office:value-type="float" office:value="1.13058381657861" calcext:value-type="float">
            <text:p>1,13058381657861</text:p>
          </table:table-cell>
          <table:table-cell table:formula="of:=AVERAGE([$mmus_rmsf.A219:$mmus_rmsf.K219])" office:value-type="float" office:value="1.2341522743832" calcext:value-type="float">
            <text:p>1,2341522743832</text:p>
          </table:table-cell>
          <table:table-cell/>
          <table:table-cell table:formula="of:=AVERAGE([$xlae_rmsf.A222:$xlae_rmsf.K222])" office:value-type="float" office:value="1.06943571501992" calcext:value-type="float">
            <text:p>1,06943571501992</text:p>
          </table:table-cell>
          <table:table-cell table:formula="of:=AVERAGE([$drer_rmsf.A219:$drer_rmsf.K219])" office:value-type="float" office:value="0.954371951863723" calcext:value-type="float">
            <text:p>0,954371951863723</text:p>
          </table:table-cell>
          <table:table-cell table:number-columns-repeated="3"/>
          <table:table-cell table:formula="of:=ROW()-1" office:value-type="float" office:value="230" calcext:value-type="float">
            <text:p>230</text:p>
          </table:table-cell>
          <table:table-cell table:formula="of:=AVERAGE([$hsap_rmsf.J218:$hsap_rmsf.T218])" office:value-type="float" office:value="1.27054482698441" calcext:value-type="float">
            <text:p>1,27054482698441</text:p>
          </table:table-cell>
          <table:table-cell table:formula="of:=AVERAGE([$mmus_rmsf.J219:$mmus_rmsf.T219])" office:value-type="float" office:value="1.18055528402329" calcext:value-type="float">
            <text:p>1,18055528402329</text:p>
          </table:table-cell>
          <table:table-cell/>
          <table:table-cell table:formula="of:=AVERAGE([$xlae_rmsf.J222:$xlae_rmsf.T222])" office:value-type="float" office:value="1.3181836605072" calcext:value-type="float">
            <text:p>1,3181836605072</text:p>
          </table:table-cell>
          <table:table-cell table:formula="of:=AVERAGE([$drer_rmsf.J219:$drer_rmsf.T219])" office:value-type="float" office:value="0.913962513208389" calcext:value-type="float">
            <text:p>0,913962513208389</text:p>
          </table:table-cell>
          <table:table-cell table:number-columns-repeated="15"/>
        </table:table-row>
        <table:table-row table:style-name="ro1">
          <table:table-cell table:formula="of:=ROW()" office:value-type="float" office:value="232" calcext:value-type="float">
            <text:p>232</text:p>
          </table:table-cell>
          <table:table-cell table:formula="of:=AVERAGE([$hsap_rmsf.A219:$hsap_rmsf.K219])" office:value-type="float" office:value="0.909626628368725" calcext:value-type="float">
            <text:p>0,909626628368725</text:p>
          </table:table-cell>
          <table:table-cell table:formula="of:=AVERAGE([$mmus_rmsf.A220:$mmus_rmsf.K220])" office:value-type="float" office:value="1.08972309838382" calcext:value-type="float">
            <text:p>1,08972309838382</text:p>
          </table:table-cell>
          <table:table-cell table:formula="of:=AVERAGE([$ggal_rmsf.A216:$ggal_rmsf.K216])" office:value-type="float" office:value="0.849412141046697" calcext:value-type="float">
            <text:p>0,849412141046697</text:p>
          </table:table-cell>
          <table:table-cell table:number-columns-repeated="5"/>
          <table:table-cell table:formula="of:=ROW()-1" office:value-type="float" office:value="231" calcext:value-type="float">
            <text:p>231</text:p>
          </table:table-cell>
          <table:table-cell table:formula="of:=AVERAGE([$hsap_rmsf.J219:$hsap_rmsf.T219])" office:value-type="float" office:value="1.07013902068138" calcext:value-type="float">
            <text:p>1,07013902068138</text:p>
          </table:table-cell>
          <table:table-cell table:formula="of:=AVERAGE([$mmus_rmsf.J220:$mmus_rmsf.T220])" office:value-type="float" office:value="1.0546940267086" calcext:value-type="float">
            <text:p>1,0546940267086</text:p>
          </table:table-cell>
          <table:table-cell/>
          <table:table-cell table:formula="of:=AVERAGE([$xlae_rmsf.J223:$xlae_rmsf.T223])" office:value-type="float" office:value="0.839776873588562" calcext:value-type="float">
            <text:p>0,839776873588562</text:p>
          </table:table-cell>
          <table:table-cell table:formula="of:=AVERAGE([$drer_rmsf.J220:$drer_rmsf.T220])" office:value-type="float" office:value="0.723506629467011" calcext:value-type="float">
            <text:p>0,723506629467011</text:p>
          </table:table-cell>
          <table:table-cell table:number-columns-repeated="15"/>
        </table:table-row>
        <table:table-row table:style-name="ro1">
          <table:table-cell table:formula="of:=ROW()" office:value-type="float" office:value="233" calcext:value-type="float">
            <text:p>233</text:p>
          </table:table-cell>
          <table:table-cell table:formula="of:=AVERAGE([$hsap_rmsf.A220:$hsap_rmsf.K220])" office:value-type="float" office:value="0.890505415385853" calcext:value-type="float">
            <text:p>0,890505415385853</text:p>
          </table:table-cell>
          <table:table-cell table:formula="of:=AVERAGE([$mmus_rmsf.A221:$mmus_rmsf.K221])" office:value-type="float" office:value="1.1777490493601" calcext:value-type="float">
            <text:p>1,1777490493601</text:p>
          </table:table-cell>
          <table:table-cell table:formula="of:=AVERAGE([$ggal_rmsf.A217:$ggal_rmsf.K217])" office:value-type="float" office:value="0.924041613812187" calcext:value-type="float">
            <text:p>0,924041613812187</text:p>
          </table:table-cell>
          <table:table-cell table:number-columns-repeated="5"/>
          <table:table-cell table:formula="of:=ROW()-1" office:value-type="float" office:value="232" calcext:value-type="float">
            <text:p>232</text:p>
          </table:table-cell>
          <table:table-cell table:formula="of:=AVERAGE([$hsap_rmsf.J220:$hsap_rmsf.T220])" office:value-type="float" office:value="1.13421368598938" calcext:value-type="float">
            <text:p>1,13421368598938</text:p>
          </table:table-cell>
          <table:table-cell table:formula="of:=AVERAGE([$mmus_rmsf.J221:$mmus_rmsf.T221])" office:value-type="float" office:value="1.22119629383087" calcext:value-type="float">
            <text:p>1,22119629383087</text:p>
          </table:table-cell>
          <table:table-cell table:formula="of:=AVERAGE([$ggal_rmsf.J217:$ggal_rmsf.T217])" office:value-type="float" office:value="0.979559719562533" calcext:value-type="float">
            <text:p>0,979559719562533</text:p>
          </table:table-cell>
          <table:table-cell table:number-columns-repeated="17"/>
        </table:table-row>
        <table:table-row table:style-name="ro1">
          <table:table-cell table:formula="of:=ROW()" office:value-type="float" office:value="234" calcext:value-type="float">
            <text:p>234</text:p>
          </table:table-cell>
          <table:table-cell table:formula="of:=AVERAGE([$hsap_rmsf.A221:$hsap_rmsf.K221])" office:value-type="float" office:value="0.926086570099223" calcext:value-type="float">
            <text:p>0,926086570099223</text:p>
          </table:table-cell>
          <table:table-cell table:formula="of:=AVERAGE([$mmus_rmsf.A222:$mmus_rmsf.K222])" office:value-type="float" office:value="1.25617819588228" calcext:value-type="float">
            <text:p>1,25617819588228</text:p>
          </table:table-cell>
          <table:table-cell table:formula="of:=AVERAGE([$ggal_rmsf.A218:$ggal_rmsf.K218])" office:value-type="float" office:value="0.798793795312015" calcext:value-type="float">
            <text:p>0,798793795312015</text:p>
          </table:table-cell>
          <table:table-cell table:formula="of:=AVERAGE([$xlae_rmsf.A223:$xlae_rmsf.K223])" office:value-type="float" office:value="0.805118725346999" calcext:value-type="float">
            <text:p>0,805118725346999</text:p>
          </table:table-cell>
          <table:table-cell table:formula="of:=AVERAGE([$drer_rmsf.A220:$drer_rmsf.K220])" office:value-type="float" office:value="0.749715671055187" calcext:value-type="float">
            <text:p>0,749715671055187</text:p>
          </table:table-cell>
          <table:table-cell table:number-columns-repeated="3"/>
          <table:table-cell table:formula="of:=ROW()-1" office:value-type="float" office:value="233" calcext:value-type="float">
            <text:p>233</text:p>
          </table:table-cell>
          <table:table-cell table:formula="of:=AVERAGE([$hsap_rmsf.J221:$hsap_rmsf.T221])" office:value-type="float" office:value="1.06682378053665" calcext:value-type="float">
            <text:p>1,06682378053665</text:p>
          </table:table-cell>
          <table:table-cell table:formula="of:=AVERAGE([$mmus_rmsf.J222:$mmus_rmsf.T222])" office:value-type="float" office:value="1.50301185250283" calcext:value-type="float">
            <text:p>1,50301185250283</text:p>
          </table:table-cell>
          <table:table-cell table:formula="of:=AVERAGE([$ggal_rmsf.J218:$ggal_rmsf.T218])" office:value-type="float" office:value="0.778154402971267" calcext:value-type="float">
            <text:p>0,778154402971267</text:p>
          </table:table-cell>
          <table:table-cell table:number-columns-repeated="17"/>
        </table:table-row>
        <table:table-row table:style-name="ro1">
          <table:table-cell table:formula="of:=ROW()" office:value-type="float" office:value="235" calcext:value-type="float">
            <text:p>235</text:p>
          </table:table-cell>
          <table:table-cell table:formula="of:=AVERAGE([$hsap_rmsf.A222:$hsap_rmsf.K222])" office:value-type="float" office:value="0.994273693242853" calcext:value-type="float">
            <text:p>0,994273693242853</text:p>
          </table:table-cell>
          <table:table-cell table:formula="of:=AVERAGE([$mmus_rmsf.A223:$mmus_rmsf.K223])" office:value-type="float" office:value="1.2388570732082" calcext:value-type="float">
            <text:p>1,2388570732082</text:p>
          </table:table-cell>
          <table:table-cell table:formula="of:=AVERAGE([$ggal_rmsf.A219:$ggal_rmsf.K219])" office:value-type="float" office:value="0.837660732766585" calcext:value-type="float">
            <text:p>0,837660732766585</text:p>
          </table:table-cell>
          <table:table-cell table:formula="of:=AVERAGE([$xlae_rmsf.A224:$xlae_rmsf.K224])" office:value-type="float" office:value="0.839910822932156" calcext:value-type="float">
            <text:p>0,839910822932156</text:p>
          </table:table-cell>
          <table:table-cell table:formula="of:=AVERAGE([$drer_rmsf.A221:$drer_rmsf.K221])" office:value-type="float" office:value="0.924749555891211" calcext:value-type="float">
            <text:p>0,924749555891211</text:p>
          </table:table-cell>
          <table:table-cell table:number-columns-repeated="3"/>
          <table:table-cell table:formula="of:=ROW()-1" office:value-type="float" office:value="234" calcext:value-type="float">
            <text:p>234</text:p>
          </table:table-cell>
          <table:table-cell table:formula="of:=AVERAGE([$hsap_rmsf.J222:$hsap_rmsf.T222])" office:value-type="float" office:value="0.961104750633239" calcext:value-type="float">
            <text:p>0,961104750633239</text:p>
          </table:table-cell>
          <table:table-cell table:formula="of:=AVERAGE([$mmus_rmsf.J223:$mmus_rmsf.T223])" office:value-type="float" office:value="1.54510015249253" calcext:value-type="float">
            <text:p>1,54510015249253</text:p>
          </table:table-cell>
          <table:table-cell table:formula="of:=AVERAGE([$ggal_rmsf.J219:$ggal_rmsf.T219])" office:value-type="float" office:value="0.792246252298356" calcext:value-type="float">
            <text:p>0,792246252298356</text:p>
          </table:table-cell>
          <table:table-cell table:formula="of:=AVERAGE([$xlae_rmsf.J224:$xlae_rmsf.T224])" office:value-type="float" office:value="0.841108173131943" calcext:value-type="float">
            <text:p>0,841108173131943</text:p>
          </table:table-cell>
          <table:table-cell table:formula="of:=AVERAGE([$drer_rmsf.J221:$drer_rmsf.T221])" office:value-type="float" office:value="0.862774491310119" calcext:value-type="float">
            <text:p>0,862774491310119</text:p>
          </table:table-cell>
          <table:table-cell table:number-columns-repeated="15"/>
        </table:table-row>
        <table:table-row table:style-name="ro1">
          <table:table-cell table:formula="of:=ROW()" office:value-type="float" office:value="236" calcext:value-type="float">
            <text:p>236</text:p>
          </table:table-cell>
          <table:table-cell table:formula="of:=AVERAGE([$hsap_rmsf.A223:$hsap_rmsf.K223])" office:value-type="float" office:value="0.866468795702154" calcext:value-type="float">
            <text:p>0,866468795702154</text:p>
          </table:table-cell>
          <table:table-cell table:formula="of:=AVERAGE([$mmus_rmsf.A224:$mmus_rmsf.K224])" office:value-type="float" office:value="1.10605648717534" calcext:value-type="float">
            <text:p>1,10605648717534</text:p>
          </table:table-cell>
          <table:table-cell table:formula="of:=AVERAGE([$ggal_rmsf.A220:$ggal_rmsf.K220])" office:value-type="float" office:value="0.873521741275093" calcext:value-type="float">
            <text:p>0,873521741275093</text:p>
          </table:table-cell>
          <table:table-cell table:formula="of:=AVERAGE([$xlae_rmsf.A225:$xlae_rmsf.K225])" office:value-type="float" office:value="0.893311876488772" calcext:value-type="float">
            <text:p>0,893311876488772</text:p>
          </table:table-cell>
          <table:table-cell table:formula="of:=AVERAGE([$drer_rmsf.A222:$drer_rmsf.K222])" office:value-type="float" office:value="0.779314697260423" calcext:value-type="float">
            <text:p>0,779314697260423</text:p>
          </table:table-cell>
          <table:table-cell table:number-columns-repeated="3"/>
          <table:table-cell table:formula="of:=ROW()-1" office:value-type="float" office:value="235" calcext:value-type="float">
            <text:p>235</text:p>
          </table:table-cell>
          <table:table-cell table:formula="of:=AVERAGE([$hsap_rmsf.J223:$hsap_rmsf.T223])" office:value-type="float" office:value="0.884972989559174" calcext:value-type="float">
            <text:p>0,884972989559174</text:p>
          </table:table-cell>
          <table:table-cell table:formula="of:=AVERAGE([$mmus_rmsf.J224:$mmus_rmsf.T224])" office:value-type="float" office:value="1.33052429556846" calcext:value-type="float">
            <text:p>1,33052429556846</text:p>
          </table:table-cell>
          <table:table-cell table:formula="of:=AVERAGE([$ggal_rmsf.J220:$ggal_rmsf.T220])" office:value-type="float" office:value="0.933090150356292" calcext:value-type="float">
            <text:p>0,933090150356292</text:p>
          </table:table-cell>
          <table:table-cell table:formula="of:=AVERAGE([$xlae_rmsf.J225:$xlae_rmsf.T225])" office:value-type="float" office:value="0.795145571231843" calcext:value-type="float">
            <text:p>0,795145571231843</text:p>
          </table:table-cell>
          <table:table-cell table:formula="of:=AVERAGE([$drer_rmsf.J222:$drer_rmsf.T222])" office:value-type="float" office:value="0.74819952249527" calcext:value-type="float">
            <text:p>0,74819952249527</text:p>
          </table:table-cell>
          <table:table-cell table:number-columns-repeated="15"/>
        </table:table-row>
        <table:table-row table:style-name="ro1">
          <table:table-cell table:formula="of:=ROW()" office:value-type="float" office:value="237" calcext:value-type="float">
            <text:p>237</text:p>
          </table:table-cell>
          <table:table-cell table:formula="of:=AVERAGE([$hsap_rmsf.A224:$hsap_rmsf.K224])" office:value-type="float" office:value="0.711173972279288" calcext:value-type="float">
            <text:p>0,711173972279288</text:p>
          </table:table-cell>
          <table:table-cell table:formula="of:=AVERAGE([$mmus_rmsf.A225:$mmus_rmsf.K225])" office:value-type="float" office:value="0.889517717046564" calcext:value-type="float">
            <text:p>0,889517717046564</text:p>
          </table:table-cell>
          <table:table-cell table:formula="of:=AVERAGE([$ggal_rmsf.A221:$ggal_rmsf.K221])" office:value-type="float" office:value="0.744799335975994" calcext:value-type="float">
            <text:p>0,744799335975994</text:p>
          </table:table-cell>
          <table:table-cell table:formula="of:=AVERAGE([$xlae_rmsf.A226:$xlae_rmsf.K226])" office:value-type="float" office:value="0.723422441445437" calcext:value-type="float">
            <text:p>0,723422441445437</text:p>
          </table:table-cell>
          <table:table-cell table:formula="of:=AVERAGE([$drer_rmsf.A223:$drer_rmsf.K223])" office:value-type="float" office:value="0.656244084708821" calcext:value-type="float">
            <text:p>0,656244084708821</text:p>
          </table:table-cell>
          <table:table-cell table:number-columns-repeated="3"/>
          <table:table-cell table:formula="of:=ROW()-1" office:value-type="float" office:value="236" calcext:value-type="float">
            <text:p>236</text:p>
          </table:table-cell>
          <table:table-cell table:formula="of:=AVERAGE([$hsap_rmsf.J224:$hsap_rmsf.T224])" office:value-type="float" office:value="0.692819654941559" calcext:value-type="float">
            <text:p>0,692819654941559</text:p>
          </table:table-cell>
          <table:table-cell table:formula="of:=AVERAGE([$mmus_rmsf.J225:$mmus_rmsf.T225])" office:value-type="float" office:value="1.08669820427895" calcext:value-type="float">
            <text:p>1,08669820427895</text:p>
          </table:table-cell>
          <table:table-cell table:formula="of:=AVERAGE([$ggal_rmsf.J221:$ggal_rmsf.T221])" office:value-type="float" office:value="0.776748090982437" calcext:value-type="float">
            <text:p>0,776748090982437</text:p>
          </table:table-cell>
          <table:table-cell table:formula="of:=AVERAGE([$xlae_rmsf.J226:$xlae_rmsf.T226])" office:value-type="float" office:value="0.673788189888001" calcext:value-type="float">
            <text:p>0,673788189888001</text:p>
          </table:table-cell>
          <table:table-cell table:formula="of:=AVERAGE([$drer_rmsf.J223:$drer_rmsf.T223])" office:value-type="float" office:value="0.65447461605072" calcext:value-type="float">
            <text:p>0,65447461605072</text:p>
          </table:table-cell>
          <table:table-cell table:number-columns-repeated="15"/>
        </table:table-row>
        <table:table-row table:style-name="ro1">
          <table:table-cell table:formula="of:=ROW()" office:value-type="float" office:value="238" calcext:value-type="float">
            <text:p>238</text:p>
          </table:table-cell>
          <table:table-cell table:formula="of:=AVERAGE([$hsap_rmsf.A225:$hsap_rmsf.K225])" office:value-type="float" office:value="0.699223097363212" calcext:value-type="float">
            <text:p>0,699223097363212</text:p>
          </table:table-cell>
          <table:table-cell table:formula="of:=AVERAGE([$mmus_rmsf.A226:$mmus_rmsf.K226])" office:value-type="float" office:value="0.780557963883487" calcext:value-type="float">
            <text:p>0,780557963883487</text:p>
          </table:table-cell>
          <table:table-cell table:formula="of:=AVERAGE([$ggal_rmsf.A222:$ggal_rmsf.K222])" office:value-type="float" office:value="0.749588671403712" calcext:value-type="float">
            <text:p>0,749588671403712</text:p>
          </table:table-cell>
          <table:table-cell table:formula="of:=AVERAGE([$xlae_rmsf.A227:$xlae_rmsf.K227])" office:value-type="float" office:value="0.698412910148274" calcext:value-type="float">
            <text:p>0,698412910148274</text:p>
          </table:table-cell>
          <table:table-cell table:formula="of:=AVERAGE([$drer_rmsf.A224:$drer_rmsf.K224])" office:value-type="float" office:value="0.670939264112299" calcext:value-type="float">
            <text:p>0,670939264112299</text:p>
          </table:table-cell>
          <table:table-cell table:number-columns-repeated="3"/>
          <table:table-cell table:formula="of:=ROW()-1" office:value-type="float" office:value="237" calcext:value-type="float">
            <text:p>237</text:p>
          </table:table-cell>
          <table:table-cell table:formula="of:=AVERAGE([$hsap_rmsf.J225:$hsap_rmsf.T225])" office:value-type="float" office:value="0.631302744150162" calcext:value-type="float">
            <text:p>0,631302744150162</text:p>
          </table:table-cell>
          <table:table-cell table:formula="of:=AVERAGE([$mmus_rmsf.J226:$mmus_rmsf.T226])" office:value-type="float" office:value="0.893063992261887" calcext:value-type="float">
            <text:p>0,893063992261887</text:p>
          </table:table-cell>
          <table:table-cell table:formula="of:=AVERAGE([$ggal_rmsf.J222:$ggal_rmsf.T222])" office:value-type="float" office:value="0.846175819635391" calcext:value-type="float">
            <text:p>0,846175819635391</text:p>
          </table:table-cell>
          <table:table-cell table:formula="of:=AVERAGE([$xlae_rmsf.J227:$xlae_rmsf.T227])" office:value-type="float" office:value="0.660092443227768" calcext:value-type="float">
            <text:p>0,660092443227768</text:p>
          </table:table-cell>
          <table:table-cell table:formula="of:=AVERAGE([$drer_rmsf.J224:$drer_rmsf.T224])" office:value-type="float" office:value="0.665539532899856" calcext:value-type="float">
            <text:p>0,665539532899856</text:p>
          </table:table-cell>
          <table:table-cell table:number-columns-repeated="15"/>
        </table:table-row>
        <table:table-row table:style-name="ro1">
          <table:table-cell table:formula="of:=ROW()" office:value-type="float" office:value="239" calcext:value-type="float">
            <text:p>239</text:p>
          </table:table-cell>
          <table:table-cell table:formula="of:=AVERAGE([$hsap_rmsf.A226:$hsap_rmsf.K226])" office:value-type="float" office:value="0.60353443449922" calcext:value-type="float">
            <text:p>0,60353443449922</text:p>
          </table:table-cell>
          <table:table-cell table:formula="of:=AVERAGE([$mmus_rmsf.A227:$mmus_rmsf.K227])" office:value-type="float" office:value="0.672265129274888" calcext:value-type="float">
            <text:p>0,672265129274888</text:p>
          </table:table-cell>
          <table:table-cell table:formula="of:=AVERAGE([$ggal_rmsf.A223:$ggal_rmsf.K223])" office:value-type="float" office:value="0.588525803650596" calcext:value-type="float">
            <text:p>0,588525803650596</text:p>
          </table:table-cell>
          <table:table-cell table:formula="of:=AVERAGE([$xlae_rmsf.A228:$xlae_rmsf.K228])" office:value-type="float" office:value="0.646371823334434" calcext:value-type="float">
            <text:p>0,646371823334434</text:p>
          </table:table-cell>
          <table:table-cell table:formula="of:=AVERAGE([$drer_rmsf.A225:$drer_rmsf.K225])" office:value-type="float" office:value="0.610901874893535" calcext:value-type="float">
            <text:p>0,610901874893535</text:p>
          </table:table-cell>
          <table:table-cell table:number-columns-repeated="3"/>
          <table:table-cell table:formula="of:=ROW()-1" office:value-type="float" office:value="238" calcext:value-type="float">
            <text:p>238</text:p>
          </table:table-cell>
          <table:table-cell table:formula="of:=AVERAGE([$hsap_rmsf.J226:$hsap_rmsf.T226])" office:value-type="float" office:value="0.562301337718963" calcext:value-type="float">
            <text:p>0,562301337718963</text:p>
          </table:table-cell>
          <table:table-cell table:formula="of:=AVERAGE([$mmus_rmsf.J227:$mmus_rmsf.T227])" office:value-type="float" office:value="0.722206622362137" calcext:value-type="float">
            <text:p>0,722206622362137</text:p>
          </table:table-cell>
          <table:table-cell table:formula="of:=AVERAGE([$ggal_rmsf.J223:$ggal_rmsf.T223])" office:value-type="float" office:value="0.634156018495559" calcext:value-type="float">
            <text:p>0,634156018495559</text:p>
          </table:table-cell>
          <table:table-cell table:formula="of:=AVERAGE([$xlae_rmsf.J228:$xlae_rmsf.T228])" office:value-type="float" office:value="0.636279314756393" calcext:value-type="float">
            <text:p>0,636279314756393</text:p>
          </table:table-cell>
          <table:table-cell table:formula="of:=AVERAGE([$drer_rmsf.J225:$drer_rmsf.T225])" office:value-type="float" office:value="0.590951263904572" calcext:value-type="float">
            <text:p>0,590951263904572</text:p>
          </table:table-cell>
          <table:table-cell table:number-columns-repeated="15"/>
        </table:table-row>
        <table:table-row table:style-name="ro1">
          <table:table-cell table:formula="of:=ROW()" office:value-type="float" office:value="240" calcext:value-type="float">
            <text:p>240</text:p>
          </table:table-cell>
          <table:table-cell table:formula="of:=AVERAGE([$hsap_rmsf.A227:$hsap_rmsf.K227])" office:value-type="float" office:value="0.603963727215333" calcext:value-type="float">
            <text:p>0,603963727215333</text:p>
          </table:table-cell>
          <table:table-cell table:formula="of:=AVERAGE([$mmus_rmsf.A228:$mmus_rmsf.K228])" office:value-type="float" office:value="0.652764793971669" calcext:value-type="float">
            <text:p>0,652764793971669</text:p>
          </table:table-cell>
          <table:table-cell table:formula="of:=AVERAGE([$ggal_rmsf.A224:$ggal_rmsf.K224])" office:value-type="float" office:value="0.563200260027972" calcext:value-type="float">
            <text:p>0,563200260027972</text:p>
          </table:table-cell>
          <table:table-cell table:formula="of:=AVERAGE([$xlae_rmsf.A229:$xlae_rmsf.K229])" office:value-type="float" office:value="0.663296732258537" calcext:value-type="float">
            <text:p>0,663296732258537</text:p>
          </table:table-cell>
          <table:table-cell table:formula="of:=AVERAGE([$drer_rmsf.A226:$drer_rmsf.K226])" office:value-type="float" office:value="0.601673196025155" calcext:value-type="float">
            <text:p>0,601673196025155</text:p>
          </table:table-cell>
          <table:table-cell table:number-columns-repeated="3"/>
          <table:table-cell table:formula="of:=ROW()-1" office:value-type="float" office:value="239" calcext:value-type="float">
            <text:p>239</text:p>
          </table:table-cell>
          <table:table-cell table:formula="of:=AVERAGE([$hsap_rmsf.J227:$hsap_rmsf.T227])" office:value-type="float" office:value="0.543022692203521" calcext:value-type="float">
            <text:p>0,543022692203521</text:p>
          </table:table-cell>
          <table:table-cell table:formula="of:=AVERAGE([$mmus_rmsf.J228:$mmus_rmsf.T228])" office:value-type="float" office:value="0.669339835643769" calcext:value-type="float">
            <text:p>0,669339835643769</text:p>
          </table:table-cell>
          <table:table-cell table:formula="of:=AVERAGE([$ggal_rmsf.J224:$ggal_rmsf.T224])" office:value-type="float" office:value="0.615335673093796" calcext:value-type="float">
            <text:p>0,615335673093796</text:p>
          </table:table-cell>
          <table:table-cell table:formula="of:=AVERAGE([$xlae_rmsf.J229:$xlae_rmsf.T229])" office:value-type="float" office:value="0.668042778968811" calcext:value-type="float">
            <text:p>0,668042778968811</text:p>
          </table:table-cell>
          <table:table-cell table:formula="of:=AVERAGE([$drer_rmsf.J226:$drer_rmsf.T226])" office:value-type="float" office:value="0.565401077270508" calcext:value-type="float">
            <text:p>0,565401077270508</text:p>
          </table:table-cell>
          <table:table-cell table:number-columns-repeated="15"/>
        </table:table-row>
        <table:table-row table:style-name="ro1">
          <table:table-cell table:formula="of:=ROW()" office:value-type="float" office:value="241" calcext:value-type="float">
            <text:p>241</text:p>
          </table:table-cell>
          <table:table-cell table:formula="of:=AVERAGE([$hsap_rmsf.A228:$hsap_rmsf.K228])" office:value-type="float" office:value="0.600292227740028" calcext:value-type="float">
            <text:p>0,600292227740028</text:p>
          </table:table-cell>
          <table:table-cell table:formula="of:=AVERAGE([$mmus_rmsf.A229:$mmus_rmsf.K229])" office:value-type="float" office:value="0.631131691762057" calcext:value-type="float">
            <text:p>0,631131691762057</text:p>
          </table:table-cell>
          <table:table-cell table:formula="of:=AVERAGE([$ggal_rmsf.A225:$ggal_rmsf.K225])" office:value-type="float" office:value="0.513112832922329" calcext:value-type="float">
            <text:p>0,513112832922329</text:p>
          </table:table-cell>
          <table:table-cell table:formula="of:=AVERAGE([$xlae_rmsf.A230:$xlae_rmsf.K230])" office:value-type="float" office:value="0.653878230634863" calcext:value-type="float">
            <text:p>0,653878230634863</text:p>
          </table:table-cell>
          <table:table-cell table:formula="of:=AVERAGE([$drer_rmsf.A227:$drer_rmsf.K227])" office:value-type="float" office:value="0.594745274727561" calcext:value-type="float">
            <text:p>0,594745274727561</text:p>
          </table:table-cell>
          <table:table-cell table:number-columns-repeated="3"/>
          <table:table-cell table:formula="of:=ROW()-1" office:value-type="float" office:value="240" calcext:value-type="float">
            <text:p>240</text:p>
          </table:table-cell>
          <table:table-cell table:formula="of:=AVERAGE([$hsap_rmsf.J228:$hsap_rmsf.T228])" office:value-type="float" office:value="0.55941355228424" calcext:value-type="float">
            <text:p>0,55941355228424</text:p>
          </table:table-cell>
          <table:table-cell table:formula="of:=AVERAGE([$mmus_rmsf.J229:$mmus_rmsf.T229])" office:value-type="float" office:value="0.633683025836944" calcext:value-type="float">
            <text:p>0,633683025836944</text:p>
          </table:table-cell>
          <table:table-cell table:formula="of:=AVERAGE([$ggal_rmsf.J225:$ggal_rmsf.T225])" office:value-type="float" office:value="0.565249741077423" calcext:value-type="float">
            <text:p>0,565249741077423</text:p>
          </table:table-cell>
          <table:table-cell table:formula="of:=AVERAGE([$xlae_rmsf.J230:$xlae_rmsf.T230])" office:value-type="float" office:value="0.669425398111343" calcext:value-type="float">
            <text:p>0,669425398111343</text:p>
          </table:table-cell>
          <table:table-cell table:formula="of:=AVERAGE([$drer_rmsf.J227:$drer_rmsf.T227])" office:value-type="float" office:value="0.564797997474671" calcext:value-type="float">
            <text:p>0,564797997474671</text:p>
          </table:table-cell>
          <table:table-cell table:number-columns-repeated="15"/>
        </table:table-row>
        <table:table-row table:style-name="ro1">
          <table:table-cell table:formula="of:=ROW()" office:value-type="float" office:value="242" calcext:value-type="float">
            <text:p>242</text:p>
          </table:table-cell>
          <table:table-cell table:formula="of:=AVERAGE([$hsap_rmsf.A229:$hsap_rmsf.K229])" office:value-type="float" office:value="0.643046936756654" calcext:value-type="float">
            <text:p>0,643046936756654</text:p>
          </table:table-cell>
          <table:table-cell table:formula="of:=AVERAGE([$mmus_rmsf.A230:$mmus_rmsf.K230])" office:value-type="float" office:value="0.680492851124503" calcext:value-type="float">
            <text:p>0,680492851124503</text:p>
          </table:table-cell>
          <table:table-cell table:formula="of:=AVERAGE([$ggal_rmsf.A226:$ggal_rmsf.K226])" office:value-type="float" office:value="0.559155243160942" calcext:value-type="float">
            <text:p>0,559155243160942</text:p>
          </table:table-cell>
          <table:table-cell table:formula="of:=AVERAGE([$xlae_rmsf.A231:$xlae_rmsf.K231])" office:value-type="float" office:value="0.695127242404938" calcext:value-type="float">
            <text:p>0,695127242404938</text:p>
          </table:table-cell>
          <table:table-cell table:formula="of:=AVERAGE([$drer_rmsf.A228:$drer_rmsf.K228])" office:value-type="float" office:value="0.649030762789986" calcext:value-type="float">
            <text:p>0,649030762789986</text:p>
          </table:table-cell>
          <table:table-cell table:number-columns-repeated="3"/>
          <table:table-cell table:formula="of:=ROW()-1" office:value-type="float" office:value="241" calcext:value-type="float">
            <text:p>241</text:p>
          </table:table-cell>
          <table:table-cell table:formula="of:=AVERAGE([$hsap_rmsf.J229:$hsap_rmsf.T229])" office:value-type="float" office:value="0.58387690782547" calcext:value-type="float">
            <text:p>0,58387690782547</text:p>
          </table:table-cell>
          <table:table-cell table:formula="of:=AVERAGE([$mmus_rmsf.J230:$mmus_rmsf.T230])" office:value-type="float" office:value="0.669299244880676" calcext:value-type="float">
            <text:p>0,669299244880676</text:p>
          </table:table-cell>
          <table:table-cell table:formula="of:=AVERAGE([$ggal_rmsf.J226:$ggal_rmsf.T226])" office:value-type="float" office:value="0.632621437311173" calcext:value-type="float">
            <text:p>0,632621437311173</text:p>
          </table:table-cell>
          <table:table-cell table:formula="of:=AVERAGE([$xlae_rmsf.J231:$xlae_rmsf.T231])" office:value-type="float" office:value="0.709872752428055" calcext:value-type="float">
            <text:p>0,709872752428055</text:p>
          </table:table-cell>
          <table:table-cell table:formula="of:=AVERAGE([$drer_rmsf.J228:$drer_rmsf.T228])" office:value-type="float" office:value="0.598086655139923" calcext:value-type="float">
            <text:p>0,598086655139923</text:p>
          </table:table-cell>
          <table:table-cell table:number-columns-repeated="15"/>
        </table:table-row>
        <table:table-row table:style-name="ro1">
          <table:table-cell table:formula="of:=ROW()" office:value-type="float" office:value="243" calcext:value-type="float">
            <text:p>243</text:p>
          </table:table-cell>
          <table:table-cell table:formula="of:=AVERAGE([$hsap_rmsf.A230:$hsap_rmsf.K230])" office:value-type="float" office:value="0.738147032037388" calcext:value-type="float">
            <text:p>0,738147032037388</text:p>
          </table:table-cell>
          <table:table-cell table:formula="of:=AVERAGE([$mmus_rmsf.A231:$mmus_rmsf.K231])" office:value-type="float" office:value="0.737701237312317" calcext:value-type="float">
            <text:p>0,737701237312317</text:p>
          </table:table-cell>
          <table:table-cell table:formula="of:=AVERAGE([$ggal_rmsf.A227:$ggal_rmsf.K227])" office:value-type="float" office:value="0.569193175742236" calcext:value-type="float">
            <text:p>0,569193175742236</text:p>
          </table:table-cell>
          <table:table-cell table:formula="of:=AVERAGE([$xlae_rmsf.A232:$xlae_rmsf.K232])" office:value-type="float" office:value="0.751975621845592" calcext:value-type="float">
            <text:p>0,751975621845592</text:p>
          </table:table-cell>
          <table:table-cell table:formula="of:=AVERAGE([$drer_rmsf.A229:$drer_rmsf.K229])" office:value-type="float" office:value="0.78334463871349" calcext:value-type="float">
            <text:p>0,78334463871349</text:p>
          </table:table-cell>
          <table:table-cell table:number-columns-repeated="3"/>
          <table:table-cell table:formula="of:=ROW()-1" office:value-type="float" office:value="242" calcext:value-type="float">
            <text:p>242</text:p>
          </table:table-cell>
          <table:table-cell table:formula="of:=AVERAGE([$hsap_rmsf.J230:$hsap_rmsf.T230])" office:value-type="float" office:value="0.635116726160049" calcext:value-type="float">
            <text:p>0,635116726160049</text:p>
          </table:table-cell>
          <table:table-cell table:formula="of:=AVERAGE([$mmus_rmsf.J231:$mmus_rmsf.T231])" office:value-type="float" office:value="0.693796575069428" calcext:value-type="float">
            <text:p>0,693796575069428</text:p>
          </table:table-cell>
          <table:table-cell table:formula="of:=AVERAGE([$ggal_rmsf.J227:$ggal_rmsf.T227])" office:value-type="float" office:value="0.635213762521744" calcext:value-type="float">
            <text:p>0,635213762521744</text:p>
          </table:table-cell>
          <table:table-cell table:formula="of:=AVERAGE([$xlae_rmsf.J232:$xlae_rmsf.T232])" office:value-type="float" office:value="0.677401185035706" calcext:value-type="float">
            <text:p>0,677401185035706</text:p>
          </table:table-cell>
          <table:table-cell table:formula="of:=AVERAGE([$drer_rmsf.J229:$drer_rmsf.T229])" office:value-type="float" office:value="0.651176691055298" calcext:value-type="float">
            <text:p>0,651176691055298</text:p>
          </table:table-cell>
          <table:table-cell table:number-columns-repeated="15"/>
        </table:table-row>
        <table:table-row table:style-name="ro1">
          <table:table-cell table:formula="of:=ROW()" office:value-type="float" office:value="244" calcext:value-type="float">
            <text:p>244</text:p>
          </table:table-cell>
          <table:table-cell table:formula="of:=AVERAGE([$hsap_rmsf.A231:$hsap_rmsf.K231])" office:value-type="float" office:value="0.950559343336624" calcext:value-type="float">
            <text:p>0,950559343336624</text:p>
          </table:table-cell>
          <table:table-cell table:formula="of:=AVERAGE([$mmus_rmsf.A232:$mmus_rmsf.K232])" office:value-type="float" office:value="0.983889440368652" calcext:value-type="float">
            <text:p>0,983889440368652</text:p>
          </table:table-cell>
          <table:table-cell table:formula="of:=AVERAGE([$ggal_rmsf.A228:$ggal_rmsf.K228])" office:value-type="float" office:value="0.755100384634191" calcext:value-type="float">
            <text:p>0,755100384634191</text:p>
          </table:table-cell>
          <table:table-cell table:formula="of:=AVERAGE([$xlae_rmsf.A233:$xlae_rmsf.K233])" office:value-type="float" office:value="1.01236942227277" calcext:value-type="float">
            <text:p>1,01236942227277</text:p>
          </table:table-cell>
          <table:table-cell table:formula="of:=AVERAGE([$drer_rmsf.A230:$drer_rmsf.K230])" office:value-type="float" office:value="0.982215659134258" calcext:value-type="float">
            <text:p>0,982215659134258</text:p>
          </table:table-cell>
          <table:table-cell table:number-columns-repeated="3"/>
          <table:table-cell table:formula="of:=ROW()-1" office:value-type="float" office:value="243" calcext:value-type="float">
            <text:p>243</text:p>
          </table:table-cell>
          <table:table-cell table:formula="of:=AVERAGE([$hsap_rmsf.J231:$hsap_rmsf.T231])" office:value-type="float" office:value="0.83283594250679" calcext:value-type="float">
            <text:p>0,83283594250679</text:p>
          </table:table-cell>
          <table:table-cell table:formula="of:=AVERAGE([$mmus_rmsf.J232:$mmus_rmsf.T232])" office:value-type="float" office:value="0.923584401607513" calcext:value-type="float">
            <text:p>0,923584401607513</text:p>
          </table:table-cell>
          <table:table-cell table:formula="of:=AVERAGE([$ggal_rmsf.J228:$ggal_rmsf.T228])" office:value-type="float" office:value="0.824392348527909" calcext:value-type="float">
            <text:p>0,824392348527909</text:p>
          </table:table-cell>
          <table:table-cell table:formula="of:=AVERAGE([$xlae_rmsf.J233:$xlae_rmsf.T233])" office:value-type="float" office:value="0.92221000790596" calcext:value-type="float">
            <text:p>0,92221000790596</text:p>
          </table:table-cell>
          <table:table-cell table:formula="of:=AVERAGE([$drer_rmsf.J230:$drer_rmsf.T230])" office:value-type="float" office:value="0.880538821220398" calcext:value-type="float">
            <text:p>0,880538821220398</text:p>
          </table:table-cell>
          <table:table-cell table:number-columns-repeated="15"/>
        </table:table-row>
        <table:table-row table:style-name="ro1">
          <table:table-cell table:formula="of:=ROW()" office:value-type="float" office:value="245" calcext:value-type="float">
            <text:p>245</text:p>
          </table:table-cell>
          <table:table-cell table:formula="of:=AVERAGE([$hsap_rmsf.A232:$hsap_rmsf.K232])" office:value-type="float" office:value="1.25289622180245" calcext:value-type="float">
            <text:p>1,25289622180245</text:p>
          </table:table-cell>
          <table:table-cell table:formula="of:=AVERAGE([$mmus_rmsf.A233:$mmus_rmsf.K233])" office:value-type="float" office:value="1.21391389735482" calcext:value-type="float">
            <text:p>1,21391389735482</text:p>
          </table:table-cell>
          <table:table-cell table:formula="of:=AVERAGE([$ggal_rmsf.A229:$ggal_rmsf.K229])" office:value-type="float" office:value="0.890142053932883" calcext:value-type="float">
            <text:p>0,890142053932883</text:p>
          </table:table-cell>
          <table:table-cell table:formula="of:=AVERAGE([$xlae_rmsf.A234:$xlae_rmsf.K234])" office:value-type="float" office:value="1.17156149136457" calcext:value-type="float">
            <text:p>1,17156149136457</text:p>
          </table:table-cell>
          <table:table-cell table:formula="of:=AVERAGE([$drer_rmsf.A231:$drer_rmsf.K231])" office:value-type="float" office:value="1.22469032711896" calcext:value-type="float">
            <text:p>1,22469032711896</text:p>
          </table:table-cell>
          <table:table-cell table:number-columns-repeated="3"/>
          <table:table-cell table:formula="of:=ROW()-1" office:value-type="float" office:value="244" calcext:value-type="float">
            <text:p>244</text:p>
          </table:table-cell>
          <table:table-cell table:formula="of:=AVERAGE([$hsap_rmsf.J232:$hsap_rmsf.T232])" office:value-type="float" office:value="0.970462262630465" calcext:value-type="float">
            <text:p>0,970462262630465</text:p>
          </table:table-cell>
          <table:table-cell table:formula="of:=AVERAGE([$mmus_rmsf.J233:$mmus_rmsf.T233])" office:value-type="float" office:value="1.05137449502945" calcext:value-type="float">
            <text:p>1,05137449502945</text:p>
          </table:table-cell>
          <table:table-cell table:formula="of:=AVERAGE([$ggal_rmsf.J229:$ggal_rmsf.T229])" office:value-type="float" office:value="0.938667953014373" calcext:value-type="float">
            <text:p>0,938667953014373</text:p>
          </table:table-cell>
          <table:table-cell table:formula="of:=AVERAGE([$xlae_rmsf.J234:$xlae_rmsf.T234])" office:value-type="float" office:value="1.0005644261837" calcext:value-type="float">
            <text:p>1,0005644261837</text:p>
          </table:table-cell>
          <table:table-cell table:formula="of:=AVERAGE([$drer_rmsf.J231:$drer_rmsf.T231])" office:value-type="float" office:value="1.15499657392502" calcext:value-type="float">
            <text:p>1,15499657392502</text:p>
          </table:table-cell>
          <table:table-cell table:number-columns-repeated="15"/>
        </table:table-row>
        <table:table-row table:style-name="ro1">
          <table:table-cell table:formula="of:=ROW()" office:value-type="float" office:value="246" calcext:value-type="float">
            <text:p>246</text:p>
          </table:table-cell>
          <table:table-cell table:formula="of:=AVERAGE([$hsap_rmsf.A233:$hsap_rmsf.K233])" office:value-type="float" office:value="1.53702400779898" calcext:value-type="float">
            <text:p>1,53702400779898</text:p>
          </table:table-cell>
          <table:table-cell table:formula="of:=AVERAGE([$mmus_rmsf.A234:$mmus_rmsf.K234])" office:value-type="float" office:value="1.65517670663314" calcext:value-type="float">
            <text:p>1,65517670663314</text:p>
          </table:table-cell>
          <table:table-cell table:formula="of:=AVERAGE([$ggal_rmsf.A230:$ggal_rmsf.K230])" office:value-type="float" office:value="0.890296849733872" calcext:value-type="float">
            <text:p>0,890296849733872</text:p>
          </table:table-cell>
          <table:table-cell table:formula="of:=AVERAGE([$xlae_rmsf.A235:$xlae_rmsf.K235])" office:value-type="float" office:value="1.42233773472873" calcext:value-type="float">
            <text:p>1,42233773472873</text:p>
          </table:table-cell>
          <table:table-cell table:formula="of:=AVERAGE([$drer_rmsf.A232:$drer_rmsf.K232])" office:value-type="float" office:value="1.4136532024817" calcext:value-type="float">
            <text:p>1,4136532024817</text:p>
          </table:table-cell>
          <table:table-cell table:number-columns-repeated="3"/>
          <table:table-cell table:formula="of:=ROW()-1" office:value-type="float" office:value="245" calcext:value-type="float">
            <text:p>245</text:p>
          </table:table-cell>
          <table:table-cell table:formula="of:=AVERAGE([$hsap_rmsf.J233:$hsap_rmsf.T233])" office:value-type="float" office:value="1.20077592134476" calcext:value-type="float">
            <text:p>1,20077592134476</text:p>
          </table:table-cell>
          <table:table-cell table:formula="of:=AVERAGE([$mmus_rmsf.J234:$mmus_rmsf.T234])" office:value-type="float" office:value="1.23347240686417" calcext:value-type="float">
            <text:p>1,23347240686417</text:p>
          </table:table-cell>
          <table:table-cell table:formula="of:=AVERAGE([$ggal_rmsf.J230:$ggal_rmsf.T230])" office:value-type="float" office:value="0.947607755661008" calcext:value-type="float">
            <text:p>0,947607755661008</text:p>
          </table:table-cell>
          <table:table-cell table:formula="of:=AVERAGE([$xlae_rmsf.J235:$xlae_rmsf.T235])" office:value-type="float" office:value="1.1516620516777" calcext:value-type="float">
            <text:p>1,1516620516777</text:p>
          </table:table-cell>
          <table:table-cell table:formula="of:=AVERAGE([$drer_rmsf.J232:$drer_rmsf.T232])" office:value-type="float" office:value="1.29384309053421" calcext:value-type="float">
            <text:p>1,29384309053421</text:p>
          </table:table-cell>
          <table:table-cell table:number-columns-repeated="15"/>
        </table:table-row>
        <table:table-row table:style-name="ro1">
          <table:table-cell table:formula="of:=ROW()" office:value-type="float" office:value="247" calcext:value-type="float">
            <text:p>247</text:p>
          </table:table-cell>
          <table:table-cell table:formula="of:=AVERAGE([$hsap_rmsf.A234:$hsap_rmsf.K234])" office:value-type="float" office:value="2.07518159313028" calcext:value-type="float">
            <text:p>2,07518159313028</text:p>
          </table:table-cell>
          <table:table-cell table:formula="of:=AVERAGE([$mmus_rmsf.A235:$mmus_rmsf.K235])" office:value-type="float" office:value="1.89388623893391" calcext:value-type="float">
            <text:p>1,89388623893391</text:p>
          </table:table-cell>
          <table:table-cell table:formula="of:=AVERAGE([$ggal_rmsf.A231:$ggal_rmsf.K231])" office:value-type="float" office:value="0.815063995566281" calcext:value-type="float">
            <text:p>0,815063995566281</text:p>
          </table:table-cell>
          <table:table-cell table:formula="of:=AVERAGE([$xlae_rmsf.A236:$xlae_rmsf.K236])" office:value-type="float" office:value="1.61343624040777" calcext:value-type="float">
            <text:p>1,61343624040777</text:p>
          </table:table-cell>
          <table:table-cell table:formula="of:=AVERAGE([$drer_rmsf.A233:$drer_rmsf.K233])" office:value-type="float" office:value="1.44836419043628" calcext:value-type="float">
            <text:p>1,44836419043628</text:p>
          </table:table-cell>
          <table:table-cell table:number-columns-repeated="3"/>
          <table:table-cell table:formula="of:=ROW()-1" office:value-type="float" office:value="246" calcext:value-type="float">
            <text:p>246</text:p>
          </table:table-cell>
          <table:table-cell table:formula="of:=AVERAGE([$hsap_rmsf.J234:$hsap_rmsf.T234])" office:value-type="float" office:value="1.17001962661743" calcext:value-type="float">
            <text:p>1,17001962661743</text:p>
          </table:table-cell>
          <table:table-cell table:formula="of:=AVERAGE([$mmus_rmsf.J235:$mmus_rmsf.T235])" office:value-type="float" office:value="1.27930453419685" calcext:value-type="float">
            <text:p>1,27930453419685</text:p>
          </table:table-cell>
          <table:table-cell table:formula="of:=AVERAGE([$ggal_rmsf.J231:$ggal_rmsf.T231])" office:value-type="float" office:value="0.887902945280074" calcext:value-type="float">
            <text:p>0,887902945280074</text:p>
          </table:table-cell>
          <table:table-cell table:formula="of:=AVERAGE([$xlae_rmsf.J236:$xlae_rmsf.T236])" office:value-type="float" office:value="1.17126387357712" calcext:value-type="float">
            <text:p>1,17126387357712</text:p>
          </table:table-cell>
          <table:table-cell table:formula="of:=AVERAGE([$drer_rmsf.J233:$drer_rmsf.T233])" office:value-type="float" office:value="1.10542339086533" calcext:value-type="float">
            <text:p>1,10542339086533</text:p>
          </table:table-cell>
          <table:table-cell table:number-columns-repeated="15"/>
        </table:table-row>
        <table:table-row table:style-name="ro1">
          <table:table-cell table:formula="of:=ROW()" office:value-type="float" office:value="248" calcext:value-type="float">
            <text:p>248</text:p>
          </table:table-cell>
          <table:table-cell table:formula="of:=AVERAGE([$hsap_rmsf.A235:$hsap_rmsf.K235])" office:value-type="float" office:value="3.09295389450247" calcext:value-type="float">
            <text:p>3,09295389450247</text:p>
          </table:table-cell>
          <table:table-cell table:formula="of:=AVERAGE([$mmus_rmsf.A236:$mmus_rmsf.K236])" office:value-type="float" office:value="2.41349805385416" calcext:value-type="float">
            <text:p>2,41349805385416</text:p>
          </table:table-cell>
          <table:table-cell table:formula="of:=AVERAGE([$ggal_rmsf.A232:$ggal_rmsf.K232])" office:value-type="float" office:value="1.05954337358822" calcext:value-type="float">
            <text:p>1,05954337358822</text:p>
          </table:table-cell>
          <table:table-cell table:formula="of:=AVERAGE([$xlae_rmsf.A237:$xlae_rmsf.K237])" office:value-type="float" office:value="2.14822819410498" calcext:value-type="float">
            <text:p>2,14822819410498</text:p>
          </table:table-cell>
          <table:table-cell table:formula="of:=AVERAGE([$drer_rmsf.A234:$drer_rmsf.K234])" office:value-type="float" office:value="1.77796617275758" calcext:value-type="float">
            <text:p>1,77796617275758</text:p>
          </table:table-cell>
          <table:table-cell table:number-columns-repeated="3"/>
          <table:table-cell table:formula="of:=ROW()-1" office:value-type="float" office:value="247" calcext:value-type="float">
            <text:p>247</text:p>
          </table:table-cell>
          <table:table-cell table:formula="of:=AVERAGE([$hsap_rmsf.J235:$hsap_rmsf.T235])" office:value-type="float" office:value="2.5216172337532" calcext:value-type="float">
            <text:p>2,5216172337532</text:p>
          </table:table-cell>
          <table:table-cell table:formula="of:=AVERAGE([$mmus_rmsf.J236:$mmus_rmsf.T236])" office:value-type="float" office:value="1.45867595076561" calcext:value-type="float">
            <text:p>1,45867595076561</text:p>
          </table:table-cell>
          <table:table-cell table:formula="of:=AVERAGE([$ggal_rmsf.J232:$ggal_rmsf.T232])" office:value-type="float" office:value="1.32308131456375" calcext:value-type="float">
            <text:p>1,32308131456375</text:p>
          </table:table-cell>
          <table:table-cell table:formula="of:=AVERAGE([$xlae_rmsf.J237:$xlae_rmsf.T237])" office:value-type="float" office:value="1.69186526536942" calcext:value-type="float">
            <text:p>1,69186526536942</text:p>
          </table:table-cell>
          <table:table-cell table:formula="of:=AVERAGE([$drer_rmsf.J234:$drer_rmsf.T234])" office:value-type="float" office:value="1.3623978793621" calcext:value-type="float">
            <text:p>1,3623978793621</text:p>
          </table:table-cell>
          <table:table-cell table:number-columns-repeated="15"/>
        </table:table-row>
        <table:table-row table:style-name="ro1">
          <table:table-cell table:formula="of:=ROW()" office:value-type="float" office:value="249" calcext:value-type="float">
            <text:p>249</text:p>
          </table:table-cell>
          <table:table-cell table:formula="of:=AVERAGE([$hsap_rmsf.A236:$hsap_rmsf.K236])" office:value-type="float" office:value="4.26422174416629" calcext:value-type="float">
            <text:p>4,26422174416629</text:p>
          </table:table-cell>
          <table:table-cell table:formula="of:=AVERAGE([$mmus_rmsf.A237:$mmus_rmsf.K237])" office:value-type="float" office:value="3.26791296188701" calcext:value-type="float">
            <text:p>3,26791296188701</text:p>
          </table:table-cell>
          <table:table-cell table:formula="of:=AVERAGE([$ggal_rmsf.A233:$ggal_rmsf.K233])" office:value-type="float" office:value="1.40345666390853" calcext:value-type="float">
            <text:p>1,40345666390853</text:p>
          </table:table-cell>
          <table:table-cell table:formula="of:=AVERAGE([$xlae_rmsf.A238:$xlae_rmsf.K238])" office:value-type="float" office:value="3.17837451814478" calcext:value-type="float">
            <text:p>3,17837451814478</text:p>
          </table:table-cell>
          <table:table-cell table:formula="of:=AVERAGE([$drer_rmsf.A235:$drer_rmsf.K235])" office:value-type="float" office:value="2.56880203410062" calcext:value-type="float">
            <text:p>2,56880203410062</text:p>
          </table:table-cell>
          <table:table-cell table:number-columns-repeated="3"/>
          <table:table-cell table:formula="of:=ROW()-1" office:value-type="float" office:value="248" calcext:value-type="float">
            <text:p>248</text:p>
          </table:table-cell>
          <table:table-cell table:formula="of:=AVERAGE([$hsap_rmsf.J236:$hsap_rmsf.T236])" office:value-type="float" office:value="3.92228937149047" calcext:value-type="float">
            <text:p>3,92228937149047</text:p>
          </table:table-cell>
          <table:table-cell table:formula="of:=AVERAGE([$mmus_rmsf.J237:$mmus_rmsf.T237])" office:value-type="float" office:value="2.10677361488342" calcext:value-type="float">
            <text:p>2,10677361488342</text:p>
          </table:table-cell>
          <table:table-cell table:formula="of:=AVERAGE([$ggal_rmsf.J233:$ggal_rmsf.T233])" office:value-type="float" office:value="1.68573862314224" calcext:value-type="float">
            <text:p>1,68573862314224</text:p>
          </table:table-cell>
          <table:table-cell table:formula="of:=AVERAGE([$xlae_rmsf.J238:$xlae_rmsf.T238])" office:value-type="float" office:value="2.70479154586792" calcext:value-type="float">
            <text:p>2,70479154586792</text:p>
          </table:table-cell>
          <table:table-cell table:formula="of:=AVERAGE([$drer_rmsf.J235:$drer_rmsf.T235])" office:value-type="float" office:value="2.79890483617783" calcext:value-type="float">
            <text:p>2,79890483617783</text:p>
          </table:table-cell>
          <table:table-cell table:number-columns-repeated="15"/>
        </table:table-row>
        <table:table-row table:style-name="ro1">
          <table:table-cell table:formula="of:=ROW()" office:value-type="float" office:value="250" calcext:value-type="float">
            <text:p>250</text:p>
          </table:table-cell>
          <table:table-cell table:formula="of:=AVERAGE([$hsap_rmsf.A237:$hsap_rmsf.K237])" office:value-type="float" office:value="5.83892714879123" calcext:value-type="float">
            <text:p>5,83892714879123</text:p>
          </table:table-cell>
          <table:table-cell table:formula="of:=AVERAGE([$mmus_rmsf.A238:$mmus_rmsf.K238])" office:value-type="float" office:value="3.93691947901639" calcext:value-type="float">
            <text:p>3,93691947901639</text:p>
          </table:table-cell>
          <table:table-cell table:formula="of:=AVERAGE([$ggal_rmsf.A234:$ggal_rmsf.K234])" office:value-type="float" office:value="2.46896098535364" calcext:value-type="float">
            <text:p>2,46896098535364</text:p>
          </table:table-cell>
          <table:table-cell table:formula="of:=AVERAGE([$xlae_rmsf.A239:$xlae_rmsf.K239])" office:value-type="float" office:value="4.10449725428494" calcext:value-type="float">
            <text:p>4,10449725428494</text:p>
          </table:table-cell>
          <table:table-cell table:formula="of:=AVERAGE([$drer_rmsf.A236:$drer_rmsf.K236])" office:value-type="float" office:value="3.45956690288197" calcext:value-type="float">
            <text:p>3,45956690288197</text:p>
          </table:table-cell>
          <table:table-cell table:number-columns-repeated="3"/>
          <table:table-cell table:formula="of:=ROW()-1" office:value-type="float" office:value="249" calcext:value-type="float">
            <text:p>249</text:p>
          </table:table-cell>
          <table:table-cell table:formula="of:=AVERAGE([$hsap_rmsf.J237:$hsap_rmsf.T237])" office:value-type="float" office:value="5.33251667022705" calcext:value-type="float">
            <text:p>5,33251667022705</text:p>
          </table:table-cell>
          <table:table-cell table:formula="of:=AVERAGE([$mmus_rmsf.J238:$mmus_rmsf.T238])" office:value-type="float" office:value="2.29530662298203" calcext:value-type="float">
            <text:p>2,29530662298203</text:p>
          </table:table-cell>
          <table:table-cell table:formula="of:=AVERAGE([$ggal_rmsf.J234:$ggal_rmsf.T234])" office:value-type="float" office:value="3.02155137062073" calcext:value-type="float">
            <text:p>3,02155137062073</text:p>
          </table:table-cell>
          <table:table-cell table:formula="of:=AVERAGE([$xlae_rmsf.J239:$xlae_rmsf.T239])" office:value-type="float" office:value="3.89432275295257" calcext:value-type="float">
            <text:p>3,89432275295257</text:p>
          </table:table-cell>
          <table:table-cell table:formula="of:=AVERAGE([$drer_rmsf.J236:$drer_rmsf.T236])" office:value-type="float" office:value="4.105504155159" calcext:value-type="float">
            <text:p>4,105504155159</text:p>
          </table:table-cell>
          <table:table-cell table:number-columns-repeated="15"/>
        </table:table-row>
        <table:table-row table:style-name="ro1">
          <table:table-cell table:formula="of:=ROW()" office:value-type="float" office:value="251" calcext:value-type="float">
            <text:p>251</text:p>
          </table:table-cell>
          <table:table-cell table:number-columns-repeated="8"/>
          <table:table-cell table:formula="of:=ROW()-1" office:value-type="float" office:value="250" calcext:value-type="float">
            <text:p>250</text:p>
          </table:table-cell>
          <table:table-cell table:formula="of:=AVERAGE([$hsap_rmsf.J238:$hsap_rmsf.T238])" office:value-type="string" office:string-value="" calcext:value-type="error">
            <text:p>#DIV/0!</text:p>
          </table:table-cell>
          <table:table-cell table:formula="of:=AVERAGE([$mmus_rmsf.J239:$mmus_rmsf.T239])" office:value-type="string" office:string-value="" calcext:value-type="error">
            <text:p>#DIV/0!</text:p>
          </table:table-cell>
          <table:table-cell table:formula="of:=AVERAGE([$ggal_rmsf.J235:$ggal_rmsf.T235])" office:value-type="string" office:string-value="" calcext:value-type="error">
            <text:p>#DIV/0!</text:p>
          </table:table-cell>
          <table:table-cell table:formula="of:=AVERAGE([$xlae_rmsf.J240:$xlae_rmsf.T240])" office:value-type="string" office:string-value="" calcext:value-type="error">
            <text:p>#DIV/0!</text:p>
          </table:table-cell>
          <table:table-cell table:formula="of:=AVERAGE([$drer_rmsf.J237:$drer_rmsf.T237])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 table:formula="of:=ROW()" office:value-type="float" office:value="252" calcext:value-type="float">
            <text:p>252</text:p>
          </table:table-cell>
          <table:table-cell table:number-columns-repeated="29"/>
        </table:table-row>
        <table:table-row table:style-name="ro1">
          <table:table-cell table:formula="of:=ROW()" office:value-type="float" office:value="253" calcext:value-type="float">
            <text:p>253</text:p>
          </table:table-cell>
          <table:table-cell table:number-columns-repeated="29"/>
        </table:table-row>
        <table:table-row table:style-name="ro1">
          <table:table-cell table:formula="of:=ROW()" office:value-type="float" office:value="254" calcext:value-type="float">
            <text:p>254</text:p>
          </table:table-cell>
          <table:table-cell table:number-columns-repeated="29"/>
        </table:table-row>
        <table:table-row table:style-name="ro1">
          <table:table-cell table:formula="of:=ROW()" office:value-type="float" office:value="255" calcext:value-type="float">
            <text:p>255</text:p>
          </table:table-cell>
          <table:table-cell table:number-columns-repeated="29"/>
        </table:table-row>
        <table:table-row table:style-name="ro1">
          <table:table-cell table:formula="of:=ROW()" office:value-type="float" office:value="256" calcext:value-type="float">
            <text:p>256</text:p>
          </table:table-cell>
          <table:table-cell table:number-columns-repeated="29"/>
        </table:table-row>
        <table:table-row table:style-name="ro1">
          <table:table-cell table:formula="of:=ROW()" office:value-type="float" office:value="257" calcext:value-type="float">
            <text:p>257</text:p>
          </table:table-cell>
          <table:table-cell table:number-columns-repeated="29"/>
        </table:table-row>
        <table:table-row table:style-name="ro1">
          <table:table-cell table:formula="of:=ROW()" office:value-type="float" office:value="258" calcext:value-type="float">
            <text:p>258</text:p>
          </table:table-cell>
          <table:table-cell table:number-columns-repeated="29"/>
        </table:table-row>
        <table:table-row table:style-name="ro1">
          <table:table-cell table:formula="of:=ROW()" office:value-type="float" office:value="259" calcext:value-type="float">
            <text:p>259</text:p>
          </table:table-cell>
          <table:table-cell table:number-columns-repeated="29"/>
        </table:table-row>
        <table:table-row table:style-name="ro1">
          <table:table-cell table:formula="of:=ROW()" office:value-type="float" office:value="260" calcext:value-type="float">
            <text:p>260</text:p>
          </table:table-cell>
          <table:table-cell table:number-columns-repeated="29"/>
        </table:table-row>
        <table:table-row table:style-name="ro1">
          <table:table-cell table:formula="of:=ROW()" office:value-type="float" office:value="261" calcext:value-type="float">
            <text:p>261</text:p>
          </table:table-cell>
          <table:table-cell table:number-columns-repeated="29"/>
        </table:table-row>
        <table:table-row table:style-name="ro1">
          <table:table-cell table:formula="of:=ROW()" office:value-type="float" office:value="262" calcext:value-type="float">
            <text:p>262</text:p>
          </table:table-cell>
          <table:table-cell table:number-columns-repeated="29"/>
        </table:table-row>
        <table:table-row table:style-name="ro1">
          <table:table-cell table:formula="of:=ROW()" office:value-type="float" office:value="263" calcext:value-type="float">
            <text:p>263</text:p>
          </table:table-cell>
          <table:table-cell table:number-columns-repeated="29"/>
        </table:table-row>
        <table:table-row table:style-name="ro1">
          <table:table-cell table:formula="of:=ROW()" office:value-type="float" office:value="264" calcext:value-type="float">
            <text:p>264</text:p>
          </table:table-cell>
          <table:table-cell table:number-columns-repeated="29"/>
        </table:table-row>
        <table:table-row table:style-name="ro1">
          <table:table-cell table:formula="of:=ROW()" office:value-type="float" office:value="265" calcext:value-type="float">
            <text:p>265</text:p>
          </table:table-cell>
          <table:table-cell table:number-columns-repeated="29"/>
        </table:table-row>
        <table:table-row table:style-name="ro1">
          <table:table-cell table:formula="of:=ROW()" office:value-type="float" office:value="266" calcext:value-type="float">
            <text:p>266</text:p>
          </table:table-cell>
          <table:table-cell table:number-columns-repeated="29"/>
        </table:table-row>
        <table:table-row table:style-name="ro1">
          <table:table-cell table:formula="of:=ROW()" office:value-type="float" office:value="267" calcext:value-type="float">
            <text:p>267</text:p>
          </table:table-cell>
          <table:table-cell table:number-columns-repeated="29"/>
        </table:table-row>
        <table:table-row table:style-name="ro1">
          <table:table-cell table:formula="of:=ROW()" office:value-type="float" office:value="268" calcext:value-type="float">
            <text:p>268</text:p>
          </table:table-cell>
          <table:table-cell table:number-columns-repeated="29"/>
        </table:table-row>
        <table:table-row table:style-name="ro1">
          <table:table-cell table:formula="of:=ROW()" office:value-type="float" office:value="269" calcext:value-type="float">
            <text:p>269</text:p>
          </table:table-cell>
          <table:table-cell table:number-columns-repeated="29"/>
        </table:table-row>
        <table:table-row table:style-name="ro1">
          <table:table-cell table:formula="of:=ROW()" office:value-type="float" office:value="270" calcext:value-type="float">
            <text:p>270</text:p>
          </table:table-cell>
          <table:table-cell table:number-columns-repeated="29"/>
        </table:table-row>
        <table:table-row table:style-name="ro1">
          <table:table-cell table:formula="of:=ROW()" office:value-type="float" office:value="271" calcext:value-type="float">
            <text:p>271</text:p>
          </table:table-cell>
          <table:table-cell table:number-columns-repeated="29"/>
        </table:table-row>
        <table:table-row table:style-name="ro1">
          <table:table-cell table:formula="of:=ROW()" office:value-type="float" office:value="272" calcext:value-type="float">
            <text:p>272</text:p>
          </table:table-cell>
          <table:table-cell table:number-columns-repeated="29"/>
        </table:table-row>
        <table:table-row table:style-name="ro1">
          <table:table-cell table:formula="of:=ROW()" office:value-type="float" office:value="273" calcext:value-type="float">
            <text:p>273</text:p>
          </table:table-cell>
          <table:table-cell table:number-columns-repeated="29"/>
        </table:table-row>
        <table:table-row table:style-name="ro1">
          <table:table-cell table:formula="of:=ROW()" office:value-type="float" office:value="274" calcext:value-type="float">
            <text:p>274</text:p>
          </table:table-cell>
          <table:table-cell table:number-columns-repeated="29"/>
        </table:table-row>
        <table:table-row table:style-name="ro1">
          <table:table-cell table:formula="of:=ROW()" office:value-type="float" office:value="275" calcext:value-type="float">
            <text:p>275</text:p>
          </table:table-cell>
          <table:table-cell table:number-columns-repeated="29"/>
        </table:table-row>
        <table:table-row table:style-name="ro1">
          <table:table-cell table:formula="of:=ROW()" office:value-type="float" office:value="276" calcext:value-type="float">
            <text:p>276</text:p>
          </table:table-cell>
          <table:table-cell table:number-columns-repeated="29"/>
        </table:table-row>
        <table:table-row table:style-name="ro1">
          <table:table-cell table:formula="of:=ROW()" office:value-type="float" office:value="277" calcext:value-type="float">
            <text:p>277</text:p>
          </table:table-cell>
          <table:table-cell table:number-columns-repeated="29"/>
        </table:table-row>
        <table:table-row table:style-name="ro1">
          <table:table-cell table:formula="of:=ROW()" office:value-type="float" office:value="278" calcext:value-type="float">
            <text:p>278</text:p>
          </table:table-cell>
          <table:table-cell table:number-columns-repeated="29"/>
        </table:table-row>
        <table:table-row table:style-name="ro1">
          <table:table-cell table:formula="of:=ROW()" office:value-type="float" office:value="279" calcext:value-type="float">
            <text:p>279</text:p>
          </table:table-cell>
          <table:table-cell table:number-columns-repeated="29"/>
        </table:table-row>
        <table:table-row table:style-name="ro1">
          <table:table-cell table:formula="of:=ROW()" office:value-type="float" office:value="280" calcext:value-type="float">
            <text:p>280</text:p>
          </table:table-cell>
          <table:table-cell table:number-columns-repeated="29"/>
        </table:table-row>
        <table:table-row table:style-name="ro1">
          <table:table-cell table:formula="of:=ROW()" office:value-type="float" office:value="281" calcext:value-type="float">
            <text:p>281</text:p>
          </table:table-cell>
          <table:table-cell table:number-columns-repeated="29"/>
        </table:table-row>
        <table:table-row table:style-name="ro1">
          <table:table-cell table:formula="of:=ROW()" office:value-type="float" office:value="282" calcext:value-type="float">
            <text:p>282</text:p>
          </table:table-cell>
          <table:table-cell table:number-columns-repeated="29"/>
        </table:table-row>
        <table:table-row table:style-name="ro1">
          <table:table-cell table:formula="of:=ROW()" office:value-type="float" office:value="283" calcext:value-type="float">
            <text:p>283</text:p>
          </table:table-cell>
          <table:table-cell table:number-columns-repeated="29"/>
        </table:table-row>
        <table:table-row table:style-name="ro1">
          <table:table-cell table:formula="of:=ROW()" office:value-type="float" office:value="284" calcext:value-type="float">
            <text:p>284</text:p>
          </table:table-cell>
          <table:table-cell table:number-columns-repeated="29"/>
        </table:table-row>
        <table:table-row table:style-name="ro1">
          <table:table-cell table:formula="of:=ROW()" office:value-type="float" office:value="285" calcext:value-type="float">
            <text:p>285</text:p>
          </table:table-cell>
          <table:table-cell table:number-columns-repeated="29"/>
        </table:table-row>
        <table:table-row table:style-name="ro1">
          <table:table-cell table:formula="of:=ROW()" office:value-type="float" office:value="286" calcext:value-type="float">
            <text:p>286</text:p>
          </table:table-cell>
          <table:table-cell table:number-columns-repeated="29"/>
        </table:table-row>
        <table:table-row table:style-name="ro1">
          <table:table-cell table:formula="of:=ROW()" office:value-type="float" office:value="287" calcext:value-type="float">
            <text:p>287</text:p>
          </table:table-cell>
          <table:table-cell table:number-columns-repeated="29"/>
        </table:table-row>
      </table:table>
      <table:table table:name="hsap_rmsf" table:style-name="ta1"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row table:style-name="ro1">
          <table:table-cell office:value-type="float" office:value="2.8483" calcext:value-type="float">
            <text:p>2,8483</text:p>
          </table:table-cell>
          <table:table-cell office:value-type="float" office:value="2.67795991897583" calcext:value-type="float">
            <text:p>2,67795991897583</text:p>
          </table:table-cell>
          <table:table-cell office:value-type="float" office:value="3.06594276428223" calcext:value-type="float">
            <text:p>3,06594276428223</text:p>
          </table:table-cell>
          <table:table-cell office:value-type="float" office:value="2.95442652702332" calcext:value-type="float">
            <text:p>2,95442652702332</text:p>
          </table:table-cell>
          <table:table-cell office:value-type="float" office:value="2.4919159412384" calcext:value-type="float">
            <text:p>2,4919159412384</text:p>
          </table:table-cell>
          <table:table-cell office:value-type="float" office:value="2.57962441444397" calcext:value-type="float">
            <text:p>2,57962441444397</text:p>
          </table:table-cell>
          <table:table-cell office:value-type="float" office:value="2.44955658912659" calcext:value-type="float">
            <text:p>2,44955658912659</text:p>
          </table:table-cell>
          <table:table-cell office:value-type="float" office:value="3.20759439468384" calcext:value-type="float">
            <text:p>3,20759439468384</text:p>
          </table:table-cell>
          <table:table-cell office:value-type="float" office:value="2.67238521575928" calcext:value-type="float">
            <text:p>2,67238521575928</text:p>
          </table:table-cell>
          <table:table-cell office:value-type="float" office:value="2.78828144073486" calcext:value-type="float">
            <text:p>2,78828144073486</text:p>
          </table:table-cell>
          <table:table-cell office:value-type="float" office:value="3.59528017044067" calcext:value-type="float">
            <text:p>3,59528017044067</text:p>
          </table:table-cell>
        </table:table-row>
        <table:table-row table:style-name="ro1">
          <table:table-cell office:value-type="float" office:value="2.38049" calcext:value-type="float">
            <text:p>2,38049</text:p>
          </table:table-cell>
          <table:table-cell office:value-type="float" office:value="2.29789853096008" calcext:value-type="float">
            <text:p>2,29789853096008</text:p>
          </table:table-cell>
          <table:table-cell office:value-type="float" office:value="2.69454050064087" calcext:value-type="float">
            <text:p>2,69454050064087</text:p>
          </table:table-cell>
          <table:table-cell office:value-type="float" office:value="2.4947247505188" calcext:value-type="float">
            <text:p>2,4947247505188</text:p>
          </table:table-cell>
          <table:table-cell office:value-type="float" office:value="1.76281249523163" calcext:value-type="float">
            <text:p>1,76281249523163</text:p>
          </table:table-cell>
          <table:table-cell office:value-type="float" office:value="2.01228165626526" calcext:value-type="float">
            <text:p>2,01228165626526</text:p>
          </table:table-cell>
          <table:table-cell office:value-type="float" office:value="2.02962779998779" calcext:value-type="float">
            <text:p>2,02962779998779</text:p>
          </table:table-cell>
          <table:table-cell office:value-type="float" office:value="2.71977019309998" calcext:value-type="float">
            <text:p>2,71977019309998</text:p>
          </table:table-cell>
          <table:table-cell office:value-type="float" office:value="2.30666851997375" calcext:value-type="float">
            <text:p>2,30666851997375</text:p>
          </table:table-cell>
          <table:table-cell office:value-type="float" office:value="2.26994156837463" calcext:value-type="float">
            <text:p>2,26994156837463</text:p>
          </table:table-cell>
          <table:table-cell office:value-type="float" office:value="3.21662068367004" calcext:value-type="float">
            <text:p>3,21662068367004</text:p>
          </table:table-cell>
        </table:table-row>
        <table:table-row table:style-name="ro1">
          <table:table-cell office:value-type="float" office:value="1.99232" calcext:value-type="float">
            <text:p>1,99232</text:p>
          </table:table-cell>
          <table:table-cell office:value-type="float" office:value="1.87742674350739" calcext:value-type="float">
            <text:p>1,87742674350739</text:p>
          </table:table-cell>
          <table:table-cell office:value-type="float" office:value="2.27519249916077" calcext:value-type="float">
            <text:p>2,27519249916077</text:p>
          </table:table-cell>
          <table:table-cell office:value-type="float" office:value="1.92147362232208" calcext:value-type="float">
            <text:p>1,92147362232208</text:p>
          </table:table-cell>
          <table:table-cell office:value-type="float" office:value="1.45456445217133" calcext:value-type="float">
            <text:p>1,45456445217133</text:p>
          </table:table-cell>
          <table:table-cell office:value-type="float" office:value="1.75528907775879" calcext:value-type="float">
            <text:p>1,75528907775879</text:p>
          </table:table-cell>
          <table:table-cell office:value-type="float" office:value="1.70912027359009" calcext:value-type="float">
            <text:p>1,70912027359009</text:p>
          </table:table-cell>
          <table:table-cell office:value-type="float" office:value="2.40013575553894" calcext:value-type="float">
            <text:p>2,40013575553894</text:p>
          </table:table-cell>
          <table:table-cell office:value-type="float" office:value="1.92849612236023" calcext:value-type="float">
            <text:p>1,92849612236023</text:p>
          </table:table-cell>
          <table:table-cell office:value-type="float" office:value="1.87406289577484" calcext:value-type="float">
            <text:p>1,87406289577484</text:p>
          </table:table-cell>
          <table:table-cell office:value-type="float" office:value="2.72739768028259" calcext:value-type="float">
            <text:p>2,72739768028259</text:p>
          </table:table-cell>
        </table:table-row>
        <table:table-row table:style-name="ro1">
          <table:table-cell office:value-type="float" office:value="1.6834" calcext:value-type="float">
            <text:p>1,6834</text:p>
          </table:table-cell>
          <table:table-cell office:value-type="float" office:value="1.51100468635559" calcext:value-type="float">
            <text:p>1,51100468635559</text:p>
          </table:table-cell>
          <table:table-cell office:value-type="float" office:value="1.99666512012482" calcext:value-type="float">
            <text:p>1,99666512012482</text:p>
          </table:table-cell>
          <table:table-cell office:value-type="float" office:value="1.5324604511261" calcext:value-type="float">
            <text:p>1,5324604511261</text:p>
          </table:table-cell>
          <table:table-cell office:value-type="float" office:value="1.19664192199707" calcext:value-type="float">
            <text:p>1,19664192199707</text:p>
          </table:table-cell>
          <table:table-cell office:value-type="float" office:value="1.43296432495117" calcext:value-type="float">
            <text:p>1,43296432495117</text:p>
          </table:table-cell>
          <table:table-cell office:value-type="float" office:value="1.48425090312958" calcext:value-type="float">
            <text:p>1,48425090312958</text:p>
          </table:table-cell>
          <table:table-cell office:value-type="float" office:value="2.07963156700134" calcext:value-type="float">
            <text:p>2,07963156700134</text:p>
          </table:table-cell>
          <table:table-cell office:value-type="float" office:value="1.65077066421509" calcext:value-type="float">
            <text:p>1,65077066421509</text:p>
          </table:table-cell>
          <table:table-cell office:value-type="float" office:value="1.63312005996704" calcext:value-type="float">
            <text:p>1,63312005996704</text:p>
          </table:table-cell>
          <table:table-cell office:value-type="float" office:value="2.31652140617371" calcext:value-type="float">
            <text:p>2,31652140617371</text:p>
          </table:table-cell>
        </table:table-row>
        <table:table-row table:style-name="ro1">
          <table:table-cell office:value-type="float" office:value="1.59575" calcext:value-type="float">
            <text:p>1,59575</text:p>
          </table:table-cell>
          <table:table-cell office:value-type="float" office:value="1.41981339454651" calcext:value-type="float">
            <text:p>1,41981339454651</text:p>
          </table:table-cell>
          <table:table-cell office:value-type="float" office:value="1.86501455307007" calcext:value-type="float">
            <text:p>1,86501455307007</text:p>
          </table:table-cell>
          <table:table-cell office:value-type="float" office:value="1.4749630689621" calcext:value-type="float">
            <text:p>1,4749630689621</text:p>
          </table:table-cell>
          <table:table-cell office:value-type="float" office:value="1.16001427173615" calcext:value-type="float">
            <text:p>1,16001427173615</text:p>
          </table:table-cell>
          <table:table-cell office:value-type="float" office:value="1.39334309101105" calcext:value-type="float">
            <text:p>1,39334309101105</text:p>
          </table:table-cell>
          <table:table-cell office:value-type="float" office:value="1.40851497650146" calcext:value-type="float">
            <text:p>1,40851497650146</text:p>
          </table:table-cell>
          <table:table-cell office:value-type="float" office:value="1.99584710597992" calcext:value-type="float">
            <text:p>1,99584710597992</text:p>
          </table:table-cell>
          <table:table-cell office:value-type="float" office:value="1.5139878988266" calcext:value-type="float">
            <text:p>1,5139878988266</text:p>
          </table:table-cell>
          <table:table-cell office:value-type="float" office:value="1.56054258346558" calcext:value-type="float">
            <text:p>1,56054258346558</text:p>
          </table:table-cell>
          <table:table-cell office:value-type="float" office:value="2.16543531417847" calcext:value-type="float">
            <text:p>2,16543531417847</text:p>
          </table:table-cell>
        </table:table-row>
        <table:table-row table:style-name="ro1">
          <table:table-cell office:value-type="float" office:value="1.0037" calcext:value-type="float">
            <text:p>1,0037</text:p>
          </table:table-cell>
          <table:table-cell office:value-type="float" office:value="0.927923679351807" calcext:value-type="float">
            <text:p>0,927923679351807</text:p>
          </table:table-cell>
          <table:table-cell office:value-type="float" office:value="1.11304235458374" calcext:value-type="float">
            <text:p>1,11304235458374</text:p>
          </table:table-cell>
          <table:table-cell office:value-type="float" office:value="0.942427158355713" calcext:value-type="float">
            <text:p>0,942427158355713</text:p>
          </table:table-cell>
          <table:table-cell office:value-type="float" office:value="0.805516719818115" calcext:value-type="float">
            <text:p>0,805516719818115</text:p>
          </table:table-cell>
          <table:table-cell office:value-type="float" office:value="1.03175938129425" calcext:value-type="float">
            <text:p>1,03175938129425</text:p>
          </table:table-cell>
          <table:table-cell office:value-type="float" office:value="0.915443062782288" calcext:value-type="float">
            <text:p>0,915443062782288</text:p>
          </table:table-cell>
          <table:table-cell office:value-type="float" office:value="1.17507565021515" calcext:value-type="float">
            <text:p>1,17507565021515</text:p>
          </table:table-cell>
          <table:table-cell office:value-type="float" office:value="0.902244031429291" calcext:value-type="float">
            <text:p>0,902244031429291</text:p>
          </table:table-cell>
          <table:table-cell office:value-type="float" office:value="0.936270713806152" calcext:value-type="float">
            <text:p>0,936270713806152</text:p>
          </table:table-cell>
          <table:table-cell office:value-type="float" office:value="1.2872976064682" calcext:value-type="float">
            <text:p>1,2872976064682</text:p>
          </table:table-cell>
        </table:table-row>
        <table:table-row table:style-name="ro1">
          <table:table-cell office:value-type="float" office:value="1.0058" calcext:value-type="float">
            <text:p>1,0058</text:p>
          </table:table-cell>
          <table:table-cell office:value-type="float" office:value="0.906320810317993" calcext:value-type="float">
            <text:p>0,906320810317993</text:p>
          </table:table-cell>
          <table:table-cell office:value-type="float" office:value="1.0239360332489" calcext:value-type="float">
            <text:p>1,0239360332489</text:p>
          </table:table-cell>
          <table:table-cell office:value-type="float" office:value="1.04855537414551" calcext:value-type="float">
            <text:p>1,04855537414551</text:p>
          </table:table-cell>
          <table:table-cell office:value-type="float" office:value="0.77527928352356" calcext:value-type="float">
            <text:p>0,77527928352356</text:p>
          </table:table-cell>
          <table:table-cell office:value-type="float" office:value="1.09908699989319" calcext:value-type="float">
            <text:p>1,09908699989319</text:p>
          </table:table-cell>
          <table:table-cell office:value-type="float" office:value="0.889058291912079" calcext:value-type="float">
            <text:p>0,889058291912079</text:p>
          </table:table-cell>
          <table:table-cell office:value-type="float" office:value="1.26152682304382" calcext:value-type="float">
            <text:p>1,26152682304382</text:p>
          </table:table-cell>
          <table:table-cell office:value-type="float" office:value="0.890894591808319" calcext:value-type="float">
            <text:p>0,890894591808319</text:p>
          </table:table-cell>
          <table:table-cell office:value-type="float" office:value="0.933732271194458" calcext:value-type="float">
            <text:p>0,933732271194458</text:p>
          </table:table-cell>
          <table:table-cell office:value-type="float" office:value="1.22964072227478" calcext:value-type="float">
            <text:p>1,22964072227478</text:p>
          </table:table-cell>
        </table:table-row>
        <table:table-row table:style-name="ro1">
          <table:table-cell office:value-type="float" office:value="0.734595" calcext:value-type="float">
            <text:p>0,734595</text:p>
          </table:table-cell>
          <table:table-cell office:value-type="float" office:value="0.71452921628952" calcext:value-type="float">
            <text:p>0,71452921628952</text:p>
          </table:table-cell>
          <table:table-cell office:value-type="float" office:value="0.78693962097168" calcext:value-type="float">
            <text:p>0,78693962097168</text:p>
          </table:table-cell>
          <table:table-cell office:value-type="float" office:value="0.786700248718262" calcext:value-type="float">
            <text:p>0,786700248718262</text:p>
          </table:table-cell>
          <table:table-cell office:value-type="float" office:value="0.557382702827454" calcext:value-type="float">
            <text:p>0,557382702827454</text:p>
          </table:table-cell>
          <table:table-cell office:value-type="float" office:value="0.761953055858612" calcext:value-type="float">
            <text:p>0,761953055858612</text:p>
          </table:table-cell>
          <table:table-cell office:value-type="float" office:value="0.675255835056305" calcext:value-type="float">
            <text:p>0,675255835056305</text:p>
          </table:table-cell>
          <table:table-cell office:value-type="float" office:value="0.850429892539978" calcext:value-type="float">
            <text:p>0,850429892539978</text:p>
          </table:table-cell>
          <table:table-cell office:value-type="float" office:value="0.699805676937103" calcext:value-type="float">
            <text:p>0,699805676937103</text:p>
          </table:table-cell>
          <table:table-cell office:value-type="float" office:value="0.611176788806915" calcext:value-type="float">
            <text:p>0,611176788806915</text:p>
          </table:table-cell>
          <table:table-cell office:value-type="float" office:value="0.90177196264267" calcext:value-type="float">
            <text:p>0,90177196264267</text:p>
          </table:table-cell>
        </table:table-row>
        <table:table-row table:style-name="ro1">
          <table:table-cell office:value-type="float" office:value="0.684424" calcext:value-type="float">
            <text:p>0,684424</text:p>
          </table:table-cell>
          <table:table-cell office:value-type="float" office:value="0.608534634113312" calcext:value-type="float">
            <text:p>0,608534634113312</text:p>
          </table:table-cell>
          <table:table-cell office:value-type="float" office:value="0.761596202850342" calcext:value-type="float">
            <text:p>0,761596202850342</text:p>
          </table:table-cell>
          <table:table-cell office:value-type="float" office:value="0.720582604408264" calcext:value-type="float">
            <text:p>0,720582604408264</text:p>
          </table:table-cell>
          <table:table-cell office:value-type="float" office:value="0.500657141208649" calcext:value-type="float">
            <text:p>0,500657141208649</text:p>
          </table:table-cell>
          <table:table-cell office:value-type="float" office:value="0.712900161743164" calcext:value-type="float">
            <text:p>0,712900161743164</text:p>
          </table:table-cell>
          <table:table-cell office:value-type="float" office:value="0.593491673469543" calcext:value-type="float">
            <text:p>0,593491673469543</text:p>
          </table:table-cell>
          <table:table-cell office:value-type="float" office:value="0.818192481994629" calcext:value-type="float">
            <text:p>0,818192481994629</text:p>
          </table:table-cell>
          <table:table-cell office:value-type="float" office:value="0.63160252571106" calcext:value-type="float">
            <text:p>0,63160252571106</text:p>
          </table:table-cell>
          <table:table-cell office:value-type="float" office:value="0.570269584655762" calcext:value-type="float">
            <text:p>0,570269584655762</text:p>
          </table:table-cell>
          <table:table-cell office:value-type="float" office:value="0.926416218280792" calcext:value-type="float">
            <text:p>0,926416218280792</text:p>
          </table:table-cell>
        </table:table-row>
        <table:table-row table:style-name="ro1">
          <table:table-cell office:value-type="float" office:value="0.849036" calcext:value-type="float">
            <text:p>0,849036</text:p>
          </table:table-cell>
          <table:table-cell office:value-type="float" office:value="0.739456474781036" calcext:value-type="float">
            <text:p>0,739456474781036</text:p>
          </table:table-cell>
          <table:table-cell office:value-type="float" office:value="0.947631657123566" calcext:value-type="float">
            <text:p>0,947631657123566</text:p>
          </table:table-cell>
          <table:table-cell office:value-type="float" office:value="0.813238024711609" calcext:value-type="float">
            <text:p>0,813238024711609</text:p>
          </table:table-cell>
          <table:table-cell office:value-type="float" office:value="0.625432372093201" calcext:value-type="float">
            <text:p>0,625432372093201</text:p>
          </table:table-cell>
          <table:table-cell office:value-type="float" office:value="0.946851372718811" calcext:value-type="float">
            <text:p>0,946851372718811</text:p>
          </table:table-cell>
          <table:table-cell office:value-type="float" office:value="0.758294939994812" calcext:value-type="float">
            <text:p>0,758294939994812</text:p>
          </table:table-cell>
          <table:table-cell office:value-type="float" office:value="0.810664296150208" calcext:value-type="float">
            <text:p>0,810664296150208</text:p>
          </table:table-cell>
          <table:table-cell office:value-type="float" office:value="0.756362617015839" calcext:value-type="float">
            <text:p>0,756362617015839</text:p>
          </table:table-cell>
          <table:table-cell office:value-type="float" office:value="0.813402950763702" calcext:value-type="float">
            <text:p>0,813402950763702</text:p>
          </table:table-cell>
          <table:table-cell office:value-type="float" office:value="1.27902936935425" calcext:value-type="float">
            <text:p>1,27902936935425</text:p>
          </table:table-cell>
        </table:table-row>
        <table:table-row table:style-name="ro1">
          <table:table-cell office:value-type="float" office:value="1.27089" calcext:value-type="float">
            <text:p>1,27089</text:p>
          </table:table-cell>
          <table:table-cell office:value-type="float" office:value="1.14440095424652" calcext:value-type="float">
            <text:p>1,14440095424652</text:p>
          </table:table-cell>
          <table:table-cell office:value-type="float" office:value="1.89129281044006" calcext:value-type="float">
            <text:p>1,89129281044006</text:p>
          </table:table-cell>
          <table:table-cell office:value-type="float" office:value="1.12965381145477" calcext:value-type="float">
            <text:p>1,12965381145477</text:p>
          </table:table-cell>
          <table:table-cell office:value-type="float" office:value="0.71972668170929" calcext:value-type="float">
            <text:p>0,71972668170929</text:p>
          </table:table-cell>
          <table:table-cell office:value-type="float" office:value="1.49542891979218" calcext:value-type="float">
            <text:p>1,49542891979218</text:p>
          </table:table-cell>
          <table:table-cell office:value-type="float" office:value="1.09721982479095" calcext:value-type="float">
            <text:p>1,09721982479095</text:p>
          </table:table-cell>
          <table:table-cell office:value-type="float" office:value="1.33886206150055" calcext:value-type="float">
            <text:p>1,33886206150055</text:p>
          </table:table-cell>
          <table:table-cell office:value-type="float" office:value="1.0334050655365" calcext:value-type="float">
            <text:p>1,0334050655365</text:p>
          </table:table-cell>
          <table:table-cell office:value-type="float" office:value="1.37577033042908" calcext:value-type="float">
            <text:p>1,37577033042908</text:p>
          </table:table-cell>
          <table:table-cell office:value-type="float" office:value="1.48310625553131" calcext:value-type="float">
            <text:p>1,48310625553131</text:p>
          </table:table-cell>
        </table:table-row>
        <table:table-row table:style-name="ro1">
          <table:table-cell office:value-type="float" office:value="1.6316" calcext:value-type="float">
            <text:p>1,6316</text:p>
          </table:table-cell>
          <table:table-cell office:value-type="float" office:value="1.58873987197876" calcext:value-type="float">
            <text:p>1,58873987197876</text:p>
          </table:table-cell>
          <table:table-cell office:value-type="float" office:value="1.35467028617859" calcext:value-type="float">
            <text:p>1,35467028617859</text:p>
          </table:table-cell>
          <table:table-cell office:value-type="float" office:value="1.76818859577179" calcext:value-type="float">
            <text:p>1,76818859577179</text:p>
          </table:table-cell>
          <table:table-cell office:value-type="float" office:value="0.810764253139496" calcext:value-type="float">
            <text:p>0,810764253139496</text:p>
          </table:table-cell>
          <table:table-cell office:value-type="float" office:value="3.01874566078186" calcext:value-type="float">
            <text:p>3,01874566078186</text:p>
          </table:table-cell>
          <table:table-cell office:value-type="float" office:value="1.45214176177979" calcext:value-type="float">
            <text:p>1,45214176177979</text:p>
          </table:table-cell>
          <table:table-cell office:value-type="float" office:value="2.06195664405823" calcext:value-type="float">
            <text:p>2,06195664405823</text:p>
          </table:table-cell>
          <table:table-cell office:value-type="float" office:value="1.12836980819702" calcext:value-type="float">
            <text:p>1,12836980819702</text:p>
          </table:table-cell>
          <table:table-cell office:value-type="float" office:value="1.65110731124878" calcext:value-type="float">
            <text:p>1,65110731124878</text:p>
          </table:table-cell>
          <table:table-cell office:value-type="float" office:value="1.48126769065857" calcext:value-type="float">
            <text:p>1,48126769065857</text:p>
          </table:table-cell>
        </table:table-row>
        <table:table-row table:style-name="ro1">
          <table:table-cell office:value-type="float" office:value="1.50993" calcext:value-type="float">
            <text:p>1,50993</text:p>
          </table:table-cell>
          <table:table-cell office:value-type="float" office:value="1.36369693279266" calcext:value-type="float">
            <text:p>1,36369693279266</text:p>
          </table:table-cell>
          <table:table-cell office:value-type="float" office:value="1.63353836536407" calcext:value-type="float">
            <text:p>1,63353836536407</text:p>
          </table:table-cell>
          <table:table-cell office:value-type="float" office:value="1.58376777172089" calcext:value-type="float">
            <text:p>1,58376777172089</text:p>
          </table:table-cell>
          <table:table-cell office:value-type="float" office:value="0.969466626644135" calcext:value-type="float">
            <text:p>0,969466626644135</text:p>
          </table:table-cell>
          <table:table-cell office:value-type="float" office:value="1.89957821369171" calcext:value-type="float">
            <text:p>1,89957821369171</text:p>
          </table:table-cell>
          <table:table-cell office:value-type="float" office:value="1.30408692359924" calcext:value-type="float">
            <text:p>1,30408692359924</text:p>
          </table:table-cell>
          <table:table-cell office:value-type="float" office:value="1.78234112262726" calcext:value-type="float">
            <text:p>1,78234112262726</text:p>
          </table:table-cell>
          <table:table-cell office:value-type="float" office:value="1.27052187919617" calcext:value-type="float">
            <text:p>1,27052187919617</text:p>
          </table:table-cell>
          <table:table-cell office:value-type="float" office:value="1.48142755031586" calcext:value-type="float">
            <text:p>1,48142755031586</text:p>
          </table:table-cell>
          <table:table-cell office:value-type="float" office:value="1.81091713905334" calcext:value-type="float">
            <text:p>1,81091713905334</text:p>
          </table:table-cell>
        </table:table-row>
        <table:table-row table:style-name="ro1">
          <table:table-cell office:value-type="float" office:value="1.53606" calcext:value-type="float">
            <text:p>1,53606</text:p>
          </table:table-cell>
          <table:table-cell office:value-type="float" office:value="1.3454886674881" calcext:value-type="float">
            <text:p>1,3454886674881</text:p>
          </table:table-cell>
          <table:table-cell office:value-type="float" office:value="1.65549874305725" calcext:value-type="float">
            <text:p>1,65549874305725</text:p>
          </table:table-cell>
          <table:table-cell office:value-type="float" office:value="1.54498612880707" calcext:value-type="float">
            <text:p>1,54498612880707</text:p>
          </table:table-cell>
          <table:table-cell office:value-type="float" office:value="1.03882694244385" calcext:value-type="float">
            <text:p>1,03882694244385</text:p>
          </table:table-cell>
          <table:table-cell office:value-type="float" office:value="2.26832962036133" calcext:value-type="float">
            <text:p>2,26832962036133</text:p>
          </table:table-cell>
          <table:table-cell office:value-type="float" office:value="1.24823796749115" calcext:value-type="float">
            <text:p>1,24823796749115</text:p>
          </table:table-cell>
          <table:table-cell office:value-type="float" office:value="1.83677840232849" calcext:value-type="float">
            <text:p>1,83677840232849</text:p>
          </table:table-cell>
          <table:table-cell office:value-type="float" office:value="1.24671232700348" calcext:value-type="float">
            <text:p>1,24671232700348</text:p>
          </table:table-cell>
          <table:table-cell office:value-type="float" office:value="1.30213916301727" calcext:value-type="float">
            <text:p>1,30213916301727</text:p>
          </table:table-cell>
          <table:table-cell office:value-type="float" office:value="1.87359094619751" calcext:value-type="float">
            <text:p>1,87359094619751</text:p>
          </table:table-cell>
        </table:table-row>
        <table:table-row table:style-name="ro1">
          <table:table-cell office:value-type="float" office:value="1.15527" calcext:value-type="float">
            <text:p>1,15527</text:p>
          </table:table-cell>
          <table:table-cell office:value-type="float" office:value="1.05078160762787" calcext:value-type="float">
            <text:p>1,05078160762787</text:p>
          </table:table-cell>
          <table:table-cell office:value-type="float" office:value="1.26466345787048" calcext:value-type="float">
            <text:p>1,26466345787048</text:p>
          </table:table-cell>
          <table:table-cell office:value-type="float" office:value="1.07789599895477" calcext:value-type="float">
            <text:p>1,07789599895477</text:p>
          </table:table-cell>
          <table:table-cell office:value-type="float" office:value="0.845224440097809" calcext:value-type="float">
            <text:p>0,845224440097809</text:p>
          </table:table-cell>
          <table:table-cell office:value-type="float" office:value="1.29783940315247" calcext:value-type="float">
            <text:p>1,29783940315247</text:p>
          </table:table-cell>
          <table:table-cell office:value-type="float" office:value="1.0132395029068" calcext:value-type="float">
            <text:p>1,0132395029068</text:p>
          </table:table-cell>
          <table:table-cell office:value-type="float" office:value="1.47484338283539" calcext:value-type="float">
            <text:p>1,47484338283539</text:p>
          </table:table-cell>
          <table:table-cell office:value-type="float" office:value="0.993006467819214" calcext:value-type="float">
            <text:p>0,993006467819214</text:p>
          </table:table-cell>
          <table:table-cell office:value-type="float" office:value="0.957638680934906" calcext:value-type="float">
            <text:p>0,957638680934906</text:p>
          </table:table-cell>
          <table:table-cell office:value-type="float" office:value="1.57752728462219" calcext:value-type="float">
            <text:p>1,57752728462219</text:p>
          </table:table-cell>
        </table:table-row>
        <table:table-row table:style-name="ro1">
          <table:table-cell office:value-type="float" office:value="1.40964" calcext:value-type="float">
            <text:p>1,40964</text:p>
          </table:table-cell>
          <table:table-cell office:value-type="float" office:value="1.32297503948212" calcext:value-type="float">
            <text:p>1,32297503948212</text:p>
          </table:table-cell>
          <table:table-cell office:value-type="float" office:value="1.5215984582901" calcext:value-type="float">
            <text:p>1,5215984582901</text:p>
          </table:table-cell>
          <table:table-cell office:value-type="float" office:value="1.30494999885559" calcext:value-type="float">
            <text:p>1,30494999885559</text:p>
          </table:table-cell>
          <table:table-cell office:value-type="float" office:value="1.05369639396667" calcext:value-type="float">
            <text:p>1,05369639396667</text:p>
          </table:table-cell>
          <table:table-cell office:value-type="float" office:value="1.46495997905731" calcext:value-type="float">
            <text:p>1,46495997905731</text:p>
          </table:table-cell>
          <table:table-cell office:value-type="float" office:value="1.24960076808929" calcext:value-type="float">
            <text:p>1,24960076808929</text:p>
          </table:table-cell>
          <table:table-cell office:value-type="float" office:value="1.72807836532593" calcext:value-type="float">
            <text:p>1,72807836532593</text:p>
          </table:table-cell>
          <table:table-cell office:value-type="float" office:value="1.31813514232636" calcext:value-type="float">
            <text:p>1,31813514232636</text:p>
          </table:table-cell>
          <table:table-cell office:value-type="float" office:value="1.22525131702423" calcext:value-type="float">
            <text:p>1,22525131702423</text:p>
          </table:table-cell>
          <table:table-cell office:value-type="float" office:value="1.90712904930115" calcext:value-type="float">
            <text:p>1,90712904930115</text:p>
          </table:table-cell>
        </table:table-row>
        <table:table-row table:style-name="ro1">
          <table:table-cell office:value-type="float" office:value="1.6875" calcext:value-type="float">
            <text:p>1,6875</text:p>
          </table:table-cell>
          <table:table-cell office:value-type="float" office:value="1.62123203277588" calcext:value-type="float">
            <text:p>1,62123203277588</text:p>
          </table:table-cell>
          <table:table-cell office:value-type="float" office:value="1.81356179714203" calcext:value-type="float">
            <text:p>1,81356179714203</text:p>
          </table:table-cell>
          <table:table-cell office:value-type="float" office:value="1.54973518848419" calcext:value-type="float">
            <text:p>1,54973518848419</text:p>
          </table:table-cell>
          <table:table-cell office:value-type="float" office:value="1.29590249061584" calcext:value-type="float">
            <text:p>1,29590249061584</text:p>
          </table:table-cell>
          <table:table-cell office:value-type="float" office:value="1.48782753944397" calcext:value-type="float">
            <text:p>1,48782753944397</text:p>
          </table:table-cell>
          <table:table-cell office:value-type="float" office:value="1.53700923919678" calcext:value-type="float">
            <text:p>1,53700923919678</text:p>
          </table:table-cell>
          <table:table-cell office:value-type="float" office:value="2.02190375328064" calcext:value-type="float">
            <text:p>2,02190375328064</text:p>
          </table:table-cell>
          <table:table-cell office:value-type="float" office:value="1.69588959217072" calcext:value-type="float">
            <text:p>1,69588959217072</text:p>
          </table:table-cell>
          <table:table-cell office:value-type="float" office:value="1.63060808181763" calcext:value-type="float">
            <text:p>1,63060808181763</text:p>
          </table:table-cell>
          <table:table-cell office:value-type="float" office:value="2.22137689590454" calcext:value-type="float">
            <text:p>2,22137689590454</text:p>
          </table:table-cell>
        </table:table-row>
        <table:table-row table:style-name="ro1">
          <table:table-cell office:value-type="float" office:value="2.00223" calcext:value-type="float">
            <text:p>2,00223</text:p>
          </table:table-cell>
          <table:table-cell office:value-type="float" office:value="1.93999147415161" calcext:value-type="float">
            <text:p>1,93999147415161</text:p>
          </table:table-cell>
          <table:table-cell office:value-type="float" office:value="1.99539124965668" calcext:value-type="float">
            <text:p>1,99539124965668</text:p>
          </table:table-cell>
          <table:table-cell office:value-type="float" office:value="1.87095248699188" calcext:value-type="float">
            <text:p>1,87095248699188</text:p>
          </table:table-cell>
          <table:table-cell office:value-type="float" office:value="1.73033356666565" calcext:value-type="float">
            <text:p>1,73033356666565</text:p>
          </table:table-cell>
          <table:table-cell office:value-type="float" office:value="1.75182127952576" calcext:value-type="float">
            <text:p>1,75182127952576</text:p>
          </table:table-cell>
          <table:table-cell office:value-type="float" office:value="1.86624050140381" calcext:value-type="float">
            <text:p>1,86624050140381</text:p>
          </table:table-cell>
          <table:table-cell office:value-type="float" office:value="2.35461592674255" calcext:value-type="float">
            <text:p>2,35461592674255</text:p>
          </table:table-cell>
          <table:table-cell office:value-type="float" office:value="2.04803895950317" calcext:value-type="float">
            <text:p>2,04803895950317</text:p>
          </table:table-cell>
          <table:table-cell office:value-type="float" office:value="1.97200858592987" calcext:value-type="float">
            <text:p>1,97200858592987</text:p>
          </table:table-cell>
          <table:table-cell office:value-type="float" office:value="2.49290823936462" calcext:value-type="float">
            <text:p>2,49290823936462</text:p>
          </table:table-cell>
        </table:table-row>
        <table:table-row table:style-name="ro1">
          <table:table-cell office:value-type="float" office:value="2.75593" calcext:value-type="float">
            <text:p>2,75593</text:p>
          </table:table-cell>
          <table:table-cell office:value-type="float" office:value="2.74535202980041" calcext:value-type="float">
            <text:p>2,74535202980041</text:p>
          </table:table-cell>
          <table:table-cell office:value-type="float" office:value="2.74556922912598" calcext:value-type="float">
            <text:p>2,74556922912598</text:p>
          </table:table-cell>
          <table:table-cell office:value-type="float" office:value="2.67330884933472" calcext:value-type="float">
            <text:p>2,67330884933472</text:p>
          </table:table-cell>
          <table:table-cell office:value-type="float" office:value="2.40847849845886" calcext:value-type="float">
            <text:p>2,40847849845886</text:p>
          </table:table-cell>
          <table:table-cell office:value-type="float" office:value="2.32533502578735" calcext:value-type="float">
            <text:p>2,32533502578735</text:p>
          </table:table-cell>
          <table:table-cell office:value-type="float" office:value="2.53048348426819" calcext:value-type="float">
            <text:p>2,53048348426819</text:p>
          </table:table-cell>
          <table:table-cell office:value-type="float" office:value="3.16121506690979" calcext:value-type="float">
            <text:p>3,16121506690979</text:p>
          </table:table-cell>
          <table:table-cell office:value-type="float" office:value="2.87724542617798" calcext:value-type="float">
            <text:p>2,87724542617798</text:p>
          </table:table-cell>
          <table:table-cell office:value-type="float" office:value="2.74575161933899" calcext:value-type="float">
            <text:p>2,74575161933899</text:p>
          </table:table-cell>
          <table:table-cell office:value-type="float" office:value="3.34655570983887" calcext:value-type="float">
            <text:p>3,34655570983887</text:p>
          </table:table-cell>
        </table:table-row>
        <table:table-row table:style-name="ro1">
          <table:table-cell office:value-type="float" office:value="2.95375" calcext:value-type="float">
            <text:p>2,95375</text:p>
          </table:table-cell>
          <table:table-cell office:value-type="float" office:value="2.91771006584167" calcext:value-type="float">
            <text:p>2,91771006584167</text:p>
          </table:table-cell>
          <table:table-cell office:value-type="float" office:value="2.95752859115601" calcext:value-type="float">
            <text:p>2,95752859115601</text:p>
          </table:table-cell>
          <table:table-cell office:value-type="float" office:value="2.98491382598877" calcext:value-type="float">
            <text:p>2,98491382598877</text:p>
          </table:table-cell>
          <table:table-cell office:value-type="float" office:value="2.66002655029297" calcext:value-type="float">
            <text:p>2,66002655029297</text:p>
          </table:table-cell>
          <table:table-cell office:value-type="float" office:value="2.29701709747314" calcext:value-type="float">
            <text:p>2,29701709747314</text:p>
          </table:table-cell>
          <table:table-cell office:value-type="float" office:value="2.71178579330444" calcext:value-type="float">
            <text:p>2,71178579330444</text:p>
          </table:table-cell>
          <table:table-cell office:value-type="float" office:value="3.30355024337769" calcext:value-type="float">
            <text:p>3,30355024337769</text:p>
          </table:table-cell>
          <table:table-cell office:value-type="float" office:value="3.13067293167114" calcext:value-type="float">
            <text:p>3,13067293167114</text:p>
          </table:table-cell>
          <table:table-cell office:value-type="float" office:value="3.03904509544373" calcext:value-type="float">
            <text:p>3,03904509544373</text:p>
          </table:table-cell>
          <table:table-cell office:value-type="float" office:value="3.53522205352783" calcext:value-type="float">
            <text:p>3,53522205352783</text:p>
          </table:table-cell>
        </table:table-row>
        <table:table-row table:style-name="ro1">
          <table:table-cell office:value-type="float" office:value="2.56336" calcext:value-type="float">
            <text:p>2,56336</text:p>
          </table:table-cell>
          <table:table-cell office:value-type="float" office:value="2.50713968276978" calcext:value-type="float">
            <text:p>2,50713968276978</text:p>
          </table:table-cell>
          <table:table-cell office:value-type="float" office:value="2.68114161491394" calcext:value-type="float">
            <text:p>2,68114161491394</text:p>
          </table:table-cell>
          <table:table-cell office:value-type="float" office:value="2.56816554069519" calcext:value-type="float">
            <text:p>2,56816554069519</text:p>
          </table:table-cell>
          <table:table-cell office:value-type="float" office:value="2.17761468887329" calcext:value-type="float">
            <text:p>2,17761468887329</text:p>
          </table:table-cell>
          <table:table-cell office:value-type="float" office:value="1.96437060832977" calcext:value-type="float">
            <text:p>1,96437060832977</text:p>
          </table:table-cell>
          <table:table-cell office:value-type="float" office:value="2.32994556427002" calcext:value-type="float">
            <text:p>2,32994556427002</text:p>
          </table:table-cell>
          <table:table-cell office:value-type="float" office:value="2.894850730896" calcext:value-type="float">
            <text:p>2,894850730896</text:p>
          </table:table-cell>
          <table:table-cell office:value-type="float" office:value="2.70491600036621" calcext:value-type="float">
            <text:p>2,70491600036621</text:p>
          </table:table-cell>
          <table:table-cell office:value-type="float" office:value="2.63703989982605" calcext:value-type="float">
            <text:p>2,63703989982605</text:p>
          </table:table-cell>
          <table:table-cell office:value-type="float" office:value="3.1684045791626" calcext:value-type="float">
            <text:p>3,1684045791626</text:p>
          </table:table-cell>
        </table:table-row>
        <table:table-row table:style-name="ro1">
          <table:table-cell office:value-type="float" office:value="1.98905" calcext:value-type="float">
            <text:p>1,98905</text:p>
          </table:table-cell>
          <table:table-cell office:value-type="float" office:value="1.95418536663055" calcext:value-type="float">
            <text:p>1,95418536663055</text:p>
          </table:table-cell>
          <table:table-cell office:value-type="float" office:value="2.04336214065552" calcext:value-type="float">
            <text:p>2,04336214065552</text:p>
          </table:table-cell>
          <table:table-cell office:value-type="float" office:value="1.93754398822784" calcext:value-type="float">
            <text:p>1,93754398822784</text:p>
          </table:table-cell>
          <table:table-cell office:value-type="float" office:value="1.81765902042389" calcext:value-type="float">
            <text:p>1,81765902042389</text:p>
          </table:table-cell>
          <table:table-cell office:value-type="float" office:value="1.47042071819305" calcext:value-type="float">
            <text:p>1,47042071819305</text:p>
          </table:table-cell>
          <table:table-cell office:value-type="float" office:value="1.80046188831329" calcext:value-type="float">
            <text:p>1,80046188831329</text:p>
          </table:table-cell>
          <table:table-cell office:value-type="float" office:value="2.2804388999939" calcext:value-type="float">
            <text:p>2,2804388999939</text:p>
          </table:table-cell>
          <table:table-cell office:value-type="float" office:value="2.08327126502991" calcext:value-type="float">
            <text:p>2,08327126502991</text:p>
          </table:table-cell>
          <table:table-cell office:value-type="float" office:value="2.08436226844788" calcext:value-type="float">
            <text:p>2,08436226844788</text:p>
          </table:table-cell>
          <table:table-cell office:value-type="float" office:value="2.41875004768372" calcext:value-type="float">
            <text:p>2,41875004768372</text:p>
          </table:table-cell>
        </table:table-row>
        <table:table-row table:style-name="ro1">
          <table:table-cell office:value-type="float" office:value="1.3609" calcext:value-type="float">
            <text:p>1,3609</text:p>
          </table:table-cell>
          <table:table-cell office:value-type="float" office:value="1.33475029468536" calcext:value-type="float">
            <text:p>1,33475029468536</text:p>
          </table:table-cell>
          <table:table-cell office:value-type="float" office:value="1.38088917732239" calcext:value-type="float">
            <text:p>1,38088917732239</text:p>
          </table:table-cell>
          <table:table-cell office:value-type="float" office:value="1.23182392120361" calcext:value-type="float">
            <text:p>1,23182392120361</text:p>
          </table:table-cell>
          <table:table-cell office:value-type="float" office:value="1.24181544780731" calcext:value-type="float">
            <text:p>1,24181544780731</text:p>
          </table:table-cell>
          <table:table-cell office:value-type="float" office:value="1.16304540634155" calcext:value-type="float">
            <text:p>1,16304540634155</text:p>
          </table:table-cell>
          <table:table-cell office:value-type="float" office:value="1.22859501838684" calcext:value-type="float">
            <text:p>1,22859501838684</text:p>
          </table:table-cell>
          <table:table-cell office:value-type="float" office:value="1.60221076011658" calcext:value-type="float">
            <text:p>1,60221076011658</text:p>
          </table:table-cell>
          <table:table-cell office:value-type="float" office:value="1.36832630634308" calcext:value-type="float">
            <text:p>1,36832630634308</text:p>
          </table:table-cell>
          <table:table-cell office:value-type="float" office:value="1.37430477142334" calcext:value-type="float">
            <text:p>1,37430477142334</text:p>
          </table:table-cell>
          <table:table-cell office:value-type="float" office:value="1.68319296836853" calcext:value-type="float">
            <text:p>1,68319296836853</text:p>
          </table:table-cell>
        </table:table-row>
        <table:table-row table:style-name="ro1">
          <table:table-cell office:value-type="float" office:value="1.14299" calcext:value-type="float">
            <text:p>1,14299</text:p>
          </table:table-cell>
          <table:table-cell office:value-type="float" office:value="1.16059863567352" calcext:value-type="float">
            <text:p>1,16059863567352</text:p>
          </table:table-cell>
          <table:table-cell office:value-type="float" office:value="1.08161556720734" calcext:value-type="float">
            <text:p>1,08161556720734</text:p>
          </table:table-cell>
          <table:table-cell office:value-type="float" office:value="1.04636323451996" calcext:value-type="float">
            <text:p>1,04636323451996</text:p>
          </table:table-cell>
          <table:table-cell office:value-type="float" office:value="1.1101565361023" calcext:value-type="float">
            <text:p>1,1101565361023</text:p>
          </table:table-cell>
          <table:table-cell office:value-type="float" office:value="1.1197681427002" calcext:value-type="float">
            <text:p>1,1197681427002</text:p>
          </table:table-cell>
          <table:table-cell office:value-type="float" office:value="1.10312879085541" calcext:value-type="float">
            <text:p>1,10312879085541</text:p>
          </table:table-cell>
          <table:table-cell office:value-type="float" office:value="1.26513528823853" calcext:value-type="float">
            <text:p>1,26513528823853</text:p>
          </table:table-cell>
          <table:table-cell office:value-type="float" office:value="1.08372533321381" calcext:value-type="float">
            <text:p>1,08372533321381</text:p>
          </table:table-cell>
          <table:table-cell office:value-type="float" office:value="1.12300765514374" calcext:value-type="float">
            <text:p>1,12300765514374</text:p>
          </table:table-cell>
          <table:table-cell office:value-type="float" office:value="1.33641600608826" calcext:value-type="float">
            <text:p>1,33641600608826</text:p>
          </table:table-cell>
        </table:table-row>
        <table:table-row table:style-name="ro1">
          <table:table-cell office:value-type="float" office:value="0.932295" calcext:value-type="float">
            <text:p>0,932295</text:p>
          </table:table-cell>
          <table:table-cell office:value-type="float" office:value="0.921240508556366" calcext:value-type="float">
            <text:p>0,921240508556366</text:p>
          </table:table-cell>
          <table:table-cell office:value-type="float" office:value="0.998036623001099" calcext:value-type="float">
            <text:p>0,998036623001099</text:p>
          </table:table-cell>
          <table:table-cell office:value-type="float" office:value="0.936458170413971" calcext:value-type="float">
            <text:p>0,936458170413971</text:p>
          </table:table-cell>
          <table:table-cell office:value-type="float" office:value="0.736224412918091" calcext:value-type="float">
            <text:p>0,736224412918091</text:p>
          </table:table-cell>
          <table:table-cell office:value-type="float" office:value="1.01860368251801" calcext:value-type="float">
            <text:p>1,01860368251801</text:p>
          </table:table-cell>
          <table:table-cell office:value-type="float" office:value="0.891309857368469" calcext:value-type="float">
            <text:p>0,891309857368469</text:p>
          </table:table-cell>
          <table:table-cell office:value-type="float" office:value="1.10071563720703" calcext:value-type="float">
            <text:p>1,10071563720703</text:p>
          </table:table-cell>
          <table:table-cell office:value-type="float" office:value="0.783330142498016" calcext:value-type="float">
            <text:p>0,783330142498016</text:p>
          </table:table-cell>
          <table:table-cell office:value-type="float" office:value="0.822184860706329" calcext:value-type="float">
            <text:p>0,822184860706329</text:p>
          </table:table-cell>
          <table:table-cell office:value-type="float" office:value="1.11484336853027" calcext:value-type="float">
            <text:p>1,11484336853027</text:p>
          </table:table-cell>
        </table:table-row>
        <table:table-row table:style-name="ro1">
          <table:table-cell office:value-type="float" office:value="1.30123" calcext:value-type="float">
            <text:p>1,30123</text:p>
          </table:table-cell>
          <table:table-cell office:value-type="float" office:value="1.25475585460663" calcext:value-type="float">
            <text:p>1,25475585460663</text:p>
          </table:table-cell>
          <table:table-cell office:value-type="float" office:value="1.58882439136505" calcext:value-type="float">
            <text:p>1,58882439136505</text:p>
          </table:table-cell>
          <table:table-cell office:value-type="float" office:value="1.2667224407196" calcext:value-type="float">
            <text:p>1,2667224407196</text:p>
          </table:table-cell>
          <table:table-cell office:value-type="float" office:value="0.914805293083191" calcext:value-type="float">
            <text:p>0,914805293083191</text:p>
          </table:table-cell>
          <table:table-cell office:value-type="float" office:value="1.20129668712616" calcext:value-type="float">
            <text:p>1,20129668712616</text:p>
          </table:table-cell>
          <table:table-cell office:value-type="float" office:value="1.18166851997375" calcext:value-type="float">
            <text:p>1,18166851997375</text:p>
          </table:table-cell>
          <table:table-cell office:value-type="float" office:value="1.63403177261353" calcext:value-type="float">
            <text:p>1,63403177261353</text:p>
          </table:table-cell>
          <table:table-cell office:value-type="float" office:value="1.1208907365799" calcext:value-type="float">
            <text:p>1,1208907365799</text:p>
          </table:table-cell>
          <table:table-cell office:value-type="float" office:value="1.29527544975281" calcext:value-type="float">
            <text:p>1,29527544975281</text:p>
          </table:table-cell>
          <table:table-cell office:value-type="float" office:value="1.55400931835175" calcext:value-type="float">
            <text:p>1,55400931835175</text:p>
          </table:table-cell>
        </table:table-row>
        <table:table-row table:style-name="ro1">
          <table:table-cell office:value-type="float" office:value="1.89302" calcext:value-type="float">
            <text:p>1,89302</text:p>
          </table:table-cell>
          <table:table-cell office:value-type="float" office:value="1.80060064792633" calcext:value-type="float">
            <text:p>1,80060064792633</text:p>
          </table:table-cell>
          <table:table-cell office:value-type="float" office:value="2.45959162712097" calcext:value-type="float">
            <text:p>2,45959162712097</text:p>
          </table:table-cell>
          <table:table-cell office:value-type="float" office:value="1.60857272148132" calcext:value-type="float">
            <text:p>1,60857272148132</text:p>
          </table:table-cell>
          <table:table-cell office:value-type="float" office:value="1.08485293388367" calcext:value-type="float">
            <text:p>1,08485293388367</text:p>
          </table:table-cell>
          <table:table-cell office:value-type="float" office:value="1.67739832401276" calcext:value-type="float">
            <text:p>1,67739832401276</text:p>
          </table:table-cell>
          <table:table-cell office:value-type="float" office:value="1.63882279396057" calcext:value-type="float">
            <text:p>1,63882279396057</text:p>
          </table:table-cell>
          <table:table-cell office:value-type="float" office:value="3.00597643852234" calcext:value-type="float">
            <text:p>3,00597643852234</text:p>
          </table:table-cell>
          <table:table-cell office:value-type="float" office:value="1.46093535423279" calcext:value-type="float">
            <text:p>1,46093535423279</text:p>
          </table:table-cell>
          <table:table-cell office:value-type="float" office:value="1.70495331287384" calcext:value-type="float">
            <text:p>1,70495331287384</text:p>
          </table:table-cell>
          <table:table-cell office:value-type="float" office:value="2.4885311126709" calcext:value-type="float">
            <text:p>2,4885311126709</text:p>
          </table:table-cell>
        </table:table-row>
        <table:table-row table:style-name="ro1">
          <table:table-cell office:value-type="float" office:value="2.2203" calcext:value-type="float">
            <text:p>2,2203</text:p>
          </table:table-cell>
          <table:table-cell office:value-type="float" office:value="2.0270836353302" calcext:value-type="float">
            <text:p>2,0270836353302</text:p>
          </table:table-cell>
          <table:table-cell office:value-type="float" office:value="4.13466501235962" calcext:value-type="float">
            <text:p>4,13466501235962</text:p>
          </table:table-cell>
          <table:table-cell office:value-type="float" office:value="1.67612147331238" calcext:value-type="float">
            <text:p>1,67612147331238</text:p>
          </table:table-cell>
          <table:table-cell office:value-type="float" office:value="1.50890612602234" calcext:value-type="float">
            <text:p>1,50890612602234</text:p>
          </table:table-cell>
          <table:table-cell office:value-type="float" office:value="2.19031476974487" calcext:value-type="float">
            <text:p>2,19031476974487</text:p>
          </table:table-cell>
          <table:table-cell office:value-type="float" office:value="1.83673918247223" calcext:value-type="float">
            <text:p>1,83673918247223</text:p>
          </table:table-cell>
          <table:table-cell office:value-type="float" office:value="2.09846639633179" calcext:value-type="float">
            <text:p>2,09846639633179</text:p>
          </table:table-cell>
          <table:table-cell office:value-type="float" office:value="1.90505743026733" calcext:value-type="float">
            <text:p>1,90505743026733</text:p>
          </table:table-cell>
          <table:table-cell office:value-type="float" office:value="1.86701285839081" calcext:value-type="float">
            <text:p>1,86701285839081</text:p>
          </table:table-cell>
          <table:table-cell office:value-type="float" office:value="2.95862936973572" calcext:value-type="float">
            <text:p>2,95862936973572</text:p>
          </table:table-cell>
        </table:table-row>
        <table:table-row table:style-name="ro1">
          <table:table-cell office:value-type="float" office:value="2.48596" calcext:value-type="float">
            <text:p>2,48596</text:p>
          </table:table-cell>
          <table:table-cell office:value-type="float" office:value="2.11396241188049" calcext:value-type="float">
            <text:p>2,11396241188049</text:p>
          </table:table-cell>
          <table:table-cell office:value-type="float" office:value="4.315016746521" calcext:value-type="float">
            <text:p>4,315016746521</text:p>
          </table:table-cell>
          <table:table-cell office:value-type="float" office:value="1.95048868656158" calcext:value-type="float">
            <text:p>1,95048868656158</text:p>
          </table:table-cell>
          <table:table-cell office:value-type="float" office:value="1.95164573192596" calcext:value-type="float">
            <text:p>1,95164573192596</text:p>
          </table:table-cell>
          <table:table-cell office:value-type="float" office:value="2.13175940513611" calcext:value-type="float">
            <text:p>2,13175940513611</text:p>
          </table:table-cell>
          <table:table-cell office:value-type="float" office:value="1.98935389518738" calcext:value-type="float">
            <text:p>1,98935389518738</text:p>
          </table:table-cell>
          <table:table-cell office:value-type="float" office:value="2.15744304656982" calcext:value-type="float">
            <text:p>2,15744304656982</text:p>
          </table:table-cell>
          <table:table-cell office:value-type="float" office:value="2.41556882858276" calcext:value-type="float">
            <text:p>2,41556882858276</text:p>
          </table:table-cell>
          <table:table-cell office:value-type="float" office:value="1.94136667251587" calcext:value-type="float">
            <text:p>1,94136667251587</text:p>
          </table:table-cell>
          <table:table-cell office:value-type="float" office:value="3.89299869537354" calcext:value-type="float">
            <text:p>3,89299869537354</text:p>
          </table:table-cell>
        </table:table-row>
        <table:table-row table:style-name="ro1">
          <table:table-cell office:value-type="float" office:value="2.29771" calcext:value-type="float">
            <text:p>2,29771</text:p>
          </table:table-cell>
          <table:table-cell office:value-type="float" office:value="1.91905808448792" calcext:value-type="float">
            <text:p>1,91905808448792</text:p>
          </table:table-cell>
          <table:table-cell office:value-type="float" office:value="4.03542423248291" calcext:value-type="float">
            <text:p>4,03542423248291</text:p>
          </table:table-cell>
          <table:table-cell office:value-type="float" office:value="1.74741566181183" calcext:value-type="float">
            <text:p>1,74741566181183</text:p>
          </table:table-cell>
          <table:table-cell office:value-type="float" office:value="1.68035578727722" calcext:value-type="float">
            <text:p>1,68035578727722</text:p>
          </table:table-cell>
          <table:table-cell office:value-type="float" office:value="1.96746802330017" calcext:value-type="float">
            <text:p>1,96746802330017</text:p>
          </table:table-cell>
          <table:table-cell office:value-type="float" office:value="1.89909088611603" calcext:value-type="float">
            <text:p>1,89909088611603</text:p>
          </table:table-cell>
          <table:table-cell office:value-type="float" office:value="1.8863400220871" calcext:value-type="float">
            <text:p>1,8863400220871</text:p>
          </table:table-cell>
          <table:table-cell office:value-type="float" office:value="2.38700318336487" calcext:value-type="float">
            <text:p>2,38700318336487</text:p>
          </table:table-cell>
          <table:table-cell office:value-type="float" office:value="1.7708934545517" calcext:value-type="float">
            <text:p>1,7708934545517</text:p>
          </table:table-cell>
          <table:table-cell office:value-type="float" office:value="3.68402552604675" calcext:value-type="float">
            <text:p>3,68402552604675</text:p>
          </table:table-cell>
        </table:table-row>
        <table:table-row table:style-name="ro1">
          <table:table-cell office:value-type="float" office:value="2.33625" calcext:value-type="float">
            <text:p>2,33625</text:p>
          </table:table-cell>
          <table:table-cell office:value-type="float" office:value="1.8218629360199" calcext:value-type="float">
            <text:p>1,8218629360199</text:p>
          </table:table-cell>
          <table:table-cell office:value-type="float" office:value="3.82408046722412" calcext:value-type="float">
            <text:p>3,82408046722412</text:p>
          </table:table-cell>
          <table:table-cell office:value-type="float" office:value="1.77203273773193" calcext:value-type="float">
            <text:p>1,77203273773193</text:p>
          </table:table-cell>
          <table:table-cell office:value-type="float" office:value="1.64106667041779" calcext:value-type="float">
            <text:p>1,64106667041779</text:p>
          </table:table-cell>
          <table:table-cell office:value-type="float" office:value="1.96615839004517" calcext:value-type="float">
            <text:p>1,96615839004517</text:p>
          </table:table-cell>
          <table:table-cell office:value-type="float" office:value="1.89649975299835" calcext:value-type="float">
            <text:p>1,89649975299835</text:p>
          </table:table-cell>
          <table:table-cell office:value-type="float" office:value="2.10555696487427" calcext:value-type="float">
            <text:p>2,10555696487427</text:p>
          </table:table-cell>
          <table:table-cell office:value-type="float" office:value="2.61088109016418" calcext:value-type="float">
            <text:p>2,61088109016418</text:p>
          </table:table-cell>
          <table:table-cell office:value-type="float" office:value="1.96315598487854" calcext:value-type="float">
            <text:p>1,96315598487854</text:p>
          </table:table-cell>
          <table:table-cell office:value-type="float" office:value="3.76123142242432" calcext:value-type="float">
            <text:p>3,76123142242432</text:p>
          </table:table-cell>
        </table:table-row>
        <table:table-row table:style-name="ro1">
          <table:table-cell office:value-type="float" office:value="1.80135" calcext:value-type="float">
            <text:p>1,80135</text:p>
          </table:table-cell>
          <table:table-cell office:value-type="float" office:value="1.33528184890747" calcext:value-type="float">
            <text:p>1,33528184890747</text:p>
          </table:table-cell>
          <table:table-cell office:value-type="float" office:value="2.77824664115906" calcext:value-type="float">
            <text:p>2,77824664115906</text:p>
          </table:table-cell>
          <table:table-cell office:value-type="float" office:value="1.19800734519959" calcext:value-type="float">
            <text:p>1,19800734519959</text:p>
          </table:table-cell>
          <table:table-cell office:value-type="float" office:value="1.2943058013916" calcext:value-type="float">
            <text:p>1,2943058013916</text:p>
          </table:table-cell>
          <table:table-cell office:value-type="float" office:value="1.69621777534485" calcext:value-type="float">
            <text:p>1,69621777534485</text:p>
          </table:table-cell>
          <table:table-cell office:value-type="float" office:value="1.65938472747803" calcext:value-type="float">
            <text:p>1,65938472747803</text:p>
          </table:table-cell>
          <table:table-cell office:value-type="float" office:value="1.39826107025146" calcext:value-type="float">
            <text:p>1,39826107025146</text:p>
          </table:table-cell>
          <table:table-cell office:value-type="float" office:value="2.07338714599609" calcext:value-type="float">
            <text:p>2,07338714599609</text:p>
          </table:table-cell>
          <table:table-cell office:value-type="float" office:value="1.62656652927399" calcext:value-type="float">
            <text:p>1,62656652927399</text:p>
          </table:table-cell>
          <table:table-cell office:value-type="float" office:value="2.95379996299744" calcext:value-type="float">
            <text:p>2,95379996299744</text:p>
          </table:table-cell>
        </table:table-row>
        <table:table-row table:style-name="ro1">
          <table:table-cell office:value-type="float" office:value="1.34196" calcext:value-type="float">
            <text:p>1,34196</text:p>
          </table:table-cell>
          <table:table-cell office:value-type="float" office:value="1.13426697254181" calcext:value-type="float">
            <text:p>1,13426697254181</text:p>
          </table:table-cell>
          <table:table-cell office:value-type="float" office:value="1.82138299942017" calcext:value-type="float">
            <text:p>1,82138299942017</text:p>
          </table:table-cell>
          <table:table-cell office:value-type="float" office:value="1.16039383411407" calcext:value-type="float">
            <text:p>1,16039383411407</text:p>
          </table:table-cell>
          <table:table-cell office:value-type="float" office:value="1.01158261299133" calcext:value-type="float">
            <text:p>1,01158261299133</text:p>
          </table:table-cell>
          <table:table-cell office:value-type="float" office:value="1.25441312789917" calcext:value-type="float">
            <text:p>1,25441312789917</text:p>
          </table:table-cell>
          <table:table-cell office:value-type="float" office:value="1.31084024906158" calcext:value-type="float">
            <text:p>1,31084024906158</text:p>
          </table:table-cell>
          <table:table-cell office:value-type="float" office:value="1.100266456604" calcext:value-type="float">
            <text:p>1,100266456604</text:p>
          </table:table-cell>
          <table:table-cell office:value-type="float" office:value="1.32754123210907" calcext:value-type="float">
            <text:p>1,32754123210907</text:p>
          </table:table-cell>
          <table:table-cell office:value-type="float" office:value="1.39879155158997" calcext:value-type="float">
            <text:p>1,39879155158997</text:p>
          </table:table-cell>
          <table:table-cell office:value-type="float" office:value="1.90011382102966" calcext:value-type="float">
            <text:p>1,90011382102966</text:p>
          </table:table-cell>
        </table:table-row>
        <table:table-row table:style-name="ro1">
          <table:table-cell office:value-type="float" office:value="1.21762" calcext:value-type="float">
            <text:p>1,21762</text:p>
          </table:table-cell>
          <table:table-cell office:value-type="float" office:value="1.10456955432892" calcext:value-type="float">
            <text:p>1,10456955432892</text:p>
          </table:table-cell>
          <table:table-cell office:value-type="float" office:value="1.67814683914185" calcext:value-type="float">
            <text:p>1,67814683914185</text:p>
          </table:table-cell>
          <table:table-cell office:value-type="float" office:value="1.07982218265533" calcext:value-type="float">
            <text:p>1,07982218265533</text:p>
          </table:table-cell>
          <table:table-cell office:value-type="float" office:value="0.871453762054443" calcext:value-type="float">
            <text:p>0,871453762054443</text:p>
          </table:table-cell>
          <table:table-cell office:value-type="float" office:value="1.17101562023163" calcext:value-type="float">
            <text:p>1,17101562023163</text:p>
          </table:table-cell>
          <table:table-cell office:value-type="float" office:value="1.12872195243835" calcext:value-type="float">
            <text:p>1,12872195243835</text:p>
          </table:table-cell>
          <table:table-cell office:value-type="float" office:value="1.02454519271851" calcext:value-type="float">
            <text:p>1,02454519271851</text:p>
          </table:table-cell>
          <table:table-cell office:value-type="float" office:value="1.26626479625702" calcext:value-type="float">
            <text:p>1,26626479625702</text:p>
          </table:table-cell>
          <table:table-cell office:value-type="float" office:value="1.26786577701569" calcext:value-type="float">
            <text:p>1,26786577701569</text:p>
          </table:table-cell>
          <table:table-cell office:value-type="float" office:value="1.58376789093018" calcext:value-type="float">
            <text:p>1,58376789093018</text:p>
          </table:table-cell>
        </table:table-row>
        <table:table-row table:style-name="ro1">
          <table:table-cell office:value-type="float" office:value="1.20015" calcext:value-type="float">
            <text:p>1,20015</text:p>
          </table:table-cell>
          <table:table-cell office:value-type="float" office:value="1.14471888542175" calcext:value-type="float">
            <text:p>1,14471888542175</text:p>
          </table:table-cell>
          <table:table-cell office:value-type="float" office:value="1.50810146331787" calcext:value-type="float">
            <text:p>1,50810146331787</text:p>
          </table:table-cell>
          <table:table-cell office:value-type="float" office:value="1.12834227085114" calcext:value-type="float">
            <text:p>1,12834227085114</text:p>
          </table:table-cell>
          <table:table-cell office:value-type="float" office:value="0.904955267906189" calcext:value-type="float">
            <text:p>0,904955267906189</text:p>
          </table:table-cell>
          <table:table-cell office:value-type="float" office:value="1.09907734394073" calcext:value-type="float">
            <text:p>1,09907734394073</text:p>
          </table:table-cell>
          <table:table-cell office:value-type="float" office:value="1.14816319942474" calcext:value-type="float">
            <text:p>1,14816319942474</text:p>
          </table:table-cell>
          <table:table-cell office:value-type="float" office:value="1.13104569911957" calcext:value-type="float">
            <text:p>1,13104569911957</text:p>
          </table:table-cell>
          <table:table-cell office:value-type="float" office:value="1.22892189025879" calcext:value-type="float">
            <text:p>1,22892189025879</text:p>
          </table:table-cell>
          <table:table-cell office:value-type="float" office:value="1.26716613769531" calcext:value-type="float">
            <text:p>1,26716613769531</text:p>
          </table:table-cell>
          <table:table-cell office:value-type="float" office:value="1.4410275220871" calcext:value-type="float">
            <text:p>1,4410275220871</text:p>
          </table:table-cell>
        </table:table-row>
        <table:table-row table:style-name="ro1">
          <table:table-cell office:value-type="float" office:value="1.04665" calcext:value-type="float">
            <text:p>1,04665</text:p>
          </table:table-cell>
          <table:table-cell office:value-type="float" office:value="1.09300398826599" calcext:value-type="float">
            <text:p>1,09300398826599</text:p>
          </table:table-cell>
          <table:table-cell office:value-type="float" office:value="1.14773488044739" calcext:value-type="float">
            <text:p>1,14773488044739</text:p>
          </table:table-cell>
          <table:table-cell office:value-type="float" office:value="1.04304778575897" calcext:value-type="float">
            <text:p>1,04304778575897</text:p>
          </table:table-cell>
          <table:table-cell office:value-type="float" office:value="0.841429173946381" calcext:value-type="float">
            <text:p>0,841429173946381</text:p>
          </table:table-cell>
          <table:table-cell office:value-type="float" office:value="1.046550989151" calcext:value-type="float">
            <text:p>1,046550989151</text:p>
          </table:table-cell>
          <table:table-cell office:value-type="float" office:value="0.993571579456329" calcext:value-type="float">
            <text:p>0,993571579456329</text:p>
          </table:table-cell>
          <table:table-cell office:value-type="float" office:value="1.16042459011078" calcext:value-type="float">
            <text:p>1,16042459011078</text:p>
          </table:table-cell>
          <table:table-cell office:value-type="float" office:value="1.03997278213501" calcext:value-type="float">
            <text:p>1,03997278213501</text:p>
          </table:table-cell>
          <table:table-cell office:value-type="float" office:value="1.04298603534698" calcext:value-type="float">
            <text:p>1,04298603534698</text:p>
          </table:table-cell>
          <table:table-cell office:value-type="float" office:value="1.05780053138733" calcext:value-type="float">
            <text:p>1,05780053138733</text:p>
          </table:table-cell>
        </table:table-row>
        <table:table-row table:style-name="ro1">
          <table:table-cell office:value-type="float" office:value="1.07805" calcext:value-type="float">
            <text:p>1,07805</text:p>
          </table:table-cell>
          <table:table-cell office:value-type="float" office:value="0.957164108753204" calcext:value-type="float">
            <text:p>0,957164108753204</text:p>
          </table:table-cell>
          <table:table-cell office:value-type="float" office:value="1.14218997955322" calcext:value-type="float">
            <text:p>1,14218997955322</text:p>
          </table:table-cell>
          <table:table-cell office:value-type="float" office:value="1.05871605873108" calcext:value-type="float">
            <text:p>1,05871605873108</text:p>
          </table:table-cell>
          <table:table-cell office:value-type="float" office:value="0.900622963905335" calcext:value-type="float">
            <text:p>0,900622963905335</text:p>
          </table:table-cell>
          <table:table-cell office:value-type="float" office:value="1.06373572349548" calcext:value-type="float">
            <text:p>1,06373572349548</text:p>
          </table:table-cell>
          <table:table-cell office:value-type="float" office:value="1.06821322441101" calcext:value-type="float">
            <text:p>1,06821322441101</text:p>
          </table:table-cell>
          <table:table-cell office:value-type="float" office:value="1.27543687820435" calcext:value-type="float">
            <text:p>1,27543687820435</text:p>
          </table:table-cell>
          <table:table-cell office:value-type="float" office:value="0.996368288993835" calcext:value-type="float">
            <text:p>0,996368288993835</text:p>
          </table:table-cell>
          <table:table-cell office:value-type="float" office:value="1.13042438030243" calcext:value-type="float">
            <text:p>1,13042438030243</text:p>
          </table:table-cell>
          <table:table-cell office:value-type="float" office:value="1.1876745223999" calcext:value-type="float">
            <text:p>1,1876745223999</text:p>
          </table:table-cell>
        </table:table-row>
        <table:table-row table:style-name="ro1">
          <table:table-cell office:value-type="float" office:value="0.849549" calcext:value-type="float">
            <text:p>0,849549</text:p>
          </table:table-cell>
          <table:table-cell office:value-type="float" office:value="0.85910975933075" calcext:value-type="float">
            <text:p>0,85910975933075</text:p>
          </table:table-cell>
          <table:table-cell office:value-type="float" office:value="0.870684385299683" calcext:value-type="float">
            <text:p>0,870684385299683</text:p>
          </table:table-cell>
          <table:table-cell office:value-type="float" office:value="0.89165472984314" calcext:value-type="float">
            <text:p>0,89165472984314</text:p>
          </table:table-cell>
          <table:table-cell office:value-type="float" office:value="0.644200921058655" calcext:value-type="float">
            <text:p>0,644200921058655</text:p>
          </table:table-cell>
          <table:table-cell office:value-type="float" office:value="0.807859122753143" calcext:value-type="float">
            <text:p>0,807859122753143</text:p>
          </table:table-cell>
          <table:table-cell office:value-type="float" office:value="0.850246071815491" calcext:value-type="float">
            <text:p>0,850246071815491</text:p>
          </table:table-cell>
          <table:table-cell office:value-type="float" office:value="1.02890610694885" calcext:value-type="float">
            <text:p>1,02890610694885</text:p>
          </table:table-cell>
          <table:table-cell office:value-type="float" office:value="0.781932353973389" calcext:value-type="float">
            <text:p>0,781932353973389</text:p>
          </table:table-cell>
          <table:table-cell office:value-type="float" office:value="0.802020788192749" calcext:value-type="float">
            <text:p>0,802020788192749</text:p>
          </table:table-cell>
          <table:table-cell office:value-type="float" office:value="0.958872139453888" calcext:value-type="float">
            <text:p>0,958872139453888</text:p>
          </table:table-cell>
        </table:table-row>
        <table:table-row table:style-name="ro1">
          <table:table-cell office:value-type="float" office:value="0.618136" calcext:value-type="float">
            <text:p>0,618136</text:p>
          </table:table-cell>
          <table:table-cell office:value-type="float" office:value="0.59180623292923" calcext:value-type="float">
            <text:p>0,59180623292923</text:p>
          </table:table-cell>
          <table:table-cell office:value-type="float" office:value="0.639099359512329" calcext:value-type="float">
            <text:p>0,639099359512329</text:p>
          </table:table-cell>
          <table:table-cell office:value-type="float" office:value="0.663516104221344" calcext:value-type="float">
            <text:p>0,663516104221344</text:p>
          </table:table-cell>
          <table:table-cell office:value-type="float" office:value="0.493669599294663" calcext:value-type="float">
            <text:p>0,493669599294663</text:p>
          </table:table-cell>
          <table:table-cell office:value-type="float" office:value="0.586908161640167" calcext:value-type="float">
            <text:p>0,586908161640167</text:p>
          </table:table-cell>
          <table:table-cell office:value-type="float" office:value="0.574692666530609" calcext:value-type="float">
            <text:p>0,574692666530609</text:p>
          </table:table-cell>
          <table:table-cell office:value-type="float" office:value="0.742321610450745" calcext:value-type="float">
            <text:p>0,742321610450745</text:p>
          </table:table-cell>
          <table:table-cell office:value-type="float" office:value="0.595847725868225" calcext:value-type="float">
            <text:p>0,595847725868225</text:p>
          </table:table-cell>
          <table:table-cell office:value-type="float" office:value="0.58970844745636" calcext:value-type="float">
            <text:p>0,58970844745636</text:p>
          </table:table-cell>
          <table:table-cell office:value-type="float" office:value="0.70379376411438" calcext:value-type="float">
            <text:p>0,70379376411438</text:p>
          </table:table-cell>
        </table:table-row>
        <table:table-row table:style-name="ro1">
          <table:table-cell office:value-type="float" office:value="0.617047" calcext:value-type="float">
            <text:p>0,617047</text:p>
          </table:table-cell>
          <table:table-cell office:value-type="float" office:value="0.563043892383575" calcext:value-type="float">
            <text:p>0,563043892383575</text:p>
          </table:table-cell>
          <table:table-cell office:value-type="float" office:value="0.680875480175018" calcext:value-type="float">
            <text:p>0,680875480175018</text:p>
          </table:table-cell>
          <table:table-cell office:value-type="float" office:value="0.597741544246674" calcext:value-type="float">
            <text:p>0,597741544246674</text:p>
          </table:table-cell>
          <table:table-cell office:value-type="float" office:value="0.467634499073029" calcext:value-type="float">
            <text:p>0,467634499073029</text:p>
          </table:table-cell>
          <table:table-cell office:value-type="float" office:value="0.69110232591629" calcext:value-type="float">
            <text:p>0,69110232591629</text:p>
          </table:table-cell>
          <table:table-cell office:value-type="float" office:value="0.57189679145813" calcext:value-type="float">
            <text:p>0,57189679145813</text:p>
          </table:table-cell>
          <table:table-cell office:value-type="float" office:value="0.713316202163696" calcext:value-type="float">
            <text:p>0,713316202163696</text:p>
          </table:table-cell>
          <table:table-cell office:value-type="float" office:value="0.562840819358826" calcext:value-type="float">
            <text:p>0,562840819358826</text:p>
          </table:table-cell>
          <table:table-cell office:value-type="float" office:value="0.590112388134003" calcext:value-type="float">
            <text:p>0,590112388134003</text:p>
          </table:table-cell>
          <table:table-cell office:value-type="float" office:value="0.731909096240997" calcext:value-type="float">
            <text:p>0,731909096240997</text:p>
          </table:table-cell>
        </table:table-row>
        <table:table-row table:style-name="ro1">
          <table:table-cell office:value-type="float" office:value="0.722333" calcext:value-type="float">
            <text:p>0,722333</text:p>
          </table:table-cell>
          <table:table-cell office:value-type="float" office:value="0.728492677211762" calcext:value-type="float">
            <text:p>0,728492677211762</text:p>
          </table:table-cell>
          <table:table-cell office:value-type="float" office:value="0.827127158641815" calcext:value-type="float">
            <text:p>0,827127158641815</text:p>
          </table:table-cell>
          <table:table-cell office:value-type="float" office:value="0.687700629234314" calcext:value-type="float">
            <text:p>0,687700629234314</text:p>
          </table:table-cell>
          <table:table-cell office:value-type="float" office:value="0.462867558002472" calcext:value-type="float">
            <text:p>0,462867558002472</text:p>
          </table:table-cell>
          <table:table-cell office:value-type="float" office:value="0.708248674869537" calcext:value-type="float">
            <text:p>0,708248674869537</text:p>
          </table:table-cell>
          <table:table-cell office:value-type="float" office:value="0.689135074615479" calcext:value-type="float">
            <text:p>0,689135074615479</text:p>
          </table:table-cell>
          <table:table-cell office:value-type="float" office:value="0.616747140884399" calcext:value-type="float">
            <text:p>0,616747140884399</text:p>
          </table:table-cell>
          <table:table-cell office:value-type="float" office:value="0.772790014743805" calcext:value-type="float">
            <text:p>0,772790014743805</text:p>
          </table:table-cell>
          <table:table-cell office:value-type="float" office:value="0.879671096801758" calcext:value-type="float">
            <text:p>0,879671096801758</text:p>
          </table:table-cell>
          <table:table-cell office:value-type="float" office:value="0.850551247596741" calcext:value-type="float">
            <text:p>0,850551247596741</text:p>
          </table:table-cell>
        </table:table-row>
        <table:table-row table:style-name="ro1">
          <table:table-cell office:value-type="float" office:value="0.708167" calcext:value-type="float">
            <text:p>0,708167</text:p>
          </table:table-cell>
          <table:table-cell office:value-type="float" office:value="0.773636639118195" calcext:value-type="float">
            <text:p>0,773636639118195</text:p>
          </table:table-cell>
          <table:table-cell office:value-type="float" office:value="0.776454567909241" calcext:value-type="float">
            <text:p>0,776454567909241</text:p>
          </table:table-cell>
          <table:table-cell office:value-type="float" office:value="0.688455760478973" calcext:value-type="float">
            <text:p>0,688455760478973</text:p>
          </table:table-cell>
          <table:table-cell office:value-type="float" office:value="0.47885537147522" calcext:value-type="float">
            <text:p>0,47885537147522</text:p>
          </table:table-cell>
          <table:table-cell office:value-type="float" office:value="0.659358143806458" calcext:value-type="float">
            <text:p>0,659358143806458</text:p>
          </table:table-cell>
          <table:table-cell office:value-type="float" office:value="0.719355165958405" calcext:value-type="float">
            <text:p>0,719355165958405</text:p>
          </table:table-cell>
          <table:table-cell office:value-type="float" office:value="0.574196398258209" calcext:value-type="float">
            <text:p>0,574196398258209</text:p>
          </table:table-cell>
          <table:table-cell office:value-type="float" office:value="0.785394310951233" calcext:value-type="float">
            <text:p>0,785394310951233</text:p>
          </table:table-cell>
          <table:table-cell office:value-type="float" office:value="0.822528123855591" calcext:value-type="float">
            <text:p>0,822528123855591</text:p>
          </table:table-cell>
          <table:table-cell office:value-type="float" office:value="0.803439378738403" calcext:value-type="float">
            <text:p>0,803439378738403</text:p>
          </table:table-cell>
        </table:table-row>
        <table:table-row table:style-name="ro1">
          <table:table-cell office:value-type="float" office:value="0.704488" calcext:value-type="float">
            <text:p>0,704488</text:p>
          </table:table-cell>
          <table:table-cell office:value-type="float" office:value="0.781220674514771" calcext:value-type="float">
            <text:p>0,781220674514771</text:p>
          </table:table-cell>
          <table:table-cell office:value-type="float" office:value="0.786375164985657" calcext:value-type="float">
            <text:p>0,786375164985657</text:p>
          </table:table-cell>
          <table:table-cell office:value-type="float" office:value="0.671602249145508" calcext:value-type="float">
            <text:p>0,671602249145508</text:p>
          </table:table-cell>
          <table:table-cell office:value-type="float" office:value="0.442613750696182" calcext:value-type="float">
            <text:p>0,442613750696182</text:p>
          </table:table-cell>
          <table:table-cell office:value-type="float" office:value="0.746314764022827" calcext:value-type="float">
            <text:p>0,746314764022827</text:p>
          </table:table-cell>
          <table:table-cell office:value-type="float" office:value="0.730042576789856" calcext:value-type="float">
            <text:p>0,730042576789856</text:p>
          </table:table-cell>
          <table:table-cell office:value-type="float" office:value="0.575916111469269" calcext:value-type="float">
            <text:p>0,575916111469269</text:p>
          </table:table-cell>
          <table:table-cell office:value-type="float" office:value="0.772409379482269" calcext:value-type="float">
            <text:p>0,772409379482269</text:p>
          </table:table-cell>
          <table:table-cell office:value-type="float" office:value="0.734919607639313" calcext:value-type="float">
            <text:p>0,734919607639313</text:p>
          </table:table-cell>
          <table:table-cell office:value-type="float" office:value="0.803468108177185" calcext:value-type="float">
            <text:p>0,803468108177185</text:p>
          </table:table-cell>
        </table:table-row>
        <table:table-row table:style-name="ro1">
          <table:table-cell office:value-type="float" office:value="0.750402" calcext:value-type="float">
            <text:p>0,750402</text:p>
          </table:table-cell>
          <table:table-cell office:value-type="float" office:value="0.784652590751648" calcext:value-type="float">
            <text:p>0,784652590751648</text:p>
          </table:table-cell>
          <table:table-cell office:value-type="float" office:value="0.925521790981293" calcext:value-type="float">
            <text:p>0,925521790981293</text:p>
          </table:table-cell>
          <table:table-cell office:value-type="float" office:value="0.706551253795624" calcext:value-type="float">
            <text:p>0,706551253795624</text:p>
          </table:table-cell>
          <table:table-cell office:value-type="float" office:value="0.461081087589264" calcext:value-type="float">
            <text:p>0,461081087589264</text:p>
          </table:table-cell>
          <table:table-cell office:value-type="float" office:value="0.751758575439453" calcext:value-type="float">
            <text:p>0,751758575439453</text:p>
          </table:table-cell>
          <table:table-cell office:value-type="float" office:value="0.713416814804077" calcext:value-type="float">
            <text:p>0,713416814804077</text:p>
          </table:table-cell>
          <table:table-cell office:value-type="float" office:value="0.700371980667114" calcext:value-type="float">
            <text:p>0,700371980667114</text:p>
          </table:table-cell>
          <table:table-cell office:value-type="float" office:value="0.778143048286438" calcext:value-type="float">
            <text:p>0,778143048286438</text:p>
          </table:table-cell>
          <table:table-cell office:value-type="float" office:value="0.794721841812134" calcext:value-type="float">
            <text:p>0,794721841812134</text:p>
          </table:table-cell>
          <table:table-cell office:value-type="float" office:value="0.887805342674255" calcext:value-type="float">
            <text:p>0,887805342674255</text:p>
          </table:table-cell>
        </table:table-row>
        <table:table-row table:style-name="ro1">
          <table:table-cell office:value-type="float" office:value="0.745729" calcext:value-type="float">
            <text:p>0,745729</text:p>
          </table:table-cell>
          <table:table-cell office:value-type="float" office:value="0.811375081539154" calcext:value-type="float">
            <text:p>0,811375081539154</text:p>
          </table:table-cell>
          <table:table-cell office:value-type="float" office:value="0.938844978809357" calcext:value-type="float">
            <text:p>0,938844978809357</text:p>
          </table:table-cell>
          <table:table-cell office:value-type="float" office:value="0.696401298046112" calcext:value-type="float">
            <text:p>0,696401298046112</text:p>
          </table:table-cell>
          <table:table-cell office:value-type="float" office:value="0.48995566368103" calcext:value-type="float">
            <text:p>0,48995566368103</text:p>
          </table:table-cell>
          <table:table-cell office:value-type="float" office:value="0.708425760269165" calcext:value-type="float">
            <text:p>0,708425760269165</text:p>
          </table:table-cell>
          <table:table-cell office:value-type="float" office:value="0.700764775276184" calcext:value-type="float">
            <text:p>0,700764775276184</text:p>
          </table:table-cell>
          <table:table-cell office:value-type="float" office:value="0.719186186790466" calcext:value-type="float">
            <text:p>0,719186186790466</text:p>
          </table:table-cell>
          <table:table-cell office:value-type="float" office:value="0.795476853847504" calcext:value-type="float">
            <text:p>0,795476853847504</text:p>
          </table:table-cell>
          <table:table-cell office:value-type="float" office:value="0.798789739608765" calcext:value-type="float">
            <text:p>0,798789739608765</text:p>
          </table:table-cell>
          <table:table-cell office:value-type="float" office:value="0.798072576522827" calcext:value-type="float">
            <text:p>0,798072576522827</text:p>
          </table:table-cell>
        </table:table-row>
        <table:table-row table:style-name="ro1">
          <table:table-cell office:value-type="float" office:value="0.758128" calcext:value-type="float">
            <text:p>0,758128</text:p>
          </table:table-cell>
          <table:table-cell office:value-type="float" office:value="0.86545318365097" calcext:value-type="float">
            <text:p>0,86545318365097</text:p>
          </table:table-cell>
          <table:table-cell office:value-type="float" office:value="0.910764992237091" calcext:value-type="float">
            <text:p>0,910764992237091</text:p>
          </table:table-cell>
          <table:table-cell office:value-type="float" office:value="0.698524653911591" calcext:value-type="float">
            <text:p>0,698524653911591</text:p>
          </table:table-cell>
          <table:table-cell office:value-type="float" office:value="0.534266591072083" calcext:value-type="float">
            <text:p>0,534266591072083</text:p>
          </table:table-cell>
          <table:table-cell office:value-type="float" office:value="0.760151743888855" calcext:value-type="float">
            <text:p>0,760151743888855</text:p>
          </table:table-cell>
          <table:table-cell office:value-type="float" office:value="0.754922270774841" calcext:value-type="float">
            <text:p>0,754922270774841</text:p>
          </table:table-cell>
          <table:table-cell office:value-type="float" office:value="0.736330330371857" calcext:value-type="float">
            <text:p>0,736330330371857</text:p>
          </table:table-cell>
          <table:table-cell office:value-type="float" office:value="0.814013063907623" calcext:value-type="float">
            <text:p>0,814013063907623</text:p>
          </table:table-cell>
          <table:table-cell office:value-type="float" office:value="0.751469373703003" calcext:value-type="float">
            <text:p>0,751469373703003</text:p>
          </table:table-cell>
          <table:table-cell office:value-type="float" office:value="0.755382895469666" calcext:value-type="float">
            <text:p>0,755382895469666</text:p>
          </table:table-cell>
        </table:table-row>
        <table:table-row table:style-name="ro1">
          <table:table-cell office:value-type="float" office:value="0.829949" calcext:value-type="float">
            <text:p>0,829949</text:p>
          </table:table-cell>
          <table:table-cell office:value-type="float" office:value="0.88800573348999" calcext:value-type="float">
            <text:p>0,88800573348999</text:p>
          </table:table-cell>
          <table:table-cell office:value-type="float" office:value="0.987825214862824" calcext:value-type="float">
            <text:p>0,987825214862824</text:p>
          </table:table-cell>
          <table:table-cell office:value-type="float" office:value="0.77994042634964" calcext:value-type="float">
            <text:p>0,77994042634964</text:p>
          </table:table-cell>
          <table:table-cell office:value-type="float" office:value="0.575674116611481" calcext:value-type="float">
            <text:p>0,575674116611481</text:p>
          </table:table-cell>
          <table:table-cell office:value-type="float" office:value="0.865768730640411" calcext:value-type="float">
            <text:p>0,865768730640411</text:p>
          </table:table-cell>
          <table:table-cell office:value-type="float" office:value="0.815765976905823" calcext:value-type="float">
            <text:p>0,815765976905823</text:p>
          </table:table-cell>
          <table:table-cell office:value-type="float" office:value="0.867261350154877" calcext:value-type="float">
            <text:p>0,867261350154877</text:p>
          </table:table-cell>
          <table:table-cell office:value-type="float" office:value="0.845664441585541" calcext:value-type="float">
            <text:p>0,845664441585541</text:p>
          </table:table-cell>
          <table:table-cell office:value-type="float" office:value="0.794027507305145" calcext:value-type="float">
            <text:p>0,794027507305145</text:p>
          </table:table-cell>
          <table:table-cell office:value-type="float" office:value="0.879561066627502" calcext:value-type="float">
            <text:p>0,879561066627502</text:p>
          </table:table-cell>
        </table:table-row>
        <table:table-row table:style-name="ro1">
          <table:table-cell office:value-type="float" office:value="0.925232" calcext:value-type="float">
            <text:p>0,925232</text:p>
          </table:table-cell>
          <table:table-cell office:value-type="float" office:value="0.871314823627472" calcext:value-type="float">
            <text:p>0,871314823627472</text:p>
          </table:table-cell>
          <table:table-cell office:value-type="float" office:value="1.24410104751587" calcext:value-type="float">
            <text:p>1,24410104751587</text:p>
          </table:table-cell>
          <table:table-cell office:value-type="float" office:value="0.81877738237381" calcext:value-type="float">
            <text:p>0,81877738237381</text:p>
          </table:table-cell>
          <table:table-cell office:value-type="float" office:value="0.599839389324188" calcext:value-type="float">
            <text:p>0,599839389324188</text:p>
          </table:table-cell>
          <table:table-cell office:value-type="float" office:value="0.971293807029724" calcext:value-type="float">
            <text:p>0,971293807029724</text:p>
          </table:table-cell>
          <table:table-cell office:value-type="float" office:value="0.866938054561615" calcext:value-type="float">
            <text:p>0,866938054561615</text:p>
          </table:table-cell>
          <table:table-cell office:value-type="float" office:value="1.07989168167114" calcext:value-type="float">
            <text:p>1,07989168167114</text:p>
          </table:table-cell>
          <table:table-cell office:value-type="float" office:value="0.93916380405426" calcext:value-type="float">
            <text:p>0,93916380405426</text:p>
          </table:table-cell>
          <table:table-cell office:value-type="float" office:value="0.843614101409912" calcext:value-type="float">
            <text:p>0,843614101409912</text:p>
          </table:table-cell>
          <table:table-cell office:value-type="float" office:value="1.0173864364624" calcext:value-type="float">
            <text:p>1,0173864364624</text:p>
          </table:table-cell>
        </table:table-row>
        <table:table-row table:style-name="ro1">
          <table:table-cell office:value-type="float" office:value="0.991337" calcext:value-type="float">
            <text:p>0,991337</text:p>
          </table:table-cell>
          <table:table-cell office:value-type="float" office:value="0.942181825637817" calcext:value-type="float">
            <text:p>0,942181825637817</text:p>
          </table:table-cell>
          <table:table-cell office:value-type="float" office:value="1.36695182323456" calcext:value-type="float">
            <text:p>1,36695182323456</text:p>
          </table:table-cell>
          <table:table-cell office:value-type="float" office:value="0.818491816520691" calcext:value-type="float">
            <text:p>0,818491816520691</text:p>
          </table:table-cell>
          <table:table-cell office:value-type="float" office:value="0.706681549549103" calcext:value-type="float">
            <text:p>0,706681549549103</text:p>
          </table:table-cell>
          <table:table-cell office:value-type="float" office:value="1.09595060348511" calcext:value-type="float">
            <text:p>1,09595060348511</text:p>
          </table:table-cell>
          <table:table-cell office:value-type="float" office:value="0.924639403820038" calcext:value-type="float">
            <text:p>0,924639403820038</text:p>
          </table:table-cell>
          <table:table-cell office:value-type="float" office:value="1.14185106754303" calcext:value-type="float">
            <text:p>1,14185106754303</text:p>
          </table:table-cell>
          <table:table-cell office:value-type="float" office:value="1.13406217098236" calcext:value-type="float">
            <text:p>1,13406217098236</text:p>
          </table:table-cell>
          <table:table-cell office:value-type="float" office:value="0.802356779575348" calcext:value-type="float">
            <text:p>0,802356779575348</text:p>
          </table:table-cell>
          <table:table-cell office:value-type="float" office:value="0.980205297470093" calcext:value-type="float">
            <text:p>0,980205297470093</text:p>
          </table:table-cell>
        </table:table-row>
        <table:table-row table:style-name="ro1">
          <table:table-cell office:value-type="float" office:value="1.02017" calcext:value-type="float">
            <text:p>1,02017</text:p>
          </table:table-cell>
          <table:table-cell office:value-type="float" office:value="1.02130460739136" calcext:value-type="float">
            <text:p>1,02130460739136</text:p>
          </table:table-cell>
          <table:table-cell office:value-type="float" office:value="1.30547165870667" calcext:value-type="float">
            <text:p>1,30547165870667</text:p>
          </table:table-cell>
          <table:table-cell office:value-type="float" office:value="0.907608568668366" calcext:value-type="float">
            <text:p>0,907608568668366</text:p>
          </table:table-cell>
          <table:table-cell office:value-type="float" office:value="0.736777067184448" calcext:value-type="float">
            <text:p>0,736777067184448</text:p>
          </table:table-cell>
          <table:table-cell office:value-type="float" office:value="1.13627827167511" calcext:value-type="float">
            <text:p>1,13627827167511</text:p>
          </table:table-cell>
          <table:table-cell office:value-type="float" office:value="0.951915919780731" calcext:value-type="float">
            <text:p>0,951915919780731</text:p>
          </table:table-cell>
          <table:table-cell office:value-type="float" office:value="1.14752197265625" calcext:value-type="float">
            <text:p>1,14752197265625</text:p>
          </table:table-cell>
          <table:table-cell office:value-type="float" office:value="1.18704557418823" calcext:value-type="float">
            <text:p>1,18704557418823</text:p>
          </table:table-cell>
          <table:table-cell office:value-type="float" office:value="0.815777182579041" calcext:value-type="float">
            <text:p>0,815777182579041</text:p>
          </table:table-cell>
          <table:table-cell office:value-type="float" office:value="0.992040812969208" calcext:value-type="float">
            <text:p>0,992040812969208</text:p>
          </table:table-cell>
        </table:table-row>
        <table:table-row table:style-name="ro1">
          <table:table-cell office:value-type="float" office:value="1.1639" calcext:value-type="float">
            <text:p>1,1639</text:p>
          </table:table-cell>
          <table:table-cell office:value-type="float" office:value="1.06832444667816" calcext:value-type="float">
            <text:p>1,06832444667816</text:p>
          </table:table-cell>
          <table:table-cell office:value-type="float" office:value="1.56748807430267" calcext:value-type="float">
            <text:p>1,56748807430267</text:p>
          </table:table-cell>
          <table:table-cell office:value-type="float" office:value="0.964337468147278" calcext:value-type="float">
            <text:p>0,964337468147278</text:p>
          </table:table-cell>
          <table:table-cell office:value-type="float" office:value="0.825874328613281" calcext:value-type="float">
            <text:p>0,825874328613281</text:p>
          </table:table-cell>
          <table:table-cell office:value-type="float" office:value="1.21846234798431" calcext:value-type="float">
            <text:p>1,21846234798431</text:p>
          </table:table-cell>
          <table:table-cell office:value-type="float" office:value="1.1225061416626" calcext:value-type="float">
            <text:p>1,1225061416626</text:p>
          </table:table-cell>
          <table:table-cell office:value-type="float" office:value="1.34958517551422" calcext:value-type="float">
            <text:p>1,34958517551422</text:p>
          </table:table-cell>
          <table:table-cell office:value-type="float" office:value="1.26508784294128" calcext:value-type="float">
            <text:p>1,26508784294128</text:p>
          </table:table-cell>
          <table:table-cell office:value-type="float" office:value="1.02175629138947" calcext:value-type="float">
            <text:p>1,02175629138947</text:p>
          </table:table-cell>
          <table:table-cell office:value-type="float" office:value="1.23562574386597" calcext:value-type="float">
            <text:p>1,23562574386597</text:p>
          </table:table-cell>
        </table:table-row>
        <table:table-row table:style-name="ro1">
          <table:table-cell office:value-type="float" office:value="1.45621" calcext:value-type="float">
            <text:p>1,45621</text:p>
          </table:table-cell>
          <table:table-cell office:value-type="float" office:value="1.3616931438446" calcext:value-type="float">
            <text:p>1,3616931438446</text:p>
          </table:table-cell>
          <table:table-cell office:value-type="float" office:value="2.11038708686829" calcext:value-type="float">
            <text:p>2,11038708686829</text:p>
          </table:table-cell>
          <table:table-cell office:value-type="float" office:value="1.27045392990112" calcext:value-type="float">
            <text:p>1,27045392990112</text:p>
          </table:table-cell>
          <table:table-cell office:value-type="float" office:value="1.17695903778076" calcext:value-type="float">
            <text:p>1,17695903778076</text:p>
          </table:table-cell>
          <table:table-cell office:value-type="float" office:value="1.33843243122101" calcext:value-type="float">
            <text:p>1,33843243122101</text:p>
          </table:table-cell>
          <table:table-cell office:value-type="float" office:value="1.38584065437317" calcext:value-type="float">
            <text:p>1,38584065437317</text:p>
          </table:table-cell>
          <table:table-cell office:value-type="float" office:value="1.62839245796204" calcext:value-type="float">
            <text:p>1,62839245796204</text:p>
          </table:table-cell>
          <table:table-cell office:value-type="float" office:value="1.368692278862" calcext:value-type="float">
            <text:p>1,368692278862</text:p>
          </table:table-cell>
          <table:table-cell office:value-type="float" office:value="1.44372427463532" calcext:value-type="float">
            <text:p>1,44372427463532</text:p>
          </table:table-cell>
          <table:table-cell office:value-type="float" office:value="1.47750544548035" calcext:value-type="float">
            <text:p>1,47750544548035</text:p>
          </table:table-cell>
        </table:table-row>
        <table:table-row table:style-name="ro1">
          <table:table-cell office:value-type="float" office:value="1.51135" calcext:value-type="float">
            <text:p>1,51135</text:p>
          </table:table-cell>
          <table:table-cell office:value-type="float" office:value="1.50321686267853" calcext:value-type="float">
            <text:p>1,50321686267853</text:p>
          </table:table-cell>
          <table:table-cell office:value-type="float" office:value="2.7001793384552" calcext:value-type="float">
            <text:p>2,7001793384552</text:p>
          </table:table-cell>
          <table:table-cell office:value-type="float" office:value="1.37641799449921" calcext:value-type="float">
            <text:p>1,37641799449921</text:p>
          </table:table-cell>
          <table:table-cell office:value-type="float" office:value="1.23951256275177" calcext:value-type="float">
            <text:p>1,23951256275177</text:p>
          </table:table-cell>
          <table:table-cell office:value-type="float" office:value="1.330646276474" calcext:value-type="float">
            <text:p>1,330646276474</text:p>
          </table:table-cell>
          <table:table-cell office:value-type="float" office:value="1.26230370998383" calcext:value-type="float">
            <text:p>1,26230370998383</text:p>
          </table:table-cell>
          <table:table-cell office:value-type="float" office:value="1.55260956287384" calcext:value-type="float">
            <text:p>1,55260956287384</text:p>
          </table:table-cell>
          <table:table-cell office:value-type="float" office:value="1.33992266654968" calcext:value-type="float">
            <text:p>1,33992266654968</text:p>
          </table:table-cell>
          <table:table-cell office:value-type="float" office:value="1.43531775474548" calcext:value-type="float">
            <text:p>1,43531775474548</text:p>
          </table:table-cell>
          <table:table-cell office:value-type="float" office:value="1.37339782714844" calcext:value-type="float">
            <text:p>1,37339782714844</text:p>
          </table:table-cell>
        </table:table-row>
        <table:table-row table:style-name="ro1">
          <table:table-cell office:value-type="float" office:value="1.61938" calcext:value-type="float">
            <text:p>1,61938</text:p>
          </table:table-cell>
          <table:table-cell office:value-type="float" office:value="1.67005681991577" calcext:value-type="float">
            <text:p>1,67005681991577</text:p>
          </table:table-cell>
          <table:table-cell office:value-type="float" office:value="2.41593194007874" calcext:value-type="float">
            <text:p>2,41593194007874</text:p>
          </table:table-cell>
          <table:table-cell office:value-type="float" office:value="1.80173945426941" calcext:value-type="float">
            <text:p>1,80173945426941</text:p>
          </table:table-cell>
          <table:table-cell office:value-type="float" office:value="1.36851966381073" calcext:value-type="float">
            <text:p>1,36851966381073</text:p>
          </table:table-cell>
          <table:table-cell office:value-type="float" office:value="1.42171037197113" calcext:value-type="float">
            <text:p>1,42171037197113</text:p>
          </table:table-cell>
          <table:table-cell office:value-type="float" office:value="1.41884672641754" calcext:value-type="float">
            <text:p>1,41884672641754</text:p>
          </table:table-cell>
          <table:table-cell office:value-type="float" office:value="1.68915271759033" calcext:value-type="float">
            <text:p>1,68915271759033</text:p>
          </table:table-cell>
          <table:table-cell office:value-type="float" office:value="1.38249731063843" calcext:value-type="float">
            <text:p>1,38249731063843</text:p>
          </table:table-cell>
          <table:table-cell office:value-type="float" office:value="1.51983654499054" calcext:value-type="float">
            <text:p>1,51983654499054</text:p>
          </table:table-cell>
          <table:table-cell office:value-type="float" office:value="1.50548207759857" calcext:value-type="float">
            <text:p>1,50548207759857</text:p>
          </table:table-cell>
        </table:table-row>
        <table:table-row table:style-name="ro1">
          <table:table-cell office:value-type="float" office:value="1.68498" calcext:value-type="float">
            <text:p>1,68498</text:p>
          </table:table-cell>
          <table:table-cell office:value-type="float" office:value="1.63787066936493" calcext:value-type="float">
            <text:p>1,63787066936493</text:p>
          </table:table-cell>
          <table:table-cell office:value-type="float" office:value="2.44541215896606" calcext:value-type="float">
            <text:p>2,44541215896606</text:p>
          </table:table-cell>
          <table:table-cell office:value-type="float" office:value="1.93454611301422" calcext:value-type="float">
            <text:p>1,93454611301422</text:p>
          </table:table-cell>
          <table:table-cell office:value-type="float" office:value="1.43709444999695" calcext:value-type="float">
            <text:p>1,43709444999695</text:p>
          </table:table-cell>
          <table:table-cell office:value-type="float" office:value="1.39989328384399" calcext:value-type="float">
            <text:p>1,39989328384399</text:p>
          </table:table-cell>
          <table:table-cell office:value-type="float" office:value="1.46107304096222" calcext:value-type="float">
            <text:p>1,46107304096222</text:p>
          </table:table-cell>
          <table:table-cell office:value-type="float" office:value="1.78629398345947" calcext:value-type="float">
            <text:p>1,78629398345947</text:p>
          </table:table-cell>
          <table:table-cell office:value-type="float" office:value="1.43535709381104" calcext:value-type="float">
            <text:p>1,43535709381104</text:p>
          </table:table-cell>
          <table:table-cell office:value-type="float" office:value="1.60764312744141" calcext:value-type="float">
            <text:p>1,60764312744141</text:p>
          </table:table-cell>
          <table:table-cell office:value-type="float" office:value="1.70459222793579" calcext:value-type="float">
            <text:p>1,70459222793579</text:p>
          </table:table-cell>
        </table:table-row>
        <table:table-row table:style-name="ro1">
          <table:table-cell office:value-type="float" office:value="1.79281" calcext:value-type="float">
            <text:p>1,79281</text:p>
          </table:table-cell>
          <table:table-cell office:value-type="float" office:value="1.7310061454773" calcext:value-type="float">
            <text:p>1,7310061454773</text:p>
          </table:table-cell>
          <table:table-cell office:value-type="float" office:value="2.53374981880188" calcext:value-type="float">
            <text:p>2,53374981880188</text:p>
          </table:table-cell>
          <table:table-cell office:value-type="float" office:value="2.04057312011719" calcext:value-type="float">
            <text:p>2,04057312011719</text:p>
          </table:table-cell>
          <table:table-cell office:value-type="float" office:value="1.67814433574677" calcext:value-type="float">
            <text:p>1,67814433574677</text:p>
          </table:table-cell>
          <table:table-cell office:value-type="float" office:value="1.49219310283661" calcext:value-type="float">
            <text:p>1,49219310283661</text:p>
          </table:table-cell>
          <table:table-cell office:value-type="float" office:value="1.53210771083832" calcext:value-type="float">
            <text:p>1,53210771083832</text:p>
          </table:table-cell>
          <table:table-cell office:value-type="float" office:value="1.85440194606781" calcext:value-type="float">
            <text:p>1,85440194606781</text:p>
          </table:table-cell>
          <table:table-cell office:value-type="float" office:value="1.427809715271" calcext:value-type="float">
            <text:p>1,427809715271</text:p>
          </table:table-cell>
          <table:table-cell office:value-type="float" office:value="1.71304678916931" calcext:value-type="float">
            <text:p>1,71304678916931</text:p>
          </table:table-cell>
          <table:table-cell office:value-type="float" office:value="1.92511165142059" calcext:value-type="float">
            <text:p>1,92511165142059</text:p>
          </table:table-cell>
        </table:table-row>
        <table:table-row table:style-name="ro1">
          <table:table-cell office:value-type="float" office:value="1.62474" calcext:value-type="float">
            <text:p>1,62474</text:p>
          </table:table-cell>
          <table:table-cell office:value-type="float" office:value="1.74183487892151" calcext:value-type="float">
            <text:p>1,74183487892151</text:p>
          </table:table-cell>
          <table:table-cell office:value-type="float" office:value="2.21672821044922" calcext:value-type="float">
            <text:p>2,21672821044922</text:p>
          </table:table-cell>
          <table:table-cell office:value-type="float" office:value="1.86181795597076" calcext:value-type="float">
            <text:p>1,86181795597076</text:p>
          </table:table-cell>
          <table:table-cell office:value-type="float" office:value="1.39403402805328" calcext:value-type="float">
            <text:p>1,39403402805328</text:p>
          </table:table-cell>
          <table:table-cell office:value-type="float" office:value="1.5098078250885" calcext:value-type="float">
            <text:p>1,5098078250885</text:p>
          </table:table-cell>
          <table:table-cell office:value-type="float" office:value="1.42811393737793" calcext:value-type="float">
            <text:p>1,42811393737793</text:p>
          </table:table-cell>
          <table:table-cell office:value-type="float" office:value="1.7698380947113" calcext:value-type="float">
            <text:p>1,7698380947113</text:p>
          </table:table-cell>
          <table:table-cell office:value-type="float" office:value="1.14717900753021" calcext:value-type="float">
            <text:p>1,14717900753021</text:p>
          </table:table-cell>
          <table:table-cell office:value-type="float" office:value="1.3861528635025" calcext:value-type="float">
            <text:p>1,3861528635025</text:p>
          </table:table-cell>
          <table:table-cell office:value-type="float" office:value="1.79188454151154" calcext:value-type="float">
            <text:p>1,79188454151154</text:p>
          </table:table-cell>
        </table:table-row>
        <table:table-row table:style-name="ro1">
          <table:table-cell office:value-type="float" office:value="1.69408" calcext:value-type="float">
            <text:p>1,69408</text:p>
          </table:table-cell>
          <table:table-cell office:value-type="float" office:value="1.92816042900085" calcext:value-type="float">
            <text:p>1,92816042900085</text:p>
          </table:table-cell>
          <table:table-cell office:value-type="float" office:value="2.28639388084412" calcext:value-type="float">
            <text:p>2,28639388084412</text:p>
          </table:table-cell>
          <table:table-cell office:value-type="float" office:value="1.74967849254608" calcext:value-type="float">
            <text:p>1,74967849254608</text:p>
          </table:table-cell>
          <table:table-cell office:value-type="float" office:value="1.38595366477966" calcext:value-type="float">
            <text:p>1,38595366477966</text:p>
          </table:table-cell>
          <table:table-cell office:value-type="float" office:value="1.59057700634003" calcext:value-type="float">
            <text:p>1,59057700634003</text:p>
          </table:table-cell>
          <table:table-cell office:value-type="float" office:value="1.48541212081909" calcext:value-type="float">
            <text:p>1,48541212081909</text:p>
          </table:table-cell>
          <table:table-cell office:value-type="float" office:value="1.89914309978485" calcext:value-type="float">
            <text:p>1,89914309978485</text:p>
          </table:table-cell>
          <table:table-cell office:value-type="float" office:value="1.20176160335541" calcext:value-type="float">
            <text:p>1,20176160335541</text:p>
          </table:table-cell>
          <table:table-cell office:value-type="float" office:value="1.44706225395203" calcext:value-type="float">
            <text:p>1,44706225395203</text:p>
          </table:table-cell>
          <table:table-cell office:value-type="float" office:value="1.96664416790009" calcext:value-type="float">
            <text:p>1,96664416790009</text:p>
          </table:table-cell>
        </table:table-row>
        <table:table-row table:style-name="ro1">
          <table:table-cell office:value-type="float" office:value="1.80398" calcext:value-type="float">
            <text:p>1,80398</text:p>
          </table:table-cell>
          <table:table-cell office:value-type="float" office:value="2.10050487518311" calcext:value-type="float">
            <text:p>2,10050487518311</text:p>
          </table:table-cell>
          <table:table-cell office:value-type="float" office:value="2.42972755432129" calcext:value-type="float">
            <text:p>2,42972755432129</text:p>
          </table:table-cell>
          <table:table-cell office:value-type="float" office:value="1.79039812088013" calcext:value-type="float">
            <text:p>1,79039812088013</text:p>
          </table:table-cell>
          <table:table-cell office:value-type="float" office:value="1.46766316890717" calcext:value-type="float">
            <text:p>1,46766316890717</text:p>
          </table:table-cell>
          <table:table-cell office:value-type="float" office:value="1.71438658237457" calcext:value-type="float">
            <text:p>1,71438658237457</text:p>
          </table:table-cell>
          <table:table-cell office:value-type="float" office:value="1.58615362644196" calcext:value-type="float">
            <text:p>1,58615362644196</text:p>
          </table:table-cell>
          <table:table-cell office:value-type="float" office:value="2.03373432159424" calcext:value-type="float">
            <text:p>2,03373432159424</text:p>
          </table:table-cell>
          <table:table-cell office:value-type="float" office:value="1.33031594753265" calcext:value-type="float">
            <text:p>1,33031594753265</text:p>
          </table:table-cell>
          <table:table-cell office:value-type="float" office:value="1.55337476730347" calcext:value-type="float">
            <text:p>1,55337476730347</text:p>
          </table:table-cell>
          <table:table-cell office:value-type="float" office:value="2.0335545539856" calcext:value-type="float">
            <text:p>2,0335545539856</text:p>
          </table:table-cell>
        </table:table-row>
        <table:table-row table:style-name="ro1">
          <table:table-cell office:value-type="float" office:value="1.74743" calcext:value-type="float">
            <text:p>1,74743</text:p>
          </table:table-cell>
          <table:table-cell office:value-type="float" office:value="2.00446367263794" calcext:value-type="float">
            <text:p>2,00446367263794</text:p>
          </table:table-cell>
          <table:table-cell office:value-type="float" office:value="2.28593850135803" calcext:value-type="float">
            <text:p>2,28593850135803</text:p>
          </table:table-cell>
          <table:table-cell office:value-type="float" office:value="1.67791247367859" calcext:value-type="float">
            <text:p>1,67791247367859</text:p>
          </table:table-cell>
          <table:table-cell office:value-type="float" office:value="1.37276422977448" calcext:value-type="float">
            <text:p>1,37276422977448</text:p>
          </table:table-cell>
          <table:table-cell office:value-type="float" office:value="1.70091414451599" calcext:value-type="float">
            <text:p>1,70091414451599</text:p>
          </table:table-cell>
          <table:table-cell office:value-type="float" office:value="1.58385789394379" calcext:value-type="float">
            <text:p>1,58385789394379</text:p>
          </table:table-cell>
          <table:table-cell office:value-type="float" office:value="2.07443428039551" calcext:value-type="float">
            <text:p>2,07443428039551</text:p>
          </table:table-cell>
          <table:table-cell office:value-type="float" office:value="1.25617170333862" calcext:value-type="float">
            <text:p>1,25617170333862</text:p>
          </table:table-cell>
          <table:table-cell office:value-type="float" office:value="1.47871625423431" calcext:value-type="float">
            <text:p>1,47871625423431</text:p>
          </table:table-cell>
          <table:table-cell office:value-type="float" office:value="2.03913068771362" calcext:value-type="float">
            <text:p>2,03913068771362</text:p>
          </table:table-cell>
        </table:table-row>
        <table:table-row table:style-name="ro1">
          <table:table-cell office:value-type="float" office:value="1.97558" calcext:value-type="float">
            <text:p>1,97558</text:p>
          </table:table-cell>
          <table:table-cell office:value-type="float" office:value="2.24936485290527" calcext:value-type="float">
            <text:p>2,24936485290527</text:p>
          </table:table-cell>
          <table:table-cell office:value-type="float" office:value="2.68829536437988" calcext:value-type="float">
            <text:p>2,68829536437988</text:p>
          </table:table-cell>
          <table:table-cell office:value-type="float" office:value="1.8314927816391" calcext:value-type="float">
            <text:p>1,8314927816391</text:p>
          </table:table-cell>
          <table:table-cell office:value-type="float" office:value="1.38761556148529" calcext:value-type="float">
            <text:p>1,38761556148529</text:p>
          </table:table-cell>
          <table:table-cell office:value-type="float" office:value="2.05190753936768" calcext:value-type="float">
            <text:p>2,05190753936768</text:p>
          </table:table-cell>
          <table:table-cell office:value-type="float" office:value="1.91155338287354" calcext:value-type="float">
            <text:p>1,91155338287354</text:p>
          </table:table-cell>
          <table:table-cell office:value-type="float" office:value="2.34087657928467" calcext:value-type="float">
            <text:p>2,34087657928467</text:p>
          </table:table-cell>
          <table:table-cell office:value-type="float" office:value="1.56164276599884" calcext:value-type="float">
            <text:p>1,56164276599884</text:p>
          </table:table-cell>
          <table:table-cell office:value-type="float" office:value="1.54642975330353" calcext:value-type="float">
            <text:p>1,54642975330353</text:p>
          </table:table-cell>
          <table:table-cell office:value-type="float" office:value="2.18660068511963" calcext:value-type="float">
            <text:p>2,18660068511963</text:p>
          </table:table-cell>
        </table:table-row>
        <table:table-row table:style-name="ro1">
          <table:table-cell office:value-type="float" office:value="2.25638" calcext:value-type="float">
            <text:p>2,25638</text:p>
          </table:table-cell>
          <table:table-cell office:value-type="float" office:value="2.39503288269043" calcext:value-type="float">
            <text:p>2,39503288269043</text:p>
          </table:table-cell>
          <table:table-cell office:value-type="float" office:value="3.00876426696777" calcext:value-type="float">
            <text:p>3,00876426696777</text:p>
          </table:table-cell>
          <table:table-cell office:value-type="float" office:value="2.06924819946289" calcext:value-type="float">
            <text:p>2,06924819946289</text:p>
          </table:table-cell>
          <table:table-cell office:value-type="float" office:value="1.53220677375793" calcext:value-type="float">
            <text:p>1,53220677375793</text:p>
          </table:table-cell>
          <table:table-cell office:value-type="float" office:value="2.51399183273315" calcext:value-type="float">
            <text:p>2,51399183273315</text:p>
          </table:table-cell>
          <table:table-cell office:value-type="float" office:value="2.39114260673523" calcext:value-type="float">
            <text:p>2,39114260673523</text:p>
          </table:table-cell>
          <table:table-cell office:value-type="float" office:value="2.6170973777771" calcext:value-type="float">
            <text:p>2,6170973777771</text:p>
          </table:table-cell>
          <table:table-cell office:value-type="float" office:value="1.97446715831757" calcext:value-type="float">
            <text:p>1,97446715831757</text:p>
          </table:table-cell>
          <table:table-cell office:value-type="float" office:value="1.68589508533478" calcext:value-type="float">
            <text:p>1,68589508533478</text:p>
          </table:table-cell>
          <table:table-cell office:value-type="float" office:value="2.37598752975464" calcext:value-type="float">
            <text:p>2,37598752975464</text:p>
          </table:table-cell>
        </table:table-row>
        <table:table-row table:style-name="ro1">
          <table:table-cell office:value-type="float" office:value="2.18689" calcext:value-type="float">
            <text:p>2,18689</text:p>
          </table:table-cell>
          <table:table-cell office:value-type="float" office:value="2.07573509216309" calcext:value-type="float">
            <text:p>2,07573509216309</text:p>
          </table:table-cell>
          <table:table-cell office:value-type="float" office:value="2.98206567764282" calcext:value-type="float">
            <text:p>2,98206567764282</text:p>
          </table:table-cell>
          <table:table-cell office:value-type="float" office:value="1.98649227619171" calcext:value-type="float">
            <text:p>1,98649227619171</text:p>
          </table:table-cell>
          <table:table-cell office:value-type="float" office:value="1.45421230792999" calcext:value-type="float">
            <text:p>1,45421230792999</text:p>
          </table:table-cell>
          <table:table-cell office:value-type="float" office:value="2.17577004432678" calcext:value-type="float">
            <text:p>2,17577004432678</text:p>
          </table:table-cell>
          <table:table-cell office:value-type="float" office:value="2.54542279243469" calcext:value-type="float">
            <text:p>2,54542279243469</text:p>
          </table:table-cell>
          <table:table-cell office:value-type="float" office:value="2.65506267547607" calcext:value-type="float">
            <text:p>2,65506267547607</text:p>
          </table:table-cell>
          <table:table-cell office:value-type="float" office:value="1.93125426769257" calcext:value-type="float">
            <text:p>1,93125426769257</text:p>
          </table:table-cell>
          <table:table-cell office:value-type="float" office:value="1.62788999080658" calcext:value-type="float">
            <text:p>1,62788999080658</text:p>
          </table:table-cell>
          <table:table-cell office:value-type="float" office:value="2.4350380897522" calcext:value-type="float">
            <text:p>2,4350380897522</text:p>
          </table:table-cell>
        </table:table-row>
        <table:table-row table:style-name="ro1">
          <table:table-cell office:value-type="float" office:value="1.77021" calcext:value-type="float">
            <text:p>1,77021</text:p>
          </table:table-cell>
          <table:table-cell office:value-type="float" office:value="1.85119593143463" calcext:value-type="float">
            <text:p>1,85119593143463</text:p>
          </table:table-cell>
          <table:table-cell office:value-type="float" office:value="2.40752124786377" calcext:value-type="float">
            <text:p>2,40752124786377</text:p>
          </table:table-cell>
          <table:table-cell office:value-type="float" office:value="1.60390543937683" calcext:value-type="float">
            <text:p>1,60390543937683</text:p>
          </table:table-cell>
          <table:table-cell office:value-type="float" office:value="1.17271816730499" calcext:value-type="float">
            <text:p>1,17271816730499</text:p>
          </table:table-cell>
          <table:table-cell office:value-type="float" office:value="1.76457583904266" calcext:value-type="float">
            <text:p>1,76457583904266</text:p>
          </table:table-cell>
          <table:table-cell office:value-type="float" office:value="1.97635066509247" calcext:value-type="float">
            <text:p>1,97635066509247</text:p>
          </table:table-cell>
          <table:table-cell office:value-type="float" office:value="2.08082485198975" calcext:value-type="float">
            <text:p>2,08082485198975</text:p>
          </table:table-cell>
          <table:table-cell office:value-type="float" office:value="1.41724348068237" calcext:value-type="float">
            <text:p>1,41724348068237</text:p>
          </table:table-cell>
          <table:table-cell office:value-type="float" office:value="1.33730030059814" calcext:value-type="float">
            <text:p>1,33730030059814</text:p>
          </table:table-cell>
          <table:table-cell office:value-type="float" office:value="2.09044027328491" calcext:value-type="float">
            <text:p>2,09044027328491</text:p>
          </table:table-cell>
        </table:table-row>
        <table:table-row table:style-name="ro1">
          <table:table-cell office:value-type="float" office:value="1.65554" calcext:value-type="float">
            <text:p>1,65554</text:p>
          </table:table-cell>
          <table:table-cell office:value-type="float" office:value="1.77125871181488" calcext:value-type="float">
            <text:p>1,77125871181488</text:p>
          </table:table-cell>
          <table:table-cell office:value-type="float" office:value="2.11013865470886" calcext:value-type="float">
            <text:p>2,11013865470886</text:p>
          </table:table-cell>
          <table:table-cell office:value-type="float" office:value="1.56846022605896" calcext:value-type="float">
            <text:p>1,56846022605896</text:p>
          </table:table-cell>
          <table:table-cell office:value-type="float" office:value="1.04195284843445" calcext:value-type="float">
            <text:p>1,04195284843445</text:p>
          </table:table-cell>
          <table:table-cell office:value-type="float" office:value="1.67846512794495" calcext:value-type="float">
            <text:p>1,67846512794495</text:p>
          </table:table-cell>
          <table:table-cell office:value-type="float" office:value="1.83781206607819" calcext:value-type="float">
            <text:p>1,83781206607819</text:p>
          </table:table-cell>
          <table:table-cell office:value-type="float" office:value="2.05602025985718" calcext:value-type="float">
            <text:p>2,05602025985718</text:p>
          </table:table-cell>
          <table:table-cell office:value-type="float" office:value="1.31520235538483" calcext:value-type="float">
            <text:p>1,31520235538483</text:p>
          </table:table-cell>
          <table:table-cell office:value-type="float" office:value="1.19151556491852" calcext:value-type="float">
            <text:p>1,19151556491852</text:p>
          </table:table-cell>
          <table:table-cell office:value-type="float" office:value="1.98459720611572" calcext:value-type="float">
            <text:p>1,98459720611572</text:p>
          </table:table-cell>
        </table:table-row>
        <table:table-row table:style-name="ro1">
          <table:table-cell office:value-type="float" office:value="1.6078" calcext:value-type="float">
            <text:p>1,6078</text:p>
          </table:table-cell>
          <table:table-cell office:value-type="float" office:value="1.67712128162384" calcext:value-type="float">
            <text:p>1,67712128162384</text:p>
          </table:table-cell>
          <table:table-cell office:value-type="float" office:value="1.81538271903992" calcext:value-type="float">
            <text:p>1,81538271903992</text:p>
          </table:table-cell>
          <table:table-cell office:value-type="float" office:value="1.63392639160156" calcext:value-type="float">
            <text:p>1,63392639160156</text:p>
          </table:table-cell>
          <table:table-cell office:value-type="float" office:value="1.08679890632629" calcext:value-type="float">
            <text:p>1,08679890632629</text:p>
          </table:table-cell>
          <table:table-cell office:value-type="float" office:value="1.49294757843018" calcext:value-type="float">
            <text:p>1,49294757843018</text:p>
          </table:table-cell>
          <table:table-cell office:value-type="float" office:value="1.71098971366882" calcext:value-type="float">
            <text:p>1,71098971366882</text:p>
          </table:table-cell>
          <table:table-cell office:value-type="float" office:value="2.27383208274841" calcext:value-type="float">
            <text:p>2,27383208274841</text:p>
          </table:table-cell>
          <table:table-cell office:value-type="float" office:value="1.34460842609406" calcext:value-type="float">
            <text:p>1,34460842609406</text:p>
          </table:table-cell>
          <table:table-cell office:value-type="float" office:value="1.17163729667664" calcext:value-type="float">
            <text:p>1,17163729667664</text:p>
          </table:table-cell>
          <table:table-cell office:value-type="float" office:value="1.87073934078217" calcext:value-type="float">
            <text:p>1,87073934078217</text:p>
          </table:table-cell>
        </table:table-row>
        <table:table-row table:style-name="ro1">
          <table:table-cell office:value-type="float" office:value="1.65562" calcext:value-type="float">
            <text:p>1,65562</text:p>
          </table:table-cell>
          <table:table-cell office:value-type="float" office:value="1.96444249153137" calcext:value-type="float">
            <text:p>1,96444249153137</text:p>
          </table:table-cell>
          <table:table-cell office:value-type="float" office:value="1.92494714260101" calcext:value-type="float">
            <text:p>1,92494714260101</text:p>
          </table:table-cell>
          <table:table-cell office:value-type="float" office:value="1.75041627883911" calcext:value-type="float">
            <text:p>1,75041627883911</text:p>
          </table:table-cell>
          <table:table-cell office:value-type="float" office:value="1.05689024925232" calcext:value-type="float">
            <text:p>1,05689024925232</text:p>
          </table:table-cell>
          <table:table-cell office:value-type="float" office:value="1.54676127433777" calcext:value-type="float">
            <text:p>1,54676127433777</text:p>
          </table:table-cell>
          <table:table-cell office:value-type="float" office:value="1.74700236320496" calcext:value-type="float">
            <text:p>1,74700236320496</text:p>
          </table:table-cell>
          <table:table-cell office:value-type="float" office:value="1.99025094509125" calcext:value-type="float">
            <text:p>1,99025094509125</text:p>
          </table:table-cell>
          <table:table-cell office:value-type="float" office:value="1.61267507076263" calcext:value-type="float">
            <text:p>1,61267507076263</text:p>
          </table:table-cell>
          <table:table-cell office:value-type="float" office:value="1.16713035106659" calcext:value-type="float">
            <text:p>1,16713035106659</text:p>
          </table:table-cell>
          <table:table-cell office:value-type="float" office:value="1.79567527770996" calcext:value-type="float">
            <text:p>1,79567527770996</text:p>
          </table:table-cell>
        </table:table-row>
        <table:table-row table:style-name="ro1">
          <table:table-cell office:value-type="float" office:value="1.93972" calcext:value-type="float">
            <text:p>1,93972</text:p>
          </table:table-cell>
          <table:table-cell office:value-type="float" office:value="2.53881144523621" calcext:value-type="float">
            <text:p>2,53881144523621</text:p>
          </table:table-cell>
          <table:table-cell office:value-type="float" office:value="2.84803104400635" calcext:value-type="float">
            <text:p>2,84803104400635</text:p>
          </table:table-cell>
          <table:table-cell office:value-type="float" office:value="2.01361966133118" calcext:value-type="float">
            <text:p>2,01361966133118</text:p>
          </table:table-cell>
          <table:table-cell office:value-type="float" office:value="1.35253930091858" calcext:value-type="float">
            <text:p>1,35253930091858</text:p>
          </table:table-cell>
          <table:table-cell office:value-type="float" office:value="1.90661835670471" calcext:value-type="float">
            <text:p>1,90661835670471</text:p>
          </table:table-cell>
          <table:table-cell office:value-type="float" office:value="1.51635491847992" calcext:value-type="float">
            <text:p>1,51635491847992</text:p>
          </table:table-cell>
          <table:table-cell office:value-type="float" office:value="1.90498018264771" calcext:value-type="float">
            <text:p>1,90498018264771</text:p>
          </table:table-cell>
          <table:table-cell office:value-type="float" office:value="1.86333501338959" calcext:value-type="float">
            <text:p>1,86333501338959</text:p>
          </table:table-cell>
          <table:table-cell office:value-type="float" office:value="1.5691819190979" calcext:value-type="float">
            <text:p>1,5691819190979</text:p>
          </table:table-cell>
          <table:table-cell office:value-type="float" office:value="1.88373064994812" calcext:value-type="float">
            <text:p>1,88373064994812</text:p>
          </table:table-cell>
        </table:table-row>
        <table:table-row table:style-name="ro1">
          <table:table-cell office:value-type="float" office:value="2.06511" calcext:value-type="float">
            <text:p>2,06511</text:p>
          </table:table-cell>
          <table:table-cell office:value-type="float" office:value="2.4384777545929" calcext:value-type="float">
            <text:p>2,4384777545929</text:p>
          </table:table-cell>
          <table:table-cell office:value-type="float" office:value="2.90324759483337" calcext:value-type="float">
            <text:p>2,90324759483337</text:p>
          </table:table-cell>
          <table:table-cell office:value-type="float" office:value="2.08275938034058" calcext:value-type="float">
            <text:p>2,08275938034058</text:p>
          </table:table-cell>
          <table:table-cell office:value-type="float" office:value="1.53031671047211" calcext:value-type="float">
            <text:p>1,53031671047211</text:p>
          </table:table-cell>
          <table:table-cell office:value-type="float" office:value="2.2291989326477" calcext:value-type="float">
            <text:p>2,2291989326477</text:p>
          </table:table-cell>
          <table:table-cell office:value-type="float" office:value="2.01096367835999" calcext:value-type="float">
            <text:p>2,01096367835999</text:p>
          </table:table-cell>
          <table:table-cell office:value-type="float" office:value="2.22055816650391" calcext:value-type="float">
            <text:p>2,22055816650391</text:p>
          </table:table-cell>
          <table:table-cell office:value-type="float" office:value="2.5827648639679" calcext:value-type="float">
            <text:p>2,5827648639679</text:p>
          </table:table-cell>
          <table:table-cell office:value-type="float" office:value="1.12444186210632" calcext:value-type="float">
            <text:p>1,12444186210632</text:p>
          </table:table-cell>
          <table:table-cell office:value-type="float" office:value="1.52841424942017" calcext:value-type="float">
            <text:p>1,52841424942017</text:p>
          </table:table-cell>
        </table:table-row>
        <table:table-row table:style-name="ro1">
          <table:table-cell office:value-type="float" office:value="2.24559" calcext:value-type="float">
            <text:p>2,24559</text:p>
          </table:table-cell>
          <table:table-cell office:value-type="float" office:value="2.0214729309082" calcext:value-type="float">
            <text:p>2,0214729309082</text:p>
          </table:table-cell>
          <table:table-cell office:value-type="float" office:value="2.34465718269348" calcext:value-type="float">
            <text:p>2,34465718269348</text:p>
          </table:table-cell>
          <table:table-cell office:value-type="float" office:value="1.52117335796356" calcext:value-type="float">
            <text:p>1,52117335796356</text:p>
          </table:table-cell>
          <table:table-cell office:value-type="float" office:value="2.54759931564331" calcext:value-type="float">
            <text:p>2,54759931564331</text:p>
          </table:table-cell>
          <table:table-cell office:value-type="float" office:value="2.51081275939941" calcext:value-type="float">
            <text:p>2,51081275939941</text:p>
          </table:table-cell>
          <table:table-cell office:value-type="float" office:value="2.09350728988647" calcext:value-type="float">
            <text:p>2,09350728988647</text:p>
          </table:table-cell>
          <table:table-cell office:value-type="float" office:value="2.13024234771729" calcext:value-type="float">
            <text:p>2,13024234771729</text:p>
          </table:table-cell>
          <table:table-cell office:value-type="float" office:value="3.76596546173096" calcext:value-type="float">
            <text:p>3,76596546173096</text:p>
          </table:table-cell>
          <table:table-cell office:value-type="float" office:value="1.96864283084869" calcext:value-type="float">
            <text:p>1,96864283084869</text:p>
          </table:table-cell>
          <table:table-cell office:value-type="float" office:value="1.55178427696228" calcext:value-type="float">
            <text:p>1,55178427696228</text:p>
          </table:table-cell>
        </table:table-row>
        <table:table-row table:style-name="ro1">
          <table:table-cell office:value-type="float" office:value="1.7639" calcext:value-type="float">
            <text:p>1,7639</text:p>
          </table:table-cell>
          <table:table-cell office:value-type="float" office:value="1.80634689331055" calcext:value-type="float">
            <text:p>1,80634689331055</text:p>
          </table:table-cell>
          <table:table-cell office:value-type="float" office:value="1.93490552902222" calcext:value-type="float">
            <text:p>1,93490552902222</text:p>
          </table:table-cell>
          <table:table-cell office:value-type="float" office:value="1.20300269126892" calcext:value-type="float">
            <text:p>1,20300269126892</text:p>
          </table:table-cell>
          <table:table-cell office:value-type="float" office:value="1.34692585468292" calcext:value-type="float">
            <text:p>1,34692585468292</text:p>
          </table:table-cell>
          <table:table-cell office:value-type="float" office:value="2.28664541244507" calcext:value-type="float">
            <text:p>2,28664541244507</text:p>
          </table:table-cell>
          <table:table-cell office:value-type="float" office:value="1.86048412322998" calcext:value-type="float">
            <text:p>1,86048412322998</text:p>
          </table:table-cell>
          <table:table-cell office:value-type="float" office:value="1.54717469215393" calcext:value-type="float">
            <text:p>1,54717469215393</text:p>
          </table:table-cell>
          <table:table-cell office:value-type="float" office:value="3.23031067848206" calcext:value-type="float">
            <text:p>3,23031067848206</text:p>
          </table:table-cell>
          <table:table-cell office:value-type="float" office:value="1.17668318748474" calcext:value-type="float">
            <text:p>1,17668318748474</text:p>
          </table:table-cell>
          <table:table-cell office:value-type="float" office:value="1.24653613567352" calcext:value-type="float">
            <text:p>1,24653613567352</text:p>
          </table:table-cell>
        </table:table-row>
        <table:table-row table:style-name="ro1">
          <table:table-cell office:value-type="float" office:value="1.22888" calcext:value-type="float">
            <text:p>1,22888</text:p>
          </table:table-cell>
          <table:table-cell office:value-type="float" office:value="1.23656439781189" calcext:value-type="float">
            <text:p>1,23656439781189</text:p>
          </table:table-cell>
          <table:table-cell office:value-type="float" office:value="1.35727417469025" calcext:value-type="float">
            <text:p>1,35727417469025</text:p>
          </table:table-cell>
          <table:table-cell office:value-type="float" office:value="0.976955831050873" calcext:value-type="float">
            <text:p>0,976955831050873</text:p>
          </table:table-cell>
          <table:table-cell office:value-type="float" office:value="1.13557255268097" calcext:value-type="float">
            <text:p>1,13557255268097</text:p>
          </table:table-cell>
          <table:table-cell office:value-type="float" office:value="1.51297044754028" calcext:value-type="float">
            <text:p>1,51297044754028</text:p>
          </table:table-cell>
          <table:table-cell office:value-type="float" office:value="1.19075441360474" calcext:value-type="float">
            <text:p>1,19075441360474</text:p>
          </table:table-cell>
          <table:table-cell office:value-type="float" office:value="1.08360362052917" calcext:value-type="float">
            <text:p>1,08360362052917</text:p>
          </table:table-cell>
          <table:table-cell office:value-type="float" office:value="1.97823417186737" calcext:value-type="float">
            <text:p>1,97823417186737</text:p>
          </table:table-cell>
          <table:table-cell office:value-type="float" office:value="0.854143559932709" calcext:value-type="float">
            <text:p>0,854143559932709</text:p>
          </table:table-cell>
          <table:table-cell office:value-type="float" office:value="0.962705314159393" calcext:value-type="float">
            <text:p>0,962705314159393</text:p>
          </table:table-cell>
        </table:table-row>
        <table:table-row table:style-name="ro1">
          <table:table-cell office:value-type="float" office:value="0.970838" calcext:value-type="float">
            <text:p>0,970838</text:p>
          </table:table-cell>
          <table:table-cell office:value-type="float" office:value="1.04288113117218" calcext:value-type="float">
            <text:p>1,04288113117218</text:p>
          </table:table-cell>
          <table:table-cell office:value-type="float" office:value="1.10110712051392" calcext:value-type="float">
            <text:p>1,10110712051392</text:p>
          </table:table-cell>
          <table:table-cell office:value-type="float" office:value="0.821334779262543" calcext:value-type="float">
            <text:p>0,821334779262543</text:p>
          </table:table-cell>
          <table:table-cell office:value-type="float" office:value="0.764124989509583" calcext:value-type="float">
            <text:p>0,764124989509583</text:p>
          </table:table-cell>
          <table:table-cell office:value-type="float" office:value="1.08090484142303" calcext:value-type="float">
            <text:p>1,08090484142303</text:p>
          </table:table-cell>
          <table:table-cell office:value-type="float" office:value="1.0007176399231" calcext:value-type="float">
            <text:p>1,0007176399231</text:p>
          </table:table-cell>
          <table:table-cell office:value-type="float" office:value="0.821638345718384" calcext:value-type="float">
            <text:p>0,821638345718384</text:p>
          </table:table-cell>
          <table:table-cell office:value-type="float" office:value="1.4340136051178" calcext:value-type="float">
            <text:p>1,4340136051178</text:p>
          </table:table-cell>
          <table:table-cell office:value-type="float" office:value="0.76707524061203" calcext:value-type="float">
            <text:p>0,76707524061203</text:p>
          </table:table-cell>
          <table:table-cell office:value-type="float" office:value="0.874577760696411" calcext:value-type="float">
            <text:p>0,874577760696411</text:p>
          </table:table-cell>
        </table:table-row>
        <table:table-row table:style-name="ro1">
          <table:table-cell office:value-type="float" office:value="0.762077" calcext:value-type="float">
            <text:p>0,762077</text:p>
          </table:table-cell>
          <table:table-cell office:value-type="float" office:value="0.824797928333283" calcext:value-type="float">
            <text:p>0,824797928333283</text:p>
          </table:table-cell>
          <table:table-cell office:value-type="float" office:value="0.854022800922394" calcext:value-type="float">
            <text:p>0,854022800922394</text:p>
          </table:table-cell>
          <table:table-cell office:value-type="float" office:value="0.759959399700165" calcext:value-type="float">
            <text:p>0,759959399700165</text:p>
          </table:table-cell>
          <table:table-cell office:value-type="float" office:value="0.586933195590973" calcext:value-type="float">
            <text:p>0,586933195590973</text:p>
          </table:table-cell>
          <table:table-cell office:value-type="float" office:value="0.893694341182709" calcext:value-type="float">
            <text:p>0,893694341182709</text:p>
          </table:table-cell>
          <table:table-cell office:value-type="float" office:value="0.735135495662689" calcext:value-type="float">
            <text:p>0,735135495662689</text:p>
          </table:table-cell>
          <table:table-cell office:value-type="float" office:value="0.620461285114288" calcext:value-type="float">
            <text:p>0,620461285114288</text:p>
          </table:table-cell>
          <table:table-cell office:value-type="float" office:value="0.853253304958344" calcext:value-type="float">
            <text:p>0,853253304958344</text:p>
          </table:table-cell>
          <table:table-cell office:value-type="float" office:value="0.679647505283356" calcext:value-type="float">
            <text:p>0,679647505283356</text:p>
          </table:table-cell>
          <table:table-cell office:value-type="float" office:value="0.812860488891602" calcext:value-type="float">
            <text:p>0,812860488891602</text:p>
          </table:table-cell>
        </table:table-row>
        <table:table-row table:style-name="ro1">
          <table:table-cell office:value-type="float" office:value="0.847391" calcext:value-type="float">
            <text:p>0,847391</text:p>
          </table:table-cell>
          <table:table-cell office:value-type="float" office:value="0.843644797801971" calcext:value-type="float">
            <text:p>0,843644797801971</text:p>
          </table:table-cell>
          <table:table-cell office:value-type="float" office:value="0.897670149803162" calcext:value-type="float">
            <text:p>0,897670149803162</text:p>
          </table:table-cell>
          <table:table-cell office:value-type="float" office:value="0.851052701473236" calcext:value-type="float">
            <text:p>0,851052701473236</text:p>
          </table:table-cell>
          <table:table-cell office:value-type="float" office:value="0.677912712097168" calcext:value-type="float">
            <text:p>0,677912712097168</text:p>
          </table:table-cell>
          <table:table-cell office:value-type="float" office:value="1.00141501426697" calcext:value-type="float">
            <text:p>1,00141501426697</text:p>
          </table:table-cell>
          <table:table-cell office:value-type="float" office:value="0.93750661611557" calcext:value-type="float">
            <text:p>0,93750661611557</text:p>
          </table:table-cell>
          <table:table-cell office:value-type="float" office:value="0.787037312984467" calcext:value-type="float">
            <text:p>0,787037312984467</text:p>
          </table:table-cell>
          <table:table-cell office:value-type="float" office:value="0.785246253013611" calcext:value-type="float">
            <text:p>0,785246253013611</text:p>
          </table:table-cell>
          <table:table-cell office:value-type="float" office:value="0.776944696903229" calcext:value-type="float">
            <text:p>0,776944696903229</text:p>
          </table:table-cell>
          <table:table-cell office:value-type="float" office:value="0.915480971336365" calcext:value-type="float">
            <text:p>0,915480971336365</text:p>
          </table:table-cell>
        </table:table-row>
        <table:table-row table:style-name="ro1">
          <table:table-cell office:value-type="float" office:value="0.912515" calcext:value-type="float">
            <text:p>0,912515</text:p>
          </table:table-cell>
          <table:table-cell office:value-type="float" office:value="0.876674592494965" calcext:value-type="float">
            <text:p>0,876674592494965</text:p>
          </table:table-cell>
          <table:table-cell office:value-type="float" office:value="0.971692323684692" calcext:value-type="float">
            <text:p>0,971692323684692</text:p>
          </table:table-cell>
          <table:table-cell office:value-type="float" office:value="0.854176640510559" calcext:value-type="float">
            <text:p>0,854176640510559</text:p>
          </table:table-cell>
          <table:table-cell office:value-type="float" office:value="0.642517924308777" calcext:value-type="float">
            <text:p>0,642517924308777</text:p>
          </table:table-cell>
          <table:table-cell office:value-type="float" office:value="1.27356362342834" calcext:value-type="float">
            <text:p>1,27356362342834</text:p>
          </table:table-cell>
          <table:table-cell office:value-type="float" office:value="1.0860641002655" calcext:value-type="float">
            <text:p>1,0860641002655</text:p>
          </table:table-cell>
          <table:table-cell office:value-type="float" office:value="0.812373161315918" calcext:value-type="float">
            <text:p>0,812373161315918</text:p>
          </table:table-cell>
          <table:table-cell office:value-type="float" office:value="0.804458916187286" calcext:value-type="float">
            <text:p>0,804458916187286</text:p>
          </table:table-cell>
          <table:table-cell office:value-type="float" office:value="0.790830790996552" calcext:value-type="float">
            <text:p>0,790830790996552</text:p>
          </table:table-cell>
          <table:table-cell office:value-type="float" office:value="1.01279675960541" calcext:value-type="float">
            <text:p>1,01279675960541</text:p>
          </table:table-cell>
        </table:table-row>
        <table:table-row table:style-name="ro1">
          <table:table-cell office:value-type="float" office:value="1.06687" calcext:value-type="float">
            <text:p>1,06687</text:p>
          </table:table-cell>
          <table:table-cell office:value-type="float" office:value="1.02004361152649" calcext:value-type="float">
            <text:p>1,02004361152649</text:p>
          </table:table-cell>
          <table:table-cell office:value-type="float" office:value="1.22537243366241" calcext:value-type="float">
            <text:p>1,22537243366241</text:p>
          </table:table-cell>
          <table:table-cell office:value-type="float" office:value="1.08369922637939" calcext:value-type="float">
            <text:p>1,08369922637939</text:p>
          </table:table-cell>
          <table:table-cell office:value-type="float" office:value="0.755988359451294" calcext:value-type="float">
            <text:p>0,755988359451294</text:p>
          </table:table-cell>
          <table:table-cell office:value-type="float" office:value="1.43229782581329" calcext:value-type="float">
            <text:p>1,43229782581329</text:p>
          </table:table-cell>
          <table:table-cell office:value-type="float" office:value="1.2335262298584" calcext:value-type="float">
            <text:p>1,2335262298584</text:p>
          </table:table-cell>
          <table:table-cell office:value-type="float" office:value="0.953631639480591" calcext:value-type="float">
            <text:p>0,953631639480591</text:p>
          </table:table-cell>
          <table:table-cell office:value-type="float" office:value="0.893437027931213" calcext:value-type="float">
            <text:p>0,893437027931213</text:p>
          </table:table-cell>
          <table:table-cell office:value-type="float" office:value="0.906176269054413" calcext:value-type="float">
            <text:p>0,906176269054413</text:p>
          </table:table-cell>
          <table:table-cell office:value-type="float" office:value="1.1645393371582" calcext:value-type="float">
            <text:p>1,1645393371582</text:p>
          </table:table-cell>
        </table:table-row>
        <table:table-row table:style-name="ro1">
          <table:table-cell office:value-type="float" office:value="1.37283" calcext:value-type="float">
            <text:p>1,37283</text:p>
          </table:table-cell>
          <table:table-cell office:value-type="float" office:value="1.28224146366119" calcext:value-type="float">
            <text:p>1,28224146366119</text:p>
          </table:table-cell>
          <table:table-cell office:value-type="float" office:value="1.64740204811096" calcext:value-type="float">
            <text:p>1,64740204811096</text:p>
          </table:table-cell>
          <table:table-cell office:value-type="float" office:value="1.34213018417358" calcext:value-type="float">
            <text:p>1,34213018417358</text:p>
          </table:table-cell>
          <table:table-cell office:value-type="float" office:value="0.953109323978424" calcext:value-type="float">
            <text:p>0,953109323978424</text:p>
          </table:table-cell>
          <table:table-cell office:value-type="float" office:value="1.87294888496399" calcext:value-type="float">
            <text:p>1,87294888496399</text:p>
          </table:table-cell>
          <table:table-cell office:value-type="float" office:value="1.54498589038849" calcext:value-type="float">
            <text:p>1,54498589038849</text:p>
          </table:table-cell>
          <table:table-cell office:value-type="float" office:value="1.17648947238922" calcext:value-type="float">
            <text:p>1,17648947238922</text:p>
          </table:table-cell>
          <table:table-cell office:value-type="float" office:value="1.12938475608826" calcext:value-type="float">
            <text:p>1,12938475608826</text:p>
          </table:table-cell>
          <table:table-cell office:value-type="float" office:value="1.17553377151489" calcext:value-type="float">
            <text:p>1,17553377151489</text:p>
          </table:table-cell>
          <table:table-cell office:value-type="float" office:value="1.60410034656525" calcext:value-type="float">
            <text:p>1,60410034656525</text:p>
          </table:table-cell>
        </table:table-row>
        <table:table-row table:style-name="ro1">
          <table:table-cell office:value-type="float" office:value="1.37798" calcext:value-type="float">
            <text:p>1,37798</text:p>
          </table:table-cell>
          <table:table-cell office:value-type="float" office:value="1.23561751842499" calcext:value-type="float">
            <text:p>1,23561751842499</text:p>
          </table:table-cell>
          <table:table-cell office:value-type="float" office:value="1.63351118564606" calcext:value-type="float">
            <text:p>1,63351118564606</text:p>
          </table:table-cell>
          <table:table-cell office:value-type="float" office:value="1.26793587207794" calcext:value-type="float">
            <text:p>1,26793587207794</text:p>
          </table:table-cell>
          <table:table-cell office:value-type="float" office:value="0.971617460250855" calcext:value-type="float">
            <text:p>0,971617460250855</text:p>
          </table:table-cell>
          <table:table-cell office:value-type="float" office:value="1.94997298717499" calcext:value-type="float">
            <text:p>1,94997298717499</text:p>
          </table:table-cell>
          <table:table-cell office:value-type="float" office:value="1.56859111785889" calcext:value-type="float">
            <text:p>1,56859111785889</text:p>
          </table:table-cell>
          <table:table-cell office:value-type="float" office:value="1.13372850418091" calcext:value-type="float">
            <text:p>1,13372850418091</text:p>
          </table:table-cell>
          <table:table-cell office:value-type="float" office:value="1.14970195293427" calcext:value-type="float">
            <text:p>1,14970195293427</text:p>
          </table:table-cell>
          <table:table-cell office:value-type="float" office:value="1.15648055076599" calcext:value-type="float">
            <text:p>1,15648055076599</text:p>
          </table:table-cell>
          <table:table-cell office:value-type="float" office:value="1.71259915828705" calcext:value-type="float">
            <text:p>1,71259915828705</text:p>
          </table:table-cell>
        </table:table-row>
        <table:table-row table:style-name="ro1">
          <table:table-cell office:value-type="float" office:value="1.12492" calcext:value-type="float">
            <text:p>1,12492</text:p>
          </table:table-cell>
          <table:table-cell office:value-type="float" office:value="1.06408321857452" calcext:value-type="float">
            <text:p>1,06408321857452</text:p>
          </table:table-cell>
          <table:table-cell office:value-type="float" office:value="1.32213151454926" calcext:value-type="float">
            <text:p>1,32213151454926</text:p>
          </table:table-cell>
          <table:table-cell office:value-type="float" office:value="1.02820158004761" calcext:value-type="float">
            <text:p>1,02820158004761</text:p>
          </table:table-cell>
          <table:table-cell office:value-type="float" office:value="0.778478860855103" calcext:value-type="float">
            <text:p>0,778478860855103</text:p>
          </table:table-cell>
          <table:table-cell office:value-type="float" office:value="1.58610880374908" calcext:value-type="float">
            <text:p>1,58610880374908</text:p>
          </table:table-cell>
          <table:table-cell office:value-type="float" office:value="1.34151542186737" calcext:value-type="float">
            <text:p>1,34151542186737</text:p>
          </table:table-cell>
          <table:table-cell office:value-type="float" office:value="0.933018147945404" calcext:value-type="float">
            <text:p>0,933018147945404</text:p>
          </table:table-cell>
          <table:table-cell office:value-type="float" office:value="0.919697880744934" calcext:value-type="float">
            <text:p>0,919697880744934</text:p>
          </table:table-cell>
          <table:table-cell office:value-type="float" office:value="0.924064993858337" calcext:value-type="float">
            <text:p>0,924064993858337</text:p>
          </table:table-cell>
          <table:table-cell office:value-type="float" office:value="1.35190784931183" calcext:value-type="float">
            <text:p>1,35190784931183</text:p>
          </table:table-cell>
        </table:table-row>
        <table:table-row table:style-name="ro1">
          <table:table-cell office:value-type="float" office:value="0.882207" calcext:value-type="float">
            <text:p>0,882207</text:p>
          </table:table-cell>
          <table:table-cell office:value-type="float" office:value="0.830932378768921" calcext:value-type="float">
            <text:p>0,830932378768921</text:p>
          </table:table-cell>
          <table:table-cell office:value-type="float" office:value="1.00328063964844" calcext:value-type="float">
            <text:p>1,00328063964844</text:p>
          </table:table-cell>
          <table:table-cell office:value-type="float" office:value="0.827164590358734" calcext:value-type="float">
            <text:p>0,827164590358734</text:p>
          </table:table-cell>
          <table:table-cell office:value-type="float" office:value="0.583518803119659" calcext:value-type="float">
            <text:p>0,583518803119659</text:p>
          </table:table-cell>
          <table:table-cell office:value-type="float" office:value="1.29778122901917" calcext:value-type="float">
            <text:p>1,29778122901917</text:p>
          </table:table-cell>
          <table:table-cell office:value-type="float" office:value="1.04649841785431" calcext:value-type="float">
            <text:p>1,04649841785431</text:p>
          </table:table-cell>
          <table:table-cell office:value-type="float" office:value="0.697776734828949" calcext:value-type="float">
            <text:p>0,697776734828949</text:p>
          </table:table-cell>
          <table:table-cell office:value-type="float" office:value="0.798693001270294" calcext:value-type="float">
            <text:p>0,798693001270294</text:p>
          </table:table-cell>
          <table:table-cell office:value-type="float" office:value="0.784992039203644" calcext:value-type="float">
            <text:p>0,784992039203644</text:p>
          </table:table-cell>
          <table:table-cell office:value-type="float" office:value="0.951430559158325" calcext:value-type="float">
            <text:p>0,951430559158325</text:p>
          </table:table-cell>
        </table:table-row>
        <table:table-row table:style-name="ro1">
          <table:table-cell office:value-type="float" office:value="0.739315" calcext:value-type="float">
            <text:p>0,739315</text:p>
          </table:table-cell>
          <table:table-cell office:value-type="float" office:value="0.708625257015228" calcext:value-type="float">
            <text:p>0,708625257015228</text:p>
          </table:table-cell>
          <table:table-cell office:value-type="float" office:value="0.803115665912628" calcext:value-type="float">
            <text:p>0,803115665912628</text:p>
          </table:table-cell>
          <table:table-cell office:value-type="float" office:value="0.695806682109833" calcext:value-type="float">
            <text:p>0,695806682109833</text:p>
          </table:table-cell>
          <table:table-cell office:value-type="float" office:value="0.51418924331665" calcext:value-type="float">
            <text:p>0,51418924331665</text:p>
          </table:table-cell>
          <table:table-cell office:value-type="float" office:value="1.01678192615509" calcext:value-type="float">
            <text:p>1,01678192615509</text:p>
          </table:table-cell>
          <table:table-cell office:value-type="float" office:value="0.799928545951843" calcext:value-type="float">
            <text:p>0,799928545951843</text:p>
          </table:table-cell>
          <table:table-cell office:value-type="float" office:value="0.600925862789154" calcext:value-type="float">
            <text:p>0,600925862789154</text:p>
          </table:table-cell>
          <table:table-cell office:value-type="float" office:value="0.701254785060883" calcext:value-type="float">
            <text:p>0,701254785060883</text:p>
          </table:table-cell>
          <table:table-cell office:value-type="float" office:value="0.728631734848022" calcext:value-type="float">
            <text:p>0,728631734848022</text:p>
          </table:table-cell>
          <table:table-cell office:value-type="float" office:value="0.823894262313843" calcext:value-type="float">
            <text:p>0,823894262313843</text:p>
          </table:table-cell>
        </table:table-row>
        <table:table-row table:style-name="ro1">
          <table:table-cell office:value-type="float" office:value="0.792853" calcext:value-type="float">
            <text:p>0,792853</text:p>
          </table:table-cell>
          <table:table-cell office:value-type="float" office:value="0.706411302089691" calcext:value-type="float">
            <text:p>0,706411302089691</text:p>
          </table:table-cell>
          <table:table-cell office:value-type="float" office:value="0.85267984867096" calcext:value-type="float">
            <text:p>0,85267984867096</text:p>
          </table:table-cell>
          <table:table-cell office:value-type="float" office:value="0.789794325828552" calcext:value-type="float">
            <text:p>0,789794325828552</text:p>
          </table:table-cell>
          <table:table-cell office:value-type="float" office:value="0.561538398265839" calcext:value-type="float">
            <text:p>0,561538398265839</text:p>
          </table:table-cell>
          <table:table-cell office:value-type="float" office:value="1.13888072967529" calcext:value-type="float">
            <text:p>1,13888072967529</text:p>
          </table:table-cell>
          <table:table-cell office:value-type="float" office:value="0.926391661167145" calcext:value-type="float">
            <text:p>0,926391661167145</text:p>
          </table:table-cell>
          <table:table-cell office:value-type="float" office:value="0.708813488483429" calcext:value-type="float">
            <text:p>0,708813488483429</text:p>
          </table:table-cell>
          <table:table-cell office:value-type="float" office:value="0.69532036781311" calcext:value-type="float">
            <text:p>0,69532036781311</text:p>
          </table:table-cell>
          <table:table-cell office:value-type="float" office:value="0.690057098865509" calcext:value-type="float">
            <text:p>0,690057098865509</text:p>
          </table:table-cell>
          <table:table-cell office:value-type="float" office:value="0.858642399311066" calcext:value-type="float">
            <text:p>0,858642399311066</text:p>
          </table:table-cell>
        </table:table-row>
        <table:table-row table:style-name="ro1">
          <table:table-cell office:value-type="float" office:value="0.824515" calcext:value-type="float">
            <text:p>0,824515</text:p>
          </table:table-cell>
          <table:table-cell office:value-type="float" office:value="0.705367147922516" calcext:value-type="float">
            <text:p>0,705367147922516</text:p>
          </table:table-cell>
          <table:table-cell office:value-type="float" office:value="0.927046895027161" calcext:value-type="float">
            <text:p>0,927046895027161</text:p>
          </table:table-cell>
          <table:table-cell office:value-type="float" office:value="0.819954574108124" calcext:value-type="float">
            <text:p>0,819954574108124</text:p>
          </table:table-cell>
          <table:table-cell office:value-type="float" office:value="0.584479808807373" calcext:value-type="float">
            <text:p>0,584479808807373</text:p>
          </table:table-cell>
          <table:table-cell office:value-type="float" office:value="1.23715913295746" calcext:value-type="float">
            <text:p>1,23715913295746</text:p>
          </table:table-cell>
          <table:table-cell office:value-type="float" office:value="0.985474586486816" calcext:value-type="float">
            <text:p>0,985474586486816</text:p>
          </table:table-cell>
          <table:table-cell office:value-type="float" office:value="0.743974447250366" calcext:value-type="float">
            <text:p>0,743974447250366</text:p>
          </table:table-cell>
          <table:table-cell office:value-type="float" office:value="0.67318320274353" calcext:value-type="float">
            <text:p>0,67318320274353</text:p>
          </table:table-cell>
          <table:table-cell office:value-type="float" office:value="0.698056817054749" calcext:value-type="float">
            <text:p>0,698056817054749</text:p>
          </table:table-cell>
          <table:table-cell office:value-type="float" office:value="0.870449066162109" calcext:value-type="float">
            <text:p>0,870449066162109</text:p>
          </table:table-cell>
        </table:table-row>
        <table:table-row table:style-name="ro1">
          <table:table-cell office:value-type="float" office:value="0.832152" calcext:value-type="float">
            <text:p>0,832152</text:p>
          </table:table-cell>
          <table:table-cell office:value-type="float" office:value="0.758112072944641" calcext:value-type="float">
            <text:p>0,758112072944641</text:p>
          </table:table-cell>
          <table:table-cell office:value-type="float" office:value="0.96386981010437" calcext:value-type="float">
            <text:p>0,96386981010437</text:p>
          </table:table-cell>
          <table:table-cell office:value-type="float" office:value="0.890478074550629" calcext:value-type="float">
            <text:p>0,890478074550629</text:p>
          </table:table-cell>
          <table:table-cell office:value-type="float" office:value="0.656131207942963" calcext:value-type="float">
            <text:p>0,656131207942963</text:p>
          </table:table-cell>
          <table:table-cell office:value-type="float" office:value="1.07879197597504" calcext:value-type="float">
            <text:p>1,07879197597504</text:p>
          </table:table-cell>
          <table:table-cell office:value-type="float" office:value="0.941606879234314" calcext:value-type="float">
            <text:p>0,941606879234314</text:p>
          </table:table-cell>
          <table:table-cell office:value-type="float" office:value="0.75994199514389" calcext:value-type="float">
            <text:p>0,75994199514389</text:p>
          </table:table-cell>
          <table:table-cell office:value-type="float" office:value="0.755547165870667" calcext:value-type="float">
            <text:p>0,755547165870667</text:p>
          </table:table-cell>
          <table:table-cell office:value-type="float" office:value="0.690568029880524" calcext:value-type="float">
            <text:p>0,690568029880524</text:p>
          </table:table-cell>
          <table:table-cell office:value-type="float" office:value="0.826475024223328" calcext:value-type="float">
            <text:p>0,826475024223328</text:p>
          </table:table-cell>
        </table:table-row>
        <table:table-row table:style-name="ro1">
          <table:table-cell office:value-type="float" office:value="0.751168" calcext:value-type="float">
            <text:p>0,751168</text:p>
          </table:table-cell>
          <table:table-cell office:value-type="float" office:value="0.693641126155853" calcext:value-type="float">
            <text:p>0,693641126155853</text:p>
          </table:table-cell>
          <table:table-cell office:value-type="float" office:value="0.94354909658432" calcext:value-type="float">
            <text:p>0,94354909658432</text:p>
          </table:table-cell>
          <table:table-cell office:value-type="float" office:value="0.850573599338532" calcext:value-type="float">
            <text:p>0,850573599338532</text:p>
          </table:table-cell>
          <table:table-cell office:value-type="float" office:value="0.598981976509094" calcext:value-type="float">
            <text:p>0,598981976509094</text:p>
          </table:table-cell>
          <table:table-cell office:value-type="float" office:value="0.881870031356812" calcext:value-type="float">
            <text:p>0,881870031356812</text:p>
          </table:table-cell>
          <table:table-cell office:value-type="float" office:value="0.774416267871857" calcext:value-type="float">
            <text:p>0,774416267871857</text:p>
          </table:table-cell>
          <table:table-cell office:value-type="float" office:value="0.64853447675705" calcext:value-type="float">
            <text:p>0,64853447675705</text:p>
          </table:table-cell>
          <table:table-cell office:value-type="float" office:value="0.689256250858307" calcext:value-type="float">
            <text:p>0,689256250858307</text:p>
          </table:table-cell>
          <table:table-cell office:value-type="float" office:value="0.679280757904053" calcext:value-type="float">
            <text:p>0,679280757904053</text:p>
          </table:table-cell>
          <table:table-cell office:value-type="float" office:value="0.751574993133545" calcext:value-type="float">
            <text:p>0,751574993133545</text:p>
          </table:table-cell>
        </table:table-row>
        <table:table-row table:style-name="ro1">
          <table:table-cell office:value-type="float" office:value="1.13459" calcext:value-type="float">
            <text:p>1,13459</text:p>
          </table:table-cell>
          <table:table-cell office:value-type="float" office:value="1.11865770816803" calcext:value-type="float">
            <text:p>1,11865770816803</text:p>
          </table:table-cell>
          <table:table-cell office:value-type="float" office:value="1.38723993301392" calcext:value-type="float">
            <text:p>1,38723993301392</text:p>
          </table:table-cell>
          <table:table-cell office:value-type="float" office:value="1.36177682876587" calcext:value-type="float">
            <text:p>1,36177682876587</text:p>
          </table:table-cell>
          <table:table-cell office:value-type="float" office:value="0.807094037532806" calcext:value-type="float">
            <text:p>0,807094037532806</text:p>
          </table:table-cell>
          <table:table-cell office:value-type="float" office:value="1.11620700359344" calcext:value-type="float">
            <text:p>1,11620700359344</text:p>
          </table:table-cell>
          <table:table-cell office:value-type="float" office:value="1.17524147033691" calcext:value-type="float">
            <text:p>1,17524147033691</text:p>
          </table:table-cell>
          <table:table-cell office:value-type="float" office:value="1.23836708068848" calcext:value-type="float">
            <text:p>1,23836708068848</text:p>
          </table:table-cell>
          <table:table-cell office:value-type="float" office:value="0.941144943237305" calcext:value-type="float">
            <text:p>0,941144943237305</text:p>
          </table:table-cell>
          <table:table-cell office:value-type="float" office:value="1.10829770565033" calcext:value-type="float">
            <text:p>1,10829770565033</text:p>
          </table:table-cell>
          <table:table-cell office:value-type="float" office:value="1.09186553955078" calcext:value-type="float">
            <text:p>1,09186553955078</text:p>
          </table:table-cell>
        </table:table-row>
        <table:table-row table:style-name="ro1">
          <table:table-cell office:value-type="float" office:value="1.67089" calcext:value-type="float">
            <text:p>1,67089</text:p>
          </table:table-cell>
          <table:table-cell office:value-type="float" office:value="1.50946795940399" calcext:value-type="float">
            <text:p>1,50946795940399</text:p>
          </table:table-cell>
          <table:table-cell office:value-type="float" office:value="2.02644538879395" calcext:value-type="float">
            <text:p>2,02644538879395</text:p>
          </table:table-cell>
          <table:table-cell office:value-type="float" office:value="1.83770895004272" calcext:value-type="float">
            <text:p>1,83770895004272</text:p>
          </table:table-cell>
          <table:table-cell office:value-type="float" office:value="1.27549707889557" calcext:value-type="float">
            <text:p>1,27549707889557</text:p>
          </table:table-cell>
          <table:table-cell office:value-type="float" office:value="1.40113246440887" calcext:value-type="float">
            <text:p>1,40113246440887</text:p>
          </table:table-cell>
          <table:table-cell office:value-type="float" office:value="1.86616396903992" calcext:value-type="float">
            <text:p>1,86616396903992</text:p>
          </table:table-cell>
          <table:table-cell office:value-type="float" office:value="2.07395005226135" calcext:value-type="float">
            <text:p>2,07395005226135</text:p>
          </table:table-cell>
          <table:table-cell office:value-type="float" office:value="1.35829663276672" calcext:value-type="float">
            <text:p>1,35829663276672</text:p>
          </table:table-cell>
          <table:table-cell office:value-type="float" office:value="1.60473275184631" calcext:value-type="float">
            <text:p>1,60473275184631</text:p>
          </table:table-cell>
          <table:table-cell office:value-type="float" office:value="1.75547516345978" calcext:value-type="float">
            <text:p>1,75547516345978</text:p>
          </table:table-cell>
        </table:table-row>
        <table:table-row table:style-name="ro1">
          <table:table-cell office:value-type="float" office:value="2.3878" calcext:value-type="float">
            <text:p>2,3878</text:p>
          </table:table-cell>
          <table:table-cell office:value-type="float" office:value="2.37874960899353" calcext:value-type="float">
            <text:p>2,37874960899353</text:p>
          </table:table-cell>
          <table:table-cell office:value-type="float" office:value="2.95318961143494" calcext:value-type="float">
            <text:p>2,95318961143494</text:p>
          </table:table-cell>
          <table:table-cell office:value-type="float" office:value="2.29568457603455" calcext:value-type="float">
            <text:p>2,29568457603455</text:p>
          </table:table-cell>
          <table:table-cell office:value-type="float" office:value="1.64989805221558" calcext:value-type="float">
            <text:p>1,64989805221558</text:p>
          </table:table-cell>
          <table:table-cell office:value-type="float" office:value="2.26785016059875" calcext:value-type="float">
            <text:p>2,26785016059875</text:p>
          </table:table-cell>
          <table:table-cell office:value-type="float" office:value="2.28190422058105" calcext:value-type="float">
            <text:p>2,28190422058105</text:p>
          </table:table-cell>
          <table:table-cell office:value-type="float" office:value="2.74116897583008" calcext:value-type="float">
            <text:p>2,74116897583008</text:p>
          </table:table-cell>
          <table:table-cell office:value-type="float" office:value="2.10592722892761" calcext:value-type="float">
            <text:p>2,10592722892761</text:p>
          </table:table-cell>
          <table:table-cell office:value-type="float" office:value="2.68014740943909" calcext:value-type="float">
            <text:p>2,68014740943909</text:p>
          </table:table-cell>
          <table:table-cell office:value-type="float" office:value="2.52347135543823" calcext:value-type="float">
            <text:p>2,52347135543823</text:p>
          </table:table-cell>
        </table:table-row>
        <table:table-row table:style-name="ro1">
          <table:table-cell office:value-type="float" office:value="2.65668" calcext:value-type="float">
            <text:p>2,65668</text:p>
          </table:table-cell>
          <table:table-cell office:value-type="float" office:value="2.75751614570618" calcext:value-type="float">
            <text:p>2,75751614570618</text:p>
          </table:table-cell>
          <table:table-cell office:value-type="float" office:value="2.93414902687073" calcext:value-type="float">
            <text:p>2,93414902687073</text:p>
          </table:table-cell>
          <table:table-cell office:value-type="float" office:value="2.52110242843628" calcext:value-type="float">
            <text:p>2,52110242843628</text:p>
          </table:table-cell>
          <table:table-cell office:value-type="float" office:value="1.84061586856842" calcext:value-type="float">
            <text:p>1,84061586856842</text:p>
          </table:table-cell>
          <table:table-cell office:value-type="float" office:value="2.65173435211182" calcext:value-type="float">
            <text:p>2,65173435211182</text:p>
          </table:table-cell>
          <table:table-cell office:value-type="float" office:value="2.14693140983582" calcext:value-type="float">
            <text:p>2,14693140983582</text:p>
          </table:table-cell>
          <table:table-cell office:value-type="float" office:value="2.95957374572754" calcext:value-type="float">
            <text:p>2,95957374572754</text:p>
          </table:table-cell>
          <table:table-cell office:value-type="float" office:value="2.63393926620483" calcext:value-type="float">
            <text:p>2,63393926620483</text:p>
          </table:table-cell>
          <table:table-cell office:value-type="float" office:value="3.16674017906189" calcext:value-type="float">
            <text:p>3,16674017906189</text:p>
          </table:table-cell>
          <table:table-cell office:value-type="float" office:value="2.95447754859924" calcext:value-type="float">
            <text:p>2,95447754859924</text:p>
          </table:table-cell>
        </table:table-row>
        <table:table-row table:style-name="ro1">
          <table:table-cell office:value-type="float" office:value="2.1799" calcext:value-type="float">
            <text:p>2,1799</text:p>
          </table:table-cell>
          <table:table-cell office:value-type="float" office:value="2.53858256340027" calcext:value-type="float">
            <text:p>2,53858256340027</text:p>
          </table:table-cell>
          <table:table-cell office:value-type="float" office:value="2.29152202606201" calcext:value-type="float">
            <text:p>2,29152202606201</text:p>
          </table:table-cell>
          <table:table-cell office:value-type="float" office:value="2.13303303718567" calcext:value-type="float">
            <text:p>2,13303303718567</text:p>
          </table:table-cell>
          <table:table-cell office:value-type="float" office:value="1.45570051670074" calcext:value-type="float">
            <text:p>1,45570051670074</text:p>
          </table:table-cell>
          <table:table-cell office:value-type="float" office:value="1.82914769649506" calcext:value-type="float">
            <text:p>1,82914769649506</text:p>
          </table:table-cell>
          <table:table-cell office:value-type="float" office:value="2.04620695114136" calcext:value-type="float">
            <text:p>2,04620695114136</text:p>
          </table:table-cell>
          <table:table-cell office:value-type="float" office:value="2.4133198261261" calcext:value-type="float">
            <text:p>2,4133198261261</text:p>
          </table:table-cell>
          <table:table-cell office:value-type="float" office:value="1.76375460624695" calcext:value-type="float">
            <text:p>1,76375460624695</text:p>
          </table:table-cell>
          <table:table-cell office:value-type="float" office:value="2.09402585029602" calcext:value-type="float">
            <text:p>2,09402585029602</text:p>
          </table:table-cell>
          <table:table-cell office:value-type="float" office:value="3.23374176025391" calcext:value-type="float">
            <text:p>3,23374176025391</text:p>
          </table:table-cell>
        </table:table-row>
        <table:table-row table:style-name="ro1">
          <table:table-cell office:value-type="float" office:value="1.36424" calcext:value-type="float">
            <text:p>1,36424</text:p>
          </table:table-cell>
          <table:table-cell office:value-type="float" office:value="1.40934252738953" calcext:value-type="float">
            <text:p>1,40934252738953</text:p>
          </table:table-cell>
          <table:table-cell office:value-type="float" office:value="1.68626523017883" calcext:value-type="float">
            <text:p>1,68626523017883</text:p>
          </table:table-cell>
          <table:table-cell office:value-type="float" office:value="1.2602059841156" calcext:value-type="float">
            <text:p>1,2602059841156</text:p>
          </table:table-cell>
          <table:table-cell office:value-type="float" office:value="0.938422679901123" calcext:value-type="float">
            <text:p>0,938422679901123</text:p>
          </table:table-cell>
          <table:table-cell office:value-type="float" office:value="1.46703839302063" calcext:value-type="float">
            <text:p>1,46703839302063</text:p>
          </table:table-cell>
          <table:table-cell office:value-type="float" office:value="1.62255764007568" calcext:value-type="float">
            <text:p>1,62255764007568</text:p>
          </table:table-cell>
          <table:table-cell office:value-type="float" office:value="1.32365810871124" calcext:value-type="float">
            <text:p>1,32365810871124</text:p>
          </table:table-cell>
          <table:table-cell office:value-type="float" office:value="1.17604756355286" calcext:value-type="float">
            <text:p>1,17604756355286</text:p>
          </table:table-cell>
          <table:table-cell office:value-type="float" office:value="1.18806719779968" calcext:value-type="float">
            <text:p>1,18806719779968</text:p>
          </table:table-cell>
          <table:table-cell office:value-type="float" office:value="1.57083022594452" calcext:value-type="float">
            <text:p>1,57083022594452</text:p>
          </table:table-cell>
        </table:table-row>
        <table:table-row table:style-name="ro1">
          <table:table-cell office:value-type="float" office:value="0.992602" calcext:value-type="float">
            <text:p>0,992602</text:p>
          </table:table-cell>
          <table:table-cell office:value-type="float" office:value="1.00602900981903" calcext:value-type="float">
            <text:p>1,00602900981903</text:p>
          </table:table-cell>
          <table:table-cell office:value-type="float" office:value="1.25756669044495" calcext:value-type="float">
            <text:p>1,25756669044495</text:p>
          </table:table-cell>
          <table:table-cell office:value-type="float" office:value="0.917451441287994" calcext:value-type="float">
            <text:p>0,917451441287994</text:p>
          </table:table-cell>
          <table:table-cell office:value-type="float" office:value="0.709941208362579" calcext:value-type="float">
            <text:p>0,709941208362579</text:p>
          </table:table-cell>
          <table:table-cell office:value-type="float" office:value="1.2237936258316" calcext:value-type="float">
            <text:p>1,2237936258316</text:p>
          </table:table-cell>
          <table:table-cell office:value-type="float" office:value="1.14249062538147" calcext:value-type="float">
            <text:p>1,14249062538147</text:p>
          </table:table-cell>
          <table:table-cell office:value-type="float" office:value="0.869931995868683" calcext:value-type="float">
            <text:p>0,869931995868683</text:p>
          </table:table-cell>
          <table:table-cell office:value-type="float" office:value="0.855257570743561" calcext:value-type="float">
            <text:p>0,855257570743561</text:p>
          </table:table-cell>
          <table:table-cell office:value-type="float" office:value="0.864478290081024" calcext:value-type="float">
            <text:p>0,864478290081024</text:p>
          </table:table-cell>
          <table:table-cell office:value-type="float" office:value="1.07907843589783" calcext:value-type="float">
            <text:p>1,07907843589783</text:p>
          </table:table-cell>
        </table:table-row>
        <table:table-row table:style-name="ro1">
          <table:table-cell office:value-type="float" office:value="0.86748" calcext:value-type="float">
            <text:p>0,86748</text:p>
          </table:table-cell>
          <table:table-cell office:value-type="float" office:value="0.830508351325989" calcext:value-type="float">
            <text:p>0,830508351325989</text:p>
          </table:table-cell>
          <table:table-cell office:value-type="float" office:value="1.09843683242798" calcext:value-type="float">
            <text:p>1,09843683242798</text:p>
          </table:table-cell>
          <table:table-cell office:value-type="float" office:value="0.85255640745163" calcext:value-type="float">
            <text:p>0,85255640745163</text:p>
          </table:table-cell>
          <table:table-cell office:value-type="float" office:value="0.597996771335602" calcext:value-type="float">
            <text:p>0,597996771335602</text:p>
          </table:table-cell>
          <table:table-cell office:value-type="float" office:value="1.21234917640686" calcext:value-type="float">
            <text:p>1,21234917640686</text:p>
          </table:table-cell>
          <table:table-cell office:value-type="float" office:value="0.994672536849976" calcext:value-type="float">
            <text:p>0,994672536849976</text:p>
          </table:table-cell>
          <table:table-cell office:value-type="float" office:value="0.728488147258759" calcext:value-type="float">
            <text:p>0,728488147258759</text:p>
          </table:table-cell>
          <table:table-cell office:value-type="float" office:value="0.718624651432037" calcext:value-type="float">
            <text:p>0,718624651432037</text:p>
          </table:table-cell>
          <table:table-cell office:value-type="float" office:value="0.715770483016968" calcext:value-type="float">
            <text:p>0,715770483016968</text:p>
          </table:table-cell>
          <table:table-cell office:value-type="float" office:value="0.925399422645569" calcext:value-type="float">
            <text:p>0,925399422645569</text:p>
          </table:table-cell>
        </table:table-row>
        <table:table-row table:style-name="ro1">
          <table:table-cell office:value-type="float" office:value="0.78601" calcext:value-type="float">
            <text:p>0,78601</text:p>
          </table:table-cell>
          <table:table-cell office:value-type="float" office:value="0.711116135120392" calcext:value-type="float">
            <text:p>0,711116135120392</text:p>
          </table:table-cell>
          <table:table-cell office:value-type="float" office:value="0.950750052928925" calcext:value-type="float">
            <text:p>0,950750052928925</text:p>
          </table:table-cell>
          <table:table-cell office:value-type="float" office:value="0.766045033931732" calcext:value-type="float">
            <text:p>0,766045033931732</text:p>
          </table:table-cell>
          <table:table-cell office:value-type="float" office:value="0.557880103588104" calcext:value-type="float">
            <text:p>0,557880103588104</text:p>
          </table:table-cell>
          <table:table-cell office:value-type="float" office:value="1.19157159328461" calcext:value-type="float">
            <text:p>1,19157159328461</text:p>
          </table:table-cell>
          <table:table-cell office:value-type="float" office:value="0.941659152507782" calcext:value-type="float">
            <text:p>0,941659152507782</text:p>
          </table:table-cell>
          <table:table-cell office:value-type="float" office:value="0.700394749641418" calcext:value-type="float">
            <text:p>0,700394749641418</text:p>
          </table:table-cell>
          <table:table-cell office:value-type="float" office:value="0.626082003116608" calcext:value-type="float">
            <text:p>0,626082003116608</text:p>
          </table:table-cell>
          <table:table-cell office:value-type="float" office:value="0.639674782752991" calcext:value-type="float">
            <text:p>0,639674782752991</text:p>
          </table:table-cell>
          <table:table-cell office:value-type="float" office:value="0.774926841259003" calcext:value-type="float">
            <text:p>0,774926841259003</text:p>
          </table:table-cell>
        </table:table-row>
        <table:table-row table:style-name="ro1">
          <table:table-cell office:value-type="float" office:value="0.676701" calcext:value-type="float">
            <text:p>0,676701</text:p>
          </table:table-cell>
          <table:table-cell office:value-type="float" office:value="0.621232271194458" calcext:value-type="float">
            <text:p>0,621232271194458</text:p>
          </table:table-cell>
          <table:table-cell office:value-type="float" office:value="0.786379754543304" calcext:value-type="float">
            <text:p>0,786379754543304</text:p>
          </table:table-cell>
          <table:table-cell office:value-type="float" office:value="0.671714305877686" calcext:value-type="float">
            <text:p>0,671714305877686</text:p>
          </table:table-cell>
          <table:table-cell office:value-type="float" office:value="0.500326275825501" calcext:value-type="float">
            <text:p>0,500326275825501</text:p>
          </table:table-cell>
          <table:table-cell office:value-type="float" office:value="1.0079733133316" calcext:value-type="float">
            <text:p>1,0079733133316</text:p>
          </table:table-cell>
          <table:table-cell office:value-type="float" office:value="0.782535552978516" calcext:value-type="float">
            <text:p>0,782535552978516</text:p>
          </table:table-cell>
          <table:table-cell office:value-type="float" office:value="0.580914974212647" calcext:value-type="float">
            <text:p>0,580914974212647</text:p>
          </table:table-cell>
          <table:table-cell office:value-type="float" office:value="0.543341338634491" calcext:value-type="float">
            <text:p>0,543341338634491</text:p>
          </table:table-cell>
          <table:table-cell office:value-type="float" office:value="0.636924266815186" calcext:value-type="float">
            <text:p>0,636924266815186</text:p>
          </table:table-cell>
          <table:table-cell office:value-type="float" office:value="0.635669946670532" calcext:value-type="float">
            <text:p>0,635669946670532</text:p>
          </table:table-cell>
        </table:table-row>
        <table:table-row table:style-name="ro1">
          <table:table-cell office:value-type="float" office:value="0.666252" calcext:value-type="float">
            <text:p>0,666252</text:p>
          </table:table-cell>
          <table:table-cell office:value-type="float" office:value="0.617272257804871" calcext:value-type="float">
            <text:p>0,617272257804871</text:p>
          </table:table-cell>
          <table:table-cell office:value-type="float" office:value="0.875021278858185" calcext:value-type="float">
            <text:p>0,875021278858185</text:p>
          </table:table-cell>
          <table:table-cell office:value-type="float" office:value="0.634546518325806" calcext:value-type="float">
            <text:p>0,634546518325806</text:p>
          </table:table-cell>
          <table:table-cell office:value-type="float" office:value="0.467072039842606" calcext:value-type="float">
            <text:p>0,467072039842606</text:p>
          </table:table-cell>
          <table:table-cell office:value-type="float" office:value="0.969712197780609" calcext:value-type="float">
            <text:p>0,969712197780609</text:p>
          </table:table-cell>
          <table:table-cell office:value-type="float" office:value="0.748154103755951" calcext:value-type="float">
            <text:p>0,748154103755951</text:p>
          </table:table-cell>
          <table:table-cell office:value-type="float" office:value="0.556403756141663" calcext:value-type="float">
            <text:p>0,556403756141663</text:p>
          </table:table-cell>
          <table:table-cell office:value-type="float" office:value="0.537814497947693" calcext:value-type="float">
            <text:p>0,537814497947693</text:p>
          </table:table-cell>
          <table:table-cell office:value-type="float" office:value="0.623892724514008" calcext:value-type="float">
            <text:p>0,623892724514008</text:p>
          </table:table-cell>
          <table:table-cell office:value-type="float" office:value="0.632634818553925" calcext:value-type="float">
            <text:p>0,632634818553925</text:p>
          </table:table-cell>
        </table:table-row>
        <table:table-row table:style-name="ro1">
          <table:table-cell office:value-type="float" office:value="0.719374" calcext:value-type="float">
            <text:p>0,719374</text:p>
          </table:table-cell>
          <table:table-cell office:value-type="float" office:value="0.654341280460358" calcext:value-type="float">
            <text:p>0,654341280460358</text:p>
          </table:table-cell>
          <table:table-cell office:value-type="float" office:value="0.95336651802063" calcext:value-type="float">
            <text:p>0,95336651802063</text:p>
          </table:table-cell>
          <table:table-cell office:value-type="float" office:value="0.666340172290802" calcext:value-type="float">
            <text:p>0,666340172290802</text:p>
          </table:table-cell>
          <table:table-cell office:value-type="float" office:value="0.506815314292908" calcext:value-type="float">
            <text:p>0,506815314292908</text:p>
          </table:table-cell>
          <table:table-cell office:value-type="float" office:value="1.03971755504608" calcext:value-type="float">
            <text:p>1,03971755504608</text:p>
          </table:table-cell>
          <table:table-cell office:value-type="float" office:value="0.825223982334137" calcext:value-type="float">
            <text:p>0,825223982334137</text:p>
          </table:table-cell>
          <table:table-cell office:value-type="float" office:value="0.554901957511902" calcext:value-type="float">
            <text:p>0,554901957511902</text:p>
          </table:table-cell>
          <table:table-cell office:value-type="float" office:value="0.618903875350952" calcext:value-type="float">
            <text:p>0,618903875350952</text:p>
          </table:table-cell>
          <table:table-cell office:value-type="float" office:value="0.688479244709015" calcext:value-type="float">
            <text:p>0,688479244709015</text:p>
          </table:table-cell>
          <table:table-cell office:value-type="float" office:value="0.685645282268524" calcext:value-type="float">
            <text:p>0,685645282268524</text:p>
          </table:table-cell>
        </table:table-row>
        <table:table-row table:style-name="ro1">
          <table:table-cell office:value-type="float" office:value="0.72976" calcext:value-type="float">
            <text:p>0,72976</text:p>
          </table:table-cell>
          <table:table-cell office:value-type="float" office:value="0.70978444814682" calcext:value-type="float">
            <text:p>0,70978444814682</text:p>
          </table:table-cell>
          <table:table-cell office:value-type="float" office:value="0.937165141105652" calcext:value-type="float">
            <text:p>0,937165141105652</text:p>
          </table:table-cell>
          <table:table-cell office:value-type="float" office:value="0.693545579910278" calcext:value-type="float">
            <text:p>0,693545579910278</text:p>
          </table:table-cell>
          <table:table-cell office:value-type="float" office:value="0.51665210723877" calcext:value-type="float">
            <text:p>0,51665210723877</text:p>
          </table:table-cell>
          <table:table-cell office:value-type="float" office:value="0.980740249156952" calcext:value-type="float">
            <text:p>0,980740249156952</text:p>
          </table:table-cell>
          <table:table-cell office:value-type="float" office:value="0.858470261096954" calcext:value-type="float">
            <text:p>0,858470261096954</text:p>
          </table:table-cell>
          <table:table-cell office:value-type="float" office:value="0.53305321931839" calcext:value-type="float">
            <text:p>0,53305321931839</text:p>
          </table:table-cell>
          <table:table-cell office:value-type="float" office:value="0.684539020061493" calcext:value-type="float">
            <text:p>0,684539020061493</text:p>
          </table:table-cell>
          <table:table-cell office:value-type="float" office:value="0.69432008266449" calcext:value-type="float">
            <text:p>0,69432008266449</text:p>
          </table:table-cell>
          <table:table-cell office:value-type="float" office:value="0.689326047897339" calcext:value-type="float">
            <text:p>0,689326047897339</text:p>
          </table:table-cell>
        </table:table-row>
        <table:table-row table:style-name="ro1">
          <table:table-cell office:value-type="float" office:value="0.675562" calcext:value-type="float">
            <text:p>0,675562</text:p>
          </table:table-cell>
          <table:table-cell office:value-type="float" office:value="0.689704358577728" calcext:value-type="float">
            <text:p>0,689704358577728</text:p>
          </table:table-cell>
          <table:table-cell office:value-type="float" office:value="0.779955804347992" calcext:value-type="float">
            <text:p>0,779955804347992</text:p>
          </table:table-cell>
          <table:table-cell office:value-type="float" office:value="0.634697556495667" calcext:value-type="float">
            <text:p>0,634697556495667</text:p>
          </table:table-cell>
          <table:table-cell office:value-type="float" office:value="0.520735561847687" calcext:value-type="float">
            <text:p>0,520735561847687</text:p>
          </table:table-cell>
          <table:table-cell office:value-type="float" office:value="0.891120791435242" calcext:value-type="float">
            <text:p>0,891120791435242</text:p>
          </table:table-cell>
          <table:table-cell office:value-type="float" office:value="0.745027244091034" calcext:value-type="float">
            <text:p>0,745027244091034</text:p>
          </table:table-cell>
          <table:table-cell office:value-type="float" office:value="0.526844561100006" calcext:value-type="float">
            <text:p>0,526844561100006</text:p>
          </table:table-cell>
          <table:table-cell office:value-type="float" office:value="0.604080379009247" calcext:value-type="float">
            <text:p>0,604080379009247</text:p>
          </table:table-cell>
          <table:table-cell office:value-type="float" office:value="0.680122494697571" calcext:value-type="float">
            <text:p>0,680122494697571</text:p>
          </table:table-cell>
          <table:table-cell office:value-type="float" office:value="0.683328032493591" calcext:value-type="float">
            <text:p>0,683328032493591</text:p>
          </table:table-cell>
        </table:table-row>
        <table:table-row table:style-name="ro1">
          <table:table-cell office:value-type="float" office:value="0.680095" calcext:value-type="float">
            <text:p>0,680095</text:p>
          </table:table-cell>
          <table:table-cell office:value-type="float" office:value="0.760987460613251" calcext:value-type="float">
            <text:p>0,760987460613251</text:p>
          </table:table-cell>
          <table:table-cell office:value-type="float" office:value="0.765658497810364" calcext:value-type="float">
            <text:p>0,765658497810364</text:p>
          </table:table-cell>
          <table:table-cell office:value-type="float" office:value="0.656204581260681" calcext:value-type="float">
            <text:p>0,656204581260681</text:p>
          </table:table-cell>
          <table:table-cell office:value-type="float" office:value="0.532259523868561" calcext:value-type="float">
            <text:p>0,532259523868561</text:p>
          </table:table-cell>
          <table:table-cell office:value-type="float" office:value="0.83480441570282" calcext:value-type="float">
            <text:p>0,83480441570282</text:p>
          </table:table-cell>
          <table:table-cell office:value-type="float" office:value="0.70357209444046" calcext:value-type="float">
            <text:p>0,70357209444046</text:p>
          </table:table-cell>
          <table:table-cell office:value-type="float" office:value="0.566909074783325" calcext:value-type="float">
            <text:p>0,566909074783325</text:p>
          </table:table-cell>
          <table:table-cell office:value-type="float" office:value="0.643020153045654" calcext:value-type="float">
            <text:p>0,643020153045654</text:p>
          </table:table-cell>
          <table:table-cell office:value-type="float" office:value="0.67923378944397" calcext:value-type="float">
            <text:p>0,67923378944397</text:p>
          </table:table-cell>
          <table:table-cell office:value-type="float" office:value="0.658301949501038" calcext:value-type="float">
            <text:p>0,658301949501038</text:p>
          </table:table-cell>
        </table:table-row>
        <table:table-row table:style-name="ro1">
          <table:table-cell office:value-type="float" office:value="0.768834" calcext:value-type="float">
            <text:p>0,768834</text:p>
          </table:table-cell>
          <table:table-cell office:value-type="float" office:value="0.864276230335236" calcext:value-type="float">
            <text:p>0,864276230335236</text:p>
          </table:table-cell>
          <table:table-cell office:value-type="float" office:value="0.902201473712921" calcext:value-type="float">
            <text:p>0,902201473712921</text:p>
          </table:table-cell>
          <table:table-cell office:value-type="float" office:value="0.800420820713043" calcext:value-type="float">
            <text:p>0,800420820713043</text:p>
          </table:table-cell>
          <table:table-cell office:value-type="float" office:value="0.545976400375366" calcext:value-type="float">
            <text:p>0,545976400375366</text:p>
          </table:table-cell>
          <table:table-cell office:value-type="float" office:value="0.985960781574249" calcext:value-type="float">
            <text:p>0,985960781574249</text:p>
          </table:table-cell>
          <table:table-cell office:value-type="float" office:value="0.82889449596405" calcext:value-type="float">
            <text:p>0,82889449596405</text:p>
          </table:table-cell>
          <table:table-cell office:value-type="float" office:value="0.678935408592224" calcext:value-type="float">
            <text:p>0,678935408592224</text:p>
          </table:table-cell>
          <table:table-cell office:value-type="float" office:value="0.688466489315033" calcext:value-type="float">
            <text:p>0,688466489315033</text:p>
          </table:table-cell>
          <table:table-cell office:value-type="float" office:value="0.68369334936142" calcext:value-type="float">
            <text:p>0,68369334936142</text:p>
          </table:table-cell>
          <table:table-cell office:value-type="float" office:value="0.70951521396637" calcext:value-type="float">
            <text:p>0,70951521396637</text:p>
          </table:table-cell>
        </table:table-row>
        <table:table-row table:style-name="ro1">
          <table:table-cell office:value-type="float" office:value="0.831312" calcext:value-type="float">
            <text:p>0,831312</text:p>
          </table:table-cell>
          <table:table-cell office:value-type="float" office:value="0.912376761436462" calcext:value-type="float">
            <text:p>0,912376761436462</text:p>
          </table:table-cell>
          <table:table-cell office:value-type="float" office:value="1.24114537239075" calcext:value-type="float">
            <text:p>1,24114537239075</text:p>
          </table:table-cell>
          <table:table-cell office:value-type="float" office:value="0.808420360088348" calcext:value-type="float">
            <text:p>0,808420360088348</text:p>
          </table:table-cell>
          <table:table-cell office:value-type="float" office:value="0.585736155509949" calcext:value-type="float">
            <text:p>0,585736155509949</text:p>
          </table:table-cell>
          <table:table-cell office:value-type="float" office:value="1.00415349006653" calcext:value-type="float">
            <text:p>1,00415349006653</text:p>
          </table:table-cell>
          <table:table-cell office:value-type="float" office:value="0.883956372737885" calcext:value-type="float">
            <text:p>0,883956372737885</text:p>
          </table:table-cell>
          <table:table-cell office:value-type="float" office:value="0.702194035053253" calcext:value-type="float">
            <text:p>0,702194035053253</text:p>
          </table:table-cell>
          <table:table-cell office:value-type="float" office:value="0.703392505645752" calcext:value-type="float">
            <text:p>0,703392505645752</text:p>
          </table:table-cell>
          <table:table-cell office:value-type="float" office:value="0.682983160018921" calcext:value-type="float">
            <text:p>0,682983160018921</text:p>
          </table:table-cell>
          <table:table-cell office:value-type="float" office:value="0.78876519203186" calcext:value-type="float">
            <text:p>0,78876519203186</text:p>
          </table:table-cell>
        </table:table-row>
        <table:table-row table:style-name="ro1">
          <table:table-cell office:value-type="float" office:value="1.1156" calcext:value-type="float">
            <text:p>1,1156</text:p>
          </table:table-cell>
          <table:table-cell office:value-type="float" office:value="1.20160627365112" calcext:value-type="float">
            <text:p>1,20160627365112</text:p>
          </table:table-cell>
          <table:table-cell office:value-type="float" office:value="1.46276843547821" calcext:value-type="float">
            <text:p>1,46276843547821</text:p>
          </table:table-cell>
          <table:table-cell office:value-type="float" office:value="1.23842000961304" calcext:value-type="float">
            <text:p>1,23842000961304</text:p>
          </table:table-cell>
          <table:table-cell office:value-type="float" office:value="0.729931771755219" calcext:value-type="float">
            <text:p>0,729931771755219</text:p>
          </table:table-cell>
          <table:table-cell office:value-type="float" office:value="1.36498391628265" calcext:value-type="float">
            <text:p>1,36498391628265</text:p>
          </table:table-cell>
          <table:table-cell office:value-type="float" office:value="1.51199746131897" calcext:value-type="float">
            <text:p>1,51199746131897</text:p>
          </table:table-cell>
          <table:table-cell office:value-type="float" office:value="1.00893950462341" calcext:value-type="float">
            <text:p>1,00893950462341</text:p>
          </table:table-cell>
          <table:table-cell office:value-type="float" office:value="0.844681799411774" calcext:value-type="float">
            <text:p>0,844681799411774</text:p>
          </table:table-cell>
          <table:table-cell office:value-type="float" office:value="0.771105468273163" calcext:value-type="float">
            <text:p>0,771105468273163</text:p>
          </table:table-cell>
          <table:table-cell office:value-type="float" office:value="1.02156090736389" calcext:value-type="float">
            <text:p>1,02156090736389</text:p>
          </table:table-cell>
        </table:table-row>
        <table:table-row table:style-name="ro1">
          <table:table-cell office:value-type="float" office:value="1.33009" calcext:value-type="float">
            <text:p>1,33009</text:p>
          </table:table-cell>
          <table:table-cell office:value-type="float" office:value="1.52209722995758" calcext:value-type="float">
            <text:p>1,52209722995758</text:p>
          </table:table-cell>
          <table:table-cell office:value-type="float" office:value="1.57150173187256" calcext:value-type="float">
            <text:p>1,57150173187256</text:p>
          </table:table-cell>
          <table:table-cell office:value-type="float" office:value="1.37004125118256" calcext:value-type="float">
            <text:p>1,37004125118256</text:p>
          </table:table-cell>
          <table:table-cell office:value-type="float" office:value="0.92213761806488" calcext:value-type="float">
            <text:p>0,92213761806488</text:p>
          </table:table-cell>
          <table:table-cell office:value-type="float" office:value="1.62262558937073" calcext:value-type="float">
            <text:p>1,62262558937073</text:p>
          </table:table-cell>
          <table:table-cell office:value-type="float" office:value="1.69934129714966" calcext:value-type="float">
            <text:p>1,69934129714966</text:p>
          </table:table-cell>
          <table:table-cell office:value-type="float" office:value="1.27046835422516" calcext:value-type="float">
            <text:p>1,27046835422516</text:p>
          </table:table-cell>
          <table:table-cell office:value-type="float" office:value="1.05497264862061" calcext:value-type="float">
            <text:p>1,05497264862061</text:p>
          </table:table-cell>
          <table:table-cell office:value-type="float" office:value="0.906605541706085" calcext:value-type="float">
            <text:p>0,906605541706085</text:p>
          </table:table-cell>
          <table:table-cell office:value-type="float" office:value="1.36106598377228" calcext:value-type="float">
            <text:p>1,36106598377228</text:p>
          </table:table-cell>
        </table:table-row>
        <table:table-row table:style-name="ro1">
          <table:table-cell office:value-type="float" office:value="1.24016" calcext:value-type="float">
            <text:p>1,24016</text:p>
          </table:table-cell>
          <table:table-cell office:value-type="float" office:value="1.39592432975769" calcext:value-type="float">
            <text:p>1,39592432975769</text:p>
          </table:table-cell>
          <table:table-cell office:value-type="float" office:value="1.79040086269379" calcext:value-type="float">
            <text:p>1,79040086269379</text:p>
          </table:table-cell>
          <table:table-cell office:value-type="float" office:value="1.055579662323" calcext:value-type="float">
            <text:p>1,055579662323</text:p>
          </table:table-cell>
          <table:table-cell office:value-type="float" office:value="0.804408133029938" calcext:value-type="float">
            <text:p>0,804408133029938</text:p>
          </table:table-cell>
          <table:table-cell office:value-type="float" office:value="1.47430562973022" calcext:value-type="float">
            <text:p>1,47430562973022</text:p>
          </table:table-cell>
          <table:table-cell office:value-type="float" office:value="1.45439755916595" calcext:value-type="float">
            <text:p>1,45439755916595</text:p>
          </table:table-cell>
          <table:table-cell office:value-type="float" office:value="1.13171446323395" calcext:value-type="float">
            <text:p>1,13171446323395</text:p>
          </table:table-cell>
          <table:table-cell office:value-type="float" office:value="1.00721573829651" calcext:value-type="float">
            <text:p>1,00721573829651</text:p>
          </table:table-cell>
          <table:table-cell office:value-type="float" office:value="0.921573281288147" calcext:value-type="float">
            <text:p>0,921573281288147</text:p>
          </table:table-cell>
          <table:table-cell office:value-type="float" office:value="1.36607384681702" calcext:value-type="float">
            <text:p>1,36607384681702</text:p>
          </table:table-cell>
        </table:table-row>
        <table:table-row table:style-name="ro1">
          <table:table-cell office:value-type="float" office:value="1.35804" calcext:value-type="float">
            <text:p>1,35804</text:p>
          </table:table-cell>
          <table:table-cell office:value-type="float" office:value="1.46040987968445" calcext:value-type="float">
            <text:p>1,46040987968445</text:p>
          </table:table-cell>
          <table:table-cell office:value-type="float" office:value="1.87766063213348" calcext:value-type="float">
            <text:p>1,87766063213348</text:p>
          </table:table-cell>
          <table:table-cell office:value-type="float" office:value="1.127077460289" calcext:value-type="float">
            <text:p>1,127077460289</text:p>
          </table:table-cell>
          <table:table-cell office:value-type="float" office:value="0.842004358768463" calcext:value-type="float">
            <text:p>0,842004358768463</text:p>
          </table:table-cell>
          <table:table-cell office:value-type="float" office:value="1.74820339679718" calcext:value-type="float">
            <text:p>1,74820339679718</text:p>
          </table:table-cell>
          <table:table-cell office:value-type="float" office:value="1.62292015552521" calcext:value-type="float">
            <text:p>1,62292015552521</text:p>
          </table:table-cell>
          <table:table-cell office:value-type="float" office:value="1.31822597980499" calcext:value-type="float">
            <text:p>1,31822597980499</text:p>
          </table:table-cell>
          <table:table-cell office:value-type="float" office:value="1.1013081073761" calcext:value-type="float">
            <text:p>1,1013081073761</text:p>
          </table:table-cell>
          <table:table-cell office:value-type="float" office:value="1.02577543258667" calcext:value-type="float">
            <text:p>1,02577543258667</text:p>
          </table:table-cell>
          <table:table-cell office:value-type="float" office:value="1.45685660839081" calcext:value-type="float">
            <text:p>1,45685660839081</text:p>
          </table:table-cell>
        </table:table-row>
        <table:table-row table:style-name="ro1">
          <table:table-cell office:value-type="float" office:value="1.66593" calcext:value-type="float">
            <text:p>1,66593</text:p>
          </table:table-cell>
          <table:table-cell office:value-type="float" office:value="1.59174859523773" calcext:value-type="float">
            <text:p>1,59174859523773</text:p>
          </table:table-cell>
          <table:table-cell office:value-type="float" office:value="2.2572066783905" calcext:value-type="float">
            <text:p>2,2572066783905</text:p>
          </table:table-cell>
          <table:table-cell office:value-type="float" office:value="1.50226545333862" calcext:value-type="float">
            <text:p>1,50226545333862</text:p>
          </table:table-cell>
          <table:table-cell office:value-type="float" office:value="1.02911984920502" calcext:value-type="float">
            <text:p>1,02911984920502</text:p>
          </table:table-cell>
          <table:table-cell office:value-type="float" office:value="1.96043848991394" calcext:value-type="float">
            <text:p>1,96043848991394</text:p>
          </table:table-cell>
          <table:table-cell office:value-type="float" office:value="2.03320240974426" calcext:value-type="float">
            <text:p>2,03320240974426</text:p>
          </table:table-cell>
          <table:table-cell office:value-type="float" office:value="1.7065212726593" calcext:value-type="float">
            <text:p>1,7065212726593</text:p>
          </table:table-cell>
          <table:table-cell office:value-type="float" office:value="1.31456887722015" calcext:value-type="float">
            <text:p>1,31456887722015</text:p>
          </table:table-cell>
          <table:table-cell office:value-type="float" office:value="1.32819247245789" calcext:value-type="float">
            <text:p>1,32819247245789</text:p>
          </table:table-cell>
          <table:table-cell office:value-type="float" office:value="1.93602883815765" calcext:value-type="float">
            <text:p>1,93602883815765</text:p>
          </table:table-cell>
        </table:table-row>
        <table:table-row table:style-name="ro1">
          <table:table-cell office:value-type="float" office:value="1.95214" calcext:value-type="float">
            <text:p>1,95214</text:p>
          </table:table-cell>
          <table:table-cell office:value-type="float" office:value="1.86516869068146" calcext:value-type="float">
            <text:p>1,86516869068146</text:p>
          </table:table-cell>
          <table:table-cell office:value-type="float" office:value="2.3226363658905" calcext:value-type="float">
            <text:p>2,3226363658905</text:p>
          </table:table-cell>
          <table:table-cell office:value-type="float" office:value="2.17557096481323" calcext:value-type="float">
            <text:p>2,17557096481323</text:p>
          </table:table-cell>
          <table:table-cell office:value-type="float" office:value="1.34404611587524" calcext:value-type="float">
            <text:p>1,34404611587524</text:p>
          </table:table-cell>
          <table:table-cell office:value-type="float" office:value="2.29100584983826" calcext:value-type="float">
            <text:p>2,29100584983826</text:p>
          </table:table-cell>
          <table:table-cell office:value-type="float" office:value="2.2817714214325" calcext:value-type="float">
            <text:p>2,2817714214325</text:p>
          </table:table-cell>
          <table:table-cell office:value-type="float" office:value="2.10015797615051" calcext:value-type="float">
            <text:p>2,10015797615051</text:p>
          </table:table-cell>
          <table:table-cell office:value-type="float" office:value="1.60765373706818" calcext:value-type="float">
            <text:p>1,60765373706818</text:p>
          </table:table-cell>
          <table:table-cell office:value-type="float" office:value="1.55279195308685" calcext:value-type="float">
            <text:p>1,55279195308685</text:p>
          </table:table-cell>
          <table:table-cell office:value-type="float" office:value="1.98055374622345" calcext:value-type="float">
            <text:p>1,98055374622345</text:p>
          </table:table-cell>
        </table:table-row>
        <table:table-row table:style-name="ro1">
          <table:table-cell office:value-type="float" office:value="1.5389" calcext:value-type="float">
            <text:p>1,5389</text:p>
          </table:table-cell>
          <table:table-cell office:value-type="float" office:value="1.48072957992554" calcext:value-type="float">
            <text:p>1,48072957992554</text:p>
          </table:table-cell>
          <table:table-cell office:value-type="float" office:value="1.79811060428619" calcext:value-type="float">
            <text:p>1,79811060428619</text:p>
          </table:table-cell>
          <table:table-cell office:value-type="float" office:value="1.87934470176697" calcext:value-type="float">
            <text:p>1,87934470176697</text:p>
          </table:table-cell>
          <table:table-cell office:value-type="float" office:value="1.04627442359924" calcext:value-type="float">
            <text:p>1,04627442359924</text:p>
          </table:table-cell>
          <table:table-cell office:value-type="float" office:value="1.8635241985321" calcext:value-type="float">
            <text:p>1,8635241985321</text:p>
          </table:table-cell>
          <table:table-cell office:value-type="float" office:value="1.72418868541718" calcext:value-type="float">
            <text:p>1,72418868541718</text:p>
          </table:table-cell>
          <table:table-cell office:value-type="float" office:value="1.64452171325684" calcext:value-type="float">
            <text:p>1,64452171325684</text:p>
          </table:table-cell>
          <table:table-cell office:value-type="float" office:value="1.23542189598084" calcext:value-type="float">
            <text:p>1,23542189598084</text:p>
          </table:table-cell>
          <table:table-cell office:value-type="float" office:value="1.23714160919189" calcext:value-type="float">
            <text:p>1,23714160919189</text:p>
          </table:table-cell>
          <table:table-cell office:value-type="float" office:value="1.47978401184082" calcext:value-type="float">
            <text:p>1,47978401184082</text:p>
          </table:table-cell>
        </table:table-row>
        <table:table-row table:style-name="ro1">
          <table:table-cell office:value-type="float" office:value="1.85578" calcext:value-type="float">
            <text:p>1,85578</text:p>
          </table:table-cell>
          <table:table-cell office:value-type="float" office:value="1.83890867233276" calcext:value-type="float">
            <text:p>1,83890867233276</text:p>
          </table:table-cell>
          <table:table-cell office:value-type="float" office:value="2.10631561279297" calcext:value-type="float">
            <text:p>2,10631561279297</text:p>
          </table:table-cell>
          <table:table-cell office:value-type="float" office:value="1.8428601026535" calcext:value-type="float">
            <text:p>1,8428601026535</text:p>
          </table:table-cell>
          <table:table-cell office:value-type="float" office:value="1.42915976047516" calcext:value-type="float">
            <text:p>1,42915976047516</text:p>
          </table:table-cell>
          <table:table-cell office:value-type="float" office:value="2.04072594642639" calcext:value-type="float">
            <text:p>2,04072594642639</text:p>
          </table:table-cell>
          <table:table-cell office:value-type="float" office:value="2.14658403396606" calcext:value-type="float">
            <text:p>2,14658403396606</text:p>
          </table:table-cell>
          <table:table-cell office:value-type="float" office:value="2.07291555404663" calcext:value-type="float">
            <text:p>2,07291555404663</text:p>
          </table:table-cell>
          <table:table-cell office:value-type="float" office:value="1.63703835010529" calcext:value-type="float">
            <text:p>1,63703835010529</text:p>
          </table:table-cell>
          <table:table-cell office:value-type="float" office:value="1.47381460666657" calcext:value-type="float">
            <text:p>1,47381460666657</text:p>
          </table:table-cell>
          <table:table-cell office:value-type="float" office:value="1.96952474117279" calcext:value-type="float">
            <text:p>1,96952474117279</text:p>
          </table:table-cell>
        </table:table-row>
        <table:table-row table:style-name="ro1">
          <table:table-cell office:value-type="float" office:value="1.45978" calcext:value-type="float">
            <text:p>1,45978</text:p>
          </table:table-cell>
          <table:table-cell office:value-type="float" office:value="1.30083155632019" calcext:value-type="float">
            <text:p>1,30083155632019</text:p>
          </table:table-cell>
          <table:table-cell office:value-type="float" office:value="1.62572729587555" calcext:value-type="float">
            <text:p>1,62572729587555</text:p>
          </table:table-cell>
          <table:table-cell office:value-type="float" office:value="1.68126094341278" calcext:value-type="float">
            <text:p>1,68126094341278</text:p>
          </table:table-cell>
          <table:table-cell office:value-type="float" office:value="1.15385639667511" calcext:value-type="float">
            <text:p>1,15385639667511</text:p>
          </table:table-cell>
          <table:table-cell office:value-type="float" office:value="1.85275864601135" calcext:value-type="float">
            <text:p>1,85275864601135</text:p>
          </table:table-cell>
          <table:table-cell office:value-type="float" office:value="1.66608810424805" calcext:value-type="float">
            <text:p>1,66608810424805</text:p>
          </table:table-cell>
          <table:table-cell office:value-type="float" office:value="1.50991487503052" calcext:value-type="float">
            <text:p>1,50991487503052</text:p>
          </table:table-cell>
          <table:table-cell office:value-type="float" office:value="1.24217915534973" calcext:value-type="float">
            <text:p>1,24217915534973</text:p>
          </table:table-cell>
          <table:table-cell office:value-type="float" office:value="1.0823700428009" calcext:value-type="float">
            <text:p>1,0823700428009</text:p>
          </table:table-cell>
          <table:table-cell office:value-type="float" office:value="1.4827755689621" calcext:value-type="float">
            <text:p>1,4827755689621</text:p>
          </table:table-cell>
        </table:table-row>
        <table:table-row table:style-name="ro1">
          <table:table-cell office:value-type="float" office:value="1.87596" calcext:value-type="float">
            <text:p>1,87596</text:p>
          </table:table-cell>
          <table:table-cell office:value-type="float" office:value="1.66480302810669" calcext:value-type="float">
            <text:p>1,66480302810669</text:p>
          </table:table-cell>
          <table:table-cell office:value-type="float" office:value="1.65896904468536" calcext:value-type="float">
            <text:p>1,65896904468536</text:p>
          </table:table-cell>
          <table:table-cell office:value-type="float" office:value="2.02106237411499" calcext:value-type="float">
            <text:p>2,02106237411499</text:p>
          </table:table-cell>
          <table:table-cell office:value-type="float" office:value="1.67360830307007" calcext:value-type="float">
            <text:p>1,67360830307007</text:p>
          </table:table-cell>
          <table:table-cell office:value-type="float" office:value="2.72499656677246" calcext:value-type="float">
            <text:p>2,72499656677246</text:p>
          </table:table-cell>
          <table:table-cell office:value-type="float" office:value="2.47538161277771" calcext:value-type="float">
            <text:p>2,47538161277771</text:p>
          </table:table-cell>
          <table:table-cell office:value-type="float" office:value="1.65315115451813" calcext:value-type="float">
            <text:p>1,65315115451813</text:p>
          </table:table-cell>
          <table:table-cell office:value-type="float" office:value="1.73035061359406" calcext:value-type="float">
            <text:p>1,73035061359406</text:p>
          </table:table-cell>
          <table:table-cell office:value-type="float" office:value="1.52706015110016" calcext:value-type="float">
            <text:p>1,52706015110016</text:p>
          </table:table-cell>
          <table:table-cell office:value-type="float" office:value="1.63024306297302" calcext:value-type="float">
            <text:p>1,63024306297302</text:p>
          </table:table-cell>
        </table:table-row>
        <table:table-row table:style-name="ro1">
          <table:table-cell office:value-type="float" office:value="1.22034" calcext:value-type="float">
            <text:p>1,22034</text:p>
          </table:table-cell>
          <table:table-cell office:value-type="float" office:value="1.1335517168045" calcext:value-type="float">
            <text:p>1,1335517168045</text:p>
          </table:table-cell>
          <table:table-cell office:value-type="float" office:value="1.56274056434631" calcext:value-type="float">
            <text:p>1,56274056434631</text:p>
          </table:table-cell>
          <table:table-cell office:value-type="float" office:value="1.26310098171234" calcext:value-type="float">
            <text:p>1,26310098171234</text:p>
          </table:table-cell>
          <table:table-cell office:value-type="float" office:value="0.964706599712372" calcext:value-type="float">
            <text:p>0,964706599712372</text:p>
          </table:table-cell>
          <table:table-cell office:value-type="float" office:value="1.67046451568604" calcext:value-type="float">
            <text:p>1,67046451568604</text:p>
          </table:table-cell>
          <table:table-cell office:value-type="float" office:value="1.26626443862915" calcext:value-type="float">
            <text:p>1,26626443862915</text:p>
          </table:table-cell>
          <table:table-cell office:value-type="float" office:value="1.08500123023987" calcext:value-type="float">
            <text:p>1,08500123023987</text:p>
          </table:table-cell>
          <table:table-cell office:value-type="float" office:value="1.09826254844666" calcext:value-type="float">
            <text:p>1,09826254844666</text:p>
          </table:table-cell>
          <table:table-cell office:value-type="float" office:value="0.961573243141174" calcext:value-type="float">
            <text:p>0,961573243141174</text:p>
          </table:table-cell>
          <table:table-cell office:value-type="float" office:value="1.19768536090851" calcext:value-type="float">
            <text:p>1,19768536090851</text:p>
          </table:table-cell>
        </table:table-row>
        <table:table-row table:style-name="ro1">
          <table:table-cell office:value-type="float" office:value="1.0029" calcext:value-type="float">
            <text:p>1,0029</text:p>
          </table:table-cell>
          <table:table-cell office:value-type="float" office:value="0.900209784507751" calcext:value-type="float">
            <text:p>0,900209784507751</text:p>
          </table:table-cell>
          <table:table-cell office:value-type="float" office:value="1.52818942070007" calcext:value-type="float">
            <text:p>1,52818942070007</text:p>
          </table:table-cell>
          <table:table-cell office:value-type="float" office:value="1.17383062839508" calcext:value-type="float">
            <text:p>1,17383062839508</text:p>
          </table:table-cell>
          <table:table-cell office:value-type="float" office:value="0.732692539691925" calcext:value-type="float">
            <text:p>0,732692539691925</text:p>
          </table:table-cell>
          <table:table-cell office:value-type="float" office:value="1.34121906757355" calcext:value-type="float">
            <text:p>1,34121906757355</text:p>
          </table:table-cell>
          <table:table-cell office:value-type="float" office:value="0.989461660385132" calcext:value-type="float">
            <text:p>0,989461660385132</text:p>
          </table:table-cell>
          <table:table-cell office:value-type="float" office:value="0.798618495464325" calcext:value-type="float">
            <text:p>0,798618495464325</text:p>
          </table:table-cell>
          <table:table-cell office:value-type="float" office:value="0.865319490432739" calcext:value-type="float">
            <text:p>0,865319490432739</text:p>
          </table:table-cell>
          <table:table-cell office:value-type="float" office:value="0.802295088768005" calcext:value-type="float">
            <text:p>0,802295088768005</text:p>
          </table:table-cell>
          <table:table-cell office:value-type="float" office:value="0.897156894207001" calcext:value-type="float">
            <text:p>0,897156894207001</text:p>
          </table:table-cell>
        </table:table-row>
        <table:table-row table:style-name="ro1">
          <table:table-cell office:value-type="float" office:value="0.871249" calcext:value-type="float">
            <text:p>0,871249</text:p>
          </table:table-cell>
          <table:table-cell office:value-type="float" office:value="0.742747843265533" calcext:value-type="float">
            <text:p>0,742747843265533</text:p>
          </table:table-cell>
          <table:table-cell office:value-type="float" office:value="1.34355759620667" calcext:value-type="float">
            <text:p>1,34355759620667</text:p>
          </table:table-cell>
          <table:table-cell office:value-type="float" office:value="0.733325242996216" calcext:value-type="float">
            <text:p>0,733325242996216</text:p>
          </table:table-cell>
          <table:table-cell office:value-type="float" office:value="0.566048264503479" calcext:value-type="float">
            <text:p>0,566048264503479</text:p>
          </table:table-cell>
          <table:table-cell office:value-type="float" office:value="1.10894584655762" calcext:value-type="float">
            <text:p>1,10894584655762</text:p>
          </table:table-cell>
          <table:table-cell office:value-type="float" office:value="1.37382400035858" calcext:value-type="float">
            <text:p>1,37382400035858</text:p>
          </table:table-cell>
          <table:table-cell office:value-type="float" office:value="0.697186231613159" calcext:value-type="float">
            <text:p>0,697186231613159</text:p>
          </table:table-cell>
          <table:table-cell office:value-type="float" office:value="0.673388183116913" calcext:value-type="float">
            <text:p>0,673388183116913</text:p>
          </table:table-cell>
          <table:table-cell office:value-type="float" office:value="0.702751517295837" calcext:value-type="float">
            <text:p>0,702751517295837</text:p>
          </table:table-cell>
          <table:table-cell office:value-type="float" office:value="0.770711004734039" calcext:value-type="float">
            <text:p>0,770711004734039</text:p>
          </table:table-cell>
        </table:table-row>
        <table:table-row table:style-name="ro1">
          <table:table-cell office:value-type="float" office:value="0.758713" calcext:value-type="float">
            <text:p>0,758713</text:p>
          </table:table-cell>
          <table:table-cell office:value-type="float" office:value="0.695470690727234" calcext:value-type="float">
            <text:p>0,695470690727234</text:p>
          </table:table-cell>
          <table:table-cell office:value-type="float" office:value="1.07289123535156" calcext:value-type="float">
            <text:p>1,07289123535156</text:p>
          </table:table-cell>
          <table:table-cell office:value-type="float" office:value="0.619928956031799" calcext:value-type="float">
            <text:p>0,619928956031799</text:p>
          </table:table-cell>
          <table:table-cell office:value-type="float" office:value="0.512827157974243" calcext:value-type="float">
            <text:p>0,512827157974243</text:p>
          </table:table-cell>
          <table:table-cell office:value-type="float" office:value="0.913561463356018" calcext:value-type="float">
            <text:p>0,913561463356018</text:p>
          </table:table-cell>
          <table:table-cell office:value-type="float" office:value="1.11763906478882" calcext:value-type="float">
            <text:p>1,11763906478882</text:p>
          </table:table-cell>
          <table:table-cell office:value-type="float" office:value="0.634148240089417" calcext:value-type="float">
            <text:p>0,634148240089417</text:p>
          </table:table-cell>
          <table:table-cell office:value-type="float" office:value="0.630453109741211" calcext:value-type="float">
            <text:p>0,630453109741211</text:p>
          </table:table-cell>
          <table:table-cell office:value-type="float" office:value="0.671970069408417" calcext:value-type="float">
            <text:p>0,671970069408417</text:p>
          </table:table-cell>
          <table:table-cell office:value-type="float" office:value="0.71824324131012" calcext:value-type="float">
            <text:p>0,71824324131012</text:p>
          </table:table-cell>
        </table:table-row>
        <table:table-row table:style-name="ro1">
          <table:table-cell office:value-type="float" office:value="0.649244" calcext:value-type="float">
            <text:p>0,649244</text:p>
          </table:table-cell>
          <table:table-cell office:value-type="float" office:value="0.636500477790833" calcext:value-type="float">
            <text:p>0,636500477790833</text:p>
          </table:table-cell>
          <table:table-cell office:value-type="float" office:value="0.835560739040375" calcext:value-type="float">
            <text:p>0,835560739040375</text:p>
          </table:table-cell>
          <table:table-cell office:value-type="float" office:value="0.572505533695221" calcext:value-type="float">
            <text:p>0,572505533695221</text:p>
          </table:table-cell>
          <table:table-cell office:value-type="float" office:value="0.455672532320023" calcext:value-type="float">
            <text:p>0,455672532320023</text:p>
          </table:table-cell>
          <table:table-cell office:value-type="float" office:value="0.742108702659607" calcext:value-type="float">
            <text:p>0,742108702659607</text:p>
          </table:table-cell>
          <table:table-cell office:value-type="float" office:value="0.872144401073456" calcext:value-type="float">
            <text:p>0,872144401073456</text:p>
          </table:table-cell>
          <table:table-cell office:value-type="float" office:value="0.566841065883637" calcext:value-type="float">
            <text:p>0,566841065883637</text:p>
          </table:table-cell>
          <table:table-cell office:value-type="float" office:value="0.591549873352051" calcext:value-type="float">
            <text:p>0,591549873352051</text:p>
          </table:table-cell>
          <table:table-cell office:value-type="float" office:value="0.579665660858154" calcext:value-type="float">
            <text:p>0,579665660858154</text:p>
          </table:table-cell>
          <table:table-cell office:value-type="float" office:value="0.639886498451233" calcext:value-type="float">
            <text:p>0,639886498451233</text:p>
          </table:table-cell>
        </table:table-row>
        <table:table-row table:style-name="ro1">
          <table:table-cell office:value-type="float" office:value="0.675355" calcext:value-type="float">
            <text:p>0,675355</text:p>
          </table:table-cell>
          <table:table-cell office:value-type="float" office:value="0.656602919101715" calcext:value-type="float">
            <text:p>0,656602919101715</text:p>
          </table:table-cell>
          <table:table-cell office:value-type="float" office:value="0.909514546394348" calcext:value-type="float">
            <text:p>0,909514546394348</text:p>
          </table:table-cell>
          <table:table-cell office:value-type="float" office:value="0.595746278762817" calcext:value-type="float">
            <text:p>0,595746278762817</text:p>
          </table:table-cell>
          <table:table-cell office:value-type="float" office:value="0.561472058296204" calcext:value-type="float">
            <text:p>0,561472058296204</text:p>
          </table:table-cell>
          <table:table-cell office:value-type="float" office:value="0.736941874027252" calcext:value-type="float">
            <text:p>0,736941874027252</text:p>
          </table:table-cell>
          <table:table-cell office:value-type="float" office:value="0.795621931552887" calcext:value-type="float">
            <text:p>0,795621931552887</text:p>
          </table:table-cell>
          <table:table-cell office:value-type="float" office:value="0.616813063621521" calcext:value-type="float">
            <text:p>0,616813063621521</text:p>
          </table:table-cell>
          <table:table-cell office:value-type="float" office:value="0.598837792873383" calcext:value-type="float">
            <text:p>0,598837792873383</text:p>
          </table:table-cell>
          <table:table-cell office:value-type="float" office:value="0.607487976551056" calcext:value-type="float">
            <text:p>0,607487976551056</text:p>
          </table:table-cell>
          <table:table-cell office:value-type="float" office:value="0.674513339996338" calcext:value-type="float">
            <text:p>0,674513339996338</text:p>
          </table:table-cell>
        </table:table-row>
        <table:table-row table:style-name="ro1">
          <table:table-cell office:value-type="float" office:value="0.588151" calcext:value-type="float">
            <text:p>0,588151</text:p>
          </table:table-cell>
          <table:table-cell office:value-type="float" office:value="0.599276840686798" calcext:value-type="float">
            <text:p>0,599276840686798</text:p>
          </table:table-cell>
          <table:table-cell office:value-type="float" office:value="0.687714099884033" calcext:value-type="float">
            <text:p>0,687714099884033</text:p>
          </table:table-cell>
          <table:table-cell office:value-type="float" office:value="0.549762070178986" calcext:value-type="float">
            <text:p>0,549762070178986</text:p>
          </table:table-cell>
          <table:table-cell office:value-type="float" office:value="0.485540151596069" calcext:value-type="float">
            <text:p>0,485540151596069</text:p>
          </table:table-cell>
          <table:table-cell office:value-type="float" office:value="0.655741393566132" calcext:value-type="float">
            <text:p>0,655741393566132</text:p>
          </table:table-cell>
          <table:table-cell office:value-type="float" office:value="0.656914472579956" calcext:value-type="float">
            <text:p>0,656914472579956</text:p>
          </table:table-cell>
          <table:table-cell office:value-type="float" office:value="0.582242488861084" calcext:value-type="float">
            <text:p>0,582242488861084</text:p>
          </table:table-cell>
          <table:table-cell office:value-type="float" office:value="0.532637774944305" calcext:value-type="float">
            <text:p>0,532637774944305</text:p>
          </table:table-cell>
          <table:table-cell office:value-type="float" office:value="0.538747310638428" calcext:value-type="float">
            <text:p>0,538747310638428</text:p>
          </table:table-cell>
          <table:table-cell office:value-type="float" office:value="0.592930614948273" calcext:value-type="float">
            <text:p>0,592930614948273</text:p>
          </table:table-cell>
        </table:table-row>
        <table:table-row table:style-name="ro1">
          <table:table-cell office:value-type="float" office:value="0.558176" calcext:value-type="float">
            <text:p>0,558176</text:p>
          </table:table-cell>
          <table:table-cell office:value-type="float" office:value="0.585928857326508" calcext:value-type="float">
            <text:p>0,585928857326508</text:p>
          </table:table-cell>
          <table:table-cell office:value-type="float" office:value="0.596734523773193" calcext:value-type="float">
            <text:p>0,596734523773193</text:p>
          </table:table-cell>
          <table:table-cell office:value-type="float" office:value="0.533833265304565" calcext:value-type="float">
            <text:p>0,533833265304565</text:p>
          </table:table-cell>
          <table:table-cell office:value-type="float" office:value="0.450664609670639" calcext:value-type="float">
            <text:p>0,450664609670639</text:p>
          </table:table-cell>
          <table:table-cell office:value-type="float" office:value="0.633770167827606" calcext:value-type="float">
            <text:p>0,633770167827606</text:p>
          </table:table-cell>
          <table:table-cell office:value-type="float" office:value="0.593582451343536" calcext:value-type="float">
            <text:p>0,593582451343536</text:p>
          </table:table-cell>
          <table:table-cell office:value-type="float" office:value="0.590871095657349" calcext:value-type="float">
            <text:p>0,590871095657349</text:p>
          </table:table-cell>
          <table:table-cell office:value-type="float" office:value="0.5152388215065" calcext:value-type="float">
            <text:p>0,5152388215065</text:p>
          </table:table-cell>
          <table:table-cell office:value-type="float" office:value="0.503560364246368" calcext:value-type="float">
            <text:p>0,503560364246368</text:p>
          </table:table-cell>
          <table:table-cell office:value-type="float" office:value="0.577575862407684" calcext:value-type="float">
            <text:p>0,577575862407684</text:p>
          </table:table-cell>
        </table:table-row>
        <table:table-row table:style-name="ro1">
          <table:table-cell office:value-type="float" office:value="0.558095" calcext:value-type="float">
            <text:p>0,558095</text:p>
          </table:table-cell>
          <table:table-cell office:value-type="float" office:value="0.588545501232147" calcext:value-type="float">
            <text:p>0,588545501232147</text:p>
          </table:table-cell>
          <table:table-cell office:value-type="float" office:value="0.575732588768005" calcext:value-type="float">
            <text:p>0,575732588768005</text:p>
          </table:table-cell>
          <table:table-cell office:value-type="float" office:value="0.56375527381897" calcext:value-type="float">
            <text:p>0,56375527381897</text:p>
          </table:table-cell>
          <table:table-cell office:value-type="float" office:value="0.459270298480988" calcext:value-type="float">
            <text:p>0,459270298480988</text:p>
          </table:table-cell>
          <table:table-cell office:value-type="float" office:value="0.604066371917725" calcext:value-type="float">
            <text:p>0,604066371917725</text:p>
          </table:table-cell>
          <table:table-cell office:value-type="float" office:value="0.559861361980438" calcext:value-type="float">
            <text:p>0,559861361980438</text:p>
          </table:table-cell>
          <table:table-cell office:value-type="float" office:value="0.627184510231018" calcext:value-type="float">
            <text:p>0,627184510231018</text:p>
          </table:table-cell>
          <table:table-cell office:value-type="float" office:value="0.531730234622955" calcext:value-type="float">
            <text:p>0,531730234622955</text:p>
          </table:table-cell>
          <table:table-cell office:value-type="float" office:value="0.497965157032013" calcext:value-type="float">
            <text:p>0,497965157032013</text:p>
          </table:table-cell>
          <table:table-cell office:value-type="float" office:value="0.57283478975296" calcext:value-type="float">
            <text:p>0,57283478975296</text:p>
          </table:table-cell>
        </table:table-row>
        <table:table-row table:style-name="ro1">
          <table:table-cell office:value-type="float" office:value="0.571506" calcext:value-type="float">
            <text:p>0,571506</text:p>
          </table:table-cell>
          <table:table-cell office:value-type="float" office:value="0.628747045993805" calcext:value-type="float">
            <text:p>0,628747045993805</text:p>
          </table:table-cell>
          <table:table-cell office:value-type="float" office:value="0.544760584831238" calcext:value-type="float">
            <text:p>0,544760584831238</text:p>
          </table:table-cell>
          <table:table-cell office:value-type="float" office:value="0.621852397918701" calcext:value-type="float">
            <text:p>0,621852397918701</text:p>
          </table:table-cell>
          <table:table-cell office:value-type="float" office:value="0.503660142421722" calcext:value-type="float">
            <text:p>0,503660142421722</text:p>
          </table:table-cell>
          <table:table-cell office:value-type="float" office:value="0.595314204692841" calcext:value-type="float">
            <text:p>0,595314204692841</text:p>
          </table:table-cell>
          <table:table-cell office:value-type="float" office:value="0.563616275787354" calcext:value-type="float">
            <text:p>0,563616275787354</text:p>
          </table:table-cell>
          <table:table-cell office:value-type="float" office:value="0.640665769577026" calcext:value-type="float">
            <text:p>0,640665769577026</text:p>
          </table:table-cell>
          <table:table-cell office:value-type="float" office:value="0.526505291461945" calcext:value-type="float">
            <text:p>0,526505291461945</text:p>
          </table:table-cell>
          <table:table-cell office:value-type="float" office:value="0.51869934797287" calcext:value-type="float">
            <text:p>0,51869934797287</text:p>
          </table:table-cell>
          <table:table-cell office:value-type="float" office:value="0.571235656738281" calcext:value-type="float">
            <text:p>0,571235656738281</text:p>
          </table:table-cell>
        </table:table-row>
        <table:table-row table:style-name="ro1">
          <table:table-cell office:value-type="float" office:value="0.607792" calcext:value-type="float">
            <text:p>0,607792</text:p>
          </table:table-cell>
          <table:table-cell office:value-type="float" office:value="0.72077351808548" calcext:value-type="float">
            <text:p>0,72077351808548</text:p>
          </table:table-cell>
          <table:table-cell office:value-type="float" office:value="0.570484340190887" calcext:value-type="float">
            <text:p>0,570484340190887</text:p>
          </table:table-cell>
          <table:table-cell office:value-type="float" office:value="0.674722850322723" calcext:value-type="float">
            <text:p>0,674722850322723</text:p>
          </table:table-cell>
          <table:table-cell office:value-type="float" office:value="0.539339125156403" calcext:value-type="float">
            <text:p>0,539339125156403</text:p>
          </table:table-cell>
          <table:table-cell office:value-type="float" office:value="0.608278393745422" calcext:value-type="float">
            <text:p>0,608278393745422</text:p>
          </table:table-cell>
          <table:table-cell office:value-type="float" office:value="0.587309300899506" calcext:value-type="float">
            <text:p>0,587309300899506</text:p>
          </table:table-cell>
          <table:table-cell office:value-type="float" office:value="0.671164035797119" calcext:value-type="float">
            <text:p>0,671164035797119</text:p>
          </table:table-cell>
          <table:table-cell office:value-type="float" office:value="0.60963249206543" calcext:value-type="float">
            <text:p>0,60963249206543</text:p>
          </table:table-cell>
          <table:table-cell office:value-type="float" office:value="0.532396972179413" calcext:value-type="float">
            <text:p>0,532396972179413</text:p>
          </table:table-cell>
          <table:table-cell office:value-type="float" office:value="0.563816487789154" calcext:value-type="float">
            <text:p>0,563816487789154</text:p>
          </table:table-cell>
        </table:table-row>
        <table:table-row table:style-name="ro1">
          <table:table-cell office:value-type="float" office:value="0.705443" calcext:value-type="float">
            <text:p>0,705443</text:p>
          </table:table-cell>
          <table:table-cell office:value-type="float" office:value="0.822063863277435" calcext:value-type="float">
            <text:p>0,822063863277435</text:p>
          </table:table-cell>
          <table:table-cell office:value-type="float" office:value="0.615298926830292" calcext:value-type="float">
            <text:p>0,615298926830292</text:p>
          </table:table-cell>
          <table:table-cell office:value-type="float" office:value="0.6247678399086" calcext:value-type="float">
            <text:p>0,6247678399086</text:p>
          </table:table-cell>
          <table:table-cell office:value-type="float" office:value="0.747215867042542" calcext:value-type="float">
            <text:p>0,747215867042542</text:p>
          </table:table-cell>
          <table:table-cell office:value-type="float" office:value="0.643092751502991" calcext:value-type="float">
            <text:p>0,643092751502991</text:p>
          </table:table-cell>
          <table:table-cell office:value-type="float" office:value="0.627537906169891" calcext:value-type="float">
            <text:p>0,627537906169891</text:p>
          </table:table-cell>
          <table:table-cell office:value-type="float" office:value="0.859851956367493" calcext:value-type="float">
            <text:p>0,859851956367493</text:p>
          </table:table-cell>
          <table:table-cell office:value-type="float" office:value="0.684557139873505" calcext:value-type="float">
            <text:p>0,684557139873505</text:p>
          </table:table-cell>
          <table:table-cell office:value-type="float" office:value="0.708709180355072" calcext:value-type="float">
            <text:p>0,708709180355072</text:p>
          </table:table-cell>
          <table:table-cell office:value-type="float" office:value="0.721338450908661" calcext:value-type="float">
            <text:p>0,721338450908661</text:p>
          </table:table-cell>
        </table:table-row>
        <table:table-row table:style-name="ro1">
          <table:table-cell office:value-type="float" office:value="0.756375" calcext:value-type="float">
            <text:p>0,756375</text:p>
          </table:table-cell>
          <table:table-cell office:value-type="float" office:value="0.812330365180969" calcext:value-type="float">
            <text:p>0,812330365180969</text:p>
          </table:table-cell>
          <table:table-cell office:value-type="float" office:value="0.627276957035065" calcext:value-type="float">
            <text:p>0,627276957035065</text:p>
          </table:table-cell>
          <table:table-cell office:value-type="float" office:value="0.653113424777985" calcext:value-type="float">
            <text:p>0,653113424777985</text:p>
          </table:table-cell>
          <table:table-cell office:value-type="float" office:value="0.923499763011932" calcext:value-type="float">
            <text:p>0,923499763011932</text:p>
          </table:table-cell>
          <table:table-cell office:value-type="float" office:value="0.635203123092651" calcext:value-type="float">
            <text:p>0,635203123092651</text:p>
          </table:table-cell>
          <table:table-cell office:value-type="float" office:value="0.643159210681915" calcext:value-type="float">
            <text:p>0,643159210681915</text:p>
          </table:table-cell>
          <table:table-cell office:value-type="float" office:value="0.8957679271698" calcext:value-type="float">
            <text:p>0,8957679271698</text:p>
          </table:table-cell>
          <table:table-cell office:value-type="float" office:value="0.704985916614533" calcext:value-type="float">
            <text:p>0,704985916614533</text:p>
          </table:table-cell>
          <table:table-cell office:value-type="float" office:value="0.849270045757294" calcext:value-type="float">
            <text:p>0,849270045757294</text:p>
          </table:table-cell>
          <table:table-cell office:value-type="float" office:value="0.819139659404755" calcext:value-type="float">
            <text:p>0,819139659404755</text:p>
          </table:table-cell>
        </table:table-row>
        <table:table-row table:style-name="ro1">
          <table:table-cell office:value-type="float" office:value="0.848202" calcext:value-type="float">
            <text:p>0,848202</text:p>
          </table:table-cell>
          <table:table-cell office:value-type="float" office:value="0.931909203529358" calcext:value-type="float">
            <text:p>0,931909203529358</text:p>
          </table:table-cell>
          <table:table-cell office:value-type="float" office:value="0.732352375984192" calcext:value-type="float">
            <text:p>0,732352375984192</text:p>
          </table:table-cell>
          <table:table-cell office:value-type="float" office:value="0.720250010490418" calcext:value-type="float">
            <text:p>0,720250010490418</text:p>
          </table:table-cell>
          <table:table-cell office:value-type="float" office:value="0.983254075050354" calcext:value-type="float">
            <text:p>0,983254075050354</text:p>
          </table:table-cell>
          <table:table-cell office:value-type="float" office:value="0.68801361322403" calcext:value-type="float">
            <text:p>0,68801361322403</text:p>
          </table:table-cell>
          <table:table-cell office:value-type="float" office:value="0.712659180164337" calcext:value-type="float">
            <text:p>0,712659180164337</text:p>
          </table:table-cell>
          <table:table-cell office:value-type="float" office:value="0.904019415378571" calcext:value-type="float">
            <text:p>0,904019415378571</text:p>
          </table:table-cell>
          <table:table-cell office:value-type="float" office:value="0.838604032993317" calcext:value-type="float">
            <text:p>0,838604032993317</text:p>
          </table:table-cell>
          <table:table-cell office:value-type="float" office:value="0.998852849006653" calcext:value-type="float">
            <text:p>0,998852849006653</text:p>
          </table:table-cell>
          <table:table-cell office:value-type="float" office:value="0.972104549407959" calcext:value-type="float">
            <text:p>0,972104549407959</text:p>
          </table:table-cell>
        </table:table-row>
        <table:table-row table:style-name="ro1">
          <table:table-cell office:value-type="float" office:value="1.28301" calcext:value-type="float">
            <text:p>1,28301</text:p>
          </table:table-cell>
          <table:table-cell office:value-type="float" office:value="1.24554681777954" calcext:value-type="float">
            <text:p>1,24554681777954</text:p>
          </table:table-cell>
          <table:table-cell office:value-type="float" office:value="1.15762364864349" calcext:value-type="float">
            <text:p>1,15762364864349</text:p>
          </table:table-cell>
          <table:table-cell office:value-type="float" office:value="1.05827331542969" calcext:value-type="float">
            <text:p>1,05827331542969</text:p>
          </table:table-cell>
          <table:table-cell office:value-type="float" office:value="2.27954030036926" calcext:value-type="float">
            <text:p>2,27954030036926</text:p>
          </table:table-cell>
          <table:table-cell office:value-type="float" office:value="1.03260517120361" calcext:value-type="float">
            <text:p>1,03260517120361</text:p>
          </table:table-cell>
          <table:table-cell office:value-type="float" office:value="0.97999769449234" calcext:value-type="float">
            <text:p>0,97999769449234</text:p>
          </table:table-cell>
          <table:table-cell office:value-type="float" office:value="1.19186401367188" calcext:value-type="float">
            <text:p>1,19186401367188</text:p>
          </table:table-cell>
          <table:table-cell office:value-type="float" office:value="1.08762907981873" calcext:value-type="float">
            <text:p>1,08762907981873</text:p>
          </table:table-cell>
          <table:table-cell office:value-type="float" office:value="1.46029055118561" calcext:value-type="float">
            <text:p>1,46029055118561</text:p>
          </table:table-cell>
          <table:table-cell office:value-type="float" office:value="1.33675765991211" calcext:value-type="float">
            <text:p>1,33675765991211</text:p>
          </table:table-cell>
        </table:table-row>
        <table:table-row table:style-name="ro1">
          <table:table-cell office:value-type="float" office:value="1.80682" calcext:value-type="float">
            <text:p>1,80682</text:p>
          </table:table-cell>
          <table:table-cell office:value-type="float" office:value="1.75908076763153" calcext:value-type="float">
            <text:p>1,75908076763153</text:p>
          </table:table-cell>
          <table:table-cell office:value-type="float" office:value="1.80173420906067" calcext:value-type="float">
            <text:p>1,80173420906067</text:p>
          </table:table-cell>
          <table:table-cell office:value-type="float" office:value="1.73033213615417" calcext:value-type="float">
            <text:p>1,73033213615417</text:p>
          </table:table-cell>
          <table:table-cell office:value-type="float" office:value="3.31163311004639" calcext:value-type="float">
            <text:p>3,31163311004639</text:p>
          </table:table-cell>
          <table:table-cell office:value-type="float" office:value="1.46905207633972" calcext:value-type="float">
            <text:p>1,46905207633972</text:p>
          </table:table-cell>
          <table:table-cell office:value-type="float" office:value="1.23412668704987" calcext:value-type="float">
            <text:p>1,23412668704987</text:p>
          </table:table-cell>
          <table:table-cell office:value-type="float" office:value="1.53585958480835" calcext:value-type="float">
            <text:p>1,53585958480835</text:p>
          </table:table-cell>
          <table:table-cell office:value-type="float" office:value="1.49833369255066" calcext:value-type="float">
            <text:p>1,49833369255066</text:p>
          </table:table-cell>
          <table:table-cell office:value-type="float" office:value="1.84903132915497" calcext:value-type="float">
            <text:p>1,84903132915497</text:p>
          </table:table-cell>
          <table:table-cell office:value-type="float" office:value="1.87906455993652" calcext:value-type="float">
            <text:p>1,87906455993652</text:p>
          </table:table-cell>
        </table:table-row>
        <table:table-row table:style-name="ro1">
          <table:table-cell office:value-type="float" office:value="1.86681" calcext:value-type="float">
            <text:p>1,86681</text:p>
          </table:table-cell>
          <table:table-cell office:value-type="float" office:value="1.86356699466705" calcext:value-type="float">
            <text:p>1,86356699466705</text:p>
          </table:table-cell>
          <table:table-cell office:value-type="float" office:value="1.82132315635681" calcext:value-type="float">
            <text:p>1,82132315635681</text:p>
          </table:table-cell>
          <table:table-cell office:value-type="float" office:value="1.91972196102142" calcext:value-type="float">
            <text:p>1,91972196102142</text:p>
          </table:table-cell>
          <table:table-cell office:value-type="float" office:value="2.31706357002258" calcext:value-type="float">
            <text:p>2,31706357002258</text:p>
          </table:table-cell>
          <table:table-cell office:value-type="float" office:value="1.73557221889496" calcext:value-type="float">
            <text:p>1,73557221889496</text:p>
          </table:table-cell>
          <table:table-cell office:value-type="float" office:value="1.14359664916992" calcext:value-type="float">
            <text:p>1,14359664916992</text:p>
          </table:table-cell>
          <table:table-cell office:value-type="float" office:value="2.08010268211365" calcext:value-type="float">
            <text:p>2,08010268211365</text:p>
          </table:table-cell>
          <table:table-cell office:value-type="float" office:value="1.52379846572876" calcext:value-type="float">
            <text:p>1,52379846572876</text:p>
          </table:table-cell>
          <table:table-cell office:value-type="float" office:value="2.26318669319153" calcext:value-type="float">
            <text:p>2,26318669319153</text:p>
          </table:table-cell>
          <table:table-cell office:value-type="float" office:value="2.00013566017151" calcext:value-type="float">
            <text:p>2,00013566017151</text:p>
          </table:table-cell>
        </table:table-row>
        <table:table-row table:style-name="ro1">
          <table:table-cell office:value-type="float" office:value="2.1764" calcext:value-type="float">
            <text:p>2,1764</text:p>
          </table:table-cell>
          <table:table-cell office:value-type="float" office:value="2.11149644851685" calcext:value-type="float">
            <text:p>2,11149644851685</text:p>
          </table:table-cell>
          <table:table-cell office:value-type="float" office:value="2.08209419250488" calcext:value-type="float">
            <text:p>2,08209419250488</text:p>
          </table:table-cell>
          <table:table-cell office:value-type="float" office:value="2.14357399940491" calcext:value-type="float">
            <text:p>2,14357399940491</text:p>
          </table:table-cell>
          <table:table-cell office:value-type="float" office:value="2.59105396270752" calcext:value-type="float">
            <text:p>2,59105396270752</text:p>
          </table:table-cell>
          <table:table-cell office:value-type="float" office:value="2.19146299362183" calcext:value-type="float">
            <text:p>2,19146299362183</text:p>
          </table:table-cell>
          <table:table-cell office:value-type="float" office:value="1.40634775161743" calcext:value-type="float">
            <text:p>1,40634775161743</text:p>
          </table:table-cell>
          <table:table-cell office:value-type="float" office:value="2.60617589950562" calcext:value-type="float">
            <text:p>2,60617589950562</text:p>
          </table:table-cell>
          <table:table-cell office:value-type="float" office:value="1.76643025875092" calcext:value-type="float">
            <text:p>1,76643025875092</text:p>
          </table:table-cell>
          <table:table-cell office:value-type="float" office:value="2.38274192810059" calcext:value-type="float">
            <text:p>2,38274192810059</text:p>
          </table:table-cell>
          <table:table-cell office:value-type="float" office:value="2.48257923126221" calcext:value-type="float">
            <text:p>2,48257923126221</text:p>
          </table:table-cell>
        </table:table-row>
        <table:table-row table:style-name="ro1">
          <table:table-cell office:value-type="float" office:value="2.0516" calcext:value-type="float">
            <text:p>2,0516</text:p>
          </table:table-cell>
          <table:table-cell office:value-type="float" office:value="1.99071323871613" calcext:value-type="float">
            <text:p>1,99071323871613</text:p>
          </table:table-cell>
          <table:table-cell office:value-type="float" office:value="1.87723159790039" calcext:value-type="float">
            <text:p>1,87723159790039</text:p>
          </table:table-cell>
          <table:table-cell office:value-type="float" office:value="2.12039303779602" calcext:value-type="float">
            <text:p>2,12039303779602</text:p>
          </table:table-cell>
          <table:table-cell office:value-type="float" office:value="2.80026912689209" calcext:value-type="float">
            <text:p>2,80026912689209</text:p>
          </table:table-cell>
          <table:table-cell office:value-type="float" office:value="1.9594190120697" calcext:value-type="float">
            <text:p>1,9594190120697</text:p>
          </table:table-cell>
          <table:table-cell office:value-type="float" office:value="1.26314985752106" calcext:value-type="float">
            <text:p>1,26314985752106</text:p>
          </table:table-cell>
          <table:table-cell office:value-type="float" office:value="1.99460089206696" calcext:value-type="float">
            <text:p>1,99460089206696</text:p>
          </table:table-cell>
          <table:table-cell office:value-type="float" office:value="1.72582173347473" calcext:value-type="float">
            <text:p>1,72582173347473</text:p>
          </table:table-cell>
          <table:table-cell office:value-type="float" office:value="2.42961096763611" calcext:value-type="float">
            <text:p>2,42961096763611</text:p>
          </table:table-cell>
          <table:table-cell office:value-type="float" office:value="2.35481739044189" calcext:value-type="float">
            <text:p>2,35481739044189</text:p>
          </table:table-cell>
        </table:table-row>
        <table:table-row table:style-name="ro1">
          <table:table-cell office:value-type="float" office:value="2.09803" calcext:value-type="float">
            <text:p>2,09803</text:p>
          </table:table-cell>
          <table:table-cell office:value-type="float" office:value="1.92363059520721" calcext:value-type="float">
            <text:p>1,92363059520721</text:p>
          </table:table-cell>
          <table:table-cell office:value-type="float" office:value="1.76880741119385" calcext:value-type="float">
            <text:p>1,76880741119385</text:p>
          </table:table-cell>
          <table:table-cell office:value-type="float" office:value="1.92983913421631" calcext:value-type="float">
            <text:p>1,92983913421631</text:p>
          </table:table-cell>
          <table:table-cell office:value-type="float" office:value="3.51404213905334" calcext:value-type="float">
            <text:p>3,51404213905334</text:p>
          </table:table-cell>
          <table:table-cell office:value-type="float" office:value="1.71427500247955" calcext:value-type="float">
            <text:p>1,71427500247955</text:p>
          </table:table-cell>
          <table:table-cell office:value-type="float" office:value="1.20456457138062" calcext:value-type="float">
            <text:p>1,20456457138062</text:p>
          </table:table-cell>
          <table:table-cell office:value-type="float" office:value="1.77334189414978" calcext:value-type="float">
            <text:p>1,77334189414978</text:p>
          </table:table-cell>
          <table:table-cell office:value-type="float" office:value="1.70788681507111" calcext:value-type="float">
            <text:p>1,70788681507111</text:p>
          </table:table-cell>
          <table:table-cell office:value-type="float" office:value="3.09122157096863" calcext:value-type="float">
            <text:p>3,09122157096863</text:p>
          </table:table-cell>
          <table:table-cell office:value-type="float" office:value="2.35273361206055" calcext:value-type="float">
            <text:p>2,35273361206055</text:p>
          </table:table-cell>
        </table:table-row>
        <table:table-row table:style-name="ro1">
          <table:table-cell office:value-type="float" office:value="1.58142" calcext:value-type="float">
            <text:p>1,58142</text:p>
          </table:table-cell>
          <table:table-cell office:value-type="float" office:value="1.3995897769928" calcext:value-type="float">
            <text:p>1,3995897769928</text:p>
          </table:table-cell>
          <table:table-cell office:value-type="float" office:value="1.26256561279297" calcext:value-type="float">
            <text:p>1,26256561279297</text:p>
          </table:table-cell>
          <table:table-cell office:value-type="float" office:value="1.52540969848633" calcext:value-type="float">
            <text:p>1,52540969848633</text:p>
          </table:table-cell>
          <table:table-cell office:value-type="float" office:value="2.66287398338318" calcext:value-type="float">
            <text:p>2,66287398338318</text:p>
          </table:table-cell>
          <table:table-cell office:value-type="float" office:value="1.37825560569763" calcext:value-type="float">
            <text:p>1,37825560569763</text:p>
          </table:table-cell>
          <table:table-cell office:value-type="float" office:value="0.986886739730835" calcext:value-type="float">
            <text:p>0,986886739730835</text:p>
          </table:table-cell>
          <table:table-cell office:value-type="float" office:value="1.25403869152069" calcext:value-type="float">
            <text:p>1,25403869152069</text:p>
          </table:table-cell>
          <table:table-cell office:value-type="float" office:value="1.25469839572907" calcext:value-type="float">
            <text:p>1,25469839572907</text:p>
          </table:table-cell>
          <table:table-cell office:value-type="float" office:value="2.40696549415588" calcext:value-type="float">
            <text:p>2,40696549415588</text:p>
          </table:table-cell>
          <table:table-cell office:value-type="float" office:value="1.68294751644135" calcext:value-type="float">
            <text:p>1,68294751644135</text:p>
          </table:table-cell>
        </table:table-row>
        <table:table-row table:style-name="ro1">
          <table:table-cell office:value-type="float" office:value="1.27617" calcext:value-type="float">
            <text:p>1,27617</text:p>
          </table:table-cell>
          <table:table-cell office:value-type="float" office:value="1.16484916210175" calcext:value-type="float">
            <text:p>1,16484916210175</text:p>
          </table:table-cell>
          <table:table-cell office:value-type="float" office:value="1.10737097263336" calcext:value-type="float">
            <text:p>1,10737097263336</text:p>
          </table:table-cell>
          <table:table-cell office:value-type="float" office:value="1.24651968479157" calcext:value-type="float">
            <text:p>1,24651968479157</text:p>
          </table:table-cell>
          <table:table-cell office:value-type="float" office:value="1.9212259054184" calcext:value-type="float">
            <text:p>1,9212259054184</text:p>
          </table:table-cell>
          <table:table-cell office:value-type="float" office:value="1.29516232013702" calcext:value-type="float">
            <text:p>1,29516232013702</text:p>
          </table:table-cell>
          <table:table-cell office:value-type="float" office:value="0.954193949699402" calcext:value-type="float">
            <text:p>0,954193949699402</text:p>
          </table:table-cell>
          <table:table-cell office:value-type="float" office:value="1.17862164974213" calcext:value-type="float">
            <text:p>1,17862164974213</text:p>
          </table:table-cell>
          <table:table-cell office:value-type="float" office:value="1.0842901468277" calcext:value-type="float">
            <text:p>1,0842901468277</text:p>
          </table:table-cell>
          <table:table-cell office:value-type="float" office:value="1.6208758354187" calcext:value-type="float">
            <text:p>1,6208758354187</text:p>
          </table:table-cell>
          <table:table-cell office:value-type="float" office:value="1.18857252597809" calcext:value-type="float">
            <text:p>1,18857252597809</text:p>
          </table:table-cell>
        </table:table-row>
        <table:table-row table:style-name="ro1">
          <table:table-cell office:value-type="float" office:value="1.135" calcext:value-type="float">
            <text:p>1,135</text:p>
          </table:table-cell>
          <table:table-cell office:value-type="float" office:value="1.03672111034393" calcext:value-type="float">
            <text:p>1,03672111034393</text:p>
          </table:table-cell>
          <table:table-cell office:value-type="float" office:value="0.973454177379608" calcext:value-type="float">
            <text:p>0,973454177379608</text:p>
          </table:table-cell>
          <table:table-cell office:value-type="float" office:value="1.10038912296295" calcext:value-type="float">
            <text:p>1,10038912296295</text:p>
          </table:table-cell>
          <table:table-cell office:value-type="float" office:value="1.50229811668396" calcext:value-type="float">
            <text:p>1,50229811668396</text:p>
          </table:table-cell>
          <table:table-cell office:value-type="float" office:value="1.1607221364975" calcext:value-type="float">
            <text:p>1,1607221364975</text:p>
          </table:table-cell>
          <table:table-cell office:value-type="float" office:value="0.946744680404663" calcext:value-type="float">
            <text:p>0,946744680404663</text:p>
          </table:table-cell>
          <table:table-cell office:value-type="float" office:value="1.1787291765213" calcext:value-type="float">
            <text:p>1,1787291765213</text:p>
          </table:table-cell>
          <table:table-cell office:value-type="float" office:value="0.988705635070801" calcext:value-type="float">
            <text:p>0,988705635070801</text:p>
          </table:table-cell>
          <table:table-cell office:value-type="float" office:value="1.43660199642181" calcext:value-type="float">
            <text:p>1,43660199642181</text:p>
          </table:table-cell>
          <table:table-cell office:value-type="float" office:value="1.02565574645996" calcext:value-type="float">
            <text:p>1,02565574645996</text:p>
          </table:table-cell>
        </table:table-row>
        <table:table-row table:style-name="ro1">
          <table:table-cell office:value-type="float" office:value="1.10677" calcext:value-type="float">
            <text:p>1,10677</text:p>
          </table:table-cell>
          <table:table-cell office:value-type="float" office:value="1.0685783624649" calcext:value-type="float">
            <text:p>1,0685783624649</text:p>
          </table:table-cell>
          <table:table-cell office:value-type="float" office:value="1.00294876098633" calcext:value-type="float">
            <text:p>1,00294876098633</text:p>
          </table:table-cell>
          <table:table-cell office:value-type="float" office:value="1.0841315984726" calcext:value-type="float">
            <text:p>1,0841315984726</text:p>
          </table:table-cell>
          <table:table-cell office:value-type="float" office:value="1.38969624042511" calcext:value-type="float">
            <text:p>1,38969624042511</text:p>
          </table:table-cell>
          <table:table-cell office:value-type="float" office:value="1.15774691104889" calcext:value-type="float">
            <text:p>1,15774691104889</text:p>
          </table:table-cell>
          <table:table-cell office:value-type="float" office:value="0.985532939434052" calcext:value-type="float">
            <text:p>0,985532939434052</text:p>
          </table:table-cell>
          <table:table-cell office:value-type="float" office:value="1.14732527732849" calcext:value-type="float">
            <text:p>1,14732527732849</text:p>
          </table:table-cell>
          <table:table-cell office:value-type="float" office:value="0.925534129142761" calcext:value-type="float">
            <text:p>0,925534129142761</text:p>
          </table:table-cell>
          <table:table-cell office:value-type="float" office:value="1.30932652950287" calcext:value-type="float">
            <text:p>1,30932652950287</text:p>
          </table:table-cell>
          <table:table-cell office:value-type="float" office:value="0.996878385543823" calcext:value-type="float">
            <text:p>0,996878385543823</text:p>
          </table:table-cell>
        </table:table-row>
        <table:table-row table:style-name="ro1">
          <table:table-cell office:value-type="float" office:value="1.03599" calcext:value-type="float">
            <text:p>1,03599</text:p>
          </table:table-cell>
          <table:table-cell office:value-type="float" office:value="1.06982386112213" calcext:value-type="float">
            <text:p>1,06982386112213</text:p>
          </table:table-cell>
          <table:table-cell office:value-type="float" office:value="0.959860324859619" calcext:value-type="float">
            <text:p>0,959860324859619</text:p>
          </table:table-cell>
          <table:table-cell office:value-type="float" office:value="0.990492403507233" calcext:value-type="float">
            <text:p>0,990492403507233</text:p>
          </table:table-cell>
          <table:table-cell office:value-type="float" office:value="1.3537882566452" calcext:value-type="float">
            <text:p>1,3537882566452</text:p>
          </table:table-cell>
          <table:table-cell office:value-type="float" office:value="1.06243598461151" calcext:value-type="float">
            <text:p>1,06243598461151</text:p>
          </table:table-cell>
          <table:table-cell office:value-type="float" office:value="0.939526498317719" calcext:value-type="float">
            <text:p>0,939526498317719</text:p>
          </table:table-cell>
          <table:table-cell office:value-type="float" office:value="1.03133296966553" calcext:value-type="float">
            <text:p>1,03133296966553</text:p>
          </table:table-cell>
          <table:table-cell office:value-type="float" office:value="0.830733597278595" calcext:value-type="float">
            <text:p>0,830733597278595</text:p>
          </table:table-cell>
          <table:table-cell office:value-type="float" office:value="1.17765986919403" calcext:value-type="float">
            <text:p>1,17765986919403</text:p>
          </table:table-cell>
          <table:table-cell office:value-type="float" office:value="0.944292902946472" calcext:value-type="float">
            <text:p>0,944292902946472</text:p>
          </table:table-cell>
        </table:table-row>
        <table:table-row table:style-name="ro1">
          <table:table-cell office:value-type="float" office:value="0.898258" calcext:value-type="float">
            <text:p>0,898258</text:p>
          </table:table-cell>
          <table:table-cell office:value-type="float" office:value="0.899087131023407" calcext:value-type="float">
            <text:p>0,899087131023407</text:p>
          </table:table-cell>
          <table:table-cell office:value-type="float" office:value="0.789530277252197" calcext:value-type="float">
            <text:p>0,789530277252197</text:p>
          </table:table-cell>
          <table:table-cell office:value-type="float" office:value="0.800525546073914" calcext:value-type="float">
            <text:p>0,800525546073914</text:p>
          </table:table-cell>
          <table:table-cell office:value-type="float" office:value="1.162069439888" calcext:value-type="float">
            <text:p>1,162069439888</text:p>
          </table:table-cell>
          <table:table-cell office:value-type="float" office:value="0.920757532119751" calcext:value-type="float">
            <text:p>0,920757532119751</text:p>
          </table:table-cell>
          <table:table-cell office:value-type="float" office:value="0.808959901332855" calcext:value-type="float">
            <text:p>0,808959901332855</text:p>
          </table:table-cell>
          <table:table-cell office:value-type="float" office:value="0.950861871242523" calcext:value-type="float">
            <text:p>0,950861871242523</text:p>
          </table:table-cell>
          <table:table-cell office:value-type="float" office:value="0.790243327617645" calcext:value-type="float">
            <text:p>0,790243327617645</text:p>
          </table:table-cell>
          <table:table-cell office:value-type="float" office:value="1.10202622413635" calcext:value-type="float">
            <text:p>1,10202622413635</text:p>
          </table:table-cell>
          <table:table-cell office:value-type="float" office:value="0.758515357971191" calcext:value-type="float">
            <text:p>0,758515357971191</text:p>
          </table:table-cell>
        </table:table-row>
        <table:table-row table:style-name="ro1">
          <table:table-cell office:value-type="float" office:value="0.858498" calcext:value-type="float">
            <text:p>0,858498</text:p>
          </table:table-cell>
          <table:table-cell office:value-type="float" office:value="0.755193531513214" calcext:value-type="float">
            <text:p>0,755193531513214</text:p>
          </table:table-cell>
          <table:table-cell office:value-type="float" office:value="0.714403510093689" calcext:value-type="float">
            <text:p>0,714403510093689</text:p>
          </table:table-cell>
          <table:table-cell office:value-type="float" office:value="0.780808329582214" calcext:value-type="float">
            <text:p>0,780808329582214</text:p>
          </table:table-cell>
          <table:table-cell office:value-type="float" office:value="1.0424724817276" calcext:value-type="float">
            <text:p>1,0424724817276</text:p>
          </table:table-cell>
          <table:table-cell office:value-type="float" office:value="0.923542201519012" calcext:value-type="float">
            <text:p>0,923542201519012</text:p>
          </table:table-cell>
          <table:table-cell office:value-type="float" office:value="0.766527831554413" calcext:value-type="float">
            <text:p>0,766527831554413</text:p>
          </table:table-cell>
          <table:table-cell office:value-type="float" office:value="1.02052175998688" calcext:value-type="float">
            <text:p>1,02052175998688</text:p>
          </table:table-cell>
          <table:table-cell office:value-type="float" office:value="0.763948798179626" calcext:value-type="float">
            <text:p>0,763948798179626</text:p>
          </table:table-cell>
          <table:table-cell office:value-type="float" office:value="1.11044597625732" calcext:value-type="float">
            <text:p>1,11044597625732</text:p>
          </table:table-cell>
          <table:table-cell office:value-type="float" office:value="0.707111597061157" calcext:value-type="float">
            <text:p>0,707111597061157</text:p>
          </table:table-cell>
        </table:table-row>
        <table:table-row table:style-name="ro1">
          <table:table-cell office:value-type="float" office:value="0.932632" calcext:value-type="float">
            <text:p>0,932632</text:p>
          </table:table-cell>
          <table:table-cell office:value-type="float" office:value="0.961489021778107" calcext:value-type="float">
            <text:p>0,961489021778107</text:p>
          </table:table-cell>
          <table:table-cell office:value-type="float" office:value="0.838793337345123" calcext:value-type="float">
            <text:p>0,838793337345123</text:p>
          </table:table-cell>
          <table:table-cell office:value-type="float" office:value="0.86729508638382" calcext:value-type="float">
            <text:p>0,86729508638382</text:p>
          </table:table-cell>
          <table:table-cell office:value-type="float" office:value="1.01646757125855" calcext:value-type="float">
            <text:p>1,01646757125855</text:p>
          </table:table-cell>
          <table:table-cell office:value-type="float" office:value="0.989063262939453" calcext:value-type="float">
            <text:p>0,989063262939453</text:p>
          </table:table-cell>
          <table:table-cell office:value-type="float" office:value="0.885294556617737" calcext:value-type="float">
            <text:p>0,885294556617737</text:p>
          </table:table-cell>
          <table:table-cell office:value-type="float" office:value="1.03112924098969" calcext:value-type="float">
            <text:p>1,03112924098969</text:p>
          </table:table-cell>
          <table:table-cell office:value-type="float" office:value="0.831088364124298" calcext:value-type="float">
            <text:p>0,831088364124298</text:p>
          </table:table-cell>
          <table:table-cell office:value-type="float" office:value="1.04274344444275" calcext:value-type="float">
            <text:p>1,04274344444275</text:p>
          </table:table-cell>
          <table:table-cell office:value-type="float" office:value="0.862953364849091" calcext:value-type="float">
            <text:p>0,862953364849091</text:p>
          </table:table-cell>
        </table:table-row>
        <table:table-row table:style-name="ro1">
          <table:table-cell office:value-type="float" office:value="0.931319" calcext:value-type="float">
            <text:p>0,931319</text:p>
          </table:table-cell>
          <table:table-cell office:value-type="float" office:value="1.11084043979645" calcext:value-type="float">
            <text:p>1,11084043979645</text:p>
          </table:table-cell>
          <table:table-cell office:value-type="float" office:value="0.879335463047028" calcext:value-type="float">
            <text:p>0,879335463047028</text:p>
          </table:table-cell>
          <table:table-cell office:value-type="float" office:value="0.933850824832916" calcext:value-type="float">
            <text:p>0,933850824832916</text:p>
          </table:table-cell>
          <table:table-cell office:value-type="float" office:value="0.957940220832825" calcext:value-type="float">
            <text:p>0,957940220832825</text:p>
          </table:table-cell>
          <table:table-cell office:value-type="float" office:value="0.963499009609222" calcext:value-type="float">
            <text:p>0,963499009609222</text:p>
          </table:table-cell>
          <table:table-cell office:value-type="float" office:value="0.915559053421021" calcext:value-type="float">
            <text:p>0,915559053421021</text:p>
          </table:table-cell>
          <table:table-cell office:value-type="float" office:value="0.883749485015869" calcext:value-type="float">
            <text:p>0,883749485015869</text:p>
          </table:table-cell>
          <table:table-cell office:value-type="float" office:value="0.854162156581879" calcext:value-type="float">
            <text:p>0,854162156581879</text:p>
          </table:table-cell>
          <table:table-cell office:value-type="float" office:value="0.949092745780945" calcext:value-type="float">
            <text:p>0,949092745780945</text:p>
          </table:table-cell>
          <table:table-cell office:value-type="float" office:value="0.865156471729279" calcext:value-type="float">
            <text:p>0,865156471729279</text:p>
          </table:table-cell>
        </table:table-row>
        <table:table-row table:style-name="ro1">
          <table:table-cell office:value-type="float" office:value="0.775121" calcext:value-type="float">
            <text:p>0,775121</text:p>
          </table:table-cell>
          <table:table-cell office:value-type="float" office:value="0.867239892482758" calcext:value-type="float">
            <text:p>0,867239892482758</text:p>
          </table:table-cell>
          <table:table-cell office:value-type="float" office:value="0.699723422527313" calcext:value-type="float">
            <text:p>0,699723422527313</text:p>
          </table:table-cell>
          <table:table-cell office:value-type="float" office:value="0.779691934585571" calcext:value-type="float">
            <text:p>0,779691934585571</text:p>
          </table:table-cell>
          <table:table-cell office:value-type="float" office:value="0.847752869129181" calcext:value-type="float">
            <text:p>0,847752869129181</text:p>
          </table:table-cell>
          <table:table-cell office:value-type="float" office:value="0.798312306404114" calcext:value-type="float">
            <text:p>0,798312306404114</text:p>
          </table:table-cell>
          <table:table-cell office:value-type="float" office:value="0.736690819263458" calcext:value-type="float">
            <text:p>0,736690819263458</text:p>
          </table:table-cell>
          <table:table-cell office:value-type="float" office:value="0.769631862640381" calcext:value-type="float">
            <text:p>0,769631862640381</text:p>
          </table:table-cell>
          <table:table-cell office:value-type="float" office:value="0.731985747814178" calcext:value-type="float">
            <text:p>0,731985747814178</text:p>
          </table:table-cell>
          <table:table-cell office:value-type="float" office:value="0.829867482185364" calcext:value-type="float">
            <text:p>0,829867482185364</text:p>
          </table:table-cell>
          <table:table-cell office:value-type="float" office:value="0.69031172990799" calcext:value-type="float">
            <text:p>0,69031172990799</text:p>
          </table:table-cell>
        </table:table-row>
        <table:table-row table:style-name="ro1">
          <table:table-cell office:value-type="float" office:value="0.743944" calcext:value-type="float">
            <text:p>0,743944</text:p>
          </table:table-cell>
          <table:table-cell office:value-type="float" office:value="0.707348704338074" calcext:value-type="float">
            <text:p>0,707348704338074</text:p>
          </table:table-cell>
          <table:table-cell office:value-type="float" office:value="0.660798907279968" calcext:value-type="float">
            <text:p>0,660798907279968</text:p>
          </table:table-cell>
          <table:table-cell office:value-type="float" office:value="0.696154832839966" calcext:value-type="float">
            <text:p>0,696154832839966</text:p>
          </table:table-cell>
          <table:table-cell office:value-type="float" office:value="0.763298511505127" calcext:value-type="float">
            <text:p>0,763298511505127</text:p>
          </table:table-cell>
          <table:table-cell office:value-type="float" office:value="0.771172344684601" calcext:value-type="float">
            <text:p>0,771172344684601</text:p>
          </table:table-cell>
          <table:table-cell office:value-type="float" office:value="0.711216390132904" calcext:value-type="float">
            <text:p>0,711216390132904</text:p>
          </table:table-cell>
          <table:table-cell office:value-type="float" office:value="0.837316691875458" calcext:value-type="float">
            <text:p>0,837316691875458</text:p>
          </table:table-cell>
          <table:table-cell office:value-type="float" office:value="0.736710608005524" calcext:value-type="float">
            <text:p>0,736710608005524</text:p>
          </table:table-cell>
          <table:table-cell office:value-type="float" office:value="0.829733669757843" calcext:value-type="float">
            <text:p>0,829733669757843</text:p>
          </table:table-cell>
          <table:table-cell office:value-type="float" office:value="0.725691199302673" calcext:value-type="float">
            <text:p>0,725691199302673</text:p>
          </table:table-cell>
        </table:table-row>
        <table:table-row table:style-name="ro1">
          <table:table-cell office:value-type="float" office:value="0.834777" calcext:value-type="float">
            <text:p>0,834777</text:p>
          </table:table-cell>
          <table:table-cell office:value-type="float" office:value="0.94882208108902" calcext:value-type="float">
            <text:p>0,94882208108902</text:p>
          </table:table-cell>
          <table:table-cell office:value-type="float" office:value="0.769163370132446" calcext:value-type="float">
            <text:p>0,769163370132446</text:p>
          </table:table-cell>
          <table:table-cell office:value-type="float" office:value="0.806816458702087" calcext:value-type="float">
            <text:p>0,806816458702087</text:p>
          </table:table-cell>
          <table:table-cell office:value-type="float" office:value="0.765033304691315" calcext:value-type="float">
            <text:p>0,765033304691315</text:p>
          </table:table-cell>
          <table:table-cell office:value-type="float" office:value="0.852750420570374" calcext:value-type="float">
            <text:p>0,852750420570374</text:p>
          </table:table-cell>
          <table:table-cell office:value-type="float" office:value="0.84802508354187" calcext:value-type="float">
            <text:p>0,84802508354187</text:p>
          </table:table-cell>
          <table:table-cell office:value-type="float" office:value="0.866122484207153" calcext:value-type="float">
            <text:p>0,866122484207153</text:p>
          </table:table-cell>
          <table:table-cell office:value-type="float" office:value="0.817878305912018" calcext:value-type="float">
            <text:p>0,817878305912018</text:p>
          </table:table-cell>
          <table:table-cell office:value-type="float" office:value="0.816969871520996" calcext:value-type="float">
            <text:p>0,816969871520996</text:p>
          </table:table-cell>
          <table:table-cell office:value-type="float" office:value="0.856185138225555" calcext:value-type="float">
            <text:p>0,856185138225555</text:p>
          </table:table-cell>
        </table:table-row>
        <table:table-row table:style-name="ro1">
          <table:table-cell office:value-type="float" office:value="0.840114" calcext:value-type="float">
            <text:p>0,840114</text:p>
          </table:table-cell>
          <table:table-cell office:value-type="float" office:value="0.973668873310089" calcext:value-type="float">
            <text:p>0,973668873310089</text:p>
          </table:table-cell>
          <table:table-cell office:value-type="float" office:value="0.775866985321045" calcext:value-type="float">
            <text:p>0,775866985321045</text:p>
          </table:table-cell>
          <table:table-cell office:value-type="float" office:value="0.822127938270569" calcext:value-type="float">
            <text:p>0,822127938270569</text:p>
          </table:table-cell>
          <table:table-cell office:value-type="float" office:value="0.871913850307465" calcext:value-type="float">
            <text:p>0,871913850307465</text:p>
          </table:table-cell>
          <table:table-cell office:value-type="float" office:value="0.926051139831543" calcext:value-type="float">
            <text:p>0,926051139831543</text:p>
          </table:table-cell>
          <table:table-cell office:value-type="float" office:value="0.826164424419403" calcext:value-type="float">
            <text:p>0,826164424419403</text:p>
          </table:table-cell>
          <table:table-cell office:value-type="float" office:value="0.806036055088043" calcext:value-type="float">
            <text:p>0,806036055088043</text:p>
          </table:table-cell>
          <table:table-cell office:value-type="float" office:value="0.766559660434723" calcext:value-type="float">
            <text:p>0,766559660434723</text:p>
          </table:table-cell>
          <table:table-cell office:value-type="float" office:value="0.810263752937317" calcext:value-type="float">
            <text:p>0,810263752937317</text:p>
          </table:table-cell>
          <table:table-cell office:value-type="float" office:value="0.822490870952606" calcext:value-type="float">
            <text:p>0,822490870952606</text:p>
          </table:table-cell>
        </table:table-row>
        <table:table-row table:style-name="ro1">
          <table:table-cell office:value-type="float" office:value="0.738987" calcext:value-type="float">
            <text:p>0,738987</text:p>
          </table:table-cell>
          <table:table-cell office:value-type="float" office:value="0.686231732368469" calcext:value-type="float">
            <text:p>0,686231732368469</text:p>
          </table:table-cell>
          <table:table-cell office:value-type="float" office:value="0.669462621212006" calcext:value-type="float">
            <text:p>0,669462621212006</text:p>
          </table:table-cell>
          <table:table-cell office:value-type="float" office:value="0.725843727588654" calcext:value-type="float">
            <text:p>0,725843727588654</text:p>
          </table:table-cell>
          <table:table-cell office:value-type="float" office:value="0.930266439914703" calcext:value-type="float">
            <text:p>0,930266439914703</text:p>
          </table:table-cell>
          <table:table-cell office:value-type="float" office:value="0.82830286026001" calcext:value-type="float">
            <text:p>0,82830286026001</text:p>
          </table:table-cell>
          <table:table-cell office:value-type="float" office:value="0.690950810909271" calcext:value-type="float">
            <text:p>0,690950810909271</text:p>
          </table:table-cell>
          <table:table-cell office:value-type="float" office:value="0.787197291851044" calcext:value-type="float">
            <text:p>0,787197291851044</text:p>
          </table:table-cell>
          <table:table-cell office:value-type="float" office:value="0.626822888851166" calcext:value-type="float">
            <text:p>0,626822888851166</text:p>
          </table:table-cell>
          <table:table-cell office:value-type="float" office:value="0.761049509048462" calcext:value-type="float">
            <text:p>0,761049509048462</text:p>
          </table:table-cell>
          <table:table-cell office:value-type="float" office:value="0.683737695217133" calcext:value-type="float">
            <text:p>0,683737695217133</text:p>
          </table:table-cell>
        </table:table-row>
        <table:table-row table:style-name="ro1">
          <table:table-cell office:value-type="float" office:value="0.761328" calcext:value-type="float">
            <text:p>0,761328</text:p>
          </table:table-cell>
          <table:table-cell office:value-type="float" office:value="0.66705983877182" calcext:value-type="float">
            <text:p>0,66705983877182</text:p>
          </table:table-cell>
          <table:table-cell office:value-type="float" office:value="0.68605899810791" calcext:value-type="float">
            <text:p>0,68605899810791</text:p>
          </table:table-cell>
          <table:table-cell office:value-type="float" office:value="0.75800621509552" calcext:value-type="float">
            <text:p>0,75800621509552</text:p>
          </table:table-cell>
          <table:table-cell office:value-type="float" office:value="0.892809510231018" calcext:value-type="float">
            <text:p>0,892809510231018</text:p>
          </table:table-cell>
          <table:table-cell office:value-type="float" office:value="0.796783864498138" calcext:value-type="float">
            <text:p>0,796783864498138</text:p>
          </table:table-cell>
          <table:table-cell office:value-type="float" office:value="0.713716864585876" calcext:value-type="float">
            <text:p>0,713716864585876</text:p>
          </table:table-cell>
          <table:table-cell office:value-type="float" office:value="0.896904587745667" calcext:value-type="float">
            <text:p>0,896904587745667</text:p>
          </table:table-cell>
          <table:table-cell office:value-type="float" office:value="0.719437479972839" calcext:value-type="float">
            <text:p>0,719437479972839</text:p>
          </table:table-cell>
          <table:table-cell office:value-type="float" office:value="0.737295866012573" calcext:value-type="float">
            <text:p>0,737295866012573</text:p>
          </table:table-cell>
          <table:table-cell office:value-type="float" office:value="0.745209455490112" calcext:value-type="float">
            <text:p>0,745209455490112</text:p>
          </table:table-cell>
        </table:table-row>
        <table:table-row table:style-name="ro1">
          <table:table-cell office:value-type="float" office:value="0.800371" calcext:value-type="float">
            <text:p>0,800371</text:p>
          </table:table-cell>
          <table:table-cell office:value-type="float" office:value="0.749175906181335" calcext:value-type="float">
            <text:p>0,749175906181335</text:p>
          </table:table-cell>
          <table:table-cell office:value-type="float" office:value="0.7084801197052" calcext:value-type="float">
            <text:p>0,7084801197052</text:p>
          </table:table-cell>
          <table:table-cell office:value-type="float" office:value="0.805430471897125" calcext:value-type="float">
            <text:p>0,805430471897125</text:p>
          </table:table-cell>
          <table:table-cell office:value-type="float" office:value="0.900210916996002" calcext:value-type="float">
            <text:p>0,900210916996002</text:p>
          </table:table-cell>
          <table:table-cell office:value-type="float" office:value="0.858912944793701" calcext:value-type="float">
            <text:p>0,858912944793701</text:p>
          </table:table-cell>
          <table:table-cell office:value-type="float" office:value="0.728440284729004" calcext:value-type="float">
            <text:p>0,728440284729004</text:p>
          </table:table-cell>
          <table:table-cell office:value-type="float" office:value="0.937288641929626" calcext:value-type="float">
            <text:p>0,937288641929626</text:p>
          </table:table-cell>
          <table:table-cell office:value-type="float" office:value="0.779434859752655" calcext:value-type="float">
            <text:p>0,779434859752655</text:p>
          </table:table-cell>
          <table:table-cell office:value-type="float" office:value="0.735430896282196" calcext:value-type="float">
            <text:p>0,735430896282196</text:p>
          </table:table-cell>
          <table:table-cell office:value-type="float" office:value="0.800904750823975" calcext:value-type="float">
            <text:p>0,800904750823975</text:p>
          </table:table-cell>
        </table:table-row>
        <table:table-row table:style-name="ro1">
          <table:table-cell office:value-type="float" office:value="0.707875" calcext:value-type="float">
            <text:p>0,707875</text:p>
          </table:table-cell>
          <table:table-cell office:value-type="float" office:value="0.697354078292847" calcext:value-type="float">
            <text:p>0,697354078292847</text:p>
          </table:table-cell>
          <table:table-cell office:value-type="float" office:value="0.627151370048523" calcext:value-type="float">
            <text:p>0,627151370048523</text:p>
          </table:table-cell>
          <table:table-cell office:value-type="float" office:value="0.739031672477722" calcext:value-type="float">
            <text:p>0,739031672477722</text:p>
          </table:table-cell>
          <table:table-cell office:value-type="float" office:value="0.75846654176712" calcext:value-type="float">
            <text:p>0,75846654176712</text:p>
          </table:table-cell>
          <table:table-cell office:value-type="float" office:value="0.725135505199432" calcext:value-type="float">
            <text:p>0,725135505199432</text:p>
          </table:table-cell>
          <table:table-cell office:value-type="float" office:value="0.652227759361267" calcext:value-type="float">
            <text:p>0,652227759361267</text:p>
          </table:table-cell>
          <table:table-cell office:value-type="float" office:value="0.850570201873779" calcext:value-type="float">
            <text:p>0,850570201873779</text:p>
          </table:table-cell>
          <table:table-cell office:value-type="float" office:value="0.684521853923798" calcext:value-type="float">
            <text:p>0,684521853923798</text:p>
          </table:table-cell>
          <table:table-cell office:value-type="float" office:value="0.622295498847961" calcext:value-type="float">
            <text:p>0,622295498847961</text:p>
          </table:table-cell>
          <table:table-cell office:value-type="float" office:value="0.721996009349823" calcext:value-type="float">
            <text:p>0,721996009349823</text:p>
          </table:table-cell>
        </table:table-row>
        <table:table-row table:style-name="ro1">
          <table:table-cell office:value-type="float" office:value="0.631425" calcext:value-type="float">
            <text:p>0,631425</text:p>
          </table:table-cell>
          <table:table-cell office:value-type="float" office:value="0.60163426399231" calcext:value-type="float">
            <text:p>0,60163426399231</text:p>
          </table:table-cell>
          <table:table-cell office:value-type="float" office:value="0.570992648601532" calcext:value-type="float">
            <text:p>0,570992648601532</text:p>
          </table:table-cell>
          <table:table-cell office:value-type="float" office:value="0.663954377174377" calcext:value-type="float">
            <text:p>0,663954377174377</text:p>
          </table:table-cell>
          <table:table-cell office:value-type="float" office:value="0.650848388671875" calcext:value-type="float">
            <text:p>0,650848388671875</text:p>
          </table:table-cell>
          <table:table-cell office:value-type="float" office:value="0.67519599199295" calcext:value-type="float">
            <text:p>0,67519599199295</text:p>
          </table:table-cell>
          <table:table-cell office:value-type="float" office:value="0.617652297019959" calcext:value-type="float">
            <text:p>0,617652297019959</text:p>
          </table:table-cell>
          <table:table-cell office:value-type="float" office:value="0.722682893276215" calcext:value-type="float">
            <text:p>0,722682893276215</text:p>
          </table:table-cell>
          <table:table-cell office:value-type="float" office:value="0.596147775650024" calcext:value-type="float">
            <text:p>0,596147775650024</text:p>
          </table:table-cell>
          <table:table-cell office:value-type="float" office:value="0.556429386138916" calcext:value-type="float">
            <text:p>0,556429386138916</text:p>
          </table:table-cell>
          <table:table-cell office:value-type="float" office:value="0.658711135387421" calcext:value-type="float">
            <text:p>0,658711135387421</text:p>
          </table:table-cell>
        </table:table-row>
        <table:table-row table:style-name="ro1">
          <table:table-cell office:value-type="float" office:value="0.740412" calcext:value-type="float">
            <text:p>0,740412</text:p>
          </table:table-cell>
          <table:table-cell office:value-type="float" office:value="0.686784327030182" calcext:value-type="float">
            <text:p>0,686784327030182</text:p>
          </table:table-cell>
          <table:table-cell office:value-type="float" office:value="0.644749879837036" calcext:value-type="float">
            <text:p>0,644749879837036</text:p>
          </table:table-cell>
          <table:table-cell office:value-type="float" office:value="0.736972391605377" calcext:value-type="float">
            <text:p>0,736972391605377</text:p>
          </table:table-cell>
          <table:table-cell office:value-type="float" office:value="0.903066158294678" calcext:value-type="float">
            <text:p>0,903066158294678</text:p>
          </table:table-cell>
          <table:table-cell office:value-type="float" office:value="0.748227715492249" calcext:value-type="float">
            <text:p>0,748227715492249</text:p>
          </table:table-cell>
          <table:table-cell office:value-type="float" office:value="0.715989351272583" calcext:value-type="float">
            <text:p>0,715989351272583</text:p>
          </table:table-cell>
          <table:table-cell office:value-type="float" office:value="0.84841650724411" calcext:value-type="float">
            <text:p>0,84841650724411</text:p>
          </table:table-cell>
          <table:table-cell office:value-type="float" office:value="0.686058521270752" calcext:value-type="float">
            <text:p>0,686058521270752</text:p>
          </table:table-cell>
          <table:table-cell office:value-type="float" office:value="0.666497766971588" calcext:value-type="float">
            <text:p>0,666497766971588</text:p>
          </table:table-cell>
          <table:table-cell office:value-type="float" office:value="0.767352938652039" calcext:value-type="float">
            <text:p>0,767352938652039</text:p>
          </table:table-cell>
        </table:table-row>
        <table:table-row table:style-name="ro1">
          <table:table-cell office:value-type="float" office:value="0.682852" calcext:value-type="float">
            <text:p>0,682852</text:p>
          </table:table-cell>
          <table:table-cell office:value-type="float" office:value="0.598889231681824" calcext:value-type="float">
            <text:p>0,598889231681824</text:p>
          </table:table-cell>
          <table:table-cell office:value-type="float" office:value="0.643769800662994" calcext:value-type="float">
            <text:p>0,643769800662994</text:p>
          </table:table-cell>
          <table:table-cell office:value-type="float" office:value="0.640449821949005" calcext:value-type="float">
            <text:p>0,640449821949005</text:p>
          </table:table-cell>
          <table:table-cell office:value-type="float" office:value="0.906031906604767" calcext:value-type="float">
            <text:p>0,906031906604767</text:p>
          </table:table-cell>
          <table:table-cell office:value-type="float" office:value="0.695072829723358" calcext:value-type="float">
            <text:p>0,695072829723358</text:p>
          </table:table-cell>
          <table:table-cell office:value-type="float" office:value="0.674517512321472" calcext:value-type="float">
            <text:p>0,674517512321472</text:p>
          </table:table-cell>
          <table:table-cell office:value-type="float" office:value="0.716370940208435" calcext:value-type="float">
            <text:p>0,716370940208435</text:p>
          </table:table-cell>
          <table:table-cell office:value-type="float" office:value="0.625346183776856" calcext:value-type="float">
            <text:p>0,625346183776856</text:p>
          </table:table-cell>
          <table:table-cell office:value-type="float" office:value="0.64094477891922" calcext:value-type="float">
            <text:p>0,64094477891922</text:p>
          </table:table-cell>
          <table:table-cell office:value-type="float" office:value="0.687126576900482" calcext:value-type="float">
            <text:p>0,687126576900482</text:p>
          </table:table-cell>
        </table:table-row>
        <table:table-row table:style-name="ro1">
          <table:table-cell office:value-type="float" office:value="0.791229" calcext:value-type="float">
            <text:p>0,791229</text:p>
          </table:table-cell>
          <table:table-cell office:value-type="float" office:value="0.71451872587204" calcext:value-type="float">
            <text:p>0,71451872587204</text:p>
          </table:table-cell>
          <table:table-cell office:value-type="float" office:value="0.805076658725739" calcext:value-type="float">
            <text:p>0,805076658725739</text:p>
          </table:table-cell>
          <table:table-cell office:value-type="float" office:value="0.771442115306854" calcext:value-type="float">
            <text:p>0,771442115306854</text:p>
          </table:table-cell>
          <table:table-cell office:value-type="float" office:value="0.924492359161377" calcext:value-type="float">
            <text:p>0,924492359161377</text:p>
          </table:table-cell>
          <table:table-cell office:value-type="float" office:value="0.805963933467865" calcext:value-type="float">
            <text:p>0,805963933467865</text:p>
          </table:table-cell>
          <table:table-cell office:value-type="float" office:value="0.785159528255463" calcext:value-type="float">
            <text:p>0,785159528255463</text:p>
          </table:table-cell>
          <table:table-cell office:value-type="float" office:value="0.818827927112579" calcext:value-type="float">
            <text:p>0,818827927112579</text:p>
          </table:table-cell>
          <table:table-cell office:value-type="float" office:value="0.781006753444672" calcext:value-type="float">
            <text:p>0,781006753444672</text:p>
          </table:table-cell>
          <table:table-cell office:value-type="float" office:value="0.708145916461945" calcext:value-type="float">
            <text:p>0,708145916461945</text:p>
          </table:table-cell>
          <table:table-cell office:value-type="float" office:value="0.797656536102295" calcext:value-type="float">
            <text:p>0,797656536102295</text:p>
          </table:table-cell>
        </table:table-row>
        <table:table-row table:style-name="ro1">
          <table:table-cell office:value-type="float" office:value="0.855682" calcext:value-type="float">
            <text:p>0,855682</text:p>
          </table:table-cell>
          <table:table-cell office:value-type="float" office:value="0.754618585109711" calcext:value-type="float">
            <text:p>0,754618585109711</text:p>
          </table:table-cell>
          <table:table-cell office:value-type="float" office:value="0.856197237968445" calcext:value-type="float">
            <text:p>0,856197237968445</text:p>
          </table:table-cell>
          <table:table-cell office:value-type="float" office:value="0.871759057044983" calcext:value-type="float">
            <text:p>0,871759057044983</text:p>
          </table:table-cell>
          <table:table-cell office:value-type="float" office:value="1.06287777423859" calcext:value-type="float">
            <text:p>1,06287777423859</text:p>
          </table:table-cell>
          <table:table-cell office:value-type="float" office:value="0.857659578323364" calcext:value-type="float">
            <text:p>0,857659578323364</text:p>
          </table:table-cell>
          <table:table-cell office:value-type="float" office:value="0.837402880191803" calcext:value-type="float">
            <text:p>0,837402880191803</text:p>
          </table:table-cell>
          <table:table-cell office:value-type="float" office:value="0.877387702465057" calcext:value-type="float">
            <text:p>0,877387702465057</text:p>
          </table:table-cell>
          <table:table-cell office:value-type="float" office:value="0.842565417289734" calcext:value-type="float">
            <text:p>0,842565417289734</text:p>
          </table:table-cell>
          <table:table-cell office:value-type="float" office:value="0.774629831314087" calcext:value-type="float">
            <text:p>0,774629831314087</text:p>
          </table:table-cell>
          <table:table-cell office:value-type="float" office:value="0.821720838546753" calcext:value-type="float">
            <text:p>0,821720838546753</text:p>
          </table:table-cell>
        </table:table-row>
        <table:table-row table:style-name="ro1">
          <table:table-cell office:value-type="float" office:value="0.892608" calcext:value-type="float">
            <text:p>0,892608</text:p>
          </table:table-cell>
          <table:table-cell office:value-type="float" office:value="0.841399133205414" calcext:value-type="float">
            <text:p>0,841399133205414</text:p>
          </table:table-cell>
          <table:table-cell office:value-type="float" office:value="0.954872071743012" calcext:value-type="float">
            <text:p>0,954872071743012</text:p>
          </table:table-cell>
          <table:table-cell office:value-type="float" office:value="0.936447322368622" calcext:value-type="float">
            <text:p>0,936447322368622</text:p>
          </table:table-cell>
          <table:table-cell office:value-type="float" office:value="1.03985869884491" calcext:value-type="float">
            <text:p>1,03985869884491</text:p>
          </table:table-cell>
          <table:table-cell office:value-type="float" office:value="0.9046830534935" calcext:value-type="float">
            <text:p>0,9046830534935</text:p>
          </table:table-cell>
          <table:table-cell office:value-type="float" office:value="0.867204666137695" calcext:value-type="float">
            <text:p>0,867204666137695</text:p>
          </table:table-cell>
          <table:table-cell office:value-type="float" office:value="0.899387121200562" calcext:value-type="float">
            <text:p>0,899387121200562</text:p>
          </table:table-cell>
          <table:table-cell office:value-type="float" office:value="0.871001124382019" calcext:value-type="float">
            <text:p>0,871001124382019</text:p>
          </table:table-cell>
          <table:table-cell office:value-type="float" office:value="0.774765312671661" calcext:value-type="float">
            <text:p>0,774765312671661</text:p>
          </table:table-cell>
          <table:table-cell office:value-type="float" office:value="0.836460709571838" calcext:value-type="float">
            <text:p>0,836460709571838</text:p>
          </table:table-cell>
        </table:table-row>
        <table:table-row table:style-name="ro1">
          <table:table-cell office:value-type="float" office:value="0.740275" calcext:value-type="float">
            <text:p>0,740275</text:p>
          </table:table-cell>
          <table:table-cell office:value-type="float" office:value="0.698014974594116" calcext:value-type="float">
            <text:p>0,698014974594116</text:p>
          </table:table-cell>
          <table:table-cell office:value-type="float" office:value="0.780096530914307" calcext:value-type="float">
            <text:p>0,780096530914307</text:p>
          </table:table-cell>
          <table:table-cell office:value-type="float" office:value="0.74205607175827" calcext:value-type="float">
            <text:p>0,74205607175827</text:p>
          </table:table-cell>
          <table:table-cell office:value-type="float" office:value="0.957818388938904" calcext:value-type="float">
            <text:p>0,957818388938904</text:p>
          </table:table-cell>
          <table:table-cell office:value-type="float" office:value="0.76620489358902" calcext:value-type="float">
            <text:p>0,76620489358902</text:p>
          </table:table-cell>
          <table:table-cell office:value-type="float" office:value="0.712042331695557" calcext:value-type="float">
            <text:p>0,712042331695557</text:p>
          </table:table-cell>
          <table:table-cell office:value-type="float" office:value="0.716254234313965" calcext:value-type="float">
            <text:p>0,716254234313965</text:p>
          </table:table-cell>
          <table:table-cell office:value-type="float" office:value="0.700178921222687" calcext:value-type="float">
            <text:p>0,700178921222687</text:p>
          </table:table-cell>
          <table:table-cell office:value-type="float" office:value="0.64166933298111" calcext:value-type="float">
            <text:p>0,64166933298111</text:p>
          </table:table-cell>
          <table:table-cell office:value-type="float" office:value="0.688417375087738" calcext:value-type="float">
            <text:p>0,688417375087738</text:p>
          </table:table-cell>
        </table:table-row>
        <table:table-row table:style-name="ro1">
          <table:table-cell office:value-type="float" office:value="0.726535" calcext:value-type="float">
            <text:p>0,726535</text:p>
          </table:table-cell>
          <table:table-cell office:value-type="float" office:value="0.738909006118774" calcext:value-type="float">
            <text:p>0,738909006118774</text:p>
          </table:table-cell>
          <table:table-cell office:value-type="float" office:value="0.710684180259705" calcext:value-type="float">
            <text:p>0,710684180259705</text:p>
          </table:table-cell>
          <table:table-cell office:value-type="float" office:value="0.809067010879517" calcext:value-type="float">
            <text:p>0,809067010879517</text:p>
          </table:table-cell>
          <table:table-cell office:value-type="float" office:value="0.716802775859833" calcext:value-type="float">
            <text:p>0,716802775859833</text:p>
          </table:table-cell>
          <table:table-cell office:value-type="float" office:value="0.810589671134949" calcext:value-type="float">
            <text:p>0,810589671134949</text:p>
          </table:table-cell>
          <table:table-cell office:value-type="float" office:value="0.70290595293045" calcext:value-type="float">
            <text:p>0,70290595293045</text:p>
          </table:table-cell>
          <table:table-cell office:value-type="float" office:value="0.758234560489655" calcext:value-type="float">
            <text:p>0,758234560489655</text:p>
          </table:table-cell>
          <table:table-cell office:value-type="float" office:value="0.707203686237335" calcext:value-type="float">
            <text:p>0,707203686237335</text:p>
          </table:table-cell>
          <table:table-cell office:value-type="float" office:value="0.633490264415741" calcext:value-type="float">
            <text:p>0,633490264415741</text:p>
          </table:table-cell>
          <table:table-cell office:value-type="float" office:value="0.677467405796051" calcext:value-type="float">
            <text:p>0,677467405796051</text:p>
          </table:table-cell>
        </table:table-row>
        <table:table-row table:style-name="ro1">
          <table:table-cell office:value-type="float" office:value="0.876323" calcext:value-type="float">
            <text:p>0,876323</text:p>
          </table:table-cell>
          <table:table-cell office:value-type="float" office:value="0.83576363325119" calcext:value-type="float">
            <text:p>0,83576363325119</text:p>
          </table:table-cell>
          <table:table-cell office:value-type="float" office:value="0.843314111232758" calcext:value-type="float">
            <text:p>0,843314111232758</text:p>
          </table:table-cell>
          <table:table-cell office:value-type="float" office:value="0.934484601020813" calcext:value-type="float">
            <text:p>0,934484601020813</text:p>
          </table:table-cell>
          <table:table-cell office:value-type="float" office:value="0.832347691059113" calcext:value-type="float">
            <text:p>0,832347691059113</text:p>
          </table:table-cell>
          <table:table-cell office:value-type="float" office:value="1.12946474552155" calcext:value-type="float">
            <text:p>1,12946474552155</text:p>
          </table:table-cell>
          <table:table-cell office:value-type="float" office:value="0.978014230728149" calcext:value-type="float">
            <text:p>0,978014230728149</text:p>
          </table:table-cell>
          <table:table-cell office:value-type="float" office:value="1.04157161712646" calcext:value-type="float">
            <text:p>1,04157161712646</text:p>
          </table:table-cell>
          <table:table-cell office:value-type="float" office:value="0.722145557403564" calcext:value-type="float">
            <text:p>0,722145557403564</text:p>
          </table:table-cell>
          <table:table-cell office:value-type="float" office:value="0.722474932670593" calcext:value-type="float">
            <text:p>0,722474932670593</text:p>
          </table:table-cell>
          <table:table-cell office:value-type="float" office:value="0.723644077777863" calcext:value-type="float">
            <text:p>0,723644077777863</text:p>
          </table:table-cell>
        </table:table-row>
        <table:table-row table:style-name="ro1">
          <table:table-cell office:value-type="float" office:value="0.848967" calcext:value-type="float">
            <text:p>0,848967</text:p>
          </table:table-cell>
          <table:table-cell office:value-type="float" office:value="0.911725044250488" calcext:value-type="float">
            <text:p>0,911725044250488</text:p>
          </table:table-cell>
          <table:table-cell office:value-type="float" office:value="0.752186000347137" calcext:value-type="float">
            <text:p>0,752186000347137</text:p>
          </table:table-cell>
          <table:table-cell office:value-type="float" office:value="0.90227621793747" calcext:value-type="float">
            <text:p>0,90227621793747</text:p>
          </table:table-cell>
          <table:table-cell office:value-type="float" office:value="0.805672943592072" calcext:value-type="float">
            <text:p>0,805672943592072</text:p>
          </table:table-cell>
          <table:table-cell office:value-type="float" office:value="0.936143636703491" calcext:value-type="float">
            <text:p>0,936143636703491</text:p>
          </table:table-cell>
          <table:table-cell office:value-type="float" office:value="0.929182529449463" calcext:value-type="float">
            <text:p>0,929182529449463</text:p>
          </table:table-cell>
          <table:table-cell office:value-type="float" office:value="1.0214421749115" calcext:value-type="float">
            <text:p>1,0214421749115</text:p>
          </table:table-cell>
          <table:table-cell office:value-type="float" office:value="0.752274513244629" calcext:value-type="float">
            <text:p>0,752274513244629</text:p>
          </table:table-cell>
          <table:table-cell office:value-type="float" office:value="0.722693085670471" calcext:value-type="float">
            <text:p>0,722693085670471</text:p>
          </table:table-cell>
          <table:table-cell office:value-type="float" office:value="0.756074488162994" calcext:value-type="float">
            <text:p>0,756074488162994</text:p>
          </table:table-cell>
        </table:table-row>
        <table:table-row table:style-name="ro1">
          <table:table-cell office:value-type="float" office:value="0.750073" calcext:value-type="float">
            <text:p>0,750073</text:p>
          </table:table-cell>
          <table:table-cell office:value-type="float" office:value="0.906290709972382" calcext:value-type="float">
            <text:p>0,906290709972382</text:p>
          </table:table-cell>
          <table:table-cell office:value-type="float" office:value="0.683293342590332" calcext:value-type="float">
            <text:p>0,683293342590332</text:p>
          </table:table-cell>
          <table:table-cell office:value-type="float" office:value="0.880823194980621" calcext:value-type="float">
            <text:p>0,880823194980621</text:p>
          </table:table-cell>
          <table:table-cell office:value-type="float" office:value="0.644539713859558" calcext:value-type="float">
            <text:p>0,644539713859558</text:p>
          </table:table-cell>
          <table:table-cell office:value-type="float" office:value="0.78067672252655" calcext:value-type="float">
            <text:p>0,78067672252655</text:p>
          </table:table-cell>
          <table:table-cell office:value-type="float" office:value="0.714305877685547" calcext:value-type="float">
            <text:p>0,714305877685547</text:p>
          </table:table-cell>
          <table:table-cell office:value-type="float" office:value="0.797780990600586" calcext:value-type="float">
            <text:p>0,797780990600586</text:p>
          </table:table-cell>
          <table:table-cell office:value-type="float" office:value="0.721971333026886" calcext:value-type="float">
            <text:p>0,721971333026886</text:p>
          </table:table-cell>
          <table:table-cell office:value-type="float" office:value="0.625505685806274" calcext:value-type="float">
            <text:p>0,625505685806274</text:p>
          </table:table-cell>
          <table:table-cell office:value-type="float" office:value="0.745546877384186" calcext:value-type="float">
            <text:p>0,745546877384186</text:p>
          </table:table-cell>
        </table:table-row>
        <table:table-row table:style-name="ro1">
          <table:table-cell office:value-type="float" office:value="0.752981" calcext:value-type="float">
            <text:p>0,752981</text:p>
          </table:table-cell>
          <table:table-cell office:value-type="float" office:value="0.879459857940674" calcext:value-type="float">
            <text:p>0,879459857940674</text:p>
          </table:table-cell>
          <table:table-cell office:value-type="float" office:value="0.675047099590302" calcext:value-type="float">
            <text:p>0,675047099590302</text:p>
          </table:table-cell>
          <table:table-cell office:value-type="float" office:value="0.777852356433868" calcext:value-type="float">
            <text:p>0,777852356433868</text:p>
          </table:table-cell>
          <table:table-cell office:value-type="float" office:value="0.687265753746033" calcext:value-type="float">
            <text:p>0,687265753746033</text:p>
          </table:table-cell>
          <table:table-cell office:value-type="float" office:value="0.733904898166657" calcext:value-type="float">
            <text:p>0,733904898166657</text:p>
          </table:table-cell>
          <table:table-cell office:value-type="float" office:value="0.705999851226807" calcext:value-type="float">
            <text:p>0,705999851226807</text:p>
          </table:table-cell>
          <table:table-cell office:value-type="float" office:value="0.85105973482132" calcext:value-type="float">
            <text:p>0,85105973482132</text:p>
          </table:table-cell>
          <table:table-cell office:value-type="float" office:value="0.718127489089966" calcext:value-type="float">
            <text:p>0,718127489089966</text:p>
          </table:table-cell>
          <table:table-cell office:value-type="float" office:value="0.714229464530945" calcext:value-type="float">
            <text:p>0,714229464530945</text:p>
          </table:table-cell>
          <table:table-cell office:value-type="float" office:value="0.786867082118988" calcext:value-type="float">
            <text:p>0,786867082118988</text:p>
          </table:table-cell>
        </table:table-row>
        <table:table-row table:style-name="ro1">
          <table:table-cell office:value-type="float" office:value="0.795144" calcext:value-type="float">
            <text:p>0,795144</text:p>
          </table:table-cell>
          <table:table-cell office:value-type="float" office:value="0.905692875385284" calcext:value-type="float">
            <text:p>0,905692875385284</text:p>
          </table:table-cell>
          <table:table-cell office:value-type="float" office:value="0.64468640089035" calcext:value-type="float">
            <text:p>0,64468640089035</text:p>
          </table:table-cell>
          <table:table-cell office:value-type="float" office:value="0.7384432554245" calcext:value-type="float">
            <text:p>0,7384432554245</text:p>
          </table:table-cell>
          <table:table-cell office:value-type="float" office:value="0.70322722196579" calcext:value-type="float">
            <text:p>0,70322722196579</text:p>
          </table:table-cell>
          <table:table-cell office:value-type="float" office:value="0.719153761863709" calcext:value-type="float">
            <text:p>0,719153761863709</text:p>
          </table:table-cell>
          <table:table-cell office:value-type="float" office:value="0.664200842380524" calcext:value-type="float">
            <text:p>0,664200842380524</text:p>
          </table:table-cell>
          <table:table-cell office:value-type="float" office:value="0.885692358016968" calcext:value-type="float">
            <text:p>0,885692358016968</text:p>
          </table:table-cell>
          <table:table-cell office:value-type="float" office:value="0.752625226974487" calcext:value-type="float">
            <text:p>0,752625226974487</text:p>
          </table:table-cell>
          <table:table-cell office:value-type="float" office:value="1.16886556148529" calcext:value-type="float">
            <text:p>1,16886556148529</text:p>
          </table:table-cell>
          <table:table-cell office:value-type="float" office:value="0.768849909305573" calcext:value-type="float">
            <text:p>0,768849909305573</text:p>
          </table:table-cell>
        </table:table-row>
        <table:table-row table:style-name="ro1">
          <table:table-cell office:value-type="float" office:value="0.98277" calcext:value-type="float">
            <text:p>0,98277</text:p>
          </table:table-cell>
          <table:table-cell office:value-type="float" office:value="0.970499098300934" calcext:value-type="float">
            <text:p>0,970499098300934</text:p>
          </table:table-cell>
          <table:table-cell office:value-type="float" office:value="0.738761246204376" calcext:value-type="float">
            <text:p>0,738761246204376</text:p>
          </table:table-cell>
          <table:table-cell office:value-type="float" office:value="0.81504899263382" calcext:value-type="float">
            <text:p>0,81504899263382</text:p>
          </table:table-cell>
          <table:table-cell office:value-type="float" office:value="0.955259501934052" calcext:value-type="float">
            <text:p>0,955259501934052</text:p>
          </table:table-cell>
          <table:table-cell office:value-type="float" office:value="0.855875432491303" calcext:value-type="float">
            <text:p>0,855875432491303</text:p>
          </table:table-cell>
          <table:table-cell office:value-type="float" office:value="0.810241281986237" calcext:value-type="float">
            <text:p>0,810241281986237</text:p>
          </table:table-cell>
          <table:table-cell office:value-type="float" office:value="1.17992031574249" calcext:value-type="float">
            <text:p>1,17992031574249</text:p>
          </table:table-cell>
          <table:table-cell office:value-type="float" office:value="1.18524825572968" calcext:value-type="float">
            <text:p>1,18524825572968</text:p>
          </table:table-cell>
          <table:table-cell office:value-type="float" office:value="1.43685746192932" calcext:value-type="float">
            <text:p>1,43685746192932</text:p>
          </table:table-cell>
          <table:table-cell office:value-type="float" office:value="0.879993319511414" calcext:value-type="float">
            <text:p>0,879993319511414</text:p>
          </table:table-cell>
        </table:table-row>
        <table:table-row table:style-name="ro1">
          <table:table-cell office:value-type="float" office:value="1.14861" calcext:value-type="float">
            <text:p>1,14861</text:p>
          </table:table-cell>
          <table:table-cell office:value-type="float" office:value="1.08879470825195" calcext:value-type="float">
            <text:p>1,08879470825195</text:p>
          </table:table-cell>
          <table:table-cell office:value-type="float" office:value="0.835565507411957" calcext:value-type="float">
            <text:p>0,835565507411957</text:p>
          </table:table-cell>
          <table:table-cell office:value-type="float" office:value="1.01619863510132" calcext:value-type="float">
            <text:p>1,01619863510132</text:p>
          </table:table-cell>
          <table:table-cell office:value-type="float" office:value="1.12394165992737" calcext:value-type="float">
            <text:p>1,12394165992737</text:p>
          </table:table-cell>
          <table:table-cell office:value-type="float" office:value="0.952260494232178" calcext:value-type="float">
            <text:p>0,952260494232178</text:p>
          </table:table-cell>
          <table:table-cell office:value-type="float" office:value="0.955202221870422" calcext:value-type="float">
            <text:p>0,955202221870422</text:p>
          </table:table-cell>
          <table:table-cell office:value-type="float" office:value="1.43799948692322" calcext:value-type="float">
            <text:p>1,43799948692322</text:p>
          </table:table-cell>
          <table:table-cell office:value-type="float" office:value="1.36280691623688" calcext:value-type="float">
            <text:p>1,36280691623688</text:p>
          </table:table-cell>
          <table:table-cell office:value-type="float" office:value="1.64667248725891" calcext:value-type="float">
            <text:p>1,64667248725891</text:p>
          </table:table-cell>
          <table:table-cell office:value-type="float" office:value="1.06664311885834" calcext:value-type="float">
            <text:p>1,06664311885834</text:p>
          </table:table-cell>
        </table:table-row>
        <table:table-row table:style-name="ro1">
          <table:table-cell office:value-type="float" office:value="1.06906" calcext:value-type="float">
            <text:p>1,06906</text:p>
          </table:table-cell>
          <table:table-cell office:value-type="float" office:value="1.09977972507477" calcext:value-type="float">
            <text:p>1,09977972507477</text:p>
          </table:table-cell>
          <table:table-cell office:value-type="float" office:value="0.790919482707977" calcext:value-type="float">
            <text:p>0,790919482707977</text:p>
          </table:table-cell>
          <table:table-cell office:value-type="float" office:value="0.885481655597687" calcext:value-type="float">
            <text:p>0,885481655597687</text:p>
          </table:table-cell>
          <table:table-cell office:value-type="float" office:value="1.14503216743469" calcext:value-type="float">
            <text:p>1,14503216743469</text:p>
          </table:table-cell>
          <table:table-cell office:value-type="float" office:value="0.872714996337891" calcext:value-type="float">
            <text:p>0,872714996337891</text:p>
          </table:table-cell>
          <table:table-cell office:value-type="float" office:value="0.899738013744354" calcext:value-type="float">
            <text:p>0,899738013744354</text:p>
          </table:table-cell>
          <table:table-cell office:value-type="float" office:value="1.45953774452209" calcext:value-type="float">
            <text:p>1,45953774452209</text:p>
          </table:table-cell>
          <table:table-cell office:value-type="float" office:value="1.47551941871643" calcext:value-type="float">
            <text:p>1,47551941871643</text:p>
          </table:table-cell>
          <table:table-cell office:value-type="float" office:value="1.0871262550354" calcext:value-type="float">
            <text:p>1,0871262550354</text:p>
          </table:table-cell>
          <table:table-cell office:value-type="float" office:value="0.974794864654541" calcext:value-type="float">
            <text:p>0,974794864654541</text:p>
          </table:table-cell>
        </table:table-row>
        <table:table-row table:style-name="ro1">
          <table:table-cell office:value-type="float" office:value="0.742032" calcext:value-type="float">
            <text:p>0,742032</text:p>
          </table:table-cell>
          <table:table-cell office:value-type="float" office:value="0.806229531764984" calcext:value-type="float">
            <text:p>0,806229531764984</text:p>
          </table:table-cell>
          <table:table-cell office:value-type="float" office:value="0.618413686752319" calcext:value-type="float">
            <text:p>0,618413686752319</text:p>
          </table:table-cell>
          <table:table-cell office:value-type="float" office:value="0.725049078464508" calcext:value-type="float">
            <text:p>0,725049078464508</text:p>
          </table:table-cell>
          <table:table-cell office:value-type="float" office:value="0.738852381706238" calcext:value-type="float">
            <text:p>0,738852381706238</text:p>
          </table:table-cell>
          <table:table-cell office:value-type="float" office:value="0.680585980415344" calcext:value-type="float">
            <text:p>0,680585980415344</text:p>
          </table:table-cell>
          <table:table-cell office:value-type="float" office:value="0.697746932506561" calcext:value-type="float">
            <text:p>0,697746932506561</text:p>
          </table:table-cell>
          <table:table-cell office:value-type="float" office:value="1.00054264068604" calcext:value-type="float">
            <text:p>1,00054264068604</text:p>
          </table:table-cell>
          <table:table-cell office:value-type="float" office:value="0.77150297164917" calcext:value-type="float">
            <text:p>0,77150297164917</text:p>
          </table:table-cell>
          <table:table-cell office:value-type="float" office:value="0.707784473896027" calcext:value-type="float">
            <text:p>0,707784473896027</text:p>
          </table:table-cell>
          <table:table-cell office:value-type="float" office:value="0.673617124557495" calcext:value-type="float">
            <text:p>0,673617124557495</text:p>
          </table:table-cell>
        </table:table-row>
        <table:table-row table:style-name="ro1">
          <table:table-cell office:value-type="float" office:value="0.636975" calcext:value-type="float">
            <text:p>0,636975</text:p>
          </table:table-cell>
          <table:table-cell office:value-type="float" office:value="0.79593414068222" calcext:value-type="float">
            <text:p>0,79593414068222</text:p>
          </table:table-cell>
          <table:table-cell office:value-type="float" office:value="0.567731142044067" calcext:value-type="float">
            <text:p>0,567731142044067</text:p>
          </table:table-cell>
          <table:table-cell office:value-type="float" office:value="0.715774834156036" calcext:value-type="float">
            <text:p>0,715774834156036</text:p>
          </table:table-cell>
          <table:table-cell office:value-type="float" office:value="0.580012738704681" calcext:value-type="float">
            <text:p>0,580012738704681</text:p>
          </table:table-cell>
          <table:table-cell office:value-type="float" office:value="0.610752284526825" calcext:value-type="float">
            <text:p>0,610752284526825</text:p>
          </table:table-cell>
          <table:table-cell office:value-type="float" office:value="0.570314228534699" calcext:value-type="float">
            <text:p>0,570314228534699</text:p>
          </table:table-cell>
          <table:table-cell office:value-type="float" office:value="0.721815347671509" calcext:value-type="float">
            <text:p>0,721815347671509</text:p>
          </table:table-cell>
          <table:table-cell office:value-type="float" office:value="0.641272902488709" calcext:value-type="float">
            <text:p>0,641272902488709</text:p>
          </table:table-cell>
          <table:table-cell office:value-type="float" office:value="0.555649280548096" calcext:value-type="float">
            <text:p>0,555649280548096</text:p>
          </table:table-cell>
          <table:table-cell office:value-type="float" office:value="0.610489845275879" calcext:value-type="float">
            <text:p>0,610489845275879</text:p>
          </table:table-cell>
        </table:table-row>
        <table:table-row table:style-name="ro1">
          <table:table-cell office:value-type="float" office:value="0.608206" calcext:value-type="float">
            <text:p>0,608206</text:p>
          </table:table-cell>
          <table:table-cell office:value-type="float" office:value="0.674608528614044" calcext:value-type="float">
            <text:p>0,674608528614044</text:p>
          </table:table-cell>
          <table:table-cell office:value-type="float" office:value="0.59075939655304" calcext:value-type="float">
            <text:p>0,59075939655304</text:p>
          </table:table-cell>
          <table:table-cell office:value-type="float" office:value="0.729580998420715" calcext:value-type="float">
            <text:p>0,729580998420715</text:p>
          </table:table-cell>
          <table:table-cell office:value-type="float" office:value="0.564409732818604" calcext:value-type="float">
            <text:p>0,564409732818604</text:p>
          </table:table-cell>
          <table:table-cell office:value-type="float" office:value="0.619493782520294" calcext:value-type="float">
            <text:p>0,619493782520294</text:p>
          </table:table-cell>
          <table:table-cell office:value-type="float" office:value="0.571961522102356" calcext:value-type="float">
            <text:p>0,571961522102356</text:p>
          </table:table-cell>
          <table:table-cell office:value-type="float" office:value="0.656302213668823" calcext:value-type="float">
            <text:p>0,656302213668823</text:p>
          </table:table-cell>
          <table:table-cell office:value-type="float" office:value="0.583224594593048" calcext:value-type="float">
            <text:p>0,583224594593048</text:p>
          </table:table-cell>
          <table:table-cell office:value-type="float" office:value="0.542136549949646" calcext:value-type="float">
            <text:p>0,542136549949646</text:p>
          </table:table-cell>
          <table:table-cell office:value-type="float" office:value="0.549584269523621" calcext:value-type="float">
            <text:p>0,549584269523621</text:p>
          </table:table-cell>
        </table:table-row>
        <table:table-row table:style-name="ro1">
          <table:table-cell office:value-type="float" office:value="0.620462" calcext:value-type="float">
            <text:p>0,620462</text:p>
          </table:table-cell>
          <table:table-cell office:value-type="float" office:value="0.731602251529694" calcext:value-type="float">
            <text:p>0,731602251529694</text:p>
          </table:table-cell>
          <table:table-cell office:value-type="float" office:value="0.539192914962769" calcext:value-type="float">
            <text:p>0,539192914962769</text:p>
          </table:table-cell>
          <table:table-cell office:value-type="float" office:value="0.786601603031158" calcext:value-type="float">
            <text:p>0,786601603031158</text:p>
          </table:table-cell>
          <table:table-cell office:value-type="float" office:value="0.530125498771668" calcext:value-type="float">
            <text:p>0,530125498771668</text:p>
          </table:table-cell>
          <table:table-cell office:value-type="float" office:value="0.640305995941162" calcext:value-type="float">
            <text:p>0,640305995941162</text:p>
          </table:table-cell>
          <table:table-cell office:value-type="float" office:value="0.633274137973785" calcext:value-type="float">
            <text:p>0,633274137973785</text:p>
          </table:table-cell>
          <table:table-cell office:value-type="float" office:value="0.650186002254486" calcext:value-type="float">
            <text:p>0,650186002254486</text:p>
          </table:table-cell>
          <table:table-cell office:value-type="float" office:value="0.599828839302063" calcext:value-type="float">
            <text:p>0,599828839302063</text:p>
          </table:table-cell>
          <table:table-cell office:value-type="float" office:value="0.527251422405243" calcext:value-type="float">
            <text:p>0,527251422405243</text:p>
          </table:table-cell>
          <table:table-cell office:value-type="float" office:value="0.566254138946533" calcext:value-type="float">
            <text:p>0,566254138946533</text:p>
          </table:table-cell>
        </table:table-row>
        <table:table-row table:style-name="ro1">
          <table:table-cell office:value-type="float" office:value="0.561069" calcext:value-type="float">
            <text:p>0,561069</text:p>
          </table:table-cell>
          <table:table-cell office:value-type="float" office:value="0.596579849720001" calcext:value-type="float">
            <text:p>0,596579849720001</text:p>
          </table:table-cell>
          <table:table-cell office:value-type="float" office:value="0.555161714553833" calcext:value-type="float">
            <text:p>0,555161714553833</text:p>
          </table:table-cell>
          <table:table-cell office:value-type="float" office:value="0.606557428836823" calcext:value-type="float">
            <text:p>0,606557428836823</text:p>
          </table:table-cell>
          <table:table-cell office:value-type="float" office:value="0.48798480629921" calcext:value-type="float">
            <text:p>0,48798480629921</text:p>
          </table:table-cell>
          <table:table-cell office:value-type="float" office:value="0.619083046913147" calcext:value-type="float">
            <text:p>0,619083046913147</text:p>
          </table:table-cell>
          <table:table-cell office:value-type="float" office:value="0.576036036014557" calcext:value-type="float">
            <text:p>0,576036036014557</text:p>
          </table:table-cell>
          <table:table-cell office:value-type="float" office:value="0.613641023635864" calcext:value-type="float">
            <text:p>0,613641023635864</text:p>
          </table:table-cell>
          <table:table-cell office:value-type="float" office:value="0.511467933654785" calcext:value-type="float">
            <text:p>0,511467933654785</text:p>
          </table:table-cell>
          <table:table-cell office:value-type="float" office:value="0.508063852787018" calcext:value-type="float">
            <text:p>0,508063852787018</text:p>
          </table:table-cell>
          <table:table-cell office:value-type="float" office:value="0.536116659641266" calcext:value-type="float">
            <text:p>0,536116659641266</text:p>
          </table:table-cell>
        </table:table-row>
        <table:table-row table:style-name="ro1">
          <table:table-cell office:value-type="float" office:value="0.571579" calcext:value-type="float">
            <text:p>0,571579</text:p>
          </table:table-cell>
          <table:table-cell office:value-type="float" office:value="0.598702967166901" calcext:value-type="float">
            <text:p>0,598702967166901</text:p>
          </table:table-cell>
          <table:table-cell office:value-type="float" office:value="0.610016703605652" calcext:value-type="float">
            <text:p>0,610016703605652</text:p>
          </table:table-cell>
          <table:table-cell office:value-type="float" office:value="0.586323618888855" calcext:value-type="float">
            <text:p>0,586323618888855</text:p>
          </table:table-cell>
          <table:table-cell office:value-type="float" office:value="0.503504812717438" calcext:value-type="float">
            <text:p>0,503504812717438</text:p>
          </table:table-cell>
          <table:table-cell office:value-type="float" office:value="0.665613234043121" calcext:value-type="float">
            <text:p>0,665613234043121</text:p>
          </table:table-cell>
          <table:table-cell office:value-type="float" office:value="0.570386588573456" calcext:value-type="float">
            <text:p>0,570386588573456</text:p>
          </table:table-cell>
          <table:table-cell office:value-type="float" office:value="0.581038177013397" calcext:value-type="float">
            <text:p>0,581038177013397</text:p>
          </table:table-cell>
          <table:table-cell office:value-type="float" office:value="0.531252205371857" calcext:value-type="float">
            <text:p>0,531252205371857</text:p>
          </table:table-cell>
          <table:table-cell office:value-type="float" office:value="0.51150107383728" calcext:value-type="float">
            <text:p>0,51150107383728</text:p>
          </table:table-cell>
          <table:table-cell office:value-type="float" office:value="0.557453393936157" calcext:value-type="float">
            <text:p>0,557453393936157</text:p>
          </table:table-cell>
        </table:table-row>
        <table:table-row table:style-name="ro1">
          <table:table-cell office:value-type="float" office:value="0.61935" calcext:value-type="float">
            <text:p>0,61935</text:p>
          </table:table-cell>
          <table:table-cell office:value-type="float" office:value="0.618746697902679" calcext:value-type="float">
            <text:p>0,618746697902679</text:p>
          </table:table-cell>
          <table:table-cell office:value-type="float" office:value="0.737526178359985" calcext:value-type="float">
            <text:p>0,737526178359985</text:p>
          </table:table-cell>
          <table:table-cell office:value-type="float" office:value="0.628037095069885" calcext:value-type="float">
            <text:p>0,628037095069885</text:p>
          </table:table-cell>
          <table:table-cell office:value-type="float" office:value="0.527404010295868" calcext:value-type="float">
            <text:p>0,527404010295868</text:p>
          </table:table-cell>
          <table:table-cell office:value-type="float" office:value="0.705061018466949" calcext:value-type="float">
            <text:p>0,705061018466949</text:p>
          </table:table-cell>
          <table:table-cell office:value-type="float" office:value="0.674693107604981" calcext:value-type="float">
            <text:p>0,674693107604981</text:p>
          </table:table-cell>
          <table:table-cell office:value-type="float" office:value="0.614200592041016" calcext:value-type="float">
            <text:p>0,614200592041016</text:p>
          </table:table-cell>
          <table:table-cell office:value-type="float" office:value="0.555900156497955" calcext:value-type="float">
            <text:p>0,555900156497955</text:p>
          </table:table-cell>
          <table:table-cell office:value-type="float" office:value="0.540934681892395" calcext:value-type="float">
            <text:p>0,540934681892395</text:p>
          </table:table-cell>
          <table:table-cell office:value-type="float" office:value="0.590998828411102" calcext:value-type="float">
            <text:p>0,590998828411102</text:p>
          </table:table-cell>
        </table:table-row>
        <table:table-row table:style-name="ro1">
          <table:table-cell office:value-type="float" office:value="0.720792" calcext:value-type="float">
            <text:p>0,720792</text:p>
          </table:table-cell>
          <table:table-cell office:value-type="float" office:value="0.750161945819855" calcext:value-type="float">
            <text:p>0,750161945819855</text:p>
          </table:table-cell>
          <table:table-cell office:value-type="float" office:value="0.994755208492279" calcext:value-type="float">
            <text:p>0,994755208492279</text:p>
          </table:table-cell>
          <table:table-cell office:value-type="float" office:value="0.739770174026489" calcext:value-type="float">
            <text:p>0,739770174026489</text:p>
          </table:table-cell>
          <table:table-cell office:value-type="float" office:value="0.576054513454437" calcext:value-type="float">
            <text:p>0,576054513454437</text:p>
          </table:table-cell>
          <table:table-cell office:value-type="float" office:value="0.71196049451828" calcext:value-type="float">
            <text:p>0,71196049451828</text:p>
          </table:table-cell>
          <table:table-cell office:value-type="float" office:value="0.777846992015839" calcext:value-type="float">
            <text:p>0,777846992015839</text:p>
          </table:table-cell>
          <table:table-cell office:value-type="float" office:value="0.620050728321075" calcext:value-type="float">
            <text:p>0,620050728321075</text:p>
          </table:table-cell>
          <table:table-cell office:value-type="float" office:value="0.71804803609848" calcext:value-type="float">
            <text:p>0,71804803609848</text:p>
          </table:table-cell>
          <table:table-cell office:value-type="float" office:value="0.641547381877899" calcext:value-type="float">
            <text:p>0,641547381877899</text:p>
          </table:table-cell>
          <table:table-cell office:value-type="float" office:value="0.677722096443176" calcext:value-type="float">
            <text:p>0,677722096443176</text:p>
          </table:table-cell>
        </table:table-row>
        <table:table-row table:style-name="ro1">
          <table:table-cell office:value-type="float" office:value="1.28863" calcext:value-type="float">
            <text:p>1,28863</text:p>
          </table:table-cell>
          <table:table-cell office:value-type="float" office:value="1.78871643543243" calcext:value-type="float">
            <text:p>1,78871643543243</text:p>
          </table:table-cell>
          <table:table-cell office:value-type="float" office:value="1.96940815448761" calcext:value-type="float">
            <text:p>1,96940815448761</text:p>
          </table:table-cell>
          <table:table-cell office:value-type="float" office:value="1.28242754936218" calcext:value-type="float">
            <text:p>1,28242754936218</text:p>
          </table:table-cell>
          <table:table-cell office:value-type="float" office:value="1.0059552192688" calcext:value-type="float">
            <text:p>1,0059552192688</text:p>
          </table:table-cell>
          <table:table-cell office:value-type="float" office:value="1.04438805580139" calcext:value-type="float">
            <text:p>1,04438805580139</text:p>
          </table:table-cell>
          <table:table-cell office:value-type="float" office:value="1.26397359371185" calcext:value-type="float">
            <text:p>1,26397359371185</text:p>
          </table:table-cell>
          <table:table-cell office:value-type="float" office:value="0.844552397727966" calcext:value-type="float">
            <text:p>0,844552397727966</text:p>
          </table:table-cell>
          <table:table-cell office:value-type="float" office:value="1.52583432197571" calcext:value-type="float">
            <text:p>1,52583432197571</text:p>
          </table:table-cell>
          <table:table-cell office:value-type="float" office:value="1.17621028423309" calcext:value-type="float">
            <text:p>1,17621028423309</text:p>
          </table:table-cell>
          <table:table-cell office:value-type="float" office:value="0.9848552942276" calcext:value-type="float">
            <text:p>0,9848552942276</text:p>
          </table:table-cell>
        </table:table-row>
        <table:table-row table:style-name="ro1">
          <table:table-cell office:value-type="float" office:value="1.62012" calcext:value-type="float">
            <text:p>1,62012</text:p>
          </table:table-cell>
          <table:table-cell office:value-type="float" office:value="2.34690928459167" calcext:value-type="float">
            <text:p>2,34690928459167</text:p>
          </table:table-cell>
          <table:table-cell office:value-type="float" office:value="2.66514015197754" calcext:value-type="float">
            <text:p>2,66514015197754</text:p>
          </table:table-cell>
          <table:table-cell office:value-type="float" office:value="1.51248157024384" calcext:value-type="float">
            <text:p>1,51248157024384</text:p>
          </table:table-cell>
          <table:table-cell office:value-type="float" office:value="1.12786328792572" calcext:value-type="float">
            <text:p>1,12786328792572</text:p>
          </table:table-cell>
          <table:table-cell office:value-type="float" office:value="1.55081403255463" calcext:value-type="float">
            <text:p>1,55081403255463</text:p>
          </table:table-cell>
          <table:table-cell office:value-type="float" office:value="1.56372737884521" calcext:value-type="float">
            <text:p>1,56372737884521</text:p>
          </table:table-cell>
          <table:table-cell office:value-type="float" office:value="0.98561304807663" calcext:value-type="float">
            <text:p>0,98561304807663</text:p>
          </table:table-cell>
          <table:table-cell office:value-type="float" office:value="1.92477858066559" calcext:value-type="float">
            <text:p>1,92477858066559</text:p>
          </table:table-cell>
          <table:table-cell office:value-type="float" office:value="1.32439482212067" calcext:value-type="float">
            <text:p>1,32439482212067</text:p>
          </table:table-cell>
          <table:table-cell office:value-type="float" office:value="1.19943189620972" calcext:value-type="float">
            <text:p>1,19943189620972</text:p>
          </table:table-cell>
        </table:table-row>
        <table:table-row table:style-name="ro1">
          <table:table-cell office:value-type="float" office:value="1.89016" calcext:value-type="float">
            <text:p>1,89016</text:p>
          </table:table-cell>
          <table:table-cell office:value-type="float" office:value="2.258944272995" calcext:value-type="float">
            <text:p>2,258944272995</text:p>
          </table:table-cell>
          <table:table-cell office:value-type="float" office:value="4.11161375045776" calcext:value-type="float">
            <text:p>4,11161375045776</text:p>
          </table:table-cell>
          <table:table-cell office:value-type="float" office:value="1.57943296432495" calcext:value-type="float">
            <text:p>1,57943296432495</text:p>
          </table:table-cell>
          <table:table-cell office:value-type="float" office:value="1.20171999931335" calcext:value-type="float">
            <text:p>1,20171999931335</text:p>
          </table:table-cell>
          <table:table-cell office:value-type="float" office:value="2.03323292732239" calcext:value-type="float">
            <text:p>2,03323292732239</text:p>
          </table:table-cell>
          <table:table-cell office:value-type="float" office:value="1.63528323173523" calcext:value-type="float">
            <text:p>1,63528323173523</text:p>
          </table:table-cell>
          <table:table-cell office:value-type="float" office:value="1.11788463592529" calcext:value-type="float">
            <text:p>1,11788463592529</text:p>
          </table:table-cell>
          <table:table-cell office:value-type="float" office:value="2.31245970726013" calcext:value-type="float">
            <text:p>2,31245970726013</text:p>
          </table:table-cell>
          <table:table-cell office:value-type="float" office:value="1.39799821376801" calcext:value-type="float">
            <text:p>1,39799821376801</text:p>
          </table:table-cell>
          <table:table-cell office:value-type="float" office:value="1.25303268432617" calcext:value-type="float">
            <text:p>1,25303268432617</text:p>
          </table:table-cell>
        </table:table-row>
        <table:table-row table:style-name="ro1">
          <table:table-cell office:value-type="float" office:value="2.06452" calcext:value-type="float">
            <text:p>2,06452</text:p>
          </table:table-cell>
          <table:table-cell office:value-type="float" office:value="2.10441040992737" calcext:value-type="float">
            <text:p>2,10441040992737</text:p>
          </table:table-cell>
          <table:table-cell office:value-type="float" office:value="4.72507524490356" calcext:value-type="float">
            <text:p>4,72507524490356</text:p>
          </table:table-cell>
          <table:table-cell office:value-type="float" office:value="1.45724499225616" calcext:value-type="float">
            <text:p>1,45724499225616</text:p>
          </table:table-cell>
          <table:table-cell office:value-type="float" office:value="1.20457100868225" calcext:value-type="float">
            <text:p>1,20457100868225</text:p>
          </table:table-cell>
          <table:table-cell office:value-type="float" office:value="2.4401388168335" calcext:value-type="float">
            <text:p>2,4401388168335</text:p>
          </table:table-cell>
          <table:table-cell office:value-type="float" office:value="1.53997123241425" calcext:value-type="float">
            <text:p>1,53997123241425</text:p>
          </table:table-cell>
          <table:table-cell office:value-type="float" office:value="1.06315779685974" calcext:value-type="float">
            <text:p>1,06315779685974</text:p>
          </table:table-cell>
          <table:table-cell office:value-type="float" office:value="3.53451251983643" calcext:value-type="float">
            <text:p>3,53451251983643</text:p>
          </table:table-cell>
          <table:table-cell office:value-type="float" office:value="1.35087692737579" calcext:value-type="float">
            <text:p>1,35087692737579</text:p>
          </table:table-cell>
          <table:table-cell office:value-type="float" office:value="1.22528600692749" calcext:value-type="float">
            <text:p>1,22528600692749</text:p>
          </table:table-cell>
        </table:table-row>
        <table:table-row table:style-name="ro1">
          <table:table-cell office:value-type="float" office:value="2.03054" calcext:value-type="float">
            <text:p>2,03054</text:p>
          </table:table-cell>
          <table:table-cell office:value-type="float" office:value="3.00232100486755" calcext:value-type="float">
            <text:p>3,00232100486755</text:p>
          </table:table-cell>
          <table:table-cell office:value-type="float" office:value="3.55354595184326" calcext:value-type="float">
            <text:p>3,55354595184326</text:p>
          </table:table-cell>
          <table:table-cell office:value-type="float" office:value="1.57498145103455" calcext:value-type="float">
            <text:p>1,57498145103455</text:p>
          </table:table-cell>
          <table:table-cell office:value-type="float" office:value="1.27533519268036" calcext:value-type="float">
            <text:p>1,27533519268036</text:p>
          </table:table-cell>
          <table:table-cell office:value-type="float" office:value="1.85116064548492" calcext:value-type="float">
            <text:p>1,85116064548492</text:p>
          </table:table-cell>
          <table:table-cell office:value-type="float" office:value="1.71068906784058" calcext:value-type="float">
            <text:p>1,71068906784058</text:p>
          </table:table-cell>
          <table:table-cell office:value-type="float" office:value="1.15135288238525" calcext:value-type="float">
            <text:p>1,15135288238525</text:p>
          </table:table-cell>
          <table:table-cell office:value-type="float" office:value="3.42706179618835" calcext:value-type="float">
            <text:p>3,42706179618835</text:p>
          </table:table-cell>
          <table:table-cell office:value-type="float" office:value="1.34332001209259" calcext:value-type="float">
            <text:p>1,34332001209259</text:p>
          </table:table-cell>
          <table:table-cell office:value-type="float" office:value="1.41567885875702" calcext:value-type="float">
            <text:p>1,41567885875702</text:p>
          </table:table-cell>
        </table:table-row>
        <table:table-row table:style-name="ro1">
          <table:table-cell office:value-type="float" office:value="1.92864" calcext:value-type="float">
            <text:p>1,92864</text:p>
          </table:table-cell>
          <table:table-cell office:value-type="float" office:value="2.12952542304993" calcext:value-type="float">
            <text:p>2,12952542304993</text:p>
          </table:table-cell>
          <table:table-cell office:value-type="float" office:value="2.71359968185425" calcext:value-type="float">
            <text:p>2,71359968185425</text:p>
          </table:table-cell>
          <table:table-cell office:value-type="float" office:value="1.71361041069031" calcext:value-type="float">
            <text:p>1,71361041069031</text:p>
          </table:table-cell>
          <table:table-cell office:value-type="float" office:value="1.52281355857849" calcext:value-type="float">
            <text:p>1,52281355857849</text:p>
          </table:table-cell>
          <table:table-cell office:value-type="float" office:value="1.77057611942291" calcext:value-type="float">
            <text:p>1,77057611942291</text:p>
          </table:table-cell>
          <table:table-cell office:value-type="float" office:value="1.96947467327118" calcext:value-type="float">
            <text:p>1,96947467327118</text:p>
          </table:table-cell>
          <table:table-cell office:value-type="float" office:value="1.41814601421356" calcext:value-type="float">
            <text:p>1,41814601421356</text:p>
          </table:table-cell>
          <table:table-cell office:value-type="float" office:value="2.89877223968506" calcext:value-type="float">
            <text:p>2,89877223968506</text:p>
          </table:table-cell>
          <table:table-cell office:value-type="float" office:value="1.4890673160553" calcext:value-type="float">
            <text:p>1,4890673160553</text:p>
          </table:table-cell>
          <table:table-cell office:value-type="float" office:value="1.66084468364716" calcext:value-type="float">
            <text:p>1,66084468364716</text:p>
          </table:table-cell>
        </table:table-row>
        <table:table-row table:style-name="ro1">
          <table:table-cell office:value-type="float" office:value="2.00402" calcext:value-type="float">
            <text:p>2,00402</text:p>
          </table:table-cell>
          <table:table-cell office:value-type="float" office:value="2.47992372512817" calcext:value-type="float">
            <text:p>2,47992372512817</text:p>
          </table:table-cell>
          <table:table-cell office:value-type="float" office:value="2.20173263549805" calcext:value-type="float">
            <text:p>2,20173263549805</text:p>
          </table:table-cell>
          <table:table-cell office:value-type="float" office:value="1.7625025510788" calcext:value-type="float">
            <text:p>1,7625025510788</text:p>
          </table:table-cell>
          <table:table-cell office:value-type="float" office:value="1.71098160743713" calcext:value-type="float">
            <text:p>1,71098160743713</text:p>
          </table:table-cell>
          <table:table-cell office:value-type="float" office:value="2.05932450294495" calcext:value-type="float">
            <text:p>2,05932450294495</text:p>
          </table:table-cell>
          <table:table-cell office:value-type="float" office:value="2.10189723968506" calcext:value-type="float">
            <text:p>2,10189723968506</text:p>
          </table:table-cell>
          <table:table-cell office:value-type="float" office:value="1.56346201896667" calcext:value-type="float">
            <text:p>1,56346201896667</text:p>
          </table:table-cell>
          <table:table-cell office:value-type="float" office:value="2.75558257102966" calcext:value-type="float">
            <text:p>2,75558257102966</text:p>
          </table:table-cell>
          <table:table-cell office:value-type="float" office:value="1.57209837436676" calcext:value-type="float">
            <text:p>1,57209837436676</text:p>
          </table:table-cell>
          <table:table-cell office:value-type="float" office:value="1.83265542984009" calcext:value-type="float">
            <text:p>1,83265542984009</text:p>
          </table:table-cell>
        </table:table-row>
        <table:table-row table:style-name="ro1">
          <table:table-cell office:value-type="float" office:value="1.50099" calcext:value-type="float">
            <text:p>1,50099</text:p>
          </table:table-cell>
          <table:table-cell office:value-type="float" office:value="1.73282933235168" calcext:value-type="float">
            <text:p>1,73282933235168</text:p>
          </table:table-cell>
          <table:table-cell office:value-type="float" office:value="1.50527155399323" calcext:value-type="float">
            <text:p>1,50527155399323</text:p>
          </table:table-cell>
          <table:table-cell office:value-type="float" office:value="1.40196967124939" calcext:value-type="float">
            <text:p>1,40196967124939</text:p>
          </table:table-cell>
          <table:table-cell office:value-type="float" office:value="1.33850872516632" calcext:value-type="float">
            <text:p>1,33850872516632</text:p>
          </table:table-cell>
          <table:table-cell office:value-type="float" office:value="1.53184461593628" calcext:value-type="float">
            <text:p>1,53184461593628</text:p>
          </table:table-cell>
          <table:table-cell office:value-type="float" office:value="1.52295553684235" calcext:value-type="float">
            <text:p>1,52295553684235</text:p>
          </table:table-cell>
          <table:table-cell office:value-type="float" office:value="1.34615111351013" calcext:value-type="float">
            <text:p>1,34615111351013</text:p>
          </table:table-cell>
          <table:table-cell office:value-type="float" office:value="1.99433159828186" calcext:value-type="float">
            <text:p>1,99433159828186</text:p>
          </table:table-cell>
          <table:table-cell office:value-type="float" office:value="1.23341751098633" calcext:value-type="float">
            <text:p>1,23341751098633</text:p>
          </table:table-cell>
          <table:table-cell office:value-type="float" office:value="1.40263283252716" calcext:value-type="float">
            <text:p>1,40263283252716</text:p>
          </table:table-cell>
        </table:table-row>
        <table:table-row table:style-name="ro1">
          <table:table-cell office:value-type="float" office:value="1.05878" calcext:value-type="float">
            <text:p>1,05878</text:p>
          </table:table-cell>
          <table:table-cell office:value-type="float" office:value="1.22192168235779" calcext:value-type="float">
            <text:p>1,22192168235779</text:p>
          </table:table-cell>
          <table:table-cell office:value-type="float" office:value="1.0882670879364" calcext:value-type="float">
            <text:p>1,0882670879364</text:p>
          </table:table-cell>
          <table:table-cell office:value-type="float" office:value="1.01946043968201" calcext:value-type="float">
            <text:p>1,01946043968201</text:p>
          </table:table-cell>
          <table:table-cell office:value-type="float" office:value="0.943929612636566" calcext:value-type="float">
            <text:p>0,943929612636566</text:p>
          </table:table-cell>
          <table:table-cell office:value-type="float" office:value="1.10693061351776" calcext:value-type="float">
            <text:p>1,10693061351776</text:p>
          </table:table-cell>
          <table:table-cell office:value-type="float" office:value="1.11826610565186" calcext:value-type="float">
            <text:p>1,11826610565186</text:p>
          </table:table-cell>
          <table:table-cell office:value-type="float" office:value="0.964151859283447" calcext:value-type="float">
            <text:p>0,964151859283447</text:p>
          </table:table-cell>
          <table:table-cell office:value-type="float" office:value="1.19662344455719" calcext:value-type="float">
            <text:p>1,19662344455719</text:p>
          </table:table-cell>
          <table:table-cell office:value-type="float" office:value="0.911294519901276" calcext:value-type="float">
            <text:p>0,911294519901276</text:p>
          </table:table-cell>
          <table:table-cell office:value-type="float" office:value="1.01690721511841" calcext:value-type="float">
            <text:p>1,01690721511841</text:p>
          </table:table-cell>
        </table:table-row>
        <table:table-row table:style-name="ro1">
          <table:table-cell office:value-type="float" office:value="0.769497" calcext:value-type="float">
            <text:p>0,769497</text:p>
          </table:table-cell>
          <table:table-cell office:value-type="float" office:value="0.825519502162933" calcext:value-type="float">
            <text:p>0,825519502162933</text:p>
          </table:table-cell>
          <table:table-cell office:value-type="float" office:value="0.72558319568634" calcext:value-type="float">
            <text:p>0,72558319568634</text:p>
          </table:table-cell>
          <table:table-cell office:value-type="float" office:value="0.809995591640472" calcext:value-type="float">
            <text:p>0,809995591640472</text:p>
          </table:table-cell>
          <table:table-cell office:value-type="float" office:value="0.611519515514374" calcext:value-type="float">
            <text:p>0,611519515514374</text:p>
          </table:table-cell>
          <table:table-cell office:value-type="float" office:value="0.747115314006805" calcext:value-type="float">
            <text:p>0,747115314006805</text:p>
          </table:table-cell>
          <table:table-cell office:value-type="float" office:value="0.840541541576386" calcext:value-type="float">
            <text:p>0,840541541576386</text:p>
          </table:table-cell>
          <table:table-cell office:value-type="float" office:value="0.68492066860199" calcext:value-type="float">
            <text:p>0,68492066860199</text:p>
          </table:table-cell>
          <table:table-cell office:value-type="float" office:value="0.811364889144897" calcext:value-type="float">
            <text:p>0,811364889144897</text:p>
          </table:table-cell>
          <table:table-cell office:value-type="float" office:value="0.806857943534851" calcext:value-type="float">
            <text:p>0,806857943534851</text:p>
          </table:table-cell>
          <table:table-cell office:value-type="float" office:value="0.8315509557724" calcext:value-type="float">
            <text:p>0,8315509557724</text:p>
          </table:table-cell>
        </table:table-row>
        <table:table-row table:style-name="ro1">
          <table:table-cell office:value-type="float" office:value="0.670957" calcext:value-type="float">
            <text:p>0,670957</text:p>
          </table:table-cell>
          <table:table-cell office:value-type="float" office:value="0.736858069896698" calcext:value-type="float">
            <text:p>0,736858069896698</text:p>
          </table:table-cell>
          <table:table-cell office:value-type="float" office:value="0.688861429691315" calcext:value-type="float">
            <text:p>0,688861429691315</text:p>
          </table:table-cell>
          <table:table-cell office:value-type="float" office:value="0.689232170581818" calcext:value-type="float">
            <text:p>0,689232170581818</text:p>
          </table:table-cell>
          <table:table-cell office:value-type="float" office:value="0.472921967506409" calcext:value-type="float">
            <text:p>0,472921967506409</text:p>
          </table:table-cell>
          <table:table-cell office:value-type="float" office:value="0.657133221626282" calcext:value-type="float">
            <text:p>0,657133221626282</text:p>
          </table:table-cell>
          <table:table-cell office:value-type="float" office:value="0.782045900821686" calcext:value-type="float">
            <text:p>0,782045900821686</text:p>
          </table:table-cell>
          <table:table-cell office:value-type="float" office:value="0.570235908031464" calcext:value-type="float">
            <text:p>0,570235908031464</text:p>
          </table:table-cell>
          <table:table-cell office:value-type="float" office:value="0.656172633171082" calcext:value-type="float">
            <text:p>0,656172633171082</text:p>
          </table:table-cell>
          <table:table-cell office:value-type="float" office:value="0.736890852451324" calcext:value-type="float">
            <text:p>0,736890852451324</text:p>
          </table:table-cell>
          <table:table-cell office:value-type="float" office:value="0.71921706199646" calcext:value-type="float">
            <text:p>0,71921706199646</text:p>
          </table:table-cell>
        </table:table-row>
        <table:table-row table:style-name="ro1">
          <table:table-cell office:value-type="float" office:value="0.556283" calcext:value-type="float">
            <text:p>0,556283</text:p>
          </table:table-cell>
          <table:table-cell office:value-type="float" office:value="0.576687633991241" calcext:value-type="float">
            <text:p>0,576687633991241</text:p>
          </table:table-cell>
          <table:table-cell office:value-type="float" office:value="0.556253433227539" calcext:value-type="float">
            <text:p>0,556253433227539</text:p>
          </table:table-cell>
          <table:table-cell office:value-type="float" office:value="0.550997614860535" calcext:value-type="float">
            <text:p>0,550997614860535</text:p>
          </table:table-cell>
          <table:table-cell office:value-type="float" office:value="0.457211822271347" calcext:value-type="float">
            <text:p>0,457211822271347</text:p>
          </table:table-cell>
          <table:table-cell office:value-type="float" office:value="0.565795719623566" calcext:value-type="float">
            <text:p>0,565795719623566</text:p>
          </table:table-cell>
          <table:table-cell office:value-type="float" office:value="0.633808016777039" calcext:value-type="float">
            <text:p>0,633808016777039</text:p>
          </table:table-cell>
          <table:table-cell office:value-type="float" office:value="0.538318753242493" calcext:value-type="float">
            <text:p>0,538318753242493</text:p>
          </table:table-cell>
          <table:table-cell office:value-type="float" office:value="0.520349860191345" calcext:value-type="float">
            <text:p>0,520349860191345</text:p>
          </table:table-cell>
          <table:table-cell office:value-type="float" office:value="0.578341543674469" calcext:value-type="float">
            <text:p>0,578341543674469</text:p>
          </table:table-cell>
          <table:table-cell office:value-type="float" office:value="0.585061073303223" calcext:value-type="float">
            <text:p>0,585061073303223</text:p>
          </table:table-cell>
        </table:table-row>
        <table:table-row table:style-name="ro1">
          <table:table-cell office:value-type="float" office:value="0.604467" calcext:value-type="float">
            <text:p>0,604467</text:p>
          </table:table-cell>
          <table:table-cell office:value-type="float" office:value="0.647256314754486" calcext:value-type="float">
            <text:p>0,647256314754486</text:p>
          </table:table-cell>
          <table:table-cell office:value-type="float" office:value="0.614870250225067" calcext:value-type="float">
            <text:p>0,614870250225067</text:p>
          </table:table-cell>
          <table:table-cell office:value-type="float" office:value="0.618323445320129" calcext:value-type="float">
            <text:p>0,618323445320129</text:p>
          </table:table-cell>
          <table:table-cell office:value-type="float" office:value="0.45825982093811" calcext:value-type="float">
            <text:p>0,45825982093811</text:p>
          </table:table-cell>
          <table:table-cell office:value-type="float" office:value="0.602809727191925" calcext:value-type="float">
            <text:p>0,602809727191925</text:p>
          </table:table-cell>
          <table:table-cell office:value-type="float" office:value="0.694964230060577" calcext:value-type="float">
            <text:p>0,694964230060577</text:p>
          </table:table-cell>
          <table:table-cell office:value-type="float" office:value="0.572367906570435" calcext:value-type="float">
            <text:p>0,572367906570435</text:p>
          </table:table-cell>
          <table:table-cell office:value-type="float" office:value="0.554027915000916" calcext:value-type="float">
            <text:p>0,554027915000916</text:p>
          </table:table-cell>
          <table:table-cell office:value-type="float" office:value="0.622185468673706" calcext:value-type="float">
            <text:p>0,622185468673706</text:p>
          </table:table-cell>
          <table:table-cell office:value-type="float" office:value="0.659608244895935" calcext:value-type="float">
            <text:p>0,659608244895935</text:p>
          </table:table-cell>
        </table:table-row>
        <table:table-row table:style-name="ro1">
          <table:table-cell office:value-type="float" office:value="0.609423" calcext:value-type="float">
            <text:p>0,609423</text:p>
          </table:table-cell>
          <table:table-cell office:value-type="float" office:value="0.624082922935486" calcext:value-type="float">
            <text:p>0,624082922935486</text:p>
          </table:table-cell>
          <table:table-cell office:value-type="float" office:value="0.639040768146515" calcext:value-type="float">
            <text:p>0,639040768146515</text:p>
          </table:table-cell>
          <table:table-cell office:value-type="float" office:value="0.634459316730499" calcext:value-type="float">
            <text:p>0,634459316730499</text:p>
          </table:table-cell>
          <table:table-cell office:value-type="float" office:value="0.457005172967911" calcext:value-type="float">
            <text:p>0,457005172967911</text:p>
          </table:table-cell>
          <table:table-cell office:value-type="float" office:value="0.578506112098694" calcext:value-type="float">
            <text:p>0,578506112098694</text:p>
          </table:table-cell>
          <table:table-cell office:value-type="float" office:value="0.698945462703705" calcext:value-type="float">
            <text:p>0,698945462703705</text:p>
          </table:table-cell>
          <table:table-cell office:value-type="float" office:value="0.581903636455536" calcext:value-type="float">
            <text:p>0,581903636455536</text:p>
          </table:table-cell>
          <table:table-cell office:value-type="float" office:value="0.549072861671448" calcext:value-type="float">
            <text:p>0,549072861671448</text:p>
          </table:table-cell>
          <table:table-cell office:value-type="float" office:value="0.64853835105896" calcext:value-type="float">
            <text:p>0,64853835105896</text:p>
          </table:table-cell>
          <table:table-cell office:value-type="float" office:value="0.682674705982208" calcext:value-type="float">
            <text:p>0,682674705982208</text:p>
          </table:table-cell>
        </table:table-row>
        <table:table-row table:style-name="ro1">
          <table:table-cell office:value-type="float" office:value="0.540261" calcext:value-type="float">
            <text:p>0,540261</text:p>
          </table:table-cell>
          <table:table-cell office:value-type="float" office:value="0.529831171035767" calcext:value-type="float">
            <text:p>0,529831171035767</text:p>
          </table:table-cell>
          <table:table-cell office:value-type="float" office:value="0.539934039115906" calcext:value-type="float">
            <text:p>0,539934039115906</text:p>
          </table:table-cell>
          <table:table-cell office:value-type="float" office:value="0.521059334278107" calcext:value-type="float">
            <text:p>0,521059334278107</text:p>
          </table:table-cell>
          <table:table-cell office:value-type="float" office:value="0.484139323234558" calcext:value-type="float">
            <text:p>0,484139323234558</text:p>
          </table:table-cell>
          <table:table-cell office:value-type="float" office:value="0.551219761371613" calcext:value-type="float">
            <text:p>0,551219761371613</text:p>
          </table:table-cell>
          <table:table-cell office:value-type="float" office:value="0.565563797950745" calcext:value-type="float">
            <text:p>0,565563797950745</text:p>
          </table:table-cell>
          <table:table-cell office:value-type="float" office:value="0.56918215751648" calcext:value-type="float">
            <text:p>0,56918215751648</text:p>
          </table:table-cell>
          <table:table-cell office:value-type="float" office:value="0.502174496650696" calcext:value-type="float">
            <text:p>0,502174496650696</text:p>
          </table:table-cell>
          <table:table-cell office:value-type="float" office:value="0.550241410732269" calcext:value-type="float">
            <text:p>0,550241410732269</text:p>
          </table:table-cell>
          <table:table-cell office:value-type="float" office:value="0.589265108108521" calcext:value-type="float">
            <text:p>0,589265108108521</text:p>
          </table:table-cell>
        </table:table-row>
        <table:table-row table:style-name="ro1">
          <table:table-cell office:value-type="float" office:value="0.563815" calcext:value-type="float">
            <text:p>0,563815</text:p>
          </table:table-cell>
          <table:table-cell office:value-type="float" office:value="0.629234492778778" calcext:value-type="float">
            <text:p>0,629234492778778</text:p>
          </table:table-cell>
          <table:table-cell office:value-type="float" office:value="0.579740524291992" calcext:value-type="float">
            <text:p>0,579740524291992</text:p>
          </table:table-cell>
          <table:table-cell office:value-type="float" office:value="0.52410614490509" calcext:value-type="float">
            <text:p>0,52410614490509</text:p>
          </table:table-cell>
          <table:table-cell office:value-type="float" office:value="0.491107374429703" calcext:value-type="float">
            <text:p>0,491107374429703</text:p>
          </table:table-cell>
          <table:table-cell office:value-type="float" office:value="0.588998675346375" calcext:value-type="float">
            <text:p>0,588998675346375</text:p>
          </table:table-cell>
          <table:table-cell office:value-type="float" office:value="0.572115778923035" calcext:value-type="float">
            <text:p>0,572115778923035</text:p>
          </table:table-cell>
          <table:table-cell office:value-type="float" office:value="0.576851665973663" calcext:value-type="float">
            <text:p>0,576851665973663</text:p>
          </table:table-cell>
          <table:table-cell office:value-type="float" office:value="0.523306667804718" calcext:value-type="float">
            <text:p>0,523306667804718</text:p>
          </table:table-cell>
          <table:table-cell office:value-type="float" office:value="0.548205494880676" calcext:value-type="float">
            <text:p>0,548205494880676</text:p>
          </table:table-cell>
          <table:table-cell office:value-type="float" office:value="0.604486048221588" calcext:value-type="float">
            <text:p>0,604486048221588</text:p>
          </table:table-cell>
        </table:table-row>
        <table:table-row table:style-name="ro1">
          <table:table-cell office:value-type="float" office:value="0.592296" calcext:value-type="float">
            <text:p>0,592296</text:p>
          </table:table-cell>
          <table:table-cell office:value-type="float" office:value="0.662026166915894" calcext:value-type="float">
            <text:p>0,662026166915894</text:p>
          </table:table-cell>
          <table:table-cell office:value-type="float" office:value="0.605584263801575" calcext:value-type="float">
            <text:p>0,605584263801575</text:p>
          </table:table-cell>
          <table:table-cell office:value-type="float" office:value="0.571991324424744" calcext:value-type="float">
            <text:p>0,571991324424744</text:p>
          </table:table-cell>
          <table:table-cell office:value-type="float" office:value="0.472459584474564" calcext:value-type="float">
            <text:p>0,472459584474564</text:p>
          </table:table-cell>
          <table:table-cell office:value-type="float" office:value="0.595726370811462" calcext:value-type="float">
            <text:p>0,595726370811462</text:p>
          </table:table-cell>
          <table:table-cell office:value-type="float" office:value="0.612927377223969" calcext:value-type="float">
            <text:p>0,612927377223969</text:p>
          </table:table-cell>
          <table:table-cell office:value-type="float" office:value="0.568305909633637" calcext:value-type="float">
            <text:p>0,568305909633637</text:p>
          </table:table-cell>
          <table:table-cell office:value-type="float" office:value="0.52892416715622" calcext:value-type="float">
            <text:p>0,52892416715622</text:p>
          </table:table-cell>
          <table:table-cell office:value-type="float" office:value="0.634829938411713" calcext:value-type="float">
            <text:p>0,634829938411713</text:p>
          </table:table-cell>
          <table:table-cell office:value-type="float" office:value="0.67018324136734" calcext:value-type="float">
            <text:p>0,67018324136734</text:p>
          </table:table-cell>
        </table:table-row>
        <table:table-row table:style-name="ro1">
          <table:table-cell office:value-type="float" office:value="0.547875" calcext:value-type="float">
            <text:p>0,547875</text:p>
          </table:table-cell>
          <table:table-cell office:value-type="float" office:value="0.570964276790619" calcext:value-type="float">
            <text:p>0,570964276790619</text:p>
          </table:table-cell>
          <table:table-cell office:value-type="float" office:value="0.52958470582962" calcext:value-type="float">
            <text:p>0,52958470582962</text:p>
          </table:table-cell>
          <table:table-cell office:value-type="float" office:value="0.521475911140442" calcext:value-type="float">
            <text:p>0,521475911140442</text:p>
          </table:table-cell>
          <table:table-cell office:value-type="float" office:value="0.475199490785599" calcext:value-type="float">
            <text:p>0,475199490785599</text:p>
          </table:table-cell>
          <table:table-cell office:value-type="float" office:value="0.55857652425766" calcext:value-type="float">
            <text:p>0,55857652425766</text:p>
          </table:table-cell>
          <table:table-cell office:value-type="float" office:value="0.536790072917938" calcext:value-type="float">
            <text:p>0,536790072917938</text:p>
          </table:table-cell>
          <table:table-cell office:value-type="float" office:value="0.588148295879364" calcext:value-type="float">
            <text:p>0,588148295879364</text:p>
          </table:table-cell>
          <table:table-cell office:value-type="float" office:value="0.481343179941177" calcext:value-type="float">
            <text:p>0,481343179941177</text:p>
          </table:table-cell>
          <table:table-cell office:value-type="float" office:value="0.575139999389648" calcext:value-type="float">
            <text:p>0,575139999389648</text:p>
          </table:table-cell>
          <table:table-cell office:value-type="float" office:value="0.641528606414795" calcext:value-type="float">
            <text:p>0,641528606414795</text:p>
          </table:table-cell>
        </table:table-row>
        <table:table-row table:style-name="ro1">
          <table:table-cell office:value-type="float" office:value="0.575337" calcext:value-type="float">
            <text:p>0,575337</text:p>
          </table:table-cell>
          <table:table-cell office:value-type="float" office:value="0.706217050552368" calcext:value-type="float">
            <text:p>0,706217050552368</text:p>
          </table:table-cell>
          <table:table-cell office:value-type="float" office:value="0.533697903156281" calcext:value-type="float">
            <text:p>0,533697903156281</text:p>
          </table:table-cell>
          <table:table-cell office:value-type="float" office:value="0.515055596828461" calcext:value-type="float">
            <text:p>0,515055596828461</text:p>
          </table:table-cell>
          <table:table-cell office:value-type="float" office:value="0.578754603862762" calcext:value-type="float">
            <text:p>0,578754603862762</text:p>
          </table:table-cell>
          <table:table-cell office:value-type="float" office:value="0.576579749584198" calcext:value-type="float">
            <text:p>0,576579749584198</text:p>
          </table:table-cell>
          <table:table-cell office:value-type="float" office:value="0.535761058330536" calcext:value-type="float">
            <text:p>0,535761058330536</text:p>
          </table:table-cell>
          <table:table-cell office:value-type="float" office:value="0.515836775302887" calcext:value-type="float">
            <text:p>0,515836775302887</text:p>
          </table:table-cell>
          <table:table-cell office:value-type="float" office:value="0.544700384140015" calcext:value-type="float">
            <text:p>0,544700384140015</text:p>
          </table:table-cell>
          <table:table-cell office:value-type="float" office:value="0.624738931655884" calcext:value-type="float">
            <text:p>0,624738931655884</text:p>
          </table:table-cell>
          <table:table-cell office:value-type="float" office:value="0.622023165225983" calcext:value-type="float">
            <text:p>0,622023165225983</text:p>
          </table:table-cell>
        </table:table-row>
        <table:table-row table:style-name="ro1">
          <table:table-cell office:value-type="float" office:value="0.692916" calcext:value-type="float">
            <text:p>0,692916</text:p>
          </table:table-cell>
          <table:table-cell office:value-type="float" office:value="0.873899757862091" calcext:value-type="float">
            <text:p>0,873899757862091</text:p>
          </table:table-cell>
          <table:table-cell office:value-type="float" office:value="0.66796487569809" calcext:value-type="float">
            <text:p>0,66796487569809</text:p>
          </table:table-cell>
          <table:table-cell office:value-type="float" office:value="0.631472885608673" calcext:value-type="float">
            <text:p>0,631472885608673</text:p>
          </table:table-cell>
          <table:table-cell office:value-type="float" office:value="0.644803464412689" calcext:value-type="float">
            <text:p>0,644803464412689</text:p>
          </table:table-cell>
          <table:table-cell office:value-type="float" office:value="0.686717629432678" calcext:value-type="float">
            <text:p>0,686717629432678</text:p>
          </table:table-cell>
          <table:table-cell office:value-type="float" office:value="0.647441148757935" calcext:value-type="float">
            <text:p>0,647441148757935</text:p>
          </table:table-cell>
          <table:table-cell office:value-type="float" office:value="0.602555096149445" calcext:value-type="float">
            <text:p>0,602555096149445</text:p>
          </table:table-cell>
          <table:table-cell office:value-type="float" office:value="0.64991557598114" calcext:value-type="float">
            <text:p>0,64991557598114</text:p>
          </table:table-cell>
          <table:table-cell office:value-type="float" office:value="0.723351836204529" calcext:value-type="float">
            <text:p>0,723351836204529</text:p>
          </table:table-cell>
          <table:table-cell office:value-type="float" office:value="0.80103862285614" calcext:value-type="float">
            <text:p>0,80103862285614</text:p>
          </table:table-cell>
        </table:table-row>
        <table:table-row table:style-name="ro1">
          <table:table-cell office:value-type="float" office:value="0.688569" calcext:value-type="float">
            <text:p>0,688569</text:p>
          </table:table-cell>
          <table:table-cell office:value-type="float" office:value="0.800403356552124" calcext:value-type="float">
            <text:p>0,800403356552124</text:p>
          </table:table-cell>
          <table:table-cell office:value-type="float" office:value="0.691916167736053" calcext:value-type="float">
            <text:p>0,691916167736053</text:p>
          </table:table-cell>
          <table:table-cell office:value-type="float" office:value="0.645533263683319" calcext:value-type="float">
            <text:p>0,645533263683319</text:p>
          </table:table-cell>
          <table:table-cell office:value-type="float" office:value="0.597216904163361" calcext:value-type="float">
            <text:p>0,597216904163361</text:p>
          </table:table-cell>
          <table:table-cell office:value-type="float" office:value="0.684431552886963" calcext:value-type="float">
            <text:p>0,684431552886963</text:p>
          </table:table-cell>
          <table:table-cell office:value-type="float" office:value="0.651382803916931" calcext:value-type="float">
            <text:p>0,651382803916931</text:p>
          </table:table-cell>
          <table:table-cell office:value-type="float" office:value="0.651075303554535" calcext:value-type="float">
            <text:p>0,651075303554535</text:p>
          </table:table-cell>
          <table:table-cell office:value-type="float" office:value="0.627960324287415" calcext:value-type="float">
            <text:p>0,627960324287415</text:p>
          </table:table-cell>
          <table:table-cell office:value-type="float" office:value="0.701572835445404" calcext:value-type="float">
            <text:p>0,701572835445404</text:p>
          </table:table-cell>
          <table:table-cell office:value-type="float" office:value="0.834199607372284" calcext:value-type="float">
            <text:p>0,834199607372284</text:p>
          </table:table-cell>
        </table:table-row>
        <table:table-row table:style-name="ro1">
          <table:table-cell office:value-type="float" office:value="0.673208" calcext:value-type="float">
            <text:p>0,673208</text:p>
          </table:table-cell>
          <table:table-cell office:value-type="float" office:value="0.872863173484802" calcext:value-type="float">
            <text:p>0,872863173484802</text:p>
          </table:table-cell>
          <table:table-cell office:value-type="float" office:value="0.642195045948029" calcext:value-type="float">
            <text:p>0,642195045948029</text:p>
          </table:table-cell>
          <table:table-cell office:value-type="float" office:value="0.631373584270477" calcext:value-type="float">
            <text:p>0,631373584270477</text:p>
          </table:table-cell>
          <table:table-cell office:value-type="float" office:value="0.644441068172455" calcext:value-type="float">
            <text:p>0,644441068172455</text:p>
          </table:table-cell>
          <table:table-cell office:value-type="float" office:value="0.640619277954102" calcext:value-type="float">
            <text:p>0,640619277954102</text:p>
          </table:table-cell>
          <table:table-cell office:value-type="float" office:value="0.629486441612244" calcext:value-type="float">
            <text:p>0,629486441612244</text:p>
          </table:table-cell>
          <table:table-cell office:value-type="float" office:value="0.583207726478577" calcext:value-type="float">
            <text:p>0,583207726478577</text:p>
          </table:table-cell>
          <table:table-cell office:value-type="float" office:value="0.661172091960907" calcext:value-type="float">
            <text:p>0,661172091960907</text:p>
          </table:table-cell>
          <table:table-cell office:value-type="float" office:value="0.694449245929718" calcext:value-type="float">
            <text:p>0,694449245929718</text:p>
          </table:table-cell>
          <table:table-cell office:value-type="float" office:value="0.732271254062653" calcext:value-type="float">
            <text:p>0,732271254062653</text:p>
          </table:table-cell>
        </table:table-row>
        <table:table-row table:style-name="ro1">
          <table:table-cell office:value-type="float" office:value="0.800352" calcext:value-type="float">
            <text:p>0,800352</text:p>
          </table:table-cell>
          <table:table-cell office:value-type="float" office:value="1.12334656715393" calcext:value-type="float">
            <text:p>1,12334656715393</text:p>
          </table:table-cell>
          <table:table-cell office:value-type="float" office:value="0.744983971118927" calcext:value-type="float">
            <text:p>0,744983971118927</text:p>
          </table:table-cell>
          <table:table-cell office:value-type="float" office:value="0.721051335334778" calcext:value-type="float">
            <text:p>0,721051335334778</text:p>
          </table:table-cell>
          <table:table-cell office:value-type="float" office:value="0.820868194103241" calcext:value-type="float">
            <text:p>0,820868194103241</text:p>
          </table:table-cell>
          <table:table-cell office:value-type="float" office:value="0.759586215019226" calcext:value-type="float">
            <text:p>0,759586215019226</text:p>
          </table:table-cell>
          <table:table-cell office:value-type="float" office:value="0.696056365966797" calcext:value-type="float">
            <text:p>0,696056365966797</text:p>
          </table:table-cell>
          <table:table-cell office:value-type="float" office:value="0.602362871170044" calcext:value-type="float">
            <text:p>0,602362871170044</text:p>
          </table:table-cell>
          <table:table-cell office:value-type="float" office:value="0.794579029083252" calcext:value-type="float">
            <text:p>0,794579029083252</text:p>
          </table:table-cell>
          <table:table-cell office:value-type="float" office:value="0.84010261297226" calcext:value-type="float">
            <text:p>0,84010261297226</text:p>
          </table:table-cell>
          <table:table-cell office:value-type="float" office:value="0.900587201118469" calcext:value-type="float">
            <text:p>0,900587201118469</text:p>
          </table:table-cell>
        </table:table-row>
        <table:table-row table:style-name="ro1">
          <table:table-cell office:value-type="float" office:value="0.903534" calcext:value-type="float">
            <text:p>0,903534</text:p>
          </table:table-cell>
          <table:table-cell office:value-type="float" office:value="1.19319570064545" calcext:value-type="float">
            <text:p>1,19319570064545</text:p>
          </table:table-cell>
          <table:table-cell office:value-type="float" office:value="0.88532155752182" calcext:value-type="float">
            <text:p>0,88532155752182</text:p>
          </table:table-cell>
          <table:table-cell office:value-type="float" office:value="0.846418559551239" calcext:value-type="float">
            <text:p>0,846418559551239</text:p>
          </table:table-cell>
          <table:table-cell office:value-type="float" office:value="0.845646142959595" calcext:value-type="float">
            <text:p>0,845646142959595</text:p>
          </table:table-cell>
          <table:table-cell office:value-type="float" office:value="0.863206028938293" calcext:value-type="float">
            <text:p>0,863206028938293</text:p>
          </table:table-cell>
          <table:table-cell office:value-type="float" office:value="0.850792169570923" calcext:value-type="float">
            <text:p>0,850792169570923</text:p>
          </table:table-cell>
          <table:table-cell office:value-type="float" office:value="0.735575079917908" calcext:value-type="float">
            <text:p>0,735575079917908</text:p>
          </table:table-cell>
          <table:table-cell office:value-type="float" office:value="0.863758385181427" calcext:value-type="float">
            <text:p>0,863758385181427</text:p>
          </table:table-cell>
          <table:table-cell office:value-type="float" office:value="0.864744305610657" calcext:value-type="float">
            <text:p>0,864744305610657</text:p>
          </table:table-cell>
          <table:table-cell office:value-type="float" office:value="1.08668148517609" calcext:value-type="float">
            <text:p>1,08668148517609</text:p>
          </table:table-cell>
        </table:table-row>
        <table:table-row table:style-name="ro1">
          <table:table-cell office:value-type="float" office:value="0.977829" calcext:value-type="float">
            <text:p>0,977829</text:p>
          </table:table-cell>
          <table:table-cell office:value-type="float" office:value="1.18917489051819" calcext:value-type="float">
            <text:p>1,18917489051819</text:p>
          </table:table-cell>
          <table:table-cell office:value-type="float" office:value="0.941883146762848" calcext:value-type="float">
            <text:p>0,941883146762848</text:p>
          </table:table-cell>
          <table:table-cell office:value-type="float" office:value="0.955138862133026" calcext:value-type="float">
            <text:p>0,955138862133026</text:p>
          </table:table-cell>
          <table:table-cell office:value-type="float" office:value="0.933236122131348" calcext:value-type="float">
            <text:p>0,933236122131348</text:p>
          </table:table-cell>
          <table:table-cell office:value-type="float" office:value="0.908607006072998" calcext:value-type="float">
            <text:p>0,908607006072998</text:p>
          </table:table-cell>
          <table:table-cell office:value-type="float" office:value="1.0050094127655" calcext:value-type="float">
            <text:p>1,0050094127655</text:p>
          </table:table-cell>
          <table:table-cell office:value-type="float" office:value="0.832512021064758" calcext:value-type="float">
            <text:p>0,832512021064758</text:p>
          </table:table-cell>
          <table:table-cell office:value-type="float" office:value="0.977440774440765" calcext:value-type="float">
            <text:p>0,977440774440765</text:p>
          </table:table-cell>
          <table:table-cell office:value-type="float" office:value="0.997774362564087" calcext:value-type="float">
            <text:p>0,997774362564087</text:p>
          </table:table-cell>
          <table:table-cell office:value-type="float" office:value="1.037517786026" calcext:value-type="float">
            <text:p>1,037517786026</text:p>
          </table:table-cell>
        </table:table-row>
        <table:table-row table:style-name="ro1">
          <table:table-cell office:value-type="float" office:value="0.953489" calcext:value-type="float">
            <text:p>0,953489</text:p>
          </table:table-cell>
          <table:table-cell office:value-type="float" office:value="0.970348536968231" calcext:value-type="float">
            <text:p>0,970348536968231</text:p>
          </table:table-cell>
          <table:table-cell office:value-type="float" office:value="0.936606109142303" calcext:value-type="float">
            <text:p>0,936606109142303</text:p>
          </table:table-cell>
          <table:table-cell office:value-type="float" office:value="0.950171530246735" calcext:value-type="float">
            <text:p>0,950171530246735</text:p>
          </table:table-cell>
          <table:table-cell office:value-type="float" office:value="0.768938958644867" calcext:value-type="float">
            <text:p>0,768938958644867</text:p>
          </table:table-cell>
          <table:table-cell office:value-type="float" office:value="0.970740675926209" calcext:value-type="float">
            <text:p>0,970740675926209</text:p>
          </table:table-cell>
          <table:table-cell office:value-type="float" office:value="1.03483235836029" calcext:value-type="float">
            <text:p>1,03483235836029</text:p>
          </table:table-cell>
          <table:table-cell office:value-type="float" office:value="1.01578032970428" calcext:value-type="float">
            <text:p>1,01578032970428</text:p>
          </table:table-cell>
          <table:table-cell office:value-type="float" office:value="0.889837563037872" calcext:value-type="float">
            <text:p>0,889837563037872</text:p>
          </table:table-cell>
          <table:table-cell office:value-type="float" office:value="0.916179478168488" calcext:value-type="float">
            <text:p>0,916179478168488</text:p>
          </table:table-cell>
          <table:table-cell office:value-type="float" office:value="1.08145594596863" calcext:value-type="float">
            <text:p>1,08145594596863</text:p>
          </table:table-cell>
        </table:table-row>
        <table:table-row table:style-name="ro1">
          <table:table-cell office:value-type="float" office:value="0.755195" calcext:value-type="float">
            <text:p>0,755195</text:p>
          </table:table-cell>
          <table:table-cell office:value-type="float" office:value="0.759231090545654" calcext:value-type="float">
            <text:p>0,759231090545654</text:p>
          </table:table-cell>
          <table:table-cell office:value-type="float" office:value="0.74550062417984" calcext:value-type="float">
            <text:p>0,74550062417984</text:p>
          </table:table-cell>
          <table:table-cell office:value-type="float" office:value="0.711610853672028" calcext:value-type="float">
            <text:p>0,711610853672028</text:p>
          </table:table-cell>
          <table:table-cell office:value-type="float" office:value="0.606806218624115" calcext:value-type="float">
            <text:p>0,606806218624115</text:p>
          </table:table-cell>
          <table:table-cell office:value-type="float" office:value="0.740231096744537" calcext:value-type="float">
            <text:p>0,740231096744537</text:p>
          </table:table-cell>
          <table:table-cell office:value-type="float" office:value="0.797344028949738" calcext:value-type="float">
            <text:p>0,797344028949738</text:p>
          </table:table-cell>
          <table:table-cell office:value-type="float" office:value="0.903859734535217" calcext:value-type="float">
            <text:p>0,903859734535217</text:p>
          </table:table-cell>
          <table:table-cell office:value-type="float" office:value="0.702383577823639" calcext:value-type="float">
            <text:p>0,702383577823639</text:p>
          </table:table-cell>
          <table:table-cell office:value-type="float" office:value="0.669513821601868" calcext:value-type="float">
            <text:p>0,669513821601868</text:p>
          </table:table-cell>
          <table:table-cell office:value-type="float" office:value="0.915469288825989" calcext:value-type="float">
            <text:p>0,915469288825989</text:p>
          </table:table-cell>
        </table:table-row>
        <table:table-row table:style-name="ro1">
          <table:table-cell office:value-type="float" office:value="0.701076" calcext:value-type="float">
            <text:p>0,701076</text:p>
          </table:table-cell>
          <table:table-cell office:value-type="float" office:value="0.630092620849609" calcext:value-type="float">
            <text:p>0,630092620849609</text:p>
          </table:table-cell>
          <table:table-cell office:value-type="float" office:value="0.753759205341339" calcext:value-type="float">
            <text:p>0,753759205341339</text:p>
          </table:table-cell>
          <table:table-cell office:value-type="float" office:value="0.68888783454895" calcext:value-type="float">
            <text:p>0,68888783454895</text:p>
          </table:table-cell>
          <table:table-cell office:value-type="float" office:value="0.524049162864685" calcext:value-type="float">
            <text:p>0,524049162864685</text:p>
          </table:table-cell>
          <table:table-cell office:value-type="float" office:value="0.683213949203491" calcext:value-type="float">
            <text:p>0,683213949203491</text:p>
          </table:table-cell>
          <table:table-cell office:value-type="float" office:value="0.665275096893311" calcext:value-type="float">
            <text:p>0,665275096893311</text:p>
          </table:table-cell>
          <table:table-cell office:value-type="float" office:value="0.877815306186676" calcext:value-type="float">
            <text:p>0,877815306186676</text:p>
          </table:table-cell>
          <table:table-cell office:value-type="float" office:value="0.613938987255096" calcext:value-type="float">
            <text:p>0,613938987255096</text:p>
          </table:table-cell>
          <table:table-cell office:value-type="float" office:value="0.646456599235535" calcext:value-type="float">
            <text:p>0,646456599235535</text:p>
          </table:table-cell>
          <table:table-cell office:value-type="float" office:value="0.927276134490967" calcext:value-type="float">
            <text:p>0,927276134490967</text:p>
          </table:table-cell>
        </table:table-row>
        <table:table-row table:style-name="ro1">
          <table:table-cell office:value-type="float" office:value="0.736308" calcext:value-type="float">
            <text:p>0,736308</text:p>
          </table:table-cell>
          <table:table-cell office:value-type="float" office:value="0.712184846401215" calcext:value-type="float">
            <text:p>0,712184846401215</text:p>
          </table:table-cell>
          <table:table-cell office:value-type="float" office:value="0.772536158561707" calcext:value-type="float">
            <text:p>0,772536158561707</text:p>
          </table:table-cell>
          <table:table-cell office:value-type="float" office:value="0.775595426559448" calcext:value-type="float">
            <text:p>0,775595426559448</text:p>
          </table:table-cell>
          <table:table-cell office:value-type="float" office:value="0.559042632579803" calcext:value-type="float">
            <text:p>0,559042632579803</text:p>
          </table:table-cell>
          <table:table-cell office:value-type="float" office:value="0.714856028556824" calcext:value-type="float">
            <text:p>0,714856028556824</text:p>
          </table:table-cell>
          <table:table-cell office:value-type="float" office:value="0.678004920482636" calcext:value-type="float">
            <text:p>0,678004920482636</text:p>
          </table:table-cell>
          <table:table-cell office:value-type="float" office:value="0.920938968658447" calcext:value-type="float">
            <text:p>0,920938968658447</text:p>
          </table:table-cell>
          <table:table-cell office:value-type="float" office:value="0.669097661972046" calcext:value-type="float">
            <text:p>0,669097661972046</text:p>
          </table:table-cell>
          <table:table-cell office:value-type="float" office:value="0.648815393447876" calcext:value-type="float">
            <text:p>0,648815393447876</text:p>
          </table:table-cell>
          <table:table-cell office:value-type="float" office:value="0.912008285522461" calcext:value-type="float">
            <text:p>0,912008285522461</text:p>
          </table:table-cell>
        </table:table-row>
        <table:table-row table:style-name="ro1">
          <table:table-cell office:value-type="float" office:value="0.960667" calcext:value-type="float">
            <text:p>0,960667</text:p>
          </table:table-cell>
          <table:table-cell office:value-type="float" office:value="0.950963258743286" calcext:value-type="float">
            <text:p>0,950963258743286</text:p>
          </table:table-cell>
          <table:table-cell office:value-type="float" office:value="1.036980509758" calcext:value-type="float">
            <text:p>1,036980509758</text:p>
          </table:table-cell>
          <table:table-cell office:value-type="float" office:value="1.01090276241303" calcext:value-type="float">
            <text:p>1,01090276241303</text:p>
          </table:table-cell>
          <table:table-cell office:value-type="float" office:value="0.706140458583832" calcext:value-type="float">
            <text:p>0,706140458583832</text:p>
          </table:table-cell>
          <table:table-cell office:value-type="float" office:value="1.07588005065918" calcext:value-type="float">
            <text:p>1,07588005065918</text:p>
          </table:table-cell>
          <table:table-cell office:value-type="float" office:value="0.832449734210968" calcext:value-type="float">
            <text:p>0,832449734210968</text:p>
          </table:table-cell>
          <table:table-cell office:value-type="float" office:value="1.0429435968399" calcext:value-type="float">
            <text:p>1,0429435968399</text:p>
          </table:table-cell>
          <table:table-cell office:value-type="float" office:value="0.882527709007263" calcext:value-type="float">
            <text:p>0,882527709007263</text:p>
          </table:table-cell>
          <table:table-cell office:value-type="float" office:value="0.968659043312073" calcext:value-type="float">
            <text:p>0,968659043312073</text:p>
          </table:table-cell>
          <table:table-cell office:value-type="float" office:value="1.09922766685486" calcext:value-type="float">
            <text:p>1,09922766685486</text:p>
          </table:table-cell>
        </table:table-row>
        <table:table-row table:style-name="ro1">
          <table:table-cell office:value-type="float" office:value="1.59209" calcext:value-type="float">
            <text:p>1,59209</text:p>
          </table:table-cell>
          <table:table-cell office:value-type="float" office:value="1.75400233268738" calcext:value-type="float">
            <text:p>1,75400233268738</text:p>
          </table:table-cell>
          <table:table-cell office:value-type="float" office:value="1.57079005241394" calcext:value-type="float">
            <text:p>1,57079005241394</text:p>
          </table:table-cell>
          <table:table-cell office:value-type="float" office:value="1.5369793176651" calcext:value-type="float">
            <text:p>1,5369793176651</text:p>
          </table:table-cell>
          <table:table-cell office:value-type="float" office:value="1.19925081729889" calcext:value-type="float">
            <text:p>1,19925081729889</text:p>
          </table:table-cell>
          <table:table-cell office:value-type="float" office:value="1.77129793167114" calcext:value-type="float">
            <text:p>1,77129793167114</text:p>
          </table:table-cell>
          <table:table-cell office:value-type="float" office:value="1.42450284957886" calcext:value-type="float">
            <text:p>1,42450284957886</text:p>
          </table:table-cell>
          <table:table-cell office:value-type="float" office:value="1.67384231090546" calcext:value-type="float">
            <text:p>1,67384231090546</text:p>
          </table:table-cell>
          <table:table-cell office:value-type="float" office:value="1.55674934387207" calcext:value-type="float">
            <text:p>1,55674934387207</text:p>
          </table:table-cell>
          <table:table-cell office:value-type="float" office:value="1.89319062232971" calcext:value-type="float">
            <text:p>1,89319062232971</text:p>
          </table:table-cell>
          <table:table-cell office:value-type="float" office:value="1.54029417037964" calcext:value-type="float">
            <text:p>1,54029417037964</text:p>
          </table:table-cell>
        </table:table-row>
        <table:table-row table:style-name="ro1">
          <table:table-cell office:value-type="float" office:value="1.88635" calcext:value-type="float">
            <text:p>1,88635</text:p>
          </table:table-cell>
          <table:table-cell office:value-type="float" office:value="2.13065123558044" calcext:value-type="float">
            <text:p>2,13065123558044</text:p>
          </table:table-cell>
          <table:table-cell office:value-type="float" office:value="1.76045763492584" calcext:value-type="float">
            <text:p>1,76045763492584</text:p>
          </table:table-cell>
          <table:table-cell office:value-type="float" office:value="1.9515483379364" calcext:value-type="float">
            <text:p>1,9515483379364</text:p>
          </table:table-cell>
          <table:table-cell office:value-type="float" office:value="1.3901162147522" calcext:value-type="float">
            <text:p>1,3901162147522</text:p>
          </table:table-cell>
          <table:table-cell office:value-type="float" office:value="2.12899470329285" calcext:value-type="float">
            <text:p>2,12899470329285</text:p>
          </table:table-cell>
          <table:table-cell office:value-type="float" office:value="1.50251805782318" calcext:value-type="float">
            <text:p>1,50251805782318</text:p>
          </table:table-cell>
          <table:table-cell office:value-type="float" office:value="1.98513293266296" calcext:value-type="float">
            <text:p>1,98513293266296</text:p>
          </table:table-cell>
          <table:table-cell office:value-type="float" office:value="1.76313006877899" calcext:value-type="float">
            <text:p>1,76313006877899</text:p>
          </table:table-cell>
          <table:table-cell office:value-type="float" office:value="2.60333967208862" calcext:value-type="float">
            <text:p>2,60333967208862</text:p>
          </table:table-cell>
          <table:table-cell office:value-type="float" office:value="1.64762735366821" calcext:value-type="float">
            <text:p>1,64762735366821</text:p>
          </table:table-cell>
        </table:table-row>
        <table:table-row table:style-name="ro1">
          <table:table-cell office:value-type="float" office:value="1.68287" calcext:value-type="float">
            <text:p>1,68287</text:p>
          </table:table-cell>
          <table:table-cell office:value-type="float" office:value="1.76973617076874" calcext:value-type="float">
            <text:p>1,76973617076874</text:p>
          </table:table-cell>
          <table:table-cell office:value-type="float" office:value="1.35116171836853" calcext:value-type="float">
            <text:p>1,35116171836853</text:p>
          </table:table-cell>
          <table:table-cell office:value-type="float" office:value="1.6322945356369" calcext:value-type="float">
            <text:p>1,6322945356369</text:p>
          </table:table-cell>
          <table:table-cell office:value-type="float" office:value="1.20919799804688" calcext:value-type="float">
            <text:p>1,20919799804688</text:p>
          </table:table-cell>
          <table:table-cell office:value-type="float" office:value="2.48379349708557" calcext:value-type="float">
            <text:p>2,48379349708557</text:p>
          </table:table-cell>
          <table:table-cell office:value-type="float" office:value="1.12807595729828" calcext:value-type="float">
            <text:p>1,12807595729828</text:p>
          </table:table-cell>
          <table:table-cell office:value-type="float" office:value="2.16757917404175" calcext:value-type="float">
            <text:p>2,16757917404175</text:p>
          </table:table-cell>
          <table:table-cell office:value-type="float" office:value="1.28505504131317" calcext:value-type="float">
            <text:p>1,28505504131317</text:p>
          </table:table-cell>
          <table:table-cell office:value-type="float" office:value="2.57018661499023" calcext:value-type="float">
            <text:p>2,57018661499023</text:p>
          </table:table-cell>
          <table:table-cell office:value-type="float" office:value="1.23159682750702" calcext:value-type="float">
            <text:p>1,23159682750702</text:p>
          </table:table-cell>
        </table:table-row>
        <table:table-row table:style-name="ro1">
          <table:table-cell office:value-type="float" office:value="1.69543" calcext:value-type="float">
            <text:p>1,69543</text:p>
          </table:table-cell>
          <table:table-cell office:value-type="float" office:value="1.76310324668884" calcext:value-type="float">
            <text:p>1,76310324668884</text:p>
          </table:table-cell>
          <table:table-cell office:value-type="float" office:value="1.44799029827118" calcext:value-type="float">
            <text:p>1,44799029827118</text:p>
          </table:table-cell>
          <table:table-cell office:value-type="float" office:value="1.38589775562286" calcext:value-type="float">
            <text:p>1,38589775562286</text:p>
          </table:table-cell>
          <table:table-cell office:value-type="float" office:value="1.38295519351959" calcext:value-type="float">
            <text:p>1,38295519351959</text:p>
          </table:table-cell>
          <table:table-cell office:value-type="float" office:value="2.01994156837463" calcext:value-type="float">
            <text:p>2,01994156837463</text:p>
          </table:table-cell>
          <table:table-cell office:value-type="float" office:value="1.23451399803162" calcext:value-type="float">
            <text:p>1,23451399803162</text:p>
          </table:table-cell>
          <table:table-cell office:value-type="float" office:value="1.75224363803864" calcext:value-type="float">
            <text:p>1,75224363803864</text:p>
          </table:table-cell>
          <table:table-cell office:value-type="float" office:value="1.38725078105927" calcext:value-type="float">
            <text:p>1,38725078105927</text:p>
          </table:table-cell>
          <table:table-cell office:value-type="float" office:value="3.2112021446228" calcext:value-type="float">
            <text:p>3,2112021446228</text:p>
          </table:table-cell>
          <table:table-cell office:value-type="float" office:value="1.36919975280762" calcext:value-type="float">
            <text:p>1,36919975280762</text:p>
          </table:table-cell>
        </table:table-row>
        <table:table-row table:style-name="ro1">
          <table:table-cell office:value-type="float" office:value="1.50379" calcext:value-type="float">
            <text:p>1,50379</text:p>
          </table:table-cell>
          <table:table-cell office:value-type="float" office:value="1.69679701328278" calcext:value-type="float">
            <text:p>1,69679701328278</text:p>
          </table:table-cell>
          <table:table-cell office:value-type="float" office:value="1.29346346855164" calcext:value-type="float">
            <text:p>1,29346346855164</text:p>
          </table:table-cell>
          <table:table-cell office:value-type="float" office:value="1.49513363838196" calcext:value-type="float">
            <text:p>1,49513363838196</text:p>
          </table:table-cell>
          <table:table-cell office:value-type="float" office:value="1.1486269235611" calcext:value-type="float">
            <text:p>1,1486269235611</text:p>
          </table:table-cell>
          <table:table-cell office:value-type="float" office:value="1.84493255615234" calcext:value-type="float">
            <text:p>1,84493255615234</text:p>
          </table:table-cell>
          <table:table-cell office:value-type="float" office:value="1.12006998062134" calcext:value-type="float">
            <text:p>1,12006998062134</text:p>
          </table:table-cell>
          <table:table-cell office:value-type="float" office:value="1.64683723449707" calcext:value-type="float">
            <text:p>1,64683723449707</text:p>
          </table:table-cell>
          <table:table-cell office:value-type="float" office:value="1.31346833705902" calcext:value-type="float">
            <text:p>1,31346833705902</text:p>
          </table:table-cell>
          <table:table-cell office:value-type="float" office:value="2.2576014995575" calcext:value-type="float">
            <text:p>2,2576014995575</text:p>
          </table:table-cell>
          <table:table-cell office:value-type="float" office:value="1.22101497650146" calcext:value-type="float">
            <text:p>1,22101497650146</text:p>
          </table:table-cell>
        </table:table-row>
        <table:table-row table:style-name="ro1">
          <table:table-cell office:value-type="float" office:value="1.38763" calcext:value-type="float">
            <text:p>1,38763</text:p>
          </table:table-cell>
          <table:table-cell office:value-type="float" office:value="1.75799691677094" calcext:value-type="float">
            <text:p>1,75799691677094</text:p>
          </table:table-cell>
          <table:table-cell office:value-type="float" office:value="1.21184158325195" calcext:value-type="float">
            <text:p>1,21184158325195</text:p>
          </table:table-cell>
          <table:table-cell office:value-type="float" office:value="2.09059357643127" calcext:value-type="float">
            <text:p>2,09059357643127</text:p>
          </table:table-cell>
          <table:table-cell office:value-type="float" office:value="1.29373168945313" calcext:value-type="float">
            <text:p>1,29373168945313</text:p>
          </table:table-cell>
          <table:table-cell office:value-type="float" office:value="1.63160336017609" calcext:value-type="float">
            <text:p>1,63160336017609</text:p>
          </table:table-cell>
          <table:table-cell office:value-type="float" office:value="1.04086565971375" calcext:value-type="float">
            <text:p>1,04086565971375</text:p>
          </table:table-cell>
          <table:table-cell office:value-type="float" office:value="1.23701441287994" calcext:value-type="float">
            <text:p>1,23701441287994</text:p>
          </table:table-cell>
          <table:table-cell office:value-type="float" office:value="1.27139270305634" calcext:value-type="float">
            <text:p>1,27139270305634</text:p>
          </table:table-cell>
          <table:table-cell office:value-type="float" office:value="1.13537681102753" calcext:value-type="float">
            <text:p>1,13537681102753</text:p>
          </table:table-cell>
          <table:table-cell office:value-type="float" office:value="1.20588612556458" calcext:value-type="float">
            <text:p>1,20588612556458</text:p>
          </table:table-cell>
        </table:table-row>
        <table:table-row table:style-name="ro1">
          <table:table-cell office:value-type="float" office:value="1.31192" calcext:value-type="float">
            <text:p>1,31192</text:p>
          </table:table-cell>
          <table:table-cell office:value-type="float" office:value="1.43198394775391" calcext:value-type="float">
            <text:p>1,43198394775391</text:p>
          </table:table-cell>
          <table:table-cell office:value-type="float" office:value="1.25035262107849" calcext:value-type="float">
            <text:p>1,25035262107849</text:p>
          </table:table-cell>
          <table:table-cell office:value-type="float" office:value="1.65890669822693" calcext:value-type="float">
            <text:p>1,65890669822693</text:p>
          </table:table-cell>
          <table:table-cell office:value-type="float" office:value="1.3574903011322" calcext:value-type="float">
            <text:p>1,3574903011322</text:p>
          </table:table-cell>
          <table:table-cell office:value-type="float" office:value="1.660799741745" calcext:value-type="float">
            <text:p>1,660799741745</text:p>
          </table:table-cell>
          <table:table-cell office:value-type="float" office:value="0.970029354095459" calcext:value-type="float">
            <text:p>0,970029354095459</text:p>
          </table:table-cell>
          <table:table-cell office:value-type="float" office:value="1.23671281337738" calcext:value-type="float">
            <text:p>1,23671281337738</text:p>
          </table:table-cell>
          <table:table-cell office:value-type="float" office:value="1.23709523677826" calcext:value-type="float">
            <text:p>1,23709523677826</text:p>
          </table:table-cell>
          <table:table-cell office:value-type="float" office:value="1.15392482280731" calcext:value-type="float">
            <text:p>1,15392482280731</text:p>
          </table:table-cell>
          <table:table-cell office:value-type="float" office:value="1.16190779209137" calcext:value-type="float">
            <text:p>1,16190779209137</text:p>
          </table:table-cell>
        </table:table-row>
        <table:table-row table:style-name="ro1">
          <table:table-cell office:value-type="float" office:value="1.22648" calcext:value-type="float">
            <text:p>1,22648</text:p>
          </table:table-cell>
          <table:table-cell office:value-type="float" office:value="1.47289431095123" calcext:value-type="float">
            <text:p>1,47289431095123</text:p>
          </table:table-cell>
          <table:table-cell office:value-type="float" office:value="1.38325500488281" calcext:value-type="float">
            <text:p>1,38325500488281</text:p>
          </table:table-cell>
          <table:table-cell office:value-type="float" office:value="1.35459995269775" calcext:value-type="float">
            <text:p>1,35459995269775</text:p>
          </table:table-cell>
          <table:table-cell office:value-type="float" office:value="1.33071732521057" calcext:value-type="float">
            <text:p>1,33071732521057</text:p>
          </table:table-cell>
          <table:table-cell office:value-type="float" office:value="1.35748958587646" calcext:value-type="float">
            <text:p>1,35748958587646</text:p>
          </table:table-cell>
          <table:table-cell office:value-type="float" office:value="0.87157553434372" calcext:value-type="float">
            <text:p>0,87157553434372</text:p>
          </table:table-cell>
          <table:table-cell office:value-type="float" office:value="1.23146390914917" calcext:value-type="float">
            <text:p>1,23146390914917</text:p>
          </table:table-cell>
          <table:table-cell office:value-type="float" office:value="1.1714882850647" calcext:value-type="float">
            <text:p>1,1714882850647</text:p>
          </table:table-cell>
          <table:table-cell office:value-type="float" office:value="0.996820628643036" calcext:value-type="float">
            <text:p>0,996820628643036</text:p>
          </table:table-cell>
          <table:table-cell office:value-type="float" office:value="1.0945451259613" calcext:value-type="float">
            <text:p>1,0945451259613</text:p>
          </table:table-cell>
        </table:table-row>
        <table:table-row table:style-name="ro1">
          <table:table-cell office:value-type="float" office:value="1.78499" calcext:value-type="float">
            <text:p>1,78499</text:p>
          </table:table-cell>
          <table:table-cell office:value-type="float" office:value="2.25245952606201" calcext:value-type="float">
            <text:p>2,25245952606201</text:p>
          </table:table-cell>
          <table:table-cell office:value-type="float" office:value="2.0829553604126" calcext:value-type="float">
            <text:p>2,0829553604126</text:p>
          </table:table-cell>
          <table:table-cell office:value-type="float" office:value="1.85382688045502" calcext:value-type="float">
            <text:p>1,85382688045502</text:p>
          </table:table-cell>
          <table:table-cell office:value-type="float" office:value="1.76175391674042" calcext:value-type="float">
            <text:p>1,76175391674042</text:p>
          </table:table-cell>
          <table:table-cell office:value-type="float" office:value="1.84360325336456" calcext:value-type="float">
            <text:p>1,84360325336456</text:p>
          </table:table-cell>
          <table:table-cell office:value-type="float" office:value="1.07956504821777" calcext:value-type="float">
            <text:p>1,07956504821777</text:p>
          </table:table-cell>
          <table:table-cell office:value-type="float" office:value="1.83033537864685" calcext:value-type="float">
            <text:p>1,83033537864685</text:p>
          </table:table-cell>
          <table:table-cell office:value-type="float" office:value="1.97434139251709" calcext:value-type="float">
            <text:p>1,97434139251709</text:p>
          </table:table-cell>
          <table:table-cell office:value-type="float" office:value="1.50850546360016" calcext:value-type="float">
            <text:p>1,50850546360016</text:p>
          </table:table-cell>
          <table:table-cell office:value-type="float" office:value="1.66256105899811" calcext:value-type="float">
            <text:p>1,66256105899811</text:p>
          </table:table-cell>
        </table:table-row>
        <table:table-row table:style-name="ro1">
          <table:table-cell office:value-type="float" office:value="1.84546" calcext:value-type="float">
            <text:p>1,84546</text:p>
          </table:table-cell>
          <table:table-cell office:value-type="float" office:value="2.20076179504395" calcext:value-type="float">
            <text:p>2,20076179504395</text:p>
          </table:table-cell>
          <table:table-cell office:value-type="float" office:value="2.03261232376099" calcext:value-type="float">
            <text:p>2,03261232376099</text:p>
          </table:table-cell>
          <table:table-cell office:value-type="float" office:value="2.01897692680359" calcext:value-type="float">
            <text:p>2,01897692680359</text:p>
          </table:table-cell>
          <table:table-cell office:value-type="float" office:value="1.67711544036865" calcext:value-type="float">
            <text:p>1,67711544036865</text:p>
          </table:table-cell>
          <table:table-cell office:value-type="float" office:value="2.15182733535767" calcext:value-type="float">
            <text:p>2,15182733535767</text:p>
          </table:table-cell>
          <table:table-cell office:value-type="float" office:value="1.13325202465057" calcext:value-type="float">
            <text:p>1,13325202465057</text:p>
          </table:table-cell>
          <table:table-cell office:value-type="float" office:value="1.82727205753326" calcext:value-type="float">
            <text:p>1,82727205753326</text:p>
          </table:table-cell>
          <table:table-cell office:value-type="float" office:value="1.97664737701416" calcext:value-type="float">
            <text:p>1,97664737701416</text:p>
          </table:table-cell>
          <table:table-cell office:value-type="float" office:value="1.63943243026733" calcext:value-type="float">
            <text:p>1,63943243026733</text:p>
          </table:table-cell>
          <table:table-cell office:value-type="float" office:value="1.7967324256897" calcext:value-type="float">
            <text:p>1,7967324256897</text:p>
          </table:table-cell>
        </table:table-row>
        <table:table-row table:style-name="ro1">
          <table:table-cell office:value-type="float" office:value="1.54517" calcext:value-type="float">
            <text:p>1,54517</text:p>
          </table:table-cell>
          <table:table-cell office:value-type="float" office:value="1.71140933036804" calcext:value-type="float">
            <text:p>1,71140933036804</text:p>
          </table:table-cell>
          <table:table-cell office:value-type="float" office:value="1.5184623003006" calcext:value-type="float">
            <text:p>1,5184623003006</text:p>
          </table:table-cell>
          <table:table-cell office:value-type="float" office:value="1.69747591018677" calcext:value-type="float">
            <text:p>1,69747591018677</text:p>
          </table:table-cell>
          <table:table-cell office:value-type="float" office:value="1.39073896408081" calcext:value-type="float">
            <text:p>1,39073896408081</text:p>
          </table:table-cell>
          <table:table-cell office:value-type="float" office:value="1.74036371707916" calcext:value-type="float">
            <text:p>1,74036371707916</text:p>
          </table:table-cell>
          <table:table-cell office:value-type="float" office:value="1.02829432487488" calcext:value-type="float">
            <text:p>1,02829432487488</text:p>
          </table:table-cell>
          <table:table-cell office:value-type="float" office:value="1.65484607219696" calcext:value-type="float">
            <text:p>1,65484607219696</text:p>
          </table:table-cell>
          <table:table-cell office:value-type="float" office:value="1.5628434419632" calcext:value-type="float">
            <text:p>1,5628434419632</text:p>
          </table:table-cell>
          <table:table-cell office:value-type="float" office:value="1.63552725315094" calcext:value-type="float">
            <text:p>1,63552725315094</text:p>
          </table:table-cell>
          <table:table-cell office:value-type="float" office:value="1.5117609500885" calcext:value-type="float">
            <text:p>1,5117609500885</text:p>
          </table:table-cell>
        </table:table-row>
        <table:table-row table:style-name="ro1">
          <table:table-cell office:value-type="float" office:value="1.29707" calcext:value-type="float">
            <text:p>1,29707</text:p>
          </table:table-cell>
          <table:table-cell office:value-type="float" office:value="1.36536121368408" calcext:value-type="float">
            <text:p>1,36536121368408</text:p>
          </table:table-cell>
          <table:table-cell office:value-type="float" office:value="1.19323110580444" calcext:value-type="float">
            <text:p>1,19323110580444</text:p>
          </table:table-cell>
          <table:table-cell office:value-type="float" office:value="1.29325103759766" calcext:value-type="float">
            <text:p>1,29325103759766</text:p>
          </table:table-cell>
          <table:table-cell office:value-type="float" office:value="1.2444783449173" calcext:value-type="float">
            <text:p>1,2444783449173</text:p>
          </table:table-cell>
          <table:table-cell office:value-type="float" office:value="1.52577900886536" calcext:value-type="float">
            <text:p>1,52577900886536</text:p>
          </table:table-cell>
          <table:table-cell office:value-type="float" office:value="1.03851497173309" calcext:value-type="float">
            <text:p>1,03851497173309</text:p>
          </table:table-cell>
          <table:table-cell office:value-type="float" office:value="1.41900396347046" calcext:value-type="float">
            <text:p>1,41900396347046</text:p>
          </table:table-cell>
          <table:table-cell office:value-type="float" office:value="1.23274314403534" calcext:value-type="float">
            <text:p>1,23274314403534</text:p>
          </table:table-cell>
          <table:table-cell office:value-type="float" office:value="1.36291396617889" calcext:value-type="float">
            <text:p>1,36291396617889</text:p>
          </table:table-cell>
          <table:table-cell office:value-type="float" office:value="1.295450091362" calcext:value-type="float">
            <text:p>1,295450091362</text:p>
          </table:table-cell>
        </table:table-row>
        <table:table-row table:style-name="ro1">
          <table:table-cell office:value-type="float" office:value="1.0104" calcext:value-type="float">
            <text:p>1,0104</text:p>
          </table:table-cell>
          <table:table-cell office:value-type="float" office:value="0.975597202777863" calcext:value-type="float">
            <text:p>0,975597202777863</text:p>
          </table:table-cell>
          <table:table-cell office:value-type="float" office:value="0.942897975444794" calcext:value-type="float">
            <text:p>0,942897975444794</text:p>
          </table:table-cell>
          <table:table-cell office:value-type="float" office:value="1.02008652687073" calcext:value-type="float">
            <text:p>1,02008652687073</text:p>
          </table:table-cell>
          <table:table-cell office:value-type="float" office:value="1.02961981296539" calcext:value-type="float">
            <text:p>1,02961981296539</text:p>
          </table:table-cell>
          <table:table-cell office:value-type="float" office:value="1.09814119338989" calcext:value-type="float">
            <text:p>1,09814119338989</text:p>
          </table:table-cell>
          <table:table-cell office:value-type="float" office:value="0.850273370742798" calcext:value-type="float">
            <text:p>0,850273370742798</text:p>
          </table:table-cell>
          <table:table-cell office:value-type="float" office:value="1.13708031177521" calcext:value-type="float">
            <text:p>1,13708031177521</text:p>
          </table:table-cell>
          <table:table-cell office:value-type="float" office:value="0.845366418361664" calcext:value-type="float">
            <text:p>0,845366418361664</text:p>
          </table:table-cell>
          <table:table-cell office:value-type="float" office:value="1.07997965812683" calcext:value-type="float">
            <text:p>1,07997965812683</text:p>
          </table:table-cell>
          <table:table-cell office:value-type="float" office:value="1.12492251396179" calcext:value-type="float">
            <text:p>1,12492251396179</text:p>
          </table:table-cell>
        </table:table-row>
        <table:table-row table:style-name="ro1">
          <table:table-cell office:value-type="float" office:value="1.13058" calcext:value-type="float">
            <text:p>1,13058</text:p>
          </table:table-cell>
          <table:table-cell office:value-type="float" office:value="1.25129675865173" calcext:value-type="float">
            <text:p>1,25129675865173</text:p>
          </table:table-cell>
          <table:table-cell office:value-type="float" office:value="1.00296521186829" calcext:value-type="float">
            <text:p>1,00296521186829</text:p>
          </table:table-cell>
          <table:table-cell office:value-type="float" office:value="0.993299663066864" calcext:value-type="float">
            <text:p>0,993299663066864</text:p>
          </table:table-cell>
          <table:table-cell office:value-type="float" office:value="1.24295234680176" calcext:value-type="float">
            <text:p>1,24295234680176</text:p>
          </table:table-cell>
          <table:table-cell office:value-type="float" office:value="1.1598893404007" calcext:value-type="float">
            <text:p>1,1598893404007</text:p>
          </table:table-cell>
          <table:table-cell office:value-type="float" office:value="0.928839325904846" calcext:value-type="float">
            <text:p>0,928839325904846</text:p>
          </table:table-cell>
          <table:table-cell office:value-type="float" office:value="1.13148653507233" calcext:value-type="float">
            <text:p>1,13148653507233</text:p>
          </table:table-cell>
          <table:table-cell office:value-type="float" office:value="1.05402314662933" calcext:value-type="float">
            <text:p>1,05402314662933</text:p>
          </table:table-cell>
          <table:table-cell office:value-type="float" office:value="1.24545741081238" calcext:value-type="float">
            <text:p>1,24545741081238</text:p>
          </table:table-cell>
          <table:table-cell office:value-type="float" office:value="1.29563224315643" calcext:value-type="float">
            <text:p>1,29563224315643</text:p>
          </table:table-cell>
        </table:table-row>
        <table:table-row table:style-name="ro1">
          <table:table-cell office:value-type="float" office:value="0.909627" calcext:value-type="float">
            <text:p>0,909627</text:p>
          </table:table-cell>
          <table:table-cell office:value-type="float" office:value="0.988353371620178" calcext:value-type="float">
            <text:p>0,988353371620178</text:p>
          </table:table-cell>
          <table:table-cell office:value-type="float" office:value="0.773338317871094" calcext:value-type="float">
            <text:p>0,773338317871094</text:p>
          </table:table-cell>
          <table:table-cell office:value-type="float" office:value="0.841675400733948" calcext:value-type="float">
            <text:p>0,841675400733948</text:p>
          </table:table-cell>
          <table:table-cell office:value-type="float" office:value="0.970255255699158" calcext:value-type="float">
            <text:p>0,970255255699158</text:p>
          </table:table-cell>
          <table:table-cell office:value-type="float" office:value="0.894018173217773" calcext:value-type="float">
            <text:p>0,894018173217773</text:p>
          </table:table-cell>
          <table:table-cell office:value-type="float" office:value="0.727724075317383" calcext:value-type="float">
            <text:p>0,727724075317383</text:p>
          </table:table-cell>
          <table:table-cell office:value-type="float" office:value="0.882852435112" calcext:value-type="float">
            <text:p>0,882852435112</text:p>
          </table:table-cell>
          <table:table-cell office:value-type="float" office:value="0.877770841121674" calcext:value-type="float">
            <text:p>0,877770841121674</text:p>
          </table:table-cell>
          <table:table-cell office:value-type="float" office:value="0.968933284282684" calcext:value-type="float">
            <text:p>0,968933284282684</text:p>
          </table:table-cell>
          <table:table-cell office:value-type="float" office:value="1.17134475708008" calcext:value-type="float">
            <text:p>1,17134475708008</text:p>
          </table:table-cell>
        </table:table-row>
        <table:table-row table:style-name="ro1">
          <table:table-cell office:value-type="float" office:value="0.890505" calcext:value-type="float">
            <text:p>0,890505</text:p>
          </table:table-cell>
          <table:table-cell office:value-type="float" office:value="1.03268885612488" calcext:value-type="float">
            <text:p>1,03268885612488</text:p>
          </table:table-cell>
          <table:table-cell office:value-type="float" office:value="0.781864702701569" calcext:value-type="float">
            <text:p>0,781864702701569</text:p>
          </table:table-cell>
          <table:table-cell office:value-type="float" office:value="0.745754718780518" calcext:value-type="float">
            <text:p>0,745754718780518</text:p>
          </table:table-cell>
          <table:table-cell office:value-type="float" office:value="0.951030313968658" calcext:value-type="float">
            <text:p>0,951030313968658</text:p>
          </table:table-cell>
          <table:table-cell office:value-type="float" office:value="0.749602198600769" calcext:value-type="float">
            <text:p>0,749602198600769</text:p>
          </table:table-cell>
          <table:table-cell office:value-type="float" office:value="0.755484223365784" calcext:value-type="float">
            <text:p>0,755484223365784</text:p>
          </table:table-cell>
          <table:table-cell office:value-type="float" office:value="0.868293166160584" calcext:value-type="float">
            <text:p>0,868293166160584</text:p>
          </table:table-cell>
          <table:table-cell office:value-type="float" office:value="0.751909017562866" calcext:value-type="float">
            <text:p>0,751909017562866</text:p>
          </table:table-cell>
          <table:table-cell office:value-type="float" office:value="1.07462668418884" calcext:value-type="float">
            <text:p>1,07462668418884</text:p>
          </table:table-cell>
          <table:table-cell office:value-type="float" office:value="1.19380068778992" calcext:value-type="float">
            <text:p>1,19380068778992</text:p>
          </table:table-cell>
        </table:table-row>
        <table:table-row table:style-name="ro1">
          <table:table-cell office:value-type="float" office:value="0.926087" calcext:value-type="float">
            <text:p>0,926087</text:p>
          </table:table-cell>
          <table:table-cell office:value-type="float" office:value="1.24217331409454" calcext:value-type="float">
            <text:p>1,24217331409454</text:p>
          </table:table-cell>
          <table:table-cell office:value-type="float" office:value="0.83773672580719" calcext:value-type="float">
            <text:p>0,83773672580719</text:p>
          </table:table-cell>
          <table:table-cell office:value-type="float" office:value="0.749130070209503" calcext:value-type="float">
            <text:p>0,749130070209503</text:p>
          </table:table-cell>
          <table:table-cell office:value-type="float" office:value="0.955175280570984" calcext:value-type="float">
            <text:p>0,955175280570984</text:p>
          </table:table-cell>
          <table:table-cell office:value-type="float" office:value="0.809014141559601" calcext:value-type="float">
            <text:p>0,809014141559601</text:p>
          </table:table-cell>
          <table:table-cell office:value-type="float" office:value="0.795922636985779" calcext:value-type="float">
            <text:p>0,795922636985779</text:p>
          </table:table-cell>
          <table:table-cell office:value-type="float" office:value="0.864976704120636" calcext:value-type="float">
            <text:p>0,864976704120636</text:p>
          </table:table-cell>
          <table:table-cell office:value-type="float" office:value="0.873088836669922" calcext:value-type="float">
            <text:p>0,873088836669922</text:p>
          </table:table-cell>
          <table:table-cell office:value-type="float" office:value="1.06431233882904" calcext:value-type="float">
            <text:p>1,06431233882904</text:p>
          </table:table-cell>
          <table:table-cell office:value-type="float" office:value="1.06933522224426" calcext:value-type="float">
            <text:p>1,06933522224426</text:p>
          </table:table-cell>
        </table:table-row>
        <table:table-row table:style-name="ro1">
          <table:table-cell office:value-type="float" office:value="0.994274" calcext:value-type="float">
            <text:p>0,994274</text:p>
          </table:table-cell>
          <table:table-cell office:value-type="float" office:value="1.38019740581512" calcext:value-type="float">
            <text:p>1,38019740581512</text:p>
          </table:table-cell>
          <table:table-cell office:value-type="float" office:value="0.891930520534515" calcext:value-type="float">
            <text:p>0,891930520534515</text:p>
          </table:table-cell>
          <table:table-cell office:value-type="float" office:value="0.895501434803009" calcext:value-type="float">
            <text:p>0,895501434803009</text:p>
          </table:table-cell>
          <table:table-cell office:value-type="float" office:value="1.0392040014267" calcext:value-type="float">
            <text:p>1,0392040014267</text:p>
          </table:table-cell>
          <table:table-cell office:value-type="float" office:value="0.914523839950562" calcext:value-type="float">
            <text:p>0,914523839950562</text:p>
          </table:table-cell>
          <table:table-cell office:value-type="float" office:value="0.954905152320862" calcext:value-type="float">
            <text:p>0,954905152320862</text:p>
          </table:table-cell>
          <table:table-cell office:value-type="float" office:value="1.01629137992859" calcext:value-type="float">
            <text:p>1,01629137992859</text:p>
          </table:table-cell>
          <table:table-cell office:value-type="float" office:value="0.927973389625549" calcext:value-type="float">
            <text:p>0,927973389625549</text:p>
          </table:table-cell>
          <table:table-cell office:value-type="float" office:value="0.993470549583435" calcext:value-type="float">
            <text:p>0,993470549583435</text:p>
          </table:table-cell>
          <table:table-cell office:value-type="float" office:value="0.928738951683044" calcext:value-type="float">
            <text:p>0,928738951683044</text:p>
          </table:table-cell>
        </table:table-row>
        <table:table-row table:style-name="ro1">
          <table:table-cell office:value-type="float" office:value="0.866469" calcext:value-type="float">
            <text:p>0,866469</text:p>
          </table:table-cell>
          <table:table-cell office:value-type="float" office:value="1.19076633453369" calcext:value-type="float">
            <text:p>1,19076633453369</text:p>
          </table:table-cell>
          <table:table-cell office:value-type="float" office:value="0.710283160209656" calcext:value-type="float">
            <text:p>0,710283160209656</text:p>
          </table:table-cell>
          <table:table-cell office:value-type="float" office:value="0.751756846904755" calcext:value-type="float">
            <text:p>0,751756846904755</text:p>
          </table:table-cell>
          <table:table-cell office:value-type="float" office:value="0.957419157028198" calcext:value-type="float">
            <text:p>0,957419157028198</text:p>
          </table:table-cell>
          <table:table-cell office:value-type="float" office:value="0.770521283149719" calcext:value-type="float">
            <text:p>0,770521283149719</text:p>
          </table:table-cell>
          <table:table-cell office:value-type="float" office:value="0.816479384899139" calcext:value-type="float">
            <text:p>0,816479384899139</text:p>
          </table:table-cell>
          <table:table-cell office:value-type="float" office:value="0.900535047054291" calcext:value-type="float">
            <text:p>0,900535047054291</text:p>
          </table:table-cell>
          <table:table-cell office:value-type="float" office:value="0.796980559825897" calcext:value-type="float">
            <text:p>0,796980559825897</text:p>
          </table:table-cell>
          <table:table-cell office:value-type="float" office:value="0.835625767707825" calcext:value-type="float">
            <text:p>0,835625767707825</text:p>
          </table:table-cell>
          <table:table-cell office:value-type="float" office:value="0.934320211410522" calcext:value-type="float">
            <text:p>0,934320211410522</text:p>
          </table:table-cell>
        </table:table-row>
        <table:table-row table:style-name="ro1">
          <table:table-cell office:value-type="float" office:value="0.711174" calcext:value-type="float">
            <text:p>0,711174</text:p>
          </table:table-cell>
          <table:table-cell office:value-type="float" office:value="1.05823719501495" calcext:value-type="float">
            <text:p>1,05823719501495</text:p>
          </table:table-cell>
          <table:table-cell office:value-type="float" office:value="0.613007068634033" calcext:value-type="float">
            <text:p>0,613007068634033</text:p>
          </table:table-cell>
          <table:table-cell office:value-type="float" office:value="0.631766796112061" calcext:value-type="float">
            <text:p>0,631766796112061</text:p>
          </table:table-cell>
          <table:table-cell office:value-type="float" office:value="0.745469391345978" calcext:value-type="float">
            <text:p>0,745469391345978</text:p>
          </table:table-cell>
          <table:table-cell office:value-type="float" office:value="0.643237233161926" calcext:value-type="float">
            <text:p>0,643237233161926</text:p>
          </table:table-cell>
          <table:table-cell office:value-type="float" office:value="0.640915513038635" calcext:value-type="float">
            <text:p>0,640915513038635</text:p>
          </table:table-cell>
          <table:table-cell office:value-type="float" office:value="0.737780392169952" calcext:value-type="float">
            <text:p>0,737780392169952</text:p>
          </table:table-cell>
          <table:table-cell office:value-type="float" office:value="0.655686795711517" calcext:value-type="float">
            <text:p>0,655686795711517</text:p>
          </table:table-cell>
          <table:table-cell office:value-type="float" office:value="0.635472536087036" calcext:value-type="float">
            <text:p>0,635472536087036</text:p>
          </table:table-cell>
          <table:table-cell office:value-type="float" office:value="0.750166773796082" calcext:value-type="float">
            <text:p>0,750166773796082</text:p>
          </table:table-cell>
        </table:table-row>
        <table:table-row table:style-name="ro1">
          <table:table-cell office:value-type="float" office:value="0.699223" calcext:value-type="float">
            <text:p>0,699223</text:p>
          </table:table-cell>
          <table:table-cell office:value-type="float" office:value="0.826257884502411" calcext:value-type="float">
            <text:p>0,826257884502411</text:p>
          </table:table-cell>
          <table:table-cell office:value-type="float" office:value="0.731003820896149" calcext:value-type="float">
            <text:p>0,731003820896149</text:p>
          </table:table-cell>
          <table:table-cell office:value-type="float" office:value="0.713961601257324" calcext:value-type="float">
            <text:p>0,713961601257324</text:p>
          </table:table-cell>
          <table:table-cell office:value-type="float" office:value="0.594678640365601" calcext:value-type="float">
            <text:p>0,594678640365601</text:p>
          </table:table-cell>
          <table:table-cell office:value-type="float" office:value="0.710263252258301" calcext:value-type="float">
            <text:p>0,710263252258301</text:p>
          </table:table-cell>
          <table:table-cell office:value-type="float" office:value="0.69678807258606" calcext:value-type="float">
            <text:p>0,69678807258606</text:p>
          </table:table-cell>
          <table:table-cell office:value-type="float" office:value="0.718730747699738" calcext:value-type="float">
            <text:p>0,718730747699738</text:p>
          </table:table-cell>
          <table:table-cell office:value-type="float" office:value="0.737941563129425" calcext:value-type="float">
            <text:p>0,737941563129425</text:p>
          </table:table-cell>
          <table:table-cell office:value-type="float" office:value="0.611877381801605" calcext:value-type="float">
            <text:p>0,611877381801605</text:p>
          </table:table-cell>
          <table:table-cell office:value-type="float" office:value="0.650728106498718" calcext:value-type="float">
            <text:p>0,650728106498718</text:p>
          </table:table-cell>
        </table:table-row>
        <table:table-row table:style-name="ro1">
          <table:table-cell office:value-type="float" office:value="0.603534" calcext:value-type="float">
            <text:p>0,603534</text:p>
          </table:table-cell>
          <table:table-cell office:value-type="float" office:value="0.677966117858887" calcext:value-type="float">
            <text:p>0,677966117858887</text:p>
          </table:table-cell>
          <table:table-cell office:value-type="float" office:value="0.584248304367065" calcext:value-type="float">
            <text:p>0,584248304367065</text:p>
          </table:table-cell>
          <table:table-cell office:value-type="float" office:value="0.643787920475006" calcext:value-type="float">
            <text:p>0,643787920475006</text:p>
          </table:table-cell>
          <table:table-cell office:value-type="float" office:value="0.528562486171722" calcext:value-type="float">
            <text:p>0,528562486171722</text:p>
          </table:table-cell>
          <table:table-cell office:value-type="float" office:value="0.682043969631195" calcext:value-type="float">
            <text:p>0,682043969631195</text:p>
          </table:table-cell>
          <table:table-cell office:value-type="float" office:value="0.597347795963287" calcext:value-type="float">
            <text:p>0,597347795963287</text:p>
          </table:table-cell>
          <table:table-cell office:value-type="float" office:value="0.622274518013001" calcext:value-type="float">
            <text:p>0,622274518013001</text:p>
          </table:table-cell>
          <table:table-cell office:value-type="float" office:value="0.574510991573334" calcext:value-type="float">
            <text:p>0,574510991573334</text:p>
          </table:table-cell>
          <table:table-cell office:value-type="float" office:value="0.55099219083786" calcext:value-type="float">
            <text:p>0,55099219083786</text:p>
          </table:table-cell>
          <table:table-cell office:value-type="float" office:value="0.573610484600067" calcext:value-type="float">
            <text:p>0,573610484600067</text:p>
          </table:table-cell>
        </table:table-row>
        <table:table-row table:style-name="ro1">
          <table:table-cell office:value-type="float" office:value="0.603964" calcext:value-type="float">
            <text:p>0,603964</text:p>
          </table:table-cell>
          <table:table-cell office:value-type="float" office:value="0.657182693481445" calcext:value-type="float">
            <text:p>0,657182693481445</text:p>
          </table:table-cell>
          <table:table-cell office:value-type="float" office:value="0.64681214094162" calcext:value-type="float">
            <text:p>0,64681214094162</text:p>
          </table:table-cell>
          <table:table-cell office:value-type="float" office:value="0.623005032539368" calcext:value-type="float">
            <text:p>0,623005032539368</text:p>
          </table:table-cell>
          <table:table-cell office:value-type="float" office:value="0.479677110910416" calcext:value-type="float">
            <text:p>0,479677110910416</text:p>
          </table:table-cell>
          <table:table-cell office:value-type="float" office:value="0.695039093494415" calcext:value-type="float">
            <text:p>0,695039093494415</text:p>
          </table:table-cell>
          <table:table-cell office:value-type="float" office:value="0.621537029743195" calcext:value-type="float">
            <text:p>0,621537029743195</text:p>
          </table:table-cell>
          <table:table-cell office:value-type="float" office:value="0.661017000675201" calcext:value-type="float">
            <text:p>0,661017000675201</text:p>
          </table:table-cell>
          <table:table-cell office:value-type="float" office:value="0.569321513175964" calcext:value-type="float">
            <text:p>0,569321513175964</text:p>
          </table:table-cell>
          <table:table-cell office:value-type="float" office:value="0.527235150337219" calcext:value-type="float">
            <text:p>0,527235150337219</text:p>
          </table:table-cell>
          <table:table-cell office:value-type="float" office:value="0.558810234069824" calcext:value-type="float">
            <text:p>0,558810234069824</text:p>
          </table:table-cell>
        </table:table-row>
        <table:table-row table:style-name="ro1">
          <table:table-cell office:value-type="float" office:value="0.600292" calcext:value-type="float">
            <text:p>0,600292</text:p>
          </table:table-cell>
          <table:table-cell office:value-type="float" office:value="0.631398558616638" calcext:value-type="float">
            <text:p>0,631398558616638</text:p>
          </table:table-cell>
          <table:table-cell office:value-type="float" office:value="0.689595282077789" calcext:value-type="float">
            <text:p>0,689595282077789</text:p>
          </table:table-cell>
          <table:table-cell office:value-type="float" office:value="0.61982786655426" calcext:value-type="float">
            <text:p>0,61982786655426</text:p>
          </table:table-cell>
          <table:table-cell office:value-type="float" office:value="0.45135834813118" calcext:value-type="float">
            <text:p>0,45135834813118</text:p>
          </table:table-cell>
          <table:table-cell office:value-type="float" office:value="0.690795540809631" calcext:value-type="float">
            <text:p>0,690795540809631</text:p>
          </table:table-cell>
          <table:table-cell office:value-type="float" office:value="0.676069676876068" calcext:value-type="float">
            <text:p>0,676069676876068</text:p>
          </table:table-cell>
          <table:table-cell office:value-type="float" office:value="0.560270190238953" calcext:value-type="float">
            <text:p>0,560270190238953</text:p>
          </table:table-cell>
          <table:table-cell office:value-type="float" office:value="0.564779937267303" calcext:value-type="float">
            <text:p>0,564779937267303</text:p>
          </table:table-cell>
          <table:table-cell office:value-type="float" office:value="0.546480119228363" calcext:value-type="float">
            <text:p>0,546480119228363</text:p>
          </table:table-cell>
          <table:table-cell office:value-type="float" office:value="0.572346985340118" calcext:value-type="float">
            <text:p>0,572346985340118</text:p>
          </table:table-cell>
        </table:table-row>
        <table:table-row table:style-name="ro1">
          <table:table-cell office:value-type="float" office:value="0.643047" calcext:value-type="float">
            <text:p>0,643047</text:p>
          </table:table-cell>
          <table:table-cell office:value-type="float" office:value="0.663242936134338" calcext:value-type="float">
            <text:p>0,663242936134338</text:p>
          </table:table-cell>
          <table:table-cell office:value-type="float" office:value="0.808222353458405" calcext:value-type="float">
            <text:p>0,808222353458405</text:p>
          </table:table-cell>
          <table:table-cell office:value-type="float" office:value="0.633681118488312" calcext:value-type="float">
            <text:p>0,633681118488312</text:p>
          </table:table-cell>
          <table:table-cell office:value-type="float" office:value="0.483573764562607" calcext:value-type="float">
            <text:p>0,483573764562607</text:p>
          </table:table-cell>
          <table:table-cell office:value-type="float" office:value="0.712985396385193" calcext:value-type="float">
            <text:p>0,712985396385193</text:p>
          </table:table-cell>
          <table:table-cell office:value-type="float" office:value="0.756072103977203" calcext:value-type="float">
            <text:p>0,756072103977203</text:p>
          </table:table-cell>
          <table:table-cell office:value-type="float" office:value="0.613330066204071" calcext:value-type="float">
            <text:p>0,613330066204071</text:p>
          </table:table-cell>
          <table:table-cell office:value-type="float" office:value="0.591607749462128" calcext:value-type="float">
            <text:p>0,591607749462128</text:p>
          </table:table-cell>
          <table:table-cell office:value-type="float" office:value="0.550293684005737" calcext:value-type="float">
            <text:p>0,550293684005737</text:p>
          </table:table-cell>
          <table:table-cell office:value-type="float" office:value="0.617460131645203" calcext:value-type="float">
            <text:p>0,617460131645203</text:p>
          </table:table-cell>
        </table:table-row>
        <table:table-row table:style-name="ro1">
          <table:table-cell office:value-type="float" office:value="0.738147" calcext:value-type="float">
            <text:p>0,738147</text:p>
          </table:table-cell>
          <table:table-cell office:value-type="float" office:value="0.727492928504944" calcext:value-type="float">
            <text:p>0,727492928504944</text:p>
          </table:table-cell>
          <table:table-cell office:value-type="float" office:value="1.27993512153625" calcext:value-type="float">
            <text:p>1,27993512153625</text:p>
          </table:table-cell>
          <table:table-cell office:value-type="float" office:value="0.698842704296112" calcext:value-type="float">
            <text:p>0,698842704296112</text:p>
          </table:table-cell>
          <table:table-cell office:value-type="float" office:value="0.485565513372421" calcext:value-type="float">
            <text:p>0,485565513372421</text:p>
          </table:table-cell>
          <table:table-cell office:value-type="float" office:value="0.748717546463013" calcext:value-type="float">
            <text:p>0,748717546463013</text:p>
          </table:table-cell>
          <table:table-cell office:value-type="float" office:value="0.902487576007843" calcext:value-type="float">
            <text:p>0,902487576007843</text:p>
          </table:table-cell>
          <table:table-cell office:value-type="float" office:value="0.638428092002869" calcext:value-type="float">
            <text:p>0,638428092002869</text:p>
          </table:table-cell>
          <table:table-cell office:value-type="float" office:value="0.629767417907715" calcext:value-type="float">
            <text:p>0,629767417907715</text:p>
          </table:table-cell>
          <table:table-cell office:value-type="float" office:value="0.58412379026413" calcext:value-type="float">
            <text:p>0,58412379026413</text:p>
          </table:table-cell>
          <table:table-cell office:value-type="float" office:value="0.686109662055969" calcext:value-type="float">
            <text:p>0,686109662055969</text:p>
          </table:table-cell>
        </table:table-row>
        <table:table-row table:style-name="ro1">
          <table:table-cell office:value-type="float" office:value="0.950559" calcext:value-type="float">
            <text:p>0,950559</text:p>
          </table:table-cell>
          <table:table-cell office:value-type="float" office:value="1.00320708751678" calcext:value-type="float">
            <text:p>1,00320708751678</text:p>
          </table:table-cell>
          <table:table-cell office:value-type="float" office:value="1.28007900714874" calcext:value-type="float">
            <text:p>1,28007900714874</text:p>
          </table:table-cell>
          <table:table-cell office:value-type="float" office:value="1.11680233478546" calcext:value-type="float">
            <text:p>1,11680233478546</text:p>
          </table:table-cell>
          <table:table-cell office:value-type="float" office:value="0.668693602085114" calcext:value-type="float">
            <text:p>0,668693602085114</text:p>
          </table:table-cell>
          <table:table-cell office:value-type="float" office:value="0.983332693576813" calcext:value-type="float">
            <text:p>0,983332693576813</text:p>
          </table:table-cell>
          <table:table-cell office:value-type="float" office:value="1.03943312168121" calcext:value-type="float">
            <text:p>1,03943312168121</text:p>
          </table:table-cell>
          <table:table-cell office:value-type="float" office:value="0.849584341049194" calcext:value-type="float">
            <text:p>0,849584341049194</text:p>
          </table:table-cell>
          <table:table-cell office:value-type="float" office:value="0.898789703845978" calcext:value-type="float">
            <text:p>0,898789703845978</text:p>
          </table:table-cell>
          <table:table-cell office:value-type="float" office:value="0.762177288532257" calcext:value-type="float">
            <text:p>0,762177288532257</text:p>
          </table:table-cell>
          <table:table-cell office:value-type="float" office:value="0.903494596481323" calcext:value-type="float">
            <text:p>0,903494596481323</text:p>
          </table:table-cell>
        </table:table-row>
        <table:table-row table:style-name="ro1">
          <table:table-cell office:value-type="float" office:value="1.2529" calcext:value-type="float">
            <text:p>1,2529</text:p>
          </table:table-cell>
          <table:table-cell office:value-type="float" office:value="1.20159959793091" calcext:value-type="float">
            <text:p>1,20159959793091</text:p>
          </table:table-cell>
          <table:table-cell office:value-type="float" office:value="1.68712794780731" calcext:value-type="float">
            <text:p>1,68712794780731</text:p>
          </table:table-cell>
          <table:table-cell office:value-type="float" office:value="1.26737868785858" calcext:value-type="float">
            <text:p>1,26737868785858</text:p>
          </table:table-cell>
          <table:table-cell office:value-type="float" office:value="0.81321132183075" calcext:value-type="float">
            <text:p>0,81321132183075</text:p>
          </table:table-cell>
          <table:table-cell office:value-type="float" office:value="1.84855926036835" calcext:value-type="float">
            <text:p>1,84855926036835</text:p>
          </table:table-cell>
          <table:table-cell office:value-type="float" office:value="1.44389188289642" calcext:value-type="float">
            <text:p>1,44389188289642</text:p>
          </table:table-cell>
          <table:table-cell office:value-type="float" office:value="1.04988515377045" calcext:value-type="float">
            <text:p>1,04988515377045</text:p>
          </table:table-cell>
          <table:table-cell office:value-type="float" office:value="1.27638006210327" calcext:value-type="float">
            <text:p>1,27638006210327</text:p>
          </table:table-cell>
          <table:table-cell office:value-type="float" office:value="0.8779296875" calcext:value-type="float">
            <text:p>0,8779296875</text:p>
          </table:table-cell>
          <table:table-cell office:value-type="float" office:value="1.06299483776093" calcext:value-type="float">
            <text:p>1,06299483776093</text:p>
          </table:table-cell>
        </table:table-row>
        <table:table-row table:style-name="ro1">
          <table:table-cell office:value-type="float" office:value="1.53702" calcext:value-type="float">
            <text:p>1,53702</text:p>
          </table:table-cell>
          <table:table-cell office:value-type="float" office:value="1.33642244338989" calcext:value-type="float">
            <text:p>1,33642244338989</text:p>
          </table:table-cell>
          <table:table-cell office:value-type="float" office:value="2.48632669448853" calcext:value-type="float">
            <text:p>2,48632669448853</text:p>
          </table:table-cell>
          <table:table-cell office:value-type="float" office:value="1.45805728435516" calcext:value-type="float">
            <text:p>1,45805728435516</text:p>
          </table:table-cell>
          <table:table-cell office:value-type="float" office:value="0.864827811717987" calcext:value-type="float">
            <text:p>0,864827811717987</text:p>
          </table:table-cell>
          <table:table-cell office:value-type="float" office:value="2.97689962387085" calcext:value-type="float">
            <text:p>2,97689962387085</text:p>
          </table:table-cell>
          <table:table-cell office:value-type="float" office:value="1.32482385635376" calcext:value-type="float">
            <text:p>1,32482385635376</text:p>
          </table:table-cell>
          <table:table-cell office:value-type="float" office:value="1.14480435848236" calcext:value-type="float">
            <text:p>1,14480435848236</text:p>
          </table:table-cell>
          <table:table-cell office:value-type="float" office:value="1.37653017044067" calcext:value-type="float">
            <text:p>1,37653017044067</text:p>
          </table:table-cell>
          <table:table-cell office:value-type="float" office:value="1.01626801490784" calcext:value-type="float">
            <text:p>1,01626801490784</text:p>
          </table:table-cell>
          <table:table-cell office:value-type="float" office:value="1.38528382778168" calcext:value-type="float">
            <text:p>1,38528382778168</text:p>
          </table:table-cell>
        </table:table-row>
        <table:table-row table:style-name="ro1">
          <table:table-cell office:value-type="float" office:value="2.07518" calcext:value-type="float">
            <text:p>2,07518</text:p>
          </table:table-cell>
          <table:table-cell office:value-type="float" office:value="1.40130424499512" calcext:value-type="float">
            <text:p>1,40130424499512</text:p>
          </table:table-cell>
          <table:table-cell office:value-type="float" office:value="5.04220819473267" calcext:value-type="float">
            <text:p>5,04220819473267</text:p>
          </table:table-cell>
          <table:table-cell office:value-type="float" office:value="1.80667662620544" calcext:value-type="float">
            <text:p>1,80667662620544</text:p>
          </table:table-cell>
          <table:table-cell office:value-type="float" office:value="0.73617023229599" calcext:value-type="float">
            <text:p>0,73617023229599</text:p>
          </table:table-cell>
          <table:table-cell office:value-type="float" office:value="4.89709711074829" calcext:value-type="float">
            <text:p>4,89709711074829</text:p>
          </table:table-cell>
          <table:table-cell office:value-type="float" office:value="1.80777299404144" calcext:value-type="float">
            <text:p>1,80777299404144</text:p>
          </table:table-cell>
          <table:table-cell office:value-type="float" office:value="1.10315215587616" calcext:value-type="float">
            <text:p>1,10315215587616</text:p>
          </table:table-cell>
          <table:table-cell office:value-type="float" office:value="1.61739671230316" calcext:value-type="float">
            <text:p>1,61739671230316</text:p>
          </table:table-cell>
          <table:table-cell office:value-type="float" office:value="0.898709893226624" calcext:value-type="float">
            <text:p>0,898709893226624</text:p>
          </table:table-cell>
          <table:table-cell office:value-type="float" office:value="1.44132936000824" calcext:value-type="float">
            <text:p>1,44132936000824</text:p>
          </table:table-cell>
        </table:table-row>
        <table:table-row table:style-name="ro1">
          <table:table-cell office:value-type="float" office:value="3.09295" calcext:value-type="float">
            <text:p>3,09295</text:p>
          </table:table-cell>
          <table:table-cell office:value-type="float" office:value="2.1286895275116" calcext:value-type="float">
            <text:p>2,1286895275116</text:p>
          </table:table-cell>
          <table:table-cell office:value-type="float" office:value="7.69404935836792" calcext:value-type="float">
            <text:p>7,69404935836792</text:p>
          </table:table-cell>
          <table:table-cell office:value-type="float" office:value="2.49732327461243" calcext:value-type="float">
            <text:p>2,49732327461243</text:p>
          </table:table-cell>
          <table:table-cell office:value-type="float" office:value="0.787095487117767" calcext:value-type="float">
            <text:p>0,787095487117767</text:p>
          </table:table-cell>
          <table:table-cell office:value-type="float" office:value="5.9210696220398" calcext:value-type="float">
            <text:p>5,9210696220398</text:p>
          </table:table-cell>
          <table:table-cell office:value-type="float" office:value="3.03605794906616" calcext:value-type="float">
            <text:p>3,03605794906616</text:p>
          </table:table-cell>
          <table:table-cell office:value-type="float" office:value="1.92034351825714" calcext:value-type="float">
            <text:p>1,92034351825714</text:p>
          </table:table-cell>
          <table:table-cell office:value-type="float" office:value="1.90167963504791" calcext:value-type="float">
            <text:p>1,90167963504791</text:p>
          </table:table-cell>
          <table:table-cell office:value-type="float" office:value="1.63628280162811" calcext:value-type="float">
            <text:p>1,63628280162811</text:p>
          </table:table-cell>
          <table:table-cell office:value-type="float" office:value="3.4069516658783" calcext:value-type="float">
            <text:p>3,4069516658783</text:p>
          </table:table-cell>
        </table:table-row>
        <table:table-row table:style-name="ro1">
          <table:table-cell office:value-type="float" office:value="4.26422" calcext:value-type="float">
            <text:p>4,26422</text:p>
          </table:table-cell>
          <table:table-cell office:value-type="float" office:value="3.03741002082825" calcext:value-type="float">
            <text:p>3,03741002082825</text:p>
          </table:table-cell>
          <table:table-cell office:value-type="float" office:value="9.80245494842529" calcext:value-type="float">
            <text:p>9,80245494842529</text:p>
          </table:table-cell>
          <table:table-cell office:value-type="float" office:value="3.71627759933472" calcext:value-type="float">
            <text:p>3,71627759933472</text:p>
          </table:table-cell>
          <table:table-cell office:value-type="float" office:value="0.891523241996765" calcext:value-type="float">
            <text:p>0,891523241996765</text:p>
          </table:table-cell>
          <table:table-cell office:value-type="float" office:value="7.05119609832764" calcext:value-type="float">
            <text:p>7,05119609832764</text:p>
          </table:table-cell>
          <table:table-cell office:value-type="float" office:value="3.49255323410034" calcext:value-type="float">
            <text:p>3,49255323410034</text:p>
          </table:table-cell>
          <table:table-cell office:value-type="float" office:value="2.39019966125488" calcext:value-type="float">
            <text:p>2,39019966125488</text:p>
          </table:table-cell>
          <table:table-cell office:value-type="float" office:value="4.41602563858032" calcext:value-type="float">
            <text:p>4,41602563858032</text:p>
          </table:table-cell>
          <table:table-cell office:value-type="float" office:value="2.18378400802612" calcext:value-type="float">
            <text:p>2,18378400802612</text:p>
          </table:table-cell>
          <table:table-cell office:value-type="float" office:value="5.66079473495483" calcext:value-type="float">
            <text:p>5,66079473495483</text:p>
          </table:table-cell>
        </table:table-row>
        <table:table-row table:style-name="ro1">
          <table:table-cell office:value-type="float" office:value="5.83893" calcext:value-type="float">
            <text:p>5,83893</text:p>
          </table:table-cell>
          <table:table-cell office:value-type="float" office:value="3.79993200302124" calcext:value-type="float">
            <text:p>3,79993200302124</text:p>
          </table:table-cell>
          <table:table-cell office:value-type="float" office:value="11.9921207427979" calcext:value-type="float">
            <text:p>11,9921207427979</text:p>
          </table:table-cell>
          <table:table-cell office:value-type="float" office:value="6.15908241271973" calcext:value-type="float">
            <text:p>6,15908241271973</text:p>
          </table:table-cell>
          <table:table-cell office:value-type="float" office:value="1.30813336372375" calcext:value-type="float">
            <text:p>1,30813336372375</text:p>
          </table:table-cell>
          <table:table-cell office:value-type="float" office:value="9.20850372314453" calcext:value-type="float">
            <text:p>9,20850372314453</text:p>
          </table:table-cell>
          <table:table-cell office:value-type="float" office:value="4.8541145324707" calcext:value-type="float">
            <text:p>4,8541145324707</text:p>
          </table:table-cell>
          <table:table-cell office:value-type="float" office:value="3.45567989349365" calcext:value-type="float">
            <text:p>3,45567989349365</text:p>
          </table:table-cell>
          <table:table-cell office:value-type="float" office:value="6.94666862487793" calcext:value-type="float">
            <text:p>6,94666862487793</text:p>
          </table:table-cell>
          <table:table-cell office:value-type="float" office:value="2.38190269470215" calcext:value-type="float">
            <text:p>2,38190269470215</text:p>
          </table:table-cell>
          <table:table-cell office:value-type="float" office:value="8.28313064575195" calcext:value-type="float">
            <text:p>8,28313064575195</text:p>
          </table:table-cell>
        </table:table-row>
      </table:table>
      <table:table table:name="mmus_rmsf" table:style-name="ta1"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 office:value-type="float" office:value="4.05155" calcext:value-type="float">
            <text:p>4,05155</text:p>
          </table:table-cell>
          <table:table-cell office:value-type="float" office:value="4.35713863372803" calcext:value-type="float">
            <text:p>4,35713863372803</text:p>
          </table:table-cell>
          <table:table-cell office:value-type="float" office:value="3.34116744995117" calcext:value-type="float">
            <text:p>3,34116744995117</text:p>
          </table:table-cell>
          <table:table-cell office:value-type="float" office:value="3.98944926261902" calcext:value-type="float">
            <text:p>3,98944926261902</text:p>
          </table:table-cell>
          <table:table-cell office:value-type="float" office:value="4.1915979385376" calcext:value-type="float">
            <text:p>4,1915979385376</text:p>
          </table:table-cell>
          <table:table-cell office:value-type="float" office:value="5.37173461914063" calcext:value-type="float">
            <text:p>5,37173461914063</text:p>
          </table:table-cell>
          <table:table-cell office:value-type="float" office:value="4.15525245666504" calcext:value-type="float">
            <text:p>4,15525245666504</text:p>
          </table:table-cell>
          <table:table-cell office:value-type="float" office:value="3.37742686271667" calcext:value-type="float">
            <text:p>3,37742686271667</text:p>
          </table:table-cell>
          <table:table-cell office:value-type="float" office:value="3.57958459854126" calcext:value-type="float">
            <text:p>3,57958459854126</text:p>
          </table:table-cell>
          <table:table-cell office:value-type="float" office:value="4.76969575881958" calcext:value-type="float">
            <text:p>4,76969575881958</text:p>
          </table:table-cell>
          <table:table-cell office:value-type="float" office:value="3.38243007659912" calcext:value-type="float">
            <text:p>3,38243007659912</text:p>
          </table:table-cell>
        </table:table-row>
        <table:table-row table:style-name="ro1">
          <table:table-cell office:value-type="float" office:value="2.69125" calcext:value-type="float">
            <text:p>2,69125</text:p>
          </table:table-cell>
          <table:table-cell office:value-type="float" office:value="2.9393789768219" calcext:value-type="float">
            <text:p>2,9393789768219</text:p>
          </table:table-cell>
          <table:table-cell office:value-type="float" office:value="1.95136713981628" calcext:value-type="float">
            <text:p>1,95136713981628</text:p>
          </table:table-cell>
          <table:table-cell office:value-type="float" office:value="2.37679004669189" calcext:value-type="float">
            <text:p>2,37679004669189</text:p>
          </table:table-cell>
          <table:table-cell office:value-type="float" office:value="2.88938617706299" calcext:value-type="float">
            <text:p>2,88938617706299</text:p>
          </table:table-cell>
          <table:table-cell office:value-type="float" office:value="3.7286159992218" calcext:value-type="float">
            <text:p>3,7286159992218</text:p>
          </table:table-cell>
          <table:table-cell office:value-type="float" office:value="2.35374283790588" calcext:value-type="float">
            <text:p>2,35374283790588</text:p>
          </table:table-cell>
          <table:table-cell office:value-type="float" office:value="2.39155697822571" calcext:value-type="float">
            <text:p>2,39155697822571</text:p>
          </table:table-cell>
          <table:table-cell office:value-type="float" office:value="2.65440845489502" calcext:value-type="float">
            <text:p>2,65440845489502</text:p>
          </table:table-cell>
          <table:table-cell office:value-type="float" office:value="3.11896872520447" calcext:value-type="float">
            <text:p>3,11896872520447</text:p>
          </table:table-cell>
          <table:table-cell office:value-type="float" office:value="2.50828409194946" calcext:value-type="float">
            <text:p>2,50828409194946</text:p>
          </table:table-cell>
        </table:table-row>
        <table:table-row table:style-name="ro1">
          <table:table-cell office:value-type="float" office:value="2.07995" calcext:value-type="float">
            <text:p>2,07995</text:p>
          </table:table-cell>
          <table:table-cell office:value-type="float" office:value="2.04921102523804" calcext:value-type="float">
            <text:p>2,04921102523804</text:p>
          </table:table-cell>
          <table:table-cell office:value-type="float" office:value="1.59089744091034" calcext:value-type="float">
            <text:p>1,59089744091034</text:p>
          </table:table-cell>
          <table:table-cell office:value-type="float" office:value="1.77930080890656" calcext:value-type="float">
            <text:p>1,77930080890656</text:p>
          </table:table-cell>
          <table:table-cell office:value-type="float" office:value="2.37237429618835" calcext:value-type="float">
            <text:p>2,37237429618835</text:p>
          </table:table-cell>
          <table:table-cell office:value-type="float" office:value="2.33555936813354" calcext:value-type="float">
            <text:p>2,33555936813354</text:p>
          </table:table-cell>
          <table:table-cell office:value-type="float" office:value="1.92757570743561" calcext:value-type="float">
            <text:p>1,92757570743561</text:p>
          </table:table-cell>
          <table:table-cell office:value-type="float" office:value="1.98557353019714" calcext:value-type="float">
            <text:p>1,98557353019714</text:p>
          </table:table-cell>
          <table:table-cell office:value-type="float" office:value="2.30568146705627" calcext:value-type="float">
            <text:p>2,30568146705627</text:p>
          </table:table-cell>
          <table:table-cell office:value-type="float" office:value="2.44238948822021" calcext:value-type="float">
            <text:p>2,44238948822021</text:p>
          </table:table-cell>
          <table:table-cell office:value-type="float" office:value="2.01091313362122" calcext:value-type="float">
            <text:p>2,01091313362122</text:p>
          </table:table-cell>
        </table:table-row>
        <table:table-row table:style-name="ro1">
          <table:table-cell office:value-type="float" office:value="1.68145" calcext:value-type="float">
            <text:p>1,68145</text:p>
          </table:table-cell>
          <table:table-cell office:value-type="float" office:value="1.51891887187958" calcext:value-type="float">
            <text:p>1,51891887187958</text:p>
          </table:table-cell>
          <table:table-cell office:value-type="float" office:value="1.32824325561523" calcext:value-type="float">
            <text:p>1,32824325561523</text:p>
          </table:table-cell>
          <table:table-cell office:value-type="float" office:value="1.41975784301758" calcext:value-type="float">
            <text:p>1,41975784301758</text:p>
          </table:table-cell>
          <table:table-cell office:value-type="float" office:value="1.9420725107193" calcext:value-type="float">
            <text:p>1,9420725107193</text:p>
          </table:table-cell>
          <table:table-cell office:value-type="float" office:value="1.72499513626099" calcext:value-type="float">
            <text:p>1,72499513626099</text:p>
          </table:table-cell>
          <table:table-cell office:value-type="float" office:value="1.66853928565979" calcext:value-type="float">
            <text:p>1,66853928565979</text:p>
          </table:table-cell>
          <table:table-cell office:value-type="float" office:value="1.65960395336151" calcext:value-type="float">
            <text:p>1,65960395336151</text:p>
          </table:table-cell>
          <table:table-cell office:value-type="float" office:value="1.87337100505829" calcext:value-type="float">
            <text:p>1,87337100505829</text:p>
          </table:table-cell>
          <table:table-cell office:value-type="float" office:value="1.94606053829193" calcext:value-type="float">
            <text:p>1,94606053829193</text:p>
          </table:table-cell>
          <table:table-cell office:value-type="float" office:value="1.73290729522705" calcext:value-type="float">
            <text:p>1,73290729522705</text:p>
          </table:table-cell>
        </table:table-row>
        <table:table-row table:style-name="ro1">
          <table:table-cell office:value-type="float" office:value="1.57368" calcext:value-type="float">
            <text:p>1,57368</text:p>
          </table:table-cell>
          <table:table-cell office:value-type="float" office:value="1.40014815330505" calcext:value-type="float">
            <text:p>1,40014815330505</text:p>
          </table:table-cell>
          <table:table-cell office:value-type="float" office:value="1.27043294906616" calcext:value-type="float">
            <text:p>1,27043294906616</text:p>
          </table:table-cell>
          <table:table-cell office:value-type="float" office:value="1.38409614562988" calcext:value-type="float">
            <text:p>1,38409614562988</text:p>
          </table:table-cell>
          <table:table-cell office:value-type="float" office:value="1.77606749534607" calcext:value-type="float">
            <text:p>1,77606749534607</text:p>
          </table:table-cell>
          <table:table-cell office:value-type="float" office:value="1.5010472536087" calcext:value-type="float">
            <text:p>1,5010472536087</text:p>
          </table:table-cell>
          <table:table-cell office:value-type="float" office:value="1.68727552890778" calcext:value-type="float">
            <text:p>1,68727552890778</text:p>
          </table:table-cell>
          <table:table-cell office:value-type="float" office:value="1.47716093063355" calcext:value-type="float">
            <text:p>1,47716093063355</text:p>
          </table:table-cell>
          <table:table-cell office:value-type="float" office:value="1.74801552295685" calcext:value-type="float">
            <text:p>1,74801552295685</text:p>
          </table:table-cell>
          <table:table-cell office:value-type="float" office:value="1.84279108047485" calcext:value-type="float">
            <text:p>1,84279108047485</text:p>
          </table:table-cell>
          <table:table-cell office:value-type="float" office:value="1.64973604679108" calcext:value-type="float">
            <text:p>1,64973604679108</text:p>
          </table:table-cell>
        </table:table-row>
        <table:table-row table:style-name="ro1">
          <table:table-cell office:value-type="float" office:value="1.07327" calcext:value-type="float">
            <text:p>1,07327</text:p>
          </table:table-cell>
          <table:table-cell office:value-type="float" office:value="0.848964273929596" calcext:value-type="float">
            <text:p>0,848964273929596</text:p>
          </table:table-cell>
          <table:table-cell office:value-type="float" office:value="0.952983736991882" calcext:value-type="float">
            <text:p>0,952983736991882</text:p>
          </table:table-cell>
          <table:table-cell office:value-type="float" office:value="1.00981950759888" calcext:value-type="float">
            <text:p>1,00981950759888</text:p>
          </table:table-cell>
          <table:table-cell office:value-type="float" office:value="1.12715518474579" calcext:value-type="float">
            <text:p>1,12715518474579</text:p>
          </table:table-cell>
          <table:table-cell office:value-type="float" office:value="1.0466855764389" calcext:value-type="float">
            <text:p>1,0466855764389</text:p>
          </table:table-cell>
          <table:table-cell office:value-type="float" office:value="1.18859887123108" calcext:value-type="float">
            <text:p>1,18859887123108</text:p>
          </table:table-cell>
          <table:table-cell office:value-type="float" office:value="0.952167212963104" calcext:value-type="float">
            <text:p>0,952167212963104</text:p>
          </table:table-cell>
          <table:table-cell office:value-type="float" office:value="1.10725951194763" calcext:value-type="float">
            <text:p>1,10725951194763</text:p>
          </table:table-cell>
          <table:table-cell office:value-type="float" office:value="1.24808204174042" calcext:value-type="float">
            <text:p>1,24808204174042</text:p>
          </table:table-cell>
          <table:table-cell office:value-type="float" office:value="1.25100028514862" calcext:value-type="float">
            <text:p>1,25100028514862</text:p>
          </table:table-cell>
        </table:table-row>
        <table:table-row table:style-name="ro1">
          <table:table-cell office:value-type="float" office:value="1.07797" calcext:value-type="float">
            <text:p>1,07797</text:p>
          </table:table-cell>
          <table:table-cell office:value-type="float" office:value="0.900384664535522" calcext:value-type="float">
            <text:p>0,900384664535522</text:p>
          </table:table-cell>
          <table:table-cell office:value-type="float" office:value="0.913579046726227" calcext:value-type="float">
            <text:p>0,913579046726227</text:p>
          </table:table-cell>
          <table:table-cell office:value-type="float" office:value="1.07907521724701" calcext:value-type="float">
            <text:p>1,07907521724701</text:p>
          </table:table-cell>
          <table:table-cell office:value-type="float" office:value="1.10116744041443" calcext:value-type="float">
            <text:p>1,10116744041443</text:p>
          </table:table-cell>
          <table:table-cell office:value-type="float" office:value="1.09094440937042" calcext:value-type="float">
            <text:p>1,09094440937042</text:p>
          </table:table-cell>
          <table:table-cell office:value-type="float" office:value="1.17805135250092" calcext:value-type="float">
            <text:p>1,17805135250092</text:p>
          </table:table-cell>
          <table:table-cell office:value-type="float" office:value="1.04263627529144" calcext:value-type="float">
            <text:p>1,04263627529144</text:p>
          </table:table-cell>
          <table:table-cell office:value-type="float" office:value="1.18508648872375" calcext:value-type="float">
            <text:p>1,18508648872375</text:p>
          </table:table-cell>
          <table:table-cell office:value-type="float" office:value="0.978756010532379" calcext:value-type="float">
            <text:p>0,978756010532379</text:p>
          </table:table-cell>
          <table:table-cell office:value-type="float" office:value="1.31001651287079" calcext:value-type="float">
            <text:p>1,31001651287079</text:p>
          </table:table-cell>
        </table:table-row>
        <table:table-row table:style-name="ro1">
          <table:table-cell office:value-type="float" office:value="0.834171" calcext:value-type="float">
            <text:p>0,834171</text:p>
          </table:table-cell>
          <table:table-cell office:value-type="float" office:value="0.70917934179306" calcext:value-type="float">
            <text:p>0,70917934179306</text:p>
          </table:table-cell>
          <table:table-cell office:value-type="float" office:value="0.742796063423157" calcext:value-type="float">
            <text:p>0,742796063423157</text:p>
          </table:table-cell>
          <table:table-cell office:value-type="float" office:value="0.800013601779938" calcext:value-type="float">
            <text:p>0,800013601779938</text:p>
          </table:table-cell>
          <table:table-cell office:value-type="float" office:value="0.834415793418884" calcext:value-type="float">
            <text:p>0,834415793418884</text:p>
          </table:table-cell>
          <table:table-cell office:value-type="float" office:value="0.87254786491394" calcext:value-type="float">
            <text:p>0,87254786491394</text:p>
          </table:table-cell>
          <table:table-cell office:value-type="float" office:value="1.06967735290527" calcext:value-type="float">
            <text:p>1,06967735290527</text:p>
          </table:table-cell>
          <table:table-cell office:value-type="float" office:value="0.784060776233673" calcext:value-type="float">
            <text:p>0,784060776233673</text:p>
          </table:table-cell>
          <table:table-cell office:value-type="float" office:value="0.820348143577576" calcext:value-type="float">
            <text:p>0,820348143577576</text:p>
          </table:table-cell>
          <table:table-cell office:value-type="float" office:value="0.690419018268585" calcext:value-type="float">
            <text:p>0,690419018268585</text:p>
          </table:table-cell>
          <table:table-cell office:value-type="float" office:value="1.01825416088104" calcext:value-type="float">
            <text:p>1,01825416088104</text:p>
          </table:table-cell>
        </table:table-row>
        <table:table-row table:style-name="ro1">
          <table:table-cell office:value-type="float" office:value="0.743999" calcext:value-type="float">
            <text:p>0,743999</text:p>
          </table:table-cell>
          <table:table-cell office:value-type="float" office:value="0.592048764228821" calcext:value-type="float">
            <text:p>0,592048764228821</text:p>
          </table:table-cell>
          <table:table-cell office:value-type="float" office:value="0.62447452545166" calcext:value-type="float">
            <text:p>0,62447452545166</text:p>
          </table:table-cell>
          <table:table-cell office:value-type="float" office:value="0.717692732810974" calcext:value-type="float">
            <text:p>0,717692732810974</text:p>
          </table:table-cell>
          <table:table-cell office:value-type="float" office:value="0.889269053936005" calcext:value-type="float">
            <text:p>0,889269053936005</text:p>
          </table:table-cell>
          <table:table-cell office:value-type="float" office:value="0.773096978664398" calcext:value-type="float">
            <text:p>0,773096978664398</text:p>
          </table:table-cell>
          <table:table-cell office:value-type="float" office:value="0.918716907501221" calcext:value-type="float">
            <text:p>0,918716907501221</text:p>
          </table:table-cell>
          <table:table-cell office:value-type="float" office:value="0.660113751888275" calcext:value-type="float">
            <text:p>0,660113751888275</text:p>
          </table:table-cell>
          <table:table-cell office:value-type="float" office:value="0.755006372928619" calcext:value-type="float">
            <text:p>0,755006372928619</text:p>
          </table:table-cell>
          <table:table-cell office:value-type="float" office:value="0.632082223892212" calcext:value-type="float">
            <text:p>0,632082223892212</text:p>
          </table:table-cell>
          <table:table-cell office:value-type="float" office:value="0.877488851547241" calcext:value-type="float">
            <text:p>0,877488851547241</text:p>
          </table:table-cell>
        </table:table-row>
        <table:table-row table:style-name="ro1">
          <table:table-cell office:value-type="float" office:value="0.911036" calcext:value-type="float">
            <text:p>0,911036</text:p>
          </table:table-cell>
          <table:table-cell office:value-type="float" office:value="0.752384841442108" calcext:value-type="float">
            <text:p>0,752384841442108</text:p>
          </table:table-cell>
          <table:table-cell office:value-type="float" office:value="0.708889603614807" calcext:value-type="float">
            <text:p>0,708889603614807</text:p>
          </table:table-cell>
          <table:table-cell office:value-type="float" office:value="0.866539776325226" calcext:value-type="float">
            <text:p>0,866539776325226</text:p>
          </table:table-cell>
          <table:table-cell office:value-type="float" office:value="1.23687064647675" calcext:value-type="float">
            <text:p>1,23687064647675</text:p>
          </table:table-cell>
          <table:table-cell office:value-type="float" office:value="0.846225202083588" calcext:value-type="float">
            <text:p>0,846225202083588</text:p>
          </table:table-cell>
          <table:table-cell office:value-type="float" office:value="0.843120396137238" calcext:value-type="float">
            <text:p>0,843120396137238</text:p>
          </table:table-cell>
          <table:table-cell office:value-type="float" office:value="0.759893119335175" calcext:value-type="float">
            <text:p>0,759893119335175</text:p>
          </table:table-cell>
          <table:table-cell office:value-type="float" office:value="1.20813941955566" calcext:value-type="float">
            <text:p>1,20813941955566</text:p>
          </table:table-cell>
          <table:table-cell office:value-type="float" office:value="0.780498087406158" calcext:value-type="float">
            <text:p>0,780498087406158</text:p>
          </table:table-cell>
          <table:table-cell office:value-type="float" office:value="1.10779869556427" calcext:value-type="float">
            <text:p>1,10779869556427</text:p>
          </table:table-cell>
        </table:table-row>
        <table:table-row table:style-name="ro1">
          <table:table-cell office:value-type="float" office:value="1.19684" calcext:value-type="float">
            <text:p>1,19684</text:p>
          </table:table-cell>
          <table:table-cell office:value-type="float" office:value="0.838853120803833" calcext:value-type="float">
            <text:p>0,838853120803833</text:p>
          </table:table-cell>
          <table:table-cell office:value-type="float" office:value="0.737936079502106" calcext:value-type="float">
            <text:p>0,737936079502106</text:p>
          </table:table-cell>
          <table:table-cell office:value-type="float" office:value="0.869274973869324" calcext:value-type="float">
            <text:p>0,869274973869324</text:p>
          </table:table-cell>
          <table:table-cell office:value-type="float" office:value="1.43641352653503" calcext:value-type="float">
            <text:p>1,43641352653503</text:p>
          </table:table-cell>
          <table:table-cell office:value-type="float" office:value="0.872986912727356" calcext:value-type="float">
            <text:p>0,872986912727356</text:p>
          </table:table-cell>
          <table:table-cell office:value-type="float" office:value="1.29559671878815" calcext:value-type="float">
            <text:p>1,29559671878815</text:p>
          </table:table-cell>
          <table:table-cell office:value-type="float" office:value="0.950452327728272" calcext:value-type="float">
            <text:p>0,950452327728272</text:p>
          </table:table-cell>
          <table:table-cell office:value-type="float" office:value="2.83855700492859" calcext:value-type="float">
            <text:p>2,83855700492859</text:p>
          </table:table-cell>
          <table:table-cell office:value-type="float" office:value="1.12247788906097" calcext:value-type="float">
            <text:p>1,12247788906097</text:p>
          </table:table-cell>
          <table:table-cell office:value-type="float" office:value="1.00589120388031" calcext:value-type="float">
            <text:p>1,00589120388031</text:p>
          </table:table-cell>
        </table:table-row>
        <table:table-row table:style-name="ro1">
          <table:table-cell office:value-type="float" office:value="1.20261" calcext:value-type="float">
            <text:p>1,20261</text:p>
          </table:table-cell>
          <table:table-cell office:value-type="float" office:value="0.882452368736267" calcext:value-type="float">
            <text:p>0,882452368736267</text:p>
          </table:table-cell>
          <table:table-cell office:value-type="float" office:value="0.823603868484497" calcext:value-type="float">
            <text:p>0,823603868484497</text:p>
          </table:table-cell>
          <table:table-cell office:value-type="float" office:value="1.0617698431015" calcext:value-type="float">
            <text:p>1,0617698431015</text:p>
          </table:table-cell>
          <table:table-cell office:value-type="float" office:value="1.32161915302277" calcext:value-type="float">
            <text:p>1,32161915302277</text:p>
          </table:table-cell>
          <table:table-cell office:value-type="float" office:value="1.01761448383331" calcext:value-type="float">
            <text:p>1,01761448383331</text:p>
          </table:table-cell>
          <table:table-cell office:value-type="float" office:value="1.27488124370575" calcext:value-type="float">
            <text:p>1,27488124370575</text:p>
          </table:table-cell>
          <table:table-cell office:value-type="float" office:value="1.145587682724" calcext:value-type="float">
            <text:p>1,145587682724</text:p>
          </table:table-cell>
          <table:table-cell office:value-type="float" office:value="2.06863236427307" calcext:value-type="float">
            <text:p>2,06863236427307</text:p>
          </table:table-cell>
          <table:table-cell office:value-type="float" office:value="1.34894096851349" calcext:value-type="float">
            <text:p>1,34894096851349</text:p>
          </table:table-cell>
          <table:table-cell office:value-type="float" office:value="1.0810159444809" calcext:value-type="float">
            <text:p>1,0810159444809</text:p>
          </table:table-cell>
        </table:table-row>
        <table:table-row table:style-name="ro1">
          <table:table-cell office:value-type="float" office:value="1.52932" calcext:value-type="float">
            <text:p>1,52932</text:p>
          </table:table-cell>
          <table:table-cell office:value-type="float" office:value="1.47196960449219" calcext:value-type="float">
            <text:p>1,47196960449219</text:p>
          </table:table-cell>
          <table:table-cell office:value-type="float" office:value="0.936668694019318" calcext:value-type="float">
            <text:p>0,936668694019318</text:p>
          </table:table-cell>
          <table:table-cell office:value-type="float" office:value="1.17311406135559" calcext:value-type="float">
            <text:p>1,17311406135559</text:p>
          </table:table-cell>
          <table:table-cell office:value-type="float" office:value="1.6020747423172" calcext:value-type="float">
            <text:p>1,6020747423172</text:p>
          </table:table-cell>
          <table:table-cell office:value-type="float" office:value="1.11151278018951" calcext:value-type="float">
            <text:p>1,11151278018951</text:p>
          </table:table-cell>
          <table:table-cell office:value-type="float" office:value="1.73457431793213" calcext:value-type="float">
            <text:p>1,73457431793213</text:p>
          </table:table-cell>
          <table:table-cell office:value-type="float" office:value="1.23864698410034" calcext:value-type="float">
            <text:p>1,23864698410034</text:p>
          </table:table-cell>
          <table:table-cell office:value-type="float" office:value="2.47772002220154" calcext:value-type="float">
            <text:p>2,47772002220154</text:p>
          </table:table-cell>
          <table:table-cell office:value-type="float" office:value="2.15715861320496" calcext:value-type="float">
            <text:p>2,15715861320496</text:p>
          </table:table-cell>
          <table:table-cell office:value-type="float" office:value="1.3897248506546" calcext:value-type="float">
            <text:p>1,3897248506546</text:p>
          </table:table-cell>
        </table:table-row>
        <table:table-row table:style-name="ro1">
          <table:table-cell office:value-type="float" office:value="1.54543" calcext:value-type="float">
            <text:p>1,54543</text:p>
          </table:table-cell>
          <table:table-cell office:value-type="float" office:value="1.50640225410461" calcext:value-type="float">
            <text:p>1,50640225410461</text:p>
          </table:table-cell>
          <table:table-cell office:value-type="float" office:value="1.09812581539154" calcext:value-type="float">
            <text:p>1,09812581539154</text:p>
          </table:table-cell>
          <table:table-cell office:value-type="float" office:value="1.29111099243164" calcext:value-type="float">
            <text:p>1,29111099243164</text:p>
          </table:table-cell>
          <table:table-cell office:value-type="float" office:value="1.66252863407135" calcext:value-type="float">
            <text:p>1,66252863407135</text:p>
          </table:table-cell>
          <table:table-cell office:value-type="float" office:value="1.3279128074646" calcext:value-type="float">
            <text:p>1,3279128074646</text:p>
          </table:table-cell>
          <table:table-cell office:value-type="float" office:value="1.5504424571991" calcext:value-type="float">
            <text:p>1,5504424571991</text:p>
          </table:table-cell>
          <table:table-cell office:value-type="float" office:value="1.37112927436829" calcext:value-type="float">
            <text:p>1,37112927436829</text:p>
          </table:table-cell>
          <table:table-cell office:value-type="float" office:value="2.1659734249115" calcext:value-type="float">
            <text:p>2,1659734249115</text:p>
          </table:table-cell>
          <table:table-cell office:value-type="float" office:value="2.03295302391052" calcext:value-type="float">
            <text:p>2,03295302391052</text:p>
          </table:table-cell>
          <table:table-cell office:value-type="float" office:value="1.44773244857788" calcext:value-type="float">
            <text:p>1,44773244857788</text:p>
          </table:table-cell>
        </table:table-row>
        <table:table-row table:style-name="ro1">
          <table:table-cell office:value-type="float" office:value="1.25962" calcext:value-type="float">
            <text:p>1,25962</text:p>
          </table:table-cell>
          <table:table-cell office:value-type="float" office:value="1.04440927505493" calcext:value-type="float">
            <text:p>1,04440927505493</text:p>
          </table:table-cell>
          <table:table-cell office:value-type="float" office:value="1.00485110282898" calcext:value-type="float">
            <text:p>1,00485110282898</text:p>
          </table:table-cell>
          <table:table-cell office:value-type="float" office:value="1.12733256816864" calcext:value-type="float">
            <text:p>1,12733256816864</text:p>
          </table:table-cell>
          <table:table-cell office:value-type="float" office:value="1.38394749164581" calcext:value-type="float">
            <text:p>1,38394749164581</text:p>
          </table:table-cell>
          <table:table-cell office:value-type="float" office:value="1.33065891265869" calcext:value-type="float">
            <text:p>1,33065891265869</text:p>
          </table:table-cell>
          <table:table-cell office:value-type="float" office:value="1.17022156715393" calcext:value-type="float">
            <text:p>1,17022156715393</text:p>
          </table:table-cell>
          <table:table-cell office:value-type="float" office:value="1.20211338996887" calcext:value-type="float">
            <text:p>1,20211338996887</text:p>
          </table:table-cell>
          <table:table-cell office:value-type="float" office:value="1.55260956287384" calcext:value-type="float">
            <text:p>1,55260956287384</text:p>
          </table:table-cell>
          <table:table-cell office:value-type="float" office:value="1.53557431697845" calcext:value-type="float">
            <text:p>1,53557431697845</text:p>
          </table:table-cell>
          <table:table-cell office:value-type="float" office:value="1.24447751045227" calcext:value-type="float">
            <text:p>1,24447751045227</text:p>
          </table:table-cell>
        </table:table-row>
        <table:table-row table:style-name="ro1">
          <table:table-cell office:value-type="float" office:value="1.53409" calcext:value-type="float">
            <text:p>1,53409</text:p>
          </table:table-cell>
          <table:table-cell office:value-type="float" office:value="1.20169746875763" calcext:value-type="float">
            <text:p>1,20169746875763</text:p>
          </table:table-cell>
          <table:table-cell office:value-type="float" office:value="1.3042403459549" calcext:value-type="float">
            <text:p>1,3042403459549</text:p>
          </table:table-cell>
          <table:table-cell office:value-type="float" office:value="1.37067091464996" calcext:value-type="float">
            <text:p>1,37067091464996</text:p>
          </table:table-cell>
          <table:table-cell office:value-type="float" office:value="1.75225329399109" calcext:value-type="float">
            <text:p>1,75225329399109</text:p>
          </table:table-cell>
          <table:table-cell office:value-type="float" office:value="1.72911381721497" calcext:value-type="float">
            <text:p>1,72911381721497</text:p>
          </table:table-cell>
          <table:table-cell office:value-type="float" office:value="1.32318067550659" calcext:value-type="float">
            <text:p>1,32318067550659</text:p>
          </table:table-cell>
          <table:table-cell office:value-type="float" office:value="1.5377904176712" calcext:value-type="float">
            <text:p>1,5377904176712</text:p>
          </table:table-cell>
          <table:table-cell office:value-type="float" office:value="1.73639225959778" calcext:value-type="float">
            <text:p>1,73639225959778</text:p>
          </table:table-cell>
          <table:table-cell office:value-type="float" office:value="1.79656910896301" calcext:value-type="float">
            <text:p>1,79656910896301</text:p>
          </table:table-cell>
          <table:table-cell office:value-type="float" office:value="1.58900737762451" calcext:value-type="float">
            <text:p>1,58900737762451</text:p>
          </table:table-cell>
        </table:table-row>
        <table:table-row table:style-name="ro1">
          <table:table-cell office:value-type="float" office:value="1.94381" calcext:value-type="float">
            <text:p>1,94381</text:p>
          </table:table-cell>
          <table:table-cell office:value-type="float" office:value="1.50700509548187" calcext:value-type="float">
            <text:p>1,50700509548187</text:p>
          </table:table-cell>
          <table:table-cell office:value-type="float" office:value="1.6772586107254" calcext:value-type="float">
            <text:p>1,6772586107254</text:p>
          </table:table-cell>
          <table:table-cell office:value-type="float" office:value="1.67256820201874" calcext:value-type="float">
            <text:p>1,67256820201874</text:p>
          </table:table-cell>
          <table:table-cell office:value-type="float" office:value="2.13683176040649" calcext:value-type="float">
            <text:p>2,13683176040649</text:p>
          </table:table-cell>
          <table:table-cell office:value-type="float" office:value="2.85617613792419" calcext:value-type="float">
            <text:p>2,85617613792419</text:p>
          </table:table-cell>
          <table:table-cell office:value-type="float" office:value="1.6282662153244" calcext:value-type="float">
            <text:p>1,6282662153244</text:p>
          </table:table-cell>
          <table:table-cell office:value-type="float" office:value="1.88657212257385" calcext:value-type="float">
            <text:p>1,88657212257385</text:p>
          </table:table-cell>
          <table:table-cell office:value-type="float" office:value="2.00317525863647" calcext:value-type="float">
            <text:p>2,00317525863647</text:p>
          </table:table-cell>
          <table:table-cell office:value-type="float" office:value="2.04308915138245" calcext:value-type="float">
            <text:p>2,04308915138245</text:p>
          </table:table-cell>
          <table:table-cell office:value-type="float" office:value="2.02716374397278" calcext:value-type="float">
            <text:p>2,02716374397278</text:p>
          </table:table-cell>
        </table:table-row>
        <table:table-row table:style-name="ro1">
          <table:table-cell office:value-type="float" office:value="2.42762" calcext:value-type="float">
            <text:p>2,42762</text:p>
          </table:table-cell>
          <table:table-cell office:value-type="float" office:value="2.0151150226593" calcext:value-type="float">
            <text:p>2,0151150226593</text:p>
          </table:table-cell>
          <table:table-cell office:value-type="float" office:value="2.20474529266357" calcext:value-type="float">
            <text:p>2,20474529266357</text:p>
          </table:table-cell>
          <table:table-cell office:value-type="float" office:value="2.23254585266113" calcext:value-type="float">
            <text:p>2,23254585266113</text:p>
          </table:table-cell>
          <table:table-cell office:value-type="float" office:value="2.59376120567322" calcext:value-type="float">
            <text:p>2,59376120567322</text:p>
          </table:table-cell>
          <table:table-cell office:value-type="float" office:value="3.53924059867859" calcext:value-type="float">
            <text:p>3,53924059867859</text:p>
          </table:table-cell>
          <table:table-cell office:value-type="float" office:value="2.00085663795471" calcext:value-type="float">
            <text:p>2,00085663795471</text:p>
          </table:table-cell>
          <table:table-cell office:value-type="float" office:value="2.29987668991089" calcext:value-type="float">
            <text:p>2,29987668991089</text:p>
          </table:table-cell>
          <table:table-cell office:value-type="float" office:value="2.43565988540649" calcext:value-type="float">
            <text:p>2,43565988540649</text:p>
          </table:table-cell>
          <table:table-cell office:value-type="float" office:value="2.44508099555969" calcext:value-type="float">
            <text:p>2,44508099555969</text:p>
          </table:table-cell>
          <table:table-cell office:value-type="float" office:value="2.50934219360352" calcext:value-type="float">
            <text:p>2,50934219360352</text:p>
          </table:table-cell>
        </table:table-row>
        <table:table-row table:style-name="ro1">
          <table:table-cell office:value-type="float" office:value="3.26141" calcext:value-type="float">
            <text:p>3,26141</text:p>
          </table:table-cell>
          <table:table-cell office:value-type="float" office:value="3.07676482200623" calcext:value-type="float">
            <text:p>3,07676482200623</text:p>
          </table:table-cell>
          <table:table-cell office:value-type="float" office:value="2.86299753189087" calcext:value-type="float">
            <text:p>2,86299753189087</text:p>
          </table:table-cell>
          <table:table-cell office:value-type="float" office:value="2.96937799453735" calcext:value-type="float">
            <text:p>2,96937799453735</text:p>
          </table:table-cell>
          <table:table-cell office:value-type="float" office:value="3.45363426208496" calcext:value-type="float">
            <text:p>3,45363426208496</text:p>
          </table:table-cell>
          <table:table-cell office:value-type="float" office:value="4.61227655410767" calcext:value-type="float">
            <text:p>4,61227655410767</text:p>
          </table:table-cell>
          <table:table-cell office:value-type="float" office:value="2.74827122688293" calcext:value-type="float">
            <text:p>2,74827122688293</text:p>
          </table:table-cell>
          <table:table-cell office:value-type="float" office:value="3.034912109375" calcext:value-type="float">
            <text:p>3,034912109375</text:p>
          </table:table-cell>
          <table:table-cell office:value-type="float" office:value="3.19865036010742" calcext:value-type="float">
            <text:p>3,19865036010742</text:p>
          </table:table-cell>
          <table:table-cell office:value-type="float" office:value="3.41809868812561" calcext:value-type="float">
            <text:p>3,41809868812561</text:p>
          </table:table-cell>
          <table:table-cell office:value-type="float" office:value="3.23911309242249" calcext:value-type="float">
            <text:p>3,23911309242249</text:p>
          </table:table-cell>
        </table:table-row>
        <table:table-row table:style-name="ro1">
          <table:table-cell office:value-type="float" office:value="3.35653" calcext:value-type="float">
            <text:p>3,35653</text:p>
          </table:table-cell>
          <table:table-cell office:value-type="float" office:value="3.84384226799011" calcext:value-type="float">
            <text:p>3,84384226799011</text:p>
          </table:table-cell>
          <table:table-cell office:value-type="float" office:value="2.99651885032654" calcext:value-type="float">
            <text:p>2,99651885032654</text:p>
          </table:table-cell>
          <table:table-cell office:value-type="float" office:value="2.98852849006653" calcext:value-type="float">
            <text:p>2,98852849006653</text:p>
          </table:table-cell>
          <table:table-cell office:value-type="float" office:value="3.52718138694763" calcext:value-type="float">
            <text:p>3,52718138694763</text:p>
          </table:table-cell>
          <table:table-cell office:value-type="float" office:value="3.97095322608948" calcext:value-type="float">
            <text:p>3,97095322608948</text:p>
          </table:table-cell>
          <table:table-cell office:value-type="float" office:value="2.93185067176819" calcext:value-type="float">
            <text:p>2,93185067176819</text:p>
          </table:table-cell>
          <table:table-cell office:value-type="float" office:value="3.13044238090515" calcext:value-type="float">
            <text:p>3,13044238090515</text:p>
          </table:table-cell>
          <table:table-cell office:value-type="float" office:value="3.10829615592957" calcext:value-type="float">
            <text:p>3,10829615592957</text:p>
          </table:table-cell>
          <table:table-cell office:value-type="float" office:value="3.68179440498352" calcext:value-type="float">
            <text:p>3,68179440498352</text:p>
          </table:table-cell>
          <table:table-cell office:value-type="float" office:value="3.38586854934692" calcext:value-type="float">
            <text:p>3,38586854934692</text:p>
          </table:table-cell>
        </table:table-row>
        <table:table-row table:style-name="ro1">
          <table:table-cell office:value-type="float" office:value="2.7707" calcext:value-type="float">
            <text:p>2,7707</text:p>
          </table:table-cell>
          <table:table-cell office:value-type="float" office:value="2.76972603797913" calcext:value-type="float">
            <text:p>2,76972603797913</text:p>
          </table:table-cell>
          <table:table-cell office:value-type="float" office:value="2.45219326019287" calcext:value-type="float">
            <text:p>2,45219326019287</text:p>
          </table:table-cell>
          <table:table-cell office:value-type="float" office:value="2.42121458053589" calcext:value-type="float">
            <text:p>2,42121458053589</text:p>
          </table:table-cell>
          <table:table-cell office:value-type="float" office:value="2.97887277603149" calcext:value-type="float">
            <text:p>2,97887277603149</text:p>
          </table:table-cell>
          <table:table-cell office:value-type="float" office:value="3.08515477180481" calcext:value-type="float">
            <text:p>3,08515477180481</text:p>
          </table:table-cell>
          <table:table-cell office:value-type="float" office:value="2.54491686820984" calcext:value-type="float">
            <text:p>2,54491686820984</text:p>
          </table:table-cell>
          <table:table-cell office:value-type="float" office:value="2.67581915855408" calcext:value-type="float">
            <text:p>2,67581915855408</text:p>
          </table:table-cell>
          <table:table-cell office:value-type="float" office:value="2.62178659439087" calcext:value-type="float">
            <text:p>2,62178659439087</text:p>
          </table:table-cell>
          <table:table-cell office:value-type="float" office:value="3.29184484481812" calcext:value-type="float">
            <text:p>3,29184484481812</text:p>
          </table:table-cell>
          <table:table-cell office:value-type="float" office:value="2.86542963981628" calcext:value-type="float">
            <text:p>2,86542963981628</text:p>
          </table:table-cell>
        </table:table-row>
        <table:table-row table:style-name="ro1">
          <table:table-cell office:value-type="float" office:value="2.17191" calcext:value-type="float">
            <text:p>2,17191</text:p>
          </table:table-cell>
          <table:table-cell office:value-type="float" office:value="1.86522305011749" calcext:value-type="float">
            <text:p>1,86522305011749</text:p>
          </table:table-cell>
          <table:table-cell office:value-type="float" office:value="2.11765074729919" calcext:value-type="float">
            <text:p>2,11765074729919</text:p>
          </table:table-cell>
          <table:table-cell office:value-type="float" office:value="2.03493785858154" calcext:value-type="float">
            <text:p>2,03493785858154</text:p>
          </table:table-cell>
          <table:table-cell office:value-type="float" office:value="2.35754537582397" calcext:value-type="float">
            <text:p>2,35754537582397</text:p>
          </table:table-cell>
          <table:table-cell office:value-type="float" office:value="2.50452780723572" calcext:value-type="float">
            <text:p>2,50452780723572</text:p>
          </table:table-cell>
          <table:table-cell office:value-type="float" office:value="1.98467302322388" calcext:value-type="float">
            <text:p>1,98467302322388</text:p>
          </table:table-cell>
          <table:table-cell office:value-type="float" office:value="2.16028881072998" calcext:value-type="float">
            <text:p>2,16028881072998</text:p>
          </table:table-cell>
          <table:table-cell office:value-type="float" office:value="2.02036309242249" calcext:value-type="float">
            <text:p>2,02036309242249</text:p>
          </table:table-cell>
          <table:table-cell office:value-type="float" office:value="2.24411463737488" calcext:value-type="float">
            <text:p>2,24411463737488</text:p>
          </table:table-cell>
          <table:table-cell office:value-type="float" office:value="2.42973971366882" calcext:value-type="float">
            <text:p>2,42973971366882</text:p>
          </table:table-cell>
        </table:table-row>
        <table:table-row table:style-name="ro1">
          <table:table-cell office:value-type="float" office:value="1.53705" calcext:value-type="float">
            <text:p>1,53705</text:p>
          </table:table-cell>
          <table:table-cell office:value-type="float" office:value="1.2030131816864" calcext:value-type="float">
            <text:p>1,2030131816864</text:p>
          </table:table-cell>
          <table:table-cell office:value-type="float" office:value="1.54137408733368" calcext:value-type="float">
            <text:p>1,54137408733368</text:p>
          </table:table-cell>
          <table:table-cell office:value-type="float" office:value="1.51008474826813" calcext:value-type="float">
            <text:p>1,51008474826813</text:p>
          </table:table-cell>
          <table:table-cell office:value-type="float" office:value="1.67460024356842" calcext:value-type="float">
            <text:p>1,67460024356842</text:p>
          </table:table-cell>
          <table:table-cell office:value-type="float" office:value="1.69732451438904" calcext:value-type="float">
            <text:p>1,69732451438904</text:p>
          </table:table-cell>
          <table:table-cell office:value-type="float" office:value="1.35042595863342" calcext:value-type="float">
            <text:p>1,35042595863342</text:p>
          </table:table-cell>
          <table:table-cell office:value-type="float" office:value="1.5544558763504" calcext:value-type="float">
            <text:p>1,5544558763504</text:p>
          </table:table-cell>
          <table:table-cell office:value-type="float" office:value="1.51154327392578" calcext:value-type="float">
            <text:p>1,51154327392578</text:p>
          </table:table-cell>
          <table:table-cell office:value-type="float" office:value="1.57739281654358" calcext:value-type="float">
            <text:p>1,57739281654358</text:p>
          </table:table-cell>
          <table:table-cell office:value-type="float" office:value="1.75032424926758" calcext:value-type="float">
            <text:p>1,75032424926758</text:p>
          </table:table-cell>
        </table:table-row>
        <table:table-row table:style-name="ro1">
          <table:table-cell office:value-type="float" office:value="1.42698" calcext:value-type="float">
            <text:p>1,42698</text:p>
          </table:table-cell>
          <table:table-cell office:value-type="float" office:value="1.06445121765137" calcext:value-type="float">
            <text:p>1,06445121765137</text:p>
          </table:table-cell>
          <table:table-cell office:value-type="float" office:value="1.5093719959259" calcext:value-type="float">
            <text:p>1,5093719959259</text:p>
          </table:table-cell>
          <table:table-cell office:value-type="float" office:value="1.57730507850647" calcext:value-type="float">
            <text:p>1,57730507850647</text:p>
          </table:table-cell>
          <table:table-cell office:value-type="float" office:value="1.50188148021698" calcext:value-type="float">
            <text:p>1,50188148021698</text:p>
          </table:table-cell>
          <table:table-cell office:value-type="float" office:value="1.63518762588501" calcext:value-type="float">
            <text:p>1,63518762588501</text:p>
          </table:table-cell>
          <table:table-cell office:value-type="float" office:value="1.16827654838562" calcext:value-type="float">
            <text:p>1,16827654838562</text:p>
          </table:table-cell>
          <table:table-cell office:value-type="float" office:value="1.44911980628967" calcext:value-type="float">
            <text:p>1,44911980628967</text:p>
          </table:table-cell>
          <table:table-cell office:value-type="float" office:value="1.39727997779846" calcext:value-type="float">
            <text:p>1,39727997779846</text:p>
          </table:table-cell>
          <table:table-cell office:value-type="float" office:value="1.36589336395264" calcext:value-type="float">
            <text:p>1,36589336395264</text:p>
          </table:table-cell>
          <table:table-cell office:value-type="float" office:value="1.60098505020142" calcext:value-type="float">
            <text:p>1,60098505020142</text:p>
          </table:table-cell>
        </table:table-row>
        <table:table-row table:style-name="ro1">
          <table:table-cell office:value-type="float" office:value="1.12639" calcext:value-type="float">
            <text:p>1,12639</text:p>
          </table:table-cell>
          <table:table-cell office:value-type="float" office:value="1.01762568950653" calcext:value-type="float">
            <text:p>1,01762568950653</text:p>
          </table:table-cell>
          <table:table-cell office:value-type="float" office:value="0.981374979019165" calcext:value-type="float">
            <text:p>0,981374979019165</text:p>
          </table:table-cell>
          <table:table-cell office:value-type="float" office:value="1.13352537155151" calcext:value-type="float">
            <text:p>1,13352537155151</text:p>
          </table:table-cell>
          <table:table-cell office:value-type="float" office:value="1.12783825397491" calcext:value-type="float">
            <text:p>1,12783825397491</text:p>
          </table:table-cell>
          <table:table-cell office:value-type="float" office:value="1.1593325138092" calcext:value-type="float">
            <text:p>1,1593325138092</text:p>
          </table:table-cell>
          <table:table-cell office:value-type="float" office:value="1.07225954532623" calcext:value-type="float">
            <text:p>1,07225954532623</text:p>
          </table:table-cell>
          <table:table-cell office:value-type="float" office:value="1.00446534156799" calcext:value-type="float">
            <text:p>1,00446534156799</text:p>
          </table:table-cell>
          <table:table-cell office:value-type="float" office:value="1.39914453029633" calcext:value-type="float">
            <text:p>1,39914453029633</text:p>
          </table:table-cell>
          <table:table-cell office:value-type="float" office:value="1.23793530464172" calcext:value-type="float">
            <text:p>1,23793530464172</text:p>
          </table:table-cell>
          <table:table-cell office:value-type="float" office:value="1.13040709495544" calcext:value-type="float">
            <text:p>1,13040709495544</text:p>
          </table:table-cell>
        </table:table-row>
        <table:table-row table:style-name="ro1">
          <table:table-cell office:value-type="float" office:value="1.31354" calcext:value-type="float">
            <text:p>1,31354</text:p>
          </table:table-cell>
          <table:table-cell office:value-type="float" office:value="1.63262629508972" calcext:value-type="float">
            <text:p>1,63262629508972</text:p>
          </table:table-cell>
          <table:table-cell office:value-type="float" office:value="0.944207012653351" calcext:value-type="float">
            <text:p>0,944207012653351</text:p>
          </table:table-cell>
          <table:table-cell office:value-type="float" office:value="1.09004819393158" calcext:value-type="float">
            <text:p>1,09004819393158</text:p>
          </table:table-cell>
          <table:table-cell office:value-type="float" office:value="1.48035728931427" calcext:value-type="float">
            <text:p>1,48035728931427</text:p>
          </table:table-cell>
          <table:table-cell office:value-type="float" office:value="1.09154486656189" calcext:value-type="float">
            <text:p>1,09154486656189</text:p>
          </table:table-cell>
          <table:table-cell office:value-type="float" office:value="1.40878486633301" calcext:value-type="float">
            <text:p>1,40878486633301</text:p>
          </table:table-cell>
          <table:table-cell office:value-type="float" office:value="1.07413005828857" calcext:value-type="float">
            <text:p>1,07413005828857</text:p>
          </table:table-cell>
          <table:table-cell office:value-type="float" office:value="1.66908347606659" calcext:value-type="float">
            <text:p>1,66908347606659</text:p>
          </table:table-cell>
          <table:table-cell office:value-type="float" office:value="1.44629108905792" calcext:value-type="float">
            <text:p>1,44629108905792</text:p>
          </table:table-cell>
          <table:table-cell office:value-type="float" office:value="1.29833614826202" calcext:value-type="float">
            <text:p>1,29833614826202</text:p>
          </table:table-cell>
        </table:table-row>
        <table:table-row table:style-name="ro1">
          <table:table-cell office:value-type="float" office:value="1.60682" calcext:value-type="float">
            <text:p>1,60682</text:p>
          </table:table-cell>
          <table:table-cell office:value-type="float" office:value="2.39963507652283" calcext:value-type="float">
            <text:p>2,39963507652283</text:p>
          </table:table-cell>
          <table:table-cell office:value-type="float" office:value="0.904563307762146" calcext:value-type="float">
            <text:p>0,904563307762146</text:p>
          </table:table-cell>
          <table:table-cell office:value-type="float" office:value="0.993036687374115" calcext:value-type="float">
            <text:p>0,993036687374115</text:p>
          </table:table-cell>
          <table:table-cell office:value-type="float" office:value="1.93849611282349" calcext:value-type="float">
            <text:p>1,93849611282349</text:p>
          </table:table-cell>
          <table:table-cell office:value-type="float" office:value="0.976755917072296" calcext:value-type="float">
            <text:p>0,976755917072296</text:p>
          </table:table-cell>
          <table:table-cell office:value-type="float" office:value="2.11869072914124" calcext:value-type="float">
            <text:p>2,11869072914124</text:p>
          </table:table-cell>
          <table:table-cell office:value-type="float" office:value="1.11619520187378" calcext:value-type="float">
            <text:p>1,11619520187378</text:p>
          </table:table-cell>
          <table:table-cell office:value-type="float" office:value="2.21735525131226" calcext:value-type="float">
            <text:p>2,21735525131226</text:p>
          </table:table-cell>
          <table:table-cell office:value-type="float" office:value="1.67828893661499" calcext:value-type="float">
            <text:p>1,67828893661499</text:p>
          </table:table-cell>
          <table:table-cell office:value-type="float" office:value="1.72521376609802" calcext:value-type="float">
            <text:p>1,72521376609802</text:p>
          </table:table-cell>
        </table:table-row>
        <table:table-row table:style-name="ro1">
          <table:table-cell office:value-type="float" office:value="2.16565" calcext:value-type="float">
            <text:p>2,16565</text:p>
          </table:table-cell>
          <table:table-cell office:value-type="float" office:value="3.48435211181641" calcext:value-type="float">
            <text:p>3,48435211181641</text:p>
          </table:table-cell>
          <table:table-cell office:value-type="float" office:value="1.28422689437866" calcext:value-type="float">
            <text:p>1,28422689437866</text:p>
          </table:table-cell>
          <table:table-cell office:value-type="float" office:value="1.13178718090057" calcext:value-type="float">
            <text:p>1,13178718090057</text:p>
          </table:table-cell>
          <table:table-cell office:value-type="float" office:value="2.5958993434906" calcext:value-type="float">
            <text:p>2,5958993434906</text:p>
          </table:table-cell>
          <table:table-cell office:value-type="float" office:value="1.05489695072174" calcext:value-type="float">
            <text:p>1,05489695072174</text:p>
          </table:table-cell>
          <table:table-cell office:value-type="float" office:value="3.11071586608887" calcext:value-type="float">
            <text:p>3,11071586608887</text:p>
          </table:table-cell>
          <table:table-cell office:value-type="float" office:value="1.36412477493286" calcext:value-type="float">
            <text:p>1,36412477493286</text:p>
          </table:table-cell>
          <table:table-cell office:value-type="float" office:value="2.88604998588562" calcext:value-type="float">
            <text:p>2,88604998588562</text:p>
          </table:table-cell>
          <table:table-cell office:value-type="float" office:value="2.32418847084045" calcext:value-type="float">
            <text:p>2,32418847084045</text:p>
          </table:table-cell>
          <table:table-cell office:value-type="float" office:value="2.42030644416809" calcext:value-type="float">
            <text:p>2,42030644416809</text:p>
          </table:table-cell>
        </table:table-row>
        <table:table-row table:style-name="ro1">
          <table:table-cell office:value-type="float" office:value="2.73498" calcext:value-type="float">
            <text:p>2,73498</text:p>
          </table:table-cell>
          <table:table-cell office:value-type="float" office:value="4.38264274597168" calcext:value-type="float">
            <text:p>4,38264274597168</text:p>
          </table:table-cell>
          <table:table-cell office:value-type="float" office:value="1.88062620162964" calcext:value-type="float">
            <text:p>1,88062620162964</text:p>
          </table:table-cell>
          <table:table-cell office:value-type="float" office:value="1.43201231956482" calcext:value-type="float">
            <text:p>1,43201231956482</text:p>
          </table:table-cell>
          <table:table-cell office:value-type="float" office:value="3.07970571517944" calcext:value-type="float">
            <text:p>3,07970571517944</text:p>
          </table:table-cell>
          <table:table-cell office:value-type="float" office:value="1.34060442447662" calcext:value-type="float">
            <text:p>1,34060442447662</text:p>
          </table:table-cell>
          <table:table-cell office:value-type="float" office:value="3.92759490013123" calcext:value-type="float">
            <text:p>3,92759490013123</text:p>
          </table:table-cell>
          <table:table-cell office:value-type="float" office:value="1.7450258731842" calcext:value-type="float">
            <text:p>1,7450258731842</text:p>
          </table:table-cell>
          <table:table-cell office:value-type="float" office:value="3.24809432029724" calcext:value-type="float">
            <text:p>3,24809432029724</text:p>
          </table:table-cell>
          <table:table-cell office:value-type="float" office:value="2.97331023216248" calcext:value-type="float">
            <text:p>2,97331023216248</text:p>
          </table:table-cell>
          <table:table-cell office:value-type="float" office:value="3.34016966819763" calcext:value-type="float">
            <text:p>3,34016966819763</text:p>
          </table:table-cell>
        </table:table-row>
        <table:table-row table:style-name="ro1">
          <table:table-cell office:value-type="float" office:value="2.41952" calcext:value-type="float">
            <text:p>2,41952</text:p>
          </table:table-cell>
          <table:table-cell office:value-type="float" office:value="4.08651304244995" calcext:value-type="float">
            <text:p>4,08651304244995</text:p>
          </table:table-cell>
          <table:table-cell office:value-type="float" office:value="1.70054638385773" calcext:value-type="float">
            <text:p>1,70054638385773</text:p>
          </table:table-cell>
          <table:table-cell office:value-type="float" office:value="1.24293911457062" calcext:value-type="float">
            <text:p>1,24293911457062</text:p>
          </table:table-cell>
          <table:table-cell office:value-type="float" office:value="2.72962021827698" calcext:value-type="float">
            <text:p>2,72962021827698</text:p>
          </table:table-cell>
          <table:table-cell office:value-type="float" office:value="1.28125357627869" calcext:value-type="float">
            <text:p>1,28125357627869</text:p>
          </table:table-cell>
          <table:table-cell office:value-type="float" office:value="3.465900182724" calcext:value-type="float">
            <text:p>3,465900182724</text:p>
          </table:table-cell>
          <table:table-cell office:value-type="float" office:value="1.45967280864716" calcext:value-type="float">
            <text:p>1,45967280864716</text:p>
          </table:table-cell>
          <table:table-cell office:value-type="float" office:value="2.68031573295593" calcext:value-type="float">
            <text:p>2,68031573295593</text:p>
          </table:table-cell>
          <table:table-cell office:value-type="float" office:value="2.55355858802795" calcext:value-type="float">
            <text:p>2,55355858802795</text:p>
          </table:table-cell>
          <table:table-cell office:value-type="float" office:value="2.99486351013184" calcext:value-type="float">
            <text:p>2,99486351013184</text:p>
          </table:table-cell>
        </table:table-row>
        <table:table-row table:style-name="ro1">
          <table:table-cell office:value-type="float" office:value="2.22258" calcext:value-type="float">
            <text:p>2,22258</text:p>
          </table:table-cell>
          <table:table-cell office:value-type="float" office:value="3.59723114967346" calcext:value-type="float">
            <text:p>3,59723114967346</text:p>
          </table:table-cell>
          <table:table-cell office:value-type="float" office:value="1.51552140712738" calcext:value-type="float">
            <text:p>1,51552140712738</text:p>
          </table:table-cell>
          <table:table-cell office:value-type="float" office:value="1.28398513793945" calcext:value-type="float">
            <text:p>1,28398513793945</text:p>
          </table:table-cell>
          <table:table-cell office:value-type="float" office:value="2.47140789031982" calcext:value-type="float">
            <text:p>2,47140789031982</text:p>
          </table:table-cell>
          <table:table-cell office:value-type="float" office:value="1.38916766643524" calcext:value-type="float">
            <text:p>1,38916766643524</text:p>
          </table:table-cell>
          <table:table-cell office:value-type="float" office:value="3.08398127555847" calcext:value-type="float">
            <text:p>3,08398127555847</text:p>
          </table:table-cell>
          <table:table-cell office:value-type="float" office:value="1.40585172176361" calcext:value-type="float">
            <text:p>1,40585172176361</text:p>
          </table:table-cell>
          <table:table-cell office:value-type="float" office:value="2.56689381599426" calcext:value-type="float">
            <text:p>2,56689381599426</text:p>
          </table:table-cell>
          <table:table-cell office:value-type="float" office:value="2.27858591079712" calcext:value-type="float">
            <text:p>2,27858591079712</text:p>
          </table:table-cell>
          <table:table-cell office:value-type="float" office:value="2.63319396972656" calcext:value-type="float">
            <text:p>2,63319396972656</text:p>
          </table:table-cell>
        </table:table-row>
        <table:table-row table:style-name="ro1">
          <table:table-cell office:value-type="float" office:value="2.01932" calcext:value-type="float">
            <text:p>2,01932</text:p>
          </table:table-cell>
          <table:table-cell office:value-type="float" office:value="2.99936652183533" calcext:value-type="float">
            <text:p>2,99936652183533</text:p>
          </table:table-cell>
          <table:table-cell office:value-type="float" office:value="1.56431174278259" calcext:value-type="float">
            <text:p>1,56431174278259</text:p>
          </table:table-cell>
          <table:table-cell office:value-type="float" office:value="1.28112256526947" calcext:value-type="float">
            <text:p>1,28112256526947</text:p>
          </table:table-cell>
          <table:table-cell office:value-type="float" office:value="2.47819972038269" calcext:value-type="float">
            <text:p>2,47819972038269</text:p>
          </table:table-cell>
          <table:table-cell office:value-type="float" office:value="1.29332065582275" calcext:value-type="float">
            <text:p>1,29332065582275</text:p>
          </table:table-cell>
          <table:table-cell office:value-type="float" office:value="2.76424121856689" calcext:value-type="float">
            <text:p>2,76424121856689</text:p>
          </table:table-cell>
          <table:table-cell office:value-type="float" office:value="1.19613575935364" calcext:value-type="float">
            <text:p>1,19613575935364</text:p>
          </table:table-cell>
          <table:table-cell office:value-type="float" office:value="1.89342772960663" calcext:value-type="float">
            <text:p>1,89342772960663</text:p>
          </table:table-cell>
          <table:table-cell office:value-type="float" office:value="2.25584983825684" calcext:value-type="float">
            <text:p>2,25584983825684</text:p>
          </table:table-cell>
          <table:table-cell office:value-type="float" office:value="2.4672429561615" calcext:value-type="float">
            <text:p>2,4672429561615</text:p>
          </table:table-cell>
        </table:table-row>
        <table:table-row table:style-name="ro1">
          <table:table-cell office:value-type="float" office:value="1.54981" calcext:value-type="float">
            <text:p>1,54981</text:p>
          </table:table-cell>
          <table:table-cell office:value-type="float" office:value="1.91901326179504" calcext:value-type="float">
            <text:p>1,91901326179504</text:p>
          </table:table-cell>
          <table:table-cell office:value-type="float" office:value="1.2643655538559" calcext:value-type="float">
            <text:p>1,2643655538559</text:p>
          </table:table-cell>
          <table:table-cell office:value-type="float" office:value="1.23121786117554" calcext:value-type="float">
            <text:p>1,23121786117554</text:p>
          </table:table-cell>
          <table:table-cell office:value-type="float" office:value="1.8720715045929" calcext:value-type="float">
            <text:p>1,8720715045929</text:p>
          </table:table-cell>
          <table:table-cell office:value-type="float" office:value="1.21113610267639" calcext:value-type="float">
            <text:p>1,21113610267639</text:p>
          </table:table-cell>
          <table:table-cell office:value-type="float" office:value="1.84187138080597" calcext:value-type="float">
            <text:p>1,84187138080597</text:p>
          </table:table-cell>
          <table:table-cell office:value-type="float" office:value="1.08306908607483" calcext:value-type="float">
            <text:p>1,08306908607483</text:p>
          </table:table-cell>
          <table:table-cell office:value-type="float" office:value="1.46266150474548" calcext:value-type="float">
            <text:p>1,46266150474548</text:p>
          </table:table-cell>
          <table:table-cell office:value-type="float" office:value="1.77163565158844" calcext:value-type="float">
            <text:p>1,77163565158844</text:p>
          </table:table-cell>
          <table:table-cell office:value-type="float" office:value="1.84108102321625" calcext:value-type="float">
            <text:p>1,84108102321625</text:p>
          </table:table-cell>
        </table:table-row>
        <table:table-row table:style-name="ro1">
          <table:table-cell office:value-type="float" office:value="1.4157" calcext:value-type="float">
            <text:p>1,4157</text:p>
          </table:table-cell>
          <table:table-cell office:value-type="float" office:value="1.89451158046722" calcext:value-type="float">
            <text:p>1,89451158046722</text:p>
          </table:table-cell>
          <table:table-cell office:value-type="float" office:value="1.11358857154846" calcext:value-type="float">
            <text:p>1,11358857154846</text:p>
          </table:table-cell>
          <table:table-cell office:value-type="float" office:value="1.03199398517609" calcext:value-type="float">
            <text:p>1,03199398517609</text:p>
          </table:table-cell>
          <table:table-cell office:value-type="float" office:value="1.72511887550354" calcext:value-type="float">
            <text:p>1,72511887550354</text:p>
          </table:table-cell>
          <table:table-cell office:value-type="float" office:value="1.05219423770905" calcext:value-type="float">
            <text:p>1,05219423770905</text:p>
          </table:table-cell>
          <table:table-cell office:value-type="float" office:value="1.71816921234131" calcext:value-type="float">
            <text:p>1,71816921234131</text:p>
          </table:table-cell>
          <table:table-cell office:value-type="float" office:value="0.914752840995789" calcext:value-type="float">
            <text:p>0,914752840995789</text:p>
          </table:table-cell>
          <table:table-cell office:value-type="float" office:value="1.33101511001587" calcext:value-type="float">
            <text:p>1,33101511001587</text:p>
          </table:table-cell>
          <table:table-cell office:value-type="float" office:value="1.53842997550964" calcext:value-type="float">
            <text:p>1,53842997550964</text:p>
          </table:table-cell>
          <table:table-cell office:value-type="float" office:value="1.83727037906647" calcext:value-type="float">
            <text:p>1,83727037906647</text:p>
          </table:table-cell>
        </table:table-row>
        <table:table-row table:style-name="ro1">
          <table:table-cell office:value-type="float" office:value="1.30697" calcext:value-type="float">
            <text:p>1,30697</text:p>
          </table:table-cell>
          <table:table-cell office:value-type="float" office:value="1.47846686840057" calcext:value-type="float">
            <text:p>1,47846686840057</text:p>
          </table:table-cell>
          <table:table-cell office:value-type="float" office:value="1.16800284385681" calcext:value-type="float">
            <text:p>1,16800284385681</text:p>
          </table:table-cell>
          <table:table-cell office:value-type="float" office:value="1.10591375827789" calcext:value-type="float">
            <text:p>1,10591375827789</text:p>
          </table:table-cell>
          <table:table-cell office:value-type="float" office:value="1.46413254737854" calcext:value-type="float">
            <text:p>1,46413254737854</text:p>
          </table:table-cell>
          <table:table-cell office:value-type="float" office:value="1.22432076931" calcext:value-type="float">
            <text:p>1,22432076931</text:p>
          </table:table-cell>
          <table:table-cell office:value-type="float" office:value="1.41267144680023" calcext:value-type="float">
            <text:p>1,41267144680023</text:p>
          </table:table-cell>
          <table:table-cell office:value-type="float" office:value="1.04352188110352" calcext:value-type="float">
            <text:p>1,04352188110352</text:p>
          </table:table-cell>
          <table:table-cell office:value-type="float" office:value="1.38321757316589" calcext:value-type="float">
            <text:p>1,38321757316589</text:p>
          </table:table-cell>
          <table:table-cell office:value-type="float" office:value="1.21256482601166" calcext:value-type="float">
            <text:p>1,21256482601166</text:p>
          </table:table-cell>
          <table:table-cell office:value-type="float" office:value="1.57684373855591" calcext:value-type="float">
            <text:p>1,57684373855591</text:p>
          </table:table-cell>
        </table:table-row>
        <table:table-row table:style-name="ro1">
          <table:table-cell office:value-type="float" office:value="1.13748" calcext:value-type="float">
            <text:p>1,13748</text:p>
          </table:table-cell>
          <table:table-cell office:value-type="float" office:value="0.974882900714874" calcext:value-type="float">
            <text:p>0,974882900714874</text:p>
          </table:table-cell>
          <table:table-cell office:value-type="float" office:value="1.06736314296722" calcext:value-type="float">
            <text:p>1,06736314296722</text:p>
          </table:table-cell>
          <table:table-cell office:value-type="float" office:value="1.11289012432098" calcext:value-type="float">
            <text:p>1,11289012432098</text:p>
          </table:table-cell>
          <table:table-cell office:value-type="float" office:value="1.15016996860504" calcext:value-type="float">
            <text:p>1,15016996860504</text:p>
          </table:table-cell>
          <table:table-cell office:value-type="float" office:value="1.19600307941437" calcext:value-type="float">
            <text:p>1,19600307941437</text:p>
          </table:table-cell>
          <table:table-cell office:value-type="float" office:value="1.1310647726059" calcext:value-type="float">
            <text:p>1,1310647726059</text:p>
          </table:table-cell>
          <table:table-cell office:value-type="float" office:value="1.04730117321014" calcext:value-type="float">
            <text:p>1,04730117321014</text:p>
          </table:table-cell>
          <table:table-cell office:value-type="float" office:value="1.4438863992691" calcext:value-type="float">
            <text:p>1,4438863992691</text:p>
          </table:table-cell>
          <table:table-cell office:value-type="float" office:value="0.99509185552597" calcext:value-type="float">
            <text:p>0,99509185552597</text:p>
          </table:table-cell>
          <table:table-cell office:value-type="float" office:value="1.2561160326004" calcext:value-type="float">
            <text:p>1,2561160326004</text:p>
          </table:table-cell>
        </table:table-row>
        <table:table-row table:style-name="ro1">
          <table:table-cell office:value-type="float" office:value="1.2562" calcext:value-type="float">
            <text:p>1,2562</text:p>
          </table:table-cell>
          <table:table-cell office:value-type="float" office:value="1.04966080188751" calcext:value-type="float">
            <text:p>1,04966080188751</text:p>
          </table:table-cell>
          <table:table-cell office:value-type="float" office:value="1.32278978824615" calcext:value-type="float">
            <text:p>1,32278978824615</text:p>
          </table:table-cell>
          <table:table-cell office:value-type="float" office:value="1.25293123722076" calcext:value-type="float">
            <text:p>1,25293123722076</text:p>
          </table:table-cell>
          <table:table-cell office:value-type="float" office:value="1.13303124904633" calcext:value-type="float">
            <text:p>1,13303124904633</text:p>
          </table:table-cell>
          <table:table-cell office:value-type="float" office:value="1.33449184894562" calcext:value-type="float">
            <text:p>1,33449184894562</text:p>
          </table:table-cell>
          <table:table-cell office:value-type="float" office:value="1.26703464984894" calcext:value-type="float">
            <text:p>1,26703464984894</text:p>
          </table:table-cell>
          <table:table-cell office:value-type="float" office:value="1.16961121559143" calcext:value-type="float">
            <text:p>1,16961121559143</text:p>
          </table:table-cell>
          <table:table-cell office:value-type="float" office:value="1.608274102211" calcext:value-type="float">
            <text:p>1,608274102211</text:p>
          </table:table-cell>
          <table:table-cell office:value-type="float" office:value="1.07300281524658" calcext:value-type="float">
            <text:p>1,07300281524658</text:p>
          </table:table-cell>
          <table:table-cell office:value-type="float" office:value="1.35117721557617" calcext:value-type="float">
            <text:p>1,35117721557617</text:p>
          </table:table-cell>
        </table:table-row>
        <table:table-row table:style-name="ro1">
          <table:table-cell office:value-type="float" office:value="0.963968" calcext:value-type="float">
            <text:p>0,963968</text:p>
          </table:table-cell>
          <table:table-cell office:value-type="float" office:value="0.925097465515137" calcext:value-type="float">
            <text:p>0,925097465515137</text:p>
          </table:table-cell>
          <table:table-cell office:value-type="float" office:value="0.886763215065002" calcext:value-type="float">
            <text:p>0,886763215065002</text:p>
          </table:table-cell>
          <table:table-cell office:value-type="float" office:value="0.912435531616211" calcext:value-type="float">
            <text:p>0,912435531616211</text:p>
          </table:table-cell>
          <table:table-cell office:value-type="float" office:value="1.01527643203735" calcext:value-type="float">
            <text:p>1,01527643203735</text:p>
          </table:table-cell>
          <table:table-cell office:value-type="float" office:value="1.00073444843292" calcext:value-type="float">
            <text:p>1,00073444843292</text:p>
          </table:table-cell>
          <table:table-cell office:value-type="float" office:value="1.00650978088379" calcext:value-type="float">
            <text:p>1,00650978088379</text:p>
          </table:table-cell>
          <table:table-cell office:value-type="float" office:value="0.864211618900299" calcext:value-type="float">
            <text:p>0,864211618900299</text:p>
          </table:table-cell>
          <table:table-cell office:value-type="float" office:value="1.15308618545532" calcext:value-type="float">
            <text:p>1,15308618545532</text:p>
          </table:table-cell>
          <table:table-cell office:value-type="float" office:value="0.861835181713104" calcext:value-type="float">
            <text:p>0,861835181713104</text:p>
          </table:table-cell>
          <table:table-cell office:value-type="float" office:value="1.01373505592346" calcext:value-type="float">
            <text:p>1,01373505592346</text:p>
          </table:table-cell>
        </table:table-row>
        <table:table-row table:style-name="ro1">
          <table:table-cell office:value-type="float" office:value="0.711881" calcext:value-type="float">
            <text:p>0,711881</text:p>
          </table:table-cell>
          <table:table-cell office:value-type="float" office:value="0.729508757591248" calcext:value-type="float">
            <text:p>0,729508757591248</text:p>
          </table:table-cell>
          <table:table-cell office:value-type="float" office:value="0.61162793636322" calcext:value-type="float">
            <text:p>0,61162793636322</text:p>
          </table:table-cell>
          <table:table-cell office:value-type="float" office:value="0.660797595977783" calcext:value-type="float">
            <text:p>0,660797595977783</text:p>
          </table:table-cell>
          <table:table-cell office:value-type="float" office:value="0.690301835536957" calcext:value-type="float">
            <text:p>0,690301835536957</text:p>
          </table:table-cell>
          <table:table-cell office:value-type="float" office:value="0.777034997940064" calcext:value-type="float">
            <text:p>0,777034997940064</text:p>
          </table:table-cell>
          <table:table-cell office:value-type="float" office:value="0.783953309059143" calcext:value-type="float">
            <text:p>0,783953309059143</text:p>
          </table:table-cell>
          <table:table-cell office:value-type="float" office:value="0.679113566875458" calcext:value-type="float">
            <text:p>0,679113566875458</text:p>
          </table:table-cell>
          <table:table-cell office:value-type="float" office:value="0.738031625747681" calcext:value-type="float">
            <text:p>0,738031625747681</text:p>
          </table:table-cell>
          <table:table-cell office:value-type="float" office:value="0.677378952503204" calcext:value-type="float">
            <text:p>0,677378952503204</text:p>
          </table:table-cell>
          <table:table-cell office:value-type="float" office:value="0.771063446998596" calcext:value-type="float">
            <text:p>0,771063446998596</text:p>
          </table:table-cell>
        </table:table-row>
        <table:table-row table:style-name="ro1">
          <table:table-cell office:value-type="float" office:value="0.668861" calcext:value-type="float">
            <text:p>0,668861</text:p>
          </table:table-cell>
          <table:table-cell office:value-type="float" office:value="0.651057898998261" calcext:value-type="float">
            <text:p>0,651057898998261</text:p>
          </table:table-cell>
          <table:table-cell office:value-type="float" office:value="0.584436893463135" calcext:value-type="float">
            <text:p>0,584436893463135</text:p>
          </table:table-cell>
          <table:table-cell office:value-type="float" office:value="0.61983847618103" calcext:value-type="float">
            <text:p>0,61983847618103</text:p>
          </table:table-cell>
          <table:table-cell office:value-type="float" office:value="0.743559658527374" calcext:value-type="float">
            <text:p>0,743559658527374</text:p>
          </table:table-cell>
          <table:table-cell office:value-type="float" office:value="0.685804486274719" calcext:value-type="float">
            <text:p>0,685804486274719</text:p>
          </table:table-cell>
          <table:table-cell office:value-type="float" office:value="0.831036686897278" calcext:value-type="float">
            <text:p>0,831036686897278</text:p>
          </table:table-cell>
          <table:table-cell office:value-type="float" office:value="0.601219594478607" calcext:value-type="float">
            <text:p>0,601219594478607</text:p>
          </table:table-cell>
          <table:table-cell office:value-type="float" office:value="0.632255613803864" calcext:value-type="float">
            <text:p>0,632255613803864</text:p>
          </table:table-cell>
          <table:table-cell office:value-type="float" office:value="0.66568797826767" calcext:value-type="float">
            <text:p>0,66568797826767</text:p>
          </table:table-cell>
          <table:table-cell office:value-type="float" office:value="0.673709809780121" calcext:value-type="float">
            <text:p>0,673709809780121</text:p>
          </table:table-cell>
        </table:table-row>
        <table:table-row table:style-name="ro1">
          <table:table-cell office:value-type="float" office:value="0.8437" calcext:value-type="float">
            <text:p>0,8437</text:p>
          </table:table-cell>
          <table:table-cell office:value-type="float" office:value="0.895290851593018" calcext:value-type="float">
            <text:p>0,895290851593018</text:p>
          </table:table-cell>
          <table:table-cell office:value-type="float" office:value="0.601132214069366" calcext:value-type="float">
            <text:p>0,601132214069366</text:p>
          </table:table-cell>
          <table:table-cell office:value-type="float" office:value="0.656023263931274" calcext:value-type="float">
            <text:p>0,656023263931274</text:p>
          </table:table-cell>
          <table:table-cell office:value-type="float" office:value="1.11302030086517" calcext:value-type="float">
            <text:p>1,11302030086517</text:p>
          </table:table-cell>
          <table:table-cell office:value-type="float" office:value="0.916411101818085" calcext:value-type="float">
            <text:p>0,916411101818085</text:p>
          </table:table-cell>
          <table:table-cell office:value-type="float" office:value="0.804431617259979" calcext:value-type="float">
            <text:p>0,804431617259979</text:p>
          </table:table-cell>
          <table:table-cell office:value-type="float" office:value="0.81904923915863" calcext:value-type="float">
            <text:p>0,81904923915863</text:p>
          </table:table-cell>
          <table:table-cell office:value-type="float" office:value="0.839063167572022" calcext:value-type="float">
            <text:p>0,839063167572022</text:p>
          </table:table-cell>
          <table:table-cell office:value-type="float" office:value="0.922153294086456" calcext:value-type="float">
            <text:p>0,922153294086456</text:p>
          </table:table-cell>
          <table:table-cell office:value-type="float" office:value="0.870425820350647" calcext:value-type="float">
            <text:p>0,870425820350647</text:p>
          </table:table-cell>
        </table:table-row>
        <table:table-row table:style-name="ro1">
          <table:table-cell office:value-type="float" office:value="0.802308" calcext:value-type="float">
            <text:p>0,802308</text:p>
          </table:table-cell>
          <table:table-cell office:value-type="float" office:value="0.892532467842102" calcext:value-type="float">
            <text:p>0,892532467842102</text:p>
          </table:table-cell>
          <table:table-cell office:value-type="float" office:value="0.600082218647003" calcext:value-type="float">
            <text:p>0,600082218647003</text:p>
          </table:table-cell>
          <table:table-cell office:value-type="float" office:value="0.633274972438812" calcext:value-type="float">
            <text:p>0,633274972438812</text:p>
          </table:table-cell>
          <table:table-cell office:value-type="float" office:value="1.05262959003448" calcext:value-type="float">
            <text:p>1,05262959003448</text:p>
          </table:table-cell>
          <table:table-cell office:value-type="float" office:value="0.823222279548645" calcext:value-type="float">
            <text:p>0,823222279548645</text:p>
          </table:table-cell>
          <table:table-cell office:value-type="float" office:value="0.738266468048096" calcext:value-type="float">
            <text:p>0,738266468048096</text:p>
          </table:table-cell>
          <table:table-cell office:value-type="float" office:value="0.815244317054749" calcext:value-type="float">
            <text:p>0,815244317054749</text:p>
          </table:table-cell>
          <table:table-cell office:value-type="float" office:value="0.799902379512787" calcext:value-type="float">
            <text:p>0,799902379512787</text:p>
          </table:table-cell>
          <table:table-cell office:value-type="float" office:value="0.80078798532486" calcext:value-type="float">
            <text:p>0,80078798532486</text:p>
          </table:table-cell>
          <table:table-cell office:value-type="float" office:value="0.867133319377899" calcext:value-type="float">
            <text:p>0,867133319377899</text:p>
          </table:table-cell>
        </table:table-row>
        <table:table-row table:style-name="ro1">
          <table:table-cell office:value-type="float" office:value="0.77923" calcext:value-type="float">
            <text:p>0,77923</text:p>
          </table:table-cell>
          <table:table-cell office:value-type="float" office:value="0.898567020893097" calcext:value-type="float">
            <text:p>0,898567020893097</text:p>
          </table:table-cell>
          <table:table-cell office:value-type="float" office:value="0.600218892097473" calcext:value-type="float">
            <text:p>0,600218892097473</text:p>
          </table:table-cell>
          <table:table-cell office:value-type="float" office:value="0.61609160900116" calcext:value-type="float">
            <text:p>0,61609160900116</text:p>
          </table:table-cell>
          <table:table-cell office:value-type="float" office:value="0.885880649089813" calcext:value-type="float">
            <text:p>0,885880649089813</text:p>
          </table:table-cell>
          <table:table-cell office:value-type="float" office:value="0.803508400917053" calcext:value-type="float">
            <text:p>0,803508400917053</text:p>
          </table:table-cell>
          <table:table-cell office:value-type="float" office:value="0.727013409137726" calcext:value-type="float">
            <text:p>0,727013409137726</text:p>
          </table:table-cell>
          <table:table-cell office:value-type="float" office:value="0.832161128520966" calcext:value-type="float">
            <text:p>0,832161128520966</text:p>
          </table:table-cell>
          <table:table-cell office:value-type="float" office:value="0.750800848007202" calcext:value-type="float">
            <text:p>0,750800848007202</text:p>
          </table:table-cell>
          <table:table-cell office:value-type="float" office:value="0.783344209194183" calcext:value-type="float">
            <text:p>0,783344209194183</text:p>
          </table:table-cell>
          <table:table-cell office:value-type="float" office:value="0.894712626934052" calcext:value-type="float">
            <text:p>0,894712626934052</text:p>
          </table:table-cell>
        </table:table-row>
        <table:table-row table:style-name="ro1">
          <table:table-cell office:value-type="float" office:value="0.831364" calcext:value-type="float">
            <text:p>0,831364</text:p>
          </table:table-cell>
          <table:table-cell office:value-type="float" office:value="0.964113354682922" calcext:value-type="float">
            <text:p>0,964113354682922</text:p>
          </table:table-cell>
          <table:table-cell office:value-type="float" office:value="0.614671528339386" calcext:value-type="float">
            <text:p>0,614671528339386</text:p>
          </table:table-cell>
          <table:table-cell office:value-type="float" office:value="0.686435163021088" calcext:value-type="float">
            <text:p>0,686435163021088</text:p>
          </table:table-cell>
          <table:table-cell office:value-type="float" office:value="0.970100581645966" calcext:value-type="float">
            <text:p>0,970100581645966</text:p>
          </table:table-cell>
          <table:table-cell office:value-type="float" office:value="0.83132541179657" calcext:value-type="float">
            <text:p>0,83132541179657</text:p>
          </table:table-cell>
          <table:table-cell office:value-type="float" office:value="0.738223433494568" calcext:value-type="float">
            <text:p>0,738223433494568</text:p>
          </table:table-cell>
          <table:table-cell office:value-type="float" office:value="0.818430066108704" calcext:value-type="float">
            <text:p>0,818430066108704</text:p>
          </table:table-cell>
          <table:table-cell office:value-type="float" office:value="0.812306106090546" calcext:value-type="float">
            <text:p>0,812306106090546</text:p>
          </table:table-cell>
          <table:table-cell office:value-type="float" office:value="0.916420102119446" calcext:value-type="float">
            <text:p>0,916420102119446</text:p>
          </table:table-cell>
          <table:table-cell office:value-type="float" office:value="0.961609601974487" calcext:value-type="float">
            <text:p>0,961609601974487</text:p>
          </table:table-cell>
        </table:table-row>
        <table:table-row table:style-name="ro1">
          <table:table-cell office:value-type="float" office:value="0.855022" calcext:value-type="float">
            <text:p>0,855022</text:p>
          </table:table-cell>
          <table:table-cell office:value-type="float" office:value="0.956823408603668" calcext:value-type="float">
            <text:p>0,956823408603668</text:p>
          </table:table-cell>
          <table:table-cell office:value-type="float" office:value="0.643253862857819" calcext:value-type="float">
            <text:p>0,643253862857819</text:p>
          </table:table-cell>
          <table:table-cell office:value-type="float" office:value="0.721937000751495" calcext:value-type="float">
            <text:p>0,721937000751495</text:p>
          </table:table-cell>
          <table:table-cell office:value-type="float" office:value="1.12395119667053" calcext:value-type="float">
            <text:p>1,12395119667053</text:p>
          </table:table-cell>
          <table:table-cell office:value-type="float" office:value="0.795663118362427" calcext:value-type="float">
            <text:p>0,795663118362427</text:p>
          </table:table-cell>
          <table:table-cell office:value-type="float" office:value="0.726411044597626" calcext:value-type="float">
            <text:p>0,726411044597626</text:p>
          </table:table-cell>
          <table:table-cell office:value-type="float" office:value="0.809970080852509" calcext:value-type="float">
            <text:p>0,809970080852509</text:p>
          </table:table-cell>
          <table:table-cell office:value-type="float" office:value="0.886820554733276" calcext:value-type="float">
            <text:p>0,886820554733276</text:p>
          </table:table-cell>
          <table:table-cell office:value-type="float" office:value="0.901186645030975" calcext:value-type="float">
            <text:p>0,901186645030975</text:p>
          </table:table-cell>
          <table:table-cell office:value-type="float" office:value="0.984199345111847" calcext:value-type="float">
            <text:p>0,984199345111847</text:p>
          </table:table-cell>
        </table:table-row>
        <table:table-row table:style-name="ro1">
          <table:table-cell office:value-type="float" office:value="0.88401" calcext:value-type="float">
            <text:p>0,88401</text:p>
          </table:table-cell>
          <table:table-cell office:value-type="float" office:value="1.05732774734497" calcext:value-type="float">
            <text:p>1,05732774734497</text:p>
          </table:table-cell>
          <table:table-cell office:value-type="float" office:value="0.663653433322907" calcext:value-type="float">
            <text:p>0,663653433322907</text:p>
          </table:table-cell>
          <table:table-cell office:value-type="float" office:value="0.758120477199554" calcext:value-type="float">
            <text:p>0,758120477199554</text:p>
          </table:table-cell>
          <table:table-cell office:value-type="float" office:value="1.05036389827728" calcext:value-type="float">
            <text:p>1,05036389827728</text:p>
          </table:table-cell>
          <table:table-cell office:value-type="float" office:value="0.810539543628693" calcext:value-type="float">
            <text:p>0,810539543628693</text:p>
          </table:table-cell>
          <table:table-cell office:value-type="float" office:value="0.7754265666008" calcext:value-type="float">
            <text:p>0,7754265666008</text:p>
          </table:table-cell>
          <table:table-cell office:value-type="float" office:value="0.826621294021606" calcext:value-type="float">
            <text:p>0,826621294021606</text:p>
          </table:table-cell>
          <table:table-cell office:value-type="float" office:value="0.916013538837433" calcext:value-type="float">
            <text:p>0,916013538837433</text:p>
          </table:table-cell>
          <table:table-cell office:value-type="float" office:value="0.882398784160614" calcext:value-type="float">
            <text:p>0,882398784160614</text:p>
          </table:table-cell>
          <table:table-cell office:value-type="float" office:value="1.09963023662567" calcext:value-type="float">
            <text:p>1,09963023662567</text:p>
          </table:table-cell>
        </table:table-row>
        <table:table-row table:style-name="ro1">
          <table:table-cell office:value-type="float" office:value="0.98078" calcext:value-type="float">
            <text:p>0,98078</text:p>
          </table:table-cell>
          <table:table-cell office:value-type="float" office:value="1.09580755233765" calcext:value-type="float">
            <text:p>1,09580755233765</text:p>
          </table:table-cell>
          <table:table-cell office:value-type="float" office:value="0.701052844524384" calcext:value-type="float">
            <text:p>0,701052844524384</text:p>
          </table:table-cell>
          <table:table-cell office:value-type="float" office:value="0.839962303638458" calcext:value-type="float">
            <text:p>0,839962303638458</text:p>
          </table:table-cell>
          <table:table-cell office:value-type="float" office:value="1.05779778957367" calcext:value-type="float">
            <text:p>1,05779778957367</text:p>
          </table:table-cell>
          <table:table-cell office:value-type="float" office:value="0.905027568340302" calcext:value-type="float">
            <text:p>0,905027568340302</text:p>
          </table:table-cell>
          <table:table-cell office:value-type="float" office:value="0.855565011501312" calcext:value-type="float">
            <text:p>0,855565011501312</text:p>
          </table:table-cell>
          <table:table-cell office:value-type="float" office:value="1.12242221832275" calcext:value-type="float">
            <text:p>1,12242221832275</text:p>
          </table:table-cell>
          <table:table-cell office:value-type="float" office:value="0.956262469291687" calcext:value-type="float">
            <text:p>0,956262469291687</text:p>
          </table:table-cell>
          <table:table-cell office:value-type="float" office:value="1.0639830827713" calcext:value-type="float">
            <text:p>1,0639830827713</text:p>
          </table:table-cell>
          <table:table-cell office:value-type="float" office:value="1.20992362499237" calcext:value-type="float">
            <text:p>1,20992362499237</text:p>
          </table:table-cell>
        </table:table-row>
        <table:table-row table:style-name="ro1">
          <table:table-cell office:value-type="float" office:value="1.11259" calcext:value-type="float">
            <text:p>1,11259</text:p>
          </table:table-cell>
          <table:table-cell office:value-type="float" office:value="1.31681537628174" calcext:value-type="float">
            <text:p>1,31681537628174</text:p>
          </table:table-cell>
          <table:table-cell office:value-type="float" office:value="0.715556740760803" calcext:value-type="float">
            <text:p>0,715556740760803</text:p>
          </table:table-cell>
          <table:table-cell office:value-type="float" office:value="0.888500213623047" calcext:value-type="float">
            <text:p>0,888500213623047</text:p>
          </table:table-cell>
          <table:table-cell office:value-type="float" office:value="1.40096831321716" calcext:value-type="float">
            <text:p>1,40096831321716</text:p>
          </table:table-cell>
          <table:table-cell office:value-type="float" office:value="0.879724323749542" calcext:value-type="float">
            <text:p>0,879724323749542</text:p>
          </table:table-cell>
          <table:table-cell office:value-type="float" office:value="0.835179805755615" calcext:value-type="float">
            <text:p>0,835179805755615</text:p>
          </table:table-cell>
          <table:table-cell office:value-type="float" office:value="1.35445618629456" calcext:value-type="float">
            <text:p>1,35445618629456</text:p>
          </table:table-cell>
          <table:table-cell office:value-type="float" office:value="1.13473165035248" calcext:value-type="float">
            <text:p>1,13473165035248</text:p>
          </table:table-cell>
          <table:table-cell office:value-type="float" office:value="1.19566488265991" calcext:value-type="float">
            <text:p>1,19566488265991</text:p>
          </table:table-cell>
          <table:table-cell office:value-type="float" office:value="1.40427875518799" calcext:value-type="float">
            <text:p>1,40427875518799</text:p>
          </table:table-cell>
        </table:table-row>
        <table:table-row table:style-name="ro1">
          <table:table-cell office:value-type="float" office:value="1.19592" calcext:value-type="float">
            <text:p>1,19592</text:p>
          </table:table-cell>
          <table:table-cell office:value-type="float" office:value="1.56228804588318" calcext:value-type="float">
            <text:p>1,56228804588318</text:p>
          </table:table-cell>
          <table:table-cell office:value-type="float" office:value="0.816728591918945" calcext:value-type="float">
            <text:p>0,816728591918945</text:p>
          </table:table-cell>
          <table:table-cell office:value-type="float" office:value="0.991347908973694" calcext:value-type="float">
            <text:p>0,991347908973694</text:p>
          </table:table-cell>
          <table:table-cell office:value-type="float" office:value="1.50750613212585" calcext:value-type="float">
            <text:p>1,50750613212585</text:p>
          </table:table-cell>
          <table:table-cell office:value-type="float" office:value="0.954868733882904" calcext:value-type="float">
            <text:p>0,954868733882904</text:p>
          </table:table-cell>
          <table:table-cell office:value-type="float" office:value="0.970135152339935" calcext:value-type="float">
            <text:p>0,970135152339935</text:p>
          </table:table-cell>
          <table:table-cell office:value-type="float" office:value="1.1533727645874" calcext:value-type="float">
            <text:p>1,1533727645874</text:p>
          </table:table-cell>
          <table:table-cell office:value-type="float" office:value="1.19887816905975" calcext:value-type="float">
            <text:p>1,19887816905975</text:p>
          </table:table-cell>
          <table:table-cell office:value-type="float" office:value="1.25272572040558" calcext:value-type="float">
            <text:p>1,25272572040558</text:p>
          </table:table-cell>
          <table:table-cell office:value-type="float" office:value="1.55135238170624" calcext:value-type="float">
            <text:p>1,55135238170624</text:p>
          </table:table-cell>
        </table:table-row>
        <table:table-row table:style-name="ro1">
          <table:table-cell office:value-type="float" office:value="1.33521" calcext:value-type="float">
            <text:p>1,33521</text:p>
          </table:table-cell>
          <table:table-cell office:value-type="float" office:value="1.73509418964386" calcext:value-type="float">
            <text:p>1,73509418964386</text:p>
          </table:table-cell>
          <table:table-cell office:value-type="float" office:value="1.00920987129211" calcext:value-type="float">
            <text:p>1,00920987129211</text:p>
          </table:table-cell>
          <table:table-cell office:value-type="float" office:value="1.10477483272553" calcext:value-type="float">
            <text:p>1,10477483272553</text:p>
          </table:table-cell>
          <table:table-cell office:value-type="float" office:value="1.28172051906586" calcext:value-type="float">
            <text:p>1,28172051906586</text:p>
          </table:table-cell>
          <table:table-cell office:value-type="float" office:value="1.10585010051727" calcext:value-type="float">
            <text:p>1,10585010051727</text:p>
          </table:table-cell>
          <table:table-cell office:value-type="float" office:value="1.05545878410339" calcext:value-type="float">
            <text:p>1,05545878410339</text:p>
          </table:table-cell>
          <table:table-cell office:value-type="float" office:value="1.25707173347473" calcext:value-type="float">
            <text:p>1,25707173347473</text:p>
          </table:table-cell>
          <table:table-cell office:value-type="float" office:value="1.34667909145355" calcext:value-type="float">
            <text:p>1,34667909145355</text:p>
          </table:table-cell>
          <table:table-cell office:value-type="float" office:value="1.6509211063385" calcext:value-type="float">
            <text:p>1,6509211063385</text:p>
          </table:table-cell>
          <table:table-cell office:value-type="float" office:value="1.80530440807343" calcext:value-type="float">
            <text:p>1,80530440807343</text:p>
          </table:table-cell>
        </table:table-row>
        <table:table-row table:style-name="ro1">
          <table:table-cell office:value-type="float" office:value="1.66811" calcext:value-type="float">
            <text:p>1,66811</text:p>
          </table:table-cell>
          <table:table-cell office:value-type="float" office:value="2.06335043907166" calcext:value-type="float">
            <text:p>2,06335043907166</text:p>
          </table:table-cell>
          <table:table-cell office:value-type="float" office:value="1.83917880058289" calcext:value-type="float">
            <text:p>1,83917880058289</text:p>
          </table:table-cell>
          <table:table-cell office:value-type="float" office:value="2.24929547309875" calcext:value-type="float">
            <text:p>2,24929547309875</text:p>
          </table:table-cell>
          <table:table-cell office:value-type="float" office:value="1.83283758163452" calcext:value-type="float">
            <text:p>1,83283758163452</text:p>
          </table:table-cell>
          <table:table-cell office:value-type="float" office:value="1.84955680370331" calcext:value-type="float">
            <text:p>1,84955680370331</text:p>
          </table:table-cell>
          <table:table-cell office:value-type="float" office:value="1.0153534412384" calcext:value-type="float">
            <text:p>1,0153534412384</text:p>
          </table:table-cell>
          <table:table-cell office:value-type="float" office:value="0.97785621881485" calcext:value-type="float">
            <text:p>0,97785621881485</text:p>
          </table:table-cell>
          <table:table-cell office:value-type="float" office:value="1.30895686149597" calcext:value-type="float">
            <text:p>1,30895686149597</text:p>
          </table:table-cell>
          <table:table-cell office:value-type="float" office:value="1.55592334270477" calcext:value-type="float">
            <text:p>1,55592334270477</text:p>
          </table:table-cell>
          <table:table-cell office:value-type="float" office:value="1.98883080482483" calcext:value-type="float">
            <text:p>1,98883080482483</text:p>
          </table:table-cell>
        </table:table-row>
        <table:table-row table:style-name="ro1">
          <table:table-cell office:value-type="float" office:value="2.08682" calcext:value-type="float">
            <text:p>2,08682</text:p>
          </table:table-cell>
          <table:table-cell office:value-type="float" office:value="1.82224297523499" calcext:value-type="float">
            <text:p>1,82224297523499</text:p>
          </table:table-cell>
          <table:table-cell office:value-type="float" office:value="2.22483444213867" calcext:value-type="float">
            <text:p>2,22483444213867</text:p>
          </table:table-cell>
          <table:table-cell office:value-type="float" office:value="3.22700667381287" calcext:value-type="float">
            <text:p>3,22700667381287</text:p>
          </table:table-cell>
          <table:table-cell office:value-type="float" office:value="2.6741406917572" calcext:value-type="float">
            <text:p>2,6741406917572</text:p>
          </table:table-cell>
          <table:table-cell office:value-type="float" office:value="3.67819905281067" calcext:value-type="float">
            <text:p>3,67819905281067</text:p>
          </table:table-cell>
          <table:table-cell office:value-type="float" office:value="1.22580945491791" calcext:value-type="float">
            <text:p>1,22580945491791</text:p>
          </table:table-cell>
          <table:table-cell office:value-type="float" office:value="1.18272936344147" calcext:value-type="float">
            <text:p>1,18272936344147</text:p>
          </table:table-cell>
          <table:table-cell office:value-type="float" office:value="1.28514277935028" calcext:value-type="float">
            <text:p>1,28514277935028</text:p>
          </table:table-cell>
          <table:table-cell office:value-type="float" office:value="1.48088693618774" calcext:value-type="float">
            <text:p>1,48088693618774</text:p>
          </table:table-cell>
          <table:table-cell office:value-type="float" office:value="2.06718516349792" calcext:value-type="float">
            <text:p>2,06718516349792</text:p>
          </table:table-cell>
        </table:table-row>
        <table:table-row table:style-name="ro1">
          <table:table-cell office:value-type="float" office:value="2.37979" calcext:value-type="float">
            <text:p>2,37979</text:p>
          </table:table-cell>
          <table:table-cell office:value-type="float" office:value="1.78430509567261" calcext:value-type="float">
            <text:p>1,78430509567261</text:p>
          </table:table-cell>
          <table:table-cell office:value-type="float" office:value="2.7736599445343" calcext:value-type="float">
            <text:p>2,7736599445343</text:p>
          </table:table-cell>
          <table:table-cell office:value-type="float" office:value="2.84272575378418" calcext:value-type="float">
            <text:p>2,84272575378418</text:p>
          </table:table-cell>
          <table:table-cell office:value-type="float" office:value="3.09423279762268" calcext:value-type="float">
            <text:p>3,09423279762268</text:p>
          </table:table-cell>
          <table:table-cell office:value-type="float" office:value="4.06867694854736" calcext:value-type="float">
            <text:p>4,06867694854736</text:p>
          </table:table-cell>
          <table:table-cell office:value-type="float" office:value="1.7685569524765" calcext:value-type="float">
            <text:p>1,7685569524765</text:p>
          </table:table-cell>
          <table:table-cell office:value-type="float" office:value="1.85006988048553" calcext:value-type="float">
            <text:p>1,85006988048553</text:p>
          </table:table-cell>
          <table:table-cell office:value-type="float" office:value="1.40391612052917" calcext:value-type="float">
            <text:p>1,40391612052917</text:p>
          </table:table-cell>
          <table:table-cell office:value-type="float" office:value="2.04693531990051" calcext:value-type="float">
            <text:p>2,04693531990051</text:p>
          </table:table-cell>
          <table:table-cell office:value-type="float" office:value="2.16477203369141" calcext:value-type="float">
            <text:p>2,16477203369141</text:p>
          </table:table-cell>
        </table:table-row>
        <table:table-row table:style-name="ro1">
          <table:table-cell office:value-type="float" office:value="2.40649" calcext:value-type="float">
            <text:p>2,40649</text:p>
          </table:table-cell>
          <table:table-cell office:value-type="float" office:value="1.61876654624939" calcext:value-type="float">
            <text:p>1,61876654624939</text:p>
          </table:table-cell>
          <table:table-cell office:value-type="float" office:value="2.93745541572571" calcext:value-type="float">
            <text:p>2,93745541572571</text:p>
          </table:table-cell>
          <table:table-cell office:value-type="float" office:value="3.30427956581116" calcext:value-type="float">
            <text:p>3,30427956581116</text:p>
          </table:table-cell>
          <table:table-cell office:value-type="float" office:value="2.83216238021851" calcext:value-type="float">
            <text:p>2,83216238021851</text:p>
          </table:table-cell>
          <table:table-cell office:value-type="float" office:value="4.094810962677" calcext:value-type="float">
            <text:p>4,094810962677</text:p>
          </table:table-cell>
          <table:table-cell office:value-type="float" office:value="1.49351847171783" calcext:value-type="float">
            <text:p>1,49351847171783</text:p>
          </table:table-cell>
          <table:table-cell office:value-type="float" office:value="1.79999673366547" calcext:value-type="float">
            <text:p>1,79999673366547</text:p>
          </table:table-cell>
          <table:table-cell office:value-type="float" office:value="1.70058524608612" calcext:value-type="float">
            <text:p>1,70058524608612</text:p>
          </table:table-cell>
          <table:table-cell office:value-type="float" office:value="2.25408267974854" calcext:value-type="float">
            <text:p>2,25408267974854</text:p>
          </table:table-cell>
          <table:table-cell office:value-type="float" office:value="2.02926087379456" calcext:value-type="float">
            <text:p>2,02926087379456</text:p>
          </table:table-cell>
        </table:table-row>
        <table:table-row table:style-name="ro1">
          <table:table-cell office:value-type="float" office:value="2.66085" calcext:value-type="float">
            <text:p>2,66085</text:p>
          </table:table-cell>
          <table:table-cell office:value-type="float" office:value="1.79962468147278" calcext:value-type="float">
            <text:p>1,79962468147278</text:p>
          </table:table-cell>
          <table:table-cell office:value-type="float" office:value="2.97392249107361" calcext:value-type="float">
            <text:p>2,97392249107361</text:p>
          </table:table-cell>
          <table:table-cell office:value-type="float" office:value="2.74713802337646" calcext:value-type="float">
            <text:p>2,74713802337646</text:p>
          </table:table-cell>
          <table:table-cell office:value-type="float" office:value="3.49114012718201" calcext:value-type="float">
            <text:p>3,49114012718201</text:p>
          </table:table-cell>
          <table:table-cell office:value-type="float" office:value="4.37410926818848" calcext:value-type="float">
            <text:p>4,37410926818848</text:p>
          </table:table-cell>
          <table:table-cell office:value-type="float" office:value="1.67230820655823" calcext:value-type="float">
            <text:p>1,67230820655823</text:p>
          </table:table-cell>
          <table:table-cell office:value-type="float" office:value="2.31607627868652" calcext:value-type="float">
            <text:p>2,31607627868652</text:p>
          </table:table-cell>
          <table:table-cell office:value-type="float" office:value="1.91182625293732" calcext:value-type="float">
            <text:p>1,91182625293732</text:p>
          </table:table-cell>
          <table:table-cell office:value-type="float" office:value="2.82710695266724" calcext:value-type="float">
            <text:p>2,82710695266724</text:p>
          </table:table-cell>
          <table:table-cell office:value-type="float" office:value="2.49521589279175" calcext:value-type="float">
            <text:p>2,49521589279175</text:p>
          </table:table-cell>
        </table:table-row>
        <table:table-row table:style-name="ro1">
          <table:table-cell office:value-type="float" office:value="2.8103" calcext:value-type="float">
            <text:p>2,8103</text:p>
          </table:table-cell>
          <table:table-cell office:value-type="float" office:value="1.78261697292328" calcext:value-type="float">
            <text:p>1,78261697292328</text:p>
          </table:table-cell>
          <table:table-cell office:value-type="float" office:value="2.86966800689697" calcext:value-type="float">
            <text:p>2,86966800689697</text:p>
          </table:table-cell>
          <table:table-cell office:value-type="float" office:value="2.58612942695618" calcext:value-type="float">
            <text:p>2,58612942695618</text:p>
          </table:table-cell>
          <table:table-cell office:value-type="float" office:value="4.05636835098267" calcext:value-type="float">
            <text:p>4,05636835098267</text:p>
          </table:table-cell>
          <table:table-cell office:value-type="float" office:value="4.29447507858276" calcext:value-type="float">
            <text:p>4,29447507858276</text:p>
          </table:table-cell>
          <table:table-cell office:value-type="float" office:value="1.75435125827789" calcext:value-type="float">
            <text:p>1,75435125827789</text:p>
          </table:table-cell>
          <table:table-cell office:value-type="float" office:value="2.72179174423218" calcext:value-type="float">
            <text:p>2,72179174423218</text:p>
          </table:table-cell>
          <table:table-cell office:value-type="float" office:value="2.33992648124695" calcext:value-type="float">
            <text:p>2,33992648124695</text:p>
          </table:table-cell>
          <table:table-cell office:value-type="float" office:value="3.05993366241455" calcext:value-type="float">
            <text:p>3,05993366241455</text:p>
          </table:table-cell>
          <table:table-cell office:value-type="float" office:value="2.63770341873169" calcext:value-type="float">
            <text:p>2,63770341873169</text:p>
          </table:table-cell>
        </table:table-row>
        <table:table-row table:style-name="ro1">
          <table:table-cell office:value-type="float" office:value="2.41916" calcext:value-type="float">
            <text:p>2,41916</text:p>
          </table:table-cell>
          <table:table-cell office:value-type="float" office:value="1.61174809932709" calcext:value-type="float">
            <text:p>1,61174809932709</text:p>
          </table:table-cell>
          <table:table-cell office:value-type="float" office:value="2.46543478965759" calcext:value-type="float">
            <text:p>2,46543478965759</text:p>
          </table:table-cell>
          <table:table-cell office:value-type="float" office:value="1.85884511470795" calcext:value-type="float">
            <text:p>1,85884511470795</text:p>
          </table:table-cell>
          <table:table-cell office:value-type="float" office:value="3.34711289405823" calcext:value-type="float">
            <text:p>3,34711289405823</text:p>
          </table:table-cell>
          <table:table-cell office:value-type="float" office:value="4.01902627944946" calcext:value-type="float">
            <text:p>4,01902627944946</text:p>
          </table:table-cell>
          <table:table-cell office:value-type="float" office:value="1.46497368812561" calcext:value-type="float">
            <text:p>1,46497368812561</text:p>
          </table:table-cell>
          <table:table-cell office:value-type="float" office:value="2.28376603126526" calcext:value-type="float">
            <text:p>2,28376603126526</text:p>
          </table:table-cell>
          <table:table-cell office:value-type="float" office:value="1.98924505710602" calcext:value-type="float">
            <text:p>1,98924505710602</text:p>
          </table:table-cell>
          <table:table-cell office:value-type="float" office:value="2.75946426391602" calcext:value-type="float">
            <text:p>2,75946426391602</text:p>
          </table:table-cell>
          <table:table-cell office:value-type="float" office:value="2.39194083213806" calcext:value-type="float">
            <text:p>2,39194083213806</text:p>
          </table:table-cell>
        </table:table-row>
        <table:table-row table:style-name="ro1">
          <table:table-cell office:value-type="float" office:value="2.40719" calcext:value-type="float">
            <text:p>2,40719</text:p>
          </table:table-cell>
          <table:table-cell office:value-type="float" office:value="1.63412511348724" calcext:value-type="float">
            <text:p>1,63412511348724</text:p>
          </table:table-cell>
          <table:table-cell office:value-type="float" office:value="2.43446016311645" calcext:value-type="float">
            <text:p>2,43446016311645</text:p>
          </table:table-cell>
          <table:table-cell office:value-type="float" office:value="1.81325769424438" calcext:value-type="float">
            <text:p>1,81325769424438</text:p>
          </table:table-cell>
          <table:table-cell office:value-type="float" office:value="3.21284747123718" calcext:value-type="float">
            <text:p>3,21284747123718</text:p>
          </table:table-cell>
          <table:table-cell office:value-type="float" office:value="4.06694221496582" calcext:value-type="float">
            <text:p>4,06694221496582</text:p>
          </table:table-cell>
          <table:table-cell office:value-type="float" office:value="1.42168128490448" calcext:value-type="float">
            <text:p>1,42168128490448</text:p>
          </table:table-cell>
          <table:table-cell office:value-type="float" office:value="2.20516204833984" calcext:value-type="float">
            <text:p>2,20516204833984</text:p>
          </table:table-cell>
          <table:table-cell office:value-type="float" office:value="1.99480593204498" calcext:value-type="float">
            <text:p>1,99480593204498</text:p>
          </table:table-cell>
          <table:table-cell office:value-type="float" office:value="2.8102331161499" calcext:value-type="float">
            <text:p>2,8102331161499</text:p>
          </table:table-cell>
          <table:table-cell office:value-type="float" office:value="2.47840213775635" calcext:value-type="float">
            <text:p>2,47840213775635</text:p>
          </table:table-cell>
        </table:table-row>
        <table:table-row table:style-name="ro1">
          <table:table-cell office:value-type="float" office:value="2.41387" calcext:value-type="float">
            <text:p>2,41387</text:p>
          </table:table-cell>
          <table:table-cell office:value-type="float" office:value="1.73668479919434" calcext:value-type="float">
            <text:p>1,73668479919434</text:p>
          </table:table-cell>
          <table:table-cell office:value-type="float" office:value="2.61692929267883" calcext:value-type="float">
            <text:p>2,61692929267883</text:p>
          </table:table-cell>
          <table:table-cell office:value-type="float" office:value="1.84907388687134" calcext:value-type="float">
            <text:p>1,84907388687134</text:p>
          </table:table-cell>
          <table:table-cell office:value-type="float" office:value="3.13982748985291" calcext:value-type="float">
            <text:p>3,13982748985291</text:p>
          </table:table-cell>
          <table:table-cell office:value-type="float" office:value="3.88406467437744" calcext:value-type="float">
            <text:p>3,88406467437744</text:p>
          </table:table-cell>
          <table:table-cell office:value-type="float" office:value="1.36148905754089" calcext:value-type="float">
            <text:p>1,36148905754089</text:p>
          </table:table-cell>
          <table:table-cell office:value-type="float" office:value="2.34043788909912" calcext:value-type="float">
            <text:p>2,34043788909912</text:p>
          </table:table-cell>
          <table:table-cell office:value-type="float" office:value="2.10359072685242" calcext:value-type="float">
            <text:p>2,10359072685242</text:p>
          </table:table-cell>
          <table:table-cell office:value-type="float" office:value="2.75018668174744" calcext:value-type="float">
            <text:p>2,75018668174744</text:p>
          </table:table-cell>
          <table:table-cell office:value-type="float" office:value="2.35639595985413" calcext:value-type="float">
            <text:p>2,35639595985413</text:p>
          </table:table-cell>
        </table:table-row>
        <table:table-row table:style-name="ro1">
          <table:table-cell office:value-type="float" office:value="2.18902" calcext:value-type="float">
            <text:p>2,18902</text:p>
          </table:table-cell>
          <table:table-cell office:value-type="float" office:value="1.66959345340729" calcext:value-type="float">
            <text:p>1,66959345340729</text:p>
          </table:table-cell>
          <table:table-cell office:value-type="float" office:value="2.23429083824158" calcext:value-type="float">
            <text:p>2,23429083824158</text:p>
          </table:table-cell>
          <table:table-cell office:value-type="float" office:value="1.6454883813858" calcext:value-type="float">
            <text:p>1,6454883813858</text:p>
          </table:table-cell>
          <table:table-cell office:value-type="float" office:value="2.72782230377197" calcext:value-type="float">
            <text:p>2,72782230377197</text:p>
          </table:table-cell>
          <table:table-cell office:value-type="float" office:value="3.54183292388916" calcext:value-type="float">
            <text:p>3,54183292388916</text:p>
          </table:table-cell>
          <table:table-cell office:value-type="float" office:value="1.29801344871521" calcext:value-type="float">
            <text:p>1,29801344871521</text:p>
          </table:table-cell>
          <table:table-cell office:value-type="float" office:value="2.11900329589844" calcext:value-type="float">
            <text:p>2,11900329589844</text:p>
          </table:table-cell>
          <table:table-cell office:value-type="float" office:value="1.98283040523529" calcext:value-type="float">
            <text:p>1,98283040523529</text:p>
          </table:table-cell>
          <table:table-cell office:value-type="float" office:value="2.52681970596313" calcext:value-type="float">
            <text:p>2,52681970596313</text:p>
          </table:table-cell>
          <table:table-cell office:value-type="float" office:value="2.14450359344482" calcext:value-type="float">
            <text:p>2,14450359344482</text:p>
          </table:table-cell>
        </table:table-row>
        <table:table-row table:style-name="ro1">
          <table:table-cell office:value-type="float" office:value="2.18731" calcext:value-type="float">
            <text:p>2,18731</text:p>
          </table:table-cell>
          <table:table-cell office:value-type="float" office:value="1.68357837200165" calcext:value-type="float">
            <text:p>1,68357837200165</text:p>
          </table:table-cell>
          <table:table-cell office:value-type="float" office:value="2.02156662940979" calcext:value-type="float">
            <text:p>2,02156662940979</text:p>
          </table:table-cell>
          <table:table-cell office:value-type="float" office:value="1.69328999519348" calcext:value-type="float">
            <text:p>1,69328999519348</text:p>
          </table:table-cell>
          <table:table-cell office:value-type="float" office:value="2.7241370677948" calcext:value-type="float">
            <text:p>2,7241370677948</text:p>
          </table:table-cell>
          <table:table-cell office:value-type="float" office:value="3.37339091300964" calcext:value-type="float">
            <text:p>3,37339091300964</text:p>
          </table:table-cell>
          <table:table-cell office:value-type="float" office:value="1.41992950439453" calcext:value-type="float">
            <text:p>1,41992950439453</text:p>
          </table:table-cell>
          <table:table-cell office:value-type="float" office:value="2.07837152481079" calcext:value-type="float">
            <text:p>2,07837152481079</text:p>
          </table:table-cell>
          <table:table-cell office:value-type="float" office:value="2.10742592811584" calcext:value-type="float">
            <text:p>2,10742592811584</text:p>
          </table:table-cell>
          <table:table-cell office:value-type="float" office:value="2.55498790740967" calcext:value-type="float">
            <text:p>2,55498790740967</text:p>
          </table:table-cell>
          <table:table-cell office:value-type="float" office:value="2.2163999080658" calcext:value-type="float">
            <text:p>2,2163999080658</text:p>
          </table:table-cell>
        </table:table-row>
        <table:table-row table:style-name="ro1">
          <table:table-cell office:value-type="float" office:value="2.21705" calcext:value-type="float">
            <text:p>2,21705</text:p>
          </table:table-cell>
          <table:table-cell office:value-type="float" office:value="1.72309029102325" calcext:value-type="float">
            <text:p>1,72309029102325</text:p>
          </table:table-cell>
          <table:table-cell office:value-type="float" office:value="1.83411777019501" calcext:value-type="float">
            <text:p>1,83411777019501</text:p>
          </table:table-cell>
          <table:table-cell office:value-type="float" office:value="1.83470523357391" calcext:value-type="float">
            <text:p>1,83470523357391</text:p>
          </table:table-cell>
          <table:table-cell office:value-type="float" office:value="2.60102891921997" calcext:value-type="float">
            <text:p>2,60102891921997</text:p>
          </table:table-cell>
          <table:table-cell office:value-type="float" office:value="3.45768761634827" calcext:value-type="float">
            <text:p>3,45768761634827</text:p>
          </table:table-cell>
          <table:table-cell office:value-type="float" office:value="1.59803128242493" calcext:value-type="float">
            <text:p>1,59803128242493</text:p>
          </table:table-cell>
          <table:table-cell office:value-type="float" office:value="2.03918075561523" calcext:value-type="float">
            <text:p>2,03918075561523</text:p>
          </table:table-cell>
          <table:table-cell office:value-type="float" office:value="2.25897526741028" calcext:value-type="float">
            <text:p>2,25897526741028</text:p>
          </table:table-cell>
          <table:table-cell office:value-type="float" office:value="2.62322735786438" calcext:value-type="float">
            <text:p>2,62322735786438</text:p>
          </table:table-cell>
          <table:table-cell office:value-type="float" office:value="2.20047283172607" calcext:value-type="float">
            <text:p>2,20047283172607</text:p>
          </table:table-cell>
        </table:table-row>
        <table:table-row table:style-name="ro1">
          <table:table-cell office:value-type="float" office:value="1.94393" calcext:value-type="float">
            <text:p>1,94393</text:p>
          </table:table-cell>
          <table:table-cell office:value-type="float" office:value="1.63852727413178" calcext:value-type="float">
            <text:p>1,63852727413178</text:p>
          </table:table-cell>
          <table:table-cell office:value-type="float" office:value="1.52529203891754" calcext:value-type="float">
            <text:p>1,52529203891754</text:p>
          </table:table-cell>
          <table:table-cell office:value-type="float" office:value="1.7618602514267" calcext:value-type="float">
            <text:p>1,7618602514267</text:p>
          </table:table-cell>
          <table:table-cell office:value-type="float" office:value="2.18001389503479" calcext:value-type="float">
            <text:p>2,18001389503479</text:p>
          </table:table-cell>
          <table:table-cell office:value-type="float" office:value="2.68833041191101" calcext:value-type="float">
            <text:p>2,68833041191101</text:p>
          </table:table-cell>
          <table:table-cell office:value-type="float" office:value="1.70326828956604" calcext:value-type="float">
            <text:p>1,70326828956604</text:p>
          </table:table-cell>
          <table:table-cell office:value-type="float" office:value="1.86663317680359" calcext:value-type="float">
            <text:p>1,86663317680359</text:p>
          </table:table-cell>
          <table:table-cell office:value-type="float" office:value="2.07773852348328" calcext:value-type="float">
            <text:p>2,07773852348328</text:p>
          </table:table-cell>
          <table:table-cell office:value-type="float" office:value="1.91427528858185" calcext:value-type="float">
            <text:p>1,91427528858185</text:p>
          </table:table-cell>
          <table:table-cell office:value-type="float" office:value="2.08332371711731" calcext:value-type="float">
            <text:p>2,08332371711731</text:p>
          </table:table-cell>
        </table:table-row>
        <table:table-row table:style-name="ro1">
          <table:table-cell office:value-type="float" office:value="1.69321" calcext:value-type="float">
            <text:p>1,69321</text:p>
          </table:table-cell>
          <table:table-cell office:value-type="float" office:value="1.36480522155762" calcext:value-type="float">
            <text:p>1,36480522155762</text:p>
          </table:table-cell>
          <table:table-cell office:value-type="float" office:value="1.38738179206848" calcext:value-type="float">
            <text:p>1,38738179206848</text:p>
          </table:table-cell>
          <table:table-cell office:value-type="float" office:value="1.33959197998047" calcext:value-type="float">
            <text:p>1,33959197998047</text:p>
          </table:table-cell>
          <table:table-cell office:value-type="float" office:value="2.03798389434814" calcext:value-type="float">
            <text:p>2,03798389434814</text:p>
          </table:table-cell>
          <table:table-cell office:value-type="float" office:value="2.52711462974548" calcext:value-type="float">
            <text:p>2,52711462974548</text:p>
          </table:table-cell>
          <table:table-cell office:value-type="float" office:value="1.26283180713654" calcext:value-type="float">
            <text:p>1,26283180713654</text:p>
          </table:table-cell>
          <table:table-cell office:value-type="float" office:value="1.57374048233032" calcext:value-type="float">
            <text:p>1,57374048233032</text:p>
          </table:table-cell>
          <table:table-cell office:value-type="float" office:value="1.69876444339752" calcext:value-type="float">
            <text:p>1,69876444339752</text:p>
          </table:table-cell>
          <table:table-cell office:value-type="float" office:value="1.79561603069305" calcext:value-type="float">
            <text:p>1,79561603069305</text:p>
          </table:table-cell>
          <table:table-cell office:value-type="float" office:value="1.94423937797546" calcext:value-type="float">
            <text:p>1,94423937797546</text:p>
          </table:table-cell>
        </table:table-row>
        <table:table-row table:style-name="ro1">
          <table:table-cell office:value-type="float" office:value="1.50764" calcext:value-type="float">
            <text:p>1,50764</text:p>
          </table:table-cell>
          <table:table-cell office:value-type="float" office:value="1.16954851150513" calcext:value-type="float">
            <text:p>1,16954851150513</text:p>
          </table:table-cell>
          <table:table-cell office:value-type="float" office:value="1.15155696868896" calcext:value-type="float">
            <text:p>1,15155696868896</text:p>
          </table:table-cell>
          <table:table-cell office:value-type="float" office:value="1.12341868877411" calcext:value-type="float">
            <text:p>1,12341868877411</text:p>
          </table:table-cell>
          <table:table-cell office:value-type="float" office:value="1.61195576190949" calcext:value-type="float">
            <text:p>1,61195576190949</text:p>
          </table:table-cell>
          <table:table-cell office:value-type="float" office:value="2.39740610122681" calcext:value-type="float">
            <text:p>2,39740610122681</text:p>
          </table:table-cell>
          <table:table-cell office:value-type="float" office:value="1.17984426021576" calcext:value-type="float">
            <text:p>1,17984426021576</text:p>
          </table:table-cell>
          <table:table-cell office:value-type="float" office:value="1.51274120807648" calcext:value-type="float">
            <text:p>1,51274120807648</text:p>
          </table:table-cell>
          <table:table-cell office:value-type="float" office:value="1.44307041168213" calcext:value-type="float">
            <text:p>1,44307041168213</text:p>
          </table:table-cell>
          <table:table-cell office:value-type="float" office:value="1.67892920970917" calcext:value-type="float">
            <text:p>1,67892920970917</text:p>
          </table:table-cell>
          <table:table-cell office:value-type="float" office:value="1.80787968635559" calcext:value-type="float">
            <text:p>1,80787968635559</text:p>
          </table:table-cell>
        </table:table-row>
        <table:table-row table:style-name="ro1">
          <table:table-cell office:value-type="float" office:value="1.43511" calcext:value-type="float">
            <text:p>1,43511</text:p>
          </table:table-cell>
          <table:table-cell office:value-type="float" office:value="1.17936611175537" calcext:value-type="float">
            <text:p>1,17936611175537</text:p>
          </table:table-cell>
          <table:table-cell office:value-type="float" office:value="1.15026938915253" calcext:value-type="float">
            <text:p>1,15026938915253</text:p>
          </table:table-cell>
          <table:table-cell office:value-type="float" office:value="1.07431042194366" calcext:value-type="float">
            <text:p>1,07431042194366</text:p>
          </table:table-cell>
          <table:table-cell office:value-type="float" office:value="1.53766417503357" calcext:value-type="float">
            <text:p>1,53766417503357</text:p>
          </table:table-cell>
          <table:table-cell office:value-type="float" office:value="2.25639033317566" calcext:value-type="float">
            <text:p>2,25639033317566</text:p>
          </table:table-cell>
          <table:table-cell office:value-type="float" office:value="1.03912544250488" calcext:value-type="float">
            <text:p>1,03912544250488</text:p>
          </table:table-cell>
          <table:table-cell office:value-type="float" office:value="1.1228848695755" calcext:value-type="float">
            <text:p>1,1228848695755</text:p>
          </table:table-cell>
          <table:table-cell office:value-type="float" office:value="1.33042049407959" calcext:value-type="float">
            <text:p>1,33042049407959</text:p>
          </table:table-cell>
          <table:table-cell office:value-type="float" office:value="1.94089066982269" calcext:value-type="float">
            <text:p>1,94089066982269</text:p>
          </table:table-cell>
          <table:table-cell office:value-type="float" office:value="1.7197904586792" calcext:value-type="float">
            <text:p>1,7197904586792</text:p>
          </table:table-cell>
        </table:table-row>
        <table:table-row table:style-name="ro1">
          <table:table-cell office:value-type="float" office:value="1.48883" calcext:value-type="float">
            <text:p>1,48883</text:p>
          </table:table-cell>
          <table:table-cell office:value-type="float" office:value="1.33342182636261" calcext:value-type="float">
            <text:p>1,33342182636261</text:p>
          </table:table-cell>
          <table:table-cell office:value-type="float" office:value="1.06425046920776" calcext:value-type="float">
            <text:p>1,06425046920776</text:p>
          </table:table-cell>
          <table:table-cell office:value-type="float" office:value="1.13456797599792" calcext:value-type="float">
            <text:p>1,13456797599792</text:p>
          </table:table-cell>
          <table:table-cell office:value-type="float" office:value="1.47268378734589" calcext:value-type="float">
            <text:p>1,47268378734589</text:p>
          </table:table-cell>
          <table:table-cell office:value-type="float" office:value="2.31316876411438" calcext:value-type="float">
            <text:p>2,31316876411438</text:p>
          </table:table-cell>
          <table:table-cell office:value-type="float" office:value="1.0781317949295" calcext:value-type="float">
            <text:p>1,0781317949295</text:p>
          </table:table-cell>
          <table:table-cell office:value-type="float" office:value="0.939958393573761" calcext:value-type="float">
            <text:p>0,939958393573761</text:p>
          </table:table-cell>
          <table:table-cell office:value-type="float" office:value="1.34233117103577" calcext:value-type="float">
            <text:p>1,34233117103577</text:p>
          </table:table-cell>
          <table:table-cell office:value-type="float" office:value="2.25763702392578" calcext:value-type="float">
            <text:p>2,25763702392578</text:p>
          </table:table-cell>
          <table:table-cell office:value-type="float" office:value="1.95217943191528" calcext:value-type="float">
            <text:p>1,95217943191528</text:p>
          </table:table-cell>
        </table:table-row>
        <table:table-row table:style-name="ro1">
          <table:table-cell office:value-type="float" office:value="1.4188" calcext:value-type="float">
            <text:p>1,4188</text:p>
          </table:table-cell>
          <table:table-cell office:value-type="float" office:value="1.24634432792664" calcext:value-type="float">
            <text:p>1,24634432792664</text:p>
          </table:table-cell>
          <table:table-cell office:value-type="float" office:value="1.18218445777893" calcext:value-type="float">
            <text:p>1,18218445777893</text:p>
          </table:table-cell>
          <table:table-cell office:value-type="float" office:value="0.978515803813934" calcext:value-type="float">
            <text:p>0,978515803813934</text:p>
          </table:table-cell>
          <table:table-cell office:value-type="float" office:value="1.44528579711914" calcext:value-type="float">
            <text:p>1,44528579711914</text:p>
          </table:table-cell>
          <table:table-cell office:value-type="float" office:value="2.2384204864502" calcext:value-type="float">
            <text:p>2,2384204864502</text:p>
          </table:table-cell>
          <table:table-cell office:value-type="float" office:value="1.08516991138458" calcext:value-type="float">
            <text:p>1,08516991138458</text:p>
          </table:table-cell>
          <table:table-cell office:value-type="float" office:value="0.81761771440506" calcext:value-type="float">
            <text:p>0,81761771440506</text:p>
          </table:table-cell>
          <table:table-cell office:value-type="float" office:value="1.48720455169678" calcext:value-type="float">
            <text:p>1,48720455169678</text:p>
          </table:table-cell>
          <table:table-cell office:value-type="float" office:value="1.93177044391632" calcext:value-type="float">
            <text:p>1,93177044391632</text:p>
          </table:table-cell>
          <table:table-cell office:value-type="float" office:value="1.77550387382507" calcext:value-type="float">
            <text:p>1,77550387382507</text:p>
          </table:table-cell>
        </table:table-row>
        <table:table-row table:style-name="ro1">
          <table:table-cell office:value-type="float" office:value="1.49547" calcext:value-type="float">
            <text:p>1,49547</text:p>
          </table:table-cell>
          <table:table-cell office:value-type="float" office:value="1.60177433490753" calcext:value-type="float">
            <text:p>1,60177433490753</text:p>
          </table:table-cell>
          <table:table-cell office:value-type="float" office:value="1.04571974277496" calcext:value-type="float">
            <text:p>1,04571974277496</text:p>
          </table:table-cell>
          <table:table-cell office:value-type="float" office:value="1.03069591522217" calcext:value-type="float">
            <text:p>1,03069591522217</text:p>
          </table:table-cell>
          <table:table-cell office:value-type="float" office:value="1.34136807918549" calcext:value-type="float">
            <text:p>1,34136807918549</text:p>
          </table:table-cell>
          <table:table-cell office:value-type="float" office:value="2.66543793678284" calcext:value-type="float">
            <text:p>2,66543793678284</text:p>
          </table:table-cell>
          <table:table-cell office:value-type="float" office:value="1.12848925590515" calcext:value-type="float">
            <text:p>1,12848925590515</text:p>
          </table:table-cell>
          <table:table-cell office:value-type="float" office:value="0.767488718032837" calcext:value-type="float">
            <text:p>0,767488718032837</text:p>
          </table:table-cell>
          <table:table-cell office:value-type="float" office:value="1.40127670764923" calcext:value-type="float">
            <text:p>1,40127670764923</text:p>
          </table:table-cell>
          <table:table-cell office:value-type="float" office:value="2.0925178527832" calcext:value-type="float">
            <text:p>2,0925178527832</text:p>
          </table:table-cell>
          <table:table-cell office:value-type="float" office:value="1.87994623184204" calcext:value-type="float">
            <text:p>1,87994623184204</text:p>
          </table:table-cell>
        </table:table-row>
        <table:table-row table:style-name="ro1">
          <table:table-cell office:value-type="float" office:value="1.82968" calcext:value-type="float">
            <text:p>1,82968</text:p>
          </table:table-cell>
          <table:table-cell office:value-type="float" office:value="2.67855739593506" calcext:value-type="float">
            <text:p>2,67855739593506</text:p>
          </table:table-cell>
          <table:table-cell office:value-type="float" office:value="1.59473145008087" calcext:value-type="float">
            <text:p>1,59473145008087</text:p>
          </table:table-cell>
          <table:table-cell office:value-type="float" office:value="1.28758442401886" calcext:value-type="float">
            <text:p>1,28758442401886</text:p>
          </table:table-cell>
          <table:table-cell office:value-type="float" office:value="1.42361521720886" calcext:value-type="float">
            <text:p>1,42361521720886</text:p>
          </table:table-cell>
          <table:table-cell office:value-type="float" office:value="3.82757544517517" calcext:value-type="float">
            <text:p>3,82757544517517</text:p>
          </table:table-cell>
          <table:table-cell office:value-type="float" office:value="1.60599720478058" calcext:value-type="float">
            <text:p>1,60599720478058</text:p>
          </table:table-cell>
          <table:table-cell office:value-type="float" office:value="0.867605447769165" calcext:value-type="float">
            <text:p>0,867605447769165</text:p>
          </table:table-cell>
          <table:table-cell office:value-type="float" office:value="1.40504086017609" calcext:value-type="float">
            <text:p>1,40504086017609</text:p>
          </table:table-cell>
          <table:table-cell office:value-type="float" office:value="1.75625479221344" calcext:value-type="float">
            <text:p>1,75625479221344</text:p>
          </table:table-cell>
          <table:table-cell office:value-type="float" office:value="1.84986186027527" calcext:value-type="float">
            <text:p>1,84986186027527</text:p>
          </table:table-cell>
        </table:table-row>
        <table:table-row table:style-name="ro1">
          <table:table-cell office:value-type="float" office:value="1.59675" calcext:value-type="float">
            <text:p>1,59675</text:p>
          </table:table-cell>
          <table:table-cell office:value-type="float" office:value="2.0177857875824" calcext:value-type="float">
            <text:p>2,0177857875824</text:p>
          </table:table-cell>
          <table:table-cell office:value-type="float" office:value="1.65581786632538" calcext:value-type="float">
            <text:p>1,65581786632538</text:p>
          </table:table-cell>
          <table:table-cell office:value-type="float" office:value="1.35419738292694" calcext:value-type="float">
            <text:p>1,35419738292694</text:p>
          </table:table-cell>
          <table:table-cell office:value-type="float" office:value="1.27986025810242" calcext:value-type="float">
            <text:p>1,27986025810242</text:p>
          </table:table-cell>
          <table:table-cell office:value-type="float" office:value="2.82694864273071" calcext:value-type="float">
            <text:p>2,82694864273071</text:p>
          </table:table-cell>
          <table:table-cell office:value-type="float" office:value="1.13839530944824" calcext:value-type="float">
            <text:p>1,13839530944824</text:p>
          </table:table-cell>
          <table:table-cell office:value-type="float" office:value="0.946340560913086" calcext:value-type="float">
            <text:p>0,946340560913086</text:p>
          </table:table-cell>
          <table:table-cell office:value-type="float" office:value="1.18921899795532" calcext:value-type="float">
            <text:p>1,18921899795532</text:p>
          </table:table-cell>
          <table:table-cell office:value-type="float" office:value="1.77998793125153" calcext:value-type="float">
            <text:p>1,77998793125153</text:p>
          </table:table-cell>
          <table:table-cell office:value-type="float" office:value="1.77892470359802" calcext:value-type="float">
            <text:p>1,77892470359802</text:p>
          </table:table-cell>
        </table:table-row>
        <table:table-row table:style-name="ro1">
          <table:table-cell office:value-type="float" office:value="1.15876" calcext:value-type="float">
            <text:p>1,15876</text:p>
          </table:table-cell>
          <table:table-cell office:value-type="float" office:value="1.08279049396515" calcext:value-type="float">
            <text:p>1,08279049396515</text:p>
          </table:table-cell>
          <table:table-cell office:value-type="float" office:value="1.23311138153076" calcext:value-type="float">
            <text:p>1,23311138153076</text:p>
          </table:table-cell>
          <table:table-cell office:value-type="float" office:value="0.970415949821472" calcext:value-type="float">
            <text:p>0,970415949821472</text:p>
          </table:table-cell>
          <table:table-cell office:value-type="float" office:value="0.965514004230499" calcext:value-type="float">
            <text:p>0,965514004230499</text:p>
          </table:table-cell>
          <table:table-cell office:value-type="float" office:value="1.97483026981354" calcext:value-type="float">
            <text:p>1,97483026981354</text:p>
          </table:table-cell>
          <table:table-cell office:value-type="float" office:value="0.956288516521454" calcext:value-type="float">
            <text:p>0,956288516521454</text:p>
          </table:table-cell>
          <table:table-cell office:value-type="float" office:value="0.762485504150391" calcext:value-type="float">
            <text:p>0,762485504150391</text:p>
          </table:table-cell>
          <table:table-cell office:value-type="float" office:value="0.972742259502411" calcext:value-type="float">
            <text:p>0,972742259502411</text:p>
          </table:table-cell>
          <table:table-cell office:value-type="float" office:value="1.34037566184998" calcext:value-type="float">
            <text:p>1,34037566184998</text:p>
          </table:table-cell>
          <table:table-cell office:value-type="float" office:value="1.32902014255524" calcext:value-type="float">
            <text:p>1,32902014255524</text:p>
          </table:table-cell>
        </table:table-row>
        <table:table-row table:style-name="ro1">
          <table:table-cell office:value-type="float" office:value="0.969386" calcext:value-type="float">
            <text:p>0,969386</text:p>
          </table:table-cell>
          <table:table-cell office:value-type="float" office:value="0.831681966781616" calcext:value-type="float">
            <text:p>0,831681966781616</text:p>
          </table:table-cell>
          <table:table-cell office:value-type="float" office:value="1.01443803310394" calcext:value-type="float">
            <text:p>1,01443803310394</text:p>
          </table:table-cell>
          <table:table-cell office:value-type="float" office:value="0.885610401630402" calcext:value-type="float">
            <text:p>0,885610401630402</text:p>
          </table:table-cell>
          <table:table-cell office:value-type="float" office:value="1.00217425823212" calcext:value-type="float">
            <text:p>1,00217425823212</text:p>
          </table:table-cell>
          <table:table-cell office:value-type="float" office:value="1.16452920436859" calcext:value-type="float">
            <text:p>1,16452920436859</text:p>
          </table:table-cell>
          <table:table-cell office:value-type="float" office:value="0.888284385204315" calcext:value-type="float">
            <text:p>0,888284385204315</text:p>
          </table:table-cell>
          <table:table-cell office:value-type="float" office:value="0.789111614227295" calcext:value-type="float">
            <text:p>0,789111614227295</text:p>
          </table:table-cell>
          <table:table-cell office:value-type="float" office:value="0.830377042293549" calcext:value-type="float">
            <text:p>0,830377042293549</text:p>
          </table:table-cell>
          <table:table-cell office:value-type="float" office:value="1.03049516677856" calcext:value-type="float">
            <text:p>1,03049516677856</text:p>
          </table:table-cell>
          <table:table-cell office:value-type="float" office:value="1.25716149806976" calcext:value-type="float">
            <text:p>1,25716149806976</text:p>
          </table:table-cell>
        </table:table-row>
        <table:table-row table:style-name="ro1">
          <table:table-cell office:value-type="float" office:value="0.792239" calcext:value-type="float">
            <text:p>0,792239</text:p>
          </table:table-cell>
          <table:table-cell office:value-type="float" office:value="0.72122049331665" calcext:value-type="float">
            <text:p>0,72122049331665</text:p>
          </table:table-cell>
          <table:table-cell office:value-type="float" office:value="0.79469507932663" calcext:value-type="float">
            <text:p>0,79469507932663</text:p>
          </table:table-cell>
          <table:table-cell office:value-type="float" office:value="0.718167126178741" calcext:value-type="float">
            <text:p>0,718167126178741</text:p>
          </table:table-cell>
          <table:table-cell office:value-type="float" office:value="0.854601263999939" calcext:value-type="float">
            <text:p>0,854601263999939</text:p>
          </table:table-cell>
          <table:table-cell office:value-type="float" office:value="0.862258195877075" calcext:value-type="float">
            <text:p>0,862258195877075</text:p>
          </table:table-cell>
          <table:table-cell office:value-type="float" office:value="0.744587898254395" calcext:value-type="float">
            <text:p>0,744587898254395</text:p>
          </table:table-cell>
          <table:table-cell office:value-type="float" office:value="0.694176256656647" calcext:value-type="float">
            <text:p>0,694176256656647</text:p>
          </table:table-cell>
          <table:table-cell office:value-type="float" office:value="0.745474576950073" calcext:value-type="float">
            <text:p>0,745474576950073</text:p>
          </table:table-cell>
          <table:table-cell office:value-type="float" office:value="0.854552090167999" calcext:value-type="float">
            <text:p>0,854552090167999</text:p>
          </table:table-cell>
          <table:table-cell office:value-type="float" office:value="0.932658970355988" calcext:value-type="float">
            <text:p>0,932658970355988</text:p>
          </table:table-cell>
        </table:table-row>
        <table:table-row table:style-name="ro1">
          <table:table-cell office:value-type="float" office:value="0.882036" calcext:value-type="float">
            <text:p>0,882036</text:p>
          </table:table-cell>
          <table:table-cell office:value-type="float" office:value="0.77845710515976" calcext:value-type="float">
            <text:p>0,77845710515976</text:p>
          </table:table-cell>
          <table:table-cell office:value-type="float" office:value="0.913947463035584" calcext:value-type="float">
            <text:p>0,913947463035584</text:p>
          </table:table-cell>
          <table:table-cell office:value-type="float" office:value="0.77704793214798" calcext:value-type="float">
            <text:p>0,77704793214798</text:p>
          </table:table-cell>
          <table:table-cell office:value-type="float" office:value="0.849948763847351" calcext:value-type="float">
            <text:p>0,849948763847351</text:p>
          </table:table-cell>
          <table:table-cell office:value-type="float" office:value="0.868103325366974" calcext:value-type="float">
            <text:p>0,868103325366974</text:p>
          </table:table-cell>
          <table:table-cell office:value-type="float" office:value="0.885672688484192" calcext:value-type="float">
            <text:p>0,885672688484192</text:p>
          </table:table-cell>
          <table:table-cell office:value-type="float" office:value="0.868983209133148" calcext:value-type="float">
            <text:p>0,868983209133148</text:p>
          </table:table-cell>
          <table:table-cell office:value-type="float" office:value="0.946372866630554" calcext:value-type="float">
            <text:p>0,946372866630554</text:p>
          </table:table-cell>
          <table:table-cell office:value-type="float" office:value="0.844451248645783" calcext:value-type="float">
            <text:p>0,844451248645783</text:p>
          </table:table-cell>
          <table:table-cell office:value-type="float" office:value="1.08737218379974" calcext:value-type="float">
            <text:p>1,08737218379974</text:p>
          </table:table-cell>
        </table:table-row>
        <table:table-row table:style-name="ro1">
          <table:table-cell office:value-type="float" office:value="0.955998" calcext:value-type="float">
            <text:p>0,955998</text:p>
          </table:table-cell>
          <table:table-cell office:value-type="float" office:value="0.782048523426056" calcext:value-type="float">
            <text:p>0,782048523426056</text:p>
          </table:table-cell>
          <table:table-cell office:value-type="float" office:value="0.938955128192902" calcext:value-type="float">
            <text:p>0,938955128192902</text:p>
          </table:table-cell>
          <table:table-cell office:value-type="float" office:value="0.775996148586273" calcext:value-type="float">
            <text:p>0,775996148586273</text:p>
          </table:table-cell>
          <table:table-cell office:value-type="float" office:value="1.00739872455597" calcext:value-type="float">
            <text:p>1,00739872455597</text:p>
          </table:table-cell>
          <table:table-cell office:value-type="float" office:value="0.933196783065796" calcext:value-type="float">
            <text:p>0,933196783065796</text:p>
          </table:table-cell>
          <table:table-cell office:value-type="float" office:value="0.92426872253418" calcext:value-type="float">
            <text:p>0,92426872253418</text:p>
          </table:table-cell>
          <table:table-cell office:value-type="float" office:value="1.00322473049164" calcext:value-type="float">
            <text:p>1,00322473049164</text:p>
          </table:table-cell>
          <table:table-cell office:value-type="float" office:value="1.04145896434784" calcext:value-type="float">
            <text:p>1,04145896434784</text:p>
          </table:table-cell>
          <table:table-cell office:value-type="float" office:value="0.974317848682404" calcext:value-type="float">
            <text:p>0,974317848682404</text:p>
          </table:table-cell>
          <table:table-cell office:value-type="float" office:value="1.17911338806152" calcext:value-type="float">
            <text:p>1,17911338806152</text:p>
          </table:table-cell>
        </table:table-row>
        <table:table-row table:style-name="ro1">
          <table:table-cell office:value-type="float" office:value="1.17282" calcext:value-type="float">
            <text:p>1,17282</text:p>
          </table:table-cell>
          <table:table-cell office:value-type="float" office:value="0.891270875930786" calcext:value-type="float">
            <text:p>0,891270875930786</text:p>
          </table:table-cell>
          <table:table-cell office:value-type="float" office:value="1.25500011444092" calcext:value-type="float">
            <text:p>1,25500011444092</text:p>
          </table:table-cell>
          <table:table-cell office:value-type="float" office:value="0.916786730289459" calcext:value-type="float">
            <text:p>0,916786730289459</text:p>
          </table:table-cell>
          <table:table-cell office:value-type="float" office:value="1.41519582271576" calcext:value-type="float">
            <text:p>1,41519582271576</text:p>
          </table:table-cell>
          <table:table-cell office:value-type="float" office:value="1.17248964309692" calcext:value-type="float">
            <text:p>1,17248964309692</text:p>
          </table:table-cell>
          <table:table-cell office:value-type="float" office:value="1.10646903514862" calcext:value-type="float">
            <text:p>1,10646903514862</text:p>
          </table:table-cell>
          <table:table-cell office:value-type="float" office:value="1.27884459495544" calcext:value-type="float">
            <text:p>1,27884459495544</text:p>
          </table:table-cell>
          <table:table-cell office:value-type="float" office:value="1.16810786724091" calcext:value-type="float">
            <text:p>1,16810786724091</text:p>
          </table:table-cell>
          <table:table-cell office:value-type="float" office:value="1.24664258956909" calcext:value-type="float">
            <text:p>1,24664258956909</text:p>
          </table:table-cell>
          <table:table-cell office:value-type="float" office:value="1.2774111032486" calcext:value-type="float">
            <text:p>1,2774111032486</text:p>
          </table:table-cell>
        </table:table-row>
        <table:table-row table:style-name="ro1">
          <table:table-cell office:value-type="float" office:value="1.60612" calcext:value-type="float">
            <text:p>1,60612</text:p>
          </table:table-cell>
          <table:table-cell office:value-type="float" office:value="1.15634083747864" calcext:value-type="float">
            <text:p>1,15634083747864</text:p>
          </table:table-cell>
          <table:table-cell office:value-type="float" office:value="1.57552027702332" calcext:value-type="float">
            <text:p>1,57552027702332</text:p>
          </table:table-cell>
          <table:table-cell office:value-type="float" office:value="1.23217308521271" calcext:value-type="float">
            <text:p>1,23217308521271</text:p>
          </table:table-cell>
          <table:table-cell office:value-type="float" office:value="2.1409113407135" calcext:value-type="float">
            <text:p>2,1409113407135</text:p>
          </table:table-cell>
          <table:table-cell office:value-type="float" office:value="1.57969951629639" calcext:value-type="float">
            <text:p>1,57969951629639</text:p>
          </table:table-cell>
          <table:table-cell office:value-type="float" office:value="1.48047173023224" calcext:value-type="float">
            <text:p>1,48047173023224</text:p>
          </table:table-cell>
          <table:table-cell office:value-type="float" office:value="1.85917603969574" calcext:value-type="float">
            <text:p>1,85917603969574</text:p>
          </table:table-cell>
          <table:table-cell office:value-type="float" office:value="1.58530104160309" calcext:value-type="float">
            <text:p>1,58530104160309</text:p>
          </table:table-cell>
          <table:table-cell office:value-type="float" office:value="1.7282657623291" calcext:value-type="float">
            <text:p>1,7282657623291</text:p>
          </table:table-cell>
          <table:table-cell office:value-type="float" office:value="1.72338080406189" calcext:value-type="float">
            <text:p>1,72338080406189</text:p>
          </table:table-cell>
        </table:table-row>
        <table:table-row table:style-name="ro1">
          <table:table-cell office:value-type="float" office:value="1.68604" calcext:value-type="float">
            <text:p>1,68604</text:p>
          </table:table-cell>
          <table:table-cell office:value-type="float" office:value="1.34120178222656" calcext:value-type="float">
            <text:p>1,34120178222656</text:p>
          </table:table-cell>
          <table:table-cell office:value-type="float" office:value="1.58741140365601" calcext:value-type="float">
            <text:p>1,58741140365601</text:p>
          </table:table-cell>
          <table:table-cell office:value-type="float" office:value="1.29135525226593" calcext:value-type="float">
            <text:p>1,29135525226593</text:p>
          </table:table-cell>
          <table:table-cell office:value-type="float" office:value="1.9084392786026" calcext:value-type="float">
            <text:p>1,9084392786026</text:p>
          </table:table-cell>
          <table:table-cell office:value-type="float" office:value="1.73134171962738" calcext:value-type="float">
            <text:p>1,73134171962738</text:p>
          </table:table-cell>
          <table:table-cell office:value-type="float" office:value="1.50022029876709" calcext:value-type="float">
            <text:p>1,50022029876709</text:p>
          </table:table-cell>
          <table:table-cell office:value-type="float" office:value="2.09531664848328" calcext:value-type="float">
            <text:p>2,09531664848328</text:p>
          </table:table-cell>
          <table:table-cell office:value-type="float" office:value="1.58394324779511" calcext:value-type="float">
            <text:p>1,58394324779511</text:p>
          </table:table-cell>
          <table:table-cell office:value-type="float" office:value="1.84104084968567" calcext:value-type="float">
            <text:p>1,84104084968567</text:p>
          </table:table-cell>
          <table:table-cell office:value-type="float" office:value="1.98016262054443" calcext:value-type="float">
            <text:p>1,98016262054443</text:p>
          </table:table-cell>
        </table:table-row>
        <table:table-row table:style-name="ro1">
          <table:table-cell office:value-type="float" office:value="1.35573" calcext:value-type="float">
            <text:p>1,35573</text:p>
          </table:table-cell>
          <table:table-cell office:value-type="float" office:value="1.11927425861359" calcext:value-type="float">
            <text:p>1,11927425861359</text:p>
          </table:table-cell>
          <table:table-cell office:value-type="float" office:value="1.16507625579834" calcext:value-type="float">
            <text:p>1,16507625579834</text:p>
          </table:table-cell>
          <table:table-cell office:value-type="float" office:value="1.02501976490021" calcext:value-type="float">
            <text:p>1,02501976490021</text:p>
          </table:table-cell>
          <table:table-cell office:value-type="float" office:value="1.54596507549286" calcext:value-type="float">
            <text:p>1,54596507549286</text:p>
          </table:table-cell>
          <table:table-cell office:value-type="float" office:value="1.4431414604187" calcext:value-type="float">
            <text:p>1,4431414604187</text:p>
          </table:table-cell>
          <table:table-cell office:value-type="float" office:value="1.17574954032898" calcext:value-type="float">
            <text:p>1,17574954032898</text:p>
          </table:table-cell>
          <table:table-cell office:value-type="float" office:value="1.61122798919678" calcext:value-type="float">
            <text:p>1,61122798919678</text:p>
          </table:table-cell>
          <table:table-cell office:value-type="float" office:value="1.2912380695343" calcext:value-type="float">
            <text:p>1,2912380695343</text:p>
          </table:table-cell>
          <table:table-cell office:value-type="float" office:value="1.59194147586823" calcext:value-type="float">
            <text:p>1,59194147586823</text:p>
          </table:table-cell>
          <table:table-cell office:value-type="float" office:value="1.58866274356842" calcext:value-type="float">
            <text:p>1,58866274356842</text:p>
          </table:table-cell>
        </table:table-row>
        <table:table-row table:style-name="ro1">
          <table:table-cell office:value-type="float" office:value="1.00701" calcext:value-type="float">
            <text:p>1,00701</text:p>
          </table:table-cell>
          <table:table-cell office:value-type="float" office:value="0.869060575962067" calcext:value-type="float">
            <text:p>0,869060575962067</text:p>
          </table:table-cell>
          <table:table-cell office:value-type="float" office:value="0.903932154178619" calcext:value-type="float">
            <text:p>0,903932154178619</text:p>
          </table:table-cell>
          <table:table-cell office:value-type="float" office:value="0.725741744041443" calcext:value-type="float">
            <text:p>0,725741744041443</text:p>
          </table:table-cell>
          <table:table-cell office:value-type="float" office:value="1.18736708164215" calcext:value-type="float">
            <text:p>1,18736708164215</text:p>
          </table:table-cell>
          <table:table-cell office:value-type="float" office:value="1.04768443107605" calcext:value-type="float">
            <text:p>1,04768443107605</text:p>
          </table:table-cell>
          <table:table-cell office:value-type="float" office:value="0.908136010169983" calcext:value-type="float">
            <text:p>0,908136010169983</text:p>
          </table:table-cell>
          <table:table-cell office:value-type="float" office:value="1.21565222740173" calcext:value-type="float">
            <text:p>1,21565222740173</text:p>
          </table:table-cell>
          <table:table-cell office:value-type="float" office:value="1.00730431079865" calcext:value-type="float">
            <text:p>1,00730431079865</text:p>
          </table:table-cell>
          <table:table-cell office:value-type="float" office:value="1.09539115428925" calcext:value-type="float">
            <text:p>1,09539115428925</text:p>
          </table:table-cell>
          <table:table-cell office:value-type="float" office:value="1.10982668399811" calcext:value-type="float">
            <text:p>1,10982668399811</text:p>
          </table:table-cell>
        </table:table-row>
        <table:table-row table:style-name="ro1">
          <table:table-cell office:value-type="float" office:value="0.787476" calcext:value-type="float">
            <text:p>0,787476</text:p>
          </table:table-cell>
          <table:table-cell office:value-type="float" office:value="0.666341423988342" calcext:value-type="float">
            <text:p>0,666341423988342</text:p>
          </table:table-cell>
          <table:table-cell office:value-type="float" office:value="0.75418895483017" calcext:value-type="float">
            <text:p>0,75418895483017</text:p>
          </table:table-cell>
          <table:table-cell office:value-type="float" office:value="0.626042187213898" calcext:value-type="float">
            <text:p>0,626042187213898</text:p>
          </table:table-cell>
          <table:table-cell office:value-type="float" office:value="0.921022832393646" calcext:value-type="float">
            <text:p>0,921022832393646</text:p>
          </table:table-cell>
          <table:table-cell office:value-type="float" office:value="0.80588161945343" calcext:value-type="float">
            <text:p>0,80588161945343</text:p>
          </table:table-cell>
          <table:table-cell office:value-type="float" office:value="0.697727501392365" calcext:value-type="float">
            <text:p>0,697727501392365</text:p>
          </table:table-cell>
          <table:table-cell office:value-type="float" office:value="0.886884868144989" calcext:value-type="float">
            <text:p>0,886884868144989</text:p>
          </table:table-cell>
          <table:table-cell office:value-type="float" office:value="0.81768524646759" calcext:value-type="float">
            <text:p>0,81768524646759</text:p>
          </table:table-cell>
          <table:table-cell office:value-type="float" office:value="0.792438685894012" calcext:value-type="float">
            <text:p>0,792438685894012</text:p>
          </table:table-cell>
          <table:table-cell office:value-type="float" office:value="0.906543076038361" calcext:value-type="float">
            <text:p>0,906543076038361</text:p>
          </table:table-cell>
        </table:table-row>
        <table:table-row table:style-name="ro1">
          <table:table-cell office:value-type="float" office:value="0.819045" calcext:value-type="float">
            <text:p>0,819045</text:p>
          </table:table-cell>
          <table:table-cell office:value-type="float" office:value="0.677340269088745" calcext:value-type="float">
            <text:p>0,677340269088745</text:p>
          </table:table-cell>
          <table:table-cell office:value-type="float" office:value="0.903463542461395" calcext:value-type="float">
            <text:p>0,903463542461395</text:p>
          </table:table-cell>
          <table:table-cell office:value-type="float" office:value="0.672923982143402" calcext:value-type="float">
            <text:p>0,672923982143402</text:p>
          </table:table-cell>
          <table:table-cell office:value-type="float" office:value="0.891367435455322" calcext:value-type="float">
            <text:p>0,891367435455322</text:p>
          </table:table-cell>
          <table:table-cell office:value-type="float" office:value="0.823400855064392" calcext:value-type="float">
            <text:p>0,823400855064392</text:p>
          </table:table-cell>
          <table:table-cell office:value-type="float" office:value="0.745101153850555" calcext:value-type="float">
            <text:p>0,745101153850555</text:p>
          </table:table-cell>
          <table:table-cell office:value-type="float" office:value="0.761008679866791" calcext:value-type="float">
            <text:p>0,761008679866791</text:p>
          </table:table-cell>
          <table:table-cell office:value-type="float" office:value="0.998905897140503" calcext:value-type="float">
            <text:p>0,998905897140503</text:p>
          </table:table-cell>
          <table:table-cell office:value-type="float" office:value="0.77029687166214" calcext:value-type="float">
            <text:p>0,77029687166214</text:p>
          </table:table-cell>
          <table:table-cell office:value-type="float" office:value="0.94664078950882" calcext:value-type="float">
            <text:p>0,94664078950882</text:p>
          </table:table-cell>
        </table:table-row>
        <table:table-row table:style-name="ro1">
          <table:table-cell office:value-type="float" office:value="0.845605" calcext:value-type="float">
            <text:p>0,845605</text:p>
          </table:table-cell>
          <table:table-cell office:value-type="float" office:value="0.682139158248901" calcext:value-type="float">
            <text:p>0,682139158248901</text:p>
          </table:table-cell>
          <table:table-cell office:value-type="float" office:value="0.99694699048996" calcext:value-type="float">
            <text:p>0,99694699048996</text:p>
          </table:table-cell>
          <table:table-cell office:value-type="float" office:value="0.669388115406036" calcext:value-type="float">
            <text:p>0,669388115406036</text:p>
          </table:table-cell>
          <table:table-cell office:value-type="float" office:value="0.8974888920784" calcext:value-type="float">
            <text:p>0,8974888920784</text:p>
          </table:table-cell>
          <table:table-cell office:value-type="float" office:value="0.923475623130798" calcext:value-type="float">
            <text:p>0,923475623130798</text:p>
          </table:table-cell>
          <table:table-cell office:value-type="float" office:value="0.74951696395874" calcext:value-type="float">
            <text:p>0,74951696395874</text:p>
          </table:table-cell>
          <table:table-cell office:value-type="float" office:value="0.739929437637329" calcext:value-type="float">
            <text:p>0,739929437637329</text:p>
          </table:table-cell>
          <table:table-cell office:value-type="float" office:value="1.13079118728638" calcext:value-type="float">
            <text:p>1,13079118728638</text:p>
          </table:table-cell>
          <table:table-cell office:value-type="float" office:value="0.800207316875458" calcext:value-type="float">
            <text:p>0,800207316875458</text:p>
          </table:table-cell>
          <table:table-cell office:value-type="float" office:value="0.866161465644836" calcext:value-type="float">
            <text:p>0,866161465644836</text:p>
          </table:table-cell>
        </table:table-row>
        <table:table-row table:style-name="ro1">
          <table:table-cell office:value-type="float" office:value="0.80864" calcext:value-type="float">
            <text:p>0,80864</text:p>
          </table:table-cell>
          <table:table-cell office:value-type="float" office:value="0.669169425964356" calcext:value-type="float">
            <text:p>0,669169425964356</text:p>
          </table:table-cell>
          <table:table-cell office:value-type="float" office:value="0.91450697183609" calcext:value-type="float">
            <text:p>0,91450697183609</text:p>
          </table:table-cell>
          <table:table-cell office:value-type="float" office:value="0.693994045257568" calcext:value-type="float">
            <text:p>0,693994045257568</text:p>
          </table:table-cell>
          <table:table-cell office:value-type="float" office:value="0.757770478725433" calcext:value-type="float">
            <text:p>0,757770478725433</text:p>
          </table:table-cell>
          <table:table-cell office:value-type="float" office:value="0.824789106845856" calcext:value-type="float">
            <text:p>0,824789106845856</text:p>
          </table:table-cell>
          <table:table-cell office:value-type="float" office:value="0.776932895183563" calcext:value-type="float">
            <text:p>0,776932895183563</text:p>
          </table:table-cell>
          <table:table-cell office:value-type="float" office:value="0.698567509651184" calcext:value-type="float">
            <text:p>0,698567509651184</text:p>
          </table:table-cell>
          <table:table-cell office:value-type="float" office:value="1.1113293170929" calcext:value-type="float">
            <text:p>1,1113293170929</text:p>
          </table:table-cell>
          <table:table-cell office:value-type="float" office:value="0.795149326324463" calcext:value-type="float">
            <text:p>0,795149326324463</text:p>
          </table:table-cell>
          <table:table-cell office:value-type="float" office:value="0.84419572353363" calcext:value-type="float">
            <text:p>0,84419572353363</text:p>
          </table:table-cell>
        </table:table-row>
        <table:table-row table:style-name="ro1">
          <table:table-cell office:value-type="float" office:value="0.729394" calcext:value-type="float">
            <text:p>0,729394</text:p>
          </table:table-cell>
          <table:table-cell office:value-type="float" office:value="0.638500511646271" calcext:value-type="float">
            <text:p>0,638500511646271</text:p>
          </table:table-cell>
          <table:table-cell office:value-type="float" office:value="0.884819865226746" calcext:value-type="float">
            <text:p>0,884819865226746</text:p>
          </table:table-cell>
          <table:table-cell office:value-type="float" office:value="0.661208391189575" calcext:value-type="float">
            <text:p>0,661208391189575</text:p>
          </table:table-cell>
          <table:table-cell office:value-type="float" office:value="0.720200955867767" calcext:value-type="float">
            <text:p>0,720200955867767</text:p>
          </table:table-cell>
          <table:table-cell office:value-type="float" office:value="0.714663863182068" calcext:value-type="float">
            <text:p>0,714663863182068</text:p>
          </table:table-cell>
          <table:table-cell office:value-type="float" office:value="0.669218719005585" calcext:value-type="float">
            <text:p>0,669218719005585</text:p>
          </table:table-cell>
          <table:table-cell office:value-type="float" office:value="0.647650241851807" calcext:value-type="float">
            <text:p>0,647650241851807</text:p>
          </table:table-cell>
          <table:table-cell office:value-type="float" office:value="0.92773562669754" calcext:value-type="float">
            <text:p>0,92773562669754</text:p>
          </table:table-cell>
          <table:table-cell office:value-type="float" office:value="0.691475689411163" calcext:value-type="float">
            <text:p>0,691475689411163</text:p>
          </table:table-cell>
          <table:table-cell office:value-type="float" office:value="0.738463759422302" calcext:value-type="float">
            <text:p>0,738463759422302</text:p>
          </table:table-cell>
        </table:table-row>
        <table:table-row table:style-name="ro1">
          <table:table-cell office:value-type="float" office:value="1.04347" calcext:value-type="float">
            <text:p>1,04347</text:p>
          </table:table-cell>
          <table:table-cell office:value-type="float" office:value="0.863503038883209" calcext:value-type="float">
            <text:p>0,863503038883209</text:p>
          </table:table-cell>
          <table:table-cell office:value-type="float" office:value="1.33354008197784" calcext:value-type="float">
            <text:p>1,33354008197784</text:p>
          </table:table-cell>
          <table:table-cell office:value-type="float" office:value="1.08612096309662" calcext:value-type="float">
            <text:p>1,08612096309662</text:p>
          </table:table-cell>
          <table:table-cell office:value-type="float" office:value="0.987748205661774" calcext:value-type="float">
            <text:p>0,987748205661774</text:p>
          </table:table-cell>
          <table:table-cell office:value-type="float" office:value="0.963037967681885" calcext:value-type="float">
            <text:p>0,963037967681885</text:p>
          </table:table-cell>
          <table:table-cell office:value-type="float" office:value="1.03580904006958" calcext:value-type="float">
            <text:p>1,03580904006958</text:p>
          </table:table-cell>
          <table:table-cell office:value-type="float" office:value="1.01342749595642" calcext:value-type="float">
            <text:p>1,01342749595642</text:p>
          </table:table-cell>
          <table:table-cell office:value-type="float" office:value="1.10886073112488" calcext:value-type="float">
            <text:p>1,10886073112488</text:p>
          </table:table-cell>
          <table:table-cell office:value-type="float" office:value="1.00349771976471" calcext:value-type="float">
            <text:p>1,00349771976471</text:p>
          </table:table-cell>
          <table:table-cell office:value-type="float" office:value="1.03920221328735" calcext:value-type="float">
            <text:p>1,03920221328735</text:p>
          </table:table-cell>
        </table:table-row>
        <table:table-row table:style-name="ro1">
          <table:table-cell office:value-type="float" office:value="1.56882" calcext:value-type="float">
            <text:p>1,56882</text:p>
          </table:table-cell>
          <table:table-cell office:value-type="float" office:value="1.06490123271942" calcext:value-type="float">
            <text:p>1,06490123271942</text:p>
          </table:table-cell>
          <table:table-cell office:value-type="float" office:value="1.97995865345001" calcext:value-type="float">
            <text:p>1,97995865345001</text:p>
          </table:table-cell>
          <table:table-cell office:value-type="float" office:value="1.87814199924469" calcext:value-type="float">
            <text:p>1,87814199924469</text:p>
          </table:table-cell>
          <table:table-cell office:value-type="float" office:value="1.21285450458527" calcext:value-type="float">
            <text:p>1,21285450458527</text:p>
          </table:table-cell>
          <table:table-cell office:value-type="float" office:value="1.33959805965424" calcext:value-type="float">
            <text:p>1,33959805965424</text:p>
          </table:table-cell>
          <table:table-cell office:value-type="float" office:value="1.5113959312439" calcext:value-type="float">
            <text:p>1,5113959312439</text:p>
          </table:table-cell>
          <table:table-cell office:value-type="float" office:value="1.8967467546463" calcext:value-type="float">
            <text:p>1,8967467546463</text:p>
          </table:table-cell>
          <table:table-cell office:value-type="float" office:value="1.46829330921173" calcext:value-type="float">
            <text:p>1,46829330921173</text:p>
          </table:table-cell>
          <table:table-cell office:value-type="float" office:value="1.96585655212402" calcext:value-type="float">
            <text:p>1,96585655212402</text:p>
          </table:table-cell>
          <table:table-cell office:value-type="float" office:value="1.37046301364899" calcext:value-type="float">
            <text:p>1,37046301364899</text:p>
          </table:table-cell>
        </table:table-row>
        <table:table-row table:style-name="ro1">
          <table:table-cell office:value-type="float" office:value="2.26409" calcext:value-type="float">
            <text:p>2,26409</text:p>
          </table:table-cell>
          <table:table-cell office:value-type="float" office:value="1.61777639389038" calcext:value-type="float">
            <text:p>1,61777639389038</text:p>
          </table:table-cell>
          <table:table-cell office:value-type="float" office:value="2.62347674369812" calcext:value-type="float">
            <text:p>2,62347674369812</text:p>
          </table:table-cell>
          <table:table-cell office:value-type="float" office:value="2.67598652839661" calcext:value-type="float">
            <text:p>2,67598652839661</text:p>
          </table:table-cell>
          <table:table-cell office:value-type="float" office:value="2.16795086860657" calcext:value-type="float">
            <text:p>2,16795086860657</text:p>
          </table:table-cell>
          <table:table-cell office:value-type="float" office:value="1.89698028564453" calcext:value-type="float">
            <text:p>1,89698028564453</text:p>
          </table:table-cell>
          <table:table-cell office:value-type="float" office:value="1.90709888935089" calcext:value-type="float">
            <text:p>1,90709888935089</text:p>
          </table:table-cell>
          <table:table-cell office:value-type="float" office:value="2.98100638389587" calcext:value-type="float">
            <text:p>2,98100638389587</text:p>
          </table:table-cell>
          <table:table-cell office:value-type="float" office:value="1.93594968318939" calcext:value-type="float">
            <text:p>1,93594968318939</text:p>
          </table:table-cell>
          <table:table-cell office:value-type="float" office:value="2.84489178657532" calcext:value-type="float">
            <text:p>2,84489178657532</text:p>
          </table:table-cell>
          <table:table-cell office:value-type="float" office:value="1.98974275588989" calcext:value-type="float">
            <text:p>1,98974275588989</text:p>
          </table:table-cell>
        </table:table-row>
        <table:table-row table:style-name="ro1">
          <table:table-cell office:value-type="float" office:value="2.16334" calcext:value-type="float">
            <text:p>2,16334</text:p>
          </table:table-cell>
          <table:table-cell office:value-type="float" office:value="1.7805050611496" calcext:value-type="float">
            <text:p>1,7805050611496</text:p>
          </table:table-cell>
          <table:table-cell office:value-type="float" office:value="2.9123957157135" calcext:value-type="float">
            <text:p>2,9123957157135</text:p>
          </table:table-cell>
          <table:table-cell office:value-type="float" office:value="2.73010730743408" calcext:value-type="float">
            <text:p>2,73010730743408</text:p>
          </table:table-cell>
          <table:table-cell office:value-type="float" office:value="1.71536409854889" calcext:value-type="float">
            <text:p>1,71536409854889</text:p>
          </table:table-cell>
          <table:table-cell office:value-type="float" office:value="1.45247185230255" calcext:value-type="float">
            <text:p>1,45247185230255</text:p>
          </table:table-cell>
          <table:table-cell office:value-type="float" office:value="1.61638557910919" calcext:value-type="float">
            <text:p>1,61638557910919</text:p>
          </table:table-cell>
          <table:table-cell office:value-type="float" office:value="2.45209288597107" calcext:value-type="float">
            <text:p>2,45209288597107</text:p>
          </table:table-cell>
          <table:table-cell office:value-type="float" office:value="2.06103157997131" calcext:value-type="float">
            <text:p>2,06103157997131</text:p>
          </table:table-cell>
          <table:table-cell office:value-type="float" office:value="3.0090868473053" calcext:value-type="float">
            <text:p>3,0090868473053</text:p>
          </table:table-cell>
          <table:table-cell office:value-type="float" office:value="1.90399205684662" calcext:value-type="float">
            <text:p>1,90399205684662</text:p>
          </table:table-cell>
        </table:table-row>
        <table:table-row table:style-name="ro1">
          <table:table-cell office:value-type="float" office:value="1.88041" calcext:value-type="float">
            <text:p>1,88041</text:p>
          </table:table-cell>
          <table:table-cell office:value-type="float" office:value="1.82043385505676" calcext:value-type="float">
            <text:p>1,82043385505676</text:p>
          </table:table-cell>
          <table:table-cell office:value-type="float" office:value="2.28494548797607" calcext:value-type="float">
            <text:p>2,28494548797607</text:p>
          </table:table-cell>
          <table:table-cell office:value-type="float" office:value="1.93392908573151" calcext:value-type="float">
            <text:p>1,93392908573151</text:p>
          </table:table-cell>
          <table:table-cell office:value-type="float" office:value="1.56144535541534" calcext:value-type="float">
            <text:p>1,56144535541534</text:p>
          </table:table-cell>
          <table:table-cell office:value-type="float" office:value="1.49729228019714" calcext:value-type="float">
            <text:p>1,49729228019714</text:p>
          </table:table-cell>
          <table:table-cell office:value-type="float" office:value="1.67816615104675" calcext:value-type="float">
            <text:p>1,67816615104675</text:p>
          </table:table-cell>
          <table:table-cell office:value-type="float" office:value="1.91939628124237" calcext:value-type="float">
            <text:p>1,91939628124237</text:p>
          </table:table-cell>
          <table:table-cell office:value-type="float" office:value="1.92654120922089" calcext:value-type="float">
            <text:p>1,92654120922089</text:p>
          </table:table-cell>
          <table:table-cell office:value-type="float" office:value="2.49551796913147" calcext:value-type="float">
            <text:p>2,49551796913147</text:p>
          </table:table-cell>
          <table:table-cell office:value-type="float" office:value="1.68640291690826" calcext:value-type="float">
            <text:p>1,68640291690826</text:p>
          </table:table-cell>
        </table:table-row>
        <table:table-row table:style-name="ro1">
          <table:table-cell office:value-type="float" office:value="1.32262" calcext:value-type="float">
            <text:p>1,32262</text:p>
          </table:table-cell>
          <table:table-cell office:value-type="float" office:value="1.16482949256897" calcext:value-type="float">
            <text:p>1,16482949256897</text:p>
          </table:table-cell>
          <table:table-cell office:value-type="float" office:value="1.7376389503479" calcext:value-type="float">
            <text:p>1,7376389503479</text:p>
          </table:table-cell>
          <table:table-cell office:value-type="float" office:value="1.20043504238129" calcext:value-type="float">
            <text:p>1,20043504238129</text:p>
          </table:table-cell>
          <table:table-cell office:value-type="float" office:value="1.17269098758698" calcext:value-type="float">
            <text:p>1,17269098758698</text:p>
          </table:table-cell>
          <table:table-cell office:value-type="float" office:value="1.11785519123077" calcext:value-type="float">
            <text:p>1,11785519123077</text:p>
          </table:table-cell>
          <table:table-cell office:value-type="float" office:value="1.12112355232239" calcext:value-type="float">
            <text:p>1,12112355232239</text:p>
          </table:table-cell>
          <table:table-cell office:value-type="float" office:value="1.41970062255859" calcext:value-type="float">
            <text:p>1,41970062255859</text:p>
          </table:table-cell>
          <table:table-cell office:value-type="float" office:value="1.43386280536652" calcext:value-type="float">
            <text:p>1,43386280536652</text:p>
          </table:table-cell>
          <table:table-cell office:value-type="float" office:value="1.68220484256744" calcext:value-type="float">
            <text:p>1,68220484256744</text:p>
          </table:table-cell>
          <table:table-cell office:value-type="float" office:value="1.17582452297211" calcext:value-type="float">
            <text:p>1,17582452297211</text:p>
          </table:table-cell>
        </table:table-row>
        <table:table-row table:style-name="ro1">
          <table:table-cell office:value-type="float" office:value="0.980931" calcext:value-type="float">
            <text:p>0,980931</text:p>
          </table:table-cell>
          <table:table-cell office:value-type="float" office:value="0.87215530872345" calcext:value-type="float">
            <text:p>0,87215530872345</text:p>
          </table:table-cell>
          <table:table-cell office:value-type="float" office:value="1.35885334014893" calcext:value-type="float">
            <text:p>1,35885334014893</text:p>
          </table:table-cell>
          <table:table-cell office:value-type="float" office:value="0.807788789272308" calcext:value-type="float">
            <text:p>0,807788789272308</text:p>
          </table:table-cell>
          <table:table-cell office:value-type="float" office:value="0.861914932727814" calcext:value-type="float">
            <text:p>0,861914932727814</text:p>
          </table:table-cell>
          <table:table-cell office:value-type="float" office:value="0.854590117931366" calcext:value-type="float">
            <text:p>0,854590117931366</text:p>
          </table:table-cell>
          <table:table-cell office:value-type="float" office:value="0.842114210128784" calcext:value-type="float">
            <text:p>0,842114210128784</text:p>
          </table:table-cell>
          <table:table-cell office:value-type="float" office:value="0.929008007049561" calcext:value-type="float">
            <text:p>0,929008007049561</text:p>
          </table:table-cell>
          <table:table-cell office:value-type="float" office:value="1.23037898540497" calcext:value-type="float">
            <text:p>1,23037898540497</text:p>
          </table:table-cell>
          <table:table-cell office:value-type="float" office:value="1.18707704544067" calcext:value-type="float">
            <text:p>1,18707704544067</text:p>
          </table:table-cell>
          <table:table-cell office:value-type="float" office:value="0.865431666374207" calcext:value-type="float">
            <text:p>0,865431666374207</text:p>
          </table:table-cell>
        </table:table-row>
        <table:table-row table:style-name="ro1">
          <table:table-cell office:value-type="float" office:value="0.808127" calcext:value-type="float">
            <text:p>0,808127</text:p>
          </table:table-cell>
          <table:table-cell office:value-type="float" office:value="0.669446647167206" calcext:value-type="float">
            <text:p>0,669446647167206</text:p>
          </table:table-cell>
          <table:table-cell office:value-type="float" office:value="1.03800010681152" calcext:value-type="float">
            <text:p>1,03800010681152</text:p>
          </table:table-cell>
          <table:table-cell office:value-type="float" office:value="0.583765029907227" calcext:value-type="float">
            <text:p>0,583765029907227</text:p>
          </table:table-cell>
          <table:table-cell office:value-type="float" office:value="0.803354144096375" calcext:value-type="float">
            <text:p>0,803354144096375</text:p>
          </table:table-cell>
          <table:table-cell office:value-type="float" office:value="0.772504270076752" calcext:value-type="float">
            <text:p>0,772504270076752</text:p>
          </table:table-cell>
          <table:table-cell office:value-type="float" office:value="0.780705332756043" calcext:value-type="float">
            <text:p>0,780705332756043</text:p>
          </table:table-cell>
          <table:table-cell office:value-type="float" office:value="0.669072151184082" calcext:value-type="float">
            <text:p>0,669072151184082</text:p>
          </table:table-cell>
          <table:table-cell office:value-type="float" office:value="1.22247660160065" calcext:value-type="float">
            <text:p>1,22247660160065</text:p>
          </table:table-cell>
          <table:table-cell office:value-type="float" office:value="0.844884216785431" calcext:value-type="float">
            <text:p>0,844884216785431</text:p>
          </table:table-cell>
          <table:table-cell office:value-type="float" office:value="0.697058320045471" calcext:value-type="float">
            <text:p>0,697058320045471</text:p>
          </table:table-cell>
        </table:table-row>
        <table:table-row table:style-name="ro1">
          <table:table-cell office:value-type="float" office:value="0.747612" calcext:value-type="float">
            <text:p>0,747612</text:p>
          </table:table-cell>
          <table:table-cell office:value-type="float" office:value="0.590468943119049" calcext:value-type="float">
            <text:p>0,590468943119049</text:p>
          </table:table-cell>
          <table:table-cell office:value-type="float" office:value="0.8363316655159" calcext:value-type="float">
            <text:p>0,8363316655159</text:p>
          </table:table-cell>
          <table:table-cell office:value-type="float" office:value="0.556364357471466" calcext:value-type="float">
            <text:p>0,556364357471466</text:p>
          </table:table-cell>
          <table:table-cell office:value-type="float" office:value="0.774462819099426" calcext:value-type="float">
            <text:p>0,774462819099426</text:p>
          </table:table-cell>
          <table:table-cell office:value-type="float" office:value="0.737701237201691" calcext:value-type="float">
            <text:p>0,737701237201691</text:p>
          </table:table-cell>
          <table:table-cell office:value-type="float" office:value="0.712854206562042" calcext:value-type="float">
            <text:p>0,712854206562042</text:p>
          </table:table-cell>
          <table:table-cell office:value-type="float" office:value="0.587570071220398" calcext:value-type="float">
            <text:p>0,587570071220398</text:p>
          </table:table-cell>
          <table:table-cell office:value-type="float" office:value="1.2121809720993" calcext:value-type="float">
            <text:p>1,2121809720993</text:p>
          </table:table-cell>
          <table:table-cell office:value-type="float" office:value="0.794577479362488" calcext:value-type="float">
            <text:p>0,794577479362488</text:p>
          </table:table-cell>
          <table:table-cell office:value-type="float" office:value="0.673610329627991" calcext:value-type="float">
            <text:p>0,673610329627991</text:p>
          </table:table-cell>
        </table:table-row>
        <table:table-row table:style-name="ro1">
          <table:table-cell office:value-type="float" office:value="0.648531" calcext:value-type="float">
            <text:p>0,648531</text:p>
          </table:table-cell>
          <table:table-cell office:value-type="float" office:value="0.552905440330505" calcext:value-type="float">
            <text:p>0,552905440330505</text:p>
          </table:table-cell>
          <table:table-cell office:value-type="float" office:value="0.637946248054504" calcext:value-type="float">
            <text:p>0,637946248054504</text:p>
          </table:table-cell>
          <table:table-cell office:value-type="float" office:value="0.532679855823517" calcext:value-type="float">
            <text:p>0,532679855823517</text:p>
          </table:table-cell>
          <table:table-cell office:value-type="float" office:value="0.747576415538788" calcext:value-type="float">
            <text:p>0,747576415538788</text:p>
          </table:table-cell>
          <table:table-cell office:value-type="float" office:value="0.65909868478775" calcext:value-type="float">
            <text:p>0,65909868478775</text:p>
          </table:table-cell>
          <table:table-cell office:value-type="float" office:value="0.592386782169342" calcext:value-type="float">
            <text:p>0,592386782169342</text:p>
          </table:table-cell>
          <table:table-cell office:value-type="float" office:value="0.497951209545136" calcext:value-type="float">
            <text:p>0,497951209545136</text:p>
          </table:table-cell>
          <table:table-cell office:value-type="float" office:value="1.01044225692749" calcext:value-type="float">
            <text:p>1,01044225692749</text:p>
          </table:table-cell>
          <table:table-cell office:value-type="float" office:value="0.687200963497162" calcext:value-type="float">
            <text:p>0,687200963497162</text:p>
          </table:table-cell>
          <table:table-cell office:value-type="float" office:value="0.567117929458618" calcext:value-type="float">
            <text:p>0,567117929458618</text:p>
          </table:table-cell>
        </table:table-row>
        <table:table-row table:style-name="ro1">
          <table:table-cell office:value-type="float" office:value="0.676025" calcext:value-type="float">
            <text:p>0,676025</text:p>
          </table:table-cell>
          <table:table-cell office:value-type="float" office:value="0.572962164878845" calcext:value-type="float">
            <text:p>0,572962164878845</text:p>
          </table:table-cell>
          <table:table-cell office:value-type="float" office:value="0.611593723297119" calcext:value-type="float">
            <text:p>0,611593723297119</text:p>
          </table:table-cell>
          <table:table-cell office:value-type="float" office:value="0.547374546527863" calcext:value-type="float">
            <text:p>0,547374546527863</text:p>
          </table:table-cell>
          <table:table-cell office:value-type="float" office:value="0.889515399932861" calcext:value-type="float">
            <text:p>0,889515399932861</text:p>
          </table:table-cell>
          <table:table-cell office:value-type="float" office:value="0.710303068161011" calcext:value-type="float">
            <text:p>0,710303068161011</text:p>
          </table:table-cell>
          <table:table-cell office:value-type="float" office:value="0.626540184020996" calcext:value-type="float">
            <text:p>0,626540184020996</text:p>
          </table:table-cell>
          <table:table-cell office:value-type="float" office:value="0.568269968032837" calcext:value-type="float">
            <text:p>0,568269968032837</text:p>
          </table:table-cell>
          <table:table-cell office:value-type="float" office:value="0.973342955112457" calcext:value-type="float">
            <text:p>0,973342955112457</text:p>
          </table:table-cell>
          <table:table-cell office:value-type="float" office:value="0.671004772186279" calcext:value-type="float">
            <text:p>0,671004772186279</text:p>
          </table:table-cell>
          <table:table-cell office:value-type="float" office:value="0.589345872402191" calcext:value-type="float">
            <text:p>0,589345872402191</text:p>
          </table:table-cell>
        </table:table-row>
        <table:table-row table:style-name="ro1">
          <table:table-cell office:value-type="float" office:value="0.792391" calcext:value-type="float">
            <text:p>0,792391</text:p>
          </table:table-cell>
          <table:table-cell office:value-type="float" office:value="0.741262853145599" calcext:value-type="float">
            <text:p>0,741262853145599</text:p>
          </table:table-cell>
          <table:table-cell office:value-type="float" office:value="0.685194551944733" calcext:value-type="float">
            <text:p>0,685194551944733</text:p>
          </table:table-cell>
          <table:table-cell office:value-type="float" office:value="0.599482893943787" calcext:value-type="float">
            <text:p>0,599482893943787</text:p>
          </table:table-cell>
          <table:table-cell office:value-type="float" office:value="1.08816933631897" calcext:value-type="float">
            <text:p>1,08816933631897</text:p>
          </table:table-cell>
          <table:table-cell office:value-type="float" office:value="0.83002245426178" calcext:value-type="float">
            <text:p>0,83002245426178</text:p>
          </table:table-cell>
          <table:table-cell office:value-type="float" office:value="0.783588111400604" calcext:value-type="float">
            <text:p>0,783588111400604</text:p>
          </table:table-cell>
          <table:table-cell office:value-type="float" office:value="0.722263276576996" calcext:value-type="float">
            <text:p>0,722263276576996</text:p>
          </table:table-cell>
          <table:table-cell office:value-type="float" office:value="0.98059618473053" calcext:value-type="float">
            <text:p>0,98059618473053</text:p>
          </table:table-cell>
          <table:table-cell office:value-type="float" office:value="0.804657101631165" calcext:value-type="float">
            <text:p>0,804657101631165</text:p>
          </table:table-cell>
          <table:table-cell office:value-type="float" office:value="0.688669264316559" calcext:value-type="float">
            <text:p>0,688669264316559</text:p>
          </table:table-cell>
        </table:table-row>
        <table:table-row table:style-name="ro1">
          <table:table-cell office:value-type="float" office:value="0.79844" calcext:value-type="float">
            <text:p>0,79844</text:p>
          </table:table-cell>
          <table:table-cell office:value-type="float" office:value="0.825403988361359" calcext:value-type="float">
            <text:p>0,825403988361359</text:p>
          </table:table-cell>
          <table:table-cell office:value-type="float" office:value="0.650735437870026" calcext:value-type="float">
            <text:p>0,650735437870026</text:p>
          </table:table-cell>
          <table:table-cell office:value-type="float" office:value="0.596356749534607" calcext:value-type="float">
            <text:p>0,596356749534607</text:p>
          </table:table-cell>
          <table:table-cell office:value-type="float" office:value="1.09255027770996" calcext:value-type="float">
            <text:p>1,09255027770996</text:p>
          </table:table-cell>
          <table:table-cell office:value-type="float" office:value="0.857558190822601" calcext:value-type="float">
            <text:p>0,857558190822601</text:p>
          </table:table-cell>
          <table:table-cell office:value-type="float" office:value="0.81926441192627" calcext:value-type="float">
            <text:p>0,81926441192627</text:p>
          </table:table-cell>
          <table:table-cell office:value-type="float" office:value="0.704062402248383" calcext:value-type="float">
            <text:p>0,704062402248383</text:p>
          </table:table-cell>
          <table:table-cell office:value-type="float" office:value="0.910873293876648" calcext:value-type="float">
            <text:p>0,910873293876648</text:p>
          </table:table-cell>
          <table:table-cell office:value-type="float" office:value="0.798745393753052" calcext:value-type="float">
            <text:p>0,798745393753052</text:p>
          </table:table-cell>
          <table:table-cell office:value-type="float" office:value="0.728851139545441" calcext:value-type="float">
            <text:p>0,728851139545441</text:p>
          </table:table-cell>
        </table:table-row>
        <table:table-row table:style-name="ro1">
          <table:table-cell office:value-type="float" office:value="0.692543" calcext:value-type="float">
            <text:p>0,692543</text:p>
          </table:table-cell>
          <table:table-cell office:value-type="float" office:value="0.641764044761658" calcext:value-type="float">
            <text:p>0,641764044761658</text:p>
          </table:table-cell>
          <table:table-cell office:value-type="float" office:value="0.601160705089569" calcext:value-type="float">
            <text:p>0,601160705089569</text:p>
          </table:table-cell>
          <table:table-cell office:value-type="float" office:value="0.560126602649689" calcext:value-type="float">
            <text:p>0,560126602649689</text:p>
          </table:table-cell>
          <table:table-cell office:value-type="float" office:value="0.819893538951874" calcext:value-type="float">
            <text:p>0,819893538951874</text:p>
          </table:table-cell>
          <table:table-cell office:value-type="float" office:value="0.75366884469986" calcext:value-type="float">
            <text:p>0,75366884469986</text:p>
          </table:table-cell>
          <table:table-cell office:value-type="float" office:value="0.659584879875183" calcext:value-type="float">
            <text:p>0,659584879875183</text:p>
          </table:table-cell>
          <table:table-cell office:value-type="float" office:value="0.625523090362549" calcext:value-type="float">
            <text:p>0,625523090362549</text:p>
          </table:table-cell>
          <table:table-cell office:value-type="float" office:value="0.840713500976563" calcext:value-type="float">
            <text:p>0,840713500976563</text:p>
          </table:table-cell>
          <table:table-cell office:value-type="float" office:value="0.730788886547089" calcext:value-type="float">
            <text:p>0,730788886547089</text:p>
          </table:table-cell>
          <table:table-cell office:value-type="float" office:value="0.692204773426056" calcext:value-type="float">
            <text:p>0,692204773426056</text:p>
          </table:table-cell>
        </table:table-row>
        <table:table-row table:style-name="ro1">
          <table:table-cell office:value-type="float" office:value="0.687881" calcext:value-type="float">
            <text:p>0,687881</text:p>
          </table:table-cell>
          <table:table-cell office:value-type="float" office:value="0.630253732204437" calcext:value-type="float">
            <text:p>0,630253732204437</text:p>
          </table:table-cell>
          <table:table-cell office:value-type="float" office:value="0.56850677728653" calcext:value-type="float">
            <text:p>0,56850677728653</text:p>
          </table:table-cell>
          <table:table-cell office:value-type="float" office:value="0.579370260238647" calcext:value-type="float">
            <text:p>0,579370260238647</text:p>
          </table:table-cell>
          <table:table-cell office:value-type="float" office:value="0.799842476844788" calcext:value-type="float">
            <text:p>0,799842476844788</text:p>
          </table:table-cell>
          <table:table-cell office:value-type="float" office:value="0.737474024295807" calcext:value-type="float">
            <text:p>0,737474024295807</text:p>
          </table:table-cell>
          <table:table-cell office:value-type="float" office:value="0.702931821346283" calcext:value-type="float">
            <text:p>0,702931821346283</text:p>
          </table:table-cell>
          <table:table-cell office:value-type="float" office:value="0.606324732303619" calcext:value-type="float">
            <text:p>0,606324732303619</text:p>
          </table:table-cell>
          <table:table-cell office:value-type="float" office:value="0.899693489074707" calcext:value-type="float">
            <text:p>0,899693489074707</text:p>
          </table:table-cell>
          <table:table-cell office:value-type="float" office:value="0.648898661136627" calcext:value-type="float">
            <text:p>0,648898661136627</text:p>
          </table:table-cell>
          <table:table-cell office:value-type="float" office:value="0.705513894557953" calcext:value-type="float">
            <text:p>0,705513894557953</text:p>
          </table:table-cell>
        </table:table-row>
        <table:table-row table:style-name="ro1">
          <table:table-cell office:value-type="float" office:value="0.720405" calcext:value-type="float">
            <text:p>0,720405</text:p>
          </table:table-cell>
          <table:table-cell office:value-type="float" office:value="0.686030268669128" calcext:value-type="float">
            <text:p>0,686030268669128</text:p>
          </table:table-cell>
          <table:table-cell office:value-type="float" office:value="0.763144910335541" calcext:value-type="float">
            <text:p>0,763144910335541</text:p>
          </table:table-cell>
          <table:table-cell office:value-type="float" office:value="0.620405673980713" calcext:value-type="float">
            <text:p>0,620405673980713</text:p>
          </table:table-cell>
          <table:table-cell office:value-type="float" office:value="0.764964759349823" calcext:value-type="float">
            <text:p>0,764964759349823</text:p>
          </table:table-cell>
          <table:table-cell office:value-type="float" office:value="0.720257580280304" calcext:value-type="float">
            <text:p>0,720257580280304</text:p>
          </table:table-cell>
          <table:table-cell office:value-type="float" office:value="0.694671452045441" calcext:value-type="float">
            <text:p>0,694671452045441</text:p>
          </table:table-cell>
          <table:table-cell office:value-type="float" office:value="0.548170149326324" calcext:value-type="float">
            <text:p>0,548170149326324</text:p>
          </table:table-cell>
          <table:table-cell office:value-type="float" office:value="1.04215776920319" calcext:value-type="float">
            <text:p>1,04215776920319</text:p>
          </table:table-cell>
          <table:table-cell office:value-type="float" office:value="0.644963383674622" calcext:value-type="float">
            <text:p>0,644963383674622</text:p>
          </table:table-cell>
          <table:table-cell office:value-type="float" office:value="0.71928733587265" calcext:value-type="float">
            <text:p>0,71928733587265</text:p>
          </table:table-cell>
        </table:table-row>
        <table:table-row table:style-name="ro1">
          <table:table-cell office:value-type="float" office:value="0.83726" calcext:value-type="float">
            <text:p>0,83726</text:p>
          </table:table-cell>
          <table:table-cell office:value-type="float" office:value="0.829955279827118" calcext:value-type="float">
            <text:p>0,829955279827118</text:p>
          </table:table-cell>
          <table:table-cell office:value-type="float" office:value="1.03642344474792" calcext:value-type="float">
            <text:p>1,03642344474792</text:p>
          </table:table-cell>
          <table:table-cell office:value-type="float" office:value="0.681688368320465" calcext:value-type="float">
            <text:p>0,681688368320465</text:p>
          </table:table-cell>
          <table:table-cell office:value-type="float" office:value="0.948970556259155" calcext:value-type="float">
            <text:p>0,948970556259155</text:p>
          </table:table-cell>
          <table:table-cell office:value-type="float" office:value="0.906934142112732" calcext:value-type="float">
            <text:p>0,906934142112732</text:p>
          </table:table-cell>
          <table:table-cell office:value-type="float" office:value="0.722019672393799" calcext:value-type="float">
            <text:p>0,722019672393799</text:p>
          </table:table-cell>
          <table:table-cell office:value-type="float" office:value="0.614862501621246" calcext:value-type="float">
            <text:p>0,614862501621246</text:p>
          </table:table-cell>
          <table:table-cell office:value-type="float" office:value="1.16105175018311" calcext:value-type="float">
            <text:p>1,16105175018311</text:p>
          </table:table-cell>
          <table:table-cell office:value-type="float" office:value="0.729369521141052" calcext:value-type="float">
            <text:p>0,729369521141052</text:p>
          </table:table-cell>
          <table:table-cell office:value-type="float" office:value="0.741327702999115" calcext:value-type="float">
            <text:p>0,741327702999115</text:p>
          </table:table-cell>
        </table:table-row>
        <table:table-row table:style-name="ro1">
          <table:table-cell office:value-type="float" office:value="1.06619" calcext:value-type="float">
            <text:p>1,06619</text:p>
          </table:table-cell>
          <table:table-cell office:value-type="float" office:value="0.958684384822845" calcext:value-type="float">
            <text:p>0,958684384822845</text:p>
          </table:table-cell>
          <table:table-cell office:value-type="float" office:value="1.22292160987854" calcext:value-type="float">
            <text:p>1,22292160987854</text:p>
          </table:table-cell>
          <table:table-cell office:value-type="float" office:value="0.659261345863342" calcext:value-type="float">
            <text:p>0,659261345863342</text:p>
          </table:table-cell>
          <table:table-cell office:value-type="float" office:value="1.17073380947113" calcext:value-type="float">
            <text:p>1,17073380947113</text:p>
          </table:table-cell>
          <table:table-cell office:value-type="float" office:value="1.21922647953033" calcext:value-type="float">
            <text:p>1,21922647953033</text:p>
          </table:table-cell>
          <table:table-cell office:value-type="float" office:value="1.12323904037476" calcext:value-type="float">
            <text:p>1,12323904037476</text:p>
          </table:table-cell>
          <table:table-cell office:value-type="float" office:value="0.695284068584442" calcext:value-type="float">
            <text:p>0,695284068584442</text:p>
          </table:table-cell>
          <table:table-cell office:value-type="float" office:value="1.82059895992279" calcext:value-type="float">
            <text:p>1,82059895992279</text:p>
          </table:table-cell>
          <table:table-cell office:value-type="float" office:value="0.929460525512695" calcext:value-type="float">
            <text:p>0,929460525512695</text:p>
          </table:table-cell>
          <table:table-cell office:value-type="float" office:value="0.862464487552643" calcext:value-type="float">
            <text:p>0,862464487552643</text:p>
          </table:table-cell>
        </table:table-row>
        <table:table-row table:style-name="ro1">
          <table:table-cell office:value-type="float" office:value="1.2333" calcext:value-type="float">
            <text:p>1,2333</text:p>
          </table:table-cell>
          <table:table-cell office:value-type="float" office:value="1.03997790813446" calcext:value-type="float">
            <text:p>1,03997790813446</text:p>
          </table:table-cell>
          <table:table-cell office:value-type="float" office:value="1.27693951129913" calcext:value-type="float">
            <text:p>1,27693951129913</text:p>
          </table:table-cell>
          <table:table-cell office:value-type="float" office:value="0.813877761363983" calcext:value-type="float">
            <text:p>0,813877761363983</text:p>
          </table:table-cell>
          <table:table-cell office:value-type="float" office:value="1.228630900383" calcext:value-type="float">
            <text:p>1,228630900383</text:p>
          </table:table-cell>
          <table:table-cell office:value-type="float" office:value="1.41567754745483" calcext:value-type="float">
            <text:p>1,41567754745483</text:p>
          </table:table-cell>
          <table:table-cell office:value-type="float" office:value="1.31972181797028" calcext:value-type="float">
            <text:p>1,31972181797028</text:p>
          </table:table-cell>
          <table:table-cell office:value-type="float" office:value="0.954886734485626" calcext:value-type="float">
            <text:p>0,954886734485626</text:p>
          </table:table-cell>
          <table:table-cell office:value-type="float" office:value="2.00226902961731" calcext:value-type="float">
            <text:p>2,00226902961731</text:p>
          </table:table-cell>
          <table:table-cell office:value-type="float" office:value="1.16466760635376" calcext:value-type="float">
            <text:p>1,16466760635376</text:p>
          </table:table-cell>
          <table:table-cell office:value-type="float" office:value="1.11637771129608" calcext:value-type="float">
            <text:p>1,11637771129608</text:p>
          </table:table-cell>
        </table:table-row>
        <table:table-row table:style-name="ro1">
          <table:table-cell office:value-type="float" office:value="1.18779" calcext:value-type="float">
            <text:p>1,18779</text:p>
          </table:table-cell>
          <table:table-cell office:value-type="float" office:value="1.03469908237457" calcext:value-type="float">
            <text:p>1,03469908237457</text:p>
          </table:table-cell>
          <table:table-cell office:value-type="float" office:value="1.45120906829834" calcext:value-type="float">
            <text:p>1,45120906829834</text:p>
          </table:table-cell>
          <table:table-cell office:value-type="float" office:value="0.916873693466187" calcext:value-type="float">
            <text:p>0,916873693466187</text:p>
          </table:table-cell>
          <table:table-cell office:value-type="float" office:value="1.0204268693924" calcext:value-type="float">
            <text:p>1,0204268693924</text:p>
          </table:table-cell>
          <table:table-cell office:value-type="float" office:value="0.982970476150513" calcext:value-type="float">
            <text:p>0,982970476150513</text:p>
          </table:table-cell>
          <table:table-cell office:value-type="float" office:value="1.07207202911377" calcext:value-type="float">
            <text:p>1,07207202911377</text:p>
          </table:table-cell>
          <table:table-cell office:value-type="float" office:value="1.12103533744812" calcext:value-type="float">
            <text:p>1,12103533744812</text:p>
          </table:table-cell>
          <table:table-cell office:value-type="float" office:value="1.65953898429871" calcext:value-type="float">
            <text:p>1,65953898429871</text:p>
          </table:table-cell>
          <table:table-cell office:value-type="float" office:value="1.60791778564453" calcext:value-type="float">
            <text:p>1,60791778564453</text:p>
          </table:table-cell>
          <table:table-cell office:value-type="float" office:value="1.01117658615112" calcext:value-type="float">
            <text:p>1,01117658615112</text:p>
          </table:table-cell>
        </table:table-row>
        <table:table-row table:style-name="ro1">
          <table:table-cell office:value-type="float" office:value="1.39001" calcext:value-type="float">
            <text:p>1,39001</text:p>
          </table:table-cell>
          <table:table-cell office:value-type="float" office:value="1.13305985927582" calcext:value-type="float">
            <text:p>1,13305985927582</text:p>
          </table:table-cell>
          <table:table-cell office:value-type="float" office:value="1.27424263954163" calcext:value-type="float">
            <text:p>1,27424263954163</text:p>
          </table:table-cell>
          <table:table-cell office:value-type="float" office:value="1.01550137996674" calcext:value-type="float">
            <text:p>1,01550137996674</text:p>
          </table:table-cell>
          <table:table-cell office:value-type="float" office:value="1.08089435100555" calcext:value-type="float">
            <text:p>1,08089435100555</text:p>
          </table:table-cell>
          <table:table-cell office:value-type="float" office:value="1.44663023948669" calcext:value-type="float">
            <text:p>1,44663023948669</text:p>
          </table:table-cell>
          <table:table-cell office:value-type="float" office:value="1.30800008773804" calcext:value-type="float">
            <text:p>1,30800008773804</text:p>
          </table:table-cell>
          <table:table-cell office:value-type="float" office:value="1.59279048442841" calcext:value-type="float">
            <text:p>1,59279048442841</text:p>
          </table:table-cell>
          <table:table-cell office:value-type="float" office:value="1.75819551944733" calcext:value-type="float">
            <text:p>1,75819551944733</text:p>
          </table:table-cell>
          <table:table-cell office:value-type="float" office:value="2.02755379676819" calcext:value-type="float">
            <text:p>2,02755379676819</text:p>
          </table:table-cell>
          <table:table-cell office:value-type="float" office:value="1.26327288150787" calcext:value-type="float">
            <text:p>1,26327288150787</text:p>
          </table:table-cell>
        </table:table-row>
        <table:table-row table:style-name="ro1">
          <table:table-cell office:value-type="float" office:value="1.73448" calcext:value-type="float">
            <text:p>1,73448</text:p>
          </table:table-cell>
          <table:table-cell office:value-type="float" office:value="1.40664827823639" calcext:value-type="float">
            <text:p>1,40664827823639</text:p>
          </table:table-cell>
          <table:table-cell office:value-type="float" office:value="1.82656931877136" calcext:value-type="float">
            <text:p>1,82656931877136</text:p>
          </table:table-cell>
          <table:table-cell office:value-type="float" office:value="1.31341624259949" calcext:value-type="float">
            <text:p>1,31341624259949</text:p>
          </table:table-cell>
          <table:table-cell office:value-type="float" office:value="1.46449267864227" calcext:value-type="float">
            <text:p>1,46449267864227</text:p>
          </table:table-cell>
          <table:table-cell office:value-type="float" office:value="2.1150107383728" calcext:value-type="float">
            <text:p>2,1150107383728</text:p>
          </table:table-cell>
          <table:table-cell office:value-type="float" office:value="1.64358007907867" calcext:value-type="float">
            <text:p>1,64358007907867</text:p>
          </table:table-cell>
          <table:table-cell office:value-type="float" office:value="1.80886447429657" calcext:value-type="float">
            <text:p>1,80886447429657</text:p>
          </table:table-cell>
          <table:table-cell office:value-type="float" office:value="1.98503684997559" calcext:value-type="float">
            <text:p>1,98503684997559</text:p>
          </table:table-cell>
          <table:table-cell office:value-type="float" office:value="2.33299827575684" calcext:value-type="float">
            <text:p>2,33299827575684</text:p>
          </table:table-cell>
          <table:table-cell office:value-type="float" office:value="1.448206782341" calcext:value-type="float">
            <text:p>1,448206782341</text:p>
          </table:table-cell>
        </table:table-row>
        <table:table-row table:style-name="ro1">
          <table:table-cell office:value-type="float" office:value="1.92318" calcext:value-type="float">
            <text:p>1,92318</text:p>
          </table:table-cell>
          <table:table-cell office:value-type="float" office:value="1.62258303165436" calcext:value-type="float">
            <text:p>1,62258303165436</text:p>
          </table:table-cell>
          <table:table-cell office:value-type="float" office:value="1.83283746242523" calcext:value-type="float">
            <text:p>1,83283746242523</text:p>
          </table:table-cell>
          <table:table-cell office:value-type="float" office:value="1.60423839092255" calcext:value-type="float">
            <text:p>1,60423839092255</text:p>
          </table:table-cell>
          <table:table-cell office:value-type="float" office:value="1.39123249053955" calcext:value-type="float">
            <text:p>1,39123249053955</text:p>
          </table:table-cell>
          <table:table-cell office:value-type="float" office:value="2.25353312492371" calcext:value-type="float">
            <text:p>2,25353312492371</text:p>
          </table:table-cell>
          <table:table-cell office:value-type="float" office:value="2.00236463546753" calcext:value-type="float">
            <text:p>2,00236463546753</text:p>
          </table:table-cell>
          <table:table-cell office:value-type="float" office:value="2.16182565689087" calcext:value-type="float">
            <text:p>2,16182565689087</text:p>
          </table:table-cell>
          <table:table-cell office:value-type="float" office:value="2.02073311805725" calcext:value-type="float">
            <text:p>2,02073311805725</text:p>
          </table:table-cell>
          <table:table-cell office:value-type="float" office:value="2.59258985519409" calcext:value-type="float">
            <text:p>2,59258985519409</text:p>
          </table:table-cell>
          <table:table-cell office:value-type="float" office:value="1.74985754489899" calcext:value-type="float">
            <text:p>1,74985754489899</text:p>
          </table:table-cell>
        </table:table-row>
        <table:table-row table:style-name="ro1">
          <table:table-cell office:value-type="float" office:value="1.6017" calcext:value-type="float">
            <text:p>1,6017</text:p>
          </table:table-cell>
          <table:table-cell office:value-type="float" office:value="1.19631791114807" calcext:value-type="float">
            <text:p>1,19631791114807</text:p>
          </table:table-cell>
          <table:table-cell office:value-type="float" office:value="1.72004973888397" calcext:value-type="float">
            <text:p>1,72004973888397</text:p>
          </table:table-cell>
          <table:table-cell office:value-type="float" office:value="1.20651578903198" calcext:value-type="float">
            <text:p>1,20651578903198</text:p>
          </table:table-cell>
          <table:table-cell office:value-type="float" office:value="1.24958765506744" calcext:value-type="float">
            <text:p>1,24958765506744</text:p>
          </table:table-cell>
          <table:table-cell office:value-type="float" office:value="2.03337860107422" calcext:value-type="float">
            <text:p>2,03337860107422</text:p>
          </table:table-cell>
          <table:table-cell office:value-type="float" office:value="1.66582536697388" calcext:value-type="float">
            <text:p>1,66582536697388</text:p>
          </table:table-cell>
          <table:table-cell office:value-type="float" office:value="1.80690729618073" calcext:value-type="float">
            <text:p>1,80690729618073</text:p>
          </table:table-cell>
          <table:table-cell office:value-type="float" office:value="1.63836288452148" calcext:value-type="float">
            <text:p>1,63836288452148</text:p>
          </table:table-cell>
          <table:table-cell office:value-type="float" office:value="2.0528450012207" calcext:value-type="float">
            <text:p>2,0528450012207</text:p>
          </table:table-cell>
          <table:table-cell office:value-type="float" office:value="1.44725787639618" calcext:value-type="float">
            <text:p>1,44725787639618</text:p>
          </table:table-cell>
        </table:table-row>
        <table:table-row table:style-name="ro1">
          <table:table-cell office:value-type="float" office:value="1.89663" calcext:value-type="float">
            <text:p>1,89663</text:p>
          </table:table-cell>
          <table:table-cell office:value-type="float" office:value="1.40941870212555" calcext:value-type="float">
            <text:p>1,40941870212555</text:p>
          </table:table-cell>
          <table:table-cell office:value-type="float" office:value="2.36423587799072" calcext:value-type="float">
            <text:p>2,36423587799072</text:p>
          </table:table-cell>
          <table:table-cell office:value-type="float" office:value="1.55657875537872" calcext:value-type="float">
            <text:p>1,55657875537872</text:p>
          </table:table-cell>
          <table:table-cell office:value-type="float" office:value="1.47420823574066" calcext:value-type="float">
            <text:p>1,47420823574066</text:p>
          </table:table-cell>
          <table:table-cell office:value-type="float" office:value="2.13728356361389" calcext:value-type="float">
            <text:p>2,13728356361389</text:p>
          </table:table-cell>
          <table:table-cell office:value-type="float" office:value="2.22556805610657" calcext:value-type="float">
            <text:p>2,22556805610657</text:p>
          </table:table-cell>
          <table:table-cell office:value-type="float" office:value="2.02779173851013" calcext:value-type="float">
            <text:p>2,02779173851013</text:p>
          </table:table-cell>
          <table:table-cell office:value-type="float" office:value="1.96223855018616" calcext:value-type="float">
            <text:p>1,96223855018616</text:p>
          </table:table-cell>
          <table:table-cell office:value-type="float" office:value="2.19905805587769" calcext:value-type="float">
            <text:p>2,19905805587769</text:p>
          </table:table-cell>
          <table:table-cell office:value-type="float" office:value="1.60996031761169" calcext:value-type="float">
            <text:p>1,60996031761169</text:p>
          </table:table-cell>
        </table:table-row>
        <table:table-row table:style-name="ro1">
          <table:table-cell office:value-type="float" office:value="1.53245" calcext:value-type="float">
            <text:p>1,53245</text:p>
          </table:table-cell>
          <table:table-cell office:value-type="float" office:value="1.04603314399719" calcext:value-type="float">
            <text:p>1,04603314399719</text:p>
          </table:table-cell>
          <table:table-cell office:value-type="float" office:value="2.15754795074463" calcext:value-type="float">
            <text:p>2,15754795074463</text:p>
          </table:table-cell>
          <table:table-cell office:value-type="float" office:value="1.15522563457489" calcext:value-type="float">
            <text:p>1,15522563457489</text:p>
          </table:table-cell>
          <table:table-cell office:value-type="float" office:value="1.51320898532867" calcext:value-type="float">
            <text:p>1,51320898532867</text:p>
          </table:table-cell>
          <table:table-cell office:value-type="float" office:value="1.86916720867157" calcext:value-type="float">
            <text:p>1,86916720867157</text:p>
          </table:table-cell>
          <table:table-cell office:value-type="float" office:value="1.49482750892639" calcext:value-type="float">
            <text:p>1,49482750892639</text:p>
          </table:table-cell>
          <table:table-cell office:value-type="float" office:value="1.57224094867706" calcext:value-type="float">
            <text:p>1,57224094867706</text:p>
          </table:table-cell>
          <table:table-cell office:value-type="float" office:value="1.78228306770325" calcext:value-type="float">
            <text:p>1,78228306770325</text:p>
          </table:table-cell>
          <table:table-cell office:value-type="float" office:value="1.51303052902222" calcext:value-type="float">
            <text:p>1,51303052902222</text:p>
          </table:table-cell>
          <table:table-cell office:value-type="float" office:value="1.22088503837585" calcext:value-type="float">
            <text:p>1,22088503837585</text:p>
          </table:table-cell>
        </table:table-row>
        <table:table-row table:style-name="ro1">
          <table:table-cell office:value-type="float" office:value="1.88104" calcext:value-type="float">
            <text:p>1,88104</text:p>
          </table:table-cell>
          <table:table-cell office:value-type="float" office:value="1.46081686019897" calcext:value-type="float">
            <text:p>1,46081686019897</text:p>
          </table:table-cell>
          <table:table-cell office:value-type="float" office:value="2.80794811248779" calcext:value-type="float">
            <text:p>2,80794811248779</text:p>
          </table:table-cell>
          <table:table-cell office:value-type="float" office:value="1.61678111553192" calcext:value-type="float">
            <text:p>1,61678111553192</text:p>
          </table:table-cell>
          <table:table-cell office:value-type="float" office:value="1.47448968887329" calcext:value-type="float">
            <text:p>1,47448968887329</text:p>
          </table:table-cell>
          <table:table-cell office:value-type="float" office:value="1.9550107717514" calcext:value-type="float">
            <text:p>1,9550107717514</text:p>
          </table:table-cell>
          <table:table-cell office:value-type="float" office:value="1.66626954078674" calcext:value-type="float">
            <text:p>1,66626954078674</text:p>
          </table:table-cell>
          <table:table-cell office:value-type="float" office:value="1.82987236976624" calcext:value-type="float">
            <text:p>1,82987236976624</text:p>
          </table:table-cell>
          <table:table-cell office:value-type="float" office:value="2.58831787109375" calcext:value-type="float">
            <text:p>2,58831787109375</text:p>
          </table:table-cell>
          <table:table-cell office:value-type="float" office:value="1.81241977214813" calcext:value-type="float">
            <text:p>1,81241977214813</text:p>
          </table:table-cell>
          <table:table-cell office:value-type="float" office:value="1.59842443466187" calcext:value-type="float">
            <text:p>1,59842443466187</text:p>
          </table:table-cell>
        </table:table-row>
        <table:table-row table:style-name="ro1">
          <table:table-cell office:value-type="float" office:value="1.32575" calcext:value-type="float">
            <text:p>1,32575</text:p>
          </table:table-cell>
          <table:table-cell office:value-type="float" office:value="1.0897970199585" calcext:value-type="float">
            <text:p>1,0897970199585</text:p>
          </table:table-cell>
          <table:table-cell office:value-type="float" office:value="1.44573831558228" calcext:value-type="float">
            <text:p>1,44573831558228</text:p>
          </table:table-cell>
          <table:table-cell office:value-type="float" office:value="1.09941148757935" calcext:value-type="float">
            <text:p>1,09941148757935</text:p>
          </table:table-cell>
          <table:table-cell office:value-type="float" office:value="1.23484194278717" calcext:value-type="float">
            <text:p>1,23484194278717</text:p>
          </table:table-cell>
          <table:table-cell office:value-type="float" office:value="1.79801964759827" calcext:value-type="float">
            <text:p>1,79801964759827</text:p>
          </table:table-cell>
          <table:table-cell office:value-type="float" office:value="1.18751728534698" calcext:value-type="float">
            <text:p>1,18751728534698</text:p>
          </table:table-cell>
          <table:table-cell office:value-type="float" office:value="1.2870364189148" calcext:value-type="float">
            <text:p>1,2870364189148</text:p>
          </table:table-cell>
          <table:table-cell office:value-type="float" office:value="1.3880113363266" calcext:value-type="float">
            <text:p>1,3880113363266</text:p>
          </table:table-cell>
          <table:table-cell office:value-type="float" office:value="1.42076075077057" calcext:value-type="float">
            <text:p>1,42076075077057</text:p>
          </table:table-cell>
          <table:table-cell office:value-type="float" office:value="1.30638670921326" calcext:value-type="float">
            <text:p>1,30638670921326</text:p>
          </table:table-cell>
        </table:table-row>
        <table:table-row table:style-name="ro1">
          <table:table-cell office:value-type="float" office:value="1.02136" calcext:value-type="float">
            <text:p>1,02136</text:p>
          </table:table-cell>
          <table:table-cell office:value-type="float" office:value="0.867531001567841" calcext:value-type="float">
            <text:p>0,867531001567841</text:p>
          </table:table-cell>
          <table:table-cell office:value-type="float" office:value="1.07227873802185" calcext:value-type="float">
            <text:p>1,07227873802185</text:p>
          </table:table-cell>
          <table:table-cell office:value-type="float" office:value="0.862315952777863" calcext:value-type="float">
            <text:p>0,862315952777863</text:p>
          </table:table-cell>
          <table:table-cell office:value-type="float" office:value="1.25479209423065" calcext:value-type="float">
            <text:p>1,25479209423065</text:p>
          </table:table-cell>
          <table:table-cell office:value-type="float" office:value="1.30212688446045" calcext:value-type="float">
            <text:p>1,30212688446045</text:p>
          </table:table-cell>
          <table:table-cell office:value-type="float" office:value="0.9765864610672" calcext:value-type="float">
            <text:p>0,9765864610672</text:p>
          </table:table-cell>
          <table:table-cell office:value-type="float" office:value="0.88139808177948" calcext:value-type="float">
            <text:p>0,88139808177948</text:p>
          </table:table-cell>
          <table:table-cell office:value-type="float" office:value="0.976241171360016" calcext:value-type="float">
            <text:p>0,976241171360016</text:p>
          </table:table-cell>
          <table:table-cell office:value-type="float" office:value="1.01273715496063" calcext:value-type="float">
            <text:p>1,01273715496063</text:p>
          </table:table-cell>
          <table:table-cell office:value-type="float" office:value="1.00759541988373" calcext:value-type="float">
            <text:p>1,00759541988373</text:p>
          </table:table-cell>
        </table:table-row>
        <table:table-row table:style-name="ro1">
          <table:table-cell office:value-type="float" office:value="0.844844" calcext:value-type="float">
            <text:p>0,844844</text:p>
          </table:table-cell>
          <table:table-cell office:value-type="float" office:value="0.802736759185791" calcext:value-type="float">
            <text:p>0,802736759185791</text:p>
          </table:table-cell>
          <table:table-cell office:value-type="float" office:value="0.765024960041046" calcext:value-type="float">
            <text:p>0,765024960041046</text:p>
          </table:table-cell>
          <table:table-cell office:value-type="float" office:value="0.665053844451904" calcext:value-type="float">
            <text:p>0,665053844451904</text:p>
          </table:table-cell>
          <table:table-cell office:value-type="float" office:value="1.14570295810699" calcext:value-type="float">
            <text:p>1,14570295810699</text:p>
          </table:table-cell>
          <table:table-cell office:value-type="float" office:value="0.917110204696655" calcext:value-type="float">
            <text:p>0,917110204696655</text:p>
          </table:table-cell>
          <table:table-cell office:value-type="float" office:value="0.802463173866272" calcext:value-type="float">
            <text:p>0,802463173866272</text:p>
          </table:table-cell>
          <table:table-cell office:value-type="float" office:value="0.776856362819672" calcext:value-type="float">
            <text:p>0,776856362819672</text:p>
          </table:table-cell>
          <table:table-cell office:value-type="float" office:value="1.02070331573486" calcext:value-type="float">
            <text:p>1,02070331573486</text:p>
          </table:table-cell>
          <table:table-cell office:value-type="float" office:value="0.790087401866913" calcext:value-type="float">
            <text:p>0,790087401866913</text:p>
          </table:table-cell>
          <table:table-cell office:value-type="float" office:value="0.762699067592621" calcext:value-type="float">
            <text:p>0,762699067592621</text:p>
          </table:table-cell>
        </table:table-row>
        <table:table-row table:style-name="ro1">
          <table:table-cell office:value-type="float" office:value="0.812035" calcext:value-type="float">
            <text:p>0,812035</text:p>
          </table:table-cell>
          <table:table-cell office:value-type="float" office:value="0.793676912784576" calcext:value-type="float">
            <text:p>0,793676912784576</text:p>
          </table:table-cell>
          <table:table-cell office:value-type="float" office:value="0.713427424430847" calcext:value-type="float">
            <text:p>0,713427424430847</text:p>
          </table:table-cell>
          <table:table-cell office:value-type="float" office:value="0.64800375699997" calcext:value-type="float">
            <text:p>0,64800375699997</text:p>
          </table:table-cell>
          <table:table-cell office:value-type="float" office:value="1.09418952465057" calcext:value-type="float">
            <text:p>1,09418952465057</text:p>
          </table:table-cell>
          <table:table-cell office:value-type="float" office:value="0.836661100387573" calcext:value-type="float">
            <text:p>0,836661100387573</text:p>
          </table:table-cell>
          <table:table-cell office:value-type="float" office:value="0.804350852966309" calcext:value-type="float">
            <text:p>0,804350852966309</text:p>
          </table:table-cell>
          <table:table-cell office:value-type="float" office:value="0.789441466331482" calcext:value-type="float">
            <text:p>0,789441466331482</text:p>
          </table:table-cell>
          <table:table-cell office:value-type="float" office:value="0.90587592124939" calcext:value-type="float">
            <text:p>0,90587592124939</text:p>
          </table:table-cell>
          <table:table-cell office:value-type="float" office:value="0.783272385597229" calcext:value-type="float">
            <text:p>0,783272385597229</text:p>
          </table:table-cell>
          <table:table-cell office:value-type="float" office:value="0.751454889774323" calcext:value-type="float">
            <text:p>0,751454889774323</text:p>
          </table:table-cell>
        </table:table-row>
        <table:table-row table:style-name="ro1">
          <table:table-cell office:value-type="float" office:value="0.715205" calcext:value-type="float">
            <text:p>0,715205</text:p>
          </table:table-cell>
          <table:table-cell office:value-type="float" office:value="0.78328549861908" calcext:value-type="float">
            <text:p>0,78328549861908</text:p>
          </table:table-cell>
          <table:table-cell office:value-type="float" office:value="0.61143296957016" calcext:value-type="float">
            <text:p>0,61143296957016</text:p>
          </table:table-cell>
          <table:table-cell office:value-type="float" office:value="0.583774268627167" calcext:value-type="float">
            <text:p>0,583774268627167</text:p>
          </table:table-cell>
          <table:table-cell office:value-type="float" office:value="0.99327939748764" calcext:value-type="float">
            <text:p>0,99327939748764</text:p>
          </table:table-cell>
          <table:table-cell office:value-type="float" office:value="0.687309324741364" calcext:value-type="float">
            <text:p>0,687309324741364</text:p>
          </table:table-cell>
          <table:table-cell office:value-type="float" office:value="0.694710731506348" calcext:value-type="float">
            <text:p>0,694710731506348</text:p>
          </table:table-cell>
          <table:table-cell office:value-type="float" office:value="0.667051911354065" calcext:value-type="float">
            <text:p>0,667051911354065</text:p>
          </table:table-cell>
          <table:table-cell office:value-type="float" office:value="0.793899059295654" calcext:value-type="float">
            <text:p>0,793899059295654</text:p>
          </table:table-cell>
          <table:table-cell office:value-type="float" office:value="0.632697641849518" calcext:value-type="float">
            <text:p>0,632697641849518</text:p>
          </table:table-cell>
          <table:table-cell office:value-type="float" office:value="0.70461106300354" calcext:value-type="float">
            <text:p>0,70461106300354</text:p>
          </table:table-cell>
        </table:table-row>
        <table:table-row table:style-name="ro1">
          <table:table-cell office:value-type="float" office:value="0.76014" calcext:value-type="float">
            <text:p>0,76014</text:p>
          </table:table-cell>
          <table:table-cell office:value-type="float" office:value="0.682943522930145" calcext:value-type="float">
            <text:p>0,682943522930145</text:p>
          </table:table-cell>
          <table:table-cell office:value-type="float" office:value="0.700630486011505" calcext:value-type="float">
            <text:p>0,700630486011505</text:p>
          </table:table-cell>
          <table:table-cell office:value-type="float" office:value="0.689448475837708" calcext:value-type="float">
            <text:p>0,689448475837708</text:p>
          </table:table-cell>
          <table:table-cell office:value-type="float" office:value="1.02416706085205" calcext:value-type="float">
            <text:p>1,02416706085205</text:p>
          </table:table-cell>
          <table:table-cell office:value-type="float" office:value="0.750567317008972" calcext:value-type="float">
            <text:p>0,750567317008972</text:p>
          </table:table-cell>
          <table:table-cell office:value-type="float" office:value="0.763325989246368" calcext:value-type="float">
            <text:p>0,763325989246368</text:p>
          </table:table-cell>
          <table:table-cell office:value-type="float" office:value="0.715332925319672" calcext:value-type="float">
            <text:p>0,715332925319672</text:p>
          </table:table-cell>
          <table:table-cell office:value-type="float" office:value="0.797031104564667" calcext:value-type="float">
            <text:p>0,797031104564667</text:p>
          </table:table-cell>
          <table:table-cell office:value-type="float" office:value="0.698050618171692" calcext:value-type="float">
            <text:p>0,698050618171692</text:p>
          </table:table-cell>
          <table:table-cell office:value-type="float" office:value="0.779902875423431" calcext:value-type="float">
            <text:p>0,779902875423431</text:p>
          </table:table-cell>
        </table:table-row>
        <table:table-row table:style-name="ro1">
          <table:table-cell office:value-type="float" office:value="0.665716" calcext:value-type="float">
            <text:p>0,665716</text:p>
          </table:table-cell>
          <table:table-cell office:value-type="float" office:value="0.58698046207428" calcext:value-type="float">
            <text:p>0,58698046207428</text:p>
          </table:table-cell>
          <table:table-cell office:value-type="float" office:value="0.575965404510498" calcext:value-type="float">
            <text:p>0,575965404510498</text:p>
          </table:table-cell>
          <table:table-cell office:value-type="float" office:value="0.626498878002167" calcext:value-type="float">
            <text:p>0,626498878002167</text:p>
          </table:table-cell>
          <table:table-cell office:value-type="float" office:value="0.899163901805878" calcext:value-type="float">
            <text:p>0,899163901805878</text:p>
          </table:table-cell>
          <table:table-cell office:value-type="float" office:value="0.656952857971191" calcext:value-type="float">
            <text:p>0,656952857971191</text:p>
          </table:table-cell>
          <table:table-cell office:value-type="float" office:value="0.628900766372681" calcext:value-type="float">
            <text:p>0,628900766372681</text:p>
          </table:table-cell>
          <table:table-cell office:value-type="float" office:value="0.607858717441559" calcext:value-type="float">
            <text:p>0,607858717441559</text:p>
          </table:table-cell>
          <table:table-cell office:value-type="float" office:value="0.700725913047791" calcext:value-type="float">
            <text:p>0,700725913047791</text:p>
          </table:table-cell>
          <table:table-cell office:value-type="float" office:value="0.636285603046417" calcext:value-type="float">
            <text:p>0,636285603046417</text:p>
          </table:table-cell>
          <table:table-cell office:value-type="float" office:value="0.737828969955444" calcext:value-type="float">
            <text:p>0,737828969955444</text:p>
          </table:table-cell>
        </table:table-row>
        <table:table-row table:style-name="ro1">
          <table:table-cell office:value-type="float" office:value="0.603716" calcext:value-type="float">
            <text:p>0,603716</text:p>
          </table:table-cell>
          <table:table-cell office:value-type="float" office:value="0.51002049446106" calcext:value-type="float">
            <text:p>0,51002049446106</text:p>
          </table:table-cell>
          <table:table-cell office:value-type="float" office:value="0.530746281147003" calcext:value-type="float">
            <text:p>0,530746281147003</text:p>
          </table:table-cell>
          <table:table-cell office:value-type="float" office:value="0.576561212539673" calcext:value-type="float">
            <text:p>0,576561212539673</text:p>
          </table:table-cell>
          <table:table-cell office:value-type="float" office:value="0.825900971889496" calcext:value-type="float">
            <text:p>0,825900971889496</text:p>
          </table:table-cell>
          <table:table-cell office:value-type="float" office:value="0.609079301357269" calcext:value-type="float">
            <text:p>0,609079301357269</text:p>
          </table:table-cell>
          <table:table-cell office:value-type="float" office:value="0.572980761528015" calcext:value-type="float">
            <text:p>0,572980761528015</text:p>
          </table:table-cell>
          <table:table-cell office:value-type="float" office:value="0.52488648891449" calcext:value-type="float">
            <text:p>0,52488648891449</text:p>
          </table:table-cell>
          <table:table-cell office:value-type="float" office:value="0.636291742324829" calcext:value-type="float">
            <text:p>0,636291742324829</text:p>
          </table:table-cell>
          <table:table-cell office:value-type="float" office:value="0.576779365539551" calcext:value-type="float">
            <text:p>0,576779365539551</text:p>
          </table:table-cell>
          <table:table-cell office:value-type="float" office:value="0.673913776874542" calcext:value-type="float">
            <text:p>0,673913776874542</text:p>
          </table:table-cell>
        </table:table-row>
        <table:table-row table:style-name="ro1">
          <table:table-cell office:value-type="float" office:value="0.629704" calcext:value-type="float">
            <text:p>0,629704</text:p>
          </table:table-cell>
          <table:table-cell office:value-type="float" office:value="0.508515238761902" calcext:value-type="float">
            <text:p>0,508515238761902</text:p>
          </table:table-cell>
          <table:table-cell office:value-type="float" office:value="0.567111134529114" calcext:value-type="float">
            <text:p>0,567111134529114</text:p>
          </table:table-cell>
          <table:table-cell office:value-type="float" office:value="0.591981947422028" calcext:value-type="float">
            <text:p>0,591981947422028</text:p>
          </table:table-cell>
          <table:table-cell office:value-type="float" office:value="0.853095233440399" calcext:value-type="float">
            <text:p>0,853095233440399</text:p>
          </table:table-cell>
          <table:table-cell office:value-type="float" office:value="0.656197905540466" calcext:value-type="float">
            <text:p>0,656197905540466</text:p>
          </table:table-cell>
          <table:table-cell office:value-type="float" office:value="0.555247247219086" calcext:value-type="float">
            <text:p>0,555247247219086</text:p>
          </table:table-cell>
          <table:table-cell office:value-type="float" office:value="0.573574841022491" calcext:value-type="float">
            <text:p>0,573574841022491</text:p>
          </table:table-cell>
          <table:table-cell office:value-type="float" office:value="0.633958458900452" calcext:value-type="float">
            <text:p>0,633958458900452</text:p>
          </table:table-cell>
          <table:table-cell office:value-type="float" office:value="0.623061716556549" calcext:value-type="float">
            <text:p>0,623061716556549</text:p>
          </table:table-cell>
          <table:table-cell office:value-type="float" office:value="0.734295070171356" calcext:value-type="float">
            <text:p>0,734295070171356</text:p>
          </table:table-cell>
        </table:table-row>
        <table:table-row table:style-name="ro1">
          <table:table-cell office:value-type="float" office:value="0.667211" calcext:value-type="float">
            <text:p>0,667211</text:p>
          </table:table-cell>
          <table:table-cell office:value-type="float" office:value="0.543816924095154" calcext:value-type="float">
            <text:p>0,543816924095154</text:p>
          </table:table-cell>
          <table:table-cell office:value-type="float" office:value="0.653942465782166" calcext:value-type="float">
            <text:p>0,653942465782166</text:p>
          </table:table-cell>
          <table:table-cell office:value-type="float" office:value="0.649481534957886" calcext:value-type="float">
            <text:p>0,649481534957886</text:p>
          </table:table-cell>
          <table:table-cell office:value-type="float" office:value="0.789552271366119" calcext:value-type="float">
            <text:p>0,789552271366119</text:p>
          </table:table-cell>
          <table:table-cell office:value-type="float" office:value="0.688040256500244" calcext:value-type="float">
            <text:p>0,688040256500244</text:p>
          </table:table-cell>
          <table:table-cell office:value-type="float" office:value="0.576570093631744" calcext:value-type="float">
            <text:p>0,576570093631744</text:p>
          </table:table-cell>
          <table:table-cell office:value-type="float" office:value="0.609264850616455" calcext:value-type="float">
            <text:p>0,609264850616455</text:p>
          </table:table-cell>
          <table:table-cell office:value-type="float" office:value="0.644484281539917" calcext:value-type="float">
            <text:p>0,644484281539917</text:p>
          </table:table-cell>
          <table:table-cell office:value-type="float" office:value="0.642644584178925" calcext:value-type="float">
            <text:p>0,642644584178925</text:p>
          </table:table-cell>
          <table:table-cell office:value-type="float" office:value="0.874312698841095" calcext:value-type="float">
            <text:p>0,874312698841095</text:p>
          </table:table-cell>
        </table:table-row>
        <table:table-row table:style-name="ro1">
          <table:table-cell office:value-type="float" office:value="0.731081" calcext:value-type="float">
            <text:p>0,731081</text:p>
          </table:table-cell>
          <table:table-cell office:value-type="float" office:value="0.604174613952637" calcext:value-type="float">
            <text:p>0,604174613952637</text:p>
          </table:table-cell>
          <table:table-cell office:value-type="float" office:value="0.687117338180542" calcext:value-type="float">
            <text:p>0,687117338180542</text:p>
          </table:table-cell>
          <table:table-cell office:value-type="float" office:value="0.668257832527161" calcext:value-type="float">
            <text:p>0,668257832527161</text:p>
          </table:table-cell>
          <table:table-cell office:value-type="float" office:value="0.830416679382324" calcext:value-type="float">
            <text:p>0,830416679382324</text:p>
          </table:table-cell>
          <table:table-cell office:value-type="float" office:value="0.777807474136353" calcext:value-type="float">
            <text:p>0,777807474136353</text:p>
          </table:table-cell>
          <table:table-cell office:value-type="float" office:value="0.561760663986206" calcext:value-type="float">
            <text:p>0,561760663986206</text:p>
          </table:table-cell>
          <table:table-cell office:value-type="float" office:value="0.713552713394165" calcext:value-type="float">
            <text:p>0,713552713394165</text:p>
          </table:table-cell>
          <table:table-cell office:value-type="float" office:value="0.688705921173096" calcext:value-type="float">
            <text:p>0,688705921173096</text:p>
          </table:table-cell>
          <table:table-cell office:value-type="float" office:value="0.709462642669678" calcext:value-type="float">
            <text:p>0,709462642669678</text:p>
          </table:table-cell>
          <table:table-cell office:value-type="float" office:value="1.06955909729004" calcext:value-type="float">
            <text:p>1,06955909729004</text:p>
          </table:table-cell>
        </table:table-row>
        <table:table-row table:style-name="ro1">
          <table:table-cell office:value-type="float" office:value="0.860446" calcext:value-type="float">
            <text:p>0,860446</text:p>
          </table:table-cell>
          <table:table-cell office:value-type="float" office:value="0.735196530818939" calcext:value-type="float">
            <text:p>0,735196530818939</text:p>
          </table:table-cell>
          <table:table-cell office:value-type="float" office:value="0.859660804271698" calcext:value-type="float">
            <text:p>0,859660804271698</text:p>
          </table:table-cell>
          <table:table-cell office:value-type="float" office:value="0.771583676338196" calcext:value-type="float">
            <text:p>0,771583676338196</text:p>
          </table:table-cell>
          <table:table-cell office:value-type="float" office:value="1.00835132598877" calcext:value-type="float">
            <text:p>1,00835132598877</text:p>
          </table:table-cell>
          <table:table-cell office:value-type="float" office:value="0.90131801366806" calcext:value-type="float">
            <text:p>0,90131801366806</text:p>
          </table:table-cell>
          <table:table-cell office:value-type="float" office:value="0.564596354961395" calcext:value-type="float">
            <text:p>0,564596354961395</text:p>
          </table:table-cell>
          <table:table-cell office:value-type="float" office:value="0.745058119297028" calcext:value-type="float">
            <text:p>0,745058119297028</text:p>
          </table:table-cell>
          <table:table-cell office:value-type="float" office:value="0.883918464183807" calcext:value-type="float">
            <text:p>0,883918464183807</text:p>
          </table:table-cell>
          <table:table-cell office:value-type="float" office:value="0.880183279514313" calcext:value-type="float">
            <text:p>0,880183279514313</text:p>
          </table:table-cell>
          <table:table-cell office:value-type="float" office:value="1.25459825992584" calcext:value-type="float">
            <text:p>1,25459825992584</text:p>
          </table:table-cell>
        </table:table-row>
        <table:table-row table:style-name="ro1">
          <table:table-cell office:value-type="float" office:value="0.925446" calcext:value-type="float">
            <text:p>0,925446</text:p>
          </table:table-cell>
          <table:table-cell office:value-type="float" office:value="0.788690745830536" calcext:value-type="float">
            <text:p>0,788690745830536</text:p>
          </table:table-cell>
          <table:table-cell office:value-type="float" office:value="0.860140919685364" calcext:value-type="float">
            <text:p>0,860140919685364</text:p>
          </table:table-cell>
          <table:table-cell office:value-type="float" office:value="0.856959342956543" calcext:value-type="float">
            <text:p>0,856959342956543</text:p>
          </table:table-cell>
          <table:table-cell office:value-type="float" office:value="1.14703273773193" calcext:value-type="float">
            <text:p>1,14703273773193</text:p>
          </table:table-cell>
          <table:table-cell office:value-type="float" office:value="0.811238825321198" calcext:value-type="float">
            <text:p>0,811238825321198</text:p>
          </table:table-cell>
          <table:table-cell office:value-type="float" office:value="0.625951111316681" calcext:value-type="float">
            <text:p>0,625951111316681</text:p>
          </table:table-cell>
          <table:table-cell office:value-type="float" office:value="0.806370913982391" calcext:value-type="float">
            <text:p>0,806370913982391</text:p>
          </table:table-cell>
          <table:table-cell office:value-type="float" office:value="0.957898199558258" calcext:value-type="float">
            <text:p>0,957898199558258</text:p>
          </table:table-cell>
          <table:table-cell office:value-type="float" office:value="0.869091272354126" calcext:value-type="float">
            <text:p>0,869091272354126</text:p>
          </table:table-cell>
          <table:table-cell office:value-type="float" office:value="1.53108954429626" calcext:value-type="float">
            <text:p>1,53108954429626</text:p>
          </table:table-cell>
        </table:table-row>
        <table:table-row table:style-name="ro1">
          <table:table-cell office:value-type="float" office:value="1.04644" calcext:value-type="float">
            <text:p>1,04644</text:p>
          </table:table-cell>
          <table:table-cell office:value-type="float" office:value="0.893521666526794" calcext:value-type="float">
            <text:p>0,893521666526794</text:p>
          </table:table-cell>
          <table:table-cell office:value-type="float" office:value="1.27556204795837" calcext:value-type="float">
            <text:p>1,27556204795837</text:p>
          </table:table-cell>
          <table:table-cell office:value-type="float" office:value="0.999983251094818" calcext:value-type="float">
            <text:p>0,999983251094818</text:p>
          </table:table-cell>
          <table:table-cell office:value-type="float" office:value="1.24525856971741" calcext:value-type="float">
            <text:p>1,24525856971741</text:p>
          </table:table-cell>
          <table:table-cell office:value-type="float" office:value="1.01675343513489" calcext:value-type="float">
            <text:p>1,01675343513489</text:p>
          </table:table-cell>
          <table:table-cell office:value-type="float" office:value="0.708023607730866" calcext:value-type="float">
            <text:p>0,708023607730866</text:p>
          </table:table-cell>
          <table:table-cell office:value-type="float" office:value="0.839126467704773" calcext:value-type="float">
            <text:p>0,839126467704773</text:p>
          </table:table-cell>
          <table:table-cell office:value-type="float" office:value="1.12949061393738" calcext:value-type="float">
            <text:p>1,12949061393738</text:p>
          </table:table-cell>
          <table:table-cell office:value-type="float" office:value="0.820150077342987" calcext:value-type="float">
            <text:p>0,820150077342987</text:p>
          </table:table-cell>
          <table:table-cell office:value-type="float" office:value="1.53654038906097" calcext:value-type="float">
            <text:p>1,53654038906097</text:p>
          </table:table-cell>
        </table:table-row>
        <table:table-row table:style-name="ro1">
          <table:table-cell office:value-type="float" office:value="1.39591" calcext:value-type="float">
            <text:p>1,39591</text:p>
          </table:table-cell>
          <table:table-cell office:value-type="float" office:value="1.15566122531891" calcext:value-type="float">
            <text:p>1,15566122531891</text:p>
          </table:table-cell>
          <table:table-cell office:value-type="float" office:value="1.49233496189117" calcext:value-type="float">
            <text:p>1,49233496189117</text:p>
          </table:table-cell>
          <table:table-cell office:value-type="float" office:value="1.33965873718262" calcext:value-type="float">
            <text:p>1,33965873718262</text:p>
          </table:table-cell>
          <table:table-cell office:value-type="float" office:value="2.03552460670471" calcext:value-type="float">
            <text:p>2,03552460670471</text:p>
          </table:table-cell>
          <table:table-cell office:value-type="float" office:value="1.57944452762604" calcext:value-type="float">
            <text:p>1,57944452762604</text:p>
          </table:table-cell>
          <table:table-cell office:value-type="float" office:value="0.929445683956146" calcext:value-type="float">
            <text:p>0,929445683956146</text:p>
          </table:table-cell>
          <table:table-cell office:value-type="float" office:value="0.991859674453735" calcext:value-type="float">
            <text:p>0,991859674453735</text:p>
          </table:table-cell>
          <table:table-cell office:value-type="float" office:value="1.82603931427002" calcext:value-type="float">
            <text:p>1,82603931427002</text:p>
          </table:table-cell>
          <table:table-cell office:value-type="float" office:value="1.13816142082214" calcext:value-type="float">
            <text:p>1,13816142082214</text:p>
          </table:table-cell>
          <table:table-cell office:value-type="float" office:value="1.47093856334686" calcext:value-type="float">
            <text:p>1,47093856334686</text:p>
          </table:table-cell>
        </table:table-row>
        <table:table-row table:style-name="ro1">
          <table:table-cell office:value-type="float" office:value="1.81921" calcext:value-type="float">
            <text:p>1,81921</text:p>
          </table:table-cell>
          <table:table-cell office:value-type="float" office:value="1.80248427391052" calcext:value-type="float">
            <text:p>1,80248427391052</text:p>
          </table:table-cell>
          <table:table-cell office:value-type="float" office:value="1.77015113830566" calcext:value-type="float">
            <text:p>1,77015113830566</text:p>
          </table:table-cell>
          <table:table-cell office:value-type="float" office:value="1.45591640472412" calcext:value-type="float">
            <text:p>1,45591640472412</text:p>
          </table:table-cell>
          <table:table-cell office:value-type="float" office:value="2.5325300693512" calcext:value-type="float">
            <text:p>2,5325300693512</text:p>
          </table:table-cell>
          <table:table-cell office:value-type="float" office:value="2.22579836845398" calcext:value-type="float">
            <text:p>2,22579836845398</text:p>
          </table:table-cell>
          <table:table-cell office:value-type="float" office:value="1.18413650989532" calcext:value-type="float">
            <text:p>1,18413650989532</text:p>
          </table:table-cell>
          <table:table-cell office:value-type="float" office:value="1.34754145145416" calcext:value-type="float">
            <text:p>1,34754145145416</text:p>
          </table:table-cell>
          <table:table-cell office:value-type="float" office:value="2.36050653457642" calcext:value-type="float">
            <text:p>2,36050653457642</text:p>
          </table:table-cell>
          <table:table-cell office:value-type="float" office:value="1.65808248519897" calcext:value-type="float">
            <text:p>1,65808248519897</text:p>
          </table:table-cell>
          <table:table-cell office:value-type="float" office:value="1.85494613647461" calcext:value-type="float">
            <text:p>1,85494613647461</text:p>
          </table:table-cell>
        </table:table-row>
        <table:table-row table:style-name="ro1">
          <table:table-cell office:value-type="float" office:value="2.07484" calcext:value-type="float">
            <text:p>2,07484</text:p>
          </table:table-cell>
          <table:table-cell office:value-type="float" office:value="1.53372180461884" calcext:value-type="float">
            <text:p>1,53372180461884</text:p>
          </table:table-cell>
          <table:table-cell office:value-type="float" office:value="1.87636876106262" calcext:value-type="float">
            <text:p>1,87636876106262</text:p>
          </table:table-cell>
          <table:table-cell office:value-type="float" office:value="1.9294376373291" calcext:value-type="float">
            <text:p>1,9294376373291</text:p>
          </table:table-cell>
          <table:table-cell office:value-type="float" office:value="2.47125697135925" calcext:value-type="float">
            <text:p>2,47125697135925</text:p>
          </table:table-cell>
          <table:table-cell office:value-type="float" office:value="2.70155191421509" calcext:value-type="float">
            <text:p>2,70155191421509</text:p>
          </table:table-cell>
          <table:table-cell office:value-type="float" office:value="1.45703828334808" calcext:value-type="float">
            <text:p>1,45703828334808</text:p>
          </table:table-cell>
          <table:table-cell office:value-type="float" office:value="1.75726044178009" calcext:value-type="float">
            <text:p>1,75726044178009</text:p>
          </table:table-cell>
          <table:table-cell office:value-type="float" office:value="2.71214628219604" calcext:value-type="float">
            <text:p>2,71214628219604</text:p>
          </table:table-cell>
          <table:table-cell office:value-type="float" office:value="1.97059714794159" calcext:value-type="float">
            <text:p>1,97059714794159</text:p>
          </table:table-cell>
          <table:table-cell office:value-type="float" office:value="2.33899211883545" calcext:value-type="float">
            <text:p>2,33899211883545</text:p>
          </table:table-cell>
        </table:table-row>
        <table:table-row table:style-name="ro1">
          <table:table-cell office:value-type="float" office:value="2.55817" calcext:value-type="float">
            <text:p>2,55817</text:p>
          </table:table-cell>
          <table:table-cell office:value-type="float" office:value="1.96005058288574" calcext:value-type="float">
            <text:p>1,96005058288574</text:p>
          </table:table-cell>
          <table:table-cell office:value-type="float" office:value="2.40135598182678" calcext:value-type="float">
            <text:p>2,40135598182678</text:p>
          </table:table-cell>
          <table:table-cell office:value-type="float" office:value="2.39547371864319" calcext:value-type="float">
            <text:p>2,39547371864319</text:p>
          </table:table-cell>
          <table:table-cell office:value-type="float" office:value="2.90584301948547" calcext:value-type="float">
            <text:p>2,90584301948547</text:p>
          </table:table-cell>
          <table:table-cell office:value-type="float" office:value="3.07054972648621" calcext:value-type="float">
            <text:p>3,07054972648621</text:p>
          </table:table-cell>
          <table:table-cell office:value-type="float" office:value="1.7906641960144" calcext:value-type="float">
            <text:p>1,7906641960144</text:p>
          </table:table-cell>
          <table:table-cell office:value-type="float" office:value="2.22447466850281" calcext:value-type="float">
            <text:p>2,22447466850281</text:p>
          </table:table-cell>
          <table:table-cell office:value-type="float" office:value="3.2973747253418" calcext:value-type="float">
            <text:p>3,2973747253418</text:p>
          </table:table-cell>
          <table:table-cell office:value-type="float" office:value="2.37297201156616" calcext:value-type="float">
            <text:p>2,37297201156616</text:p>
          </table:table-cell>
          <table:table-cell office:value-type="float" office:value="3.16289448738098" calcext:value-type="float">
            <text:p>3,16289448738098</text:p>
          </table:table-cell>
        </table:table-row>
        <table:table-row table:style-name="ro1">
          <table:table-cell office:value-type="float" office:value="2.64896" calcext:value-type="float">
            <text:p>2,64896</text:p>
          </table:table-cell>
          <table:table-cell office:value-type="float" office:value="2.07560181617737" calcext:value-type="float">
            <text:p>2,07560181617737</text:p>
          </table:table-cell>
          <table:table-cell office:value-type="float" office:value="2.43967223167419" calcext:value-type="float">
            <text:p>2,43967223167419</text:p>
          </table:table-cell>
          <table:table-cell office:value-type="float" office:value="2.50166821479797" calcext:value-type="float">
            <text:p>2,50166821479797</text:p>
          </table:table-cell>
          <table:table-cell office:value-type="float" office:value="2.88989233970642" calcext:value-type="float">
            <text:p>2,88989233970642</text:p>
          </table:table-cell>
          <table:table-cell office:value-type="float" office:value="2.94518280029297" calcext:value-type="float">
            <text:p>2,94518280029297</text:p>
          </table:table-cell>
          <table:table-cell office:value-type="float" office:value="1.76950716972351" calcext:value-type="float">
            <text:p>1,76950716972351</text:p>
          </table:table-cell>
          <table:table-cell office:value-type="float" office:value="2.48852944374084" calcext:value-type="float">
            <text:p>2,48852944374084</text:p>
          </table:table-cell>
          <table:table-cell office:value-type="float" office:value="3.02558398246765" calcext:value-type="float">
            <text:p>3,02558398246765</text:p>
          </table:table-cell>
          <table:table-cell office:value-type="float" office:value="2.66387987136841" calcext:value-type="float">
            <text:p>2,66387987136841</text:p>
          </table:table-cell>
          <table:table-cell office:value-type="float" office:value="3.69012689590454" calcext:value-type="float">
            <text:p>3,69012689590454</text:p>
          </table:table-cell>
        </table:table-row>
        <table:table-row table:style-name="ro1">
          <table:table-cell office:value-type="float" office:value="2.47544" calcext:value-type="float">
            <text:p>2,47544</text:p>
          </table:table-cell>
          <table:table-cell office:value-type="float" office:value="1.84211349487305" calcext:value-type="float">
            <text:p>1,84211349487305</text:p>
          </table:table-cell>
          <table:table-cell office:value-type="float" office:value="2.25739455223083" calcext:value-type="float">
            <text:p>2,25739455223083</text:p>
          </table:table-cell>
          <table:table-cell office:value-type="float" office:value="2.3583357334137" calcext:value-type="float">
            <text:p>2,3583357334137</text:p>
          </table:table-cell>
          <table:table-cell office:value-type="float" office:value="2.47635960578918" calcext:value-type="float">
            <text:p>2,47635960578918</text:p>
          </table:table-cell>
          <table:table-cell office:value-type="float" office:value="2.60814332962036" calcext:value-type="float">
            <text:p>2,60814332962036</text:p>
          </table:table-cell>
          <table:table-cell office:value-type="float" office:value="1.58590173721313" calcext:value-type="float">
            <text:p>1,58590173721313</text:p>
          </table:table-cell>
          <table:table-cell office:value-type="float" office:value="2.27014470100403" calcext:value-type="float">
            <text:p>2,27014470100403</text:p>
          </table:table-cell>
          <table:table-cell office:value-type="float" office:value="3.23429822921753" calcext:value-type="float">
            <text:p>3,23429822921753</text:p>
          </table:table-cell>
          <table:table-cell office:value-type="float" office:value="2.32946157455444" calcext:value-type="float">
            <text:p>2,32946157455444</text:p>
          </table:table-cell>
          <table:table-cell office:value-type="float" office:value="3.79221415519714" calcext:value-type="float">
            <text:p>3,79221415519714</text:p>
          </table:table-cell>
        </table:table-row>
        <table:table-row table:style-name="ro1">
          <table:table-cell office:value-type="float" office:value="1.9026" calcext:value-type="float">
            <text:p>1,9026</text:p>
          </table:table-cell>
          <table:table-cell office:value-type="float" office:value="1.41941821575165" calcext:value-type="float">
            <text:p>1,41941821575165</text:p>
          </table:table-cell>
          <table:table-cell office:value-type="float" office:value="1.85611689090729" calcext:value-type="float">
            <text:p>1,85611689090729</text:p>
          </table:table-cell>
          <table:table-cell office:value-type="float" office:value="1.86974036693573" calcext:value-type="float">
            <text:p>1,86974036693573</text:p>
          </table:table-cell>
          <table:table-cell office:value-type="float" office:value="1.97654378414154" calcext:value-type="float">
            <text:p>1,97654378414154</text:p>
          </table:table-cell>
          <table:table-cell office:value-type="float" office:value="2.1229076385498" calcext:value-type="float">
            <text:p>2,1229076385498</text:p>
          </table:table-cell>
          <table:table-cell office:value-type="float" office:value="1.17999684810638" calcext:value-type="float">
            <text:p>1,17999684810638</text:p>
          </table:table-cell>
          <table:table-cell office:value-type="float" office:value="1.42456293106079" calcext:value-type="float">
            <text:p>1,42456293106079</text:p>
          </table:table-cell>
          <table:table-cell office:value-type="float" office:value="2.75303721427917" calcext:value-type="float">
            <text:p>2,75303721427917</text:p>
          </table:table-cell>
          <table:table-cell office:value-type="float" office:value="1.75801432132721" calcext:value-type="float">
            <text:p>1,75801432132721</text:p>
          </table:table-cell>
          <table:table-cell office:value-type="float" office:value="2.66567969322205" calcext:value-type="float">
            <text:p>2,66567969322205</text:p>
          </table:table-cell>
        </table:table-row>
        <table:table-row table:style-name="ro1">
          <table:table-cell office:value-type="float" office:value="1.71658" calcext:value-type="float">
            <text:p>1,71658</text:p>
          </table:table-cell>
          <table:table-cell office:value-type="float" office:value="1.454838514328" calcext:value-type="float">
            <text:p>1,454838514328</text:p>
          </table:table-cell>
          <table:table-cell office:value-type="float" office:value="1.61755383014679" calcext:value-type="float">
            <text:p>1,61755383014679</text:p>
          </table:table-cell>
          <table:table-cell office:value-type="float" office:value="1.69579565525055" calcext:value-type="float">
            <text:p>1,69579565525055</text:p>
          </table:table-cell>
          <table:table-cell office:value-type="float" office:value="2.03575420379639" calcext:value-type="float">
            <text:p>2,03575420379639</text:p>
          </table:table-cell>
          <table:table-cell office:value-type="float" office:value="2.08423805236816" calcext:value-type="float">
            <text:p>2,08423805236816</text:p>
          </table:table-cell>
          <table:table-cell office:value-type="float" office:value="1.07008409500122" calcext:value-type="float">
            <text:p>1,07008409500122</text:p>
          </table:table-cell>
          <table:table-cell office:value-type="float" office:value="1.26900637149811" calcext:value-type="float">
            <text:p>1,26900637149811</text:p>
          </table:table-cell>
          <table:table-cell office:value-type="float" office:value="2.2207145690918" calcext:value-type="float">
            <text:p>2,2207145690918</text:p>
          </table:table-cell>
          <table:table-cell office:value-type="float" office:value="1.62136113643646" calcext:value-type="float">
            <text:p>1,62136113643646</text:p>
          </table:table-cell>
          <table:table-cell office:value-type="float" office:value="2.09643816947937" calcext:value-type="float">
            <text:p>2,09643816947937</text:p>
          </table:table-cell>
        </table:table-row>
        <table:table-row table:style-name="ro1">
          <table:table-cell office:value-type="float" office:value="1.68777" calcext:value-type="float">
            <text:p>1,68777</text:p>
          </table:table-cell>
          <table:table-cell office:value-type="float" office:value="1.53125131130219" calcext:value-type="float">
            <text:p>1,53125131130219</text:p>
          </table:table-cell>
          <table:table-cell office:value-type="float" office:value="1.71080887317657" calcext:value-type="float">
            <text:p>1,71080887317657</text:p>
          </table:table-cell>
          <table:table-cell office:value-type="float" office:value="1.8155609369278" calcext:value-type="float">
            <text:p>1,8155609369278</text:p>
          </table:table-cell>
          <table:table-cell office:value-type="float" office:value="1.99247407913208" calcext:value-type="float">
            <text:p>1,99247407913208</text:p>
          </table:table-cell>
          <table:table-cell office:value-type="float" office:value="1.94865584373474" calcext:value-type="float">
            <text:p>1,94865584373474</text:p>
          </table:table-cell>
          <table:table-cell office:value-type="float" office:value="1.00613653659821" calcext:value-type="float">
            <text:p>1,00613653659821</text:p>
          </table:table-cell>
          <table:table-cell office:value-type="float" office:value="1.29797124862671" calcext:value-type="float">
            <text:p>1,29797124862671</text:p>
          </table:table-cell>
          <table:table-cell office:value-type="float" office:value="1.578782081604" calcext:value-type="float">
            <text:p>1,578782081604</text:p>
          </table:table-cell>
          <table:table-cell office:value-type="float" office:value="1.78474366664886" calcext:value-type="float">
            <text:p>1,78474366664886</text:p>
          </table:table-cell>
          <table:table-cell office:value-type="float" office:value="2.21126842498779" calcext:value-type="float">
            <text:p>2,21126842498779</text:p>
          </table:table-cell>
        </table:table-row>
        <table:table-row table:style-name="ro1">
          <table:table-cell office:value-type="float" office:value="1.5502" calcext:value-type="float">
            <text:p>1,5502</text:p>
          </table:table-cell>
          <table:table-cell office:value-type="float" office:value="1.63376665115356" calcext:value-type="float">
            <text:p>1,63376665115356</text:p>
          </table:table-cell>
          <table:table-cell office:value-type="float" office:value="1.51843070983887" calcext:value-type="float">
            <text:p>1,51843070983887</text:p>
          </table:table-cell>
          <table:table-cell office:value-type="float" office:value="1.60917603969574" calcext:value-type="float">
            <text:p>1,60917603969574</text:p>
          </table:table-cell>
          <table:table-cell office:value-type="float" office:value="1.69267976284027" calcext:value-type="float">
            <text:p>1,69267976284027</text:p>
          </table:table-cell>
          <table:table-cell office:value-type="float" office:value="1.80694437026978" calcext:value-type="float">
            <text:p>1,80694437026978</text:p>
          </table:table-cell>
          <table:table-cell office:value-type="float" office:value="0.978480875492096" calcext:value-type="float">
            <text:p>0,978480875492096</text:p>
          </table:table-cell>
          <table:table-cell office:value-type="float" office:value="1.23847281932831" calcext:value-type="float">
            <text:p>1,23847281932831</text:p>
          </table:table-cell>
          <table:table-cell office:value-type="float" office:value="1.61756026744843" calcext:value-type="float">
            <text:p>1,61756026744843</text:p>
          </table:table-cell>
          <table:table-cell office:value-type="float" office:value="1.64007174968719" calcext:value-type="float">
            <text:p>1,64007174968719</text:p>
          </table:table-cell>
          <table:table-cell office:value-type="float" office:value="1.7664065361023" calcext:value-type="float">
            <text:p>1,7664065361023</text:p>
          </table:table-cell>
        </table:table-row>
        <table:table-row table:style-name="ro1">
          <table:table-cell office:value-type="float" office:value="1.27271" calcext:value-type="float">
            <text:p>1,27271</text:p>
          </table:table-cell>
          <table:table-cell office:value-type="float" office:value="1.24588596820831" calcext:value-type="float">
            <text:p>1,24588596820831</text:p>
          </table:table-cell>
          <table:table-cell office:value-type="float" office:value="1.15511238574982" calcext:value-type="float">
            <text:p>1,15511238574982</text:p>
          </table:table-cell>
          <table:table-cell office:value-type="float" office:value="1.21732878684998" calcext:value-type="float">
            <text:p>1,21732878684998</text:p>
          </table:table-cell>
          <table:table-cell office:value-type="float" office:value="1.31286787986755" calcext:value-type="float">
            <text:p>1,31286787986755</text:p>
          </table:table-cell>
          <table:table-cell office:value-type="float" office:value="1.43209958076477" calcext:value-type="float">
            <text:p>1,43209958076477</text:p>
          </table:table-cell>
          <table:table-cell office:value-type="float" office:value="0.906112849712372" calcext:value-type="float">
            <text:p>0,906112849712372</text:p>
          </table:table-cell>
          <table:table-cell office:value-type="float" office:value="1.06155061721802" calcext:value-type="float">
            <text:p>1,06155061721802</text:p>
          </table:table-cell>
          <table:table-cell office:value-type="float" office:value="1.74039387702942" calcext:value-type="float">
            <text:p>1,74039387702942</text:p>
          </table:table-cell>
          <table:table-cell office:value-type="float" office:value="1.25714516639709" calcext:value-type="float">
            <text:p>1,25714516639709</text:p>
          </table:table-cell>
          <table:table-cell office:value-type="float" office:value="1.39856028556824" calcext:value-type="float">
            <text:p>1,39856028556824</text:p>
          </table:table-cell>
        </table:table-row>
        <table:table-row table:style-name="ro1">
          <table:table-cell office:value-type="float" office:value="1.20512" calcext:value-type="float">
            <text:p>1,20512</text:p>
          </table:table-cell>
          <table:table-cell office:value-type="float" office:value="0.951618492603302" calcext:value-type="float">
            <text:p>0,951618492603302</text:p>
          </table:table-cell>
          <table:table-cell office:value-type="float" office:value="1.11147224903107" calcext:value-type="float">
            <text:p>1,11147224903107</text:p>
          </table:table-cell>
          <table:table-cell office:value-type="float" office:value="1.33304715156555" calcext:value-type="float">
            <text:p>1,33304715156555</text:p>
          </table:table-cell>
          <table:table-cell office:value-type="float" office:value="1.32624912261963" calcext:value-type="float">
            <text:p>1,32624912261963</text:p>
          </table:table-cell>
          <table:table-cell office:value-type="float" office:value="1.23544633388519" calcext:value-type="float">
            <text:p>1,23544633388519</text:p>
          </table:table-cell>
          <table:table-cell office:value-type="float" office:value="0.812888205051422" calcext:value-type="float">
            <text:p>0,812888205051422</text:p>
          </table:table-cell>
          <table:table-cell office:value-type="float" office:value="0.918977081775665" calcext:value-type="float">
            <text:p>0,918977081775665</text:p>
          </table:table-cell>
          <table:table-cell office:value-type="float" office:value="1.41551077365875" calcext:value-type="float">
            <text:p>1,41551077365875</text:p>
          </table:table-cell>
          <table:table-cell office:value-type="float" office:value="1.40864515304565" calcext:value-type="float">
            <text:p>1,40864515304565</text:p>
          </table:table-cell>
          <table:table-cell office:value-type="float" office:value="1.53736662864685" calcext:value-type="float">
            <text:p>1,53736662864685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1.19986212253571" calcext:value-type="float">
            <text:p>1,19986212253571</text:p>
          </table:table-cell>
          <table:table-cell office:value-type="float" office:value="1.15702497959137" calcext:value-type="float">
            <text:p>1,15702497959137</text:p>
          </table:table-cell>
          <table:table-cell office:value-type="float" office:value="1.67372727394104" calcext:value-type="float">
            <text:p>1,67372727394104</text:p>
          </table:table-cell>
          <table:table-cell office:value-type="float" office:value="1.67802822589874" calcext:value-type="float">
            <text:p>1,67802822589874</text:p>
          </table:table-cell>
          <table:table-cell office:value-type="float" office:value="1.21314430236816" calcext:value-type="float">
            <text:p>1,21314430236816</text:p>
          </table:table-cell>
          <table:table-cell office:value-type="float" office:value="0.807059049606323" calcext:value-type="float">
            <text:p>0,807059049606323</text:p>
          </table:table-cell>
          <table:table-cell office:value-type="float" office:value="0.917877376079559" calcext:value-type="float">
            <text:p>0,917877376079559</text:p>
          </table:table-cell>
          <table:table-cell office:value-type="float" office:value="0.997157514095306" calcext:value-type="float">
            <text:p>0,997157514095306</text:p>
          </table:table-cell>
          <table:table-cell office:value-type="float" office:value="1.69758093357086" calcext:value-type="float">
            <text:p>1,69758093357086</text:p>
          </table:table-cell>
          <table:table-cell office:value-type="float" office:value="1.65855288505554" calcext:value-type="float">
            <text:p>1,65855288505554</text:p>
          </table:table-cell>
        </table:table-row>
        <table:table-row table:style-name="ro1">
          <table:table-cell office:value-type="float" office:value="1.28765" calcext:value-type="float">
            <text:p>1,28765</text:p>
          </table:table-cell>
          <table:table-cell office:value-type="float" office:value="1.21666300296783" calcext:value-type="float">
            <text:p>1,21666300296783</text:p>
          </table:table-cell>
          <table:table-cell office:value-type="float" office:value="1.08560800552368" calcext:value-type="float">
            <text:p>1,08560800552368</text:p>
          </table:table-cell>
          <table:table-cell office:value-type="float" office:value="1.64555513858795" calcext:value-type="float">
            <text:p>1,64555513858795</text:p>
          </table:table-cell>
          <table:table-cell office:value-type="float" office:value="1.62994837760925" calcext:value-type="float">
            <text:p>1,62994837760925</text:p>
          </table:table-cell>
          <table:table-cell office:value-type="float" office:value="1.16754627227783" calcext:value-type="float">
            <text:p>1,16754627227783</text:p>
          </table:table-cell>
          <table:table-cell office:value-type="float" office:value="0.883100509643555" calcext:value-type="float">
            <text:p>0,883100509643555</text:p>
          </table:table-cell>
          <table:table-cell office:value-type="float" office:value="0.984254360198975" calcext:value-type="float">
            <text:p>0,984254360198975</text:p>
          </table:table-cell>
          <table:table-cell office:value-type="float" office:value="1.19277763366699" calcext:value-type="float">
            <text:p>1,19277763366699</text:p>
          </table:table-cell>
          <table:table-cell office:value-type="float" office:value="1.54956138134003" calcext:value-type="float">
            <text:p>1,54956138134003</text:p>
          </table:table-cell>
          <table:table-cell office:value-type="float" office:value="1.52152979373932" calcext:value-type="float">
            <text:p>1,52152979373932</text:p>
          </table:table-cell>
        </table:table-row>
        <table:table-row table:style-name="ro1">
          <table:table-cell office:value-type="float" office:value="1.16753" calcext:value-type="float">
            <text:p>1,16753</text:p>
          </table:table-cell>
          <table:table-cell office:value-type="float" office:value="0.970573604106903" calcext:value-type="float">
            <text:p>0,970573604106903</text:p>
          </table:table-cell>
          <table:table-cell office:value-type="float" office:value="0.918148636817932" calcext:value-type="float">
            <text:p>0,918148636817932</text:p>
          </table:table-cell>
          <table:table-cell office:value-type="float" office:value="1.37908351421356" calcext:value-type="float">
            <text:p>1,37908351421356</text:p>
          </table:table-cell>
          <table:table-cell office:value-type="float" office:value="1.30195736885071" calcext:value-type="float">
            <text:p>1,30195736885071</text:p>
          </table:table-cell>
          <table:table-cell office:value-type="float" office:value="0.934492647647858" calcext:value-type="float">
            <text:p>0,934492647647858</text:p>
          </table:table-cell>
          <table:table-cell office:value-type="float" office:value="0.925153136253357" calcext:value-type="float">
            <text:p>0,925153136253357</text:p>
          </table:table-cell>
          <table:table-cell office:value-type="float" office:value="0.863316118717194" calcext:value-type="float">
            <text:p>0,863316118717194</text:p>
          </table:table-cell>
          <table:table-cell office:value-type="float" office:value="1.49604368209839" calcext:value-type="float">
            <text:p>1,49604368209839</text:p>
          </table:table-cell>
          <table:table-cell office:value-type="float" office:value="1.43470513820648" calcext:value-type="float">
            <text:p>1,43470513820648</text:p>
          </table:table-cell>
          <table:table-cell office:value-type="float" office:value="1.4518141746521" calcext:value-type="float">
            <text:p>1,4518141746521</text:p>
          </table:table-cell>
        </table:table-row>
        <table:table-row table:style-name="ro1">
          <table:table-cell office:value-type="float" office:value="1.01503" calcext:value-type="float">
            <text:p>1,01503</text:p>
          </table:table-cell>
          <table:table-cell office:value-type="float" office:value="0.907092452049255" calcext:value-type="float">
            <text:p>0,907092452049255</text:p>
          </table:table-cell>
          <table:table-cell office:value-type="float" office:value="0.825917959213257" calcext:value-type="float">
            <text:p>0,825917959213257</text:p>
          </table:table-cell>
          <table:table-cell office:value-type="float" office:value="1.22348093986511" calcext:value-type="float">
            <text:p>1,22348093986511</text:p>
          </table:table-cell>
          <table:table-cell office:value-type="float" office:value="1.01486158370972" calcext:value-type="float">
            <text:p>1,01486158370972</text:p>
          </table:table-cell>
          <table:table-cell office:value-type="float" office:value="0.853383779525757" calcext:value-type="float">
            <text:p>0,853383779525757</text:p>
          </table:table-cell>
          <table:table-cell office:value-type="float" office:value="0.812242209911346" calcext:value-type="float">
            <text:p>0,812242209911346</text:p>
          </table:table-cell>
          <table:table-cell office:value-type="float" office:value="0.719723999500275" calcext:value-type="float">
            <text:p>0,719723999500275</text:p>
          </table:table-cell>
          <table:table-cell office:value-type="float" office:value="1.38477790355682" calcext:value-type="float">
            <text:p>1,38477790355682</text:p>
          </table:table-cell>
          <table:table-cell office:value-type="float" office:value="1.18751609325409" calcext:value-type="float">
            <text:p>1,18751609325409</text:p>
          </table:table-cell>
          <table:table-cell office:value-type="float" office:value="1.22127377986908" calcext:value-type="float">
            <text:p>1,22127377986908</text:p>
          </table:table-cell>
        </table:table-row>
        <table:table-row table:style-name="ro1">
          <table:table-cell office:value-type="float" office:value="0.962225" calcext:value-type="float">
            <text:p>0,962225</text:p>
          </table:table-cell>
          <table:table-cell office:value-type="float" office:value="0.899340987205505" calcext:value-type="float">
            <text:p>0,899340987205505</text:p>
          </table:table-cell>
          <table:table-cell office:value-type="float" office:value="0.926870465278626" calcext:value-type="float">
            <text:p>0,926870465278626</text:p>
          </table:table-cell>
          <table:table-cell office:value-type="float" office:value="1.06453633308411" calcext:value-type="float">
            <text:p>1,06453633308411</text:p>
          </table:table-cell>
          <table:table-cell office:value-type="float" office:value="0.848806083202362" calcext:value-type="float">
            <text:p>0,848806083202362</text:p>
          </table:table-cell>
          <table:table-cell office:value-type="float" office:value="1.0649186372757" calcext:value-type="float">
            <text:p>1,0649186372757</text:p>
          </table:table-cell>
          <table:table-cell office:value-type="float" office:value="0.828480184078217" calcext:value-type="float">
            <text:p>0,828480184078217</text:p>
          </table:table-cell>
          <table:table-cell office:value-type="float" office:value="0.885566234588623" calcext:value-type="float">
            <text:p>0,885566234588623</text:p>
          </table:table-cell>
          <table:table-cell office:value-type="float" office:value="1.12322282791138" calcext:value-type="float">
            <text:p>1,12322282791138</text:p>
          </table:table-cell>
          <table:table-cell office:value-type="float" office:value="0.971759736537933" calcext:value-type="float">
            <text:p>0,971759736537933</text:p>
          </table:table-cell>
          <table:table-cell office:value-type="float" office:value="1.00874972343445" calcext:value-type="float">
            <text:p>1,00874972343445</text:p>
          </table:table-cell>
        </table:table-row>
        <table:table-row table:style-name="ro1">
          <table:table-cell office:value-type="float" office:value="1.0242" calcext:value-type="float">
            <text:p>1,0242</text:p>
          </table:table-cell>
          <table:table-cell office:value-type="float" office:value="1.1159051656723" calcext:value-type="float">
            <text:p>1,1159051656723</text:p>
          </table:table-cell>
          <table:table-cell office:value-type="float" office:value="0.966141700744629" calcext:value-type="float">
            <text:p>0,966141700744629</text:p>
          </table:table-cell>
          <table:table-cell office:value-type="float" office:value="0.960534512996674" calcext:value-type="float">
            <text:p>0,960534512996674</text:p>
          </table:table-cell>
          <table:table-cell office:value-type="float" office:value="0.917854964733124" calcext:value-type="float">
            <text:p>0,917854964733124</text:p>
          </table:table-cell>
          <table:table-cell office:value-type="float" office:value="1.04386687278748" calcext:value-type="float">
            <text:p>1,04386687278748</text:p>
          </table:table-cell>
          <table:table-cell office:value-type="float" office:value="0.939587652683258" calcext:value-type="float">
            <text:p>0,939587652683258</text:p>
          </table:table-cell>
          <table:table-cell office:value-type="float" office:value="0.961565673351288" calcext:value-type="float">
            <text:p>0,961565673351288</text:p>
          </table:table-cell>
          <table:table-cell office:value-type="float" office:value="1.20285499095917" calcext:value-type="float">
            <text:p>1,20285499095917</text:p>
          </table:table-cell>
          <table:table-cell office:value-type="float" office:value="1.07635807991028" calcext:value-type="float">
            <text:p>1,07635807991028</text:p>
          </table:table-cell>
          <table:table-cell office:value-type="float" office:value="1.05733609199524" calcext:value-type="float">
            <text:p>1,05733609199524</text:p>
          </table:table-cell>
        </table:table-row>
        <table:table-row table:style-name="ro1">
          <table:table-cell office:value-type="float" office:value="1.11565" calcext:value-type="float">
            <text:p>1,11565</text:p>
          </table:table-cell>
          <table:table-cell office:value-type="float" office:value="1.39723968505859" calcext:value-type="float">
            <text:p>1,39723968505859</text:p>
          </table:table-cell>
          <table:table-cell office:value-type="float" office:value="0.877130687236786" calcext:value-type="float">
            <text:p>0,877130687236786</text:p>
          </table:table-cell>
          <table:table-cell office:value-type="float" office:value="1.16259658336639" calcext:value-type="float">
            <text:p>1,16259658336639</text:p>
          </table:table-cell>
          <table:table-cell office:value-type="float" office:value="0.988095462322235" calcext:value-type="float">
            <text:p>0,988095462322235</text:p>
          </table:table-cell>
          <table:table-cell office:value-type="float" office:value="0.881931722164154" calcext:value-type="float">
            <text:p>0,881931722164154</text:p>
          </table:table-cell>
          <table:table-cell office:value-type="float" office:value="0.895028471946716" calcext:value-type="float">
            <text:p>0,895028471946716</text:p>
          </table:table-cell>
          <table:table-cell office:value-type="float" office:value="0.77097475528717" calcext:value-type="float">
            <text:p>0,77097475528717</text:p>
          </table:table-cell>
          <table:table-cell office:value-type="float" office:value="1.64725887775421" calcext:value-type="float">
            <text:p>1,64725887775421</text:p>
          </table:table-cell>
          <table:table-cell office:value-type="float" office:value="1.27220916748047" calcext:value-type="float">
            <text:p>1,27220916748047</text:p>
          </table:table-cell>
          <table:table-cell office:value-type="float" office:value="1.26399052143097" calcext:value-type="float">
            <text:p>1,26399052143097</text:p>
          </table:table-cell>
        </table:table-row>
        <table:table-row table:style-name="ro1">
          <table:table-cell office:value-type="float" office:value="1.12041" calcext:value-type="float">
            <text:p>1,12041</text:p>
          </table:table-cell>
          <table:table-cell office:value-type="float" office:value="1.24823725223541" calcext:value-type="float">
            <text:p>1,24823725223541</text:p>
          </table:table-cell>
          <table:table-cell office:value-type="float" office:value="0.857640027999878" calcext:value-type="float">
            <text:p>0,857640027999878</text:p>
          </table:table-cell>
          <table:table-cell office:value-type="float" office:value="1.34323573112488" calcext:value-type="float">
            <text:p>1,34323573112488</text:p>
          </table:table-cell>
          <table:table-cell office:value-type="float" office:value="0.905909836292267" calcext:value-type="float">
            <text:p>0,905909836292267</text:p>
          </table:table-cell>
          <table:table-cell office:value-type="float" office:value="0.807310402393341" calcext:value-type="float">
            <text:p>0,807310402393341</text:p>
          </table:table-cell>
          <table:table-cell office:value-type="float" office:value="0.815557241439819" calcext:value-type="float">
            <text:p>0,815557241439819</text:p>
          </table:table-cell>
          <table:table-cell office:value-type="float" office:value="0.759074628353119" calcext:value-type="float">
            <text:p>0,759074628353119</text:p>
          </table:table-cell>
          <table:table-cell office:value-type="float" office:value="1.78631210327148" calcext:value-type="float">
            <text:p>1,78631210327148</text:p>
          </table:table-cell>
          <table:table-cell office:value-type="float" office:value="1.33502304553986" calcext:value-type="float">
            <text:p>1,33502304553986</text:p>
          </table:table-cell>
          <table:table-cell office:value-type="float" office:value="1.34577655792236" calcext:value-type="float">
            <text:p>1,34577655792236</text:p>
          </table:table-cell>
        </table:table-row>
        <table:table-row table:style-name="ro1">
          <table:table-cell office:value-type="float" office:value="1.07254" calcext:value-type="float">
            <text:p>1,07254</text:p>
          </table:table-cell>
          <table:table-cell office:value-type="float" office:value="0.930600941181183" calcext:value-type="float">
            <text:p>0,930600941181183</text:p>
          </table:table-cell>
          <table:table-cell office:value-type="float" office:value="0.993133127689362" calcext:value-type="float">
            <text:p>0,993133127689362</text:p>
          </table:table-cell>
          <table:table-cell office:value-type="float" office:value="1.18856501579285" calcext:value-type="float">
            <text:p>1,18856501579285</text:p>
          </table:table-cell>
          <table:table-cell office:value-type="float" office:value="0.812183260917664" calcext:value-type="float">
            <text:p>0,812183260917664</text:p>
          </table:table-cell>
          <table:table-cell office:value-type="float" office:value="0.983610153198242" calcext:value-type="float">
            <text:p>0,983610153198242</text:p>
          </table:table-cell>
          <table:table-cell office:value-type="float" office:value="0.968900442123413" calcext:value-type="float">
            <text:p>0,968900442123413</text:p>
          </table:table-cell>
          <table:table-cell office:value-type="float" office:value="0.997097373008728" calcext:value-type="float">
            <text:p>0,997097373008728</text:p>
          </table:table-cell>
          <table:table-cell office:value-type="float" office:value="1.47237575054169" calcext:value-type="float">
            <text:p>1,47237575054169</text:p>
          </table:table-cell>
          <table:table-cell office:value-type="float" office:value="1.17666029930115" calcext:value-type="float">
            <text:p>1,17666029930115</text:p>
          </table:table-cell>
          <table:table-cell office:value-type="float" office:value="1.20226144790649" calcext:value-type="float">
            <text:p>1,20226144790649</text:p>
          </table:table-cell>
        </table:table-row>
        <table:table-row table:style-name="ro1">
          <table:table-cell office:value-type="float" office:value="1.00054" calcext:value-type="float">
            <text:p>1,00054</text:p>
          </table:table-cell>
          <table:table-cell office:value-type="float" office:value="0.788196086883545" calcext:value-type="float">
            <text:p>0,788196086883545</text:p>
          </table:table-cell>
          <table:table-cell office:value-type="float" office:value="1.02667903900146" calcext:value-type="float">
            <text:p>1,02667903900146</text:p>
          </table:table-cell>
          <table:table-cell office:value-type="float" office:value="0.958566844463348" calcext:value-type="float">
            <text:p>0,958566844463348</text:p>
          </table:table-cell>
          <table:table-cell office:value-type="float" office:value="0.822644770145416" calcext:value-type="float">
            <text:p>0,822644770145416</text:p>
          </table:table-cell>
          <table:table-cell office:value-type="float" office:value="1.00959849357605" calcext:value-type="float">
            <text:p>1,00959849357605</text:p>
          </table:table-cell>
          <table:table-cell office:value-type="float" office:value="1.0186687707901" calcext:value-type="float">
            <text:p>1,0186687707901</text:p>
          </table:table-cell>
          <table:table-cell office:value-type="float" office:value="0.995985209941864" calcext:value-type="float">
            <text:p>0,995985209941864</text:p>
          </table:table-cell>
          <table:table-cell office:value-type="float" office:value="1.31829440593719" calcext:value-type="float">
            <text:p>1,31829440593719</text:p>
          </table:table-cell>
          <table:table-cell office:value-type="float" office:value="0.978756368160248" calcext:value-type="float">
            <text:p>0,978756368160248</text:p>
          </table:table-cell>
          <table:table-cell office:value-type="float" office:value="1.08801686763763" calcext:value-type="float">
            <text:p>1,08801686763763</text:p>
          </table:table-cell>
        </table:table-row>
        <table:table-row table:style-name="ro1">
          <table:table-cell office:value-type="float" office:value="0.834956" calcext:value-type="float">
            <text:p>0,834956</text:p>
          </table:table-cell>
          <table:table-cell office:value-type="float" office:value="0.664948284626007" calcext:value-type="float">
            <text:p>0,664948284626007</text:p>
          </table:table-cell>
          <table:table-cell office:value-type="float" office:value="0.834647715091705" calcext:value-type="float">
            <text:p>0,834647715091705</text:p>
          </table:table-cell>
          <table:table-cell office:value-type="float" office:value="0.792273819446564" calcext:value-type="float">
            <text:p>0,792273819446564</text:p>
          </table:table-cell>
          <table:table-cell office:value-type="float" office:value="0.750872194766998" calcext:value-type="float">
            <text:p>0,750872194766998</text:p>
          </table:table-cell>
          <table:table-cell office:value-type="float" office:value="0.835325181484222" calcext:value-type="float">
            <text:p>0,835325181484222</text:p>
          </table:table-cell>
          <table:table-cell office:value-type="float" office:value="0.818069159984589" calcext:value-type="float">
            <text:p>0,818069159984589</text:p>
          </table:table-cell>
          <table:table-cell office:value-type="float" office:value="0.802145123481751" calcext:value-type="float">
            <text:p>0,802145123481751</text:p>
          </table:table-cell>
          <table:table-cell office:value-type="float" office:value="1.04929029941559" calcext:value-type="float">
            <text:p>1,04929029941559</text:p>
          </table:table-cell>
          <table:table-cell office:value-type="float" office:value="0.869278788566589" calcext:value-type="float">
            <text:p>0,869278788566589</text:p>
          </table:table-cell>
          <table:table-cell office:value-type="float" office:value="0.932707190513611" calcext:value-type="float">
            <text:p>0,932707190513611</text:p>
          </table:table-cell>
        </table:table-row>
        <table:table-row table:style-name="ro1">
          <table:table-cell office:value-type="float" office:value="0.745084" calcext:value-type="float">
            <text:p>0,745084</text:p>
          </table:table-cell>
          <table:table-cell office:value-type="float" office:value="0.598536550998688" calcext:value-type="float">
            <text:p>0,598536550998688</text:p>
          </table:table-cell>
          <table:table-cell office:value-type="float" office:value="0.700735569000244" calcext:value-type="float">
            <text:p>0,700735569000244</text:p>
          </table:table-cell>
          <table:table-cell office:value-type="float" office:value="0.695865571498871" calcext:value-type="float">
            <text:p>0,695865571498871</text:p>
          </table:table-cell>
          <table:table-cell office:value-type="float" office:value="0.700497567653656" calcext:value-type="float">
            <text:p>0,700497567653656</text:p>
          </table:table-cell>
          <table:table-cell office:value-type="float" office:value="0.743427932262421" calcext:value-type="float">
            <text:p>0,743427932262421</text:p>
          </table:table-cell>
          <table:table-cell office:value-type="float" office:value="0.734205663204193" calcext:value-type="float">
            <text:p>0,734205663204193</text:p>
          </table:table-cell>
          <table:table-cell office:value-type="float" office:value="0.722711563110352" calcext:value-type="float">
            <text:p>0,722711563110352</text:p>
          </table:table-cell>
          <table:table-cell office:value-type="float" office:value="0.908888161182404" calcext:value-type="float">
            <text:p>0,908888161182404</text:p>
          </table:table-cell>
          <table:table-cell office:value-type="float" office:value="0.730635464191437" calcext:value-type="float">
            <text:p>0,730635464191437</text:p>
          </table:table-cell>
          <table:table-cell office:value-type="float" office:value="0.91533625125885" calcext:value-type="float">
            <text:p>0,91533625125885</text:p>
          </table:table-cell>
        </table:table-row>
        <table:table-row table:style-name="ro1">
          <table:table-cell office:value-type="float" office:value="0.952675" calcext:value-type="float">
            <text:p>0,952675</text:p>
          </table:table-cell>
          <table:table-cell office:value-type="float" office:value="0.75866836309433" calcext:value-type="float">
            <text:p>0,75866836309433</text:p>
          </table:table-cell>
          <table:table-cell office:value-type="float" office:value="0.905980110168457" calcext:value-type="float">
            <text:p>0,905980110168457</text:p>
          </table:table-cell>
          <table:table-cell office:value-type="float" office:value="0.892517387866974" calcext:value-type="float">
            <text:p>0,892517387866974</text:p>
          </table:table-cell>
          <table:table-cell office:value-type="float" office:value="0.825102686882019" calcext:value-type="float">
            <text:p>0,825102686882019</text:p>
          </table:table-cell>
          <table:table-cell office:value-type="float" office:value="0.893201470375061" calcext:value-type="float">
            <text:p>0,893201470375061</text:p>
          </table:table-cell>
          <table:table-cell office:value-type="float" office:value="0.917492985725403" calcext:value-type="float">
            <text:p>0,917492985725403</text:p>
          </table:table-cell>
          <table:table-cell office:value-type="float" office:value="0.837208807468414" calcext:value-type="float">
            <text:p>0,837208807468414</text:p>
          </table:table-cell>
          <table:table-cell office:value-type="float" office:value="1.39134037494659" calcext:value-type="float">
            <text:p>1,39134037494659</text:p>
          </table:table-cell>
          <table:table-cell office:value-type="float" office:value="0.902196049690247" calcext:value-type="float">
            <text:p>0,902196049690247</text:p>
          </table:table-cell>
          <table:table-cell office:value-type="float" office:value="1.20303797721863" calcext:value-type="float">
            <text:p>1,20303797721863</text:p>
          </table:table-cell>
        </table:table-row>
        <table:table-row table:style-name="ro1">
          <table:table-cell office:value-type="float" office:value="0.892561" calcext:value-type="float">
            <text:p>0,892561</text:p>
          </table:table-cell>
          <table:table-cell office:value-type="float" office:value="0.657574236392975" calcext:value-type="float">
            <text:p>0,657574236392975</text:p>
          </table:table-cell>
          <table:table-cell office:value-type="float" office:value="0.77916145324707" calcext:value-type="float">
            <text:p>0,77916145324707</text:p>
          </table:table-cell>
          <table:table-cell office:value-type="float" office:value="0.760265707969666" calcext:value-type="float">
            <text:p>0,760265707969666</text:p>
          </table:table-cell>
          <table:table-cell office:value-type="float" office:value="0.781372487545013" calcext:value-type="float">
            <text:p>0,781372487545013</text:p>
          </table:table-cell>
          <table:table-cell office:value-type="float" office:value="0.797759771347046" calcext:value-type="float">
            <text:p>0,797759771347046</text:p>
          </table:table-cell>
          <table:table-cell office:value-type="float" office:value="0.90981912612915" calcext:value-type="float">
            <text:p>0,90981912612915</text:p>
          </table:table-cell>
          <table:table-cell office:value-type="float" office:value="0.770554184913635" calcext:value-type="float">
            <text:p>0,770554184913635</text:p>
          </table:table-cell>
          <table:table-cell office:value-type="float" office:value="1.4969676733017" calcext:value-type="float">
            <text:p>1,4969676733017</text:p>
          </table:table-cell>
          <table:table-cell office:value-type="float" office:value="0.779529631137848" calcext:value-type="float">
            <text:p>0,779529631137848</text:p>
          </table:table-cell>
          <table:table-cell office:value-type="float" office:value="1.1926064491272" calcext:value-type="float">
            <text:p>1,1926064491272</text:p>
          </table:table-cell>
        </table:table-row>
        <table:table-row table:style-name="ro1">
          <table:table-cell office:value-type="float" office:value="1.02807" calcext:value-type="float">
            <text:p>1,02807</text:p>
          </table:table-cell>
          <table:table-cell office:value-type="float" office:value="0.786797881126404" calcext:value-type="float">
            <text:p>0,786797881126404</text:p>
          </table:table-cell>
          <table:table-cell office:value-type="float" office:value="0.879081726074219" calcext:value-type="float">
            <text:p>0,879081726074219</text:p>
          </table:table-cell>
          <table:table-cell office:value-type="float" office:value="0.818287312984467" calcext:value-type="float">
            <text:p>0,818287312984467</text:p>
          </table:table-cell>
          <table:table-cell office:value-type="float" office:value="0.931250929832459" calcext:value-type="float">
            <text:p>0,931250929832459</text:p>
          </table:table-cell>
          <table:table-cell office:value-type="float" office:value="0.974091112613678" calcext:value-type="float">
            <text:p>0,974091112613678</text:p>
          </table:table-cell>
          <table:table-cell office:value-type="float" office:value="1.05503463745117" calcext:value-type="float">
            <text:p>1,05503463745117</text:p>
          </table:table-cell>
          <table:table-cell office:value-type="float" office:value="0.929161727428436" calcext:value-type="float">
            <text:p>0,929161727428436</text:p>
          </table:table-cell>
          <table:table-cell office:value-type="float" office:value="1.69116628170013" calcext:value-type="float">
            <text:p>1,69116628170013</text:p>
          </table:table-cell>
          <table:table-cell office:value-type="float" office:value="0.888717114925385" calcext:value-type="float">
            <text:p>0,888717114925385</text:p>
          </table:table-cell>
          <table:table-cell office:value-type="float" office:value="1.32706344127655" calcext:value-type="float">
            <text:p>1,32706344127655</text:p>
          </table:table-cell>
        </table:table-row>
        <table:table-row table:style-name="ro1">
          <table:table-cell office:value-type="float" office:value="1.0761" calcext:value-type="float">
            <text:p>1,0761</text:p>
          </table:table-cell>
          <table:table-cell office:value-type="float" office:value="0.837393999099731" calcext:value-type="float">
            <text:p>0,837393999099731</text:p>
          </table:table-cell>
          <table:table-cell office:value-type="float" office:value="0.917392551898956" calcext:value-type="float">
            <text:p>0,917392551898956</text:p>
          </table:table-cell>
          <table:table-cell office:value-type="float" office:value="0.898994922637939" calcext:value-type="float">
            <text:p>0,898994922637939</text:p>
          </table:table-cell>
          <table:table-cell office:value-type="float" office:value="0.912550926208496" calcext:value-type="float">
            <text:p>0,912550926208496</text:p>
          </table:table-cell>
          <table:table-cell office:value-type="float" office:value="1.06252264976501" calcext:value-type="float">
            <text:p>1,06252264976501</text:p>
          </table:table-cell>
          <table:table-cell office:value-type="float" office:value="1.05190408229828" calcext:value-type="float">
            <text:p>1,05190408229828</text:p>
          </table:table-cell>
          <table:table-cell office:value-type="float" office:value="0.942885041236877" calcext:value-type="float">
            <text:p>0,942885041236877</text:p>
          </table:table-cell>
          <table:table-cell office:value-type="float" office:value="1.81493079662323" calcext:value-type="float">
            <text:p>1,81493079662323</text:p>
          </table:table-cell>
          <table:table-cell office:value-type="float" office:value="0.926579236984253" calcext:value-type="float">
            <text:p>0,926579236984253</text:p>
          </table:table-cell>
          <table:table-cell office:value-type="float" office:value="1.3958785533905" calcext:value-type="float">
            <text:p>1,3958785533905</text:p>
          </table:table-cell>
        </table:table-row>
        <table:table-row table:style-name="ro1">
          <table:table-cell office:value-type="float" office:value="1.14598" calcext:value-type="float">
            <text:p>1,14598</text:p>
          </table:table-cell>
          <table:table-cell office:value-type="float" office:value="0.913652360439301" calcext:value-type="float">
            <text:p>0,913652360439301</text:p>
          </table:table-cell>
          <table:table-cell office:value-type="float" office:value="0.911386787891388" calcext:value-type="float">
            <text:p>0,911386787891388</text:p>
          </table:table-cell>
          <table:table-cell office:value-type="float" office:value="0.887513101100922" calcext:value-type="float">
            <text:p>0,887513101100922</text:p>
          </table:table-cell>
          <table:table-cell office:value-type="float" office:value="0.984274208545685" calcext:value-type="float">
            <text:p>0,984274208545685</text:p>
          </table:table-cell>
          <table:table-cell office:value-type="float" office:value="1.06428599357605" calcext:value-type="float">
            <text:p>1,06428599357605</text:p>
          </table:table-cell>
          <table:table-cell office:value-type="float" office:value="1.16685581207275" calcext:value-type="float">
            <text:p>1,16685581207275</text:p>
          </table:table-cell>
          <table:table-cell office:value-type="float" office:value="0.994313716888428" calcext:value-type="float">
            <text:p>0,994313716888428</text:p>
          </table:table-cell>
          <table:table-cell office:value-type="float" office:value="1.93031287193298" calcext:value-type="float">
            <text:p>1,93031287193298</text:p>
          </table:table-cell>
          <table:table-cell office:value-type="float" office:value="0.97900390625" calcext:value-type="float">
            <text:p>0,97900390625</text:p>
          </table:table-cell>
          <table:table-cell office:value-type="float" office:value="1.62815856933594" calcext:value-type="float">
            <text:p>1,62815856933594</text:p>
          </table:table-cell>
        </table:table-row>
        <table:table-row table:style-name="ro1">
          <table:table-cell office:value-type="float" office:value="0.931918" calcext:value-type="float">
            <text:p>0,931918</text:p>
          </table:table-cell>
          <table:table-cell office:value-type="float" office:value="0.693970322608948" calcext:value-type="float">
            <text:p>0,693970322608948</text:p>
          </table:table-cell>
          <table:table-cell office:value-type="float" office:value="0.708347141742706" calcext:value-type="float">
            <text:p>0,708347141742706</text:p>
          </table:table-cell>
          <table:table-cell office:value-type="float" office:value="0.695449352264404" calcext:value-type="float">
            <text:p>0,695449352264404</text:p>
          </table:table-cell>
          <table:table-cell office:value-type="float" office:value="0.800433576107025" calcext:value-type="float">
            <text:p>0,800433576107025</text:p>
          </table:table-cell>
          <table:table-cell office:value-type="float" office:value="0.806592345237732" calcext:value-type="float">
            <text:p>0,806592345237732</text:p>
          </table:table-cell>
          <table:table-cell office:value-type="float" office:value="0.940024375915527" calcext:value-type="float">
            <text:p>0,940024375915527</text:p>
          </table:table-cell>
          <table:table-cell office:value-type="float" office:value="0.772202491760254" calcext:value-type="float">
            <text:p>0,772202491760254</text:p>
          </table:table-cell>
          <table:table-cell office:value-type="float" office:value="1.69131183624268" calcext:value-type="float">
            <text:p>1,69131183624268</text:p>
          </table:table-cell>
          <table:table-cell office:value-type="float" office:value="0.765037596225739" calcext:value-type="float">
            <text:p>0,765037596225739</text:p>
          </table:table-cell>
          <table:table-cell office:value-type="float" office:value="1.44580662250519" calcext:value-type="float">
            <text:p>1,44580662250519</text:p>
          </table:table-cell>
        </table:table-row>
        <table:table-row table:style-name="ro1">
          <table:table-cell office:value-type="float" office:value="0.834054" calcext:value-type="float">
            <text:p>0,834054</text:p>
          </table:table-cell>
          <table:table-cell office:value-type="float" office:value="0.679214954376221" calcext:value-type="float">
            <text:p>0,679214954376221</text:p>
          </table:table-cell>
          <table:table-cell office:value-type="float" office:value="0.721210062503815" calcext:value-type="float">
            <text:p>0,721210062503815</text:p>
          </table:table-cell>
          <table:table-cell office:value-type="float" office:value="0.732085168361664" calcext:value-type="float">
            <text:p>0,732085168361664</text:p>
          </table:table-cell>
          <table:table-cell office:value-type="float" office:value="0.772360444068909" calcext:value-type="float">
            <text:p>0,772360444068909</text:p>
          </table:table-cell>
          <table:table-cell office:value-type="float" office:value="0.847126305103302" calcext:value-type="float">
            <text:p>0,847126305103302</text:p>
          </table:table-cell>
          <table:table-cell office:value-type="float" office:value="0.78632128238678" calcext:value-type="float">
            <text:p>0,78632128238678</text:p>
          </table:table-cell>
          <table:table-cell office:value-type="float" office:value="0.767136216163635" calcext:value-type="float">
            <text:p>0,767136216163635</text:p>
          </table:table-cell>
          <table:table-cell office:value-type="float" office:value="1.10999858379364" calcext:value-type="float">
            <text:p>1,10999858379364</text:p>
          </table:table-cell>
          <table:table-cell office:value-type="float" office:value="0.757277131080627" calcext:value-type="float">
            <text:p>0,757277131080627</text:p>
          </table:table-cell>
          <table:table-cell office:value-type="float" office:value="1.16780638694763" calcext:value-type="float">
            <text:p>1,16780638694763</text:p>
          </table:table-cell>
        </table:table-row>
        <table:table-row table:style-name="ro1">
          <table:table-cell office:value-type="float" office:value="0.990247" calcext:value-type="float">
            <text:p>0,990247</text:p>
          </table:table-cell>
          <table:table-cell office:value-type="float" office:value="0.807101845741272" calcext:value-type="float">
            <text:p>0,807101845741272</text:p>
          </table:table-cell>
          <table:table-cell office:value-type="float" office:value="0.944416880607605" calcext:value-type="float">
            <text:p>0,944416880607605</text:p>
          </table:table-cell>
          <table:table-cell office:value-type="float" office:value="0.931517481803894" calcext:value-type="float">
            <text:p>0,931517481803894</text:p>
          </table:table-cell>
          <table:table-cell office:value-type="float" office:value="0.902428925037384" calcext:value-type="float">
            <text:p>0,902428925037384</text:p>
          </table:table-cell>
          <table:table-cell office:value-type="float" office:value="1.01033842563629" calcext:value-type="float">
            <text:p>1,01033842563629</text:p>
          </table:table-cell>
          <table:table-cell office:value-type="float" office:value="0.988523244857788" calcext:value-type="float">
            <text:p>0,988523244857788</text:p>
          </table:table-cell>
          <table:table-cell office:value-type="float" office:value="0.996432542800903" calcext:value-type="float">
            <text:p>0,996432542800903</text:p>
          </table:table-cell>
          <table:table-cell office:value-type="float" office:value="1.03876960277557" calcext:value-type="float">
            <text:p>1,03876960277557</text:p>
          </table:table-cell>
          <table:table-cell office:value-type="float" office:value="1.00481104850769" calcext:value-type="float">
            <text:p>1,00481104850769</text:p>
          </table:table-cell>
          <table:table-cell office:value-type="float" office:value="1.27812767028809" calcext:value-type="float">
            <text:p>1,27812767028809</text:p>
          </table:table-cell>
        </table:table-row>
        <table:table-row table:style-name="ro1">
          <table:table-cell office:value-type="float" office:value="1.40261" calcext:value-type="float">
            <text:p>1,40261</text:p>
          </table:table-cell>
          <table:table-cell office:value-type="float" office:value="1.18553102016449" calcext:value-type="float">
            <text:p>1,18553102016449</text:p>
          </table:table-cell>
          <table:table-cell office:value-type="float" office:value="1.13247525691986" calcext:value-type="float">
            <text:p>1,13247525691986</text:p>
          </table:table-cell>
          <table:table-cell office:value-type="float" office:value="1.49708247184753" calcext:value-type="float">
            <text:p>1,49708247184753</text:p>
          </table:table-cell>
          <table:table-cell office:value-type="float" office:value="1.18964314460754" calcext:value-type="float">
            <text:p>1,18964314460754</text:p>
          </table:table-cell>
          <table:table-cell office:value-type="float" office:value="1.59908306598663" calcext:value-type="float">
            <text:p>1,59908306598663</text:p>
          </table:table-cell>
          <table:table-cell office:value-type="float" office:value="1.03924322128296" calcext:value-type="float">
            <text:p>1,03924322128296</text:p>
          </table:table-cell>
          <table:table-cell office:value-type="float" office:value="1.49892902374268" calcext:value-type="float">
            <text:p>1,49892902374268</text:p>
          </table:table-cell>
          <table:table-cell office:value-type="float" office:value="1.40157055854797" calcext:value-type="float">
            <text:p>1,40157055854797</text:p>
          </table:table-cell>
          <table:table-cell office:value-type="float" office:value="1.71249902248383" calcext:value-type="float">
            <text:p>1,71249902248383</text:p>
          </table:table-cell>
          <table:table-cell office:value-type="float" office:value="1.77004814147949" calcext:value-type="float">
            <text:p>1,77004814147949</text:p>
          </table:table-cell>
        </table:table-row>
        <table:table-row table:style-name="ro1">
          <table:table-cell office:value-type="float" office:value="0.984353" calcext:value-type="float">
            <text:p>0,984353</text:p>
          </table:table-cell>
          <table:table-cell office:value-type="float" office:value="0.871667146682739" calcext:value-type="float">
            <text:p>0,871667146682739</text:p>
          </table:table-cell>
          <table:table-cell office:value-type="float" office:value="0.918722271919251" calcext:value-type="float">
            <text:p>0,918722271919251</text:p>
          </table:table-cell>
          <table:table-cell office:value-type="float" office:value="0.89359325170517" calcext:value-type="float">
            <text:p>0,89359325170517</text:p>
          </table:table-cell>
          <table:table-cell office:value-type="float" office:value="0.941451072692871" calcext:value-type="float">
            <text:p>0,941451072692871</text:p>
          </table:table-cell>
          <table:table-cell office:value-type="float" office:value="1.07195580005646" calcext:value-type="float">
            <text:p>1,07195580005646</text:p>
          </table:table-cell>
          <table:table-cell office:value-type="float" office:value="0.845392167568207" calcext:value-type="float">
            <text:p>0,845392167568207</text:p>
          </table:table-cell>
          <table:table-cell office:value-type="float" office:value="1.06114411354065" calcext:value-type="float">
            <text:p>1,06114411354065</text:p>
          </table:table-cell>
          <table:table-cell office:value-type="float" office:value="1.00768971443176" calcext:value-type="float">
            <text:p>1,00768971443176</text:p>
          </table:table-cell>
          <table:table-cell office:value-type="float" office:value="0.997686803340912" calcext:value-type="float">
            <text:p>0,997686803340912</text:p>
          </table:table-cell>
          <table:table-cell office:value-type="float" office:value="1.23422753810883" calcext:value-type="float">
            <text:p>1,23422753810883</text:p>
          </table:table-cell>
        </table:table-row>
        <table:table-row table:style-name="ro1">
          <table:table-cell office:value-type="float" office:value="1.03635" calcext:value-type="float">
            <text:p>1,03635</text:p>
          </table:table-cell>
          <table:table-cell office:value-type="float" office:value="0.940574705600739" calcext:value-type="float">
            <text:p>0,940574705600739</text:p>
          </table:table-cell>
          <table:table-cell office:value-type="float" office:value="0.988754212856293" calcext:value-type="float">
            <text:p>0,988754212856293</text:p>
          </table:table-cell>
          <table:table-cell office:value-type="float" office:value="0.839871823787689" calcext:value-type="float">
            <text:p>0,839871823787689</text:p>
          </table:table-cell>
          <table:table-cell office:value-type="float" office:value="1.14456856250763" calcext:value-type="float">
            <text:p>1,14456856250763</text:p>
          </table:table-cell>
          <table:table-cell office:value-type="float" office:value="1.1982250213623" calcext:value-type="float">
            <text:p>1,1982250213623</text:p>
          </table:table-cell>
          <table:table-cell office:value-type="float" office:value="0.757212221622467" calcext:value-type="float">
            <text:p>0,757212221622467</text:p>
          </table:table-cell>
          <table:table-cell office:value-type="float" office:value="1.15345442295074" calcext:value-type="float">
            <text:p>1,15345442295074</text:p>
          </table:table-cell>
          <table:table-cell office:value-type="float" office:value="1.01453948020935" calcext:value-type="float">
            <text:p>1,01453948020935</text:p>
          </table:table-cell>
          <table:table-cell office:value-type="float" office:value="1.00154983997345" calcext:value-type="float">
            <text:p>1,00154983997345</text:p>
          </table:table-cell>
          <table:table-cell office:value-type="float" office:value="1.32473480701447" calcext:value-type="float">
            <text:p>1,32473480701447</text:p>
          </table:table-cell>
        </table:table-row>
        <table:table-row table:style-name="ro1">
          <table:table-cell office:value-type="float" office:value="1.09904" calcext:value-type="float">
            <text:p>1,09904</text:p>
          </table:table-cell>
          <table:table-cell office:value-type="float" office:value="1.12103247642517" calcext:value-type="float">
            <text:p>1,12103247642517</text:p>
          </table:table-cell>
          <table:table-cell office:value-type="float" office:value="1.0246809720993" calcext:value-type="float">
            <text:p>1,0246809720993</text:p>
          </table:table-cell>
          <table:table-cell office:value-type="float" office:value="0.848320662975311" calcext:value-type="float">
            <text:p>0,848320662975311</text:p>
          </table:table-cell>
          <table:table-cell office:value-type="float" office:value="1.04601669311523" calcext:value-type="float">
            <text:p>1,04601669311523</text:p>
          </table:table-cell>
          <table:table-cell office:value-type="float" office:value="1.39079868793488" calcext:value-type="float">
            <text:p>1,39079868793488</text:p>
          </table:table-cell>
          <table:table-cell office:value-type="float" office:value="0.707738161087036" calcext:value-type="float">
            <text:p>0,707738161087036</text:p>
          </table:table-cell>
          <table:table-cell office:value-type="float" office:value="1.20758080482483" calcext:value-type="float">
            <text:p>1,20758080482483</text:p>
          </table:table-cell>
          <table:table-cell office:value-type="float" office:value="1.06582939624786" calcext:value-type="float">
            <text:p>1,06582939624786</text:p>
          </table:table-cell>
          <table:table-cell office:value-type="float" office:value="1.14747035503387" calcext:value-type="float">
            <text:p>1,14747035503387</text:p>
          </table:table-cell>
          <table:table-cell office:value-type="float" office:value="1.43095219135284" calcext:value-type="float">
            <text:p>1,43095219135284</text:p>
          </table:table-cell>
        </table:table-row>
        <table:table-row table:style-name="ro1">
          <table:table-cell office:value-type="float" office:value="1.48607" calcext:value-type="float">
            <text:p>1,48607</text:p>
          </table:table-cell>
          <table:table-cell office:value-type="float" office:value="1.59770667552948" calcext:value-type="float">
            <text:p>1,59770667552948</text:p>
          </table:table-cell>
          <table:table-cell office:value-type="float" office:value="1.16663789749146" calcext:value-type="float">
            <text:p>1,16663789749146</text:p>
          </table:table-cell>
          <table:table-cell office:value-type="float" office:value="0.994146883487701" calcext:value-type="float">
            <text:p>0,994146883487701</text:p>
          </table:table-cell>
          <table:table-cell office:value-type="float" office:value="1.51089715957642" calcext:value-type="float">
            <text:p>1,51089715957642</text:p>
          </table:table-cell>
          <table:table-cell office:value-type="float" office:value="1.86395037174225" calcext:value-type="float">
            <text:p>1,86395037174225</text:p>
          </table:table-cell>
          <table:table-cell office:value-type="float" office:value="0.791538596153259" calcext:value-type="float">
            <text:p>0,791538596153259</text:p>
          </table:table-cell>
          <table:table-cell office:value-type="float" office:value="1.92900156974792" calcext:value-type="float">
            <text:p>1,92900156974792</text:p>
          </table:table-cell>
          <table:table-cell office:value-type="float" office:value="1.35308849811554" calcext:value-type="float">
            <text:p>1,35308849811554</text:p>
          </table:table-cell>
          <table:table-cell office:value-type="float" office:value="1.77740800380707" calcext:value-type="float">
            <text:p>1,77740800380707</text:p>
          </table:table-cell>
          <table:table-cell office:value-type="float" office:value="1.87631273269653" calcext:value-type="float">
            <text:p>1,87631273269653</text:p>
          </table:table-cell>
        </table:table-row>
        <table:table-row table:style-name="ro1">
          <table:table-cell office:value-type="float" office:value="1.71941" calcext:value-type="float">
            <text:p>1,71941</text:p>
          </table:table-cell>
          <table:table-cell office:value-type="float" office:value="1.84649729728699" calcext:value-type="float">
            <text:p>1,84649729728699</text:p>
          </table:table-cell>
          <table:table-cell office:value-type="float" office:value="1.23005533218384" calcext:value-type="float">
            <text:p>1,23005533218384</text:p>
          </table:table-cell>
          <table:table-cell office:value-type="float" office:value="1.19738602638245" calcext:value-type="float">
            <text:p>1,19738602638245</text:p>
          </table:table-cell>
          <table:table-cell office:value-type="float" office:value="1.77256536483765" calcext:value-type="float">
            <text:p>1,77256536483765</text:p>
          </table:table-cell>
          <table:table-cell office:value-type="float" office:value="2.1245493888855" calcext:value-type="float">
            <text:p>2,1245493888855</text:p>
          </table:table-cell>
          <table:table-cell office:value-type="float" office:value="0.858340740203857" calcext:value-type="float">
            <text:p>0,858340740203857</text:p>
          </table:table-cell>
          <table:table-cell office:value-type="float" office:value="2.40991258621216" calcext:value-type="float">
            <text:p>2,40991258621216</text:p>
          </table:table-cell>
          <table:table-cell office:value-type="float" office:value="1.61107444763184" calcext:value-type="float">
            <text:p>1,61107444763184</text:p>
          </table:table-cell>
          <table:table-cell office:value-type="float" office:value="2.16738080978394" calcext:value-type="float">
            <text:p>2,16738080978394</text:p>
          </table:table-cell>
          <table:table-cell office:value-type="float" office:value="1.97633755207062" calcext:value-type="float">
            <text:p>1,97633755207062</text:p>
          </table:table-cell>
        </table:table-row>
        <table:table-row table:style-name="ro1">
          <table:table-cell office:value-type="float" office:value="1.615" calcext:value-type="float">
            <text:p>1,615</text:p>
          </table:table-cell>
          <table:table-cell office:value-type="float" office:value="1.6874383687973" calcext:value-type="float">
            <text:p>1,6874383687973</text:p>
          </table:table-cell>
          <table:table-cell office:value-type="float" office:value="1.27660620212555" calcext:value-type="float">
            <text:p>1,27660620212555</text:p>
          </table:table-cell>
          <table:table-cell office:value-type="float" office:value="1.12144207954407" calcext:value-type="float">
            <text:p>1,12144207954407</text:p>
          </table:table-cell>
          <table:table-cell office:value-type="float" office:value="1.64672660827637" calcext:value-type="float">
            <text:p>1,64672660827637</text:p>
          </table:table-cell>
          <table:table-cell office:value-type="float" office:value="2.06212568283081" calcext:value-type="float">
            <text:p>2,06212568283081</text:p>
          </table:table-cell>
          <table:table-cell office:value-type="float" office:value="0.774872839450836" calcext:value-type="float">
            <text:p>0,774872839450836</text:p>
          </table:table-cell>
          <table:table-cell office:value-type="float" office:value="2.1770133972168" calcext:value-type="float">
            <text:p>2,1770133972168</text:p>
          </table:table-cell>
          <table:table-cell office:value-type="float" office:value="1.43862962722778" calcext:value-type="float">
            <text:p>1,43862962722778</text:p>
          </table:table-cell>
          <table:table-cell office:value-type="float" office:value="2.06574654579163" calcext:value-type="float">
            <text:p>2,06574654579163</text:p>
          </table:table-cell>
          <table:table-cell office:value-type="float" office:value="1.8994208574295" calcext:value-type="float">
            <text:p>1,8994208574295</text:p>
          </table:table-cell>
        </table:table-row>
        <table:table-row table:style-name="ro1">
          <table:table-cell office:value-type="float" office:value="1.08007" calcext:value-type="float">
            <text:p>1,08007</text:p>
          </table:table-cell>
          <table:table-cell office:value-type="float" office:value="1.07103705406189" calcext:value-type="float">
            <text:p>1,07103705406189</text:p>
          </table:table-cell>
          <table:table-cell office:value-type="float" office:value="0.852304339408875" calcext:value-type="float">
            <text:p>0,852304339408875</text:p>
          </table:table-cell>
          <table:table-cell office:value-type="float" office:value="0.761235237121582" calcext:value-type="float">
            <text:p>0,761235237121582</text:p>
          </table:table-cell>
          <table:table-cell office:value-type="float" office:value="1.05532491207123" calcext:value-type="float">
            <text:p>1,05532491207123</text:p>
          </table:table-cell>
          <table:table-cell office:value-type="float" office:value="1.28948855400085" calcext:value-type="float">
            <text:p>1,28948855400085</text:p>
          </table:table-cell>
          <table:table-cell office:value-type="float" office:value="0.620937585830689" calcext:value-type="float">
            <text:p>0,620937585830689</text:p>
          </table:table-cell>
          <table:table-cell office:value-type="float" office:value="1.25715947151184" calcext:value-type="float">
            <text:p>1,25715947151184</text:p>
          </table:table-cell>
          <table:table-cell office:value-type="float" office:value="0.974836826324463" calcext:value-type="float">
            <text:p>0,974836826324463</text:p>
          </table:table-cell>
          <table:table-cell office:value-type="float" office:value="1.43755269050598" calcext:value-type="float">
            <text:p>1,43755269050598</text:p>
          </table:table-cell>
          <table:table-cell office:value-type="float" office:value="1.48077881336212" calcext:value-type="float">
            <text:p>1,48077881336212</text:p>
          </table:table-cell>
        </table:table-row>
        <table:table-row table:style-name="ro1">
          <table:table-cell office:value-type="float" office:value="0.86956" calcext:value-type="float">
            <text:p>0,86956</text:p>
          </table:table-cell>
          <table:table-cell office:value-type="float" office:value="0.791274547576904" calcext:value-type="float">
            <text:p>0,791274547576904</text:p>
          </table:table-cell>
          <table:table-cell office:value-type="float" office:value="0.799592137336731" calcext:value-type="float">
            <text:p>0,799592137336731</text:p>
          </table:table-cell>
          <table:table-cell office:value-type="float" office:value="0.744386076927185" calcext:value-type="float">
            <text:p>0,744386076927185</text:p>
          </table:table-cell>
          <table:table-cell office:value-type="float" office:value="0.859943866729736" calcext:value-type="float">
            <text:p>0,859943866729736</text:p>
          </table:table-cell>
          <table:table-cell office:value-type="float" office:value="1.0499130487442" calcext:value-type="float">
            <text:p>1,0499130487442</text:p>
          </table:table-cell>
          <table:table-cell office:value-type="float" office:value="0.570295989513397" calcext:value-type="float">
            <text:p>0,570295989513397</text:p>
          </table:table-cell>
          <table:table-cell office:value-type="float" office:value="0.889978229999542" calcext:value-type="float">
            <text:p>0,889978229999542</text:p>
          </table:table-cell>
          <table:table-cell office:value-type="float" office:value="0.814026296138763" calcext:value-type="float">
            <text:p>0,814026296138763</text:p>
          </table:table-cell>
          <table:table-cell office:value-type="float" office:value="0.959716141223908" calcext:value-type="float">
            <text:p>0,959716141223908</text:p>
          </table:table-cell>
          <table:table-cell office:value-type="float" office:value="1.21647751331329" calcext:value-type="float">
            <text:p>1,21647751331329</text:p>
          </table:table-cell>
        </table:table-row>
        <table:table-row table:style-name="ro1">
          <table:table-cell office:value-type="float" office:value="0.746294" calcext:value-type="float">
            <text:p>0,746294</text:p>
          </table:table-cell>
          <table:table-cell office:value-type="float" office:value="0.585858345031738" calcext:value-type="float">
            <text:p>0,585858345031738</text:p>
          </table:table-cell>
          <table:table-cell office:value-type="float" office:value="0.720544457435608" calcext:value-type="float">
            <text:p>0,720544457435608</text:p>
          </table:table-cell>
          <table:table-cell office:value-type="float" office:value="0.65546315908432" calcext:value-type="float">
            <text:p>0,65546315908432</text:p>
          </table:table-cell>
          <table:table-cell office:value-type="float" office:value="0.829094290733337" calcext:value-type="float">
            <text:p>0,829094290733337</text:p>
          </table:table-cell>
          <table:table-cell office:value-type="float" office:value="0.771983921527863" calcext:value-type="float">
            <text:p>0,771983921527863</text:p>
          </table:table-cell>
          <table:table-cell office:value-type="float" office:value="0.586844265460968" calcext:value-type="float">
            <text:p>0,586844265460968</text:p>
          </table:table-cell>
          <table:table-cell office:value-type="float" office:value="0.717698276042938" calcext:value-type="float">
            <text:p>0,717698276042938</text:p>
          </table:table-cell>
          <table:table-cell office:value-type="float" office:value="0.727190792560577" calcext:value-type="float">
            <text:p>0,727190792560577</text:p>
          </table:table-cell>
          <table:table-cell office:value-type="float" office:value="0.781682670116425" calcext:value-type="float">
            <text:p>0,781682670116425</text:p>
          </table:table-cell>
          <table:table-cell office:value-type="float" office:value="1.08658277988434" calcext:value-type="float">
            <text:p>1,08658277988434</text:p>
          </table:table-cell>
        </table:table-row>
        <table:table-row table:style-name="ro1">
          <table:table-cell office:value-type="float" office:value="0.761607" calcext:value-type="float">
            <text:p>0,761607</text:p>
          </table:table-cell>
          <table:table-cell office:value-type="float" office:value="0.6682408452034" calcext:value-type="float">
            <text:p>0,6682408452034</text:p>
          </table:table-cell>
          <table:table-cell office:value-type="float" office:value="0.709101498126984" calcext:value-type="float">
            <text:p>0,709101498126984</text:p>
          </table:table-cell>
          <table:table-cell office:value-type="float" office:value="0.672534286975861" calcext:value-type="float">
            <text:p>0,672534286975861</text:p>
          </table:table-cell>
          <table:table-cell office:value-type="float" office:value="0.758211433887482" calcext:value-type="float">
            <text:p>0,758211433887482</text:p>
          </table:table-cell>
          <table:table-cell office:value-type="float" office:value="0.833606064319611" calcext:value-type="float">
            <text:p>0,833606064319611</text:p>
          </table:table-cell>
          <table:table-cell office:value-type="float" office:value="0.700226783752441" calcext:value-type="float">
            <text:p>0,700226783752441</text:p>
          </table:table-cell>
          <table:table-cell office:value-type="float" office:value="0.720161437988281" calcext:value-type="float">
            <text:p>0,720161437988281</text:p>
          </table:table-cell>
          <table:table-cell office:value-type="float" office:value="0.844801366329193" calcext:value-type="float">
            <text:p>0,844801366329193</text:p>
          </table:table-cell>
          <table:table-cell office:value-type="float" office:value="0.75585550069809" calcext:value-type="float">
            <text:p>0,75585550069809</text:p>
          </table:table-cell>
          <table:table-cell office:value-type="float" office:value="0.953325867652893" calcext:value-type="float">
            <text:p>0,953325867652893</text:p>
          </table:table-cell>
        </table:table-row>
        <table:table-row table:style-name="ro1">
          <table:table-cell office:value-type="float" office:value="0.695537" calcext:value-type="float">
            <text:p>0,695537</text:p>
          </table:table-cell>
          <table:table-cell office:value-type="float" office:value="0.59151828289032" calcext:value-type="float">
            <text:p>0,59151828289032</text:p>
          </table:table-cell>
          <table:table-cell office:value-type="float" office:value="0.609386563301086" calcext:value-type="float">
            <text:p>0,609386563301086</text:p>
          </table:table-cell>
          <table:table-cell office:value-type="float" office:value="0.644621670246124" calcext:value-type="float">
            <text:p>0,644621670246124</text:p>
          </table:table-cell>
          <table:table-cell office:value-type="float" office:value="0.799473702907562" calcext:value-type="float">
            <text:p>0,799473702907562</text:p>
          </table:table-cell>
          <table:table-cell office:value-type="float" office:value="0.717462420463562" calcext:value-type="float">
            <text:p>0,717462420463562</text:p>
          </table:table-cell>
          <table:table-cell office:value-type="float" office:value="0.600476086139679" calcext:value-type="float">
            <text:p>0,600476086139679</text:p>
          </table:table-cell>
          <table:table-cell office:value-type="float" office:value="0.663628280162811" calcext:value-type="float">
            <text:p>0,663628280162811</text:p>
          </table:table-cell>
          <table:table-cell office:value-type="float" office:value="0.733188211917877" calcext:value-type="float">
            <text:p>0,733188211917877</text:p>
          </table:table-cell>
          <table:table-cell office:value-type="float" office:value="0.700232625007629" calcext:value-type="float">
            <text:p>0,700232625007629</text:p>
          </table:table-cell>
          <table:table-cell office:value-type="float" office:value="0.895381569862366" calcext:value-type="float">
            <text:p>0,895381569862366</text:p>
          </table:table-cell>
        </table:table-row>
        <table:table-row table:style-name="ro1">
          <table:table-cell office:value-type="float" office:value="0.65019" calcext:value-type="float">
            <text:p>0,65019</text:p>
          </table:table-cell>
          <table:table-cell office:value-type="float" office:value="0.560578763484955" calcext:value-type="float">
            <text:p>0,560578763484955</text:p>
          </table:table-cell>
          <table:table-cell office:value-type="float" office:value="0.584289968013763" calcext:value-type="float">
            <text:p>0,584289968013763</text:p>
          </table:table-cell>
          <table:table-cell office:value-type="float" office:value="0.609513223171234" calcext:value-type="float">
            <text:p>0,609513223171234</text:p>
          </table:table-cell>
          <table:table-cell office:value-type="float" office:value="0.721998572349548" calcext:value-type="float">
            <text:p>0,721998572349548</text:p>
          </table:table-cell>
          <table:table-cell office:value-type="float" office:value="0.659299075603485" calcext:value-type="float">
            <text:p>0,659299075603485</text:p>
          </table:table-cell>
          <table:table-cell office:value-type="float" office:value="0.592555463314056" calcext:value-type="float">
            <text:p>0,592555463314056</text:p>
          </table:table-cell>
          <table:table-cell office:value-type="float" office:value="0.589828491210938" calcext:value-type="float">
            <text:p>0,589828491210938</text:p>
          </table:table-cell>
          <table:table-cell office:value-type="float" office:value="0.689339995384216" calcext:value-type="float">
            <text:p>0,689339995384216</text:p>
          </table:table-cell>
          <table:table-cell office:value-type="float" office:value="0.638355672359467" calcext:value-type="float">
            <text:p>0,638355672359467</text:p>
          </table:table-cell>
          <table:table-cell office:value-type="float" office:value="0.85613751411438" calcext:value-type="float">
            <text:p>0,85613751411438</text:p>
          </table:table-cell>
        </table:table-row>
        <table:table-row table:style-name="ro1">
          <table:table-cell office:value-type="float" office:value="0.734879" calcext:value-type="float">
            <text:p>0,734879</text:p>
          </table:table-cell>
          <table:table-cell office:value-type="float" office:value="0.68991756439209" calcext:value-type="float">
            <text:p>0,68991756439209</text:p>
          </table:table-cell>
          <table:table-cell office:value-type="float" office:value="0.618171036243439" calcext:value-type="float">
            <text:p>0,618171036243439</text:p>
          </table:table-cell>
          <table:table-cell office:value-type="float" office:value="0.652588188648224" calcext:value-type="float">
            <text:p>0,652588188648224</text:p>
          </table:table-cell>
          <table:table-cell office:value-type="float" office:value="0.846049010753632" calcext:value-type="float">
            <text:p>0,846049010753632</text:p>
          </table:table-cell>
          <table:table-cell office:value-type="float" office:value="0.728342413902283" calcext:value-type="float">
            <text:p>0,728342413902283</text:p>
          </table:table-cell>
          <table:table-cell office:value-type="float" office:value="0.733352839946747" calcext:value-type="float">
            <text:p>0,733352839946747</text:p>
          </table:table-cell>
          <table:table-cell office:value-type="float" office:value="0.670924842357636" calcext:value-type="float">
            <text:p>0,670924842357636</text:p>
          </table:table-cell>
          <table:table-cell office:value-type="float" office:value="0.784951329231262" calcext:value-type="float">
            <text:p>0,784951329231262</text:p>
          </table:table-cell>
          <table:table-cell office:value-type="float" office:value="0.710987687110901" calcext:value-type="float">
            <text:p>0,710987687110901</text:p>
          </table:table-cell>
          <table:table-cell office:value-type="float" office:value="0.913506150245667" calcext:value-type="float">
            <text:p>0,913506150245667</text:p>
          </table:table-cell>
        </table:table-row>
        <table:table-row table:style-name="ro1">
          <table:table-cell office:value-type="float" office:value="0.817183" calcext:value-type="float">
            <text:p>0,817183</text:p>
          </table:table-cell>
          <table:table-cell office:value-type="float" office:value="0.778507590293884" calcext:value-type="float">
            <text:p>0,778507590293884</text:p>
          </table:table-cell>
          <table:table-cell office:value-type="float" office:value="0.664872229099274" calcext:value-type="float">
            <text:p>0,664872229099274</text:p>
          </table:table-cell>
          <table:table-cell office:value-type="float" office:value="0.689091920852661" calcext:value-type="float">
            <text:p>0,689091920852661</text:p>
          </table:table-cell>
          <table:table-cell office:value-type="float" office:value="0.881809592247009" calcext:value-type="float">
            <text:p>0,881809592247009</text:p>
          </table:table-cell>
          <table:table-cell office:value-type="float" office:value="0.791712999343872" calcext:value-type="float">
            <text:p>0,791712999343872</text:p>
          </table:table-cell>
          <table:table-cell office:value-type="float" office:value="1.10691452026367" calcext:value-type="float">
            <text:p>1,10691452026367</text:p>
          </table:table-cell>
          <table:table-cell office:value-type="float" office:value="0.728969514369965" calcext:value-type="float">
            <text:p>0,728969514369965</text:p>
          </table:table-cell>
          <table:table-cell office:value-type="float" office:value="0.823047816753387" calcext:value-type="float">
            <text:p>0,823047816753387</text:p>
          </table:table-cell>
          <table:table-cell office:value-type="float" office:value="0.779778003692627" calcext:value-type="float">
            <text:p>0,779778003692627</text:p>
          </table:table-cell>
          <table:table-cell office:value-type="float" office:value="0.92713075876236" calcext:value-type="float">
            <text:p>0,92713075876236</text:p>
          </table:table-cell>
        </table:table-row>
        <table:table-row table:style-name="ro1">
          <table:table-cell office:value-type="float" office:value="1.40024" calcext:value-type="float">
            <text:p>1,40024</text:p>
          </table:table-cell>
          <table:table-cell office:value-type="float" office:value="1.32742345333099" calcext:value-type="float">
            <text:p>1,32742345333099</text:p>
          </table:table-cell>
          <table:table-cell office:value-type="float" office:value="1.22122013568878" calcext:value-type="float">
            <text:p>1,22122013568878</text:p>
          </table:table-cell>
          <table:table-cell office:value-type="float" office:value="1.18343448638916" calcext:value-type="float">
            <text:p>1,18343448638916</text:p>
          </table:table-cell>
          <table:table-cell office:value-type="float" office:value="1.34041309356689" calcext:value-type="float">
            <text:p>1,34041309356689</text:p>
          </table:table-cell>
          <table:table-cell office:value-type="float" office:value="1.45319056510925" calcext:value-type="float">
            <text:p>1,45319056510925</text:p>
          </table:table-cell>
          <table:table-cell office:value-type="float" office:value="2.17477011680603" calcext:value-type="float">
            <text:p>2,17477011680603</text:p>
          </table:table-cell>
          <table:table-cell office:value-type="float" office:value="1.32769894599915" calcext:value-type="float">
            <text:p>1,32769894599915</text:p>
          </table:table-cell>
          <table:table-cell office:value-type="float" office:value="1.14414036273956" calcext:value-type="float">
            <text:p>1,14414036273956</text:p>
          </table:table-cell>
          <table:table-cell office:value-type="float" office:value="1.35177528858185" calcext:value-type="float">
            <text:p>1,35177528858185</text:p>
          </table:table-cell>
          <table:table-cell office:value-type="float" office:value="1.47838234901428" calcext:value-type="float">
            <text:p>1,47838234901428</text:p>
          </table:table-cell>
        </table:table-row>
        <table:table-row table:style-name="ro1">
          <table:table-cell office:value-type="float" office:value="1.80658" calcext:value-type="float">
            <text:p>1,80658</text:p>
          </table:table-cell>
          <table:table-cell office:value-type="float" office:value="1.72746968269348" calcext:value-type="float">
            <text:p>1,72746968269348</text:p>
          </table:table-cell>
          <table:table-cell office:value-type="float" office:value="1.51118183135986" calcext:value-type="float">
            <text:p>1,51118183135986</text:p>
          </table:table-cell>
          <table:table-cell office:value-type="float" office:value="1.3679506778717" calcext:value-type="float">
            <text:p>1,3679506778717</text:p>
          </table:table-cell>
          <table:table-cell office:value-type="float" office:value="1.79893207550049" calcext:value-type="float">
            <text:p>1,79893207550049</text:p>
          </table:table-cell>
          <table:table-cell office:value-type="float" office:value="1.82412898540497" calcext:value-type="float">
            <text:p>1,82412898540497</text:p>
          </table:table-cell>
          <table:table-cell office:value-type="float" office:value="3.26432704925537" calcext:value-type="float">
            <text:p>3,26432704925537</text:p>
          </table:table-cell>
          <table:table-cell office:value-type="float" office:value="1.80029582977295" calcext:value-type="float">
            <text:p>1,80029582977295</text:p>
          </table:table-cell>
          <table:table-cell office:value-type="float" office:value="1.31888377666473" calcext:value-type="float">
            <text:p>1,31888377666473</text:p>
          </table:table-cell>
          <table:table-cell office:value-type="float" office:value="1.61386978626251" calcext:value-type="float">
            <text:p>1,61386978626251</text:p>
          </table:table-cell>
          <table:table-cell office:value-type="float" office:value="1.83875024318695" calcext:value-type="float">
            <text:p>1,83875024318695</text:p>
          </table:table-cell>
        </table:table-row>
        <table:table-row table:style-name="ro1">
          <table:table-cell office:value-type="float" office:value="2.08791" calcext:value-type="float">
            <text:p>2,08791</text:p>
          </table:table-cell>
          <table:table-cell office:value-type="float" office:value="2.07957434654236" calcext:value-type="float">
            <text:p>2,07957434654236</text:p>
          </table:table-cell>
          <table:table-cell office:value-type="float" office:value="1.65658533573151" calcext:value-type="float">
            <text:p>1,65658533573151</text:p>
          </table:table-cell>
          <table:table-cell office:value-type="float" office:value="1.42047846317291" calcext:value-type="float">
            <text:p>1,42047846317291</text:p>
          </table:table-cell>
          <table:table-cell office:value-type="float" office:value="2.11688208580017" calcext:value-type="float">
            <text:p>2,11688208580017</text:p>
          </table:table-cell>
          <table:table-cell office:value-type="float" office:value="2.09348750114441" calcext:value-type="float">
            <text:p>2,09348750114441</text:p>
          </table:table-cell>
          <table:table-cell office:value-type="float" office:value="3.46806669235229" calcext:value-type="float">
            <text:p>3,46806669235229</text:p>
          </table:table-cell>
          <table:table-cell office:value-type="float" office:value="2.27955174446106" calcext:value-type="float">
            <text:p>2,27955174446106</text:p>
          </table:table-cell>
          <table:table-cell office:value-type="float" office:value="1.66859185695648" calcext:value-type="float">
            <text:p>1,66859185695648</text:p>
          </table:table-cell>
          <table:table-cell office:value-type="float" office:value="1.84661602973938" calcext:value-type="float">
            <text:p>1,84661602973938</text:p>
          </table:table-cell>
          <table:table-cell office:value-type="float" office:value="2.24921607971191" calcext:value-type="float">
            <text:p>2,24921607971191</text:p>
          </table:table-cell>
        </table:table-row>
        <table:table-row table:style-name="ro1">
          <table:table-cell office:value-type="float" office:value="1.92467" calcext:value-type="float">
            <text:p>1,92467</text:p>
          </table:table-cell>
          <table:table-cell office:value-type="float" office:value="1.72149729728699" calcext:value-type="float">
            <text:p>1,72149729728699</text:p>
          </table:table-cell>
          <table:table-cell office:value-type="float" office:value="1.49001586437225" calcext:value-type="float">
            <text:p>1,49001586437225</text:p>
          </table:table-cell>
          <table:table-cell office:value-type="float" office:value="1.3473494052887" calcext:value-type="float">
            <text:p>1,3473494052887</text:p>
          </table:table-cell>
          <table:table-cell office:value-type="float" office:value="1.74349641799927" calcext:value-type="float">
            <text:p>1,74349641799927</text:p>
          </table:table-cell>
          <table:table-cell office:value-type="float" office:value="1.73601830005646" calcext:value-type="float">
            <text:p>1,73601830005646</text:p>
          </table:table-cell>
          <table:table-cell office:value-type="float" office:value="4.07824611663818" calcext:value-type="float">
            <text:p>4,07824611663818</text:p>
          </table:table-cell>
          <table:table-cell office:value-type="float" office:value="1.84032356739044" calcext:value-type="float">
            <text:p>1,84032356739044</text:p>
          </table:table-cell>
          <table:table-cell office:value-type="float" office:value="1.63559436798096" calcext:value-type="float">
            <text:p>1,63559436798096</text:p>
          </table:table-cell>
          <table:table-cell office:value-type="float" office:value="1.63479459285736" calcext:value-type="float">
            <text:p>1,63479459285736</text:p>
          </table:table-cell>
          <table:table-cell office:value-type="float" office:value="2.01939821243286" calcext:value-type="float">
            <text:p>2,01939821243286</text:p>
          </table:table-cell>
        </table:table-row>
        <table:table-row table:style-name="ro1">
          <table:table-cell office:value-type="float" office:value="1.68951" calcext:value-type="float">
            <text:p>1,68951</text:p>
          </table:table-cell>
          <table:table-cell office:value-type="float" office:value="1.3626743555069" calcext:value-type="float">
            <text:p>1,3626743555069</text:p>
          </table:table-cell>
          <table:table-cell office:value-type="float" office:value="1.5077702999115" calcext:value-type="float">
            <text:p>1,5077702999115</text:p>
          </table:table-cell>
          <table:table-cell office:value-type="float" office:value="1.48129868507385" calcext:value-type="float">
            <text:p>1,48129868507385</text:p>
          </table:table-cell>
          <table:table-cell office:value-type="float" office:value="1.64339482784271" calcext:value-type="float">
            <text:p>1,64339482784271</text:p>
          </table:table-cell>
          <table:table-cell office:value-type="float" office:value="1.48041117191315" calcext:value-type="float">
            <text:p>1,48041117191315</text:p>
          </table:table-cell>
          <table:table-cell office:value-type="float" office:value="3.48321413993835" calcext:value-type="float">
            <text:p>3,48321413993835</text:p>
          </table:table-cell>
          <table:table-cell office:value-type="float" office:value="1.31200015544891" calcext:value-type="float">
            <text:p>1,31200015544891</text:p>
          </table:table-cell>
          <table:table-cell office:value-type="float" office:value="1.51936995983124" calcext:value-type="float">
            <text:p>1,51936995983124</text:p>
          </table:table-cell>
          <table:table-cell office:value-type="float" office:value="1.39613139629364" calcext:value-type="float">
            <text:p>1,39613139629364</text:p>
          </table:table-cell>
          <table:table-cell office:value-type="float" office:value="1.70885014533997" calcext:value-type="float">
            <text:p>1,70885014533997</text:p>
          </table:table-cell>
        </table:table-row>
        <table:table-row table:style-name="ro1">
          <table:table-cell office:value-type="float" office:value="1.81239" calcext:value-type="float">
            <text:p>1,81239</text:p>
          </table:table-cell>
          <table:table-cell office:value-type="float" office:value="1.43521571159363" calcext:value-type="float">
            <text:p>1,43521571159363</text:p>
          </table:table-cell>
          <table:table-cell office:value-type="float" office:value="1.60921478271484" calcext:value-type="float">
            <text:p>1,60921478271484</text:p>
          </table:table-cell>
          <table:table-cell office:value-type="float" office:value="1.61938726902008" calcext:value-type="float">
            <text:p>1,61938726902008</text:p>
          </table:table-cell>
          <table:table-cell office:value-type="float" office:value="1.75753712654114" calcext:value-type="float">
            <text:p>1,75753712654114</text:p>
          </table:table-cell>
          <table:table-cell office:value-type="float" office:value="1.58902907371521" calcext:value-type="float">
            <text:p>1,58902907371521</text:p>
          </table:table-cell>
          <table:table-cell office:value-type="float" office:value="3.33039832115173" calcext:value-type="float">
            <text:p>3,33039832115173</text:p>
          </table:table-cell>
          <table:table-cell office:value-type="float" office:value="1.498326420784" calcext:value-type="float">
            <text:p>1,498326420784</text:p>
          </table:table-cell>
          <table:table-cell office:value-type="float" office:value="1.94842028617859" calcext:value-type="float">
            <text:p>1,94842028617859</text:p>
          </table:table-cell>
          <table:table-cell office:value-type="float" office:value="1.42400217056274" calcext:value-type="float">
            <text:p>1,42400217056274</text:p>
          </table:table-cell>
          <table:table-cell office:value-type="float" office:value="1.91238057613373" calcext:value-type="float">
            <text:p>1,91238057613373</text:p>
          </table:table-cell>
        </table:table-row>
        <table:table-row table:style-name="ro1">
          <table:table-cell office:value-type="float" office:value="1.9208" calcext:value-type="float">
            <text:p>1,9208</text:p>
          </table:table-cell>
          <table:table-cell office:value-type="float" office:value="1.56226968765259" calcext:value-type="float">
            <text:p>1,56226968765259</text:p>
          </table:table-cell>
          <table:table-cell office:value-type="float" office:value="1.71457850933075" calcext:value-type="float">
            <text:p>1,71457850933075</text:p>
          </table:table-cell>
          <table:table-cell office:value-type="float" office:value="1.73477017879486" calcext:value-type="float">
            <text:p>1,73477017879486</text:p>
          </table:table-cell>
          <table:table-cell office:value-type="float" office:value="1.79230904579163" calcext:value-type="float">
            <text:p>1,79230904579163</text:p>
          </table:table-cell>
          <table:table-cell office:value-type="float" office:value="1.72974097728729" calcext:value-type="float">
            <text:p>1,72974097728729</text:p>
          </table:table-cell>
          <table:table-cell office:value-type="float" office:value="3.21816802024841" calcext:value-type="float">
            <text:p>3,21816802024841</text:p>
          </table:table-cell>
          <table:table-cell office:value-type="float" office:value="1.71137619018555" calcext:value-type="float">
            <text:p>1,71137619018555</text:p>
          </table:table-cell>
          <table:table-cell office:value-type="float" office:value="2.19040513038635" calcext:value-type="float">
            <text:p>2,19040513038635</text:p>
          </table:table-cell>
          <table:table-cell office:value-type="float" office:value="1.46261847019196" calcext:value-type="float">
            <text:p>1,46261847019196</text:p>
          </table:table-cell>
          <table:table-cell office:value-type="float" office:value="2.09172129631042" calcext:value-type="float">
            <text:p>2,09172129631042</text:p>
          </table:table-cell>
        </table:table-row>
        <table:table-row table:style-name="ro1">
          <table:table-cell office:value-type="float" office:value="1.75557" calcext:value-type="float">
            <text:p>1,75557</text:p>
          </table:table-cell>
          <table:table-cell office:value-type="float" office:value="1.3783586025238" calcext:value-type="float">
            <text:p>1,3783586025238</text:p>
          </table:table-cell>
          <table:table-cell office:value-type="float" office:value="1.69012093544006" calcext:value-type="float">
            <text:p>1,69012093544006</text:p>
          </table:table-cell>
          <table:table-cell office:value-type="float" office:value="1.59973013401032" calcext:value-type="float">
            <text:p>1,59973013401032</text:p>
          </table:table-cell>
          <table:table-cell office:value-type="float" office:value="1.59571099281311" calcext:value-type="float">
            <text:p>1,59571099281311</text:p>
          </table:table-cell>
          <table:table-cell office:value-type="float" office:value="1.63176095485687" calcext:value-type="float">
            <text:p>1,63176095485687</text:p>
          </table:table-cell>
          <table:table-cell office:value-type="float" office:value="2.70718574523926" calcext:value-type="float">
            <text:p>2,70718574523926</text:p>
          </table:table-cell>
          <table:table-cell office:value-type="float" office:value="1.65099287033081" calcext:value-type="float">
            <text:p>1,65099287033081</text:p>
          </table:table-cell>
          <table:table-cell office:value-type="float" office:value="2.1548798084259" calcext:value-type="float">
            <text:p>2,1548798084259</text:p>
          </table:table-cell>
          <table:table-cell office:value-type="float" office:value="1.27900683879852" calcext:value-type="float">
            <text:p>1,27900683879852</text:p>
          </table:table-cell>
          <table:table-cell office:value-type="float" office:value="1.86798620223999" calcext:value-type="float">
            <text:p>1,86798620223999</text:p>
          </table:table-cell>
        </table:table-row>
        <table:table-row table:style-name="ro1">
          <table:table-cell office:value-type="float" office:value="1.25068" calcext:value-type="float">
            <text:p>1,25068</text:p>
          </table:table-cell>
          <table:table-cell office:value-type="float" office:value="0.913320124149323" calcext:value-type="float">
            <text:p>0,913320124149323</text:p>
          </table:table-cell>
          <table:table-cell office:value-type="float" office:value="1.19174349308014" calcext:value-type="float">
            <text:p>1,19174349308014</text:p>
          </table:table-cell>
          <table:table-cell office:value-type="float" office:value="1.06185448169708" calcext:value-type="float">
            <text:p>1,06185448169708</text:p>
          </table:table-cell>
          <table:table-cell office:value-type="float" office:value="1.1790919303894" calcext:value-type="float">
            <text:p>1,1790919303894</text:p>
          </table:table-cell>
          <table:table-cell office:value-type="float" office:value="1.22326898574829" calcext:value-type="float">
            <text:p>1,22326898574829</text:p>
          </table:table-cell>
          <table:table-cell office:value-type="float" office:value="2.00713515281677" calcext:value-type="float">
            <text:p>2,00713515281677</text:p>
          </table:table-cell>
          <table:table-cell office:value-type="float" office:value="1.11786592006683" calcext:value-type="float">
            <text:p>1,11786592006683</text:p>
          </table:table-cell>
          <table:table-cell office:value-type="float" office:value="1.5745120048523" calcext:value-type="float">
            <text:p>1,5745120048523</text:p>
          </table:table-cell>
          <table:table-cell office:value-type="float" office:value="0.938258647918701" calcext:value-type="float">
            <text:p>0,938258647918701</text:p>
          </table:table-cell>
          <table:table-cell office:value-type="float" office:value="1.29970693588257" calcext:value-type="float">
            <text:p>1,29970693588257</text:p>
          </table:table-cell>
        </table:table-row>
        <table:table-row table:style-name="ro1">
          <table:table-cell office:value-type="float" office:value="0.932906" calcext:value-type="float">
            <text:p>0,932906</text:p>
          </table:table-cell>
          <table:table-cell office:value-type="float" office:value="0.704334795475006" calcext:value-type="float">
            <text:p>0,704334795475006</text:p>
          </table:table-cell>
          <table:table-cell office:value-type="float" office:value="0.7846919298172" calcext:value-type="float">
            <text:p>0,7846919298172</text:p>
          </table:table-cell>
          <table:table-cell office:value-type="float" office:value="0.698454022407532" calcext:value-type="float">
            <text:p>0,698454022407532</text:p>
          </table:table-cell>
          <table:table-cell office:value-type="float" office:value="0.894374370574951" calcext:value-type="float">
            <text:p>0,894374370574951</text:p>
          </table:table-cell>
          <table:table-cell office:value-type="float" office:value="1.05107223987579" calcext:value-type="float">
            <text:p>1,05107223987579</text:p>
          </table:table-cell>
          <table:table-cell office:value-type="float" office:value="1.38799500465393" calcext:value-type="float">
            <text:p>1,38799500465393</text:p>
          </table:table-cell>
          <table:table-cell office:value-type="float" office:value="0.83051335811615" calcext:value-type="float">
            <text:p>0,83051335811615</text:p>
          </table:table-cell>
          <table:table-cell office:value-type="float" office:value="1.24991571903229" calcext:value-type="float">
            <text:p>1,24991571903229</text:p>
          </table:table-cell>
          <table:table-cell office:value-type="float" office:value="0.749330282211304" calcext:value-type="float">
            <text:p>0,749330282211304</text:p>
          </table:table-cell>
          <table:table-cell office:value-type="float" office:value="0.978375256061554" calcext:value-type="float">
            <text:p>0,978375256061554</text:p>
          </table:table-cell>
        </table:table-row>
        <table:table-row table:style-name="ro1">
          <table:table-cell office:value-type="float" office:value="0.736862" calcext:value-type="float">
            <text:p>0,736862</text:p>
          </table:table-cell>
          <table:table-cell office:value-type="float" office:value="0.687387883663178" calcext:value-type="float">
            <text:p>0,687387883663178</text:p>
          </table:table-cell>
          <table:table-cell office:value-type="float" office:value="0.592435896396637" calcext:value-type="float">
            <text:p>0,592435896396637</text:p>
          </table:table-cell>
          <table:table-cell office:value-type="float" office:value="0.562965035438538" calcext:value-type="float">
            <text:p>0,562965035438538</text:p>
          </table:table-cell>
          <table:table-cell office:value-type="float" office:value="0.73643559217453" calcext:value-type="float">
            <text:p>0,73643559217453</text:p>
          </table:table-cell>
          <table:table-cell office:value-type="float" office:value="0.813099324703217" calcext:value-type="float">
            <text:p>0,813099324703217</text:p>
          </table:table-cell>
          <table:table-cell office:value-type="float" office:value="0.85268634557724" calcext:value-type="float">
            <text:p>0,85268634557724</text:p>
          </table:table-cell>
          <table:table-cell office:value-type="float" office:value="0.65099436044693" calcext:value-type="float">
            <text:p>0,65099436044693</text:p>
          </table:table-cell>
          <table:table-cell office:value-type="float" office:value="0.935839414596558" calcext:value-type="float">
            <text:p>0,935839414596558</text:p>
          </table:table-cell>
          <table:table-cell office:value-type="float" office:value="0.689314663410187" calcext:value-type="float">
            <text:p>0,689314663410187</text:p>
          </table:table-cell>
          <table:table-cell office:value-type="float" office:value="0.847463667392731" calcext:value-type="float">
            <text:p>0,847463667392731</text:p>
          </table:table-cell>
        </table:table-row>
        <table:table-row table:style-name="ro1">
          <table:table-cell office:value-type="float" office:value="0.628211" calcext:value-type="float">
            <text:p>0,628211</text:p>
          </table:table-cell>
          <table:table-cell office:value-type="float" office:value="0.596311628818512" calcext:value-type="float">
            <text:p>0,596311628818512</text:p>
          </table:table-cell>
          <table:table-cell office:value-type="float" office:value="0.529921352863312" calcext:value-type="float">
            <text:p>0,529921352863312</text:p>
          </table:table-cell>
          <table:table-cell office:value-type="float" office:value="0.519710242748261" calcext:value-type="float">
            <text:p>0,519710242748261</text:p>
          </table:table-cell>
          <table:table-cell office:value-type="float" office:value="0.664489448070526" calcext:value-type="float">
            <text:p>0,664489448070526</text:p>
          </table:table-cell>
          <table:table-cell office:value-type="float" office:value="0.647443234920502" calcext:value-type="float">
            <text:p>0,647443234920502</text:p>
          </table:table-cell>
          <table:table-cell office:value-type="float" office:value="0.702236711978912" calcext:value-type="float">
            <text:p>0,702236711978912</text:p>
          </table:table-cell>
          <table:table-cell office:value-type="float" office:value="0.557354688644409" calcext:value-type="float">
            <text:p>0,557354688644409</text:p>
          </table:table-cell>
          <table:table-cell office:value-type="float" office:value="0.689966797828674" calcext:value-type="float">
            <text:p>0,689966797828674</text:p>
          </table:table-cell>
          <table:table-cell office:value-type="float" office:value="0.616429328918457" calcext:value-type="float">
            <text:p>0,616429328918457</text:p>
          </table:table-cell>
          <table:table-cell office:value-type="float" office:value="0.758249163627625" calcext:value-type="float">
            <text:p>0,758249163627625</text:p>
          </table:table-cell>
        </table:table-row>
        <table:table-row table:style-name="ro1">
          <table:table-cell office:value-type="float" office:value="0.653091" calcext:value-type="float">
            <text:p>0,653091</text:p>
          </table:table-cell>
          <table:table-cell office:value-type="float" office:value="0.620433807373047" calcext:value-type="float">
            <text:p>0,620433807373047</text:p>
          </table:table-cell>
          <table:table-cell office:value-type="float" office:value="0.552159667015076" calcext:value-type="float">
            <text:p>0,552159667015076</text:p>
          </table:table-cell>
          <table:table-cell office:value-type="float" office:value="0.541724681854248" calcext:value-type="float">
            <text:p>0,541724681854248</text:p>
          </table:table-cell>
          <table:table-cell office:value-type="float" office:value="0.727639138698578" calcext:value-type="float">
            <text:p>0,727639138698578</text:p>
          </table:table-cell>
          <table:table-cell office:value-type="float" office:value="0.672542154788971" calcext:value-type="float">
            <text:p>0,672542154788971</text:p>
          </table:table-cell>
          <table:table-cell office:value-type="float" office:value="0.679934501647949" calcext:value-type="float">
            <text:p>0,679934501647949</text:p>
          </table:table-cell>
          <table:table-cell office:value-type="float" office:value="0.57016533613205" calcext:value-type="float">
            <text:p>0,57016533613205</text:p>
          </table:table-cell>
          <table:table-cell office:value-type="float" office:value="0.757461428642273" calcext:value-type="float">
            <text:p>0,757461428642273</text:p>
          </table:table-cell>
          <table:table-cell office:value-type="float" office:value="0.621922671794891" calcext:value-type="float">
            <text:p>0,621922671794891</text:p>
          </table:table-cell>
          <table:table-cell office:value-type="float" office:value="0.78692489862442" calcext:value-type="float">
            <text:p>0,78692489862442</text:p>
          </table:table-cell>
        </table:table-row>
        <table:table-row table:style-name="ro1">
          <table:table-cell office:value-type="float" office:value="0.655541" calcext:value-type="float">
            <text:p>0,655541</text:p>
          </table:table-cell>
          <table:table-cell office:value-type="float" office:value="0.616880714893341" calcext:value-type="float">
            <text:p>0,616880714893341</text:p>
          </table:table-cell>
          <table:table-cell office:value-type="float" office:value="0.539052367210388" calcext:value-type="float">
            <text:p>0,539052367210388</text:p>
          </table:table-cell>
          <table:table-cell office:value-type="float" office:value="0.54358571767807" calcext:value-type="float">
            <text:p>0,54358571767807</text:p>
          </table:table-cell>
          <table:table-cell office:value-type="float" office:value="0.722814917564392" calcext:value-type="float">
            <text:p>0,722814917564392</text:p>
          </table:table-cell>
          <table:table-cell office:value-type="float" office:value="0.748708784580231" calcext:value-type="float">
            <text:p>0,748708784580231</text:p>
          </table:table-cell>
          <table:table-cell office:value-type="float" office:value="0.669802069664001" calcext:value-type="float">
            <text:p>0,669802069664001</text:p>
          </table:table-cell>
          <table:table-cell office:value-type="float" office:value="0.580325782299042" calcext:value-type="float">
            <text:p>0,580325782299042</text:p>
          </table:table-cell>
          <table:table-cell office:value-type="float" office:value="0.778924942016602" calcext:value-type="float">
            <text:p>0,778924942016602</text:p>
          </table:table-cell>
          <table:table-cell office:value-type="float" office:value="0.606823921203613" calcext:value-type="float">
            <text:p>0,606823921203613</text:p>
          </table:table-cell>
          <table:table-cell office:value-type="float" office:value="0.748491525650024" calcext:value-type="float">
            <text:p>0,748491525650024</text:p>
          </table:table-cell>
        </table:table-row>
        <table:table-row table:style-name="ro1">
          <table:table-cell office:value-type="float" office:value="0.604775" calcext:value-type="float">
            <text:p>0,604775</text:p>
          </table:table-cell>
          <table:table-cell office:value-type="float" office:value="0.553908586502075" calcext:value-type="float">
            <text:p>0,553908586502075</text:p>
          </table:table-cell>
          <table:table-cell office:value-type="float" office:value="0.528917253017426" calcext:value-type="float">
            <text:p>0,528917253017426</text:p>
          </table:table-cell>
          <table:table-cell office:value-type="float" office:value="0.551963984966278" calcext:value-type="float">
            <text:p>0,551963984966278</text:p>
          </table:table-cell>
          <table:table-cell office:value-type="float" office:value="0.647813856601715" calcext:value-type="float">
            <text:p>0,647813856601715</text:p>
          </table:table-cell>
          <table:table-cell office:value-type="float" office:value="0.658843457698822" calcext:value-type="float">
            <text:p>0,658843457698822</text:p>
          </table:table-cell>
          <table:table-cell office:value-type="float" office:value="0.615050733089447" calcext:value-type="float">
            <text:p>0,615050733089447</text:p>
          </table:table-cell>
          <table:table-cell office:value-type="float" office:value="0.586328744888306" calcext:value-type="float">
            <text:p>0,586328744888306</text:p>
          </table:table-cell>
          <table:table-cell office:value-type="float" office:value="0.64567232131958" calcext:value-type="float">
            <text:p>0,64567232131958</text:p>
          </table:table-cell>
          <table:table-cell office:value-type="float" office:value="0.576652467250824" calcext:value-type="float">
            <text:p>0,576652467250824</text:p>
          </table:table-cell>
          <table:table-cell office:value-type="float" office:value="0.682596743106842" calcext:value-type="float">
            <text:p>0,682596743106842</text:p>
          </table:table-cell>
        </table:table-row>
        <table:table-row table:style-name="ro1">
          <table:table-cell office:value-type="float" office:value="0.609635" calcext:value-type="float">
            <text:p>0,609635</text:p>
          </table:table-cell>
          <table:table-cell office:value-type="float" office:value="0.535876095294952" calcext:value-type="float">
            <text:p>0,535876095294952</text:p>
          </table:table-cell>
          <table:table-cell office:value-type="float" office:value="0.538210213184357" calcext:value-type="float">
            <text:p>0,538210213184357</text:p>
          </table:table-cell>
          <table:table-cell office:value-type="float" office:value="0.571081697940826" calcext:value-type="float">
            <text:p>0,571081697940826</text:p>
          </table:table-cell>
          <table:table-cell office:value-type="float" office:value="0.710756003856659" calcext:value-type="float">
            <text:p>0,710756003856659</text:p>
          </table:table-cell>
          <table:table-cell office:value-type="float" office:value="0.627826750278473" calcext:value-type="float">
            <text:p>0,627826750278473</text:p>
          </table:table-cell>
          <table:table-cell office:value-type="float" office:value="0.581064760684967" calcext:value-type="float">
            <text:p>0,581064760684967</text:p>
          </table:table-cell>
          <table:table-cell office:value-type="float" office:value="0.560439050197601" calcext:value-type="float">
            <text:p>0,560439050197601</text:p>
          </table:table-cell>
          <table:table-cell office:value-type="float" office:value="0.654990971088409" calcext:value-type="float">
            <text:p>0,654990971088409</text:p>
          </table:table-cell>
          <table:table-cell office:value-type="float" office:value="0.599059700965881" calcext:value-type="float">
            <text:p>0,599059700965881</text:p>
          </table:table-cell>
          <table:table-cell office:value-type="float" office:value="0.717042684555054" calcext:value-type="float">
            <text:p>0,717042684555054</text:p>
          </table:table-cell>
        </table:table-row>
        <table:table-row table:style-name="ro1">
          <table:table-cell office:value-type="float" office:value="0.634752" calcext:value-type="float">
            <text:p>0,634752</text:p>
          </table:table-cell>
          <table:table-cell office:value-type="float" office:value="0.566722869873047" calcext:value-type="float">
            <text:p>0,566722869873047</text:p>
          </table:table-cell>
          <table:table-cell office:value-type="float" office:value="0.546275615692139" calcext:value-type="float">
            <text:p>0,546275615692139</text:p>
          </table:table-cell>
          <table:table-cell office:value-type="float" office:value="0.571588635444641" calcext:value-type="float">
            <text:p>0,571588635444641</text:p>
          </table:table-cell>
          <table:table-cell office:value-type="float" office:value="0.786233127117157" calcext:value-type="float">
            <text:p>0,786233127117157</text:p>
          </table:table-cell>
          <table:table-cell office:value-type="float" office:value="0.67470109462738" calcext:value-type="float">
            <text:p>0,67470109462738</text:p>
          </table:table-cell>
          <table:table-cell office:value-type="float" office:value="0.562146306037903" calcext:value-type="float">
            <text:p>0,562146306037903</text:p>
          </table:table-cell>
          <table:table-cell office:value-type="float" office:value="0.552375018596649" calcext:value-type="float">
            <text:p>0,552375018596649</text:p>
          </table:table-cell>
          <table:table-cell office:value-type="float" office:value="0.695953726768494" calcext:value-type="float">
            <text:p>0,695953726768494</text:p>
          </table:table-cell>
          <table:table-cell office:value-type="float" office:value="0.601820409297943" calcext:value-type="float">
            <text:p>0,601820409297943</text:p>
          </table:table-cell>
          <table:table-cell office:value-type="float" office:value="0.789703190326691" calcext:value-type="float">
            <text:p>0,789703190326691</text:p>
          </table:table-cell>
        </table:table-row>
        <table:table-row table:style-name="ro1">
          <table:table-cell office:value-type="float" office:value="0.595292" calcext:value-type="float">
            <text:p>0,595292</text:p>
          </table:table-cell>
          <table:table-cell office:value-type="float" office:value="0.517741739749908" calcext:value-type="float">
            <text:p>0,517741739749908</text:p>
          </table:table-cell>
          <table:table-cell office:value-type="float" office:value="0.541519820690155" calcext:value-type="float">
            <text:p>0,541519820690155</text:p>
          </table:table-cell>
          <table:table-cell office:value-type="float" office:value="0.593449532985687" calcext:value-type="float">
            <text:p>0,593449532985687</text:p>
          </table:table-cell>
          <table:table-cell office:value-type="float" office:value="0.717422306537628" calcext:value-type="float">
            <text:p>0,717422306537628</text:p>
          </table:table-cell>
          <table:table-cell office:value-type="float" office:value="0.625397205352783" calcext:value-type="float">
            <text:p>0,625397205352783</text:p>
          </table:table-cell>
          <table:table-cell office:value-type="float" office:value="0.522251486778259" calcext:value-type="float">
            <text:p>0,522251486778259</text:p>
          </table:table-cell>
          <table:table-cell office:value-type="float" office:value="0.538181364536285" calcext:value-type="float">
            <text:p>0,538181364536285</text:p>
          </table:table-cell>
          <table:table-cell office:value-type="float" office:value="0.581103324890137" calcext:value-type="float">
            <text:p>0,581103324890137</text:p>
          </table:table-cell>
          <table:table-cell office:value-type="float" office:value="0.577293753623962" calcext:value-type="float">
            <text:p>0,577293753623962</text:p>
          </table:table-cell>
          <table:table-cell office:value-type="float" office:value="0.738563418388367" calcext:value-type="float">
            <text:p>0,738563418388367</text:p>
          </table:table-cell>
        </table:table-row>
        <table:table-row table:style-name="ro1">
          <table:table-cell office:value-type="float" office:value="0.596942" calcext:value-type="float">
            <text:p>0,596942</text:p>
          </table:table-cell>
          <table:table-cell office:value-type="float" office:value="0.485821306705475" calcext:value-type="float">
            <text:p>0,485821306705475</text:p>
          </table:table-cell>
          <table:table-cell office:value-type="float" office:value="0.555913269519806" calcext:value-type="float">
            <text:p>0,555913269519806</text:p>
          </table:table-cell>
          <table:table-cell office:value-type="float" office:value="0.611627757549286" calcext:value-type="float">
            <text:p>0,611627757549286</text:p>
          </table:table-cell>
          <table:table-cell office:value-type="float" office:value="0.691157102584839" calcext:value-type="float">
            <text:p>0,691157102584839</text:p>
          </table:table-cell>
          <table:table-cell office:value-type="float" office:value="0.563330769538879" calcext:value-type="float">
            <text:p>0,563330769538879</text:p>
          </table:table-cell>
          <table:table-cell office:value-type="float" office:value="0.519611835479736" calcext:value-type="float">
            <text:p>0,519611835479736</text:p>
          </table:table-cell>
          <table:table-cell office:value-type="float" office:value="0.52993780374527" calcext:value-type="float">
            <text:p>0,52993780374527</text:p>
          </table:table-cell>
          <table:table-cell office:value-type="float" office:value="0.618727207183838" calcext:value-type="float">
            <text:p>0,618727207183838</text:p>
          </table:table-cell>
          <table:table-cell office:value-type="float" office:value="0.633667528629303" calcext:value-type="float">
            <text:p>0,633667528629303</text:p>
          </table:table-cell>
          <table:table-cell office:value-type="float" office:value="0.759620428085327" calcext:value-type="float">
            <text:p>0,759620428085327</text:p>
          </table:table-cell>
        </table:table-row>
        <table:table-row table:style-name="ro1">
          <table:table-cell office:value-type="float" office:value="0.716082" calcext:value-type="float">
            <text:p>0,716082</text:p>
          </table:table-cell>
          <table:table-cell office:value-type="float" office:value="0.584343612194061" calcext:value-type="float">
            <text:p>0,584343612194061</text:p>
          </table:table-cell>
          <table:table-cell office:value-type="float" office:value="0.631031036376953" calcext:value-type="float">
            <text:p>0,631031036376953</text:p>
          </table:table-cell>
          <table:table-cell office:value-type="float" office:value="0.710465013980866" calcext:value-type="float">
            <text:p>0,710465013980866</text:p>
          </table:table-cell>
          <table:table-cell office:value-type="float" office:value="0.854438722133637" calcext:value-type="float">
            <text:p>0,854438722133637</text:p>
          </table:table-cell>
          <table:table-cell office:value-type="float" office:value="0.693338453769684" calcext:value-type="float">
            <text:p>0,693338453769684</text:p>
          </table:table-cell>
          <table:table-cell office:value-type="float" office:value="0.588055670261383" calcext:value-type="float">
            <text:p>0,588055670261383</text:p>
          </table:table-cell>
          <table:table-cell office:value-type="float" office:value="0.592208802700043" calcext:value-type="float">
            <text:p>0,592208802700043</text:p>
          </table:table-cell>
          <table:table-cell office:value-type="float" office:value="0.782730996608734" calcext:value-type="float">
            <text:p>0,782730996608734</text:p>
          </table:table-cell>
          <table:table-cell office:value-type="float" office:value="0.748646199703217" calcext:value-type="float">
            <text:p>0,748646199703217</text:p>
          </table:table-cell>
          <table:table-cell office:value-type="float" office:value="0.975558876991272" calcext:value-type="float">
            <text:p>0,975558876991272</text:p>
          </table:table-cell>
        </table:table-row>
        <table:table-row table:style-name="ro1">
          <table:table-cell office:value-type="float" office:value="0.723944" calcext:value-type="float">
            <text:p>0,723944</text:p>
          </table:table-cell>
          <table:table-cell office:value-type="float" office:value="0.615810036659241" calcext:value-type="float">
            <text:p>0,615810036659241</text:p>
          </table:table-cell>
          <table:table-cell office:value-type="float" office:value="0.627189993858337" calcext:value-type="float">
            <text:p>0,627189993858337</text:p>
          </table:table-cell>
          <table:table-cell office:value-type="float" office:value="0.764572739601135" calcext:value-type="float">
            <text:p>0,764572739601135</text:p>
          </table:table-cell>
          <table:table-cell office:value-type="float" office:value="0.887597262859345" calcext:value-type="float">
            <text:p>0,887597262859345</text:p>
          </table:table-cell>
          <table:table-cell office:value-type="float" office:value="0.69754421710968" calcext:value-type="float">
            <text:p>0,69754421710968</text:p>
          </table:table-cell>
          <table:table-cell office:value-type="float" office:value="0.572026908397675" calcext:value-type="float">
            <text:p>0,572026908397675</text:p>
          </table:table-cell>
          <table:table-cell office:value-type="float" office:value="0.577250361442566" calcext:value-type="float">
            <text:p>0,577250361442566</text:p>
          </table:table-cell>
          <table:table-cell office:value-type="float" office:value="0.707558155059814" calcext:value-type="float">
            <text:p>0,707558155059814</text:p>
          </table:table-cell>
          <table:table-cell office:value-type="float" office:value="0.735383868217468" calcext:value-type="float">
            <text:p>0,735383868217468</text:p>
          </table:table-cell>
          <table:table-cell office:value-type="float" office:value="1.05451047420502" calcext:value-type="float">
            <text:p>1,05451047420502</text:p>
          </table:table-cell>
        </table:table-row>
        <table:table-row table:style-name="ro1">
          <table:table-cell office:value-type="float" office:value="0.725738" calcext:value-type="float">
            <text:p>0,725738</text:p>
          </table:table-cell>
          <table:table-cell office:value-type="float" office:value="0.600243508815765" calcext:value-type="float">
            <text:p>0,600243508815765</text:p>
          </table:table-cell>
          <table:table-cell office:value-type="float" office:value="0.599075615406036" calcext:value-type="float">
            <text:p>0,599075615406036</text:p>
          </table:table-cell>
          <table:table-cell office:value-type="float" office:value="0.817849934101105" calcext:value-type="float">
            <text:p>0,817849934101105</text:p>
          </table:table-cell>
          <table:table-cell office:value-type="float" office:value="0.836127638816834" calcext:value-type="float">
            <text:p>0,836127638816834</text:p>
          </table:table-cell>
          <table:table-cell office:value-type="float" office:value="0.615484118461609" calcext:value-type="float">
            <text:p>0,615484118461609</text:p>
          </table:table-cell>
          <table:table-cell office:value-type="float" office:value="0.581901431083679" calcext:value-type="float">
            <text:p>0,581901431083679</text:p>
          </table:table-cell>
          <table:table-cell office:value-type="float" office:value="0.602468013763428" calcext:value-type="float">
            <text:p>0,602468013763428</text:p>
          </table:table-cell>
          <table:table-cell office:value-type="float" office:value="0.727263569831848" calcext:value-type="float">
            <text:p>0,727263569831848</text:p>
          </table:table-cell>
          <table:table-cell office:value-type="float" office:value="0.775470435619354" calcext:value-type="float">
            <text:p>0,775470435619354</text:p>
          </table:table-cell>
          <table:table-cell office:value-type="float" office:value="1.10149300098419" calcext:value-type="float">
            <text:p>1,10149300098419</text:p>
          </table:table-cell>
        </table:table-row>
        <table:table-row table:style-name="ro1">
          <table:table-cell office:value-type="float" office:value="0.845795" calcext:value-type="float">
            <text:p>0,845795</text:p>
          </table:table-cell>
          <table:table-cell office:value-type="float" office:value="0.646640121936798" calcext:value-type="float">
            <text:p>0,646640121936798</text:p>
          </table:table-cell>
          <table:table-cell office:value-type="float" office:value="0.687838971614838" calcext:value-type="float">
            <text:p>0,687838971614838</text:p>
          </table:table-cell>
          <table:table-cell office:value-type="float" office:value="0.948003590106964" calcext:value-type="float">
            <text:p>0,948003590106964</text:p>
          </table:table-cell>
          <table:table-cell office:value-type="float" office:value="0.973310768604279" calcext:value-type="float">
            <text:p>0,973310768604279</text:p>
          </table:table-cell>
          <table:table-cell office:value-type="float" office:value="0.739238023757935" calcext:value-type="float">
            <text:p>0,739238023757935</text:p>
          </table:table-cell>
          <table:table-cell office:value-type="float" office:value="0.669924199581146" calcext:value-type="float">
            <text:p>0,669924199581146</text:p>
          </table:table-cell>
          <table:table-cell office:value-type="float" office:value="0.677676022052765" calcext:value-type="float">
            <text:p>0,677676022052765</text:p>
          </table:table-cell>
          <table:table-cell office:value-type="float" office:value="1.01047360897064" calcext:value-type="float">
            <text:p>1,01047360897064</text:p>
          </table:table-cell>
          <table:table-cell office:value-type="float" office:value="0.897665798664093" calcext:value-type="float">
            <text:p>0,897665798664093</text:p>
          </table:table-cell>
          <table:table-cell office:value-type="float" office:value="1.20718264579773" calcext:value-type="float">
            <text:p>1,20718264579773</text:p>
          </table:table-cell>
        </table:table-row>
        <table:table-row table:style-name="ro1">
          <table:table-cell office:value-type="float" office:value="0.959531" calcext:value-type="float">
            <text:p>0,959531</text:p>
          </table:table-cell>
          <table:table-cell office:value-type="float" office:value="0.774834156036377" calcext:value-type="float">
            <text:p>0,774834156036377</text:p>
          </table:table-cell>
          <table:table-cell office:value-type="float" office:value="0.815945982933044" calcext:value-type="float">
            <text:p>0,815945982933044</text:p>
          </table:table-cell>
          <table:table-cell office:value-type="float" office:value="1.08317041397095" calcext:value-type="float">
            <text:p>1,08317041397095</text:p>
          </table:table-cell>
          <table:table-cell office:value-type="float" office:value="1.0960636138916" calcext:value-type="float">
            <text:p>1,0960636138916</text:p>
          </table:table-cell>
          <table:table-cell office:value-type="float" office:value="0.875939130783081" calcext:value-type="float">
            <text:p>0,875939130783081</text:p>
          </table:table-cell>
          <table:table-cell office:value-type="float" office:value="0.72689026594162" calcext:value-type="float">
            <text:p>0,72689026594162</text:p>
          </table:table-cell>
          <table:table-cell office:value-type="float" office:value="0.731106579303741" calcext:value-type="float">
            <text:p>0,731106579303741</text:p>
          </table:table-cell>
          <table:table-cell office:value-type="float" office:value="1.05682110786438" calcext:value-type="float">
            <text:p>1,05682110786438</text:p>
          </table:table-cell>
          <table:table-cell office:value-type="float" office:value="0.940545856952667" calcext:value-type="float">
            <text:p>0,940545856952667</text:p>
          </table:table-cell>
          <table:table-cell office:value-type="float" office:value="1.49399471282959" calcext:value-type="float">
            <text:p>1,49399471282959</text:p>
          </table:table-cell>
        </table:table-row>
        <table:table-row table:style-name="ro1">
          <table:table-cell office:value-type="float" office:value="1.04628" calcext:value-type="float">
            <text:p>1,04628</text:p>
          </table:table-cell>
          <table:table-cell office:value-type="float" office:value="0.941970407962799" calcext:value-type="float">
            <text:p>0,941970407962799</text:p>
          </table:table-cell>
          <table:table-cell office:value-type="float" office:value="0.86642849445343" calcext:value-type="float">
            <text:p>0,86642849445343</text:p>
          </table:table-cell>
          <table:table-cell office:value-type="float" office:value="1.26701140403748" calcext:value-type="float">
            <text:p>1,26701140403748</text:p>
          </table:table-cell>
          <table:table-cell office:value-type="float" office:value="1.13884937763214" calcext:value-type="float">
            <text:p>1,13884937763214</text:p>
          </table:table-cell>
          <table:table-cell office:value-type="float" office:value="0.970759212970734" calcext:value-type="float">
            <text:p>0,970759212970734</text:p>
          </table:table-cell>
          <table:table-cell office:value-type="float" office:value="0.761176586151123" calcext:value-type="float">
            <text:p>0,761176586151123</text:p>
          </table:table-cell>
          <table:table-cell office:value-type="float" office:value="0.856205880641937" calcext:value-type="float">
            <text:p>0,856205880641937</text:p>
          </table:table-cell>
          <table:table-cell office:value-type="float" office:value="0.923804700374603" calcext:value-type="float">
            <text:p>0,923804700374603</text:p>
          </table:table-cell>
          <table:table-cell office:value-type="float" office:value="1.09000849723816" calcext:value-type="float">
            <text:p>1,09000849723816</text:p>
          </table:table-cell>
          <table:table-cell office:value-type="float" office:value="1.64660477638245" calcext:value-type="float">
            <text:p>1,64660477638245</text:p>
          </table:table-cell>
        </table:table-row>
        <table:table-row table:style-name="ro1">
          <table:table-cell office:value-type="float" office:value="1.04816" calcext:value-type="float">
            <text:p>1,04816</text:p>
          </table:table-cell>
          <table:table-cell office:value-type="float" office:value="0.91657692193985" calcext:value-type="float">
            <text:p>0,91657692193985</text:p>
          </table:table-cell>
          <table:table-cell office:value-type="float" office:value="0.938053965568543" calcext:value-type="float">
            <text:p>0,938053965568543</text:p>
          </table:table-cell>
          <table:table-cell office:value-type="float" office:value="1.21374261379242" calcext:value-type="float">
            <text:p>1,21374261379242</text:p>
          </table:table-cell>
          <table:table-cell office:value-type="float" office:value="1.14310026168823" calcext:value-type="float">
            <text:p>1,14310026168823</text:p>
          </table:table-cell>
          <table:table-cell office:value-type="float" office:value="1.04215204715729" calcext:value-type="float">
            <text:p>1,04215204715729</text:p>
          </table:table-cell>
          <table:table-cell office:value-type="float" office:value="0.715305864810944" calcext:value-type="float">
            <text:p>0,715305864810944</text:p>
          </table:table-cell>
          <table:table-cell office:value-type="float" office:value="0.878583967685699" calcext:value-type="float">
            <text:p>0,878583967685699</text:p>
          </table:table-cell>
          <table:table-cell office:value-type="float" office:value="0.912920594215393" calcext:value-type="float">
            <text:p>0,912920594215393</text:p>
          </table:table-cell>
          <table:table-cell office:value-type="float" office:value="1.1022881269455" calcext:value-type="float">
            <text:p>1,1022881269455</text:p>
          </table:table-cell>
          <table:table-cell office:value-type="float" office:value="1.61886119842529" calcext:value-type="float">
            <text:p>1,61886119842529</text:p>
          </table:table-cell>
        </table:table-row>
        <table:table-row table:style-name="ro1">
          <table:table-cell office:value-type="float" office:value="0.893053" calcext:value-type="float">
            <text:p>0,893053</text:p>
          </table:table-cell>
          <table:table-cell office:value-type="float" office:value="0.704030573368073" calcext:value-type="float">
            <text:p>0,704030573368073</text:p>
          </table:table-cell>
          <table:table-cell office:value-type="float" office:value="0.78312224149704" calcext:value-type="float">
            <text:p>0,78312224149704</text:p>
          </table:table-cell>
          <table:table-cell office:value-type="float" office:value="0.995238363742828" calcext:value-type="float">
            <text:p>0,995238363742828</text:p>
          </table:table-cell>
          <table:table-cell office:value-type="float" office:value="1.00401437282562" calcext:value-type="float">
            <text:p>1,00401437282562</text:p>
          </table:table-cell>
          <table:table-cell office:value-type="float" office:value="0.84296727180481" calcext:value-type="float">
            <text:p>0,84296727180481</text:p>
          </table:table-cell>
          <table:table-cell office:value-type="float" office:value="0.631910264492035" calcext:value-type="float">
            <text:p>0,631910264492035</text:p>
          </table:table-cell>
          <table:table-cell office:value-type="float" office:value="0.716701149940491" calcext:value-type="float">
            <text:p>0,716701149940491</text:p>
          </table:table-cell>
          <table:table-cell office:value-type="float" office:value="1.13167452812195" calcext:value-type="float">
            <text:p>1,13167452812195</text:p>
          </table:table-cell>
          <table:table-cell office:value-type="float" office:value="0.923546612262726" calcext:value-type="float">
            <text:p>0,923546612262726</text:p>
          </table:table-cell>
          <table:table-cell office:value-type="float" office:value="1.1973283290863" calcext:value-type="float">
            <text:p>1,1973283290863</text:p>
          </table:table-cell>
        </table:table-row>
        <table:table-row table:style-name="ro1">
          <table:table-cell office:value-type="float" office:value="0.804171" calcext:value-type="float">
            <text:p>0,804171</text:p>
          </table:table-cell>
          <table:table-cell office:value-type="float" office:value="0.663127660751343" calcext:value-type="float">
            <text:p>0,663127660751343</text:p>
          </table:table-cell>
          <table:table-cell office:value-type="float" office:value="0.646671950817108" calcext:value-type="float">
            <text:p>0,646671950817108</text:p>
          </table:table-cell>
          <table:table-cell office:value-type="float" office:value="0.874905049800873" calcext:value-type="float">
            <text:p>0,874905049800873</text:p>
          </table:table-cell>
          <table:table-cell office:value-type="float" office:value="1.03876137733459" calcext:value-type="float">
            <text:p>1,03876137733459</text:p>
          </table:table-cell>
          <table:table-cell office:value-type="float" office:value="0.836487531661987" calcext:value-type="float">
            <text:p>0,836487531661987</text:p>
          </table:table-cell>
          <table:table-cell office:value-type="float" office:value="0.613112986087799" calcext:value-type="float">
            <text:p>0,613112986087799</text:p>
          </table:table-cell>
          <table:table-cell office:value-type="float" office:value="0.691421985626221" calcext:value-type="float">
            <text:p>0,691421985626221</text:p>
          </table:table-cell>
          <table:table-cell office:value-type="float" office:value="0.872397541999817" calcext:value-type="float">
            <text:p>0,872397541999817</text:p>
          </table:table-cell>
          <table:table-cell office:value-type="float" office:value="0.774827063083649" calcext:value-type="float">
            <text:p>0,774827063083649</text:p>
          </table:table-cell>
          <table:table-cell office:value-type="float" office:value="1.02999520301819" calcext:value-type="float">
            <text:p>1,02999520301819</text:p>
          </table:table-cell>
        </table:table-row>
        <table:table-row table:style-name="ro1">
          <table:table-cell office:value-type="float" office:value="0.83804" calcext:value-type="float">
            <text:p>0,83804</text:p>
          </table:table-cell>
          <table:table-cell office:value-type="float" office:value="0.694144248962402" calcext:value-type="float">
            <text:p>0,694144248962402</text:p>
          </table:table-cell>
          <table:table-cell office:value-type="float" office:value="0.70439475774765" calcext:value-type="float">
            <text:p>0,70439475774765</text:p>
          </table:table-cell>
          <table:table-cell office:value-type="float" office:value="0.882369577884674" calcext:value-type="float">
            <text:p>0,882369577884674</text:p>
          </table:table-cell>
          <table:table-cell office:value-type="float" office:value="1.02499115467072" calcext:value-type="float">
            <text:p>1,02499115467072</text:p>
          </table:table-cell>
          <table:table-cell office:value-type="float" office:value="0.887943029403687" calcext:value-type="float">
            <text:p>0,887943029403687</text:p>
          </table:table-cell>
          <table:table-cell office:value-type="float" office:value="0.664968311786652" calcext:value-type="float">
            <text:p>0,664968311786652</text:p>
          </table:table-cell>
          <table:table-cell office:value-type="float" office:value="0.714724779129028" calcext:value-type="float">
            <text:p>0,714724779129028</text:p>
          </table:table-cell>
          <table:table-cell office:value-type="float" office:value="0.911740779876709" calcext:value-type="float">
            <text:p>0,911740779876709</text:p>
          </table:table-cell>
          <table:table-cell office:value-type="float" office:value="0.786959946155548" calcext:value-type="float">
            <text:p>0,786959946155548</text:p>
          </table:table-cell>
          <table:table-cell office:value-type="float" office:value="1.10816013813019" calcext:value-type="float">
            <text:p>1,10816013813019</text:p>
          </table:table-cell>
        </table:table-row>
        <table:table-row table:style-name="ro1">
          <table:table-cell office:value-type="float" office:value="1.02334" calcext:value-type="float">
            <text:p>1,02334</text:p>
          </table:table-cell>
          <table:table-cell office:value-type="float" office:value="0.845077395439148" calcext:value-type="float">
            <text:p>0,845077395439148</text:p>
          </table:table-cell>
          <table:table-cell office:value-type="float" office:value="0.839550495147705" calcext:value-type="float">
            <text:p>0,839550495147705</text:p>
          </table:table-cell>
          <table:table-cell office:value-type="float" office:value="1.02063953876495" calcext:value-type="float">
            <text:p>1,02063953876495</text:p>
          </table:table-cell>
          <table:table-cell office:value-type="float" office:value="1.32719886302948" calcext:value-type="float">
            <text:p>1,32719886302948</text:p>
          </table:table-cell>
          <table:table-cell office:value-type="float" office:value="1.00057744979858" calcext:value-type="float">
            <text:p>1,00057744979858</text:p>
          </table:table-cell>
          <table:table-cell office:value-type="float" office:value="0.849768400192261" calcext:value-type="float">
            <text:p>0,849768400192261</text:p>
          </table:table-cell>
          <table:table-cell office:value-type="float" office:value="0.863454699516296" calcext:value-type="float">
            <text:p>0,863454699516296</text:p>
          </table:table-cell>
          <table:table-cell office:value-type="float" office:value="1.23626971244812" calcext:value-type="float">
            <text:p>1,23626971244812</text:p>
          </table:table-cell>
          <table:table-cell office:value-type="float" office:value="0.974630475044251" calcext:value-type="float">
            <text:p>0,974630475044251</text:p>
          </table:table-cell>
          <table:table-cell office:value-type="float" office:value="1.27621841430664" calcext:value-type="float">
            <text:p>1,27621841430664</text:p>
          </table:table-cell>
        </table:table-row>
        <table:table-row table:style-name="ro1">
          <table:table-cell office:value-type="float" office:value="1.62835" calcext:value-type="float">
            <text:p>1,62835</text:p>
          </table:table-cell>
          <table:table-cell office:value-type="float" office:value="1.31461620330811" calcext:value-type="float">
            <text:p>1,31461620330811</text:p>
          </table:table-cell>
          <table:table-cell office:value-type="float" office:value="1.31335186958313" calcext:value-type="float">
            <text:p>1,31335186958313</text:p>
          </table:table-cell>
          <table:table-cell office:value-type="float" office:value="1.80535221099854" calcext:value-type="float">
            <text:p>1,80535221099854</text:p>
          </table:table-cell>
          <table:table-cell office:value-type="float" office:value="2.47816920280457" calcext:value-type="float">
            <text:p>2,47816920280457</text:p>
          </table:table-cell>
          <table:table-cell office:value-type="float" office:value="1.19196665287018" calcext:value-type="float">
            <text:p>1,19196665287018</text:p>
          </table:table-cell>
          <table:table-cell office:value-type="float" office:value="1.15919601917267" calcext:value-type="float">
            <text:p>1,15919601917267</text:p>
          </table:table-cell>
          <table:table-cell office:value-type="float" office:value="1.34419715404511" calcext:value-type="float">
            <text:p>1,34419715404511</text:p>
          </table:table-cell>
          <table:table-cell office:value-type="float" office:value="2.37046551704407" calcext:value-type="float">
            <text:p>2,37046551704407</text:p>
          </table:table-cell>
          <table:table-cell office:value-type="float" office:value="1.48218929767609" calcext:value-type="float">
            <text:p>1,48218929767609</text:p>
          </table:table-cell>
          <table:table-cell office:value-type="float" office:value="1.82399702072144" calcext:value-type="float">
            <text:p>1,82399702072144</text:p>
          </table:table-cell>
        </table:table-row>
        <table:table-row table:style-name="ro1">
          <table:table-cell office:value-type="float" office:value="2.20625" calcext:value-type="float">
            <text:p>2,20625</text:p>
          </table:table-cell>
          <table:table-cell office:value-type="float" office:value="2.42206478118896" calcext:value-type="float">
            <text:p>2,42206478118896</text:p>
          </table:table-cell>
          <table:table-cell office:value-type="float" office:value="2.12265849113464" calcext:value-type="float">
            <text:p>2,12265849113464</text:p>
          </table:table-cell>
          <table:table-cell office:value-type="float" office:value="2.22220039367676" calcext:value-type="float">
            <text:p>2,22220039367676</text:p>
          </table:table-cell>
          <table:table-cell office:value-type="float" office:value="2.14203071594238" calcext:value-type="float">
            <text:p>2,14203071594238</text:p>
          </table:table-cell>
          <table:table-cell office:value-type="float" office:value="1.76886773109436" calcext:value-type="float">
            <text:p>1,76886773109436</text:p>
          </table:table-cell>
          <table:table-cell office:value-type="float" office:value="1.69705629348755" calcext:value-type="float">
            <text:p>1,69705629348755</text:p>
          </table:table-cell>
          <table:table-cell office:value-type="float" office:value="2.22229766845703" calcext:value-type="float">
            <text:p>2,22229766845703</text:p>
          </table:table-cell>
          <table:table-cell office:value-type="float" office:value="2.71059274673462" calcext:value-type="float">
            <text:p>2,71059274673462</text:p>
          </table:table-cell>
          <table:table-cell office:value-type="float" office:value="2.07019448280334" calcext:value-type="float">
            <text:p>2,07019448280334</text:p>
          </table:table-cell>
          <table:table-cell office:value-type="float" office:value="2.68456339836121" calcext:value-type="float">
            <text:p>2,68456339836121</text:p>
          </table:table-cell>
        </table:table-row>
        <table:table-row table:style-name="ro1">
          <table:table-cell office:value-type="float" office:value="2.17572" calcext:value-type="float">
            <text:p>2,17572</text:p>
          </table:table-cell>
          <table:table-cell office:value-type="float" office:value="1.71699857711792" calcext:value-type="float">
            <text:p>1,71699857711792</text:p>
          </table:table-cell>
          <table:table-cell office:value-type="float" office:value="1.29628992080688" calcext:value-type="float">
            <text:p>1,29628992080688</text:p>
          </table:table-cell>
          <table:table-cell office:value-type="float" office:value="2.66742825508118" calcext:value-type="float">
            <text:p>2,66742825508118</text:p>
          </table:table-cell>
          <table:table-cell office:value-type="float" office:value="2.59705233573914" calcext:value-type="float">
            <text:p>2,59705233573914</text:p>
          </table:table-cell>
          <table:table-cell office:value-type="float" office:value="2.69673347473145" calcext:value-type="float">
            <text:p>2,69673347473145</text:p>
          </table:table-cell>
          <table:table-cell office:value-type="float" office:value="1.28961229324341" calcext:value-type="float">
            <text:p>1,28961229324341</text:p>
          </table:table-cell>
          <table:table-cell office:value-type="float" office:value="2.14616727828979" calcext:value-type="float">
            <text:p>2,14616727828979</text:p>
          </table:table-cell>
          <table:table-cell office:value-type="float" office:value="2.41218972206116" calcext:value-type="float">
            <text:p>2,41218972206116</text:p>
          </table:table-cell>
          <table:table-cell office:value-type="float" office:value="2.98235082626343" calcext:value-type="float">
            <text:p>2,98235082626343</text:p>
          </table:table-cell>
          <table:table-cell office:value-type="float" office:value="1.95241248607636" calcext:value-type="float">
            <text:p>1,95241248607636</text:p>
          </table:table-cell>
        </table:table-row>
        <table:table-row table:style-name="ro1">
          <table:table-cell office:value-type="float" office:value="2.03947" calcext:value-type="float">
            <text:p>2,03947</text:p>
          </table:table-cell>
          <table:table-cell office:value-type="float" office:value="1.73460829257965" calcext:value-type="float">
            <text:p>1,73460829257965</text:p>
          </table:table-cell>
          <table:table-cell office:value-type="float" office:value="1.38408613204956" calcext:value-type="float">
            <text:p>1,38408613204956</text:p>
          </table:table-cell>
          <table:table-cell office:value-type="float" office:value="2.47021675109863" calcext:value-type="float">
            <text:p>2,47021675109863</text:p>
          </table:table-cell>
          <table:table-cell office:value-type="float" office:value="2.23727059364319" calcext:value-type="float">
            <text:p>2,23727059364319</text:p>
          </table:table-cell>
          <table:table-cell office:value-type="float" office:value="2.23972463607788" calcext:value-type="float">
            <text:p>2,23972463607788</text:p>
          </table:table-cell>
          <table:table-cell office:value-type="float" office:value="1.54821562767029" calcext:value-type="float">
            <text:p>1,54821562767029</text:p>
          </table:table-cell>
          <table:table-cell office:value-type="float" office:value="2.07633185386658" calcext:value-type="float">
            <text:p>2,07633185386658</text:p>
          </table:table-cell>
          <table:table-cell office:value-type="float" office:value="2.70762085914612" calcext:value-type="float">
            <text:p>2,70762085914612</text:p>
          </table:table-cell>
          <table:table-cell office:value-type="float" office:value="2.00303435325623" calcext:value-type="float">
            <text:p>2,00303435325623</text:p>
          </table:table-cell>
          <table:table-cell office:value-type="float" office:value="1.99355280399323" calcext:value-type="float">
            <text:p>1,99355280399323</text:p>
          </table:table-cell>
        </table:table-row>
        <table:table-row table:style-name="ro1">
          <table:table-cell office:value-type="float" office:value="1.55069" calcext:value-type="float">
            <text:p>1,55069</text:p>
          </table:table-cell>
          <table:table-cell office:value-type="float" office:value="1.14832413196564" calcext:value-type="float">
            <text:p>1,14832413196564</text:p>
          </table:table-cell>
          <table:table-cell office:value-type="float" office:value="1.06742477416992" calcext:value-type="float">
            <text:p>1,06742477416992</text:p>
          </table:table-cell>
          <table:table-cell office:value-type="float" office:value="2.02391481399536" calcext:value-type="float">
            <text:p>2,02391481399536</text:p>
          </table:table-cell>
          <table:table-cell office:value-type="float" office:value="1.86070239543915" calcext:value-type="float">
            <text:p>1,86070239543915</text:p>
          </table:table-cell>
          <table:table-cell office:value-type="float" office:value="1.50175368785858" calcext:value-type="float">
            <text:p>1,50175368785858</text:p>
          </table:table-cell>
          <table:table-cell office:value-type="float" office:value="1.20214772224426" calcext:value-type="float">
            <text:p>1,20214772224426</text:p>
          </table:table-cell>
          <table:table-cell office:value-type="float" office:value="1.42013394832611" calcext:value-type="float">
            <text:p>1,42013394832611</text:p>
          </table:table-cell>
          <table:table-cell office:value-type="float" office:value="1.95270943641663" calcext:value-type="float">
            <text:p>1,95270943641663</text:p>
          </table:table-cell>
          <table:table-cell office:value-type="float" office:value="1.63768923282623" calcext:value-type="float">
            <text:p>1,63768923282623</text:p>
          </table:table-cell>
          <table:table-cell office:value-type="float" office:value="1.69209158420563" calcext:value-type="float">
            <text:p>1,69209158420563</text:p>
          </table:table-cell>
        </table:table-row>
        <table:table-row table:style-name="ro1">
          <table:table-cell office:value-type="float" office:value="1.53343" calcext:value-type="float">
            <text:p>1,53343</text:p>
          </table:table-cell>
          <table:table-cell office:value-type="float" office:value="1.68663668632507" calcext:value-type="float">
            <text:p>1,68663668632507</text:p>
          </table:table-cell>
          <table:table-cell office:value-type="float" office:value="1.43799710273743" calcext:value-type="float">
            <text:p>1,43799710273743</text:p>
          </table:table-cell>
          <table:table-cell office:value-type="float" office:value="2.0444929599762" calcext:value-type="float">
            <text:p>2,0444929599762</text:p>
          </table:table-cell>
          <table:table-cell office:value-type="float" office:value="1.21384942531586" calcext:value-type="float">
            <text:p>1,21384942531586</text:p>
          </table:table-cell>
          <table:table-cell office:value-type="float" office:value="1.4612991809845" calcext:value-type="float">
            <text:p>1,4612991809845</text:p>
          </table:table-cell>
          <table:table-cell office:value-type="float" office:value="1.27826237678528" calcext:value-type="float">
            <text:p>1,27826237678528</text:p>
          </table:table-cell>
          <table:table-cell office:value-type="float" office:value="1.44580733776093" calcext:value-type="float">
            <text:p>1,44580733776093</text:p>
          </table:table-cell>
          <table:table-cell office:value-type="float" office:value="1.6517162322998" calcext:value-type="float">
            <text:p>1,6517162322998</text:p>
          </table:table-cell>
          <table:table-cell office:value-type="float" office:value="1.55118548870087" calcext:value-type="float">
            <text:p>1,55118548870087</text:p>
          </table:table-cell>
          <table:table-cell office:value-type="float" office:value="1.5630898475647" calcext:value-type="float">
            <text:p>1,5630898475647</text:p>
          </table:table-cell>
        </table:table-row>
        <table:table-row table:style-name="ro1">
          <table:table-cell office:value-type="float" office:value="1.19222" calcext:value-type="float">
            <text:p>1,19222</text:p>
          </table:table-cell>
          <table:table-cell office:value-type="float" office:value="1.29616665840149" calcext:value-type="float">
            <text:p>1,29616665840149</text:p>
          </table:table-cell>
          <table:table-cell office:value-type="float" office:value="1.22256922721863" calcext:value-type="float">
            <text:p>1,22256922721863</text:p>
          </table:table-cell>
          <table:table-cell office:value-type="float" office:value="1.41430950164795" calcext:value-type="float">
            <text:p>1,41430950164795</text:p>
          </table:table-cell>
          <table:table-cell office:value-type="float" office:value="0.949128270149231" calcext:value-type="float">
            <text:p>0,949128270149231</text:p>
          </table:table-cell>
          <table:table-cell office:value-type="float" office:value="1.0701459646225" calcext:value-type="float">
            <text:p>1,0701459646225</text:p>
          </table:table-cell>
          <table:table-cell office:value-type="float" office:value="1.00095236301422" calcext:value-type="float">
            <text:p>1,00095236301422</text:p>
          </table:table-cell>
          <table:table-cell office:value-type="float" office:value="1.07151937484741" calcext:value-type="float">
            <text:p>1,07151937484741</text:p>
          </table:table-cell>
          <table:table-cell office:value-type="float" office:value="1.38222658634186" calcext:value-type="float">
            <text:p>1,38222658634186</text:p>
          </table:table-cell>
          <table:table-cell office:value-type="float" office:value="1.28570401668549" calcext:value-type="float">
            <text:p>1,28570401668549</text:p>
          </table:table-cell>
          <table:table-cell office:value-type="float" office:value="1.22944593429565" calcext:value-type="float">
            <text:p>1,22944593429565</text:p>
          </table:table-cell>
        </table:table-row>
        <table:table-row table:style-name="ro1">
          <table:table-cell office:value-type="float" office:value="1.24754" calcext:value-type="float">
            <text:p>1,24754</text:p>
          </table:table-cell>
          <table:table-cell office:value-type="float" office:value="1.13008725643158" calcext:value-type="float">
            <text:p>1,13008725643158</text:p>
          </table:table-cell>
          <table:table-cell office:value-type="float" office:value="1.25464200973511" calcext:value-type="float">
            <text:p>1,25464200973511</text:p>
          </table:table-cell>
          <table:table-cell office:value-type="float" office:value="1.46880090236664" calcext:value-type="float">
            <text:p>1,46880090236664</text:p>
          </table:table-cell>
          <table:table-cell office:value-type="float" office:value="1.09584331512451" calcext:value-type="float">
            <text:p>1,09584331512451</text:p>
          </table:table-cell>
          <table:table-cell office:value-type="float" office:value="1.23304736614227" calcext:value-type="float">
            <text:p>1,23304736614227</text:p>
          </table:table-cell>
          <table:table-cell office:value-type="float" office:value="1.08313369750977" calcext:value-type="float">
            <text:p>1,08313369750977</text:p>
          </table:table-cell>
          <table:table-cell office:value-type="float" office:value="1.04570019245148" calcext:value-type="float">
            <text:p>1,04570019245148</text:p>
          </table:table-cell>
          <table:table-cell office:value-type="float" office:value="1.30458652973175" calcext:value-type="float">
            <text:p>1,30458652973175</text:p>
          </table:table-cell>
          <table:table-cell office:value-type="float" office:value="1.38769459724426" calcext:value-type="float">
            <text:p>1,38769459724426</text:p>
          </table:table-cell>
          <table:table-cell office:value-type="float" office:value="1.47184646129608" calcext:value-type="float">
            <text:p>1,47184646129608</text:p>
          </table:table-cell>
        </table:table-row>
        <table:table-row table:style-name="ro1">
          <table:table-cell office:value-type="float" office:value="1.21542" calcext:value-type="float">
            <text:p>1,21542</text:p>
          </table:table-cell>
          <table:table-cell office:value-type="float" office:value="1.03437614440918" calcext:value-type="float">
            <text:p>1,03437614440918</text:p>
          </table:table-cell>
          <table:table-cell office:value-type="float" office:value="1.15499699115753" calcext:value-type="float">
            <text:p>1,15499699115753</text:p>
          </table:table-cell>
          <table:table-cell office:value-type="float" office:value="1.22540652751923" calcext:value-type="float">
            <text:p>1,22540652751923</text:p>
          </table:table-cell>
          <table:table-cell office:value-type="float" office:value="1.13757920265198" calcext:value-type="float">
            <text:p>1,13757920265198</text:p>
          </table:table-cell>
          <table:table-cell office:value-type="float" office:value="1.35510444641113" calcext:value-type="float">
            <text:p>1,35510444641113</text:p>
          </table:table-cell>
          <table:table-cell office:value-type="float" office:value="0.995980381965637" calcext:value-type="float">
            <text:p>0,995980381965637</text:p>
          </table:table-cell>
          <table:table-cell office:value-type="float" office:value="1.0316367149353" calcext:value-type="float">
            <text:p>1,0316367149353</text:p>
          </table:table-cell>
          <table:table-cell office:value-type="float" office:value="1.37028467655182" calcext:value-type="float">
            <text:p>1,37028467655182</text:p>
          </table:table-cell>
          <table:table-cell office:value-type="float" office:value="1.34493029117584" calcext:value-type="float">
            <text:p>1,34493029117584</text:p>
          </table:table-cell>
          <table:table-cell office:value-type="float" office:value="1.50391483306885" calcext:value-type="float">
            <text:p>1,50391483306885</text:p>
          </table:table-cell>
        </table:table-row>
        <table:table-row table:style-name="ro1">
          <table:table-cell office:value-type="float" office:value="1.71171" calcext:value-type="float">
            <text:p>1,71171</text:p>
          </table:table-cell>
          <table:table-cell office:value-type="float" office:value="1.69757318496704" calcext:value-type="float">
            <text:p>1,69757318496704</text:p>
          </table:table-cell>
          <table:table-cell office:value-type="float" office:value="1.61384630203247" calcext:value-type="float">
            <text:p>1,61384630203247</text:p>
          </table:table-cell>
          <table:table-cell office:value-type="float" office:value="1.64717960357666" calcext:value-type="float">
            <text:p>1,64717960357666</text:p>
          </table:table-cell>
          <table:table-cell office:value-type="float" office:value="1.59094572067261" calcext:value-type="float">
            <text:p>1,59094572067261</text:p>
          </table:table-cell>
          <table:table-cell office:value-type="float" office:value="1.9550005197525" calcext:value-type="float">
            <text:p>1,9550005197525</text:p>
          </table:table-cell>
          <table:table-cell office:value-type="float" office:value="1.47372543811798" calcext:value-type="float">
            <text:p>1,47372543811798</text:p>
          </table:table-cell>
          <table:table-cell office:value-type="float" office:value="1.34523594379425" calcext:value-type="float">
            <text:p>1,34523594379425</text:p>
          </table:table-cell>
          <table:table-cell office:value-type="float" office:value="2.01540160179138" calcext:value-type="float">
            <text:p>2,01540160179138</text:p>
          </table:table-cell>
          <table:table-cell office:value-type="float" office:value="1.83191502094269" calcext:value-type="float">
            <text:p>1,83191502094269</text:p>
          </table:table-cell>
          <table:table-cell office:value-type="float" office:value="1.94629490375519" calcext:value-type="float">
            <text:p>1,94629490375519</text:p>
          </table:table-cell>
        </table:table-row>
        <table:table-row table:style-name="ro1">
          <table:table-cell office:value-type="float" office:value="1.76077" calcext:value-type="float">
            <text:p>1,76077</text:p>
          </table:table-cell>
          <table:table-cell office:value-type="float" office:value="1.72801899909973" calcext:value-type="float">
            <text:p>1,72801899909973</text:p>
          </table:table-cell>
          <table:table-cell office:value-type="float" office:value="1.77690660953522" calcext:value-type="float">
            <text:p>1,77690660953522</text:p>
          </table:table-cell>
          <table:table-cell office:value-type="float" office:value="1.72416806221008" calcext:value-type="float">
            <text:p>1,72416806221008</text:p>
          </table:table-cell>
          <table:table-cell office:value-type="float" office:value="1.62351739406586" calcext:value-type="float">
            <text:p>1,62351739406586</text:p>
          </table:table-cell>
          <table:table-cell office:value-type="float" office:value="1.93151187896729" calcext:value-type="float">
            <text:p>1,93151187896729</text:p>
          </table:table-cell>
          <table:table-cell office:value-type="float" office:value="1.48823773860931" calcext:value-type="float">
            <text:p>1,48823773860931</text:p>
          </table:table-cell>
          <table:table-cell office:value-type="float" office:value="1.46367573738098" calcext:value-type="float">
            <text:p>1,46367573738098</text:p>
          </table:table-cell>
          <table:table-cell office:value-type="float" office:value="1.96573626995087" calcext:value-type="float">
            <text:p>1,96573626995087</text:p>
          </table:table-cell>
          <table:table-cell office:value-type="float" office:value="1.85791647434235" calcext:value-type="float">
            <text:p>1,85791647434235</text:p>
          </table:table-cell>
          <table:table-cell office:value-type="float" office:value="2.04797101020813" calcext:value-type="float">
            <text:p>2,04797101020813</text:p>
          </table:table-cell>
        </table:table-row>
        <table:table-row table:style-name="ro1">
          <table:table-cell office:value-type="float" office:value="1.56492" calcext:value-type="float">
            <text:p>1,56492</text:p>
          </table:table-cell>
          <table:table-cell office:value-type="float" office:value="1.74198246002197" calcext:value-type="float">
            <text:p>1,74198246002197</text:p>
          </table:table-cell>
          <table:table-cell office:value-type="float" office:value="1.5996618270874" calcext:value-type="float">
            <text:p>1,5996618270874</text:p>
          </table:table-cell>
          <table:table-cell office:value-type="float" office:value="1.50648975372314" calcext:value-type="float">
            <text:p>1,50648975372314</text:p>
          </table:table-cell>
          <table:table-cell office:value-type="float" office:value="1.50490498542786" calcext:value-type="float">
            <text:p>1,50490498542786</text:p>
          </table:table-cell>
          <table:table-cell office:value-type="float" office:value="1.80279159545898" calcext:value-type="float">
            <text:p>1,80279159545898</text:p>
          </table:table-cell>
          <table:table-cell office:value-type="float" office:value="1.28050529956818" calcext:value-type="float">
            <text:p>1,28050529956818</text:p>
          </table:table-cell>
          <table:table-cell office:value-type="float" office:value="1.36439061164856" calcext:value-type="float">
            <text:p>1,36439061164856</text:p>
          </table:table-cell>
          <table:table-cell office:value-type="float" office:value="1.70375001430511" calcext:value-type="float">
            <text:p>1,70375001430511</text:p>
          </table:table-cell>
          <table:table-cell office:value-type="float" office:value="1.5061537027359" calcext:value-type="float">
            <text:p>1,5061537027359</text:p>
          </table:table-cell>
          <table:table-cell office:value-type="float" office:value="1.638587474823" calcext:value-type="float">
            <text:p>1,638587474823</text:p>
          </table:table-cell>
        </table:table-row>
        <table:table-row table:style-name="ro1">
          <table:table-cell office:value-type="float" office:value="1.40649" calcext:value-type="float">
            <text:p>1,40649</text:p>
          </table:table-cell>
          <table:table-cell office:value-type="float" office:value="1.65966784954071" calcext:value-type="float">
            <text:p>1,65966784954071</text:p>
          </table:table-cell>
          <table:table-cell office:value-type="float" office:value="1.44740509986877" calcext:value-type="float">
            <text:p>1,44740509986877</text:p>
          </table:table-cell>
          <table:table-cell office:value-type="float" office:value="1.59128642082214" calcext:value-type="float">
            <text:p>1,59128642082214</text:p>
          </table:table-cell>
          <table:table-cell office:value-type="float" office:value="1.25717437267303" calcext:value-type="float">
            <text:p>1,25717437267303</text:p>
          </table:table-cell>
          <table:table-cell office:value-type="float" office:value="1.5848160982132" calcext:value-type="float">
            <text:p>1,5848160982132</text:p>
          </table:table-cell>
          <table:table-cell office:value-type="float" office:value="1.17499184608459" calcext:value-type="float">
            <text:p>1,17499184608459</text:p>
          </table:table-cell>
          <table:table-cell office:value-type="float" office:value="1.17761075496674" calcext:value-type="float">
            <text:p>1,17761075496674</text:p>
          </table:table-cell>
          <table:table-cell office:value-type="float" office:value="1.40045940876007" calcext:value-type="float">
            <text:p>1,40045940876007</text:p>
          </table:table-cell>
          <table:table-cell office:value-type="float" office:value="1.35195922851563" calcext:value-type="float">
            <text:p>1,35195922851563</text:p>
          </table:table-cell>
          <table:table-cell office:value-type="float" office:value="1.4195693731308" calcext:value-type="float">
            <text:p>1,4195693731308</text:p>
          </table:table-cell>
        </table:table-row>
        <table:table-row table:style-name="ro1">
          <table:table-cell office:value-type="float" office:value="1.17001" calcext:value-type="float">
            <text:p>1,17001</text:p>
          </table:table-cell>
          <table:table-cell office:value-type="float" office:value="1.1534937620163" calcext:value-type="float">
            <text:p>1,1534937620163</text:p>
          </table:table-cell>
          <table:table-cell office:value-type="float" office:value="1.22442758083344" calcext:value-type="float">
            <text:p>1,22442758083344</text:p>
          </table:table-cell>
          <table:table-cell office:value-type="float" office:value="1.5323498249054" calcext:value-type="float">
            <text:p>1,5323498249054</text:p>
          </table:table-cell>
          <table:table-cell office:value-type="float" office:value="1.04044592380524" calcext:value-type="float">
            <text:p>1,04044592380524</text:p>
          </table:table-cell>
          <table:table-cell office:value-type="float" office:value="1.29630160331726" calcext:value-type="float">
            <text:p>1,29630160331726</text:p>
          </table:table-cell>
          <table:table-cell office:value-type="float" office:value="0.918375909328461" calcext:value-type="float">
            <text:p>0,918375909328461</text:p>
          </table:table-cell>
          <table:table-cell office:value-type="float" office:value="0.935346722602844" calcext:value-type="float">
            <text:p>0,935346722602844</text:p>
          </table:table-cell>
          <table:table-cell office:value-type="float" office:value="1.39511632919312" calcext:value-type="float">
            <text:p>1,39511632919312</text:p>
          </table:table-cell>
          <table:table-cell office:value-type="float" office:value="1.04382026195526" calcext:value-type="float">
            <text:p>1,04382026195526</text:p>
          </table:table-cell>
          <table:table-cell office:value-type="float" office:value="1.16045272350311" calcext:value-type="float">
            <text:p>1,16045272350311</text:p>
          </table:table-cell>
        </table:table-row>
        <table:table-row table:style-name="ro1">
          <table:table-cell office:value-type="float" office:value="1.23415" calcext:value-type="float">
            <text:p>1,23415</text:p>
          </table:table-cell>
          <table:table-cell office:value-type="float" office:value="0.965546190738678" calcext:value-type="float">
            <text:p>0,965546190738678</text:p>
          </table:table-cell>
          <table:table-cell office:value-type="float" office:value="1.45963954925537" calcext:value-type="float">
            <text:p>1,45963954925537</text:p>
          </table:table-cell>
          <table:table-cell office:value-type="float" office:value="1.57762253284454" calcext:value-type="float">
            <text:p>1,57762253284454</text:p>
          </table:table-cell>
          <table:table-cell office:value-type="float" office:value="1.20572197437286" calcext:value-type="float">
            <text:p>1,20572197437286</text:p>
          </table:table-cell>
          <table:table-cell office:value-type="float" office:value="1.37227308750153" calcext:value-type="float">
            <text:p>1,37227308750153</text:p>
          </table:table-cell>
          <table:table-cell office:value-type="float" office:value="0.941614270210266" calcext:value-type="float">
            <text:p>0,941614270210266</text:p>
          </table:table-cell>
          <table:table-cell office:value-type="float" office:value="0.984421491622925" calcext:value-type="float">
            <text:p>0,984421491622925</text:p>
          </table:table-cell>
          <table:table-cell office:value-type="float" office:value="1.47357535362244" calcext:value-type="float">
            <text:p>1,47357535362244</text:p>
          </table:table-cell>
          <table:table-cell office:value-type="float" office:value="1.01340985298157" calcext:value-type="float">
            <text:p>1,01340985298157</text:p>
          </table:table-cell>
          <table:table-cell office:value-type="float" office:value="1.347700715065" calcext:value-type="float">
            <text:p>1,347700715065</text:p>
          </table:table-cell>
        </table:table-row>
        <table:table-row table:style-name="ro1">
          <table:table-cell office:value-type="float" office:value="1.08972" calcext:value-type="float">
            <text:p>1,08972</text:p>
          </table:table-cell>
          <table:table-cell office:value-type="float" office:value="0.818576872348785" calcext:value-type="float">
            <text:p>0,818576872348785</text:p>
          </table:table-cell>
          <table:table-cell office:value-type="float" office:value="1.44064354896545" calcext:value-type="float">
            <text:p>1,44064354896545</text:p>
          </table:table-cell>
          <table:table-cell office:value-type="float" office:value="1.23940432071686" calcext:value-type="float">
            <text:p>1,23940432071686</text:p>
          </table:table-cell>
          <table:table-cell office:value-type="float" office:value="1.26809740066528" calcext:value-type="float">
            <text:p>1,26809740066528</text:p>
          </table:table-cell>
          <table:table-cell office:value-type="float" office:value="1.00132024288178" calcext:value-type="float">
            <text:p>1,00132024288178</text:p>
          </table:table-cell>
          <table:table-cell office:value-type="float" office:value="0.831620454788208" calcext:value-type="float">
            <text:p>0,831620454788208</text:p>
          </table:table-cell>
          <table:table-cell office:value-type="float" office:value="0.764162302017212" calcext:value-type="float">
            <text:p>0,764162302017212</text:p>
          </table:table-cell>
          <table:table-cell office:value-type="float" office:value="1.4240208864212" calcext:value-type="float">
            <text:p>1,4240208864212</text:p>
          </table:table-cell>
          <table:table-cell office:value-type="float" office:value="0.862265527248383" calcext:value-type="float">
            <text:p>0,862265527248383</text:p>
          </table:table-cell>
          <table:table-cell office:value-type="float" office:value="1.24712252616882" calcext:value-type="float">
            <text:p>1,24712252616882</text:p>
          </table:table-cell>
        </table:table-row>
        <table:table-row table:style-name="ro1">
          <table:table-cell office:value-type="float" office:value="1.17775" calcext:value-type="float">
            <text:p>1,17775</text:p>
          </table:table-cell>
          <table:table-cell office:value-type="float" office:value="0.795333623886108" calcext:value-type="float">
            <text:p>0,795333623886108</text:p>
          </table:table-cell>
          <table:table-cell office:value-type="float" office:value="1.72023868560791" calcext:value-type="float">
            <text:p>1,72023868560791</text:p>
          </table:table-cell>
          <table:table-cell office:value-type="float" office:value="1.18944549560547" calcext:value-type="float">
            <text:p>1,18944549560547</text:p>
          </table:table-cell>
          <table:table-cell office:value-type="float" office:value="1.38531887531281" calcext:value-type="float">
            <text:p>1,38531887531281</text:p>
          </table:table-cell>
          <table:table-cell office:value-type="float" office:value="1.13317859172821" calcext:value-type="float">
            <text:p>1,13317859172821</text:p>
          </table:table-cell>
          <table:table-cell office:value-type="float" office:value="0.784512042999268" calcext:value-type="float">
            <text:p>0,784512042999268</text:p>
          </table:table-cell>
          <table:table-cell office:value-type="float" office:value="0.848431348800659" calcext:value-type="float">
            <text:p>0,848431348800659</text:p>
          </table:table-cell>
          <table:table-cell office:value-type="float" office:value="1.47863829135895" calcext:value-type="float">
            <text:p>1,47863829135895</text:p>
          </table:table-cell>
          <table:table-cell office:value-type="float" office:value="0.861438632011414" calcext:value-type="float">
            <text:p>0,861438632011414</text:p>
          </table:table-cell>
          <table:table-cell office:value-type="float" office:value="1.58095395565033" calcext:value-type="float">
            <text:p>1,58095395565033</text:p>
          </table:table-cell>
        </table:table-row>
        <table:table-row table:style-name="ro1">
          <table:table-cell office:value-type="float" office:value="1.25618" calcext:value-type="float">
            <text:p>1,25618</text:p>
          </table:table-cell>
          <table:table-cell office:value-type="float" office:value="0.872514188289642" calcext:value-type="float">
            <text:p>0,872514188289642</text:p>
          </table:table-cell>
          <table:table-cell office:value-type="float" office:value="1.59500658512115" calcext:value-type="float">
            <text:p>1,59500658512115</text:p>
          </table:table-cell>
          <table:table-cell office:value-type="float" office:value="1.30582177639008" calcext:value-type="float">
            <text:p>1,30582177639008</text:p>
          </table:table-cell>
          <table:table-cell office:value-type="float" office:value="1.22289228439331" calcext:value-type="float">
            <text:p>1,22289228439331</text:p>
          </table:table-cell>
          <table:table-cell office:value-type="float" office:value="1.41319406032562" calcext:value-type="float">
            <text:p>1,41319406032562</text:p>
          </table:table-cell>
          <table:table-cell office:value-type="float" office:value="0.823282539844513" calcext:value-type="float">
            <text:p>0,823282539844513</text:p>
          </table:table-cell>
          <table:table-cell office:value-type="float" office:value="1.04342699050903" calcext:value-type="float">
            <text:p>1,04342699050903</text:p>
          </table:table-cell>
          <table:table-cell office:value-type="float" office:value="1.27961802482605" calcext:value-type="float">
            <text:p>1,27961802482605</text:p>
          </table:table-cell>
          <table:table-cell office:value-type="float" office:value="0.97580486536026" calcext:value-type="float">
            <text:p>0,97580486536026</text:p>
          </table:table-cell>
          <table:table-cell office:value-type="float" office:value="2.03021883964539" calcext:value-type="float">
            <text:p>2,03021883964539</text:p>
          </table:table-cell>
        </table:table-row>
        <table:table-row table:style-name="ro1">
          <table:table-cell office:value-type="float" office:value="1.23886" calcext:value-type="float">
            <text:p>1,23886</text:p>
          </table:table-cell>
          <table:table-cell office:value-type="float" office:value="0.930845975875855" calcext:value-type="float">
            <text:p>0,930845975875855</text:p>
          </table:table-cell>
          <table:table-cell office:value-type="float" office:value="1.46047270298004" calcext:value-type="float">
            <text:p>1,46047270298004</text:p>
          </table:table-cell>
          <table:table-cell office:value-type="float" office:value="1.07513427734375" calcext:value-type="float">
            <text:p>1,07513427734375</text:p>
          </table:table-cell>
          <table:table-cell office:value-type="float" office:value="1.16974782943726" calcext:value-type="float">
            <text:p>1,16974782943726</text:p>
          </table:table-cell>
          <table:table-cell office:value-type="float" office:value="1.42755568027496" calcext:value-type="float">
            <text:p>1,42755568027496</text:p>
          </table:table-cell>
          <table:table-cell office:value-type="float" office:value="0.942787170410156" calcext:value-type="float">
            <text:p>0,942787170410156</text:p>
          </table:table-cell>
          <table:table-cell office:value-type="float" office:value="1.17259931564331" calcext:value-type="float">
            <text:p>1,17259931564331</text:p>
          </table:table-cell>
          <table:table-cell office:value-type="float" office:value="1.11922454833984" calcext:value-type="float">
            <text:p>1,11922454833984</text:p>
          </table:table-cell>
          <table:table-cell office:value-type="float" office:value="1.07394564151764" calcext:value-type="float">
            <text:p>1,07394564151764</text:p>
          </table:table-cell>
          <table:table-cell office:value-type="float" office:value="2.01625466346741" calcext:value-type="float">
            <text:p>2,01625466346741</text:p>
          </table:table-cell>
        </table:table-row>
        <table:table-row table:style-name="ro1">
          <table:table-cell office:value-type="float" office:value="1.10606" calcext:value-type="float">
            <text:p>1,10606</text:p>
          </table:table-cell>
          <table:table-cell office:value-type="float" office:value="0.823795735836029" calcext:value-type="float">
            <text:p>0,823795735836029</text:p>
          </table:table-cell>
          <table:table-cell office:value-type="float" office:value="1.4701384305954" calcext:value-type="float">
            <text:p>1,4701384305954</text:p>
          </table:table-cell>
          <table:table-cell office:value-type="float" office:value="0.927815854549408" calcext:value-type="float">
            <text:p>0,927815854549408</text:p>
          </table:table-cell>
          <table:table-cell office:value-type="float" office:value="1.31133425235748" calcext:value-type="float">
            <text:p>1,31133425235748</text:p>
          </table:table-cell>
          <table:table-cell office:value-type="float" office:value="1.04129791259766" calcext:value-type="float">
            <text:p>1,04129791259766</text:p>
          </table:table-cell>
          <table:table-cell office:value-type="float" office:value="0.783465504646301" calcext:value-type="float">
            <text:p>0,783465504646301</text:p>
          </table:table-cell>
          <table:table-cell office:value-type="float" office:value="1.02031493186951" calcext:value-type="float">
            <text:p>1,02031493186951</text:p>
          </table:table-cell>
          <table:table-cell office:value-type="float" office:value="1.02135014533997" calcext:value-type="float">
            <text:p>1,02135014533997</text:p>
          </table:table-cell>
          <table:table-cell office:value-type="float" office:value="0.95740133523941" calcext:value-type="float">
            <text:p>0,95740133523941</text:p>
          </table:table-cell>
          <table:table-cell office:value-type="float" office:value="1.70364725589752" calcext:value-type="float">
            <text:p>1,70364725589752</text:p>
          </table:table-cell>
        </table:table-row>
        <table:table-row table:style-name="ro1">
          <table:table-cell office:value-type="float" office:value="0.889518" calcext:value-type="float">
            <text:p>0,889518</text:p>
          </table:table-cell>
          <table:table-cell office:value-type="float" office:value="0.704257428646088" calcext:value-type="float">
            <text:p>0,704257428646088</text:p>
          </table:table-cell>
          <table:table-cell office:value-type="float" office:value="0.961319386959076" calcext:value-type="float">
            <text:p>0,961319386959076</text:p>
          </table:table-cell>
          <table:table-cell office:value-type="float" office:value="0.769122004508972" calcext:value-type="float">
            <text:p>0,769122004508972</text:p>
          </table:table-cell>
          <table:table-cell office:value-type="float" office:value="1.05572688579559" calcext:value-type="float">
            <text:p>1,05572688579559</text:p>
          </table:table-cell>
          <table:table-cell office:value-type="float" office:value="0.905892789363861" calcext:value-type="float">
            <text:p>0,905892789363861</text:p>
          </table:table-cell>
          <table:table-cell office:value-type="float" office:value="0.603195369243622" calcext:value-type="float">
            <text:p>0,603195369243622</text:p>
          </table:table-cell>
          <table:table-cell office:value-type="float" office:value="0.922788619995117" calcext:value-type="float">
            <text:p>0,922788619995117</text:p>
          </table:table-cell>
          <table:table-cell office:value-type="float" office:value="0.799477994441986" calcext:value-type="float">
            <text:p>0,799477994441986</text:p>
          </table:table-cell>
          <table:table-cell office:value-type="float" office:value="0.909960567951202" calcext:value-type="float">
            <text:p>0,909960567951202</text:p>
          </table:table-cell>
          <table:table-cell office:value-type="float" office:value="1.26343584060669" calcext:value-type="float">
            <text:p>1,26343584060669</text:p>
          </table:table-cell>
        </table:table-row>
        <table:table-row table:style-name="ro1">
          <table:table-cell office:value-type="float" office:value="0.780558" calcext:value-type="float">
            <text:p>0,780558</text:p>
          </table:table-cell>
          <table:table-cell office:value-type="float" office:value="0.653232395648956" calcext:value-type="float">
            <text:p>0,653232395648956</text:p>
          </table:table-cell>
          <table:table-cell office:value-type="float" office:value="0.742505192756653" calcext:value-type="float">
            <text:p>0,742505192756653</text:p>
          </table:table-cell>
          <table:table-cell office:value-type="float" office:value="0.669162034988403" calcext:value-type="float">
            <text:p>0,669162034988403</text:p>
          </table:table-cell>
          <table:table-cell office:value-type="float" office:value="0.997783660888672" calcext:value-type="float">
            <text:p>0,997783660888672</text:p>
          </table:table-cell>
          <table:table-cell office:value-type="float" office:value="0.845611393451691" calcext:value-type="float">
            <text:p>0,845611393451691</text:p>
          </table:table-cell>
          <table:table-cell office:value-type="float" office:value="0.63678240776062" calcext:value-type="float">
            <text:p>0,63678240776062</text:p>
          </table:table-cell>
          <table:table-cell office:value-type="float" office:value="0.738334536552429" calcext:value-type="float">
            <text:p>0,738334536552429</text:p>
          </table:table-cell>
          <table:table-cell office:value-type="float" office:value="0.736039996147156" calcext:value-type="float">
            <text:p>0,736039996147156</text:p>
          </table:table-cell>
          <table:table-cell office:value-type="float" office:value="0.686316668987274" calcext:value-type="float">
            <text:p>0,686316668987274</text:p>
          </table:table-cell>
          <table:table-cell office:value-type="float" office:value="1.0998113155365" calcext:value-type="float">
            <text:p>1,0998113155365</text:p>
          </table:table-cell>
        </table:table-row>
        <table:table-row table:style-name="ro1">
          <table:table-cell office:value-type="float" office:value="0.672265" calcext:value-type="float">
            <text:p>0,672265</text:p>
          </table:table-cell>
          <table:table-cell office:value-type="float" office:value="0.551551342010498" calcext:value-type="float">
            <text:p>0,551551342010498</text:p>
          </table:table-cell>
          <table:table-cell office:value-type="float" office:value="0.645501613616943" calcext:value-type="float">
            <text:p>0,645501613616943</text:p>
          </table:table-cell>
          <table:table-cell office:value-type="float" office:value="0.62069708108902" calcext:value-type="float">
            <text:p>0,62069708108902</text:p>
          </table:table-cell>
          <table:table-cell office:value-type="float" office:value="0.934618234634399" calcext:value-type="float">
            <text:p>0,934618234634399</text:p>
          </table:table-cell>
          <table:table-cell office:value-type="float" office:value="0.710889220237732" calcext:value-type="float">
            <text:p>0,710889220237732</text:p>
          </table:table-cell>
          <table:table-cell office:value-type="float" office:value="0.584476292133331" calcext:value-type="float">
            <text:p>0,584476292133331</text:p>
          </table:table-cell>
          <table:table-cell office:value-type="float" office:value="0.593414008617401" calcext:value-type="float">
            <text:p>0,593414008617401</text:p>
          </table:table-cell>
          <table:table-cell office:value-type="float" office:value="0.637090384960175" calcext:value-type="float">
            <text:p>0,637090384960175</text:p>
          </table:table-cell>
          <table:table-cell office:value-type="float" office:value="0.60083144903183" calcext:value-type="float">
            <text:p>0,60083144903183</text:p>
          </table:table-cell>
          <table:table-cell office:value-type="float" office:value="0.843581795692444" calcext:value-type="float">
            <text:p>0,843581795692444</text:p>
          </table:table-cell>
        </table:table-row>
        <table:table-row table:style-name="ro1">
          <table:table-cell office:value-type="float" office:value="0.652765" calcext:value-type="float">
            <text:p>0,652765</text:p>
          </table:table-cell>
          <table:table-cell office:value-type="float" office:value="0.548096299171448" calcext:value-type="float">
            <text:p>0,548096299171448</text:p>
          </table:table-cell>
          <table:table-cell office:value-type="float" office:value="0.580464005470276" calcext:value-type="float">
            <text:p>0,580464005470276</text:p>
          </table:table-cell>
          <table:table-cell office:value-type="float" office:value="0.612857043743134" calcext:value-type="float">
            <text:p>0,612857043743134</text:p>
          </table:table-cell>
          <table:table-cell office:value-type="float" office:value="1.0046204328537" calcext:value-type="float">
            <text:p>1,0046204328537</text:p>
          </table:table-cell>
          <table:table-cell office:value-type="float" office:value="0.650047957897186" calcext:value-type="float">
            <text:p>0,650047957897186</text:p>
          </table:table-cell>
          <table:table-cell office:value-type="float" office:value="0.567423403263092" calcext:value-type="float">
            <text:p>0,567423403263092</text:p>
          </table:table-cell>
          <table:table-cell office:value-type="float" office:value="0.592881619930267" calcext:value-type="float">
            <text:p>0,592881619930267</text:p>
          </table:table-cell>
          <table:table-cell office:value-type="float" office:value="0.632577300071716" calcext:value-type="float">
            <text:p>0,632577300071716</text:p>
          </table:table-cell>
          <table:table-cell office:value-type="float" office:value="0.595028638839722" calcext:value-type="float">
            <text:p>0,595028638839722</text:p>
          </table:table-cell>
          <table:table-cell office:value-type="float" office:value="0.743651032447815" calcext:value-type="float">
            <text:p>0,743651032447815</text:p>
          </table:table-cell>
        </table:table-row>
        <table:table-row table:style-name="ro1">
          <table:table-cell office:value-type="float" office:value="0.631132" calcext:value-type="float">
            <text:p>0,631132</text:p>
          </table:table-cell>
          <table:table-cell office:value-type="float" office:value="0.571415424346924" calcext:value-type="float">
            <text:p>0,571415424346924</text:p>
          </table:table-cell>
          <table:table-cell office:value-type="float" office:value="0.537733912467957" calcext:value-type="float">
            <text:p>0,537733912467957</text:p>
          </table:table-cell>
          <table:table-cell office:value-type="float" office:value="0.589997291564941" calcext:value-type="float">
            <text:p>0,589997291564941</text:p>
          </table:table-cell>
          <table:table-cell office:value-type="float" office:value="0.976511538028717" calcext:value-type="float">
            <text:p>0,976511538028717</text:p>
          </table:table-cell>
          <table:table-cell office:value-type="float" office:value="0.590634882450104" calcext:value-type="float">
            <text:p>0,590634882450104</text:p>
          </table:table-cell>
          <table:table-cell office:value-type="float" office:value="0.596876859664917" calcext:value-type="float">
            <text:p>0,596876859664917</text:p>
          </table:table-cell>
          <table:table-cell office:value-type="float" office:value="0.551063716411591" calcext:value-type="float">
            <text:p>0,551063716411591</text:p>
          </table:table-cell>
          <table:table-cell office:value-type="float" office:value="0.62971693277359" calcext:value-type="float">
            <text:p>0,62971693277359</text:p>
          </table:table-cell>
          <table:table-cell office:value-type="float" office:value="0.568132817745209" calcext:value-type="float">
            <text:p>0,568132817745209</text:p>
          </table:table-cell>
          <table:table-cell office:value-type="float" office:value="0.69923323392868" calcext:value-type="float">
            <text:p>0,69923323392868</text:p>
          </table:table-cell>
        </table:table-row>
        <table:table-row table:style-name="ro1">
          <table:table-cell office:value-type="float" office:value="0.680493" calcext:value-type="float">
            <text:p>0,680493</text:p>
          </table:table-cell>
          <table:table-cell office:value-type="float" office:value="0.594107151031494" calcext:value-type="float">
            <text:p>0,594107151031494</text:p>
          </table:table-cell>
          <table:table-cell office:value-type="float" office:value="0.590054869651794" calcext:value-type="float">
            <text:p>0,590054869651794</text:p>
          </table:table-cell>
          <table:table-cell office:value-type="float" office:value="0.641274809837341" calcext:value-type="float">
            <text:p>0,641274809837341</text:p>
          </table:table-cell>
          <table:table-cell office:value-type="float" office:value="1.05734670162201" calcext:value-type="float">
            <text:p>1,05734670162201</text:p>
          </table:table-cell>
          <table:table-cell office:value-type="float" office:value="0.656134724617004" calcext:value-type="float">
            <text:p>0,656134724617004</text:p>
          </table:table-cell>
          <table:table-cell office:value-type="float" office:value="0.628095388412476" calcext:value-type="float">
            <text:p>0,628095388412476</text:p>
          </table:table-cell>
          <table:table-cell office:value-type="float" office:value="0.626245558261871" calcext:value-type="float">
            <text:p>0,626245558261871</text:p>
          </table:table-cell>
          <table:table-cell office:value-type="float" office:value="0.673070669174194" calcext:value-type="float">
            <text:p>0,673070669174194</text:p>
          </table:table-cell>
          <table:table-cell office:value-type="float" office:value="0.616779506206512" calcext:value-type="float">
            <text:p>0,616779506206512</text:p>
          </table:table-cell>
          <table:table-cell office:value-type="float" office:value="0.72181898355484" calcext:value-type="float">
            <text:p>0,72181898355484</text:p>
          </table:table-cell>
        </table:table-row>
        <table:table-row table:style-name="ro1">
          <table:table-cell office:value-type="float" office:value="0.737701" calcext:value-type="float">
            <text:p>0,737701</text:p>
          </table:table-cell>
          <table:table-cell office:value-type="float" office:value="0.615088999271393" calcext:value-type="float">
            <text:p>0,615088999271393</text:p>
          </table:table-cell>
          <table:table-cell office:value-type="float" office:value="0.666420996189117" calcext:value-type="float">
            <text:p>0,666420996189117</text:p>
          </table:table-cell>
          <table:table-cell office:value-type="float" office:value="0.641297996044159" calcext:value-type="float">
            <text:p>0,641297996044159</text:p>
          </table:table-cell>
          <table:table-cell office:value-type="float" office:value="1.25631594657898" calcext:value-type="float">
            <text:p>1,25631594657898</text:p>
          </table:table-cell>
          <table:table-cell office:value-type="float" office:value="0.702976524829865" calcext:value-type="float">
            <text:p>0,702976524829865</text:p>
          </table:table-cell>
          <table:table-cell office:value-type="float" office:value="0.690707385540009" calcext:value-type="float">
            <text:p>0,690707385540009</text:p>
          </table:table-cell>
          <table:table-cell office:value-type="float" office:value="0.692075192928314" calcext:value-type="float">
            <text:p>0,692075192928314</text:p>
          </table:table-cell>
          <table:table-cell office:value-type="float" office:value="0.724536418914795" calcext:value-type="float">
            <text:p>0,724536418914795</text:p>
          </table:table-cell>
          <table:table-cell office:value-type="float" office:value="0.649313926696777" calcext:value-type="float">
            <text:p>0,649313926696777</text:p>
          </table:table-cell>
          <table:table-cell office:value-type="float" office:value="0.738279223442078" calcext:value-type="float">
            <text:p>0,738279223442078</text:p>
          </table:table-cell>
        </table:table-row>
        <table:table-row table:style-name="ro1">
          <table:table-cell office:value-type="float" office:value="0.983889" calcext:value-type="float">
            <text:p>0,983889</text:p>
          </table:table-cell>
          <table:table-cell office:value-type="float" office:value="0.819784164428711" calcext:value-type="float">
            <text:p>0,819784164428711</text:p>
          </table:table-cell>
          <table:table-cell office:value-type="float" office:value="0.920039534568787" calcext:value-type="float">
            <text:p>0,920039534568787</text:p>
          </table:table-cell>
          <table:table-cell office:value-type="float" office:value="0.846371173858643" calcext:value-type="float">
            <text:p>0,846371173858643</text:p>
          </table:table-cell>
          <table:table-cell office:value-type="float" office:value="1.39942359924316" calcext:value-type="float">
            <text:p>1,39942359924316</text:p>
          </table:table-cell>
          <table:table-cell office:value-type="float" office:value="0.956240355968475" calcext:value-type="float">
            <text:p>0,956240355968475</text:p>
          </table:table-cell>
          <table:table-cell office:value-type="float" office:value="0.913625061511993" calcext:value-type="float">
            <text:p>0,913625061511993</text:p>
          </table:table-cell>
          <table:table-cell office:value-type="float" office:value="0.912969350814819" calcext:value-type="float">
            <text:p>0,912969350814819</text:p>
          </table:table-cell>
          <table:table-cell office:value-type="float" office:value="1.22327280044556" calcext:value-type="float">
            <text:p>1,22327280044556</text:p>
          </table:table-cell>
          <table:table-cell office:value-type="float" office:value="0.87997841835022" calcext:value-type="float">
            <text:p>0,87997841835022</text:p>
          </table:table-cell>
          <table:table-cell office:value-type="float" office:value="0.967190384864807" calcext:value-type="float">
            <text:p>0,967190384864807</text:p>
          </table:table-cell>
        </table:table-row>
        <table:table-row table:style-name="ro1">
          <table:table-cell office:value-type="float" office:value="1.21391" calcext:value-type="float">
            <text:p>1,21391</text:p>
          </table:table-cell>
          <table:table-cell office:value-type="float" office:value="0.941066265106201" calcext:value-type="float">
            <text:p>0,941066265106201</text:p>
          </table:table-cell>
          <table:table-cell office:value-type="float" office:value="1.11715221405029" calcext:value-type="float">
            <text:p>1,11715221405029</text:p>
          </table:table-cell>
          <table:table-cell office:value-type="float" office:value="1.01241219043732" calcext:value-type="float">
            <text:p>1,01241219043732</text:p>
          </table:table-cell>
          <table:table-cell office:value-type="float" office:value="1.40208804607391" calcext:value-type="float">
            <text:p>1,40208804607391</text:p>
          </table:table-cell>
          <table:table-cell office:value-type="float" office:value="1.18020737171173" calcext:value-type="float">
            <text:p>1,18020737171173</text:p>
          </table:table-cell>
          <table:table-cell office:value-type="float" office:value="1.06700932979584" calcext:value-type="float">
            <text:p>1,06700932979584</text:p>
          </table:table-cell>
          <table:table-cell office:value-type="float" office:value="1.01306748390198" calcext:value-type="float">
            <text:p>1,01306748390198</text:p>
          </table:table-cell>
          <table:table-cell office:value-type="float" office:value="2.30339097976685" calcext:value-type="float">
            <text:p>2,30339097976685</text:p>
          </table:table-cell>
          <table:table-cell office:value-type="float" office:value="1.00652825832367" calcext:value-type="float">
            <text:p>1,00652825832367</text:p>
          </table:table-cell>
          <table:table-cell office:value-type="float" office:value="1.09622073173523" calcext:value-type="float">
            <text:p>1,09622073173523</text:p>
          </table:table-cell>
        </table:table-row>
        <table:table-row table:style-name="ro1">
          <table:table-cell office:value-type="float" office:value="1.65518" calcext:value-type="float">
            <text:p>1,65518</text:p>
          </table:table-cell>
          <table:table-cell office:value-type="float" office:value="1.07859826087952" calcext:value-type="float">
            <text:p>1,07859826087952</text:p>
          </table:table-cell>
          <table:table-cell office:value-type="float" office:value="1.4048238992691" calcext:value-type="float">
            <text:p>1,4048238992691</text:p>
          </table:table-cell>
          <table:table-cell office:value-type="float" office:value="1.16670596599579" calcext:value-type="float">
            <text:p>1,16670596599579</text:p>
          </table:table-cell>
          <table:table-cell office:value-type="float" office:value="1.69405293464661" calcext:value-type="float">
            <text:p>1,69405293464661</text:p>
          </table:table-cell>
          <table:table-cell office:value-type="float" office:value="1.47529768943787" calcext:value-type="float">
            <text:p>1,47529768943787</text:p>
          </table:table-cell>
          <table:table-cell office:value-type="float" office:value="1.38415586948395" calcext:value-type="float">
            <text:p>1,38415586948395</text:p>
          </table:table-cell>
          <table:table-cell office:value-type="float" office:value="1.03432393074036" calcext:value-type="float">
            <text:p>1,03432393074036</text:p>
          </table:table-cell>
          <table:table-cell office:value-type="float" office:value="4.84686040878296" calcext:value-type="float">
            <text:p>4,84686040878296</text:p>
          </table:table-cell>
          <table:table-cell office:value-type="float" office:value="1.04081583023071" calcext:value-type="float">
            <text:p>1,04081583023071</text:p>
          </table:table-cell>
          <table:table-cell office:value-type="float" office:value="1.42612898349762" calcext:value-type="float">
            <text:p>1,42612898349762</text:p>
          </table:table-cell>
        </table:table-row>
        <table:table-row table:style-name="ro1">
          <table:table-cell office:value-type="float" office:value="1.89389" calcext:value-type="float">
            <text:p>1,89389</text:p>
          </table:table-cell>
          <table:table-cell office:value-type="float" office:value="1.16023075580597" calcext:value-type="float">
            <text:p>1,16023075580597</text:p>
          </table:table-cell>
          <table:table-cell office:value-type="float" office:value="1.45872592926025" calcext:value-type="float">
            <text:p>1,45872592926025</text:p>
          </table:table-cell>
          <table:table-cell office:value-type="float" office:value="0.820185840129852" calcext:value-type="float">
            <text:p>0,820185840129852</text:p>
          </table:table-cell>
          <table:table-cell office:value-type="float" office:value="1.68691205978394" calcext:value-type="float">
            <text:p>1,68691205978394</text:p>
          </table:table-cell>
          <table:table-cell office:value-type="float" office:value="1.37009286880493" calcext:value-type="float">
            <text:p>1,37009286880493</text:p>
          </table:table-cell>
          <table:table-cell office:value-type="float" office:value="1.63999497890472" calcext:value-type="float">
            <text:p>1,63999497890472</text:p>
          </table:table-cell>
          <table:table-cell office:value-type="float" office:value="0.902924418449402" calcext:value-type="float">
            <text:p>0,902924418449402</text:p>
          </table:table-cell>
          <table:table-cell office:value-type="float" office:value="7.34118270874023" calcext:value-type="float">
            <text:p>7,34118270874023</text:p>
          </table:table-cell>
          <table:table-cell office:value-type="float" office:value="0.884364306926727" calcext:value-type="float">
            <text:p>0,884364306926727</text:p>
          </table:table-cell>
          <table:table-cell office:value-type="float" office:value="1.67424476146698" calcext:value-type="float">
            <text:p>1,67424476146698</text:p>
          </table:table-cell>
        </table:table-row>
        <table:table-row table:style-name="ro1">
          <table:table-cell office:value-type="float" office:value="2.4135" calcext:value-type="float">
            <text:p>2,4135</text:p>
          </table:table-cell>
          <table:table-cell office:value-type="float" office:value="1.73915100097656" calcext:value-type="float">
            <text:p>1,73915100097656</text:p>
          </table:table-cell>
          <table:table-cell office:value-type="float" office:value="1.76062917709351" calcext:value-type="float">
            <text:p>1,76062917709351</text:p>
          </table:table-cell>
          <table:table-cell office:value-type="float" office:value="1.66371214389801" calcext:value-type="float">
            <text:p>1,66371214389801</text:p>
          </table:table-cell>
          <table:table-cell office:value-type="float" office:value="2.32635235786438" calcext:value-type="float">
            <text:p>2,32635235786438</text:p>
          </table:table-cell>
          <table:table-cell office:value-type="float" office:value="1.5206470489502" calcext:value-type="float">
            <text:p>1,5206470489502</text:p>
          </table:table-cell>
          <table:table-cell office:value-type="float" office:value="2.74775147438049" calcext:value-type="float">
            <text:p>2,74775147438049</text:p>
          </table:table-cell>
          <table:table-cell office:value-type="float" office:value="0.915054798126221" calcext:value-type="float">
            <text:p>0,915054798126221</text:p>
          </table:table-cell>
          <table:table-cell office:value-type="float" office:value="8.5443286895752" calcext:value-type="float">
            <text:p>8,5443286895752</text:p>
          </table:table-cell>
          <table:table-cell office:value-type="float" office:value="0.968546688556671" calcext:value-type="float">
            <text:p>0,968546688556671</text:p>
          </table:table-cell>
          <table:table-cell office:value-type="float" office:value="1.94880521297455" calcext:value-type="float">
            <text:p>1,94880521297455</text:p>
          </table:table-cell>
        </table:table-row>
        <table:table-row table:style-name="ro1">
          <table:table-cell office:value-type="float" office:value="3.26791" calcext:value-type="float">
            <text:p>3,26791</text:p>
          </table:table-cell>
          <table:table-cell office:value-type="float" office:value="2.44889616966248" calcext:value-type="float">
            <text:p>2,44889616966248</text:p>
          </table:table-cell>
          <table:table-cell office:value-type="float" office:value="2.04821729660034" calcext:value-type="float">
            <text:p>2,04821729660034</text:p>
          </table:table-cell>
          <table:table-cell office:value-type="float" office:value="1.45656299591064" calcext:value-type="float">
            <text:p>1,45656299591064</text:p>
          </table:table-cell>
          <table:table-cell office:value-type="float" office:value="3.25783324241638" calcext:value-type="float">
            <text:p>3,25783324241638</text:p>
          </table:table-cell>
          <table:table-cell office:value-type="float" office:value="1.98733413219452" calcext:value-type="float">
            <text:p>1,98733413219452</text:p>
          </table:table-cell>
          <table:table-cell office:value-type="float" office:value="4.63272142410278" calcext:value-type="float">
            <text:p>4,63272142410278</text:p>
          </table:table-cell>
          <table:table-cell office:value-type="float" office:value="1.5439178943634" calcext:value-type="float">
            <text:p>1,5439178943634</text:p>
          </table:table-cell>
          <table:table-cell office:value-type="float" office:value="11.0901021957397" calcext:value-type="float">
            <text:p>11,0901021957397</text:p>
          </table:table-cell>
          <table:table-cell office:value-type="float" office:value="1.03239941596985" calcext:value-type="float">
            <text:p>1,03239941596985</text:p>
          </table:table-cell>
          <table:table-cell office:value-type="float" office:value="3.181147813797" calcext:value-type="float">
            <text:p>3,181147813797</text:p>
          </table:table-cell>
        </table:table-row>
        <table:table-row table:style-name="ro1">
          <table:table-cell office:value-type="float" office:value="3.93692" calcext:value-type="float">
            <text:p>3,93692</text:p>
          </table:table-cell>
          <table:table-cell office:value-type="float" office:value="3.59715390205383" calcext:value-type="float">
            <text:p>3,59715390205383</text:p>
          </table:table-cell>
          <table:table-cell office:value-type="float" office:value="1.89205622673035" calcext:value-type="float">
            <text:p>1,89205622673035</text:p>
          </table:table-cell>
          <table:table-cell office:value-type="float" office:value="1.75171983242035" calcext:value-type="float">
            <text:p>1,75171983242035</text:p>
          </table:table-cell>
          <table:table-cell office:value-type="float" office:value="3.4089298248291" calcext:value-type="float">
            <text:p>3,4089298248291</text:p>
          </table:table-cell>
          <table:table-cell office:value-type="float" office:value="2.56093645095825" calcext:value-type="float">
            <text:p>2,56093645095825</text:p>
          </table:table-cell>
          <table:table-cell office:value-type="float" office:value="6.77504730224609" calcext:value-type="float">
            <text:p>6,77504730224609</text:p>
          </table:table-cell>
          <table:table-cell office:value-type="float" office:value="2.23503446578979" calcext:value-type="float">
            <text:p>2,23503446578979</text:p>
          </table:table-cell>
          <table:table-cell office:value-type="float" office:value="12.5577030181885" calcext:value-type="float">
            <text:p>12,5577030181885</text:p>
          </table:table-cell>
          <table:table-cell office:value-type="float" office:value="1.40319979190826" calcext:value-type="float">
            <text:p>1,40319979190826</text:p>
          </table:table-cell>
          <table:table-cell office:value-type="float" office:value="3.18741345405579" calcext:value-type="float">
            <text:p>3,18741345405579</text:p>
          </table:table-cell>
        </table:table-row>
      </table:table>
      <table:table table:name="ggal_rmsf" table:style-name="ta1"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 office:value-type="float" office:value="4.33856" calcext:value-type="float">
            <text:p>4,33856</text:p>
          </table:table-cell>
          <table:table-cell office:value-type="float" office:value="6.12983322143555" calcext:value-type="float">
            <text:p>6,12983322143555</text:p>
          </table:table-cell>
          <table:table-cell office:value-type="float" office:value="4.1330714225769" calcext:value-type="float">
            <text:p>4,1330714225769</text:p>
          </table:table-cell>
          <table:table-cell office:value-type="float" office:value="3.9860954284668" calcext:value-type="float">
            <text:p>3,9860954284668</text:p>
          </table:table-cell>
          <table:table-cell office:value-type="float" office:value="5.98823833465576" calcext:value-type="float">
            <text:p>5,98823833465576</text:p>
          </table:table-cell>
          <table:table-cell office:value-type="float" office:value="2.92948508262634" calcext:value-type="float">
            <text:p>2,92948508262634</text:p>
          </table:table-cell>
          <table:table-cell office:value-type="float" office:value="3.07948732376099" calcext:value-type="float">
            <text:p>3,07948732376099</text:p>
          </table:table-cell>
          <table:table-cell office:value-type="float" office:value="4.10257148742676" calcext:value-type="float">
            <text:p>4,10257148742676</text:p>
          </table:table-cell>
          <table:table-cell office:value-type="float" office:value="2.60451745986938" calcext:value-type="float">
            <text:p>2,60451745986938</text:p>
          </table:table-cell>
          <table:table-cell office:value-type="float" office:value="5.55934906005859" calcext:value-type="float">
            <text:p>5,55934906005859</text:p>
          </table:table-cell>
          <table:table-cell office:value-type="float" office:value="4.87291812896729" calcext:value-type="float">
            <text:p>4,87291812896729</text:p>
          </table:table-cell>
        </table:table-row>
        <table:table-row table:style-name="ro1">
          <table:table-cell office:value-type="float" office:value="2.91532" calcext:value-type="float">
            <text:p>2,91532</text:p>
          </table:table-cell>
          <table:table-cell office:value-type="float" office:value="4.27579259872437" calcext:value-type="float">
            <text:p>4,27579259872437</text:p>
          </table:table-cell>
          <table:table-cell office:value-type="float" office:value="2.85607242584229" calcext:value-type="float">
            <text:p>2,85607242584229</text:p>
          </table:table-cell>
          <table:table-cell office:value-type="float" office:value="2.75476551055908" calcext:value-type="float">
            <text:p>2,75476551055908</text:p>
          </table:table-cell>
          <table:table-cell office:value-type="float" office:value="4.15774726867676" calcext:value-type="float">
            <text:p>4,15774726867676</text:p>
          </table:table-cell>
          <table:table-cell office:value-type="float" office:value="1.9969254732132" calcext:value-type="float">
            <text:p>1,9969254732132</text:p>
          </table:table-cell>
          <table:table-cell office:value-type="float" office:value="1.90727710723877" calcext:value-type="float">
            <text:p>1,90727710723877</text:p>
          </table:table-cell>
          <table:table-cell office:value-type="float" office:value="2.06714391708374" calcext:value-type="float">
            <text:p>2,06714391708374</text:p>
          </table:table-cell>
          <table:table-cell office:value-type="float" office:value="1.92528665065765" calcext:value-type="float">
            <text:p>1,92528665065765</text:p>
          </table:table-cell>
          <table:table-cell office:value-type="float" office:value="3.77654480934143" calcext:value-type="float">
            <text:p>3,77654480934143</text:p>
          </table:table-cell>
          <table:table-cell office:value-type="float" office:value="3.4355947971344" calcext:value-type="float">
            <text:p>3,4355947971344</text:p>
          </table:table-cell>
        </table:table-row>
        <table:table-row table:style-name="ro1">
          <table:table-cell office:value-type="float" office:value="1.7544" calcext:value-type="float">
            <text:p>1,7544</text:p>
          </table:table-cell>
          <table:table-cell office:value-type="float" office:value="2.02957129478455" calcext:value-type="float">
            <text:p>2,02957129478455</text:p>
          </table:table-cell>
          <table:table-cell office:value-type="float" office:value="1.78911924362183" calcext:value-type="float">
            <text:p>1,78911924362183</text:p>
          </table:table-cell>
          <table:table-cell office:value-type="float" office:value="1.90071761608124" calcext:value-type="float">
            <text:p>1,90071761608124</text:p>
          </table:table-cell>
          <table:table-cell office:value-type="float" office:value="2.19304776191711" calcext:value-type="float">
            <text:p>2,19304776191711</text:p>
          </table:table-cell>
          <table:table-cell office:value-type="float" office:value="1.45692980289459" calcext:value-type="float">
            <text:p>1,45692980289459</text:p>
          </table:table-cell>
          <table:table-cell office:value-type="float" office:value="1.48057281970978" calcext:value-type="float">
            <text:p>1,48057281970978</text:p>
          </table:table-cell>
          <table:table-cell office:value-type="float" office:value="1.54178726673126" calcext:value-type="float">
            <text:p>1,54178726673126</text:p>
          </table:table-cell>
          <table:table-cell office:value-type="float" office:value="1.54724204540253" calcext:value-type="float">
            <text:p>1,54724204540253</text:p>
          </table:table-cell>
          <table:table-cell office:value-type="float" office:value="1.8119421005249" calcext:value-type="float">
            <text:p>1,8119421005249</text:p>
          </table:table-cell>
          <table:table-cell office:value-type="float" office:value="1.79310178756714" calcext:value-type="float">
            <text:p>1,79310178756714</text:p>
          </table:table-cell>
        </table:table-row>
        <table:table-row table:style-name="ro1">
          <table:table-cell office:value-type="float" office:value="1.20739" calcext:value-type="float">
            <text:p>1,20739</text:p>
          </table:table-cell>
          <table:table-cell office:value-type="float" office:value="1.29356074333191" calcext:value-type="float">
            <text:p>1,29356074333191</text:p>
          </table:table-cell>
          <table:table-cell office:value-type="float" office:value="1.41087865829468" calcext:value-type="float">
            <text:p>1,41087865829468</text:p>
          </table:table-cell>
          <table:table-cell office:value-type="float" office:value="1.24263393878937" calcext:value-type="float">
            <text:p>1,24263393878937</text:p>
          </table:table-cell>
          <table:table-cell office:value-type="float" office:value="1.2759644985199" calcext:value-type="float">
            <text:p>1,2759644985199</text:p>
          </table:table-cell>
          <table:table-cell office:value-type="float" office:value="1.02239882946014" calcext:value-type="float">
            <text:p>1,02239882946014</text:p>
          </table:table-cell>
          <table:table-cell office:value-type="float" office:value="1.13971793651581" calcext:value-type="float">
            <text:p>1,13971793651581</text:p>
          </table:table-cell>
          <table:table-cell office:value-type="float" office:value="0.985522270202637" calcext:value-type="float">
            <text:p>0,985522270202637</text:p>
          </table:table-cell>
          <table:table-cell office:value-type="float" office:value="1.29097545146942" calcext:value-type="float">
            <text:p>1,29097545146942</text:p>
          </table:table-cell>
          <table:table-cell office:value-type="float" office:value="1.15236079692841" calcext:value-type="float">
            <text:p>1,15236079692841</text:p>
          </table:table-cell>
          <table:table-cell office:value-type="float" office:value="1.25984561443329" calcext:value-type="float">
            <text:p>1,25984561443329</text:p>
          </table:table-cell>
        </table:table-row>
        <table:table-row table:style-name="ro1">
          <table:table-cell office:value-type="float" office:value="1.24776" calcext:value-type="float">
            <text:p>1,24776</text:p>
          </table:table-cell>
          <table:table-cell office:value-type="float" office:value="1.29104316234589" calcext:value-type="float">
            <text:p>1,29104316234589</text:p>
          </table:table-cell>
          <table:table-cell office:value-type="float" office:value="1.44317388534546" calcext:value-type="float">
            <text:p>1,44317388534546</text:p>
          </table:table-cell>
          <table:table-cell office:value-type="float" office:value="1.42359244823456" calcext:value-type="float">
            <text:p>1,42359244823456</text:p>
          </table:table-cell>
          <table:table-cell office:value-type="float" office:value="1.31382811069489" calcext:value-type="float">
            <text:p>1,31382811069489</text:p>
          </table:table-cell>
          <table:table-cell office:value-type="float" office:value="1.05880904197693" calcext:value-type="float">
            <text:p>1,05880904197693</text:p>
          </table:table-cell>
          <table:table-cell office:value-type="float" office:value="1.13213241100311" calcext:value-type="float">
            <text:p>1,13213241100311</text:p>
          </table:table-cell>
          <table:table-cell office:value-type="float" office:value="1.06525242328644" calcext:value-type="float">
            <text:p>1,06525242328644</text:p>
          </table:table-cell>
          <table:table-cell office:value-type="float" office:value="1.33615732192993" calcext:value-type="float">
            <text:p>1,33615732192993</text:p>
          </table:table-cell>
          <table:table-cell office:value-type="float" office:value="1.1264625787735" calcext:value-type="float">
            <text:p>1,1264625787735</text:p>
          </table:table-cell>
          <table:table-cell office:value-type="float" office:value="1.28714716434479" calcext:value-type="float">
            <text:p>1,28714716434479</text:p>
          </table:table-cell>
        </table:table-row>
        <table:table-row table:style-name="ro1">
          <table:table-cell office:value-type="float" office:value="0.861619" calcext:value-type="float">
            <text:p>0,861619</text:p>
          </table:table-cell>
          <table:table-cell office:value-type="float" office:value="0.781552016735077" calcext:value-type="float">
            <text:p>0,781552016735077</text:p>
          </table:table-cell>
          <table:table-cell office:value-type="float" office:value="1.00434136390686" calcext:value-type="float">
            <text:p>1,00434136390686</text:p>
          </table:table-cell>
          <table:table-cell office:value-type="float" office:value="1.00597286224365" calcext:value-type="float">
            <text:p>1,00597286224365</text:p>
          </table:table-cell>
          <table:table-cell office:value-type="float" office:value="0.934178173542023" calcext:value-type="float">
            <text:p>0,934178173542023</text:p>
          </table:table-cell>
          <table:table-cell office:value-type="float" office:value="0.750517845153809" calcext:value-type="float">
            <text:p>0,750517845153809</text:p>
          </table:table-cell>
          <table:table-cell office:value-type="float" office:value="0.744680285453796" calcext:value-type="float">
            <text:p>0,744680285453796</text:p>
          </table:table-cell>
          <table:table-cell office:value-type="float" office:value="0.751135885715485" calcext:value-type="float">
            <text:p>0,751135885715485</text:p>
          </table:table-cell>
          <table:table-cell office:value-type="float" office:value="1.01257061958313" calcext:value-type="float">
            <text:p>1,01257061958313</text:p>
          </table:table-cell>
          <table:table-cell office:value-type="float" office:value="0.720494508743286" calcext:value-type="float">
            <text:p>0,720494508743286</text:p>
          </table:table-cell>
          <table:table-cell office:value-type="float" office:value="0.910749435424805" calcext:value-type="float">
            <text:p>0,910749435424805</text:p>
          </table:table-cell>
        </table:table-row>
        <table:table-row table:style-name="ro1">
          <table:table-cell office:value-type="float" office:value="0.897763" calcext:value-type="float">
            <text:p>0,897763</text:p>
          </table:table-cell>
          <table:table-cell office:value-type="float" office:value="0.755130410194397" calcext:value-type="float">
            <text:p>0,755130410194397</text:p>
          </table:table-cell>
          <table:table-cell office:value-type="float" office:value="1.14673960208893" calcext:value-type="float">
            <text:p>1,14673960208893</text:p>
          </table:table-cell>
          <table:table-cell office:value-type="float" office:value="1.13784193992615" calcext:value-type="float">
            <text:p>1,13784193992615</text:p>
          </table:table-cell>
          <table:table-cell office:value-type="float" office:value="0.848852515220642" calcext:value-type="float">
            <text:p>0,848852515220642</text:p>
          </table:table-cell>
          <table:table-cell office:value-type="float" office:value="0.759814858436585" calcext:value-type="float">
            <text:p>0,759814858436585</text:p>
          </table:table-cell>
          <table:table-cell office:value-type="float" office:value="0.770799994468689" calcext:value-type="float">
            <text:p>0,770799994468689</text:p>
          </table:table-cell>
          <table:table-cell office:value-type="float" office:value="0.751224279403687" calcext:value-type="float">
            <text:p>0,751224279403687</text:p>
          </table:table-cell>
          <table:table-cell office:value-type="float" office:value="1.10739409923553" calcext:value-type="float">
            <text:p>1,10739409923553</text:p>
          </table:table-cell>
          <table:table-cell office:value-type="float" office:value="0.746274054050446" calcext:value-type="float">
            <text:p>0,746274054050446</text:p>
          </table:table-cell>
          <table:table-cell office:value-type="float" office:value="0.953559100627899" calcext:value-type="float">
            <text:p>0,953559100627899</text:p>
          </table:table-cell>
        </table:table-row>
        <table:table-row table:style-name="ro1">
          <table:table-cell office:value-type="float" office:value="0.772938" calcext:value-type="float">
            <text:p>0,772938</text:p>
          </table:table-cell>
          <table:table-cell office:value-type="float" office:value="0.602726995944977" calcext:value-type="float">
            <text:p>0,602726995944977</text:p>
          </table:table-cell>
          <table:table-cell office:value-type="float" office:value="1.00162553787231" calcext:value-type="float">
            <text:p>1,00162553787231</text:p>
          </table:table-cell>
          <table:table-cell office:value-type="float" office:value="0.980261206626892" calcext:value-type="float">
            <text:p>0,980261206626892</text:p>
          </table:table-cell>
          <table:table-cell office:value-type="float" office:value="0.703780055046082" calcext:value-type="float">
            <text:p>0,703780055046082</text:p>
          </table:table-cell>
          <table:table-cell office:value-type="float" office:value="0.650506734848022" calcext:value-type="float">
            <text:p>0,650506734848022</text:p>
          </table:table-cell>
          <table:table-cell office:value-type="float" office:value="0.616344332695007" calcext:value-type="float">
            <text:p>0,616344332695007</text:p>
          </table:table-cell>
          <table:table-cell office:value-type="float" office:value="0.628380596637726" calcext:value-type="float">
            <text:p>0,628380596637726</text:p>
          </table:table-cell>
          <table:table-cell office:value-type="float" office:value="1.08353650569916" calcext:value-type="float">
            <text:p>1,08353650569916</text:p>
          </table:table-cell>
          <table:table-cell office:value-type="float" office:value="0.625535726547241" calcext:value-type="float">
            <text:p>0,625535726547241</text:p>
          </table:table-cell>
          <table:table-cell office:value-type="float" office:value="0.83668440580368" calcext:value-type="float">
            <text:p>0,83668440580368</text:p>
          </table:table-cell>
        </table:table-row>
        <table:table-row table:style-name="ro1">
          <table:table-cell office:value-type="float" office:value="0.595345" calcext:value-type="float">
            <text:p>0,595345</text:p>
          </table:table-cell>
          <table:table-cell office:value-type="float" office:value="0.516578137874603" calcext:value-type="float">
            <text:p>0,516578137874603</text:p>
          </table:table-cell>
          <table:table-cell office:value-type="float" office:value="0.740155518054962" calcext:value-type="float">
            <text:p>0,740155518054962</text:p>
          </table:table-cell>
          <table:table-cell office:value-type="float" office:value="0.640901684761047" calcext:value-type="float">
            <text:p>0,640901684761047</text:p>
          </table:table-cell>
          <table:table-cell office:value-type="float" office:value="0.556651771068573" calcext:value-type="float">
            <text:p>0,556651771068573</text:p>
          </table:table-cell>
          <table:table-cell office:value-type="float" office:value="0.51802009344101" calcext:value-type="float">
            <text:p>0,51802009344101</text:p>
          </table:table-cell>
          <table:table-cell office:value-type="float" office:value="0.538988649845123" calcext:value-type="float">
            <text:p>0,538988649845123</text:p>
          </table:table-cell>
          <table:table-cell office:value-type="float" office:value="0.506746113300324" calcext:value-type="float">
            <text:p>0,506746113300324</text:p>
          </table:table-cell>
          <table:table-cell office:value-type="float" office:value="0.775627136230469" calcext:value-type="float">
            <text:p>0,775627136230469</text:p>
          </table:table-cell>
          <table:table-cell office:value-type="float" office:value="0.519888579845428" calcext:value-type="float">
            <text:p>0,519888579845428</text:p>
          </table:table-cell>
          <table:table-cell office:value-type="float" office:value="0.639891564846039" calcext:value-type="float">
            <text:p>0,639891564846039</text:p>
          </table:table-cell>
        </table:table-row>
        <table:table-row table:style-name="ro1">
          <table:table-cell office:value-type="float" office:value="0.652632" calcext:value-type="float">
            <text:p>0,652632</text:p>
          </table:table-cell>
          <table:table-cell office:value-type="float" office:value="0.546001315116882" calcext:value-type="float">
            <text:p>0,546001315116882</text:p>
          </table:table-cell>
          <table:table-cell office:value-type="float" office:value="0.699120700359345" calcext:value-type="float">
            <text:p>0,699120700359345</text:p>
          </table:table-cell>
          <table:table-cell office:value-type="float" office:value="0.689051926136017" calcext:value-type="float">
            <text:p>0,689051926136017</text:p>
          </table:table-cell>
          <table:table-cell office:value-type="float" office:value="0.629634022712708" calcext:value-type="float">
            <text:p>0,629634022712708</text:p>
          </table:table-cell>
          <table:table-cell office:value-type="float" office:value="0.603317856788635" calcext:value-type="float">
            <text:p>0,603317856788635</text:p>
          </table:table-cell>
          <table:table-cell office:value-type="float" office:value="0.830303072929382" calcext:value-type="float">
            <text:p>0,830303072929382</text:p>
          </table:table-cell>
          <table:table-cell office:value-type="float" office:value="0.529472589492798" calcext:value-type="float">
            <text:p>0,529472589492798</text:p>
          </table:table-cell>
          <table:table-cell office:value-type="float" office:value="0.695392966270447" calcext:value-type="float">
            <text:p>0,695392966270447</text:p>
          </table:table-cell>
          <table:table-cell office:value-type="float" office:value="0.565719246864319" calcext:value-type="float">
            <text:p>0,565719246864319</text:p>
          </table:table-cell>
          <table:table-cell office:value-type="float" office:value="0.738305449485779" calcext:value-type="float">
            <text:p>0,738305449485779</text:p>
          </table:table-cell>
        </table:table-row>
        <table:table-row table:style-name="ro1">
          <table:table-cell office:value-type="float" office:value="0.786923" calcext:value-type="float">
            <text:p>0,786923</text:p>
          </table:table-cell>
          <table:table-cell office:value-type="float" office:value="0.619879603385925" calcext:value-type="float">
            <text:p>0,619879603385925</text:p>
          </table:table-cell>
          <table:table-cell office:value-type="float" office:value="0.805239737033844" calcext:value-type="float">
            <text:p>0,805239737033844</text:p>
          </table:table-cell>
          <table:table-cell office:value-type="float" office:value="0.829135954380035" calcext:value-type="float">
            <text:p>0,829135954380035</text:p>
          </table:table-cell>
          <table:table-cell office:value-type="float" office:value="0.691498637199402" calcext:value-type="float">
            <text:p>0,691498637199402</text:p>
          </table:table-cell>
          <table:table-cell office:value-type="float" office:value="0.62811803817749" calcext:value-type="float">
            <text:p>0,62811803817749</text:p>
          </table:table-cell>
          <table:table-cell office:value-type="float" office:value="1.07937455177307" calcext:value-type="float">
            <text:p>1,07937455177307</text:p>
          </table:table-cell>
          <table:table-cell office:value-type="float" office:value="0.601183235645294" calcext:value-type="float">
            <text:p>0,601183235645294</text:p>
          </table:table-cell>
          <table:table-cell office:value-type="float" office:value="0.916990458965302" calcext:value-type="float">
            <text:p>0,916990458965302</text:p>
          </table:table-cell>
          <table:table-cell office:value-type="float" office:value="0.80865740776062" calcext:value-type="float">
            <text:p>0,80865740776062</text:p>
          </table:table-cell>
          <table:table-cell office:value-type="float" office:value="0.889155805110931" calcext:value-type="float">
            <text:p>0,889155805110931</text:p>
          </table:table-cell>
        </table:table-row>
        <table:table-row table:style-name="ro1">
          <table:table-cell office:value-type="float" office:value="0.658384" calcext:value-type="float">
            <text:p>0,658384</text:p>
          </table:table-cell>
          <table:table-cell office:value-type="float" office:value="0.603039503097534" calcext:value-type="float">
            <text:p>0,603039503097534</text:p>
          </table:table-cell>
          <table:table-cell office:value-type="float" office:value="0.676407098770142" calcext:value-type="float">
            <text:p>0,676407098770142</text:p>
          </table:table-cell>
          <table:table-cell office:value-type="float" office:value="0.650497138500214" calcext:value-type="float">
            <text:p>0,650497138500214</text:p>
          </table:table-cell>
          <table:table-cell office:value-type="float" office:value="0.683255434036255" calcext:value-type="float">
            <text:p>0,683255434036255</text:p>
          </table:table-cell>
          <table:table-cell office:value-type="float" office:value="0.580374598503113" calcext:value-type="float">
            <text:p>0,580374598503113</text:p>
          </table:table-cell>
          <table:table-cell office:value-type="float" office:value="0.713686883449554" calcext:value-type="float">
            <text:p>0,713686883449554</text:p>
          </table:table-cell>
          <table:table-cell office:value-type="float" office:value="0.543881237506866" calcext:value-type="float">
            <text:p>0,543881237506866</text:p>
          </table:table-cell>
          <table:table-cell office:value-type="float" office:value="0.717587649822235" calcext:value-type="float">
            <text:p>0,717587649822235</text:p>
          </table:table-cell>
          <table:table-cell office:value-type="float" office:value="0.709898829460144" calcext:value-type="float">
            <text:p>0,709898829460144</text:p>
          </table:table-cell>
          <table:table-cell office:value-type="float" office:value="0.705216586589813" calcext:value-type="float">
            <text:p>0,705216586589813</text:p>
          </table:table-cell>
        </table:table-row>
        <table:table-row table:style-name="ro1">
          <table:table-cell office:value-type="float" office:value="0.831084" calcext:value-type="float">
            <text:p>0,831084</text:p>
          </table:table-cell>
          <table:table-cell office:value-type="float" office:value="0.825537860393524" calcext:value-type="float">
            <text:p>0,825537860393524</text:p>
          </table:table-cell>
          <table:table-cell office:value-type="float" office:value="0.858504414558411" calcext:value-type="float">
            <text:p>0,858504414558411</text:p>
          </table:table-cell>
          <table:table-cell office:value-type="float" office:value="0.828591406345367" calcext:value-type="float">
            <text:p>0,828591406345367</text:p>
          </table:table-cell>
          <table:table-cell office:value-type="float" office:value="0.844857573509216" calcext:value-type="float">
            <text:p>0,844857573509216</text:p>
          </table:table-cell>
          <table:table-cell office:value-type="float" office:value="0.760165393352509" calcext:value-type="float">
            <text:p>0,760165393352509</text:p>
          </table:table-cell>
          <table:table-cell office:value-type="float" office:value="0.935207068920136" calcext:value-type="float">
            <text:p>0,935207068920136</text:p>
          </table:table-cell>
          <table:table-cell office:value-type="float" office:value="0.69652783870697" calcext:value-type="float">
            <text:p>0,69652783870697</text:p>
          </table:table-cell>
          <table:table-cell office:value-type="float" office:value="0.838319838047028" calcext:value-type="float">
            <text:p>0,838319838047028</text:p>
          </table:table-cell>
          <table:table-cell office:value-type="float" office:value="0.875908434391022" calcext:value-type="float">
            <text:p>0,875908434391022</text:p>
          </table:table-cell>
          <table:table-cell office:value-type="float" office:value="0.847217798233032" calcext:value-type="float">
            <text:p>0,847217798233032</text:p>
          </table:table-cell>
        </table:table-row>
        <table:table-row table:style-name="ro1">
          <table:table-cell office:value-type="float" office:value="0.949278" calcext:value-type="float">
            <text:p>0,949278</text:p>
          </table:table-cell>
          <table:table-cell office:value-type="float" office:value="1.03450787067413" calcext:value-type="float">
            <text:p>1,03450787067413</text:p>
          </table:table-cell>
          <table:table-cell office:value-type="float" office:value="0.97499817609787" calcext:value-type="float">
            <text:p>0,97499817609787</text:p>
          </table:table-cell>
          <table:table-cell office:value-type="float" office:value="0.963070452213287" calcext:value-type="float">
            <text:p>0,963070452213287</text:p>
          </table:table-cell>
          <table:table-cell office:value-type="float" office:value="0.995367467403412" calcext:value-type="float">
            <text:p>0,995367467403412</text:p>
          </table:table-cell>
          <table:table-cell office:value-type="float" office:value="0.838728368282318" calcext:value-type="float">
            <text:p>0,838728368282318</text:p>
          </table:table-cell>
          <table:table-cell office:value-type="float" office:value="1.05062472820282" calcext:value-type="float">
            <text:p>1,05062472820282</text:p>
          </table:table-cell>
          <table:table-cell office:value-type="float" office:value="0.784606099128723" calcext:value-type="float">
            <text:p>0,784606099128723</text:p>
          </table:table-cell>
          <table:table-cell office:value-type="float" office:value="0.946022927761078" calcext:value-type="float">
            <text:p>0,946022927761078</text:p>
          </table:table-cell>
          <table:table-cell office:value-type="float" office:value="0.961676001548767" calcext:value-type="float">
            <text:p>0,961676001548767</text:p>
          </table:table-cell>
          <table:table-cell office:value-type="float" office:value="0.94318014383316" calcext:value-type="float">
            <text:p>0,94318014383316</text:p>
          </table:table-cell>
        </table:table-row>
        <table:table-row table:style-name="ro1">
          <table:table-cell office:value-type="float" office:value="0.867208" calcext:value-type="float">
            <text:p>0,867208</text:p>
          </table:table-cell>
          <table:table-cell office:value-type="float" office:value="0.959370374679565" calcext:value-type="float">
            <text:p>0,959370374679565</text:p>
          </table:table-cell>
          <table:table-cell office:value-type="float" office:value="0.936215758323669" calcext:value-type="float">
            <text:p>0,936215758323669</text:p>
          </table:table-cell>
          <table:table-cell office:value-type="float" office:value="0.872710525989533" calcext:value-type="float">
            <text:p>0,872710525989533</text:p>
          </table:table-cell>
          <table:table-cell office:value-type="float" office:value="0.903330206871033" calcext:value-type="float">
            <text:p>0,903330206871033</text:p>
          </table:table-cell>
          <table:table-cell office:value-type="float" office:value="0.765803635120392" calcext:value-type="float">
            <text:p>0,765803635120392</text:p>
          </table:table-cell>
          <table:table-cell office:value-type="float" office:value="0.866359353065491" calcext:value-type="float">
            <text:p>0,866359353065491</text:p>
          </table:table-cell>
          <table:table-cell office:value-type="float" office:value="0.721605181694031" calcext:value-type="float">
            <text:p>0,721605181694031</text:p>
          </table:table-cell>
          <table:table-cell office:value-type="float" office:value="0.877634346485138" calcext:value-type="float">
            <text:p>0,877634346485138</text:p>
          </table:table-cell>
          <table:table-cell office:value-type="float" office:value="0.886884033679962" calcext:value-type="float">
            <text:p>0,886884033679962</text:p>
          </table:table-cell>
          <table:table-cell office:value-type="float" office:value="0.882164418697357" calcext:value-type="float">
            <text:p>0,882164418697357</text:p>
          </table:table-cell>
        </table:table-row>
        <table:table-row table:style-name="ro1">
          <table:table-cell office:value-type="float" office:value="1.12966" calcext:value-type="float">
            <text:p>1,12966</text:p>
          </table:table-cell>
          <table:table-cell office:value-type="float" office:value="1.29686713218689" calcext:value-type="float">
            <text:p>1,29686713218689</text:p>
          </table:table-cell>
          <table:table-cell office:value-type="float" office:value="1.30831587314606" calcext:value-type="float">
            <text:p>1,30831587314606</text:p>
          </table:table-cell>
          <table:table-cell office:value-type="float" office:value="1.13788712024689" calcext:value-type="float">
            <text:p>1,13788712024689</text:p>
          </table:table-cell>
          <table:table-cell office:value-type="float" office:value="1.17121183872223" calcext:value-type="float">
            <text:p>1,17121183872223</text:p>
          </table:table-cell>
          <table:table-cell office:value-type="float" office:value="0.944665431976318" calcext:value-type="float">
            <text:p>0,944665431976318</text:p>
          </table:table-cell>
          <table:table-cell office:value-type="float" office:value="1.06780731678009" calcext:value-type="float">
            <text:p>1,06780731678009</text:p>
          </table:table-cell>
          <table:table-cell office:value-type="float" office:value="0.944850027561188" calcext:value-type="float">
            <text:p>0,944850027561188</text:p>
          </table:table-cell>
          <table:table-cell office:value-type="float" office:value="1.15223526954651" calcext:value-type="float">
            <text:p>1,15223526954651</text:p>
          </table:table-cell>
          <table:table-cell office:value-type="float" office:value="1.11668229103088" calcext:value-type="float">
            <text:p>1,11668229103088</text:p>
          </table:table-cell>
          <table:table-cell office:value-type="float" office:value="1.15603542327881" calcext:value-type="float">
            <text:p>1,15603542327881</text:p>
          </table:table-cell>
        </table:table-row>
        <table:table-row table:style-name="ro1">
          <table:table-cell office:value-type="float" office:value="1.36956" calcext:value-type="float">
            <text:p>1,36956</text:p>
          </table:table-cell>
          <table:table-cell office:value-type="float" office:value="1.60901832580566" calcext:value-type="float">
            <text:p>1,60901832580566</text:p>
          </table:table-cell>
          <table:table-cell office:value-type="float" office:value="1.58067274093628" calcext:value-type="float">
            <text:p>1,58067274093628</text:p>
          </table:table-cell>
          <table:table-cell office:value-type="float" office:value="1.41652572154999" calcext:value-type="float">
            <text:p>1,41652572154999</text:p>
          </table:table-cell>
          <table:table-cell office:value-type="float" office:value="1.39129102230072" calcext:value-type="float">
            <text:p>1,39129102230072</text:p>
          </table:table-cell>
          <table:table-cell office:value-type="float" office:value="1.15147972106934" calcext:value-type="float">
            <text:p>1,15147972106934</text:p>
          </table:table-cell>
          <table:table-cell office:value-type="float" office:value="1.21019721031189" calcext:value-type="float">
            <text:p>1,21019721031189</text:p>
          </table:table-cell>
          <table:table-cell office:value-type="float" office:value="1.12373745441437" calcext:value-type="float">
            <text:p>1,12373745441437</text:p>
          </table:table-cell>
          <table:table-cell office:value-type="float" office:value="1.43130087852478" calcext:value-type="float">
            <text:p>1,43130087852478</text:p>
          </table:table-cell>
          <table:table-cell office:value-type="float" office:value="1.35080623626709" calcext:value-type="float">
            <text:p>1,35080623626709</text:p>
          </table:table-cell>
          <table:table-cell office:value-type="float" office:value="1.43060338497162" calcext:value-type="float">
            <text:p>1,43060338497162</text:p>
          </table:table-cell>
        </table:table-row>
        <table:table-row table:style-name="ro1">
          <table:table-cell office:value-type="float" office:value="1.69947" calcext:value-type="float">
            <text:p>1,69947</text:p>
          </table:table-cell>
          <table:table-cell office:value-type="float" office:value="2.05094885826111" calcext:value-type="float">
            <text:p>2,05094885826111</text:p>
          </table:table-cell>
          <table:table-cell office:value-type="float" office:value="1.93203091621399" calcext:value-type="float">
            <text:p>1,93203091621399</text:p>
          </table:table-cell>
          <table:table-cell office:value-type="float" office:value="1.74137270450592" calcext:value-type="float">
            <text:p>1,74137270450592</text:p>
          </table:table-cell>
          <table:table-cell office:value-type="float" office:value="1.73437976837158" calcext:value-type="float">
            <text:p>1,73437976837158</text:p>
          </table:table-cell>
          <table:table-cell office:value-type="float" office:value="1.40269911289215" calcext:value-type="float">
            <text:p>1,40269911289215</text:p>
          </table:table-cell>
          <table:table-cell office:value-type="float" office:value="1.4886873960495" calcext:value-type="float">
            <text:p>1,4886873960495</text:p>
          </table:table-cell>
          <table:table-cell office:value-type="float" office:value="1.45276618003845" calcext:value-type="float">
            <text:p>1,45276618003845</text:p>
          </table:table-cell>
          <table:table-cell office:value-type="float" office:value="1.70764911174774" calcext:value-type="float">
            <text:p>1,70764911174774</text:p>
          </table:table-cell>
          <table:table-cell office:value-type="float" office:value="1.74332022666931" calcext:value-type="float">
            <text:p>1,74332022666931</text:p>
          </table:table-cell>
          <table:table-cell office:value-type="float" office:value="1.74089443683624" calcext:value-type="float">
            <text:p>1,74089443683624</text:p>
          </table:table-cell>
        </table:table-row>
        <table:table-row table:style-name="ro1">
          <table:table-cell office:value-type="float" office:value="2.13936" calcext:value-type="float">
            <text:p>2,13936</text:p>
          </table:table-cell>
          <table:table-cell office:value-type="float" office:value="2.54289722442627" calcext:value-type="float">
            <text:p>2,54289722442627</text:p>
          </table:table-cell>
          <table:table-cell office:value-type="float" office:value="2.38351535797119" calcext:value-type="float">
            <text:p>2,38351535797119</text:p>
          </table:table-cell>
          <table:table-cell office:value-type="float" office:value="2.21724939346313" calcext:value-type="float">
            <text:p>2,21724939346313</text:p>
          </table:table-cell>
          <table:table-cell office:value-type="float" office:value="2.16825413703918" calcext:value-type="float">
            <text:p>2,16825413703918</text:p>
          </table:table-cell>
          <table:table-cell office:value-type="float" office:value="1.7982257604599" calcext:value-type="float">
            <text:p>1,7982257604599</text:p>
          </table:table-cell>
          <table:table-cell office:value-type="float" office:value="1.87400150299072" calcext:value-type="float">
            <text:p>1,87400150299072</text:p>
          </table:table-cell>
          <table:table-cell office:value-type="float" office:value="1.85433125495911" calcext:value-type="float">
            <text:p>1,85433125495911</text:p>
          </table:table-cell>
          <table:table-cell office:value-type="float" office:value="2.17391014099121" calcext:value-type="float">
            <text:p>2,17391014099121</text:p>
          </table:table-cell>
          <table:table-cell office:value-type="float" office:value="2.17339658737183" calcext:value-type="float">
            <text:p>2,17339658737183</text:p>
          </table:table-cell>
          <table:table-cell office:value-type="float" office:value="2.20781254768372" calcext:value-type="float">
            <text:p>2,20781254768372</text:p>
          </table:table-cell>
        </table:table-row>
        <table:table-row table:style-name="ro1">
          <table:table-cell office:value-type="float" office:value="1.93433" calcext:value-type="float">
            <text:p>1,93433</text:p>
          </table:table-cell>
          <table:table-cell office:value-type="float" office:value="2.22740530967712" calcext:value-type="float">
            <text:p>2,22740530967712</text:p>
          </table:table-cell>
          <table:table-cell office:value-type="float" office:value="2.15921831130981" calcext:value-type="float">
            <text:p>2,15921831130981</text:p>
          </table:table-cell>
          <table:table-cell office:value-type="float" office:value="2.03538250923157" calcext:value-type="float">
            <text:p>2,03538250923157</text:p>
          </table:table-cell>
          <table:table-cell office:value-type="float" office:value="1.94526612758636" calcext:value-type="float">
            <text:p>1,94526612758636</text:p>
          </table:table-cell>
          <table:table-cell office:value-type="float" office:value="1.62924492359161" calcext:value-type="float">
            <text:p>1,62924492359161</text:p>
          </table:table-cell>
          <table:table-cell office:value-type="float" office:value="1.70518958568573" calcext:value-type="float">
            <text:p>1,70518958568573</text:p>
          </table:table-cell>
          <table:table-cell office:value-type="float" office:value="1.69105339050293" calcext:value-type="float">
            <text:p>1,69105339050293</text:p>
          </table:table-cell>
          <table:table-cell office:value-type="float" office:value="1.99235332012177" calcext:value-type="float">
            <text:p>1,99235332012177</text:p>
          </table:table-cell>
          <table:table-cell office:value-type="float" office:value="1.93543016910553" calcext:value-type="float">
            <text:p>1,93543016910553</text:p>
          </table:table-cell>
          <table:table-cell office:value-type="float" office:value="2.02275156974792" calcext:value-type="float">
            <text:p>2,02275156974792</text:p>
          </table:table-cell>
        </table:table-row>
        <table:table-row table:style-name="ro1">
          <table:table-cell office:value-type="float" office:value="1.5473" calcext:value-type="float">
            <text:p>1,5473</text:p>
          </table:table-cell>
          <table:table-cell office:value-type="float" office:value="1.81146097183228" calcext:value-type="float">
            <text:p>1,81146097183228</text:p>
          </table:table-cell>
          <table:table-cell office:value-type="float" office:value="1.7103488445282" calcext:value-type="float">
            <text:p>1,7103488445282</text:p>
          </table:table-cell>
          <table:table-cell office:value-type="float" office:value="1.68295633792877" calcext:value-type="float">
            <text:p>1,68295633792877</text:p>
          </table:table-cell>
          <table:table-cell office:value-type="float" office:value="1.53789842128754" calcext:value-type="float">
            <text:p>1,53789842128754</text:p>
          </table:table-cell>
          <table:table-cell office:value-type="float" office:value="1.30754697322845" calcext:value-type="float">
            <text:p>1,30754697322845</text:p>
          </table:table-cell>
          <table:table-cell office:value-type="float" office:value="1.3242712020874" calcext:value-type="float">
            <text:p>1,3242712020874</text:p>
          </table:table-cell>
          <table:table-cell office:value-type="float" office:value="1.31564104557037" calcext:value-type="float">
            <text:p>1,31564104557037</text:p>
          </table:table-cell>
          <table:table-cell office:value-type="float" office:value="1.61599040031433" calcext:value-type="float">
            <text:p>1,61599040031433</text:p>
          </table:table-cell>
          <table:table-cell office:value-type="float" office:value="1.54805898666382" calcext:value-type="float">
            <text:p>1,54805898666382</text:p>
          </table:table-cell>
          <table:table-cell office:value-type="float" office:value="1.61881852149963" calcext:value-type="float">
            <text:p>1,61881852149963</text:p>
          </table:table-cell>
        </table:table-row>
        <table:table-row table:style-name="ro1">
          <table:table-cell office:value-type="float" office:value="1.10189" calcext:value-type="float">
            <text:p>1,10189</text:p>
          </table:table-cell>
          <table:table-cell office:value-type="float" office:value="1.27959609031677" calcext:value-type="float">
            <text:p>1,27959609031677</text:p>
          </table:table-cell>
          <table:table-cell office:value-type="float" office:value="1.23821640014648" calcext:value-type="float">
            <text:p>1,23821640014648</text:p>
          </table:table-cell>
          <table:table-cell office:value-type="float" office:value="1.18123328685761" calcext:value-type="float">
            <text:p>1,18123328685761</text:p>
          </table:table-cell>
          <table:table-cell office:value-type="float" office:value="1.11208558082581" calcext:value-type="float">
            <text:p>1,11208558082581</text:p>
          </table:table-cell>
          <table:table-cell office:value-type="float" office:value="0.929648339748383" calcext:value-type="float">
            <text:p>0,929648339748383</text:p>
          </table:table-cell>
          <table:table-cell office:value-type="float" office:value="0.926874399185181" calcext:value-type="float">
            <text:p>0,926874399185181</text:p>
          </table:table-cell>
          <table:table-cell office:value-type="float" office:value="0.928121030330658" calcext:value-type="float">
            <text:p>0,928121030330658</text:p>
          </table:table-cell>
          <table:table-cell office:value-type="float" office:value="1.18632793426514" calcext:value-type="float">
            <text:p>1,18632793426514</text:p>
          </table:table-cell>
          <table:table-cell office:value-type="float" office:value="1.0827716588974" calcext:value-type="float">
            <text:p>1,0827716588974</text:p>
          </table:table-cell>
          <table:table-cell office:value-type="float" office:value="1.15401017665863" calcext:value-type="float">
            <text:p>1,15401017665863</text:p>
          </table:table-cell>
        </table:table-row>
        <table:table-row table:style-name="ro1">
          <table:table-cell office:value-type="float" office:value="0.963465" calcext:value-type="float">
            <text:p>0,963465</text:p>
          </table:table-cell>
          <table:table-cell office:value-type="float" office:value="1.1713947057724" calcext:value-type="float">
            <text:p>1,1713947057724</text:p>
          </table:table-cell>
          <table:table-cell office:value-type="float" office:value="1.08137059211731" calcext:value-type="float">
            <text:p>1,08137059211731</text:p>
          </table:table-cell>
          <table:table-cell office:value-type="float" office:value="0.987907767295837" calcext:value-type="float">
            <text:p>0,987907767295837</text:p>
          </table:table-cell>
          <table:table-cell office:value-type="float" office:value="0.992939949035645" calcext:value-type="float">
            <text:p>0,992939949035645</text:p>
          </table:table-cell>
          <table:table-cell office:value-type="float" office:value="0.808948338031769" calcext:value-type="float">
            <text:p>0,808948338031769</text:p>
          </table:table-cell>
          <table:table-cell office:value-type="float" office:value="0.832559764385223" calcext:value-type="float">
            <text:p>0,832559764385223</text:p>
          </table:table-cell>
          <table:table-cell office:value-type="float" office:value="0.791194081306458" calcext:value-type="float">
            <text:p>0,791194081306458</text:p>
          </table:table-cell>
          <table:table-cell office:value-type="float" office:value="1.01086950302124" calcext:value-type="float">
            <text:p>1,01086950302124</text:p>
          </table:table-cell>
          <table:table-cell office:value-type="float" office:value="0.974947094917297" calcext:value-type="float">
            <text:p>0,974947094917297</text:p>
          </table:table-cell>
          <table:table-cell office:value-type="float" office:value="0.982520997524262" calcext:value-type="float">
            <text:p>0,982520997524262</text:p>
          </table:table-cell>
        </table:table-row>
        <table:table-row table:style-name="ro1">
          <table:table-cell office:value-type="float" office:value="0.701164" calcext:value-type="float">
            <text:p>0,701164</text:p>
          </table:table-cell>
          <table:table-cell office:value-type="float" office:value="0.748122870922089" calcext:value-type="float">
            <text:p>0,748122870922089</text:p>
          </table:table-cell>
          <table:table-cell office:value-type="float" office:value="0.756799697875977" calcext:value-type="float">
            <text:p>0,756799697875977</text:p>
          </table:table-cell>
          <table:table-cell office:value-type="float" office:value="0.669134259223938" calcext:value-type="float">
            <text:p>0,669134259223938</text:p>
          </table:table-cell>
          <table:table-cell office:value-type="float" office:value="0.74187970161438" calcext:value-type="float">
            <text:p>0,74187970161438</text:p>
          </table:table-cell>
          <table:table-cell office:value-type="float" office:value="0.608741760253906" calcext:value-type="float">
            <text:p>0,608741760253906</text:p>
          </table:table-cell>
          <table:table-cell office:value-type="float" office:value="0.717336714267731" calcext:value-type="float">
            <text:p>0,717336714267731</text:p>
          </table:table-cell>
          <table:table-cell office:value-type="float" office:value="0.603175818920136" calcext:value-type="float">
            <text:p>0,603175818920136</text:p>
          </table:table-cell>
          <table:table-cell office:value-type="float" office:value="0.730984151363373" calcext:value-type="float">
            <text:p>0,730984151363373</text:p>
          </table:table-cell>
          <table:table-cell office:value-type="float" office:value="0.736800670623779" calcext:value-type="float">
            <text:p>0,736800670623779</text:p>
          </table:table-cell>
          <table:table-cell office:value-type="float" office:value="0.698663234710693" calcext:value-type="float">
            <text:p>0,698663234710693</text:p>
          </table:table-cell>
        </table:table-row>
        <table:table-row table:style-name="ro1">
          <table:table-cell office:value-type="float" office:value="0.802196" calcext:value-type="float">
            <text:p>0,802196</text:p>
          </table:table-cell>
          <table:table-cell office:value-type="float" office:value="0.834563672542572" calcext:value-type="float">
            <text:p>0,834563672542572</text:p>
          </table:table-cell>
          <table:table-cell office:value-type="float" office:value="0.782975852489471" calcext:value-type="float">
            <text:p>0,782975852489471</text:p>
          </table:table-cell>
          <table:table-cell office:value-type="float" office:value="0.823681056499481" calcext:value-type="float">
            <text:p>0,823681056499481</text:p>
          </table:table-cell>
          <table:table-cell office:value-type="float" office:value="0.842686712741852" calcext:value-type="float">
            <text:p>0,842686712741852</text:p>
          </table:table-cell>
          <table:table-cell office:value-type="float" office:value="0.685633420944214" calcext:value-type="float">
            <text:p>0,685633420944214</text:p>
          </table:table-cell>
          <table:table-cell office:value-type="float" office:value="0.979410350322723" calcext:value-type="float">
            <text:p>0,979410350322723</text:p>
          </table:table-cell>
          <table:table-cell office:value-type="float" office:value="0.645137548446655" calcext:value-type="float">
            <text:p>0,645137548446655</text:p>
          </table:table-cell>
          <table:table-cell office:value-type="float" office:value="0.78012752532959" calcext:value-type="float">
            <text:p>0,78012752532959</text:p>
          </table:table-cell>
          <table:table-cell office:value-type="float" office:value="0.905066907405853" calcext:value-type="float">
            <text:p>0,905066907405853</text:p>
          </table:table-cell>
          <table:table-cell office:value-type="float" office:value="0.742677330970764" calcext:value-type="float">
            <text:p>0,742677330970764</text:p>
          </table:table-cell>
        </table:table-row>
        <table:table-row table:style-name="ro1">
          <table:table-cell office:value-type="float" office:value="0.914897" calcext:value-type="float">
            <text:p>0,914897</text:p>
          </table:table-cell>
          <table:table-cell office:value-type="float" office:value="0.847281515598297" calcext:value-type="float">
            <text:p>0,847281515598297</text:p>
          </table:table-cell>
          <table:table-cell office:value-type="float" office:value="0.778154611587524" calcext:value-type="float">
            <text:p>0,778154611587524</text:p>
          </table:table-cell>
          <table:table-cell office:value-type="float" office:value="0.89757251739502" calcext:value-type="float">
            <text:p>0,89757251739502</text:p>
          </table:table-cell>
          <table:table-cell office:value-type="float" office:value="0.900105893611908" calcext:value-type="float">
            <text:p>0,900105893611908</text:p>
          </table:table-cell>
          <table:table-cell office:value-type="float" office:value="0.754744529724121" calcext:value-type="float">
            <text:p>0,754744529724121</text:p>
          </table:table-cell>
          <table:table-cell office:value-type="float" office:value="1.19692063331604" calcext:value-type="float">
            <text:p>1,19692063331604</text:p>
          </table:table-cell>
          <table:table-cell office:value-type="float" office:value="0.633469641208649" calcext:value-type="float">
            <text:p>0,633469641208649</text:p>
          </table:table-cell>
          <table:table-cell office:value-type="float" office:value="0.831830203533173" calcext:value-type="float">
            <text:p>0,831830203533173</text:p>
          </table:table-cell>
          <table:table-cell office:value-type="float" office:value="1.57642138004303" calcext:value-type="float">
            <text:p>1,57642138004303</text:p>
          </table:table-cell>
          <table:table-cell office:value-type="float" office:value="0.732464909553528" calcext:value-type="float">
            <text:p>0,732464909553528</text:p>
          </table:table-cell>
        </table:table-row>
        <table:table-row table:style-name="ro1">
          <table:table-cell office:value-type="float" office:value="1.52646" calcext:value-type="float">
            <text:p>1,52646</text:p>
          </table:table-cell>
          <table:table-cell office:value-type="float" office:value="1.42975413799286" calcext:value-type="float">
            <text:p>1,42975413799286</text:p>
          </table:table-cell>
          <table:table-cell office:value-type="float" office:value="0.919611096382141" calcext:value-type="float">
            <text:p>0,919611096382141</text:p>
          </table:table-cell>
          <table:table-cell office:value-type="float" office:value="1.5649209022522" calcext:value-type="float">
            <text:p>1,5649209022522</text:p>
          </table:table-cell>
          <table:table-cell office:value-type="float" office:value="1.73684167861938" calcext:value-type="float">
            <text:p>1,73684167861938</text:p>
          </table:table-cell>
          <table:table-cell office:value-type="float" office:value="1.61085939407349" calcext:value-type="float">
            <text:p>1,61085939407349</text:p>
          </table:table-cell>
          <table:table-cell office:value-type="float" office:value="2.03220152854919" calcext:value-type="float">
            <text:p>2,03220152854919</text:p>
          </table:table-cell>
          <table:table-cell office:value-type="float" office:value="1.47421443462372" calcext:value-type="float">
            <text:p>1,47421443462372</text:p>
          </table:table-cell>
          <table:table-cell office:value-type="float" office:value="1.95278835296631" calcext:value-type="float">
            <text:p>1,95278835296631</text:p>
          </table:table-cell>
          <table:table-cell office:value-type="float" office:value="1.69491505622864" calcext:value-type="float">
            <text:p>1,69491505622864</text:p>
          </table:table-cell>
          <table:table-cell office:value-type="float" office:value="0.84846556186676" calcext:value-type="float">
            <text:p>0,84846556186676</text:p>
          </table:table-cell>
        </table:table-row>
        <table:table-row table:style-name="ro1">
          <table:table-cell office:value-type="float" office:value="2.19363" calcext:value-type="float">
            <text:p>2,19363</text:p>
          </table:table-cell>
          <table:table-cell office:value-type="float" office:value="2.11950182914734" calcext:value-type="float">
            <text:p>2,11950182914734</text:p>
          </table:table-cell>
          <table:table-cell office:value-type="float" office:value="1.18464696407318" calcext:value-type="float">
            <text:p>1,18464696407318</text:p>
          </table:table-cell>
          <table:table-cell office:value-type="float" office:value="2.29287457466125" calcext:value-type="float">
            <text:p>2,29287457466125</text:p>
          </table:table-cell>
          <table:table-cell office:value-type="float" office:value="2.74713945388794" calcext:value-type="float">
            <text:p>2,74713945388794</text:p>
          </table:table-cell>
          <table:table-cell office:value-type="float" office:value="2.43376111984253" calcext:value-type="float">
            <text:p>2,43376111984253</text:p>
          </table:table-cell>
          <table:table-cell office:value-type="float" office:value="2.85112190246582" calcext:value-type="float">
            <text:p>2,85112190246582</text:p>
          </table:table-cell>
          <table:table-cell office:value-type="float" office:value="2.26770162582397" calcext:value-type="float">
            <text:p>2,26770162582397</text:p>
          </table:table-cell>
          <table:table-cell office:value-type="float" office:value="2.90922927856445" calcext:value-type="float">
            <text:p>2,90922927856445</text:p>
          </table:table-cell>
          <table:table-cell office:value-type="float" office:value="1.94231975078583" calcext:value-type="float">
            <text:p>1,94231975078583</text:p>
          </table:table-cell>
          <table:table-cell office:value-type="float" office:value="1.18802165985107" calcext:value-type="float">
            <text:p>1,18802165985107</text:p>
          </table:table-cell>
        </table:table-row>
        <table:table-row table:style-name="ro1">
          <table:table-cell office:value-type="float" office:value="1.98121" calcext:value-type="float">
            <text:p>1,98121</text:p>
          </table:table-cell>
          <table:table-cell office:value-type="float" office:value="1.89604198932648" calcext:value-type="float">
            <text:p>1,89604198932648</text:p>
          </table:table-cell>
          <table:table-cell office:value-type="float" office:value="1.21026468276978" calcext:value-type="float">
            <text:p>1,21026468276978</text:p>
          </table:table-cell>
          <table:table-cell office:value-type="float" office:value="2.05839443206787" calcext:value-type="float">
            <text:p>2,05839443206787</text:p>
          </table:table-cell>
          <table:table-cell office:value-type="float" office:value="2.39275479316711" calcext:value-type="float">
            <text:p>2,39275479316711</text:p>
          </table:table-cell>
          <table:table-cell office:value-type="float" office:value="2.13082337379456" calcext:value-type="float">
            <text:p>2,13082337379456</text:p>
          </table:table-cell>
          <table:table-cell office:value-type="float" office:value="2.47916412353516" calcext:value-type="float">
            <text:p>2,47916412353516</text:p>
          </table:table-cell>
          <table:table-cell office:value-type="float" office:value="2.05328941345215" calcext:value-type="float">
            <text:p>2,05328941345215</text:p>
          </table:table-cell>
          <table:table-cell office:value-type="float" office:value="2.55816650390625" calcext:value-type="float">
            <text:p>2,55816650390625</text:p>
          </table:table-cell>
          <table:table-cell office:value-type="float" office:value="1.95763790607452" calcext:value-type="float">
            <text:p>1,95763790607452</text:p>
          </table:table-cell>
          <table:table-cell office:value-type="float" office:value="1.07559084892273" calcext:value-type="float">
            <text:p>1,07559084892273</text:p>
          </table:table-cell>
        </table:table-row>
        <table:table-row table:style-name="ro1">
          <table:table-cell office:value-type="float" office:value="1.91169" calcext:value-type="float">
            <text:p>1,91169</text:p>
          </table:table-cell>
          <table:table-cell office:value-type="float" office:value="1.88588619232178" calcext:value-type="float">
            <text:p>1,88588619232178</text:p>
          </table:table-cell>
          <table:table-cell office:value-type="float" office:value="1.1640065908432" calcext:value-type="float">
            <text:p>1,1640065908432</text:p>
          </table:table-cell>
          <table:table-cell office:value-type="float" office:value="1.9813357591629" calcext:value-type="float">
            <text:p>1,9813357591629</text:p>
          </table:table-cell>
          <table:table-cell office:value-type="float" office:value="2.26996302604675" calcext:value-type="float">
            <text:p>2,26996302604675</text:p>
          </table:table-cell>
          <table:table-cell office:value-type="float" office:value="2.15482759475708" calcext:value-type="float">
            <text:p>2,15482759475708</text:p>
          </table:table-cell>
          <table:table-cell office:value-type="float" office:value="2.30359268188477" calcext:value-type="float">
            <text:p>2,30359268188477</text:p>
          </table:table-cell>
          <table:table-cell office:value-type="float" office:value="2.09705901145935" calcext:value-type="float">
            <text:p>2,09705901145935</text:p>
          </table:table-cell>
          <table:table-cell office:value-type="float" office:value="2.51025700569153" calcext:value-type="float">
            <text:p>2,51025700569153</text:p>
          </table:table-cell>
          <table:table-cell office:value-type="float" office:value="1.79345762729645" calcext:value-type="float">
            <text:p>1,79345762729645</text:p>
          </table:table-cell>
          <table:table-cell office:value-type="float" office:value="0.956481516361237" calcext:value-type="float">
            <text:p>0,956481516361237</text:p>
          </table:table-cell>
        </table:table-row>
        <table:table-row table:style-name="ro1">
          <table:table-cell office:value-type="float" office:value="1.78515" calcext:value-type="float">
            <text:p>1,78515</text:p>
          </table:table-cell>
          <table:table-cell office:value-type="float" office:value="1.8410747051239" calcext:value-type="float">
            <text:p>1,8410747051239</text:p>
          </table:table-cell>
          <table:table-cell office:value-type="float" office:value="1.13953769207001" calcext:value-type="float">
            <text:p>1,13953769207001</text:p>
          </table:table-cell>
          <table:table-cell office:value-type="float" office:value="1.92822062969208" calcext:value-type="float">
            <text:p>1,92822062969208</text:p>
          </table:table-cell>
          <table:table-cell office:value-type="float" office:value="2.0318067073822" calcext:value-type="float">
            <text:p>2,0318067073822</text:p>
          </table:table-cell>
          <table:table-cell office:value-type="float" office:value="1.92856645584106" calcext:value-type="float">
            <text:p>1,92856645584106</text:p>
          </table:table-cell>
          <table:table-cell office:value-type="float" office:value="2.18750023841858" calcext:value-type="float">
            <text:p>2,18750023841858</text:p>
          </table:table-cell>
          <table:table-cell office:value-type="float" office:value="1.79043960571289" calcext:value-type="float">
            <text:p>1,79043960571289</text:p>
          </table:table-cell>
          <table:table-cell office:value-type="float" office:value="2.31417798995972" calcext:value-type="float">
            <text:p>2,31417798995972</text:p>
          </table:table-cell>
          <table:table-cell office:value-type="float" office:value="1.71192562580109" calcext:value-type="float">
            <text:p>1,71192562580109</text:p>
          </table:table-cell>
          <table:table-cell office:value-type="float" office:value="0.978230714797974" calcext:value-type="float">
            <text:p>0,978230714797974</text:p>
          </table:table-cell>
        </table:table-row>
        <table:table-row table:style-name="ro1">
          <table:table-cell office:value-type="float" office:value="1.12588" calcext:value-type="float">
            <text:p>1,12588</text:p>
          </table:table-cell>
          <table:table-cell office:value-type="float" office:value="1.22760438919067" calcext:value-type="float">
            <text:p>1,22760438919067</text:p>
          </table:table-cell>
          <table:table-cell office:value-type="float" office:value="1.02147829532623" calcext:value-type="float">
            <text:p>1,02147829532623</text:p>
          </table:table-cell>
          <table:table-cell office:value-type="float" office:value="1.1739718914032" calcext:value-type="float">
            <text:p>1,1739718914032</text:p>
          </table:table-cell>
          <table:table-cell office:value-type="float" office:value="1.14864611625671" calcext:value-type="float">
            <text:p>1,14864611625671</text:p>
          </table:table-cell>
          <table:table-cell office:value-type="float" office:value="1.04819715023041" calcext:value-type="float">
            <text:p>1,04819715023041</text:p>
          </table:table-cell>
          <table:table-cell office:value-type="float" office:value="1.2200038433075" calcext:value-type="float">
            <text:p>1,2200038433075</text:p>
          </table:table-cell>
          <table:table-cell office:value-type="float" office:value="1.02017772197723" calcext:value-type="float">
            <text:p>1,02017772197723</text:p>
          </table:table-cell>
          <table:table-cell office:value-type="float" office:value="1.19405663013458" calcext:value-type="float">
            <text:p>1,19405663013458</text:p>
          </table:table-cell>
          <table:table-cell office:value-type="float" office:value="1.21019959449768" calcext:value-type="float">
            <text:p>1,21019959449768</text:p>
          </table:table-cell>
          <table:table-cell office:value-type="float" office:value="0.994478583335876" calcext:value-type="float">
            <text:p>0,994478583335876</text:p>
          </table:table-cell>
        </table:table-row>
        <table:table-row table:style-name="ro1">
          <table:table-cell office:value-type="float" office:value="0.986345" calcext:value-type="float">
            <text:p>0,986345</text:p>
          </table:table-cell>
          <table:table-cell office:value-type="float" office:value="1.09244346618652" calcext:value-type="float">
            <text:p>1,09244346618652</text:p>
          </table:table-cell>
          <table:table-cell office:value-type="float" office:value="0.948860108852387" calcext:value-type="float">
            <text:p>0,948860108852387</text:p>
          </table:table-cell>
          <table:table-cell office:value-type="float" office:value="1.00540053844452" calcext:value-type="float">
            <text:p>1,00540053844452</text:p>
          </table:table-cell>
          <table:table-cell office:value-type="float" office:value="0.973993360996246" calcext:value-type="float">
            <text:p>0,973993360996246</text:p>
          </table:table-cell>
          <table:table-cell office:value-type="float" office:value="0.864845931529999" calcext:value-type="float">
            <text:p>0,864845931529999</text:p>
          </table:table-cell>
          <table:table-cell office:value-type="float" office:value="1.05832719802856" calcext:value-type="float">
            <text:p>1,05832719802856</text:p>
          </table:table-cell>
          <table:table-cell office:value-type="float" office:value="0.816681146621704" calcext:value-type="float">
            <text:p>0,816681146621704</text:p>
          </table:table-cell>
          <table:table-cell office:value-type="float" office:value="0.992676079273224" calcext:value-type="float">
            <text:p>0,992676079273224</text:p>
          </table:table-cell>
          <table:table-cell office:value-type="float" office:value="1.19847929477692" calcext:value-type="float">
            <text:p>1,19847929477692</text:p>
          </table:table-cell>
          <table:table-cell office:value-type="float" office:value="0.911741614341736" calcext:value-type="float">
            <text:p>0,911741614341736</text:p>
          </table:table-cell>
        </table:table-row>
        <table:table-row table:style-name="ro1">
          <table:table-cell office:value-type="float" office:value="0.896145" calcext:value-type="float">
            <text:p>0,896145</text:p>
          </table:table-cell>
          <table:table-cell office:value-type="float" office:value="0.957323431968689" calcext:value-type="float">
            <text:p>0,957323431968689</text:p>
          </table:table-cell>
          <table:table-cell office:value-type="float" office:value="0.996078073978424" calcext:value-type="float">
            <text:p>0,996078073978424</text:p>
          </table:table-cell>
          <table:table-cell office:value-type="float" office:value="0.920537352561951" calcext:value-type="float">
            <text:p>0,920537352561951</text:p>
          </table:table-cell>
          <table:table-cell office:value-type="float" office:value="0.881734549999237" calcext:value-type="float">
            <text:p>0,881734549999237</text:p>
          </table:table-cell>
          <table:table-cell office:value-type="float" office:value="0.766691625118256" calcext:value-type="float">
            <text:p>0,766691625118256</text:p>
          </table:table-cell>
          <table:table-cell office:value-type="float" office:value="0.809174478054047" calcext:value-type="float">
            <text:p>0,809174478054047</text:p>
          </table:table-cell>
          <table:table-cell office:value-type="float" office:value="0.75089567899704" calcext:value-type="float">
            <text:p>0,75089567899704</text:p>
          </table:table-cell>
          <table:table-cell office:value-type="float" office:value="0.974463045597076" calcext:value-type="float">
            <text:p>0,974463045597076</text:p>
          </table:table-cell>
          <table:table-cell office:value-type="float" office:value="1.02116990089417" calcext:value-type="float">
            <text:p>1,02116990089417</text:p>
          </table:table-cell>
          <table:table-cell office:value-type="float" office:value="0.883383274078369" calcext:value-type="float">
            <text:p>0,883383274078369</text:p>
          </table:table-cell>
        </table:table-row>
        <table:table-row table:style-name="ro1">
          <table:table-cell office:value-type="float" office:value="0.97519" calcext:value-type="float">
            <text:p>0,97519</text:p>
          </table:table-cell>
          <table:table-cell office:value-type="float" office:value="1.0868079662323" calcext:value-type="float">
            <text:p>1,0868079662323</text:p>
          </table:table-cell>
          <table:table-cell office:value-type="float" office:value="1.04152083396912" calcext:value-type="float">
            <text:p>1,04152083396912</text:p>
          </table:table-cell>
          <table:table-cell office:value-type="float" office:value="1.09513175487518" calcext:value-type="float">
            <text:p>1,09513175487518</text:p>
          </table:table-cell>
          <table:table-cell office:value-type="float" office:value="0.908651292324066" calcext:value-type="float">
            <text:p>0,908651292324066</text:p>
          </table:table-cell>
          <table:table-cell office:value-type="float" office:value="0.812310039997101" calcext:value-type="float">
            <text:p>0,812310039997101</text:p>
          </table:table-cell>
          <table:table-cell office:value-type="float" office:value="0.838929772377014" calcext:value-type="float">
            <text:p>0,838929772377014</text:p>
          </table:table-cell>
          <table:table-cell office:value-type="float" office:value="0.796116948127747" calcext:value-type="float">
            <text:p>0,796116948127747</text:p>
          </table:table-cell>
          <table:table-cell office:value-type="float" office:value="1.06392741203308" calcext:value-type="float">
            <text:p>1,06392741203308</text:p>
          </table:table-cell>
          <table:table-cell office:value-type="float" office:value="1.09186089038849" calcext:value-type="float">
            <text:p>1,09186089038849</text:p>
          </table:table-cell>
          <table:table-cell office:value-type="float" office:value="1.01663875579834" calcext:value-type="float">
            <text:p>1,01663875579834</text:p>
          </table:table-cell>
        </table:table-row>
        <table:table-row table:style-name="ro1">
          <table:table-cell office:value-type="float" office:value="1.0457" calcext:value-type="float">
            <text:p>1,0457</text:p>
          </table:table-cell>
          <table:table-cell office:value-type="float" office:value="1.15344738960266" calcext:value-type="float">
            <text:p>1,15344738960266</text:p>
          </table:table-cell>
          <table:table-cell office:value-type="float" office:value="1.08982622623444" calcext:value-type="float">
            <text:p>1,08982622623444</text:p>
          </table:table-cell>
          <table:table-cell office:value-type="float" office:value="1.23141658306122" calcext:value-type="float">
            <text:p>1,23141658306122</text:p>
          </table:table-cell>
          <table:table-cell office:value-type="float" office:value="1.00423836708069" calcext:value-type="float">
            <text:p>1,00423836708069</text:p>
          </table:table-cell>
          <table:table-cell office:value-type="float" office:value="0.906404674053192" calcext:value-type="float">
            <text:p>0,906404674053192</text:p>
          </table:table-cell>
          <table:table-cell office:value-type="float" office:value="0.920233905315399" calcext:value-type="float">
            <text:p>0,920233905315399</text:p>
          </table:table-cell>
          <table:table-cell office:value-type="float" office:value="0.889350891113281" calcext:value-type="float">
            <text:p>0,889350891113281</text:p>
          </table:table-cell>
          <table:table-cell office:value-type="float" office:value="1.05118680000305" calcext:value-type="float">
            <text:p>1,05118680000305</text:p>
          </table:table-cell>
          <table:table-cell office:value-type="float" office:value="1.08440184593201" calcext:value-type="float">
            <text:p>1,08440184593201</text:p>
          </table:table-cell>
          <table:table-cell office:value-type="float" office:value="1.12651205062866" calcext:value-type="float">
            <text:p>1,12651205062866</text:p>
          </table:table-cell>
        </table:table-row>
        <table:table-row table:style-name="ro1">
          <table:table-cell office:value-type="float" office:value="0.825826" calcext:value-type="float">
            <text:p>0,825826</text:p>
          </table:table-cell>
          <table:table-cell office:value-type="float" office:value="0.840297281742096" calcext:value-type="float">
            <text:p>0,840297281742096</text:p>
          </table:table-cell>
          <table:table-cell office:value-type="float" office:value="0.871166884899139" calcext:value-type="float">
            <text:p>0,871166884899139</text:p>
          </table:table-cell>
          <table:table-cell office:value-type="float" office:value="0.873172283172607" calcext:value-type="float">
            <text:p>0,873172283172607</text:p>
          </table:table-cell>
          <table:table-cell office:value-type="float" office:value="0.845550239086151" calcext:value-type="float">
            <text:p>0,845550239086151</text:p>
          </table:table-cell>
          <table:table-cell office:value-type="float" office:value="0.759332716464996" calcext:value-type="float">
            <text:p>0,759332716464996</text:p>
          </table:table-cell>
          <table:table-cell office:value-type="float" office:value="0.743500590324402" calcext:value-type="float">
            <text:p>0,743500590324402</text:p>
          </table:table-cell>
          <table:table-cell office:value-type="float" office:value="0.761707067489624" calcext:value-type="float">
            <text:p>0,761707067489624</text:p>
          </table:table-cell>
          <table:table-cell office:value-type="float" office:value="0.923824965953827" calcext:value-type="float">
            <text:p>0,923824965953827</text:p>
          </table:table-cell>
          <table:table-cell office:value-type="float" office:value="0.798752307891846" calcext:value-type="float">
            <text:p>0,798752307891846</text:p>
          </table:table-cell>
          <table:table-cell office:value-type="float" office:value="0.840952217578888" calcext:value-type="float">
            <text:p>0,840952217578888</text:p>
          </table:table-cell>
        </table:table-row>
        <table:table-row table:style-name="ro1">
          <table:table-cell office:value-type="float" office:value="0.62897" calcext:value-type="float">
            <text:p>0,62897</text:p>
          </table:table-cell>
          <table:table-cell office:value-type="float" office:value="0.589858531951904" calcext:value-type="float">
            <text:p>0,589858531951904</text:p>
          </table:table-cell>
          <table:table-cell office:value-type="float" office:value="0.684743523597717" calcext:value-type="float">
            <text:p>0,684743523597717</text:p>
          </table:table-cell>
          <table:table-cell office:value-type="float" office:value="0.63052499294281" calcext:value-type="float">
            <text:p>0,63052499294281</text:p>
          </table:table-cell>
          <table:table-cell office:value-type="float" office:value="0.622877717018127" calcext:value-type="float">
            <text:p>0,622877717018127</text:p>
          </table:table-cell>
          <table:table-cell office:value-type="float" office:value="0.592025279998779" calcext:value-type="float">
            <text:p>0,592025279998779</text:p>
          </table:table-cell>
          <table:table-cell office:value-type="float" office:value="0.537127256393433" calcext:value-type="float">
            <text:p>0,537127256393433</text:p>
          </table:table-cell>
          <table:table-cell office:value-type="float" office:value="0.608007490634918" calcext:value-type="float">
            <text:p>0,608007490634918</text:p>
          </table:table-cell>
          <table:table-cell office:value-type="float" office:value="0.838494837284088" calcext:value-type="float">
            <text:p>0,838494837284088</text:p>
          </table:table-cell>
          <table:table-cell office:value-type="float" office:value="0.579719841480255" calcext:value-type="float">
            <text:p>0,579719841480255</text:p>
          </table:table-cell>
          <table:table-cell office:value-type="float" office:value="0.606323599815369" calcext:value-type="float">
            <text:p>0,606323599815369</text:p>
          </table:table-cell>
        </table:table-row>
        <table:table-row table:style-name="ro1">
          <table:table-cell office:value-type="float" office:value="0.542824" calcext:value-type="float">
            <text:p>0,542824</text:p>
          </table:table-cell>
          <table:table-cell office:value-type="float" office:value="0.504491567611694" calcext:value-type="float">
            <text:p>0,504491567611694</text:p>
          </table:table-cell>
          <table:table-cell office:value-type="float" office:value="0.607783257961273" calcext:value-type="float">
            <text:p>0,607783257961273</text:p>
          </table:table-cell>
          <table:table-cell office:value-type="float" office:value="0.546318411827087" calcext:value-type="float">
            <text:p>0,546318411827087</text:p>
          </table:table-cell>
          <table:table-cell office:value-type="float" office:value="0.523325026035309" calcext:value-type="float">
            <text:p>0,523325026035309</text:p>
          </table:table-cell>
          <table:table-cell office:value-type="float" office:value="0.520508885383606" calcext:value-type="float">
            <text:p>0,520508885383606</text:p>
          </table:table-cell>
          <table:table-cell office:value-type="float" office:value="0.518778145313263" calcext:value-type="float">
            <text:p>0,518778145313263</text:p>
          </table:table-cell>
          <table:table-cell office:value-type="float" office:value="0.503142356872559" calcext:value-type="float">
            <text:p>0,503142356872559</text:p>
          </table:table-cell>
          <table:table-cell office:value-type="float" office:value="0.652076959609985" calcext:value-type="float">
            <text:p>0,652076959609985</text:p>
          </table:table-cell>
          <table:table-cell office:value-type="float" office:value="0.527276992797852" calcext:value-type="float">
            <text:p>0,527276992797852</text:p>
          </table:table-cell>
          <table:table-cell office:value-type="float" office:value="0.524534583091736" calcext:value-type="float">
            <text:p>0,524534583091736</text:p>
          </table:table-cell>
        </table:table-row>
        <table:table-row table:style-name="ro1">
          <table:table-cell office:value-type="float" office:value="0.557483" calcext:value-type="float">
            <text:p>0,557483</text:p>
          </table:table-cell>
          <table:table-cell office:value-type="float" office:value="0.547282695770264" calcext:value-type="float">
            <text:p>0,547282695770264</text:p>
          </table:table-cell>
          <table:table-cell office:value-type="float" office:value="0.58907425403595" calcext:value-type="float">
            <text:p>0,58907425403595</text:p>
          </table:table-cell>
          <table:table-cell office:value-type="float" office:value="0.553967833518982" calcext:value-type="float">
            <text:p>0,553967833518982</text:p>
          </table:table-cell>
          <table:table-cell office:value-type="float" office:value="0.543605864048004" calcext:value-type="float">
            <text:p>0,543605864048004</text:p>
          </table:table-cell>
          <table:table-cell office:value-type="float" office:value="0.56812047958374" calcext:value-type="float">
            <text:p>0,56812047958374</text:p>
          </table:table-cell>
          <table:table-cell office:value-type="float" office:value="0.519216954708099" calcext:value-type="float">
            <text:p>0,519216954708099</text:p>
          </table:table-cell>
          <table:table-cell office:value-type="float" office:value="0.51894336938858" calcext:value-type="float">
            <text:p>0,51894336938858</text:p>
          </table:table-cell>
          <table:table-cell office:value-type="float" office:value="0.618667304515839" calcext:value-type="float">
            <text:p>0,618667304515839</text:p>
          </table:table-cell>
          <table:table-cell office:value-type="float" office:value="0.565806388854981" calcext:value-type="float">
            <text:p>0,565806388854981</text:p>
          </table:table-cell>
          <table:table-cell office:value-type="float" office:value="0.550149381160736" calcext:value-type="float">
            <text:p>0,550149381160736</text:p>
          </table:table-cell>
        </table:table-row>
        <table:table-row table:style-name="ro1">
          <table:table-cell office:value-type="float" office:value="0.539821" calcext:value-type="float">
            <text:p>0,539821</text:p>
          </table:table-cell>
          <table:table-cell office:value-type="float" office:value="0.483533412218094" calcext:value-type="float">
            <text:p>0,483533412218094</text:p>
          </table:table-cell>
          <table:table-cell office:value-type="float" office:value="0.646792709827423" calcext:value-type="float">
            <text:p>0,646792709827423</text:p>
          </table:table-cell>
          <table:table-cell office:value-type="float" office:value="0.495332181453705" calcext:value-type="float">
            <text:p>0,495332181453705</text:p>
          </table:table-cell>
          <table:table-cell office:value-type="float" office:value="0.550978899002075" calcext:value-type="float">
            <text:p>0,550978899002075</text:p>
          </table:table-cell>
          <table:table-cell office:value-type="float" office:value="0.5636146068573" calcext:value-type="float">
            <text:p>0,5636146068573</text:p>
          </table:table-cell>
          <table:table-cell office:value-type="float" office:value="0.531146466732025" calcext:value-type="float">
            <text:p>0,531146466732025</text:p>
          </table:table-cell>
          <table:table-cell office:value-type="float" office:value="0.492361396551132" calcext:value-type="float">
            <text:p>0,492361396551132</text:p>
          </table:table-cell>
          <table:table-cell office:value-type="float" office:value="0.561321675777435" calcext:value-type="float">
            <text:p>0,561321675777435</text:p>
          </table:table-cell>
          <table:table-cell office:value-type="float" office:value="0.548306465148926" calcext:value-type="float">
            <text:p>0,548306465148926</text:p>
          </table:table-cell>
          <table:table-cell office:value-type="float" office:value="0.524819374084473" calcext:value-type="float">
            <text:p>0,524819374084473</text:p>
          </table:table-cell>
        </table:table-row>
        <table:table-row table:style-name="ro1">
          <table:table-cell office:value-type="float" office:value="0.528813" calcext:value-type="float">
            <text:p>0,528813</text:p>
          </table:table-cell>
          <table:table-cell office:value-type="float" office:value="0.489260762929916" calcext:value-type="float">
            <text:p>0,489260762929916</text:p>
          </table:table-cell>
          <table:table-cell office:value-type="float" office:value="0.634928166866303" calcext:value-type="float">
            <text:p>0,634928166866303</text:p>
          </table:table-cell>
          <table:table-cell office:value-type="float" office:value="0.497973412275314" calcext:value-type="float">
            <text:p>0,497973412275314</text:p>
          </table:table-cell>
          <table:table-cell office:value-type="float" office:value="0.550120532512665" calcext:value-type="float">
            <text:p>0,550120532512665</text:p>
          </table:table-cell>
          <table:table-cell office:value-type="float" office:value="0.552349805831909" calcext:value-type="float">
            <text:p>0,552349805831909</text:p>
          </table:table-cell>
          <table:table-cell office:value-type="float" office:value="0.489733397960663" calcext:value-type="float">
            <text:p>0,489733397960663</text:p>
          </table:table-cell>
          <table:table-cell office:value-type="float" office:value="0.498788625001907" calcext:value-type="float">
            <text:p>0,498788625001907</text:p>
          </table:table-cell>
          <table:table-cell office:value-type="float" office:value="0.548540890216827" calcext:value-type="float">
            <text:p>0,548540890216827</text:p>
          </table:table-cell>
          <table:table-cell office:value-type="float" office:value="0.533336758613586" calcext:value-type="float">
            <text:p>0,533336758613586</text:p>
          </table:table-cell>
          <table:table-cell office:value-type="float" office:value="0.493102073669434" calcext:value-type="float">
            <text:p>0,493102073669434</text:p>
          </table:table-cell>
        </table:table-row>
        <table:table-row table:style-name="ro1">
          <table:table-cell office:value-type="float" office:value="0.539192" calcext:value-type="float">
            <text:p>0,539192</text:p>
          </table:table-cell>
          <table:table-cell office:value-type="float" office:value="0.511819064617157" calcext:value-type="float">
            <text:p>0,511819064617157</text:p>
          </table:table-cell>
          <table:table-cell office:value-type="float" office:value="0.639563202857971" calcext:value-type="float">
            <text:p>0,639563202857971</text:p>
          </table:table-cell>
          <table:table-cell office:value-type="float" office:value="0.498012870550156" calcext:value-type="float">
            <text:p>0,498012870550156</text:p>
          </table:table-cell>
          <table:table-cell office:value-type="float" office:value="0.563824355602264" calcext:value-type="float">
            <text:p>0,563824355602264</text:p>
          </table:table-cell>
          <table:table-cell office:value-type="float" office:value="0.561154127120972" calcext:value-type="float">
            <text:p>0,561154127120972</text:p>
          </table:table-cell>
          <table:table-cell office:value-type="float" office:value="0.48702609539032" calcext:value-type="float">
            <text:p>0,48702609539032</text:p>
          </table:table-cell>
          <table:table-cell office:value-type="float" office:value="0.497509390115738" calcext:value-type="float">
            <text:p>0,497509390115738</text:p>
          </table:table-cell>
          <table:table-cell office:value-type="float" office:value="0.574784874916077" calcext:value-type="float">
            <text:p>0,574784874916077</text:p>
          </table:table-cell>
          <table:table-cell office:value-type="float" office:value="0.553387463092804" calcext:value-type="float">
            <text:p>0,553387463092804</text:p>
          </table:table-cell>
          <table:table-cell office:value-type="float" office:value="0.504839539527893" calcext:value-type="float">
            <text:p>0,504839539527893</text:p>
          </table:table-cell>
        </table:table-row>
        <table:table-row table:style-name="ro1">
          <table:table-cell office:value-type="float" office:value="0.559927" calcext:value-type="float">
            <text:p>0,559927</text:p>
          </table:table-cell>
          <table:table-cell office:value-type="float" office:value="0.503422260284424" calcext:value-type="float">
            <text:p>0,503422260284424</text:p>
          </table:table-cell>
          <table:table-cell office:value-type="float" office:value="0.721410930156708" calcext:value-type="float">
            <text:p>0,721410930156708</text:p>
          </table:table-cell>
          <table:table-cell office:value-type="float" office:value="0.52890944480896" calcext:value-type="float">
            <text:p>0,52890944480896</text:p>
          </table:table-cell>
          <table:table-cell office:value-type="float" office:value="0.57119232416153" calcext:value-type="float">
            <text:p>0,57119232416153</text:p>
          </table:table-cell>
          <table:table-cell office:value-type="float" office:value="0.549916863441467" calcext:value-type="float">
            <text:p>0,549916863441467</text:p>
          </table:table-cell>
          <table:table-cell office:value-type="float" office:value="0.523913979530335" calcext:value-type="float">
            <text:p>0,523913979530335</text:p>
          </table:table-cell>
          <table:table-cell office:value-type="float" office:value="0.484273791313171" calcext:value-type="float">
            <text:p>0,484273791313171</text:p>
          </table:table-cell>
          <table:table-cell office:value-type="float" office:value="0.612219214439392" calcext:value-type="float">
            <text:p>0,612219214439392</text:p>
          </table:table-cell>
          <table:table-cell office:value-type="float" office:value="0.555444121360779" calcext:value-type="float">
            <text:p>0,555444121360779</text:p>
          </table:table-cell>
          <table:table-cell office:value-type="float" office:value="0.548568904399872" calcext:value-type="float">
            <text:p>0,548568904399872</text:p>
          </table:table-cell>
        </table:table-row>
        <table:table-row table:style-name="ro1">
          <table:table-cell office:value-type="float" office:value="0.628963" calcext:value-type="float">
            <text:p>0,628963</text:p>
          </table:table-cell>
          <table:table-cell office:value-type="float" office:value="0.530561923980713" calcext:value-type="float">
            <text:p>0,530561923980713</text:p>
          </table:table-cell>
          <table:table-cell office:value-type="float" office:value="0.938847780227661" calcext:value-type="float">
            <text:p>0,938847780227661</text:p>
          </table:table-cell>
          <table:table-cell office:value-type="float" office:value="0.598447859287262" calcext:value-type="float">
            <text:p>0,598447859287262</text:p>
          </table:table-cell>
          <table:table-cell office:value-type="float" office:value="0.629663169384003" calcext:value-type="float">
            <text:p>0,629663169384003</text:p>
          </table:table-cell>
          <table:table-cell office:value-type="float" office:value="0.580553889274597" calcext:value-type="float">
            <text:p>0,580553889274597</text:p>
          </table:table-cell>
          <table:table-cell office:value-type="float" office:value="0.583850622177124" calcext:value-type="float">
            <text:p>0,583850622177124</text:p>
          </table:table-cell>
          <table:table-cell office:value-type="float" office:value="0.541678905487061" calcext:value-type="float">
            <text:p>0,541678905487061</text:p>
          </table:table-cell>
          <table:table-cell office:value-type="float" office:value="0.654075682163239" calcext:value-type="float">
            <text:p>0,654075682163239</text:p>
          </table:table-cell>
          <table:table-cell office:value-type="float" office:value="0.605104923248291" calcext:value-type="float">
            <text:p>0,605104923248291</text:p>
          </table:table-cell>
          <table:table-cell office:value-type="float" office:value="0.626848340034485" calcext:value-type="float">
            <text:p>0,626848340034485</text:p>
          </table:table-cell>
        </table:table-row>
        <table:table-row table:style-name="ro1">
          <table:table-cell office:value-type="float" office:value="0.659769" calcext:value-type="float">
            <text:p>0,659769</text:p>
          </table:table-cell>
          <table:table-cell office:value-type="float" office:value="0.592746615409851" calcext:value-type="float">
            <text:p>0,592746615409851</text:p>
          </table:table-cell>
          <table:table-cell office:value-type="float" office:value="0.950025618076324" calcext:value-type="float">
            <text:p>0,950025618076324</text:p>
          </table:table-cell>
          <table:table-cell office:value-type="float" office:value="0.609980940818787" calcext:value-type="float">
            <text:p>0,609980940818787</text:p>
          </table:table-cell>
          <table:table-cell office:value-type="float" office:value="0.634396076202393" calcext:value-type="float">
            <text:p>0,634396076202393</text:p>
          </table:table-cell>
          <table:table-cell office:value-type="float" office:value="0.624145030975342" calcext:value-type="float">
            <text:p>0,624145030975342</text:p>
          </table:table-cell>
          <table:table-cell office:value-type="float" office:value="0.597556293010712" calcext:value-type="float">
            <text:p>0,597556293010712</text:p>
          </table:table-cell>
          <table:table-cell office:value-type="float" office:value="0.594821512699127" calcext:value-type="float">
            <text:p>0,594821512699127</text:p>
          </table:table-cell>
          <table:table-cell office:value-type="float" office:value="0.676188409328461" calcext:value-type="float">
            <text:p>0,676188409328461</text:p>
          </table:table-cell>
          <table:table-cell office:value-type="float" office:value="0.661526322364807" calcext:value-type="float">
            <text:p>0,661526322364807</text:p>
          </table:table-cell>
          <table:table-cell office:value-type="float" office:value="0.656304717063904" calcext:value-type="float">
            <text:p>0,656304717063904</text:p>
          </table:table-cell>
        </table:table-row>
        <table:table-row table:style-name="ro1">
          <table:table-cell office:value-type="float" office:value="0.70493" calcext:value-type="float">
            <text:p>0,70493</text:p>
          </table:table-cell>
          <table:table-cell office:value-type="float" office:value="0.60441529750824" calcext:value-type="float">
            <text:p>0,60441529750824</text:p>
          </table:table-cell>
          <table:table-cell office:value-type="float" office:value="0.874452590942383" calcext:value-type="float">
            <text:p>0,874452590942383</text:p>
          </table:table-cell>
          <table:table-cell office:value-type="float" office:value="0.682321846485138" calcext:value-type="float">
            <text:p>0,682321846485138</text:p>
          </table:table-cell>
          <table:table-cell office:value-type="float" office:value="0.824039459228516" calcext:value-type="float">
            <text:p>0,824039459228516</text:p>
          </table:table-cell>
          <table:table-cell office:value-type="float" office:value="0.664715766906738" calcext:value-type="float">
            <text:p>0,664715766906738</text:p>
          </table:table-cell>
          <table:table-cell office:value-type="float" office:value="0.659292042255402" calcext:value-type="float">
            <text:p>0,659292042255402</text:p>
          </table:table-cell>
          <table:table-cell office:value-type="float" office:value="0.621713757514954" calcext:value-type="float">
            <text:p>0,621713757514954</text:p>
          </table:table-cell>
          <table:table-cell office:value-type="float" office:value="0.757713437080383" calcext:value-type="float">
            <text:p>0,757713437080383</text:p>
          </table:table-cell>
          <table:table-cell office:value-type="float" office:value="0.662262439727783" calcext:value-type="float">
            <text:p>0,662262439727783</text:p>
          </table:table-cell>
          <table:table-cell office:value-type="float" office:value="0.698369443416595" calcext:value-type="float">
            <text:p>0,698369443416595</text:p>
          </table:table-cell>
        </table:table-row>
        <table:table-row table:style-name="ro1">
          <table:table-cell office:value-type="float" office:value="0.852061" calcext:value-type="float">
            <text:p>0,852061</text:p>
          </table:table-cell>
          <table:table-cell office:value-type="float" office:value="0.681180596351624" calcext:value-type="float">
            <text:p>0,681180596351624</text:p>
          </table:table-cell>
          <table:table-cell office:value-type="float" office:value="1.31136703491211" calcext:value-type="float">
            <text:p>1,31136703491211</text:p>
          </table:table-cell>
          <table:table-cell office:value-type="float" office:value="0.87118536233902" calcext:value-type="float">
            <text:p>0,87118536233902</text:p>
          </table:table-cell>
          <table:table-cell office:value-type="float" office:value="0.896305739879608" calcext:value-type="float">
            <text:p>0,896305739879608</text:p>
          </table:table-cell>
          <table:table-cell office:value-type="float" office:value="0.750893771648407" calcext:value-type="float">
            <text:p>0,750893771648407</text:p>
          </table:table-cell>
          <table:table-cell office:value-type="float" office:value="0.75715172290802" calcext:value-type="float">
            <text:p>0,75715172290802</text:p>
          </table:table-cell>
          <table:table-cell office:value-type="float" office:value="0.701525866985321" calcext:value-type="float">
            <text:p>0,701525866985321</text:p>
          </table:table-cell>
          <table:table-cell office:value-type="float" office:value="0.94655704498291" calcext:value-type="float">
            <text:p>0,94655704498291</text:p>
          </table:table-cell>
          <table:table-cell office:value-type="float" office:value="0.748587429523468" calcext:value-type="float">
            <text:p>0,748587429523468</text:p>
          </table:table-cell>
          <table:table-cell office:value-type="float" office:value="0.855852544307709" calcext:value-type="float">
            <text:p>0,855852544307709</text:p>
          </table:table-cell>
        </table:table-row>
        <table:table-row table:style-name="ro1">
          <table:table-cell office:value-type="float" office:value="0.914438" calcext:value-type="float">
            <text:p>0,914438</text:p>
          </table:table-cell>
          <table:table-cell office:value-type="float" office:value="0.696174800395966" calcext:value-type="float">
            <text:p>0,696174800395966</text:p>
          </table:table-cell>
          <table:table-cell office:value-type="float" office:value="1.64753186702728" calcext:value-type="float">
            <text:p>1,64753186702728</text:p>
          </table:table-cell>
          <table:table-cell office:value-type="float" office:value="0.971785426139832" calcext:value-type="float">
            <text:p>0,971785426139832</text:p>
          </table:table-cell>
          <table:table-cell office:value-type="float" office:value="0.821416914463043" calcext:value-type="float">
            <text:p>0,821416914463043</text:p>
          </table:table-cell>
          <table:table-cell office:value-type="float" office:value="0.74004590511322" calcext:value-type="float">
            <text:p>0,74004590511322</text:p>
          </table:table-cell>
          <table:table-cell office:value-type="float" office:value="0.836742460727692" calcext:value-type="float">
            <text:p>0,836742460727692</text:p>
          </table:table-cell>
          <table:table-cell office:value-type="float" office:value="0.785519897937775" calcext:value-type="float">
            <text:p>0,785519897937775</text:p>
          </table:table-cell>
          <table:table-cell office:value-type="float" office:value="0.962372362613678" calcext:value-type="float">
            <text:p>0,962372362613678</text:p>
          </table:table-cell>
          <table:table-cell office:value-type="float" office:value="0.747643530368805" calcext:value-type="float">
            <text:p>0,747643530368805</text:p>
          </table:table-cell>
          <table:table-cell office:value-type="float" office:value="0.935142397880554" calcext:value-type="float">
            <text:p>0,935142397880554</text:p>
          </table:table-cell>
        </table:table-row>
        <table:table-row table:style-name="ro1">
          <table:table-cell office:value-type="float" office:value="1.01048" calcext:value-type="float">
            <text:p>1,01048</text:p>
          </table:table-cell>
          <table:table-cell office:value-type="float" office:value="0.840945839881897" calcext:value-type="float">
            <text:p>0,840945839881897</text:p>
          </table:table-cell>
          <table:table-cell office:value-type="float" office:value="1.54109799861908" calcext:value-type="float">
            <text:p>1,54109799861908</text:p>
          </table:table-cell>
          <table:table-cell office:value-type="float" office:value="1.08217811584473" calcext:value-type="float">
            <text:p>1,08217811584473</text:p>
          </table:table-cell>
          <table:table-cell office:value-type="float" office:value="0.943997383117676" calcext:value-type="float">
            <text:p>0,943997383117676</text:p>
          </table:table-cell>
          <table:table-cell office:value-type="float" office:value="0.79707545042038" calcext:value-type="float">
            <text:p>0,79707545042038</text:p>
          </table:table-cell>
          <table:table-cell office:value-type="float" office:value="0.93246328830719" calcext:value-type="float">
            <text:p>0,93246328830719</text:p>
          </table:table-cell>
          <table:table-cell office:value-type="float" office:value="0.979259669780731" calcext:value-type="float">
            <text:p>0,979259669780731</text:p>
          </table:table-cell>
          <table:table-cell office:value-type="float" office:value="1.00306296348572" calcext:value-type="float">
            <text:p>1,00306296348572</text:p>
          </table:table-cell>
          <table:table-cell office:value-type="float" office:value="0.910435259342194" calcext:value-type="float">
            <text:p>0,910435259342194</text:p>
          </table:table-cell>
          <table:table-cell office:value-type="float" office:value="1.07426679134369" calcext:value-type="float">
            <text:p>1,07426679134369</text:p>
          </table:table-cell>
        </table:table-row>
        <table:table-row table:style-name="ro1">
          <table:table-cell office:value-type="float" office:value="1.63239" calcext:value-type="float">
            <text:p>1,63239</text:p>
          </table:table-cell>
          <table:table-cell office:value-type="float" office:value="1.09911620616913" calcext:value-type="float">
            <text:p>1,09911620616913</text:p>
          </table:table-cell>
          <table:table-cell office:value-type="float" office:value="2.11681461334229" calcext:value-type="float">
            <text:p>2,11681461334229</text:p>
          </table:table-cell>
          <table:table-cell office:value-type="float" office:value="1.78738105297089" calcext:value-type="float">
            <text:p>1,78738105297089</text:p>
          </table:table-cell>
          <table:table-cell office:value-type="float" office:value="1.62277698516846" calcext:value-type="float">
            <text:p>1,62277698516846</text:p>
          </table:table-cell>
          <table:table-cell office:value-type="float" office:value="1.14565992355347" calcext:value-type="float">
            <text:p>1,14565992355347</text:p>
          </table:table-cell>
          <table:table-cell office:value-type="float" office:value="1.83071255683899" calcext:value-type="float">
            <text:p>1,83071255683899</text:p>
          </table:table-cell>
          <table:table-cell office:value-type="float" office:value="1.82953536510468" calcext:value-type="float">
            <text:p>1,82953536510468</text:p>
          </table:table-cell>
          <table:table-cell office:value-type="float" office:value="1.54411995410919" calcext:value-type="float">
            <text:p>1,54411995410919</text:p>
          </table:table-cell>
          <table:table-cell office:value-type="float" office:value="1.7502064704895" calcext:value-type="float">
            <text:p>1,7502064704895</text:p>
          </table:table-cell>
          <table:table-cell office:value-type="float" office:value="1.59758460521698" calcext:value-type="float">
            <text:p>1,59758460521698</text:p>
          </table:table-cell>
        </table:table-row>
        <table:table-row table:style-name="ro1">
          <table:table-cell office:value-type="float" office:value="2.09974" calcext:value-type="float">
            <text:p>2,09974</text:p>
          </table:table-cell>
          <table:table-cell office:value-type="float" office:value="1.88146567344666" calcext:value-type="float">
            <text:p>1,88146567344666</text:p>
          </table:table-cell>
          <table:table-cell office:value-type="float" office:value="1.92353236675262" calcext:value-type="float">
            <text:p>1,92353236675262</text:p>
          </table:table-cell>
          <table:table-cell office:value-type="float" office:value="1.71590936183929" calcext:value-type="float">
            <text:p>1,71590936183929</text:p>
          </table:table-cell>
          <table:table-cell office:value-type="float" office:value="2.47286128997803" calcext:value-type="float">
            <text:p>2,47286128997803</text:p>
          </table:table-cell>
          <table:table-cell office:value-type="float" office:value="1.88433790206909" calcext:value-type="float">
            <text:p>1,88433790206909</text:p>
          </table:table-cell>
          <table:table-cell office:value-type="float" office:value="1.28886437416077" calcext:value-type="float">
            <text:p>1,28886437416077</text:p>
          </table:table-cell>
          <table:table-cell office:value-type="float" office:value="2.22252082824707" calcext:value-type="float">
            <text:p>2,22252082824707</text:p>
          </table:table-cell>
          <table:table-cell office:value-type="float" office:value="1.80682873725891" calcext:value-type="float">
            <text:p>1,80682873725891</text:p>
          </table:table-cell>
          <table:table-cell office:value-type="float" office:value="2.63274025917053" calcext:value-type="float">
            <text:p>2,63274025917053</text:p>
          </table:table-cell>
          <table:table-cell office:value-type="float" office:value="3.16837453842163" calcext:value-type="float">
            <text:p>3,16837453842163</text:p>
          </table:table-cell>
        </table:table-row>
        <table:table-row table:style-name="ro1">
          <table:table-cell office:value-type="float" office:value="2.95429" calcext:value-type="float">
            <text:p>2,95429</text:p>
          </table:table-cell>
          <table:table-cell office:value-type="float" office:value="3.02528738975525" calcext:value-type="float">
            <text:p>3,02528738975525</text:p>
          </table:table-cell>
          <table:table-cell office:value-type="float" office:value="3.34780073165894" calcext:value-type="float">
            <text:p>3,34780073165894</text:p>
          </table:table-cell>
          <table:table-cell office:value-type="float" office:value="1.75312733650208" calcext:value-type="float">
            <text:p>1,75312733650208</text:p>
          </table:table-cell>
          <table:table-cell office:value-type="float" office:value="3.42551350593567" calcext:value-type="float">
            <text:p>3,42551350593567</text:p>
          </table:table-cell>
          <table:table-cell office:value-type="float" office:value="2.8781590461731" calcext:value-type="float">
            <text:p>2,8781590461731</text:p>
          </table:table-cell>
          <table:table-cell office:value-type="float" office:value="2.67934226989746" calcext:value-type="float">
            <text:p>2,67934226989746</text:p>
          </table:table-cell>
          <table:table-cell office:value-type="float" office:value="3.35173869132996" calcext:value-type="float">
            <text:p>3,35173869132996</text:p>
          </table:table-cell>
          <table:table-cell office:value-type="float" office:value="2.49602127075195" calcext:value-type="float">
            <text:p>2,49602127075195</text:p>
          </table:table-cell>
          <table:table-cell office:value-type="float" office:value="2.48542189598083" calcext:value-type="float">
            <text:p>2,48542189598083</text:p>
          </table:table-cell>
          <table:table-cell office:value-type="float" office:value="4.10049629211426" calcext:value-type="float">
            <text:p>4,10049629211426</text:p>
          </table:table-cell>
        </table:table-row>
        <table:table-row table:style-name="ro1">
          <table:table-cell office:value-type="float" office:value="2.37716" calcext:value-type="float">
            <text:p>2,37716</text:p>
          </table:table-cell>
          <table:table-cell office:value-type="float" office:value="2.25490236282349" calcext:value-type="float">
            <text:p>2,25490236282349</text:p>
          </table:table-cell>
          <table:table-cell office:value-type="float" office:value="2.33730959892273" calcext:value-type="float">
            <text:p>2,33730959892273</text:p>
          </table:table-cell>
          <table:table-cell office:value-type="float" office:value="2.44162034988403" calcext:value-type="float">
            <text:p>2,44162034988403</text:p>
          </table:table-cell>
          <table:table-cell office:value-type="float" office:value="2.85292935371399" calcext:value-type="float">
            <text:p>2,85292935371399</text:p>
          </table:table-cell>
          <table:table-cell office:value-type="float" office:value="2.31020998954773" calcext:value-type="float">
            <text:p>2,31020998954773</text:p>
          </table:table-cell>
          <table:table-cell office:value-type="float" office:value="1.83131766319275" calcext:value-type="float">
            <text:p>1,83131766319275</text:p>
          </table:table-cell>
          <table:table-cell office:value-type="float" office:value="2.22477245330811" calcext:value-type="float">
            <text:p>2,22477245330811</text:p>
          </table:table-cell>
          <table:table-cell office:value-type="float" office:value="2.25295948982239" calcext:value-type="float">
            <text:p>2,25295948982239</text:p>
          </table:table-cell>
          <table:table-cell office:value-type="float" office:value="2.18913698196411" calcext:value-type="float">
            <text:p>2,18913698196411</text:p>
          </table:table-cell>
          <table:table-cell office:value-type="float" office:value="3.07646751403809" calcext:value-type="float">
            <text:p>3,07646751403809</text:p>
          </table:table-cell>
        </table:table-row>
        <table:table-row table:style-name="ro1">
          <table:table-cell office:value-type="float" office:value="2.29882" calcext:value-type="float">
            <text:p>2,29882</text:p>
          </table:table-cell>
          <table:table-cell office:value-type="float" office:value="2.48607778549194" calcext:value-type="float">
            <text:p>2,48607778549194</text:p>
          </table:table-cell>
          <table:table-cell office:value-type="float" office:value="2.79614067077637" calcext:value-type="float">
            <text:p>2,79614067077637</text:p>
          </table:table-cell>
          <table:table-cell office:value-type="float" office:value="2.83202004432678" calcext:value-type="float">
            <text:p>2,83202004432678</text:p>
          </table:table-cell>
          <table:table-cell office:value-type="float" office:value="1.95114982128143" calcext:value-type="float">
            <text:p>1,95114982128143</text:p>
          </table:table-cell>
          <table:table-cell office:value-type="float" office:value="2.43646430969238" calcext:value-type="float">
            <text:p>2,43646430969238</text:p>
          </table:table-cell>
          <table:table-cell office:value-type="float" office:value="1.81105756759644" calcext:value-type="float">
            <text:p>1,81105756759644</text:p>
          </table:table-cell>
          <table:table-cell office:value-type="float" office:value="2.30600738525391" calcext:value-type="float">
            <text:p>2,30600738525391</text:p>
          </table:table-cell>
          <table:table-cell office:value-type="float" office:value="2.12698364257812" calcext:value-type="float">
            <text:p>2,12698364257812</text:p>
          </table:table-cell>
          <table:table-cell office:value-type="float" office:value="1.43722593784332" calcext:value-type="float">
            <text:p>1,43722593784332</text:p>
          </table:table-cell>
          <table:table-cell office:value-type="float" office:value="2.80508780479431" calcext:value-type="float">
            <text:p>2,80508780479431</text:p>
          </table:table-cell>
        </table:table-row>
        <table:table-row table:style-name="ro1">
          <table:table-cell office:value-type="float" office:value="1.88109" calcext:value-type="float">
            <text:p>1,88109</text:p>
          </table:table-cell>
          <table:table-cell office:value-type="float" office:value="1.88350331783295" calcext:value-type="float">
            <text:p>1,88350331783295</text:p>
          </table:table-cell>
          <table:table-cell office:value-type="float" office:value="2.48295974731445" calcext:value-type="float">
            <text:p>2,48295974731445</text:p>
          </table:table-cell>
          <table:table-cell office:value-type="float" office:value="1.78354823589325" calcext:value-type="float">
            <text:p>1,78354823589325</text:p>
          </table:table-cell>
          <table:table-cell office:value-type="float" office:value="1.56011581420898" calcext:value-type="float">
            <text:p>1,56011581420898</text:p>
          </table:table-cell>
          <table:table-cell office:value-type="float" office:value="1.72850000858307" calcext:value-type="float">
            <text:p>1,72850000858307</text:p>
          </table:table-cell>
          <table:table-cell office:value-type="float" office:value="1.28525936603546" calcext:value-type="float">
            <text:p>1,28525936603546</text:p>
          </table:table-cell>
          <table:table-cell office:value-type="float" office:value="1.79090142250061" calcext:value-type="float">
            <text:p>1,79090142250061</text:p>
          </table:table-cell>
          <table:table-cell office:value-type="float" office:value="1.76880216598511" calcext:value-type="float">
            <text:p>1,76880216598511</text:p>
          </table:table-cell>
          <table:table-cell office:value-type="float" office:value="1.31224775314331" calcext:value-type="float">
            <text:p>1,31224775314331</text:p>
          </table:table-cell>
          <table:table-cell office:value-type="float" office:value="3.21505308151245" calcext:value-type="float">
            <text:p>3,21505308151245</text:p>
          </table:table-cell>
        </table:table-row>
        <table:table-row table:style-name="ro1">
          <table:table-cell office:value-type="float" office:value="1.70793" calcext:value-type="float">
            <text:p>1,70793</text:p>
          </table:table-cell>
          <table:table-cell office:value-type="float" office:value="1.56974935531616" calcext:value-type="float">
            <text:p>1,56974935531616</text:p>
          </table:table-cell>
          <table:table-cell office:value-type="float" office:value="2.11514234542847" calcext:value-type="float">
            <text:p>2,11514234542847</text:p>
          </table:table-cell>
          <table:table-cell office:value-type="float" office:value="1.55804419517517" calcext:value-type="float">
            <text:p>1,55804419517517</text:p>
          </table:table-cell>
          <table:table-cell office:value-type="float" office:value="1.54184508323669" calcext:value-type="float">
            <text:p>1,54184508323669</text:p>
          </table:table-cell>
          <table:table-cell office:value-type="float" office:value="1.57786512374878" calcext:value-type="float">
            <text:p>1,57786512374878</text:p>
          </table:table-cell>
          <table:table-cell office:value-type="float" office:value="1.24909293651581" calcext:value-type="float">
            <text:p>1,24909293651581</text:p>
          </table:table-cell>
          <table:table-cell office:value-type="float" office:value="1.53346514701843" calcext:value-type="float">
            <text:p>1,53346514701843</text:p>
          </table:table-cell>
          <table:table-cell office:value-type="float" office:value="1.76719880104065" calcext:value-type="float">
            <text:p>1,76719880104065</text:p>
          </table:table-cell>
          <table:table-cell office:value-type="float" office:value="1.40652549266815" calcext:value-type="float">
            <text:p>1,40652549266815</text:p>
          </table:table-cell>
          <table:table-cell office:value-type="float" office:value="2.76040458679199" calcext:value-type="float">
            <text:p>2,76040458679199</text:p>
          </table:table-cell>
        </table:table-row>
        <table:table-row table:style-name="ro1">
          <table:table-cell office:value-type="float" office:value="1.96675" calcext:value-type="float">
            <text:p>1,96675</text:p>
          </table:table-cell>
          <table:table-cell office:value-type="float" office:value="1.69647717475891" calcext:value-type="float">
            <text:p>1,69647717475891</text:p>
          </table:table-cell>
          <table:table-cell office:value-type="float" office:value="2.78509449958801" calcext:value-type="float">
            <text:p>2,78509449958801</text:p>
          </table:table-cell>
          <table:table-cell office:value-type="float" office:value="1.7004462480545" calcext:value-type="float">
            <text:p>1,7004462480545</text:p>
          </table:table-cell>
          <table:table-cell office:value-type="float" office:value="1.8146800994873" calcext:value-type="float">
            <text:p>1,8146800994873</text:p>
          </table:table-cell>
          <table:table-cell office:value-type="float" office:value="1.72417092323303" calcext:value-type="float">
            <text:p>1,72417092323303</text:p>
          </table:table-cell>
          <table:table-cell office:value-type="float" office:value="1.64040172100067" calcext:value-type="float">
            <text:p>1,64040172100067</text:p>
          </table:table-cell>
          <table:table-cell office:value-type="float" office:value="1.79755187034607" calcext:value-type="float">
            <text:p>1,79755187034607</text:p>
          </table:table-cell>
          <table:table-cell office:value-type="float" office:value="2.04614186286926" calcext:value-type="float">
            <text:p>2,04614186286926</text:p>
          </table:table-cell>
          <table:table-cell office:value-type="float" office:value="1.63573884963989" calcext:value-type="float">
            <text:p>1,63573884963989</text:p>
          </table:table-cell>
          <table:table-cell office:value-type="float" office:value="2.82677674293518" calcext:value-type="float">
            <text:p>2,82677674293518</text:p>
          </table:table-cell>
        </table:table-row>
        <table:table-row table:style-name="ro1">
          <table:table-cell office:value-type="float" office:value="1.79488" calcext:value-type="float">
            <text:p>1,79488</text:p>
          </table:table-cell>
          <table:table-cell office:value-type="float" office:value="1.48340964317322" calcext:value-type="float">
            <text:p>1,48340964317322</text:p>
          </table:table-cell>
          <table:table-cell office:value-type="float" office:value="2.03547072410583" calcext:value-type="float">
            <text:p>2,03547072410583</text:p>
          </table:table-cell>
          <table:table-cell office:value-type="float" office:value="1.52289199829102" calcext:value-type="float">
            <text:p>1,52289199829102</text:p>
          </table:table-cell>
          <table:table-cell office:value-type="float" office:value="1.74037659168243" calcext:value-type="float">
            <text:p>1,74037659168243</text:p>
          </table:table-cell>
          <table:table-cell office:value-type="float" office:value="1.66900837421417" calcext:value-type="float">
            <text:p>1,66900837421417</text:p>
          </table:table-cell>
          <table:table-cell office:value-type="float" office:value="1.45978462696075" calcext:value-type="float">
            <text:p>1,45978462696075</text:p>
          </table:table-cell>
          <table:table-cell office:value-type="float" office:value="1.72451663017273" calcext:value-type="float">
            <text:p>1,72451663017273</text:p>
          </table:table-cell>
          <table:table-cell office:value-type="float" office:value="1.86192619800568" calcext:value-type="float">
            <text:p>1,86192619800568</text:p>
          </table:table-cell>
          <table:table-cell office:value-type="float" office:value="1.6477644443512" calcext:value-type="float">
            <text:p>1,6477644443512</text:p>
          </table:table-cell>
          <table:table-cell office:value-type="float" office:value="2.80366468429565" calcext:value-type="float">
            <text:p>2,80366468429565</text:p>
          </table:table-cell>
        </table:table-row>
        <table:table-row table:style-name="ro1">
          <table:table-cell office:value-type="float" office:value="1.6196" calcext:value-type="float">
            <text:p>1,6196</text:p>
          </table:table-cell>
          <table:table-cell office:value-type="float" office:value="1.21886956691742" calcext:value-type="float">
            <text:p>1,21886956691742</text:p>
          </table:table-cell>
          <table:table-cell office:value-type="float" office:value="1.6020565032959" calcext:value-type="float">
            <text:p>1,6020565032959</text:p>
          </table:table-cell>
          <table:table-cell office:value-type="float" office:value="1.32217121124268" calcext:value-type="float">
            <text:p>1,32217121124268</text:p>
          </table:table-cell>
          <table:table-cell office:value-type="float" office:value="1.55048739910126" calcext:value-type="float">
            <text:p>1,55048739910126</text:p>
          </table:table-cell>
          <table:table-cell office:value-type="float" office:value="1.82496762275696" calcext:value-type="float">
            <text:p>1,82496762275696</text:p>
          </table:table-cell>
          <table:table-cell office:value-type="float" office:value="1.24624037742615" calcext:value-type="float">
            <text:p>1,24624037742615</text:p>
          </table:table-cell>
          <table:table-cell office:value-type="float" office:value="1.41499650478363" calcext:value-type="float">
            <text:p>1,41499650478363</text:p>
          </table:table-cell>
          <table:table-cell office:value-type="float" office:value="1.5006685256958" calcext:value-type="float">
            <text:p>1,5006685256958</text:p>
          </table:table-cell>
          <table:table-cell office:value-type="float" office:value="1.54897117614746" calcext:value-type="float">
            <text:p>1,54897117614746</text:p>
          </table:table-cell>
          <table:table-cell office:value-type="float" office:value="2.96655297279358" calcext:value-type="float">
            <text:p>2,96655297279358</text:p>
          </table:table-cell>
        </table:table-row>
        <table:table-row table:style-name="ro1">
          <table:table-cell office:value-type="float" office:value="1.76073" calcext:value-type="float">
            <text:p>1,76073</text:p>
          </table:table-cell>
          <table:table-cell office:value-type="float" office:value="1.34147799015045" calcext:value-type="float">
            <text:p>1,34147799015045</text:p>
          </table:table-cell>
          <table:table-cell office:value-type="float" office:value="1.72810018062592" calcext:value-type="float">
            <text:p>1,72810018062592</text:p>
          </table:table-cell>
          <table:table-cell office:value-type="float" office:value="1.43815755844116" calcext:value-type="float">
            <text:p>1,43815755844116</text:p>
          </table:table-cell>
          <table:table-cell office:value-type="float" office:value="1.74511361122131" calcext:value-type="float">
            <text:p>1,74511361122131</text:p>
          </table:table-cell>
          <table:table-cell office:value-type="float" office:value="2.08353924751282" calcext:value-type="float">
            <text:p>2,08353924751282</text:p>
          </table:table-cell>
          <table:table-cell office:value-type="float" office:value="1.59823906421661" calcext:value-type="float">
            <text:p>1,59823906421661</text:p>
          </table:table-cell>
          <table:table-cell office:value-type="float" office:value="1.49913990497589" calcext:value-type="float">
            <text:p>1,49913990497589</text:p>
          </table:table-cell>
          <table:table-cell office:value-type="float" office:value="1.56847369670868" calcext:value-type="float">
            <text:p>1,56847369670868</text:p>
          </table:table-cell>
          <table:table-cell office:value-type="float" office:value="1.64641988277435" calcext:value-type="float">
            <text:p>1,64641988277435</text:p>
          </table:table-cell>
          <table:table-cell office:value-type="float" office:value="2.9586501121521" calcext:value-type="float">
            <text:p>2,9586501121521</text:p>
          </table:table-cell>
        </table:table-row>
        <table:table-row table:style-name="ro1">
          <table:table-cell office:value-type="float" office:value="1.67326" calcext:value-type="float">
            <text:p>1,67326</text:p>
          </table:table-cell>
          <table:table-cell office:value-type="float" office:value="1.22646033763886" calcext:value-type="float">
            <text:p>1,22646033763886</text:p>
          </table:table-cell>
          <table:table-cell office:value-type="float" office:value="1.60921907424927" calcext:value-type="float">
            <text:p>1,60921907424927</text:p>
          </table:table-cell>
          <table:table-cell office:value-type="float" office:value="1.40169870853424" calcext:value-type="float">
            <text:p>1,40169870853424</text:p>
          </table:table-cell>
          <table:table-cell office:value-type="float" office:value="1.64873898029327" calcext:value-type="float">
            <text:p>1,64873898029327</text:p>
          </table:table-cell>
          <table:table-cell office:value-type="float" office:value="2.10258412361145" calcext:value-type="float">
            <text:p>2,10258412361145</text:p>
          </table:table-cell>
          <table:table-cell office:value-type="float" office:value="1.52890014648438" calcext:value-type="float">
            <text:p>1,52890014648438</text:p>
          </table:table-cell>
          <table:table-cell office:value-type="float" office:value="1.38218247890472" calcext:value-type="float">
            <text:p>1,38218247890472</text:p>
          </table:table-cell>
          <table:table-cell office:value-type="float" office:value="1.40463805198669" calcext:value-type="float">
            <text:p>1,40463805198669</text:p>
          </table:table-cell>
          <table:table-cell office:value-type="float" office:value="1.52432572841644" calcext:value-type="float">
            <text:p>1,52432572841644</text:p>
          </table:table-cell>
          <table:table-cell office:value-type="float" office:value="2.90387797355652" calcext:value-type="float">
            <text:p>2,90387797355652</text:p>
          </table:table-cell>
        </table:table-row>
        <table:table-row table:style-name="ro1">
          <table:table-cell office:value-type="float" office:value="1.33004" calcext:value-type="float">
            <text:p>1,33004</text:p>
          </table:table-cell>
          <table:table-cell office:value-type="float" office:value="0.98002552986145" calcext:value-type="float">
            <text:p>0,98002552986145</text:p>
          </table:table-cell>
          <table:table-cell office:value-type="float" office:value="1.32893145084381" calcext:value-type="float">
            <text:p>1,32893145084381</text:p>
          </table:table-cell>
          <table:table-cell office:value-type="float" office:value="1.04393064975739" calcext:value-type="float">
            <text:p>1,04393064975739</text:p>
          </table:table-cell>
          <table:table-cell office:value-type="float" office:value="1.28756904602051" calcext:value-type="float">
            <text:p>1,28756904602051</text:p>
          </table:table-cell>
          <table:table-cell office:value-type="float" office:value="1.76340591907501" calcext:value-type="float">
            <text:p>1,76340591907501</text:p>
          </table:table-cell>
          <table:table-cell office:value-type="float" office:value="0.975483000278473" calcext:value-type="float">
            <text:p>0,975483000278473</text:p>
          </table:table-cell>
          <table:table-cell office:value-type="float" office:value="1.04457414150238" calcext:value-type="float">
            <text:p>1,04457414150238</text:p>
          </table:table-cell>
          <table:table-cell office:value-type="float" office:value="1.2188982963562" calcext:value-type="float">
            <text:p>1,2188982963562</text:p>
          </table:table-cell>
          <table:table-cell office:value-type="float" office:value="1.22961640357971" calcext:value-type="float">
            <text:p>1,22961640357971</text:p>
          </table:table-cell>
          <table:table-cell office:value-type="float" office:value="2.42798089981079" calcext:value-type="float">
            <text:p>2,42798089981079</text:p>
          </table:table-cell>
        </table:table-row>
        <table:table-row table:style-name="ro1">
          <table:table-cell office:value-type="float" office:value="1.20522" calcext:value-type="float">
            <text:p>1,20522</text:p>
          </table:table-cell>
          <table:table-cell office:value-type="float" office:value="0.916124641895294" calcext:value-type="float">
            <text:p>0,916124641895294</text:p>
          </table:table-cell>
          <table:table-cell office:value-type="float" office:value="1.18444347381592" calcext:value-type="float">
            <text:p>1,18444347381592</text:p>
          </table:table-cell>
          <table:table-cell office:value-type="float" office:value="0.950693488121033" calcext:value-type="float">
            <text:p>0,950693488121033</text:p>
          </table:table-cell>
          <table:table-cell office:value-type="float" office:value="1.15763211250305" calcext:value-type="float">
            <text:p>1,15763211250305</text:p>
          </table:table-cell>
          <table:table-cell office:value-type="float" office:value="1.73599922657013" calcext:value-type="float">
            <text:p>1,73599922657013</text:p>
          </table:table-cell>
          <table:table-cell office:value-type="float" office:value="0.846589982509613" calcext:value-type="float">
            <text:p>0,846589982509613</text:p>
          </table:table-cell>
          <table:table-cell office:value-type="float" office:value="0.954770922660828" calcext:value-type="float">
            <text:p>0,954770922660828</text:p>
          </table:table-cell>
          <table:table-cell office:value-type="float" office:value="1.0359171628952" calcext:value-type="float">
            <text:p>1,0359171628952</text:p>
          </table:table-cell>
          <table:table-cell office:value-type="float" office:value="1.10019791126251" calcext:value-type="float">
            <text:p>1,10019791126251</text:p>
          </table:table-cell>
          <table:table-cell office:value-type="float" office:value="2.16987466812134" calcext:value-type="float">
            <text:p>2,16987466812134</text:p>
          </table:table-cell>
        </table:table-row>
        <table:table-row table:style-name="ro1">
          <table:table-cell office:value-type="float" office:value="1.1923" calcext:value-type="float">
            <text:p>1,1923</text:p>
          </table:table-cell>
          <table:table-cell office:value-type="float" office:value="0.932898819446564" calcext:value-type="float">
            <text:p>0,932898819446564</text:p>
          </table:table-cell>
          <table:table-cell office:value-type="float" office:value="1.20902097225189" calcext:value-type="float">
            <text:p>1,20902097225189</text:p>
          </table:table-cell>
          <table:table-cell office:value-type="float" office:value="0.883633077144623" calcext:value-type="float">
            <text:p>0,883633077144623</text:p>
          </table:table-cell>
          <table:table-cell office:value-type="float" office:value="1.1393016576767" calcext:value-type="float">
            <text:p>1,1393016576767</text:p>
          </table:table-cell>
          <table:table-cell office:value-type="float" office:value="1.58918261528015" calcext:value-type="float">
            <text:p>1,58918261528015</text:p>
          </table:table-cell>
          <table:table-cell office:value-type="float" office:value="0.824156045913696" calcext:value-type="float">
            <text:p>0,824156045913696</text:p>
          </table:table-cell>
          <table:table-cell office:value-type="float" office:value="1.05500793457031" calcext:value-type="float">
            <text:p>1,05500793457031</text:p>
          </table:table-cell>
          <table:table-cell office:value-type="float" office:value="0.970074772834778" calcext:value-type="float">
            <text:p>0,970074772834778</text:p>
          </table:table-cell>
          <table:table-cell office:value-type="float" office:value="1.12259817123413" calcext:value-type="float">
            <text:p>1,12259817123413</text:p>
          </table:table-cell>
          <table:table-cell office:value-type="float" office:value="2.19717264175415" calcext:value-type="float">
            <text:p>2,19717264175415</text:p>
          </table:table-cell>
        </table:table-row>
        <table:table-row table:style-name="ro1">
          <table:table-cell office:value-type="float" office:value="1.35468" calcext:value-type="float">
            <text:p>1,35468</text:p>
          </table:table-cell>
          <table:table-cell office:value-type="float" office:value="1.2265065908432" calcext:value-type="float">
            <text:p>1,2265065908432</text:p>
          </table:table-cell>
          <table:table-cell office:value-type="float" office:value="1.51399958133698" calcext:value-type="float">
            <text:p>1,51399958133698</text:p>
          </table:table-cell>
          <table:table-cell office:value-type="float" office:value="0.982665181159973" calcext:value-type="float">
            <text:p>0,982665181159973</text:p>
          </table:table-cell>
          <table:table-cell office:value-type="float" office:value="1.39624857902527" calcext:value-type="float">
            <text:p>1,39624857902527</text:p>
          </table:table-cell>
          <table:table-cell office:value-type="float" office:value="1.5336754322052" calcext:value-type="float">
            <text:p>1,5336754322052</text:p>
          </table:table-cell>
          <table:table-cell office:value-type="float" office:value="0.846778452396393" calcext:value-type="float">
            <text:p>0,846778452396393</text:p>
          </table:table-cell>
          <table:table-cell office:value-type="float" office:value="1.40215957164764" calcext:value-type="float">
            <text:p>1,40215957164764</text:p>
          </table:table-cell>
          <table:table-cell office:value-type="float" office:value="0.927028357982636" calcext:value-type="float">
            <text:p>0,927028357982636</text:p>
          </table:table-cell>
          <table:table-cell office:value-type="float" office:value="1.29391419887543" calcext:value-type="float">
            <text:p>1,29391419887543</text:p>
          </table:table-cell>
          <table:table-cell office:value-type="float" office:value="2.42379760742187" calcext:value-type="float">
            <text:p>2,42379760742187</text:p>
          </table:table-cell>
        </table:table-row>
        <table:table-row table:style-name="ro1">
          <table:table-cell office:value-type="float" office:value="1.21032" calcext:value-type="float">
            <text:p>1,21032</text:p>
          </table:table-cell>
          <table:table-cell office:value-type="float" office:value="0.752483367919922" calcext:value-type="float">
            <text:p>0,752483367919922</text:p>
          </table:table-cell>
          <table:table-cell office:value-type="float" office:value="1.8072817325592" calcext:value-type="float">
            <text:p>1,8072817325592</text:p>
          </table:table-cell>
          <table:table-cell office:value-type="float" office:value="1.16246795654297" calcext:value-type="float">
            <text:p>1,16246795654297</text:p>
          </table:table-cell>
          <table:table-cell office:value-type="float" office:value="1.34856820106506" calcext:value-type="float">
            <text:p>1,34856820106506</text:p>
          </table:table-cell>
          <table:table-cell office:value-type="float" office:value="1.42729377746582" calcext:value-type="float">
            <text:p>1,42729377746582</text:p>
          </table:table-cell>
          <table:table-cell office:value-type="float" office:value="0.893802225589752" calcext:value-type="float">
            <text:p>0,893802225589752</text:p>
          </table:table-cell>
          <table:table-cell office:value-type="float" office:value="0.903332233428955" calcext:value-type="float">
            <text:p>0,903332233428955</text:p>
          </table:table-cell>
          <table:table-cell office:value-type="float" office:value="0.828292727470398" calcext:value-type="float">
            <text:p>0,828292727470398</text:p>
          </table:table-cell>
          <table:table-cell office:value-type="float" office:value="1.0119526386261" calcext:value-type="float">
            <text:p>1,0119526386261</text:p>
          </table:table-cell>
          <table:table-cell office:value-type="float" office:value="1.9676958322525" calcext:value-type="float">
            <text:p>1,9676958322525</text:p>
          </table:table-cell>
        </table:table-row>
        <table:table-row table:style-name="ro1">
          <table:table-cell office:value-type="float" office:value="1.23215" calcext:value-type="float">
            <text:p>1,23215</text:p>
          </table:table-cell>
          <table:table-cell office:value-type="float" office:value="0.742823362350464" calcext:value-type="float">
            <text:p>0,742823362350464</text:p>
          </table:table-cell>
          <table:table-cell office:value-type="float" office:value="1.83094489574432" calcext:value-type="float">
            <text:p>1,83094489574432</text:p>
          </table:table-cell>
          <table:table-cell office:value-type="float" office:value="1.01957654953003" calcext:value-type="float">
            <text:p>1,01957654953003</text:p>
          </table:table-cell>
          <table:table-cell office:value-type="float" office:value="1.50183641910553" calcext:value-type="float">
            <text:p>1,50183641910553</text:p>
          </table:table-cell>
          <table:table-cell office:value-type="float" office:value="1.33643579483032" calcext:value-type="float">
            <text:p>1,33643579483032</text:p>
          </table:table-cell>
          <table:table-cell office:value-type="float" office:value="1.10027039051056" calcext:value-type="float">
            <text:p>1,10027039051056</text:p>
          </table:table-cell>
          <table:table-cell office:value-type="float" office:value="0.852011382579803" calcext:value-type="float">
            <text:p>0,852011382579803</text:p>
          </table:table-cell>
          <table:table-cell office:value-type="float" office:value="0.940495908260345" calcext:value-type="float">
            <text:p>0,940495908260345</text:p>
          </table:table-cell>
          <table:table-cell office:value-type="float" office:value="1.11066615581512" calcext:value-type="float">
            <text:p>1,11066615581512</text:p>
          </table:table-cell>
          <table:table-cell office:value-type="float" office:value="1.88644647598267" calcext:value-type="float">
            <text:p>1,88644647598267</text:p>
          </table:table-cell>
        </table:table-row>
        <table:table-row table:style-name="ro1">
          <table:table-cell office:value-type="float" office:value="1.35079" calcext:value-type="float">
            <text:p>1,35079</text:p>
          </table:table-cell>
          <table:table-cell office:value-type="float" office:value="0.788272261619568" calcext:value-type="float">
            <text:p>0,788272261619568</text:p>
          </table:table-cell>
          <table:table-cell office:value-type="float" office:value="2.02104425430298" calcext:value-type="float">
            <text:p>2,02104425430298</text:p>
          </table:table-cell>
          <table:table-cell office:value-type="float" office:value="0.967152118682861" calcext:value-type="float">
            <text:p>0,967152118682861</text:p>
          </table:table-cell>
          <table:table-cell office:value-type="float" office:value="1.65732085704803" calcext:value-type="float">
            <text:p>1,65732085704803</text:p>
          </table:table-cell>
          <table:table-cell office:value-type="float" office:value="1.32059967517853" calcext:value-type="float">
            <text:p>1,32059967517853</text:p>
          </table:table-cell>
          <table:table-cell office:value-type="float" office:value="1.49194228649139" calcext:value-type="float">
            <text:p>1,49194228649139</text:p>
          </table:table-cell>
          <table:table-cell office:value-type="float" office:value="0.867669463157654" calcext:value-type="float">
            <text:p>0,867669463157654</text:p>
          </table:table-cell>
          <table:table-cell office:value-type="float" office:value="0.953174769878387" calcext:value-type="float">
            <text:p>0,953174769878387</text:p>
          </table:table-cell>
          <table:table-cell office:value-type="float" office:value="1.0488908290863" calcext:value-type="float">
            <text:p>1,0488908290863</text:p>
          </table:table-cell>
          <table:table-cell office:value-type="float" office:value="2.39180970191956" calcext:value-type="float">
            <text:p>2,39180970191956</text:p>
          </table:table-cell>
        </table:table-row>
        <table:table-row table:style-name="ro1">
          <table:table-cell office:value-type="float" office:value="1.16617" calcext:value-type="float">
            <text:p>1,16617</text:p>
          </table:table-cell>
          <table:table-cell office:value-type="float" office:value="0.850152969360352" calcext:value-type="float">
            <text:p>0,850152969360352</text:p>
          </table:table-cell>
          <table:table-cell office:value-type="float" office:value="1.96775662899017" calcext:value-type="float">
            <text:p>1,96775662899017</text:p>
          </table:table-cell>
          <table:table-cell office:value-type="float" office:value="0.881174623966217" calcext:value-type="float">
            <text:p>0,881174623966217</text:p>
          </table:table-cell>
          <table:table-cell office:value-type="float" office:value="1.1938853263855" calcext:value-type="float">
            <text:p>1,1938853263855</text:p>
          </table:table-cell>
          <table:table-cell office:value-type="float" office:value="1.16533541679382" calcext:value-type="float">
            <text:p>1,16533541679382</text:p>
          </table:table-cell>
          <table:table-cell office:value-type="float" office:value="1.10973167419434" calcext:value-type="float">
            <text:p>1,10973167419434</text:p>
          </table:table-cell>
          <table:table-cell office:value-type="float" office:value="0.834372460842133" calcext:value-type="float">
            <text:p>0,834372460842133</text:p>
          </table:table-cell>
          <table:table-cell office:value-type="float" office:value="0.934707581996918" calcext:value-type="float">
            <text:p>0,934707581996918</text:p>
          </table:table-cell>
          <table:table-cell office:value-type="float" office:value="0.962314367294312" calcext:value-type="float">
            <text:p>0,962314367294312</text:p>
          </table:table-cell>
          <table:table-cell office:value-type="float" office:value="1.76231396198273" calcext:value-type="float">
            <text:p>1,76231396198273</text:p>
          </table:table-cell>
        </table:table-row>
        <table:table-row table:style-name="ro1">
          <table:table-cell office:value-type="float" office:value="0.888129" calcext:value-type="float">
            <text:p>0,888129</text:p>
          </table:table-cell>
          <table:table-cell office:value-type="float" office:value="0.669733822345734" calcext:value-type="float">
            <text:p>0,669733822345734</text:p>
          </table:table-cell>
          <table:table-cell office:value-type="float" office:value="1.17292535305023" calcext:value-type="float">
            <text:p>1,17292535305023</text:p>
          </table:table-cell>
          <table:table-cell office:value-type="float" office:value="0.902310013771057" calcext:value-type="float">
            <text:p>0,902310013771057</text:p>
          </table:table-cell>
          <table:table-cell office:value-type="float" office:value="1.10543775558472" calcext:value-type="float">
            <text:p>1,10543775558472</text:p>
          </table:table-cell>
          <table:table-cell office:value-type="float" office:value="0.889286875724793" calcext:value-type="float">
            <text:p>0,889286875724793</text:p>
          </table:table-cell>
          <table:table-cell office:value-type="float" office:value="0.845074892044067" calcext:value-type="float">
            <text:p>0,845074892044067</text:p>
          </table:table-cell>
          <table:table-cell office:value-type="float" office:value="0.689686119556427" calcext:value-type="float">
            <text:p>0,689686119556427</text:p>
          </table:table-cell>
          <table:table-cell office:value-type="float" office:value="0.783202171325684" calcext:value-type="float">
            <text:p>0,783202171325684</text:p>
          </table:table-cell>
          <table:table-cell office:value-type="float" office:value="0.711069226264954" calcext:value-type="float">
            <text:p>0,711069226264954</text:p>
          </table:table-cell>
          <table:table-cell office:value-type="float" office:value="1.11256563663483" calcext:value-type="float">
            <text:p>1,11256563663483</text:p>
          </table:table-cell>
        </table:table-row>
        <table:table-row table:style-name="ro1">
          <table:table-cell office:value-type="float" office:value="0.758493" calcext:value-type="float">
            <text:p>0,758493</text:p>
          </table:table-cell>
          <table:table-cell office:value-type="float" office:value="0.642020165920258" calcext:value-type="float">
            <text:p>0,642020165920258</text:p>
          </table:table-cell>
          <table:table-cell office:value-type="float" office:value="1.05854821205139" calcext:value-type="float">
            <text:p>1,05854821205139</text:p>
          </table:table-cell>
          <table:table-cell office:value-type="float" office:value="0.788434743881226" calcext:value-type="float">
            <text:p>0,788434743881226</text:p>
          </table:table-cell>
          <table:table-cell office:value-type="float" office:value="0.844683587551117" calcext:value-type="float">
            <text:p>0,844683587551117</text:p>
          </table:table-cell>
          <table:table-cell office:value-type="float" office:value="0.728467464447022" calcext:value-type="float">
            <text:p>0,728467464447022</text:p>
          </table:table-cell>
          <table:table-cell office:value-type="float" office:value="0.70547753572464" calcext:value-type="float">
            <text:p>0,70547753572464</text:p>
          </table:table-cell>
          <table:table-cell office:value-type="float" office:value="0.63851922750473" calcext:value-type="float">
            <text:p>0,63851922750473</text:p>
          </table:table-cell>
          <table:table-cell office:value-type="float" office:value="0.721482336521149" calcext:value-type="float">
            <text:p>0,721482336521149</text:p>
          </table:table-cell>
          <table:table-cell office:value-type="float" office:value="0.646938621997833" calcext:value-type="float">
            <text:p>0,646938621997833</text:p>
          </table:table-cell>
          <table:table-cell office:value-type="float" office:value="0.810355663299561" calcext:value-type="float">
            <text:p>0,810355663299561</text:p>
          </table:table-cell>
        </table:table-row>
        <table:table-row table:style-name="ro1">
          <table:table-cell office:value-type="float" office:value="0.664274" calcext:value-type="float">
            <text:p>0,664274</text:p>
          </table:table-cell>
          <table:table-cell office:value-type="float" office:value="0.556168556213379" calcext:value-type="float">
            <text:p>0,556168556213379</text:p>
          </table:table-cell>
          <table:table-cell office:value-type="float" office:value="0.965200901031494" calcext:value-type="float">
            <text:p>0,965200901031494</text:p>
          </table:table-cell>
          <table:table-cell office:value-type="float" office:value="0.691015124320984" calcext:value-type="float">
            <text:p>0,691015124320984</text:p>
          </table:table-cell>
          <table:table-cell office:value-type="float" office:value="0.77045464515686" calcext:value-type="float">
            <text:p>0,77045464515686</text:p>
          </table:table-cell>
          <table:table-cell office:value-type="float" office:value="0.610288977622986" calcext:value-type="float">
            <text:p>0,610288977622986</text:p>
          </table:table-cell>
          <table:table-cell office:value-type="float" office:value="0.632734298706055" calcext:value-type="float">
            <text:p>0,632734298706055</text:p>
          </table:table-cell>
          <table:table-cell office:value-type="float" office:value="0.553616523742676" calcext:value-type="float">
            <text:p>0,553616523742676</text:p>
          </table:table-cell>
          <table:table-cell office:value-type="float" office:value="0.60579240322113" calcext:value-type="float">
            <text:p>0,60579240322113</text:p>
          </table:table-cell>
          <table:table-cell office:value-type="float" office:value="0.605125188827515" calcext:value-type="float">
            <text:p>0,605125188827515</text:p>
          </table:table-cell>
          <table:table-cell office:value-type="float" office:value="0.652338743209839" calcext:value-type="float">
            <text:p>0,652338743209839</text:p>
          </table:table-cell>
        </table:table-row>
        <table:table-row table:style-name="ro1">
          <table:table-cell office:value-type="float" office:value="0.725583" calcext:value-type="float">
            <text:p>0,725583</text:p>
          </table:table-cell>
          <table:table-cell office:value-type="float" office:value="0.661174952983856" calcext:value-type="float">
            <text:p>0,661174952983856</text:p>
          </table:table-cell>
          <table:table-cell office:value-type="float" office:value="0.960884571075439" calcext:value-type="float">
            <text:p>0,960884571075439</text:p>
          </table:table-cell>
          <table:table-cell office:value-type="float" office:value="0.754497528076172" calcext:value-type="float">
            <text:p>0,754497528076172</text:p>
          </table:table-cell>
          <table:table-cell office:value-type="float" office:value="0.879533350467682" calcext:value-type="float">
            <text:p>0,879533350467682</text:p>
          </table:table-cell>
          <table:table-cell office:value-type="float" office:value="0.677243113517761" calcext:value-type="float">
            <text:p>0,677243113517761</text:p>
          </table:table-cell>
          <table:table-cell office:value-type="float" office:value="0.637184262275696" calcext:value-type="float">
            <text:p>0,637184262275696</text:p>
          </table:table-cell>
          <table:table-cell office:value-type="float" office:value="0.632456123828888" calcext:value-type="float">
            <text:p>0,632456123828888</text:p>
          </table:table-cell>
          <table:table-cell office:value-type="float" office:value="0.668285071849823" calcext:value-type="float">
            <text:p>0,668285071849823</text:p>
          </table:table-cell>
          <table:table-cell office:value-type="float" office:value="0.686636805534363" calcext:value-type="float">
            <text:p>0,686636805534363</text:p>
          </table:table-cell>
          <table:table-cell office:value-type="float" office:value="0.697934567928314" calcext:value-type="float">
            <text:p>0,697934567928314</text:p>
          </table:table-cell>
        </table:table-row>
        <table:table-row table:style-name="ro1">
          <table:table-cell office:value-type="float" office:value="0.720488" calcext:value-type="float">
            <text:p>0,720488</text:p>
          </table:table-cell>
          <table:table-cell office:value-type="float" office:value="0.668891906738281" calcext:value-type="float">
            <text:p>0,668891906738281</text:p>
          </table:table-cell>
          <table:table-cell office:value-type="float" office:value="0.891718983650208" calcext:value-type="float">
            <text:p>0,891718983650208</text:p>
          </table:table-cell>
          <table:table-cell office:value-type="float" office:value="0.744279742240906" calcext:value-type="float">
            <text:p>0,744279742240906</text:p>
          </table:table-cell>
          <table:table-cell office:value-type="float" office:value="0.828316867351532" calcext:value-type="float">
            <text:p>0,828316867351532</text:p>
          </table:table-cell>
          <table:table-cell office:value-type="float" office:value="0.696166336536408" calcext:value-type="float">
            <text:p>0,696166336536408</text:p>
          </table:table-cell>
          <table:table-cell office:value-type="float" office:value="0.674753427505493" calcext:value-type="float">
            <text:p>0,674753427505493</text:p>
          </table:table-cell>
          <table:table-cell office:value-type="float" office:value="0.673283815383911" calcext:value-type="float">
            <text:p>0,673283815383911</text:p>
          </table:table-cell>
          <table:table-cell office:value-type="float" office:value="0.66596382856369" calcext:value-type="float">
            <text:p>0,66596382856369</text:p>
          </table:table-cell>
          <table:table-cell office:value-type="float" office:value="0.679860055446625" calcext:value-type="float">
            <text:p>0,679860055446625</text:p>
          </table:table-cell>
          <table:table-cell office:value-type="float" office:value="0.681641042232513" calcext:value-type="float">
            <text:p>0,681641042232513</text:p>
          </table:table-cell>
        </table:table-row>
        <table:table-row table:style-name="ro1">
          <table:table-cell office:value-type="float" office:value="0.94492" calcext:value-type="float">
            <text:p>0,94492</text:p>
          </table:table-cell>
          <table:table-cell office:value-type="float" office:value="0.845197021961212" calcext:value-type="float">
            <text:p>0,845197021961212</text:p>
          </table:table-cell>
          <table:table-cell office:value-type="float" office:value="1.04520046710968" calcext:value-type="float">
            <text:p>1,04520046710968</text:p>
          </table:table-cell>
          <table:table-cell office:value-type="float" office:value="1.01771807670593" calcext:value-type="float">
            <text:p>1,01771807670593</text:p>
          </table:table-cell>
          <table:table-cell office:value-type="float" office:value="0.979235172271729" calcext:value-type="float">
            <text:p>0,979235172271729</text:p>
          </table:table-cell>
          <table:table-cell office:value-type="float" office:value="0.971956014633179" calcext:value-type="float">
            <text:p>0,971956014633179</text:p>
          </table:table-cell>
          <table:table-cell office:value-type="float" office:value="0.951979160308838" calcext:value-type="float">
            <text:p>0,951979160308838</text:p>
          </table:table-cell>
          <table:table-cell office:value-type="float" office:value="0.967119574546814" calcext:value-type="float">
            <text:p>0,967119574546814</text:p>
          </table:table-cell>
          <table:table-cell office:value-type="float" office:value="0.902367949485779" calcext:value-type="float">
            <text:p>0,902367949485779</text:p>
          </table:table-cell>
          <table:table-cell office:value-type="float" office:value="0.84671550989151" calcext:value-type="float">
            <text:p>0,84671550989151</text:p>
          </table:table-cell>
          <table:table-cell office:value-type="float" office:value="0.921713054180145" calcext:value-type="float">
            <text:p>0,921713054180145</text:p>
          </table:table-cell>
        </table:table-row>
        <table:table-row table:style-name="ro1">
          <table:table-cell office:value-type="float" office:value="1.49388" calcext:value-type="float">
            <text:p>1,49388</text:p>
          </table:table-cell>
          <table:table-cell office:value-type="float" office:value="1.14360821247101" calcext:value-type="float">
            <text:p>1,14360821247101</text:p>
          </table:table-cell>
          <table:table-cell office:value-type="float" office:value="1.42179393768311" calcext:value-type="float">
            <text:p>1,42179393768311</text:p>
          </table:table-cell>
          <table:table-cell office:value-type="float" office:value="1.31895649433136" calcext:value-type="float">
            <text:p>1,31895649433136</text:p>
          </table:table-cell>
          <table:table-cell office:value-type="float" office:value="1.31312394142151" calcext:value-type="float">
            <text:p>1,31312394142151</text:p>
          </table:table-cell>
          <table:table-cell office:value-type="float" office:value="1.956698179245" calcext:value-type="float">
            <text:p>1,956698179245</text:p>
          </table:table-cell>
          <table:table-cell office:value-type="float" office:value="1.90704655647278" calcext:value-type="float">
            <text:p>1,90704655647278</text:p>
          </table:table-cell>
          <table:table-cell office:value-type="float" office:value="1.56319391727448" calcext:value-type="float">
            <text:p>1,56319391727448</text:p>
          </table:table-cell>
          <table:table-cell office:value-type="float" office:value="1.8618985414505" calcext:value-type="float">
            <text:p>1,8618985414505</text:p>
          </table:table-cell>
          <table:table-cell office:value-type="float" office:value="1.19647789001465" calcext:value-type="float">
            <text:p>1,19647789001465</text:p>
          </table:table-cell>
          <table:table-cell office:value-type="float" office:value="1.2559802532196" calcext:value-type="float">
            <text:p>1,2559802532196</text:p>
          </table:table-cell>
        </table:table-row>
        <table:table-row table:style-name="ro1">
          <table:table-cell office:value-type="float" office:value="1.32804" calcext:value-type="float">
            <text:p>1,32804</text:p>
          </table:table-cell>
          <table:table-cell office:value-type="float" office:value="1.14356231689453" calcext:value-type="float">
            <text:p>1,14356231689453</text:p>
          </table:table-cell>
          <table:table-cell office:value-type="float" office:value="1.22069132328033" calcext:value-type="float">
            <text:p>1,22069132328033</text:p>
          </table:table-cell>
          <table:table-cell office:value-type="float" office:value="1.41233789920807" calcext:value-type="float">
            <text:p>1,41233789920807</text:p>
          </table:table-cell>
          <table:table-cell office:value-type="float" office:value="1.28298914432526" calcext:value-type="float">
            <text:p>1,28298914432526</text:p>
          </table:table-cell>
          <table:table-cell office:value-type="float" office:value="1.57111060619354" calcext:value-type="float">
            <text:p>1,57111060619354</text:p>
          </table:table-cell>
          <table:table-cell office:value-type="float" office:value="1.36456727981567" calcext:value-type="float">
            <text:p>1,36456727981567</text:p>
          </table:table-cell>
          <table:table-cell office:value-type="float" office:value="1.5262371301651" calcext:value-type="float">
            <text:p>1,5262371301651</text:p>
          </table:table-cell>
          <table:table-cell office:value-type="float" office:value="1.38102996349335" calcext:value-type="float">
            <text:p>1,38102996349335</text:p>
          </table:table-cell>
          <table:table-cell office:value-type="float" office:value="1.13994693756104" calcext:value-type="float">
            <text:p>1,13994693756104</text:p>
          </table:table-cell>
          <table:table-cell office:value-type="float" office:value="1.23790693283081" calcext:value-type="float">
            <text:p>1,23790693283081</text:p>
          </table:table-cell>
        </table:table-row>
        <table:table-row table:style-name="ro1">
          <table:table-cell office:value-type="float" office:value="1.02926" calcext:value-type="float">
            <text:p>1,02926</text:p>
          </table:table-cell>
          <table:table-cell office:value-type="float" office:value="0.946136474609375" calcext:value-type="float">
            <text:p>0,946136474609375</text:p>
          </table:table-cell>
          <table:table-cell office:value-type="float" office:value="0.996868133544922" calcext:value-type="float">
            <text:p>0,996868133544922</text:p>
          </table:table-cell>
          <table:table-cell office:value-type="float" office:value="1.12302982807159" calcext:value-type="float">
            <text:p>1,12302982807159</text:p>
          </table:table-cell>
          <table:table-cell office:value-type="float" office:value="1.02227103710175" calcext:value-type="float">
            <text:p>1,02227103710175</text:p>
          </table:table-cell>
          <table:table-cell office:value-type="float" office:value="1.27921772003174" calcext:value-type="float">
            <text:p>1,27921772003174</text:p>
          </table:table-cell>
          <table:table-cell office:value-type="float" office:value="0.979427337646484" calcext:value-type="float">
            <text:p>0,979427337646484</text:p>
          </table:table-cell>
          <table:table-cell office:value-type="float" office:value="1.00952231884003" calcext:value-type="float">
            <text:p>1,00952231884003</text:p>
          </table:table-cell>
          <table:table-cell office:value-type="float" office:value="0.99444591999054" calcext:value-type="float">
            <text:p>0,99444591999054</text:p>
          </table:table-cell>
          <table:table-cell office:value-type="float" office:value="0.960661232471466" calcext:value-type="float">
            <text:p>0,960661232471466</text:p>
          </table:table-cell>
          <table:table-cell office:value-type="float" office:value="0.980995833873749" calcext:value-type="float">
            <text:p>0,980995833873749</text:p>
          </table:table-cell>
        </table:table-row>
        <table:table-row table:style-name="ro1">
          <table:table-cell office:value-type="float" office:value="0.808747" calcext:value-type="float">
            <text:p>0,808747</text:p>
          </table:table-cell>
          <table:table-cell office:value-type="float" office:value="0.748189389705658" calcext:value-type="float">
            <text:p>0,748189389705658</text:p>
          </table:table-cell>
          <table:table-cell office:value-type="float" office:value="0.782510638237" calcext:value-type="float">
            <text:p>0,782510638237</text:p>
          </table:table-cell>
          <table:table-cell office:value-type="float" office:value="0.91167026758194" calcext:value-type="float">
            <text:p>0,91167026758194</text:p>
          </table:table-cell>
          <table:table-cell office:value-type="float" office:value="0.794540643692017" calcext:value-type="float">
            <text:p>0,794540643692017</text:p>
          </table:table-cell>
          <table:table-cell office:value-type="float" office:value="0.841459691524506" calcext:value-type="float">
            <text:p>0,841459691524506</text:p>
          </table:table-cell>
          <table:table-cell office:value-type="float" office:value="0.790442526340485" calcext:value-type="float">
            <text:p>0,790442526340485</text:p>
          </table:table-cell>
          <table:table-cell office:value-type="float" office:value="0.836223423480988" calcext:value-type="float">
            <text:p>0,836223423480988</text:p>
          </table:table-cell>
          <table:table-cell office:value-type="float" office:value="0.786567628383637" calcext:value-type="float">
            <text:p>0,786567628383637</text:p>
          </table:table-cell>
          <table:table-cell office:value-type="float" office:value="0.726351797580719" calcext:value-type="float">
            <text:p>0,726351797580719</text:p>
          </table:table-cell>
          <table:table-cell office:value-type="float" office:value="0.869513332843781" calcext:value-type="float">
            <text:p>0,869513332843781</text:p>
          </table:table-cell>
        </table:table-row>
        <table:table-row table:style-name="ro1">
          <table:table-cell office:value-type="float" office:value="0.61025" calcext:value-type="float">
            <text:p>0,61025</text:p>
          </table:table-cell>
          <table:table-cell office:value-type="float" office:value="0.570399641990662" calcext:value-type="float">
            <text:p>0,570399641990662</text:p>
          </table:table-cell>
          <table:table-cell office:value-type="float" office:value="0.662105441093445" calcext:value-type="float">
            <text:p>0,662105441093445</text:p>
          </table:table-cell>
          <table:table-cell office:value-type="float" office:value="0.632789611816406" calcext:value-type="float">
            <text:p>0,632789611816406</text:p>
          </table:table-cell>
          <table:table-cell office:value-type="float" office:value="0.621773779392242" calcext:value-type="float">
            <text:p>0,621773779392242</text:p>
          </table:table-cell>
          <table:table-cell office:value-type="float" office:value="0.615727603435516" calcext:value-type="float">
            <text:p>0,615727603435516</text:p>
          </table:table-cell>
          <table:table-cell office:value-type="float" office:value="0.60878050327301" calcext:value-type="float">
            <text:p>0,60878050327301</text:p>
          </table:table-cell>
          <table:table-cell office:value-type="float" office:value="0.628080785274506" calcext:value-type="float">
            <text:p>0,628080785274506</text:p>
          </table:table-cell>
          <table:table-cell office:value-type="float" office:value="0.583638548851013" calcext:value-type="float">
            <text:p>0,583638548851013</text:p>
          </table:table-cell>
          <table:table-cell office:value-type="float" office:value="0.559588372707367" calcext:value-type="float">
            <text:p>0,559588372707367</text:p>
          </table:table-cell>
          <table:table-cell office:value-type="float" office:value="0.619611382484436" calcext:value-type="float">
            <text:p>0,619611382484436</text:p>
          </table:table-cell>
        </table:table-row>
        <table:table-row table:style-name="ro1">
          <table:table-cell office:value-type="float" office:value="0.621092" calcext:value-type="float">
            <text:p>0,621092</text:p>
          </table:table-cell>
          <table:table-cell office:value-type="float" office:value="0.592769980430603" calcext:value-type="float">
            <text:p>0,592769980430603</text:p>
          </table:table-cell>
          <table:table-cell office:value-type="float" office:value="0.703134417533875" calcext:value-type="float">
            <text:p>0,703134417533875</text:p>
          </table:table-cell>
          <table:table-cell office:value-type="float" office:value="0.625742912292481" calcext:value-type="float">
            <text:p>0,625742912292481</text:p>
          </table:table-cell>
          <table:table-cell office:value-type="float" office:value="0.667953968048096" calcext:value-type="float">
            <text:p>0,667953968048096</text:p>
          </table:table-cell>
          <table:table-cell office:value-type="float" office:value="0.629608035087585" calcext:value-type="float">
            <text:p>0,629608035087585</text:p>
          </table:table-cell>
          <table:table-cell office:value-type="float" office:value="0.599996149539948" calcext:value-type="float">
            <text:p>0,599996149539948</text:p>
          </table:table-cell>
          <table:table-cell office:value-type="float" office:value="0.629350662231445" calcext:value-type="float">
            <text:p>0,629350662231445</text:p>
          </table:table-cell>
          <table:table-cell office:value-type="float" office:value="0.609351813793182" calcext:value-type="float">
            <text:p>0,609351813793182</text:p>
          </table:table-cell>
          <table:table-cell office:value-type="float" office:value="0.570772707462311" calcext:value-type="float">
            <text:p>0,570772707462311</text:p>
          </table:table-cell>
          <table:table-cell office:value-type="float" office:value="0.582236588001251" calcext:value-type="float">
            <text:p>0,582236588001251</text:p>
          </table:table-cell>
        </table:table-row>
        <table:table-row table:style-name="ro1">
          <table:table-cell office:value-type="float" office:value="0.610074" calcext:value-type="float">
            <text:p>0,610074</text:p>
          </table:table-cell>
          <table:table-cell office:value-type="float" office:value="0.595104277133942" calcext:value-type="float">
            <text:p>0,595104277133942</text:p>
          </table:table-cell>
          <table:table-cell office:value-type="float" office:value="0.630722522735596" calcext:value-type="float">
            <text:p>0,630722522735596</text:p>
          </table:table-cell>
          <table:table-cell office:value-type="float" office:value="0.611551940441132" calcext:value-type="float">
            <text:p>0,611551940441132</text:p>
          </table:table-cell>
          <table:table-cell office:value-type="float" office:value="0.63426285982132" calcext:value-type="float">
            <text:p>0,63426285982132</text:p>
          </table:table-cell>
          <table:table-cell office:value-type="float" office:value="0.631464600563049" calcext:value-type="float">
            <text:p>0,631464600563049</text:p>
          </table:table-cell>
          <table:table-cell office:value-type="float" office:value="0.568112254142761" calcext:value-type="float">
            <text:p>0,568112254142761</text:p>
          </table:table-cell>
          <table:table-cell office:value-type="float" office:value="0.616132736206055" calcext:value-type="float">
            <text:p>0,616132736206055</text:p>
          </table:table-cell>
          <table:table-cell office:value-type="float" office:value="0.596602439880371" calcext:value-type="float">
            <text:p>0,596602439880371</text:p>
          </table:table-cell>
          <table:table-cell office:value-type="float" office:value="0.611645400524139" calcext:value-type="float">
            <text:p>0,611645400524139</text:p>
          </table:table-cell>
          <table:table-cell office:value-type="float" office:value="0.60513699054718" calcext:value-type="float">
            <text:p>0,60513699054718</text:p>
          </table:table-cell>
        </table:table-row>
        <table:table-row table:style-name="ro1">
          <table:table-cell office:value-type="float" office:value="0.64757" calcext:value-type="float">
            <text:p>0,64757</text:p>
          </table:table-cell>
          <table:table-cell office:value-type="float" office:value="0.605948805809021" calcext:value-type="float">
            <text:p>0,605948805809021</text:p>
          </table:table-cell>
          <table:table-cell office:value-type="float" office:value="0.667081952095032" calcext:value-type="float">
            <text:p>0,667081952095032</text:p>
          </table:table-cell>
          <table:table-cell office:value-type="float" office:value="0.642810642719269" calcext:value-type="float">
            <text:p>0,642810642719269</text:p>
          </table:table-cell>
          <table:table-cell office:value-type="float" office:value="0.680702745914459" calcext:value-type="float">
            <text:p>0,680702745914459</text:p>
          </table:table-cell>
          <table:table-cell office:value-type="float" office:value="0.665688395500183" calcext:value-type="float">
            <text:p>0,665688395500183</text:p>
          </table:table-cell>
          <table:table-cell office:value-type="float" office:value="0.608128547668457" calcext:value-type="float">
            <text:p>0,608128547668457</text:p>
          </table:table-cell>
          <table:table-cell office:value-type="float" office:value="0.628227233886719" calcext:value-type="float">
            <text:p>0,628227233886719</text:p>
          </table:table-cell>
          <table:table-cell office:value-type="float" office:value="0.60149496793747" calcext:value-type="float">
            <text:p>0,60149496793747</text:p>
          </table:table-cell>
          <table:table-cell office:value-type="float" office:value="0.719904899597168" calcext:value-type="float">
            <text:p>0,719904899597168</text:p>
          </table:table-cell>
          <table:table-cell office:value-type="float" office:value="0.655714750289917" calcext:value-type="float">
            <text:p>0,655714750289917</text:p>
          </table:table-cell>
        </table:table-row>
        <table:table-row table:style-name="ro1">
          <table:table-cell office:value-type="float" office:value="0.640068" calcext:value-type="float">
            <text:p>0,640068</text:p>
          </table:table-cell>
          <table:table-cell office:value-type="float" office:value="0.596027612686157" calcext:value-type="float">
            <text:p>0,596027612686157</text:p>
          </table:table-cell>
          <table:table-cell office:value-type="float" office:value="0.652382671833038" calcext:value-type="float">
            <text:p>0,652382671833038</text:p>
          </table:table-cell>
          <table:table-cell office:value-type="float" office:value="0.632758855819702" calcext:value-type="float">
            <text:p>0,632758855819702</text:p>
          </table:table-cell>
          <table:table-cell office:value-type="float" office:value="0.721465468406677" calcext:value-type="float">
            <text:p>0,721465468406677</text:p>
          </table:table-cell>
          <table:table-cell office:value-type="float" office:value="0.654525458812714" calcext:value-type="float">
            <text:p>0,654525458812714</text:p>
          </table:table-cell>
          <table:table-cell office:value-type="float" office:value="0.599902927875519" calcext:value-type="float">
            <text:p>0,599902927875519</text:p>
          </table:table-cell>
          <table:table-cell office:value-type="float" office:value="0.581910967826843" calcext:value-type="float">
            <text:p>0,581910967826843</text:p>
          </table:table-cell>
          <table:table-cell office:value-type="float" office:value="0.598631262779236" calcext:value-type="float">
            <text:p>0,598631262779236</text:p>
          </table:table-cell>
          <table:table-cell office:value-type="float" office:value="0.706749379634857" calcext:value-type="float">
            <text:p>0,706749379634857</text:p>
          </table:table-cell>
          <table:table-cell office:value-type="float" office:value="0.656325936317444" calcext:value-type="float">
            <text:p>0,656325936317444</text:p>
          </table:table-cell>
        </table:table-row>
        <table:table-row table:style-name="ro1">
          <table:table-cell office:value-type="float" office:value="1.06977" calcext:value-type="float">
            <text:p>1,06977</text:p>
          </table:table-cell>
          <table:table-cell office:value-type="float" office:value="1.03926372528076" calcext:value-type="float">
            <text:p>1,03926372528076</text:p>
          </table:table-cell>
          <table:table-cell office:value-type="float" office:value="1.00825846195221" calcext:value-type="float">
            <text:p>1,00825846195221</text:p>
          </table:table-cell>
          <table:table-cell office:value-type="float" office:value="0.955443620681763" calcext:value-type="float">
            <text:p>0,955443620681763</text:p>
          </table:table-cell>
          <table:table-cell office:value-type="float" office:value="1.10908341407776" calcext:value-type="float">
            <text:p>1,10908341407776</text:p>
          </table:table-cell>
          <table:table-cell office:value-type="float" office:value="1.22162127494812" calcext:value-type="float">
            <text:p>1,22162127494812</text:p>
          </table:table-cell>
          <table:table-cell office:value-type="float" office:value="1.07681202888489" calcext:value-type="float">
            <text:p>1,07681202888489</text:p>
          </table:table-cell>
          <table:table-cell office:value-type="float" office:value="0.984627246856689" calcext:value-type="float">
            <text:p>0,984627246856689</text:p>
          </table:table-cell>
          <table:table-cell office:value-type="float" office:value="1.01239109039307" calcext:value-type="float">
            <text:p>1,01239109039307</text:p>
          </table:table-cell>
          <table:table-cell office:value-type="float" office:value="1.17460918426514" calcext:value-type="float">
            <text:p>1,17460918426514</text:p>
          </table:table-cell>
          <table:table-cell office:value-type="float" office:value="1.11561560630798" calcext:value-type="float">
            <text:p>1,11561560630798</text:p>
          </table:table-cell>
        </table:table-row>
        <table:table-row table:style-name="ro1">
          <table:table-cell office:value-type="float" office:value="1.67543" calcext:value-type="float">
            <text:p>1,67543</text:p>
          </table:table-cell>
          <table:table-cell office:value-type="float" office:value="1.86439681053162" calcext:value-type="float">
            <text:p>1,86439681053162</text:p>
          </table:table-cell>
          <table:table-cell office:value-type="float" office:value="1.77836668491364" calcext:value-type="float">
            <text:p>1,77836668491364</text:p>
          </table:table-cell>
          <table:table-cell office:value-type="float" office:value="1.36258459091187" calcext:value-type="float">
            <text:p>1,36258459091187</text:p>
          </table:table-cell>
          <table:table-cell office:value-type="float" office:value="1.60067296028137" calcext:value-type="float">
            <text:p>1,60067296028137</text:p>
          </table:table-cell>
          <table:table-cell office:value-type="float" office:value="1.91793239116669" calcext:value-type="float">
            <text:p>1,91793239116669</text:p>
          </table:table-cell>
          <table:table-cell office:value-type="float" office:value="1.42996537685394" calcext:value-type="float">
            <text:p>1,42996537685394</text:p>
          </table:table-cell>
          <table:table-cell office:value-type="float" office:value="1.48515295982361" calcext:value-type="float">
            <text:p>1,48515295982361</text:p>
          </table:table-cell>
          <table:table-cell office:value-type="float" office:value="1.81648313999176" calcext:value-type="float">
            <text:p>1,81648313999176</text:p>
          </table:table-cell>
          <table:table-cell office:value-type="float" office:value="1.78600251674652" calcext:value-type="float">
            <text:p>1,78600251674652</text:p>
          </table:table-cell>
          <table:table-cell office:value-type="float" office:value="1.7127503156662" calcext:value-type="float">
            <text:p>1,7127503156662</text:p>
          </table:table-cell>
        </table:table-row>
        <table:table-row table:style-name="ro1">
          <table:table-cell office:value-type="float" office:value="1.96259" calcext:value-type="float">
            <text:p>1,96259</text:p>
          </table:table-cell>
          <table:table-cell office:value-type="float" office:value="2.09607791900635" calcext:value-type="float">
            <text:p>2,09607791900635</text:p>
          </table:table-cell>
          <table:table-cell office:value-type="float" office:value="2.30457353591919" calcext:value-type="float">
            <text:p>2,30457353591919</text:p>
          </table:table-cell>
          <table:table-cell office:value-type="float" office:value="1.75895130634308" calcext:value-type="float">
            <text:p>1,75895130634308</text:p>
          </table:table-cell>
          <table:table-cell office:value-type="float" office:value="1.83889710903168" calcext:value-type="float">
            <text:p>1,83889710903168</text:p>
          </table:table-cell>
          <table:table-cell office:value-type="float" office:value="2.06318855285645" calcext:value-type="float">
            <text:p>2,06318855285645</text:p>
          </table:table-cell>
          <table:table-cell office:value-type="float" office:value="1.59769427776337" calcext:value-type="float">
            <text:p>1,59769427776337</text:p>
          </table:table-cell>
          <table:table-cell office:value-type="float" office:value="1.64530086517334" calcext:value-type="float">
            <text:p>1,64530086517334</text:p>
          </table:table-cell>
          <table:table-cell office:value-type="float" office:value="2.11061334609985" calcext:value-type="float">
            <text:p>2,11061334609985</text:p>
          </table:table-cell>
          <table:table-cell office:value-type="float" office:value="2.09730172157288" calcext:value-type="float">
            <text:p>2,09730172157288</text:p>
          </table:table-cell>
          <table:table-cell office:value-type="float" office:value="2.11332488059998" calcext:value-type="float">
            <text:p>2,11332488059998</text:p>
          </table:table-cell>
        </table:table-row>
        <table:table-row table:style-name="ro1">
          <table:table-cell office:value-type="float" office:value="1.85458" calcext:value-type="float">
            <text:p>1,85458</text:p>
          </table:table-cell>
          <table:table-cell office:value-type="float" office:value="1.9278678894043" calcext:value-type="float">
            <text:p>1,9278678894043</text:p>
          </table:table-cell>
          <table:table-cell office:value-type="float" office:value="2.20598340034485" calcext:value-type="float">
            <text:p>2,20598340034485</text:p>
          </table:table-cell>
          <table:table-cell office:value-type="float" office:value="1.5180481672287" calcext:value-type="float">
            <text:p>1,5180481672287</text:p>
          </table:table-cell>
          <table:table-cell office:value-type="float" office:value="1.72559034824371" calcext:value-type="float">
            <text:p>1,72559034824371</text:p>
          </table:table-cell>
          <table:table-cell office:value-type="float" office:value="1.89962589740753" calcext:value-type="float">
            <text:p>1,89962589740753</text:p>
          </table:table-cell>
          <table:table-cell office:value-type="float" office:value="1.41590082645416" calcext:value-type="float">
            <text:p>1,41590082645416</text:p>
          </table:table-cell>
          <table:table-cell office:value-type="float" office:value="1.51087737083435" calcext:value-type="float">
            <text:p>1,51087737083435</text:p>
          </table:table-cell>
          <table:table-cell office:value-type="float" office:value="2.13117408752441" calcext:value-type="float">
            <text:p>2,13117408752441</text:p>
          </table:table-cell>
          <table:table-cell office:value-type="float" office:value="2.11551189422607" calcext:value-type="float">
            <text:p>2,11551189422607</text:p>
          </table:table-cell>
          <table:table-cell office:value-type="float" office:value="2.09518194198608" calcext:value-type="float">
            <text:p>2,09518194198608</text:p>
          </table:table-cell>
        </table:table-row>
        <table:table-row table:style-name="ro1">
          <table:table-cell office:value-type="float" office:value="1.17424" calcext:value-type="float">
            <text:p>1,17424</text:p>
          </table:table-cell>
          <table:table-cell office:value-type="float" office:value="1.12755453586578" calcext:value-type="float">
            <text:p>1,12755453586578</text:p>
          </table:table-cell>
          <table:table-cell office:value-type="float" office:value="1.23061108589172" calcext:value-type="float">
            <text:p>1,23061108589172</text:p>
          </table:table-cell>
          <table:table-cell office:value-type="float" office:value="0.947471737861633" calcext:value-type="float">
            <text:p>0,947471737861633</text:p>
          </table:table-cell>
          <table:table-cell office:value-type="float" office:value="1.17986714839935" calcext:value-type="float">
            <text:p>1,17986714839935</text:p>
          </table:table-cell>
          <table:table-cell office:value-type="float" office:value="1.2117280960083" calcext:value-type="float">
            <text:p>1,2117280960083</text:p>
          </table:table-cell>
          <table:table-cell office:value-type="float" office:value="0.920865595340729" calcext:value-type="float">
            <text:p>0,920865595340729</text:p>
          </table:table-cell>
          <table:table-cell office:value-type="float" office:value="0.990103721618652" calcext:value-type="float">
            <text:p>0,990103721618652</text:p>
          </table:table-cell>
          <table:table-cell office:value-type="float" office:value="1.12196791172028" calcext:value-type="float">
            <text:p>1,12196791172028</text:p>
          </table:table-cell>
          <table:table-cell office:value-type="float" office:value="1.68268883228302" calcext:value-type="float">
            <text:p>1,68268883228302</text:p>
          </table:table-cell>
          <table:table-cell office:value-type="float" office:value="1.32952451705933" calcext:value-type="float">
            <text:p>1,32952451705933</text:p>
          </table:table-cell>
        </table:table-row>
        <table:table-row table:style-name="ro1">
          <table:table-cell office:value-type="float" office:value="0.842762" calcext:value-type="float">
            <text:p>0,842762</text:p>
          </table:table-cell>
          <table:table-cell office:value-type="float" office:value="0.759421646595001" calcext:value-type="float">
            <text:p>0,759421646595001</text:p>
          </table:table-cell>
          <table:table-cell office:value-type="float" office:value="0.830517113208771" calcext:value-type="float">
            <text:p>0,830517113208771</text:p>
          </table:table-cell>
          <table:table-cell office:value-type="float" office:value="0.697608768939972" calcext:value-type="float">
            <text:p>0,697608768939972</text:p>
          </table:table-cell>
          <table:table-cell office:value-type="float" office:value="0.859744668006897" calcext:value-type="float">
            <text:p>0,859744668006897</text:p>
          </table:table-cell>
          <table:table-cell office:value-type="float" office:value="0.872149884700775" calcext:value-type="float">
            <text:p>0,872149884700775</text:p>
          </table:table-cell>
          <table:table-cell office:value-type="float" office:value="0.714421153068543" calcext:value-type="float">
            <text:p>0,714421153068543</text:p>
          </table:table-cell>
          <table:table-cell office:value-type="float" office:value="0.74032074213028" calcext:value-type="float">
            <text:p>0,74032074213028</text:p>
          </table:table-cell>
          <table:table-cell office:value-type="float" office:value="0.771752238273621" calcext:value-type="float">
            <text:p>0,771752238273621</text:p>
          </table:table-cell>
          <table:table-cell office:value-type="float" office:value="1.23122239112854" calcext:value-type="float">
            <text:p>1,23122239112854</text:p>
          </table:table-cell>
          <table:table-cell office:value-type="float" office:value="0.950459063053131" calcext:value-type="float">
            <text:p>0,950459063053131</text:p>
          </table:table-cell>
        </table:table-row>
        <table:table-row table:style-name="ro1">
          <table:table-cell office:value-type="float" office:value="0.657092" calcext:value-type="float">
            <text:p>0,657092</text:p>
          </table:table-cell>
          <table:table-cell office:value-type="float" office:value="0.605198502540588" calcext:value-type="float">
            <text:p>0,605198502540588</text:p>
          </table:table-cell>
          <table:table-cell office:value-type="float" office:value="0.583599328994751" calcext:value-type="float">
            <text:p>0,583599328994751</text:p>
          </table:table-cell>
          <table:table-cell office:value-type="float" office:value="0.517633557319641" calcext:value-type="float">
            <text:p>0,517633557319641</text:p>
          </table:table-cell>
          <table:table-cell office:value-type="float" office:value="0.671659350395203" calcext:value-type="float">
            <text:p>0,671659350395203</text:p>
          </table:table-cell>
          <table:table-cell office:value-type="float" office:value="0.645482361316681" calcext:value-type="float">
            <text:p>0,645482361316681</text:p>
          </table:table-cell>
          <table:table-cell office:value-type="float" office:value="0.518482685089111" calcext:value-type="float">
            <text:p>0,518482685089111</text:p>
          </table:table-cell>
          <table:table-cell office:value-type="float" office:value="0.600190758705139" calcext:value-type="float">
            <text:p>0,600190758705139</text:p>
          </table:table-cell>
          <table:table-cell office:value-type="float" office:value="0.637367784976959" calcext:value-type="float">
            <text:p>0,637367784976959</text:p>
          </table:table-cell>
          <table:table-cell office:value-type="float" office:value="1.06576311588287" calcext:value-type="float">
            <text:p>1,06576311588287</text:p>
          </table:table-cell>
          <table:table-cell office:value-type="float" office:value="0.725544810295105" calcext:value-type="float">
            <text:p>0,725544810295105</text:p>
          </table:table-cell>
        </table:table-row>
        <table:table-row table:style-name="ro1">
          <table:table-cell office:value-type="float" office:value="0.531327" calcext:value-type="float">
            <text:p>0,531327</text:p>
          </table:table-cell>
          <table:table-cell office:value-type="float" office:value="0.481141328811646" calcext:value-type="float">
            <text:p>0,481141328811646</text:p>
          </table:table-cell>
          <table:table-cell office:value-type="float" office:value="0.49346649646759" calcext:value-type="float">
            <text:p>0,49346649646759</text:p>
          </table:table-cell>
          <table:table-cell office:value-type="float" office:value="0.471418768167496" calcext:value-type="float">
            <text:p>0,471418768167496</text:p>
          </table:table-cell>
          <table:table-cell office:value-type="float" office:value="0.55920022726059" calcext:value-type="float">
            <text:p>0,55920022726059</text:p>
          </table:table-cell>
          <table:table-cell office:value-type="float" office:value="0.515234768390656" calcext:value-type="float">
            <text:p>0,515234768390656</text:p>
          </table:table-cell>
          <table:table-cell office:value-type="float" office:value="0.486341089010239" calcext:value-type="float">
            <text:p>0,486341089010239</text:p>
          </table:table-cell>
          <table:table-cell office:value-type="float" office:value="0.48246368765831" calcext:value-type="float">
            <text:p>0,48246368765831</text:p>
          </table:table-cell>
          <table:table-cell office:value-type="float" office:value="0.516578614711762" calcext:value-type="float">
            <text:p>0,516578614711762</text:p>
          </table:table-cell>
          <table:table-cell office:value-type="float" office:value="0.712652802467346" calcext:value-type="float">
            <text:p>0,712652802467346</text:p>
          </table:table-cell>
          <table:table-cell office:value-type="float" office:value="0.594771504402161" calcext:value-type="float">
            <text:p>0,594771504402161</text:p>
          </table:table-cell>
        </table:table-row>
        <table:table-row table:style-name="ro1">
          <table:table-cell office:value-type="float" office:value="0.482239" calcext:value-type="float">
            <text:p>0,482239</text:p>
          </table:table-cell>
          <table:table-cell office:value-type="float" office:value="0.471197992563248" calcext:value-type="float">
            <text:p>0,471197992563248</text:p>
          </table:table-cell>
          <table:table-cell office:value-type="float" office:value="0.463369071483612" calcext:value-type="float">
            <text:p>0,463369071483612</text:p>
          </table:table-cell>
          <table:table-cell office:value-type="float" office:value="0.45381173491478" calcext:value-type="float">
            <text:p>0,45381173491478</text:p>
          </table:table-cell>
          <table:table-cell office:value-type="float" office:value="0.518324136734009" calcext:value-type="float">
            <text:p>0,518324136734009</text:p>
          </table:table-cell>
          <table:table-cell office:value-type="float" office:value="0.47537437081337" calcext:value-type="float">
            <text:p>0,47537437081337</text:p>
          </table:table-cell>
          <table:table-cell office:value-type="float" office:value="0.452384382486343" calcext:value-type="float">
            <text:p>0,452384382486343</text:p>
          </table:table-cell>
          <table:table-cell office:value-type="float" office:value="0.430941909551621" calcext:value-type="float">
            <text:p>0,430941909551621</text:p>
          </table:table-cell>
          <table:table-cell office:value-type="float" office:value="0.487095862627029" calcext:value-type="float">
            <text:p>0,487095862627029</text:p>
          </table:table-cell>
          <table:table-cell office:value-type="float" office:value="0.518384635448456" calcext:value-type="float">
            <text:p>0,518384635448456</text:p>
          </table:table-cell>
          <table:table-cell office:value-type="float" office:value="0.551509499549866" calcext:value-type="float">
            <text:p>0,551509499549866</text:p>
          </table:table-cell>
        </table:table-row>
        <table:table-row table:style-name="ro1">
          <table:table-cell office:value-type="float" office:value="0.51445" calcext:value-type="float">
            <text:p>0,51445</text:p>
          </table:table-cell>
          <table:table-cell office:value-type="float" office:value="0.473505795001984" calcext:value-type="float">
            <text:p>0,473505795001984</text:p>
          </table:table-cell>
          <table:table-cell office:value-type="float" office:value="0.536349415779114" calcext:value-type="float">
            <text:p>0,536349415779114</text:p>
          </table:table-cell>
          <table:table-cell office:value-type="float" office:value="0.475291907787323" calcext:value-type="float">
            <text:p>0,475291907787323</text:p>
          </table:table-cell>
          <table:table-cell office:value-type="float" office:value="0.540270924568176" calcext:value-type="float">
            <text:p>0,540270924568176</text:p>
          </table:table-cell>
          <table:table-cell office:value-type="float" office:value="0.485356599092484" calcext:value-type="float">
            <text:p>0,485356599092484</text:p>
          </table:table-cell>
          <table:table-cell office:value-type="float" office:value="0.506495714187622" calcext:value-type="float">
            <text:p>0,506495714187622</text:p>
          </table:table-cell>
          <table:table-cell office:value-type="float" office:value="0.49127858877182" calcext:value-type="float">
            <text:p>0,49127858877182</text:p>
          </table:table-cell>
          <table:table-cell office:value-type="float" office:value="0.551498234272003" calcext:value-type="float">
            <text:p>0,551498234272003</text:p>
          </table:table-cell>
          <table:table-cell office:value-type="float" office:value="0.529495060443878" calcext:value-type="float">
            <text:p>0,529495060443878</text:p>
          </table:table-cell>
          <table:table-cell office:value-type="float" office:value="0.554961681365967" calcext:value-type="float">
            <text:p>0,554961681365967</text:p>
          </table:table-cell>
        </table:table-row>
        <table:table-row table:style-name="ro1">
          <table:table-cell office:value-type="float" office:value="0.589133" calcext:value-type="float">
            <text:p>0,589133</text:p>
          </table:table-cell>
          <table:table-cell office:value-type="float" office:value="0.54592490196228" calcext:value-type="float">
            <text:p>0,54592490196228</text:p>
          </table:table-cell>
          <table:table-cell office:value-type="float" office:value="0.61937552690506" calcext:value-type="float">
            <text:p>0,61937552690506</text:p>
          </table:table-cell>
          <table:table-cell office:value-type="float" office:value="0.554219841957092" calcext:value-type="float">
            <text:p>0,554219841957092</text:p>
          </table:table-cell>
          <table:table-cell office:value-type="float" office:value="0.580348372459412" calcext:value-type="float">
            <text:p>0,580348372459412</text:p>
          </table:table-cell>
          <table:table-cell office:value-type="float" office:value="0.559312462806702" calcext:value-type="float">
            <text:p>0,559312462806702</text:p>
          </table:table-cell>
          <table:table-cell office:value-type="float" office:value="0.570368230342865" calcext:value-type="float">
            <text:p>0,570368230342865</text:p>
          </table:table-cell>
          <table:table-cell office:value-type="float" office:value="0.614370703697205" calcext:value-type="float">
            <text:p>0,614370703697205</text:p>
          </table:table-cell>
          <table:table-cell office:value-type="float" office:value="0.623739063739777" calcext:value-type="float">
            <text:p>0,623739063739777</text:p>
          </table:table-cell>
          <table:table-cell office:value-type="float" office:value="0.624186336994171" calcext:value-type="float">
            <text:p>0,624186336994171</text:p>
          </table:table-cell>
          <table:table-cell office:value-type="float" office:value="0.599485158920288" calcext:value-type="float">
            <text:p>0,599485158920288</text:p>
          </table:table-cell>
        </table:table-row>
        <table:table-row table:style-name="ro1">
          <table:table-cell office:value-type="float" office:value="0.606681" calcext:value-type="float">
            <text:p>0,606681</text:p>
          </table:table-cell>
          <table:table-cell office:value-type="float" office:value="0.545466780662537" calcext:value-type="float">
            <text:p>0,545466780662537</text:p>
          </table:table-cell>
          <table:table-cell office:value-type="float" office:value="0.62194836139679" calcext:value-type="float">
            <text:p>0,62194836139679</text:p>
          </table:table-cell>
          <table:table-cell office:value-type="float" office:value="0.581030488014221" calcext:value-type="float">
            <text:p>0,581030488014221</text:p>
          </table:table-cell>
          <table:table-cell office:value-type="float" office:value="0.602110385894775" calcext:value-type="float">
            <text:p>0,602110385894775</text:p>
          </table:table-cell>
          <table:table-cell office:value-type="float" office:value="0.597702264785767" calcext:value-type="float">
            <text:p>0,597702264785767</text:p>
          </table:table-cell>
          <table:table-cell office:value-type="float" office:value="0.604533970355988" calcext:value-type="float">
            <text:p>0,604533970355988</text:p>
          </table:table-cell>
          <table:table-cell office:value-type="float" office:value="0.619939684867859" calcext:value-type="float">
            <text:p>0,619939684867859</text:p>
          </table:table-cell>
          <table:table-cell office:value-type="float" office:value="0.595588624477387" calcext:value-type="float">
            <text:p>0,595588624477387</text:p>
          </table:table-cell>
          <table:table-cell office:value-type="float" office:value="0.675639927387238" calcext:value-type="float">
            <text:p>0,675639927387238</text:p>
          </table:table-cell>
          <table:table-cell office:value-type="float" office:value="0.622847855091095" calcext:value-type="float">
            <text:p>0,622847855091095</text:p>
          </table:table-cell>
        </table:table-row>
        <table:table-row table:style-name="ro1">
          <table:table-cell office:value-type="float" office:value="0.562247" calcext:value-type="float">
            <text:p>0,562247</text:p>
          </table:table-cell>
          <table:table-cell office:value-type="float" office:value="0.565125465393066" calcext:value-type="float">
            <text:p>0,565125465393066</text:p>
          </table:table-cell>
          <table:table-cell office:value-type="float" office:value="0.562455594539642" calcext:value-type="float">
            <text:p>0,562455594539642</text:p>
          </table:table-cell>
          <table:table-cell office:value-type="float" office:value="0.557068288326263" calcext:value-type="float">
            <text:p>0,557068288326263</text:p>
          </table:table-cell>
          <table:table-cell office:value-type="float" office:value="0.56588351726532" calcext:value-type="float">
            <text:p>0,56588351726532</text:p>
          </table:table-cell>
          <table:table-cell office:value-type="float" office:value="0.55232709646225" calcext:value-type="float">
            <text:p>0,55232709646225</text:p>
          </table:table-cell>
          <table:table-cell office:value-type="float" office:value="0.554542064666748" calcext:value-type="float">
            <text:p>0,554542064666748</text:p>
          </table:table-cell>
          <table:table-cell office:value-type="float" office:value="0.534371614456177" calcext:value-type="float">
            <text:p>0,534371614456177</text:p>
          </table:table-cell>
          <table:table-cell office:value-type="float" office:value="0.537066221237183" calcext:value-type="float">
            <text:p>0,537066221237183</text:p>
          </table:table-cell>
          <table:table-cell office:value-type="float" office:value="0.591183602809906" calcext:value-type="float">
            <text:p>0,591183602809906</text:p>
          </table:table-cell>
          <table:table-cell office:value-type="float" office:value="0.602443218231201" calcext:value-type="float">
            <text:p>0,602443218231201</text:p>
          </table:table-cell>
        </table:table-row>
        <table:table-row table:style-name="ro1">
          <table:table-cell office:value-type="float" office:value="0.566993" calcext:value-type="float">
            <text:p>0,566993</text:p>
          </table:table-cell>
          <table:table-cell office:value-type="float" office:value="0.604037880897522" calcext:value-type="float">
            <text:p>0,604037880897522</text:p>
          </table:table-cell>
          <table:table-cell office:value-type="float" office:value="0.508698344230652" calcext:value-type="float">
            <text:p>0,508698344230652</text:p>
          </table:table-cell>
          <table:table-cell office:value-type="float" office:value="0.506520688533783" calcext:value-type="float">
            <text:p>0,506520688533783</text:p>
          </table:table-cell>
          <table:table-cell office:value-type="float" office:value="0.544630229473114" calcext:value-type="float">
            <text:p>0,544630229473114</text:p>
          </table:table-cell>
          <table:table-cell office:value-type="float" office:value="0.564557373523712" calcext:value-type="float">
            <text:p>0,564557373523712</text:p>
          </table:table-cell>
          <table:table-cell office:value-type="float" office:value="0.54663097858429" calcext:value-type="float">
            <text:p>0,54663097858429</text:p>
          </table:table-cell>
          <table:table-cell office:value-type="float" office:value="0.55413681268692" calcext:value-type="float">
            <text:p>0,55413681268692</text:p>
          </table:table-cell>
          <table:table-cell office:value-type="float" office:value="0.557851612567902" calcext:value-type="float">
            <text:p>0,557851612567902</text:p>
          </table:table-cell>
          <table:table-cell office:value-type="float" office:value="0.693857491016388" calcext:value-type="float">
            <text:p>0,693857491016388</text:p>
          </table:table-cell>
          <table:table-cell office:value-type="float" office:value="0.589007556438446" calcext:value-type="float">
            <text:p>0,589007556438446</text:p>
          </table:table-cell>
        </table:table-row>
        <table:table-row table:style-name="ro1">
          <table:table-cell office:value-type="float" office:value="0.567164" calcext:value-type="float">
            <text:p>0,567164</text:p>
          </table:table-cell>
          <table:table-cell office:value-type="float" office:value="0.528355300426483" calcext:value-type="float">
            <text:p>0,528355300426483</text:p>
          </table:table-cell>
          <table:table-cell office:value-type="float" office:value="0.482882261276245" calcext:value-type="float">
            <text:p>0,482882261276245</text:p>
          </table:table-cell>
          <table:table-cell office:value-type="float" office:value="0.47866278886795" calcext:value-type="float">
            <text:p>0,47866278886795</text:p>
          </table:table-cell>
          <table:table-cell office:value-type="float" office:value="0.621904611587524" calcext:value-type="float">
            <text:p>0,621904611587524</text:p>
          </table:table-cell>
          <table:table-cell office:value-type="float" office:value="0.546090066432953" calcext:value-type="float">
            <text:p>0,546090066432953</text:p>
          </table:table-cell>
          <table:table-cell office:value-type="float" office:value="0.548423707485199" calcext:value-type="float">
            <text:p>0,548423707485199</text:p>
          </table:table-cell>
          <table:table-cell office:value-type="float" office:value="0.520771324634552" calcext:value-type="float">
            <text:p>0,520771324634552</text:p>
          </table:table-cell>
          <table:table-cell office:value-type="float" office:value="0.566774785518646" calcext:value-type="float">
            <text:p>0,566774785518646</text:p>
          </table:table-cell>
          <table:table-cell office:value-type="float" office:value="0.730965197086334" calcext:value-type="float">
            <text:p>0,730965197086334</text:p>
          </table:table-cell>
          <table:table-cell office:value-type="float" office:value="0.646810293197632" calcext:value-type="float">
            <text:p>0,646810293197632</text:p>
          </table:table-cell>
        </table:table-row>
        <table:table-row table:style-name="ro1">
          <table:table-cell office:value-type="float" office:value="0.594586" calcext:value-type="float">
            <text:p>0,594586</text:p>
          </table:table-cell>
          <table:table-cell office:value-type="float" office:value="0.591173589229584" calcext:value-type="float">
            <text:p>0,591173589229584</text:p>
          </table:table-cell>
          <table:table-cell office:value-type="float" office:value="0.53024959564209" calcext:value-type="float">
            <text:p>0,53024959564209</text:p>
          </table:table-cell>
          <table:table-cell office:value-type="float" office:value="0.512461125850678" calcext:value-type="float">
            <text:p>0,512461125850678</text:p>
          </table:table-cell>
          <table:table-cell office:value-type="float" office:value="0.662109911441803" calcext:value-type="float">
            <text:p>0,662109911441803</text:p>
          </table:table-cell>
          <table:table-cell office:value-type="float" office:value="0.621817827224731" calcext:value-type="float">
            <text:p>0,621817827224731</text:p>
          </table:table-cell>
          <table:table-cell office:value-type="float" office:value="0.567819178104401" calcext:value-type="float">
            <text:p>0,567819178104401</text:p>
          </table:table-cell>
          <table:table-cell office:value-type="float" office:value="0.526857376098633" calcext:value-type="float">
            <text:p>0,526857376098633</text:p>
          </table:table-cell>
          <table:table-cell office:value-type="float" office:value="0.598320662975311" calcext:value-type="float">
            <text:p>0,598320662975311</text:p>
          </table:table-cell>
          <table:table-cell office:value-type="float" office:value="0.651330411434174" calcext:value-type="float">
            <text:p>0,651330411434174</text:p>
          </table:table-cell>
          <table:table-cell office:value-type="float" office:value="0.683718085289001" calcext:value-type="float">
            <text:p>0,683718085289001</text:p>
          </table:table-cell>
        </table:table-row>
        <table:table-row table:style-name="ro1">
          <table:table-cell office:value-type="float" office:value="0.810452" calcext:value-type="float">
            <text:p>0,810452</text:p>
          </table:table-cell>
          <table:table-cell office:value-type="float" office:value="0.652117192745209" calcext:value-type="float">
            <text:p>0,652117192745209</text:p>
          </table:table-cell>
          <table:table-cell office:value-type="float" office:value="0.609811246395111" calcext:value-type="float">
            <text:p>0,609811246395111</text:p>
          </table:table-cell>
          <table:table-cell office:value-type="float" office:value="0.550186991691589" calcext:value-type="float">
            <text:p>0,550186991691589</text:p>
          </table:table-cell>
          <table:table-cell office:value-type="float" office:value="0.731780409812927" calcext:value-type="float">
            <text:p>0,731780409812927</text:p>
          </table:table-cell>
          <table:table-cell office:value-type="float" office:value="0.674486935138702" calcext:value-type="float">
            <text:p>0,674486935138702</text:p>
          </table:table-cell>
          <table:table-cell office:value-type="float" office:value="0.672127366065979" calcext:value-type="float">
            <text:p>0,672127366065979</text:p>
          </table:table-cell>
          <table:table-cell office:value-type="float" office:value="0.868298530578613" calcext:value-type="float">
            <text:p>0,868298530578613</text:p>
          </table:table-cell>
          <table:table-cell office:value-type="float" office:value="0.993848383426666" calcext:value-type="float">
            <text:p>0,993848383426666</text:p>
          </table:table-cell>
          <table:table-cell office:value-type="float" office:value="1.53529036045074" calcext:value-type="float">
            <text:p>1,53529036045074</text:p>
          </table:table-cell>
          <table:table-cell office:value-type="float" office:value="0.816570699214935" calcext:value-type="float">
            <text:p>0,816570699214935</text:p>
          </table:table-cell>
        </table:table-row>
        <table:table-row table:style-name="ro1">
          <table:table-cell office:value-type="float" office:value="1.133" calcext:value-type="float">
            <text:p>1,133</text:p>
          </table:table-cell>
          <table:table-cell office:value-type="float" office:value="0.886812806129456" calcext:value-type="float">
            <text:p>0,886812806129456</text:p>
          </table:table-cell>
          <table:table-cell office:value-type="float" office:value="0.796031951904297" calcext:value-type="float">
            <text:p>0,796031951904297</text:p>
          </table:table-cell>
          <table:table-cell office:value-type="float" office:value="0.66583776473999" calcext:value-type="float">
            <text:p>0,66583776473999</text:p>
          </table:table-cell>
          <table:table-cell office:value-type="float" office:value="1.18572270870209" calcext:value-type="float">
            <text:p>1,18572270870209</text:p>
          </table:table-cell>
          <table:table-cell office:value-type="float" office:value="0.929365873336792" calcext:value-type="float">
            <text:p>0,929365873336792</text:p>
          </table:table-cell>
          <table:table-cell office:value-type="float" office:value="0.871075928211212" calcext:value-type="float">
            <text:p>0,871075928211212</text:p>
          </table:table-cell>
          <table:table-cell office:value-type="float" office:value="1.28664100170136" calcext:value-type="float">
            <text:p>1,28664100170136</text:p>
          </table:table-cell>
          <table:table-cell office:value-type="float" office:value="1.38658833503723" calcext:value-type="float">
            <text:p>1,38658833503723</text:p>
          </table:table-cell>
          <table:table-cell office:value-type="float" office:value="2.1353542804718" calcext:value-type="float">
            <text:p>2,1353542804718</text:p>
          </table:table-cell>
          <table:table-cell office:value-type="float" office:value="1.18652677536011" calcext:value-type="float">
            <text:p>1,18652677536011</text:p>
          </table:table-cell>
        </table:table-row>
        <table:table-row table:style-name="ro1">
          <table:table-cell office:value-type="float" office:value="1.12037" calcext:value-type="float">
            <text:p>1,12037</text:p>
          </table:table-cell>
          <table:table-cell office:value-type="float" office:value="0.94671630859375" calcext:value-type="float">
            <text:p>0,94671630859375</text:p>
          </table:table-cell>
          <table:table-cell office:value-type="float" office:value="0.912542939186096" calcext:value-type="float">
            <text:p>0,912542939186096</text:p>
          </table:table-cell>
          <table:table-cell office:value-type="float" office:value="0.737544119358063" calcext:value-type="float">
            <text:p>0,737544119358063</text:p>
          </table:table-cell>
          <table:table-cell office:value-type="float" office:value="1.05597734451294" calcext:value-type="float">
            <text:p>1,05597734451294</text:p>
          </table:table-cell>
          <table:table-cell office:value-type="float" office:value="1.09071755409241" calcext:value-type="float">
            <text:p>1,09071755409241</text:p>
          </table:table-cell>
          <table:table-cell office:value-type="float" office:value="0.890339076519012" calcext:value-type="float">
            <text:p>0,890339076519012</text:p>
          </table:table-cell>
          <table:table-cell office:value-type="float" office:value="1.11864972114563" calcext:value-type="float">
            <text:p>1,11864972114563</text:p>
          </table:table-cell>
          <table:table-cell office:value-type="float" office:value="1.25930106639862" calcext:value-type="float">
            <text:p>1,25930106639862</text:p>
          </table:table-cell>
          <table:table-cell office:value-type="float" office:value="1.82102000713348" calcext:value-type="float">
            <text:p>1,82102000713348</text:p>
          </table:table-cell>
          <table:table-cell office:value-type="float" office:value="1.37093508243561" calcext:value-type="float">
            <text:p>1,37093508243561</text:p>
          </table:table-cell>
        </table:table-row>
        <table:table-row table:style-name="ro1">
          <table:table-cell office:value-type="float" office:value="1.21603" calcext:value-type="float">
            <text:p>1,21603</text:p>
          </table:table-cell>
          <table:table-cell office:value-type="float" office:value="1.03571832180023" calcext:value-type="float">
            <text:p>1,03571832180023</text:p>
          </table:table-cell>
          <table:table-cell office:value-type="float" office:value="1.05297636985779" calcext:value-type="float">
            <text:p>1,05297636985779</text:p>
          </table:table-cell>
          <table:table-cell office:value-type="float" office:value="0.851648330688477" calcext:value-type="float">
            <text:p>0,851648330688477</text:p>
          </table:table-cell>
          <table:table-cell office:value-type="float" office:value="1.24802815914154" calcext:value-type="float">
            <text:p>1,24802815914154</text:p>
          </table:table-cell>
          <table:table-cell office:value-type="float" office:value="1.11928057670593" calcext:value-type="float">
            <text:p>1,11928057670593</text:p>
          </table:table-cell>
          <table:table-cell office:value-type="float" office:value="0.926442801952362" calcext:value-type="float">
            <text:p>0,926442801952362</text:p>
          </table:table-cell>
          <table:table-cell office:value-type="float" office:value="1.19468927383423" calcext:value-type="float">
            <text:p>1,19468927383423</text:p>
          </table:table-cell>
          <table:table-cell office:value-type="float" office:value="1.31593441963196" calcext:value-type="float">
            <text:p>1,31593441963196</text:p>
          </table:table-cell>
          <table:table-cell office:value-type="float" office:value="2.05641841888428" calcext:value-type="float">
            <text:p>2,05641841888428</text:p>
          </table:table-cell>
          <table:table-cell office:value-type="float" office:value="1.35919833183289" calcext:value-type="float">
            <text:p>1,35919833183289</text:p>
          </table:table-cell>
        </table:table-row>
        <table:table-row table:style-name="ro1">
          <table:table-cell office:value-type="float" office:value="1.48818" calcext:value-type="float">
            <text:p>1,48818</text:p>
          </table:table-cell>
          <table:table-cell office:value-type="float" office:value="1.27752542495728" calcext:value-type="float">
            <text:p>1,27752542495728</text:p>
          </table:table-cell>
          <table:table-cell office:value-type="float" office:value="1.33427965641022" calcext:value-type="float">
            <text:p>1,33427965641022</text:p>
          </table:table-cell>
          <table:table-cell office:value-type="float" office:value="1.06727242469788" calcext:value-type="float">
            <text:p>1,06727242469788</text:p>
          </table:table-cell>
          <table:table-cell office:value-type="float" office:value="1.36474287509918" calcext:value-type="float">
            <text:p>1,36474287509918</text:p>
          </table:table-cell>
          <table:table-cell office:value-type="float" office:value="1.78827106952667" calcext:value-type="float">
            <text:p>1,78827106952667</text:p>
          </table:table-cell>
          <table:table-cell office:value-type="float" office:value="1.37988531589508" calcext:value-type="float">
            <text:p>1,37988531589508</text:p>
          </table:table-cell>
          <table:table-cell office:value-type="float" office:value="1.19533622264862" calcext:value-type="float">
            <text:p>1,19533622264862</text:p>
          </table:table-cell>
          <table:table-cell office:value-type="float" office:value="1.42861151695251" calcext:value-type="float">
            <text:p>1,42861151695251</text:p>
          </table:table-cell>
          <table:table-cell office:value-type="float" office:value="2.16751432418823" calcext:value-type="float">
            <text:p>2,16751432418823</text:p>
          </table:table-cell>
          <table:table-cell office:value-type="float" office:value="1.87840986251831" calcext:value-type="float">
            <text:p>1,87840986251831</text:p>
          </table:table-cell>
        </table:table-row>
        <table:table-row table:style-name="ro1">
          <table:table-cell office:value-type="float" office:value="2.10502" calcext:value-type="float">
            <text:p>2,10502</text:p>
          </table:table-cell>
          <table:table-cell office:value-type="float" office:value="1.98961508274078" calcext:value-type="float">
            <text:p>1,98961508274078</text:p>
          </table:table-cell>
          <table:table-cell office:value-type="float" office:value="1.84111785888672" calcext:value-type="float">
            <text:p>1,84111785888672</text:p>
          </table:table-cell>
          <table:table-cell office:value-type="float" office:value="1.71882820129395" calcext:value-type="float">
            <text:p>1,71882820129395</text:p>
          </table:table-cell>
          <table:table-cell office:value-type="float" office:value="1.81019127368927" calcext:value-type="float">
            <text:p>1,81019127368927</text:p>
          </table:table-cell>
          <table:table-cell office:value-type="float" office:value="2.4012770652771" calcext:value-type="float">
            <text:p>2,4012770652771</text:p>
          </table:table-cell>
          <table:table-cell office:value-type="float" office:value="2.40706038475037" calcext:value-type="float">
            <text:p>2,40706038475037</text:p>
          </table:table-cell>
          <table:table-cell office:value-type="float" office:value="1.73950958251953" calcext:value-type="float">
            <text:p>1,73950958251953</text:p>
          </table:table-cell>
          <table:table-cell office:value-type="float" office:value="1.93245851993561" calcext:value-type="float">
            <text:p>1,93245851993561</text:p>
          </table:table-cell>
          <table:table-cell office:value-type="float" office:value="2.4320981502533" calcext:value-type="float">
            <text:p>2,4320981502533</text:p>
          </table:table-cell>
          <table:table-cell office:value-type="float" office:value="2.77801108360291" calcext:value-type="float">
            <text:p>2,77801108360291</text:p>
          </table:table-cell>
        </table:table-row>
        <table:table-row table:style-name="ro1">
          <table:table-cell office:value-type="float" office:value="1.66956" calcext:value-type="float">
            <text:p>1,66956</text:p>
          </table:table-cell>
          <table:table-cell office:value-type="float" office:value="1.39902019500732" calcext:value-type="float">
            <text:p>1,39902019500732</text:p>
          </table:table-cell>
          <table:table-cell office:value-type="float" office:value="1.50079393386841" calcext:value-type="float">
            <text:p>1,50079393386841</text:p>
          </table:table-cell>
          <table:table-cell office:value-type="float" office:value="1.36210453510284" calcext:value-type="float">
            <text:p>1,36210453510284</text:p>
          </table:table-cell>
          <table:table-cell office:value-type="float" office:value="1.66308212280273" calcext:value-type="float">
            <text:p>1,66308212280273</text:p>
          </table:table-cell>
          <table:table-cell office:value-type="float" office:value="1.81461226940155" calcext:value-type="float">
            <text:p>1,81461226940155</text:p>
          </table:table-cell>
          <table:table-cell office:value-type="float" office:value="1.51813113689423" calcext:value-type="float">
            <text:p>1,51813113689423</text:p>
          </table:table-cell>
          <table:table-cell office:value-type="float" office:value="1.96493864059448" calcext:value-type="float">
            <text:p>1,96493864059448</text:p>
          </table:table-cell>
          <table:table-cell office:value-type="float" office:value="1.60449600219727" calcext:value-type="float">
            <text:p>1,60449600219727</text:p>
          </table:table-cell>
          <table:table-cell office:value-type="float" office:value="2.13531112670898" calcext:value-type="float">
            <text:p>2,13531112670898</text:p>
          </table:table-cell>
          <table:table-cell office:value-type="float" office:value="1.73313343524933" calcext:value-type="float">
            <text:p>1,73313343524933</text:p>
          </table:table-cell>
        </table:table-row>
        <table:table-row table:style-name="ro1">
          <table:table-cell office:value-type="float" office:value="1.35346" calcext:value-type="float">
            <text:p>1,35346</text:p>
          </table:table-cell>
          <table:table-cell office:value-type="float" office:value="1.16026139259338" calcext:value-type="float">
            <text:p>1,16026139259338</text:p>
          </table:table-cell>
          <table:table-cell office:value-type="float" office:value="1.24280643463135" calcext:value-type="float">
            <text:p>1,24280643463135</text:p>
          </table:table-cell>
          <table:table-cell office:value-type="float" office:value="1.13703382015228" calcext:value-type="float">
            <text:p>1,13703382015228</text:p>
          </table:table-cell>
          <table:table-cell office:value-type="float" office:value="1.27142918109894" calcext:value-type="float">
            <text:p>1,27142918109894</text:p>
          </table:table-cell>
          <table:table-cell office:value-type="float" office:value="1.24931252002716" calcext:value-type="float">
            <text:p>1,24931252002716</text:p>
          </table:table-cell>
          <table:table-cell office:value-type="float" office:value="1.28909206390381" calcext:value-type="float">
            <text:p>1,28909206390381</text:p>
          </table:table-cell>
          <table:table-cell office:value-type="float" office:value="1.85527575016022" calcext:value-type="float">
            <text:p>1,85527575016022</text:p>
          </table:table-cell>
          <table:table-cell office:value-type="float" office:value="1.2184009552002" calcext:value-type="float">
            <text:p>1,2184009552002</text:p>
          </table:table-cell>
          <table:table-cell office:value-type="float" office:value="1.73895239830017" calcext:value-type="float">
            <text:p>1,73895239830017</text:p>
          </table:table-cell>
          <table:table-cell office:value-type="float" office:value="1.37200462818146" calcext:value-type="float">
            <text:p>1,37200462818146</text:p>
          </table:table-cell>
        </table:table-row>
        <table:table-row table:style-name="ro1">
          <table:table-cell office:value-type="float" office:value="1.63312" calcext:value-type="float">
            <text:p>1,63312</text:p>
          </table:table-cell>
          <table:table-cell office:value-type="float" office:value="1.3401837348938" calcext:value-type="float">
            <text:p>1,3401837348938</text:p>
          </table:table-cell>
          <table:table-cell office:value-type="float" office:value="1.47878086566925" calcext:value-type="float">
            <text:p>1,47878086566925</text:p>
          </table:table-cell>
          <table:table-cell office:value-type="float" office:value="1.44247376918793" calcext:value-type="float">
            <text:p>1,44247376918793</text:p>
          </table:table-cell>
          <table:table-cell office:value-type="float" office:value="1.50021362304688" calcext:value-type="float">
            <text:p>1,50021362304688</text:p>
          </table:table-cell>
          <table:table-cell office:value-type="float" office:value="1.40119802951813" calcext:value-type="float">
            <text:p>1,40119802951813</text:p>
          </table:table-cell>
          <table:table-cell office:value-type="float" office:value="1.43759894371033" calcext:value-type="float">
            <text:p>1,43759894371033</text:p>
          </table:table-cell>
          <table:table-cell office:value-type="float" office:value="2.66704797744751" calcext:value-type="float">
            <text:p>2,66704797744751</text:p>
          </table:table-cell>
          <table:table-cell office:value-type="float" office:value="1.47294461727142" calcext:value-type="float">
            <text:p>1,47294461727142</text:p>
          </table:table-cell>
          <table:table-cell office:value-type="float" office:value="2.03926229476929" calcext:value-type="float">
            <text:p>2,03926229476929</text:p>
          </table:table-cell>
          <table:table-cell office:value-type="float" office:value="1.55153751373291" calcext:value-type="float">
            <text:p>1,55153751373291</text:p>
          </table:table-cell>
        </table:table-row>
        <table:table-row table:style-name="ro1">
          <table:table-cell office:value-type="float" office:value="1.31235" calcext:value-type="float">
            <text:p>1,31235</text:p>
          </table:table-cell>
          <table:table-cell office:value-type="float" office:value="1.08339488506317" calcext:value-type="float">
            <text:p>1,08339488506317</text:p>
          </table:table-cell>
          <table:table-cell office:value-type="float" office:value="1.18589150905609" calcext:value-type="float">
            <text:p>1,18589150905609</text:p>
          </table:table-cell>
          <table:table-cell office:value-type="float" office:value="1.08916795253754" calcext:value-type="float">
            <text:p>1,08916795253754</text:p>
          </table:table-cell>
          <table:table-cell office:value-type="float" office:value="1.15470683574677" calcext:value-type="float">
            <text:p>1,15470683574677</text:p>
          </table:table-cell>
          <table:table-cell office:value-type="float" office:value="1.0718857049942" calcext:value-type="float">
            <text:p>1,0718857049942</text:p>
          </table:table-cell>
          <table:table-cell office:value-type="float" office:value="1.1230286359787" calcext:value-type="float">
            <text:p>1,1230286359787</text:p>
          </table:table-cell>
          <table:table-cell office:value-type="float" office:value="2.40191888809204" calcext:value-type="float">
            <text:p>2,40191888809204</text:p>
          </table:table-cell>
          <table:table-cell office:value-type="float" office:value="1.17964422702789" calcext:value-type="float">
            <text:p>1,17964422702789</text:p>
          </table:table-cell>
          <table:table-cell office:value-type="float" office:value="1.57204866409302" calcext:value-type="float">
            <text:p>1,57204866409302</text:p>
          </table:table-cell>
          <table:table-cell office:value-type="float" office:value="1.26179718971252" calcext:value-type="float">
            <text:p>1,26179718971252</text:p>
          </table:table-cell>
        </table:table-row>
        <table:table-row table:style-name="ro1">
          <table:table-cell office:value-type="float" office:value="1.66603" calcext:value-type="float">
            <text:p>1,66603</text:p>
          </table:table-cell>
          <table:table-cell office:value-type="float" office:value="1.38419342041016" calcext:value-type="float">
            <text:p>1,38419342041016</text:p>
          </table:table-cell>
          <table:table-cell office:value-type="float" office:value="1.62981259822845" calcext:value-type="float">
            <text:p>1,62981259822845</text:p>
          </table:table-cell>
          <table:table-cell office:value-type="float" office:value="1.43172168731689" calcext:value-type="float">
            <text:p>1,43172168731689</text:p>
          </table:table-cell>
          <table:table-cell office:value-type="float" office:value="1.47121024131775" calcext:value-type="float">
            <text:p>1,47121024131775</text:p>
          </table:table-cell>
          <table:table-cell office:value-type="float" office:value="1.5491189956665" calcext:value-type="float">
            <text:p>1,5491189956665</text:p>
          </table:table-cell>
          <table:table-cell office:value-type="float" office:value="1.70843040943146" calcext:value-type="float">
            <text:p>1,70843040943146</text:p>
          </table:table-cell>
          <table:table-cell office:value-type="float" office:value="2.95041632652283" calcext:value-type="float">
            <text:p>2,95041632652283</text:p>
          </table:table-cell>
          <table:table-cell office:value-type="float" office:value="1.3853634595871" calcext:value-type="float">
            <text:p>1,3853634595871</text:p>
          </table:table-cell>
          <table:table-cell office:value-type="float" office:value="1.68122696876526" calcext:value-type="float">
            <text:p>1,68122696876526</text:p>
          </table:table-cell>
          <table:table-cell office:value-type="float" office:value="1.46879637241364" calcext:value-type="float">
            <text:p>1,46879637241364</text:p>
          </table:table-cell>
        </table:table-row>
        <table:table-row table:style-name="ro1">
          <table:table-cell office:value-type="float" office:value="1.20466" calcext:value-type="float">
            <text:p>1,20466</text:p>
          </table:table-cell>
          <table:table-cell office:value-type="float" office:value="1.02312612533569" calcext:value-type="float">
            <text:p>1,02312612533569</text:p>
          </table:table-cell>
          <table:table-cell office:value-type="float" office:value="1.19446671009064" calcext:value-type="float">
            <text:p>1,19446671009064</text:p>
          </table:table-cell>
          <table:table-cell office:value-type="float" office:value="1.03745913505554" calcext:value-type="float">
            <text:p>1,03745913505554</text:p>
          </table:table-cell>
          <table:table-cell office:value-type="float" office:value="1.13974463939667" calcext:value-type="float">
            <text:p>1,13974463939667</text:p>
          </table:table-cell>
          <table:table-cell office:value-type="float" office:value="1.12506306171417" calcext:value-type="float">
            <text:p>1,12506306171417</text:p>
          </table:table-cell>
          <table:table-cell office:value-type="float" office:value="1.07472288608551" calcext:value-type="float">
            <text:p>1,07472288608551</text:p>
          </table:table-cell>
          <table:table-cell office:value-type="float" office:value="1.65676319599152" calcext:value-type="float">
            <text:p>1,65676319599152</text:p>
          </table:table-cell>
          <table:table-cell office:value-type="float" office:value="1.22569131851196" calcext:value-type="float">
            <text:p>1,22569131851196</text:p>
          </table:table-cell>
          <table:table-cell office:value-type="float" office:value="1.3580915927887" calcext:value-type="float">
            <text:p>1,3580915927887</text:p>
          </table:table-cell>
          <table:table-cell office:value-type="float" office:value="1.21145439147949" calcext:value-type="float">
            <text:p>1,21145439147949</text:p>
          </table:table-cell>
        </table:table-row>
        <table:table-row table:style-name="ro1">
          <table:table-cell office:value-type="float" office:value="0.816949" calcext:value-type="float">
            <text:p>0,816949</text:p>
          </table:table-cell>
          <table:table-cell office:value-type="float" office:value="0.737668931484222" calcext:value-type="float">
            <text:p>0,737668931484222</text:p>
          </table:table-cell>
          <table:table-cell office:value-type="float" office:value="0.864755809307098" calcext:value-type="float">
            <text:p>0,864755809307098</text:p>
          </table:table-cell>
          <table:table-cell office:value-type="float" office:value="0.721518933773041" calcext:value-type="float">
            <text:p>0,721518933773041</text:p>
          </table:table-cell>
          <table:table-cell office:value-type="float" office:value="0.722839593887329" calcext:value-type="float">
            <text:p>0,722839593887329</text:p>
          </table:table-cell>
          <table:table-cell office:value-type="float" office:value="0.742491066455841" calcext:value-type="float">
            <text:p>0,742491066455841</text:p>
          </table:table-cell>
          <table:table-cell office:value-type="float" office:value="0.739958822727203" calcext:value-type="float">
            <text:p>0,739958822727203</text:p>
          </table:table-cell>
          <table:table-cell office:value-type="float" office:value="1.17181134223938" calcext:value-type="float">
            <text:p>1,17181134223938</text:p>
          </table:table-cell>
          <table:table-cell office:value-type="float" office:value="0.822819173336029" calcext:value-type="float">
            <text:p>0,822819173336029</text:p>
          </table:table-cell>
          <table:table-cell office:value-type="float" office:value="0.881174504756928" calcext:value-type="float">
            <text:p>0,881174504756928</text:p>
          </table:table-cell>
          <table:table-cell office:value-type="float" office:value="0.764448702335358" calcext:value-type="float">
            <text:p>0,764448702335358</text:p>
          </table:table-cell>
        </table:table-row>
        <table:table-row table:style-name="ro1">
          <table:table-cell office:value-type="float" office:value="0.660242" calcext:value-type="float">
            <text:p>0,660242</text:p>
          </table:table-cell>
          <table:table-cell office:value-type="float" office:value="0.643042087554932" calcext:value-type="float">
            <text:p>0,643042087554932</text:p>
          </table:table-cell>
          <table:table-cell office:value-type="float" office:value="0.715058147907257" calcext:value-type="float">
            <text:p>0,715058147907257</text:p>
          </table:table-cell>
          <table:table-cell office:value-type="float" office:value="0.587481737136841" calcext:value-type="float">
            <text:p>0,587481737136841</text:p>
          </table:table-cell>
          <table:table-cell office:value-type="float" office:value="0.597986161708832" calcext:value-type="float">
            <text:p>0,597986161708832</text:p>
          </table:table-cell>
          <table:table-cell office:value-type="float" office:value="0.607287406921387" calcext:value-type="float">
            <text:p>0,607287406921387</text:p>
          </table:table-cell>
          <table:table-cell office:value-type="float" office:value="0.604920089244843" calcext:value-type="float">
            <text:p>0,604920089244843</text:p>
          </table:table-cell>
          <table:table-cell office:value-type="float" office:value="0.808943867683411" calcext:value-type="float">
            <text:p>0,808943867683411</text:p>
          </table:table-cell>
          <table:table-cell office:value-type="float" office:value="0.691489636898041" calcext:value-type="float">
            <text:p>0,691489636898041</text:p>
          </table:table-cell>
          <table:table-cell office:value-type="float" office:value="0.707126498222351" calcext:value-type="float">
            <text:p>0,707126498222351</text:p>
          </table:table-cell>
          <table:table-cell office:value-type="float" office:value="0.639080405235291" calcext:value-type="float">
            <text:p>0,639080405235291</text:p>
          </table:table-cell>
        </table:table-row>
        <table:table-row table:style-name="ro1">
          <table:table-cell office:value-type="float" office:value="0.635066" calcext:value-type="float">
            <text:p>0,635066</text:p>
          </table:table-cell>
          <table:table-cell office:value-type="float" office:value="0.600441455841064" calcext:value-type="float">
            <text:p>0,600441455841064</text:p>
          </table:table-cell>
          <table:table-cell office:value-type="float" office:value="0.689306318759918" calcext:value-type="float">
            <text:p>0,689306318759918</text:p>
          </table:table-cell>
          <table:table-cell office:value-type="float" office:value="0.557253181934357" calcext:value-type="float">
            <text:p>0,557253181934357</text:p>
          </table:table-cell>
          <table:table-cell office:value-type="float" office:value="0.600439727306366" calcext:value-type="float">
            <text:p>0,600439727306366</text:p>
          </table:table-cell>
          <table:table-cell office:value-type="float" office:value="0.572754919528961" calcext:value-type="float">
            <text:p>0,572754919528961</text:p>
          </table:table-cell>
          <table:table-cell office:value-type="float" office:value="0.595460772514343" calcext:value-type="float">
            <text:p>0,595460772514343</text:p>
          </table:table-cell>
          <table:table-cell office:value-type="float" office:value="0.656233251094818" calcext:value-type="float">
            <text:p>0,656233251094818</text:p>
          </table:table-cell>
          <table:table-cell office:value-type="float" office:value="0.702255249023438" calcext:value-type="float">
            <text:p>0,702255249023438</text:p>
          </table:table-cell>
          <table:table-cell office:value-type="float" office:value="0.723259687423706" calcext:value-type="float">
            <text:p>0,723259687423706</text:p>
          </table:table-cell>
          <table:table-cell office:value-type="float" office:value="0.653255462646484" calcext:value-type="float">
            <text:p>0,653255462646484</text:p>
          </table:table-cell>
        </table:table-row>
        <table:table-row table:style-name="ro1">
          <table:table-cell office:value-type="float" office:value="0.54248" calcext:value-type="float">
            <text:p>0,54248</text:p>
          </table:table-cell>
          <table:table-cell office:value-type="float" office:value="0.494899868965149" calcext:value-type="float">
            <text:p>0,494899868965149</text:p>
          </table:table-cell>
          <table:table-cell office:value-type="float" office:value="0.567738592624664" calcext:value-type="float">
            <text:p>0,567738592624664</text:p>
          </table:table-cell>
          <table:table-cell office:value-type="float" office:value="0.48343425989151" calcext:value-type="float">
            <text:p>0,48343425989151</text:p>
          </table:table-cell>
          <table:table-cell office:value-type="float" office:value="0.533739626407623" calcext:value-type="float">
            <text:p>0,533739626407623</text:p>
          </table:table-cell>
          <table:table-cell office:value-type="float" office:value="0.515234053134918" calcext:value-type="float">
            <text:p>0,515234053134918</text:p>
          </table:table-cell>
          <table:table-cell office:value-type="float" office:value="0.516110777854919" calcext:value-type="float">
            <text:p>0,516110777854919</text:p>
          </table:table-cell>
          <table:table-cell office:value-type="float" office:value="0.528777003288269" calcext:value-type="float">
            <text:p>0,528777003288269</text:p>
          </table:table-cell>
          <table:table-cell office:value-type="float" office:value="0.572099089622498" calcext:value-type="float">
            <text:p>0,572099089622498</text:p>
          </table:table-cell>
          <table:table-cell office:value-type="float" office:value="0.672795474529266" calcext:value-type="float">
            <text:p>0,672795474529266</text:p>
          </table:table-cell>
          <table:table-cell office:value-type="float" office:value="0.539971172809601" calcext:value-type="float">
            <text:p>0,539971172809601</text:p>
          </table:table-cell>
        </table:table-row>
        <table:table-row table:style-name="ro1">
          <table:table-cell office:value-type="float" office:value="0.575851" calcext:value-type="float">
            <text:p>0,575851</text:p>
          </table:table-cell>
          <table:table-cell office:value-type="float" office:value="0.555813193321228" calcext:value-type="float">
            <text:p>0,555813193321228</text:p>
          </table:table-cell>
          <table:table-cell office:value-type="float" office:value="0.586702466011047" calcext:value-type="float">
            <text:p>0,586702466011047</text:p>
          </table:table-cell>
          <table:table-cell office:value-type="float" office:value="0.533900260925293" calcext:value-type="float">
            <text:p>0,533900260925293</text:p>
          </table:table-cell>
          <table:table-cell office:value-type="float" office:value="0.571073710918427" calcext:value-type="float">
            <text:p>0,571073710918427</text:p>
          </table:table-cell>
          <table:table-cell office:value-type="float" office:value="0.555311858654022" calcext:value-type="float">
            <text:p>0,555311858654022</text:p>
          </table:table-cell>
          <table:table-cell office:value-type="float" office:value="0.532374024391174" calcext:value-type="float">
            <text:p>0,532374024391174</text:p>
          </table:table-cell>
          <table:table-cell office:value-type="float" office:value="0.542421400547028" calcext:value-type="float">
            <text:p>0,542421400547028</text:p>
          </table:table-cell>
          <table:table-cell office:value-type="float" office:value="0.632122814655304" calcext:value-type="float">
            <text:p>0,632122814655304</text:p>
          </table:table-cell>
          <table:table-cell office:value-type="float" office:value="0.695041120052338" calcext:value-type="float">
            <text:p>0,695041120052338</text:p>
          </table:table-cell>
          <table:table-cell office:value-type="float" office:value="0.553746283054352" calcext:value-type="float">
            <text:p>0,553746283054352</text:p>
          </table:table-cell>
        </table:table-row>
        <table:table-row table:style-name="ro1">
          <table:table-cell office:value-type="float" office:value="0.530769" calcext:value-type="float">
            <text:p>0,530769</text:p>
          </table:table-cell>
          <table:table-cell office:value-type="float" office:value="0.497799247503281" calcext:value-type="float">
            <text:p>0,497799247503281</text:p>
          </table:table-cell>
          <table:table-cell office:value-type="float" office:value="0.535684943199158" calcext:value-type="float">
            <text:p>0,535684943199158</text:p>
          </table:table-cell>
          <table:table-cell office:value-type="float" office:value="0.491769850254059" calcext:value-type="float">
            <text:p>0,491769850254059</text:p>
          </table:table-cell>
          <table:table-cell office:value-type="float" office:value="0.550250113010407" calcext:value-type="float">
            <text:p>0,550250113010407</text:p>
          </table:table-cell>
          <table:table-cell office:value-type="float" office:value="0.532532870769501" calcext:value-type="float">
            <text:p>0,532532870769501</text:p>
          </table:table-cell>
          <table:table-cell office:value-type="float" office:value="0.48316290974617" calcext:value-type="float">
            <text:p>0,48316290974617</text:p>
          </table:table-cell>
          <table:table-cell office:value-type="float" office:value="0.49905726313591" calcext:value-type="float">
            <text:p>0,49905726313591</text:p>
          </table:table-cell>
          <table:table-cell office:value-type="float" office:value="0.534544289112091" calcext:value-type="float">
            <text:p>0,534544289112091</text:p>
          </table:table-cell>
          <table:table-cell office:value-type="float" office:value="0.680459320545197" calcext:value-type="float">
            <text:p>0,680459320545197</text:p>
          </table:table-cell>
          <table:table-cell office:value-type="float" office:value="0.502427697181702" calcext:value-type="float">
            <text:p>0,502427697181702</text:p>
          </table:table-cell>
        </table:table-row>
        <table:table-row table:style-name="ro1">
          <table:table-cell office:value-type="float" office:value="0.507172" calcext:value-type="float">
            <text:p>0,507172</text:p>
          </table:table-cell>
          <table:table-cell office:value-type="float" office:value="0.492859065532684" calcext:value-type="float">
            <text:p>0,492859065532684</text:p>
          </table:table-cell>
          <table:table-cell office:value-type="float" office:value="0.511344432830811" calcext:value-type="float">
            <text:p>0,511344432830811</text:p>
          </table:table-cell>
          <table:table-cell office:value-type="float" office:value="0.494278937578201" calcext:value-type="float">
            <text:p>0,494278937578201</text:p>
          </table:table-cell>
          <table:table-cell office:value-type="float" office:value="0.516779839992523" calcext:value-type="float">
            <text:p>0,516779839992523</text:p>
          </table:table-cell>
          <table:table-cell office:value-type="float" office:value="0.518493235111237" calcext:value-type="float">
            <text:p>0,518493235111237</text:p>
          </table:table-cell>
          <table:table-cell office:value-type="float" office:value="0.48605939745903" calcext:value-type="float">
            <text:p>0,48605939745903</text:p>
          </table:table-cell>
          <table:table-cell office:value-type="float" office:value="0.477307915687561" calcext:value-type="float">
            <text:p>0,477307915687561</text:p>
          </table:table-cell>
          <table:table-cell office:value-type="float" office:value="0.492977678775787" calcext:value-type="float">
            <text:p>0,492977678775787</text:p>
          </table:table-cell>
          <table:table-cell office:value-type="float" office:value="0.610389828681946" calcext:value-type="float">
            <text:p>0,610389828681946</text:p>
          </table:table-cell>
          <table:table-cell office:value-type="float" office:value="0.471231907606125" calcext:value-type="float">
            <text:p>0,471231907606125</text:p>
          </table:table-cell>
        </table:table-row>
        <table:table-row table:style-name="ro1">
          <table:table-cell office:value-type="float" office:value="0.536076" calcext:value-type="float">
            <text:p>0,536076</text:p>
          </table:table-cell>
          <table:table-cell office:value-type="float" office:value="0.498319178819656" calcext:value-type="float">
            <text:p>0,498319178819656</text:p>
          </table:table-cell>
          <table:table-cell office:value-type="float" office:value="0.568154752254486" calcext:value-type="float">
            <text:p>0,568154752254486</text:p>
          </table:table-cell>
          <table:table-cell office:value-type="float" office:value="0.524558126926422" calcext:value-type="float">
            <text:p>0,524558126926422</text:p>
          </table:table-cell>
          <table:table-cell office:value-type="float" office:value="0.549389481544495" calcext:value-type="float">
            <text:p>0,549389481544495</text:p>
          </table:table-cell>
          <table:table-cell office:value-type="float" office:value="0.543222665786743" calcext:value-type="float">
            <text:p>0,543222665786743</text:p>
          </table:table-cell>
          <table:table-cell office:value-type="float" office:value="0.504504024982452" calcext:value-type="float">
            <text:p>0,504504024982452</text:p>
          </table:table-cell>
          <table:table-cell office:value-type="float" office:value="0.522411644458771" calcext:value-type="float">
            <text:p>0,522411644458771</text:p>
          </table:table-cell>
          <table:table-cell office:value-type="float" office:value="0.492132008075714" calcext:value-type="float">
            <text:p>0,492132008075714</text:p>
          </table:table-cell>
          <table:table-cell office:value-type="float" office:value="0.661413669586182" calcext:value-type="float">
            <text:p>0,661413669586182</text:p>
          </table:table-cell>
          <table:table-cell office:value-type="float" office:value="0.496651113033295" calcext:value-type="float">
            <text:p>0,496651113033295</text:p>
          </table:table-cell>
        </table:table-row>
        <table:table-row table:style-name="ro1">
          <table:table-cell office:value-type="float" office:value="0.553272" calcext:value-type="float">
            <text:p>0,553272</text:p>
          </table:table-cell>
          <table:table-cell office:value-type="float" office:value="0.521974444389343" calcext:value-type="float">
            <text:p>0,521974444389343</text:p>
          </table:table-cell>
          <table:table-cell office:value-type="float" office:value="0.590402722358704" calcext:value-type="float">
            <text:p>0,590402722358704</text:p>
          </table:table-cell>
          <table:table-cell office:value-type="float" office:value="0.570353984832764" calcext:value-type="float">
            <text:p>0,570353984832764</text:p>
          </table:table-cell>
          <table:table-cell office:value-type="float" office:value="0.570843756198883" calcext:value-type="float">
            <text:p>0,570843756198883</text:p>
          </table:table-cell>
          <table:table-cell office:value-type="float" office:value="0.537989854812622" calcext:value-type="float">
            <text:p>0,537989854812622</text:p>
          </table:table-cell>
          <table:table-cell office:value-type="float" office:value="0.515885233879089" calcext:value-type="float">
            <text:p>0,515885233879089</text:p>
          </table:table-cell>
          <table:table-cell office:value-type="float" office:value="0.553907513618469" calcext:value-type="float">
            <text:p>0,553907513618469</text:p>
          </table:table-cell>
          <table:table-cell office:value-type="float" office:value="0.492306590080261" calcext:value-type="float">
            <text:p>0,492306590080261</text:p>
          </table:table-cell>
          <table:table-cell office:value-type="float" office:value="0.657478630542755" calcext:value-type="float">
            <text:p>0,657478630542755</text:p>
          </table:table-cell>
          <table:table-cell office:value-type="float" office:value="0.52157461643219" calcext:value-type="float">
            <text:p>0,52157461643219</text:p>
          </table:table-cell>
        </table:table-row>
        <table:table-row table:style-name="ro1">
          <table:table-cell office:value-type="float" office:value="0.632093" calcext:value-type="float">
            <text:p>0,632093</text:p>
          </table:table-cell>
          <table:table-cell office:value-type="float" office:value="0.543236434459686" calcext:value-type="float">
            <text:p>0,543236434459686</text:p>
          </table:table-cell>
          <table:table-cell office:value-type="float" office:value="0.682219505310059" calcext:value-type="float">
            <text:p>0,682219505310059</text:p>
          </table:table-cell>
          <table:table-cell office:value-type="float" office:value="0.67867237329483" calcext:value-type="float">
            <text:p>0,67867237329483</text:p>
          </table:table-cell>
          <table:table-cell office:value-type="float" office:value="0.589997887611389" calcext:value-type="float">
            <text:p>0,589997887611389</text:p>
          </table:table-cell>
          <table:table-cell office:value-type="float" office:value="0.624395906925201" calcext:value-type="float">
            <text:p>0,624395906925201</text:p>
          </table:table-cell>
          <table:table-cell office:value-type="float" office:value="0.587022244930267" calcext:value-type="float">
            <text:p>0,587022244930267</text:p>
          </table:table-cell>
          <table:table-cell office:value-type="float" office:value="0.610223233699799" calcext:value-type="float">
            <text:p>0,610223233699799</text:p>
          </table:table-cell>
          <table:table-cell office:value-type="float" office:value="0.585739016532898" calcext:value-type="float">
            <text:p>0,585739016532898</text:p>
          </table:table-cell>
          <table:table-cell office:value-type="float" office:value="0.806184351444244" calcext:value-type="float">
            <text:p>0,806184351444244</text:p>
          </table:table-cell>
          <table:table-cell office:value-type="float" office:value="0.613239526748657" calcext:value-type="float">
            <text:p>0,613239526748657</text:p>
          </table:table-cell>
        </table:table-row>
        <table:table-row table:style-name="ro1">
          <table:table-cell office:value-type="float" office:value="0.657361" calcext:value-type="float">
            <text:p>0,657361</text:p>
          </table:table-cell>
          <table:table-cell office:value-type="float" office:value="0.552533268928528" calcext:value-type="float">
            <text:p>0,552533268928528</text:p>
          </table:table-cell>
          <table:table-cell office:value-type="float" office:value="0.735897064208984" calcext:value-type="float">
            <text:p>0,735897064208984</text:p>
          </table:table-cell>
          <table:table-cell office:value-type="float" office:value="0.6769779920578" calcext:value-type="float">
            <text:p>0,6769779920578</text:p>
          </table:table-cell>
          <table:table-cell office:value-type="float" office:value="0.609006464481354" calcext:value-type="float">
            <text:p>0,609006464481354</text:p>
          </table:table-cell>
          <table:table-cell office:value-type="float" office:value="0.59538996219635" calcext:value-type="float">
            <text:p>0,59538996219635</text:p>
          </table:table-cell>
          <table:table-cell office:value-type="float" office:value="0.662864148616791" calcext:value-type="float">
            <text:p>0,662864148616791</text:p>
          </table:table-cell>
          <table:table-cell office:value-type="float" office:value="0.635421097278595" calcext:value-type="float">
            <text:p>0,635421097278595</text:p>
          </table:table-cell>
          <table:table-cell office:value-type="float" office:value="0.675666451454163" calcext:value-type="float">
            <text:p>0,675666451454163</text:p>
          </table:table-cell>
          <table:table-cell office:value-type="float" office:value="0.80892014503479" calcext:value-type="float">
            <text:p>0,80892014503479</text:p>
          </table:table-cell>
          <table:table-cell office:value-type="float" office:value="0.620932877063751" calcext:value-type="float">
            <text:p>0,620932877063751</text:p>
          </table:table-cell>
        </table:table-row>
        <table:table-row table:style-name="ro1">
          <table:table-cell office:value-type="float" office:value="0.721721" calcext:value-type="float">
            <text:p>0,721721</text:p>
          </table:table-cell>
          <table:table-cell office:value-type="float" office:value="0.577505111694336" calcext:value-type="float">
            <text:p>0,577505111694336</text:p>
          </table:table-cell>
          <table:table-cell office:value-type="float" office:value="0.858919382095337" calcext:value-type="float">
            <text:p>0,858919382095337</text:p>
          </table:table-cell>
          <table:table-cell office:value-type="float" office:value="0.807292580604553" calcext:value-type="float">
            <text:p>0,807292580604553</text:p>
          </table:table-cell>
          <table:table-cell office:value-type="float" office:value="0.717814862728119" calcext:value-type="float">
            <text:p>0,717814862728119</text:p>
          </table:table-cell>
          <table:table-cell office:value-type="float" office:value="0.662625193595886" calcext:value-type="float">
            <text:p>0,662625193595886</text:p>
          </table:table-cell>
          <table:table-cell office:value-type="float" office:value="0.634644091129303" calcext:value-type="float">
            <text:p>0,634644091129303</text:p>
          </table:table-cell>
          <table:table-cell office:value-type="float" office:value="0.722278475761414" calcext:value-type="float">
            <text:p>0,722278475761414</text:p>
          </table:table-cell>
          <table:table-cell office:value-type="float" office:value="0.752040982246399" calcext:value-type="float">
            <text:p>0,752040982246399</text:p>
          </table:table-cell>
          <table:table-cell office:value-type="float" office:value="0.847015678882599" calcext:value-type="float">
            <text:p>0,847015678882599</text:p>
          </table:table-cell>
          <table:table-cell office:value-type="float" office:value="0.637076854705811" calcext:value-type="float">
            <text:p>0,637076854705811</text:p>
          </table:table-cell>
        </table:table-row>
        <table:table-row table:style-name="ro1">
          <table:table-cell office:value-type="float" office:value="0.903559" calcext:value-type="float">
            <text:p>0,903559</text:p>
          </table:table-cell>
          <table:table-cell office:value-type="float" office:value="0.861698806285858" calcext:value-type="float">
            <text:p>0,861698806285858</text:p>
          </table:table-cell>
          <table:table-cell office:value-type="float" office:value="1.07279169559479" calcext:value-type="float">
            <text:p>1,07279169559479</text:p>
          </table:table-cell>
          <table:table-cell office:value-type="float" office:value="0.872655272483826" calcext:value-type="float">
            <text:p>0,872655272483826</text:p>
          </table:table-cell>
          <table:table-cell office:value-type="float" office:value="1.01517069339752" calcext:value-type="float">
            <text:p>1,01517069339752</text:p>
          </table:table-cell>
          <table:table-cell office:value-type="float" office:value="0.870939373970032" calcext:value-type="float">
            <text:p>0,870939373970032</text:p>
          </table:table-cell>
          <table:table-cell office:value-type="float" office:value="0.819346487522125" calcext:value-type="float">
            <text:p>0,819346487522125</text:p>
          </table:table-cell>
          <table:table-cell office:value-type="float" office:value="0.920966565608978" calcext:value-type="float">
            <text:p>0,920966565608978</text:p>
          </table:table-cell>
          <table:table-cell office:value-type="float" office:value="0.802581787109375" calcext:value-type="float">
            <text:p>0,802581787109375</text:p>
          </table:table-cell>
          <table:table-cell office:value-type="float" office:value="0.89908242225647" calcext:value-type="float">
            <text:p>0,89908242225647</text:p>
          </table:table-cell>
          <table:table-cell office:value-type="float" office:value="0.900355637073517" calcext:value-type="float">
            <text:p>0,900355637073517</text:p>
          </table:table-cell>
        </table:table-row>
        <table:table-row table:style-name="ro1">
          <table:table-cell office:value-type="float" office:value="1.19694" calcext:value-type="float">
            <text:p>1,19694</text:p>
          </table:table-cell>
          <table:table-cell office:value-type="float" office:value="1.3564453125" calcext:value-type="float">
            <text:p>1,3564453125</text:p>
          </table:table-cell>
          <table:table-cell office:value-type="float" office:value="1.24642634391785" calcext:value-type="float">
            <text:p>1,24642634391785</text:p>
          </table:table-cell>
          <table:table-cell office:value-type="float" office:value="1.17618954181671" calcext:value-type="float">
            <text:p>1,17618954181671</text:p>
          </table:table-cell>
          <table:table-cell office:value-type="float" office:value="1.0913633108139" calcext:value-type="float">
            <text:p>1,0913633108139</text:p>
          </table:table-cell>
          <table:table-cell office:value-type="float" office:value="1.13720214366913" calcext:value-type="float">
            <text:p>1,13720214366913</text:p>
          </table:table-cell>
          <table:table-cell office:value-type="float" office:value="0.958150207996368" calcext:value-type="float">
            <text:p>0,958150207996368</text:p>
          </table:table-cell>
          <table:table-cell office:value-type="float" office:value="1.21610653400421" calcext:value-type="float">
            <text:p>1,21610653400421</text:p>
          </table:table-cell>
          <table:table-cell office:value-type="float" office:value="1.04526579380035" calcext:value-type="float">
            <text:p>1,04526579380035</text:p>
          </table:table-cell>
          <table:table-cell office:value-type="float" office:value="1.82546746730804" calcext:value-type="float">
            <text:p>1,82546746730804</text:p>
          </table:table-cell>
          <table:table-cell office:value-type="float" office:value="0.916757702827454" calcext:value-type="float">
            <text:p>0,916757702827454</text:p>
          </table:table-cell>
        </table:table-row>
        <table:table-row table:style-name="ro1">
          <table:table-cell office:value-type="float" office:value="1.80088" calcext:value-type="float">
            <text:p>1,80088</text:p>
          </table:table-cell>
          <table:table-cell office:value-type="float" office:value="2.05967950820923" calcext:value-type="float">
            <text:p>2,05967950820923</text:p>
          </table:table-cell>
          <table:table-cell office:value-type="float" office:value="1.5207142829895" calcext:value-type="float">
            <text:p>1,5207142829895</text:p>
          </table:table-cell>
          <table:table-cell office:value-type="float" office:value="1.98867416381836" calcext:value-type="float">
            <text:p>1,98867416381836</text:p>
          </table:table-cell>
          <table:table-cell office:value-type="float" office:value="2.02194166183472" calcext:value-type="float">
            <text:p>2,02194166183472</text:p>
          </table:table-cell>
          <table:table-cell office:value-type="float" office:value="1.46813440322876" calcext:value-type="float">
            <text:p>1,46813440322876</text:p>
          </table:table-cell>
          <table:table-cell office:value-type="float" office:value="1.22832095623016" calcext:value-type="float">
            <text:p>1,22832095623016</text:p>
          </table:table-cell>
          <table:table-cell office:value-type="float" office:value="1.86288249492645" calcext:value-type="float">
            <text:p>1,86288249492645</text:p>
          </table:table-cell>
          <table:table-cell office:value-type="float" office:value="2.01791405677795" calcext:value-type="float">
            <text:p>2,01791405677795</text:p>
          </table:table-cell>
          <table:table-cell office:value-type="float" office:value="2.41265678405762" calcext:value-type="float">
            <text:p>2,41265678405762</text:p>
          </table:table-cell>
          <table:table-cell office:value-type="float" office:value="1.42788541316986" calcext:value-type="float">
            <text:p>1,42788541316986</text:p>
          </table:table-cell>
        </table:table-row>
        <table:table-row table:style-name="ro1">
          <table:table-cell office:value-type="float" office:value="1.6652" calcext:value-type="float">
            <text:p>1,6652</text:p>
          </table:table-cell>
          <table:table-cell office:value-type="float" office:value="1.54081583023071" calcext:value-type="float">
            <text:p>1,54081583023071</text:p>
          </table:table-cell>
          <table:table-cell office:value-type="float" office:value="1.80447924137115" calcext:value-type="float">
            <text:p>1,80447924137115</text:p>
          </table:table-cell>
          <table:table-cell office:value-type="float" office:value="1.59906113147736" calcext:value-type="float">
            <text:p>1,59906113147736</text:p>
          </table:table-cell>
          <table:table-cell office:value-type="float" office:value="1.82178127765656" calcext:value-type="float">
            <text:p>1,82178127765656</text:p>
          </table:table-cell>
          <table:table-cell office:value-type="float" office:value="1.39773833751678" calcext:value-type="float">
            <text:p>1,39773833751678</text:p>
          </table:table-cell>
          <table:table-cell office:value-type="float" office:value="1.62257564067841" calcext:value-type="float">
            <text:p>1,62257564067841</text:p>
          </table:table-cell>
          <table:table-cell office:value-type="float" office:value="1.49622213840485" calcext:value-type="float">
            <text:p>1,49622213840485</text:p>
          </table:table-cell>
          <table:table-cell office:value-type="float" office:value="1.28548991680145" calcext:value-type="float">
            <text:p>1,28548991680145</text:p>
          </table:table-cell>
          <table:table-cell office:value-type="float" office:value="2.40506339073181" calcext:value-type="float">
            <text:p>2,40506339073181</text:p>
          </table:table-cell>
          <table:table-cell office:value-type="float" office:value="1.67873883247376" calcext:value-type="float">
            <text:p>1,67873883247376</text:p>
          </table:table-cell>
        </table:table-row>
        <table:table-row table:style-name="ro1">
          <table:table-cell office:value-type="float" office:value="2.19038" calcext:value-type="float">
            <text:p>2,19038</text:p>
          </table:table-cell>
          <table:table-cell office:value-type="float" office:value="1.6366446018219" calcext:value-type="float">
            <text:p>1,6366446018219</text:p>
          </table:table-cell>
          <table:table-cell office:value-type="float" office:value="2.4334077835083" calcext:value-type="float">
            <text:p>2,4334077835083</text:p>
          </table:table-cell>
          <table:table-cell office:value-type="float" office:value="2.55557632446289" calcext:value-type="float">
            <text:p>2,55557632446289</text:p>
          </table:table-cell>
          <table:table-cell office:value-type="float" office:value="2.35968780517578" calcext:value-type="float">
            <text:p>2,35968780517578</text:p>
          </table:table-cell>
          <table:table-cell office:value-type="float" office:value="1.42809104919434" calcext:value-type="float">
            <text:p>1,42809104919434</text:p>
          </table:table-cell>
          <table:table-cell office:value-type="float" office:value="2.09440422058105" calcext:value-type="float">
            <text:p>2,09440422058105</text:p>
          </table:table-cell>
          <table:table-cell office:value-type="float" office:value="1.8193256855011" calcext:value-type="float">
            <text:p>1,8193256855011</text:p>
          </table:table-cell>
          <table:table-cell office:value-type="float" office:value="1.56606209278107" calcext:value-type="float">
            <text:p>1,56606209278107</text:p>
          </table:table-cell>
          <table:table-cell office:value-type="float" office:value="3.56757640838623" calcext:value-type="float">
            <text:p>3,56757640838623</text:p>
          </table:table-cell>
          <table:table-cell office:value-type="float" office:value="2.44304132461548" calcext:value-type="float">
            <text:p>2,44304132461548</text:p>
          </table:table-cell>
        </table:table-row>
        <table:table-row table:style-name="ro1">
          <table:table-cell office:value-type="float" office:value="2.23139" calcext:value-type="float">
            <text:p>2,23139</text:p>
          </table:table-cell>
          <table:table-cell office:value-type="float" office:value="2.01390504837036" calcext:value-type="float">
            <text:p>2,01390504837036</text:p>
          </table:table-cell>
          <table:table-cell office:value-type="float" office:value="2.36179685592651" calcext:value-type="float">
            <text:p>2,36179685592651</text:p>
          </table:table-cell>
          <table:table-cell office:value-type="float" office:value="2.81670093536377" calcext:value-type="float">
            <text:p>2,81670093536377</text:p>
          </table:table-cell>
          <table:table-cell office:value-type="float" office:value="2.48118877410889" calcext:value-type="float">
            <text:p>2,48118877410889</text:p>
          </table:table-cell>
          <table:table-cell office:value-type="float" office:value="1.23539042472839" calcext:value-type="float">
            <text:p>1,23539042472839</text:p>
          </table:table-cell>
          <table:table-cell office:value-type="float" office:value="2.01640152931213" calcext:value-type="float">
            <text:p>2,01640152931213</text:p>
          </table:table-cell>
          <table:table-cell office:value-type="float" office:value="2.15856218338013" calcext:value-type="float">
            <text:p>2,15856218338013</text:p>
          </table:table-cell>
          <table:table-cell office:value-type="float" office:value="1.94292879104614" calcext:value-type="float">
            <text:p>1,94292879104614</text:p>
          </table:table-cell>
          <table:table-cell office:value-type="float" office:value="3.17052721977234" calcext:value-type="float">
            <text:p>3,17052721977234</text:p>
          </table:table-cell>
          <table:table-cell office:value-type="float" office:value="2.11653065681458" calcext:value-type="float">
            <text:p>2,11653065681458</text:p>
          </table:table-cell>
        </table:table-row>
        <table:table-row table:style-name="ro1">
          <table:table-cell office:value-type="float" office:value="1.91795" calcext:value-type="float">
            <text:p>1,91795</text:p>
          </table:table-cell>
          <table:table-cell office:value-type="float" office:value="2.01989507675171" calcext:value-type="float">
            <text:p>2,01989507675171</text:p>
          </table:table-cell>
          <table:table-cell office:value-type="float" office:value="1.96668231487274" calcext:value-type="float">
            <text:p>1,96668231487274</text:p>
          </table:table-cell>
          <table:table-cell office:value-type="float" office:value="2.41482090950012" calcext:value-type="float">
            <text:p>2,41482090950012</text:p>
          </table:table-cell>
          <table:table-cell office:value-type="float" office:value="2.06310796737671" calcext:value-type="float">
            <text:p>2,06310796737671</text:p>
          </table:table-cell>
          <table:table-cell office:value-type="float" office:value="1.26508224010468" calcext:value-type="float">
            <text:p>1,26508224010468</text:p>
          </table:table-cell>
          <table:table-cell office:value-type="float" office:value="1.6176575422287" calcext:value-type="float">
            <text:p>1,6176575422287</text:p>
          </table:table-cell>
          <table:table-cell office:value-type="float" office:value="1.96975135803223" calcext:value-type="float">
            <text:p>1,96975135803223</text:p>
          </table:table-cell>
          <table:table-cell office:value-type="float" office:value="1.77421283721924" calcext:value-type="float">
            <text:p>1,77421283721924</text:p>
          </table:table-cell>
          <table:table-cell office:value-type="float" office:value="2.32783651351929" calcext:value-type="float">
            <text:p>2,32783651351929</text:p>
          </table:table-cell>
          <table:table-cell office:value-type="float" office:value="1.76042997837067" calcext:value-type="float">
            <text:p>1,76042997837067</text:p>
          </table:table-cell>
        </table:table-row>
        <table:table-row table:style-name="ro1">
          <table:table-cell office:value-type="float" office:value="1.29536" calcext:value-type="float">
            <text:p>1,29536</text:p>
          </table:table-cell>
          <table:table-cell office:value-type="float" office:value="1.46571218967438" calcext:value-type="float">
            <text:p>1,46571218967438</text:p>
          </table:table-cell>
          <table:table-cell office:value-type="float" office:value="1.29295325279236" calcext:value-type="float">
            <text:p>1,29295325279236</text:p>
          </table:table-cell>
          <table:table-cell office:value-type="float" office:value="1.54695630073547" calcext:value-type="float">
            <text:p>1,54695630073547</text:p>
          </table:table-cell>
          <table:table-cell office:value-type="float" office:value="1.27444243431091" calcext:value-type="float">
            <text:p>1,27444243431091</text:p>
          </table:table-cell>
          <table:table-cell office:value-type="float" office:value="1.05620074272156" calcext:value-type="float">
            <text:p>1,05620074272156</text:p>
          </table:table-cell>
          <table:table-cell office:value-type="float" office:value="1.12118017673492" calcext:value-type="float">
            <text:p>1,12118017673492</text:p>
          </table:table-cell>
          <table:table-cell office:value-type="float" office:value="1.32124519348145" calcext:value-type="float">
            <text:p>1,32124519348145</text:p>
          </table:table-cell>
          <table:table-cell office:value-type="float" office:value="1.16248118877411" calcext:value-type="float">
            <text:p>1,16248118877411</text:p>
          </table:table-cell>
          <table:table-cell office:value-type="float" office:value="1.63133490085602" calcext:value-type="float">
            <text:p>1,63133490085602</text:p>
          </table:table-cell>
          <table:table-cell office:value-type="float" office:value="1.08112740516663" calcext:value-type="float">
            <text:p>1,08112740516663</text:p>
          </table:table-cell>
        </table:table-row>
        <table:table-row table:style-name="ro1">
          <table:table-cell office:value-type="float" office:value="1.07852" calcext:value-type="float">
            <text:p>1,07852</text:p>
          </table:table-cell>
          <table:table-cell office:value-type="float" office:value="1.13180017471313" calcext:value-type="float">
            <text:p>1,13180017471313</text:p>
          </table:table-cell>
          <table:table-cell office:value-type="float" office:value="1.06428039073944" calcext:value-type="float">
            <text:p>1,06428039073944</text:p>
          </table:table-cell>
          <table:table-cell office:value-type="float" office:value="1.12036788463593" calcext:value-type="float">
            <text:p>1,12036788463593</text:p>
          </table:table-cell>
          <table:table-cell office:value-type="float" office:value="1.04418277740479" calcext:value-type="float">
            <text:p>1,04418277740479</text:p>
          </table:table-cell>
          <table:table-cell office:value-type="float" office:value="1.05255711078644" calcext:value-type="float">
            <text:p>1,05255711078644</text:p>
          </table:table-cell>
          <table:table-cell office:value-type="float" office:value="0.970138370990753" calcext:value-type="float">
            <text:p>0,970138370990753</text:p>
          </table:table-cell>
          <table:table-cell office:value-type="float" office:value="1.10606098175049" calcext:value-type="float">
            <text:p>1,10606098175049</text:p>
          </table:table-cell>
          <table:table-cell office:value-type="float" office:value="0.996467590332031" calcext:value-type="float">
            <text:p>0,996467590332031</text:p>
          </table:table-cell>
          <table:table-cell office:value-type="float" office:value="1.44372189044952" calcext:value-type="float">
            <text:p>1,44372189044952</text:p>
          </table:table-cell>
          <table:table-cell office:value-type="float" office:value="0.855604887008667" calcext:value-type="float">
            <text:p>0,855604887008667</text:p>
          </table:table-cell>
        </table:table-row>
        <table:table-row table:style-name="ro1">
          <table:table-cell office:value-type="float" office:value="1.00461" calcext:value-type="float">
            <text:p>1,00461</text:p>
          </table:table-cell>
          <table:table-cell office:value-type="float" office:value="0.951309144496918" calcext:value-type="float">
            <text:p>0,951309144496918</text:p>
          </table:table-cell>
          <table:table-cell office:value-type="float" office:value="1.05806815624237" calcext:value-type="float">
            <text:p>1,05806815624237</text:p>
          </table:table-cell>
          <table:table-cell office:value-type="float" office:value="1.08798038959503" calcext:value-type="float">
            <text:p>1,08798038959503</text:p>
          </table:table-cell>
          <table:table-cell office:value-type="float" office:value="0.92465090751648" calcext:value-type="float">
            <text:p>0,92465090751648</text:p>
          </table:table-cell>
          <table:table-cell office:value-type="float" office:value="0.998732328414917" calcext:value-type="float">
            <text:p>0,998732328414917</text:p>
          </table:table-cell>
          <table:table-cell office:value-type="float" office:value="0.935846984386444" calcext:value-type="float">
            <text:p>0,935846984386444</text:p>
          </table:table-cell>
          <table:table-cell office:value-type="float" office:value="1.01518833637238" calcext:value-type="float">
            <text:p>1,01518833637238</text:p>
          </table:table-cell>
          <table:table-cell office:value-type="float" office:value="0.973064720630646" calcext:value-type="float">
            <text:p>0,973064720630646</text:p>
          </table:table-cell>
          <table:table-cell office:value-type="float" office:value="1.28994727134705" calcext:value-type="float">
            <text:p>1,28994727134705</text:p>
          </table:table-cell>
          <table:table-cell office:value-type="float" office:value="0.811277210712433" calcext:value-type="float">
            <text:p>0,811277210712433</text:p>
          </table:table-cell>
        </table:table-row>
        <table:table-row table:style-name="ro1">
          <table:table-cell office:value-type="float" office:value="1.04016" calcext:value-type="float">
            <text:p>1,04016</text:p>
          </table:table-cell>
          <table:table-cell office:value-type="float" office:value="0.962668120861053" calcext:value-type="float">
            <text:p>0,962668120861053</text:p>
          </table:table-cell>
          <table:table-cell office:value-type="float" office:value="1.01905846595764" calcext:value-type="float">
            <text:p>1,01905846595764</text:p>
          </table:table-cell>
          <table:table-cell office:value-type="float" office:value="1.10004353523254" calcext:value-type="float">
            <text:p>1,10004353523254</text:p>
          </table:table-cell>
          <table:table-cell office:value-type="float" office:value="0.971998989582062" calcext:value-type="float">
            <text:p>0,971998989582062</text:p>
          </table:table-cell>
          <table:table-cell office:value-type="float" office:value="1.04865872859955" calcext:value-type="float">
            <text:p>1,04865872859955</text:p>
          </table:table-cell>
          <table:table-cell office:value-type="float" office:value="0.95498788356781" calcext:value-type="float">
            <text:p>0,95498788356781</text:p>
          </table:table-cell>
          <table:table-cell office:value-type="float" office:value="1.07554256916046" calcext:value-type="float">
            <text:p>1,07554256916046</text:p>
          </table:table-cell>
          <table:table-cell office:value-type="float" office:value="1.04715824127197" calcext:value-type="float">
            <text:p>1,04715824127197</text:p>
          </table:table-cell>
          <table:table-cell office:value-type="float" office:value="1.32995367050171" calcext:value-type="float">
            <text:p>1,32995367050171</text:p>
          </table:table-cell>
          <table:table-cell office:value-type="float" office:value="0.891494929790497" calcext:value-type="float">
            <text:p>0,891494929790497</text:p>
          </table:table-cell>
        </table:table-row>
        <table:table-row table:style-name="ro1">
          <table:table-cell office:value-type="float" office:value="0.966176" calcext:value-type="float">
            <text:p>0,966176</text:p>
          </table:table-cell>
          <table:table-cell office:value-type="float" office:value="0.924596011638641" calcext:value-type="float">
            <text:p>0,924596011638641</text:p>
          </table:table-cell>
          <table:table-cell office:value-type="float" office:value="0.892696499824524" calcext:value-type="float">
            <text:p>0,892696499824524</text:p>
          </table:table-cell>
          <table:table-cell office:value-type="float" office:value="0.94628256559372" calcext:value-type="float">
            <text:p>0,94628256559372</text:p>
          </table:table-cell>
          <table:table-cell office:value-type="float" office:value="0.971898853778839" calcext:value-type="float">
            <text:p>0,971898853778839</text:p>
          </table:table-cell>
          <table:table-cell office:value-type="float" office:value="0.989945769309998" calcext:value-type="float">
            <text:p>0,989945769309998</text:p>
          </table:table-cell>
          <table:table-cell office:value-type="float" office:value="0.905310153961182" calcext:value-type="float">
            <text:p>0,905310153961182</text:p>
          </table:table-cell>
          <table:table-cell office:value-type="float" office:value="1.00818228721619" calcext:value-type="float">
            <text:p>1,00818228721619</text:p>
          </table:table-cell>
          <table:table-cell office:value-type="float" office:value="0.993344008922577" calcext:value-type="float">
            <text:p>0,993344008922577</text:p>
          </table:table-cell>
          <table:table-cell office:value-type="float" office:value="1.21061396598816" calcext:value-type="float">
            <text:p>1,21061396598816</text:p>
          </table:table-cell>
          <table:table-cell office:value-type="float" office:value="0.818891584873199" calcext:value-type="float">
            <text:p>0,818891584873199</text:p>
          </table:table-cell>
        </table:table-row>
        <table:table-row table:style-name="ro1">
          <table:table-cell office:value-type="float" office:value="0.790668" calcext:value-type="float">
            <text:p>0,790668</text:p>
          </table:table-cell>
          <table:table-cell office:value-type="float" office:value="0.741868853569031" calcext:value-type="float">
            <text:p>0,741868853569031</text:p>
          </table:table-cell>
          <table:table-cell office:value-type="float" office:value="0.837495028972626" calcext:value-type="float">
            <text:p>0,837495028972626</text:p>
          </table:table-cell>
          <table:table-cell office:value-type="float" office:value="0.790529668331146" calcext:value-type="float">
            <text:p>0,790529668331146</text:p>
          </table:table-cell>
          <table:table-cell office:value-type="float" office:value="0.763441205024719" calcext:value-type="float">
            <text:p>0,763441205024719</text:p>
          </table:table-cell>
          <table:table-cell office:value-type="float" office:value="0.799835503101349" calcext:value-type="float">
            <text:p>0,799835503101349</text:p>
          </table:table-cell>
          <table:table-cell office:value-type="float" office:value="0.775577247142792" calcext:value-type="float">
            <text:p>0,775577247142792</text:p>
          </table:table-cell>
          <table:table-cell office:value-type="float" office:value="0.7997065782547" calcext:value-type="float">
            <text:p>0,7997065782547</text:p>
          </table:table-cell>
          <table:table-cell office:value-type="float" office:value="0.753163278102875" calcext:value-type="float">
            <text:p>0,753163278102875</text:p>
          </table:table-cell>
          <table:table-cell office:value-type="float" office:value="0.991456866264343" calcext:value-type="float">
            <text:p>0,991456866264343</text:p>
          </table:table-cell>
          <table:table-cell office:value-type="float" office:value="0.653607785701752" calcext:value-type="float">
            <text:p>0,653607785701752</text:p>
          </table:table-cell>
        </table:table-row>
        <table:table-row table:style-name="ro1">
          <table:table-cell office:value-type="float" office:value="0.777708" calcext:value-type="float">
            <text:p>0,777708</text:p>
          </table:table-cell>
          <table:table-cell office:value-type="float" office:value="0.687796652317047" calcext:value-type="float">
            <text:p>0,687796652317047</text:p>
          </table:table-cell>
          <table:table-cell office:value-type="float" office:value="0.934361696243286" calcext:value-type="float">
            <text:p>0,934361696243286</text:p>
          </table:table-cell>
          <table:table-cell office:value-type="float" office:value="0.821234524250031" calcext:value-type="float">
            <text:p>0,821234524250031</text:p>
          </table:table-cell>
          <table:table-cell office:value-type="float" office:value="0.696104764938355" calcext:value-type="float">
            <text:p>0,696104764938355</text:p>
          </table:table-cell>
          <table:table-cell office:value-type="float" office:value="0.780533850193024" calcext:value-type="float">
            <text:p>0,780533850193024</text:p>
          </table:table-cell>
          <table:table-cell office:value-type="float" office:value="0.731319844722748" calcext:value-type="float">
            <text:p>0,731319844722748</text:p>
          </table:table-cell>
          <table:table-cell office:value-type="float" office:value="0.761283099651337" calcext:value-type="float">
            <text:p>0,761283099651337</text:p>
          </table:table-cell>
          <table:table-cell office:value-type="float" office:value="0.751184165477753" calcext:value-type="float">
            <text:p>0,751184165477753</text:p>
          </table:table-cell>
          <table:table-cell office:value-type="float" office:value="0.940518379211426" calcext:value-type="float">
            <text:p>0,940518379211426</text:p>
          </table:table-cell>
          <table:table-cell office:value-type="float" office:value="0.672740578651428" calcext:value-type="float">
            <text:p>0,672740578651428</text:p>
          </table:table-cell>
        </table:table-row>
        <table:table-row table:style-name="ro1">
          <table:table-cell office:value-type="float" office:value="0.833479" calcext:value-type="float">
            <text:p>0,833479</text:p>
          </table:table-cell>
          <table:table-cell office:value-type="float" office:value="0.761174619197845" calcext:value-type="float">
            <text:p>0,761174619197845</text:p>
          </table:table-cell>
          <table:table-cell office:value-type="float" office:value="0.868497431278229" calcext:value-type="float">
            <text:p>0,868497431278229</text:p>
          </table:table-cell>
          <table:table-cell office:value-type="float" office:value="0.871729910373688" calcext:value-type="float">
            <text:p>0,871729910373688</text:p>
          </table:table-cell>
          <table:table-cell office:value-type="float" office:value="0.776326358318329" calcext:value-type="float">
            <text:p>0,776326358318329</text:p>
          </table:table-cell>
          <table:table-cell office:value-type="float" office:value="0.863759100437164" calcext:value-type="float">
            <text:p>0,863759100437164</text:p>
          </table:table-cell>
          <table:table-cell office:value-type="float" office:value="0.778735518455505" calcext:value-type="float">
            <text:p>0,778735518455505</text:p>
          </table:table-cell>
          <table:table-cell office:value-type="float" office:value="0.846553683280945" calcext:value-type="float">
            <text:p>0,846553683280945</text:p>
          </table:table-cell>
          <table:table-cell office:value-type="float" office:value="0.89249050617218" calcext:value-type="float">
            <text:p>0,89249050617218</text:p>
          </table:table-cell>
          <table:table-cell office:value-type="float" office:value="0.952519714832306" calcext:value-type="float">
            <text:p>0,952519714832306</text:p>
          </table:table-cell>
          <table:table-cell office:value-type="float" office:value="0.723001301288605" calcext:value-type="float">
            <text:p>0,723001301288605</text:p>
          </table:table-cell>
        </table:table-row>
        <table:table-row table:style-name="ro1">
          <table:table-cell office:value-type="float" office:value="0.758627" calcext:value-type="float">
            <text:p>0,758627</text:p>
          </table:table-cell>
          <table:table-cell office:value-type="float" office:value="0.737763643264771" calcext:value-type="float">
            <text:p>0,737763643264771</text:p>
          </table:table-cell>
          <table:table-cell office:value-type="float" office:value="0.704312205314636" calcext:value-type="float">
            <text:p>0,704312205314636</text:p>
          </table:table-cell>
          <table:table-cell office:value-type="float" office:value="0.770394206047058" calcext:value-type="float">
            <text:p>0,770394206047058</text:p>
          </table:table-cell>
          <table:table-cell office:value-type="float" office:value="0.757793962955475" calcext:value-type="float">
            <text:p>0,757793962955475</text:p>
          </table:table-cell>
          <table:table-cell office:value-type="float" office:value="0.788323640823364" calcext:value-type="float">
            <text:p>0,788323640823364</text:p>
          </table:table-cell>
          <table:table-cell office:value-type="float" office:value="0.704115748405457" calcext:value-type="float">
            <text:p>0,704115748405457</text:p>
          </table:table-cell>
          <table:table-cell office:value-type="float" office:value="0.791866719722748" calcext:value-type="float">
            <text:p>0,791866719722748</text:p>
          </table:table-cell>
          <table:table-cell office:value-type="float" office:value="0.8255854845047" calcext:value-type="float">
            <text:p>0,8255854845047</text:p>
          </table:table-cell>
          <table:table-cell office:value-type="float" office:value="0.859173476696014" calcext:value-type="float">
            <text:p>0,859173476696014</text:p>
          </table:table-cell>
          <table:table-cell office:value-type="float" office:value="0.646938562393189" calcext:value-type="float">
            <text:p>0,646938562393189</text:p>
          </table:table-cell>
        </table:table-row>
        <table:table-row table:style-name="ro1">
          <table:table-cell office:value-type="float" office:value="0.635191" calcext:value-type="float">
            <text:p>0,635191</text:p>
          </table:table-cell>
          <table:table-cell office:value-type="float" office:value="0.607937932014465" calcext:value-type="float">
            <text:p>0,607937932014465</text:p>
          </table:table-cell>
          <table:table-cell office:value-type="float" office:value="0.653649508953095" calcext:value-type="float">
            <text:p>0,653649508953095</text:p>
          </table:table-cell>
          <table:table-cell office:value-type="float" office:value="0.659371197223663" calcext:value-type="float">
            <text:p>0,659371197223663</text:p>
          </table:table-cell>
          <table:table-cell office:value-type="float" office:value="0.63352507352829" calcext:value-type="float">
            <text:p>0,63352507352829</text:p>
          </table:table-cell>
          <table:table-cell office:value-type="float" office:value="0.648424685001373" calcext:value-type="float">
            <text:p>0,648424685001373</text:p>
          </table:table-cell>
          <table:table-cell office:value-type="float" office:value="0.63181060552597" calcext:value-type="float">
            <text:p>0,63181060552597</text:p>
          </table:table-cell>
          <table:table-cell office:value-type="float" office:value="0.62951523065567" calcext:value-type="float">
            <text:p>0,62951523065567</text:p>
          </table:table-cell>
          <table:table-cell office:value-type="float" office:value="0.624734878540039" calcext:value-type="float">
            <text:p>0,624734878540039</text:p>
          </table:table-cell>
          <table:table-cell office:value-type="float" office:value="0.691967129707336" calcext:value-type="float">
            <text:p>0,691967129707336</text:p>
          </table:table-cell>
          <table:table-cell office:value-type="float" office:value="0.570969223976135" calcext:value-type="float">
            <text:p>0,570969223976135</text:p>
          </table:table-cell>
        </table:table-row>
        <table:table-row table:style-name="ro1">
          <table:table-cell office:value-type="float" office:value="0.650916" calcext:value-type="float">
            <text:p>0,650916</text:p>
          </table:table-cell>
          <table:table-cell office:value-type="float" office:value="0.595697641372681" calcext:value-type="float">
            <text:p>0,595697641372681</text:p>
          </table:table-cell>
          <table:table-cell office:value-type="float" office:value="0.716346144676209" calcext:value-type="float">
            <text:p>0,716346144676209</text:p>
          </table:table-cell>
          <table:table-cell office:value-type="float" office:value="0.691590845584869" calcext:value-type="float">
            <text:p>0,691590845584869</text:p>
          </table:table-cell>
          <table:table-cell office:value-type="float" office:value="0.611769616603851" calcext:value-type="float">
            <text:p>0,611769616603851</text:p>
          </table:table-cell>
          <table:table-cell office:value-type="float" office:value="0.661537349224091" calcext:value-type="float">
            <text:p>0,661537349224091</text:p>
          </table:table-cell>
          <table:table-cell office:value-type="float" office:value="0.636520743370056" calcext:value-type="float">
            <text:p>0,636520743370056</text:p>
          </table:table-cell>
          <table:table-cell office:value-type="float" office:value="0.646122455596924" calcext:value-type="float">
            <text:p>0,646122455596924</text:p>
          </table:table-cell>
          <table:table-cell office:value-type="float" office:value="0.654244124889374" calcext:value-type="float">
            <text:p>0,654244124889374</text:p>
          </table:table-cell>
          <table:table-cell office:value-type="float" office:value="0.675753116607666" calcext:value-type="float">
            <text:p>0,675753116607666</text:p>
          </table:table-cell>
          <table:table-cell office:value-type="float" office:value="0.619577646255493" calcext:value-type="float">
            <text:p>0,619577646255493</text:p>
          </table:table-cell>
        </table:table-row>
        <table:table-row table:style-name="ro1">
          <table:table-cell office:value-type="float" office:value="0.692876" calcext:value-type="float">
            <text:p>0,692876</text:p>
          </table:table-cell>
          <table:table-cell office:value-type="float" office:value="0.626239717006683" calcext:value-type="float">
            <text:p>0,626239717006683</text:p>
          </table:table-cell>
          <table:table-cell office:value-type="float" office:value="0.73147851228714" calcext:value-type="float">
            <text:p>0,73147851228714</text:p>
          </table:table-cell>
          <table:table-cell office:value-type="float" office:value="0.737987339496613" calcext:value-type="float">
            <text:p>0,737987339496613</text:p>
          </table:table-cell>
          <table:table-cell office:value-type="float" office:value="0.674744606018066" calcext:value-type="float">
            <text:p>0,674744606018066</text:p>
          </table:table-cell>
          <table:table-cell office:value-type="float" office:value="0.70828241109848" calcext:value-type="float">
            <text:p>0,70828241109848</text:p>
          </table:table-cell>
          <table:table-cell office:value-type="float" office:value="0.660708546638489" calcext:value-type="float">
            <text:p>0,660708546638489</text:p>
          </table:table-cell>
          <table:table-cell office:value-type="float" office:value="0.69433581829071" calcext:value-type="float">
            <text:p>0,69433581829071</text:p>
          </table:table-cell>
          <table:table-cell office:value-type="float" office:value="0.727390110492706" calcext:value-type="float">
            <text:p>0,727390110492706</text:p>
          </table:table-cell>
          <table:table-cell office:value-type="float" office:value="0.713198304176331" calcext:value-type="float">
            <text:p>0,713198304176331</text:p>
          </table:table-cell>
          <table:table-cell office:value-type="float" office:value="0.654394745826721" calcext:value-type="float">
            <text:p>0,654394745826721</text:p>
          </table:table-cell>
        </table:table-row>
        <table:table-row table:style-name="ro1">
          <table:table-cell office:value-type="float" office:value="0.678001" calcext:value-type="float">
            <text:p>0,678001</text:p>
          </table:table-cell>
          <table:table-cell office:value-type="float" office:value="0.656089305877686" calcext:value-type="float">
            <text:p>0,656089305877686</text:p>
          </table:table-cell>
          <table:table-cell office:value-type="float" office:value="0.682321548461914" calcext:value-type="float">
            <text:p>0,682321548461914</text:p>
          </table:table-cell>
          <table:table-cell office:value-type="float" office:value="0.687053978443146" calcext:value-type="float">
            <text:p>0,687053978443146</text:p>
          </table:table-cell>
          <table:table-cell office:value-type="float" office:value="0.70743590593338" calcext:value-type="float">
            <text:p>0,70743590593338</text:p>
          </table:table-cell>
          <table:table-cell office:value-type="float" office:value="0.696679651737213" calcext:value-type="float">
            <text:p>0,696679651737213</text:p>
          </table:table-cell>
          <table:table-cell office:value-type="float" office:value="0.642356157302856" calcext:value-type="float">
            <text:p>0,642356157302856</text:p>
          </table:table-cell>
          <table:table-cell office:value-type="float" office:value="0.693633913993835" calcext:value-type="float">
            <text:p>0,693633913993835</text:p>
          </table:table-cell>
          <table:table-cell office:value-type="float" office:value="0.707591772079468" calcext:value-type="float">
            <text:p>0,707591772079468</text:p>
          </table:table-cell>
          <table:table-cell office:value-type="float" office:value="0.682310163974762" calcext:value-type="float">
            <text:p>0,682310163974762</text:p>
          </table:table-cell>
          <table:table-cell office:value-type="float" office:value="0.624533891677856" calcext:value-type="float">
            <text:p>0,624533891677856</text:p>
          </table:table-cell>
        </table:table-row>
        <table:table-row table:style-name="ro1">
          <table:table-cell office:value-type="float" office:value="0.63363" calcext:value-type="float">
            <text:p>0,63363</text:p>
          </table:table-cell>
          <table:table-cell office:value-type="float" office:value="0.618830025196075" calcext:value-type="float">
            <text:p>0,618830025196075</text:p>
          </table:table-cell>
          <table:table-cell office:value-type="float" office:value="0.648279070854187" calcext:value-type="float">
            <text:p>0,648279070854187</text:p>
          </table:table-cell>
          <table:table-cell office:value-type="float" office:value="0.608937621116638" calcext:value-type="float">
            <text:p>0,608937621116638</text:p>
          </table:table-cell>
          <table:table-cell office:value-type="float" office:value="0.671480178833008" calcext:value-type="float">
            <text:p>0,671480178833008</text:p>
          </table:table-cell>
          <table:table-cell office:value-type="float" office:value="0.656546354293823" calcext:value-type="float">
            <text:p>0,656546354293823</text:p>
          </table:table-cell>
          <table:table-cell office:value-type="float" office:value="0.594870924949646" calcext:value-type="float">
            <text:p>0,594870924949646</text:p>
          </table:table-cell>
          <table:table-cell office:value-type="float" office:value="0.653270661830902" calcext:value-type="float">
            <text:p>0,653270661830902</text:p>
          </table:table-cell>
          <table:table-cell office:value-type="float" office:value="0.642532169818878" calcext:value-type="float">
            <text:p>0,642532169818878</text:p>
          </table:table-cell>
          <table:table-cell office:value-type="float" office:value="0.654415786266327" calcext:value-type="float">
            <text:p>0,654415786266327</text:p>
          </table:table-cell>
          <table:table-cell office:value-type="float" office:value="0.587135791778564" calcext:value-type="float">
            <text:p>0,587135791778564</text:p>
          </table:table-cell>
        </table:table-row>
        <table:table-row table:style-name="ro1">
          <table:table-cell office:value-type="float" office:value="0.671998" calcext:value-type="float">
            <text:p>0,671998</text:p>
          </table:table-cell>
          <table:table-cell office:value-type="float" office:value="0.637278258800507" calcext:value-type="float">
            <text:p>0,637278258800507</text:p>
          </table:table-cell>
          <table:table-cell office:value-type="float" office:value="0.725715279579163" calcext:value-type="float">
            <text:p>0,725715279579163</text:p>
          </table:table-cell>
          <table:table-cell office:value-type="float" office:value="0.670494794845581" calcext:value-type="float">
            <text:p>0,670494794845581</text:p>
          </table:table-cell>
          <table:table-cell office:value-type="float" office:value="0.692706286907196" calcext:value-type="float">
            <text:p>0,692706286907196</text:p>
          </table:table-cell>
          <table:table-cell office:value-type="float" office:value="0.692179083824158" calcext:value-type="float">
            <text:p>0,692179083824158</text:p>
          </table:table-cell>
          <table:table-cell office:value-type="float" office:value="0.625402987003326" calcext:value-type="float">
            <text:p>0,625402987003326</text:p>
          </table:table-cell>
          <table:table-cell office:value-type="float" office:value="0.677983522415161" calcext:value-type="float">
            <text:p>0,677983522415161</text:p>
          </table:table-cell>
          <table:table-cell office:value-type="float" office:value="0.66643100976944" calcext:value-type="float">
            <text:p>0,66643100976944</text:p>
          </table:table-cell>
          <table:table-cell office:value-type="float" office:value="0.695092141628265" calcext:value-type="float">
            <text:p>0,695092141628265</text:p>
          </table:table-cell>
          <table:table-cell office:value-type="float" office:value="0.636693179607391" calcext:value-type="float">
            <text:p>0,636693179607391</text:p>
          </table:table-cell>
        </table:table-row>
        <table:table-row table:style-name="ro1">
          <table:table-cell office:value-type="float" office:value="0.722516" calcext:value-type="float">
            <text:p>0,722516</text:p>
          </table:table-cell>
          <table:table-cell office:value-type="float" office:value="0.686127245426178" calcext:value-type="float">
            <text:p>0,686127245426178</text:p>
          </table:table-cell>
          <table:table-cell office:value-type="float" office:value="0.796973943710327" calcext:value-type="float">
            <text:p>0,796973943710327</text:p>
          </table:table-cell>
          <table:table-cell office:value-type="float" office:value="0.738554000854492" calcext:value-type="float">
            <text:p>0,738554000854492</text:p>
          </table:table-cell>
          <table:table-cell office:value-type="float" office:value="0.756990075111389" calcext:value-type="float">
            <text:p>0,756990075111389</text:p>
          </table:table-cell>
          <table:table-cell office:value-type="float" office:value="0.736587464809418" calcext:value-type="float">
            <text:p>0,736587464809418</text:p>
          </table:table-cell>
          <table:table-cell office:value-type="float" office:value="0.676483690738678" calcext:value-type="float">
            <text:p>0,676483690738678</text:p>
          </table:table-cell>
          <table:table-cell office:value-type="float" office:value="0.721240401268005" calcext:value-type="float">
            <text:p>0,721240401268005</text:p>
          </table:table-cell>
          <table:table-cell office:value-type="float" office:value="0.69690066576004" calcext:value-type="float">
            <text:p>0,69690066576004</text:p>
          </table:table-cell>
          <table:table-cell office:value-type="float" office:value="0.722008228302002" calcext:value-type="float">
            <text:p>0,722008228302002</text:p>
          </table:table-cell>
          <table:table-cell office:value-type="float" office:value="0.693292677402496" calcext:value-type="float">
            <text:p>0,693292677402496</text:p>
          </table:table-cell>
        </table:table-row>
        <table:table-row table:style-name="ro1">
          <table:table-cell office:value-type="float" office:value="0.632451" calcext:value-type="float">
            <text:p>0,632451</text:p>
          </table:table-cell>
          <table:table-cell office:value-type="float" office:value="0.592832922935486" calcext:value-type="float">
            <text:p>0,592832922935486</text:p>
          </table:table-cell>
          <table:table-cell office:value-type="float" office:value="0.737686276435852" calcext:value-type="float">
            <text:p>0,737686276435852</text:p>
          </table:table-cell>
          <table:table-cell office:value-type="float" office:value="0.649176120758057" calcext:value-type="float">
            <text:p>0,649176120758057</text:p>
          </table:table-cell>
          <table:table-cell office:value-type="float" office:value="0.678871214389801" calcext:value-type="float">
            <text:p>0,678871214389801</text:p>
          </table:table-cell>
          <table:table-cell office:value-type="float" office:value="0.611749053001404" calcext:value-type="float">
            <text:p>0,611749053001404</text:p>
          </table:table-cell>
          <table:table-cell office:value-type="float" office:value="0.597475111484528" calcext:value-type="float">
            <text:p>0,597475111484528</text:p>
          </table:table-cell>
          <table:table-cell office:value-type="float" office:value="0.617225170135498" calcext:value-type="float">
            <text:p>0,617225170135498</text:p>
          </table:table-cell>
          <table:table-cell office:value-type="float" office:value="0.628885865211487" calcext:value-type="float">
            <text:p>0,628885865211487</text:p>
          </table:table-cell>
          <table:table-cell office:value-type="float" office:value="0.616825342178345" calcext:value-type="float">
            <text:p>0,616825342178345</text:p>
          </table:table-cell>
          <table:table-cell office:value-type="float" office:value="0.593779981136322" calcext:value-type="float">
            <text:p>0,593779981136322</text:p>
          </table:table-cell>
        </table:table-row>
        <table:table-row table:style-name="ro1">
          <table:table-cell office:value-type="float" office:value="0.641618" calcext:value-type="float">
            <text:p>0,641618</text:p>
          </table:table-cell>
          <table:table-cell office:value-type="float" office:value="0.611160814762116" calcext:value-type="float">
            <text:p>0,611160814762116</text:p>
          </table:table-cell>
          <table:table-cell office:value-type="float" office:value="0.76872044801712" calcext:value-type="float">
            <text:p>0,76872044801712</text:p>
          </table:table-cell>
          <table:table-cell office:value-type="float" office:value="0.653021335601807" calcext:value-type="float">
            <text:p>0,653021335601807</text:p>
          </table:table-cell>
          <table:table-cell office:value-type="float" office:value="0.644232571125031" calcext:value-type="float">
            <text:p>0,644232571125031</text:p>
          </table:table-cell>
          <table:table-cell office:value-type="float" office:value="0.613174676895142" calcext:value-type="float">
            <text:p>0,613174676895142</text:p>
          </table:table-cell>
          <table:table-cell office:value-type="float" office:value="0.615289092063904" calcext:value-type="float">
            <text:p>0,615289092063904</text:p>
          </table:table-cell>
          <table:table-cell office:value-type="float" office:value="0.608885705471039" calcext:value-type="float">
            <text:p>0,608885705471039</text:p>
          </table:table-cell>
          <table:table-cell office:value-type="float" office:value="0.621756970882416" calcext:value-type="float">
            <text:p>0,621756970882416</text:p>
          </table:table-cell>
          <table:table-cell office:value-type="float" office:value="0.636942923069" calcext:value-type="float">
            <text:p>0,636942923069</text:p>
          </table:table-cell>
          <table:table-cell office:value-type="float" office:value="0.64299875497818" calcext:value-type="float">
            <text:p>0,64299875497818</text:p>
          </table:table-cell>
        </table:table-row>
        <table:table-row table:style-name="ro1">
          <table:table-cell office:value-type="float" office:value="0.724809" calcext:value-type="float">
            <text:p>0,724809</text:p>
          </table:table-cell>
          <table:table-cell office:value-type="float" office:value="0.669671893119812" calcext:value-type="float">
            <text:p>0,669671893119812</text:p>
          </table:table-cell>
          <table:table-cell office:value-type="float" office:value="0.863043785095215" calcext:value-type="float">
            <text:p>0,863043785095215</text:p>
          </table:table-cell>
          <table:table-cell office:value-type="float" office:value="0.757730543613434" calcext:value-type="float">
            <text:p>0,757730543613434</text:p>
          </table:table-cell>
          <table:table-cell office:value-type="float" office:value="0.723276972770691" calcext:value-type="float">
            <text:p>0,723276972770691</text:p>
          </table:table-cell>
          <table:table-cell office:value-type="float" office:value="0.694502770900726" calcext:value-type="float">
            <text:p>0,694502770900726</text:p>
          </table:table-cell>
          <table:table-cell office:value-type="float" office:value="0.686780452728272" calcext:value-type="float">
            <text:p>0,686780452728272</text:p>
          </table:table-cell>
          <table:table-cell office:value-type="float" office:value="0.677665293216705" calcext:value-type="float">
            <text:p>0,677665293216705</text:p>
          </table:table-cell>
          <table:table-cell office:value-type="float" office:value="0.675006628036499" calcext:value-type="float">
            <text:p>0,675006628036499</text:p>
          </table:table-cell>
          <table:table-cell office:value-type="float" office:value="0.751075148582459" calcext:value-type="float">
            <text:p>0,751075148582459</text:p>
          </table:table-cell>
          <table:table-cell office:value-type="float" office:value="0.749336183071137" calcext:value-type="float">
            <text:p>0,749336183071137</text:p>
          </table:table-cell>
        </table:table-row>
        <table:table-row table:style-name="ro1">
          <table:table-cell office:value-type="float" office:value="0.620966" calcext:value-type="float">
            <text:p>0,620966</text:p>
          </table:table-cell>
          <table:table-cell office:value-type="float" office:value="0.578971862792969" calcext:value-type="float">
            <text:p>0,578971862792969</text:p>
          </table:table-cell>
          <table:table-cell office:value-type="float" office:value="0.706961512565613" calcext:value-type="float">
            <text:p>0,706961512565613</text:p>
          </table:table-cell>
          <table:table-cell office:value-type="float" office:value="0.622641444206238" calcext:value-type="float">
            <text:p>0,622641444206238</text:p>
          </table:table-cell>
          <table:table-cell office:value-type="float" office:value="0.6165491938591" calcext:value-type="float">
            <text:p>0,6165491938591</text:p>
          </table:table-cell>
          <table:table-cell office:value-type="float" office:value="0.594521164894104" calcext:value-type="float">
            <text:p>0,594521164894104</text:p>
          </table:table-cell>
          <table:table-cell office:value-type="float" office:value="0.576304912567139" calcext:value-type="float">
            <text:p>0,576304912567139</text:p>
          </table:table-cell>
          <table:table-cell office:value-type="float" office:value="0.614111721515656" calcext:value-type="float">
            <text:p>0,614111721515656</text:p>
          </table:table-cell>
          <table:table-cell office:value-type="float" office:value="0.600773453712463" calcext:value-type="float">
            <text:p>0,600773453712463</text:p>
          </table:table-cell>
          <table:table-cell office:value-type="float" office:value="0.660705327987671" calcext:value-type="float">
            <text:p>0,660705327987671</text:p>
          </table:table-cell>
          <table:table-cell office:value-type="float" office:value="0.638114869594574" calcext:value-type="float">
            <text:p>0,638114869594574</text:p>
          </table:table-cell>
        </table:table-row>
        <table:table-row table:style-name="ro1">
          <table:table-cell office:value-type="float" office:value="0.721281" calcext:value-type="float">
            <text:p>0,721281</text:p>
          </table:table-cell>
          <table:table-cell office:value-type="float" office:value="0.700624942779541" calcext:value-type="float">
            <text:p>0,700624942779541</text:p>
          </table:table-cell>
          <table:table-cell office:value-type="float" office:value="0.802583634853363" calcext:value-type="float">
            <text:p>0,802583634853363</text:p>
          </table:table-cell>
          <table:table-cell office:value-type="float" office:value="0.693640470504761" calcext:value-type="float">
            <text:p>0,693640470504761</text:p>
          </table:table-cell>
          <table:table-cell office:value-type="float" office:value="0.726410269737244" calcext:value-type="float">
            <text:p>0,726410269737244</text:p>
          </table:table-cell>
          <table:table-cell office:value-type="float" office:value="0.689753890037537" calcext:value-type="float">
            <text:p>0,689753890037537</text:p>
          </table:table-cell>
          <table:table-cell office:value-type="float" office:value="0.65396511554718" calcext:value-type="float">
            <text:p>0,65396511554718</text:p>
          </table:table-cell>
          <table:table-cell office:value-type="float" office:value="0.75679486989975" calcext:value-type="float">
            <text:p>0,75679486989975</text:p>
          </table:table-cell>
          <table:table-cell office:value-type="float" office:value="0.739571750164032" calcext:value-type="float">
            <text:p>0,739571750164032</text:p>
          </table:table-cell>
          <table:table-cell office:value-type="float" office:value="0.740258097648621" calcext:value-type="float">
            <text:p>0,740258097648621</text:p>
          </table:table-cell>
          <table:table-cell office:value-type="float" office:value="0.709211945533752" calcext:value-type="float">
            <text:p>0,709211945533752</text:p>
          </table:table-cell>
        </table:table-row>
        <table:table-row table:style-name="ro1">
          <table:table-cell office:value-type="float" office:value="0.765764" calcext:value-type="float">
            <text:p>0,765764</text:p>
          </table:table-cell>
          <table:table-cell office:value-type="float" office:value="0.75190544128418" calcext:value-type="float">
            <text:p>0,75190544128418</text:p>
          </table:table-cell>
          <table:table-cell office:value-type="float" office:value="0.8237384557724" calcext:value-type="float">
            <text:p>0,8237384557724</text:p>
          </table:table-cell>
          <table:table-cell office:value-type="float" office:value="0.737539708614349" calcext:value-type="float">
            <text:p>0,737539708614349</text:p>
          </table:table-cell>
          <table:table-cell office:value-type="float" office:value="0.772787630558014" calcext:value-type="float">
            <text:p>0,772787630558014</text:p>
          </table:table-cell>
          <table:table-cell office:value-type="float" office:value="0.750499844551086" calcext:value-type="float">
            <text:p>0,750499844551086</text:p>
          </table:table-cell>
          <table:table-cell office:value-type="float" office:value="0.690241813659668" calcext:value-type="float">
            <text:p>0,690241813659668</text:p>
          </table:table-cell>
          <table:table-cell office:value-type="float" office:value="0.837099552154541" calcext:value-type="float">
            <text:p>0,837099552154541</text:p>
          </table:table-cell>
          <table:table-cell office:value-type="float" office:value="0.802916347980499" calcext:value-type="float">
            <text:p>0,802916347980499</text:p>
          </table:table-cell>
          <table:table-cell office:value-type="float" office:value="0.761673808097839" calcext:value-type="float">
            <text:p>0,761673808097839</text:p>
          </table:table-cell>
          <table:table-cell office:value-type="float" office:value="0.729236602783203" calcext:value-type="float">
            <text:p>0,729236602783203</text:p>
          </table:table-cell>
        </table:table-row>
        <table:table-row table:style-name="ro1">
          <table:table-cell office:value-type="float" office:value="0.781363" calcext:value-type="float">
            <text:p>0,781363</text:p>
          </table:table-cell>
          <table:table-cell office:value-type="float" office:value="0.764350533485413" calcext:value-type="float">
            <text:p>0,764350533485413</text:p>
          </table:table-cell>
          <table:table-cell office:value-type="float" office:value="0.824539601802826" calcext:value-type="float">
            <text:p>0,824539601802826</text:p>
          </table:table-cell>
          <table:table-cell office:value-type="float" office:value="0.764773905277252" calcext:value-type="float">
            <text:p>0,764773905277252</text:p>
          </table:table-cell>
          <table:table-cell office:value-type="float" office:value="0.809139132499695" calcext:value-type="float">
            <text:p>0,809139132499695</text:p>
          </table:table-cell>
          <table:table-cell office:value-type="float" office:value="0.750806272029877" calcext:value-type="float">
            <text:p>0,750806272029877</text:p>
          </table:table-cell>
          <table:table-cell office:value-type="float" office:value="0.721518337726593" calcext:value-type="float">
            <text:p>0,721518337726593</text:p>
          </table:table-cell>
          <table:table-cell office:value-type="float" office:value="0.831029295921326" calcext:value-type="float">
            <text:p>0,831029295921326</text:p>
          </table:table-cell>
          <table:table-cell office:value-type="float" office:value="0.815440118312836" calcext:value-type="float">
            <text:p>0,815440118312836</text:p>
          </table:table-cell>
          <table:table-cell office:value-type="float" office:value="0.774465084075928" calcext:value-type="float">
            <text:p>0,774465084075928</text:p>
          </table:table-cell>
          <table:table-cell office:value-type="float" office:value="0.757563889026642" calcext:value-type="float">
            <text:p>0,757563889026642</text:p>
          </table:table-cell>
        </table:table-row>
        <table:table-row table:style-name="ro1">
          <table:table-cell office:value-type="float" office:value="0.605759" calcext:value-type="float">
            <text:p>0,605759</text:p>
          </table:table-cell>
          <table:table-cell office:value-type="float" office:value="0.595895051956177" calcext:value-type="float">
            <text:p>0,595895051956177</text:p>
          </table:table-cell>
          <table:table-cell office:value-type="float" office:value="0.628012418746948" calcext:value-type="float">
            <text:p>0,628012418746948</text:p>
          </table:table-cell>
          <table:table-cell office:value-type="float" office:value="0.581831157207489" calcext:value-type="float">
            <text:p>0,581831157207489</text:p>
          </table:table-cell>
          <table:table-cell office:value-type="float" office:value="0.61958259344101" calcext:value-type="float">
            <text:p>0,61958259344101</text:p>
          </table:table-cell>
          <table:table-cell office:value-type="float" office:value="0.598616421222687" calcext:value-type="float">
            <text:p>0,598616421222687</text:p>
          </table:table-cell>
          <table:table-cell office:value-type="float" office:value="0.547614216804504" calcext:value-type="float">
            <text:p>0,547614216804504</text:p>
          </table:table-cell>
          <table:table-cell office:value-type="float" office:value="0.607494950294495" calcext:value-type="float">
            <text:p>0,607494950294495</text:p>
          </table:table-cell>
          <table:table-cell office:value-type="float" office:value="0.622656226158142" calcext:value-type="float">
            <text:p>0,622656226158142</text:p>
          </table:table-cell>
          <table:table-cell office:value-type="float" office:value="0.670961558818817" calcext:value-type="float">
            <text:p>0,670961558818817</text:p>
          </table:table-cell>
          <table:table-cell office:value-type="float" office:value="0.584930300712585" calcext:value-type="float">
            <text:p>0,584930300712585</text:p>
          </table:table-cell>
        </table:table-row>
        <table:table-row table:style-name="ro1">
          <table:table-cell office:value-type="float" office:value="0.645124" calcext:value-type="float">
            <text:p>0,645124</text:p>
          </table:table-cell>
          <table:table-cell office:value-type="float" office:value="0.614758670330048" calcext:value-type="float">
            <text:p>0,614758670330048</text:p>
          </table:table-cell>
          <table:table-cell office:value-type="float" office:value="0.671276152133942" calcext:value-type="float">
            <text:p>0,671276152133942</text:p>
          </table:table-cell>
          <table:table-cell office:value-type="float" office:value="0.634146690368652" calcext:value-type="float">
            <text:p>0,634146690368652</text:p>
          </table:table-cell>
          <table:table-cell office:value-type="float" office:value="0.678519129753113" calcext:value-type="float">
            <text:p>0,678519129753113</text:p>
          </table:table-cell>
          <table:table-cell office:value-type="float" office:value="0.626397669315338" calcext:value-type="float">
            <text:p>0,626397669315338</text:p>
          </table:table-cell>
          <table:table-cell office:value-type="float" office:value="0.584203720092773" calcext:value-type="float">
            <text:p>0,584203720092773</text:p>
          </table:table-cell>
          <table:table-cell office:value-type="float" office:value="0.653247356414795" calcext:value-type="float">
            <text:p>0,653247356414795</text:p>
          </table:table-cell>
          <table:table-cell office:value-type="float" office:value="0.672873616218567" calcext:value-type="float">
            <text:p>0,672873616218567</text:p>
          </table:table-cell>
          <table:table-cell office:value-type="float" office:value="0.714069485664368" calcext:value-type="float">
            <text:p>0,714069485664368</text:p>
          </table:table-cell>
          <table:table-cell office:value-type="float" office:value="0.601751267910004" calcext:value-type="float">
            <text:p>0,601751267910004</text:p>
          </table:table-cell>
        </table:table-row>
        <table:table-row table:style-name="ro1">
          <table:table-cell office:value-type="float" office:value="0.794512" calcext:value-type="float">
            <text:p>0,794512</text:p>
          </table:table-cell>
          <table:table-cell office:value-type="float" office:value="0.68900054693222" calcext:value-type="float">
            <text:p>0,68900054693222</text:p>
          </table:table-cell>
          <table:table-cell office:value-type="float" office:value="0.778492987155914" calcext:value-type="float">
            <text:p>0,778492987155914</text:p>
          </table:table-cell>
          <table:table-cell office:value-type="float" office:value="0.733818292617798" calcext:value-type="float">
            <text:p>0,733818292617798</text:p>
          </table:table-cell>
          <table:table-cell office:value-type="float" office:value="0.879736483097076" calcext:value-type="float">
            <text:p>0,879736483097076</text:p>
          </table:table-cell>
          <table:table-cell office:value-type="float" office:value="0.74718964099884" calcext:value-type="float">
            <text:p>0,74718964099884</text:p>
          </table:table-cell>
          <table:table-cell office:value-type="float" office:value="0.737478315830231" calcext:value-type="float">
            <text:p>0,737478315830231</text:p>
          </table:table-cell>
          <table:table-cell office:value-type="float" office:value="0.841674506664276" calcext:value-type="float">
            <text:p>0,841674506664276</text:p>
          </table:table-cell>
          <table:table-cell office:value-type="float" office:value="0.865661978721619" calcext:value-type="float">
            <text:p>0,865661978721619</text:p>
          </table:table-cell>
          <table:table-cell office:value-type="float" office:value="0.881127536296845" calcext:value-type="float">
            <text:p>0,881127536296845</text:p>
          </table:table-cell>
          <table:table-cell office:value-type="float" office:value="0.790940880775452" calcext:value-type="float">
            <text:p>0,790940880775452</text:p>
          </table:table-cell>
        </table:table-row>
        <table:table-row table:style-name="ro1">
          <table:table-cell office:value-type="float" office:value="0.987044" calcext:value-type="float">
            <text:p>0,987044</text:p>
          </table:table-cell>
          <table:table-cell office:value-type="float" office:value="0.836890459060669" calcext:value-type="float">
            <text:p>0,836890459060669</text:p>
          </table:table-cell>
          <table:table-cell office:value-type="float" office:value="0.819809913635254" calcext:value-type="float">
            <text:p>0,819809913635254</text:p>
          </table:table-cell>
          <table:table-cell office:value-type="float" office:value="0.905611872673035" calcext:value-type="float">
            <text:p>0,905611872673035</text:p>
          </table:table-cell>
          <table:table-cell office:value-type="float" office:value="1.12900638580322" calcext:value-type="float">
            <text:p>1,12900638580322</text:p>
          </table:table-cell>
          <table:table-cell office:value-type="float" office:value="0.931317269802094" calcext:value-type="float">
            <text:p>0,931317269802094</text:p>
          </table:table-cell>
          <table:table-cell office:value-type="float" office:value="0.940112948417664" calcext:value-type="float">
            <text:p>0,940112948417664</text:p>
          </table:table-cell>
          <table:table-cell office:value-type="float" office:value="1.043217420578" calcext:value-type="float">
            <text:p>1,043217420578</text:p>
          </table:table-cell>
          <table:table-cell office:value-type="float" office:value="1.15489256381989" calcext:value-type="float">
            <text:p>1,15489256381989</text:p>
          </table:table-cell>
          <table:table-cell office:value-type="float" office:value="1.03023052215576" calcext:value-type="float">
            <text:p>1,03023052215576</text:p>
          </table:table-cell>
          <table:table-cell office:value-type="float" office:value="1.07934999465942" calcext:value-type="float">
            <text:p>1,07934999465942</text:p>
          </table:table-cell>
        </table:table-row>
        <table:table-row table:style-name="ro1">
          <table:table-cell office:value-type="float" office:value="0.699452" calcext:value-type="float">
            <text:p>0,699452</text:p>
          </table:table-cell>
          <table:table-cell office:value-type="float" office:value="0.626744508743286" calcext:value-type="float">
            <text:p>0,626744508743286</text:p>
          </table:table-cell>
          <table:table-cell office:value-type="float" office:value="0.628593981266022" calcext:value-type="float">
            <text:p>0,628593981266022</text:p>
          </table:table-cell>
          <table:table-cell office:value-type="float" office:value="0.732089161872864" calcext:value-type="float">
            <text:p>0,732089161872864</text:p>
          </table:table-cell>
          <table:table-cell office:value-type="float" office:value="0.699573218822479" calcext:value-type="float">
            <text:p>0,699573218822479</text:p>
          </table:table-cell>
          <table:table-cell office:value-type="float" office:value="0.696309506893158" calcext:value-type="float">
            <text:p>0,696309506893158</text:p>
          </table:table-cell>
          <table:table-cell office:value-type="float" office:value="0.743337512016296" calcext:value-type="float">
            <text:p>0,743337512016296</text:p>
          </table:table-cell>
          <table:table-cell office:value-type="float" office:value="0.703060746192932" calcext:value-type="float">
            <text:p>0,703060746192932</text:p>
          </table:table-cell>
          <table:table-cell office:value-type="float" office:value="0.720531165599823" calcext:value-type="float">
            <text:p>0,720531165599823</text:p>
          </table:table-cell>
          <table:table-cell office:value-type="float" office:value="0.77739953994751" calcext:value-type="float">
            <text:p>0,77739953994751</text:p>
          </table:table-cell>
          <table:table-cell office:value-type="float" office:value="0.666881740093231" calcext:value-type="float">
            <text:p>0,666881740093231</text:p>
          </table:table-cell>
        </table:table-row>
        <table:table-row table:style-name="ro1">
          <table:table-cell office:value-type="float" office:value="0.798407" calcext:value-type="float">
            <text:p>0,798407</text:p>
          </table:table-cell>
          <table:table-cell office:value-type="float" office:value="0.713747799396515" calcext:value-type="float">
            <text:p>0,713747799396515</text:p>
          </table:table-cell>
          <table:table-cell office:value-type="float" office:value="0.737628161907196" calcext:value-type="float">
            <text:p>0,737628161907196</text:p>
          </table:table-cell>
          <table:table-cell office:value-type="float" office:value="0.856764197349548" calcext:value-type="float">
            <text:p>0,856764197349548</text:p>
          </table:table-cell>
          <table:table-cell office:value-type="float" office:value="0.827772617340088" calcext:value-type="float">
            <text:p>0,827772617340088</text:p>
          </table:table-cell>
          <table:table-cell office:value-type="float" office:value="0.791715621948242" calcext:value-type="float">
            <text:p>0,791715621948242</text:p>
          </table:table-cell>
          <table:table-cell office:value-type="float" office:value="0.746897995471954" calcext:value-type="float">
            <text:p>0,746897995471954</text:p>
          </table:table-cell>
          <table:table-cell office:value-type="float" office:value="0.855540931224823" calcext:value-type="float">
            <text:p>0,855540931224823</text:p>
          </table:table-cell>
          <table:table-cell office:value-type="float" office:value="0.789135873317719" calcext:value-type="float">
            <text:p>0,789135873317719</text:p>
          </table:table-cell>
          <table:table-cell office:value-type="float" office:value="0.925990343093872" calcext:value-type="float">
            <text:p>0,925990343093872</text:p>
          </table:table-cell>
          <table:table-cell office:value-type="float" office:value="0.738874673843384" calcext:value-type="float">
            <text:p>0,738874673843384</text:p>
          </table:table-cell>
        </table:table-row>
        <table:table-row table:style-name="ro1">
          <table:table-cell office:value-type="float" office:value="0.766349" calcext:value-type="float">
            <text:p>0,766349</text:p>
          </table:table-cell>
          <table:table-cell office:value-type="float" office:value="0.695913076400757" calcext:value-type="float">
            <text:p>0,695913076400757</text:p>
          </table:table-cell>
          <table:table-cell office:value-type="float" office:value="0.68886661529541" calcext:value-type="float">
            <text:p>0,68886661529541</text:p>
          </table:table-cell>
          <table:table-cell office:value-type="float" office:value="0.862038612365723" calcext:value-type="float">
            <text:p>0,862038612365723</text:p>
          </table:table-cell>
          <table:table-cell office:value-type="float" office:value="0.745971441268921" calcext:value-type="float">
            <text:p>0,745971441268921</text:p>
          </table:table-cell>
          <table:table-cell office:value-type="float" office:value="0.772397935390472" calcext:value-type="float">
            <text:p>0,772397935390472</text:p>
          </table:table-cell>
          <table:table-cell office:value-type="float" office:value="0.748658180236816" calcext:value-type="float">
            <text:p>0,748658180236816</text:p>
          </table:table-cell>
          <table:table-cell office:value-type="float" office:value="0.85450142621994" calcext:value-type="float">
            <text:p>0,85450142621994</text:p>
          </table:table-cell>
          <table:table-cell office:value-type="float" office:value="0.764779925346375" calcext:value-type="float">
            <text:p>0,764779925346375</text:p>
          </table:table-cell>
          <table:table-cell office:value-type="float" office:value="0.849629044532776" calcext:value-type="float">
            <text:p>0,849629044532776</text:p>
          </table:table-cell>
          <table:table-cell office:value-type="float" office:value="0.68073034286499" calcext:value-type="float">
            <text:p>0,68073034286499</text:p>
          </table:table-cell>
        </table:table-row>
        <table:table-row table:style-name="ro1">
          <table:table-cell office:value-type="float" office:value="0.972586" calcext:value-type="float">
            <text:p>0,972586</text:p>
          </table:table-cell>
          <table:table-cell office:value-type="float" office:value="0.744736671447754" calcext:value-type="float">
            <text:p>0,744736671447754</text:p>
          </table:table-cell>
          <table:table-cell office:value-type="float" office:value="0.856968700885773" calcext:value-type="float">
            <text:p>0,856968700885773</text:p>
          </table:table-cell>
          <table:table-cell office:value-type="float" office:value="1.01725137233734" calcext:value-type="float">
            <text:p>1,01725137233734</text:p>
          </table:table-cell>
          <table:table-cell office:value-type="float" office:value="0.934236943721771" calcext:value-type="float">
            <text:p>0,934236943721771</text:p>
          </table:table-cell>
          <table:table-cell office:value-type="float" office:value="1.07970416545868" calcext:value-type="float">
            <text:p>1,07970416545868</text:p>
          </table:table-cell>
          <table:table-cell office:value-type="float" office:value="0.90630567073822" calcext:value-type="float">
            <text:p>0,90630567073822</text:p>
          </table:table-cell>
          <table:table-cell office:value-type="float" office:value="1.34650564193726" calcext:value-type="float">
            <text:p>1,34650564193726</text:p>
          </table:table-cell>
          <table:table-cell office:value-type="float" office:value="1.0009822845459" calcext:value-type="float">
            <text:p>1,0009822845459</text:p>
          </table:table-cell>
          <table:table-cell office:value-type="float" office:value="1.0173065662384" calcext:value-type="float">
            <text:p>1,0173065662384</text:p>
          </table:table-cell>
          <table:table-cell office:value-type="float" office:value="0.821862637996674" calcext:value-type="float">
            <text:p>0,821862637996674</text:p>
          </table:table-cell>
        </table:table-row>
        <table:table-row table:style-name="ro1">
          <table:table-cell office:value-type="float" office:value="1.00328" calcext:value-type="float">
            <text:p>1,00328</text:p>
          </table:table-cell>
          <table:table-cell office:value-type="float" office:value="0.793815493583679" calcext:value-type="float">
            <text:p>0,793815493583679</text:p>
          </table:table-cell>
          <table:table-cell office:value-type="float" office:value="0.896994769573212" calcext:value-type="float">
            <text:p>0,896994769573212</text:p>
          </table:table-cell>
          <table:table-cell office:value-type="float" office:value="1.14369463920593" calcext:value-type="float">
            <text:p>1,14369463920593</text:p>
          </table:table-cell>
          <table:table-cell office:value-type="float" office:value="0.918679058551788" calcext:value-type="float">
            <text:p>0,918679058551788</text:p>
          </table:table-cell>
          <table:table-cell office:value-type="float" office:value="1.10529291629791" calcext:value-type="float">
            <text:p>1,10529291629791</text:p>
          </table:table-cell>
          <table:table-cell office:value-type="float" office:value="0.819131851196289" calcext:value-type="float">
            <text:p>0,819131851196289</text:p>
          </table:table-cell>
          <table:table-cell office:value-type="float" office:value="1.26143074035645" calcext:value-type="float">
            <text:p>1,26143074035645</text:p>
          </table:table-cell>
          <table:table-cell office:value-type="float" office:value="1.15847182273865" calcext:value-type="float">
            <text:p>1,15847182273865</text:p>
          </table:table-cell>
          <table:table-cell office:value-type="float" office:value="1.08611440658569" calcext:value-type="float">
            <text:p>1,08611440658569</text:p>
          </table:table-cell>
          <table:table-cell office:value-type="float" office:value="0.8492231965065" calcext:value-type="float">
            <text:p>0,8492231965065</text:p>
          </table:table-cell>
        </table:table-row>
        <table:table-row table:style-name="ro1">
          <table:table-cell office:value-type="float" office:value="0.97742" calcext:value-type="float">
            <text:p>0,97742</text:p>
          </table:table-cell>
          <table:table-cell office:value-type="float" office:value="0.81276148557663" calcext:value-type="float">
            <text:p>0,81276148557663</text:p>
          </table:table-cell>
          <table:table-cell office:value-type="float" office:value="0.975842237472534" calcext:value-type="float">
            <text:p>0,975842237472534</text:p>
          </table:table-cell>
          <table:table-cell office:value-type="float" office:value="1.17036211490631" calcext:value-type="float">
            <text:p>1,17036211490631</text:p>
          </table:table-cell>
          <table:table-cell office:value-type="float" office:value="0.897393822669983" calcext:value-type="float">
            <text:p>0,897393822669983</text:p>
          </table:table-cell>
          <table:table-cell office:value-type="float" office:value="0.96334320306778" calcext:value-type="float">
            <text:p>0,96334320306778</text:p>
          </table:table-cell>
          <table:table-cell office:value-type="float" office:value="0.833510339260101" calcext:value-type="float">
            <text:p>0,833510339260101</text:p>
          </table:table-cell>
          <table:table-cell office:value-type="float" office:value="1.07158303260803" calcext:value-type="float">
            <text:p>1,07158303260803</text:p>
          </table:table-cell>
          <table:table-cell office:value-type="float" office:value="1.08608305454254" calcext:value-type="float">
            <text:p>1,08608305454254</text:p>
          </table:table-cell>
          <table:table-cell office:value-type="float" office:value="1.12399899959564" calcext:value-type="float">
            <text:p>1,12399899959564</text:p>
          </table:table-cell>
          <table:table-cell office:value-type="float" office:value="0.839320421218872" calcext:value-type="float">
            <text:p>0,839320421218872</text:p>
          </table:table-cell>
        </table:table-row>
        <table:table-row table:style-name="ro1">
          <table:table-cell office:value-type="float" office:value="0.751788" calcext:value-type="float">
            <text:p>0,751788</text:p>
          </table:table-cell>
          <table:table-cell office:value-type="float" office:value="0.606212735176086" calcext:value-type="float">
            <text:p>0,606212735176086</text:p>
          </table:table-cell>
          <table:table-cell office:value-type="float" office:value="0.825205802917481" calcext:value-type="float">
            <text:p>0,825205802917481</text:p>
          </table:table-cell>
          <table:table-cell office:value-type="float" office:value="0.827301859855652" calcext:value-type="float">
            <text:p>0,827301859855652</text:p>
          </table:table-cell>
          <table:table-cell office:value-type="float" office:value="0.716868221759796" calcext:value-type="float">
            <text:p>0,716868221759796</text:p>
          </table:table-cell>
          <table:table-cell office:value-type="float" office:value="0.724636852741241" calcext:value-type="float">
            <text:p>0,724636852741241</text:p>
          </table:table-cell>
          <table:table-cell office:value-type="float" office:value="0.691516399383545" calcext:value-type="float">
            <text:p>0,691516399383545</text:p>
          </table:table-cell>
          <table:table-cell office:value-type="float" office:value="0.78793603181839" calcext:value-type="float">
            <text:p>0,78793603181839</text:p>
          </table:table-cell>
          <table:table-cell office:value-type="float" office:value="0.776127994060516" calcext:value-type="float">
            <text:p>0,776127994060516</text:p>
          </table:table-cell>
          <table:table-cell office:value-type="float" office:value="0.862999677658081" calcext:value-type="float">
            <text:p>0,862999677658081</text:p>
          </table:table-cell>
          <table:table-cell office:value-type="float" office:value="0.699078738689423" calcext:value-type="float">
            <text:p>0,699078738689423</text:p>
          </table:table-cell>
        </table:table-row>
        <table:table-row table:style-name="ro1">
          <table:table-cell office:value-type="float" office:value="0.632415" calcext:value-type="float">
            <text:p>0,632415</text:p>
          </table:table-cell>
          <table:table-cell office:value-type="float" office:value="0.539308845996857" calcext:value-type="float">
            <text:p>0,539308845996857</text:p>
          </table:table-cell>
          <table:table-cell office:value-type="float" office:value="0.687315225601196" calcext:value-type="float">
            <text:p>0,687315225601196</text:p>
          </table:table-cell>
          <table:table-cell office:value-type="float" office:value="0.651840269565582" calcext:value-type="float">
            <text:p>0,651840269565582</text:p>
          </table:table-cell>
          <table:table-cell office:value-type="float" office:value="0.577669262886047" calcext:value-type="float">
            <text:p>0,577669262886047</text:p>
          </table:table-cell>
          <table:table-cell office:value-type="float" office:value="0.645544648170471" calcext:value-type="float">
            <text:p>0,645544648170471</text:p>
          </table:table-cell>
          <table:table-cell office:value-type="float" office:value="0.592031180858612" calcext:value-type="float">
            <text:p>0,592031180858612</text:p>
          </table:table-cell>
          <table:table-cell office:value-type="float" office:value="0.653983354568481" calcext:value-type="float">
            <text:p>0,653983354568481</text:p>
          </table:table-cell>
          <table:table-cell office:value-type="float" office:value="0.590875685214996" calcext:value-type="float">
            <text:p>0,590875685214996</text:p>
          </table:table-cell>
          <table:table-cell office:value-type="float" office:value="0.756436407566071" calcext:value-type="float">
            <text:p>0,756436407566071</text:p>
          </table:table-cell>
          <table:table-cell office:value-type="float" office:value="0.629140853881836" calcext:value-type="float">
            <text:p>0,629140853881836</text:p>
          </table:table-cell>
        </table:table-row>
        <table:table-row table:style-name="ro1">
          <table:table-cell office:value-type="float" office:value="0.617731" calcext:value-type="float">
            <text:p>0,617731</text:p>
          </table:table-cell>
          <table:table-cell office:value-type="float" office:value="0.564193248748779" calcext:value-type="float">
            <text:p>0,564193248748779</text:p>
          </table:table-cell>
          <table:table-cell office:value-type="float" office:value="0.696934878826141" calcext:value-type="float">
            <text:p>0,696934878826141</text:p>
          </table:table-cell>
          <table:table-cell office:value-type="float" office:value="0.610831081867218" calcext:value-type="float">
            <text:p>0,610831081867218</text:p>
          </table:table-cell>
          <table:table-cell office:value-type="float" office:value="0.55602753162384" calcext:value-type="float">
            <text:p>0,55602753162384</text:p>
          </table:table-cell>
          <table:table-cell office:value-type="float" office:value="0.642921805381775" calcext:value-type="float">
            <text:p>0,642921805381775</text:p>
          </table:table-cell>
          <table:table-cell office:value-type="float" office:value="0.566693305969238" calcext:value-type="float">
            <text:p>0,566693305969238</text:p>
          </table:table-cell>
          <table:table-cell office:value-type="float" office:value="0.606370270252228" calcext:value-type="float">
            <text:p>0,606370270252228</text:p>
          </table:table-cell>
          <table:table-cell office:value-type="float" office:value="0.594820261001587" calcext:value-type="float">
            <text:p>0,594820261001587</text:p>
          </table:table-cell>
          <table:table-cell office:value-type="float" office:value="0.713151812553406" calcext:value-type="float">
            <text:p>0,713151812553406</text:p>
          </table:table-cell>
          <table:table-cell office:value-type="float" office:value="0.625363111495972" calcext:value-type="float">
            <text:p>0,625363111495972</text:p>
          </table:table-cell>
        </table:table-row>
        <table:table-row table:style-name="ro1">
          <table:table-cell office:value-type="float" office:value="0.573478" calcext:value-type="float">
            <text:p>0,573478</text:p>
          </table:table-cell>
          <table:table-cell office:value-type="float" office:value="0.526786863803864" calcext:value-type="float">
            <text:p>0,526786863803864</text:p>
          </table:table-cell>
          <table:table-cell office:value-type="float" office:value="0.56851714849472" calcext:value-type="float">
            <text:p>0,56851714849472</text:p>
          </table:table-cell>
          <table:table-cell office:value-type="float" office:value="0.577903807163239" calcext:value-type="float">
            <text:p>0,577903807163239</text:p>
          </table:table-cell>
          <table:table-cell office:value-type="float" office:value="0.569654881954193" calcext:value-type="float">
            <text:p>0,569654881954193</text:p>
          </table:table-cell>
          <table:table-cell office:value-type="float" office:value="0.570266306400299" calcext:value-type="float">
            <text:p>0,570266306400299</text:p>
          </table:table-cell>
          <table:table-cell office:value-type="float" office:value="0.559499204158783" calcext:value-type="float">
            <text:p>0,559499204158783</text:p>
          </table:table-cell>
          <table:table-cell office:value-type="float" office:value="0.542827010154724" calcext:value-type="float">
            <text:p>0,542827010154724</text:p>
          </table:table-cell>
          <table:table-cell office:value-type="float" office:value="0.567855536937714" calcext:value-type="float">
            <text:p>0,567855536937714</text:p>
          </table:table-cell>
          <table:table-cell office:value-type="float" office:value="0.671171844005585" calcext:value-type="float">
            <text:p>0,671171844005585</text:p>
          </table:table-cell>
          <table:table-cell office:value-type="float" office:value="0.580300390720367" calcext:value-type="float">
            <text:p>0,580300390720367</text:p>
          </table:table-cell>
        </table:table-row>
        <table:table-row table:style-name="ro1">
          <table:table-cell office:value-type="float" office:value="0.542361" calcext:value-type="float">
            <text:p>0,542361</text:p>
          </table:table-cell>
          <table:table-cell office:value-type="float" office:value="0.495525896549225" calcext:value-type="float">
            <text:p>0,495525896549225</text:p>
          </table:table-cell>
          <table:table-cell office:value-type="float" office:value="0.543252646923065" calcext:value-type="float">
            <text:p>0,543252646923065</text:p>
          </table:table-cell>
          <table:table-cell office:value-type="float" office:value="0.509202063083649" calcext:value-type="float">
            <text:p>0,509202063083649</text:p>
          </table:table-cell>
          <table:table-cell office:value-type="float" office:value="0.551661133766174" calcext:value-type="float">
            <text:p>0,551661133766174</text:p>
          </table:table-cell>
          <table:table-cell office:value-type="float" office:value="0.563124060630798" calcext:value-type="float">
            <text:p>0,563124060630798</text:p>
          </table:table-cell>
          <table:table-cell office:value-type="float" office:value="0.539322733879089" calcext:value-type="float">
            <text:p>0,539322733879089</text:p>
          </table:table-cell>
          <table:table-cell office:value-type="float" office:value="0.53636109828949" calcext:value-type="float">
            <text:p>0,53636109828949</text:p>
          </table:table-cell>
          <table:table-cell office:value-type="float" office:value="0.54282933473587" calcext:value-type="float">
            <text:p>0,54282933473587</text:p>
          </table:table-cell>
          <table:table-cell office:value-type="float" office:value="0.638611674308777" calcext:value-type="float">
            <text:p>0,638611674308777</text:p>
          </table:table-cell>
          <table:table-cell office:value-type="float" office:value="0.503716886043549" calcext:value-type="float">
            <text:p>0,503716886043549</text:p>
          </table:table-cell>
        </table:table-row>
        <table:table-row table:style-name="ro1">
          <table:table-cell office:value-type="float" office:value="0.508038" calcext:value-type="float">
            <text:p>0,508038</text:p>
          </table:table-cell>
          <table:table-cell office:value-type="float" office:value="0.481594085693359" calcext:value-type="float">
            <text:p>0,481594085693359</text:p>
          </table:table-cell>
          <table:table-cell office:value-type="float" office:value="0.519778668880463" calcext:value-type="float">
            <text:p>0,519778668880463</text:p>
          </table:table-cell>
          <table:table-cell office:value-type="float" office:value="0.482637226581574" calcext:value-type="float">
            <text:p>0,482637226581574</text:p>
          </table:table-cell>
          <table:table-cell office:value-type="float" office:value="0.520789861679077" calcext:value-type="float">
            <text:p>0,520789861679077</text:p>
          </table:table-cell>
          <table:table-cell office:value-type="float" office:value="0.513400971889496" calcext:value-type="float">
            <text:p>0,513400971889496</text:p>
          </table:table-cell>
          <table:table-cell office:value-type="float" office:value="0.472508490085602" calcext:value-type="float">
            <text:p>0,472508490085602</text:p>
          </table:table-cell>
          <table:table-cell office:value-type="float" office:value="0.505306720733643" calcext:value-type="float">
            <text:p>0,505306720733643</text:p>
          </table:table-cell>
          <table:table-cell office:value-type="float" office:value="0.508070528507233" calcext:value-type="float">
            <text:p>0,508070528507233</text:p>
          </table:table-cell>
          <table:table-cell office:value-type="float" office:value="0.596707701683044" calcext:value-type="float">
            <text:p>0,596707701683044</text:p>
          </table:table-cell>
          <table:table-cell office:value-type="float" office:value="0.479585319757462" calcext:value-type="float">
            <text:p>0,479585319757462</text:p>
          </table:table-cell>
        </table:table-row>
        <table:table-row table:style-name="ro1">
          <table:table-cell office:value-type="float" office:value="0.553247" calcext:value-type="float">
            <text:p>0,553247</text:p>
          </table:table-cell>
          <table:table-cell office:value-type="float" office:value="0.540933430194855" calcext:value-type="float">
            <text:p>0,540933430194855</text:p>
          </table:table-cell>
          <table:table-cell office:value-type="float" office:value="0.558682858943939" calcext:value-type="float">
            <text:p>0,558682858943939</text:p>
          </table:table-cell>
          <table:table-cell office:value-type="float" office:value="0.529263377189636" calcext:value-type="float">
            <text:p>0,529263377189636</text:p>
          </table:table-cell>
          <table:table-cell office:value-type="float" office:value="0.570470869541168" calcext:value-type="float">
            <text:p>0,570470869541168</text:p>
          </table:table-cell>
          <table:table-cell office:value-type="float" office:value="0.556315124034882" calcext:value-type="float">
            <text:p>0,556315124034882</text:p>
          </table:table-cell>
          <table:table-cell office:value-type="float" office:value="0.506328880786896" calcext:value-type="float">
            <text:p>0,506328880786896</text:p>
          </table:table-cell>
          <table:table-cell office:value-type="float" office:value="0.535525023937225" calcext:value-type="float">
            <text:p>0,535525023937225</text:p>
          </table:table-cell>
          <table:table-cell office:value-type="float" office:value="0.557863414287567" calcext:value-type="float">
            <text:p>0,557863414287567</text:p>
          </table:table-cell>
          <table:table-cell office:value-type="float" office:value="0.645458281040192" calcext:value-type="float">
            <text:p>0,645458281040192</text:p>
          </table:table-cell>
          <table:table-cell office:value-type="float" office:value="0.531629323959351" calcext:value-type="float">
            <text:p>0,531629323959351</text:p>
          </table:table-cell>
        </table:table-row>
        <table:table-row table:style-name="ro1">
          <table:table-cell office:value-type="float" office:value="0.597208" calcext:value-type="float">
            <text:p>0,597208</text:p>
          </table:table-cell>
          <table:table-cell office:value-type="float" office:value="0.620338082313538" calcext:value-type="float">
            <text:p>0,620338082313538</text:p>
          </table:table-cell>
          <table:table-cell office:value-type="float" office:value="0.595442235469818" calcext:value-type="float">
            <text:p>0,595442235469818</text:p>
          </table:table-cell>
          <table:table-cell office:value-type="float" office:value="0.580451905727387" calcext:value-type="float">
            <text:p>0,580451905727387</text:p>
          </table:table-cell>
          <table:table-cell office:value-type="float" office:value="0.589654326438904" calcext:value-type="float">
            <text:p>0,589654326438904</text:p>
          </table:table-cell>
          <table:table-cell office:value-type="float" office:value="0.578706622123718" calcext:value-type="float">
            <text:p>0,578706622123718</text:p>
          </table:table-cell>
          <table:table-cell office:value-type="float" office:value="0.544549703598022" calcext:value-type="float">
            <text:p>0,544549703598022</text:p>
          </table:table-cell>
          <table:table-cell office:value-type="float" office:value="0.556936264038086" calcext:value-type="float">
            <text:p>0,556936264038086</text:p>
          </table:table-cell>
          <table:table-cell office:value-type="float" office:value="0.621520757675171" calcext:value-type="float">
            <text:p>0,621520757675171</text:p>
          </table:table-cell>
          <table:table-cell office:value-type="float" office:value="0.679194092750549" calcext:value-type="float">
            <text:p>0,679194092750549</text:p>
          </table:table-cell>
          <table:table-cell office:value-type="float" office:value="0.605284988880158" calcext:value-type="float">
            <text:p>0,605284988880158</text:p>
          </table:table-cell>
        </table:table-row>
        <table:table-row table:style-name="ro1">
          <table:table-cell office:value-type="float" office:value="0.97181" calcext:value-type="float">
            <text:p>0,97181</text:p>
          </table:table-cell>
          <table:table-cell office:value-type="float" office:value="1.175008893013" calcext:value-type="float">
            <text:p>1,175008893013</text:p>
          </table:table-cell>
          <table:table-cell office:value-type="float" office:value="0.922238647937775" calcext:value-type="float">
            <text:p>0,922238647937775</text:p>
          </table:table-cell>
          <table:table-cell office:value-type="float" office:value="1.00627434253693" calcext:value-type="float">
            <text:p>1,00627434253693</text:p>
          </table:table-cell>
          <table:table-cell office:value-type="float" office:value="0.937008678913116" calcext:value-type="float">
            <text:p>0,937008678913116</text:p>
          </table:table-cell>
          <table:table-cell office:value-type="float" office:value="0.887322306632996" calcext:value-type="float">
            <text:p>0,887322306632996</text:p>
          </table:table-cell>
          <table:table-cell office:value-type="float" office:value="0.858125865459442" calcext:value-type="float">
            <text:p>0,858125865459442</text:p>
          </table:table-cell>
          <table:table-cell office:value-type="float" office:value="0.858059227466583" calcext:value-type="float">
            <text:p>0,858059227466583</text:p>
          </table:table-cell>
          <table:table-cell office:value-type="float" office:value="1.0223935842514" calcext:value-type="float">
            <text:p>1,0223935842514</text:p>
          </table:table-cell>
          <table:table-cell office:value-type="float" office:value="0.99191826581955" calcext:value-type="float">
            <text:p>0,99191826581955</text:p>
          </table:table-cell>
          <table:table-cell office:value-type="float" office:value="1.05974650382996" calcext:value-type="float">
            <text:p>1,05974650382996</text:p>
          </table:table-cell>
        </table:table-row>
        <table:table-row table:style-name="ro1">
          <table:table-cell office:value-type="float" office:value="1.21593" calcext:value-type="float">
            <text:p>1,21593</text:p>
          </table:table-cell>
          <table:table-cell office:value-type="float" office:value="1.44643366336823" calcext:value-type="float">
            <text:p>1,44643366336823</text:p>
          </table:table-cell>
          <table:table-cell office:value-type="float" office:value="1.17138195037842" calcext:value-type="float">
            <text:p>1,17138195037842</text:p>
          </table:table-cell>
          <table:table-cell office:value-type="float" office:value="1.13469278812408" calcext:value-type="float">
            <text:p>1,13469278812408</text:p>
          </table:table-cell>
          <table:table-cell office:value-type="float" office:value="1.09991455078125" calcext:value-type="float">
            <text:p>1,09991455078125</text:p>
          </table:table-cell>
          <table:table-cell office:value-type="float" office:value="0.99505341053009" calcext:value-type="float">
            <text:p>0,99505341053009</text:p>
          </table:table-cell>
          <table:table-cell office:value-type="float" office:value="1.12494325637817" calcext:value-type="float">
            <text:p>1,12494325637817</text:p>
          </table:table-cell>
          <table:table-cell office:value-type="float" office:value="1.22615742683411" calcext:value-type="float">
            <text:p>1,22615742683411</text:p>
          </table:table-cell>
          <table:table-cell office:value-type="float" office:value="1.43249106407166" calcext:value-type="float">
            <text:p>1,43249106407166</text:p>
          </table:table-cell>
          <table:table-cell office:value-type="float" office:value="1.18081665039063" calcext:value-type="float">
            <text:p>1,18081665039063</text:p>
          </table:table-cell>
          <table:table-cell office:value-type="float" office:value="1.34742450714111" calcext:value-type="float">
            <text:p>1,34742450714111</text:p>
          </table:table-cell>
        </table:table-row>
        <table:table-row table:style-name="ro1">
          <table:table-cell office:value-type="float" office:value="1.38433" calcext:value-type="float">
            <text:p>1,38433</text:p>
          </table:table-cell>
          <table:table-cell office:value-type="float" office:value="1.59384775161743" calcext:value-type="float">
            <text:p>1,59384775161743</text:p>
          </table:table-cell>
          <table:table-cell office:value-type="float" office:value="1.4009997844696" calcext:value-type="float">
            <text:p>1,4009997844696</text:p>
          </table:table-cell>
          <table:table-cell office:value-type="float" office:value="1.2794851064682" calcext:value-type="float">
            <text:p>1,2794851064682</text:p>
          </table:table-cell>
          <table:table-cell office:value-type="float" office:value="1.21157717704773" calcext:value-type="float">
            <text:p>1,21157717704773</text:p>
          </table:table-cell>
          <table:table-cell office:value-type="float" office:value="1.18040776252747" calcext:value-type="float">
            <text:p>1,18040776252747</text:p>
          </table:table-cell>
          <table:table-cell office:value-type="float" office:value="1.36896932125092" calcext:value-type="float">
            <text:p>1,36896932125092</text:p>
          </table:table-cell>
          <table:table-cell office:value-type="float" office:value="1.51699686050415" calcext:value-type="float">
            <text:p>1,51699686050415</text:p>
          </table:table-cell>
          <table:table-cell office:value-type="float" office:value="1.39536261558533" calcext:value-type="float">
            <text:p>1,39536261558533</text:p>
          </table:table-cell>
          <table:table-cell office:value-type="float" office:value="1.41619253158569" calcext:value-type="float">
            <text:p>1,41619253158569</text:p>
          </table:table-cell>
          <table:table-cell office:value-type="float" office:value="1.47949743270874" calcext:value-type="float">
            <text:p>1,47949743270874</text:p>
          </table:table-cell>
        </table:table-row>
        <table:table-row table:style-name="ro1">
          <table:table-cell office:value-type="float" office:value="1.25099" calcext:value-type="float">
            <text:p>1,25099</text:p>
          </table:table-cell>
          <table:table-cell office:value-type="float" office:value="1.41676068305969" calcext:value-type="float">
            <text:p>1,41676068305969</text:p>
          </table:table-cell>
          <table:table-cell office:value-type="float" office:value="1.26823711395264" calcext:value-type="float">
            <text:p>1,26823711395264</text:p>
          </table:table-cell>
          <table:table-cell office:value-type="float" office:value="1.21811497211456" calcext:value-type="float">
            <text:p>1,21811497211456</text:p>
          </table:table-cell>
          <table:table-cell office:value-type="float" office:value="1.14352560043335" calcext:value-type="float">
            <text:p>1,14352560043335</text:p>
          </table:table-cell>
          <table:table-cell office:value-type="float" office:value="1.1146332025528" calcext:value-type="float">
            <text:p>1,1146332025528</text:p>
          </table:table-cell>
          <table:table-cell office:value-type="float" office:value="1.1770441532135" calcext:value-type="float">
            <text:p>1,1770441532135</text:p>
          </table:table-cell>
          <table:table-cell office:value-type="float" office:value="1.29784846305847" calcext:value-type="float">
            <text:p>1,29784846305847</text:p>
          </table:table-cell>
          <table:table-cell office:value-type="float" office:value="1.33823847770691" calcext:value-type="float">
            <text:p>1,33823847770691</text:p>
          </table:table-cell>
          <table:table-cell office:value-type="float" office:value="1.29990077018738" calcext:value-type="float">
            <text:p>1,29990077018738</text:p>
          </table:table-cell>
          <table:table-cell office:value-type="float" office:value="1.23557424545288" calcext:value-type="float">
            <text:p>1,23557424545288</text:p>
          </table:table-cell>
        </table:table-row>
        <table:table-row table:style-name="ro1">
          <table:table-cell office:value-type="float" office:value="1.11647" calcext:value-type="float">
            <text:p>1,11647</text:p>
          </table:table-cell>
          <table:table-cell office:value-type="float" office:value="1.2257821559906" calcext:value-type="float">
            <text:p>1,2257821559906</text:p>
          </table:table-cell>
          <table:table-cell office:value-type="float" office:value="1.10862720012665" calcext:value-type="float">
            <text:p>1,10862720012665</text:p>
          </table:table-cell>
          <table:table-cell office:value-type="float" office:value="1.1045446395874" calcext:value-type="float">
            <text:p>1,1045446395874</text:p>
          </table:table-cell>
          <table:table-cell office:value-type="float" office:value="1.12350928783417" calcext:value-type="float">
            <text:p>1,12350928783417</text:p>
          </table:table-cell>
          <table:table-cell office:value-type="float" office:value="0.971525549888611" calcext:value-type="float">
            <text:p>0,971525549888611</text:p>
          </table:table-cell>
          <table:table-cell office:value-type="float" office:value="0.988222181797028" calcext:value-type="float">
            <text:p>0,988222181797028</text:p>
          </table:table-cell>
          <table:table-cell office:value-type="float" office:value="1.09353196620941" calcext:value-type="float">
            <text:p>1,09353196620941</text:p>
          </table:table-cell>
          <table:table-cell office:value-type="float" office:value="1.40058362483978" calcext:value-type="float">
            <text:p>1,40058362483978</text:p>
          </table:table-cell>
          <table:table-cell office:value-type="float" office:value="1.04647397994995" calcext:value-type="float">
            <text:p>1,04647397994995</text:p>
          </table:table-cell>
          <table:table-cell office:value-type="float" office:value="1.10185182094574" calcext:value-type="float">
            <text:p>1,10185182094574</text:p>
          </table:table-cell>
        </table:table-row>
        <table:table-row table:style-name="ro1">
          <table:table-cell office:value-type="float" office:value="1.3616" calcext:value-type="float">
            <text:p>1,3616</text:p>
          </table:table-cell>
          <table:table-cell office:value-type="float" office:value="1.52316176891327" calcext:value-type="float">
            <text:p>1,52316176891327</text:p>
          </table:table-cell>
          <table:table-cell office:value-type="float" office:value="1.28757035732269" calcext:value-type="float">
            <text:p>1,28757035732269</text:p>
          </table:table-cell>
          <table:table-cell office:value-type="float" office:value="1.32471978664398" calcext:value-type="float">
            <text:p>1,32471978664398</text:p>
          </table:table-cell>
          <table:table-cell office:value-type="float" office:value="1.41791367530823" calcext:value-type="float">
            <text:p>1,41791367530823</text:p>
          </table:table-cell>
          <table:table-cell office:value-type="float" office:value="1.14135646820068" calcext:value-type="float">
            <text:p>1,14135646820068</text:p>
          </table:table-cell>
          <table:table-cell office:value-type="float" office:value="1.20747661590576" calcext:value-type="float">
            <text:p>1,20747661590576</text:p>
          </table:table-cell>
          <table:table-cell office:value-type="float" office:value="1.47498905658722" calcext:value-type="float">
            <text:p>1,47498905658722</text:p>
          </table:table-cell>
          <table:table-cell office:value-type="float" office:value="1.68339371681213" calcext:value-type="float">
            <text:p>1,68339371681213</text:p>
          </table:table-cell>
          <table:table-cell office:value-type="float" office:value="1.23886740207672" calcext:value-type="float">
            <text:p>1,23886740207672</text:p>
          </table:table-cell>
          <table:table-cell office:value-type="float" office:value="1.31655859947205" calcext:value-type="float">
            <text:p>1,31655859947205</text:p>
          </table:table-cell>
        </table:table-row>
        <table:table-row table:style-name="ro1">
          <table:table-cell office:value-type="float" office:value="1.69067" calcext:value-type="float">
            <text:p>1,69067</text:p>
          </table:table-cell>
          <table:table-cell office:value-type="float" office:value="1.97735095024109" calcext:value-type="float">
            <text:p>1,97735095024109</text:p>
          </table:table-cell>
          <table:table-cell office:value-type="float" office:value="1.54226112365723" calcext:value-type="float">
            <text:p>1,54226112365723</text:p>
          </table:table-cell>
          <table:table-cell office:value-type="float" office:value="1.65124988555908" calcext:value-type="float">
            <text:p>1,65124988555908</text:p>
          </table:table-cell>
          <table:table-cell office:value-type="float" office:value="1.74404978752136" calcext:value-type="float">
            <text:p>1,74404978752136</text:p>
          </table:table-cell>
          <table:table-cell office:value-type="float" office:value="1.32401478290558" calcext:value-type="float">
            <text:p>1,32401478290558</text:p>
          </table:table-cell>
          <table:table-cell office:value-type="float" office:value="1.58799076080322" calcext:value-type="float">
            <text:p>1,58799076080322</text:p>
          </table:table-cell>
          <table:table-cell office:value-type="float" office:value="1.90445995330811" calcext:value-type="float">
            <text:p>1,90445995330811</text:p>
          </table:table-cell>
          <table:table-cell office:value-type="float" office:value="2.01219081878662" calcext:value-type="float">
            <text:p>2,01219081878662</text:p>
          </table:table-cell>
          <table:table-cell office:value-type="float" office:value="1.56577789783478" calcext:value-type="float">
            <text:p>1,56577789783478</text:p>
          </table:table-cell>
          <table:table-cell office:value-type="float" office:value="1.59731304645538" calcext:value-type="float">
            <text:p>1,59731304645538</text:p>
          </table:table-cell>
        </table:table-row>
        <table:table-row table:style-name="ro1">
          <table:table-cell office:value-type="float" office:value="1.42132" calcext:value-type="float">
            <text:p>1,42132</text:p>
          </table:table-cell>
          <table:table-cell office:value-type="float" office:value="1.60136532783508" calcext:value-type="float">
            <text:p>1,60136532783508</text:p>
          </table:table-cell>
          <table:table-cell office:value-type="float" office:value="1.35674464702606" calcext:value-type="float">
            <text:p>1,35674464702606</text:p>
          </table:table-cell>
          <table:table-cell office:value-type="float" office:value="1.32344460487366" calcext:value-type="float">
            <text:p>1,32344460487366</text:p>
          </table:table-cell>
          <table:table-cell office:value-type="float" office:value="1.23739516735077" calcext:value-type="float">
            <text:p>1,23739516735077</text:p>
          </table:table-cell>
          <table:table-cell office:value-type="float" office:value="1.19647872447968" calcext:value-type="float">
            <text:p>1,19647872447968</text:p>
          </table:table-cell>
          <table:table-cell office:value-type="float" office:value="1.30086421966553" calcext:value-type="float">
            <text:p>1,30086421966553</text:p>
          </table:table-cell>
          <table:table-cell office:value-type="float" office:value="1.64982318878174" calcext:value-type="float">
            <text:p>1,64982318878174</text:p>
          </table:table-cell>
          <table:table-cell office:value-type="float" office:value="1.76319539546967" calcext:value-type="float">
            <text:p>1,76319539546967</text:p>
          </table:table-cell>
          <table:table-cell office:value-type="float" office:value="1.38560879230499" calcext:value-type="float">
            <text:p>1,38560879230499</text:p>
          </table:table-cell>
          <table:table-cell office:value-type="float" office:value="1.3982982635498" calcext:value-type="float">
            <text:p>1,3982982635498</text:p>
          </table:table-cell>
        </table:table-row>
        <table:table-row table:style-name="ro1">
          <table:table-cell office:value-type="float" office:value="0.940193" calcext:value-type="float">
            <text:p>0,940193</text:p>
          </table:table-cell>
          <table:table-cell office:value-type="float" office:value="0.992539703845978" calcext:value-type="float">
            <text:p>0,992539703845978</text:p>
          </table:table-cell>
          <table:table-cell office:value-type="float" office:value="0.930980026721954" calcext:value-type="float">
            <text:p>0,930980026721954</text:p>
          </table:table-cell>
          <table:table-cell office:value-type="float" office:value="0.867787837982178" calcext:value-type="float">
            <text:p>0,867787837982178</text:p>
          </table:table-cell>
          <table:table-cell office:value-type="float" office:value="0.804645001888275" calcext:value-type="float">
            <text:p>0,804645001888275</text:p>
          </table:table-cell>
          <table:table-cell office:value-type="float" office:value="0.793148934841156" calcext:value-type="float">
            <text:p>0,793148934841156</text:p>
          </table:table-cell>
          <table:table-cell office:value-type="float" office:value="0.835229277610779" calcext:value-type="float">
            <text:p>0,835229277610779</text:p>
          </table:table-cell>
          <table:table-cell office:value-type="float" office:value="1.10042631626129" calcext:value-type="float">
            <text:p>1,10042631626129</text:p>
          </table:table-cell>
          <table:table-cell office:value-type="float" office:value="1.21909368038178" calcext:value-type="float">
            <text:p>1,21909368038178</text:p>
          </table:table-cell>
          <table:table-cell office:value-type="float" office:value="0.926490783691406" calcext:value-type="float">
            <text:p>0,926490783691406</text:p>
          </table:table-cell>
          <table:table-cell office:value-type="float" office:value="0.931589186191559" calcext:value-type="float">
            <text:p>0,931589186191559</text:p>
          </table:table-cell>
        </table:table-row>
        <table:table-row table:style-name="ro1">
          <table:table-cell office:value-type="float" office:value="0.747473" calcext:value-type="float">
            <text:p>0,747473</text:p>
          </table:table-cell>
          <table:table-cell office:value-type="float" office:value="0.727825045585632" calcext:value-type="float">
            <text:p>0,727825045585632</text:p>
          </table:table-cell>
          <table:table-cell office:value-type="float" office:value="0.813433051109314" calcext:value-type="float">
            <text:p>0,813433051109314</text:p>
          </table:table-cell>
          <table:table-cell office:value-type="float" office:value="0.780368387699127" calcext:value-type="float">
            <text:p>0,780368387699127</text:p>
          </table:table-cell>
          <table:table-cell office:value-type="float" office:value="0.719806671142578" calcext:value-type="float">
            <text:p>0,719806671142578</text:p>
          </table:table-cell>
          <table:table-cell office:value-type="float" office:value="0.66276490688324" calcext:value-type="float">
            <text:p>0,66276490688324</text:p>
          </table:table-cell>
          <table:table-cell office:value-type="float" office:value="0.701071381568909" calcext:value-type="float">
            <text:p>0,701071381568909</text:p>
          </table:table-cell>
          <table:table-cell office:value-type="float" office:value="0.757903873920441" calcext:value-type="float">
            <text:p>0,757903873920441</text:p>
          </table:table-cell>
          <table:table-cell office:value-type="float" office:value="0.762957572937012" calcext:value-type="float">
            <text:p>0,762957572937012</text:p>
          </table:table-cell>
          <table:table-cell office:value-type="float" office:value="0.785819590091705" calcext:value-type="float">
            <text:p>0,785819590091705</text:p>
          </table:table-cell>
          <table:table-cell office:value-type="float" office:value="0.762778103351593" calcext:value-type="float">
            <text:p>0,762778103351593</text:p>
          </table:table-cell>
        </table:table-row>
        <table:table-row table:style-name="ro1">
          <table:table-cell office:value-type="float" office:value="0.601111" calcext:value-type="float">
            <text:p>0,601111</text:p>
          </table:table-cell>
          <table:table-cell office:value-type="float" office:value="0.591949760913849" calcext:value-type="float">
            <text:p>0,591949760913849</text:p>
          </table:table-cell>
          <table:table-cell office:value-type="float" office:value="0.638074100017548" calcext:value-type="float">
            <text:p>0,638074100017548</text:p>
          </table:table-cell>
          <table:table-cell office:value-type="float" office:value="0.610098540782928" calcext:value-type="float">
            <text:p>0,610098540782928</text:p>
          </table:table-cell>
          <table:table-cell office:value-type="float" office:value="0.598548114299774" calcext:value-type="float">
            <text:p>0,598548114299774</text:p>
          </table:table-cell>
          <table:table-cell office:value-type="float" office:value="0.542633652687073" calcext:value-type="float">
            <text:p>0,542633652687073</text:p>
          </table:table-cell>
          <table:table-cell office:value-type="float" office:value="0.577254712581635" calcext:value-type="float">
            <text:p>0,577254712581635</text:p>
          </table:table-cell>
          <table:table-cell office:value-type="float" office:value="0.554513275623322" calcext:value-type="float">
            <text:p>0,554513275623322</text:p>
          </table:table-cell>
          <table:table-cell office:value-type="float" office:value="0.617184519767761" calcext:value-type="float">
            <text:p>0,617184519767761</text:p>
          </table:table-cell>
          <table:table-cell office:value-type="float" office:value="0.673040270805359" calcext:value-type="float">
            <text:p>0,673040270805359</text:p>
          </table:table-cell>
          <table:table-cell office:value-type="float" office:value="0.607810735702515" calcext:value-type="float">
            <text:p>0,607810735702515</text:p>
          </table:table-cell>
        </table:table-row>
        <table:table-row table:style-name="ro1">
          <table:table-cell office:value-type="float" office:value="0.491468" calcext:value-type="float">
            <text:p>0,491468</text:p>
          </table:table-cell>
          <table:table-cell office:value-type="float" office:value="0.478838413953781" calcext:value-type="float">
            <text:p>0,478838413953781</text:p>
          </table:table-cell>
          <table:table-cell office:value-type="float" office:value="0.520914673805237" calcext:value-type="float">
            <text:p>0,520914673805237</text:p>
          </table:table-cell>
          <table:table-cell office:value-type="float" office:value="0.476493656635284" calcext:value-type="float">
            <text:p>0,476493656635284</text:p>
          </table:table-cell>
          <table:table-cell office:value-type="float" office:value="0.469255149364471" calcext:value-type="float">
            <text:p>0,469255149364471</text:p>
          </table:table-cell>
          <table:table-cell office:value-type="float" office:value="0.467303693294525" calcext:value-type="float">
            <text:p>0,467303693294525</text:p>
          </table:table-cell>
          <table:table-cell office:value-type="float" office:value="0.458339244127274" calcext:value-type="float">
            <text:p>0,458339244127274</text:p>
          </table:table-cell>
          <table:table-cell office:value-type="float" office:value="0.467497736215591" calcext:value-type="float">
            <text:p>0,467497736215591</text:p>
          </table:table-cell>
          <table:table-cell office:value-type="float" office:value="0.514523029327393" calcext:value-type="float">
            <text:p>0,514523029327393</text:p>
          </table:table-cell>
          <table:table-cell office:value-type="float" office:value="0.581676542758942" calcext:value-type="float">
            <text:p>0,581676542758942</text:p>
          </table:table-cell>
          <table:table-cell office:value-type="float" office:value="0.479839116334915" calcext:value-type="float">
            <text:p>0,479839116334915</text:p>
          </table:table-cell>
        </table:table-row>
        <table:table-row table:style-name="ro1">
          <table:table-cell office:value-type="float" office:value="0.530384" calcext:value-type="float">
            <text:p>0,530384</text:p>
          </table:table-cell>
          <table:table-cell office:value-type="float" office:value="0.514290869235992" calcext:value-type="float">
            <text:p>0,514290869235992</text:p>
          </table:table-cell>
          <table:table-cell office:value-type="float" office:value="0.562764823436737" calcext:value-type="float">
            <text:p>0,562764823436737</text:p>
          </table:table-cell>
          <table:table-cell office:value-type="float" office:value="0.535076200962067" calcext:value-type="float">
            <text:p>0,535076200962067</text:p>
          </table:table-cell>
          <table:table-cell office:value-type="float" office:value="0.51764315366745" calcext:value-type="float">
            <text:p>0,51764315366745</text:p>
          </table:table-cell>
          <table:table-cell office:value-type="float" office:value="0.49892783164978" calcext:value-type="float">
            <text:p>0,49892783164978</text:p>
          </table:table-cell>
          <table:table-cell office:value-type="float" office:value="0.501093327999115" calcext:value-type="float">
            <text:p>0,501093327999115</text:p>
          </table:table-cell>
          <table:table-cell office:value-type="float" office:value="0.501678645610809" calcext:value-type="float">
            <text:p>0,501678645610809</text:p>
          </table:table-cell>
          <table:table-cell office:value-type="float" office:value="0.548456788063049" calcext:value-type="float">
            <text:p>0,548456788063049</text:p>
          </table:table-cell>
          <table:table-cell office:value-type="float" office:value="0.610268115997314" calcext:value-type="float">
            <text:p>0,610268115997314</text:p>
          </table:table-cell>
          <table:table-cell office:value-type="float" office:value="0.513639211654663" calcext:value-type="float">
            <text:p>0,513639211654663</text:p>
          </table:table-cell>
        </table:table-row>
        <table:table-row table:style-name="ro1">
          <table:table-cell office:value-type="float" office:value="0.552575" calcext:value-type="float">
            <text:p>0,552575</text:p>
          </table:table-cell>
          <table:table-cell office:value-type="float" office:value="0.51829731464386" calcext:value-type="float">
            <text:p>0,51829731464386</text:p>
          </table:table-cell>
          <table:table-cell office:value-type="float" office:value="0.593971788883209" calcext:value-type="float">
            <text:p>0,593971788883209</text:p>
          </table:table-cell>
          <table:table-cell office:value-type="float" office:value="0.560864686965942" calcext:value-type="float">
            <text:p>0,560864686965942</text:p>
          </table:table-cell>
          <table:table-cell office:value-type="float" office:value="0.558164775371552" calcext:value-type="float">
            <text:p>0,558164775371552</text:p>
          </table:table-cell>
          <table:table-cell office:value-type="float" office:value="0.50939679145813" calcext:value-type="float">
            <text:p>0,50939679145813</text:p>
          </table:table-cell>
          <table:table-cell office:value-type="float" office:value="0.533197104930878" calcext:value-type="float">
            <text:p>0,533197104930878</text:p>
          </table:table-cell>
          <table:table-cell office:value-type="float" office:value="0.523117601871491" calcext:value-type="float">
            <text:p>0,523117601871491</text:p>
          </table:table-cell>
          <table:table-cell office:value-type="float" office:value="0.569042325019836" calcext:value-type="float">
            <text:p>0,569042325019836</text:p>
          </table:table-cell>
          <table:table-cell office:value-type="float" office:value="0.61541759967804" calcext:value-type="float">
            <text:p>0,61541759967804</text:p>
          </table:table-cell>
          <table:table-cell office:value-type="float" office:value="0.544281959533691" calcext:value-type="float">
            <text:p>0,544281959533691</text:p>
          </table:table-cell>
        </table:table-row>
        <table:table-row table:style-name="ro1">
          <table:table-cell office:value-type="float" office:value="0.529367" calcext:value-type="float">
            <text:p>0,529367</text:p>
          </table:table-cell>
          <table:table-cell office:value-type="float" office:value="0.503170788288116" calcext:value-type="float">
            <text:p>0,503170788288116</text:p>
          </table:table-cell>
          <table:table-cell office:value-type="float" office:value="0.588913857936859" calcext:value-type="float">
            <text:p>0,588913857936859</text:p>
          </table:table-cell>
          <table:table-cell office:value-type="float" office:value="0.539133846759796" calcext:value-type="float">
            <text:p>0,539133846759796</text:p>
          </table:table-cell>
          <table:table-cell office:value-type="float" office:value="0.538151323795319" calcext:value-type="float">
            <text:p>0,538151323795319</text:p>
          </table:table-cell>
          <table:table-cell office:value-type="float" office:value="0.49371612071991" calcext:value-type="float">
            <text:p>0,49371612071991</text:p>
          </table:table-cell>
          <table:table-cell office:value-type="float" office:value="0.488138943910599" calcext:value-type="float">
            <text:p>0,488138943910599</text:p>
          </table:table-cell>
          <table:table-cell office:value-type="float" office:value="0.510390818119049" calcext:value-type="float">
            <text:p>0,510390818119049</text:p>
          </table:table-cell>
          <table:table-cell office:value-type="float" office:value="0.538675487041473" calcext:value-type="float">
            <text:p>0,538675487041473</text:p>
          </table:table-cell>
          <table:table-cell office:value-type="float" office:value="0.576622426509857" calcext:value-type="float">
            <text:p>0,576622426509857</text:p>
          </table:table-cell>
          <table:table-cell office:value-type="float" office:value="0.516754806041718" calcext:value-type="float">
            <text:p>0,516754806041718</text:p>
          </table:table-cell>
        </table:table-row>
        <table:table-row table:style-name="ro1">
          <table:table-cell office:value-type="float" office:value="0.524863" calcext:value-type="float">
            <text:p>0,524863</text:p>
          </table:table-cell>
          <table:table-cell office:value-type="float" office:value="0.485599666833878" calcext:value-type="float">
            <text:p>0,485599666833878</text:p>
          </table:table-cell>
          <table:table-cell office:value-type="float" office:value="0.594922602176666" calcext:value-type="float">
            <text:p>0,594922602176666</text:p>
          </table:table-cell>
          <table:table-cell office:value-type="float" office:value="0.523643136024475" calcext:value-type="float">
            <text:p>0,523643136024475</text:p>
          </table:table-cell>
          <table:table-cell office:value-type="float" office:value="0.542802631855011" calcext:value-type="float">
            <text:p>0,542802631855011</text:p>
          </table:table-cell>
          <table:table-cell office:value-type="float" office:value="0.504887878894806" calcext:value-type="float">
            <text:p>0,504887878894806</text:p>
          </table:table-cell>
          <table:table-cell office:value-type="float" office:value="0.489349663257599" calcext:value-type="float">
            <text:p>0,489349663257599</text:p>
          </table:table-cell>
          <table:table-cell office:value-type="float" office:value="0.504371523857117" calcext:value-type="float">
            <text:p>0,504371523857117</text:p>
          </table:table-cell>
          <table:table-cell office:value-type="float" office:value="0.523305416107178" calcext:value-type="float">
            <text:p>0,523305416107178</text:p>
          </table:table-cell>
          <table:table-cell office:value-type="float" office:value="0.56749814748764" calcext:value-type="float">
            <text:p>0,56749814748764</text:p>
          </table:table-cell>
          <table:table-cell office:value-type="float" office:value="0.512248516082764" calcext:value-type="float">
            <text:p>0,512248516082764</text:p>
          </table:table-cell>
        </table:table-row>
        <table:table-row table:style-name="ro1">
          <table:table-cell office:value-type="float" office:value="0.516143" calcext:value-type="float">
            <text:p>0,516143</text:p>
          </table:table-cell>
          <table:table-cell office:value-type="float" office:value="0.474805474281311" calcext:value-type="float">
            <text:p>0,474805474281311</text:p>
          </table:table-cell>
          <table:table-cell office:value-type="float" office:value="0.601176261901856" calcext:value-type="float">
            <text:p>0,601176261901856</text:p>
          </table:table-cell>
          <table:table-cell office:value-type="float" office:value="0.522581279277802" calcext:value-type="float">
            <text:p>0,522581279277802</text:p>
          </table:table-cell>
          <table:table-cell office:value-type="float" office:value="0.529084742069244" calcext:value-type="float">
            <text:p>0,529084742069244</text:p>
          </table:table-cell>
          <table:table-cell office:value-type="float" office:value="0.486686259508133" calcext:value-type="float">
            <text:p>0,486686259508133</text:p>
          </table:table-cell>
          <table:table-cell office:value-type="float" office:value="0.490116834640503" calcext:value-type="float">
            <text:p>0,490116834640503</text:p>
          </table:table-cell>
          <table:table-cell office:value-type="float" office:value="0.485728114843369" calcext:value-type="float">
            <text:p>0,485728114843369</text:p>
          </table:table-cell>
          <table:table-cell office:value-type="float" office:value="0.492767632007599" calcext:value-type="float">
            <text:p>0,492767632007599</text:p>
          </table:table-cell>
          <table:table-cell office:value-type="float" office:value="0.565626621246338" calcext:value-type="float">
            <text:p>0,565626621246338</text:p>
          </table:table-cell>
          <table:table-cell office:value-type="float" office:value="0.512858092784882" calcext:value-type="float">
            <text:p>0,512858092784882</text:p>
          </table:table-cell>
        </table:table-row>
        <table:table-row table:style-name="ro1">
          <table:table-cell office:value-type="float" office:value="0.492724" calcext:value-type="float">
            <text:p>0,492724</text:p>
          </table:table-cell>
          <table:table-cell office:value-type="float" office:value="0.451370805501938" calcext:value-type="float">
            <text:p>0,451370805501938</text:p>
          </table:table-cell>
          <table:table-cell office:value-type="float" office:value="0.613767743110657" calcext:value-type="float">
            <text:p>0,613767743110657</text:p>
          </table:table-cell>
          <table:table-cell office:value-type="float" office:value="0.497848659753799" calcext:value-type="float">
            <text:p>0,497848659753799</text:p>
          </table:table-cell>
          <table:table-cell office:value-type="float" office:value="0.510465562343597" calcext:value-type="float">
            <text:p>0,510465562343597</text:p>
          </table:table-cell>
          <table:table-cell office:value-type="float" office:value="0.450159400701523" calcext:value-type="float">
            <text:p>0,450159400701523</text:p>
          </table:table-cell>
          <table:table-cell office:value-type="float" office:value="0.450722306966782" calcext:value-type="float">
            <text:p>0,450722306966782</text:p>
          </table:table-cell>
          <table:table-cell office:value-type="float" office:value="0.466486036777496" calcext:value-type="float">
            <text:p>0,466486036777496</text:p>
          </table:table-cell>
          <table:table-cell office:value-type="float" office:value="0.492824733257294" calcext:value-type="float">
            <text:p>0,492824733257294</text:p>
          </table:table-cell>
          <table:table-cell office:value-type="float" office:value="0.509542346000671" calcext:value-type="float">
            <text:p>0,509542346000671</text:p>
          </table:table-cell>
          <table:table-cell office:value-type="float" office:value="0.484055995941162" calcext:value-type="float">
            <text:p>0,484055995941162</text:p>
          </table:table-cell>
        </table:table-row>
        <table:table-row table:style-name="ro1">
          <table:table-cell office:value-type="float" office:value="0.517082" calcext:value-type="float">
            <text:p>0,517082</text:p>
          </table:table-cell>
          <table:table-cell office:value-type="float" office:value="0.473967790603638" calcext:value-type="float">
            <text:p>0,473967790603638</text:p>
          </table:table-cell>
          <table:table-cell office:value-type="float" office:value="0.648359656333923" calcext:value-type="float">
            <text:p>0,648359656333923</text:p>
          </table:table-cell>
          <table:table-cell office:value-type="float" office:value="0.507685899734497" calcext:value-type="float">
            <text:p>0,507685899734497</text:p>
          </table:table-cell>
          <table:table-cell office:value-type="float" office:value="0.528204083442688" calcext:value-type="float">
            <text:p>0,528204083442688</text:p>
          </table:table-cell>
          <table:table-cell office:value-type="float" office:value="0.482956051826477" calcext:value-type="float">
            <text:p>0,482956051826477</text:p>
          </table:table-cell>
          <table:table-cell office:value-type="float" office:value="0.490488529205322" calcext:value-type="float">
            <text:p>0,490488529205322</text:p>
          </table:table-cell>
          <table:table-cell office:value-type="float" office:value="0.508920073509216" calcext:value-type="float">
            <text:p>0,508920073509216</text:p>
          </table:table-cell>
          <table:table-cell office:value-type="float" office:value="0.492118269205093" calcext:value-type="float">
            <text:p>0,492118269205093</text:p>
          </table:table-cell>
          <table:table-cell office:value-type="float" office:value="0.547920823097229" calcext:value-type="float">
            <text:p>0,547920823097229</text:p>
          </table:table-cell>
          <table:table-cell office:value-type="float" office:value="0.490198314189911" calcext:value-type="float">
            <text:p>0,490198314189911</text:p>
          </table:table-cell>
        </table:table-row>
        <table:table-row table:style-name="ro1">
          <table:table-cell office:value-type="float" office:value="0.591074" calcext:value-type="float">
            <text:p>0,591074</text:p>
          </table:table-cell>
          <table:table-cell office:value-type="float" office:value="0.511923968791962" calcext:value-type="float">
            <text:p>0,511923968791962</text:p>
          </table:table-cell>
          <table:table-cell office:value-type="float" office:value="0.743960916996002" calcext:value-type="float">
            <text:p>0,743960916996002</text:p>
          </table:table-cell>
          <table:table-cell office:value-type="float" office:value="0.603757202625275" calcext:value-type="float">
            <text:p>0,603757202625275</text:p>
          </table:table-cell>
          <table:table-cell office:value-type="float" office:value="0.610661685466766" calcext:value-type="float">
            <text:p>0,610661685466766</text:p>
          </table:table-cell>
          <table:table-cell office:value-type="float" office:value="0.57511693239212" calcext:value-type="float">
            <text:p>0,57511693239212</text:p>
          </table:table-cell>
          <table:table-cell office:value-type="float" office:value="0.573023736476898" calcext:value-type="float">
            <text:p>0,573023736476898</text:p>
          </table:table-cell>
          <table:table-cell office:value-type="float" office:value="0.559138536453247" calcext:value-type="float">
            <text:p>0,559138536453247</text:p>
          </table:table-cell>
          <table:table-cell office:value-type="float" office:value="0.551914870738983" calcext:value-type="float">
            <text:p>0,551914870738983</text:p>
          </table:table-cell>
          <table:table-cell office:value-type="float" office:value="0.606402099132538" calcext:value-type="float">
            <text:p>0,606402099132538</text:p>
          </table:table-cell>
          <table:table-cell office:value-type="float" office:value="0.574838936328888" calcext:value-type="float">
            <text:p>0,574838936328888</text:p>
          </table:table-cell>
        </table:table-row>
        <table:table-row table:style-name="ro1">
          <table:table-cell office:value-type="float" office:value="0.587847" calcext:value-type="float">
            <text:p>0,587847</text:p>
          </table:table-cell>
          <table:table-cell office:value-type="float" office:value="0.519816279411316" calcext:value-type="float">
            <text:p>0,519816279411316</text:p>
          </table:table-cell>
          <table:table-cell office:value-type="float" office:value="0.768251180648804" calcext:value-type="float">
            <text:p>0,768251180648804</text:p>
          </table:table-cell>
          <table:table-cell office:value-type="float" office:value="0.623343586921692" calcext:value-type="float">
            <text:p>0,623343586921692</text:p>
          </table:table-cell>
          <table:table-cell office:value-type="float" office:value="0.595193326473236" calcext:value-type="float">
            <text:p>0,595193326473236</text:p>
          </table:table-cell>
          <table:table-cell office:value-type="float" office:value="0.558729648590088" calcext:value-type="float">
            <text:p>0,558729648590088</text:p>
          </table:table-cell>
          <table:table-cell office:value-type="float" office:value="0.552701652050018" calcext:value-type="float">
            <text:p>0,552701652050018</text:p>
          </table:table-cell>
          <table:table-cell office:value-type="float" office:value="0.526885688304901" calcext:value-type="float">
            <text:p>0,526885688304901</text:p>
          </table:table-cell>
          <table:table-cell office:value-type="float" office:value="0.57686173915863" calcext:value-type="float">
            <text:p>0,57686173915863</text:p>
          </table:table-cell>
          <table:table-cell office:value-type="float" office:value="0.577291607856751" calcext:value-type="float">
            <text:p>0,577291607856751</text:p>
          </table:table-cell>
          <table:table-cell office:value-type="float" office:value="0.57939338684082" calcext:value-type="float">
            <text:p>0,57939338684082</text:p>
          </table:table-cell>
        </table:table-row>
        <table:table-row table:style-name="ro1">
          <table:table-cell office:value-type="float" office:value="0.623113" calcext:value-type="float">
            <text:p>0,623113</text:p>
          </table:table-cell>
          <table:table-cell office:value-type="float" office:value="0.528673350811005" calcext:value-type="float">
            <text:p>0,528673350811005</text:p>
          </table:table-cell>
          <table:table-cell office:value-type="float" office:value="0.81559818983078" calcext:value-type="float">
            <text:p>0,81559818983078</text:p>
          </table:table-cell>
          <table:table-cell office:value-type="float" office:value="0.719802975654602" calcext:value-type="float">
            <text:p>0,719802975654602</text:p>
          </table:table-cell>
          <table:table-cell office:value-type="float" office:value="0.625842571258545" calcext:value-type="float">
            <text:p>0,625842571258545</text:p>
          </table:table-cell>
          <table:table-cell office:value-type="float" office:value="0.594638824462891" calcext:value-type="float">
            <text:p>0,594638824462891</text:p>
          </table:table-cell>
          <table:table-cell office:value-type="float" office:value="0.57297283411026" calcext:value-type="float">
            <text:p>0,57297283411026</text:p>
          </table:table-cell>
          <table:table-cell office:value-type="float" office:value="0.595887124538422" calcext:value-type="float">
            <text:p>0,595887124538422</text:p>
          </table:table-cell>
          <table:table-cell office:value-type="float" office:value="0.615070343017578" calcext:value-type="float">
            <text:p>0,615070343017578</text:p>
          </table:table-cell>
          <table:table-cell office:value-type="float" office:value="0.593161940574646" calcext:value-type="float">
            <text:p>0,593161940574646</text:p>
          </table:table-cell>
          <table:table-cell office:value-type="float" office:value="0.569477260112762" calcext:value-type="float">
            <text:p>0,569477260112762</text:p>
          </table:table-cell>
        </table:table-row>
        <table:table-row table:style-name="ro1">
          <table:table-cell office:value-type="float" office:value="0.775619" calcext:value-type="float">
            <text:p>0,775619</text:p>
          </table:table-cell>
          <table:table-cell office:value-type="float" office:value="0.573094666004181" calcext:value-type="float">
            <text:p>0,573094666004181</text:p>
          </table:table-cell>
          <table:table-cell office:value-type="float" office:value="1.0909823179245" calcext:value-type="float">
            <text:p>1,0909823179245</text:p>
          </table:table-cell>
          <table:table-cell office:value-type="float" office:value="1.04062759876251" calcext:value-type="float">
            <text:p>1,04062759876251</text:p>
          </table:table-cell>
          <table:table-cell office:value-type="float" office:value="0.708842277526856" calcext:value-type="float">
            <text:p>0,708842277526856</text:p>
          </table:table-cell>
          <table:table-cell office:value-type="float" office:value="0.733501195907593" calcext:value-type="float">
            <text:p>0,733501195907593</text:p>
          </table:table-cell>
          <table:table-cell office:value-type="float" office:value="0.673203229904175" calcext:value-type="float">
            <text:p>0,673203229904175</text:p>
          </table:table-cell>
          <table:table-cell office:value-type="float" office:value="0.760291993618012" calcext:value-type="float">
            <text:p>0,760291993618012</text:p>
          </table:table-cell>
          <table:table-cell office:value-type="float" office:value="0.730443298816681" calcext:value-type="float">
            <text:p>0,730443298816681</text:p>
          </table:table-cell>
          <table:table-cell office:value-type="float" office:value="0.695986330509186" calcext:value-type="float">
            <text:p>0,695986330509186</text:p>
          </table:table-cell>
          <table:table-cell office:value-type="float" office:value="0.749215841293335" calcext:value-type="float">
            <text:p>0,749215841293335</text:p>
          </table:table-cell>
        </table:table-row>
        <table:table-row table:style-name="ro1">
          <table:table-cell office:value-type="float" office:value="0.837245" calcext:value-type="float">
            <text:p>0,837245</text:p>
          </table:table-cell>
          <table:table-cell office:value-type="float" office:value="0.619986295700073" calcext:value-type="float">
            <text:p>0,619986295700073</text:p>
          </table:table-cell>
          <table:table-cell office:value-type="float" office:value="1.11445236206055" calcext:value-type="float">
            <text:p>1,11445236206055</text:p>
          </table:table-cell>
          <table:table-cell office:value-type="float" office:value="1.13163733482361" calcext:value-type="float">
            <text:p>1,13163733482361</text:p>
          </table:table-cell>
          <table:table-cell office:value-type="float" office:value="0.723852634429932" calcext:value-type="float">
            <text:p>0,723852634429932</text:p>
          </table:table-cell>
          <table:table-cell office:value-type="float" office:value="0.830055177211762" calcext:value-type="float">
            <text:p>0,830055177211762</text:p>
          </table:table-cell>
          <table:table-cell office:value-type="float" office:value="0.734887659549713" calcext:value-type="float">
            <text:p>0,734887659549713</text:p>
          </table:table-cell>
          <table:table-cell office:value-type="float" office:value="0.852360308170319" calcext:value-type="float">
            <text:p>0,852360308170319</text:p>
          </table:table-cell>
          <table:table-cell office:value-type="float" office:value="0.812011122703552" calcext:value-type="float">
            <text:p>0,812011122703552</text:p>
          </table:table-cell>
          <table:table-cell office:value-type="float" office:value="0.724243223667145" calcext:value-type="float">
            <text:p>0,724243223667145</text:p>
          </table:table-cell>
          <table:table-cell office:value-type="float" office:value="0.828967571258545" calcext:value-type="float">
            <text:p>0,828967571258545</text:p>
          </table:table-cell>
        </table:table-row>
        <table:table-row table:style-name="ro1">
          <table:table-cell office:value-type="float" office:value="0.834158" calcext:value-type="float">
            <text:p>0,834158</text:p>
          </table:table-cell>
          <table:table-cell office:value-type="float" office:value="0.694184601306915" calcext:value-type="float">
            <text:p>0,694184601306915</text:p>
          </table:table-cell>
          <table:table-cell office:value-type="float" office:value="0.895742416381836" calcext:value-type="float">
            <text:p>0,895742416381836</text:p>
          </table:table-cell>
          <table:table-cell office:value-type="float" office:value="1.07056653499603" calcext:value-type="float">
            <text:p>1,07056653499603</text:p>
          </table:table-cell>
          <table:table-cell office:value-type="float" office:value="0.709525883197784" calcext:value-type="float">
            <text:p>0,709525883197784</text:p>
          </table:table-cell>
          <table:table-cell office:value-type="float" office:value="0.718191504478455" calcext:value-type="float">
            <text:p>0,718191504478455</text:p>
          </table:table-cell>
          <table:table-cell office:value-type="float" office:value="0.717881500720978" calcext:value-type="float">
            <text:p>0,717881500720978</text:p>
          </table:table-cell>
          <table:table-cell office:value-type="float" office:value="1.0235401391983" calcext:value-type="float">
            <text:p>1,0235401391983</text:p>
          </table:table-cell>
          <table:table-cell office:value-type="float" office:value="0.822351217269897" calcext:value-type="float">
            <text:p>0,822351217269897</text:p>
          </table:table-cell>
          <table:table-cell office:value-type="float" office:value="0.757595121860504" calcext:value-type="float">
            <text:p>0,757595121860504</text:p>
          </table:table-cell>
          <table:table-cell office:value-type="float" office:value="0.932000160217285" calcext:value-type="float">
            <text:p>0,932000160217285</text:p>
          </table:table-cell>
        </table:table-row>
        <table:table-row table:style-name="ro1">
          <table:table-cell office:value-type="float" office:value="0.770877" calcext:value-type="float">
            <text:p>0,770877</text:p>
          </table:table-cell>
          <table:table-cell office:value-type="float" office:value="0.610758900642395" calcext:value-type="float">
            <text:p>0,610758900642395</text:p>
          </table:table-cell>
          <table:table-cell office:value-type="float" office:value="0.988719522953033" calcext:value-type="float">
            <text:p>0,988719522953033</text:p>
          </table:table-cell>
          <table:table-cell office:value-type="float" office:value="0.794789135456085" calcext:value-type="float">
            <text:p>0,794789135456085</text:p>
          </table:table-cell>
          <table:table-cell office:value-type="float" office:value="0.68902862071991" calcext:value-type="float">
            <text:p>0,68902862071991</text:p>
          </table:table-cell>
          <table:table-cell office:value-type="float" office:value="0.802440166473389" calcext:value-type="float">
            <text:p>0,802440166473389</text:p>
          </table:table-cell>
          <table:table-cell office:value-type="float" office:value="0.637746870517731" calcext:value-type="float">
            <text:p>0,637746870517731</text:p>
          </table:table-cell>
          <table:table-cell office:value-type="float" office:value="0.695745646953583" calcext:value-type="float">
            <text:p>0,695745646953583</text:p>
          </table:table-cell>
          <table:table-cell office:value-type="float" office:value="0.80928099155426" calcext:value-type="float">
            <text:p>0,80928099155426</text:p>
          </table:table-cell>
          <table:table-cell office:value-type="float" office:value="0.700496137142181" calcext:value-type="float">
            <text:p>0,700496137142181</text:p>
          </table:table-cell>
          <table:table-cell office:value-type="float" office:value="0.979765057563782" calcext:value-type="float">
            <text:p>0,979765057563782</text:p>
          </table:table-cell>
        </table:table-row>
        <table:table-row table:style-name="ro1">
          <table:table-cell office:value-type="float" office:value="0.653244" calcext:value-type="float">
            <text:p>0,653244</text:p>
          </table:table-cell>
          <table:table-cell office:value-type="float" office:value="0.552327394485474" calcext:value-type="float">
            <text:p>0,552327394485474</text:p>
          </table:table-cell>
          <table:table-cell office:value-type="float" office:value="0.843322157859802" calcext:value-type="float">
            <text:p>0,843322157859802</text:p>
          </table:table-cell>
          <table:table-cell office:value-type="float" office:value="0.67198657989502" calcext:value-type="float">
            <text:p>0,67198657989502</text:p>
          </table:table-cell>
          <table:table-cell office:value-type="float" office:value="0.687994718551636" calcext:value-type="float">
            <text:p>0,687994718551636</text:p>
          </table:table-cell>
          <table:table-cell office:value-type="float" office:value="0.602923333644867" calcext:value-type="float">
            <text:p>0,602923333644867</text:p>
          </table:table-cell>
          <table:table-cell office:value-type="float" office:value="0.552861630916595" calcext:value-type="float">
            <text:p>0,552861630916595</text:p>
          </table:table-cell>
          <table:table-cell office:value-type="float" office:value="0.608150959014893" calcext:value-type="float">
            <text:p>0,608150959014893</text:p>
          </table:table-cell>
          <table:table-cell office:value-type="float" office:value="0.714838206768036" calcext:value-type="float">
            <text:p>0,714838206768036</text:p>
          </table:table-cell>
          <table:table-cell office:value-type="float" office:value="0.59776908159256" calcext:value-type="float">
            <text:p>0,59776908159256</text:p>
          </table:table-cell>
          <table:table-cell office:value-type="float" office:value="0.700267255306244" calcext:value-type="float">
            <text:p>0,700267255306244</text:p>
          </table:table-cell>
        </table:table-row>
        <table:table-row table:style-name="ro1">
          <table:table-cell office:value-type="float" office:value="0.616" calcext:value-type="float">
            <text:p>0,616</text:p>
          </table:table-cell>
          <table:table-cell office:value-type="float" office:value="0.499320328235626" calcext:value-type="float">
            <text:p>0,499320328235626</text:p>
          </table:table-cell>
          <table:table-cell office:value-type="float" office:value="0.841976583003998" calcext:value-type="float">
            <text:p>0,841976583003998</text:p>
          </table:table-cell>
          <table:table-cell office:value-type="float" office:value="0.628109812736511" calcext:value-type="float">
            <text:p>0,628109812736511</text:p>
          </table:table-cell>
          <table:table-cell office:value-type="float" office:value="0.629257619380951" calcext:value-type="float">
            <text:p>0,629257619380951</text:p>
          </table:table-cell>
          <table:table-cell office:value-type="float" office:value="0.55103200674057" calcext:value-type="float">
            <text:p>0,55103200674057</text:p>
          </table:table-cell>
          <table:table-cell office:value-type="float" office:value="0.524510562419891" calcext:value-type="float">
            <text:p>0,524510562419891</text:p>
          </table:table-cell>
          <table:table-cell office:value-type="float" office:value="0.549230575561523" calcext:value-type="float">
            <text:p>0,549230575561523</text:p>
          </table:table-cell>
          <table:table-cell office:value-type="float" office:value="0.751090168952942" calcext:value-type="float">
            <text:p>0,751090168952942</text:p>
          </table:table-cell>
          <table:table-cell office:value-type="float" office:value="0.536519467830658" calcext:value-type="float">
            <text:p>0,536519467830658</text:p>
          </table:table-cell>
          <table:table-cell office:value-type="float" office:value="0.648948132991791" calcext:value-type="float">
            <text:p>0,648948132991791</text:p>
          </table:table-cell>
        </table:table-row>
        <table:table-row table:style-name="ro1">
          <table:table-cell office:value-type="float" office:value="0.619435" calcext:value-type="float">
            <text:p>0,619435</text:p>
          </table:table-cell>
          <table:table-cell office:value-type="float" office:value="0.539198160171509" calcext:value-type="float">
            <text:p>0,539198160171509</text:p>
          </table:table-cell>
          <table:table-cell office:value-type="float" office:value="0.83450573682785" calcext:value-type="float">
            <text:p>0,83450573682785</text:p>
          </table:table-cell>
          <table:table-cell office:value-type="float" office:value="0.627792000770569" calcext:value-type="float">
            <text:p>0,627792000770569</text:p>
          </table:table-cell>
          <table:table-cell office:value-type="float" office:value="0.617862522602081" calcext:value-type="float">
            <text:p>0,617862522602081</text:p>
          </table:table-cell>
          <table:table-cell office:value-type="float" office:value="0.576951861381531" calcext:value-type="float">
            <text:p>0,576951861381531</text:p>
          </table:table-cell>
          <table:table-cell office:value-type="float" office:value="0.526720941066742" calcext:value-type="float">
            <text:p>0,526720941066742</text:p>
          </table:table-cell>
          <table:table-cell office:value-type="float" office:value="0.54215681552887" calcext:value-type="float">
            <text:p>0,54215681552887</text:p>
          </table:table-cell>
          <table:table-cell office:value-type="float" office:value="0.685553014278412" calcext:value-type="float">
            <text:p>0,685553014278412</text:p>
          </table:table-cell>
          <table:table-cell office:value-type="float" office:value="0.571145474910736" calcext:value-type="float">
            <text:p>0,571145474910736</text:p>
          </table:table-cell>
          <table:table-cell office:value-type="float" office:value="0.672466635704041" calcext:value-type="float">
            <text:p>0,672466635704041</text:p>
          </table:table-cell>
        </table:table-row>
        <table:table-row table:style-name="ro1">
          <table:table-cell office:value-type="float" office:value="0.808438" calcext:value-type="float">
            <text:p>0,808438</text:p>
          </table:table-cell>
          <table:table-cell office:value-type="float" office:value="0.669077575206757" calcext:value-type="float">
            <text:p>0,669077575206757</text:p>
          </table:table-cell>
          <table:table-cell office:value-type="float" office:value="1.16128790378571" calcext:value-type="float">
            <text:p>1,16128790378571</text:p>
          </table:table-cell>
          <table:table-cell office:value-type="float" office:value="0.833210647106171" calcext:value-type="float">
            <text:p>0,833210647106171</text:p>
          </table:table-cell>
          <table:table-cell office:value-type="float" office:value="0.819524943828583" calcext:value-type="float">
            <text:p>0,819524943828583</text:p>
          </table:table-cell>
          <table:table-cell office:value-type="float" office:value="0.755147159099579" calcext:value-type="float">
            <text:p>0,755147159099579</text:p>
          </table:table-cell>
          <table:table-cell office:value-type="float" office:value="0.801924407482147" calcext:value-type="float">
            <text:p>0,801924407482147</text:p>
          </table:table-cell>
          <table:table-cell office:value-type="float" office:value="0.640007734298706" calcext:value-type="float">
            <text:p>0,640007734298706</text:p>
          </table:table-cell>
          <table:table-cell office:value-type="float" office:value="0.833942115306854" calcext:value-type="float">
            <text:p>0,833942115306854</text:p>
          </table:table-cell>
          <table:table-cell office:value-type="float" office:value="0.69669097661972" calcext:value-type="float">
            <text:p>0,69669097661972</text:p>
          </table:table-cell>
          <table:table-cell office:value-type="float" office:value="0.873566508293152" calcext:value-type="float">
            <text:p>0,873566508293152</text:p>
          </table:table-cell>
        </table:table-row>
        <table:table-row table:style-name="ro1">
          <table:table-cell office:value-type="float" office:value="1.21739" calcext:value-type="float">
            <text:p>1,21739</text:p>
          </table:table-cell>
          <table:table-cell office:value-type="float" office:value="0.886507213115692" calcext:value-type="float">
            <text:p>0,886507213115692</text:p>
          </table:table-cell>
          <table:table-cell office:value-type="float" office:value="2.30427980422974" calcext:value-type="float">
            <text:p>2,30427980422974</text:p>
          </table:table-cell>
          <table:table-cell office:value-type="float" office:value="1.22376573085785" calcext:value-type="float">
            <text:p>1,22376573085785</text:p>
          </table:table-cell>
          <table:table-cell office:value-type="float" office:value="1.1933536529541" calcext:value-type="float">
            <text:p>1,1933536529541</text:p>
          </table:table-cell>
          <table:table-cell office:value-type="float" office:value="1.00838923454285" calcext:value-type="float">
            <text:p>1,00838923454285</text:p>
          </table:table-cell>
          <table:table-cell office:value-type="float" office:value="1.18477666378021" calcext:value-type="float">
            <text:p>1,18477666378021</text:p>
          </table:table-cell>
          <table:table-cell office:value-type="float" office:value="0.874762952327728" calcext:value-type="float">
            <text:p>0,874762952327728</text:p>
          </table:table-cell>
          <table:table-cell office:value-type="float" office:value="1.22832870483398" calcext:value-type="float">
            <text:p>1,22832870483398</text:p>
          </table:table-cell>
          <table:table-cell office:value-type="float" office:value="0.902155756950378" calcext:value-type="float">
            <text:p>0,902155756950378</text:p>
          </table:table-cell>
          <table:table-cell office:value-type="float" office:value="1.36758816242218" calcext:value-type="float">
            <text:p>1,36758816242218</text:p>
          </table:table-cell>
        </table:table-row>
        <table:table-row table:style-name="ro1">
          <table:table-cell office:value-type="float" office:value="1.23445" calcext:value-type="float">
            <text:p>1,23445</text:p>
          </table:table-cell>
          <table:table-cell office:value-type="float" office:value="0.945789635181427" calcext:value-type="float">
            <text:p>0,945789635181427</text:p>
          </table:table-cell>
          <table:table-cell office:value-type="float" office:value="2.06038165092468" calcext:value-type="float">
            <text:p>2,06038165092468</text:p>
          </table:table-cell>
          <table:table-cell office:value-type="float" office:value="1.18251276016235" calcext:value-type="float">
            <text:p>1,18251276016235</text:p>
          </table:table-cell>
          <table:table-cell office:value-type="float" office:value="1.59224128723145" calcext:value-type="float">
            <text:p>1,59224128723145</text:p>
          </table:table-cell>
          <table:table-cell office:value-type="float" office:value="0.912047803401947" calcext:value-type="float">
            <text:p>0,912047803401947</text:p>
          </table:table-cell>
          <table:table-cell office:value-type="float" office:value="1.71445453166962" calcext:value-type="float">
            <text:p>1,71445453166962</text:p>
          </table:table-cell>
          <table:table-cell office:value-type="float" office:value="0.813272655010223" calcext:value-type="float">
            <text:p>0,813272655010223</text:p>
          </table:table-cell>
          <table:table-cell office:value-type="float" office:value="1.13671159744263" calcext:value-type="float">
            <text:p>1,13671159744263</text:p>
          </table:table-cell>
          <table:table-cell office:value-type="float" office:value="0.830674409866333" calcext:value-type="float">
            <text:p>0,830674409866333</text:p>
          </table:table-cell>
          <table:table-cell office:value-type="float" office:value="1.15641212463379" calcext:value-type="float">
            <text:p>1,15641212463379</text:p>
          </table:table-cell>
        </table:table-row>
        <table:table-row table:style-name="ro1">
          <table:table-cell office:value-type="float" office:value="1.04005" calcext:value-type="float">
            <text:p>1,04005</text:p>
          </table:table-cell>
          <table:table-cell office:value-type="float" office:value="0.905450522899628" calcext:value-type="float">
            <text:p>0,905450522899628</text:p>
          </table:table-cell>
          <table:table-cell office:value-type="float" office:value="1.32093048095703" calcext:value-type="float">
            <text:p>1,32093048095703</text:p>
          </table:table-cell>
          <table:table-cell office:value-type="float" office:value="1.00550925731659" calcext:value-type="float">
            <text:p>1,00550925731659</text:p>
          </table:table-cell>
          <table:table-cell office:value-type="float" office:value="1.24782013893127" calcext:value-type="float">
            <text:p>1,24782013893127</text:p>
          </table:table-cell>
          <table:table-cell office:value-type="float" office:value="0.877478063106537" calcext:value-type="float">
            <text:p>0,877478063106537</text:p>
          </table:table-cell>
          <table:table-cell office:value-type="float" office:value="1.2856330871582" calcext:value-type="float">
            <text:p>1,2856330871582</text:p>
          </table:table-cell>
          <table:table-cell office:value-type="float" office:value="0.871088802814484" calcext:value-type="float">
            <text:p>0,871088802814484</text:p>
          </table:table-cell>
          <table:table-cell office:value-type="float" office:value="1.05173945426941" calcext:value-type="float">
            <text:p>1,05173945426941</text:p>
          </table:table-cell>
          <table:table-cell office:value-type="float" office:value="0.867107391357422" calcext:value-type="float">
            <text:p>0,867107391357422</text:p>
          </table:table-cell>
          <table:table-cell office:value-type="float" office:value="0.967764556407928" calcext:value-type="float">
            <text:p>0,967764556407928</text:p>
          </table:table-cell>
        </table:table-row>
        <table:table-row table:style-name="ro1">
          <table:table-cell office:value-type="float" office:value="0.845152" calcext:value-type="float">
            <text:p>0,845152</text:p>
          </table:table-cell>
          <table:table-cell office:value-type="float" office:value="0.793522357940674" calcext:value-type="float">
            <text:p>0,793522357940674</text:p>
          </table:table-cell>
          <table:table-cell office:value-type="float" office:value="0.932674586772919" calcext:value-type="float">
            <text:p>0,932674586772919</text:p>
          </table:table-cell>
          <table:table-cell office:value-type="float" office:value="0.843476235866547" calcext:value-type="float">
            <text:p>0,843476235866547</text:p>
          </table:table-cell>
          <table:table-cell office:value-type="float" office:value="0.943826496601105" calcext:value-type="float">
            <text:p>0,943826496601105</text:p>
          </table:table-cell>
          <table:table-cell office:value-type="float" office:value="0.813732624053955" calcext:value-type="float">
            <text:p>0,813732624053955</text:p>
          </table:table-cell>
          <table:table-cell office:value-type="float" office:value="0.89013946056366" calcext:value-type="float">
            <text:p>0,89013946056366</text:p>
          </table:table-cell>
          <table:table-cell office:value-type="float" office:value="0.774198532104492" calcext:value-type="float">
            <text:p>0,774198532104492</text:p>
          </table:table-cell>
          <table:table-cell office:value-type="float" office:value="0.88845419883728" calcext:value-type="float">
            <text:p>0,88845419883728</text:p>
          </table:table-cell>
          <table:table-cell office:value-type="float" office:value="0.791571080684662" calcext:value-type="float">
            <text:p>0,791571080684662</text:p>
          </table:table-cell>
          <table:table-cell office:value-type="float" office:value="0.779921174049377" calcext:value-type="float">
            <text:p>0,779921174049377</text:p>
          </table:table-cell>
        </table:table-row>
        <table:table-row table:style-name="ro1">
          <table:table-cell office:value-type="float" office:value="1.13463" calcext:value-type="float">
            <text:p>1,13463</text:p>
          </table:table-cell>
          <table:table-cell office:value-type="float" office:value="1.13594114780426" calcext:value-type="float">
            <text:p>1,13594114780426</text:p>
          </table:table-cell>
          <table:table-cell office:value-type="float" office:value="1.22796702384949" calcext:value-type="float">
            <text:p>1,22796702384949</text:p>
          </table:table-cell>
          <table:table-cell office:value-type="float" office:value="1.18310439586639" calcext:value-type="float">
            <text:p>1,18310439586639</text:p>
          </table:table-cell>
          <table:table-cell office:value-type="float" office:value="1.39673256874084" calcext:value-type="float">
            <text:p>1,39673256874084</text:p>
          </table:table-cell>
          <table:table-cell office:value-type="float" office:value="0.960056602954865" calcext:value-type="float">
            <text:p>0,960056602954865</text:p>
          </table:table-cell>
          <table:table-cell office:value-type="float" office:value="1.06762588024139" calcext:value-type="float">
            <text:p>1,06762588024139</text:p>
          </table:table-cell>
          <table:table-cell office:value-type="float" office:value="1.04564392566681" calcext:value-type="float">
            <text:p>1,04564392566681</text:p>
          </table:table-cell>
          <table:table-cell office:value-type="float" office:value="1.29140365123749" calcext:value-type="float">
            <text:p>1,29140365123749</text:p>
          </table:table-cell>
          <table:table-cell office:value-type="float" office:value="1.07355070114136" calcext:value-type="float">
            <text:p>1,07355070114136</text:p>
          </table:table-cell>
          <table:table-cell office:value-type="float" office:value="0.964268386363983" calcext:value-type="float">
            <text:p>0,964268386363983</text:p>
          </table:table-cell>
        </table:table-row>
        <table:table-row table:style-name="ro1">
          <table:table-cell office:value-type="float" office:value="0.98432" calcext:value-type="float">
            <text:p>0,98432</text:p>
          </table:table-cell>
          <table:table-cell office:value-type="float" office:value="1.00609743595123" calcext:value-type="float">
            <text:p>1,00609743595123</text:p>
          </table:table-cell>
          <table:table-cell office:value-type="float" office:value="0.859384477138519" calcext:value-type="float">
            <text:p>0,859384477138519</text:p>
          </table:table-cell>
          <table:table-cell office:value-type="float" office:value="0.994134664535522" calcext:value-type="float">
            <text:p>0,994134664535522</text:p>
          </table:table-cell>
          <table:table-cell office:value-type="float" office:value="1.06549990177155" calcext:value-type="float">
            <text:p>1,06549990177155</text:p>
          </table:table-cell>
          <table:table-cell office:value-type="float" office:value="0.921100616455078" calcext:value-type="float">
            <text:p>0,921100616455078</text:p>
          </table:table-cell>
          <table:table-cell office:value-type="float" office:value="0.86315906047821" calcext:value-type="float">
            <text:p>0,86315906047821</text:p>
          </table:table-cell>
          <table:table-cell office:value-type="float" office:value="1.06880140304565" calcext:value-type="float">
            <text:p>1,06880140304565</text:p>
          </table:table-cell>
          <table:table-cell office:value-type="float" office:value="1.19066524505615" calcext:value-type="float">
            <text:p>1,19066524505615</text:p>
          </table:table-cell>
          <table:table-cell office:value-type="float" office:value="1.06880748271942" calcext:value-type="float">
            <text:p>1,06880748271942</text:p>
          </table:table-cell>
          <table:table-cell office:value-type="float" office:value="0.805545449256897" calcext:value-type="float">
            <text:p>0,805545449256897</text:p>
          </table:table-cell>
        </table:table-row>
        <table:table-row table:style-name="ro1">
          <table:table-cell office:value-type="float" office:value="1.05414" calcext:value-type="float">
            <text:p>1,05414</text:p>
          </table:table-cell>
          <table:table-cell office:value-type="float" office:value="1.1857852935791" calcext:value-type="float">
            <text:p>1,1857852935791</text:p>
          </table:table-cell>
          <table:table-cell office:value-type="float" office:value="0.961520552635193" calcext:value-type="float">
            <text:p>0,961520552635193</text:p>
          </table:table-cell>
          <table:table-cell office:value-type="float" office:value="1.08306908607483" calcext:value-type="float">
            <text:p>1,08306908607483</text:p>
          </table:table-cell>
          <table:table-cell office:value-type="float" office:value="1.05530393123627" calcext:value-type="float">
            <text:p>1,05530393123627</text:p>
          </table:table-cell>
          <table:table-cell office:value-type="float" office:value="1.02989685535431" calcext:value-type="float">
            <text:p>1,02989685535431</text:p>
          </table:table-cell>
          <table:table-cell office:value-type="float" office:value="0.909652233123779" calcext:value-type="float">
            <text:p>0,909652233123779</text:p>
          </table:table-cell>
          <table:table-cell office:value-type="float" office:value="1.1070431470871" calcext:value-type="float">
            <text:p>1,1070431470871</text:p>
          </table:table-cell>
          <table:table-cell office:value-type="float" office:value="1.23368620872498" calcext:value-type="float">
            <text:p>1,23368620872498</text:p>
          </table:table-cell>
          <table:table-cell office:value-type="float" office:value="1.11063766479492" calcext:value-type="float">
            <text:p>1,11063766479492</text:p>
          </table:table-cell>
          <table:table-cell office:value-type="float" office:value="0.864833533763886" calcext:value-type="float">
            <text:p>0,864833533763886</text:p>
          </table:table-cell>
        </table:table-row>
        <table:table-row table:style-name="ro1">
          <table:table-cell office:value-type="float" office:value="1.10996" calcext:value-type="float">
            <text:p>1,10996</text:p>
          </table:table-cell>
          <table:table-cell office:value-type="float" office:value="1.292116522789" calcext:value-type="float">
            <text:p>1,292116522789</text:p>
          </table:table-cell>
          <table:table-cell office:value-type="float" office:value="1.05979657173157" calcext:value-type="float">
            <text:p>1,05979657173157</text:p>
          </table:table-cell>
          <table:table-cell office:value-type="float" office:value="1.18198192119598" calcext:value-type="float">
            <text:p>1,18198192119598</text:p>
          </table:table-cell>
          <table:table-cell office:value-type="float" office:value="1.04892885684967" calcext:value-type="float">
            <text:p>1,04892885684967</text:p>
          </table:table-cell>
          <table:table-cell office:value-type="float" office:value="0.94740229845047" calcext:value-type="float">
            <text:p>0,94740229845047</text:p>
          </table:table-cell>
          <table:table-cell office:value-type="float" office:value="1.00439965724945" calcext:value-type="float">
            <text:p>1,00439965724945</text:p>
          </table:table-cell>
          <table:table-cell office:value-type="float" office:value="1.18183171749115" calcext:value-type="float">
            <text:p>1,18183171749115</text:p>
          </table:table-cell>
          <table:table-cell office:value-type="float" office:value="1.1005791425705" calcext:value-type="float">
            <text:p>1,1005791425705</text:p>
          </table:table-cell>
          <table:table-cell office:value-type="float" office:value="1.25623905658722" calcext:value-type="float">
            <text:p>1,25623905658722</text:p>
          </table:table-cell>
          <table:table-cell office:value-type="float" office:value="1.02631306648254" calcext:value-type="float">
            <text:p>1,02631306648254</text:p>
          </table:table-cell>
        </table:table-row>
        <table:table-row table:style-name="ro1">
          <table:table-cell office:value-type="float" office:value="1.46979" calcext:value-type="float">
            <text:p>1,46979</text:p>
          </table:table-cell>
          <table:table-cell office:value-type="float" office:value="1.70908522605896" calcext:value-type="float">
            <text:p>1,70908522605896</text:p>
          </table:table-cell>
          <table:table-cell office:value-type="float" office:value="1.44770932197571" calcext:value-type="float">
            <text:p>1,44770932197571</text:p>
          </table:table-cell>
          <table:table-cell office:value-type="float" office:value="1.6678454875946" calcext:value-type="float">
            <text:p>1,6678454875946</text:p>
          </table:table-cell>
          <table:table-cell office:value-type="float" office:value="1.40231573581696" calcext:value-type="float">
            <text:p>1,40231573581696</text:p>
          </table:table-cell>
          <table:table-cell office:value-type="float" office:value="1.0471328496933" calcext:value-type="float">
            <text:p>1,0471328496933</text:p>
          </table:table-cell>
          <table:table-cell office:value-type="float" office:value="1.4574431180954" calcext:value-type="float">
            <text:p>1,4574431180954</text:p>
          </table:table-cell>
          <table:table-cell office:value-type="float" office:value="1.59482181072235" calcext:value-type="float">
            <text:p>1,59482181072235</text:p>
          </table:table-cell>
          <table:table-cell office:value-type="float" office:value="1.35966420173645" calcext:value-type="float">
            <text:p>1,35966420173645</text:p>
          </table:table-cell>
          <table:table-cell office:value-type="float" office:value="1.64721548557282" calcext:value-type="float">
            <text:p>1,64721548557282</text:p>
          </table:table-cell>
          <table:table-cell office:value-type="float" office:value="1.36465501785278" calcext:value-type="float">
            <text:p>1,36465501785278</text:p>
          </table:table-cell>
        </table:table-row>
        <table:table-row table:style-name="ro1">
          <table:table-cell office:value-type="float" office:value="1.51433" calcext:value-type="float">
            <text:p>1,51433</text:p>
          </table:table-cell>
          <table:table-cell office:value-type="float" office:value="1.76747703552246" calcext:value-type="float">
            <text:p>1,76747703552246</text:p>
          </table:table-cell>
          <table:table-cell office:value-type="float" office:value="1.67648863792419" calcext:value-type="float">
            <text:p>1,67648863792419</text:p>
          </table:table-cell>
          <table:table-cell office:value-type="float" office:value="1.59921991825104" calcext:value-type="float">
            <text:p>1,59921991825104</text:p>
          </table:table-cell>
          <table:table-cell office:value-type="float" office:value="1.41702556610107" calcext:value-type="float">
            <text:p>1,41702556610107</text:p>
          </table:table-cell>
          <table:table-cell office:value-type="float" office:value="1.23943102359772" calcext:value-type="float">
            <text:p>1,23943102359772</text:p>
          </table:table-cell>
          <table:table-cell office:value-type="float" office:value="1.43020009994507" calcext:value-type="float">
            <text:p>1,43020009994507</text:p>
          </table:table-cell>
          <table:table-cell office:value-type="float" office:value="1.59312438964844" calcext:value-type="float">
            <text:p>1,59312438964844</text:p>
          </table:table-cell>
          <table:table-cell office:value-type="float" office:value="1.52494192123413" calcext:value-type="float">
            <text:p>1,52494192123413</text:p>
          </table:table-cell>
          <table:table-cell office:value-type="float" office:value="1.56687307357788" calcext:value-type="float">
            <text:p>1,56687307357788</text:p>
          </table:table-cell>
          <table:table-cell office:value-type="float" office:value="1.32854950428009" calcext:value-type="float">
            <text:p>1,32854950428009</text:p>
          </table:table-cell>
        </table:table-row>
        <table:table-row table:style-name="ro1">
          <table:table-cell office:value-type="float" office:value="1.23467" calcext:value-type="float">
            <text:p>1,23467</text:p>
          </table:table-cell>
          <table:table-cell office:value-type="float" office:value="1.3051073551178" calcext:value-type="float">
            <text:p>1,3051073551178</text:p>
          </table:table-cell>
          <table:table-cell office:value-type="float" office:value="1.34297037124634" calcext:value-type="float">
            <text:p>1,34297037124634</text:p>
          </table:table-cell>
          <table:table-cell office:value-type="float" office:value="1.29304361343384" calcext:value-type="float">
            <text:p>1,29304361343384</text:p>
          </table:table-cell>
          <table:table-cell office:value-type="float" office:value="1.1252760887146" calcext:value-type="float">
            <text:p>1,1252760887146</text:p>
          </table:table-cell>
          <table:table-cell office:value-type="float" office:value="1.13599932193756" calcext:value-type="float">
            <text:p>1,13599932193756</text:p>
          </table:table-cell>
          <table:table-cell office:value-type="float" office:value="1.05379259586334" calcext:value-type="float">
            <text:p>1,05379259586334</text:p>
          </table:table-cell>
          <table:table-cell office:value-type="float" office:value="1.25627386569977" calcext:value-type="float">
            <text:p>1,25627386569977</text:p>
          </table:table-cell>
          <table:table-cell office:value-type="float" office:value="1.2556471824646" calcext:value-type="float">
            <text:p>1,2556471824646</text:p>
          </table:table-cell>
          <table:table-cell office:value-type="float" office:value="1.2688170671463" calcext:value-type="float">
            <text:p>1,2688170671463</text:p>
          </table:table-cell>
          <table:table-cell office:value-type="float" office:value="1.3097425699234" calcext:value-type="float">
            <text:p>1,3097425699234</text:p>
          </table:table-cell>
        </table:table-row>
        <table:table-row table:style-name="ro1">
          <table:table-cell office:value-type="float" office:value="1.05528" calcext:value-type="float">
            <text:p>1,05528</text:p>
          </table:table-cell>
          <table:table-cell office:value-type="float" office:value="1.12938165664673" calcext:value-type="float">
            <text:p>1,12938165664673</text:p>
          </table:table-cell>
          <table:table-cell office:value-type="float" office:value="0.98653382062912" calcext:value-type="float">
            <text:p>0,98653382062912</text:p>
          </table:table-cell>
          <table:table-cell office:value-type="float" office:value="1.10451662540436" calcext:value-type="float">
            <text:p>1,10451662540436</text:p>
          </table:table-cell>
          <table:table-cell office:value-type="float" office:value="1.08886873722076" calcext:value-type="float">
            <text:p>1,08886873722076</text:p>
          </table:table-cell>
          <table:table-cell office:value-type="float" office:value="0.992778718471527" calcext:value-type="float">
            <text:p>0,992778718471527</text:p>
          </table:table-cell>
          <table:table-cell office:value-type="float" office:value="0.919208109378815" calcext:value-type="float">
            <text:p>0,919208109378815</text:p>
          </table:table-cell>
          <table:table-cell office:value-type="float" office:value="1.0878324508667" calcext:value-type="float">
            <text:p>1,0878324508667</text:p>
          </table:table-cell>
          <table:table-cell office:value-type="float" office:value="1.2213898897171" calcext:value-type="float">
            <text:p>1,2213898897171</text:p>
          </table:table-cell>
          <table:table-cell office:value-type="float" office:value="1.10221934318542" calcext:value-type="float">
            <text:p>1,10221934318542</text:p>
          </table:table-cell>
          <table:table-cell office:value-type="float" office:value="0.920066297054291" calcext:value-type="float">
            <text:p>0,920066297054291</text:p>
          </table:table-cell>
        </table:table-row>
        <table:table-row table:style-name="ro1">
          <table:table-cell office:value-type="float" office:value="0.849412" calcext:value-type="float">
            <text:p>0,849412</text:p>
          </table:table-cell>
          <table:table-cell office:value-type="float" office:value="0.815327107906342" calcext:value-type="float">
            <text:p>0,815327107906342</text:p>
          </table:table-cell>
          <table:table-cell office:value-type="float" office:value="0.830266356468201" calcext:value-type="float">
            <text:p>0,830266356468201</text:p>
          </table:table-cell>
          <table:table-cell office:value-type="float" office:value="0.868681967258453" calcext:value-type="float">
            <text:p>0,868681967258453</text:p>
          </table:table-cell>
          <table:table-cell office:value-type="float" office:value="0.817371726036072" calcext:value-type="float">
            <text:p>0,817371726036072</text:p>
          </table:table-cell>
          <table:table-cell office:value-type="float" office:value="0.930202603340149" calcext:value-type="float">
            <text:p>0,930202603340149</text:p>
          </table:table-cell>
          <table:table-cell office:value-type="float" office:value="0.751561880111694" calcext:value-type="float">
            <text:p>0,751561880111694</text:p>
          </table:table-cell>
          <table:table-cell office:value-type="float" office:value="0.889015197753906" calcext:value-type="float">
            <text:p>0,889015197753906</text:p>
          </table:table-cell>
          <table:table-cell office:value-type="float" office:value="0.900407671928406" calcext:value-type="float">
            <text:p>0,900407671928406</text:p>
          </table:table-cell>
          <table:table-cell office:value-type="float" office:value="0.895192384719849" calcext:value-type="float">
            <text:p>0,895192384719849</text:p>
          </table:table-cell>
          <table:table-cell office:value-type="float" office:value="0.796094655990601" calcext:value-type="float">
            <text:p>0,796094655990601</text:p>
          </table:table-cell>
        </table:table-row>
        <table:table-row table:style-name="ro1">
          <table:table-cell office:value-type="float" office:value="0.924042" calcext:value-type="float">
            <text:p>0,924042</text:p>
          </table:table-cell>
          <table:table-cell office:value-type="float" office:value="0.813797056674957" calcext:value-type="float">
            <text:p>0,813797056674957</text:p>
          </table:table-cell>
          <table:table-cell office:value-type="float" office:value="0.864387631416321" calcext:value-type="float">
            <text:p>0,864387631416321</text:p>
          </table:table-cell>
          <table:table-cell office:value-type="float" office:value="0.942822456359863" calcext:value-type="float">
            <text:p>0,942822456359863</text:p>
          </table:table-cell>
          <table:table-cell office:value-type="float" office:value="0.871647953987122" calcext:value-type="float">
            <text:p>0,871647953987122</text:p>
          </table:table-cell>
          <table:table-cell office:value-type="float" office:value="1.11092138290405" calcext:value-type="float">
            <text:p>1,11092138290405</text:p>
          </table:table-cell>
          <table:table-cell office:value-type="float" office:value="0.799472808837891" calcext:value-type="float">
            <text:p>0,799472808837891</text:p>
          </table:table-cell>
          <table:table-cell office:value-type="float" office:value="0.910157859325409" calcext:value-type="float">
            <text:p>0,910157859325409</text:p>
          </table:table-cell>
          <table:table-cell office:value-type="float" office:value="0.968089163303375" calcext:value-type="float">
            <text:p>0,968089163303375</text:p>
          </table:table-cell>
          <table:table-cell office:value-type="float" office:value="1.07855582237244" calcext:value-type="float">
            <text:p>1,07855582237244</text:p>
          </table:table-cell>
          <table:table-cell office:value-type="float" office:value="0.880563616752625" calcext:value-type="float">
            <text:p>0,880563616752625</text:p>
          </table:table-cell>
        </table:table-row>
        <table:table-row table:style-name="ro1">
          <table:table-cell office:value-type="float" office:value="0.798794" calcext:value-type="float">
            <text:p>0,798794</text:p>
          </table:table-cell>
          <table:table-cell office:value-type="float" office:value="0.605244994163513" calcext:value-type="float">
            <text:p>0,605244994163513</text:p>
          </table:table-cell>
          <table:table-cell office:value-type="float" office:value="0.803546905517578" calcext:value-type="float">
            <text:p>0,803546905517578</text:p>
          </table:table-cell>
          <table:table-cell office:value-type="float" office:value="0.839488029479981" calcext:value-type="float">
            <text:p>0,839488029479981</text:p>
          </table:table-cell>
          <table:table-cell office:value-type="float" office:value="0.874415040016174" calcext:value-type="float">
            <text:p>0,874415040016174</text:p>
          </table:table-cell>
          <table:table-cell office:value-type="float" office:value="0.975437164306641" calcext:value-type="float">
            <text:p>0,975437164306641</text:p>
          </table:table-cell>
          <table:table-cell office:value-type="float" office:value="0.679061889648438" calcext:value-type="float">
            <text:p>0,679061889648438</text:p>
          </table:table-cell>
          <table:table-cell office:value-type="float" office:value="0.745058059692383" calcext:value-type="float">
            <text:p>0,745058059692383</text:p>
          </table:table-cell>
          <table:table-cell office:value-type="float" office:value="0.909376859664917" calcext:value-type="float">
            <text:p>0,909376859664917</text:p>
          </table:table-cell>
          <table:table-cell office:value-type="float" office:value="0.848735988140106" calcext:value-type="float">
            <text:p>0,848735988140106</text:p>
          </table:table-cell>
          <table:table-cell office:value-type="float" office:value="0.707572817802429" calcext:value-type="float">
            <text:p>0,707572817802429</text:p>
          </table:table-cell>
        </table:table-row>
        <table:table-row table:style-name="ro1">
          <table:table-cell office:value-type="float" office:value="0.837661" calcext:value-type="float">
            <text:p>0,837661</text:p>
          </table:table-cell>
          <table:table-cell office:value-type="float" office:value="0.596406817436218" calcext:value-type="float">
            <text:p>0,596406817436218</text:p>
          </table:table-cell>
          <table:table-cell office:value-type="float" office:value="0.947246134281158" calcext:value-type="float">
            <text:p>0,947246134281158</text:p>
          </table:table-cell>
          <table:table-cell office:value-type="float" office:value="0.897196412086487" calcext:value-type="float">
            <text:p>0,897196412086487</text:p>
          </table:table-cell>
          <table:table-cell office:value-type="float" office:value="0.881525337696075" calcext:value-type="float">
            <text:p>0,881525337696075</text:p>
          </table:table-cell>
          <table:table-cell office:value-type="float" office:value="0.861111879348755" calcext:value-type="float">
            <text:p>0,861111879348755</text:p>
          </table:table-cell>
          <table:table-cell office:value-type="float" office:value="0.691128492355347" calcext:value-type="float">
            <text:p>0,691128492355347</text:p>
          </table:table-cell>
          <table:table-cell office:value-type="float" office:value="0.791906893253326" calcext:value-type="float">
            <text:p>0,791906893253326</text:p>
          </table:table-cell>
          <table:table-cell office:value-type="float" office:value="1.12559258937836" calcext:value-type="float">
            <text:p>1,12559258937836</text:p>
          </table:table-cell>
          <table:table-cell office:value-type="float" office:value="0.813930213451386" calcext:value-type="float">
            <text:p>0,813930213451386</text:p>
          </table:table-cell>
          <table:table-cell office:value-type="float" office:value="0.770562291145325" calcext:value-type="float">
            <text:p>0,770562291145325</text:p>
          </table:table-cell>
        </table:table-row>
        <table:table-row table:style-name="ro1">
          <table:table-cell office:value-type="float" office:value="0.873522" calcext:value-type="float">
            <text:p>0,873522</text:p>
          </table:table-cell>
          <table:table-cell office:value-type="float" office:value="0.618099451065064" calcext:value-type="float">
            <text:p>0,618099451065064</text:p>
          </table:table-cell>
          <table:table-cell office:value-type="float" office:value="0.990602731704712" calcext:value-type="float">
            <text:p>0,990602731704712</text:p>
          </table:table-cell>
          <table:table-cell office:value-type="float" office:value="1.09330070018768" calcext:value-type="float">
            <text:p>1,09330070018768</text:p>
          </table:table-cell>
          <table:table-cell office:value-type="float" office:value="0.768984138965607" calcext:value-type="float">
            <text:p>0,768984138965607</text:p>
          </table:table-cell>
          <table:table-cell office:value-type="float" office:value="0.923874855041504" calcext:value-type="float">
            <text:p>0,923874855041504</text:p>
          </table:table-cell>
          <table:table-cell office:value-type="float" office:value="0.675080299377441" calcext:value-type="float">
            <text:p>0,675080299377441</text:p>
          </table:table-cell>
          <table:table-cell office:value-type="float" office:value="0.873432576656342" calcext:value-type="float">
            <text:p>0,873432576656342</text:p>
          </table:table-cell>
          <table:table-cell office:value-type="float" office:value="0.925662100315094" calcext:value-type="float">
            <text:p>0,925662100315094</text:p>
          </table:table-cell>
          <table:table-cell office:value-type="float" office:value="0.876967191696167" calcext:value-type="float">
            <text:p>0,876967191696167</text:p>
          </table:table-cell>
          <table:table-cell office:value-type="float" office:value="0.989213109016418" calcext:value-type="float">
            <text:p>0,989213109016418</text:p>
          </table:table-cell>
        </table:table-row>
        <table:table-row table:style-name="ro1">
          <table:table-cell office:value-type="float" office:value="0.744799" calcext:value-type="float">
            <text:p>0,744799</text:p>
          </table:table-cell>
          <table:table-cell office:value-type="float" office:value="0.604846239089966" calcext:value-type="float">
            <text:p>0,604846239089966</text:p>
          </table:table-cell>
          <table:table-cell office:value-type="float" office:value="0.847978234291077" calcext:value-type="float">
            <text:p>0,847978234291077</text:p>
          </table:table-cell>
          <table:table-cell office:value-type="float" office:value="0.864000797271729" calcext:value-type="float">
            <text:p>0,864000797271729</text:p>
          </table:table-cell>
          <table:table-cell office:value-type="float" office:value="0.68054324388504" calcext:value-type="float">
            <text:p>0,68054324388504</text:p>
          </table:table-cell>
          <table:table-cell office:value-type="float" office:value="0.755408227443695" calcext:value-type="float">
            <text:p>0,755408227443695</text:p>
          </table:table-cell>
          <table:table-cell office:value-type="float" office:value="0.660037100315094" calcext:value-type="float">
            <text:p>0,660037100315094</text:p>
          </table:table-cell>
          <table:table-cell office:value-type="float" office:value="0.771882772445679" calcext:value-type="float">
            <text:p>0,771882772445679</text:p>
          </table:table-cell>
          <table:table-cell office:value-type="float" office:value="0.709800899028778" calcext:value-type="float">
            <text:p>0,709800899028778</text:p>
          </table:table-cell>
          <table:table-cell office:value-type="float" office:value="0.840247809886932" calcext:value-type="float">
            <text:p>0,840247809886932</text:p>
          </table:table-cell>
          <table:table-cell office:value-type="float" office:value="0.713248372077942" calcext:value-type="float">
            <text:p>0,713248372077942</text:p>
          </table:table-cell>
        </table:table-row>
        <table:table-row table:style-name="ro1">
          <table:table-cell office:value-type="float" office:value="0.749589" calcext:value-type="float">
            <text:p>0,749589</text:p>
          </table:table-cell>
          <table:table-cell office:value-type="float" office:value="0.690498888492584" calcext:value-type="float">
            <text:p>0,690498888492584</text:p>
          </table:table-cell>
          <table:table-cell office:value-type="float" office:value="0.759151756763458" calcext:value-type="float">
            <text:p>0,759151756763458</text:p>
          </table:table-cell>
          <table:table-cell office:value-type="float" office:value="0.840075671672821" calcext:value-type="float">
            <text:p>0,840075671672821</text:p>
          </table:table-cell>
          <table:table-cell office:value-type="float" office:value="0.736892700195313" calcext:value-type="float">
            <text:p>0,736892700195313</text:p>
          </table:table-cell>
          <table:table-cell office:value-type="float" office:value="0.780910491943359" calcext:value-type="float">
            <text:p>0,780910491943359</text:p>
          </table:table-cell>
          <table:table-cell office:value-type="float" office:value="0.657450556755066" calcext:value-type="float">
            <text:p>0,657450556755066</text:p>
          </table:table-cell>
          <table:table-cell office:value-type="float" office:value="0.704870402812958" calcext:value-type="float">
            <text:p>0,704870402812958</text:p>
          </table:table-cell>
          <table:table-cell office:value-type="float" office:value="0.633684277534485" calcext:value-type="float">
            <text:p>0,633684277534485</text:p>
          </table:table-cell>
          <table:table-cell office:value-type="float" office:value="0.943666338920593" calcext:value-type="float">
            <text:p>0,943666338920593</text:p>
          </table:table-cell>
          <table:table-cell office:value-type="float" office:value="0.748685300350189" calcext:value-type="float">
            <text:p>0,748685300350189</text:p>
          </table:table-cell>
        </table:table-row>
        <table:table-row table:style-name="ro1">
          <table:table-cell office:value-type="float" office:value="0.588526" calcext:value-type="float">
            <text:p>0,588526</text:p>
          </table:table-cell>
          <table:table-cell office:value-type="float" office:value="0.530470073223114" calcext:value-type="float">
            <text:p>0,530470073223114</text:p>
          </table:table-cell>
          <table:table-cell office:value-type="float" office:value="0.598227083683014" calcext:value-type="float">
            <text:p>0,598227083683014</text:p>
          </table:table-cell>
          <table:table-cell office:value-type="float" office:value="0.627497971057892" calcext:value-type="float">
            <text:p>0,627497971057892</text:p>
          </table:table-cell>
          <table:table-cell office:value-type="float" office:value="0.610654294490814" calcext:value-type="float">
            <text:p>0,610654294490814</text:p>
          </table:table-cell>
          <table:table-cell office:value-type="float" office:value="0.644834935665131" calcext:value-type="float">
            <text:p>0,644834935665131</text:p>
          </table:table-cell>
          <table:table-cell office:value-type="float" office:value="0.536643147468567" calcext:value-type="float">
            <text:p>0,536643147468567</text:p>
          </table:table-cell>
          <table:table-cell office:value-type="float" office:value="0.551647126674652" calcext:value-type="float">
            <text:p>0,551647126674652</text:p>
          </table:table-cell>
          <table:table-cell office:value-type="float" office:value="0.516971170902252" calcext:value-type="float">
            <text:p>0,516971170902252</text:p>
          </table:table-cell>
          <table:table-cell office:value-type="float" office:value="0.688226282596588" calcext:value-type="float">
            <text:p>0,688226282596588</text:p>
          </table:table-cell>
          <table:table-cell office:value-type="float" office:value="0.580085754394531" calcext:value-type="float">
            <text:p>0,580085754394531</text:p>
          </table:table-cell>
        </table:table-row>
        <table:table-row table:style-name="ro1">
          <table:table-cell office:value-type="float" office:value="0.5632" calcext:value-type="float">
            <text:p>0,5632</text:p>
          </table:table-cell>
          <table:table-cell office:value-type="float" office:value="0.492391020059586" calcext:value-type="float">
            <text:p>0,492391020059586</text:p>
          </table:table-cell>
          <table:table-cell office:value-type="float" office:value="0.588010191917419" calcext:value-type="float">
            <text:p>0,588010191917419</text:p>
          </table:table-cell>
          <table:table-cell office:value-type="float" office:value="0.555478572845459" calcext:value-type="float">
            <text:p>0,555478572845459</text:p>
          </table:table-cell>
          <table:table-cell office:value-type="float" office:value="0.578098297119141" calcext:value-type="float">
            <text:p>0,578098297119141</text:p>
          </table:table-cell>
          <table:table-cell office:value-type="float" office:value="0.615692973136902" calcext:value-type="float">
            <text:p>0,615692973136902</text:p>
          </table:table-cell>
          <table:table-cell office:value-type="float" office:value="0.520707905292511" calcext:value-type="float">
            <text:p>0,520707905292511</text:p>
          </table:table-cell>
          <table:table-cell office:value-type="float" office:value="0.533073961734772" calcext:value-type="float">
            <text:p>0,533073961734772</text:p>
          </table:table-cell>
          <table:table-cell office:value-type="float" office:value="0.517878592014313" calcext:value-type="float">
            <text:p>0,517878592014313</text:p>
          </table:table-cell>
          <table:table-cell office:value-type="float" office:value="0.691138327121735" calcext:value-type="float">
            <text:p>0,691138327121735</text:p>
          </table:table-cell>
          <table:table-cell office:value-type="float" office:value="0.539533019065857" calcext:value-type="float">
            <text:p>0,539533019065857</text:p>
          </table:table-cell>
        </table:table-row>
        <table:table-row table:style-name="ro1">
          <table:table-cell office:value-type="float" office:value="0.513113" calcext:value-type="float">
            <text:p>0,513113</text:p>
          </table:table-cell>
          <table:table-cell office:value-type="float" office:value="0.45207867026329" calcext:value-type="float">
            <text:p>0,45207867026329</text:p>
          </table:table-cell>
          <table:table-cell office:value-type="float" office:value="0.535763204097748" calcext:value-type="float">
            <text:p>0,535763204097748</text:p>
          </table:table-cell>
          <table:table-cell office:value-type="float" office:value="0.47739514708519" calcext:value-type="float">
            <text:p>0,47739514708519</text:p>
          </table:table-cell>
          <table:table-cell office:value-type="float" office:value="0.56194144487381" calcext:value-type="float">
            <text:p>0,56194144487381</text:p>
          </table:table-cell>
          <table:table-cell office:value-type="float" office:value="0.540322303771973" calcext:value-type="float">
            <text:p>0,540322303771973</text:p>
          </table:table-cell>
          <table:table-cell office:value-type="float" office:value="0.479340583086014" calcext:value-type="float">
            <text:p>0,479340583086014</text:p>
          </table:table-cell>
          <table:table-cell office:value-type="float" office:value="0.474610954523087" calcext:value-type="float">
            <text:p>0,474610954523087</text:p>
          </table:table-cell>
          <table:table-cell office:value-type="float" office:value="0.479176372289658" calcext:value-type="float">
            <text:p>0,479176372289658</text:p>
          </table:table-cell>
          <table:table-cell office:value-type="float" office:value="0.616852581501007" calcext:value-type="float">
            <text:p>0,616852581501007</text:p>
          </table:table-cell>
          <table:table-cell office:value-type="float" office:value="0.513646900653839" calcext:value-type="float">
            <text:p>0,513646900653839</text:p>
          </table:table-cell>
        </table:table-row>
        <table:table-row table:style-name="ro1">
          <table:table-cell office:value-type="float" office:value="0.559155" calcext:value-type="float">
            <text:p>0,559155</text:p>
          </table:table-cell>
          <table:table-cell office:value-type="float" office:value="0.491790473461151" calcext:value-type="float">
            <text:p>0,491790473461151</text:p>
          </table:table-cell>
          <table:table-cell office:value-type="float" office:value="0.58481502532959" calcext:value-type="float">
            <text:p>0,58481502532959</text:p>
          </table:table-cell>
          <table:table-cell office:value-type="float" office:value="0.512100219726563" calcext:value-type="float">
            <text:p>0,512100219726563</text:p>
          </table:table-cell>
          <table:table-cell office:value-type="float" office:value="0.597554743289948" calcext:value-type="float">
            <text:p>0,597554743289948</text:p>
          </table:table-cell>
          <table:table-cell office:value-type="float" office:value="0.58096843957901" calcext:value-type="float">
            <text:p>0,58096843957901</text:p>
          </table:table-cell>
          <table:table-cell office:value-type="float" office:value="0.503320693969727" calcext:value-type="float">
            <text:p>0,503320693969727</text:p>
          </table:table-cell>
          <table:table-cell office:value-type="float" office:value="0.525025188922882" calcext:value-type="float">
            <text:p>0,525025188922882</text:p>
          </table:table-cell>
          <table:table-cell office:value-type="float" office:value="0.530735015869141" calcext:value-type="float">
            <text:p>0,530735015869141</text:p>
          </table:table-cell>
          <table:table-cell office:value-type="float" office:value="0.7147616147995" calcext:value-type="float">
            <text:p>0,7147616147995</text:p>
          </table:table-cell>
          <table:table-cell office:value-type="float" office:value="0.550481259822845" calcext:value-type="float">
            <text:p>0,550481259822845</text:p>
          </table:table-cell>
        </table:table-row>
        <table:table-row table:style-name="ro1">
          <table:table-cell office:value-type="float" office:value="0.569193" calcext:value-type="float">
            <text:p>0,569193</text:p>
          </table:table-cell>
          <table:table-cell office:value-type="float" office:value="0.522465229034424" calcext:value-type="float">
            <text:p>0,522465229034424</text:p>
          </table:table-cell>
          <table:table-cell office:value-type="float" office:value="0.608150839805603" calcext:value-type="float">
            <text:p>0,608150839805603</text:p>
          </table:table-cell>
          <table:table-cell office:value-type="float" office:value="0.497797697782517" calcext:value-type="float">
            <text:p>0,497797697782517</text:p>
          </table:table-cell>
          <table:table-cell office:value-type="float" office:value="0.556668341159821" calcext:value-type="float">
            <text:p>0,556668341159821</text:p>
          </table:table-cell>
          <table:table-cell office:value-type="float" office:value="0.572518527507782" calcext:value-type="float">
            <text:p>0,572518527507782</text:p>
          </table:table-cell>
          <table:table-cell office:value-type="float" office:value="0.525101721286774" calcext:value-type="float">
            <text:p>0,525101721286774</text:p>
          </table:table-cell>
          <table:table-cell office:value-type="float" office:value="0.552037119865418" calcext:value-type="float">
            <text:p>0,552037119865418</text:p>
          </table:table-cell>
          <table:table-cell office:value-type="float" office:value="0.586764931678772" calcext:value-type="float">
            <text:p>0,586764931678772</text:p>
          </table:table-cell>
          <table:table-cell office:value-type="float" office:value="0.692286610603333" calcext:value-type="float">
            <text:p>0,692286610603333</text:p>
          </table:table-cell>
          <table:table-cell office:value-type="float" office:value="0.578140914440155" calcext:value-type="float">
            <text:p>0,578140914440155</text:p>
          </table:table-cell>
        </table:table-row>
        <table:table-row table:style-name="ro1">
          <table:table-cell office:value-type="float" office:value="0.7551" calcext:value-type="float">
            <text:p>0,7551</text:p>
          </table:table-cell>
          <table:table-cell office:value-type="float" office:value="0.706648349761963" calcext:value-type="float">
            <text:p>0,706648349761963</text:p>
          </table:table-cell>
          <table:table-cell office:value-type="float" office:value="0.813906192779541" calcext:value-type="float">
            <text:p>0,813906192779541</text:p>
          </table:table-cell>
          <table:table-cell office:value-type="float" office:value="0.682132542133331" calcext:value-type="float">
            <text:p>0,682132542133331</text:p>
          </table:table-cell>
          <table:table-cell office:value-type="float" office:value="0.704227328300476" calcext:value-type="float">
            <text:p>0,704227328300476</text:p>
          </table:table-cell>
          <table:table-cell office:value-type="float" office:value="0.742665886878967" calcext:value-type="float">
            <text:p>0,742665886878967</text:p>
          </table:table-cell>
          <table:table-cell office:value-type="float" office:value="0.694042146205902" calcext:value-type="float">
            <text:p>0,694042146205902</text:p>
          </table:table-cell>
          <table:table-cell office:value-type="float" office:value="0.752386927604675" calcext:value-type="float">
            <text:p>0,752386927604675</text:p>
          </table:table-cell>
          <table:table-cell office:value-type="float" office:value="0.806210160255432" calcext:value-type="float">
            <text:p>0,806210160255432</text:p>
          </table:table-cell>
          <table:table-cell office:value-type="float" office:value="0.907197654247284" calcext:value-type="float">
            <text:p>0,907197654247284</text:p>
          </table:table-cell>
          <table:table-cell office:value-type="float" office:value="0.741587042808533" calcext:value-type="float">
            <text:p>0,741587042808533</text:p>
          </table:table-cell>
        </table:table-row>
        <table:table-row table:style-name="ro1">
          <table:table-cell office:value-type="float" office:value="0.890142" calcext:value-type="float">
            <text:p>0,890142</text:p>
          </table:table-cell>
          <table:table-cell office:value-type="float" office:value="0.850973606109619" calcext:value-type="float">
            <text:p>0,850973606109619</text:p>
          </table:table-cell>
          <table:table-cell office:value-type="float" office:value="0.971633434295654" calcext:value-type="float">
            <text:p>0,971633434295654</text:p>
          </table:table-cell>
          <table:table-cell office:value-type="float" office:value="0.868259489536285" calcext:value-type="float">
            <text:p>0,868259489536285</text:p>
          </table:table-cell>
          <table:table-cell office:value-type="float" office:value="0.794251203536987" calcext:value-type="float">
            <text:p>0,794251203536987</text:p>
          </table:table-cell>
          <table:table-cell office:value-type="float" office:value="0.841898858547211" calcext:value-type="float">
            <text:p>0,841898858547211</text:p>
          </table:table-cell>
          <table:table-cell office:value-type="float" office:value="0.831161141395569" calcext:value-type="float">
            <text:p>0,831161141395569</text:p>
          </table:table-cell>
          <table:table-cell office:value-type="float" office:value="0.930411159992218" calcext:value-type="float">
            <text:p>0,930411159992218</text:p>
          </table:table-cell>
          <table:table-cell office:value-type="float" office:value="0.935495793819428" calcext:value-type="float">
            <text:p>0,935495793819428</text:p>
          </table:table-cell>
          <table:table-cell office:value-type="float" office:value="1.00042188167572" calcext:value-type="float">
            <text:p>1,00042188167572</text:p>
          </table:table-cell>
          <table:table-cell office:value-type="float" office:value="0.876914024353027" calcext:value-type="float">
            <text:p>0,876914024353027</text:p>
          </table:table-cell>
        </table:table-row>
        <table:table-row table:style-name="ro1">
          <table:table-cell office:value-type="float" office:value="0.890297" calcext:value-type="float">
            <text:p>0,890297</text:p>
          </table:table-cell>
          <table:table-cell office:value-type="float" office:value="0.833490014076233" calcext:value-type="float">
            <text:p>0,833490014076233</text:p>
          </table:table-cell>
          <table:table-cell office:value-type="float" office:value="0.930064260959625" calcext:value-type="float">
            <text:p>0,930064260959625</text:p>
          </table:table-cell>
          <table:table-cell office:value-type="float" office:value="0.854384422302246" calcext:value-type="float">
            <text:p>0,854384422302246</text:p>
          </table:table-cell>
          <table:table-cell office:value-type="float" office:value="0.82356733083725" calcext:value-type="float">
            <text:p>0,82356733083725</text:p>
          </table:table-cell>
          <table:table-cell office:value-type="float" office:value="0.868871450424194" calcext:value-type="float">
            <text:p>0,868871450424194</text:p>
          </table:table-cell>
          <table:table-cell office:value-type="float" office:value="0.82899534702301" calcext:value-type="float">
            <text:p>0,82899534702301</text:p>
          </table:table-cell>
          <table:table-cell office:value-type="float" office:value="0.954374313354492" calcext:value-type="float">
            <text:p>0,954374313354492</text:p>
          </table:table-cell>
          <table:table-cell office:value-type="float" office:value="0.914005696773529" calcext:value-type="float">
            <text:p>0,914005696773529</text:p>
          </table:table-cell>
          <table:table-cell office:value-type="float" office:value="1.02958762645721" calcext:value-type="float">
            <text:p>1,02958762645721</text:p>
          </table:table-cell>
          <table:table-cell office:value-type="float" office:value="0.865627884864807" calcext:value-type="float">
            <text:p>0,865627884864807</text:p>
          </table:table-cell>
        </table:table-row>
        <table:table-row table:style-name="ro1">
          <table:table-cell office:value-type="float" office:value="0.815064" calcext:value-type="float">
            <text:p>0,815064</text:p>
          </table:table-cell>
          <table:table-cell office:value-type="float" office:value="0.756798982620239" calcext:value-type="float">
            <text:p>0,756798982620239</text:p>
          </table:table-cell>
          <table:table-cell office:value-type="float" office:value="0.799387156963348" calcext:value-type="float">
            <text:p>0,799387156963348</text:p>
          </table:table-cell>
          <table:table-cell office:value-type="float" office:value="0.745722055435181" calcext:value-type="float">
            <text:p>0,745722055435181</text:p>
          </table:table-cell>
          <table:table-cell office:value-type="float" office:value="0.725321531295776" calcext:value-type="float">
            <text:p>0,725321531295776</text:p>
          </table:table-cell>
          <table:table-cell office:value-type="float" office:value="0.815069377422333" calcext:value-type="float">
            <text:p>0,815069377422333</text:p>
          </table:table-cell>
          <table:table-cell office:value-type="float" office:value="0.745388507843018" calcext:value-type="float">
            <text:p>0,745388507843018</text:p>
          </table:table-cell>
          <table:table-cell office:value-type="float" office:value="0.990138530731201" calcext:value-type="float">
            <text:p>0,990138530731201</text:p>
          </table:table-cell>
          <table:table-cell office:value-type="float" office:value="0.797007918357849" calcext:value-type="float">
            <text:p>0,797007918357849</text:p>
          </table:table-cell>
          <table:table-cell office:value-type="float" office:value="1.0070606470108" calcext:value-type="float">
            <text:p>1,0070606470108</text:p>
          </table:table-cell>
          <table:table-cell office:value-type="float" office:value="0.768745243549347" calcext:value-type="float">
            <text:p>0,768745243549347</text:p>
          </table:table-cell>
        </table:table-row>
        <table:table-row table:style-name="ro1">
          <table:table-cell office:value-type="float" office:value="1.05954" calcext:value-type="float">
            <text:p>1,05954</text:p>
          </table:table-cell>
          <table:table-cell office:value-type="float" office:value="1.00587379932404" calcext:value-type="float">
            <text:p>1,00587379932404</text:p>
          </table:table-cell>
          <table:table-cell office:value-type="float" office:value="0.802364587783814" calcext:value-type="float">
            <text:p>0,802364587783814</text:p>
          </table:table-cell>
          <table:table-cell office:value-type="float" office:value="0.790246427059174" calcext:value-type="float">
            <text:p>0,790246427059174</text:p>
          </table:table-cell>
          <table:table-cell office:value-type="float" office:value="0.897657036781311" calcext:value-type="float">
            <text:p>0,897657036781311</text:p>
          </table:table-cell>
          <table:table-cell office:value-type="float" office:value="0.82983136177063" calcext:value-type="float">
            <text:p>0,82983136177063</text:p>
          </table:table-cell>
          <table:table-cell office:value-type="float" office:value="0.817120313644409" calcext:value-type="float">
            <text:p>0,817120313644409</text:p>
          </table:table-cell>
          <table:table-cell office:value-type="float" office:value="1.89728367328644" calcext:value-type="float">
            <text:p>1,89728367328644</text:p>
          </table:table-cell>
          <table:table-cell office:value-type="float" office:value="0.908897280693054" calcext:value-type="float">
            <text:p>0,908897280693054</text:p>
          </table:table-cell>
          <table:table-cell office:value-type="float" office:value="1.7243400812149" calcext:value-type="float">
            <text:p>1,7243400812149</text:p>
          </table:table-cell>
          <table:table-cell office:value-type="float" office:value="0.921822547912598" calcext:value-type="float">
            <text:p>0,921822547912598</text:p>
          </table:table-cell>
        </table:table-row>
        <table:table-row table:style-name="ro1">
          <table:table-cell office:value-type="float" office:value="1.40346" calcext:value-type="float">
            <text:p>1,40346</text:p>
          </table:table-cell>
          <table:table-cell office:value-type="float" office:value="1.66377091407776" calcext:value-type="float">
            <text:p>1,66377091407776</text:p>
          </table:table-cell>
          <table:table-cell office:value-type="float" office:value="0.903945624828339" calcext:value-type="float">
            <text:p>0,903945624828339</text:p>
          </table:table-cell>
          <table:table-cell office:value-type="float" office:value="0.873204410076141" calcext:value-type="float">
            <text:p>0,873204410076141</text:p>
          </table:table-cell>
          <table:table-cell office:value-type="float" office:value="1.34428310394287" calcext:value-type="float">
            <text:p>1,34428310394287</text:p>
          </table:table-cell>
          <table:table-cell office:value-type="float" office:value="1.28764247894287" calcext:value-type="float">
            <text:p>1,28764247894287</text:p>
          </table:table-cell>
          <table:table-cell office:value-type="float" office:value="0.988417744636536" calcext:value-type="float">
            <text:p>0,988417744636536</text:p>
          </table:table-cell>
          <table:table-cell office:value-type="float" office:value="2.14366364479065" calcext:value-type="float">
            <text:p>2,14366364479065</text:p>
          </table:table-cell>
          <table:table-cell office:value-type="float" office:value="1.45815813541412" calcext:value-type="float">
            <text:p>1,45815813541412</text:p>
          </table:table-cell>
          <table:table-cell office:value-type="float" office:value="2.05223393440247" calcext:value-type="float">
            <text:p>2,05223393440247</text:p>
          </table:table-cell>
          <table:table-cell office:value-type="float" office:value="1.31924331188202" calcext:value-type="float">
            <text:p>1,31924331188202</text:p>
          </table:table-cell>
        </table:table-row>
        <table:table-row table:style-name="ro1">
          <table:table-cell office:value-type="float" office:value="2.46896" calcext:value-type="float">
            <text:p>2,46896</text:p>
          </table:table-cell>
          <table:table-cell office:value-type="float" office:value="2.90504622459412" calcext:value-type="float">
            <text:p>2,90504622459412</text:p>
          </table:table-cell>
          <table:table-cell office:value-type="float" office:value="1.52488923072815" calcext:value-type="float">
            <text:p>1,52488923072815</text:p>
          </table:table-cell>
          <table:table-cell office:value-type="float" office:value="1.33003211021423" calcext:value-type="float">
            <text:p>1,33003211021423</text:p>
          </table:table-cell>
          <table:table-cell office:value-type="float" office:value="2.52189683914185" calcext:value-type="float">
            <text:p>2,52189683914185</text:p>
          </table:table-cell>
          <table:table-cell office:value-type="float" office:value="2.0042028427124" calcext:value-type="float">
            <text:p>2,0042028427124</text:p>
          </table:table-cell>
          <table:table-cell office:value-type="float" office:value="1.62909209728241" calcext:value-type="float">
            <text:p>1,62909209728241</text:p>
          </table:table-cell>
          <table:table-cell office:value-type="float" office:value="3.57991576194763" calcext:value-type="float">
            <text:p>3,57991576194763</text:p>
          </table:table-cell>
          <table:table-cell office:value-type="float" office:value="3.15143299102783" calcext:value-type="float">
            <text:p>3,15143299102783</text:p>
          </table:table-cell>
          <table:table-cell office:value-type="float" office:value="3.59289050102234" calcext:value-type="float">
            <text:p>3,59289050102234</text:p>
          </table:table-cell>
          <table:table-cell office:value-type="float" office:value="2.45021224021912" calcext:value-type="float">
            <text:p>2,45021224021912</text:p>
          </table:table-cell>
        </table:table-row>
      </table:table>
      <table:table table:name="xlae_rmsf" table:style-name="ta1"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 office:value-type="float" office:value="8.83805" calcext:value-type="float">
            <text:p>8,83805</text:p>
          </table:table-cell>
          <table:table-cell office:value-type="float" office:value="6.92843580245972" calcext:value-type="float">
            <text:p>6,92843580245972</text:p>
          </table:table-cell>
          <table:table-cell office:value-type="float" office:value="9.80794429779053" calcext:value-type="float">
            <text:p>9,80794429779053</text:p>
          </table:table-cell>
          <table:table-cell office:value-type="float" office:value="5.16807556152344" calcext:value-type="float">
            <text:p>5,16807556152344</text:p>
          </table:table-cell>
          <table:table-cell office:value-type="float" office:value="8.24826431274414" calcext:value-type="float">
            <text:p>8,24826431274414</text:p>
          </table:table-cell>
          <table:table-cell office:value-type="float" office:value="9.65329551696777" calcext:value-type="float">
            <text:p>9,65329551696777</text:p>
          </table:table-cell>
          <table:table-cell office:value-type="float" office:value="9.44056987762451" calcext:value-type="float">
            <text:p>9,44056987762451</text:p>
          </table:table-cell>
          <table:table-cell office:value-type="float" office:value="10.9311265945435" calcext:value-type="float">
            <text:p>10,9311265945435</text:p>
          </table:table-cell>
          <table:table-cell office:value-type="float" office:value="11.2055568695068" calcext:value-type="float">
            <text:p>11,2055568695068</text:p>
          </table:table-cell>
          <table:table-cell office:value-type="float" office:value="9.98278427124023" calcext:value-type="float">
            <text:p>9,98278427124023</text:p>
          </table:table-cell>
          <table:table-cell office:value-type="float" office:value="7.0144624710083" calcext:value-type="float">
            <text:p>7,0144624710083</text:p>
          </table:table-cell>
        </table:table-row>
        <table:table-row table:style-name="ro1">
          <table:table-cell office:value-type="float" office:value="7.13088" calcext:value-type="float">
            <text:p>7,13088</text:p>
          </table:table-cell>
          <table:table-cell office:value-type="float" office:value="5.79907989501953" calcext:value-type="float">
            <text:p>5,79907989501953</text:p>
          </table:table-cell>
          <table:table-cell office:value-type="float" office:value="7.46915531158447" calcext:value-type="float">
            <text:p>7,46915531158447</text:p>
          </table:table-cell>
          <table:table-cell office:value-type="float" office:value="3.91215229034424" calcext:value-type="float">
            <text:p>3,91215229034424</text:p>
          </table:table-cell>
          <table:table-cell office:value-type="float" office:value="7.5274806022644" calcext:value-type="float">
            <text:p>7,5274806022644</text:p>
          </table:table-cell>
          <table:table-cell office:value-type="float" office:value="7.50821256637573" calcext:value-type="float">
            <text:p>7,50821256637573</text:p>
          </table:table-cell>
          <table:table-cell office:value-type="float" office:value="7.58728742599487" calcext:value-type="float">
            <text:p>7,58728742599487</text:p>
          </table:table-cell>
          <table:table-cell office:value-type="float" office:value="9.08860778808594" calcext:value-type="float">
            <text:p>9,08860778808594</text:p>
          </table:table-cell>
          <table:table-cell office:value-type="float" office:value="8.62340068817139" calcext:value-type="float">
            <text:p>8,62340068817139</text:p>
          </table:table-cell>
          <table:table-cell office:value-type="float" office:value="8.48927974700928" calcext:value-type="float">
            <text:p>8,48927974700928</text:p>
          </table:table-cell>
          <table:table-cell office:value-type="float" office:value="5.30413436889648" calcext:value-type="float">
            <text:p>5,30413436889648</text:p>
          </table:table-cell>
        </table:table-row>
        <table:table-row table:style-name="ro1">
          <table:table-cell office:value-type="float" office:value="5.95926" calcext:value-type="float">
            <text:p>5,95926</text:p>
          </table:table-cell>
          <table:table-cell office:value-type="float" office:value="5.0364875793457" calcext:value-type="float">
            <text:p>5,0364875793457</text:p>
          </table:table-cell>
          <table:table-cell office:value-type="float" office:value="6.19563436508179" calcext:value-type="float">
            <text:p>6,19563436508179</text:p>
          </table:table-cell>
          <table:table-cell office:value-type="float" office:value="2.81443047523499" calcext:value-type="float">
            <text:p>2,81443047523499</text:p>
          </table:table-cell>
          <table:table-cell office:value-type="float" office:value="6.06930589675903" calcext:value-type="float">
            <text:p>6,06930589675903</text:p>
          </table:table-cell>
          <table:table-cell office:value-type="float" office:value="6.53445243835449" calcext:value-type="float">
            <text:p>6,53445243835449</text:p>
          </table:table-cell>
          <table:table-cell office:value-type="float" office:value="5.6574649810791" calcext:value-type="float">
            <text:p>5,6574649810791</text:p>
          </table:table-cell>
          <table:table-cell office:value-type="float" office:value="7.82269382476807" calcext:value-type="float">
            <text:p>7,82269382476807</text:p>
          </table:table-cell>
          <table:table-cell office:value-type="float" office:value="7.37299680709839" calcext:value-type="float">
            <text:p>7,37299680709839</text:p>
          </table:table-cell>
          <table:table-cell office:value-type="float" office:value="7.45979118347168" calcext:value-type="float">
            <text:p>7,45979118347168</text:p>
          </table:table-cell>
          <table:table-cell office:value-type="float" office:value="4.62935066223145" calcext:value-type="float">
            <text:p>4,62935066223145</text:p>
          </table:table-cell>
        </table:table-row>
        <table:table-row table:style-name="ro1">
          <table:table-cell office:value-type="float" office:value="4.2859" calcext:value-type="float">
            <text:p>4,2859</text:p>
          </table:table-cell>
          <table:table-cell office:value-type="float" office:value="3.35468912124634" calcext:value-type="float">
            <text:p>3,35468912124634</text:p>
          </table:table-cell>
          <table:table-cell office:value-type="float" office:value="4.06335830688477" calcext:value-type="float">
            <text:p>4,06335830688477</text:p>
          </table:table-cell>
          <table:table-cell office:value-type="float" office:value="1.6524646282196" calcext:value-type="float">
            <text:p>1,6524646282196</text:p>
          </table:table-cell>
          <table:table-cell office:value-type="float" office:value="3.95163774490356" calcext:value-type="float">
            <text:p>3,95163774490356</text:p>
          </table:table-cell>
          <table:table-cell office:value-type="float" office:value="5.59881973266602" calcext:value-type="float">
            <text:p>5,59881973266602</text:p>
          </table:table-cell>
          <table:table-cell office:value-type="float" office:value="3.2166051864624" calcext:value-type="float">
            <text:p>3,2166051864624</text:p>
          </table:table-cell>
          <table:table-cell office:value-type="float" office:value="5.95588970184326" calcext:value-type="float">
            <text:p>5,95588970184326</text:p>
          </table:table-cell>
          <table:table-cell office:value-type="float" office:value="5.52635002136231" calcext:value-type="float">
            <text:p>5,52635002136231</text:p>
          </table:table-cell>
          <table:table-cell office:value-type="float" office:value="5.87751197814941" calcext:value-type="float">
            <text:p>5,87751197814941</text:p>
          </table:table-cell>
          <table:table-cell office:value-type="float" office:value="3.66165232658386" calcext:value-type="float">
            <text:p>3,66165232658386</text:p>
          </table:table-cell>
        </table:table-row>
        <table:table-row table:style-name="ro1">
          <table:table-cell office:value-type="float" office:value="2.86193" calcext:value-type="float">
            <text:p>2,86193</text:p>
          </table:table-cell>
          <table:table-cell office:value-type="float" office:value="2.18194317817688" calcext:value-type="float">
            <text:p>2,18194317817688</text:p>
          </table:table-cell>
          <table:table-cell office:value-type="float" office:value="2.01382422447205" calcext:value-type="float">
            <text:p>2,01382422447205</text:p>
          </table:table-cell>
          <table:table-cell office:value-type="float" office:value="1.43125224113464" calcext:value-type="float">
            <text:p>1,43125224113464</text:p>
          </table:table-cell>
          <table:table-cell office:value-type="float" office:value="2.79181051254272" calcext:value-type="float">
            <text:p>2,79181051254272</text:p>
          </table:table-cell>
          <table:table-cell office:value-type="float" office:value="4.02193164825439" calcext:value-type="float">
            <text:p>4,02193164825439</text:p>
          </table:table-cell>
          <table:table-cell office:value-type="float" office:value="1.63451933860779" calcext:value-type="float">
            <text:p>1,63451933860779</text:p>
          </table:table-cell>
          <table:table-cell office:value-type="float" office:value="4.09002542495728" calcext:value-type="float">
            <text:p>4,09002542495728</text:p>
          </table:table-cell>
          <table:table-cell office:value-type="float" office:value="3.8151957988739" calcext:value-type="float">
            <text:p>3,8151957988739</text:p>
          </table:table-cell>
          <table:table-cell office:value-type="float" office:value="4.48007869720459" calcext:value-type="float">
            <text:p>4,48007869720459</text:p>
          </table:table-cell>
          <table:table-cell office:value-type="float" office:value="2.15874528884888" calcext:value-type="float">
            <text:p>2,15874528884888</text:p>
          </table:table-cell>
        </table:table-row>
        <table:table-row table:style-name="ro1">
          <table:table-cell office:value-type="float" office:value="2.25889" calcext:value-type="float">
            <text:p>2,25889</text:p>
          </table:table-cell>
          <table:table-cell office:value-type="float" office:value="1.72094345092773" calcext:value-type="float">
            <text:p>1,72094345092773</text:p>
          </table:table-cell>
          <table:table-cell office:value-type="float" office:value="1.39899170398712" calcext:value-type="float">
            <text:p>1,39899170398712</text:p>
          </table:table-cell>
          <table:table-cell office:value-type="float" office:value="1.14586818218231" calcext:value-type="float">
            <text:p>1,14586818218231</text:p>
          </table:table-cell>
          <table:table-cell office:value-type="float" office:value="1.81231284141541" calcext:value-type="float">
            <text:p>1,81231284141541</text:p>
          </table:table-cell>
          <table:table-cell office:value-type="float" office:value="2.69620275497437" calcext:value-type="float">
            <text:p>2,69620275497437</text:p>
          </table:table-cell>
          <table:table-cell office:value-type="float" office:value="1.37141907215118" calcext:value-type="float">
            <text:p>1,37141907215118</text:p>
          </table:table-cell>
          <table:table-cell office:value-type="float" office:value="3.26335096359253" calcext:value-type="float">
            <text:p>3,26335096359253</text:p>
          </table:table-cell>
          <table:table-cell office:value-type="float" office:value="2.77467823028564" calcext:value-type="float">
            <text:p>2,77467823028564</text:p>
          </table:table-cell>
          <table:table-cell office:value-type="float" office:value="4.86526393890381" calcext:value-type="float">
            <text:p>4,86526393890381</text:p>
          </table:table-cell>
          <table:table-cell office:value-type="float" office:value="1.53989052772522" calcext:value-type="float">
            <text:p>1,53989052772522</text:p>
          </table:table-cell>
        </table:table-row>
        <table:table-row table:style-name="ro1">
          <table:table-cell office:value-type="float" office:value="1.50851" calcext:value-type="float">
            <text:p>1,50851</text:p>
          </table:table-cell>
          <table:table-cell office:value-type="float" office:value="1.1693639755249" calcext:value-type="float">
            <text:p>1,1693639755249</text:p>
          </table:table-cell>
          <table:table-cell office:value-type="float" office:value="0.98531049489975" calcext:value-type="float">
            <text:p>0,98531049489975</text:p>
          </table:table-cell>
          <table:table-cell office:value-type="float" office:value="1.07571744918823" calcext:value-type="float">
            <text:p>1,07571744918823</text:p>
          </table:table-cell>
          <table:table-cell office:value-type="float" office:value="0.982646048069" calcext:value-type="float">
            <text:p>0,982646048069</text:p>
          </table:table-cell>
          <table:table-cell office:value-type="float" office:value="1.46400833129883" calcext:value-type="float">
            <text:p>1,46400833129883</text:p>
          </table:table-cell>
          <table:table-cell office:value-type="float" office:value="0.940365552902222" calcext:value-type="float">
            <text:p>0,940365552902222</text:p>
          </table:table-cell>
          <table:table-cell office:value-type="float" office:value="1.7458975315094" calcext:value-type="float">
            <text:p>1,7458975315094</text:p>
          </table:table-cell>
          <table:table-cell office:value-type="float" office:value="2.03112864494324" calcext:value-type="float">
            <text:p>2,03112864494324</text:p>
          </table:table-cell>
          <table:table-cell office:value-type="float" office:value="3.7763569355011" calcext:value-type="float">
            <text:p>3,7763569355011</text:p>
          </table:table-cell>
          <table:table-cell office:value-type="float" office:value="0.914338529109955" calcext:value-type="float">
            <text:p>0,914338529109955</text:p>
          </table:table-cell>
        </table:table-row>
        <table:table-row table:style-name="ro1">
          <table:table-cell office:value-type="float" office:value="1.4735" calcext:value-type="float">
            <text:p>1,4735</text:p>
          </table:table-cell>
          <table:table-cell office:value-type="float" office:value="1.23094725608826" calcext:value-type="float">
            <text:p>1,23094725608826</text:p>
          </table:table-cell>
          <table:table-cell office:value-type="float" office:value="1.12761783599854" calcext:value-type="float">
            <text:p>1,12761783599854</text:p>
          </table:table-cell>
          <table:table-cell office:value-type="float" office:value="1.08712339401245" calcext:value-type="float">
            <text:p>1,08712339401245</text:p>
          </table:table-cell>
          <table:table-cell office:value-type="float" office:value="1.21878230571747" calcext:value-type="float">
            <text:p>1,21878230571747</text:p>
          </table:table-cell>
          <table:table-cell office:value-type="float" office:value="1.20577228069305" calcext:value-type="float">
            <text:p>1,20577228069305</text:p>
          </table:table-cell>
          <table:table-cell office:value-type="float" office:value="0.938097953796387" calcext:value-type="float">
            <text:p>0,938097953796387</text:p>
          </table:table-cell>
          <table:table-cell office:value-type="float" office:value="1.43931615352631" calcext:value-type="float">
            <text:p>1,43931615352631</text:p>
          </table:table-cell>
          <table:table-cell office:value-type="float" office:value="2.4854953289032" calcext:value-type="float">
            <text:p>2,4854953289032</text:p>
          </table:table-cell>
          <table:table-cell office:value-type="float" office:value="2.99745512008667" calcext:value-type="float">
            <text:p>2,99745512008667</text:p>
          </table:table-cell>
          <table:table-cell office:value-type="float" office:value="1.00439620018005" calcext:value-type="float">
            <text:p>1,00439620018005</text:p>
          </table:table-cell>
        </table:table-row>
        <table:table-row table:style-name="ro1">
          <table:table-cell office:value-type="float" office:value="1.1768" calcext:value-type="float">
            <text:p>1,1768</text:p>
          </table:table-cell>
          <table:table-cell office:value-type="float" office:value="0.946662724018097" calcext:value-type="float">
            <text:p>0,946662724018097</text:p>
          </table:table-cell>
          <table:table-cell office:value-type="float" office:value="0.839806795120239" calcext:value-type="float">
            <text:p>0,839806795120239</text:p>
          </table:table-cell>
          <table:table-cell office:value-type="float" office:value="0.793680012226105" calcext:value-type="float">
            <text:p>0,793680012226105</text:p>
          </table:table-cell>
          <table:table-cell office:value-type="float" office:value="1.04371201992035" calcext:value-type="float">
            <text:p>1,04371201992035</text:p>
          </table:table-cell>
          <table:table-cell office:value-type="float" office:value="1.53315305709839" calcext:value-type="float">
            <text:p>1,53315305709839</text:p>
          </table:table-cell>
          <table:table-cell office:value-type="float" office:value="0.745951533317566" calcext:value-type="float">
            <text:p>0,745951533317566</text:p>
          </table:table-cell>
          <table:table-cell office:value-type="float" office:value="0.959161221981049" calcext:value-type="float">
            <text:p>0,959161221981049</text:p>
          </table:table-cell>
          <table:table-cell office:value-type="float" office:value="1.96512544155121" calcext:value-type="float">
            <text:p>1,96512544155121</text:p>
          </table:table-cell>
          <table:table-cell office:value-type="float" office:value="2.02848052978516" calcext:value-type="float">
            <text:p>2,02848052978516</text:p>
          </table:table-cell>
          <table:table-cell office:value-type="float" office:value="0.912273943424225" calcext:value-type="float">
            <text:p>0,912273943424225</text:p>
          </table:table-cell>
        </table:table-row>
        <table:table-row table:style-name="ro1">
          <table:table-cell office:value-type="float" office:value="1.11926" calcext:value-type="float">
            <text:p>1,11926</text:p>
          </table:table-cell>
          <table:table-cell office:value-type="float" office:value="0.947717607021332" calcext:value-type="float">
            <text:p>0,947717607021332</text:p>
          </table:table-cell>
          <table:table-cell office:value-type="float" office:value="0.760862767696381" calcext:value-type="float">
            <text:p>0,760862767696381</text:p>
          </table:table-cell>
          <table:table-cell office:value-type="float" office:value="0.731694340705872" calcext:value-type="float">
            <text:p>0,731694340705872</text:p>
          </table:table-cell>
          <table:table-cell office:value-type="float" office:value="0.973176956176758" calcext:value-type="float">
            <text:p>0,973176956176758</text:p>
          </table:table-cell>
          <table:table-cell office:value-type="float" office:value="1.32473540306091" calcext:value-type="float">
            <text:p>1,32473540306091</text:p>
          </table:table-cell>
          <table:table-cell office:value-type="float" office:value="0.698088347911835" calcext:value-type="float">
            <text:p>0,698088347911835</text:p>
          </table:table-cell>
          <table:table-cell office:value-type="float" office:value="0.877886593341827" calcext:value-type="float">
            <text:p>0,877886593341827</text:p>
          </table:table-cell>
          <table:table-cell office:value-type="float" office:value="1.39062798023224" calcext:value-type="float">
            <text:p>1,39062798023224</text:p>
          </table:table-cell>
          <table:table-cell office:value-type="float" office:value="2.60725045204163" calcext:value-type="float">
            <text:p>2,60725045204163</text:p>
          </table:table-cell>
          <table:table-cell office:value-type="float" office:value="0.880573093891144" calcext:value-type="float">
            <text:p>0,880573093891144</text:p>
          </table:table-cell>
        </table:table-row>
        <table:table-row table:style-name="ro1">
          <table:table-cell office:value-type="float" office:value="1.45034" calcext:value-type="float">
            <text:p>1,45034</text:p>
          </table:table-cell>
          <table:table-cell office:value-type="float" office:value="1.17875158786774" calcext:value-type="float">
            <text:p>1,17875158786774</text:p>
          </table:table-cell>
          <table:table-cell office:value-type="float" office:value="0.875707268714905" calcext:value-type="float">
            <text:p>0,875707268714905</text:p>
          </table:table-cell>
          <table:table-cell office:value-type="float" office:value="0.836557567119598" calcext:value-type="float">
            <text:p>0,836557567119598</text:p>
          </table:table-cell>
          <table:table-cell office:value-type="float" office:value="1.15529346466064" calcext:value-type="float">
            <text:p>1,15529346466064</text:p>
          </table:table-cell>
          <table:table-cell office:value-type="float" office:value="1.98921394348145" calcext:value-type="float">
            <text:p>1,98921394348145</text:p>
          </table:table-cell>
          <table:table-cell office:value-type="float" office:value="0.859398484230042" calcext:value-type="float">
            <text:p>0,859398484230042</text:p>
          </table:table-cell>
          <table:table-cell office:value-type="float" office:value="1.00317561626434" calcext:value-type="float">
            <text:p>1,00317561626434</text:p>
          </table:table-cell>
          <table:table-cell office:value-type="float" office:value="1.44939732551575" calcext:value-type="float">
            <text:p>1,44939732551575</text:p>
          </table:table-cell>
          <table:table-cell office:value-type="float" office:value="4.1657133102417" calcext:value-type="float">
            <text:p>4,1657133102417</text:p>
          </table:table-cell>
          <table:table-cell office:value-type="float" office:value="0.990165054798126" calcext:value-type="float">
            <text:p>0,990165054798126</text:p>
          </table:table-cell>
        </table:table-row>
        <table:table-row table:style-name="ro1">
          <table:table-cell office:value-type="float" office:value="1.54632" calcext:value-type="float">
            <text:p>1,54632</text:p>
          </table:table-cell>
          <table:table-cell office:value-type="float" office:value="1.12717008590698" calcext:value-type="float">
            <text:p>1,12717008590698</text:p>
          </table:table-cell>
          <table:table-cell office:value-type="float" office:value="0.899446606636047" calcext:value-type="float">
            <text:p>0,899446606636047</text:p>
          </table:table-cell>
          <table:table-cell office:value-type="float" office:value="0.933959126472473" calcext:value-type="float">
            <text:p>0,933959126472473</text:p>
          </table:table-cell>
          <table:table-cell office:value-type="float" office:value="1.08730614185333" calcext:value-type="float">
            <text:p>1,08730614185333</text:p>
          </table:table-cell>
          <table:table-cell office:value-type="float" office:value="2.64482402801514" calcext:value-type="float">
            <text:p>2,64482402801514</text:p>
          </table:table-cell>
          <table:table-cell office:value-type="float" office:value="0.858122825622559" calcext:value-type="float">
            <text:p>0,858122825622559</text:p>
          </table:table-cell>
          <table:table-cell office:value-type="float" office:value="1.06223702430725" calcext:value-type="float">
            <text:p>1,06223702430725</text:p>
          </table:table-cell>
          <table:table-cell office:value-type="float" office:value="1.34940886497498" calcext:value-type="float">
            <text:p>1,34940886497498</text:p>
          </table:table-cell>
          <table:table-cell office:value-type="float" office:value="4.43462753295898" calcext:value-type="float">
            <text:p>4,43462753295898</text:p>
          </table:table-cell>
          <table:table-cell office:value-type="float" office:value="1.06608939170837" calcext:value-type="float">
            <text:p>1,06608939170837</text:p>
          </table:table-cell>
        </table:table-row>
        <table:table-row table:style-name="ro1">
          <table:table-cell office:value-type="float" office:value="1.50794" calcext:value-type="float">
            <text:p>1,50794</text:p>
          </table:table-cell>
          <table:table-cell office:value-type="float" office:value="1.06567621231079" calcext:value-type="float">
            <text:p>1,06567621231079</text:p>
          </table:table-cell>
          <table:table-cell office:value-type="float" office:value="0.887348532676697" calcext:value-type="float">
            <text:p>0,887348532676697</text:p>
          </table:table-cell>
          <table:table-cell office:value-type="float" office:value="0.930598199367523" calcext:value-type="float">
            <text:p>0,930598199367523</text:p>
          </table:table-cell>
          <table:table-cell office:value-type="float" office:value="1.03329825401306" calcext:value-type="float">
            <text:p>1,03329825401306</text:p>
          </table:table-cell>
          <table:table-cell office:value-type="float" office:value="3.13170003890991" calcext:value-type="float">
            <text:p>3,13170003890991</text:p>
          </table:table-cell>
          <table:table-cell office:value-type="float" office:value="0.839070439338684" calcext:value-type="float">
            <text:p>0,839070439338684</text:p>
          </table:table-cell>
          <table:table-cell office:value-type="float" office:value="1.10623681545258" calcext:value-type="float">
            <text:p>1,10623681545258</text:p>
          </table:table-cell>
          <table:table-cell office:value-type="float" office:value="1.89821922779083" calcext:value-type="float">
            <text:p>1,89821922779083</text:p>
          </table:table-cell>
          <table:table-cell office:value-type="float" office:value="3.21649932861328" calcext:value-type="float">
            <text:p>3,21649932861328</text:p>
          </table:table-cell>
          <table:table-cell office:value-type="float" office:value="0.970774531364441" calcext:value-type="float">
            <text:p>0,970774531364441</text:p>
          </table:table-cell>
        </table:table-row>
        <table:table-row table:style-name="ro1">
          <table:table-cell office:value-type="float" office:value="1.51542" calcext:value-type="float">
            <text:p>1,51542</text:p>
          </table:table-cell>
          <table:table-cell office:value-type="float" office:value="1.23958706855774" calcext:value-type="float">
            <text:p>1,23958706855774</text:p>
          </table:table-cell>
          <table:table-cell office:value-type="float" office:value="1.19919192790985" calcext:value-type="float">
            <text:p>1,19919192790985</text:p>
          </table:table-cell>
          <table:table-cell office:value-type="float" office:value="1.02908849716187" calcext:value-type="float">
            <text:p>1,02908849716187</text:p>
          </table:table-cell>
          <table:table-cell office:value-type="float" office:value="1.2208057641983" calcext:value-type="float">
            <text:p>1,2208057641983</text:p>
          </table:table-cell>
          <table:table-cell office:value-type="float" office:value="2.74010491371155" calcext:value-type="float">
            <text:p>2,74010491371155</text:p>
          </table:table-cell>
          <table:table-cell office:value-type="float" office:value="1.01848387718201" calcext:value-type="float">
            <text:p>1,01848387718201</text:p>
          </table:table-cell>
          <table:table-cell office:value-type="float" office:value="1.38557004928589" calcext:value-type="float">
            <text:p>1,38557004928589</text:p>
          </table:table-cell>
          <table:table-cell office:value-type="float" office:value="1.63709497451782" calcext:value-type="float">
            <text:p>1,63709497451782</text:p>
          </table:table-cell>
          <table:table-cell office:value-type="float" office:value="2.45354509353638" calcext:value-type="float">
            <text:p>2,45354509353638</text:p>
          </table:table-cell>
          <table:table-cell office:value-type="float" office:value="1.23072504997253" calcext:value-type="float">
            <text:p>1,23072504997253</text:p>
          </table:table-cell>
        </table:table-row>
        <table:table-row table:style-name="ro1">
          <table:table-cell office:value-type="float" office:value="1.38337" calcext:value-type="float">
            <text:p>1,38337</text:p>
          </table:table-cell>
          <table:table-cell office:value-type="float" office:value="1.26296770572662" calcext:value-type="float">
            <text:p>1,26296770572662</text:p>
          </table:table-cell>
          <table:table-cell office:value-type="float" office:value="1.32685375213623" calcext:value-type="float">
            <text:p>1,32685375213623</text:p>
          </table:table-cell>
          <table:table-cell office:value-type="float" office:value="1.04224514961243" calcext:value-type="float">
            <text:p>1,04224514961243</text:p>
          </table:table-cell>
          <table:table-cell office:value-type="float" office:value="1.37661743164063" calcext:value-type="float">
            <text:p>1,37661743164063</text:p>
          </table:table-cell>
          <table:table-cell office:value-type="float" office:value="1.9697892665863" calcext:value-type="float">
            <text:p>1,9697892665863</text:p>
          </table:table-cell>
          <table:table-cell office:value-type="float" office:value="1.12006092071533" calcext:value-type="float">
            <text:p>1,12006092071533</text:p>
          </table:table-cell>
          <table:table-cell office:value-type="float" office:value="1.32230472564697" calcext:value-type="float">
            <text:p>1,32230472564697</text:p>
          </table:table-cell>
          <table:table-cell office:value-type="float" office:value="1.38111114501953" calcext:value-type="float">
            <text:p>1,38111114501953</text:p>
          </table:table-cell>
          <table:table-cell office:value-type="float" office:value="1.87256276607513" calcext:value-type="float">
            <text:p>1,87256276607513</text:p>
          </table:table-cell>
          <table:table-cell office:value-type="float" office:value="1.15920889377594" calcext:value-type="float">
            <text:p>1,15920889377594</text:p>
          </table:table-cell>
        </table:table-row>
        <table:table-row table:style-name="ro1">
          <table:table-cell office:value-type="float" office:value="1.96981" calcext:value-type="float">
            <text:p>1,96981</text:p>
          </table:table-cell>
          <table:table-cell office:value-type="float" office:value="1.71561539173126" calcext:value-type="float">
            <text:p>1,71561539173126</text:p>
          </table:table-cell>
          <table:table-cell office:value-type="float" office:value="1.83990430831909" calcext:value-type="float">
            <text:p>1,83990430831909</text:p>
          </table:table-cell>
          <table:table-cell office:value-type="float" office:value="1.93253898620605" calcext:value-type="float">
            <text:p>1,93253898620605</text:p>
          </table:table-cell>
          <table:table-cell office:value-type="float" office:value="2.12486577033997" calcext:value-type="float">
            <text:p>2,12486577033997</text:p>
          </table:table-cell>
          <table:table-cell office:value-type="float" office:value="2.76291155815125" calcext:value-type="float">
            <text:p>2,76291155815125</text:p>
          </table:table-cell>
          <table:table-cell office:value-type="float" office:value="1.6578893661499" calcext:value-type="float">
            <text:p>1,6578893661499</text:p>
          </table:table-cell>
          <table:table-cell office:value-type="float" office:value="1.98082876205444" calcext:value-type="float">
            <text:p>1,98082876205444</text:p>
          </table:table-cell>
          <table:table-cell office:value-type="float" office:value="1.72567427158356" calcext:value-type="float">
            <text:p>1,72567427158356</text:p>
          </table:table-cell>
          <table:table-cell office:value-type="float" office:value="2.31950736045837" calcext:value-type="float">
            <text:p>2,31950736045837</text:p>
          </table:table-cell>
          <table:table-cell office:value-type="float" office:value="1.63831984996796" calcext:value-type="float">
            <text:p>1,63831984996796</text:p>
          </table:table-cell>
        </table:table-row>
        <table:table-row table:style-name="ro1">
          <table:table-cell office:value-type="float" office:value="3.03693" calcext:value-type="float">
            <text:p>3,03693</text:p>
          </table:table-cell>
          <table:table-cell office:value-type="float" office:value="2.42059421539307" calcext:value-type="float">
            <text:p>2,42059421539307</text:p>
          </table:table-cell>
          <table:table-cell office:value-type="float" office:value="2.68474936485291" calcext:value-type="float">
            <text:p>2,68474936485291</text:p>
          </table:table-cell>
          <table:table-cell office:value-type="float" office:value="3.63332366943359" calcext:value-type="float">
            <text:p>3,63332366943359</text:p>
          </table:table-cell>
          <table:table-cell office:value-type="float" office:value="3.37000179290771" calcext:value-type="float">
            <text:p>3,37000179290771</text:p>
          </table:table-cell>
          <table:table-cell office:value-type="float" office:value="3.46257877349854" calcext:value-type="float">
            <text:p>3,46257877349854</text:p>
          </table:table-cell>
          <table:table-cell office:value-type="float" office:value="2.81389665603638" calcext:value-type="float">
            <text:p>2,81389665603638</text:p>
          </table:table-cell>
          <table:table-cell office:value-type="float" office:value="3.32767844200134" calcext:value-type="float">
            <text:p>3,32767844200134</text:p>
          </table:table-cell>
          <table:table-cell office:value-type="float" office:value="2.37898659706116" calcext:value-type="float">
            <text:p>2,37898659706116</text:p>
          </table:table-cell>
          <table:table-cell office:value-type="float" office:value="3.40150094032288" calcext:value-type="float">
            <text:p>3,40150094032288</text:p>
          </table:table-cell>
          <table:table-cell office:value-type="float" office:value="2.87596487998962" calcext:value-type="float">
            <text:p>2,87596487998962</text:p>
          </table:table-cell>
        </table:table-row>
        <table:table-row table:style-name="ro1">
          <table:table-cell office:value-type="float" office:value="3.77611" calcext:value-type="float">
            <text:p>3,77611</text:p>
          </table:table-cell>
          <table:table-cell office:value-type="float" office:value="3.01169157028198" calcext:value-type="float">
            <text:p>3,01169157028198</text:p>
          </table:table-cell>
          <table:table-cell office:value-type="float" office:value="4.66071510314941" calcext:value-type="float">
            <text:p>4,66071510314941</text:p>
          </table:table-cell>
          <table:table-cell office:value-type="float" office:value="4.33332109451294" calcext:value-type="float">
            <text:p>4,33332109451294</text:p>
          </table:table-cell>
          <table:table-cell office:value-type="float" office:value="3.64617800712585" calcext:value-type="float">
            <text:p>3,64617800712585</text:p>
          </table:table-cell>
          <table:table-cell office:value-type="float" office:value="3.63501405715942" calcext:value-type="float">
            <text:p>3,63501405715942</text:p>
          </table:table-cell>
          <table:table-cell office:value-type="float" office:value="3.04443955421448" calcext:value-type="float">
            <text:p>3,04443955421448</text:p>
          </table:table-cell>
          <table:table-cell office:value-type="float" office:value="4.19253921508789" calcext:value-type="float">
            <text:p>4,19253921508789</text:p>
          </table:table-cell>
          <table:table-cell office:value-type="float" office:value="3.02368140220642" calcext:value-type="float">
            <text:p>3,02368140220642</text:p>
          </table:table-cell>
          <table:table-cell office:value-type="float" office:value="4.22007608413696" calcext:value-type="float">
            <text:p>4,22007608413696</text:p>
          </table:table-cell>
          <table:table-cell office:value-type="float" office:value="3.99347853660583" calcext:value-type="float">
            <text:p>3,99347853660583</text:p>
          </table:table-cell>
        </table:table-row>
        <table:table-row table:style-name="ro1">
          <table:table-cell office:value-type="float" office:value="4.86396" calcext:value-type="float">
            <text:p>4,86396</text:p>
          </table:table-cell>
          <table:table-cell office:value-type="float" office:value="3.95498299598694" calcext:value-type="float">
            <text:p>3,95498299598694</text:p>
          </table:table-cell>
          <table:table-cell office:value-type="float" office:value="5.99462747573853" calcext:value-type="float">
            <text:p>5,99462747573853</text:p>
          </table:table-cell>
          <table:table-cell office:value-type="float" office:value="5.68292188644409" calcext:value-type="float">
            <text:p>5,68292188644409</text:p>
          </table:table-cell>
          <table:table-cell office:value-type="float" office:value="4.4212532043457" calcext:value-type="float">
            <text:p>4,4212532043457</text:p>
          </table:table-cell>
          <table:table-cell office:value-type="float" office:value="4.43617916107178" calcext:value-type="float">
            <text:p>4,43617916107178</text:p>
          </table:table-cell>
          <table:table-cell office:value-type="float" office:value="3.58068060874939" calcext:value-type="float">
            <text:p>3,58068060874939</text:p>
          </table:table-cell>
          <table:table-cell office:value-type="float" office:value="5.17939805984497" calcext:value-type="float">
            <text:p>5,17939805984497</text:p>
          </table:table-cell>
          <table:table-cell office:value-type="float" office:value="4.38641786575317" calcext:value-type="float">
            <text:p>4,38641786575317</text:p>
          </table:table-cell>
          <table:table-cell office:value-type="float" office:value="5.26082468032837" calcext:value-type="float">
            <text:p>5,26082468032837</text:p>
          </table:table-cell>
          <table:table-cell office:value-type="float" office:value="5.74228572845459" calcext:value-type="float">
            <text:p>5,74228572845459</text:p>
          </table:table-cell>
        </table:table-row>
        <table:table-row table:style-name="ro1">
          <table:table-cell office:value-type="float" office:value="5.46704" calcext:value-type="float">
            <text:p>5,46704</text:p>
          </table:table-cell>
          <table:table-cell office:value-type="float" office:value="4.43590974807739" calcext:value-type="float">
            <text:p>4,43590974807739</text:p>
          </table:table-cell>
          <table:table-cell office:value-type="float" office:value="5.87261867523193" calcext:value-type="float">
            <text:p>5,87261867523193</text:p>
          </table:table-cell>
          <table:table-cell office:value-type="float" office:value="6.41219711303711" calcext:value-type="float">
            <text:p>6,41219711303711</text:p>
          </table:table-cell>
          <table:table-cell office:value-type="float" office:value="4.81941604614258" calcext:value-type="float">
            <text:p>4,81941604614258</text:p>
          </table:table-cell>
          <table:table-cell office:value-type="float" office:value="4.7030873298645" calcext:value-type="float">
            <text:p>4,7030873298645</text:p>
          </table:table-cell>
          <table:table-cell office:value-type="float" office:value="4.87548875808716" calcext:value-type="float">
            <text:p>4,87548875808716</text:p>
          </table:table-cell>
          <table:table-cell office:value-type="float" office:value="5.50778245925903" calcext:value-type="float">
            <text:p>5,50778245925903</text:p>
          </table:table-cell>
          <table:table-cell office:value-type="float" office:value="5.47935056686401" calcext:value-type="float">
            <text:p>5,47935056686401</text:p>
          </table:table-cell>
          <table:table-cell office:value-type="float" office:value="5.9531626701355" calcext:value-type="float">
            <text:p>5,9531626701355</text:p>
          </table:table-cell>
          <table:table-cell office:value-type="float" office:value="6.61134624481201" calcext:value-type="float">
            <text:p>6,61134624481201</text:p>
          </table:table-cell>
        </table:table-row>
        <table:table-row table:style-name="ro1">
          <table:table-cell office:value-type="float" office:value="5.05978" calcext:value-type="float">
            <text:p>5,05978</text:p>
          </table:table-cell>
          <table:table-cell office:value-type="float" office:value="4.12926387786865" calcext:value-type="float">
            <text:p>4,12926387786865</text:p>
          </table:table-cell>
          <table:table-cell office:value-type="float" office:value="4.60298204421997" calcext:value-type="float">
            <text:p>4,60298204421997</text:p>
          </table:table-cell>
          <table:table-cell office:value-type="float" office:value="5.30990266799927" calcext:value-type="float">
            <text:p>5,30990266799927</text:p>
          </table:table-cell>
          <table:table-cell office:value-type="float" office:value="4.62932968139648" calcext:value-type="float">
            <text:p>4,62932968139648</text:p>
          </table:table-cell>
          <table:table-cell office:value-type="float" office:value="4.3157000541687" calcext:value-type="float">
            <text:p>4,3157000541687</text:p>
          </table:table-cell>
          <table:table-cell office:value-type="float" office:value="5.88094234466553" calcext:value-type="float">
            <text:p>5,88094234466553</text:p>
          </table:table-cell>
          <table:table-cell office:value-type="float" office:value="5.63227033615112" calcext:value-type="float">
            <text:p>5,63227033615112</text:p>
          </table:table-cell>
          <table:table-cell office:value-type="float" office:value="4.91892242431641" calcext:value-type="float">
            <text:p>4,91892242431641</text:p>
          </table:table-cell>
          <table:table-cell office:value-type="float" office:value="5.38518047332764" calcext:value-type="float">
            <text:p>5,38518047332764</text:p>
          </table:table-cell>
          <table:table-cell office:value-type="float" office:value="5.79328393936157" calcext:value-type="float">
            <text:p>5,79328393936157</text:p>
          </table:table-cell>
        </table:table-row>
        <table:table-row table:style-name="ro1">
          <table:table-cell office:value-type="float" office:value="4.56072" calcext:value-type="float">
            <text:p>4,56072</text:p>
          </table:table-cell>
          <table:table-cell office:value-type="float" office:value="3.81409573554993" calcext:value-type="float">
            <text:p>3,81409573554993</text:p>
          </table:table-cell>
          <table:table-cell office:value-type="float" office:value="4.01211023330689" calcext:value-type="float">
            <text:p>4,01211023330689</text:p>
          </table:table-cell>
          <table:table-cell office:value-type="float" office:value="3.99026799201965" calcext:value-type="float">
            <text:p>3,99026799201965</text:p>
          </table:table-cell>
          <table:table-cell office:value-type="float" office:value="4.59813117980957" calcext:value-type="float">
            <text:p>4,59813117980957</text:p>
          </table:table-cell>
          <table:table-cell office:value-type="float" office:value="3.90513586997986" calcext:value-type="float">
            <text:p>3,90513586997986</text:p>
          </table:table-cell>
          <table:table-cell office:value-type="float" office:value="6.24865818023682" calcext:value-type="float">
            <text:p>6,24865818023682</text:p>
          </table:table-cell>
          <table:table-cell office:value-type="float" office:value="4.85078716278076" calcext:value-type="float">
            <text:p>4,85078716278076</text:p>
          </table:table-cell>
          <table:table-cell office:value-type="float" office:value="3.86504721641541" calcext:value-type="float">
            <text:p>3,86504721641541</text:p>
          </table:table-cell>
          <table:table-cell office:value-type="float" office:value="5.10188436508179" calcext:value-type="float">
            <text:p>5,10188436508179</text:p>
          </table:table-cell>
          <table:table-cell office:value-type="float" office:value="5.22104549407959" calcext:value-type="float">
            <text:p>5,22104549407959</text:p>
          </table:table-cell>
        </table:table-row>
        <table:table-row table:style-name="ro1">
          <table:table-cell office:value-type="float" office:value="3.48973" calcext:value-type="float">
            <text:p>3,48973</text:p>
          </table:table-cell>
          <table:table-cell office:value-type="float" office:value="3.36468482017517" calcext:value-type="float">
            <text:p>3,36468482017517</text:p>
          </table:table-cell>
          <table:table-cell office:value-type="float" office:value="3.28851127624512" calcext:value-type="float">
            <text:p>3,28851127624512</text:p>
          </table:table-cell>
          <table:table-cell office:value-type="float" office:value="2.8593475818634" calcext:value-type="float">
            <text:p>2,8593475818634</text:p>
          </table:table-cell>
          <table:table-cell office:value-type="float" office:value="3.81190776824951" calcext:value-type="float">
            <text:p>3,81190776824951</text:p>
          </table:table-cell>
          <table:table-cell office:value-type="float" office:value="3.06075620651245" calcext:value-type="float">
            <text:p>3,06075620651245</text:p>
          </table:table-cell>
          <table:table-cell office:value-type="float" office:value="4.50548553466797" calcext:value-type="float">
            <text:p>4,50548553466797</text:p>
          </table:table-cell>
          <table:table-cell office:value-type="float" office:value="3.39150643348694" calcext:value-type="float">
            <text:p>3,39150643348694</text:p>
          </table:table-cell>
          <table:table-cell office:value-type="float" office:value="2.91949582099915" calcext:value-type="float">
            <text:p>2,91949582099915</text:p>
          </table:table-cell>
          <table:table-cell office:value-type="float" office:value="3.87605404853821" calcext:value-type="float">
            <text:p>3,87605404853821</text:p>
          </table:table-cell>
          <table:table-cell office:value-type="float" office:value="3.81950378417969" calcext:value-type="float">
            <text:p>3,81950378417969</text:p>
          </table:table-cell>
        </table:table-row>
        <table:table-row table:style-name="ro1">
          <table:table-cell office:value-type="float" office:value="2.40574" calcext:value-type="float">
            <text:p>2,40574</text:p>
          </table:table-cell>
          <table:table-cell office:value-type="float" office:value="3.03551340103149" calcext:value-type="float">
            <text:p>3,03551340103149</text:p>
          </table:table-cell>
          <table:table-cell office:value-type="float" office:value="1.93762981891632" calcext:value-type="float">
            <text:p>1,93762981891632</text:p>
          </table:table-cell>
          <table:table-cell office:value-type="float" office:value="2.0557849407196" calcext:value-type="float">
            <text:p>2,0557849407196</text:p>
          </table:table-cell>
          <table:table-cell office:value-type="float" office:value="2.32597613334656" calcext:value-type="float">
            <text:p>2,32597613334656</text:p>
          </table:table-cell>
          <table:table-cell office:value-type="float" office:value="1.82576131820679" calcext:value-type="float">
            <text:p>1,82576131820679</text:p>
          </table:table-cell>
          <table:table-cell office:value-type="float" office:value="3.34647130966187" calcext:value-type="float">
            <text:p>3,34647130966187</text:p>
          </table:table-cell>
          <table:table-cell office:value-type="float" office:value="2.10467338562012" calcext:value-type="float">
            <text:p>2,10467338562012</text:p>
          </table:table-cell>
          <table:table-cell office:value-type="float" office:value="2.00599050521851" calcext:value-type="float">
            <text:p>2,00599050521851</text:p>
          </table:table-cell>
          <table:table-cell office:value-type="float" office:value="2.89736342430115" calcext:value-type="float">
            <text:p>2,89736342430115</text:p>
          </table:table-cell>
          <table:table-cell office:value-type="float" office:value="2.52228188514709" calcext:value-type="float">
            <text:p>2,52228188514709</text:p>
          </table:table-cell>
        </table:table-row>
        <table:table-row table:style-name="ro1">
          <table:table-cell office:value-type="float" office:value="1.66464" calcext:value-type="float">
            <text:p>1,66464</text:p>
          </table:table-cell>
          <table:table-cell office:value-type="float" office:value="1.64929044246674" calcext:value-type="float">
            <text:p>1,64929044246674</text:p>
          </table:table-cell>
          <table:table-cell office:value-type="float" office:value="1.71440362930298" calcext:value-type="float">
            <text:p>1,71440362930298</text:p>
          </table:table-cell>
          <table:table-cell office:value-type="float" office:value="1.30514323711395" calcext:value-type="float">
            <text:p>1,30514323711395</text:p>
          </table:table-cell>
          <table:table-cell office:value-type="float" office:value="1.81541931629181" calcext:value-type="float">
            <text:p>1,81541931629181</text:p>
          </table:table-cell>
          <table:table-cell office:value-type="float" office:value="1.83361411094666" calcext:value-type="float">
            <text:p>1,83361411094666</text:p>
          </table:table-cell>
          <table:table-cell office:value-type="float" office:value="1.46021568775177" calcext:value-type="float">
            <text:p>1,46021568775177</text:p>
          </table:table-cell>
          <table:table-cell office:value-type="float" office:value="1.57129788398743" calcext:value-type="float">
            <text:p>1,57129788398743</text:p>
          </table:table-cell>
          <table:table-cell office:value-type="float" office:value="1.68493282794952" calcext:value-type="float">
            <text:p>1,68493282794952</text:p>
          </table:table-cell>
          <table:table-cell office:value-type="float" office:value="2.0417628288269" calcext:value-type="float">
            <text:p>2,0417628288269</text:p>
          </table:table-cell>
          <table:table-cell office:value-type="float" office:value="1.57033658027649" calcext:value-type="float">
            <text:p>1,57033658027649</text:p>
          </table:table-cell>
        </table:table-row>
        <table:table-row table:style-name="ro1">
          <table:table-cell office:value-type="float" office:value="1.20669" calcext:value-type="float">
            <text:p>1,20669</text:p>
          </table:table-cell>
          <table:table-cell office:value-type="float" office:value="1.0806839466095" calcext:value-type="float">
            <text:p>1,0806839466095</text:p>
          </table:table-cell>
          <table:table-cell office:value-type="float" office:value="1.22812533378601" calcext:value-type="float">
            <text:p>1,22812533378601</text:p>
          </table:table-cell>
          <table:table-cell office:value-type="float" office:value="0.92475825548172" calcext:value-type="float">
            <text:p>0,92475825548172</text:p>
          </table:table-cell>
          <table:table-cell office:value-type="float" office:value="1.28573977947235" calcext:value-type="float">
            <text:p>1,28573977947235</text:p>
          </table:table-cell>
          <table:table-cell office:value-type="float" office:value="1.48762440681458" calcext:value-type="float">
            <text:p>1,48762440681458</text:p>
          </table:table-cell>
          <table:table-cell office:value-type="float" office:value="0.984510064125061" calcext:value-type="float">
            <text:p>0,984510064125061</text:p>
          </table:table-cell>
          <table:table-cell office:value-type="float" office:value="1.13982272148132" calcext:value-type="float">
            <text:p>1,13982272148132</text:p>
          </table:table-cell>
          <table:table-cell office:value-type="float" office:value="1.29088938236237" calcext:value-type="float">
            <text:p>1,29088938236237</text:p>
          </table:table-cell>
          <table:table-cell office:value-type="float" office:value="1.58868634700775" calcext:value-type="float">
            <text:p>1,58868634700775</text:p>
          </table:table-cell>
          <table:table-cell office:value-type="float" office:value="1.0560142993927" calcext:value-type="float">
            <text:p>1,0560142993927</text:p>
          </table:table-cell>
        </table:table-row>
        <table:table-row table:style-name="ro1">
          <table:table-cell office:value-type="float" office:value="1.14536" calcext:value-type="float">
            <text:p>1,14536</text:p>
          </table:table-cell>
          <table:table-cell office:value-type="float" office:value="0.996632695198059" calcext:value-type="float">
            <text:p>0,996632695198059</text:p>
          </table:table-cell>
          <table:table-cell office:value-type="float" office:value="1.35091888904572" calcext:value-type="float">
            <text:p>1,35091888904572</text:p>
          </table:table-cell>
          <table:table-cell office:value-type="float" office:value="0.896008014678955" calcext:value-type="float">
            <text:p>0,896008014678955</text:p>
          </table:table-cell>
          <table:table-cell office:value-type="float" office:value="1.3771378993988" calcext:value-type="float">
            <text:p>1,3771378993988</text:p>
          </table:table-cell>
          <table:table-cell office:value-type="float" office:value="1.46769547462463" calcext:value-type="float">
            <text:p>1,46769547462463</text:p>
          </table:table-cell>
          <table:table-cell office:value-type="float" office:value="0.971196949481964" calcext:value-type="float">
            <text:p>0,971196949481964</text:p>
          </table:table-cell>
          <table:table-cell office:value-type="float" office:value="1.11401033401489" calcext:value-type="float">
            <text:p>1,11401033401489</text:p>
          </table:table-cell>
          <table:table-cell office:value-type="float" office:value="1.14474427700043" calcext:value-type="float">
            <text:p>1,14474427700043</text:p>
          </table:table-cell>
          <table:table-cell office:value-type="float" office:value="1.23489212989807" calcext:value-type="float">
            <text:p>1,23489212989807</text:p>
          </table:table-cell>
          <table:table-cell office:value-type="float" office:value="0.900348663330078" calcext:value-type="float">
            <text:p>0,900348663330078</text:p>
          </table:table-cell>
        </table:table-row>
        <table:table-row table:style-name="ro1">
          <table:table-cell office:value-type="float" office:value="0.995522" calcext:value-type="float">
            <text:p>0,995522</text:p>
          </table:table-cell>
          <table:table-cell office:value-type="float" office:value="0.954214453697205" calcext:value-type="float">
            <text:p>0,954214453697205</text:p>
          </table:table-cell>
          <table:table-cell office:value-type="float" office:value="0.930086255073547" calcext:value-type="float">
            <text:p>0,930086255073547</text:p>
          </table:table-cell>
          <table:table-cell office:value-type="float" office:value="0.866359233856201" calcext:value-type="float">
            <text:p>0,866359233856201</text:p>
          </table:table-cell>
          <table:table-cell office:value-type="float" office:value="1.19280397891998" calcext:value-type="float">
            <text:p>1,19280397891998</text:p>
          </table:table-cell>
          <table:table-cell office:value-type="float" office:value="1.24194157123566" calcext:value-type="float">
            <text:p>1,24194157123566</text:p>
          </table:table-cell>
          <table:table-cell office:value-type="float" office:value="0.794897794723511" calcext:value-type="float">
            <text:p>0,794897794723511</text:p>
          </table:table-cell>
          <table:table-cell office:value-type="float" office:value="1.0359046459198" calcext:value-type="float">
            <text:p>1,0359046459198</text:p>
          </table:table-cell>
          <table:table-cell office:value-type="float" office:value="1.07745039463043" calcext:value-type="float">
            <text:p>1,07745039463043</text:p>
          </table:table-cell>
          <table:table-cell office:value-type="float" office:value="1.00898039340973" calcext:value-type="float">
            <text:p>1,00898039340973</text:p>
          </table:table-cell>
          <table:table-cell office:value-type="float" office:value="0.852576613426209" calcext:value-type="float">
            <text:p>0,852576613426209</text:p>
          </table:table-cell>
        </table:table-row>
        <table:table-row table:style-name="ro1">
          <table:table-cell office:value-type="float" office:value="1.19195" calcext:value-type="float">
            <text:p>1,19195</text:p>
          </table:table-cell>
          <table:table-cell office:value-type="float" office:value="1.15010094642639" calcext:value-type="float">
            <text:p>1,15010094642639</text:p>
          </table:table-cell>
          <table:table-cell office:value-type="float" office:value="1.01829314231873" calcext:value-type="float">
            <text:p>1,01829314231873</text:p>
          </table:table-cell>
          <table:table-cell office:value-type="float" office:value="1.11467564105988" calcext:value-type="float">
            <text:p>1,11467564105988</text:p>
          </table:table-cell>
          <table:table-cell office:value-type="float" office:value="1.41981542110443" calcext:value-type="float">
            <text:p>1,41981542110443</text:p>
          </table:table-cell>
          <table:table-cell office:value-type="float" office:value="1.39170527458191" calcext:value-type="float">
            <text:p>1,39170527458191</text:p>
          </table:table-cell>
          <table:table-cell office:value-type="float" office:value="0.994046568870544" calcext:value-type="float">
            <text:p>0,994046568870544</text:p>
          </table:table-cell>
          <table:table-cell office:value-type="float" office:value="1.24056470394135" calcext:value-type="float">
            <text:p>1,24056470394135</text:p>
          </table:table-cell>
          <table:table-cell office:value-type="float" office:value="1.4649909734726" calcext:value-type="float">
            <text:p>1,4649909734726</text:p>
          </table:table-cell>
          <table:table-cell office:value-type="float" office:value="1.05378448963165" calcext:value-type="float">
            <text:p>1,05378448963165</text:p>
          </table:table-cell>
          <table:table-cell office:value-type="float" office:value="1.071493268013" calcext:value-type="float">
            <text:p>1,071493268013</text:p>
          </table:table-cell>
        </table:table-row>
        <table:table-row table:style-name="ro1">
          <table:table-cell office:value-type="float" office:value="1.41086" calcext:value-type="float">
            <text:p>1,41086</text:p>
          </table:table-cell>
          <table:table-cell office:value-type="float" office:value="1.39274346828461" calcext:value-type="float">
            <text:p>1,39274346828461</text:p>
          </table:table-cell>
          <table:table-cell office:value-type="float" office:value="1.37836039066315" calcext:value-type="float">
            <text:p>1,37836039066315</text:p>
          </table:table-cell>
          <table:table-cell office:value-type="float" office:value="1.45763373374939" calcext:value-type="float">
            <text:p>1,45763373374939</text:p>
          </table:table-cell>
          <table:table-cell office:value-type="float" office:value="1.80883169174194" calcext:value-type="float">
            <text:p>1,80883169174194</text:p>
          </table:table-cell>
          <table:table-cell office:value-type="float" office:value="1.55707085132599" calcext:value-type="float">
            <text:p>1,55707085132599</text:p>
          </table:table-cell>
          <table:table-cell office:value-type="float" office:value="1.20795130729675" calcext:value-type="float">
            <text:p>1,20795130729675</text:p>
          </table:table-cell>
          <table:table-cell office:value-type="float" office:value="1.48154997825623" calcext:value-type="float">
            <text:p>1,48154997825623</text:p>
          </table:table-cell>
          <table:table-cell office:value-type="float" office:value="1.50522172451019" calcext:value-type="float">
            <text:p>1,50522172451019</text:p>
          </table:table-cell>
          <table:table-cell office:value-type="float" office:value="1.21391713619232" calcext:value-type="float">
            <text:p>1,21391713619232</text:p>
          </table:table-cell>
          <table:table-cell office:value-type="float" office:value="1.10534298419952" calcext:value-type="float">
            <text:p>1,10534298419952</text:p>
          </table:table-cell>
        </table:table-row>
        <table:table-row table:style-name="ro1">
          <table:table-cell office:value-type="float" office:value="2.06389" calcext:value-type="float">
            <text:p>2,06389</text:p>
          </table:table-cell>
          <table:table-cell office:value-type="float" office:value="2.07115030288696" calcext:value-type="float">
            <text:p>2,07115030288696</text:p>
          </table:table-cell>
          <table:table-cell office:value-type="float" office:value="2.03886938095093" calcext:value-type="float">
            <text:p>2,03886938095093</text:p>
          </table:table-cell>
          <table:table-cell office:value-type="float" office:value="2.28408169746399" calcext:value-type="float">
            <text:p>2,28408169746399</text:p>
          </table:table-cell>
          <table:table-cell office:value-type="float" office:value="2.52823066711426" calcext:value-type="float">
            <text:p>2,52823066711426</text:p>
          </table:table-cell>
          <table:table-cell office:value-type="float" office:value="2.40631675720215" calcext:value-type="float">
            <text:p>2,40631675720215</text:p>
          </table:table-cell>
          <table:table-cell office:value-type="float" office:value="1.90116834640503" calcext:value-type="float">
            <text:p>1,90116834640503</text:p>
          </table:table-cell>
          <table:table-cell office:value-type="float" office:value="2.11763048171997" calcext:value-type="float">
            <text:p>2,11763048171997</text:p>
          </table:table-cell>
          <table:table-cell office:value-type="float" office:value="1.94453942775726" calcext:value-type="float">
            <text:p>1,94453942775726</text:p>
          </table:table-cell>
          <table:table-cell office:value-type="float" office:value="1.64492583274841" calcext:value-type="float">
            <text:p>1,64492583274841</text:p>
          </table:table-cell>
          <table:table-cell office:value-type="float" office:value="1.70194685459137" calcext:value-type="float">
            <text:p>1,70194685459137</text:p>
          </table:table-cell>
        </table:table-row>
        <table:table-row table:style-name="ro1">
          <table:table-cell office:value-type="float" office:value="2.16661" calcext:value-type="float">
            <text:p>2,16661</text:p>
          </table:table-cell>
          <table:table-cell office:value-type="float" office:value="2.27984380722046" calcext:value-type="float">
            <text:p>2,27984380722046</text:p>
          </table:table-cell>
          <table:table-cell office:value-type="float" office:value="1.80770683288574" calcext:value-type="float">
            <text:p>1,80770683288574</text:p>
          </table:table-cell>
          <table:table-cell office:value-type="float" office:value="2.17940974235535" calcext:value-type="float">
            <text:p>2,17940974235535</text:p>
          </table:table-cell>
          <table:table-cell office:value-type="float" office:value="2.53798699378967" calcext:value-type="float">
            <text:p>2,53798699378967</text:p>
          </table:table-cell>
          <table:table-cell office:value-type="float" office:value="2.49551773071289" calcext:value-type="float">
            <text:p>2,49551773071289</text:p>
          </table:table-cell>
          <table:table-cell office:value-type="float" office:value="2.01400899887085" calcext:value-type="float">
            <text:p>2,01400899887085</text:p>
          </table:table-cell>
          <table:table-cell office:value-type="float" office:value="2.22582936286926" calcext:value-type="float">
            <text:p>2,22582936286926</text:p>
          </table:table-cell>
          <table:table-cell office:value-type="float" office:value="2.16780614852905" calcext:value-type="float">
            <text:p>2,16780614852905</text:p>
          </table:table-cell>
          <table:table-cell office:value-type="float" office:value="1.79082548618317" calcext:value-type="float">
            <text:p>1,79082548618317</text:p>
          </table:table-cell>
          <table:table-cell office:value-type="float" office:value="2.16716814041138" calcext:value-type="float">
            <text:p>2,16716814041138</text:p>
          </table:table-cell>
        </table:table-row>
        <table:table-row table:style-name="ro1">
          <table:table-cell office:value-type="float" office:value="2.00411" calcext:value-type="float">
            <text:p>2,00411</text:p>
          </table:table-cell>
          <table:table-cell office:value-type="float" office:value="1.83531224727631" calcext:value-type="float">
            <text:p>1,83531224727631</text:p>
          </table:table-cell>
          <table:table-cell office:value-type="float" office:value="1.52448797225952" calcext:value-type="float">
            <text:p>1,52448797225952</text:p>
          </table:table-cell>
          <table:table-cell office:value-type="float" office:value="1.74503231048584" calcext:value-type="float">
            <text:p>1,74503231048584</text:p>
          </table:table-cell>
          <table:table-cell office:value-type="float" office:value="2.26395201683044" calcext:value-type="float">
            <text:p>2,26395201683044</text:p>
          </table:table-cell>
          <table:table-cell office:value-type="float" office:value="2.0415198802948" calcext:value-type="float">
            <text:p>2,0415198802948</text:p>
          </table:table-cell>
          <table:table-cell office:value-type="float" office:value="1.65096187591553" calcext:value-type="float">
            <text:p>1,65096187591553</text:p>
          </table:table-cell>
          <table:table-cell office:value-type="float" office:value="1.82047438621521" calcext:value-type="float">
            <text:p>1,82047438621521</text:p>
          </table:table-cell>
          <table:table-cell office:value-type="float" office:value="1.9006986618042" calcext:value-type="float">
            <text:p>1,9006986618042</text:p>
          </table:table-cell>
          <table:table-cell office:value-type="float" office:value="1.60624444484711" calcext:value-type="float">
            <text:p>1,60624444484711</text:p>
          </table:table-cell>
          <table:table-cell office:value-type="float" office:value="3.65245747566223" calcext:value-type="float">
            <text:p>3,65245747566223</text:p>
          </table:table-cell>
        </table:table-row>
        <table:table-row table:style-name="ro1">
          <table:table-cell office:value-type="float" office:value="1.62371" calcext:value-type="float">
            <text:p>1,62371</text:p>
          </table:table-cell>
          <table:table-cell office:value-type="float" office:value="1.38544940948486" calcext:value-type="float">
            <text:p>1,38544940948486</text:p>
          </table:table-cell>
          <table:table-cell office:value-type="float" office:value="1.30822241306305" calcext:value-type="float">
            <text:p>1,30822241306305</text:p>
          </table:table-cell>
          <table:table-cell office:value-type="float" office:value="1.32704520225525" calcext:value-type="float">
            <text:p>1,32704520225525</text:p>
          </table:table-cell>
          <table:table-cell office:value-type="float" office:value="1.83282697200775" calcext:value-type="float">
            <text:p>1,83282697200775</text:p>
          </table:table-cell>
          <table:table-cell office:value-type="float" office:value="1.6266655921936" calcext:value-type="float">
            <text:p>1,6266655921936</text:p>
          </table:table-cell>
          <table:table-cell office:value-type="float" office:value="1.2482693195343" calcext:value-type="float">
            <text:p>1,2482693195343</text:p>
          </table:table-cell>
          <table:table-cell office:value-type="float" office:value="1.3848592042923" calcext:value-type="float">
            <text:p>1,3848592042923</text:p>
          </table:table-cell>
          <table:table-cell office:value-type="float" office:value="1.47823655605316" calcext:value-type="float">
            <text:p>1,47823655605316</text:p>
          </table:table-cell>
          <table:table-cell office:value-type="float" office:value="1.23825013637543" calcext:value-type="float">
            <text:p>1,23825013637543</text:p>
          </table:table-cell>
          <table:table-cell office:value-type="float" office:value="3.40723371505737" calcext:value-type="float">
            <text:p>3,40723371505737</text:p>
          </table:table-cell>
        </table:table-row>
        <table:table-row table:style-name="ro1">
          <table:table-cell office:value-type="float" office:value="1.41318" calcext:value-type="float">
            <text:p>1,41318</text:p>
          </table:table-cell>
          <table:table-cell office:value-type="float" office:value="1.17451143264771" calcext:value-type="float">
            <text:p>1,17451143264771</text:p>
          </table:table-cell>
          <table:table-cell office:value-type="float" office:value="1.36618518829346" calcext:value-type="float">
            <text:p>1,36618518829346</text:p>
          </table:table-cell>
          <table:table-cell office:value-type="float" office:value="1.24044668674469" calcext:value-type="float">
            <text:p>1,24044668674469</text:p>
          </table:table-cell>
          <table:table-cell office:value-type="float" office:value="1.74792885780334" calcext:value-type="float">
            <text:p>1,74792885780334</text:p>
          </table:table-cell>
          <table:table-cell office:value-type="float" office:value="1.27945137023926" calcext:value-type="float">
            <text:p>1,27945137023926</text:p>
          </table:table-cell>
          <table:table-cell office:value-type="float" office:value="1.10342633724213" calcext:value-type="float">
            <text:p>1,10342633724213</text:p>
          </table:table-cell>
          <table:table-cell office:value-type="float" office:value="1.21139204502106" calcext:value-type="float">
            <text:p>1,21139204502106</text:p>
          </table:table-cell>
          <table:table-cell office:value-type="float" office:value="1.23668527603149" calcext:value-type="float">
            <text:p>1,23668527603149</text:p>
          </table:table-cell>
          <table:table-cell office:value-type="float" office:value="1.12337863445282" calcext:value-type="float">
            <text:p>1,12337863445282</text:p>
          </table:table-cell>
          <table:table-cell office:value-type="float" office:value="2.64836716651916" calcext:value-type="float">
            <text:p>2,64836716651916</text:p>
          </table:table-cell>
        </table:table-row>
        <table:table-row table:style-name="ro1">
          <table:table-cell office:value-type="float" office:value="1.2385" calcext:value-type="float">
            <text:p>1,2385</text:p>
          </table:table-cell>
          <table:table-cell office:value-type="float" office:value="1.07431745529175" calcext:value-type="float">
            <text:p>1,07431745529175</text:p>
          </table:table-cell>
          <table:table-cell office:value-type="float" office:value="1.38847386837006" calcext:value-type="float">
            <text:p>1,38847386837006</text:p>
          </table:table-cell>
          <table:table-cell office:value-type="float" office:value="1.10475671291351" calcext:value-type="float">
            <text:p>1,10475671291351</text:p>
          </table:table-cell>
          <table:table-cell office:value-type="float" office:value="1.5761843919754" calcext:value-type="float">
            <text:p>1,5761843919754</text:p>
          </table:table-cell>
          <table:table-cell office:value-type="float" office:value="1.28124570846558" calcext:value-type="float">
            <text:p>1,28124570846558</text:p>
          </table:table-cell>
          <table:table-cell office:value-type="float" office:value="1.04159605503082" calcext:value-type="float">
            <text:p>1,04159605503082</text:p>
          </table:table-cell>
          <table:table-cell office:value-type="float" office:value="1.1329300403595" calcext:value-type="float">
            <text:p>1,1329300403595</text:p>
          </table:table-cell>
          <table:table-cell office:value-type="float" office:value="1.24741983413696" calcext:value-type="float">
            <text:p>1,24741983413696</text:p>
          </table:table-cell>
          <table:table-cell office:value-type="float" office:value="1.16195845603943" calcext:value-type="float">
            <text:p>1,16195845603943</text:p>
          </table:table-cell>
          <table:table-cell office:value-type="float" office:value="1.37615263462067" calcext:value-type="float">
            <text:p>1,37615263462067</text:p>
          </table:table-cell>
        </table:table-row>
        <table:table-row table:style-name="ro1">
          <table:table-cell office:value-type="float" office:value="1.08337" calcext:value-type="float">
            <text:p>1,08337</text:p>
          </table:table-cell>
          <table:table-cell office:value-type="float" office:value="0.901037573814392" calcext:value-type="float">
            <text:p>0,901037573814392</text:p>
          </table:table-cell>
          <table:table-cell office:value-type="float" office:value="1.04826748371124" calcext:value-type="float">
            <text:p>1,04826748371124</text:p>
          </table:table-cell>
          <table:table-cell office:value-type="float" office:value="1.04272866249084" calcext:value-type="float">
            <text:p>1,04272866249084</text:p>
          </table:table-cell>
          <table:table-cell office:value-type="float" office:value="1.23413848876953" calcext:value-type="float">
            <text:p>1,23413848876953</text:p>
          </table:table-cell>
          <table:table-cell office:value-type="float" office:value="1.27371752262115" calcext:value-type="float">
            <text:p>1,27371752262115</text:p>
          </table:table-cell>
          <table:table-cell office:value-type="float" office:value="0.853923380374908" calcext:value-type="float">
            <text:p>0,853923380374908</text:p>
          </table:table-cell>
          <table:table-cell office:value-type="float" office:value="1.01280653476715" calcext:value-type="float">
            <text:p>1,01280653476715</text:p>
          </table:table-cell>
          <table:table-cell office:value-type="float" office:value="1.2476509809494" calcext:value-type="float">
            <text:p>1,2476509809494</text:p>
          </table:table-cell>
          <table:table-cell office:value-type="float" office:value="1.1541166305542" calcext:value-type="float">
            <text:p>1,1541166305542</text:p>
          </table:table-cell>
          <table:table-cell office:value-type="float" office:value="1.06531059741974" calcext:value-type="float">
            <text:p>1,06531059741974</text:p>
          </table:table-cell>
        </table:table-row>
        <table:table-row table:style-name="ro1">
          <table:table-cell office:value-type="float" office:value="1.11912" calcext:value-type="float">
            <text:p>1,11912</text:p>
          </table:table-cell>
          <table:table-cell office:value-type="float" office:value="0.983243107795715" calcext:value-type="float">
            <text:p>0,983243107795715</text:p>
          </table:table-cell>
          <table:table-cell office:value-type="float" office:value="1.10839807987213" calcext:value-type="float">
            <text:p>1,10839807987213</text:p>
          </table:table-cell>
          <table:table-cell office:value-type="float" office:value="0.944002509117126" calcext:value-type="float">
            <text:p>0,944002509117126</text:p>
          </table:table-cell>
          <table:table-cell office:value-type="float" office:value="1.20954179763794" calcext:value-type="float">
            <text:p>1,20954179763794</text:p>
          </table:table-cell>
          <table:table-cell office:value-type="float" office:value="1.21319460868835" calcext:value-type="float">
            <text:p>1,21319460868835</text:p>
          </table:table-cell>
          <table:table-cell office:value-type="float" office:value="0.889130294322968" calcext:value-type="float">
            <text:p>0,889130294322968</text:p>
          </table:table-cell>
          <table:table-cell office:value-type="float" office:value="1.03374445438385" calcext:value-type="float">
            <text:p>1,03374445438385</text:p>
          </table:table-cell>
          <table:table-cell office:value-type="float" office:value="1.46819937229157" calcext:value-type="float">
            <text:p>1,46819937229157</text:p>
          </table:table-cell>
          <table:table-cell office:value-type="float" office:value="1.29950451850891" calcext:value-type="float">
            <text:p>1,29950451850891</text:p>
          </table:table-cell>
          <table:table-cell office:value-type="float" office:value="1.0422397851944" calcext:value-type="float">
            <text:p>1,0422397851944</text:p>
          </table:table-cell>
        </table:table-row>
        <table:table-row table:style-name="ro1">
          <table:table-cell office:value-type="float" office:value="1.22389" calcext:value-type="float">
            <text:p>1,22389</text:p>
          </table:table-cell>
          <table:table-cell office:value-type="float" office:value="1.06195330619812" calcext:value-type="float">
            <text:p>1,06195330619812</text:p>
          </table:table-cell>
          <table:table-cell office:value-type="float" office:value="1.11898934841156" calcext:value-type="float">
            <text:p>1,11898934841156</text:p>
          </table:table-cell>
          <table:table-cell office:value-type="float" office:value="1.04539668560028" calcext:value-type="float">
            <text:p>1,04539668560028</text:p>
          </table:table-cell>
          <table:table-cell office:value-type="float" office:value="1.32092273235321" calcext:value-type="float">
            <text:p>1,32092273235321</text:p>
          </table:table-cell>
          <table:table-cell office:value-type="float" office:value="1.34733664989471" calcext:value-type="float">
            <text:p>1,34733664989471</text:p>
          </table:table-cell>
          <table:table-cell office:value-type="float" office:value="0.906888723373413" calcext:value-type="float">
            <text:p>0,906888723373413</text:p>
          </table:table-cell>
          <table:table-cell office:value-type="float" office:value="1.38472747802734" calcext:value-type="float">
            <text:p>1,38472747802734</text:p>
          </table:table-cell>
          <table:table-cell office:value-type="float" office:value="1.51909494400024" calcext:value-type="float">
            <text:p>1,51909494400024</text:p>
          </table:table-cell>
          <table:table-cell office:value-type="float" office:value="1.56095218658447" calcext:value-type="float">
            <text:p>1,56095218658447</text:p>
          </table:table-cell>
          <table:table-cell office:value-type="float" office:value="0.972645044326782" calcext:value-type="float">
            <text:p>0,972645044326782</text:p>
          </table:table-cell>
        </table:table-row>
        <table:table-row table:style-name="ro1">
          <table:table-cell office:value-type="float" office:value="1.38858" calcext:value-type="float">
            <text:p>1,38858</text:p>
          </table:table-cell>
          <table:table-cell office:value-type="float" office:value="1.29400408267975" calcext:value-type="float">
            <text:p>1,29400408267975</text:p>
          </table:table-cell>
          <table:table-cell office:value-type="float" office:value="1.35995602607727" calcext:value-type="float">
            <text:p>1,35995602607727</text:p>
          </table:table-cell>
          <table:table-cell office:value-type="float" office:value="1.06693577766418" calcext:value-type="float">
            <text:p>1,06693577766418</text:p>
          </table:table-cell>
          <table:table-cell office:value-type="float" office:value="1.550501704216" calcext:value-type="float">
            <text:p>1,550501704216</text:p>
          </table:table-cell>
          <table:table-cell office:value-type="float" office:value="1.24685955047607" calcext:value-type="float">
            <text:p>1,24685955047607</text:p>
          </table:table-cell>
          <table:table-cell office:value-type="float" office:value="1.10692048072815" calcext:value-type="float">
            <text:p>1,10692048072815</text:p>
          </table:table-cell>
          <table:table-cell office:value-type="float" office:value="1.40161740779877" calcext:value-type="float">
            <text:p>1,40161740779877</text:p>
          </table:table-cell>
          <table:table-cell office:value-type="float" office:value="2.0515730381012" calcext:value-type="float">
            <text:p>2,0515730381012</text:p>
          </table:table-cell>
          <table:table-cell office:value-type="float" office:value="1.65353679656982" calcext:value-type="float">
            <text:p>1,65353679656982</text:p>
          </table:table-cell>
          <table:table-cell office:value-type="float" office:value="1.15393233299255" calcext:value-type="float">
            <text:p>1,15393233299255</text:p>
          </table:table-cell>
        </table:table-row>
        <table:table-row table:style-name="ro1">
          <table:table-cell office:value-type="float" office:value="1.01898" calcext:value-type="float">
            <text:p>1,01898</text:p>
          </table:table-cell>
          <table:table-cell office:value-type="float" office:value="0.863662600517273" calcext:value-type="float">
            <text:p>0,863662600517273</text:p>
          </table:table-cell>
          <table:table-cell office:value-type="float" office:value="0.89931058883667" calcext:value-type="float">
            <text:p>0,89931058883667</text:p>
          </table:table-cell>
          <table:table-cell office:value-type="float" office:value="0.760705590248108" calcext:value-type="float">
            <text:p>0,760705590248108</text:p>
          </table:table-cell>
          <table:table-cell office:value-type="float" office:value="0.943146228790283" calcext:value-type="float">
            <text:p>0,943146228790283</text:p>
          </table:table-cell>
          <table:table-cell office:value-type="float" office:value="0.924995541572571" calcext:value-type="float">
            <text:p>0,924995541572571</text:p>
          </table:table-cell>
          <table:table-cell office:value-type="float" office:value="0.793184340000153" calcext:value-type="float">
            <text:p>0,793184340000153</text:p>
          </table:table-cell>
          <table:table-cell office:value-type="float" office:value="1.10659778118134" calcext:value-type="float">
            <text:p>1,10659778118134</text:p>
          </table:table-cell>
          <table:table-cell office:value-type="float" office:value="1.66902232170105" calcext:value-type="float">
            <text:p>1,66902232170105</text:p>
          </table:table-cell>
          <table:table-cell office:value-type="float" office:value="1.38261139392853" calcext:value-type="float">
            <text:p>1,38261139392853</text:p>
          </table:table-cell>
          <table:table-cell office:value-type="float" office:value="0.846515357494354" calcext:value-type="float">
            <text:p>0,846515357494354</text:p>
          </table:table-cell>
        </table:table-row>
        <table:table-row table:style-name="ro1">
          <table:table-cell office:value-type="float" office:value="0.734269" calcext:value-type="float">
            <text:p>0,734269</text:p>
          </table:table-cell>
          <table:table-cell office:value-type="float" office:value="0.662810623645783" calcext:value-type="float">
            <text:p>0,662810623645783</text:p>
          </table:table-cell>
          <table:table-cell office:value-type="float" office:value="0.594863712787628" calcext:value-type="float">
            <text:p>0,594863712787628</text:p>
          </table:table-cell>
          <table:table-cell office:value-type="float" office:value="0.565053761005402" calcext:value-type="float">
            <text:p>0,565053761005402</text:p>
          </table:table-cell>
          <table:table-cell office:value-type="float" office:value="0.715615391731262" calcext:value-type="float">
            <text:p>0,715615391731262</text:p>
          </table:table-cell>
          <table:table-cell office:value-type="float" office:value="0.728325486183167" calcext:value-type="float">
            <text:p>0,728325486183167</text:p>
          </table:table-cell>
          <table:table-cell office:value-type="float" office:value="0.561968564987183" calcext:value-type="float">
            <text:p>0,561968564987183</text:p>
          </table:table-cell>
          <table:table-cell office:value-type="float" office:value="0.778102815151215" calcext:value-type="float">
            <text:p>0,778102815151215</text:p>
          </table:table-cell>
          <table:table-cell office:value-type="float" office:value="1.14131855964661" calcext:value-type="float">
            <text:p>1,14131855964661</text:p>
          </table:table-cell>
          <table:table-cell office:value-type="float" office:value="0.89215087890625" calcext:value-type="float">
            <text:p>0,89215087890625</text:p>
          </table:table-cell>
          <table:table-cell office:value-type="float" office:value="0.702483057975769" calcext:value-type="float">
            <text:p>0,702483057975769</text:p>
          </table:table-cell>
        </table:table-row>
        <table:table-row table:style-name="ro1">
          <table:table-cell office:value-type="float" office:value="0.704174" calcext:value-type="float">
            <text:p>0,704174</text:p>
          </table:table-cell>
          <table:table-cell office:value-type="float" office:value="0.646594285964966" calcext:value-type="float">
            <text:p>0,646594285964966</text:p>
          </table:table-cell>
          <table:table-cell office:value-type="float" office:value="0.583171188831329" calcext:value-type="float">
            <text:p>0,583171188831329</text:p>
          </table:table-cell>
          <table:table-cell office:value-type="float" office:value="0.567750096321106" calcext:value-type="float">
            <text:p>0,567750096321106</text:p>
          </table:table-cell>
          <table:table-cell office:value-type="float" office:value="0.781637609004974" calcext:value-type="float">
            <text:p>0,781637609004974</text:p>
          </table:table-cell>
          <table:table-cell office:value-type="float" office:value="0.71928733587265" calcext:value-type="float">
            <text:p>0,71928733587265</text:p>
          </table:table-cell>
          <table:table-cell office:value-type="float" office:value="0.573268949985504" calcext:value-type="float">
            <text:p>0,573268949985504</text:p>
          </table:table-cell>
          <table:table-cell office:value-type="float" office:value="0.737779140472412" calcext:value-type="float">
            <text:p>0,737779140472412</text:p>
          </table:table-cell>
          <table:table-cell office:value-type="float" office:value="0.87971830368042" calcext:value-type="float">
            <text:p>0,87971830368042</text:p>
          </table:table-cell>
          <table:table-cell office:value-type="float" office:value="0.837039887905121" calcext:value-type="float">
            <text:p>0,837039887905121</text:p>
          </table:table-cell>
          <table:table-cell office:value-type="float" office:value="0.715491056442261" calcext:value-type="float">
            <text:p>0,715491056442261</text:p>
          </table:table-cell>
        </table:table-row>
        <table:table-row table:style-name="ro1">
          <table:table-cell office:value-type="float" office:value="0.736538" calcext:value-type="float">
            <text:p>0,736538</text:p>
          </table:table-cell>
          <table:table-cell office:value-type="float" office:value="0.750100493431091" calcext:value-type="float">
            <text:p>0,750100493431091</text:p>
          </table:table-cell>
          <table:table-cell office:value-type="float" office:value="0.659336090087891" calcext:value-type="float">
            <text:p>0,659336090087891</text:p>
          </table:table-cell>
          <table:table-cell office:value-type="float" office:value="0.609717547893524" calcext:value-type="float">
            <text:p>0,609717547893524</text:p>
          </table:table-cell>
          <table:table-cell office:value-type="float" office:value="0.778664112091064" calcext:value-type="float">
            <text:p>0,778664112091064</text:p>
          </table:table-cell>
          <table:table-cell office:value-type="float" office:value="0.622631132602692" calcext:value-type="float">
            <text:p>0,622631132602692</text:p>
          </table:table-cell>
          <table:table-cell office:value-type="float" office:value="0.73121190071106" calcext:value-type="float">
            <text:p>0,73121190071106</text:p>
          </table:table-cell>
          <table:table-cell office:value-type="float" office:value="0.693921625614166" calcext:value-type="float">
            <text:p>0,693921625614166</text:p>
          </table:table-cell>
          <table:table-cell office:value-type="float" office:value="0.914904296398163" calcext:value-type="float">
            <text:p>0,914904296398163</text:p>
          </table:table-cell>
          <table:table-cell office:value-type="float" office:value="0.931994259357452" calcext:value-type="float">
            <text:p>0,931994259357452</text:p>
          </table:table-cell>
          <table:table-cell office:value-type="float" office:value="0.672902166843414" calcext:value-type="float">
            <text:p>0,672902166843414</text:p>
          </table:table-cell>
        </table:table-row>
        <table:table-row table:style-name="ro1">
          <table:table-cell office:value-type="float" office:value="0.710646" calcext:value-type="float">
            <text:p>0,710646</text:p>
          </table:table-cell>
          <table:table-cell office:value-type="float" office:value="0.752592206001282" calcext:value-type="float">
            <text:p>0,752592206001282</text:p>
          </table:table-cell>
          <table:table-cell office:value-type="float" office:value="0.676991164684296" calcext:value-type="float">
            <text:p>0,676991164684296</text:p>
          </table:table-cell>
          <table:table-cell office:value-type="float" office:value="0.628463089466095" calcext:value-type="float">
            <text:p>0,628463089466095</text:p>
          </table:table-cell>
          <table:table-cell office:value-type="float" office:value="0.725084900856018" calcext:value-type="float">
            <text:p>0,725084900856018</text:p>
          </table:table-cell>
          <table:table-cell office:value-type="float" office:value="0.631527125835419" calcext:value-type="float">
            <text:p>0,631527125835419</text:p>
          </table:table-cell>
          <table:table-cell office:value-type="float" office:value="0.733968377113342" calcext:value-type="float">
            <text:p>0,733968377113342</text:p>
          </table:table-cell>
          <table:table-cell office:value-type="float" office:value="0.708920896053314" calcext:value-type="float">
            <text:p>0,708920896053314</text:p>
          </table:table-cell>
          <table:table-cell office:value-type="float" office:value="0.842826724052429" calcext:value-type="float">
            <text:p>0,842826724052429</text:p>
          </table:table-cell>
          <table:table-cell office:value-type="float" office:value="0.727762997150421" calcext:value-type="float">
            <text:p>0,727762997150421</text:p>
          </table:table-cell>
          <table:table-cell office:value-type="float" office:value="0.678323268890381" calcext:value-type="float">
            <text:p>0,678323268890381</text:p>
          </table:table-cell>
        </table:table-row>
        <table:table-row table:style-name="ro1">
          <table:table-cell office:value-type="float" office:value="0.728002" calcext:value-type="float">
            <text:p>0,728002</text:p>
          </table:table-cell>
          <table:table-cell office:value-type="float" office:value="0.717725336551666" calcext:value-type="float">
            <text:p>0,717725336551666</text:p>
          </table:table-cell>
          <table:table-cell office:value-type="float" office:value="0.720174968242645" calcext:value-type="float">
            <text:p>0,720174968242645</text:p>
          </table:table-cell>
          <table:table-cell office:value-type="float" office:value="0.652114927768707" calcext:value-type="float">
            <text:p>0,652114927768707</text:p>
          </table:table-cell>
          <table:table-cell office:value-type="float" office:value="0.74865585565567" calcext:value-type="float">
            <text:p>0,74865585565567</text:p>
          </table:table-cell>
          <table:table-cell office:value-type="float" office:value="0.616559028625488" calcext:value-type="float">
            <text:p>0,616559028625488</text:p>
          </table:table-cell>
          <table:table-cell office:value-type="float" office:value="0.839120805263519" calcext:value-type="float">
            <text:p>0,839120805263519</text:p>
          </table:table-cell>
          <table:table-cell office:value-type="float" office:value="0.717033386230469" calcext:value-type="float">
            <text:p>0,717033386230469</text:p>
          </table:table-cell>
          <table:table-cell office:value-type="float" office:value="0.790477812290192" calcext:value-type="float">
            <text:p>0,790477812290192</text:p>
          </table:table-cell>
          <table:table-cell office:value-type="float" office:value="0.784924507141113" calcext:value-type="float">
            <text:p>0,784924507141113</text:p>
          </table:table-cell>
          <table:table-cell office:value-type="float" office:value="0.693230271339417" calcext:value-type="float">
            <text:p>0,693230271339417</text:p>
          </table:table-cell>
        </table:table-row>
        <table:table-row table:style-name="ro1">
          <table:table-cell office:value-type="float" office:value="0.767514" calcext:value-type="float">
            <text:p>0,767514</text:p>
          </table:table-cell>
          <table:table-cell office:value-type="float" office:value="0.732459843158722" calcext:value-type="float">
            <text:p>0,732459843158722</text:p>
          </table:table-cell>
          <table:table-cell office:value-type="float" office:value="0.743681192398071" calcext:value-type="float">
            <text:p>0,743681192398071</text:p>
          </table:table-cell>
          <table:table-cell office:value-type="float" office:value="0.656318008899689" calcext:value-type="float">
            <text:p>0,656318008899689</text:p>
          </table:table-cell>
          <table:table-cell office:value-type="float" office:value="0.806624829769135" calcext:value-type="float">
            <text:p>0,806624829769135</text:p>
          </table:table-cell>
          <table:table-cell office:value-type="float" office:value="0.680069386959076" calcext:value-type="float">
            <text:p>0,680069386959076</text:p>
          </table:table-cell>
          <table:table-cell office:value-type="float" office:value="0.837041258811951" calcext:value-type="float">
            <text:p>0,837041258811951</text:p>
          </table:table-cell>
          <table:table-cell office:value-type="float" office:value="0.763780474662781" calcext:value-type="float">
            <text:p>0,763780474662781</text:p>
          </table:table-cell>
          <table:table-cell office:value-type="float" office:value="0.841128349304199" calcext:value-type="float">
            <text:p>0,841128349304199</text:p>
          </table:table-cell>
          <table:table-cell office:value-type="float" office:value="0.86645644903183" calcext:value-type="float">
            <text:p>0,86645644903183</text:p>
          </table:table-cell>
          <table:table-cell office:value-type="float" office:value="0.747584104537964" calcext:value-type="float">
            <text:p>0,747584104537964</text:p>
          </table:table-cell>
        </table:table-row>
        <table:table-row table:style-name="ro1">
          <table:table-cell office:value-type="float" office:value="0.768868" calcext:value-type="float">
            <text:p>0,768868</text:p>
          </table:table-cell>
          <table:table-cell office:value-type="float" office:value="0.719086110591888" calcext:value-type="float">
            <text:p>0,719086110591888</text:p>
          </table:table-cell>
          <table:table-cell office:value-type="float" office:value="0.735526859760284" calcext:value-type="float">
            <text:p>0,735526859760284</text:p>
          </table:table-cell>
          <table:table-cell office:value-type="float" office:value="0.653307199478149" calcext:value-type="float">
            <text:p>0,653307199478149</text:p>
          </table:table-cell>
          <table:table-cell office:value-type="float" office:value="0.781333446502686" calcext:value-type="float">
            <text:p>0,781333446502686</text:p>
          </table:table-cell>
          <table:table-cell office:value-type="float" office:value="0.753684461116791" calcext:value-type="float">
            <text:p>0,753684461116791</text:p>
          </table:table-cell>
          <table:table-cell office:value-type="float" office:value="0.726077258586884" calcext:value-type="float">
            <text:p>0,726077258586884</text:p>
          </table:table-cell>
          <table:table-cell office:value-type="float" office:value="0.793796896934509" calcext:value-type="float">
            <text:p>0,793796896934509</text:p>
          </table:table-cell>
          <table:table-cell office:value-type="float" office:value="0.958441913127899" calcext:value-type="float">
            <text:p>0,958441913127899</text:p>
          </table:table-cell>
          <table:table-cell office:value-type="float" office:value="0.825712382793427" calcext:value-type="float">
            <text:p>0,825712382793427</text:p>
          </table:table-cell>
          <table:table-cell office:value-type="float" office:value="0.741710364818573" calcext:value-type="float">
            <text:p>0,741710364818573</text:p>
          </table:table-cell>
        </table:table-row>
        <table:table-row table:style-name="ro1">
          <table:table-cell office:value-type="float" office:value="0.825171" calcext:value-type="float">
            <text:p>0,825171</text:p>
          </table:table-cell>
          <table:table-cell office:value-type="float" office:value="0.778223693370819" calcext:value-type="float">
            <text:p>0,778223693370819</text:p>
          </table:table-cell>
          <table:table-cell office:value-type="float" office:value="0.807874977588654" calcext:value-type="float">
            <text:p>0,807874977588654</text:p>
          </table:table-cell>
          <table:table-cell office:value-type="float" office:value="0.745862364768982" calcext:value-type="float">
            <text:p>0,745862364768982</text:p>
          </table:table-cell>
          <table:table-cell office:value-type="float" office:value="0.7544224858284" calcext:value-type="float">
            <text:p>0,7544224858284</text:p>
          </table:table-cell>
          <table:table-cell office:value-type="float" office:value="0.749496638774872" calcext:value-type="float">
            <text:p>0,749496638774872</text:p>
          </table:table-cell>
          <table:table-cell office:value-type="float" office:value="0.807488799095154" calcext:value-type="float">
            <text:p>0,807488799095154</text:p>
          </table:table-cell>
          <table:table-cell office:value-type="float" office:value="0.845867335796356" calcext:value-type="float">
            <text:p>0,845867335796356</text:p>
          </table:table-cell>
          <table:table-cell office:value-type="float" office:value="1.10444748401642" calcext:value-type="float">
            <text:p>1,10444748401642</text:p>
          </table:table-cell>
          <table:table-cell office:value-type="float" office:value="0.849350452423096" calcext:value-type="float">
            <text:p>0,849350452423096</text:p>
          </table:table-cell>
          <table:table-cell office:value-type="float" office:value="0.808679223060608" calcext:value-type="float">
            <text:p>0,808679223060608</text:p>
          </table:table-cell>
        </table:table-row>
        <table:table-row table:style-name="ro1">
          <table:table-cell office:value-type="float" office:value="0.924825" calcext:value-type="float">
            <text:p>0,924825</text:p>
          </table:table-cell>
          <table:table-cell office:value-type="float" office:value="0.907841742038727" calcext:value-type="float">
            <text:p>0,907841742038727</text:p>
          </table:table-cell>
          <table:table-cell office:value-type="float" office:value="0.868024826049805" calcext:value-type="float">
            <text:p>0,868024826049805</text:p>
          </table:table-cell>
          <table:table-cell office:value-type="float" office:value="0.837802469730377" calcext:value-type="float">
            <text:p>0,837802469730377</text:p>
          </table:table-cell>
          <table:table-cell office:value-type="float" office:value="0.798063516616821" calcext:value-type="float">
            <text:p>0,798063516616821</text:p>
          </table:table-cell>
          <table:table-cell office:value-type="float" office:value="0.760740101337433" calcext:value-type="float">
            <text:p>0,760740101337433</text:p>
          </table:table-cell>
          <table:table-cell office:value-type="float" office:value="0.957396149635315" calcext:value-type="float">
            <text:p>0,957396149635315</text:p>
          </table:table-cell>
          <table:table-cell office:value-type="float" office:value="1.02647423744202" calcext:value-type="float">
            <text:p>1,02647423744202</text:p>
          </table:table-cell>
          <table:table-cell office:value-type="float" office:value="1.24971318244934" calcext:value-type="float">
            <text:p>1,24971318244934</text:p>
          </table:table-cell>
          <table:table-cell office:value-type="float" office:value="0.960988223552704" calcext:value-type="float">
            <text:p>0,960988223552704</text:p>
          </table:table-cell>
          <table:table-cell office:value-type="float" office:value="0.881210446357727" calcext:value-type="float">
            <text:p>0,881210446357727</text:p>
          </table:table-cell>
        </table:table-row>
        <table:table-row table:style-name="ro1">
          <table:table-cell office:value-type="float" office:value="1.06523" calcext:value-type="float">
            <text:p>1,06523</text:p>
          </table:table-cell>
          <table:table-cell office:value-type="float" office:value="1.18906259536743" calcext:value-type="float">
            <text:p>1,18906259536743</text:p>
          </table:table-cell>
          <table:table-cell office:value-type="float" office:value="0.968507647514343" calcext:value-type="float">
            <text:p>0,968507647514343</text:p>
          </table:table-cell>
          <table:table-cell office:value-type="float" office:value="0.967835307121277" calcext:value-type="float">
            <text:p>0,967835307121277</text:p>
          </table:table-cell>
          <table:table-cell office:value-type="float" office:value="0.920605480670929" calcext:value-type="float">
            <text:p>0,920605480670929</text:p>
          </table:table-cell>
          <table:table-cell office:value-type="float" office:value="0.917918562889099" calcext:value-type="float">
            <text:p>0,917918562889099</text:p>
          </table:table-cell>
          <table:table-cell office:value-type="float" office:value="0.972738564014435" calcext:value-type="float">
            <text:p>0,972738564014435</text:p>
          </table:table-cell>
          <table:table-cell office:value-type="float" office:value="1.28260207176209" calcext:value-type="float">
            <text:p>1,28260207176209</text:p>
          </table:table-cell>
          <table:table-cell office:value-type="float" office:value="1.48565924167633" calcext:value-type="float">
            <text:p>1,48565924167633</text:p>
          </table:table-cell>
          <table:table-cell office:value-type="float" office:value="1.01345503330231" calcext:value-type="float">
            <text:p>1,01345503330231</text:p>
          </table:table-cell>
          <table:table-cell office:value-type="float" office:value="0.93386709690094" calcext:value-type="float">
            <text:p>0,93386709690094</text:p>
          </table:table-cell>
        </table:table-row>
        <table:table-row table:style-name="ro1">
          <table:table-cell office:value-type="float" office:value="1.2406" calcext:value-type="float">
            <text:p>1,2406</text:p>
          </table:table-cell>
          <table:table-cell office:value-type="float" office:value="1.35455143451691" calcext:value-type="float">
            <text:p>1,35455143451691</text:p>
          </table:table-cell>
          <table:table-cell office:value-type="float" office:value="1.12575209140778" calcext:value-type="float">
            <text:p>1,12575209140778</text:p>
          </table:table-cell>
          <table:table-cell office:value-type="float" office:value="1.20076966285706" calcext:value-type="float">
            <text:p>1,20076966285706</text:p>
          </table:table-cell>
          <table:table-cell office:value-type="float" office:value="0.967393219470978" calcext:value-type="float">
            <text:p>0,967393219470978</text:p>
          </table:table-cell>
          <table:table-cell office:value-type="float" office:value="1.06565761566162" calcext:value-type="float">
            <text:p>1,06565761566162</text:p>
          </table:table-cell>
          <table:table-cell office:value-type="float" office:value="1.06621599197388" calcext:value-type="float">
            <text:p>1,06621599197388</text:p>
          </table:table-cell>
          <table:table-cell office:value-type="float" office:value="1.42380630970001" calcext:value-type="float">
            <text:p>1,42380630970001</text:p>
          </table:table-cell>
          <table:table-cell office:value-type="float" office:value="1.95433449745178" calcext:value-type="float">
            <text:p>1,95433449745178</text:p>
          </table:table-cell>
          <table:table-cell office:value-type="float" office:value="1.1641891002655" calcext:value-type="float">
            <text:p>1,1641891002655</text:p>
          </table:table-cell>
          <table:table-cell office:value-type="float" office:value="1.08328890800476" calcext:value-type="float">
            <text:p>1,08328890800476</text:p>
          </table:table-cell>
        </table:table-row>
        <table:table-row table:style-name="ro1">
          <table:table-cell office:value-type="float" office:value="1.32758" calcext:value-type="float">
            <text:p>1,32758</text:p>
          </table:table-cell>
          <table:table-cell office:value-type="float" office:value="1.41035938262939" calcext:value-type="float">
            <text:p>1,41035938262939</text:p>
          </table:table-cell>
          <table:table-cell office:value-type="float" office:value="1.18332672119141" calcext:value-type="float">
            <text:p>1,18332672119141</text:p>
          </table:table-cell>
          <table:table-cell office:value-type="float" office:value="1.30901408195496" calcext:value-type="float">
            <text:p>1,30901408195496</text:p>
          </table:table-cell>
          <table:table-cell office:value-type="float" office:value="0.951677024364471" calcext:value-type="float">
            <text:p>0,951677024364471</text:p>
          </table:table-cell>
          <table:table-cell office:value-type="float" office:value="1.13290309906006" calcext:value-type="float">
            <text:p>1,13290309906006</text:p>
          </table:table-cell>
          <table:table-cell office:value-type="float" office:value="1.33249616622925" calcext:value-type="float">
            <text:p>1,33249616622925</text:p>
          </table:table-cell>
          <table:table-cell office:value-type="float" office:value="1.32141888141632" calcext:value-type="float">
            <text:p>1,32141888141632</text:p>
          </table:table-cell>
          <table:table-cell office:value-type="float" office:value="2.12898445129395" calcext:value-type="float">
            <text:p>2,12898445129395</text:p>
          </table:table-cell>
          <table:table-cell office:value-type="float" office:value="1.27844631671906" calcext:value-type="float">
            <text:p>1,27844631671906</text:p>
          </table:table-cell>
          <table:table-cell office:value-type="float" office:value="1.22718918323517" calcext:value-type="float">
            <text:p>1,22718918323517</text:p>
          </table:table-cell>
        </table:table-row>
        <table:table-row table:style-name="ro1">
          <table:table-cell office:value-type="float" office:value="1.53791" calcext:value-type="float">
            <text:p>1,53791</text:p>
          </table:table-cell>
          <table:table-cell office:value-type="float" office:value="1.72287404537201" calcext:value-type="float">
            <text:p>1,72287404537201</text:p>
          </table:table-cell>
          <table:table-cell office:value-type="float" office:value="1.35959672927856" calcext:value-type="float">
            <text:p>1,35959672927856</text:p>
          </table:table-cell>
          <table:table-cell office:value-type="float" office:value="1.60685563087463" calcext:value-type="float">
            <text:p>1,60685563087463</text:p>
          </table:table-cell>
          <table:table-cell office:value-type="float" office:value="1.07144773006439" calcext:value-type="float">
            <text:p>1,07144773006439</text:p>
          </table:table-cell>
          <table:table-cell office:value-type="float" office:value="1.47937595844269" calcext:value-type="float">
            <text:p>1,47937595844269</text:p>
          </table:table-cell>
          <table:table-cell office:value-type="float" office:value="1.50742936134338" calcext:value-type="float">
            <text:p>1,50742936134338</text:p>
          </table:table-cell>
          <table:table-cell office:value-type="float" office:value="1.65455400943756" calcext:value-type="float">
            <text:p>1,65455400943756</text:p>
          </table:table-cell>
          <table:table-cell office:value-type="float" office:value="2.25549912452698" calcext:value-type="float">
            <text:p>2,25549912452698</text:p>
          </table:table-cell>
          <table:table-cell office:value-type="float" office:value="1.35991096496582" calcext:value-type="float">
            <text:p>1,35991096496582</text:p>
          </table:table-cell>
          <table:table-cell office:value-type="float" office:value="1.36157274246216" calcext:value-type="float">
            <text:p>1,36157274246216</text:p>
          </table:table-cell>
        </table:table-row>
        <table:table-row table:style-name="ro1">
          <table:table-cell office:value-type="float" office:value="2.2254" calcext:value-type="float">
            <text:p>2,2254</text:p>
          </table:table-cell>
          <table:table-cell office:value-type="float" office:value="3.32780742645264" calcext:value-type="float">
            <text:p>3,32780742645264</text:p>
          </table:table-cell>
          <table:table-cell office:value-type="float" office:value="1.77502977848053" calcext:value-type="float">
            <text:p>1,77502977848053</text:p>
          </table:table-cell>
          <table:table-cell office:value-type="float" office:value="3.5848445892334" calcext:value-type="float">
            <text:p>3,5848445892334</text:p>
          </table:table-cell>
          <table:table-cell office:value-type="float" office:value="1.62306892871857" calcext:value-type="float">
            <text:p>1,62306892871857</text:p>
          </table:table-cell>
          <table:table-cell office:value-type="float" office:value="2.48654198646545" calcext:value-type="float">
            <text:p>2,48654198646545</text:p>
          </table:table-cell>
          <table:table-cell office:value-type="float" office:value="1.51641452312469" calcext:value-type="float">
            <text:p>1,51641452312469</text:p>
          </table:table-cell>
          <table:table-cell office:value-type="float" office:value="2.22418260574341" calcext:value-type="float">
            <text:p>2,22418260574341</text:p>
          </table:table-cell>
          <table:table-cell office:value-type="float" office:value="2.02618479728699" calcext:value-type="float">
            <text:p>2,02618479728699</text:p>
          </table:table-cell>
          <table:table-cell office:value-type="float" office:value="1.50401365756989" calcext:value-type="float">
            <text:p>1,50401365756989</text:p>
          </table:table-cell>
          <table:table-cell office:value-type="float" office:value="2.18590307235718" calcext:value-type="float">
            <text:p>2,18590307235718</text:p>
          </table:table-cell>
        </table:table-row>
        <table:table-row table:style-name="ro1">
          <table:table-cell office:value-type="float" office:value="2.44176" calcext:value-type="float">
            <text:p>2,44176</text:p>
          </table:table-cell>
          <table:table-cell office:value-type="float" office:value="3.7438600063324" calcext:value-type="float">
            <text:p>3,7438600063324</text:p>
          </table:table-cell>
          <table:table-cell office:value-type="float" office:value="1.78987157344818" calcext:value-type="float">
            <text:p>1,78987157344818</text:p>
          </table:table-cell>
          <table:table-cell office:value-type="float" office:value="3.90123820304871" calcext:value-type="float">
            <text:p>3,90123820304871</text:p>
          </table:table-cell>
          <table:table-cell office:value-type="float" office:value="1.35185968875885" calcext:value-type="float">
            <text:p>1,35185968875885</text:p>
          </table:table-cell>
          <table:table-cell office:value-type="float" office:value="2.64696907997131" calcext:value-type="float">
            <text:p>2,64696907997131</text:p>
          </table:table-cell>
          <table:table-cell office:value-type="float" office:value="2.11845350265503" calcext:value-type="float">
            <text:p>2,11845350265503</text:p>
          </table:table-cell>
          <table:table-cell office:value-type="float" office:value="2.59998297691345" calcext:value-type="float">
            <text:p>2,59998297691345</text:p>
          </table:table-cell>
          <table:table-cell office:value-type="float" office:value="2.04584622383118" calcext:value-type="float">
            <text:p>2,04584622383118</text:p>
          </table:table-cell>
          <table:table-cell office:value-type="float" office:value="1.73827397823334" calcext:value-type="float">
            <text:p>1,73827397823334</text:p>
          </table:table-cell>
          <table:table-cell office:value-type="float" office:value="2.48127841949463" calcext:value-type="float">
            <text:p>2,48127841949463</text:p>
          </table:table-cell>
        </table:table-row>
        <table:table-row table:style-name="ro1">
          <table:table-cell office:value-type="float" office:value="3.0331" calcext:value-type="float">
            <text:p>3,0331</text:p>
          </table:table-cell>
          <table:table-cell office:value-type="float" office:value="4.40097188949585" calcext:value-type="float">
            <text:p>4,40097188949585</text:p>
          </table:table-cell>
          <table:table-cell office:value-type="float" office:value="2.57542157173157" calcext:value-type="float">
            <text:p>2,57542157173157</text:p>
          </table:table-cell>
          <table:table-cell office:value-type="float" office:value="4.29641485214233" calcext:value-type="float">
            <text:p>4,29641485214233</text:p>
          </table:table-cell>
          <table:table-cell office:value-type="float" office:value="1.54494071006775" calcext:value-type="float">
            <text:p>1,54494071006775</text:p>
          </table:table-cell>
          <table:table-cell office:value-type="float" office:value="3.44903993606567" calcext:value-type="float">
            <text:p>3,44903993606567</text:p>
          </table:table-cell>
          <table:table-cell office:value-type="float" office:value="3.58451199531555" calcext:value-type="float">
            <text:p>3,58451199531555</text:p>
          </table:table-cell>
          <table:table-cell office:value-type="float" office:value="3.45974802970886" calcext:value-type="float">
            <text:p>3,45974802970886</text:p>
          </table:table-cell>
          <table:table-cell office:value-type="float" office:value="2.53802800178528" calcext:value-type="float">
            <text:p>2,53802800178528</text:p>
          </table:table-cell>
          <table:table-cell office:value-type="float" office:value="1.95732736587524" calcext:value-type="float">
            <text:p>1,95732736587524</text:p>
          </table:table-cell>
          <table:table-cell office:value-type="float" office:value="2.52459192276001" calcext:value-type="float">
            <text:p>2,52459192276001</text:p>
          </table:table-cell>
        </table:table-row>
        <table:table-row table:style-name="ro1">
          <table:table-cell office:value-type="float" office:value="3.04178" calcext:value-type="float">
            <text:p>3,04178</text:p>
          </table:table-cell>
          <table:table-cell office:value-type="float" office:value="5.1234245300293" calcext:value-type="float">
            <text:p>5,1234245300293</text:p>
          </table:table-cell>
          <table:table-cell office:value-type="float" office:value="2.21702456474304" calcext:value-type="float">
            <text:p>2,21702456474304</text:p>
          </table:table-cell>
          <table:table-cell office:value-type="float" office:value="3.52319502830505" calcext:value-type="float">
            <text:p>3,52319502830505</text:p>
          </table:table-cell>
          <table:table-cell office:value-type="float" office:value="1.64327657222748" calcext:value-type="float">
            <text:p>1,64327657222748</text:p>
          </table:table-cell>
          <table:table-cell office:value-type="float" office:value="3.40757584571838" calcext:value-type="float">
            <text:p>3,40757584571838</text:p>
          </table:table-cell>
          <table:table-cell office:value-type="float" office:value="4.17178630828857" calcext:value-type="float">
            <text:p>4,17178630828857</text:p>
          </table:table-cell>
          <table:table-cell office:value-type="float" office:value="3.04670000076294" calcext:value-type="float">
            <text:p>3,04670000076294</text:p>
          </table:table-cell>
          <table:table-cell office:value-type="float" office:value="2.23820281028748" calcext:value-type="float">
            <text:p>2,23820281028748</text:p>
          </table:table-cell>
          <table:table-cell office:value-type="float" office:value="2.27878022193909" calcext:value-type="float">
            <text:p>2,27878022193909</text:p>
          </table:table-cell>
          <table:table-cell office:value-type="float" office:value="2.76785969734192" calcext:value-type="float">
            <text:p>2,76785969734192</text:p>
          </table:table-cell>
        </table:table-row>
        <table:table-row table:style-name="ro1">
          <table:table-cell office:value-type="float" office:value="3.233" calcext:value-type="float">
            <text:p>3,233</text:p>
          </table:table-cell>
          <table:table-cell office:value-type="float" office:value="4.90310478210449" calcext:value-type="float">
            <text:p>4,90310478210449</text:p>
          </table:table-cell>
          <table:table-cell office:value-type="float" office:value="2.92763185501099" calcext:value-type="float">
            <text:p>2,92763185501099</text:p>
          </table:table-cell>
          <table:table-cell office:value-type="float" office:value="2.97057342529297" calcext:value-type="float">
            <text:p>2,97057342529297</text:p>
          </table:table-cell>
          <table:table-cell office:value-type="float" office:value="1.56080949306488" calcext:value-type="float">
            <text:p>1,56080949306488</text:p>
          </table:table-cell>
          <table:table-cell office:value-type="float" office:value="4.06940364837647" calcext:value-type="float">
            <text:p>4,06940364837647</text:p>
          </table:table-cell>
          <table:table-cell office:value-type="float" office:value="5.14004278182983" calcext:value-type="float">
            <text:p>5,14004278182983</text:p>
          </table:table-cell>
          <table:table-cell office:value-type="float" office:value="3.5041172504425" calcext:value-type="float">
            <text:p>3,5041172504425</text:p>
          </table:table-cell>
          <table:table-cell office:value-type="float" office:value="2.02938175201416" calcext:value-type="float">
            <text:p>2,02938175201416</text:p>
          </table:table-cell>
          <table:table-cell office:value-type="float" office:value="2.24647617340088" calcext:value-type="float">
            <text:p>2,24647617340088</text:p>
          </table:table-cell>
          <table:table-cell office:value-type="float" office:value="2.97841048240662" calcext:value-type="float">
            <text:p>2,97841048240662</text:p>
          </table:table-cell>
        </table:table-row>
        <table:table-row table:style-name="ro1">
          <table:table-cell office:value-type="float" office:value="2.81074" calcext:value-type="float">
            <text:p>2,81074</text:p>
          </table:table-cell>
          <table:table-cell office:value-type="float" office:value="4.05210399627686" calcext:value-type="float">
            <text:p>4,05210399627686</text:p>
          </table:table-cell>
          <table:table-cell office:value-type="float" office:value="2.57206892967224" calcext:value-type="float">
            <text:p>2,57206892967224</text:p>
          </table:table-cell>
          <table:table-cell office:value-type="float" office:value="1.98326742649078" calcext:value-type="float">
            <text:p>1,98326742649078</text:p>
          </table:table-cell>
          <table:table-cell office:value-type="float" office:value="1.44029664993286" calcext:value-type="float">
            <text:p>1,44029664993286</text:p>
          </table:table-cell>
          <table:table-cell office:value-type="float" office:value="3.66894674301147" calcext:value-type="float">
            <text:p>3,66894674301147</text:p>
          </table:table-cell>
          <table:table-cell office:value-type="float" office:value="4.50191879272461" calcext:value-type="float">
            <text:p>4,50191879272461</text:p>
          </table:table-cell>
          <table:table-cell office:value-type="float" office:value="3.02120494842529" calcext:value-type="float">
            <text:p>3,02120494842529</text:p>
          </table:table-cell>
          <table:table-cell office:value-type="float" office:value="2.13765501976013" calcext:value-type="float">
            <text:p>2,13765501976013</text:p>
          </table:table-cell>
          <table:table-cell office:value-type="float" office:value="1.98614776134491" calcext:value-type="float">
            <text:p>1,98614776134491</text:p>
          </table:table-cell>
          <table:table-cell office:value-type="float" office:value="2.74375581741333" calcext:value-type="float">
            <text:p>2,74375581741333</text:p>
          </table:table-cell>
        </table:table-row>
        <table:table-row table:style-name="ro1">
          <table:table-cell office:value-type="float" office:value="2.80923" calcext:value-type="float">
            <text:p>2,80923</text:p>
          </table:table-cell>
          <table:table-cell office:value-type="float" office:value="3.87663769721985" calcext:value-type="float">
            <text:p>3,87663769721985</text:p>
          </table:table-cell>
          <table:table-cell office:value-type="float" office:value="2.45851898193359" calcext:value-type="float">
            <text:p>2,45851898193359</text:p>
          </table:table-cell>
          <table:table-cell office:value-type="float" office:value="1.81886494159699" calcext:value-type="float">
            <text:p>1,81886494159699</text:p>
          </table:table-cell>
          <table:table-cell office:value-type="float" office:value="1.5576354265213" calcext:value-type="float">
            <text:p>1,5576354265213</text:p>
          </table:table-cell>
          <table:table-cell office:value-type="float" office:value="3.8456084728241" calcext:value-type="float">
            <text:p>3,8456084728241</text:p>
          </table:table-cell>
          <table:table-cell office:value-type="float" office:value="4.20518732070923" calcext:value-type="float">
            <text:p>4,20518732070923</text:p>
          </table:table-cell>
          <table:table-cell office:value-type="float" office:value="2.99279761314392" calcext:value-type="float">
            <text:p>2,99279761314392</text:p>
          </table:table-cell>
          <table:table-cell office:value-type="float" office:value="2.52666354179382" calcext:value-type="float">
            <text:p>2,52666354179382</text:p>
          </table:table-cell>
          <table:table-cell office:value-type="float" office:value="1.94216561317444" calcext:value-type="float">
            <text:p>1,94216561317444</text:p>
          </table:table-cell>
          <table:table-cell office:value-type="float" office:value="2.86826777458191" calcext:value-type="float">
            <text:p>2,86826777458191</text:p>
          </table:table-cell>
        </table:table-row>
        <table:table-row table:style-name="ro1">
          <table:table-cell office:value-type="float" office:value="2.84242" calcext:value-type="float">
            <text:p>2,84242</text:p>
          </table:table-cell>
          <table:table-cell office:value-type="float" office:value="3.57566165924072" calcext:value-type="float">
            <text:p>3,57566165924072</text:p>
          </table:table-cell>
          <table:table-cell office:value-type="float" office:value="2.5282096862793" calcext:value-type="float">
            <text:p>2,5282096862793</text:p>
          </table:table-cell>
          <table:table-cell office:value-type="float" office:value="1.89284873008728" calcext:value-type="float">
            <text:p>1,89284873008728</text:p>
          </table:table-cell>
          <table:table-cell office:value-type="float" office:value="1.67683291435242" calcext:value-type="float">
            <text:p>1,67683291435242</text:p>
          </table:table-cell>
          <table:table-cell office:value-type="float" office:value="3.82713437080383" calcext:value-type="float">
            <text:p>3,82713437080383</text:p>
          </table:table-cell>
          <table:table-cell office:value-type="float" office:value="4.25303506851196" calcext:value-type="float">
            <text:p>4,25303506851196</text:p>
          </table:table-cell>
          <table:table-cell office:value-type="float" office:value="2.9021635055542" calcext:value-type="float">
            <text:p>2,9021635055542</text:p>
          </table:table-cell>
          <table:table-cell office:value-type="float" office:value="2.66474890708923" calcext:value-type="float">
            <text:p>2,66474890708923</text:p>
          </table:table-cell>
          <table:table-cell office:value-type="float" office:value="2.01535654067993" calcext:value-type="float">
            <text:p>2,01535654067993</text:p>
          </table:table-cell>
          <table:table-cell office:value-type="float" office:value="3.08822274208069" calcext:value-type="float">
            <text:p>3,08822274208069</text:p>
          </table:table-cell>
        </table:table-row>
        <table:table-row table:style-name="ro1">
          <table:table-cell office:value-type="float" office:value="2.60899" calcext:value-type="float">
            <text:p>2,60899</text:p>
          </table:table-cell>
          <table:table-cell office:value-type="float" office:value="3.0767776966095" calcext:value-type="float">
            <text:p>3,0767776966095</text:p>
          </table:table-cell>
          <table:table-cell office:value-type="float" office:value="2.22733497619629" calcext:value-type="float">
            <text:p>2,22733497619629</text:p>
          </table:table-cell>
          <table:table-cell office:value-type="float" office:value="1.73020315170288" calcext:value-type="float">
            <text:p>1,73020315170288</text:p>
          </table:table-cell>
          <table:table-cell office:value-type="float" office:value="1.60115337371826" calcext:value-type="float">
            <text:p>1,60115337371826</text:p>
          </table:table-cell>
          <table:table-cell office:value-type="float" office:value="3.4287257194519" calcext:value-type="float">
            <text:p>3,4287257194519</text:p>
          </table:table-cell>
          <table:table-cell office:value-type="float" office:value="4.05577993392944" calcext:value-type="float">
            <text:p>4,05577993392944</text:p>
          </table:table-cell>
          <table:table-cell office:value-type="float" office:value="2.5361065864563" calcext:value-type="float">
            <text:p>2,5361065864563</text:p>
          </table:table-cell>
          <table:table-cell office:value-type="float" office:value="2.5338888168335" calcext:value-type="float">
            <text:p>2,5338888168335</text:p>
          </table:table-cell>
          <table:table-cell office:value-type="float" office:value="1.88487780094147" calcext:value-type="float">
            <text:p>1,88487780094147</text:p>
          </table:table-cell>
          <table:table-cell office:value-type="float" office:value="3.01506400108337" calcext:value-type="float">
            <text:p>3,01506400108337</text:p>
          </table:table-cell>
        </table:table-row>
        <table:table-row table:style-name="ro1">
          <table:table-cell office:value-type="float" office:value="2.67724" calcext:value-type="float">
            <text:p>2,67724</text:p>
          </table:table-cell>
          <table:table-cell office:value-type="float" office:value="2.97394371032715" calcext:value-type="float">
            <text:p>2,97394371032715</text:p>
          </table:table-cell>
          <table:table-cell office:value-type="float" office:value="2.22742891311645" calcext:value-type="float">
            <text:p>2,22742891311645</text:p>
          </table:table-cell>
          <table:table-cell office:value-type="float" office:value="1.82723200321198" calcext:value-type="float">
            <text:p>1,82723200321198</text:p>
          </table:table-cell>
          <table:table-cell office:value-type="float" office:value="1.87698209285736" calcext:value-type="float">
            <text:p>1,87698209285736</text:p>
          </table:table-cell>
          <table:table-cell office:value-type="float" office:value="3.29331541061401" calcext:value-type="float">
            <text:p>3,29331541061401</text:p>
          </table:table-cell>
          <table:table-cell office:value-type="float" office:value="3.98020148277283" calcext:value-type="float">
            <text:p>3,98020148277283</text:p>
          </table:table-cell>
          <table:table-cell office:value-type="float" office:value="2.51116967201233" calcext:value-type="float">
            <text:p>2,51116967201233</text:p>
          </table:table-cell>
          <table:table-cell office:value-type="float" office:value="3.01319575309753" calcext:value-type="float">
            <text:p>3,01319575309753</text:p>
          </table:table-cell>
          <table:table-cell office:value-type="float" office:value="1.86889445781708" calcext:value-type="float">
            <text:p>1,86889445781708</text:p>
          </table:table-cell>
          <table:table-cell office:value-type="float" office:value="3.19999551773071" calcext:value-type="float">
            <text:p>3,19999551773071</text:p>
          </table:table-cell>
        </table:table-row>
        <table:table-row table:style-name="ro1">
          <table:table-cell office:value-type="float" office:value="2.95255" calcext:value-type="float">
            <text:p>2,95255</text:p>
          </table:table-cell>
          <table:table-cell office:value-type="float" office:value="3.14519786834717" calcext:value-type="float">
            <text:p>3,14519786834717</text:p>
          </table:table-cell>
          <table:table-cell office:value-type="float" office:value="2.41981530189514" calcext:value-type="float">
            <text:p>2,41981530189514</text:p>
          </table:table-cell>
          <table:table-cell office:value-type="float" office:value="2.12445330619812" calcext:value-type="float">
            <text:p>2,12445330619812</text:p>
          </table:table-cell>
          <table:table-cell office:value-type="float" office:value="2.39424014091492" calcext:value-type="float">
            <text:p>2,39424014091492</text:p>
          </table:table-cell>
          <table:table-cell office:value-type="float" office:value="4.09788179397583" calcext:value-type="float">
            <text:p>4,09788179397583</text:p>
          </table:table-cell>
          <table:table-cell office:value-type="float" office:value="4.32013273239136" calcext:value-type="float">
            <text:p>4,32013273239136</text:p>
          </table:table-cell>
          <table:table-cell office:value-type="float" office:value="2.48845672607422" calcext:value-type="float">
            <text:p>2,48845672607422</text:p>
          </table:table-cell>
          <table:table-cell office:value-type="float" office:value="3.23674607276916" calcext:value-type="float">
            <text:p>3,23674607276916</text:p>
          </table:table-cell>
          <table:table-cell office:value-type="float" office:value="1.93636310100555" calcext:value-type="float">
            <text:p>1,93636310100555</text:p>
          </table:table-cell>
          <table:table-cell office:value-type="float" office:value="3.36222720146179" calcext:value-type="float">
            <text:p>3,36222720146179</text:p>
          </table:table-cell>
        </table:table-row>
        <table:table-row table:style-name="ro1">
          <table:table-cell office:value-type="float" office:value="2.72352" calcext:value-type="float">
            <text:p>2,72352</text:p>
          </table:table-cell>
          <table:table-cell office:value-type="float" office:value="2.93954181671143" calcext:value-type="float">
            <text:p>2,93954181671143</text:p>
          </table:table-cell>
          <table:table-cell office:value-type="float" office:value="2.14430475234985" calcext:value-type="float">
            <text:p>2,14430475234985</text:p>
          </table:table-cell>
          <table:table-cell office:value-type="float" office:value="2.28815340995789" calcext:value-type="float">
            <text:p>2,28815340995789</text:p>
          </table:table-cell>
          <table:table-cell office:value-type="float" office:value="1.87686455249786" calcext:value-type="float">
            <text:p>1,87686455249786</text:p>
          </table:table-cell>
          <table:table-cell office:value-type="float" office:value="3.91893649101257" calcext:value-type="float">
            <text:p>3,91893649101257</text:p>
          </table:table-cell>
          <table:table-cell office:value-type="float" office:value="3.57891869544983" calcext:value-type="float">
            <text:p>3,57891869544983</text:p>
          </table:table-cell>
          <table:table-cell office:value-type="float" office:value="2.27798295021057" calcext:value-type="float">
            <text:p>2,27798295021057</text:p>
          </table:table-cell>
          <table:table-cell office:value-type="float" office:value="3.16354274749756" calcext:value-type="float">
            <text:p>3,16354274749756</text:p>
          </table:table-cell>
          <table:table-cell office:value-type="float" office:value="1.82290947437286" calcext:value-type="float">
            <text:p>1,82290947437286</text:p>
          </table:table-cell>
          <table:table-cell office:value-type="float" office:value="3.22403526306152" calcext:value-type="float">
            <text:p>3,22403526306152</text:p>
          </table:table-cell>
        </table:table-row>
        <table:table-row table:style-name="ro1">
          <table:table-cell office:value-type="float" office:value="2.33833" calcext:value-type="float">
            <text:p>2,33833</text:p>
          </table:table-cell>
          <table:table-cell office:value-type="float" office:value="2.3594868183136" calcext:value-type="float">
            <text:p>2,3594868183136</text:p>
          </table:table-cell>
          <table:table-cell office:value-type="float" office:value="1.64032351970673" calcext:value-type="float">
            <text:p>1,64032351970673</text:p>
          </table:table-cell>
          <table:table-cell office:value-type="float" office:value="1.98356938362122" calcext:value-type="float">
            <text:p>1,98356938362122</text:p>
          </table:table-cell>
          <table:table-cell office:value-type="float" office:value="1.57302451133728" calcext:value-type="float">
            <text:p>1,57302451133728</text:p>
          </table:table-cell>
          <table:table-cell office:value-type="float" office:value="3.08573818206787" calcext:value-type="float">
            <text:p>3,08573818206787</text:p>
          </table:table-cell>
          <table:table-cell office:value-type="float" office:value="3.31438970565796" calcext:value-type="float">
            <text:p>3,31438970565796</text:p>
          </table:table-cell>
          <table:table-cell office:value-type="float" office:value="2.09380674362183" calcext:value-type="float">
            <text:p>2,09380674362183</text:p>
          </table:table-cell>
          <table:table-cell office:value-type="float" office:value="2.54027104377747" calcext:value-type="float">
            <text:p>2,54027104377747</text:p>
          </table:table-cell>
          <table:table-cell office:value-type="float" office:value="1.72462582588196" calcext:value-type="float">
            <text:p>1,72462582588196</text:p>
          </table:table-cell>
          <table:table-cell office:value-type="float" office:value="3.0680685043335" calcext:value-type="float">
            <text:p>3,0680685043335</text:p>
          </table:table-cell>
        </table:table-row>
        <table:table-row table:style-name="ro1">
          <table:table-cell office:value-type="float" office:value="2.12624" calcext:value-type="float">
            <text:p>2,12624</text:p>
          </table:table-cell>
          <table:table-cell office:value-type="float" office:value="1.88334584236145" calcext:value-type="float">
            <text:p>1,88334584236145</text:p>
          </table:table-cell>
          <table:table-cell office:value-type="float" office:value="1.38602387905121" calcext:value-type="float">
            <text:p>1,38602387905121</text:p>
          </table:table-cell>
          <table:table-cell office:value-type="float" office:value="1.84094858169556" calcext:value-type="float">
            <text:p>1,84094858169556</text:p>
          </table:table-cell>
          <table:table-cell office:value-type="float" office:value="1.42301213741303" calcext:value-type="float">
            <text:p>1,42301213741303</text:p>
          </table:table-cell>
          <table:table-cell office:value-type="float" office:value="2.936927318573" calcext:value-type="float">
            <text:p>2,936927318573</text:p>
          </table:table-cell>
          <table:table-cell office:value-type="float" office:value="2.94085192680359" calcext:value-type="float">
            <text:p>2,94085192680359</text:p>
          </table:table-cell>
          <table:table-cell office:value-type="float" office:value="1.93840765953064" calcext:value-type="float">
            <text:p>1,93840765953064</text:p>
          </table:table-cell>
          <table:table-cell office:value-type="float" office:value="2.05262589454651" calcext:value-type="float">
            <text:p>2,05262589454651</text:p>
          </table:table-cell>
          <table:table-cell office:value-type="float" office:value="1.66424763202667" calcext:value-type="float">
            <text:p>1,66424763202667</text:p>
          </table:table-cell>
          <table:table-cell office:value-type="float" office:value="3.19604015350342" calcext:value-type="float">
            <text:p>3,19604015350342</text:p>
          </table:table-cell>
        </table:table-row>
        <table:table-row table:style-name="ro1">
          <table:table-cell office:value-type="float" office:value="2.01173" calcext:value-type="float">
            <text:p>2,01173</text:p>
          </table:table-cell>
          <table:table-cell office:value-type="float" office:value="1.9965626001358" calcext:value-type="float">
            <text:p>1,9965626001358</text:p>
          </table:table-cell>
          <table:table-cell office:value-type="float" office:value="1.28059017658234" calcext:value-type="float">
            <text:p>1,28059017658234</text:p>
          </table:table-cell>
          <table:table-cell office:value-type="float" office:value="1.39054322242737" calcext:value-type="float">
            <text:p>1,39054322242737</text:p>
          </table:table-cell>
          <table:table-cell office:value-type="float" office:value="1.29622781276703" calcext:value-type="float">
            <text:p>1,29622781276703</text:p>
          </table:table-cell>
          <table:table-cell office:value-type="float" office:value="2.92291140556335" calcext:value-type="float">
            <text:p>2,92291140556335</text:p>
          </table:table-cell>
          <table:table-cell office:value-type="float" office:value="3.79354667663574" calcext:value-type="float">
            <text:p>3,79354667663574</text:p>
          </table:table-cell>
          <table:table-cell office:value-type="float" office:value="1.66076171398163" calcext:value-type="float">
            <text:p>1,66076171398163</text:p>
          </table:table-cell>
          <table:table-cell office:value-type="float" office:value="1.73015606403351" calcext:value-type="float">
            <text:p>1,73015606403351</text:p>
          </table:table-cell>
          <table:table-cell office:value-type="float" office:value="1.454509973526" calcext:value-type="float">
            <text:p>1,454509973526</text:p>
          </table:table-cell>
          <table:table-cell office:value-type="float" office:value="2.59146428108215" calcext:value-type="float">
            <text:p>2,59146428108215</text:p>
          </table:table-cell>
        </table:table-row>
        <table:table-row table:style-name="ro1">
          <table:table-cell office:value-type="float" office:value="1.94493" calcext:value-type="float">
            <text:p>1,94493</text:p>
          </table:table-cell>
          <table:table-cell office:value-type="float" office:value="2.0924379825592" calcext:value-type="float">
            <text:p>2,0924379825592</text:p>
          </table:table-cell>
          <table:table-cell office:value-type="float" office:value="1.42866659164429" calcext:value-type="float">
            <text:p>1,42866659164429</text:p>
          </table:table-cell>
          <table:table-cell office:value-type="float" office:value="1.32681691646576" calcext:value-type="float">
            <text:p>1,32681691646576</text:p>
          </table:table-cell>
          <table:table-cell office:value-type="float" office:value="1.33183586597443" calcext:value-type="float">
            <text:p>1,33183586597443</text:p>
          </table:table-cell>
          <table:table-cell office:value-type="float" office:value="3.0347740650177" calcext:value-type="float">
            <text:p>3,0347740650177</text:p>
          </table:table-cell>
          <table:table-cell office:value-type="float" office:value="3.51474261283875" calcext:value-type="float">
            <text:p>3,51474261283875</text:p>
          </table:table-cell>
          <table:table-cell office:value-type="float" office:value="1.35806465148926" calcext:value-type="float">
            <text:p>1,35806465148926</text:p>
          </table:table-cell>
          <table:table-cell office:value-type="float" office:value="1.6202871799469" calcext:value-type="float">
            <text:p>1,6202871799469</text:p>
          </table:table-cell>
          <table:table-cell office:value-type="float" office:value="1.39062440395355" calcext:value-type="float">
            <text:p>1,39062440395355</text:p>
          </table:table-cell>
          <table:table-cell office:value-type="float" office:value="2.35101366043091" calcext:value-type="float">
            <text:p>2,35101366043091</text:p>
          </table:table-cell>
        </table:table-row>
        <table:table-row table:style-name="ro1">
          <table:table-cell office:value-type="float" office:value="1.85896" calcext:value-type="float">
            <text:p>1,85896</text:p>
          </table:table-cell>
          <table:table-cell office:value-type="float" office:value="1.68293917179108" calcext:value-type="float">
            <text:p>1,68293917179108</text:p>
          </table:table-cell>
          <table:table-cell office:value-type="float" office:value="1.45451891422272" calcext:value-type="float">
            <text:p>1,45451891422272</text:p>
          </table:table-cell>
          <table:table-cell office:value-type="float" office:value="1.1298633813858" calcext:value-type="float">
            <text:p>1,1298633813858</text:p>
          </table:table-cell>
          <table:table-cell office:value-type="float" office:value="1.26407027244568" calcext:value-type="float">
            <text:p>1,26407027244568</text:p>
          </table:table-cell>
          <table:table-cell office:value-type="float" office:value="3.04672265052795" calcext:value-type="float">
            <text:p>3,04672265052795</text:p>
          </table:table-cell>
          <table:table-cell office:value-type="float" office:value="3.29167056083679" calcext:value-type="float">
            <text:p>3,29167056083679</text:p>
          </table:table-cell>
          <table:table-cell office:value-type="float" office:value="1.43391835689545" calcext:value-type="float">
            <text:p>1,43391835689545</text:p>
          </table:table-cell>
          <table:table-cell office:value-type="float" office:value="1.49950075149536" calcext:value-type="float">
            <text:p>1,49950075149536</text:p>
          </table:table-cell>
          <table:table-cell office:value-type="float" office:value="1.95744168758392" calcext:value-type="float">
            <text:p>1,95744168758392</text:p>
          </table:table-cell>
          <table:table-cell office:value-type="float" office:value="1.82896292209625" calcext:value-type="float">
            <text:p>1,82896292209625</text:p>
          </table:table-cell>
        </table:table-row>
        <table:table-row table:style-name="ro1">
          <table:table-cell office:value-type="float" office:value="1.89049" calcext:value-type="float">
            <text:p>1,89049</text:p>
          </table:table-cell>
          <table:table-cell office:value-type="float" office:value="1.10029423236847" calcext:value-type="float">
            <text:p>1,10029423236847</text:p>
          </table:table-cell>
          <table:table-cell office:value-type="float" office:value="1.40060102939606" calcext:value-type="float">
            <text:p>1,40060102939606</text:p>
          </table:table-cell>
          <table:table-cell office:value-type="float" office:value="1.30622172355652" calcext:value-type="float">
            <text:p>1,30622172355652</text:p>
          </table:table-cell>
          <table:table-cell office:value-type="float" office:value="1.47996282577515" calcext:value-type="float">
            <text:p>1,47996282577515</text:p>
          </table:table-cell>
          <table:table-cell office:value-type="float" office:value="3.39459228515625" calcext:value-type="float">
            <text:p>3,39459228515625</text:p>
          </table:table-cell>
          <table:table-cell office:value-type="float" office:value="3.04136180877686" calcext:value-type="float">
            <text:p>3,04136180877686</text:p>
          </table:table-cell>
          <table:table-cell office:value-type="float" office:value="1.41040432453156" calcext:value-type="float">
            <text:p>1,41040432453156</text:p>
          </table:table-cell>
          <table:table-cell office:value-type="float" office:value="1.69578981399536" calcext:value-type="float">
            <text:p>1,69578981399536</text:p>
          </table:table-cell>
          <table:table-cell office:value-type="float" office:value="1.84053313732147" calcext:value-type="float">
            <text:p>1,84053313732147</text:p>
          </table:table-cell>
          <table:table-cell office:value-type="float" office:value="2.23517298698425" calcext:value-type="float">
            <text:p>2,23517298698425</text:p>
          </table:table-cell>
        </table:table-row>
        <table:table-row table:style-name="ro1">
          <table:table-cell office:value-type="float" office:value="2.35094" calcext:value-type="float">
            <text:p>2,35094</text:p>
          </table:table-cell>
          <table:table-cell office:value-type="float" office:value="1.55938982963562" calcext:value-type="float">
            <text:p>1,55938982963562</text:p>
          </table:table-cell>
          <table:table-cell office:value-type="float" office:value="1.80908906459808" calcext:value-type="float">
            <text:p>1,80908906459808</text:p>
          </table:table-cell>
          <table:table-cell office:value-type="float" office:value="1.65608441829681" calcext:value-type="float">
            <text:p>1,65608441829681</text:p>
          </table:table-cell>
          <table:table-cell office:value-type="float" office:value="2.61238384246826" calcext:value-type="float">
            <text:p>2,61238384246826</text:p>
          </table:table-cell>
          <table:table-cell office:value-type="float" office:value="2.32850694656372" calcext:value-type="float">
            <text:p>2,32850694656372</text:p>
          </table:table-cell>
          <table:table-cell office:value-type="float" office:value="3.56841492652893" calcext:value-type="float">
            <text:p>3,56841492652893</text:p>
          </table:table-cell>
          <table:table-cell office:value-type="float" office:value="1.87478244304657" calcext:value-type="float">
            <text:p>1,87478244304657</text:p>
          </table:table-cell>
          <table:table-cell office:value-type="float" office:value="2.48407173156738" calcext:value-type="float">
            <text:p>2,48407173156738</text:p>
          </table:table-cell>
          <table:table-cell office:value-type="float" office:value="3.06321930885315" calcext:value-type="float">
            <text:p>3,06321930885315</text:p>
          </table:table-cell>
          <table:table-cell office:value-type="float" office:value="2.55346298217773" calcext:value-type="float">
            <text:p>2,55346298217773</text:p>
          </table:table-cell>
        </table:table-row>
        <table:table-row table:style-name="ro1">
          <table:table-cell office:value-type="float" office:value="1.75948" calcext:value-type="float">
            <text:p>1,75948</text:p>
          </table:table-cell>
          <table:table-cell office:value-type="float" office:value="1.50735902786255" calcext:value-type="float">
            <text:p>1,50735902786255</text:p>
          </table:table-cell>
          <table:table-cell office:value-type="float" office:value="1.73834025859833" calcext:value-type="float">
            <text:p>1,73834025859833</text:p>
          </table:table-cell>
          <table:table-cell office:value-type="float" office:value="1.34318220615387" calcext:value-type="float">
            <text:p>1,34318220615387</text:p>
          </table:table-cell>
          <table:table-cell office:value-type="float" office:value="1.76958250999451" calcext:value-type="float">
            <text:p>1,76958250999451</text:p>
          </table:table-cell>
          <table:table-cell office:value-type="float" office:value="1.72077262401581" calcext:value-type="float">
            <text:p>1,72077262401581</text:p>
          </table:table-cell>
          <table:table-cell office:value-type="float" office:value="2.37339782714844" calcext:value-type="float">
            <text:p>2,37339782714844</text:p>
          </table:table-cell>
          <table:table-cell office:value-type="float" office:value="2.33019399642944" calcext:value-type="float">
            <text:p>2,33019399642944</text:p>
          </table:table-cell>
          <table:table-cell office:value-type="float" office:value="1.55786943435669" calcext:value-type="float">
            <text:p>1,55786943435669</text:p>
          </table:table-cell>
          <table:table-cell office:value-type="float" office:value="1.54756212234497" calcext:value-type="float">
            <text:p>1,54756212234497</text:p>
          </table:table-cell>
          <table:table-cell office:value-type="float" office:value="1.70649981498718" calcext:value-type="float">
            <text:p>1,70649981498718</text:p>
          </table:table-cell>
        </table:table-row>
        <table:table-row table:style-name="ro1">
          <table:table-cell office:value-type="float" office:value="1.22971" calcext:value-type="float">
            <text:p>1,22971</text:p>
          </table:table-cell>
          <table:table-cell office:value-type="float" office:value="1.0387225151062" calcext:value-type="float">
            <text:p>1,0387225151062</text:p>
          </table:table-cell>
          <table:table-cell office:value-type="float" office:value="1.24157333374023" calcext:value-type="float">
            <text:p>1,24157333374023</text:p>
          </table:table-cell>
          <table:table-cell office:value-type="float" office:value="1.01580333709717" calcext:value-type="float">
            <text:p>1,01580333709717</text:p>
          </table:table-cell>
          <table:table-cell office:value-type="float" office:value="1.30261754989624" calcext:value-type="float">
            <text:p>1,30261754989624</text:p>
          </table:table-cell>
          <table:table-cell office:value-type="float" office:value="1.3655002117157" calcext:value-type="float">
            <text:p>1,3655002117157</text:p>
          </table:table-cell>
          <table:table-cell office:value-type="float" office:value="1.1615377664566" calcext:value-type="float">
            <text:p>1,1615377664566</text:p>
          </table:table-cell>
          <table:table-cell office:value-type="float" office:value="1.42088031768799" calcext:value-type="float">
            <text:p>1,42088031768799</text:p>
          </table:table-cell>
          <table:table-cell office:value-type="float" office:value="1.21955788135529" calcext:value-type="float">
            <text:p>1,21955788135529</text:p>
          </table:table-cell>
          <table:table-cell office:value-type="float" office:value="1.21889042854309" calcext:value-type="float">
            <text:p>1,21889042854309</text:p>
          </table:table-cell>
          <table:table-cell office:value-type="float" office:value="1.31197249889374" calcext:value-type="float">
            <text:p>1,31197249889374</text:p>
          </table:table-cell>
        </table:table-row>
        <table:table-row table:style-name="ro1">
          <table:table-cell office:value-type="float" office:value="1.03985" calcext:value-type="float">
            <text:p>1,03985</text:p>
          </table:table-cell>
          <table:table-cell office:value-type="float" office:value="0.932315170764923" calcext:value-type="float">
            <text:p>0,932315170764923</text:p>
          </table:table-cell>
          <table:table-cell office:value-type="float" office:value="1.18049228191376" calcext:value-type="float">
            <text:p>1,18049228191376</text:p>
          </table:table-cell>
          <table:table-cell office:value-type="float" office:value="0.888068497180939" calcext:value-type="float">
            <text:p>0,888068497180939</text:p>
          </table:table-cell>
          <table:table-cell office:value-type="float" office:value="0.878193140029907" calcext:value-type="float">
            <text:p>0,878193140029907</text:p>
          </table:table-cell>
          <table:table-cell office:value-type="float" office:value="1.0493620634079" calcext:value-type="float">
            <text:p>1,0493620634079</text:p>
          </table:table-cell>
          <table:table-cell office:value-type="float" office:value="0.968957245349884" calcext:value-type="float">
            <text:p>0,968957245349884</text:p>
          </table:table-cell>
          <table:table-cell office:value-type="float" office:value="1.33397448062897" calcext:value-type="float">
            <text:p>1,33397448062897</text:p>
          </table:table-cell>
          <table:table-cell office:value-type="float" office:value="1.09403872489929" calcext:value-type="float">
            <text:p>1,09403872489929</text:p>
          </table:table-cell>
          <table:table-cell office:value-type="float" office:value="0.969049274921417" calcext:value-type="float">
            <text:p>0,969049274921417</text:p>
          </table:table-cell>
          <table:table-cell office:value-type="float" office:value="1.1040027141571" calcext:value-type="float">
            <text:p>1,1040027141571</text:p>
          </table:table-cell>
        </table:table-row>
        <table:table-row table:style-name="ro1">
          <table:table-cell office:value-type="float" office:value="0.864543" calcext:value-type="float">
            <text:p>0,864543</text:p>
          </table:table-cell>
          <table:table-cell office:value-type="float" office:value="0.763674557209015" calcext:value-type="float">
            <text:p>0,763674557209015</text:p>
          </table:table-cell>
          <table:table-cell office:value-type="float" office:value="0.986880362033844" calcext:value-type="float">
            <text:p>0,986880362033844</text:p>
          </table:table-cell>
          <table:table-cell office:value-type="float" office:value="0.739514470100403" calcext:value-type="float">
            <text:p>0,739514470100403</text:p>
          </table:table-cell>
          <table:table-cell office:value-type="float" office:value="0.892833650112152" calcext:value-type="float">
            <text:p>0,892833650112152</text:p>
          </table:table-cell>
          <table:table-cell office:value-type="float" office:value="0.843715846538544" calcext:value-type="float">
            <text:p>0,843715846538544</text:p>
          </table:table-cell>
          <table:table-cell office:value-type="float" office:value="0.897098660469055" calcext:value-type="float">
            <text:p>0,897098660469055</text:p>
          </table:table-cell>
          <table:table-cell office:value-type="float" office:value="0.936205685138702" calcext:value-type="float">
            <text:p>0,936205685138702</text:p>
          </table:table-cell>
          <table:table-cell office:value-type="float" office:value="0.898777723312378" calcext:value-type="float">
            <text:p>0,898777723312378</text:p>
          </table:table-cell>
          <table:table-cell office:value-type="float" office:value="0.809584319591522" calcext:value-type="float">
            <text:p>0,809584319591522</text:p>
          </table:table-cell>
          <table:table-cell office:value-type="float" office:value="0.877146899700165" calcext:value-type="float">
            <text:p>0,877146899700165</text:p>
          </table:table-cell>
        </table:table-row>
        <table:table-row table:style-name="ro1">
          <table:table-cell office:value-type="float" office:value="0.944672" calcext:value-type="float">
            <text:p>0,944672</text:p>
          </table:table-cell>
          <table:table-cell office:value-type="float" office:value="0.912015914916992" calcext:value-type="float">
            <text:p>0,912015914916992</text:p>
          </table:table-cell>
          <table:table-cell office:value-type="float" office:value="1.03640377521515" calcext:value-type="float">
            <text:p>1,03640377521515</text:p>
          </table:table-cell>
          <table:table-cell office:value-type="float" office:value="0.779949188232422" calcext:value-type="float">
            <text:p>0,779949188232422</text:p>
          </table:table-cell>
          <table:table-cell office:value-type="float" office:value="0.984655618667603" calcext:value-type="float">
            <text:p>0,984655618667603</text:p>
          </table:table-cell>
          <table:table-cell office:value-type="float" office:value="0.799643814563751" calcext:value-type="float">
            <text:p>0,799643814563751</text:p>
          </table:table-cell>
          <table:table-cell office:value-type="float" office:value="0.952928304672241" calcext:value-type="float">
            <text:p>0,952928304672241</text:p>
          </table:table-cell>
          <table:table-cell office:value-type="float" office:value="0.985686779022217" calcext:value-type="float">
            <text:p>0,985686779022217</text:p>
          </table:table-cell>
          <table:table-cell office:value-type="float" office:value="1.04775941371918" calcext:value-type="float">
            <text:p>1,04775941371918</text:p>
          </table:table-cell>
          <table:table-cell office:value-type="float" office:value="1.00652980804443" calcext:value-type="float">
            <text:p>1,00652980804443</text:p>
          </table:table-cell>
          <table:table-cell office:value-type="float" office:value="0.941147208213806" calcext:value-type="float">
            <text:p>0,941147208213806</text:p>
          </table:table-cell>
        </table:table-row>
        <table:table-row table:style-name="ro1">
          <table:table-cell office:value-type="float" office:value="0.942688" calcext:value-type="float">
            <text:p>0,942688</text:p>
          </table:table-cell>
          <table:table-cell office:value-type="float" office:value="0.943574666976929" calcext:value-type="float">
            <text:p>0,943574666976929</text:p>
          </table:table-cell>
          <table:table-cell office:value-type="float" office:value="1.10960447788239" calcext:value-type="float">
            <text:p>1,10960447788239</text:p>
          </table:table-cell>
          <table:table-cell office:value-type="float" office:value="0.770357429981232" calcext:value-type="float">
            <text:p>0,770357429981232</text:p>
          </table:table-cell>
          <table:table-cell office:value-type="float" office:value="0.944028496742249" calcext:value-type="float">
            <text:p>0,944028496742249</text:p>
          </table:table-cell>
          <table:table-cell office:value-type="float" office:value="0.742463767528534" calcext:value-type="float">
            <text:p>0,742463767528534</text:p>
          </table:table-cell>
          <table:table-cell office:value-type="float" office:value="0.97600382566452" calcext:value-type="float">
            <text:p>0,97600382566452</text:p>
          </table:table-cell>
          <table:table-cell office:value-type="float" office:value="0.905246078968048" calcext:value-type="float">
            <text:p>0,905246078968048</text:p>
          </table:table-cell>
          <table:table-cell office:value-type="float" office:value="1.04322278499603" calcext:value-type="float">
            <text:p>1,04322278499603</text:p>
          </table:table-cell>
          <table:table-cell office:value-type="float" office:value="1.09184980392456" calcext:value-type="float">
            <text:p>1,09184980392456</text:p>
          </table:table-cell>
          <table:table-cell office:value-type="float" office:value="0.900530815124512" calcext:value-type="float">
            <text:p>0,900530815124512</text:p>
          </table:table-cell>
        </table:table-row>
        <table:table-row table:style-name="ro1">
          <table:table-cell office:value-type="float" office:value="1.11064" calcext:value-type="float">
            <text:p>1,11064</text:p>
          </table:table-cell>
          <table:table-cell office:value-type="float" office:value="1.13875067234039" calcext:value-type="float">
            <text:p>1,13875067234039</text:p>
          </table:table-cell>
          <table:table-cell office:value-type="float" office:value="1.20599269866943" calcext:value-type="float">
            <text:p>1,20599269866943</text:p>
          </table:table-cell>
          <table:table-cell office:value-type="float" office:value="0.914682447910309" calcext:value-type="float">
            <text:p>0,914682447910309</text:p>
          </table:table-cell>
          <table:table-cell office:value-type="float" office:value="1.07000148296356" calcext:value-type="float">
            <text:p>1,07000148296356</text:p>
          </table:table-cell>
          <table:table-cell office:value-type="float" office:value="0.893997013568878" calcext:value-type="float">
            <text:p>0,893997013568878</text:p>
          </table:table-cell>
          <table:table-cell office:value-type="float" office:value="1.22613430023193" calcext:value-type="float">
            <text:p>1,22613430023193</text:p>
          </table:table-cell>
          <table:table-cell office:value-type="float" office:value="0.98408043384552" calcext:value-type="float">
            <text:p>0,98408043384552</text:p>
          </table:table-cell>
          <table:table-cell office:value-type="float" office:value="1.30350935459137" calcext:value-type="float">
            <text:p>1,30350935459137</text:p>
          </table:table-cell>
          <table:table-cell office:value-type="float" office:value="1.30667507648468" calcext:value-type="float">
            <text:p>1,30667507648468</text:p>
          </table:table-cell>
          <table:table-cell office:value-type="float" office:value="1.06259000301361" calcext:value-type="float">
            <text:p>1,06259000301361</text:p>
          </table:table-cell>
        </table:table-row>
        <table:table-row table:style-name="ro1">
          <table:table-cell office:value-type="float" office:value="1.38587" calcext:value-type="float">
            <text:p>1,38587</text:p>
          </table:table-cell>
          <table:table-cell office:value-type="float" office:value="1.32114636898041" calcext:value-type="float">
            <text:p>1,32114636898041</text:p>
          </table:table-cell>
          <table:table-cell office:value-type="float" office:value="1.39235329627991" calcext:value-type="float">
            <text:p>1,39235329627991</text:p>
          </table:table-cell>
          <table:table-cell office:value-type="float" office:value="1.13524186611176" calcext:value-type="float">
            <text:p>1,13524186611176</text:p>
          </table:table-cell>
          <table:table-cell office:value-type="float" office:value="1.39242672920227" calcext:value-type="float">
            <text:p>1,39242672920227</text:p>
          </table:table-cell>
          <table:table-cell office:value-type="float" office:value="1.10219788551331" calcext:value-type="float">
            <text:p>1,10219788551331</text:p>
          </table:table-cell>
          <table:table-cell office:value-type="float" office:value="1.59735763072968" calcext:value-type="float">
            <text:p>1,59735763072968</text:p>
          </table:table-cell>
          <table:table-cell office:value-type="float" office:value="1.18323886394501" calcext:value-type="float">
            <text:p>1,18323886394501</text:p>
          </table:table-cell>
          <table:table-cell office:value-type="float" office:value="1.6845828294754" calcext:value-type="float">
            <text:p>1,6845828294754</text:p>
          </table:table-cell>
          <table:table-cell office:value-type="float" office:value="1.73912286758423" calcext:value-type="float">
            <text:p>1,73912286758423</text:p>
          </table:table-cell>
          <table:table-cell office:value-type="float" office:value="1.311079621315" calcext:value-type="float">
            <text:p>1,311079621315</text:p>
          </table:table-cell>
        </table:table-row>
        <table:table-row table:style-name="ro1">
          <table:table-cell office:value-type="float" office:value="1.31517" calcext:value-type="float">
            <text:p>1,31517</text:p>
          </table:table-cell>
          <table:table-cell office:value-type="float" office:value="1.27703821659088" calcext:value-type="float">
            <text:p>1,27703821659088</text:p>
          </table:table-cell>
          <table:table-cell office:value-type="float" office:value="1.32068717479706" calcext:value-type="float">
            <text:p>1,32068717479706</text:p>
          </table:table-cell>
          <table:table-cell office:value-type="float" office:value="1.12286806106567" calcext:value-type="float">
            <text:p>1,12286806106567</text:p>
          </table:table-cell>
          <table:table-cell office:value-type="float" office:value="1.37315559387207" calcext:value-type="float">
            <text:p>1,37315559387207</text:p>
          </table:table-cell>
          <table:table-cell office:value-type="float" office:value="1.04014003276825" calcext:value-type="float">
            <text:p>1,04014003276825</text:p>
          </table:table-cell>
          <table:table-cell office:value-type="float" office:value="1.42760753631592" calcext:value-type="float">
            <text:p>1,42760753631592</text:p>
          </table:table-cell>
          <table:table-cell office:value-type="float" office:value="1.15413773059845" calcext:value-type="float">
            <text:p>1,15413773059845</text:p>
          </table:table-cell>
          <table:table-cell office:value-type="float" office:value="1.61384391784668" calcext:value-type="float">
            <text:p>1,61384391784668</text:p>
          </table:table-cell>
          <table:table-cell office:value-type="float" office:value="1.59164071083069" calcext:value-type="float">
            <text:p>1,59164071083069</text:p>
          </table:table-cell>
          <table:table-cell office:value-type="float" office:value="1.23060178756714" calcext:value-type="float">
            <text:p>1,23060178756714</text:p>
          </table:table-cell>
        </table:table-row>
        <table:table-row table:style-name="ro1">
          <table:table-cell office:value-type="float" office:value="1.02081" calcext:value-type="float">
            <text:p>1,02081</text:p>
          </table:table-cell>
          <table:table-cell office:value-type="float" office:value="1.04968154430389" calcext:value-type="float">
            <text:p>1,04968154430389</text:p>
          </table:table-cell>
          <table:table-cell office:value-type="float" office:value="1.04439055919647" calcext:value-type="float">
            <text:p>1,04439055919647</text:p>
          </table:table-cell>
          <table:table-cell office:value-type="float" office:value="0.871290326118469" calcext:value-type="float">
            <text:p>0,871290326118469</text:p>
          </table:table-cell>
          <table:table-cell office:value-type="float" office:value="1.1373929977417" calcext:value-type="float">
            <text:p>1,1373929977417</text:p>
          </table:table-cell>
          <table:table-cell office:value-type="float" office:value="0.811314880847931" calcext:value-type="float">
            <text:p>0,811314880847931</text:p>
          </table:table-cell>
          <table:table-cell office:value-type="float" office:value="1.02519261837006" calcext:value-type="float">
            <text:p>1,02519261837006</text:p>
          </table:table-cell>
          <table:table-cell office:value-type="float" office:value="0.940374851226807" calcext:value-type="float">
            <text:p>0,940374851226807</text:p>
          </table:table-cell>
          <table:table-cell office:value-type="float" office:value="1.21624863147736" calcext:value-type="float">
            <text:p>1,21624863147736</text:p>
          </table:table-cell>
          <table:table-cell office:value-type="float" office:value="1.17545485496521" calcext:value-type="float">
            <text:p>1,17545485496521</text:p>
          </table:table-cell>
          <table:table-cell office:value-type="float" office:value="0.936793982982636" calcext:value-type="float">
            <text:p>0,936793982982636</text:p>
          </table:table-cell>
        </table:table-row>
        <table:table-row table:style-name="ro1">
          <table:table-cell office:value-type="float" office:value="0.954281" calcext:value-type="float">
            <text:p>0,954281</text:p>
          </table:table-cell>
          <table:table-cell office:value-type="float" office:value="1.01689457893372" calcext:value-type="float">
            <text:p>1,01689457893372</text:p>
          </table:table-cell>
          <table:table-cell office:value-type="float" office:value="1.01205062866211" calcext:value-type="float">
            <text:p>1,01205062866211</text:p>
          </table:table-cell>
          <table:table-cell office:value-type="float" office:value="0.818662047386169" calcext:value-type="float">
            <text:p>0,818662047386169</text:p>
          </table:table-cell>
          <table:table-cell office:value-type="float" office:value="0.960038900375366" calcext:value-type="float">
            <text:p>0,960038900375366</text:p>
          </table:table-cell>
          <table:table-cell office:value-type="float" office:value="0.747509300708771" calcext:value-type="float">
            <text:p>0,747509300708771</text:p>
          </table:table-cell>
          <table:table-cell office:value-type="float" office:value="1.10656213760376" calcext:value-type="float">
            <text:p>1,10656213760376</text:p>
          </table:table-cell>
          <table:table-cell office:value-type="float" office:value="0.857775032520294" calcext:value-type="float">
            <text:p>0,857775032520294</text:p>
          </table:table-cell>
          <table:table-cell office:value-type="float" office:value="1.11984992027283" calcext:value-type="float">
            <text:p>1,11984992027283</text:p>
          </table:table-cell>
          <table:table-cell office:value-type="float" office:value="1.05517745018005" calcext:value-type="float">
            <text:p>1,05517745018005</text:p>
          </table:table-cell>
          <table:table-cell office:value-type="float" office:value="0.848287105560303" calcext:value-type="float">
            <text:p>0,848287105560303</text:p>
          </table:table-cell>
        </table:table-row>
        <table:table-row table:style-name="ro1">
          <table:table-cell office:value-type="float" office:value="0.787327" calcext:value-type="float">
            <text:p>0,787327</text:p>
          </table:table-cell>
          <table:table-cell office:value-type="float" office:value="0.86729222536087" calcext:value-type="float">
            <text:p>0,86729222536087</text:p>
          </table:table-cell>
          <table:table-cell office:value-type="float" office:value="0.882380843162537" calcext:value-type="float">
            <text:p>0,882380843162537</text:p>
          </table:table-cell>
          <table:table-cell office:value-type="float" office:value="0.678582429885864" calcext:value-type="float">
            <text:p>0,678582429885864</text:p>
          </table:table-cell>
          <table:table-cell office:value-type="float" office:value="0.724373340606689" calcext:value-type="float">
            <text:p>0,724373340606689</text:p>
          </table:table-cell>
          <table:table-cell office:value-type="float" office:value="0.700654804706574" calcext:value-type="float">
            <text:p>0,700654804706574</text:p>
          </table:table-cell>
          <table:table-cell office:value-type="float" office:value="0.875028789043427" calcext:value-type="float">
            <text:p>0,875028789043427</text:p>
          </table:table-cell>
          <table:table-cell office:value-type="float" office:value="0.728145301342011" calcext:value-type="float">
            <text:p>0,728145301342011</text:p>
          </table:table-cell>
          <table:table-cell office:value-type="float" office:value="0.86654657125473" calcext:value-type="float">
            <text:p>0,86654657125473</text:p>
          </table:table-cell>
          <table:table-cell office:value-type="float" office:value="0.802741467952728" calcext:value-type="float">
            <text:p>0,802741467952728</text:p>
          </table:table-cell>
          <table:table-cell office:value-type="float" office:value="0.747525036334991" calcext:value-type="float">
            <text:p>0,747525036334991</text:p>
          </table:table-cell>
        </table:table-row>
        <table:table-row table:style-name="ro1">
          <table:table-cell office:value-type="float" office:value="0.81242" calcext:value-type="float">
            <text:p>0,81242</text:p>
          </table:table-cell>
          <table:table-cell office:value-type="float" office:value="0.945056736469269" calcext:value-type="float">
            <text:p>0,945056736469269</text:p>
          </table:table-cell>
          <table:table-cell office:value-type="float" office:value="0.887005686759949" calcext:value-type="float">
            <text:p>0,887005686759949</text:p>
          </table:table-cell>
          <table:table-cell office:value-type="float" office:value="0.689878582954407" calcext:value-type="float">
            <text:p>0,689878582954407</text:p>
          </table:table-cell>
          <table:table-cell office:value-type="float" office:value="0.763852477073669" calcext:value-type="float">
            <text:p>0,763852477073669</text:p>
          </table:table-cell>
          <table:table-cell office:value-type="float" office:value="0.747734367847443" calcext:value-type="float">
            <text:p>0,747734367847443</text:p>
          </table:table-cell>
          <table:table-cell office:value-type="float" office:value="0.835326194763184" calcext:value-type="float">
            <text:p>0,835326194763184</text:p>
          </table:table-cell>
          <table:table-cell office:value-type="float" office:value="0.718429982662201" calcext:value-type="float">
            <text:p>0,718429982662201</text:p>
          </table:table-cell>
          <table:table-cell office:value-type="float" office:value="0.909725546836853" calcext:value-type="float">
            <text:p>0,909725546836853</text:p>
          </table:table-cell>
          <table:table-cell office:value-type="float" office:value="0.842935681343079" calcext:value-type="float">
            <text:p>0,842935681343079</text:p>
          </table:table-cell>
          <table:table-cell office:value-type="float" office:value="0.784251391887665" calcext:value-type="float">
            <text:p>0,784251391887665</text:p>
          </table:table-cell>
        </table:table-row>
        <table:table-row table:style-name="ro1">
          <table:table-cell office:value-type="float" office:value="0.786824" calcext:value-type="float">
            <text:p>0,786824</text:p>
          </table:table-cell>
          <table:table-cell office:value-type="float" office:value="0.956755101680756" calcext:value-type="float">
            <text:p>0,956755101680756</text:p>
          </table:table-cell>
          <table:table-cell office:value-type="float" office:value="0.754639387130737" calcext:value-type="float">
            <text:p>0,754639387130737</text:p>
          </table:table-cell>
          <table:table-cell office:value-type="float" office:value="0.655190646648407" calcext:value-type="float">
            <text:p>0,655190646648407</text:p>
          </table:table-cell>
          <table:table-cell office:value-type="float" office:value="0.745641350746155" calcext:value-type="float">
            <text:p>0,745641350746155</text:p>
          </table:table-cell>
          <table:table-cell office:value-type="float" office:value="1.03499221801758" calcext:value-type="float">
            <text:p>1,03499221801758</text:p>
          </table:table-cell>
          <table:table-cell office:value-type="float" office:value="0.700770080089569" calcext:value-type="float">
            <text:p>0,700770080089569</text:p>
          </table:table-cell>
          <table:table-cell office:value-type="float" office:value="0.683363080024719" calcext:value-type="float">
            <text:p>0,683363080024719</text:p>
          </table:table-cell>
          <table:table-cell office:value-type="float" office:value="0.836463451385498" calcext:value-type="float">
            <text:p>0,836463451385498</text:p>
          </table:table-cell>
          <table:table-cell office:value-type="float" office:value="0.740969002246857" calcext:value-type="float">
            <text:p>0,740969002246857</text:p>
          </table:table-cell>
          <table:table-cell office:value-type="float" office:value="0.759450733661652" calcext:value-type="float">
            <text:p>0,759450733661652</text:p>
          </table:table-cell>
        </table:table-row>
        <table:table-row table:style-name="ro1">
          <table:table-cell office:value-type="float" office:value="0.821498" calcext:value-type="float">
            <text:p>0,821498</text:p>
          </table:table-cell>
          <table:table-cell office:value-type="float" office:value="1.00677299499512" calcext:value-type="float">
            <text:p>1,00677299499512</text:p>
          </table:table-cell>
          <table:table-cell office:value-type="float" office:value="0.759702980518341" calcext:value-type="float">
            <text:p>0,759702980518341</text:p>
          </table:table-cell>
          <table:table-cell office:value-type="float" office:value="0.672099053859711" calcext:value-type="float">
            <text:p>0,672099053859711</text:p>
          </table:table-cell>
          <table:table-cell office:value-type="float" office:value="0.757162094116211" calcext:value-type="float">
            <text:p>0,757162094116211</text:p>
          </table:table-cell>
          <table:table-cell office:value-type="float" office:value="1.10068893432617" calcext:value-type="float">
            <text:p>1,10068893432617</text:p>
          </table:table-cell>
          <table:table-cell office:value-type="float" office:value="0.797028243541718" calcext:value-type="float">
            <text:p>0,797028243541718</text:p>
          </table:table-cell>
          <table:table-cell office:value-type="float" office:value="0.732719004154205" calcext:value-type="float">
            <text:p>0,732719004154205</text:p>
          </table:table-cell>
          <table:table-cell office:value-type="float" office:value="0.811371386051178" calcext:value-type="float">
            <text:p>0,811371386051178</text:p>
          </table:table-cell>
          <table:table-cell office:value-type="float" office:value="0.781393587589264" calcext:value-type="float">
            <text:p>0,781393587589264</text:p>
          </table:table-cell>
          <table:table-cell office:value-type="float" office:value="0.796041011810303" calcext:value-type="float">
            <text:p>0,796041011810303</text:p>
          </table:table-cell>
        </table:table-row>
        <table:table-row table:style-name="ro1">
          <table:table-cell office:value-type="float" office:value="0.807634" calcext:value-type="float">
            <text:p>0,807634</text:p>
          </table:table-cell>
          <table:table-cell office:value-type="float" office:value="0.902249395847321" calcext:value-type="float">
            <text:p>0,902249395847321</text:p>
          </table:table-cell>
          <table:table-cell office:value-type="float" office:value="0.750914454460144" calcext:value-type="float">
            <text:p>0,750914454460144</text:p>
          </table:table-cell>
          <table:table-cell office:value-type="float" office:value="0.653604328632355" calcext:value-type="float">
            <text:p>0,653604328632355</text:p>
          </table:table-cell>
          <table:table-cell office:value-type="float" office:value="0.731972277164459" calcext:value-type="float">
            <text:p>0,731972277164459</text:p>
          </table:table-cell>
          <table:table-cell office:value-type="float" office:value="1.12578558921814" calcext:value-type="float">
            <text:p>1,12578558921814</text:p>
          </table:table-cell>
          <table:table-cell office:value-type="float" office:value="0.856065690517426" calcext:value-type="float">
            <text:p>0,856065690517426</text:p>
          </table:table-cell>
          <table:table-cell office:value-type="float" office:value="0.740897297859192" calcext:value-type="float">
            <text:p>0,740897297859192</text:p>
          </table:table-cell>
          <table:table-cell office:value-type="float" office:value="0.791169106960297" calcext:value-type="float">
            <text:p>0,791169106960297</text:p>
          </table:table-cell>
          <table:table-cell office:value-type="float" office:value="0.71259206533432" calcext:value-type="float">
            <text:p>0,71259206533432</text:p>
          </table:table-cell>
          <table:table-cell office:value-type="float" office:value="0.811091840267181" calcext:value-type="float">
            <text:p>0,811091840267181</text:p>
          </table:table-cell>
        </table:table-row>
        <table:table-row table:style-name="ro1">
          <table:table-cell office:value-type="float" office:value="1.1625" calcext:value-type="float">
            <text:p>1,1625</text:p>
          </table:table-cell>
          <table:table-cell office:value-type="float" office:value="1.2469654083252" calcext:value-type="float">
            <text:p>1,2469654083252</text:p>
          </table:table-cell>
          <table:table-cell office:value-type="float" office:value="1.00831389427185" calcext:value-type="float">
            <text:p>1,00831389427185</text:p>
          </table:table-cell>
          <table:table-cell office:value-type="float" office:value="0.866594731807709" calcext:value-type="float">
            <text:p>0,866594731807709</text:p>
          </table:table-cell>
          <table:table-cell office:value-type="float" office:value="0.87861442565918" calcext:value-type="float">
            <text:p>0,87861442565918</text:p>
          </table:table-cell>
          <table:table-cell office:value-type="float" office:value="1.95561146736145" calcext:value-type="float">
            <text:p>1,95561146736145</text:p>
          </table:table-cell>
          <table:table-cell office:value-type="float" office:value="1.35172927379608" calcext:value-type="float">
            <text:p>1,35172927379608</text:p>
          </table:table-cell>
          <table:table-cell office:value-type="float" office:value="1.03160989284515" calcext:value-type="float">
            <text:p>1,03160989284515</text:p>
          </table:table-cell>
          <table:table-cell office:value-type="float" office:value="1.08891642093658" calcext:value-type="float">
            <text:p>1,08891642093658</text:p>
          </table:table-cell>
          <table:table-cell office:value-type="float" office:value="1.08732175827026" calcext:value-type="float">
            <text:p>1,08732175827026</text:p>
          </table:table-cell>
          <table:table-cell office:value-type="float" office:value="1.10927844047546" calcext:value-type="float">
            <text:p>1,10927844047546</text:p>
          </table:table-cell>
        </table:table-row>
        <table:table-row table:style-name="ro1">
          <table:table-cell office:value-type="float" office:value="1.71592" calcext:value-type="float">
            <text:p>1,71592</text:p>
          </table:table-cell>
          <table:table-cell office:value-type="float" office:value="1.78477084636688" calcext:value-type="float">
            <text:p>1,78477084636688</text:p>
          </table:table-cell>
          <table:table-cell office:value-type="float" office:value="1.33170938491821" calcext:value-type="float">
            <text:p>1,33170938491821</text:p>
          </table:table-cell>
          <table:table-cell office:value-type="float" office:value="1.15325808525085" calcext:value-type="float">
            <text:p>1,15325808525085</text:p>
          </table:table-cell>
          <table:table-cell office:value-type="float" office:value="1.111980676651" calcext:value-type="float">
            <text:p>1,111980676651</text:p>
          </table:table-cell>
          <table:table-cell office:value-type="float" office:value="2.83601021766663" calcext:value-type="float">
            <text:p>2,83601021766663</text:p>
          </table:table-cell>
          <table:table-cell office:value-type="float" office:value="1.90595352649689" calcext:value-type="float">
            <text:p>1,90595352649689</text:p>
          </table:table-cell>
          <table:table-cell office:value-type="float" office:value="1.27537667751312" calcext:value-type="float">
            <text:p>1,27537667751312</text:p>
          </table:table-cell>
          <table:table-cell office:value-type="float" office:value="1.76408994197845" calcext:value-type="float">
            <text:p>1,76408994197845</text:p>
          </table:table-cell>
          <table:table-cell office:value-type="float" office:value="1.71950244903564" calcext:value-type="float">
            <text:p>1,71950244903564</text:p>
          </table:table-cell>
          <table:table-cell office:value-type="float" office:value="2.2765839099884" calcext:value-type="float">
            <text:p>2,2765839099884</text:p>
          </table:table-cell>
        </table:table-row>
        <table:table-row table:style-name="ro1">
          <table:table-cell office:value-type="float" office:value="2.2826" calcext:value-type="float">
            <text:p>2,2826</text:p>
          </table:table-cell>
          <table:table-cell office:value-type="float" office:value="2.53635549545288" calcext:value-type="float">
            <text:p>2,53635549545288</text:p>
          </table:table-cell>
          <table:table-cell office:value-type="float" office:value="1.7403359413147" calcext:value-type="float">
            <text:p>1,7403359413147</text:p>
          </table:table-cell>
          <table:table-cell office:value-type="float" office:value="1.59675323963165" calcext:value-type="float">
            <text:p>1,59675323963165</text:p>
          </table:table-cell>
          <table:table-cell office:value-type="float" office:value="1.5690301656723" calcext:value-type="float">
            <text:p>1,5690301656723</text:p>
          </table:table-cell>
          <table:table-cell office:value-type="float" office:value="3.3031313419342" calcext:value-type="float">
            <text:p>3,3031313419342</text:p>
          </table:table-cell>
          <table:table-cell office:value-type="float" office:value="2.29222440719604" calcext:value-type="float">
            <text:p>2,29222440719604</text:p>
          </table:table-cell>
          <table:table-cell office:value-type="float" office:value="1.61254858970642" calcext:value-type="float">
            <text:p>1,61254858970642</text:p>
          </table:table-cell>
          <table:table-cell office:value-type="float" office:value="2.79629731178284" calcext:value-type="float">
            <text:p>2,79629731178284</text:p>
          </table:table-cell>
          <table:table-cell office:value-type="float" office:value="2.26340293884277" calcext:value-type="float">
            <text:p>2,26340293884277</text:p>
          </table:table-cell>
          <table:table-cell office:value-type="float" office:value="3.11590099334717" calcext:value-type="float">
            <text:p>3,11590099334717</text:p>
          </table:table-cell>
        </table:table-row>
        <table:table-row table:style-name="ro1">
          <table:table-cell office:value-type="float" office:value="2.39021" calcext:value-type="float">
            <text:p>2,39021</text:p>
          </table:table-cell>
          <table:table-cell office:value-type="float" office:value="2.974684715271" calcext:value-type="float">
            <text:p>2,974684715271</text:p>
          </table:table-cell>
          <table:table-cell office:value-type="float" office:value="1.73668026924133" calcext:value-type="float">
            <text:p>1,73668026924133</text:p>
          </table:table-cell>
          <table:table-cell office:value-type="float" office:value="1.67903447151184" calcext:value-type="float">
            <text:p>1,67903447151184</text:p>
          </table:table-cell>
          <table:table-cell office:value-type="float" office:value="1.48626732826233" calcext:value-type="float">
            <text:p>1,48626732826233</text:p>
          </table:table-cell>
          <table:table-cell office:value-type="float" office:value="4.34923362731934" calcext:value-type="float">
            <text:p>4,34923362731934</text:p>
          </table:table-cell>
          <table:table-cell office:value-type="float" office:value="2.31456351280212" calcext:value-type="float">
            <text:p>2,31456351280212</text:p>
          </table:table-cell>
          <table:table-cell office:value-type="float" office:value="2.25671577453613" calcext:value-type="float">
            <text:p>2,25671577453613</text:p>
          </table:table-cell>
          <table:table-cell office:value-type="float" office:value="2.51721024513245" calcext:value-type="float">
            <text:p>2,51721024513245</text:p>
          </table:table-cell>
          <table:table-cell office:value-type="float" office:value="1.92749977111816" calcext:value-type="float">
            <text:p>1,92749977111816</text:p>
          </table:table-cell>
          <table:table-cell office:value-type="float" office:value="2.66025114059448" calcext:value-type="float">
            <text:p>2,66025114059448</text:p>
          </table:table-cell>
        </table:table-row>
        <table:table-row table:style-name="ro1">
          <table:table-cell office:value-type="float" office:value="1.97623" calcext:value-type="float">
            <text:p>1,97623</text:p>
          </table:table-cell>
          <table:table-cell office:value-type="float" office:value="2.30785155296326" calcext:value-type="float">
            <text:p>2,30785155296326</text:p>
          </table:table-cell>
          <table:table-cell office:value-type="float" office:value="1.50996720790863" calcext:value-type="float">
            <text:p>1,50996720790863</text:p>
          </table:table-cell>
          <table:table-cell office:value-type="float" office:value="1.47362446784973" calcext:value-type="float">
            <text:p>1,47362446784973</text:p>
          </table:table-cell>
          <table:table-cell office:value-type="float" office:value="1.38759136199951" calcext:value-type="float">
            <text:p>1,38759136199951</text:p>
          </table:table-cell>
          <table:table-cell office:value-type="float" office:value="3.16589951515198" calcext:value-type="float">
            <text:p>3,16589951515198</text:p>
          </table:table-cell>
          <table:table-cell office:value-type="float" office:value="2.10178518295288" calcext:value-type="float">
            <text:p>2,10178518295288</text:p>
          </table:table-cell>
          <table:table-cell office:value-type="float" office:value="1.6007434129715" calcext:value-type="float">
            <text:p>1,6007434129715</text:p>
          </table:table-cell>
          <table:table-cell office:value-type="float" office:value="2.24921560287476" calcext:value-type="float">
            <text:p>2,24921560287476</text:p>
          </table:table-cell>
          <table:table-cell office:value-type="float" office:value="2.04219198226929" calcext:value-type="float">
            <text:p>2,04219198226929</text:p>
          </table:table-cell>
          <table:table-cell office:value-type="float" office:value="1.92347228527069" calcext:value-type="float">
            <text:p>1,92347228527069</text:p>
          </table:table-cell>
        </table:table-row>
        <table:table-row table:style-name="ro1">
          <table:table-cell office:value-type="float" office:value="1.41024" calcext:value-type="float">
            <text:p>1,41024</text:p>
          </table:table-cell>
          <table:table-cell office:value-type="float" office:value="1.61221563816071" calcext:value-type="float">
            <text:p>1,61221563816071</text:p>
          </table:table-cell>
          <table:table-cell office:value-type="float" office:value="1.14457738399506" calcext:value-type="float">
            <text:p>1,14457738399506</text:p>
          </table:table-cell>
          <table:table-cell office:value-type="float" office:value="1.04512548446655" calcext:value-type="float">
            <text:p>1,04512548446655</text:p>
          </table:table-cell>
          <table:table-cell office:value-type="float" office:value="0.997781336307526" calcext:value-type="float">
            <text:p>0,997781336307526</text:p>
          </table:table-cell>
          <table:table-cell office:value-type="float" office:value="2.41798567771912" calcext:value-type="float">
            <text:p>2,41798567771912</text:p>
          </table:table-cell>
          <table:table-cell office:value-type="float" office:value="1.42974972724915" calcext:value-type="float">
            <text:p>1,42974972724915</text:p>
          </table:table-cell>
          <table:table-cell office:value-type="float" office:value="1.28395295143127" calcext:value-type="float">
            <text:p>1,28395295143127</text:p>
          </table:table-cell>
          <table:table-cell office:value-type="float" office:value="1.44647037982941" calcext:value-type="float">
            <text:p>1,44647037982941</text:p>
          </table:table-cell>
          <table:table-cell office:value-type="float" office:value="1.35639071464539" calcext:value-type="float">
            <text:p>1,35639071464539</text:p>
          </table:table-cell>
          <table:table-cell office:value-type="float" office:value="1.36813318729401" calcext:value-type="float">
            <text:p>1,36813318729401</text:p>
          </table:table-cell>
        </table:table-row>
        <table:table-row table:style-name="ro1">
          <table:table-cell office:value-type="float" office:value="1.02419" calcext:value-type="float">
            <text:p>1,02419</text:p>
          </table:table-cell>
          <table:table-cell office:value-type="float" office:value="1.17068290710449" calcext:value-type="float">
            <text:p>1,17068290710449</text:p>
          </table:table-cell>
          <table:table-cell office:value-type="float" office:value="0.856390953063965" calcext:value-type="float">
            <text:p>0,856390953063965</text:p>
          </table:table-cell>
          <table:table-cell office:value-type="float" office:value="0.801635146141052" calcext:value-type="float">
            <text:p>0,801635146141052</text:p>
          </table:table-cell>
          <table:table-cell office:value-type="float" office:value="0.809601426124573" calcext:value-type="float">
            <text:p>0,809601426124573</text:p>
          </table:table-cell>
          <table:table-cell office:value-type="float" office:value="1.62058806419373" calcext:value-type="float">
            <text:p>1,62058806419373</text:p>
          </table:table-cell>
          <table:table-cell office:value-type="float" office:value="1.01150560379028" calcext:value-type="float">
            <text:p>1,01150560379028</text:p>
          </table:table-cell>
          <table:table-cell office:value-type="float" office:value="0.961195051670074" calcext:value-type="float">
            <text:p>0,961195051670074</text:p>
          </table:table-cell>
          <table:table-cell office:value-type="float" office:value="1.01865935325623" calcext:value-type="float">
            <text:p>1,01865935325623</text:p>
          </table:table-cell>
          <table:table-cell office:value-type="float" office:value="0.986466705799103" calcext:value-type="float">
            <text:p>0,986466705799103</text:p>
          </table:table-cell>
          <table:table-cell office:value-type="float" office:value="1.00518333911896" calcext:value-type="float">
            <text:p>1,00518333911896</text:p>
          </table:table-cell>
        </table:table-row>
        <table:table-row table:style-name="ro1">
          <table:table-cell office:value-type="float" office:value="0.80778" calcext:value-type="float">
            <text:p>0,80778</text:p>
          </table:table-cell>
          <table:table-cell office:value-type="float" office:value="0.930546224117279" calcext:value-type="float">
            <text:p>0,930546224117279</text:p>
          </table:table-cell>
          <table:table-cell office:value-type="float" office:value="0.686075389385223" calcext:value-type="float">
            <text:p>0,686075389385223</text:p>
          </table:table-cell>
          <table:table-cell office:value-type="float" office:value="0.673917233943939" calcext:value-type="float">
            <text:p>0,673917233943939</text:p>
          </table:table-cell>
          <table:table-cell office:value-type="float" office:value="0.696756958961487" calcext:value-type="float">
            <text:p>0,696756958961487</text:p>
          </table:table-cell>
          <table:table-cell office:value-type="float" office:value="0.981786131858826" calcext:value-type="float">
            <text:p>0,981786131858826</text:p>
          </table:table-cell>
          <table:table-cell office:value-type="float" office:value="0.755736887454987" calcext:value-type="float">
            <text:p>0,755736887454987</text:p>
          </table:table-cell>
          <table:table-cell office:value-type="float" office:value="0.812993228435516" calcext:value-type="float">
            <text:p>0,812993228435516</text:p>
          </table:table-cell>
          <table:table-cell office:value-type="float" office:value="0.887923240661621" calcext:value-type="float">
            <text:p>0,887923240661621</text:p>
          </table:table-cell>
          <table:table-cell office:value-type="float" office:value="0.810643792152405" calcext:value-type="float">
            <text:p>0,810643792152405</text:p>
          </table:table-cell>
          <table:table-cell office:value-type="float" office:value="0.84142416715622" calcext:value-type="float">
            <text:p>0,84142416715622</text:p>
          </table:table-cell>
        </table:table-row>
        <table:table-row table:style-name="ro1">
          <table:table-cell office:value-type="float" office:value="0.710433" calcext:value-type="float">
            <text:p>0,710433</text:p>
          </table:table-cell>
          <table:table-cell office:value-type="float" office:value="0.874500453472137" calcext:value-type="float">
            <text:p>0,874500453472137</text:p>
          </table:table-cell>
          <table:table-cell office:value-type="float" office:value="0.608875036239624" calcext:value-type="float">
            <text:p>0,608875036239624</text:p>
          </table:table-cell>
          <table:table-cell office:value-type="float" office:value="0.610603332519531" calcext:value-type="float">
            <text:p>0,610603332519531</text:p>
          </table:table-cell>
          <table:table-cell office:value-type="float" office:value="0.685514867305756" calcext:value-type="float">
            <text:p>0,685514867305756</text:p>
          </table:table-cell>
          <table:table-cell office:value-type="float" office:value="0.712135553359985" calcext:value-type="float">
            <text:p>0,712135553359985</text:p>
          </table:table-cell>
          <table:table-cell office:value-type="float" office:value="0.65336138010025" calcext:value-type="float">
            <text:p>0,65336138010025</text:p>
          </table:table-cell>
          <table:table-cell office:value-type="float" office:value="0.732035398483276" calcext:value-type="float">
            <text:p>0,732035398483276</text:p>
          </table:table-cell>
          <table:table-cell office:value-type="float" office:value="0.787167966365814" calcext:value-type="float">
            <text:p>0,787167966365814</text:p>
          </table:table-cell>
          <table:table-cell office:value-type="float" office:value="0.710109174251556" calcext:value-type="float">
            <text:p>0,710109174251556</text:p>
          </table:table-cell>
          <table:table-cell office:value-type="float" office:value="0.73002427816391" calcext:value-type="float">
            <text:p>0,73002427816391</text:p>
          </table:table-cell>
        </table:table-row>
        <table:table-row table:style-name="ro1">
          <table:table-cell office:value-type="float" office:value="0.636995" calcext:value-type="float">
            <text:p>0,636995</text:p>
          </table:table-cell>
          <table:table-cell office:value-type="float" office:value="0.748096585273743" calcext:value-type="float">
            <text:p>0,748096585273743</text:p>
          </table:table-cell>
          <table:table-cell office:value-type="float" office:value="0.572166383266449" calcext:value-type="float">
            <text:p>0,572166383266449</text:p>
          </table:table-cell>
          <table:table-cell office:value-type="float" office:value="0.563053786754608" calcext:value-type="float">
            <text:p>0,563053786754608</text:p>
          </table:table-cell>
          <table:table-cell office:value-type="float" office:value="0.672898769378662" calcext:value-type="float">
            <text:p>0,672898769378662</text:p>
          </table:table-cell>
          <table:table-cell office:value-type="float" office:value="0.611023724079132" calcext:value-type="float">
            <text:p>0,611023724079132</text:p>
          </table:table-cell>
          <table:table-cell office:value-type="float" office:value="0.664880692958832" calcext:value-type="float">
            <text:p>0,664880692958832</text:p>
          </table:table-cell>
          <table:table-cell office:value-type="float" office:value="0.665768563747406" calcext:value-type="float">
            <text:p>0,665768563747406</text:p>
          </table:table-cell>
          <table:table-cell office:value-type="float" office:value="0.682094275951386" calcext:value-type="float">
            <text:p>0,682094275951386</text:p>
          </table:table-cell>
          <table:table-cell office:value-type="float" office:value="0.592130184173584" calcext:value-type="float">
            <text:p>0,592130184173584</text:p>
          </table:table-cell>
          <table:table-cell office:value-type="float" office:value="0.597838282585144" calcext:value-type="float">
            <text:p>0,597838282585144</text:p>
          </table:table-cell>
        </table:table-row>
        <table:table-row table:style-name="ro1">
          <table:table-cell office:value-type="float" office:value="0.633363" calcext:value-type="float">
            <text:p>0,633363</text:p>
          </table:table-cell>
          <table:table-cell office:value-type="float" office:value="0.717361152172089" calcext:value-type="float">
            <text:p>0,717361152172089</text:p>
          </table:table-cell>
          <table:table-cell office:value-type="float" office:value="0.633997142314911" calcext:value-type="float">
            <text:p>0,633997142314911</text:p>
          </table:table-cell>
          <table:table-cell office:value-type="float" office:value="0.592074334621429" calcext:value-type="float">
            <text:p>0,592074334621429</text:p>
          </table:table-cell>
          <table:table-cell office:value-type="float" office:value="0.693265378475189" calcext:value-type="float">
            <text:p>0,693265378475189</text:p>
          </table:table-cell>
          <table:table-cell office:value-type="float" office:value="0.57502406835556" calcext:value-type="float">
            <text:p>0,57502406835556</text:p>
          </table:table-cell>
          <table:table-cell office:value-type="float" office:value="0.647926092147827" calcext:value-type="float">
            <text:p>0,647926092147827</text:p>
          </table:table-cell>
          <table:table-cell office:value-type="float" office:value="0.607215762138367" calcext:value-type="float">
            <text:p>0,607215762138367</text:p>
          </table:table-cell>
          <table:table-cell office:value-type="float" office:value="0.707976818084717" calcext:value-type="float">
            <text:p>0,707976818084717</text:p>
          </table:table-cell>
          <table:table-cell office:value-type="float" office:value="0.587917268276215" calcext:value-type="float">
            <text:p>0,587917268276215</text:p>
          </table:table-cell>
          <table:table-cell office:value-type="float" office:value="0.570870041847229" calcext:value-type="float">
            <text:p>0,570870041847229</text:p>
          </table:table-cell>
        </table:table-row>
        <table:table-row table:style-name="ro1">
          <table:table-cell office:value-type="float" office:value="0.683683" calcext:value-type="float">
            <text:p>0,683683</text:p>
          </table:table-cell>
          <table:table-cell office:value-type="float" office:value="0.751667618751526" calcext:value-type="float">
            <text:p>0,751667618751526</text:p>
          </table:table-cell>
          <table:table-cell office:value-type="float" office:value="0.733742237091064" calcext:value-type="float">
            <text:p>0,733742237091064</text:p>
          </table:table-cell>
          <table:table-cell office:value-type="float" office:value="0.642731130123138" calcext:value-type="float">
            <text:p>0,642731130123138</text:p>
          </table:table-cell>
          <table:table-cell office:value-type="float" office:value="0.723088383674622" calcext:value-type="float">
            <text:p>0,723088383674622</text:p>
          </table:table-cell>
          <table:table-cell office:value-type="float" office:value="0.596186935901642" calcext:value-type="float">
            <text:p>0,596186935901642</text:p>
          </table:table-cell>
          <table:table-cell office:value-type="float" office:value="0.660745799541473" calcext:value-type="float">
            <text:p>0,660745799541473</text:p>
          </table:table-cell>
          <table:table-cell office:value-type="float" office:value="0.626940310001373" calcext:value-type="float">
            <text:p>0,626940310001373</text:p>
          </table:table-cell>
          <table:table-cell office:value-type="float" office:value="0.776033282279968" calcext:value-type="float">
            <text:p>0,776033282279968</text:p>
          </table:table-cell>
          <table:table-cell office:value-type="float" office:value="0.700675129890442" calcext:value-type="float">
            <text:p>0,700675129890442</text:p>
          </table:table-cell>
          <table:table-cell office:value-type="float" office:value="0.62502121925354" calcext:value-type="float">
            <text:p>0,62502121925354</text:p>
          </table:table-cell>
        </table:table-row>
        <table:table-row table:style-name="ro1">
          <table:table-cell office:value-type="float" office:value="0.699002" calcext:value-type="float">
            <text:p>0,699002</text:p>
          </table:table-cell>
          <table:table-cell office:value-type="float" office:value="0.755333840847015" calcext:value-type="float">
            <text:p>0,755333840847015</text:p>
          </table:table-cell>
          <table:table-cell office:value-type="float" office:value="0.721208691596985" calcext:value-type="float">
            <text:p>0,721208691596985</text:p>
          </table:table-cell>
          <table:table-cell office:value-type="float" office:value="0.654142677783966" calcext:value-type="float">
            <text:p>0,654142677783966</text:p>
          </table:table-cell>
          <table:table-cell office:value-type="float" office:value="0.69229656457901" calcext:value-type="float">
            <text:p>0,69229656457901</text:p>
          </table:table-cell>
          <table:table-cell office:value-type="float" office:value="0.600905001163483" calcext:value-type="float">
            <text:p>0,600905001163483</text:p>
          </table:table-cell>
          <table:table-cell office:value-type="float" office:value="0.717287838459015" calcext:value-type="float">
            <text:p>0,717287838459015</text:p>
          </table:table-cell>
          <table:table-cell office:value-type="float" office:value="0.681324481964111" calcext:value-type="float">
            <text:p>0,681324481964111</text:p>
          </table:table-cell>
          <table:table-cell office:value-type="float" office:value="0.79288125038147" calcext:value-type="float">
            <text:p>0,79288125038147</text:p>
          </table:table-cell>
          <table:table-cell office:value-type="float" office:value="0.709049105644226" calcext:value-type="float">
            <text:p>0,709049105644226</text:p>
          </table:table-cell>
          <table:table-cell office:value-type="float" office:value="0.665593862533569" calcext:value-type="float">
            <text:p>0,665593862533569</text:p>
          </table:table-cell>
        </table:table-row>
        <table:table-row table:style-name="ro1">
          <table:table-cell office:value-type="float" office:value="0.680247" calcext:value-type="float">
            <text:p>0,680247</text:p>
          </table:table-cell>
          <table:table-cell office:value-type="float" office:value="0.707470178604126" calcext:value-type="float">
            <text:p>0,707470178604126</text:p>
          </table:table-cell>
          <table:table-cell office:value-type="float" office:value="0.688675582408905" calcext:value-type="float">
            <text:p>0,688675582408905</text:p>
          </table:table-cell>
          <table:table-cell office:value-type="float" office:value="0.628195703029633" calcext:value-type="float">
            <text:p>0,628195703029633</text:p>
          </table:table-cell>
          <table:table-cell office:value-type="float" office:value="0.685393035411835" calcext:value-type="float">
            <text:p>0,685393035411835</text:p>
          </table:table-cell>
          <table:table-cell office:value-type="float" office:value="0.628124833106995" calcext:value-type="float">
            <text:p>0,628124833106995</text:p>
          </table:table-cell>
          <table:table-cell office:value-type="float" office:value="0.795187473297119" calcext:value-type="float">
            <text:p>0,795187473297119</text:p>
          </table:table-cell>
          <table:table-cell office:value-type="float" office:value="0.705575346946716" calcext:value-type="float">
            <text:p>0,705575346946716</text:p>
          </table:table-cell>
          <table:table-cell office:value-type="float" office:value="0.711775958538055" calcext:value-type="float">
            <text:p>0,711775958538055</text:p>
          </table:table-cell>
          <table:table-cell office:value-type="float" office:value="0.622543692588806" calcext:value-type="float">
            <text:p>0,622543692588806</text:p>
          </table:table-cell>
          <table:table-cell office:value-type="float" office:value="0.629528701305389" calcext:value-type="float">
            <text:p>0,629528701305389</text:p>
          </table:table-cell>
        </table:table-row>
        <table:table-row table:style-name="ro1">
          <table:table-cell office:value-type="float" office:value="0.711743" calcext:value-type="float">
            <text:p>0,711743</text:p>
          </table:table-cell>
          <table:table-cell office:value-type="float" office:value="0.750574767589569" calcext:value-type="float">
            <text:p>0,750574767589569</text:p>
          </table:table-cell>
          <table:table-cell office:value-type="float" office:value="0.67509263753891" calcext:value-type="float">
            <text:p>0,67509263753891</text:p>
          </table:table-cell>
          <table:table-cell office:value-type="float" office:value="0.666178703308106" calcext:value-type="float">
            <text:p>0,666178703308106</text:p>
          </table:table-cell>
          <table:table-cell office:value-type="float" office:value="0.672819793224335" calcext:value-type="float">
            <text:p>0,672819793224335</text:p>
          </table:table-cell>
          <table:table-cell office:value-type="float" office:value="0.664898872375488" calcext:value-type="float">
            <text:p>0,664898872375488</text:p>
          </table:table-cell>
          <table:table-cell office:value-type="float" office:value="0.899395644664764" calcext:value-type="float">
            <text:p>0,899395644664764</text:p>
          </table:table-cell>
          <table:table-cell office:value-type="float" office:value="0.748021841049194" calcext:value-type="float">
            <text:p>0,748021841049194</text:p>
          </table:table-cell>
          <table:table-cell office:value-type="float" office:value="0.739784896373749" calcext:value-type="float">
            <text:p>0,739784896373749</text:p>
          </table:table-cell>
          <table:table-cell office:value-type="float" office:value="0.622701525688171" calcext:value-type="float">
            <text:p>0,622701525688171</text:p>
          </table:table-cell>
          <table:table-cell office:value-type="float" office:value="0.677961647510529" calcext:value-type="float">
            <text:p>0,677961647510529</text:p>
          </table:table-cell>
        </table:table-row>
        <table:table-row table:style-name="ro1">
          <table:table-cell office:value-type="float" office:value="0.762214" calcext:value-type="float">
            <text:p>0,762214</text:p>
          </table:table-cell>
          <table:table-cell office:value-type="float" office:value="0.861443102359772" calcext:value-type="float">
            <text:p>0,861443102359772</text:p>
          </table:table-cell>
          <table:table-cell office:value-type="float" office:value="0.661472141742706" calcext:value-type="float">
            <text:p>0,661472141742706</text:p>
          </table:table-cell>
          <table:table-cell office:value-type="float" office:value="0.646294713020325" calcext:value-type="float">
            <text:p>0,646294713020325</text:p>
          </table:table-cell>
          <table:table-cell office:value-type="float" office:value="0.669504046440125" calcext:value-type="float">
            <text:p>0,669504046440125</text:p>
          </table:table-cell>
          <table:table-cell office:value-type="float" office:value="0.660097420215607" calcext:value-type="float">
            <text:p>0,660097420215607</text:p>
          </table:table-cell>
          <table:table-cell office:value-type="float" office:value="0.933674812316895" calcext:value-type="float">
            <text:p>0,933674812316895</text:p>
          </table:table-cell>
          <table:table-cell office:value-type="float" office:value="0.841988384723663" calcext:value-type="float">
            <text:p>0,841988384723663</text:p>
          </table:table-cell>
          <table:table-cell office:value-type="float" office:value="0.854254424571991" calcext:value-type="float">
            <text:p>0,854254424571991</text:p>
          </table:table-cell>
          <table:table-cell office:value-type="float" office:value="0.706277549266815" calcext:value-type="float">
            <text:p>0,706277549266815</text:p>
          </table:table-cell>
          <table:table-cell office:value-type="float" office:value="0.787137150764465" calcext:value-type="float">
            <text:p>0,787137150764465</text:p>
          </table:table-cell>
        </table:table-row>
        <table:table-row table:style-name="ro1">
          <table:table-cell office:value-type="float" office:value="0.866972" calcext:value-type="float">
            <text:p>0,866972</text:p>
          </table:table-cell>
          <table:table-cell office:value-type="float" office:value="0.946905910968781" calcext:value-type="float">
            <text:p>0,946905910968781</text:p>
          </table:table-cell>
          <table:table-cell office:value-type="float" office:value="0.872120916843414" calcext:value-type="float">
            <text:p>0,872120916843414</text:p>
          </table:table-cell>
          <table:table-cell office:value-type="float" office:value="0.817308843135834" calcext:value-type="float">
            <text:p>0,817308843135834</text:p>
          </table:table-cell>
          <table:table-cell office:value-type="float" office:value="0.768641948699951" calcext:value-type="float">
            <text:p>0,768641948699951</text:p>
          </table:table-cell>
          <table:table-cell office:value-type="float" office:value="0.736227095127106" calcext:value-type="float">
            <text:p>0,736227095127106</text:p>
          </table:table-cell>
          <table:table-cell office:value-type="float" office:value="1.04321920871735" calcext:value-type="float">
            <text:p>1,04321920871735</text:p>
          </table:table-cell>
          <table:table-cell office:value-type="float" office:value="0.8575359582901" calcext:value-type="float">
            <text:p>0,8575359582901</text:p>
          </table:table-cell>
          <table:table-cell office:value-type="float" office:value="1.17391276359558" calcext:value-type="float">
            <text:p>1,17391276359558</text:p>
          </table:table-cell>
          <table:table-cell office:value-type="float" office:value="0.682819783687592" calcext:value-type="float">
            <text:p>0,682819783687592</text:p>
          </table:table-cell>
          <table:table-cell office:value-type="float" office:value="0.771023154258728" calcext:value-type="float">
            <text:p>0,771023154258728</text:p>
          </table:table-cell>
        </table:table-row>
        <table:table-row table:style-name="ro1">
          <table:table-cell office:value-type="float" office:value="1.06862" calcext:value-type="float">
            <text:p>1,06862</text:p>
          </table:table-cell>
          <table:table-cell office:value-type="float" office:value="1.0195118188858" calcext:value-type="float">
            <text:p>1,0195118188858</text:p>
          </table:table-cell>
          <table:table-cell office:value-type="float" office:value="0.935966908931732" calcext:value-type="float">
            <text:p>0,935966908931732</text:p>
          </table:table-cell>
          <table:table-cell office:value-type="float" office:value="0.832788169384003" calcext:value-type="float">
            <text:p>0,832788169384003</text:p>
          </table:table-cell>
          <table:table-cell office:value-type="float" office:value="0.814248204231262" calcext:value-type="float">
            <text:p>0,814248204231262</text:p>
          </table:table-cell>
          <table:table-cell office:value-type="float" office:value="0.927534818649292" calcext:value-type="float">
            <text:p>0,927534818649292</text:p>
          </table:table-cell>
          <table:table-cell office:value-type="float" office:value="1.41342043876648" calcext:value-type="float">
            <text:p>1,41342043876648</text:p>
          </table:table-cell>
          <table:table-cell office:value-type="float" office:value="1.32900738716125" calcext:value-type="float">
            <text:p>1,32900738716125</text:p>
          </table:table-cell>
          <table:table-cell office:value-type="float" office:value="1.37613868713379" calcext:value-type="float">
            <text:p>1,37613868713379</text:p>
          </table:table-cell>
          <table:table-cell office:value-type="float" office:value="1.14772319793701" calcext:value-type="float">
            <text:p>1,14772319793701</text:p>
          </table:table-cell>
          <table:table-cell office:value-type="float" office:value="0.889876902103424" calcext:value-type="float">
            <text:p>0,889876902103424</text:p>
          </table:table-cell>
        </table:table-row>
        <table:table-row table:style-name="ro1">
          <table:table-cell office:value-type="float" office:value="1.31335" calcext:value-type="float">
            <text:p>1,31335</text:p>
          </table:table-cell>
          <table:table-cell office:value-type="float" office:value="1.17247450351715" calcext:value-type="float">
            <text:p>1,17247450351715</text:p>
          </table:table-cell>
          <table:table-cell office:value-type="float" office:value="1.1533100605011" calcext:value-type="float">
            <text:p>1,1533100605011</text:p>
          </table:table-cell>
          <table:table-cell office:value-type="float" office:value="1.09555399417877" calcext:value-type="float">
            <text:p>1,09555399417877</text:p>
          </table:table-cell>
          <table:table-cell office:value-type="float" office:value="0.932816565036774" calcext:value-type="float">
            <text:p>0,932816565036774</text:p>
          </table:table-cell>
          <table:table-cell office:value-type="float" office:value="1.38024616241455" calcext:value-type="float">
            <text:p>1,38024616241455</text:p>
          </table:table-cell>
          <table:table-cell office:value-type="float" office:value="1.76640272140503" calcext:value-type="float">
            <text:p>1,76640272140503</text:p>
          </table:table-cell>
          <table:table-cell office:value-type="float" office:value="1.41711366176605" calcext:value-type="float">
            <text:p>1,41711366176605</text:p>
          </table:table-cell>
          <table:table-cell office:value-type="float" office:value="1.45856750011444" calcext:value-type="float">
            <text:p>1,45856750011444</text:p>
          </table:table-cell>
          <table:table-cell office:value-type="float" office:value="1.61424815654755" calcext:value-type="float">
            <text:p>1,61424815654755</text:p>
          </table:table-cell>
          <table:table-cell office:value-type="float" office:value="1.14272952079773" calcext:value-type="float">
            <text:p>1,14272952079773</text:p>
          </table:table-cell>
        </table:table-row>
        <table:table-row table:style-name="ro1">
          <table:table-cell office:value-type="float" office:value="1.44712" calcext:value-type="float">
            <text:p>1,44712</text:p>
          </table:table-cell>
          <table:table-cell office:value-type="float" office:value="1.7503023147583" calcext:value-type="float">
            <text:p>1,7503023147583</text:p>
          </table:table-cell>
          <table:table-cell office:value-type="float" office:value="1.14801514148712" calcext:value-type="float">
            <text:p>1,14801514148712</text:p>
          </table:table-cell>
          <table:table-cell office:value-type="float" office:value="1.17541146278381" calcext:value-type="float">
            <text:p>1,17541146278381</text:p>
          </table:table-cell>
          <table:table-cell office:value-type="float" office:value="0.912348031997681" calcext:value-type="float">
            <text:p>0,912348031997681</text:p>
          </table:table-cell>
          <table:table-cell office:value-type="float" office:value="1.65944075584412" calcext:value-type="float">
            <text:p>1,65944075584412</text:p>
          </table:table-cell>
          <table:table-cell office:value-type="float" office:value="0.952931582927704" calcext:value-type="float">
            <text:p>0,952931582927704</text:p>
          </table:table-cell>
          <table:table-cell office:value-type="float" office:value="1.61327481269836" calcext:value-type="float">
            <text:p>1,61327481269836</text:p>
          </table:table-cell>
          <table:table-cell office:value-type="float" office:value="1.47415256500244" calcext:value-type="float">
            <text:p>1,47415256500244</text:p>
          </table:table-cell>
          <table:table-cell office:value-type="float" office:value="2.15714025497437" calcext:value-type="float">
            <text:p>2,15714025497437</text:p>
          </table:table-cell>
          <table:table-cell office:value-type="float" office:value="1.62821316719055" calcext:value-type="float">
            <text:p>1,62821316719055</text:p>
          </table:table-cell>
        </table:table-row>
        <table:table-row table:style-name="ro1">
          <table:table-cell office:value-type="float" office:value="1.8428" calcext:value-type="float">
            <text:p>1,8428</text:p>
          </table:table-cell>
          <table:table-cell office:value-type="float" office:value="3.04518556594849" calcext:value-type="float">
            <text:p>3,04518556594849</text:p>
          </table:table-cell>
          <table:table-cell office:value-type="float" office:value="1.24337255954742" calcext:value-type="float">
            <text:p>1,24337255954742</text:p>
          </table:table-cell>
          <table:table-cell office:value-type="float" office:value="1.44035792350769" calcext:value-type="float">
            <text:p>1,44035792350769</text:p>
          </table:table-cell>
          <table:table-cell office:value-type="float" office:value="1.04334366321564" calcext:value-type="float">
            <text:p>1,04334366321564</text:p>
          </table:table-cell>
          <table:table-cell office:value-type="float" office:value="1.90533030033112" calcext:value-type="float">
            <text:p>1,90533030033112</text:p>
          </table:table-cell>
          <table:table-cell office:value-type="float" office:value="1.71942687034607" calcext:value-type="float">
            <text:p>1,71942687034607</text:p>
          </table:table-cell>
          <table:table-cell office:value-type="float" office:value="1.97836065292358" calcext:value-type="float">
            <text:p>1,97836065292358</text:p>
          </table:table-cell>
          <table:table-cell office:value-type="float" office:value="1.93993318080902" calcext:value-type="float">
            <text:p>1,93993318080902</text:p>
          </table:table-cell>
          <table:table-cell office:value-type="float" office:value="2.25245094299316" calcext:value-type="float">
            <text:p>2,25245094299316</text:p>
          </table:table-cell>
          <table:table-cell office:value-type="float" office:value="1.86028254032135" calcext:value-type="float">
            <text:p>1,86028254032135</text:p>
          </table:table-cell>
        </table:table-row>
        <table:table-row table:style-name="ro1">
          <table:table-cell office:value-type="float" office:value="2.21354" calcext:value-type="float">
            <text:p>2,21354</text:p>
          </table:table-cell>
          <table:table-cell office:value-type="float" office:value="3.96039962768555" calcext:value-type="float">
            <text:p>3,96039962768555</text:p>
          </table:table-cell>
          <table:table-cell office:value-type="float" office:value="1.48896181583405" calcext:value-type="float">
            <text:p>1,48896181583405</text:p>
          </table:table-cell>
          <table:table-cell office:value-type="float" office:value="1.46501982212067" calcext:value-type="float">
            <text:p>1,46501982212067</text:p>
          </table:table-cell>
          <table:table-cell office:value-type="float" office:value="1.28185081481934" calcext:value-type="float">
            <text:p>1,28185081481934</text:p>
          </table:table-cell>
          <table:table-cell office:value-type="float" office:value="2.81735897064209" calcext:value-type="float">
            <text:p>2,81735897064209</text:p>
          </table:table-cell>
          <table:table-cell office:value-type="float" office:value="2.4166853427887" calcext:value-type="float">
            <text:p>2,4166853427887</text:p>
          </table:table-cell>
          <table:table-cell office:value-type="float" office:value="2.0007381439209" calcext:value-type="float">
            <text:p>2,0007381439209</text:p>
          </table:table-cell>
          <table:table-cell office:value-type="float" office:value="2.32547354698181" calcext:value-type="float">
            <text:p>2,32547354698181</text:p>
          </table:table-cell>
          <table:table-cell office:value-type="float" office:value="2.49612092971802" calcext:value-type="float">
            <text:p>2,49612092971802</text:p>
          </table:table-cell>
          <table:table-cell office:value-type="float" office:value="1.88282120227814" calcext:value-type="float">
            <text:p>1,88282120227814</text:p>
          </table:table-cell>
        </table:table-row>
        <table:table-row table:style-name="ro1">
          <table:table-cell office:value-type="float" office:value="2.33119" calcext:value-type="float">
            <text:p>2,33119</text:p>
          </table:table-cell>
          <table:table-cell office:value-type="float" office:value="4.44479131698608" calcext:value-type="float">
            <text:p>4,44479131698608</text:p>
          </table:table-cell>
          <table:table-cell office:value-type="float" office:value="1.55348253250122" calcext:value-type="float">
            <text:p>1,55348253250122</text:p>
          </table:table-cell>
          <table:table-cell office:value-type="float" office:value="1.46235525608063" calcext:value-type="float">
            <text:p>1,46235525608063</text:p>
          </table:table-cell>
          <table:table-cell office:value-type="float" office:value="1.40626883506775" calcext:value-type="float">
            <text:p>1,40626883506775</text:p>
          </table:table-cell>
          <table:table-cell office:value-type="float" office:value="3.33891248703003" calcext:value-type="float">
            <text:p>3,33891248703003</text:p>
          </table:table-cell>
          <table:table-cell office:value-type="float" office:value="2.42748022079468" calcext:value-type="float">
            <text:p>2,42748022079468</text:p>
          </table:table-cell>
          <table:table-cell office:value-type="float" office:value="1.87648355960846" calcext:value-type="float">
            <text:p>1,87648355960846</text:p>
          </table:table-cell>
          <table:table-cell office:value-type="float" office:value="2.43003129959106" calcext:value-type="float">
            <text:p>2,43003129959106</text:p>
          </table:table-cell>
          <table:table-cell office:value-type="float" office:value="2.41748285293579" calcext:value-type="float">
            <text:p>2,41748285293579</text:p>
          </table:table-cell>
          <table:table-cell office:value-type="float" office:value="1.95463216304779" calcext:value-type="float">
            <text:p>1,95463216304779</text:p>
          </table:table-cell>
        </table:table-row>
        <table:table-row table:style-name="ro1">
          <table:table-cell office:value-type="float" office:value="2.39586" calcext:value-type="float">
            <text:p>2,39586</text:p>
          </table:table-cell>
          <table:table-cell office:value-type="float" office:value="4.39893293380737" calcext:value-type="float">
            <text:p>4,39893293380737</text:p>
          </table:table-cell>
          <table:table-cell office:value-type="float" office:value="1.63512778282166" calcext:value-type="float">
            <text:p>1,63512778282166</text:p>
          </table:table-cell>
          <table:table-cell office:value-type="float" office:value="1.56740117073059" calcext:value-type="float">
            <text:p>1,56740117073059</text:p>
          </table:table-cell>
          <table:table-cell office:value-type="float" office:value="1.51279997825623" calcext:value-type="float">
            <text:p>1,51279997825623</text:p>
          </table:table-cell>
          <table:table-cell office:value-type="float" office:value="3.4473021030426" calcext:value-type="float">
            <text:p>3,4473021030426</text:p>
          </table:table-cell>
          <table:table-cell office:value-type="float" office:value="2.69564366340637" calcext:value-type="float">
            <text:p>2,69564366340637</text:p>
          </table:table-cell>
          <table:table-cell office:value-type="float" office:value="2.0515673160553" calcext:value-type="float">
            <text:p>2,0515673160553</text:p>
          </table:table-cell>
          <table:table-cell office:value-type="float" office:value="2.70922160148621" calcext:value-type="float">
            <text:p>2,70922160148621</text:p>
          </table:table-cell>
          <table:table-cell office:value-type="float" office:value="2.07840132713318" calcext:value-type="float">
            <text:p>2,07840132713318</text:p>
          </table:table-cell>
          <table:table-cell office:value-type="float" office:value="1.86223924160004" calcext:value-type="float">
            <text:p>1,86223924160004</text:p>
          </table:table-cell>
        </table:table-row>
        <table:table-row table:style-name="ro1">
          <table:table-cell office:value-type="float" office:value="2.00907" calcext:value-type="float">
            <text:p>2,00907</text:p>
          </table:table-cell>
          <table:table-cell office:value-type="float" office:value="2.72695112228394" calcext:value-type="float">
            <text:p>2,72695112228394</text:p>
          </table:table-cell>
          <table:table-cell office:value-type="float" office:value="1.70972335338593" calcext:value-type="float">
            <text:p>1,70972335338593</text:p>
          </table:table-cell>
          <table:table-cell office:value-type="float" office:value="1.50728452205658" calcext:value-type="float">
            <text:p>1,50728452205658</text:p>
          </table:table-cell>
          <table:table-cell office:value-type="float" office:value="1.42846119403839" calcext:value-type="float">
            <text:p>1,42846119403839</text:p>
          </table:table-cell>
          <table:table-cell office:value-type="float" office:value="2.73894071578979" calcext:value-type="float">
            <text:p>2,73894071578979</text:p>
          </table:table-cell>
          <table:table-cell office:value-type="float" office:value="2.14184546470642" calcext:value-type="float">
            <text:p>2,14184546470642</text:p>
          </table:table-cell>
          <table:table-cell office:value-type="float" office:value="1.97097766399384" calcext:value-type="float">
            <text:p>1,97097766399384</text:p>
          </table:table-cell>
          <table:table-cell office:value-type="float" office:value="2.25480890274048" calcext:value-type="float">
            <text:p>2,25480890274048</text:p>
          </table:table-cell>
          <table:table-cell office:value-type="float" office:value="1.75078332424164" calcext:value-type="float">
            <text:p>1,75078332424164</text:p>
          </table:table-cell>
          <table:table-cell office:value-type="float" office:value="1.86091697216034" calcext:value-type="float">
            <text:p>1,86091697216034</text:p>
          </table:table-cell>
        </table:table-row>
        <table:table-row table:style-name="ro1">
          <table:table-cell office:value-type="float" office:value="1.75992" calcext:value-type="float">
            <text:p>1,75992</text:p>
          </table:table-cell>
          <table:table-cell office:value-type="float" office:value="1.86927402019501" calcext:value-type="float">
            <text:p>1,86927402019501</text:p>
          </table:table-cell>
          <table:table-cell office:value-type="float" office:value="1.80724465847015" calcext:value-type="float">
            <text:p>1,80724465847015</text:p>
          </table:table-cell>
          <table:table-cell office:value-type="float" office:value="1.38838815689087" calcext:value-type="float">
            <text:p>1,38838815689087</text:p>
          </table:table-cell>
          <table:table-cell office:value-type="float" office:value="1.56818473339081" calcext:value-type="float">
            <text:p>1,56818473339081</text:p>
          </table:table-cell>
          <table:table-cell office:value-type="float" office:value="2.36729788780212" calcext:value-type="float">
            <text:p>2,36729788780212</text:p>
          </table:table-cell>
          <table:table-cell office:value-type="float" office:value="1.59222781658173" calcext:value-type="float">
            <text:p>1,59222781658173</text:p>
          </table:table-cell>
          <table:table-cell office:value-type="float" office:value="1.67706727981567" calcext:value-type="float">
            <text:p>1,67706727981567</text:p>
          </table:table-cell>
          <table:table-cell office:value-type="float" office:value="1.86933016777039" calcext:value-type="float">
            <text:p>1,86933016777039</text:p>
          </table:table-cell>
          <table:table-cell office:value-type="float" office:value="1.37663853168488" calcext:value-type="float">
            <text:p>1,37663853168488</text:p>
          </table:table-cell>
          <table:table-cell office:value-type="float" office:value="2.08357119560242" calcext:value-type="float">
            <text:p>2,08357119560242</text:p>
          </table:table-cell>
        </table:table-row>
        <table:table-row table:style-name="ro1">
          <table:table-cell office:value-type="float" office:value="1.29462" calcext:value-type="float">
            <text:p>1,29462</text:p>
          </table:table-cell>
          <table:table-cell office:value-type="float" office:value="1.49209201335907" calcext:value-type="float">
            <text:p>1,49209201335907</text:p>
          </table:table-cell>
          <table:table-cell office:value-type="float" office:value="1.51288878917694" calcext:value-type="float">
            <text:p>1,51288878917694</text:p>
          </table:table-cell>
          <table:table-cell office:value-type="float" office:value="1.0398176908493" calcext:value-type="float">
            <text:p>1,0398176908493</text:p>
          </table:table-cell>
          <table:table-cell office:value-type="float" office:value="1.23691725730896" calcext:value-type="float">
            <text:p>1,23691725730896</text:p>
          </table:table-cell>
          <table:table-cell office:value-type="float" office:value="1.61986565589905" calcext:value-type="float">
            <text:p>1,61986565589905</text:p>
          </table:table-cell>
          <table:table-cell office:value-type="float" office:value="1.13973951339722" calcext:value-type="float">
            <text:p>1,13973951339722</text:p>
          </table:table-cell>
          <table:table-cell office:value-type="float" office:value="1.06374335289001" calcext:value-type="float">
            <text:p>1,06374335289001</text:p>
          </table:table-cell>
          <table:table-cell office:value-type="float" office:value="1.25618875026703" calcext:value-type="float">
            <text:p>1,25618875026703</text:p>
          </table:table-cell>
          <table:table-cell office:value-type="float" office:value="1.03827977180481" calcext:value-type="float">
            <text:p>1,03827977180481</text:p>
          </table:table-cell>
          <table:table-cell office:value-type="float" office:value="1.54664635658264" calcext:value-type="float">
            <text:p>1,54664635658264</text:p>
          </table:table-cell>
        </table:table-row>
        <table:table-row table:style-name="ro1">
          <table:table-cell office:value-type="float" office:value="1.8046" calcext:value-type="float">
            <text:p>1,8046</text:p>
          </table:table-cell>
          <table:table-cell office:value-type="float" office:value="2.14362072944641" calcext:value-type="float">
            <text:p>2,14362072944641</text:p>
          </table:table-cell>
          <table:table-cell office:value-type="float" office:value="2.08989858627319" calcext:value-type="float">
            <text:p>2,08989858627319</text:p>
          </table:table-cell>
          <table:table-cell office:value-type="float" office:value="1.52592217922211" calcext:value-type="float">
            <text:p>1,52592217922211</text:p>
          </table:table-cell>
          <table:table-cell office:value-type="float" office:value="1.52877771854401" calcext:value-type="float">
            <text:p>1,52877771854401</text:p>
          </table:table-cell>
          <table:table-cell office:value-type="float" office:value="2.03501224517822" calcext:value-type="float">
            <text:p>2,03501224517822</text:p>
          </table:table-cell>
          <table:table-cell office:value-type="float" office:value="1.58849382400513" calcext:value-type="float">
            <text:p>1,58849382400513</text:p>
          </table:table-cell>
          <table:table-cell office:value-type="float" office:value="1.43703985214233" calcext:value-type="float">
            <text:p>1,43703985214233</text:p>
          </table:table-cell>
          <table:table-cell office:value-type="float" office:value="1.7722373008728" calcext:value-type="float">
            <text:p>1,7722373008728</text:p>
          </table:table-cell>
          <table:table-cell office:value-type="float" office:value="1.69511318206787" calcext:value-type="float">
            <text:p>1,69511318206787</text:p>
          </table:table-cell>
          <table:table-cell office:value-type="float" office:value="2.22985911369324" calcext:value-type="float">
            <text:p>2,22985911369324</text:p>
          </table:table-cell>
        </table:table-row>
        <table:table-row table:style-name="ro1">
          <table:table-cell office:value-type="float" office:value="1.36645" calcext:value-type="float">
            <text:p>1,36645</text:p>
          </table:table-cell>
          <table:table-cell office:value-type="float" office:value="1.78981196880341" calcext:value-type="float">
            <text:p>1,78981196880341</text:p>
          </table:table-cell>
          <table:table-cell office:value-type="float" office:value="1.61059594154358" calcext:value-type="float">
            <text:p>1,61059594154358</text:p>
          </table:table-cell>
          <table:table-cell office:value-type="float" office:value="1.25575566291809" calcext:value-type="float">
            <text:p>1,25575566291809</text:p>
          </table:table-cell>
          <table:table-cell office:value-type="float" office:value="1.2702351808548" calcext:value-type="float">
            <text:p>1,2702351808548</text:p>
          </table:table-cell>
          <table:table-cell office:value-type="float" office:value="1.38416934013367" calcext:value-type="float">
            <text:p>1,38416934013367</text:p>
          </table:table-cell>
          <table:table-cell office:value-type="float" office:value="1.11359298229218" calcext:value-type="float">
            <text:p>1,11359298229218</text:p>
          </table:table-cell>
          <table:table-cell office:value-type="float" office:value="1.11616086959839" calcext:value-type="float">
            <text:p>1,11616086959839</text:p>
          </table:table-cell>
          <table:table-cell office:value-type="float" office:value="1.43239796161652" calcext:value-type="float">
            <text:p>1,43239796161652</text:p>
          </table:table-cell>
          <table:table-cell office:value-type="float" office:value="1.30100774765015" calcext:value-type="float">
            <text:p>1,30100774765015</text:p>
          </table:table-cell>
          <table:table-cell office:value-type="float" office:value="1.39075970649719" calcext:value-type="float">
            <text:p>1,39075970649719</text:p>
          </table:table-cell>
        </table:table-row>
        <table:table-row table:style-name="ro1">
          <table:table-cell office:value-type="float" office:value="0.941319" calcext:value-type="float">
            <text:p>0,941319</text:p>
          </table:table-cell>
          <table:table-cell office:value-type="float" office:value="1.05552291870117" calcext:value-type="float">
            <text:p>1,05552291870117</text:p>
          </table:table-cell>
          <table:table-cell office:value-type="float" office:value="1.19257962703705" calcext:value-type="float">
            <text:p>1,19257962703705</text:p>
          </table:table-cell>
          <table:table-cell office:value-type="float" office:value="0.891767919063568" calcext:value-type="float">
            <text:p>0,891767919063568</text:p>
          </table:table-cell>
          <table:table-cell office:value-type="float" office:value="0.953822195529938" calcext:value-type="float">
            <text:p>0,953822195529938</text:p>
          </table:table-cell>
          <table:table-cell office:value-type="float" office:value="1.05581068992615" calcext:value-type="float">
            <text:p>1,05581068992615</text:p>
          </table:table-cell>
          <table:table-cell office:value-type="float" office:value="0.795695960521698" calcext:value-type="float">
            <text:p>0,795695960521698</text:p>
          </table:table-cell>
          <table:table-cell office:value-type="float" office:value="0.785093367099762" calcext:value-type="float">
            <text:p>0,785093367099762</text:p>
          </table:table-cell>
          <table:table-cell office:value-type="float" office:value="0.947132647037506" calcext:value-type="float">
            <text:p>0,947132647037506</text:p>
          </table:table-cell>
          <table:table-cell office:value-type="float" office:value="0.825810968875885" calcext:value-type="float">
            <text:p>0,825810968875885</text:p>
          </table:table-cell>
          <table:table-cell office:value-type="float" office:value="0.909952998161316" calcext:value-type="float">
            <text:p>0,909952998161316</text:p>
          </table:table-cell>
        </table:table-row>
        <table:table-row table:style-name="ro1">
          <table:table-cell office:value-type="float" office:value="0.791933" calcext:value-type="float">
            <text:p>0,791933</text:p>
          </table:table-cell>
          <table:table-cell office:value-type="float" office:value="0.875539898872376" calcext:value-type="float">
            <text:p>0,875539898872376</text:p>
          </table:table-cell>
          <table:table-cell office:value-type="float" office:value="0.897128283977509" calcext:value-type="float">
            <text:p>0,897128283977509</text:p>
          </table:table-cell>
          <table:table-cell office:value-type="float" office:value="0.787377536296845" calcext:value-type="float">
            <text:p>0,787377536296845</text:p>
          </table:table-cell>
          <table:table-cell office:value-type="float" office:value="0.805399119853973" calcext:value-type="float">
            <text:p>0,805399119853973</text:p>
          </table:table-cell>
          <table:table-cell office:value-type="float" office:value="0.744217395782471" calcext:value-type="float">
            <text:p>0,744217395782471</text:p>
          </table:table-cell>
          <table:table-cell office:value-type="float" office:value="0.74208801984787" calcext:value-type="float">
            <text:p>0,74208801984787</text:p>
          </table:table-cell>
          <table:table-cell office:value-type="float" office:value="0.656781613826752" calcext:value-type="float">
            <text:p>0,656781613826752</text:p>
          </table:table-cell>
          <table:table-cell office:value-type="float" office:value="0.920805275440216" calcext:value-type="float">
            <text:p>0,920805275440216</text:p>
          </table:table-cell>
          <table:table-cell office:value-type="float" office:value="0.709078788757324" calcext:value-type="float">
            <text:p>0,709078788757324</text:p>
          </table:table-cell>
          <table:table-cell office:value-type="float" office:value="0.780911266803741" calcext:value-type="float">
            <text:p>0,780911266803741</text:p>
          </table:table-cell>
        </table:table-row>
        <table:table-row table:style-name="ro1">
          <table:table-cell office:value-type="float" office:value="0.743909" calcext:value-type="float">
            <text:p>0,743909</text:p>
          </table:table-cell>
          <table:table-cell office:value-type="float" office:value="0.760547280311585" calcext:value-type="float">
            <text:p>0,760547280311585</text:p>
          </table:table-cell>
          <table:table-cell office:value-type="float" office:value="0.797465443611145" calcext:value-type="float">
            <text:p>0,797465443611145</text:p>
          </table:table-cell>
          <table:table-cell office:value-type="float" office:value="0.744440674781799" calcext:value-type="float">
            <text:p>0,744440674781799</text:p>
          </table:table-cell>
          <table:table-cell office:value-type="float" office:value="0.796208739280701" calcext:value-type="float">
            <text:p>0,796208739280701</text:p>
          </table:table-cell>
          <table:table-cell office:value-type="float" office:value="0.677144229412079" calcext:value-type="float">
            <text:p>0,677144229412079</text:p>
          </table:table-cell>
          <table:table-cell office:value-type="float" office:value="0.713696241378784" calcext:value-type="float">
            <text:p>0,713696241378784</text:p>
          </table:table-cell>
          <table:table-cell office:value-type="float" office:value="0.585850536823273" calcext:value-type="float">
            <text:p>0,585850536823273</text:p>
          </table:table-cell>
          <table:table-cell office:value-type="float" office:value="0.912094712257385" calcext:value-type="float">
            <text:p>0,912094712257385</text:p>
          </table:table-cell>
          <table:table-cell office:value-type="float" office:value="0.760779440402985" calcext:value-type="float">
            <text:p>0,760779440402985</text:p>
          </table:table-cell>
          <table:table-cell office:value-type="float" office:value="0.690866827964783" calcext:value-type="float">
            <text:p>0,690866827964783</text:p>
          </table:table-cell>
        </table:table-row>
        <table:table-row table:style-name="ro1">
          <table:table-cell office:value-type="float" office:value="0.647791" calcext:value-type="float">
            <text:p>0,647791</text:p>
          </table:table-cell>
          <table:table-cell office:value-type="float" office:value="0.666935622692108" calcext:value-type="float">
            <text:p>0,666935622692108</text:p>
          </table:table-cell>
          <table:table-cell office:value-type="float" office:value="0.618800282478333" calcext:value-type="float">
            <text:p>0,618800282478333</text:p>
          </table:table-cell>
          <table:table-cell office:value-type="float" office:value="0.630619287490845" calcext:value-type="float">
            <text:p>0,630619287490845</text:p>
          </table:table-cell>
          <table:table-cell office:value-type="float" office:value="0.672071576118469" calcext:value-type="float">
            <text:p>0,672071576118469</text:p>
          </table:table-cell>
          <table:table-cell office:value-type="float" office:value="0.59477436542511" calcext:value-type="float">
            <text:p>0,59477436542511</text:p>
          </table:table-cell>
          <table:table-cell office:value-type="float" office:value="0.644566655158997" calcext:value-type="float">
            <text:p>0,644566655158997</text:p>
          </table:table-cell>
          <table:table-cell office:value-type="float" office:value="0.52132385969162" calcext:value-type="float">
            <text:p>0,52132385969162</text:p>
          </table:table-cell>
          <table:table-cell office:value-type="float" office:value="0.855577409267426" calcext:value-type="float">
            <text:p>0,855577409267426</text:p>
          </table:table-cell>
          <table:table-cell office:value-type="float" office:value="0.698836863040924" calcext:value-type="float">
            <text:p>0,698836863040924</text:p>
          </table:table-cell>
          <table:table-cell office:value-type="float" office:value="0.574400722980499" calcext:value-type="float">
            <text:p>0,574400722980499</text:p>
          </table:table-cell>
        </table:table-row>
        <table:table-row table:style-name="ro1">
          <table:table-cell office:value-type="float" office:value="0.782959" calcext:value-type="float">
            <text:p>0,782959</text:p>
          </table:table-cell>
          <table:table-cell office:value-type="float" office:value="0.783117473125458" calcext:value-type="float">
            <text:p>0,783117473125458</text:p>
          </table:table-cell>
          <table:table-cell office:value-type="float" office:value="0.802911043167114" calcext:value-type="float">
            <text:p>0,802911043167114</text:p>
          </table:table-cell>
          <table:table-cell office:value-type="float" office:value="0.674732983112335" calcext:value-type="float">
            <text:p>0,674732983112335</text:p>
          </table:table-cell>
          <table:table-cell office:value-type="float" office:value="0.720973670482636" calcext:value-type="float">
            <text:p>0,720973670482636</text:p>
          </table:table-cell>
          <table:table-cell office:value-type="float" office:value="0.789626896381378" calcext:value-type="float">
            <text:p>0,789626896381378</text:p>
          </table:table-cell>
          <table:table-cell office:value-type="float" office:value="0.767016768455505" calcext:value-type="float">
            <text:p>0,767016768455505</text:p>
          </table:table-cell>
          <table:table-cell office:value-type="float" office:value="0.63180673122406" calcext:value-type="float">
            <text:p>0,63180673122406</text:p>
          </table:table-cell>
          <table:table-cell office:value-type="float" office:value="1.13489067554474" calcext:value-type="float">
            <text:p>1,13489067554474</text:p>
          </table:table-cell>
          <table:table-cell office:value-type="float" office:value="0.813178181648254" calcext:value-type="float">
            <text:p>0,813178181648254</text:p>
          </table:table-cell>
          <table:table-cell office:value-type="float" office:value="0.711339175701141" calcext:value-type="float">
            <text:p>0,711339175701141</text:p>
          </table:table-cell>
        </table:table-row>
        <table:table-row table:style-name="ro1">
          <table:table-cell office:value-type="float" office:value="0.661551" calcext:value-type="float">
            <text:p>0,661551</text:p>
          </table:table-cell>
          <table:table-cell office:value-type="float" office:value="0.686937749385834" calcext:value-type="float">
            <text:p>0,686937749385834</text:p>
          </table:table-cell>
          <table:table-cell office:value-type="float" office:value="0.609368026256561" calcext:value-type="float">
            <text:p>0,609368026256561</text:p>
          </table:table-cell>
          <table:table-cell office:value-type="float" office:value="0.571820437908173" calcext:value-type="float">
            <text:p>0,571820437908173</text:p>
          </table:table-cell>
          <table:table-cell office:value-type="float" office:value="0.579198837280273" calcext:value-type="float">
            <text:p>0,579198837280273</text:p>
          </table:table-cell>
          <table:table-cell office:value-type="float" office:value="0.603655934333801" calcext:value-type="float">
            <text:p>0,603655934333801</text:p>
          </table:table-cell>
          <table:table-cell office:value-type="float" office:value="0.626574516296387" calcext:value-type="float">
            <text:p>0,626574516296387</text:p>
          </table:table-cell>
          <table:table-cell office:value-type="float" office:value="0.589343845844269" calcext:value-type="float">
            <text:p>0,589343845844269</text:p>
          </table:table-cell>
          <table:table-cell office:value-type="float" office:value="0.886608362197876" calcext:value-type="float">
            <text:p>0,886608362197876</text:p>
          </table:table-cell>
          <table:table-cell office:value-type="float" office:value="0.88242644071579" calcext:value-type="float">
            <text:p>0,88242644071579</text:p>
          </table:table-cell>
          <table:table-cell office:value-type="float" office:value="0.579575598239899" calcext:value-type="float">
            <text:p>0,579575598239899</text:p>
          </table:table-cell>
        </table:table-row>
        <table:table-row table:style-name="ro1">
          <table:table-cell office:value-type="float" office:value="0.575744" calcext:value-type="float">
            <text:p>0,575744</text:p>
          </table:table-cell>
          <table:table-cell office:value-type="float" office:value="0.636929988861084" calcext:value-type="float">
            <text:p>0,636929988861084</text:p>
          </table:table-cell>
          <table:table-cell office:value-type="float" office:value="0.477406740188599" calcext:value-type="float">
            <text:p>0,477406740188599</text:p>
          </table:table-cell>
          <table:table-cell office:value-type="float" office:value="0.506769478321075" calcext:value-type="float">
            <text:p>0,506769478321075</text:p>
          </table:table-cell>
          <table:table-cell office:value-type="float" office:value="0.527198374271393" calcext:value-type="float">
            <text:p>0,527198374271393</text:p>
          </table:table-cell>
          <table:table-cell office:value-type="float" office:value="0.543960392475128" calcext:value-type="float">
            <text:p>0,543960392475128</text:p>
          </table:table-cell>
          <table:table-cell office:value-type="float" office:value="0.56205016374588" calcext:value-type="float">
            <text:p>0,56205016374588</text:p>
          </table:table-cell>
          <table:table-cell office:value-type="float" office:value="0.536859631538391" calcext:value-type="float">
            <text:p>0,536859631538391</text:p>
          </table:table-cell>
          <table:table-cell office:value-type="float" office:value="0.740830838680267" calcext:value-type="float">
            <text:p>0,740830838680267</text:p>
          </table:table-cell>
          <table:table-cell office:value-type="float" office:value="0.714705765247345" calcext:value-type="float">
            <text:p>0,714705765247345</text:p>
          </table:table-cell>
          <table:table-cell office:value-type="float" office:value="0.510733604431152" calcext:value-type="float">
            <text:p>0,510733604431152</text:p>
          </table:table-cell>
        </table:table-row>
        <table:table-row table:style-name="ro1">
          <table:table-cell office:value-type="float" office:value="0.629094" calcext:value-type="float">
            <text:p>0,629094</text:p>
          </table:table-cell>
          <table:table-cell office:value-type="float" office:value="0.719728469848633" calcext:value-type="float">
            <text:p>0,719728469848633</text:p>
          </table:table-cell>
          <table:table-cell office:value-type="float" office:value="0.521539509296417" calcext:value-type="float">
            <text:p>0,521539509296417</text:p>
          </table:table-cell>
          <table:table-cell office:value-type="float" office:value="0.547578513622284" calcext:value-type="float">
            <text:p>0,547578513622284</text:p>
          </table:table-cell>
          <table:table-cell office:value-type="float" office:value="0.55037385225296" calcext:value-type="float">
            <text:p>0,55037385225296</text:p>
          </table:table-cell>
          <table:table-cell office:value-type="float" office:value="0.567404925823212" calcext:value-type="float">
            <text:p>0,567404925823212</text:p>
          </table:table-cell>
          <table:table-cell office:value-type="float" office:value="0.628915071487427" calcext:value-type="float">
            <text:p>0,628915071487427</text:p>
          </table:table-cell>
          <table:table-cell office:value-type="float" office:value="0.646292686462402" calcext:value-type="float">
            <text:p>0,646292686462402</text:p>
          </table:table-cell>
          <table:table-cell office:value-type="float" office:value="0.802865564823151" calcext:value-type="float">
            <text:p>0,802865564823151</text:p>
          </table:table-cell>
          <table:table-cell office:value-type="float" office:value="0.766779124736786" calcext:value-type="float">
            <text:p>0,766779124736786</text:p>
          </table:table-cell>
          <table:table-cell office:value-type="float" office:value="0.53946316242218" calcext:value-type="float">
            <text:p>0,53946316242218</text:p>
          </table:table-cell>
        </table:table-row>
        <table:table-row table:style-name="ro1">
          <table:table-cell office:value-type="float" office:value="0.625144" calcext:value-type="float">
            <text:p>0,625144</text:p>
          </table:table-cell>
          <table:table-cell office:value-type="float" office:value="0.722628891468048" calcext:value-type="float">
            <text:p>0,722628891468048</text:p>
          </table:table-cell>
          <table:table-cell office:value-type="float" office:value="0.527061343193054" calcext:value-type="float">
            <text:p>0,527061343193054</text:p>
          </table:table-cell>
          <table:table-cell office:value-type="float" office:value="0.565249264240265" calcext:value-type="float">
            <text:p>0,565249264240265</text:p>
          </table:table-cell>
          <table:table-cell office:value-type="float" office:value="0.566478133201599" calcext:value-type="float">
            <text:p>0,566478133201599</text:p>
          </table:table-cell>
          <table:table-cell office:value-type="float" office:value="0.600097715854645" calcext:value-type="float">
            <text:p>0,600097715854645</text:p>
          </table:table-cell>
          <table:table-cell office:value-type="float" office:value="0.63595587015152" calcext:value-type="float">
            <text:p>0,63595587015152</text:p>
          </table:table-cell>
          <table:table-cell office:value-type="float" office:value="0.660455524921417" calcext:value-type="float">
            <text:p>0,660455524921417</text:p>
          </table:table-cell>
          <table:table-cell office:value-type="float" office:value="0.709850668907166" calcext:value-type="float">
            <text:p>0,709850668907166</text:p>
          </table:table-cell>
          <table:table-cell office:value-type="float" office:value="0.697498857975006" calcext:value-type="float">
            <text:p>0,697498857975006</text:p>
          </table:table-cell>
          <table:table-cell office:value-type="float" office:value="0.566164135932922" calcext:value-type="float">
            <text:p>0,566164135932922</text:p>
          </table:table-cell>
        </table:table-row>
        <table:table-row table:style-name="ro1">
          <table:table-cell office:value-type="float" office:value="0.663231" calcext:value-type="float">
            <text:p>0,663231</text:p>
          </table:table-cell>
          <table:table-cell office:value-type="float" office:value="0.844424724578857" calcext:value-type="float">
            <text:p>0,844424724578857</text:p>
          </table:table-cell>
          <table:table-cell office:value-type="float" office:value="0.525518298149109" calcext:value-type="float">
            <text:p>0,525518298149109</text:p>
          </table:table-cell>
          <table:table-cell office:value-type="float" office:value="0.60343736410141" calcext:value-type="float">
            <text:p>0,60343736410141</text:p>
          </table:table-cell>
          <table:table-cell office:value-type="float" office:value="0.578746855258942" calcext:value-type="float">
            <text:p>0,578746855258942</text:p>
          </table:table-cell>
          <table:table-cell office:value-type="float" office:value="0.627939164638519" calcext:value-type="float">
            <text:p>0,627939164638519</text:p>
          </table:table-cell>
          <table:table-cell office:value-type="float" office:value="0.743612706661224" calcext:value-type="float">
            <text:p>0,743612706661224</text:p>
          </table:table-cell>
          <table:table-cell office:value-type="float" office:value="0.653298199176788" calcext:value-type="float">
            <text:p>0,653298199176788</text:p>
          </table:table-cell>
          <table:table-cell office:value-type="float" office:value="0.75920182466507" calcext:value-type="float">
            <text:p>0,75920182466507</text:p>
          </table:table-cell>
          <table:table-cell office:value-type="float" office:value="0.684589624404907" calcext:value-type="float">
            <text:p>0,684589624404907</text:p>
          </table:table-cell>
          <table:table-cell office:value-type="float" office:value="0.611538767814636" calcext:value-type="float">
            <text:p>0,611538767814636</text:p>
          </table:table-cell>
        </table:table-row>
        <table:table-row table:style-name="ro1">
          <table:table-cell office:value-type="float" office:value="0.683727" calcext:value-type="float">
            <text:p>0,683727</text:p>
          </table:table-cell>
          <table:table-cell office:value-type="float" office:value="0.921471536159515" calcext:value-type="float">
            <text:p>0,921471536159515</text:p>
          </table:table-cell>
          <table:table-cell office:value-type="float" office:value="0.571987211704254" calcext:value-type="float">
            <text:p>0,571987211704254</text:p>
          </table:table-cell>
          <table:table-cell office:value-type="float" office:value="0.575571238994598" calcext:value-type="float">
            <text:p>0,575571238994598</text:p>
          </table:table-cell>
          <table:table-cell office:value-type="float" office:value="0.602350533008575" calcext:value-type="float">
            <text:p>0,602350533008575</text:p>
          </table:table-cell>
          <table:table-cell office:value-type="float" office:value="0.712446928024292" calcext:value-type="float">
            <text:p>0,712446928024292</text:p>
          </table:table-cell>
          <table:table-cell office:value-type="float" office:value="0.759662091732025" calcext:value-type="float">
            <text:p>0,759662091732025</text:p>
          </table:table-cell>
          <table:table-cell office:value-type="float" office:value="0.65976345539093" calcext:value-type="float">
            <text:p>0,65976345539093</text:p>
          </table:table-cell>
          <table:table-cell office:value-type="float" office:value="0.794757127761841" calcext:value-type="float">
            <text:p>0,794757127761841</text:p>
          </table:table-cell>
          <table:table-cell office:value-type="float" office:value="0.624286949634552" calcext:value-type="float">
            <text:p>0,624286949634552</text:p>
          </table:table-cell>
          <table:table-cell office:value-type="float" office:value="0.614971399307251" calcext:value-type="float">
            <text:p>0,614971399307251</text:p>
          </table:table-cell>
        </table:table-row>
        <table:table-row table:style-name="ro1">
          <table:table-cell office:value-type="float" office:value="0.792163" calcext:value-type="float">
            <text:p>0,792163</text:p>
          </table:table-cell>
          <table:table-cell office:value-type="float" office:value="1.10853028297424" calcext:value-type="float">
            <text:p>1,10853028297424</text:p>
          </table:table-cell>
          <table:table-cell office:value-type="float" office:value="0.673749566078186" calcext:value-type="float">
            <text:p>0,673749566078186</text:p>
          </table:table-cell>
          <table:table-cell office:value-type="float" office:value="0.629396438598633" calcext:value-type="float">
            <text:p>0,629396438598633</text:p>
          </table:table-cell>
          <table:table-cell office:value-type="float" office:value="0.674821257591248" calcext:value-type="float">
            <text:p>0,674821257591248</text:p>
          </table:table-cell>
          <table:table-cell office:value-type="float" office:value="0.845245718955994" calcext:value-type="float">
            <text:p>0,845245718955994</text:p>
          </table:table-cell>
          <table:table-cell office:value-type="float" office:value="0.88555246591568" calcext:value-type="float">
            <text:p>0,88555246591568</text:p>
          </table:table-cell>
          <table:table-cell office:value-type="float" office:value="0.71203875541687" calcext:value-type="float">
            <text:p>0,71203875541687</text:p>
          </table:table-cell>
          <table:table-cell office:value-type="float" office:value="0.892636895179749" calcext:value-type="float">
            <text:p>0,892636895179749</text:p>
          </table:table-cell>
          <table:table-cell office:value-type="float" office:value="0.72445946931839" calcext:value-type="float">
            <text:p>0,72445946931839</text:p>
          </table:table-cell>
          <table:table-cell office:value-type="float" office:value="0.775200724601746" calcext:value-type="float">
            <text:p>0,775200724601746</text:p>
          </table:table-cell>
        </table:table-row>
        <table:table-row table:style-name="ro1">
          <table:table-cell office:value-type="float" office:value="0.887624" calcext:value-type="float">
            <text:p>0,887624</text:p>
          </table:table-cell>
          <table:table-cell office:value-type="float" office:value="1.11244654655457" calcext:value-type="float">
            <text:p>1,11244654655457</text:p>
          </table:table-cell>
          <table:table-cell office:value-type="float" office:value="0.730253458023071" calcext:value-type="float">
            <text:p>0,730253458023071</text:p>
          </table:table-cell>
          <table:table-cell office:value-type="float" office:value="0.663056075572968" calcext:value-type="float">
            <text:p>0,663056075572968</text:p>
          </table:table-cell>
          <table:table-cell office:value-type="float" office:value="0.819799482822418" calcext:value-type="float">
            <text:p>0,819799482822418</text:p>
          </table:table-cell>
          <table:table-cell office:value-type="float" office:value="1.05002415180206" calcext:value-type="float">
            <text:p>1,05002415180206</text:p>
          </table:table-cell>
          <table:table-cell office:value-type="float" office:value="0.95316618680954" calcext:value-type="float">
            <text:p>0,95316618680954</text:p>
          </table:table-cell>
          <table:table-cell office:value-type="float" office:value="0.763211190700531" calcext:value-type="float">
            <text:p>0,763211190700531</text:p>
          </table:table-cell>
          <table:table-cell office:value-type="float" office:value="0.981963992118835" calcext:value-type="float">
            <text:p>0,981963992118835</text:p>
          </table:table-cell>
          <table:table-cell office:value-type="float" office:value="0.858344972133637" calcext:value-type="float">
            <text:p>0,858344972133637</text:p>
          </table:table-cell>
          <table:table-cell office:value-type="float" office:value="0.943977653980255" calcext:value-type="float">
            <text:p>0,943977653980255</text:p>
          </table:table-cell>
        </table:table-row>
        <table:table-row table:style-name="ro1">
          <table:table-cell office:value-type="float" office:value="1.27753" calcext:value-type="float">
            <text:p>1,27753</text:p>
          </table:table-cell>
          <table:table-cell office:value-type="float" office:value="1.43246865272522" calcext:value-type="float">
            <text:p>1,43246865272522</text:p>
          </table:table-cell>
          <table:table-cell office:value-type="float" office:value="1.03759038448334" calcext:value-type="float">
            <text:p>1,03759038448334</text:p>
          </table:table-cell>
          <table:table-cell office:value-type="float" office:value="0.805075109004974" calcext:value-type="float">
            <text:p>0,805075109004974</text:p>
          </table:table-cell>
          <table:table-cell office:value-type="float" office:value="1.27503514289856" calcext:value-type="float">
            <text:p>1,27503514289856</text:p>
          </table:table-cell>
          <table:table-cell office:value-type="float" office:value="1.76564025878906" calcext:value-type="float">
            <text:p>1,76564025878906</text:p>
          </table:table-cell>
          <table:table-cell office:value-type="float" office:value="1.15424275398254" calcext:value-type="float">
            <text:p>1,15424275398254</text:p>
          </table:table-cell>
          <table:table-cell office:value-type="float" office:value="1.34210288524628" calcext:value-type="float">
            <text:p>1,34210288524628</text:p>
          </table:table-cell>
          <table:table-cell office:value-type="float" office:value="1.26003110408783" calcext:value-type="float">
            <text:p>1,26003110408783</text:p>
          </table:table-cell>
          <table:table-cell office:value-type="float" office:value="1.48338091373444" calcext:value-type="float">
            <text:p>1,48338091373444</text:p>
          </table:table-cell>
          <table:table-cell office:value-type="float" office:value="1.21973586082459" calcext:value-type="float">
            <text:p>1,21973586082459</text:p>
          </table:table-cell>
        </table:table-row>
        <table:table-row table:style-name="ro1">
          <table:table-cell office:value-type="float" office:value="1.84208" calcext:value-type="float">
            <text:p>1,84208</text:p>
          </table:table-cell>
          <table:table-cell office:value-type="float" office:value="1.68587386608124" calcext:value-type="float">
            <text:p>1,68587386608124</text:p>
          </table:table-cell>
          <table:table-cell office:value-type="float" office:value="1.82913815975189" calcext:value-type="float">
            <text:p>1,82913815975189</text:p>
          </table:table-cell>
          <table:table-cell office:value-type="float" office:value="1.27207386493683" calcext:value-type="float">
            <text:p>1,27207386493683</text:p>
          </table:table-cell>
          <table:table-cell office:value-type="float" office:value="2.45302581787109" calcext:value-type="float">
            <text:p>2,45302581787109</text:p>
          </table:table-cell>
          <table:table-cell office:value-type="float" office:value="2.86408710479736" calcext:value-type="float">
            <text:p>2,86408710479736</text:p>
          </table:table-cell>
          <table:table-cell office:value-type="float" office:value="2.16748118400574" calcext:value-type="float">
            <text:p>2,16748118400574</text:p>
          </table:table-cell>
          <table:table-cell office:value-type="float" office:value="1.43081665039063" calcext:value-type="float">
            <text:p>1,43081665039063</text:p>
          </table:table-cell>
          <table:table-cell office:value-type="float" office:value="1.60304594039917" calcext:value-type="float">
            <text:p>1,60304594039917</text:p>
          </table:table-cell>
          <table:table-cell office:value-type="float" office:value="1.54854226112366" calcext:value-type="float">
            <text:p>1,54854226112366</text:p>
          </table:table-cell>
          <table:table-cell office:value-type="float" office:value="1.56672525405884" calcext:value-type="float">
            <text:p>1,56672525405884</text:p>
          </table:table-cell>
        </table:table-row>
        <table:table-row table:style-name="ro1">
          <table:table-cell office:value-type="float" office:value="2.28114" calcext:value-type="float">
            <text:p>2,28114</text:p>
          </table:table-cell>
          <table:table-cell office:value-type="float" office:value="2.32107853889465" calcext:value-type="float">
            <text:p>2,32107853889465</text:p>
          </table:table-cell>
          <table:table-cell office:value-type="float" office:value="2.85635828971863" calcext:value-type="float">
            <text:p>2,85635828971863</text:p>
          </table:table-cell>
          <table:table-cell office:value-type="float" office:value="1.857213139534" calcext:value-type="float">
            <text:p>1,857213139534</text:p>
          </table:table-cell>
          <table:table-cell office:value-type="float" office:value="2.5251829624176" calcext:value-type="float">
            <text:p>2,5251829624176</text:p>
          </table:table-cell>
          <table:table-cell office:value-type="float" office:value="2.74853682518005" calcext:value-type="float">
            <text:p>2,74853682518005</text:p>
          </table:table-cell>
          <table:table-cell office:value-type="float" office:value="2.65503549575806" calcext:value-type="float">
            <text:p>2,65503549575806</text:p>
          </table:table-cell>
          <table:table-cell office:value-type="float" office:value="1.77888250350952" calcext:value-type="float">
            <text:p>1,77888250350952</text:p>
          </table:table-cell>
          <table:table-cell office:value-type="float" office:value="1.94685614109039" calcext:value-type="float">
            <text:p>1,94685614109039</text:p>
          </table:table-cell>
          <table:table-cell office:value-type="float" office:value="2.18817377090454" calcext:value-type="float">
            <text:p>2,18817377090454</text:p>
          </table:table-cell>
          <table:table-cell office:value-type="float" office:value="1.93411958217621" calcext:value-type="float">
            <text:p>1,93411958217621</text:p>
          </table:table-cell>
        </table:table-row>
        <table:table-row table:style-name="ro1">
          <table:table-cell office:value-type="float" office:value="2.23983" calcext:value-type="float">
            <text:p>2,23983</text:p>
          </table:table-cell>
          <table:table-cell office:value-type="float" office:value="2.0411491394043" calcext:value-type="float">
            <text:p>2,0411491394043</text:p>
          </table:table-cell>
          <table:table-cell office:value-type="float" office:value="3.6336395740509" calcext:value-type="float">
            <text:p>3,6336395740509</text:p>
          </table:table-cell>
          <table:table-cell office:value-type="float" office:value="1.68642282485962" calcext:value-type="float">
            <text:p>1,68642282485962</text:p>
          </table:table-cell>
          <table:table-cell office:value-type="float" office:value="2.38848519325256" calcext:value-type="float">
            <text:p>2,38848519325256</text:p>
          </table:table-cell>
          <table:table-cell office:value-type="float" office:value="2.51686000823975" calcext:value-type="float">
            <text:p>2,51686000823975</text:p>
          </table:table-cell>
          <table:table-cell office:value-type="float" office:value="2.58904600143433" calcext:value-type="float">
            <text:p>2,58904600143433</text:p>
          </table:table-cell>
          <table:table-cell office:value-type="float" office:value="1.88503479957581" calcext:value-type="float">
            <text:p>1,88503479957581</text:p>
          </table:table-cell>
          <table:table-cell office:value-type="float" office:value="1.88813018798828" calcext:value-type="float">
            <text:p>1,88813018798828</text:p>
          </table:table-cell>
          <table:table-cell office:value-type="float" office:value="1.95955049991608" calcext:value-type="float">
            <text:p>1,95955049991608</text:p>
          </table:table-cell>
          <table:table-cell office:value-type="float" office:value="1.81001770496368" calcext:value-type="float">
            <text:p>1,81001770496368</text:p>
          </table:table-cell>
        </table:table-row>
        <table:table-row table:style-name="ro1">
          <table:table-cell office:value-type="float" office:value="1.92981" calcext:value-type="float">
            <text:p>1,92981</text:p>
          </table:table-cell>
          <table:table-cell office:value-type="float" office:value="2.15567684173584" calcext:value-type="float">
            <text:p>2,15567684173584</text:p>
          </table:table-cell>
          <table:table-cell office:value-type="float" office:value="2.15993070602417" calcext:value-type="float">
            <text:p>2,15993070602417</text:p>
          </table:table-cell>
          <table:table-cell office:value-type="float" office:value="1.42805135250092" calcext:value-type="float">
            <text:p>1,42805135250092</text:p>
          </table:table-cell>
          <table:table-cell office:value-type="float" office:value="2.02037835121155" calcext:value-type="float">
            <text:p>2,02037835121155</text:p>
          </table:table-cell>
          <table:table-cell office:value-type="float" office:value="2.34206962585449" calcext:value-type="float">
            <text:p>2,34206962585449</text:p>
          </table:table-cell>
          <table:table-cell office:value-type="float" office:value="2.01923203468323" calcext:value-type="float">
            <text:p>2,01923203468323</text:p>
          </table:table-cell>
          <table:table-cell office:value-type="float" office:value="1.86376166343689" calcext:value-type="float">
            <text:p>1,86376166343689</text:p>
          </table:table-cell>
          <table:table-cell office:value-type="float" office:value="1.76170265674591" calcext:value-type="float">
            <text:p>1,76170265674591</text:p>
          </table:table-cell>
          <table:table-cell office:value-type="float" office:value="1.89940774440765" calcext:value-type="float">
            <text:p>1,89940774440765</text:p>
          </table:table-cell>
          <table:table-cell office:value-type="float" office:value="1.64783978462219" calcext:value-type="float">
            <text:p>1,64783978462219</text:p>
          </table:table-cell>
        </table:table-row>
        <table:table-row table:style-name="ro1">
          <table:table-cell office:value-type="float" office:value="1.54746" calcext:value-type="float">
            <text:p>1,54746</text:p>
          </table:table-cell>
          <table:table-cell office:value-type="float" office:value="1.49839353561401" calcext:value-type="float">
            <text:p>1,49839353561401</text:p>
          </table:table-cell>
          <table:table-cell office:value-type="float" office:value="2.45425057411194" calcext:value-type="float">
            <text:p>2,45425057411194</text:p>
          </table:table-cell>
          <table:table-cell office:value-type="float" office:value="1.10124886035919" calcext:value-type="float">
            <text:p>1,10124886035919</text:p>
          </table:table-cell>
          <table:table-cell office:value-type="float" office:value="1.37052464485168" calcext:value-type="float">
            <text:p>1,37052464485168</text:p>
          </table:table-cell>
          <table:table-cell office:value-type="float" office:value="1.51725268363953" calcext:value-type="float">
            <text:p>1,51725268363953</text:p>
          </table:table-cell>
          <table:table-cell office:value-type="float" office:value="1.51413571834564" calcext:value-type="float">
            <text:p>1,51413571834564</text:p>
          </table:table-cell>
          <table:table-cell office:value-type="float" office:value="1.64661693572998" calcext:value-type="float">
            <text:p>1,64661693572998</text:p>
          </table:table-cell>
          <table:table-cell office:value-type="float" office:value="1.48668920993805" calcext:value-type="float">
            <text:p>1,48668920993805</text:p>
          </table:table-cell>
          <table:table-cell office:value-type="float" office:value="1.59882128238678" calcext:value-type="float">
            <text:p>1,59882128238678</text:p>
          </table:table-cell>
          <table:table-cell office:value-type="float" office:value="1.28669226169586" calcext:value-type="float">
            <text:p>1,28669226169586</text:p>
          </table:table-cell>
        </table:table-row>
        <table:table-row table:style-name="ro1">
          <table:table-cell office:value-type="float" office:value="1.38001" calcext:value-type="float">
            <text:p>1,38001</text:p>
          </table:table-cell>
          <table:table-cell office:value-type="float" office:value="1.35771942138672" calcext:value-type="float">
            <text:p>1,35771942138672</text:p>
          </table:table-cell>
          <table:table-cell office:value-type="float" office:value="1.48154938220978" calcext:value-type="float">
            <text:p>1,48154938220978</text:p>
          </table:table-cell>
          <table:table-cell office:value-type="float" office:value="1.05578684806824" calcext:value-type="float">
            <text:p>1,05578684806824</text:p>
          </table:table-cell>
          <table:table-cell office:value-type="float" office:value="1.37037146091461" calcext:value-type="float">
            <text:p>1,37037146091461</text:p>
          </table:table-cell>
          <table:table-cell office:value-type="float" office:value="1.40184080600739" calcext:value-type="float">
            <text:p>1,40184080600739</text:p>
          </table:table-cell>
          <table:table-cell office:value-type="float" office:value="1.43218922615051" calcext:value-type="float">
            <text:p>1,43218922615051</text:p>
          </table:table-cell>
          <table:table-cell office:value-type="float" office:value="1.65254127979279" calcext:value-type="float">
            <text:p>1,65254127979279</text:p>
          </table:table-cell>
          <table:table-cell office:value-type="float" office:value="1.3941285610199" calcext:value-type="float">
            <text:p>1,3941285610199</text:p>
          </table:table-cell>
          <table:table-cell office:value-type="float" office:value="1.44102370738983" calcext:value-type="float">
            <text:p>1,44102370738983</text:p>
          </table:table-cell>
          <table:table-cell office:value-type="float" office:value="1.21296393871307" calcext:value-type="float">
            <text:p>1,21296393871307</text:p>
          </table:table-cell>
        </table:table-row>
        <table:table-row table:style-name="ro1">
          <table:table-cell office:value-type="float" office:value="1.21184" calcext:value-type="float">
            <text:p>1,21184</text:p>
          </table:table-cell>
          <table:table-cell office:value-type="float" office:value="1.21248042583466" calcext:value-type="float">
            <text:p>1,21248042583466</text:p>
          </table:table-cell>
          <table:table-cell office:value-type="float" office:value="1.16963338851929" calcext:value-type="float">
            <text:p>1,16963338851929</text:p>
          </table:table-cell>
          <table:table-cell office:value-type="float" office:value="0.951070904731751" calcext:value-type="float">
            <text:p>0,951070904731751</text:p>
          </table:table-cell>
          <table:table-cell office:value-type="float" office:value="1.15160048007965" calcext:value-type="float">
            <text:p>1,15160048007965</text:p>
          </table:table-cell>
          <table:table-cell office:value-type="float" office:value="1.24652600288391" calcext:value-type="float">
            <text:p>1,24652600288391</text:p>
          </table:table-cell>
          <table:table-cell office:value-type="float" office:value="1.27891826629639" calcext:value-type="float">
            <text:p>1,27891826629639</text:p>
          </table:table-cell>
          <table:table-cell office:value-type="float" office:value="1.48840868473053" calcext:value-type="float">
            <text:p>1,48840868473053</text:p>
          </table:table-cell>
          <table:table-cell office:value-type="float" office:value="1.22999143600464" calcext:value-type="float">
            <text:p>1,22999143600464</text:p>
          </table:table-cell>
          <table:table-cell office:value-type="float" office:value="1.28229010105133" calcext:value-type="float">
            <text:p>1,28229010105133</text:p>
          </table:table-cell>
          <table:table-cell office:value-type="float" office:value="1.1075131893158" calcext:value-type="float">
            <text:p>1,1075131893158</text:p>
          </table:table-cell>
        </table:table-row>
        <table:table-row table:style-name="ro1">
          <table:table-cell office:value-type="float" office:value="1.26697" calcext:value-type="float">
            <text:p>1,26697</text:p>
          </table:table-cell>
          <table:table-cell office:value-type="float" office:value="1.23454535007477" calcext:value-type="float">
            <text:p>1,23454535007477</text:p>
          </table:table-cell>
          <table:table-cell office:value-type="float" office:value="1.16512727737427" calcext:value-type="float">
            <text:p>1,16512727737427</text:p>
          </table:table-cell>
          <table:table-cell office:value-type="float" office:value="1.01854455471039" calcext:value-type="float">
            <text:p>1,01854455471039</text:p>
          </table:table-cell>
          <table:table-cell office:value-type="float" office:value="1.26080930233002" calcext:value-type="float">
            <text:p>1,26080930233002</text:p>
          </table:table-cell>
          <table:table-cell office:value-type="float" office:value="1.26778602600098" calcext:value-type="float">
            <text:p>1,26778602600098</text:p>
          </table:table-cell>
          <table:table-cell office:value-type="float" office:value="1.31487250328064" calcext:value-type="float">
            <text:p>1,31487250328064</text:p>
          </table:table-cell>
          <table:table-cell office:value-type="float" office:value="1.50704073905945" calcext:value-type="float">
            <text:p>1,50704073905945</text:p>
          </table:table-cell>
          <table:table-cell office:value-type="float" office:value="1.23099899291992" calcext:value-type="float">
            <text:p>1,23099899291992</text:p>
          </table:table-cell>
          <table:table-cell office:value-type="float" office:value="1.45534586906433" calcext:value-type="float">
            <text:p>1,45534586906433</text:p>
          </table:table-cell>
          <table:table-cell office:value-type="float" office:value="1.21464192867279" calcext:value-type="float">
            <text:p>1,21464192867279</text:p>
          </table:table-cell>
        </table:table-row>
        <table:table-row table:style-name="ro1">
          <table:table-cell office:value-type="float" office:value="1.15645" calcext:value-type="float">
            <text:p>1,15645</text:p>
          </table:table-cell>
          <table:table-cell office:value-type="float" office:value="1.11963391304016" calcext:value-type="float">
            <text:p>1,11963391304016</text:p>
          </table:table-cell>
          <table:table-cell office:value-type="float" office:value="0.984863758087158" calcext:value-type="float">
            <text:p>0,984863758087158</text:p>
          </table:table-cell>
          <table:table-cell office:value-type="float" office:value="0.95039713382721" calcext:value-type="float">
            <text:p>0,95039713382721</text:p>
          </table:table-cell>
          <table:table-cell office:value-type="float" office:value="1.0937157869339" calcext:value-type="float">
            <text:p>1,0937157869339</text:p>
          </table:table-cell>
          <table:table-cell office:value-type="float" office:value="1.16834306716919" calcext:value-type="float">
            <text:p>1,16834306716919</text:p>
          </table:table-cell>
          <table:table-cell office:value-type="float" office:value="1.16312062740326" calcext:value-type="float">
            <text:p>1,16312062740326</text:p>
          </table:table-cell>
          <table:table-cell office:value-type="float" office:value="1.41225826740265" calcext:value-type="float">
            <text:p>1,41225826740265</text:p>
          </table:table-cell>
          <table:table-cell office:value-type="float" office:value="1.1724659204483" calcext:value-type="float">
            <text:p>1,1724659204483</text:p>
          </table:table-cell>
          <table:table-cell office:value-type="float" office:value="1.3519002199173" calcext:value-type="float">
            <text:p>1,3519002199173</text:p>
          </table:table-cell>
          <table:table-cell office:value-type="float" office:value="1.14784133434296" calcext:value-type="float">
            <text:p>1,14784133434296</text:p>
          </table:table-cell>
        </table:table-row>
        <table:table-row table:style-name="ro1">
          <table:table-cell office:value-type="float" office:value="0.937213" calcext:value-type="float">
            <text:p>0,937213</text:p>
          </table:table-cell>
          <table:table-cell office:value-type="float" office:value="0.923788249492645" calcext:value-type="float">
            <text:p>0,923788249492645</text:p>
          </table:table-cell>
          <table:table-cell office:value-type="float" office:value="0.778292655944824" calcext:value-type="float">
            <text:p>0,778292655944824</text:p>
          </table:table-cell>
          <table:table-cell office:value-type="float" office:value="0.746770620346069" calcext:value-type="float">
            <text:p>0,746770620346069</text:p>
          </table:table-cell>
          <table:table-cell office:value-type="float" office:value="0.825839996337891" calcext:value-type="float">
            <text:p>0,825839996337891</text:p>
          </table:table-cell>
          <table:table-cell office:value-type="float" office:value="0.960829377174377" calcext:value-type="float">
            <text:p>0,960829377174377</text:p>
          </table:table-cell>
          <table:table-cell office:value-type="float" office:value="0.974244475364685" calcext:value-type="float">
            <text:p>0,974244475364685</text:p>
          </table:table-cell>
          <table:table-cell office:value-type="float" office:value="1.18733513355255" calcext:value-type="float">
            <text:p>1,18733513355255</text:p>
          </table:table-cell>
          <table:table-cell office:value-type="float" office:value="0.960728645324707" calcext:value-type="float">
            <text:p>0,960728645324707</text:p>
          </table:table-cell>
          <table:table-cell office:value-type="float" office:value="1.0761479139328" calcext:value-type="float">
            <text:p>1,0761479139328</text:p>
          </table:table-cell>
          <table:table-cell office:value-type="float" office:value="0.938153684139252" calcext:value-type="float">
            <text:p>0,938153684139252</text:p>
          </table:table-cell>
        </table:table-row>
        <table:table-row table:style-name="ro1">
          <table:table-cell office:value-type="float" office:value="0.894066" calcext:value-type="float">
            <text:p>0,894066</text:p>
          </table:table-cell>
          <table:table-cell office:value-type="float" office:value="0.885987520217896" calcext:value-type="float">
            <text:p>0,885987520217896</text:p>
          </table:table-cell>
          <table:table-cell office:value-type="float" office:value="0.751302003860474" calcext:value-type="float">
            <text:p>0,751302003860474</text:p>
          </table:table-cell>
          <table:table-cell office:value-type="float" office:value="0.730847299098969" calcext:value-type="float">
            <text:p>0,730847299098969</text:p>
          </table:table-cell>
          <table:table-cell office:value-type="float" office:value="0.826196789741516" calcext:value-type="float">
            <text:p>0,826196789741516</text:p>
          </table:table-cell>
          <table:table-cell office:value-type="float" office:value="0.910664558410645" calcext:value-type="float">
            <text:p>0,910664558410645</text:p>
          </table:table-cell>
          <table:table-cell office:value-type="float" office:value="0.902988255023956" calcext:value-type="float">
            <text:p>0,902988255023956</text:p>
          </table:table-cell>
          <table:table-cell office:value-type="float" office:value="1.08973276615143" calcext:value-type="float">
            <text:p>1,08973276615143</text:p>
          </table:table-cell>
          <table:table-cell office:value-type="float" office:value="0.859965622425079" calcext:value-type="float">
            <text:p>0,859965622425079</text:p>
          </table:table-cell>
          <table:table-cell office:value-type="float" office:value="1.09091508388519" calcext:value-type="float">
            <text:p>1,09091508388519</text:p>
          </table:table-cell>
          <table:table-cell office:value-type="float" office:value="0.89205664396286" calcext:value-type="float">
            <text:p>0,89205664396286</text:p>
          </table:table-cell>
        </table:table-row>
        <table:table-row table:style-name="ro1">
          <table:table-cell office:value-type="float" office:value="1.01595" calcext:value-type="float">
            <text:p>1,01595</text:p>
          </table:table-cell>
          <table:table-cell office:value-type="float" office:value="0.97467964887619" calcext:value-type="float">
            <text:p>0,97467964887619</text:p>
          </table:table-cell>
          <table:table-cell office:value-type="float" office:value="0.847198069095612" calcext:value-type="float">
            <text:p>0,847198069095612</text:p>
          </table:table-cell>
          <table:table-cell office:value-type="float" office:value="0.860622346401215" calcext:value-type="float">
            <text:p>0,860622346401215</text:p>
          </table:table-cell>
          <table:table-cell office:value-type="float" office:value="0.977627813816071" calcext:value-type="float">
            <text:p>0,977627813816071</text:p>
          </table:table-cell>
          <table:table-cell office:value-type="float" office:value="1.03108179569244" calcext:value-type="float">
            <text:p>1,03108179569244</text:p>
          </table:table-cell>
          <table:table-cell office:value-type="float" office:value="0.986783683300018" calcext:value-type="float">
            <text:p>0,986783683300018</text:p>
          </table:table-cell>
          <table:table-cell office:value-type="float" office:value="1.21512401103973" calcext:value-type="float">
            <text:p>1,21512401103973</text:p>
          </table:table-cell>
          <table:table-cell office:value-type="float" office:value="0.972068309783936" calcext:value-type="float">
            <text:p>0,972068309783936</text:p>
          </table:table-cell>
          <table:table-cell office:value-type="float" office:value="1.28843438625336" calcext:value-type="float">
            <text:p>1,28843438625336</text:p>
          </table:table-cell>
          <table:table-cell office:value-type="float" office:value="1.00584805011749" calcext:value-type="float">
            <text:p>1,00584805011749</text:p>
          </table:table-cell>
        </table:table-row>
        <table:table-row table:style-name="ro1">
          <table:table-cell office:value-type="float" office:value="0.9469" calcext:value-type="float">
            <text:p>0,9469</text:p>
          </table:table-cell>
          <table:table-cell office:value-type="float" office:value="0.895043134689331" calcext:value-type="float">
            <text:p>0,895043134689331</text:p>
          </table:table-cell>
          <table:table-cell office:value-type="float" office:value="0.781063377857208" calcext:value-type="float">
            <text:p>0,781063377857208</text:p>
          </table:table-cell>
          <table:table-cell office:value-type="float" office:value="0.801204144954681" calcext:value-type="float">
            <text:p>0,801204144954681</text:p>
          </table:table-cell>
          <table:table-cell office:value-type="float" office:value="0.870936989784241" calcext:value-type="float">
            <text:p>0,870936989784241</text:p>
          </table:table-cell>
          <table:table-cell office:value-type="float" office:value="0.961952209472656" calcext:value-type="float">
            <text:p>0,961952209472656</text:p>
          </table:table-cell>
          <table:table-cell office:value-type="float" office:value="0.92822939157486" calcext:value-type="float">
            <text:p>0,92822939157486</text:p>
          </table:table-cell>
          <table:table-cell office:value-type="float" office:value="1.15280401706696" calcext:value-type="float">
            <text:p>1,15280401706696</text:p>
          </table:table-cell>
          <table:table-cell office:value-type="float" office:value="0.942301213741303" calcext:value-type="float">
            <text:p>0,942301213741303</text:p>
          </table:table-cell>
          <table:table-cell office:value-type="float" office:value="1.18363976478577" calcext:value-type="float">
            <text:p>1,18363976478577</text:p>
          </table:table-cell>
          <table:table-cell office:value-type="float" office:value="0.951824903488159" calcext:value-type="float">
            <text:p>0,951824903488159</text:p>
          </table:table-cell>
        </table:table-row>
        <table:table-row table:style-name="ro1">
          <table:table-cell office:value-type="float" office:value="0.763102" calcext:value-type="float">
            <text:p>0,763102</text:p>
          </table:table-cell>
          <table:table-cell office:value-type="float" office:value="0.738948702812195" calcext:value-type="float">
            <text:p>0,738948702812195</text:p>
          </table:table-cell>
          <table:table-cell office:value-type="float" office:value="0.643246173858643" calcext:value-type="float">
            <text:p>0,643246173858643</text:p>
          </table:table-cell>
          <table:table-cell office:value-type="float" office:value="0.633519351482391" calcext:value-type="float">
            <text:p>0,633519351482391</text:p>
          </table:table-cell>
          <table:table-cell office:value-type="float" office:value="0.716755867004395" calcext:value-type="float">
            <text:p>0,716755867004395</text:p>
          </table:table-cell>
          <table:table-cell office:value-type="float" office:value="0.760351479053497" calcext:value-type="float">
            <text:p>0,760351479053497</text:p>
          </table:table-cell>
          <table:table-cell office:value-type="float" office:value="0.749853789806366" calcext:value-type="float">
            <text:p>0,749853789806366</text:p>
          </table:table-cell>
          <table:table-cell office:value-type="float" office:value="0.910862147808075" calcext:value-type="float">
            <text:p>0,910862147808075</text:p>
          </table:table-cell>
          <table:table-cell office:value-type="float" office:value="0.748609364032745" calcext:value-type="float">
            <text:p>0,748609364032745</text:p>
          </table:table-cell>
          <table:table-cell office:value-type="float" office:value="0.964282631874085" calcext:value-type="float">
            <text:p>0,964282631874085</text:p>
          </table:table-cell>
          <table:table-cell office:value-type="float" office:value="0.764587700366974" calcext:value-type="float">
            <text:p>0,764587700366974</text:p>
          </table:table-cell>
        </table:table-row>
        <table:table-row table:style-name="ro1">
          <table:table-cell office:value-type="float" office:value="0.817028" calcext:value-type="float">
            <text:p>0,817028</text:p>
          </table:table-cell>
          <table:table-cell office:value-type="float" office:value="0.798561334609985" calcext:value-type="float">
            <text:p>0,798561334609985</text:p>
          </table:table-cell>
          <table:table-cell office:value-type="float" office:value="0.699606359004974" calcext:value-type="float">
            <text:p>0,699606359004974</text:p>
          </table:table-cell>
          <table:table-cell office:value-type="float" office:value="0.696881830692291" calcext:value-type="float">
            <text:p>0,696881830692291</text:p>
          </table:table-cell>
          <table:table-cell office:value-type="float" office:value="0.81875616312027" calcext:value-type="float">
            <text:p>0,81875616312027</text:p>
          </table:table-cell>
          <table:table-cell office:value-type="float" office:value="0.818601906299591" calcext:value-type="float">
            <text:p>0,818601906299591</text:p>
          </table:table-cell>
          <table:table-cell office:value-type="float" office:value="0.77644282579422" calcext:value-type="float">
            <text:p>0,77644282579422</text:p>
          </table:table-cell>
          <table:table-cell office:value-type="float" office:value="0.926224410533905" calcext:value-type="float">
            <text:p>0,926224410533905</text:p>
          </table:table-cell>
          <table:table-cell office:value-type="float" office:value="0.757583916187286" calcext:value-type="float">
            <text:p>0,757583916187286</text:p>
          </table:table-cell>
          <table:table-cell office:value-type="float" office:value="1.0859637260437" calcext:value-type="float">
            <text:p>1,0859637260437</text:p>
          </table:table-cell>
          <table:table-cell office:value-type="float" office:value="0.791656017303467" calcext:value-type="float">
            <text:p>0,791656017303467</text:p>
          </table:table-cell>
        </table:table-row>
        <table:table-row table:style-name="ro1">
          <table:table-cell office:value-type="float" office:value="0.902085" calcext:value-type="float">
            <text:p>0,902085</text:p>
          </table:table-cell>
          <table:table-cell office:value-type="float" office:value="0.863032400608063" calcext:value-type="float">
            <text:p>0,863032400608063</text:p>
          </table:table-cell>
          <table:table-cell office:value-type="float" office:value="0.768573105335236" calcext:value-type="float">
            <text:p>0,768573105335236</text:p>
          </table:table-cell>
          <table:table-cell office:value-type="float" office:value="0.781325042247772" calcext:value-type="float">
            <text:p>0,781325042247772</text:p>
          </table:table-cell>
          <table:table-cell office:value-type="float" office:value="0.862354338169098" calcext:value-type="float">
            <text:p>0,862354338169098</text:p>
          </table:table-cell>
          <table:table-cell office:value-type="float" office:value="0.860902428627014" calcext:value-type="float">
            <text:p>0,860902428627014</text:p>
          </table:table-cell>
          <table:table-cell office:value-type="float" office:value="0.840276896953583" calcext:value-type="float">
            <text:p>0,840276896953583</text:p>
          </table:table-cell>
          <table:table-cell office:value-type="float" office:value="1.02128672599792" calcext:value-type="float">
            <text:p>1,02128672599792</text:p>
          </table:table-cell>
          <table:table-cell office:value-type="float" office:value="0.915366411209106" calcext:value-type="float">
            <text:p>0,915366411209106</text:p>
          </table:table-cell>
          <table:table-cell office:value-type="float" office:value="1.22714495658875" calcext:value-type="float">
            <text:p>1,22714495658875</text:p>
          </table:table-cell>
          <table:table-cell office:value-type="float" office:value="0.88058739900589" calcext:value-type="float">
            <text:p>0,88058739900589</text:p>
          </table:table-cell>
        </table:table-row>
        <table:table-row table:style-name="ro1">
          <table:table-cell office:value-type="float" office:value="0.851071" calcext:value-type="float">
            <text:p>0,851071</text:p>
          </table:table-cell>
          <table:table-cell office:value-type="float" office:value="0.790330052375793" calcext:value-type="float">
            <text:p>0,790330052375793</text:p>
          </table:table-cell>
          <table:table-cell office:value-type="float" office:value="0.747729301452637" calcext:value-type="float">
            <text:p>0,747729301452637</text:p>
          </table:table-cell>
          <table:table-cell office:value-type="float" office:value="0.74973064661026" calcext:value-type="float">
            <text:p>0,74973064661026</text:p>
          </table:table-cell>
          <table:table-cell office:value-type="float" office:value="0.807343542575836" calcext:value-type="float">
            <text:p>0,807343542575836</text:p>
          </table:table-cell>
          <table:table-cell office:value-type="float" office:value="0.837655782699585" calcext:value-type="float">
            <text:p>0,837655782699585</text:p>
          </table:table-cell>
          <table:table-cell office:value-type="float" office:value="0.785309612751007" calcext:value-type="float">
            <text:p>0,785309612751007</text:p>
          </table:table-cell>
          <table:table-cell office:value-type="float" office:value="0.993820786476135" calcext:value-type="float">
            <text:p>0,993820786476135</text:p>
          </table:table-cell>
          <table:table-cell office:value-type="float" office:value="0.864144921302795" calcext:value-type="float">
            <text:p>0,864144921302795</text:p>
          </table:table-cell>
          <table:table-cell office:value-type="float" office:value="1.0793217420578" calcext:value-type="float">
            <text:p>1,0793217420578</text:p>
          </table:table-cell>
          <table:table-cell office:value-type="float" office:value="0.855322182178497" calcext:value-type="float">
            <text:p>0,855322182178497</text:p>
          </table:table-cell>
        </table:table-row>
        <table:table-row table:style-name="ro1">
          <table:table-cell office:value-type="float" office:value="0.727337" calcext:value-type="float">
            <text:p>0,727337</text:p>
          </table:table-cell>
          <table:table-cell office:value-type="float" office:value="0.680690824985504" calcext:value-type="float">
            <text:p>0,680690824985504</text:p>
          </table:table-cell>
          <table:table-cell office:value-type="float" office:value="0.650586664676666" calcext:value-type="float">
            <text:p>0,650586664676666</text:p>
          </table:table-cell>
          <table:table-cell office:value-type="float" office:value="0.630513250827789" calcext:value-type="float">
            <text:p>0,630513250827789</text:p>
          </table:table-cell>
          <table:table-cell office:value-type="float" office:value="0.726579368114471" calcext:value-type="float">
            <text:p>0,726579368114471</text:p>
          </table:table-cell>
          <table:table-cell office:value-type="float" office:value="0.76511138677597" calcext:value-type="float">
            <text:p>0,76511138677597</text:p>
          </table:table-cell>
          <table:table-cell office:value-type="float" office:value="0.692020833492279" calcext:value-type="float">
            <text:p>0,692020833492279</text:p>
          </table:table-cell>
          <table:table-cell office:value-type="float" office:value="0.806611239910126" calcext:value-type="float">
            <text:p>0,806611239910126</text:p>
          </table:table-cell>
          <table:table-cell office:value-type="float" office:value="0.691810369491577" calcext:value-type="float">
            <text:p>0,691810369491577</text:p>
          </table:table-cell>
          <table:table-cell office:value-type="float" office:value="0.929810643196106" calcext:value-type="float">
            <text:p>0,929810643196106</text:p>
          </table:table-cell>
          <table:table-cell office:value-type="float" office:value="0.699633777141571" calcext:value-type="float">
            <text:p>0,699633777141571</text:p>
          </table:table-cell>
        </table:table-row>
        <table:table-row table:style-name="ro1">
          <table:table-cell office:value-type="float" office:value="0.806663" calcext:value-type="float">
            <text:p>0,806663</text:p>
          </table:table-cell>
          <table:table-cell office:value-type="float" office:value="0.737871170043945" calcext:value-type="float">
            <text:p>0,737871170043945</text:p>
          </table:table-cell>
          <table:table-cell office:value-type="float" office:value="0.701194167137146" calcext:value-type="float">
            <text:p>0,701194167137146</text:p>
          </table:table-cell>
          <table:table-cell office:value-type="float" office:value="0.690841495990753" calcext:value-type="float">
            <text:p>0,690841495990753</text:p>
          </table:table-cell>
          <table:table-cell office:value-type="float" office:value="0.79920619726181" calcext:value-type="float">
            <text:p>0,79920619726181</text:p>
          </table:table-cell>
          <table:table-cell office:value-type="float" office:value="0.875986993312836" calcext:value-type="float">
            <text:p>0,875986993312836</text:p>
          </table:table-cell>
          <table:table-cell office:value-type="float" office:value="0.757187604904175" calcext:value-type="float">
            <text:p>0,757187604904175</text:p>
          </table:table-cell>
          <table:table-cell office:value-type="float" office:value="0.795776605606079" calcext:value-type="float">
            <text:p>0,795776605606079</text:p>
          </table:table-cell>
          <table:table-cell office:value-type="float" office:value="0.816038608551025" calcext:value-type="float">
            <text:p>0,816038608551025</text:p>
          </table:table-cell>
          <table:table-cell office:value-type="float" office:value="1.14977562427521" calcext:value-type="float">
            <text:p>1,14977562427521</text:p>
          </table:table-cell>
          <table:table-cell office:value-type="float" office:value="0.742754697799683" calcext:value-type="float">
            <text:p>0,742754697799683</text:p>
          </table:table-cell>
        </table:table-row>
        <table:table-row table:style-name="ro1">
          <table:table-cell office:value-type="float" office:value="0.930874" calcext:value-type="float">
            <text:p>0,930874</text:p>
          </table:table-cell>
          <table:table-cell office:value-type="float" office:value="0.816925764083862" calcext:value-type="float">
            <text:p>0,816925764083862</text:p>
          </table:table-cell>
          <table:table-cell office:value-type="float" office:value="0.814943611621857" calcext:value-type="float">
            <text:p>0,814943611621857</text:p>
          </table:table-cell>
          <table:table-cell office:value-type="float" office:value="0.839488446712494" calcext:value-type="float">
            <text:p>0,839488446712494</text:p>
          </table:table-cell>
          <table:table-cell office:value-type="float" office:value="0.888284862041473" calcext:value-type="float">
            <text:p>0,888284862041473</text:p>
          </table:table-cell>
          <table:table-cell office:value-type="float" office:value="0.997066795825958" calcext:value-type="float">
            <text:p>0,997066795825958</text:p>
          </table:table-cell>
          <table:table-cell office:value-type="float" office:value="0.830721318721771" calcext:value-type="float">
            <text:p>0,830721318721771</text:p>
          </table:table-cell>
          <table:table-cell office:value-type="float" office:value="0.940767228603363" calcext:value-type="float">
            <text:p>0,940767228603363</text:p>
          </table:table-cell>
          <table:table-cell office:value-type="float" office:value="1.01286208629608" calcext:value-type="float">
            <text:p>1,01286208629608</text:p>
          </table:table-cell>
          <table:table-cell office:value-type="float" office:value="1.27430641651154" calcext:value-type="float">
            <text:p>1,27430641651154</text:p>
          </table:table-cell>
          <table:table-cell office:value-type="float" office:value="0.893368899822235" calcext:value-type="float">
            <text:p>0,893368899822235</text:p>
          </table:table-cell>
        </table:table-row>
        <table:table-row table:style-name="ro1">
          <table:table-cell office:value-type="float" office:value="0.818336" calcext:value-type="float">
            <text:p>0,818336</text:p>
          </table:table-cell>
          <table:table-cell office:value-type="float" office:value="0.740423798561096" calcext:value-type="float">
            <text:p>0,740423798561096</text:p>
          </table:table-cell>
          <table:table-cell office:value-type="float" office:value="0.723996818065643" calcext:value-type="float">
            <text:p>0,723996818065643</text:p>
          </table:table-cell>
          <table:table-cell office:value-type="float" office:value="0.766664028167725" calcext:value-type="float">
            <text:p>0,766664028167725</text:p>
          </table:table-cell>
          <table:table-cell office:value-type="float" office:value="0.800872325897217" calcext:value-type="float">
            <text:p>0,800872325897217</text:p>
          </table:table-cell>
          <table:table-cell office:value-type="float" office:value="0.85049319267273" calcext:value-type="float">
            <text:p>0,85049319267273</text:p>
          </table:table-cell>
          <table:table-cell office:value-type="float" office:value="0.733331441879272" calcext:value-type="float">
            <text:p>0,733331441879272</text:p>
          </table:table-cell>
          <table:table-cell office:value-type="float" office:value="0.865878343582153" calcext:value-type="float">
            <text:p>0,865878343582153</text:p>
          </table:table-cell>
          <table:table-cell office:value-type="float" office:value="0.835891366004944" calcext:value-type="float">
            <text:p>0,835891366004944</text:p>
          </table:table-cell>
          <table:table-cell office:value-type="float" office:value="1.05937325954437" calcext:value-type="float">
            <text:p>1,05937325954437</text:p>
          </table:table-cell>
          <table:table-cell office:value-type="float" office:value="0.80643630027771" calcext:value-type="float">
            <text:p>0,80643630027771</text:p>
          </table:table-cell>
        </table:table-row>
        <table:table-row table:style-name="ro1">
          <table:table-cell office:value-type="float" office:value="0.720542" calcext:value-type="float">
            <text:p>0,720542</text:p>
          </table:table-cell>
          <table:table-cell office:value-type="float" office:value="0.676019489765167" calcext:value-type="float">
            <text:p>0,676019489765167</text:p>
          </table:table-cell>
          <table:table-cell office:value-type="float" office:value="0.682996392250061" calcext:value-type="float">
            <text:p>0,682996392250061</text:p>
          </table:table-cell>
          <table:table-cell office:value-type="float" office:value="0.633546888828278" calcext:value-type="float">
            <text:p>0,633546888828278</text:p>
          </table:table-cell>
          <table:table-cell office:value-type="float" office:value="0.742871820926666" calcext:value-type="float">
            <text:p>0,742871820926666</text:p>
          </table:table-cell>
          <table:table-cell office:value-type="float" office:value="0.738138854503632" calcext:value-type="float">
            <text:p>0,738138854503632</text:p>
          </table:table-cell>
          <table:table-cell office:value-type="float" office:value="0.62957239151001" calcext:value-type="float">
            <text:p>0,62957239151001</text:p>
          </table:table-cell>
          <table:table-cell office:value-type="float" office:value="0.775560796260834" calcext:value-type="float">
            <text:p>0,775560796260834</text:p>
          </table:table-cell>
          <table:table-cell office:value-type="float" office:value="0.735880672931671" calcext:value-type="float">
            <text:p>0,735880672931671</text:p>
          </table:table-cell>
          <table:table-cell office:value-type="float" office:value="0.869759380817413" calcext:value-type="float">
            <text:p>0,869759380817413</text:p>
          </table:table-cell>
          <table:table-cell office:value-type="float" office:value="0.721071481704712" calcext:value-type="float">
            <text:p>0,721071481704712</text:p>
          </table:table-cell>
        </table:table-row>
        <table:table-row table:style-name="ro1">
          <table:table-cell office:value-type="float" office:value="0.807103" calcext:value-type="float">
            <text:p>0,807103</text:p>
          </table:table-cell>
          <table:table-cell office:value-type="float" office:value="0.750360190868378" calcext:value-type="float">
            <text:p>0,750360190868378</text:p>
          </table:table-cell>
          <table:table-cell office:value-type="float" office:value="0.764058887958527" calcext:value-type="float">
            <text:p>0,764058887958527</text:p>
          </table:table-cell>
          <table:table-cell office:value-type="float" office:value="0.725156903266907" calcext:value-type="float">
            <text:p>0,725156903266907</text:p>
          </table:table-cell>
          <table:table-cell office:value-type="float" office:value="0.789219379425049" calcext:value-type="float">
            <text:p>0,789219379425049</text:p>
          </table:table-cell>
          <table:table-cell office:value-type="float" office:value="0.846217393875122" calcext:value-type="float">
            <text:p>0,846217393875122</text:p>
          </table:table-cell>
          <table:table-cell office:value-type="float" office:value="0.713292360305786" calcext:value-type="float">
            <text:p>0,713292360305786</text:p>
          </table:table-cell>
          <table:table-cell office:value-type="float" office:value="0.879009068012238" calcext:value-type="float">
            <text:p>0,879009068012238</text:p>
          </table:table-cell>
          <table:table-cell office:value-type="float" office:value="0.842851996421814" calcext:value-type="float">
            <text:p>0,842851996421814</text:p>
          </table:table-cell>
          <table:table-cell office:value-type="float" office:value="0.981437683105469" calcext:value-type="float">
            <text:p>0,981437683105469</text:p>
          </table:table-cell>
          <table:table-cell office:value-type="float" office:value="0.779423356056213" calcext:value-type="float">
            <text:p>0,779423356056213</text:p>
          </table:table-cell>
        </table:table-row>
        <table:table-row table:style-name="ro1">
          <table:table-cell office:value-type="float" office:value="0.756624" calcext:value-type="float">
            <text:p>0,756624</text:p>
          </table:table-cell>
          <table:table-cell office:value-type="float" office:value="0.716554641723633" calcext:value-type="float">
            <text:p>0,716554641723633</text:p>
          </table:table-cell>
          <table:table-cell office:value-type="float" office:value="0.7087442278862" calcext:value-type="float">
            <text:p>0,7087442278862</text:p>
          </table:table-cell>
          <table:table-cell office:value-type="float" office:value="0.651224315166473" calcext:value-type="float">
            <text:p>0,651224315166473</text:p>
          </table:table-cell>
          <table:table-cell office:value-type="float" office:value="0.699787259101868" calcext:value-type="float">
            <text:p>0,699787259101868</text:p>
          </table:table-cell>
          <table:table-cell office:value-type="float" office:value="0.820726037025452" calcext:value-type="float">
            <text:p>0,820726037025452</text:p>
          </table:table-cell>
          <table:table-cell office:value-type="float" office:value="0.664717435836792" calcext:value-type="float">
            <text:p>0,664717435836792</text:p>
          </table:table-cell>
          <table:table-cell office:value-type="float" office:value="0.889214515686035" calcext:value-type="float">
            <text:p>0,889214515686035</text:p>
          </table:table-cell>
          <table:table-cell office:value-type="float" office:value="0.790023803710938" calcext:value-type="float">
            <text:p>0,790023803710938</text:p>
          </table:table-cell>
          <table:table-cell office:value-type="float" office:value="0.915877819061279" calcext:value-type="float">
            <text:p>0,915877819061279</text:p>
          </table:table-cell>
          <table:table-cell office:value-type="float" office:value="0.709370315074921" calcext:value-type="float">
            <text:p>0,709370315074921</text:p>
          </table:table-cell>
        </table:table-row>
        <table:table-row table:style-name="ro1">
          <table:table-cell office:value-type="float" office:value="0.97375" calcext:value-type="float">
            <text:p>0,97375</text:p>
          </table:table-cell>
          <table:table-cell office:value-type="float" office:value="0.874835193157196" calcext:value-type="float">
            <text:p>0,874835193157196</text:p>
          </table:table-cell>
          <table:table-cell office:value-type="float" office:value="0.858072936534882" calcext:value-type="float">
            <text:p>0,858072936534882</text:p>
          </table:table-cell>
          <table:table-cell office:value-type="float" office:value="0.80901449918747" calcext:value-type="float">
            <text:p>0,80901449918747</text:p>
          </table:table-cell>
          <table:table-cell office:value-type="float" office:value="0.882228434085846" calcext:value-type="float">
            <text:p>0,882228434085846</text:p>
          </table:table-cell>
          <table:table-cell office:value-type="float" office:value="1.07908082008362" calcext:value-type="float">
            <text:p>1,07908082008362</text:p>
          </table:table-cell>
          <table:table-cell office:value-type="float" office:value="0.846643269062042" calcext:value-type="float">
            <text:p>0,846643269062042</text:p>
          </table:table-cell>
          <table:table-cell office:value-type="float" office:value="1.15743243694305" calcext:value-type="float">
            <text:p>1,15743243694305</text:p>
          </table:table-cell>
          <table:table-cell office:value-type="float" office:value="1.03706276416779" calcext:value-type="float">
            <text:p>1,03706276416779</text:p>
          </table:table-cell>
          <table:table-cell office:value-type="float" office:value="1.25795924663544" calcext:value-type="float">
            <text:p>1,25795924663544</text:p>
          </table:table-cell>
          <table:table-cell office:value-type="float" office:value="0.935169577598572" calcext:value-type="float">
            <text:p>0,935169577598572</text:p>
          </table:table-cell>
        </table:table-row>
        <table:table-row table:style-name="ro1">
          <table:table-cell office:value-type="float" office:value="1.07818" calcext:value-type="float">
            <text:p>1,07818</text:p>
          </table:table-cell>
          <table:table-cell office:value-type="float" office:value="0.945026874542236" calcext:value-type="float">
            <text:p>0,945026874542236</text:p>
          </table:table-cell>
          <table:table-cell office:value-type="float" office:value="0.933699131011963" calcext:value-type="float">
            <text:p>0,933699131011963</text:p>
          </table:table-cell>
          <table:table-cell office:value-type="float" office:value="0.887503802776337" calcext:value-type="float">
            <text:p>0,887503802776337</text:p>
          </table:table-cell>
          <table:table-cell office:value-type="float" office:value="1.02748191356659" calcext:value-type="float">
            <text:p>1,02748191356659</text:p>
          </table:table-cell>
          <table:table-cell office:value-type="float" office:value="1.19296061992645" calcext:value-type="float">
            <text:p>1,19296061992645</text:p>
          </table:table-cell>
          <table:table-cell office:value-type="float" office:value="0.945265114307404" calcext:value-type="float">
            <text:p>0,945265114307404</text:p>
          </table:table-cell>
          <table:table-cell office:value-type="float" office:value="1.29593014717102" calcext:value-type="float">
            <text:p>1,29593014717102</text:p>
          </table:table-cell>
          <table:table-cell office:value-type="float" office:value="1.09945333003998" calcext:value-type="float">
            <text:p>1,09945333003998</text:p>
          </table:table-cell>
          <table:table-cell office:value-type="float" office:value="1.41465091705322" calcext:value-type="float">
            <text:p>1,41465091705322</text:p>
          </table:table-cell>
          <table:table-cell office:value-type="float" office:value="1.03981506824493" calcext:value-type="float">
            <text:p>1,03981506824493</text:p>
          </table:table-cell>
        </table:table-row>
        <table:table-row table:style-name="ro1">
          <table:table-cell office:value-type="float" office:value="1.11107" calcext:value-type="float">
            <text:p>1,11107</text:p>
          </table:table-cell>
          <table:table-cell office:value-type="float" office:value="1.07477045059204" calcext:value-type="float">
            <text:p>1,07477045059204</text:p>
          </table:table-cell>
          <table:table-cell office:value-type="float" office:value="1.05486416816711" calcext:value-type="float">
            <text:p>1,05486416816711</text:p>
          </table:table-cell>
          <table:table-cell office:value-type="float" office:value="0.939948618412018" calcext:value-type="float">
            <text:p>0,939948618412018</text:p>
          </table:table-cell>
          <table:table-cell office:value-type="float" office:value="1.01652812957764" calcext:value-type="float">
            <text:p>1,01652812957764</text:p>
          </table:table-cell>
          <table:table-cell office:value-type="float" office:value="1.13952398300171" calcext:value-type="float">
            <text:p>1,13952398300171</text:p>
          </table:table-cell>
          <table:table-cell office:value-type="float" office:value="0.954373717308044" calcext:value-type="float">
            <text:p>0,954373717308044</text:p>
          </table:table-cell>
          <table:table-cell office:value-type="float" office:value="1.14928710460663" calcext:value-type="float">
            <text:p>1,14928710460663</text:p>
          </table:table-cell>
          <table:table-cell office:value-type="float" office:value="1.25796973705292" calcext:value-type="float">
            <text:p>1,25796973705292</text:p>
          </table:table-cell>
          <table:table-cell office:value-type="float" office:value="1.50935339927673" calcext:value-type="float">
            <text:p>1,50935339927673</text:p>
          </table:table-cell>
          <table:table-cell office:value-type="float" office:value="1.01409959793091" calcext:value-type="float">
            <text:p>1,01409959793091</text:p>
          </table:table-cell>
        </table:table-row>
        <table:table-row table:style-name="ro1">
          <table:table-cell office:value-type="float" office:value="0.863522" calcext:value-type="float">
            <text:p>0,863522</text:p>
          </table:table-cell>
          <table:table-cell office:value-type="float" office:value="0.864156723022461" calcext:value-type="float">
            <text:p>0,864156723022461</text:p>
          </table:table-cell>
          <table:table-cell office:value-type="float" office:value="0.833413064479828" calcext:value-type="float">
            <text:p>0,833413064479828</text:p>
          </table:table-cell>
          <table:table-cell office:value-type="float" office:value="0.707876324653626" calcext:value-type="float">
            <text:p>0,707876324653626</text:p>
          </table:table-cell>
          <table:table-cell office:value-type="float" office:value="0.753406167030335" calcext:value-type="float">
            <text:p>0,753406167030335</text:p>
          </table:table-cell>
          <table:table-cell office:value-type="float" office:value="0.848311901092529" calcext:value-type="float">
            <text:p>0,848311901092529</text:p>
          </table:table-cell>
          <table:table-cell office:value-type="float" office:value="0.759004414081574" calcext:value-type="float">
            <text:p>0,759004414081574</text:p>
          </table:table-cell>
          <table:table-cell office:value-type="float" office:value="0.948720276355743" calcext:value-type="float">
            <text:p>0,948720276355743</text:p>
          </table:table-cell>
          <table:table-cell office:value-type="float" office:value="0.9947669506073" calcext:value-type="float">
            <text:p>0,9947669506073</text:p>
          </table:table-cell>
          <table:table-cell office:value-type="float" office:value="1.14440882205963" calcext:value-type="float">
            <text:p>1,14440882205963</text:p>
          </table:table-cell>
          <table:table-cell office:value-type="float" office:value="0.781160235404968" calcext:value-type="float">
            <text:p>0,781160235404968</text:p>
          </table:table-cell>
        </table:table-row>
        <table:table-row table:style-name="ro1">
          <table:table-cell office:value-type="float" office:value="0.762943" calcext:value-type="float">
            <text:p>0,762943</text:p>
          </table:table-cell>
          <table:table-cell office:value-type="float" office:value="0.754373967647553" calcext:value-type="float">
            <text:p>0,754373967647553</text:p>
          </table:table-cell>
          <table:table-cell office:value-type="float" office:value="0.676925122737885" calcext:value-type="float">
            <text:p>0,676925122737885</text:p>
          </table:table-cell>
          <table:table-cell office:value-type="float" office:value="0.624059498310089" calcext:value-type="float">
            <text:p>0,624059498310089</text:p>
          </table:table-cell>
          <table:table-cell office:value-type="float" office:value="0.710666358470917" calcext:value-type="float">
            <text:p>0,710666358470917</text:p>
          </table:table-cell>
          <table:table-cell office:value-type="float" office:value="0.765241026878357" calcext:value-type="float">
            <text:p>0,765241026878357</text:p>
          </table:table-cell>
          <table:table-cell office:value-type="float" office:value="0.704701542854309" calcext:value-type="float">
            <text:p>0,704701542854309</text:p>
          </table:table-cell>
          <table:table-cell office:value-type="float" office:value="0.915462493896484" calcext:value-type="float">
            <text:p>0,915462493896484</text:p>
          </table:table-cell>
          <table:table-cell office:value-type="float" office:value="0.784599244594574" calcext:value-type="float">
            <text:p>0,784599244594574</text:p>
          </table:table-cell>
          <table:table-cell office:value-type="float" office:value="0.977709531784058" calcext:value-type="float">
            <text:p>0,977709531784058</text:p>
          </table:table-cell>
          <table:table-cell office:value-type="float" office:value="0.715689480304718" calcext:value-type="float">
            <text:p>0,715689480304718</text:p>
          </table:table-cell>
        </table:table-row>
        <table:table-row table:style-name="ro1">
          <table:table-cell office:value-type="float" office:value="0.757403" calcext:value-type="float">
            <text:p>0,757403</text:p>
          </table:table-cell>
          <table:table-cell office:value-type="float" office:value="0.769581377506256" calcext:value-type="float">
            <text:p>0,769581377506256</text:p>
          </table:table-cell>
          <table:table-cell office:value-type="float" office:value="0.640094518661499" calcext:value-type="float">
            <text:p>0,640094518661499</text:p>
          </table:table-cell>
          <table:table-cell office:value-type="float" office:value="0.635618507862091" calcext:value-type="float">
            <text:p>0,635618507862091</text:p>
          </table:table-cell>
          <table:table-cell office:value-type="float" office:value="0.702911734580994" calcext:value-type="float">
            <text:p>0,702911734580994</text:p>
          </table:table-cell>
          <table:table-cell office:value-type="float" office:value="0.724982619285584" calcext:value-type="float">
            <text:p>0,724982619285584</text:p>
          </table:table-cell>
          <table:table-cell office:value-type="float" office:value="0.73402613401413" calcext:value-type="float">
            <text:p>0,73402613401413</text:p>
          </table:table-cell>
          <table:table-cell office:value-type="float" office:value="0.986591219902039" calcext:value-type="float">
            <text:p>0,986591219902039</text:p>
          </table:table-cell>
          <table:table-cell office:value-type="float" office:value="0.729614675045013" calcext:value-type="float">
            <text:p>0,729614675045013</text:p>
          </table:table-cell>
          <table:table-cell office:value-type="float" office:value="0.938565790653229" calcext:value-type="float">
            <text:p>0,938565790653229</text:p>
          </table:table-cell>
          <table:table-cell office:value-type="float" office:value="0.712040901184082" calcext:value-type="float">
            <text:p>0,712040901184082</text:p>
          </table:table-cell>
        </table:table-row>
        <table:table-row table:style-name="ro1">
          <table:table-cell office:value-type="float" office:value="0.760589" calcext:value-type="float">
            <text:p>0,760589</text:p>
          </table:table-cell>
          <table:table-cell office:value-type="float" office:value="0.771025598049164" calcext:value-type="float">
            <text:p>0,771025598049164</text:p>
          </table:table-cell>
          <table:table-cell office:value-type="float" office:value="0.618914783000946" calcext:value-type="float">
            <text:p>0,618914783000946</text:p>
          </table:table-cell>
          <table:table-cell office:value-type="float" office:value="0.622720420360565" calcext:value-type="float">
            <text:p>0,622720420360565</text:p>
          </table:table-cell>
          <table:table-cell office:value-type="float" office:value="0.711198329925537" calcext:value-type="float">
            <text:p>0,711198329925537</text:p>
          </table:table-cell>
          <table:table-cell office:value-type="float" office:value="0.750563621520996" calcext:value-type="float">
            <text:p>0,750563621520996</text:p>
          </table:table-cell>
          <table:table-cell office:value-type="float" office:value="0.75524890422821" calcext:value-type="float">
            <text:p>0,75524890422821</text:p>
          </table:table-cell>
          <table:table-cell office:value-type="float" office:value="1.00381565093994" calcext:value-type="float">
            <text:p>1,00381565093994</text:p>
          </table:table-cell>
          <table:table-cell office:value-type="float" office:value="0.7094686627388" calcext:value-type="float">
            <text:p>0,7094686627388</text:p>
          </table:table-cell>
          <table:table-cell office:value-type="float" office:value="0.907639145851135" calcext:value-type="float">
            <text:p>0,907639145851135</text:p>
          </table:table-cell>
          <table:table-cell office:value-type="float" office:value="0.755290865898132" calcext:value-type="float">
            <text:p>0,755290865898132</text:p>
          </table:table-cell>
        </table:table-row>
        <table:table-row table:style-name="ro1">
          <table:table-cell office:value-type="float" office:value="0.86242" calcext:value-type="float">
            <text:p>0,86242</text:p>
          </table:table-cell>
          <table:table-cell office:value-type="float" office:value="0.90216463804245" calcext:value-type="float">
            <text:p>0,90216463804245</text:p>
          </table:table-cell>
          <table:table-cell office:value-type="float" office:value="0.693784058094025" calcext:value-type="float">
            <text:p>0,693784058094025</text:p>
          </table:table-cell>
          <table:table-cell office:value-type="float" office:value="0.70940625667572" calcext:value-type="float">
            <text:p>0,70940625667572</text:p>
          </table:table-cell>
          <table:table-cell office:value-type="float" office:value="0.795324921607971" calcext:value-type="float">
            <text:p>0,795324921607971</text:p>
          </table:table-cell>
          <table:table-cell office:value-type="float" office:value="0.87411367893219" calcext:value-type="float">
            <text:p>0,87411367893219</text:p>
          </table:table-cell>
          <table:table-cell office:value-type="float" office:value="0.880705058574677" calcext:value-type="float">
            <text:p>0,880705058574677</text:p>
          </table:table-cell>
          <table:table-cell office:value-type="float" office:value="1.05777561664581" calcext:value-type="float">
            <text:p>1,05777561664581</text:p>
          </table:table-cell>
          <table:table-cell office:value-type="float" office:value="0.809071362018585" calcext:value-type="float">
            <text:p>0,809071362018585</text:p>
          </table:table-cell>
          <table:table-cell office:value-type="float" office:value="1.03839337825775" calcext:value-type="float">
            <text:p>1,03839337825775</text:p>
          </table:table-cell>
          <table:table-cell office:value-type="float" office:value="0.863464593887329" calcext:value-type="float">
            <text:p>0,863464593887329</text:p>
          </table:table-cell>
        </table:table-row>
        <table:table-row table:style-name="ro1">
          <table:table-cell office:value-type="float" office:value="0.831208" calcext:value-type="float">
            <text:p>0,831208</text:p>
          </table:table-cell>
          <table:table-cell office:value-type="float" office:value="0.969280660152435" calcext:value-type="float">
            <text:p>0,969280660152435</text:p>
          </table:table-cell>
          <table:table-cell office:value-type="float" office:value="0.692510426044464" calcext:value-type="float">
            <text:p>0,692510426044464</text:p>
          </table:table-cell>
          <table:table-cell office:value-type="float" office:value="0.658541738986969" calcext:value-type="float">
            <text:p>0,658541738986969</text:p>
          </table:table-cell>
          <table:table-cell office:value-type="float" office:value="0.751977980136871" calcext:value-type="float">
            <text:p>0,751977980136871</text:p>
          </table:table-cell>
          <table:table-cell office:value-type="float" office:value="0.843869030475616" calcext:value-type="float">
            <text:p>0,843869030475616</text:p>
          </table:table-cell>
          <table:table-cell office:value-type="float" office:value="0.904482364654541" calcext:value-type="float">
            <text:p>0,904482364654541</text:p>
          </table:table-cell>
          <table:table-cell office:value-type="float" office:value="0.866123855113983" calcext:value-type="float">
            <text:p>0,866123855113983</text:p>
          </table:table-cell>
          <table:table-cell office:value-type="float" office:value="0.859799206256866" calcext:value-type="float">
            <text:p>0,859799206256866</text:p>
          </table:table-cell>
          <table:table-cell office:value-type="float" office:value="0.919649958610535" calcext:value-type="float">
            <text:p>0,919649958610535</text:p>
          </table:table-cell>
          <table:table-cell office:value-type="float" office:value="0.845841407775879" calcext:value-type="float">
            <text:p>0,845841407775879</text:p>
          </table:table-cell>
        </table:table-row>
        <table:table-row table:style-name="ro1">
          <table:table-cell office:value-type="float" office:value="1.02157" calcext:value-type="float">
            <text:p>1,02157</text:p>
          </table:table-cell>
          <table:table-cell office:value-type="float" office:value="1.18999493122101" calcext:value-type="float">
            <text:p>1,18999493122101</text:p>
          </table:table-cell>
          <table:table-cell office:value-type="float" office:value="0.757577896118164" calcext:value-type="float">
            <text:p>0,757577896118164</text:p>
          </table:table-cell>
          <table:table-cell office:value-type="float" office:value="0.742889523506165" calcext:value-type="float">
            <text:p>0,742889523506165</text:p>
          </table:table-cell>
          <table:table-cell office:value-type="float" office:value="0.821817636489868" calcext:value-type="float">
            <text:p>0,821817636489868</text:p>
          </table:table-cell>
          <table:table-cell office:value-type="float" office:value="0.948204696178436" calcext:value-type="float">
            <text:p>0,948204696178436</text:p>
          </table:table-cell>
          <table:table-cell office:value-type="float" office:value="1.08335268497467" calcext:value-type="float">
            <text:p>1,08335268497467</text:p>
          </table:table-cell>
          <table:table-cell office:value-type="float" office:value="1.12120366096497" calcext:value-type="float">
            <text:p>1,12120366096497</text:p>
          </table:table-cell>
          <table:table-cell office:value-type="float" office:value="1.17780113220215" calcext:value-type="float">
            <text:p>1,17780113220215</text:p>
          </table:table-cell>
          <table:table-cell office:value-type="float" office:value="1.12154340744019" calcext:value-type="float">
            <text:p>1,12154340744019</text:p>
          </table:table-cell>
          <table:table-cell office:value-type="float" office:value="1.25134837627411" calcext:value-type="float">
            <text:p>1,25134837627411</text:p>
          </table:table-cell>
        </table:table-row>
        <table:table-row table:style-name="ro1">
          <table:table-cell office:value-type="float" office:value="1.41478" calcext:value-type="float">
            <text:p>1,41478</text:p>
          </table:table-cell>
          <table:table-cell office:value-type="float" office:value="1.6423830986023" calcext:value-type="float">
            <text:p>1,6423830986023</text:p>
          </table:table-cell>
          <table:table-cell office:value-type="float" office:value="1.10078608989716" calcext:value-type="float">
            <text:p>1,10078608989716</text:p>
          </table:table-cell>
          <table:table-cell office:value-type="float" office:value="1.06384563446045" calcext:value-type="float">
            <text:p>1,06384563446045</text:p>
          </table:table-cell>
          <table:table-cell office:value-type="float" office:value="1.05827605724335" calcext:value-type="float">
            <text:p>1,05827605724335</text:p>
          </table:table-cell>
          <table:table-cell office:value-type="float" office:value="1.24283254146576" calcext:value-type="float">
            <text:p>1,24283254146576</text:p>
          </table:table-cell>
          <table:table-cell office:value-type="float" office:value="1.4049528837204" calcext:value-type="float">
            <text:p>1,4049528837204</text:p>
          </table:table-cell>
          <table:table-cell office:value-type="float" office:value="1.47195422649384" calcext:value-type="float">
            <text:p>1,47195422649384</text:p>
          </table:table-cell>
          <table:table-cell office:value-type="float" office:value="1.666051030159" calcext:value-type="float">
            <text:p>1,666051030159</text:p>
          </table:table-cell>
          <table:table-cell office:value-type="float" office:value="1.39301443099976" calcext:value-type="float">
            <text:p>1,39301443099976</text:p>
          </table:table-cell>
          <table:table-cell office:value-type="float" office:value="2.10373258590698" calcext:value-type="float">
            <text:p>2,10373258590698</text:p>
          </table:table-cell>
        </table:table-row>
        <table:table-row table:style-name="ro1">
          <table:table-cell office:value-type="float" office:value="1.57505" calcext:value-type="float">
            <text:p>1,57505</text:p>
          </table:table-cell>
          <table:table-cell office:value-type="float" office:value="1.65304720401764" calcext:value-type="float">
            <text:p>1,65304720401764</text:p>
          </table:table-cell>
          <table:table-cell office:value-type="float" office:value="1.19554591178894" calcext:value-type="float">
            <text:p>1,19554591178894</text:p>
          </table:table-cell>
          <table:table-cell office:value-type="float" office:value="2.03087162971497" calcext:value-type="float">
            <text:p>2,03087162971497</text:p>
          </table:table-cell>
          <table:table-cell office:value-type="float" office:value="1.09378969669342" calcext:value-type="float">
            <text:p>1,09378969669342</text:p>
          </table:table-cell>
          <table:table-cell office:value-type="float" office:value="1.28100287914276" calcext:value-type="float">
            <text:p>1,28100287914276</text:p>
          </table:table-cell>
          <table:table-cell office:value-type="float" office:value="1.42408967018127" calcext:value-type="float">
            <text:p>1,42408967018127</text:p>
          </table:table-cell>
          <table:table-cell office:value-type="float" office:value="1.30811774730682" calcext:value-type="float">
            <text:p>1,30811774730682</text:p>
          </table:table-cell>
          <table:table-cell office:value-type="float" office:value="1.65818822383881" calcext:value-type="float">
            <text:p>1,65818822383881</text:p>
          </table:table-cell>
          <table:table-cell office:value-type="float" office:value="1.71091794967651" calcext:value-type="float">
            <text:p>1,71091794967651</text:p>
          </table:table-cell>
          <table:table-cell office:value-type="float" office:value="2.39491701126099" calcext:value-type="float">
            <text:p>2,39491701126099</text:p>
          </table:table-cell>
        </table:table-row>
        <table:table-row table:style-name="ro1">
          <table:table-cell office:value-type="float" office:value="1.02537" calcext:value-type="float">
            <text:p>1,02537</text:p>
          </table:table-cell>
          <table:table-cell office:value-type="float" office:value="1.35763490200043" calcext:value-type="float">
            <text:p>1,35763490200043</text:p>
          </table:table-cell>
          <table:table-cell office:value-type="float" office:value="0.837147414684296" calcext:value-type="float">
            <text:p>0,837147414684296</text:p>
          </table:table-cell>
          <table:table-cell office:value-type="float" office:value="0.821873843669891" calcext:value-type="float">
            <text:p>0,821873843669891</text:p>
          </table:table-cell>
          <table:table-cell office:value-type="float" office:value="0.864513039588928" calcext:value-type="float">
            <text:p>0,864513039588928</text:p>
          </table:table-cell>
          <table:table-cell office:value-type="float" office:value="1.07486021518707" calcext:value-type="float">
            <text:p>1,07486021518707</text:p>
          </table:table-cell>
          <table:table-cell office:value-type="float" office:value="1.11883068084717" calcext:value-type="float">
            <text:p>1,11883068084717</text:p>
          </table:table-cell>
          <table:table-cell office:value-type="float" office:value="0.954222619533539" calcext:value-type="float">
            <text:p>0,954222619533539</text:p>
          </table:table-cell>
          <table:table-cell office:value-type="float" office:value="1.17069709300995" calcext:value-type="float">
            <text:p>1,17069709300995</text:p>
          </table:table-cell>
          <table:table-cell office:value-type="float" office:value="0.920897841453552" calcext:value-type="float">
            <text:p>0,920897841453552</text:p>
          </table:table-cell>
          <table:table-cell office:value-type="float" office:value="1.13300335407257" calcext:value-type="float">
            <text:p>1,13300335407257</text:p>
          </table:table-cell>
        </table:table-row>
        <table:table-row table:style-name="ro1">
          <table:table-cell office:value-type="float" office:value="0.800062" calcext:value-type="float">
            <text:p>0,800062</text:p>
          </table:table-cell>
          <table:table-cell office:value-type="float" office:value="1.07108354568481" calcext:value-type="float">
            <text:p>1,07108354568481</text:p>
          </table:table-cell>
          <table:table-cell office:value-type="float" office:value="0.652462482452393" calcext:value-type="float">
            <text:p>0,652462482452393</text:p>
          </table:table-cell>
          <table:table-cell office:value-type="float" office:value="0.601290464401245" calcext:value-type="float">
            <text:p>0,601290464401245</text:p>
          </table:table-cell>
          <table:table-cell office:value-type="float" office:value="0.674302220344543" calcext:value-type="float">
            <text:p>0,674302220344543</text:p>
          </table:table-cell>
          <table:table-cell office:value-type="float" office:value="0.822259545326233" calcext:value-type="float">
            <text:p>0,822259545326233</text:p>
          </table:table-cell>
          <table:table-cell office:value-type="float" office:value="0.919222950935364" calcext:value-type="float">
            <text:p>0,919222950935364</text:p>
          </table:table-cell>
          <table:table-cell office:value-type="float" office:value="0.740973234176636" calcext:value-type="float">
            <text:p>0,740973234176636</text:p>
          </table:table-cell>
          <table:table-cell office:value-type="float" office:value="0.978643417358398" calcext:value-type="float">
            <text:p>0,978643417358398</text:p>
          </table:table-cell>
          <table:table-cell office:value-type="float" office:value="0.772375166416168" calcext:value-type="float">
            <text:p>0,772375166416168</text:p>
          </table:table-cell>
          <table:table-cell office:value-type="float" office:value="0.768006503582001" calcext:value-type="float">
            <text:p>0,768006503582001</text:p>
          </table:table-cell>
        </table:table-row>
        <table:table-row table:style-name="ro1">
          <table:table-cell office:value-type="float" office:value="0.656315" calcext:value-type="float">
            <text:p>0,656315</text:p>
          </table:table-cell>
          <table:table-cell office:value-type="float" office:value="0.851587891578674" calcext:value-type="float">
            <text:p>0,851587891578674</text:p>
          </table:table-cell>
          <table:table-cell office:value-type="float" office:value="0.52182012796402" calcext:value-type="float">
            <text:p>0,52182012796402</text:p>
          </table:table-cell>
          <table:table-cell office:value-type="float" office:value="0.502063035964966" calcext:value-type="float">
            <text:p>0,502063035964966</text:p>
          </table:table-cell>
          <table:table-cell office:value-type="float" office:value="0.569521903991699" calcext:value-type="float">
            <text:p>0,569521903991699</text:p>
          </table:table-cell>
          <table:table-cell office:value-type="float" office:value="0.687714815139771" calcext:value-type="float">
            <text:p>0,687714815139771</text:p>
          </table:table-cell>
          <table:table-cell office:value-type="float" office:value="0.760906338691711" calcext:value-type="float">
            <text:p>0,760906338691711</text:p>
          </table:table-cell>
          <table:table-cell office:value-type="float" office:value="0.608465611934662" calcext:value-type="float">
            <text:p>0,608465611934662</text:p>
          </table:table-cell>
          <table:table-cell office:value-type="float" office:value="0.750519394874573" calcext:value-type="float">
            <text:p>0,750519394874573</text:p>
          </table:table-cell>
          <table:table-cell office:value-type="float" office:value="0.680009782314301" calcext:value-type="float">
            <text:p>0,680009782314301</text:p>
          </table:table-cell>
          <table:table-cell office:value-type="float" office:value="0.630543828010559" calcext:value-type="float">
            <text:p>0,630543828010559</text:p>
          </table:table-cell>
        </table:table-row>
        <table:table-row table:style-name="ro1">
          <table:table-cell office:value-type="float" office:value="0.667841" calcext:value-type="float">
            <text:p>0,667841</text:p>
          </table:table-cell>
          <table:table-cell office:value-type="float" office:value="0.745848000049591" calcext:value-type="float">
            <text:p>0,745848000049591</text:p>
          </table:table-cell>
          <table:table-cell office:value-type="float" office:value="0.52379834651947" calcext:value-type="float">
            <text:p>0,52379834651947</text:p>
          </table:table-cell>
          <table:table-cell office:value-type="float" office:value="0.526472926139832" calcext:value-type="float">
            <text:p>0,526472926139832</text:p>
          </table:table-cell>
          <table:table-cell office:value-type="float" office:value="0.589352309703827" calcext:value-type="float">
            <text:p>0,589352309703827</text:p>
          </table:table-cell>
          <table:table-cell office:value-type="float" office:value="0.643706202507019" calcext:value-type="float">
            <text:p>0,643706202507019</text:p>
          </table:table-cell>
          <table:table-cell office:value-type="float" office:value="0.711632311344147" calcext:value-type="float">
            <text:p>0,711632311344147</text:p>
          </table:table-cell>
          <table:table-cell office:value-type="float" office:value="0.742903113365173" calcext:value-type="float">
            <text:p>0,742903113365173</text:p>
          </table:table-cell>
          <table:table-cell office:value-type="float" office:value="0.754877090454102" calcext:value-type="float">
            <text:p>0,754877090454102</text:p>
          </table:table-cell>
          <table:table-cell office:value-type="float" office:value="0.827196538448334" calcext:value-type="float">
            <text:p>0,827196538448334</text:p>
          </table:table-cell>
          <table:table-cell office:value-type="float" office:value="0.612618863582611" calcext:value-type="float">
            <text:p>0,612618863582611</text:p>
          </table:table-cell>
        </table:table-row>
        <table:table-row table:style-name="ro1">
          <table:table-cell office:value-type="float" office:value="0.624902" calcext:value-type="float">
            <text:p>0,624902</text:p>
          </table:table-cell>
          <table:table-cell office:value-type="float" office:value="0.670571267604828" calcext:value-type="float">
            <text:p>0,670571267604828</text:p>
          </table:table-cell>
          <table:table-cell office:value-type="float" office:value="0.527246654033661" calcext:value-type="float">
            <text:p>0,527246654033661</text:p>
          </table:table-cell>
          <table:table-cell office:value-type="float" office:value="0.516936004161835" calcext:value-type="float">
            <text:p>0,516936004161835</text:p>
          </table:table-cell>
          <table:table-cell office:value-type="float" office:value="0.577893912792206" calcext:value-type="float">
            <text:p>0,577893912792206</text:p>
          </table:table-cell>
          <table:table-cell office:value-type="float" office:value="0.616942822933197" calcext:value-type="float">
            <text:p>0,616942822933197</text:p>
          </table:table-cell>
          <table:table-cell office:value-type="float" office:value="0.621359646320343" calcext:value-type="float">
            <text:p>0,621359646320343</text:p>
          </table:table-cell>
          <table:table-cell office:value-type="float" office:value="0.76591569185257" calcext:value-type="float">
            <text:p>0,76591569185257</text:p>
          </table:table-cell>
          <table:table-cell office:value-type="float" office:value="0.666446626186371" calcext:value-type="float">
            <text:p>0,666446626186371</text:p>
          </table:table-cell>
          <table:table-cell office:value-type="float" office:value="0.70460432767868" calcext:value-type="float">
            <text:p>0,70460432767868</text:p>
          </table:table-cell>
          <table:table-cell office:value-type="float" office:value="0.581098794937134" calcext:value-type="float">
            <text:p>0,581098794937134</text:p>
          </table:table-cell>
        </table:table-row>
        <table:table-row table:style-name="ro1">
          <table:table-cell office:value-type="float" office:value="0.64234" calcext:value-type="float">
            <text:p>0,64234</text:p>
          </table:table-cell>
          <table:table-cell office:value-type="float" office:value="0.689430594444275" calcext:value-type="float">
            <text:p>0,689430594444275</text:p>
          </table:table-cell>
          <table:table-cell office:value-type="float" office:value="0.515771687030792" calcext:value-type="float">
            <text:p>0,515771687030792</text:p>
          </table:table-cell>
          <table:table-cell office:value-type="float" office:value="0.524334669113159" calcext:value-type="float">
            <text:p>0,524334669113159</text:p>
          </table:table-cell>
          <table:table-cell office:value-type="float" office:value="0.561591565608978" calcext:value-type="float">
            <text:p>0,561591565608978</text:p>
          </table:table-cell>
          <table:table-cell office:value-type="float" office:value="0.60825651884079" calcext:value-type="float">
            <text:p>0,60825651884079</text:p>
          </table:table-cell>
          <table:table-cell office:value-type="float" office:value="0.618864715099335" calcext:value-type="float">
            <text:p>0,618864715099335</text:p>
          </table:table-cell>
          <table:table-cell office:value-type="float" office:value="0.766232132911682" calcext:value-type="float">
            <text:p>0,766232132911682</text:p>
          </table:table-cell>
          <table:table-cell office:value-type="float" office:value="0.738113641738892" calcext:value-type="float">
            <text:p>0,738113641738892</text:p>
          </table:table-cell>
          <table:table-cell office:value-type="float" office:value="0.830580711364746" calcext:value-type="float">
            <text:p>0,830580711364746</text:p>
          </table:table-cell>
          <table:table-cell office:value-type="float" office:value="0.570228159427643" calcext:value-type="float">
            <text:p>0,570228159427643</text:p>
          </table:table-cell>
        </table:table-row>
        <table:table-row table:style-name="ro1">
          <table:table-cell office:value-type="float" office:value="0.620013" calcext:value-type="float">
            <text:p>0,620013</text:p>
          </table:table-cell>
          <table:table-cell office:value-type="float" office:value="0.630290031433106" calcext:value-type="float">
            <text:p>0,630290031433106</text:p>
          </table:table-cell>
          <table:table-cell office:value-type="float" office:value="0.520685017108917" calcext:value-type="float">
            <text:p>0,520685017108917</text:p>
          </table:table-cell>
          <table:table-cell office:value-type="float" office:value="0.511323094367981" calcext:value-type="float">
            <text:p>0,511323094367981</text:p>
          </table:table-cell>
          <table:table-cell office:value-type="float" office:value="0.55106520652771" calcext:value-type="float">
            <text:p>0,55106520652771</text:p>
          </table:table-cell>
          <table:table-cell office:value-type="float" office:value="0.603404223918915" calcext:value-type="float">
            <text:p>0,603404223918915</text:p>
          </table:table-cell>
          <table:table-cell office:value-type="float" office:value="0.565265715122223" calcext:value-type="float">
            <text:p>0,565265715122223</text:p>
          </table:table-cell>
          <table:table-cell office:value-type="float" office:value="0.699315845966339" calcext:value-type="float">
            <text:p>0,699315845966339</text:p>
          </table:table-cell>
          <table:table-cell office:value-type="float" office:value="0.724173486232758" calcext:value-type="float">
            <text:p>0,724173486232758</text:p>
          </table:table-cell>
          <table:table-cell office:value-type="float" office:value="0.828958749771118" calcext:value-type="float">
            <text:p>0,828958749771118</text:p>
          </table:table-cell>
          <table:table-cell office:value-type="float" office:value="0.565652072429657" calcext:value-type="float">
            <text:p>0,565652072429657</text:p>
          </table:table-cell>
        </table:table-row>
        <table:table-row table:style-name="ro1">
          <table:table-cell office:value-type="float" office:value="0.785383" calcext:value-type="float">
            <text:p>0,785383</text:p>
          </table:table-cell>
          <table:table-cell office:value-type="float" office:value="0.810112595558167" calcext:value-type="float">
            <text:p>0,810112595558167</text:p>
          </table:table-cell>
          <table:table-cell office:value-type="float" office:value="0.759214222431183" calcext:value-type="float">
            <text:p>0,759214222431183</text:p>
          </table:table-cell>
          <table:table-cell office:value-type="float" office:value="0.618943929672241" calcext:value-type="float">
            <text:p>0,618943929672241</text:p>
          </table:table-cell>
          <table:table-cell office:value-type="float" office:value="0.619564771652222" calcext:value-type="float">
            <text:p>0,619564771652222</text:p>
          </table:table-cell>
          <table:table-cell office:value-type="float" office:value="0.690668523311615" calcext:value-type="float">
            <text:p>0,690668523311615</text:p>
          </table:table-cell>
          <table:table-cell office:value-type="float" office:value="0.669962108135223" calcext:value-type="float">
            <text:p>0,669962108135223</text:p>
          </table:table-cell>
          <table:table-cell office:value-type="float" office:value="0.819862127304077" calcext:value-type="float">
            <text:p>0,819862127304077</text:p>
          </table:table-cell>
          <table:table-cell office:value-type="float" office:value="1.05949902534485" calcext:value-type="float">
            <text:p>1,05949902534485</text:p>
          </table:table-cell>
          <table:table-cell office:value-type="float" office:value="1.13272476196289" calcext:value-type="float">
            <text:p>1,13272476196289</text:p>
          </table:table-cell>
          <table:table-cell office:value-type="float" office:value="0.673279821872711" calcext:value-type="float">
            <text:p>0,673279821872711</text:p>
          </table:table-cell>
        </table:table-row>
        <table:table-row table:style-name="ro1">
          <table:table-cell office:value-type="float" office:value="0.920899" calcext:value-type="float">
            <text:p>0,920899</text:p>
          </table:table-cell>
          <table:table-cell office:value-type="float" office:value="1.10049867630005" calcext:value-type="float">
            <text:p>1,10049867630005</text:p>
          </table:table-cell>
          <table:table-cell office:value-type="float" office:value="1.095343708992" calcext:value-type="float">
            <text:p>1,095343708992</text:p>
          </table:table-cell>
          <table:table-cell office:value-type="float" office:value="0.691475212574005" calcext:value-type="float">
            <text:p>0,691475212574005</text:p>
          </table:table-cell>
          <table:table-cell office:value-type="float" office:value="0.687447607517242" calcext:value-type="float">
            <text:p>0,687447607517242</text:p>
          </table:table-cell>
          <table:table-cell office:value-type="float" office:value="0.793609321117401" calcext:value-type="float">
            <text:p>0,793609321117401</text:p>
          </table:table-cell>
          <table:table-cell office:value-type="float" office:value="0.783954799175262" calcext:value-type="float">
            <text:p>0,783954799175262</text:p>
          </table:table-cell>
          <table:table-cell office:value-type="float" office:value="0.833602845668793" calcext:value-type="float">
            <text:p>0,833602845668793</text:p>
          </table:table-cell>
          <table:table-cell office:value-type="float" office:value="1.0795282125473" calcext:value-type="float">
            <text:p>1,0795282125473</text:p>
          </table:table-cell>
          <table:table-cell office:value-type="float" office:value="1.36350417137146" calcext:value-type="float">
            <text:p>1,36350417137146</text:p>
          </table:table-cell>
          <table:table-cell office:value-type="float" office:value="0.78002804517746" calcext:value-type="float">
            <text:p>0,78002804517746</text:p>
          </table:table-cell>
        </table:table-row>
        <table:table-row table:style-name="ro1">
          <table:table-cell office:value-type="float" office:value="1.67276" calcext:value-type="float">
            <text:p>1,67276</text:p>
          </table:table-cell>
          <table:table-cell office:value-type="float" office:value="2.18949413299561" calcext:value-type="float">
            <text:p>2,18949413299561</text:p>
          </table:table-cell>
          <table:table-cell office:value-type="float" office:value="2.99435067176819" calcext:value-type="float">
            <text:p>2,99435067176819</text:p>
          </table:table-cell>
          <table:table-cell office:value-type="float" office:value="1.16958558559418" calcext:value-type="float">
            <text:p>1,16958558559418</text:p>
          </table:table-cell>
          <table:table-cell office:value-type="float" office:value="0.944079041481018" calcext:value-type="float">
            <text:p>0,944079041481018</text:p>
          </table:table-cell>
          <table:table-cell office:value-type="float" office:value="1.02583253383636" calcext:value-type="float">
            <text:p>1,02583253383636</text:p>
          </table:table-cell>
          <table:table-cell office:value-type="float" office:value="1.17730307579041" calcext:value-type="float">
            <text:p>1,17730307579041</text:p>
          </table:table-cell>
          <table:table-cell office:value-type="float" office:value="0.991146445274353" calcext:value-type="float">
            <text:p>0,991146445274353</text:p>
          </table:table-cell>
          <table:table-cell office:value-type="float" office:value="2.91523766517639" calcext:value-type="float">
            <text:p>2,91523766517639</text:p>
          </table:table-cell>
          <table:table-cell office:value-type="float" office:value="2.24190974235535" calcext:value-type="float">
            <text:p>2,24190974235535</text:p>
          </table:table-cell>
          <table:table-cell office:value-type="float" office:value="1.078688621521" calcext:value-type="float">
            <text:p>1,078688621521</text:p>
          </table:table-cell>
        </table:table-row>
        <table:table-row table:style-name="ro1">
          <table:table-cell office:value-type="float" office:value="2.15933" calcext:value-type="float">
            <text:p>2,15933</text:p>
          </table:table-cell>
          <table:table-cell office:value-type="float" office:value="3.48522686958313" calcext:value-type="float">
            <text:p>3,48522686958313</text:p>
          </table:table-cell>
          <table:table-cell office:value-type="float" office:value="3.72607755661011" calcext:value-type="float">
            <text:p>3,72607755661011</text:p>
          </table:table-cell>
          <table:table-cell office:value-type="float" office:value="1.85523235797882" calcext:value-type="float">
            <text:p>1,85523235797882</text:p>
          </table:table-cell>
          <table:table-cell office:value-type="float" office:value="1.2662992477417" calcext:value-type="float">
            <text:p>1,2662992477417</text:p>
          </table:table-cell>
          <table:table-cell office:value-type="float" office:value="1.38676619529724" calcext:value-type="float">
            <text:p>1,38676619529724</text:p>
          </table:table-cell>
          <table:table-cell office:value-type="float" office:value="1.47688615322113" calcext:value-type="float">
            <text:p>1,47688615322113</text:p>
          </table:table-cell>
          <table:table-cell office:value-type="float" office:value="1.05378341674805" calcext:value-type="float">
            <text:p>1,05378341674805</text:p>
          </table:table-cell>
          <table:table-cell office:value-type="float" office:value="3.65958857536316" calcext:value-type="float">
            <text:p>3,65958857536316</text:p>
          </table:table-cell>
          <table:table-cell office:value-type="float" office:value="2.39683270454407" calcext:value-type="float">
            <text:p>2,39683270454407</text:p>
          </table:table-cell>
          <table:table-cell office:value-type="float" office:value="1.28659856319428" calcext:value-type="float">
            <text:p>1,28659856319428</text:p>
          </table:table-cell>
        </table:table-row>
        <table:table-row table:style-name="ro1">
          <table:table-cell office:value-type="float" office:value="2.42822" calcext:value-type="float">
            <text:p>2,42822</text:p>
          </table:table-cell>
          <table:table-cell office:value-type="float" office:value="3.55077147483826" calcext:value-type="float">
            <text:p>3,55077147483826</text:p>
          </table:table-cell>
          <table:table-cell office:value-type="float" office:value="4.19912767410278" calcext:value-type="float">
            <text:p>4,19912767410278</text:p>
          </table:table-cell>
          <table:table-cell office:value-type="float" office:value="2.21045660972595" calcext:value-type="float">
            <text:p>2,21045660972595</text:p>
          </table:table-cell>
          <table:table-cell office:value-type="float" office:value="1.70061111450195" calcext:value-type="float">
            <text:p>1,70061111450195</text:p>
          </table:table-cell>
          <table:table-cell office:value-type="float" office:value="1.56645393371582" calcext:value-type="float">
            <text:p>1,56645393371582</text:p>
          </table:table-cell>
          <table:table-cell office:value-type="float" office:value="1.72626113891602" calcext:value-type="float">
            <text:p>1,72626113891602</text:p>
          </table:table-cell>
          <table:table-cell office:value-type="float" office:value="1.30600035190582" calcext:value-type="float">
            <text:p>1,30600035190582</text:p>
          </table:table-cell>
          <table:table-cell office:value-type="float" office:value="3.90511012077332" calcext:value-type="float">
            <text:p>3,90511012077332</text:p>
          </table:table-cell>
          <table:table-cell office:value-type="float" office:value="2.64894771575928" calcext:value-type="float">
            <text:p>2,64894771575928</text:p>
          </table:table-cell>
          <table:table-cell office:value-type="float" office:value="1.46843683719635" calcext:value-type="float">
            <text:p>1,46843683719635</text:p>
          </table:table-cell>
        </table:table-row>
        <table:table-row table:style-name="ro1">
          <table:table-cell office:value-type="float" office:value="2.44906" calcext:value-type="float">
            <text:p>2,44906</text:p>
          </table:table-cell>
          <table:table-cell office:value-type="float" office:value="2.78053545951843" calcext:value-type="float">
            <text:p>2,78053545951843</text:p>
          </table:table-cell>
          <table:table-cell office:value-type="float" office:value="4.60843658447266" calcext:value-type="float">
            <text:p>4,60843658447266</text:p>
          </table:table-cell>
          <table:table-cell office:value-type="float" office:value="2.12980794906616" calcext:value-type="float">
            <text:p>2,12980794906616</text:p>
          </table:table-cell>
          <table:table-cell office:value-type="float" office:value="1.52688717842102" calcext:value-type="float">
            <text:p>1,52688717842102</text:p>
          </table:table-cell>
          <table:table-cell office:value-type="float" office:value="1.4973179101944" calcext:value-type="float">
            <text:p>1,4973179101944</text:p>
          </table:table-cell>
          <table:table-cell office:value-type="float" office:value="1.54139041900635" calcext:value-type="float">
            <text:p>1,54139041900635</text:p>
          </table:table-cell>
          <table:table-cell office:value-type="float" office:value="1.42613172531128" calcext:value-type="float">
            <text:p>1,42613172531128</text:p>
          </table:table-cell>
          <table:table-cell office:value-type="float" office:value="4.74282360076904" calcext:value-type="float">
            <text:p>4,74282360076904</text:p>
          </table:table-cell>
          <table:table-cell office:value-type="float" office:value="2.65626668930054" calcext:value-type="float">
            <text:p>2,65626668930054</text:p>
          </table:table-cell>
          <table:table-cell office:value-type="float" office:value="1.58096826076508" calcext:value-type="float">
            <text:p>1,58096826076508</text:p>
          </table:table-cell>
        </table:table-row>
        <table:table-row table:style-name="ro1">
          <table:table-cell office:value-type="float" office:value="2.29627" calcext:value-type="float">
            <text:p>2,29627</text:p>
          </table:table-cell>
          <table:table-cell office:value-type="float" office:value="2.34449672698975" calcext:value-type="float">
            <text:p>2,34449672698975</text:p>
          </table:table-cell>
          <table:table-cell office:value-type="float" office:value="4.45222282409668" calcext:value-type="float">
            <text:p>4,45222282409668</text:p>
          </table:table-cell>
          <table:table-cell office:value-type="float" office:value="1.73626697063446" calcext:value-type="float">
            <text:p>1,73626697063446</text:p>
          </table:table-cell>
          <table:table-cell office:value-type="float" office:value="1.16828870773315" calcext:value-type="float">
            <text:p>1,16828870773315</text:p>
          </table:table-cell>
          <table:table-cell office:value-type="float" office:value="1.61479377746582" calcext:value-type="float">
            <text:p>1,61479377746582</text:p>
          </table:table-cell>
          <table:table-cell office:value-type="float" office:value="1.48176729679108" calcext:value-type="float">
            <text:p>1,48176729679108</text:p>
          </table:table-cell>
          <table:table-cell office:value-type="float" office:value="1.4802702665329" calcext:value-type="float">
            <text:p>1,4802702665329</text:p>
          </table:table-cell>
          <table:table-cell office:value-type="float" office:value="4.85803508758545" calcext:value-type="float">
            <text:p>4,85803508758545</text:p>
          </table:table-cell>
          <table:table-cell office:value-type="float" office:value="2.07190680503845" calcext:value-type="float">
            <text:p>2,07190680503845</text:p>
          </table:table-cell>
          <table:table-cell office:value-type="float" office:value="1.75464308261871" calcext:value-type="float">
            <text:p>1,75464308261871</text:p>
          </table:table-cell>
        </table:table-row>
        <table:table-row table:style-name="ro1">
          <table:table-cell office:value-type="float" office:value="2.37057" calcext:value-type="float">
            <text:p>2,37057</text:p>
          </table:table-cell>
          <table:table-cell office:value-type="float" office:value="3.00582003593445" calcext:value-type="float">
            <text:p>3,00582003593445</text:p>
          </table:table-cell>
          <table:table-cell office:value-type="float" office:value="3.97763013839722" calcext:value-type="float">
            <text:p>3,97763013839722</text:p>
          </table:table-cell>
          <table:table-cell office:value-type="float" office:value="1.88307309150696" calcext:value-type="float">
            <text:p>1,88307309150696</text:p>
          </table:table-cell>
          <table:table-cell office:value-type="float" office:value="1.44862854480743" calcext:value-type="float">
            <text:p>1,44862854480743</text:p>
          </table:table-cell>
          <table:table-cell office:value-type="float" office:value="1.90764904022217" calcext:value-type="float">
            <text:p>1,90764904022217</text:p>
          </table:table-cell>
          <table:table-cell office:value-type="float" office:value="1.63628566265106" calcext:value-type="float">
            <text:p>1,63628566265106</text:p>
          </table:table-cell>
          <table:table-cell office:value-type="float" office:value="1.52349734306335" calcext:value-type="float">
            <text:p>1,52349734306335</text:p>
          </table:table-cell>
          <table:table-cell office:value-type="float" office:value="4.45784425735474" calcext:value-type="float">
            <text:p>4,45784425735474</text:p>
          </table:table-cell>
          <table:table-cell office:value-type="float" office:value="1.83078765869141" calcext:value-type="float">
            <text:p>1,83078765869141</text:p>
          </table:table-cell>
          <table:table-cell office:value-type="float" office:value="2.03445792198181" calcext:value-type="float">
            <text:p>2,03445792198181</text:p>
          </table:table-cell>
        </table:table-row>
        <table:table-row table:style-name="ro1">
          <table:table-cell office:value-type="float" office:value="2.64334" calcext:value-type="float">
            <text:p>2,64334</text:p>
          </table:table-cell>
          <table:table-cell office:value-type="float" office:value="3.66188359260559" calcext:value-type="float">
            <text:p>3,66188359260559</text:p>
          </table:table-cell>
          <table:table-cell office:value-type="float" office:value="4.33384132385254" calcext:value-type="float">
            <text:p>4,33384132385254</text:p>
          </table:table-cell>
          <table:table-cell office:value-type="float" office:value="2.25009751319885" calcext:value-type="float">
            <text:p>2,25009751319885</text:p>
          </table:table-cell>
          <table:table-cell office:value-type="float" office:value="1.87286400794983" calcext:value-type="float">
            <text:p>1,87286400794983</text:p>
          </table:table-cell>
          <table:table-cell office:value-type="float" office:value="2.13142991065979" calcext:value-type="float">
            <text:p>2,13142991065979</text:p>
          </table:table-cell>
          <table:table-cell office:value-type="float" office:value="1.85748720169067" calcext:value-type="float">
            <text:p>1,85748720169067</text:p>
          </table:table-cell>
          <table:table-cell office:value-type="float" office:value="1.8155083656311" calcext:value-type="float">
            <text:p>1,8155083656311</text:p>
          </table:table-cell>
          <table:table-cell office:value-type="float" office:value="4.34848928451538" calcext:value-type="float">
            <text:p>4,34848928451538</text:p>
          </table:table-cell>
          <table:table-cell office:value-type="float" office:value="1.89255440235138" calcext:value-type="float">
            <text:p>1,89255440235138</text:p>
          </table:table-cell>
          <table:table-cell office:value-type="float" office:value="2.2692654132843" calcext:value-type="float">
            <text:p>2,2692654132843</text:p>
          </table:table-cell>
        </table:table-row>
        <table:table-row table:style-name="ro1">
          <table:table-cell office:value-type="float" office:value="2.27973" calcext:value-type="float">
            <text:p>2,27973</text:p>
          </table:table-cell>
          <table:table-cell office:value-type="float" office:value="3.24663901329041" calcext:value-type="float">
            <text:p>3,24663901329041</text:p>
          </table:table-cell>
          <table:table-cell office:value-type="float" office:value="2.97615957260132" calcext:value-type="float">
            <text:p>2,97615957260132</text:p>
          </table:table-cell>
          <table:table-cell office:value-type="float" office:value="2.08903002738953" calcext:value-type="float">
            <text:p>2,08903002738953</text:p>
          </table:table-cell>
          <table:table-cell office:value-type="float" office:value="1.84357988834381" calcext:value-type="float">
            <text:p>1,84357988834381</text:p>
          </table:table-cell>
          <table:table-cell office:value-type="float" office:value="1.66695785522461" calcext:value-type="float">
            <text:p>1,66695785522461</text:p>
          </table:table-cell>
          <table:table-cell office:value-type="float" office:value="2.05691003799438" calcext:value-type="float">
            <text:p>2,05691003799438</text:p>
          </table:table-cell>
          <table:table-cell office:value-type="float" office:value="2.1223566532135" calcext:value-type="float">
            <text:p>2,1223566532135</text:p>
          </table:table-cell>
          <table:table-cell office:value-type="float" office:value="2.93455719947815" calcext:value-type="float">
            <text:p>2,93455719947815</text:p>
          </table:table-cell>
          <table:table-cell office:value-type="float" office:value="1.84410214424133" calcext:value-type="float">
            <text:p>1,84410214424133</text:p>
          </table:table-cell>
          <table:table-cell office:value-type="float" office:value="2.01701688766479" calcext:value-type="float">
            <text:p>2,01701688766479</text:p>
          </table:table-cell>
        </table:table-row>
        <table:table-row table:style-name="ro1">
          <table:table-cell office:value-type="float" office:value="1.49353" calcext:value-type="float">
            <text:p>1,49353</text:p>
          </table:table-cell>
          <table:table-cell office:value-type="float" office:value="1.96628701686859" calcext:value-type="float">
            <text:p>1,96628701686859</text:p>
          </table:table-cell>
          <table:table-cell office:value-type="float" office:value="1.49421095848084" calcext:value-type="float">
            <text:p>1,49421095848084</text:p>
          </table:table-cell>
          <table:table-cell office:value-type="float" office:value="1.38097524642944" calcext:value-type="float">
            <text:p>1,38097524642944</text:p>
          </table:table-cell>
          <table:table-cell office:value-type="float" office:value="1.23949718475342" calcext:value-type="float">
            <text:p>1,23949718475342</text:p>
          </table:table-cell>
          <table:table-cell office:value-type="float" office:value="1.12525904178619" calcext:value-type="float">
            <text:p>1,12525904178619</text:p>
          </table:table-cell>
          <table:table-cell office:value-type="float" office:value="1.42595589160919" calcext:value-type="float">
            <text:p>1,42595589160919</text:p>
          </table:table-cell>
          <table:table-cell office:value-type="float" office:value="1.65231025218964" calcext:value-type="float">
            <text:p>1,65231025218964</text:p>
          </table:table-cell>
          <table:table-cell office:value-type="float" office:value="1.82089877128601" calcext:value-type="float">
            <text:p>1,82089877128601</text:p>
          </table:table-cell>
          <table:table-cell office:value-type="float" office:value="1.35483348369598" calcext:value-type="float">
            <text:p>1,35483348369598</text:p>
          </table:table-cell>
          <table:table-cell office:value-type="float" office:value="1.47502458095551" calcext:value-type="float">
            <text:p>1,47502458095551</text:p>
          </table:table-cell>
        </table:table-row>
        <table:table-row table:style-name="ro1">
          <table:table-cell office:value-type="float" office:value="0.915329" calcext:value-type="float">
            <text:p>0,915329</text:p>
          </table:table-cell>
          <table:table-cell office:value-type="float" office:value="1.04963707923889" calcext:value-type="float">
            <text:p>1,04963707923889</text:p>
          </table:table-cell>
          <table:table-cell office:value-type="float" office:value="0.832113802433014" calcext:value-type="float">
            <text:p>0,832113802433014</text:p>
          </table:table-cell>
          <table:table-cell office:value-type="float" office:value="0.86757105588913" calcext:value-type="float">
            <text:p>0,86757105588913</text:p>
          </table:table-cell>
          <table:table-cell office:value-type="float" office:value="0.845931529998779" calcext:value-type="float">
            <text:p>0,845931529998779</text:p>
          </table:table-cell>
          <table:table-cell office:value-type="float" office:value="0.740589380264282" calcext:value-type="float">
            <text:p>0,740589380264282</text:p>
          </table:table-cell>
          <table:table-cell office:value-type="float" office:value="0.805661082267761" calcext:value-type="float">
            <text:p>0,805661082267761</text:p>
          </table:table-cell>
          <table:table-cell office:value-type="float" office:value="1.14816164970398" calcext:value-type="float">
            <text:p>1,14816164970398</text:p>
          </table:table-cell>
          <table:table-cell office:value-type="float" office:value="1.05362856388092" calcext:value-type="float">
            <text:p>1,05362856388092</text:p>
          </table:table-cell>
          <table:table-cell office:value-type="float" office:value="0.902802526950836" calcext:value-type="float">
            <text:p>0,902802526950836</text:p>
          </table:table-cell>
          <table:table-cell office:value-type="float" office:value="0.907196402549744" calcext:value-type="float">
            <text:p>0,907196402549744</text:p>
          </table:table-cell>
        </table:table-row>
        <table:table-row table:style-name="ro1">
          <table:table-cell office:value-type="float" office:value="0.721645" calcext:value-type="float">
            <text:p>0,721645</text:p>
          </table:table-cell>
          <table:table-cell office:value-type="float" office:value="0.734270870685577" calcext:value-type="float">
            <text:p>0,734270870685577</text:p>
          </table:table-cell>
          <table:table-cell office:value-type="float" office:value="0.730755507946014" calcext:value-type="float">
            <text:p>0,730755507946014</text:p>
          </table:table-cell>
          <table:table-cell office:value-type="float" office:value="0.641583859920502" calcext:value-type="float">
            <text:p>0,641583859920502</text:p>
          </table:table-cell>
          <table:table-cell office:value-type="float" office:value="0.714463174343109" calcext:value-type="float">
            <text:p>0,714463174343109</text:p>
          </table:table-cell>
          <table:table-cell office:value-type="float" office:value="0.604054689407349" calcext:value-type="float">
            <text:p>0,604054689407349</text:p>
          </table:table-cell>
          <table:table-cell office:value-type="float" office:value="0.628042995929718" calcext:value-type="float">
            <text:p>0,628042995929718</text:p>
          </table:table-cell>
          <table:table-cell office:value-type="float" office:value="0.801167368888855" calcext:value-type="float">
            <text:p>0,801167368888855</text:p>
          </table:table-cell>
          <table:table-cell office:value-type="float" office:value="0.864251732826233" calcext:value-type="float">
            <text:p>0,864251732826233</text:p>
          </table:table-cell>
          <table:table-cell office:value-type="float" office:value="0.793531537055969" calcext:value-type="float">
            <text:p>0,793531537055969</text:p>
          </table:table-cell>
          <table:table-cell office:value-type="float" office:value="0.704323351383209" calcext:value-type="float">
            <text:p>0,704323351383209</text:p>
          </table:table-cell>
        </table:table-row>
        <table:table-row table:style-name="ro1">
          <table:table-cell office:value-type="float" office:value="0.595704" calcext:value-type="float">
            <text:p>0,595704</text:p>
          </table:table-cell>
          <table:table-cell office:value-type="float" office:value="0.615746855735779" calcext:value-type="float">
            <text:p>0,615746855735779</text:p>
          </table:table-cell>
          <table:table-cell office:value-type="float" office:value="0.648042738437653" calcext:value-type="float">
            <text:p>0,648042738437653</text:p>
          </table:table-cell>
          <table:table-cell office:value-type="float" office:value="0.498539745807648" calcext:value-type="float">
            <text:p>0,498539745807648</text:p>
          </table:table-cell>
          <table:table-cell office:value-type="float" office:value="0.590782999992371" calcext:value-type="float">
            <text:p>0,590782999992371</text:p>
          </table:table-cell>
          <table:table-cell office:value-type="float" office:value="0.528218507766724" calcext:value-type="float">
            <text:p>0,528218507766724</text:p>
          </table:table-cell>
          <table:table-cell office:value-type="float" office:value="0.516725420951843" calcext:value-type="float">
            <text:p>0,516725420951843</text:p>
          </table:table-cell>
          <table:table-cell office:value-type="float" office:value="0.617199301719666" calcext:value-type="float">
            <text:p>0,617199301719666</text:p>
          </table:table-cell>
          <table:table-cell office:value-type="float" office:value="0.714305877685547" calcext:value-type="float">
            <text:p>0,714305877685547</text:p>
          </table:table-cell>
          <table:table-cell office:value-type="float" office:value="0.674807608127594" calcext:value-type="float">
            <text:p>0,674807608127594</text:p>
          </table:table-cell>
          <table:table-cell office:value-type="float" office:value="0.552671492099762" calcext:value-type="float">
            <text:p>0,552671492099762</text:p>
          </table:table-cell>
        </table:table-row>
        <table:table-row table:style-name="ro1">
          <table:table-cell office:value-type="float" office:value="0.588152" calcext:value-type="float">
            <text:p>0,588152</text:p>
          </table:table-cell>
          <table:table-cell office:value-type="float" office:value="0.656504213809967" calcext:value-type="float">
            <text:p>0,656504213809967</text:p>
          </table:table-cell>
          <table:table-cell office:value-type="float" office:value="0.569233238697052" calcext:value-type="float">
            <text:p>0,569233238697052</text:p>
          </table:table-cell>
          <table:table-cell office:value-type="float" office:value="0.533099174499512" calcext:value-type="float">
            <text:p>0,533099174499512</text:p>
          </table:table-cell>
          <table:table-cell office:value-type="float" office:value="0.601485431194305" calcext:value-type="float">
            <text:p>0,601485431194305</text:p>
          </table:table-cell>
          <table:table-cell office:value-type="float" office:value="0.545334279537201" calcext:value-type="float">
            <text:p>0,545334279537201</text:p>
          </table:table-cell>
          <table:table-cell office:value-type="float" office:value="0.525919318199158" calcext:value-type="float">
            <text:p>0,525919318199158</text:p>
          </table:table-cell>
          <table:table-cell office:value-type="float" office:value="0.537287294864655" calcext:value-type="float">
            <text:p>0,537287294864655</text:p>
          </table:table-cell>
          <table:table-cell office:value-type="float" office:value="0.722341954708099" calcext:value-type="float">
            <text:p>0,722341954708099</text:p>
          </table:table-cell>
          <table:table-cell office:value-type="float" office:value="0.613643288612366" calcext:value-type="float">
            <text:p>0,613643288612366</text:p>
          </table:table-cell>
          <table:table-cell office:value-type="float" office:value="0.576670467853546" calcext:value-type="float">
            <text:p>0,576670467853546</text:p>
          </table:table-cell>
        </table:table-row>
        <table:table-row table:style-name="ro1">
          <table:table-cell office:value-type="float" office:value="0.61561" calcext:value-type="float">
            <text:p>0,61561</text:p>
          </table:table-cell>
          <table:table-cell office:value-type="float" office:value="0.644794702529907" calcext:value-type="float">
            <text:p>0,644794702529907</text:p>
          </table:table-cell>
          <table:table-cell office:value-type="float" office:value="0.571336925029755" calcext:value-type="float">
            <text:p>0,571336925029755</text:p>
          </table:table-cell>
          <table:table-cell office:value-type="float" office:value="0.530849635601044" calcext:value-type="float">
            <text:p>0,530849635601044</text:p>
          </table:table-cell>
          <table:table-cell office:value-type="float" office:value="0.635036945343018" calcext:value-type="float">
            <text:p>0,635036945343018</text:p>
          </table:table-cell>
          <table:table-cell office:value-type="float" office:value="0.621247053146362" calcext:value-type="float">
            <text:p>0,621247053146362</text:p>
          </table:table-cell>
          <table:table-cell office:value-type="float" office:value="0.524352490901947" calcext:value-type="float">
            <text:p>0,524352490901947</text:p>
          </table:table-cell>
          <table:table-cell office:value-type="float" office:value="0.683714210987091" calcext:value-type="float">
            <text:p>0,683714210987091</text:p>
          </table:table-cell>
          <table:table-cell office:value-type="float" office:value="0.69080114364624" calcext:value-type="float">
            <text:p>0,69080114364624</text:p>
          </table:table-cell>
          <table:table-cell office:value-type="float" office:value="0.577045917510986" calcext:value-type="float">
            <text:p>0,577045917510986</text:p>
          </table:table-cell>
          <table:table-cell office:value-type="float" office:value="0.676925182342529" calcext:value-type="float">
            <text:p>0,676925182342529</text:p>
          </table:table-cell>
        </table:table-row>
        <table:table-row table:style-name="ro1">
          <table:table-cell office:value-type="float" office:value="0.59109" calcext:value-type="float">
            <text:p>0,59109</text:p>
          </table:table-cell>
          <table:table-cell office:value-type="float" office:value="0.604053795337677" calcext:value-type="float">
            <text:p>0,604053795337677</text:p>
          </table:table-cell>
          <table:table-cell office:value-type="float" office:value="0.557701170444489" calcext:value-type="float">
            <text:p>0,557701170444489</text:p>
          </table:table-cell>
          <table:table-cell office:value-type="float" office:value="0.493440955877304" calcext:value-type="float">
            <text:p>0,493440955877304</text:p>
          </table:table-cell>
          <table:table-cell office:value-type="float" office:value="0.600524187088013" calcext:value-type="float">
            <text:p>0,600524187088013</text:p>
          </table:table-cell>
          <table:table-cell office:value-type="float" office:value="0.590364277362824" calcext:value-type="float">
            <text:p>0,590364277362824</text:p>
          </table:table-cell>
          <table:table-cell office:value-type="float" office:value="0.522345781326294" calcext:value-type="float">
            <text:p>0,522345781326294</text:p>
          </table:table-cell>
          <table:table-cell office:value-type="float" office:value="0.68612265586853" calcext:value-type="float">
            <text:p>0,68612265586853</text:p>
          </table:table-cell>
          <table:table-cell office:value-type="float" office:value="0.646374523639679" calcext:value-type="float">
            <text:p>0,646374523639679</text:p>
          </table:table-cell>
          <table:table-cell office:value-type="float" office:value="0.566761076450348" calcext:value-type="float">
            <text:p>0,566761076450348</text:p>
          </table:table-cell>
          <table:table-cell office:value-type="float" office:value="0.643208563327789" calcext:value-type="float">
            <text:p>0,643208563327789</text:p>
          </table:table-cell>
        </table:table-row>
        <table:table-row table:style-name="ro1">
          <table:table-cell office:value-type="float" office:value="0.625897" calcext:value-type="float">
            <text:p>0,625897</text:p>
          </table:table-cell>
          <table:table-cell office:value-type="float" office:value="0.68654465675354" calcext:value-type="float">
            <text:p>0,68654465675354</text:p>
          </table:table-cell>
          <table:table-cell office:value-type="float" office:value="0.649984240531921" calcext:value-type="float">
            <text:p>0,649984240531921</text:p>
          </table:table-cell>
          <table:table-cell office:value-type="float" office:value="0.539565682411194" calcext:value-type="float">
            <text:p>0,539565682411194</text:p>
          </table:table-cell>
          <table:table-cell office:value-type="float" office:value="0.632129073143005" calcext:value-type="float">
            <text:p>0,632129073143005</text:p>
          </table:table-cell>
          <table:table-cell office:value-type="float" office:value="0.626703321933746" calcext:value-type="float">
            <text:p>0,626703321933746</text:p>
          </table:table-cell>
          <table:table-cell office:value-type="float" office:value="0.580530762672424" calcext:value-type="float">
            <text:p>0,580530762672424</text:p>
          </table:table-cell>
          <table:table-cell office:value-type="float" office:value="0.612715303897858" calcext:value-type="float">
            <text:p>0,612715303897858</text:p>
          </table:table-cell>
          <table:table-cell office:value-type="float" office:value="0.69081449508667" calcext:value-type="float">
            <text:p>0,69081449508667</text:p>
          </table:table-cell>
          <table:table-cell office:value-type="float" office:value="0.586558878421783" calcext:value-type="float">
            <text:p>0,586558878421783</text:p>
          </table:table-cell>
          <table:table-cell office:value-type="float" office:value="0.653428316116333" calcext:value-type="float">
            <text:p>0,653428316116333</text:p>
          </table:table-cell>
        </table:table-row>
        <table:table-row table:style-name="ro1">
          <table:table-cell office:value-type="float" office:value="0.623902" calcext:value-type="float">
            <text:p>0,623902</text:p>
          </table:table-cell>
          <table:table-cell office:value-type="float" office:value="0.703403949737549" calcext:value-type="float">
            <text:p>0,703403949737549</text:p>
          </table:table-cell>
          <table:table-cell office:value-type="float" office:value="0.611891567707062" calcext:value-type="float">
            <text:p>0,611891567707062</text:p>
          </table:table-cell>
          <table:table-cell office:value-type="float" office:value="0.536531507968903" calcext:value-type="float">
            <text:p>0,536531507968903</text:p>
          </table:table-cell>
          <table:table-cell office:value-type="float" office:value="0.609379708766937" calcext:value-type="float">
            <text:p>0,609379708766937</text:p>
          </table:table-cell>
          <table:table-cell office:value-type="float" office:value="0.689369976520538" calcext:value-type="float">
            <text:p>0,689369976520538</text:p>
          </table:table-cell>
          <table:table-cell office:value-type="float" office:value="0.571978271007538" calcext:value-type="float">
            <text:p>0,571978271007538</text:p>
          </table:table-cell>
          <table:table-cell office:value-type="float" office:value="0.616132259368897" calcext:value-type="float">
            <text:p>0,616132259368897</text:p>
          </table:table-cell>
          <table:table-cell office:value-type="float" office:value="0.679571449756622" calcext:value-type="float">
            <text:p>0,679571449756622</text:p>
          </table:table-cell>
          <table:table-cell office:value-type="float" office:value="0.561633050441742" calcext:value-type="float">
            <text:p>0,561633050441742</text:p>
          </table:table-cell>
          <table:table-cell office:value-type="float" office:value="0.659129142761231" calcext:value-type="float">
            <text:p>0,659129142761231</text:p>
          </table:table-cell>
        </table:table-row>
        <table:table-row table:style-name="ro1">
          <table:table-cell office:value-type="float" office:value="0.59063" calcext:value-type="float">
            <text:p>0,59063</text:p>
          </table:table-cell>
          <table:table-cell office:value-type="float" office:value="0.662374556064606" calcext:value-type="float">
            <text:p>0,662374556064606</text:p>
          </table:table-cell>
          <table:table-cell office:value-type="float" office:value="0.551337778568268" calcext:value-type="float">
            <text:p>0,551337778568268</text:p>
          </table:table-cell>
          <table:table-cell office:value-type="float" office:value="0.488642483949661" calcext:value-type="float">
            <text:p>0,488642483949661</text:p>
          </table:table-cell>
          <table:table-cell office:value-type="float" office:value="0.584222376346588" calcext:value-type="float">
            <text:p>0,584222376346588</text:p>
          </table:table-cell>
          <table:table-cell office:value-type="float" office:value="0.668363571166992" calcext:value-type="float">
            <text:p>0,668363571166992</text:p>
          </table:table-cell>
          <table:table-cell office:value-type="float" office:value="0.533202767372131" calcext:value-type="float">
            <text:p>0,533202767372131</text:p>
          </table:table-cell>
          <table:table-cell office:value-type="float" office:value="0.620866358280182" calcext:value-type="float">
            <text:p>0,620866358280182</text:p>
          </table:table-cell>
          <table:table-cell office:value-type="float" office:value="0.633134782314301" calcext:value-type="float">
            <text:p>0,633134782314301</text:p>
          </table:table-cell>
          <table:table-cell office:value-type="float" office:value="0.551591515541077" calcext:value-type="float">
            <text:p>0,551591515541077</text:p>
          </table:table-cell>
          <table:table-cell office:value-type="float" office:value="0.612558901309967" calcext:value-type="float">
            <text:p>0,612558901309967</text:p>
          </table:table-cell>
        </table:table-row>
        <table:table-row table:style-name="ro1">
          <table:table-cell office:value-type="float" office:value="0.620338" calcext:value-type="float">
            <text:p>0,620338</text:p>
          </table:table-cell>
          <table:table-cell office:value-type="float" office:value="0.68585729598999" calcext:value-type="float">
            <text:p>0,68585729598999</text:p>
          </table:table-cell>
          <table:table-cell office:value-type="float" office:value="0.624660670757294" calcext:value-type="float">
            <text:p>0,624660670757294</text:p>
          </table:table-cell>
          <table:table-cell office:value-type="float" office:value="0.502408683300018" calcext:value-type="float">
            <text:p>0,502408683300018</text:p>
          </table:table-cell>
          <table:table-cell office:value-type="float" office:value="0.608404934406281" calcext:value-type="float">
            <text:p>0,608404934406281</text:p>
          </table:table-cell>
          <table:table-cell office:value-type="float" office:value="0.673314809799194" calcext:value-type="float">
            <text:p>0,673314809799194</text:p>
          </table:table-cell>
          <table:table-cell office:value-type="float" office:value="0.630277752876282" calcext:value-type="float">
            <text:p>0,630277752876282</text:p>
          </table:table-cell>
          <table:table-cell office:value-type="float" office:value="0.645602166652679" calcext:value-type="float">
            <text:p>0,645602166652679</text:p>
          </table:table-cell>
          <table:table-cell office:value-type="float" office:value="0.642504930496216" calcext:value-type="float">
            <text:p>0,642504930496216</text:p>
          </table:table-cell>
          <table:table-cell office:value-type="float" office:value="0.548057556152344" calcext:value-type="float">
            <text:p>0,548057556152344</text:p>
          </table:table-cell>
          <table:table-cell office:value-type="float" office:value="0.642292618751526" calcext:value-type="float">
            <text:p>0,642292618751526</text:p>
          </table:table-cell>
        </table:table-row>
        <table:table-row table:style-name="ro1">
          <table:table-cell office:value-type="float" office:value="0.69841" calcext:value-type="float">
            <text:p>0,69841</text:p>
          </table:table-cell>
          <table:table-cell office:value-type="float" office:value="0.81901615858078" calcext:value-type="float">
            <text:p>0,81901615858078</text:p>
          </table:table-cell>
          <table:table-cell office:value-type="float" office:value="0.681424260139465" calcext:value-type="float">
            <text:p>0,681424260139465</text:p>
          </table:table-cell>
          <table:table-cell office:value-type="float" office:value="0.558533310890198" calcext:value-type="float">
            <text:p>0,558533310890198</text:p>
          </table:table-cell>
          <table:table-cell office:value-type="float" office:value="0.642856895923615" calcext:value-type="float">
            <text:p>0,642856895923615</text:p>
          </table:table-cell>
          <table:table-cell office:value-type="float" office:value="0.82923948764801" calcext:value-type="float">
            <text:p>0,82923948764801</text:p>
          </table:table-cell>
          <table:table-cell office:value-type="float" office:value="0.731559634208679" calcext:value-type="float">
            <text:p>0,731559634208679</text:p>
          </table:table-cell>
          <table:table-cell office:value-type="float" office:value="0.726465582847595" calcext:value-type="float">
            <text:p>0,726465582847595</text:p>
          </table:table-cell>
          <table:table-cell office:value-type="float" office:value="0.72900390625" calcext:value-type="float">
            <text:p>0,72900390625</text:p>
          </table:table-cell>
          <table:table-cell office:value-type="float" office:value="0.563531279563904" calcext:value-type="float">
            <text:p>0,563531279563904</text:p>
          </table:table-cell>
          <table:table-cell office:value-type="float" office:value="0.702464878559113" calcext:value-type="float">
            <text:p>0,702464878559113</text:p>
          </table:table-cell>
        </table:table-row>
        <table:table-row table:style-name="ro1">
          <table:table-cell office:value-type="float" office:value="0.72968" calcext:value-type="float">
            <text:p>0,72968</text:p>
          </table:table-cell>
          <table:table-cell office:value-type="float" office:value="0.922409951686859" calcext:value-type="float">
            <text:p>0,922409951686859</text:p>
          </table:table-cell>
          <table:table-cell office:value-type="float" office:value="0.749322295188904" calcext:value-type="float">
            <text:p>0,749322295188904</text:p>
          </table:table-cell>
          <table:table-cell office:value-type="float" office:value="0.559291064739227" calcext:value-type="float">
            <text:p>0,559291064739227</text:p>
          </table:table-cell>
          <table:table-cell office:value-type="float" office:value="0.599666714668274" calcext:value-type="float">
            <text:p>0,599666714668274</text:p>
          </table:table-cell>
          <table:table-cell office:value-type="float" office:value="0.892618715763092" calcext:value-type="float">
            <text:p>0,892618715763092</text:p>
          </table:table-cell>
          <table:table-cell office:value-type="float" office:value="0.730798065662384" calcext:value-type="float">
            <text:p>0,730798065662384</text:p>
          </table:table-cell>
          <table:table-cell office:value-type="float" office:value="0.752177178859711" calcext:value-type="float">
            <text:p>0,752177178859711</text:p>
          </table:table-cell>
          <table:table-cell office:value-type="float" office:value="0.759448826313019" calcext:value-type="float">
            <text:p>0,759448826313019</text:p>
          </table:table-cell>
          <table:table-cell office:value-type="float" office:value="0.622473657131195" calcext:value-type="float">
            <text:p>0,622473657131195</text:p>
          </table:table-cell>
          <table:table-cell office:value-type="float" office:value="0.708597838878632" calcext:value-type="float">
            <text:p>0,708597838878632</text:p>
          </table:table-cell>
        </table:table-row>
        <table:table-row table:style-name="ro1">
          <table:table-cell office:value-type="float" office:value="0.749831" calcext:value-type="float">
            <text:p>0,749831</text:p>
          </table:table-cell>
          <table:table-cell office:value-type="float" office:value="0.969295501708984" calcext:value-type="float">
            <text:p>0,969295501708984</text:p>
          </table:table-cell>
          <table:table-cell office:value-type="float" office:value="0.846937894821167" calcext:value-type="float">
            <text:p>0,846937894821167</text:p>
          </table:table-cell>
          <table:table-cell office:value-type="float" office:value="0.550019264221191" calcext:value-type="float">
            <text:p>0,550019264221191</text:p>
          </table:table-cell>
          <table:table-cell office:value-type="float" office:value="0.702458381652832" calcext:value-type="float">
            <text:p>0,702458381652832</text:p>
          </table:table-cell>
          <table:table-cell office:value-type="float" office:value="0.77676272392273" calcext:value-type="float">
            <text:p>0,77676272392273</text:p>
          </table:table-cell>
          <table:table-cell office:value-type="float" office:value="0.736062824726105" calcext:value-type="float">
            <text:p>0,736062824726105</text:p>
          </table:table-cell>
          <table:table-cell office:value-type="float" office:value="0.749757826328278" calcext:value-type="float">
            <text:p>0,749757826328278</text:p>
          </table:table-cell>
          <table:table-cell office:value-type="float" office:value="0.795511782169342" calcext:value-type="float">
            <text:p>0,795511782169342</text:p>
          </table:table-cell>
          <table:table-cell office:value-type="float" office:value="0.663454532623291" calcext:value-type="float">
            <text:p>0,663454532623291</text:p>
          </table:table-cell>
          <table:table-cell office:value-type="float" office:value="0.708049237728119" calcext:value-type="float">
            <text:p>0,708049237728119</text:p>
          </table:table-cell>
        </table:table-row>
        <table:table-row table:style-name="ro1">
          <table:table-cell office:value-type="float" office:value="0.842171" calcext:value-type="float">
            <text:p>0,842171</text:p>
          </table:table-cell>
          <table:table-cell office:value-type="float" office:value="1.06575322151184" calcext:value-type="float">
            <text:p>1,06575322151184</text:p>
          </table:table-cell>
          <table:table-cell office:value-type="float" office:value="0.812250852584839" calcext:value-type="float">
            <text:p>0,812250852584839</text:p>
          </table:table-cell>
          <table:table-cell office:value-type="float" office:value="0.61797034740448" calcext:value-type="float">
            <text:p>0,61797034740448</text:p>
          </table:table-cell>
          <table:table-cell office:value-type="float" office:value="0.831981837749481" calcext:value-type="float">
            <text:p>0,831981837749481</text:p>
          </table:table-cell>
          <table:table-cell office:value-type="float" office:value="0.889663815498352" calcext:value-type="float">
            <text:p>0,889663815498352</text:p>
          </table:table-cell>
          <table:table-cell office:value-type="float" office:value="1.02164006233215" calcext:value-type="float">
            <text:p>1,02164006233215</text:p>
          </table:table-cell>
          <table:table-cell office:value-type="float" office:value="0.783841073513031" calcext:value-type="float">
            <text:p>0,783841073513031</text:p>
          </table:table-cell>
          <table:table-cell office:value-type="float" office:value="0.912878513336182" calcext:value-type="float">
            <text:p>0,912878513336182</text:p>
          </table:table-cell>
          <table:table-cell office:value-type="float" office:value="0.6874640583992" calcext:value-type="float">
            <text:p>0,6874640583992</text:p>
          </table:table-cell>
          <table:table-cell office:value-type="float" office:value="0.798261761665344" calcext:value-type="float">
            <text:p>0,798261761665344</text:p>
          </table:table-cell>
        </table:table-row>
        <table:table-row table:style-name="ro1">
          <table:table-cell office:value-type="float" office:value="0.931311" calcext:value-type="float">
            <text:p>0,931311</text:p>
          </table:table-cell>
          <table:table-cell office:value-type="float" office:value="1.18244028091431" calcext:value-type="float">
            <text:p>1,18244028091431</text:p>
          </table:table-cell>
          <table:table-cell office:value-type="float" office:value="0.738267779350281" calcext:value-type="float">
            <text:p>0,738267779350281</text:p>
          </table:table-cell>
          <table:table-cell office:value-type="float" office:value="0.728807151317596" calcext:value-type="float">
            <text:p>0,728807151317596</text:p>
          </table:table-cell>
          <table:table-cell office:value-type="float" office:value="0.833462297916412" calcext:value-type="float">
            <text:p>0,833462297916412</text:p>
          </table:table-cell>
          <table:table-cell office:value-type="float" office:value="1.04467904567719" calcext:value-type="float">
            <text:p>1,04467904567719</text:p>
          </table:table-cell>
          <table:table-cell office:value-type="float" office:value="1.1841516494751" calcext:value-type="float">
            <text:p>1,1841516494751</text:p>
          </table:table-cell>
          <table:table-cell office:value-type="float" office:value="0.994891226291657" calcext:value-type="float">
            <text:p>0,994891226291657</text:p>
          </table:table-cell>
          <table:table-cell office:value-type="float" office:value="0.946801960468292" calcext:value-type="float">
            <text:p>0,946801960468292</text:p>
          </table:table-cell>
          <table:table-cell office:value-type="float" office:value="0.770589172840118" calcext:value-type="float">
            <text:p>0,770589172840118</text:p>
          </table:table-cell>
          <table:table-cell office:value-type="float" office:value="0.889022827148438" calcext:value-type="float">
            <text:p>0,889022827148438</text:p>
          </table:table-cell>
        </table:table-row>
        <table:table-row table:style-name="ro1">
          <table:table-cell office:value-type="float" office:value="1.33064" calcext:value-type="float">
            <text:p>1,33064</text:p>
          </table:table-cell>
          <table:table-cell office:value-type="float" office:value="1.27364099025726" calcext:value-type="float">
            <text:p>1,27364099025726</text:p>
          </table:table-cell>
          <table:table-cell office:value-type="float" office:value="1.00696313381195" calcext:value-type="float">
            <text:p>1,00696313381195</text:p>
          </table:table-cell>
          <table:table-cell office:value-type="float" office:value="0.848871111869812" calcext:value-type="float">
            <text:p>0,848871111869812</text:p>
          </table:table-cell>
          <table:table-cell office:value-type="float" office:value="0.89250111579895" calcext:value-type="float">
            <text:p>0,89250111579895</text:p>
          </table:table-cell>
          <table:table-cell office:value-type="float" office:value="1.81549513339996" calcext:value-type="float">
            <text:p>1,81549513339996</text:p>
          </table:table-cell>
          <table:table-cell office:value-type="float" office:value="2.56129574775696" calcext:value-type="float">
            <text:p>2,56129574775696</text:p>
          </table:table-cell>
          <table:table-cell office:value-type="float" office:value="1.44563782215118" calcext:value-type="float">
            <text:p>1,44563782215118</text:p>
          </table:table-cell>
          <table:table-cell office:value-type="float" office:value="1.55572926998138" calcext:value-type="float">
            <text:p>1,55572926998138</text:p>
          </table:table-cell>
          <table:table-cell office:value-type="float" office:value="0.913347363471985" calcext:value-type="float">
            <text:p>0,913347363471985</text:p>
          </table:table-cell>
          <table:table-cell office:value-type="float" office:value="0.992933094501495" calcext:value-type="float">
            <text:p>0,992933094501495</text:p>
          </table:table-cell>
        </table:table-row>
        <table:table-row table:style-name="ro1">
          <table:table-cell office:value-type="float" office:value="1.06468" calcext:value-type="float">
            <text:p>1,06468</text:p>
          </table:table-cell>
          <table:table-cell office:value-type="float" office:value="1.28828310966492" calcext:value-type="float">
            <text:p>1,28828310966492</text:p>
          </table:table-cell>
          <table:table-cell office:value-type="float" office:value="1.19878387451172" calcext:value-type="float">
            <text:p>1,19878387451172</text:p>
          </table:table-cell>
          <table:table-cell office:value-type="float" office:value="0.780908584594727" calcext:value-type="float">
            <text:p>0,780908584594727</text:p>
          </table:table-cell>
          <table:table-cell office:value-type="float" office:value="0.775367856025696" calcext:value-type="float">
            <text:p>0,775367856025696</text:p>
          </table:table-cell>
          <table:table-cell office:value-type="float" office:value="1.25177133083344" calcext:value-type="float">
            <text:p>1,25177133083344</text:p>
          </table:table-cell>
          <table:table-cell office:value-type="float" office:value="1.30681085586548" calcext:value-type="float">
            <text:p>1,30681085586548</text:p>
          </table:table-cell>
          <table:table-cell office:value-type="float" office:value="1.08949708938599" calcext:value-type="float">
            <text:p>1,08949708938599</text:p>
          </table:table-cell>
          <table:table-cell office:value-type="float" office:value="1.19350516796112" calcext:value-type="float">
            <text:p>1,19350516796112</text:p>
          </table:table-cell>
          <table:table-cell office:value-type="float" office:value="0.83948141336441" calcext:value-type="float">
            <text:p>0,83948141336441</text:p>
          </table:table-cell>
          <table:table-cell office:value-type="float" office:value="0.922367334365845" calcext:value-type="float">
            <text:p>0,922367334365845</text:p>
          </table:table-cell>
        </table:table-row>
        <table:table-row table:style-name="ro1">
          <table:table-cell office:value-type="float" office:value="1.09971" calcext:value-type="float">
            <text:p>1,09971</text:p>
          </table:table-cell>
          <table:table-cell office:value-type="float" office:value="1.28467738628387" calcext:value-type="float">
            <text:p>1,28467738628387</text:p>
          </table:table-cell>
          <table:table-cell office:value-type="float" office:value="1.41937708854675" calcext:value-type="float">
            <text:p>1,41937708854675</text:p>
          </table:table-cell>
          <table:table-cell office:value-type="float" office:value="1.12201547622681" calcext:value-type="float">
            <text:p>1,12201547622681</text:p>
          </table:table-cell>
          <table:table-cell office:value-type="float" office:value="0.956246793270111" calcext:value-type="float">
            <text:p>0,956246793270111</text:p>
          </table:table-cell>
          <table:table-cell office:value-type="float" office:value="1.02921319007874" calcext:value-type="float">
            <text:p>1,02921319007874</text:p>
          </table:table-cell>
          <table:table-cell office:value-type="float" office:value="1.08097982406616" calcext:value-type="float">
            <text:p>1,08097982406616</text:p>
          </table:table-cell>
          <table:table-cell office:value-type="float" office:value="0.813287556171417" calcext:value-type="float">
            <text:p>0,813287556171417</text:p>
          </table:table-cell>
          <table:table-cell office:value-type="float" office:value="1.281782746315" calcext:value-type="float">
            <text:p>1,281782746315</text:p>
          </table:table-cell>
          <table:table-cell office:value-type="float" office:value="0.911081969738007" calcext:value-type="float">
            <text:p>0,911081969738007</text:p>
          </table:table-cell>
          <table:table-cell office:value-type="float" office:value="1.09839844703674" calcext:value-type="float">
            <text:p>1,09839844703674</text:p>
          </table:table-cell>
        </table:table-row>
        <table:table-row table:style-name="ro1">
          <table:table-cell office:value-type="float" office:value="0.865643" calcext:value-type="float">
            <text:p>0,865643</text:p>
          </table:table-cell>
          <table:table-cell office:value-type="float" office:value="1.08092677593231" calcext:value-type="float">
            <text:p>1,08092677593231</text:p>
          </table:table-cell>
          <table:table-cell office:value-type="float" office:value="0.740540683269501" calcext:value-type="float">
            <text:p>0,740540683269501</text:p>
          </table:table-cell>
          <table:table-cell office:value-type="float" office:value="0.650654971599579" calcext:value-type="float">
            <text:p>0,650654971599579</text:p>
          </table:table-cell>
          <table:table-cell office:value-type="float" office:value="0.879657626152039" calcext:value-type="float">
            <text:p>0,879657626152039</text:p>
          </table:table-cell>
          <table:table-cell office:value-type="float" office:value="1.01441538333893" calcext:value-type="float">
            <text:p>1,01441538333893</text:p>
          </table:table-cell>
          <table:table-cell office:value-type="float" office:value="0.665894865989685" calcext:value-type="float">
            <text:p>0,665894865989685</text:p>
          </table:table-cell>
          <table:table-cell office:value-type="float" office:value="0.807217478752136" calcext:value-type="float">
            <text:p>0,807217478752136</text:p>
          </table:table-cell>
          <table:table-cell office:value-type="float" office:value="0.919076561927795" calcext:value-type="float">
            <text:p>0,919076561927795</text:p>
          </table:table-cell>
          <table:table-cell office:value-type="float" office:value="1.07798039913178" calcext:value-type="float">
            <text:p>1,07798039913178</text:p>
          </table:table-cell>
          <table:table-cell office:value-type="float" office:value="0.820061504840851" calcext:value-type="float">
            <text:p>0,820061504840851</text:p>
          </table:table-cell>
        </table:table-row>
        <table:table-row table:style-name="ro1">
          <table:table-cell office:value-type="float" office:value="1.02587" calcext:value-type="float">
            <text:p>1,02587</text:p>
          </table:table-cell>
          <table:table-cell office:value-type="float" office:value="1.11015510559082" calcext:value-type="float">
            <text:p>1,11015510559082</text:p>
          </table:table-cell>
          <table:table-cell office:value-type="float" office:value="0.886230111122131" calcext:value-type="float">
            <text:p>0,886230111122131</text:p>
          </table:table-cell>
          <table:table-cell office:value-type="float" office:value="0.80465430021286" calcext:value-type="float">
            <text:p>0,80465430021286</text:p>
          </table:table-cell>
          <table:table-cell office:value-type="float" office:value="0.982903778553009" calcext:value-type="float">
            <text:p>0,982903778553009</text:p>
          </table:table-cell>
          <table:table-cell office:value-type="float" office:value="1.01790070533752" calcext:value-type="float">
            <text:p>1,01790070533752</text:p>
          </table:table-cell>
          <table:table-cell office:value-type="float" office:value="0.801802933216095" calcext:value-type="float">
            <text:p>0,801802933216095</text:p>
          </table:table-cell>
          <table:table-cell office:value-type="float" office:value="0.812898337841034" calcext:value-type="float">
            <text:p>0,812898337841034</text:p>
          </table:table-cell>
          <table:table-cell office:value-type="float" office:value="1.30917501449585" calcext:value-type="float">
            <text:p>1,30917501449585</text:p>
          </table:table-cell>
          <table:table-cell office:value-type="float" office:value="1.71148085594177" calcext:value-type="float">
            <text:p>1,71148085594177</text:p>
          </table:table-cell>
          <table:table-cell office:value-type="float" office:value="0.821542739868164" calcext:value-type="float">
            <text:p>0,821542739868164</text:p>
          </table:table-cell>
        </table:table-row>
        <table:table-row table:style-name="ro1">
          <table:table-cell office:value-type="float" office:value="1.35387" calcext:value-type="float">
            <text:p>1,35387</text:p>
          </table:table-cell>
          <table:table-cell office:value-type="float" office:value="1.29922139644623" calcext:value-type="float">
            <text:p>1,29922139644623</text:p>
          </table:table-cell>
          <table:table-cell office:value-type="float" office:value="1.11241364479065" calcext:value-type="float">
            <text:p>1,11241364479065</text:p>
          </table:table-cell>
          <table:table-cell office:value-type="float" office:value="1.11309921741486" calcext:value-type="float">
            <text:p>1,11309921741486</text:p>
          </table:table-cell>
          <table:table-cell office:value-type="float" office:value="1.56469476222992" calcext:value-type="float">
            <text:p>1,56469476222992</text:p>
          </table:table-cell>
          <table:table-cell office:value-type="float" office:value="1.26979506015778" calcext:value-type="float">
            <text:p>1,26979506015778</text:p>
          </table:table-cell>
          <table:table-cell office:value-type="float" office:value="1.07940268516541" calcext:value-type="float">
            <text:p>1,07940268516541</text:p>
          </table:table-cell>
          <table:table-cell office:value-type="float" office:value="0.99858158826828" calcext:value-type="float">
            <text:p>0,99858158826828</text:p>
          </table:table-cell>
          <table:table-cell office:value-type="float" office:value="1.97860300540924" calcext:value-type="float">
            <text:p>1,97860300540924</text:p>
          </table:table-cell>
          <table:table-cell office:value-type="float" office:value="2.14201283454895" calcext:value-type="float">
            <text:p>2,14201283454895</text:p>
          </table:table-cell>
          <table:table-cell office:value-type="float" office:value="0.980830013751984" calcext:value-type="float">
            <text:p>0,980830013751984</text:p>
          </table:table-cell>
        </table:table-row>
        <table:table-row table:style-name="ro1">
          <table:table-cell office:value-type="float" office:value="1.61298" calcext:value-type="float">
            <text:p>1,61298</text:p>
          </table:table-cell>
          <table:table-cell office:value-type="float" office:value="1.40054857730865" calcext:value-type="float">
            <text:p>1,40054857730865</text:p>
          </table:table-cell>
          <table:table-cell office:value-type="float" office:value="1.31468403339386" calcext:value-type="float">
            <text:p>1,31468403339386</text:p>
          </table:table-cell>
          <table:table-cell office:value-type="float" office:value="1.26935076713562" calcext:value-type="float">
            <text:p>1,26935076713562</text:p>
          </table:table-cell>
          <table:table-cell office:value-type="float" office:value="2.12590146064758" calcext:value-type="float">
            <text:p>2,12590146064758</text:p>
          </table:table-cell>
          <table:table-cell office:value-type="float" office:value="1.4205824136734" calcext:value-type="float">
            <text:p>1,4205824136734</text:p>
          </table:table-cell>
          <table:table-cell office:value-type="float" office:value="1.32841289043427" calcext:value-type="float">
            <text:p>1,32841289043427</text:p>
          </table:table-cell>
          <table:table-cell office:value-type="float" office:value="1.27630126476288" calcext:value-type="float">
            <text:p>1,27630126476288</text:p>
          </table:table-cell>
          <table:table-cell office:value-type="float" office:value="1.83607614040375" calcext:value-type="float">
            <text:p>1,83607614040375</text:p>
          </table:table-cell>
          <table:table-cell office:value-type="float" office:value="3.04169654846191" calcext:value-type="float">
            <text:p>3,04169654846191</text:p>
          </table:table-cell>
          <table:table-cell office:value-type="float" office:value="1.11620593070984" calcext:value-type="float">
            <text:p>1,11620593070984</text:p>
          </table:table-cell>
        </table:table-row>
        <table:table-row table:style-name="ro1">
          <table:table-cell office:value-type="float" office:value="2.08966" calcext:value-type="float">
            <text:p>2,08966</text:p>
          </table:table-cell>
          <table:table-cell office:value-type="float" office:value="1.75989532470703" calcext:value-type="float">
            <text:p>1,75989532470703</text:p>
          </table:table-cell>
          <table:table-cell office:value-type="float" office:value="1.5357973575592" calcext:value-type="float">
            <text:p>1,5357973575592</text:p>
          </table:table-cell>
          <table:table-cell office:value-type="float" office:value="1.4291855096817" calcext:value-type="float">
            <text:p>1,4291855096817</text:p>
          </table:table-cell>
          <table:table-cell office:value-type="float" office:value="4.31206560134888" calcext:value-type="float">
            <text:p>4,31206560134888</text:p>
          </table:table-cell>
          <table:table-cell office:value-type="float" office:value="1.50642275810242" calcext:value-type="float">
            <text:p>1,50642275810242</text:p>
          </table:table-cell>
          <table:table-cell office:value-type="float" office:value="1.59936845302582" calcext:value-type="float">
            <text:p>1,59936845302582</text:p>
          </table:table-cell>
          <table:table-cell office:value-type="float" office:value="1.49185705184937" calcext:value-type="float">
            <text:p>1,49185705184937</text:p>
          </table:table-cell>
          <table:table-cell office:value-type="float" office:value="1.76407670974731" calcext:value-type="float">
            <text:p>1,76407670974731</text:p>
          </table:table-cell>
          <table:table-cell office:value-type="float" office:value="4.24458312988281" calcext:value-type="float">
            <text:p>4,24458312988281</text:p>
          </table:table-cell>
          <table:table-cell office:value-type="float" office:value="1.2533004283905" calcext:value-type="float">
            <text:p>1,2533004283905</text:p>
          </table:table-cell>
        </table:table-row>
        <table:table-row table:style-name="ro1">
          <table:table-cell office:value-type="float" office:value="1.89796" calcext:value-type="float">
            <text:p>1,89796</text:p>
          </table:table-cell>
          <table:table-cell office:value-type="float" office:value="1.51405584812164" calcext:value-type="float">
            <text:p>1,51405584812164</text:p>
          </table:table-cell>
          <table:table-cell office:value-type="float" office:value="1.3530535697937" calcext:value-type="float">
            <text:p>1,3530535697937</text:p>
          </table:table-cell>
          <table:table-cell office:value-type="float" office:value="1.34855711460114" calcext:value-type="float">
            <text:p>1,34855711460114</text:p>
          </table:table-cell>
          <table:table-cell office:value-type="float" office:value="3.49174427986145" calcext:value-type="float">
            <text:p>3,49174427986145</text:p>
          </table:table-cell>
          <table:table-cell office:value-type="float" office:value="1.45891106128693" calcext:value-type="float">
            <text:p>1,45891106128693</text:p>
          </table:table-cell>
          <table:table-cell office:value-type="float" office:value="1.40590763092041" calcext:value-type="float">
            <text:p>1,40590763092041</text:p>
          </table:table-cell>
          <table:table-cell office:value-type="float" office:value="1.58135914802551" calcext:value-type="float">
            <text:p>1,58135914802551</text:p>
          </table:table-cell>
          <table:table-cell office:value-type="float" office:value="1.40315270423889" calcext:value-type="float">
            <text:p>1,40315270423889</text:p>
          </table:table-cell>
          <table:table-cell office:value-type="float" office:value="4.15482664108276" calcext:value-type="float">
            <text:p>4,15482664108276</text:p>
          </table:table-cell>
          <table:table-cell office:value-type="float" office:value="1.26805138587952" calcext:value-type="float">
            <text:p>1,26805138587952</text:p>
          </table:table-cell>
        </table:table-row>
        <table:table-row table:style-name="ro1">
          <table:table-cell office:value-type="float" office:value="1.7593" calcext:value-type="float">
            <text:p>1,7593</text:p>
          </table:table-cell>
          <table:table-cell office:value-type="float" office:value="1.42585933208466" calcext:value-type="float">
            <text:p>1,42585933208466</text:p>
          </table:table-cell>
          <table:table-cell office:value-type="float" office:value="1.54126036167145" calcext:value-type="float">
            <text:p>1,54126036167145</text:p>
          </table:table-cell>
          <table:table-cell office:value-type="float" office:value="1.33245432376862" calcext:value-type="float">
            <text:p>1,33245432376862</text:p>
          </table:table-cell>
          <table:table-cell office:value-type="float" office:value="3.4920392036438" calcext:value-type="float">
            <text:p>3,4920392036438</text:p>
          </table:table-cell>
          <table:table-cell office:value-type="float" office:value="1.28654074668884" calcext:value-type="float">
            <text:p>1,28654074668884</text:p>
          </table:table-cell>
          <table:table-cell office:value-type="float" office:value="1.37673568725586" calcext:value-type="float">
            <text:p>1,37673568725586</text:p>
          </table:table-cell>
          <table:table-cell office:value-type="float" office:value="1.24202597141266" calcext:value-type="float">
            <text:p>1,24202597141266</text:p>
          </table:table-cell>
          <table:table-cell office:value-type="float" office:value="1.45873475074768" calcext:value-type="float">
            <text:p>1,45873475074768</text:p>
          </table:table-cell>
          <table:table-cell office:value-type="float" office:value="3.1395788192749" calcext:value-type="float">
            <text:p>3,1395788192749</text:p>
          </table:table-cell>
          <table:table-cell office:value-type="float" office:value="1.29778552055359" calcext:value-type="float">
            <text:p>1,29778552055359</text:p>
          </table:table-cell>
        </table:table-row>
        <table:table-row table:style-name="ro1">
          <table:table-cell office:value-type="float" office:value="1.22923" calcext:value-type="float">
            <text:p>1,22923</text:p>
          </table:table-cell>
          <table:table-cell office:value-type="float" office:value="1.05939877033234" calcext:value-type="float">
            <text:p>1,05939877033234</text:p>
          </table:table-cell>
          <table:table-cell office:value-type="float" office:value="1.15235650539398" calcext:value-type="float">
            <text:p>1,15235650539398</text:p>
          </table:table-cell>
          <table:table-cell office:value-type="float" office:value="0.882110178470612" calcext:value-type="float">
            <text:p>0,882110178470612</text:p>
          </table:table-cell>
          <table:table-cell office:value-type="float" office:value="1.90683221817017" calcext:value-type="float">
            <text:p>1,90683221817017</text:p>
          </table:table-cell>
          <table:table-cell office:value-type="float" office:value="0.95743715763092" calcext:value-type="float">
            <text:p>0,95743715763092</text:p>
          </table:table-cell>
          <table:table-cell office:value-type="float" office:value="0.976717233657837" calcext:value-type="float">
            <text:p>0,976717233657837</text:p>
          </table:table-cell>
          <table:table-cell office:value-type="float" office:value="1.00212907791138" calcext:value-type="float">
            <text:p>1,00212907791138</text:p>
          </table:table-cell>
          <table:table-cell office:value-type="float" office:value="1.15023553371429" calcext:value-type="float">
            <text:p>1,15023553371429</text:p>
          </table:table-cell>
          <table:table-cell office:value-type="float" office:value="2.24296164512634" calcext:value-type="float">
            <text:p>2,24296164512634</text:p>
          </table:table-cell>
          <table:table-cell office:value-type="float" office:value="0.962149500846863" calcext:value-type="float">
            <text:p>0,962149500846863</text:p>
          </table:table-cell>
        </table:table-row>
        <table:table-row table:style-name="ro1">
          <table:table-cell office:value-type="float" office:value="1.23664" calcext:value-type="float">
            <text:p>1,23664</text:p>
          </table:table-cell>
          <table:table-cell office:value-type="float" office:value="1.0186460018158" calcext:value-type="float">
            <text:p>1,0186460018158</text:p>
          </table:table-cell>
          <table:table-cell office:value-type="float" office:value="1.03432631492615" calcext:value-type="float">
            <text:p>1,03432631492615</text:p>
          </table:table-cell>
          <table:table-cell office:value-type="float" office:value="0.886349201202393" calcext:value-type="float">
            <text:p>0,886349201202393</text:p>
          </table:table-cell>
          <table:table-cell office:value-type="float" office:value="1.9086891412735" calcext:value-type="float">
            <text:p>1,9086891412735</text:p>
          </table:table-cell>
          <table:table-cell office:value-type="float" office:value="0.996192395687103" calcext:value-type="float">
            <text:p>0,996192395687103</text:p>
          </table:table-cell>
          <table:table-cell office:value-type="float" office:value="1.08654403686523" calcext:value-type="float">
            <text:p>1,08654403686523</text:p>
          </table:table-cell>
          <table:table-cell office:value-type="float" office:value="1.0201119184494" calcext:value-type="float">
            <text:p>1,0201119184494</text:p>
          </table:table-cell>
          <table:table-cell office:value-type="float" office:value="1.09680318832397" calcext:value-type="float">
            <text:p>1,09680318832397</text:p>
          </table:table-cell>
          <table:table-cell office:value-type="float" office:value="2.33101367950439" calcext:value-type="float">
            <text:p>2,33101367950439</text:p>
          </table:table-cell>
          <table:table-cell office:value-type="float" office:value="0.987682521343231" calcext:value-type="float">
            <text:p>0,987682521343231</text:p>
          </table:table-cell>
        </table:table-row>
        <table:table-row table:style-name="ro1">
          <table:table-cell office:value-type="float" office:value="1.06853" calcext:value-type="float">
            <text:p>1,06853</text:p>
          </table:table-cell>
          <table:table-cell office:value-type="float" office:value="0.972302734851837" calcext:value-type="float">
            <text:p>0,972302734851837</text:p>
          </table:table-cell>
          <table:table-cell office:value-type="float" office:value="0.891594111919403" calcext:value-type="float">
            <text:p>0,891594111919403</text:p>
          </table:table-cell>
          <table:table-cell office:value-type="float" office:value="0.780532777309418" calcext:value-type="float">
            <text:p>0,780532777309418</text:p>
          </table:table-cell>
          <table:table-cell office:value-type="float" office:value="1.07947731018066" calcext:value-type="float">
            <text:p>1,07947731018066</text:p>
          </table:table-cell>
          <table:table-cell office:value-type="float" office:value="0.991568922996521" calcext:value-type="float">
            <text:p>0,991568922996521</text:p>
          </table:table-cell>
          <table:table-cell office:value-type="float" office:value="0.987707376480103" calcext:value-type="float">
            <text:p>0,987707376480103</text:p>
          </table:table-cell>
          <table:table-cell office:value-type="float" office:value="0.974126875400543" calcext:value-type="float">
            <text:p>0,974126875400543</text:p>
          </table:table-cell>
          <table:table-cell office:value-type="float" office:value="0.999293863773346" calcext:value-type="float">
            <text:p>0,999293863773346</text:p>
          </table:table-cell>
          <table:table-cell office:value-type="float" office:value="2.07569313049316" calcext:value-type="float">
            <text:p>2,07569313049316</text:p>
          </table:table-cell>
          <table:table-cell office:value-type="float" office:value="0.93302309513092" calcext:value-type="float">
            <text:p>0,93302309513092</text:p>
          </table:table-cell>
        </table:table-row>
        <table:table-row table:style-name="ro1">
          <table:table-cell office:value-type="float" office:value="1.29246" calcext:value-type="float">
            <text:p>1,29246</text:p>
          </table:table-cell>
          <table:table-cell office:value-type="float" office:value="1.16021919250488" calcext:value-type="float">
            <text:p>1,16021919250488</text:p>
          </table:table-cell>
          <table:table-cell office:value-type="float" office:value="1.08662152290344" calcext:value-type="float">
            <text:p>1,08662152290344</text:p>
          </table:table-cell>
          <table:table-cell office:value-type="float" office:value="0.957201182842255" calcext:value-type="float">
            <text:p>0,957201182842255</text:p>
          </table:table-cell>
          <table:table-cell office:value-type="float" office:value="1.19590330123901" calcext:value-type="float">
            <text:p>1,19590330123901</text:p>
          </table:table-cell>
          <table:table-cell office:value-type="float" office:value="1.1896378993988" calcext:value-type="float">
            <text:p>1,1896378993988</text:p>
          </table:table-cell>
          <table:table-cell office:value-type="float" office:value="1.56625771522522" calcext:value-type="float">
            <text:p>1,56625771522522</text:p>
          </table:table-cell>
          <table:table-cell office:value-type="float" office:value="1.20433139801025" calcext:value-type="float">
            <text:p>1,20433139801025</text:p>
          </table:table-cell>
          <table:table-cell office:value-type="float" office:value="1.15068173408508" calcext:value-type="float">
            <text:p>1,15068173408508</text:p>
          </table:table-cell>
          <table:table-cell office:value-type="float" office:value="2.22381496429443" calcext:value-type="float">
            <text:p>2,22381496429443</text:p>
          </table:table-cell>
          <table:table-cell office:value-type="float" office:value="1.18989598751068" calcext:value-type="float">
            <text:p>1,18989598751068</text:p>
          </table:table-cell>
        </table:table-row>
        <table:table-row table:style-name="ro1">
          <table:table-cell office:value-type="float" office:value="1.27423" calcext:value-type="float">
            <text:p>1,27423</text:p>
          </table:table-cell>
          <table:table-cell office:value-type="float" office:value="1.23824548721313" calcext:value-type="float">
            <text:p>1,23824548721313</text:p>
          </table:table-cell>
          <table:table-cell office:value-type="float" office:value="1.10549128055573" calcext:value-type="float">
            <text:p>1,10549128055573</text:p>
          </table:table-cell>
          <table:table-cell office:value-type="float" office:value="1.00337278842926" calcext:value-type="float">
            <text:p>1,00337278842926</text:p>
          </table:table-cell>
          <table:table-cell office:value-type="float" office:value="1.06989800930023" calcext:value-type="float">
            <text:p>1,06989800930023</text:p>
          </table:table-cell>
          <table:table-cell office:value-type="float" office:value="1.2264289855957" calcext:value-type="float">
            <text:p>1,2264289855957</text:p>
          </table:table-cell>
          <table:table-cell office:value-type="float" office:value="1.32071316242218" calcext:value-type="float">
            <text:p>1,32071316242218</text:p>
          </table:table-cell>
          <table:table-cell office:value-type="float" office:value="1.32937967777252" calcext:value-type="float">
            <text:p>1,32937967777252</text:p>
          </table:table-cell>
          <table:table-cell office:value-type="float" office:value="1.22243332862854" calcext:value-type="float">
            <text:p>1,22243332862854</text:p>
          </table:table-cell>
          <table:table-cell office:value-type="float" office:value="2.00193905830383" calcext:value-type="float">
            <text:p>2,00193905830383</text:p>
          </table:table-cell>
          <table:table-cell office:value-type="float" office:value="1.2244348526001" calcext:value-type="float">
            <text:p>1,2244348526001</text:p>
          </table:table-cell>
        </table:table-row>
        <table:table-row table:style-name="ro1">
          <table:table-cell office:value-type="float" office:value="1.811" calcext:value-type="float">
            <text:p>1,811</text:p>
          </table:table-cell>
          <table:table-cell office:value-type="float" office:value="1.78560781478882" calcext:value-type="float">
            <text:p>1,78560781478882</text:p>
          </table:table-cell>
          <table:table-cell office:value-type="float" office:value="1.65871000289917" calcext:value-type="float">
            <text:p>1,65871000289917</text:p>
          </table:table-cell>
          <table:table-cell office:value-type="float" office:value="1.5899453163147" calcext:value-type="float">
            <text:p>1,5899453163147</text:p>
          </table:table-cell>
          <table:table-cell office:value-type="float" office:value="1.66102111339569" calcext:value-type="float">
            <text:p>1,66102111339569</text:p>
          </table:table-cell>
          <table:table-cell office:value-type="float" office:value="1.88820028305054" calcext:value-type="float">
            <text:p>1,88820028305054</text:p>
          </table:table-cell>
          <table:table-cell office:value-type="float" office:value="1.77198958396912" calcext:value-type="float">
            <text:p>1,77198958396912</text:p>
          </table:table-cell>
          <table:table-cell office:value-type="float" office:value="1.90034508705139" calcext:value-type="float">
            <text:p>1,90034508705139</text:p>
          </table:table-cell>
          <table:table-cell office:value-type="float" office:value="1.79581081867218" calcext:value-type="float">
            <text:p>1,79581081867218</text:p>
          </table:table-cell>
          <table:table-cell office:value-type="float" office:value="2.27526998519897" calcext:value-type="float">
            <text:p>2,27526998519897</text:p>
          </table:table-cell>
          <table:table-cell office:value-type="float" office:value="1.78312599658966" calcext:value-type="float">
            <text:p>1,78312599658966</text:p>
          </table:table-cell>
        </table:table-row>
        <table:table-row table:style-name="ro1">
          <table:table-cell office:value-type="float" office:value="1.88826" calcext:value-type="float">
            <text:p>1,88826</text:p>
          </table:table-cell>
          <table:table-cell office:value-type="float" office:value="1.74423825740814" calcext:value-type="float">
            <text:p>1,74423825740814</text:p>
          </table:table-cell>
          <table:table-cell office:value-type="float" office:value="1.61709856987" calcext:value-type="float">
            <text:p>1,61709856987</text:p>
          </table:table-cell>
          <table:table-cell office:value-type="float" office:value="1.56764435768127" calcext:value-type="float">
            <text:p>1,56764435768127</text:p>
          </table:table-cell>
          <table:table-cell office:value-type="float" office:value="1.80444467067719" calcext:value-type="float">
            <text:p>1,80444467067719</text:p>
          </table:table-cell>
          <table:table-cell office:value-type="float" office:value="1.93429744243622" calcext:value-type="float">
            <text:p>1,93429744243622</text:p>
          </table:table-cell>
          <table:table-cell office:value-type="float" office:value="2.47068810462952" calcext:value-type="float">
            <text:p>2,47068810462952</text:p>
          </table:table-cell>
          <table:table-cell office:value-type="float" office:value="1.86383700370789" calcext:value-type="float">
            <text:p>1,86383700370789</text:p>
          </table:table-cell>
          <table:table-cell office:value-type="float" office:value="1.72129416465759" calcext:value-type="float">
            <text:p>1,72129416465759</text:p>
          </table:table-cell>
          <table:table-cell office:value-type="float" office:value="2.36311745643616" calcext:value-type="float">
            <text:p>2,36311745643616</text:p>
          </table:table-cell>
          <table:table-cell office:value-type="float" office:value="1.79593646526337" calcext:value-type="float">
            <text:p>1,79593646526337</text:p>
          </table:table-cell>
        </table:table-row>
        <table:table-row table:style-name="ro1">
          <table:table-cell office:value-type="float" office:value="1.66905" calcext:value-type="float">
            <text:p>1,66905</text:p>
          </table:table-cell>
          <table:table-cell office:value-type="float" office:value="1.53686368465424" calcext:value-type="float">
            <text:p>1,53686368465424</text:p>
          </table:table-cell>
          <table:table-cell office:value-type="float" office:value="1.39984369277954" calcext:value-type="float">
            <text:p>1,39984369277954</text:p>
          </table:table-cell>
          <table:table-cell office:value-type="float" office:value="1.32589507102966" calcext:value-type="float">
            <text:p>1,32589507102966</text:p>
          </table:table-cell>
          <table:table-cell office:value-type="float" office:value="1.44243586063385" calcext:value-type="float">
            <text:p>1,44243586063385</text:p>
          </table:table-cell>
          <table:table-cell office:value-type="float" office:value="1.64820408821106" calcext:value-type="float">
            <text:p>1,64820408821106</text:p>
          </table:table-cell>
          <table:table-cell office:value-type="float" office:value="2.45324921607971" calcext:value-type="float">
            <text:p>2,45324921607971</text:p>
          </table:table-cell>
          <table:table-cell office:value-type="float" office:value="1.62899816036224" calcext:value-type="float">
            <text:p>1,62899816036224</text:p>
          </table:table-cell>
          <table:table-cell office:value-type="float" office:value="1.5529797077179" calcext:value-type="float">
            <text:p>1,5529797077179</text:p>
          </table:table-cell>
          <table:table-cell office:value-type="float" office:value="2.13973593711853" calcext:value-type="float">
            <text:p>2,13973593711853</text:p>
          </table:table-cell>
          <table:table-cell office:value-type="float" office:value="1.56229197978973" calcext:value-type="float">
            <text:p>1,56229197978973</text:p>
          </table:table-cell>
        </table:table-row>
        <table:table-row table:style-name="ro1">
          <table:table-cell office:value-type="float" office:value="1.39226" calcext:value-type="float">
            <text:p>1,39226</text:p>
          </table:table-cell>
          <table:table-cell office:value-type="float" office:value="1.21979546546936" calcext:value-type="float">
            <text:p>1,21979546546936</text:p>
          </table:table-cell>
          <table:table-cell office:value-type="float" office:value="1.11961925029755" calcext:value-type="float">
            <text:p>1,11961925029755</text:p>
          </table:table-cell>
          <table:table-cell office:value-type="float" office:value="1.05145525932312" calcext:value-type="float">
            <text:p>1,05145525932312</text:p>
          </table:table-cell>
          <table:table-cell office:value-type="float" office:value="1.15096187591553" calcext:value-type="float">
            <text:p>1,15096187591553</text:p>
          </table:table-cell>
          <table:table-cell office:value-type="float" office:value="1.29894649982452" calcext:value-type="float">
            <text:p>1,29894649982452</text:p>
          </table:table-cell>
          <table:table-cell office:value-type="float" office:value="2.27591180801392" calcext:value-type="float">
            <text:p>2,27591180801392</text:p>
          </table:table-cell>
          <table:table-cell office:value-type="float" office:value="1.30507504940033" calcext:value-type="float">
            <text:p>1,30507504940033</text:p>
          </table:table-cell>
          <table:table-cell office:value-type="float" office:value="1.27261209487915" calcext:value-type="float">
            <text:p>1,27261209487915</text:p>
          </table:table-cell>
          <table:table-cell office:value-type="float" office:value="1.96756362915039" calcext:value-type="float">
            <text:p>1,96756362915039</text:p>
          </table:table-cell>
          <table:table-cell office:value-type="float" office:value="1.26063883304596" calcext:value-type="float">
            <text:p>1,26063883304596</text:p>
          </table:table-cell>
        </table:table-row>
        <table:table-row table:style-name="ro1">
          <table:table-cell office:value-type="float" office:value="1.05795" calcext:value-type="float">
            <text:p>1,05795</text:p>
          </table:table-cell>
          <table:table-cell office:value-type="float" office:value="1.17155015468597" calcext:value-type="float">
            <text:p>1,17155015468597</text:p>
          </table:table-cell>
          <table:table-cell office:value-type="float" office:value="0.824263870716095" calcext:value-type="float">
            <text:p>0,824263870716095</text:p>
          </table:table-cell>
          <table:table-cell office:value-type="float" office:value="0.796607553958893" calcext:value-type="float">
            <text:p>0,796607553958893</text:p>
          </table:table-cell>
          <table:table-cell office:value-type="float" office:value="0.828153729438782" calcext:value-type="float">
            <text:p>0,828153729438782</text:p>
          </table:table-cell>
          <table:table-cell office:value-type="float" office:value="1.15193367004395" calcext:value-type="float">
            <text:p>1,15193367004395</text:p>
          </table:table-cell>
          <table:table-cell office:value-type="float" office:value="1.26323509216309" calcext:value-type="float">
            <text:p>1,26323509216309</text:p>
          </table:table-cell>
          <table:table-cell office:value-type="float" office:value="1.09209406375885" calcext:value-type="float">
            <text:p>1,09209406375885</text:p>
          </table:table-cell>
          <table:table-cell office:value-type="float" office:value="1.01578068733215" calcext:value-type="float">
            <text:p>1,01578068733215</text:p>
          </table:table-cell>
          <table:table-cell office:value-type="float" office:value="1.42625916004181" calcext:value-type="float">
            <text:p>1,42625916004181</text:p>
          </table:table-cell>
          <table:table-cell office:value-type="float" office:value="1.00962579250336" calcext:value-type="float">
            <text:p>1,00962579250336</text:p>
          </table:table-cell>
        </table:table-row>
        <table:table-row table:style-name="ro1">
          <table:table-cell office:value-type="float" office:value="1.06944" calcext:value-type="float">
            <text:p>1,06944</text:p>
          </table:table-cell>
          <table:table-cell office:value-type="float" office:value="1.16480088233948" calcext:value-type="float">
            <text:p>1,16480088233948</text:p>
          </table:table-cell>
          <table:table-cell office:value-type="float" office:value="0.887327373027802" calcext:value-type="float">
            <text:p>0,887327373027802</text:p>
          </table:table-cell>
          <table:table-cell office:value-type="float" office:value="0.797356307506561" calcext:value-type="float">
            <text:p>0,797356307506561</text:p>
          </table:table-cell>
          <table:table-cell office:value-type="float" office:value="0.849746704101563" calcext:value-type="float">
            <text:p>0,849746704101563</text:p>
          </table:table-cell>
          <table:table-cell office:value-type="float" office:value="1.16789221763611" calcext:value-type="float">
            <text:p>1,16789221763611</text:p>
          </table:table-cell>
          <table:table-cell office:value-type="float" office:value="1.11047542095184" calcext:value-type="float">
            <text:p>1,11047542095184</text:p>
          </table:table-cell>
          <table:table-cell office:value-type="float" office:value="1.03402936458588" calcext:value-type="float">
            <text:p>1,03402936458588</text:p>
          </table:table-cell>
          <table:table-cell office:value-type="float" office:value="1.04635727405548" calcext:value-type="float">
            <text:p>1,04635727405548</text:p>
          </table:table-cell>
          <table:table-cell office:value-type="float" office:value="1.53789436817169" calcext:value-type="float">
            <text:p>1,53789436817169</text:p>
          </table:table-cell>
          <table:table-cell office:value-type="float" office:value="1.09847295284271" calcext:value-type="float">
            <text:p>1,09847295284271</text:p>
          </table:table-cell>
        </table:table-row>
        <table:table-row table:style-name="ro1">
          <table:table-cell office:value-type="float" office:value="0.805119" calcext:value-type="float">
            <text:p>0,805119</text:p>
          </table:table-cell>
          <table:table-cell office:value-type="float" office:value="0.974120318889618" calcext:value-type="float">
            <text:p>0,974120318889618</text:p>
          </table:table-cell>
          <table:table-cell office:value-type="float" office:value="0.700598537921906" calcext:value-type="float">
            <text:p>0,700598537921906</text:p>
          </table:table-cell>
          <table:table-cell office:value-type="float" office:value="0.608936727046967" calcext:value-type="float">
            <text:p>0,608936727046967</text:p>
          </table:table-cell>
          <table:table-cell office:value-type="float" office:value="0.720234036445618" calcext:value-type="float">
            <text:p>0,720234036445618</text:p>
          </table:table-cell>
          <table:table-cell office:value-type="float" office:value="0.873488068580627" calcext:value-type="float">
            <text:p>0,873488068580627</text:p>
          </table:table-cell>
          <table:table-cell office:value-type="float" office:value="0.895703196525574" calcext:value-type="float">
            <text:p>0,895703196525574</text:p>
          </table:table-cell>
          <table:table-cell office:value-type="float" office:value="0.728211343288422" calcext:value-type="float">
            <text:p>0,728211343288422</text:p>
          </table:table-cell>
          <table:table-cell office:value-type="float" office:value="0.870341002941132" calcext:value-type="float">
            <text:p>0,870341002941132</text:p>
          </table:table-cell>
          <table:table-cell office:value-type="float" office:value="0.867056667804718" calcext:value-type="float">
            <text:p>0,867056667804718</text:p>
          </table:table-cell>
          <table:table-cell office:value-type="float" office:value="0.812497079372406" calcext:value-type="float">
            <text:p>0,812497079372406</text:p>
          </table:table-cell>
        </table:table-row>
        <table:table-row table:style-name="ro1">
          <table:table-cell office:value-type="float" office:value="0.839911" calcext:value-type="float">
            <text:p>0,839911</text:p>
          </table:table-cell>
          <table:table-cell office:value-type="float" office:value="1.0407418012619" calcext:value-type="float">
            <text:p>1,0407418012619</text:p>
          </table:table-cell>
          <table:table-cell office:value-type="float" office:value="0.765869498252869" calcext:value-type="float">
            <text:p>0,765869498252869</text:p>
          </table:table-cell>
          <table:table-cell office:value-type="float" office:value="0.628163516521454" calcext:value-type="float">
            <text:p>0,628163516521454</text:p>
          </table:table-cell>
          <table:table-cell office:value-type="float" office:value="0.752490222454071" calcext:value-type="float">
            <text:p>0,752490222454071</text:p>
          </table:table-cell>
          <table:table-cell office:value-type="float" office:value="0.94397360086441" calcext:value-type="float">
            <text:p>0,94397360086441</text:p>
          </table:table-cell>
          <table:table-cell office:value-type="float" office:value="0.91247296333313" calcext:value-type="float">
            <text:p>0,91247296333313</text:p>
          </table:table-cell>
          <table:table-cell office:value-type="float" office:value="0.725282967090607" calcext:value-type="float">
            <text:p>0,725282967090607</text:p>
          </table:table-cell>
          <table:table-cell office:value-type="float" office:value="0.947897136211395" calcext:value-type="float">
            <text:p>0,947897136211395</text:p>
          </table:table-cell>
          <table:table-cell office:value-type="float" office:value="0.885581195354462" calcext:value-type="float">
            <text:p>0,885581195354462</text:p>
          </table:table-cell>
          <table:table-cell office:value-type="float" office:value="0.796635150909424" calcext:value-type="float">
            <text:p>0,796635150909424</text:p>
          </table:table-cell>
        </table:table-row>
        <table:table-row table:style-name="ro1">
          <table:table-cell office:value-type="float" office:value="0.893312" calcext:value-type="float">
            <text:p>0,893312</text:p>
          </table:table-cell>
          <table:table-cell office:value-type="float" office:value="1.38266682624817" calcext:value-type="float">
            <text:p>1,38266682624817</text:p>
          </table:table-cell>
          <table:table-cell office:value-type="float" office:value="0.875177145004272" calcext:value-type="float">
            <text:p>0,875177145004272</text:p>
          </table:table-cell>
          <table:table-cell office:value-type="float" office:value="0.659357726573944" calcext:value-type="float">
            <text:p>0,659357726573944</text:p>
          </table:table-cell>
          <table:table-cell office:value-type="float" office:value="0.701486587524414" calcext:value-type="float">
            <text:p>0,701486587524414</text:p>
          </table:table-cell>
          <table:table-cell office:value-type="float" office:value="1.0308758020401" calcext:value-type="float">
            <text:p>1,0308758020401</text:p>
          </table:table-cell>
          <table:table-cell office:value-type="float" office:value="0.926185131072998" calcext:value-type="float">
            <text:p>0,926185131072998</text:p>
          </table:table-cell>
          <table:table-cell office:value-type="float" office:value="0.799472630023956" calcext:value-type="float">
            <text:p>0,799472630023956</text:p>
          </table:table-cell>
          <table:table-cell office:value-type="float" office:value="0.967605650424957" calcext:value-type="float">
            <text:p>0,967605650424957</text:p>
          </table:table-cell>
          <table:table-cell office:value-type="float" office:value="0.807746529579163" calcext:value-type="float">
            <text:p>0,807746529579163</text:p>
          </table:table-cell>
          <table:table-cell office:value-type="float" office:value="0.782544612884522" calcext:value-type="float">
            <text:p>0,782544612884522</text:p>
          </table:table-cell>
        </table:table-row>
        <table:table-row table:style-name="ro1">
          <table:table-cell office:value-type="float" office:value="0.723422" calcext:value-type="float">
            <text:p>0,723422</text:p>
          </table:table-cell>
          <table:table-cell office:value-type="float" office:value="0.894650101661682" calcext:value-type="float">
            <text:p>0,894650101661682</text:p>
          </table:table-cell>
          <table:table-cell office:value-type="float" office:value="0.630392909049988" calcext:value-type="float">
            <text:p>0,630392909049988</text:p>
          </table:table-cell>
          <table:table-cell office:value-type="float" office:value="0.61148989200592" calcext:value-type="float">
            <text:p>0,61148989200592</text:p>
          </table:table-cell>
          <table:table-cell office:value-type="float" office:value="0.669057190418243" calcext:value-type="float">
            <text:p>0,669057190418243</text:p>
          </table:table-cell>
          <table:table-cell office:value-type="float" office:value="0.783057451248169" calcext:value-type="float">
            <text:p>0,783057451248169</text:p>
          </table:table-cell>
          <table:table-cell office:value-type="float" office:value="0.757124125957489" calcext:value-type="float">
            <text:p>0,757124125957489</text:p>
          </table:table-cell>
          <table:table-cell office:value-type="float" office:value="0.73295271396637" calcext:value-type="float">
            <text:p>0,73295271396637</text:p>
          </table:table-cell>
          <table:table-cell office:value-type="float" office:value="0.807924091815949" calcext:value-type="float">
            <text:p>0,807924091815949</text:p>
          </table:table-cell>
          <table:table-cell office:value-type="float" office:value="0.63967490196228" calcext:value-type="float">
            <text:p>0,63967490196228</text:p>
          </table:table-cell>
          <table:table-cell office:value-type="float" office:value="0.707901477813721" calcext:value-type="float">
            <text:p>0,707901477813721</text:p>
          </table:table-cell>
        </table:table-row>
        <table:table-row table:style-name="ro1">
          <table:table-cell office:value-type="float" office:value="0.698413" calcext:value-type="float">
            <text:p>0,698413</text:p>
          </table:table-cell>
          <table:table-cell office:value-type="float" office:value="0.924377858638763" calcext:value-type="float">
            <text:p>0,924377858638763</text:p>
          </table:table-cell>
          <table:table-cell office:value-type="float" office:value="0.550649285316467" calcext:value-type="float">
            <text:p>0,550649285316467</text:p>
          </table:table-cell>
          <table:table-cell office:value-type="float" office:value="0.617557883262634" calcext:value-type="float">
            <text:p>0,617557883262634</text:p>
          </table:table-cell>
          <table:table-cell office:value-type="float" office:value="0.649936199188232" calcext:value-type="float">
            <text:p>0,649936199188232</text:p>
          </table:table-cell>
          <table:table-cell office:value-type="float" office:value="0.716083645820618" calcext:value-type="float">
            <text:p>0,716083645820618</text:p>
          </table:table-cell>
          <table:table-cell office:value-type="float" office:value="0.761387646198273" calcext:value-type="float">
            <text:p>0,761387646198273</text:p>
          </table:table-cell>
          <table:table-cell office:value-type="float" office:value="0.670782327651978" calcext:value-type="float">
            <text:p>0,670782327651978</text:p>
          </table:table-cell>
          <table:table-cell office:value-type="float" office:value="0.773169279098511" calcext:value-type="float">
            <text:p>0,773169279098511</text:p>
          </table:table-cell>
          <table:table-cell office:value-type="float" office:value="0.674621641635895" calcext:value-type="float">
            <text:p>0,674621641635895</text:p>
          </table:table-cell>
          <table:table-cell office:value-type="float" office:value="0.645563244819641" calcext:value-type="float">
            <text:p>0,645563244819641</text:p>
          </table:table-cell>
        </table:table-row>
        <table:table-row table:style-name="ro1">
          <table:table-cell office:value-type="float" office:value="0.646372" calcext:value-type="float">
            <text:p>0,646372</text:p>
          </table:table-cell>
          <table:table-cell office:value-type="float" office:value="0.789176404476166" calcext:value-type="float">
            <text:p>0,789176404476166</text:p>
          </table:table-cell>
          <table:table-cell office:value-type="float" office:value="0.520682513713837" calcext:value-type="float">
            <text:p>0,520682513713837</text:p>
          </table:table-cell>
          <table:table-cell office:value-type="float" office:value="0.572335958480835" calcext:value-type="float">
            <text:p>0,572335958480835</text:p>
          </table:table-cell>
          <table:table-cell office:value-type="float" office:value="0.59283572435379" calcext:value-type="float">
            <text:p>0,59283572435379</text:p>
          </table:table-cell>
          <table:table-cell office:value-type="float" office:value="0.690358102321625" calcext:value-type="float">
            <text:p>0,690358102321625</text:p>
          </table:table-cell>
          <table:table-cell office:value-type="float" office:value="0.707572221755981" calcext:value-type="float">
            <text:p>0,707572221755981</text:p>
          </table:table-cell>
          <table:table-cell office:value-type="float" office:value="0.624488651752472" calcext:value-type="float">
            <text:p>0,624488651752472</text:p>
          </table:table-cell>
          <table:table-cell office:value-type="float" office:value="0.693709850311279" calcext:value-type="float">
            <text:p>0,693709850311279</text:p>
          </table:table-cell>
          <table:table-cell office:value-type="float" office:value="0.63599556684494" calcext:value-type="float">
            <text:p>0,63599556684494</text:p>
          </table:table-cell>
          <table:table-cell office:value-type="float" office:value="0.636563062667847" calcext:value-type="float">
            <text:p>0,636563062667847</text:p>
          </table:table-cell>
        </table:table-row>
        <table:table-row table:style-name="ro1">
          <table:table-cell office:value-type="float" office:value="0.663297" calcext:value-type="float">
            <text:p>0,663297</text:p>
          </table:table-cell>
          <table:table-cell office:value-type="float" office:value="0.811008453369141" calcext:value-type="float">
            <text:p>0,811008453369141</text:p>
          </table:table-cell>
          <table:table-cell office:value-type="float" office:value="0.549867987632751" calcext:value-type="float">
            <text:p>0,549867987632751</text:p>
          </table:table-cell>
          <table:table-cell office:value-type="float" office:value="0.610410571098328" calcext:value-type="float">
            <text:p>0,610410571098328</text:p>
          </table:table-cell>
          <table:table-cell office:value-type="float" office:value="0.586037755012512" calcext:value-type="float">
            <text:p>0,586037755012512</text:p>
          </table:table-cell>
          <table:table-cell office:value-type="float" office:value="0.628602027893066" calcext:value-type="float">
            <text:p>0,628602027893066</text:p>
          </table:table-cell>
          <table:table-cell office:value-type="float" office:value="0.704158365726471" calcext:value-type="float">
            <text:p>0,704158365726471</text:p>
          </table:table-cell>
          <table:table-cell office:value-type="float" office:value="0.627240061759949" calcext:value-type="float">
            <text:p>0,627240061759949</text:p>
          </table:table-cell>
          <table:table-cell office:value-type="float" office:value="0.779556274414063" calcext:value-type="float">
            <text:p>0,779556274414063</text:p>
          </table:table-cell>
          <table:table-cell office:value-type="float" office:value="0.69679319858551" calcext:value-type="float">
            <text:p>0,69679319858551</text:p>
          </table:table-cell>
          <table:table-cell office:value-type="float" office:value="0.639292359352112" calcext:value-type="float">
            <text:p>0,639292359352112</text:p>
          </table:table-cell>
        </table:table-row>
        <table:table-row table:style-name="ro1">
          <table:table-cell office:value-type="float" office:value="0.653878" calcext:value-type="float">
            <text:p>0,653878</text:p>
          </table:table-cell>
          <table:table-cell office:value-type="float" office:value="0.759353816509247" calcext:value-type="float">
            <text:p>0,759353816509247</text:p>
          </table:table-cell>
          <table:table-cell office:value-type="float" office:value="0.536918342113495" calcext:value-type="float">
            <text:p>0,536918342113495</text:p>
          </table:table-cell>
          <table:table-cell office:value-type="float" office:value="0.610858261585236" calcext:value-type="float">
            <text:p>0,610858261585236</text:p>
          </table:table-cell>
          <table:table-cell office:value-type="float" office:value="0.584835588932037" calcext:value-type="float">
            <text:p>0,584835588932037</text:p>
          </table:table-cell>
          <table:table-cell office:value-type="float" office:value="0.625796377658844" calcext:value-type="float">
            <text:p>0,625796377658844</text:p>
          </table:table-cell>
          <table:table-cell office:value-type="float" office:value="0.745046377182007" calcext:value-type="float">
            <text:p>0,745046377182007</text:p>
          </table:table-cell>
          <table:table-cell office:value-type="float" office:value="0.564349114894867" calcext:value-type="float">
            <text:p>0,564349114894867</text:p>
          </table:table-cell>
          <table:table-cell office:value-type="float" office:value="0.772773861885071" calcext:value-type="float">
            <text:p>0,772773861885071</text:p>
          </table:table-cell>
          <table:table-cell office:value-type="float" office:value="0.677426993846893" calcext:value-type="float">
            <text:p>0,677426993846893</text:p>
          </table:table-cell>
          <table:table-cell office:value-type="float" office:value="0.661423802375793" calcext:value-type="float">
            <text:p>0,661423802375793</text:p>
          </table:table-cell>
        </table:table-row>
        <table:table-row table:style-name="ro1">
          <table:table-cell office:value-type="float" office:value="0.695127" calcext:value-type="float">
            <text:p>0,695127</text:p>
          </table:table-cell>
          <table:table-cell office:value-type="float" office:value="0.833925187587738" calcext:value-type="float">
            <text:p>0,833925187587738</text:p>
          </table:table-cell>
          <table:table-cell office:value-type="float" office:value="0.586859703063965" calcext:value-type="float">
            <text:p>0,586859703063965</text:p>
          </table:table-cell>
          <table:table-cell office:value-type="float" office:value="0.663659632205963" calcext:value-type="float">
            <text:p>0,663659632205963</text:p>
          </table:table-cell>
          <table:table-cell office:value-type="float" office:value="0.628774523735046" calcext:value-type="float">
            <text:p>0,628774523735046</text:p>
          </table:table-cell>
          <table:table-cell office:value-type="float" office:value="0.653150022029877" calcext:value-type="float">
            <text:p>0,653150022029877</text:p>
          </table:table-cell>
          <table:table-cell office:value-type="float" office:value="0.773610949516296" calcext:value-type="float">
            <text:p>0,773610949516296</text:p>
          </table:table-cell>
          <table:table-cell office:value-type="float" office:value="0.629568994045258" calcext:value-type="float">
            <text:p>0,629568994045258</text:p>
          </table:table-cell>
          <table:table-cell office:value-type="float" office:value="0.761978149414063" calcext:value-type="float">
            <text:p>0,761978149414063</text:p>
          </table:table-cell>
          <table:table-cell office:value-type="float" office:value="0.755642414093018" calcext:value-type="float">
            <text:p>0,755642414093018</text:p>
          </table:table-cell>
          <table:table-cell office:value-type="float" office:value="0.664103090763092" calcext:value-type="float">
            <text:p>0,664103090763092</text:p>
          </table:table-cell>
        </table:table-row>
        <table:table-row table:style-name="ro1">
          <table:table-cell office:value-type="float" office:value="0.751976" calcext:value-type="float">
            <text:p>0,751976</text:p>
          </table:table-cell>
          <table:table-cell office:value-type="float" office:value="0.825656414031982" calcext:value-type="float">
            <text:p>0,825656414031982</text:p>
          </table:table-cell>
          <table:table-cell office:value-type="float" office:value="0.652723848819733" calcext:value-type="float">
            <text:p>0,652723848819733</text:p>
          </table:table-cell>
          <table:table-cell office:value-type="float" office:value="0.694124758243561" calcext:value-type="float">
            <text:p>0,694124758243561</text:p>
          </table:table-cell>
          <table:table-cell office:value-type="float" office:value="0.745766460895538" calcext:value-type="float">
            <text:p>0,745766460895538</text:p>
          </table:table-cell>
          <table:table-cell office:value-type="float" office:value="0.782137870788574" calcext:value-type="float">
            <text:p>0,782137870788574</text:p>
          </table:table-cell>
          <table:table-cell office:value-type="float" office:value="0.798780560493469" calcext:value-type="float">
            <text:p>0,798780560493469</text:p>
          </table:table-cell>
          <table:table-cell office:value-type="float" office:value="0.643073618412018" calcext:value-type="float">
            <text:p>0,643073618412018</text:p>
          </table:table-cell>
          <table:table-cell office:value-type="float" office:value="1.02268993854523" calcext:value-type="float">
            <text:p>1,02268993854523</text:p>
          </table:table-cell>
          <table:table-cell office:value-type="float" office:value="0.715572774410248" calcext:value-type="float">
            <text:p>0,715572774410248</text:p>
          </table:table-cell>
          <table:table-cell office:value-type="float" office:value="0.639229595661163" calcext:value-type="float">
            <text:p>0,639229595661163</text:p>
          </table:table-cell>
        </table:table-row>
        <table:table-row table:style-name="ro1">
          <table:table-cell office:value-type="float" office:value="1.01237" calcext:value-type="float">
            <text:p>1,01237</text:p>
          </table:table-cell>
          <table:table-cell office:value-type="float" office:value="0.98708438873291" calcext:value-type="float">
            <text:p>0,98708438873291</text:p>
          </table:table-cell>
          <table:table-cell office:value-type="float" office:value="0.880858421325684" calcext:value-type="float">
            <text:p>0,880858421325684</text:p>
          </table:table-cell>
          <table:table-cell office:value-type="float" office:value="0.879217326641083" calcext:value-type="float">
            <text:p>0,879217326641083</text:p>
          </table:table-cell>
          <table:table-cell office:value-type="float" office:value="0.941880643367767" calcext:value-type="float">
            <text:p>0,941880643367767</text:p>
          </table:table-cell>
          <table:table-cell office:value-type="float" office:value="0.958870768547058" calcext:value-type="float">
            <text:p>0,958870768547058</text:p>
          </table:table-cell>
          <table:table-cell office:value-type="float" office:value="0.962814450263977" calcext:value-type="float">
            <text:p>0,962814450263977</text:p>
          </table:table-cell>
          <table:table-cell office:value-type="float" office:value="0.948979139328003" calcext:value-type="float">
            <text:p>0,948979139328003</text:p>
          </table:table-cell>
          <table:table-cell office:value-type="float" office:value="1.71956849098206" calcext:value-type="float">
            <text:p>1,71956849098206</text:p>
          </table:table-cell>
          <table:table-cell office:value-type="float" office:value="0.954962313175201" calcext:value-type="float">
            <text:p>0,954962313175201</text:p>
          </table:table-cell>
          <table:table-cell office:value-type="float" office:value="0.889457702636719" calcext:value-type="float">
            <text:p>0,889457702636719</text:p>
          </table:table-cell>
        </table:table-row>
        <table:table-row table:style-name="ro1">
          <table:table-cell office:value-type="float" office:value="1.17156" calcext:value-type="float">
            <text:p>1,17156</text:p>
          </table:table-cell>
          <table:table-cell office:value-type="float" office:value="1.44753849506378" calcext:value-type="float">
            <text:p>1,44753849506378</text:p>
          </table:table-cell>
          <table:table-cell office:value-type="float" office:value="0.975859820842743" calcext:value-type="float">
            <text:p>0,975859820842743</text:p>
          </table:table-cell>
          <table:table-cell office:value-type="float" office:value="0.998764336109161" calcext:value-type="float">
            <text:p>0,998764336109161</text:p>
          </table:table-cell>
          <table:table-cell office:value-type="float" office:value="0.993695318698883" calcext:value-type="float">
            <text:p>0,993695318698883</text:p>
          </table:table-cell>
          <table:table-cell office:value-type="float" office:value="0.974209249019623" calcext:value-type="float">
            <text:p>0,974209249019623</text:p>
          </table:table-cell>
          <table:table-cell office:value-type="float" office:value="1.23777961730957" calcext:value-type="float">
            <text:p>1,23777961730957</text:p>
          </table:table-cell>
          <table:table-cell office:value-type="float" office:value="1.04376447200775" calcext:value-type="float">
            <text:p>1,04376447200775</text:p>
          </table:table-cell>
          <table:table-cell office:value-type="float" office:value="2.04287624359131" calcext:value-type="float">
            <text:p>2,04287624359131</text:p>
          </table:table-cell>
          <table:table-cell office:value-type="float" office:value="0.998311698436737" calcext:value-type="float">
            <text:p>0,998311698436737</text:p>
          </table:table-cell>
          <table:table-cell office:value-type="float" office:value="1.00281715393066" calcext:value-type="float">
            <text:p>1,00281715393066</text:p>
          </table:table-cell>
        </table:table-row>
        <table:table-row table:style-name="ro1">
          <table:table-cell office:value-type="float" office:value="1.42234" calcext:value-type="float">
            <text:p>1,42234</text:p>
          </table:table-cell>
          <table:table-cell office:value-type="float" office:value="1.54589664936066" calcext:value-type="float">
            <text:p>1,54589664936066</text:p>
          </table:table-cell>
          <table:table-cell office:value-type="float" office:value="1.11456155776978" calcext:value-type="float">
            <text:p>1,11456155776978</text:p>
          </table:table-cell>
          <table:table-cell office:value-type="float" office:value="1.2218986749649" calcext:value-type="float">
            <text:p>1,2218986749649</text:p>
          </table:table-cell>
          <table:table-cell office:value-type="float" office:value="1.0556126832962" calcext:value-type="float">
            <text:p>1,0556126832962</text:p>
          </table:table-cell>
          <table:table-cell office:value-type="float" office:value="1.18453538417816" calcext:value-type="float">
            <text:p>1,18453538417816</text:p>
          </table:table-cell>
          <table:table-cell office:value-type="float" office:value="1.66336667537689" calcext:value-type="float">
            <text:p>1,66336667537689</text:p>
          </table:table-cell>
          <table:table-cell office:value-type="float" office:value="1.12970232963562" calcext:value-type="float">
            <text:p>1,12970232963562</text:p>
          </table:table-cell>
          <table:table-cell office:value-type="float" office:value="3.00447702407837" calcext:value-type="float">
            <text:p>3,00447702407837</text:p>
          </table:table-cell>
          <table:table-cell office:value-type="float" office:value="1.18759477138519" calcext:value-type="float">
            <text:p>1,18759477138519</text:p>
          </table:table-cell>
          <table:table-cell office:value-type="float" office:value="1.11572933197021" calcext:value-type="float">
            <text:p>1,11572933197021</text:p>
          </table:table-cell>
        </table:table-row>
        <table:table-row table:style-name="ro1">
          <table:table-cell office:value-type="float" office:value="1.61344" calcext:value-type="float">
            <text:p>1,61344</text:p>
          </table:table-cell>
          <table:table-cell office:value-type="float" office:value="1.24831652641296" calcext:value-type="float">
            <text:p>1,24831652641296</text:p>
          </table:table-cell>
          <table:table-cell office:value-type="float" office:value="1.09541356563568" calcext:value-type="float">
            <text:p>1,09541356563568</text:p>
          </table:table-cell>
          <table:table-cell office:value-type="float" office:value="1.49030113220215" calcext:value-type="float">
            <text:p>1,49030113220215</text:p>
          </table:table-cell>
          <table:table-cell office:value-type="float" office:value="1.14580368995667" calcext:value-type="float">
            <text:p>1,14580368995667</text:p>
          </table:table-cell>
          <table:table-cell office:value-type="float" office:value="1.53324282169342" calcext:value-type="float">
            <text:p>1,53324282169342</text:p>
          </table:table-cell>
          <table:table-cell office:value-type="float" office:value="1.80108964443207" calcext:value-type="float">
            <text:p>1,80108964443207</text:p>
          </table:table-cell>
          <table:table-cell office:value-type="float" office:value="1.23218965530396" calcext:value-type="float">
            <text:p>1,23218965530396</text:p>
          </table:table-cell>
          <table:table-cell office:value-type="float" office:value="4.24547386169434" calcext:value-type="float">
            <text:p>4,24547386169434</text:p>
          </table:table-cell>
          <table:table-cell office:value-type="float" office:value="1.25932013988495" calcext:value-type="float">
            <text:p>1,25932013988495</text:p>
          </table:table-cell>
          <table:table-cell office:value-type="float" office:value="1.08320760726929" calcext:value-type="float">
            <text:p>1,08320760726929</text:p>
          </table:table-cell>
        </table:table-row>
        <table:table-row table:style-name="ro1">
          <table:table-cell office:value-type="float" office:value="2.14823" calcext:value-type="float">
            <text:p>2,14823</text:p>
          </table:table-cell>
          <table:table-cell office:value-type="float" office:value="1.56555557250977" calcext:value-type="float">
            <text:p>1,56555557250977</text:p>
          </table:table-cell>
          <table:table-cell office:value-type="float" office:value="1.32141864299774" calcext:value-type="float">
            <text:p>1,32141864299774</text:p>
          </table:table-cell>
          <table:table-cell office:value-type="float" office:value="1.7806351184845" calcext:value-type="float">
            <text:p>1,7806351184845</text:p>
          </table:table-cell>
          <table:table-cell office:value-type="float" office:value="1.48166978359222" calcext:value-type="float">
            <text:p>1,48166978359222</text:p>
          </table:table-cell>
          <table:table-cell office:value-type="float" office:value="2.13213396072388" calcext:value-type="float">
            <text:p>2,13213396072388</text:p>
          </table:table-cell>
          <table:table-cell office:value-type="float" office:value="2.57583236694336" calcext:value-type="float">
            <text:p>2,57583236694336</text:p>
          </table:table-cell>
          <table:table-cell office:value-type="float" office:value="1.45988821983337" calcext:value-type="float">
            <text:p>1,45988821983337</text:p>
          </table:table-cell>
          <table:table-cell office:value-type="float" office:value="5.78141593933106" calcext:value-type="float">
            <text:p>5,78141593933106</text:p>
          </table:table-cell>
          <table:table-cell office:value-type="float" office:value="1.50184154510498" calcext:value-type="float">
            <text:p>1,50184154510498</text:p>
          </table:table-cell>
          <table:table-cell office:value-type="float" office:value="1.88188898563385" calcext:value-type="float">
            <text:p>1,88188898563385</text:p>
          </table:table-cell>
        </table:table-row>
        <table:table-row table:style-name="ro1">
          <table:table-cell office:value-type="float" office:value="3.17837" calcext:value-type="float">
            <text:p>3,17837</text:p>
          </table:table-cell>
          <table:table-cell office:value-type="float" office:value="1.29535055160522" calcext:value-type="float">
            <text:p>1,29535055160522</text:p>
          </table:table-cell>
          <table:table-cell office:value-type="float" office:value="1.84921395778656" calcext:value-type="float">
            <text:p>1,84921395778656</text:p>
          </table:table-cell>
          <table:table-cell office:value-type="float" office:value="3.29730534553528" calcext:value-type="float">
            <text:p>3,29730534553528</text:p>
          </table:table-cell>
          <table:table-cell office:value-type="float" office:value="2.38013386726379" calcext:value-type="float">
            <text:p>2,38013386726379</text:p>
          </table:table-cell>
          <table:table-cell office:value-type="float" office:value="3.53662133216858" calcext:value-type="float">
            <text:p>3,53662133216858</text:p>
          </table:table-cell>
          <table:table-cell office:value-type="float" office:value="3.91934394836426" calcext:value-type="float">
            <text:p>3,91934394836426</text:p>
          </table:table-cell>
          <table:table-cell office:value-type="float" office:value="2.33210372924805" calcext:value-type="float">
            <text:p>2,33210372924805</text:p>
          </table:table-cell>
          <table:table-cell office:value-type="float" office:value="7.76409387588501" calcext:value-type="float">
            <text:p>7,76409387588501</text:p>
          </table:table-cell>
          <table:table-cell office:value-type="float" office:value="2.61749029159546" calcext:value-type="float">
            <text:p>2,61749029159546</text:p>
          </table:table-cell>
          <table:table-cell office:value-type="float" office:value="2.79209280014038" calcext:value-type="float">
            <text:p>2,79209280014038</text:p>
          </table:table-cell>
        </table:table-row>
        <table:table-row table:style-name="ro1">
          <table:table-cell office:value-type="float" office:value="4.1045" calcext:value-type="float">
            <text:p>4,1045</text:p>
          </table:table-cell>
          <table:table-cell office:value-type="float" office:value="2.08211874961853" calcext:value-type="float">
            <text:p>2,08211874961853</text:p>
          </table:table-cell>
          <table:table-cell office:value-type="float" office:value="1.63415145874023" calcext:value-type="float">
            <text:p>1,63415145874023</text:p>
          </table:table-cell>
          <table:table-cell office:value-type="float" office:value="3.79675960540771" calcext:value-type="float">
            <text:p>3,79675960540771</text:p>
          </table:table-cell>
          <table:table-cell office:value-type="float" office:value="3.4105110168457" calcext:value-type="float">
            <text:p>3,4105110168457</text:p>
          </table:table-cell>
          <table:table-cell office:value-type="float" office:value="5.10846471786499" calcext:value-type="float">
            <text:p>5,10846471786499</text:p>
          </table:table-cell>
          <table:table-cell office:value-type="float" office:value="4.57188940048218" calcext:value-type="float">
            <text:p>4,57188940048218</text:p>
          </table:table-cell>
          <table:table-cell office:value-type="float" office:value="3.5279586315155" calcext:value-type="float">
            <text:p>3,5279586315155</text:p>
          </table:table-cell>
          <table:table-cell office:value-type="float" office:value="9.12447071075439" calcext:value-type="float">
            <text:p>9,12447071075439</text:p>
          </table:table-cell>
          <table:table-cell office:value-type="float" office:value="3.96388387680054" calcext:value-type="float">
            <text:p>3,96388387680054</text:p>
          </table:table-cell>
          <table:table-cell office:value-type="float" office:value="3.82476162910461" calcext:value-type="float">
            <text:p>3,82476162910461</text:p>
          </table:table-cell>
        </table:table-row>
      </table:table>
      <table:table table:name="drer_rmsf" table:style-name="ta1">
        <table:table-column table:style-name="co2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row table:style-name="ro1">
          <table:table-cell office:value-type="float" office:value="3.49773" calcext:value-type="float">
            <text:p>3,49773</text:p>
          </table:table-cell>
          <table:table-cell office:value-type="float" office:value="2.86753582954407" calcext:value-type="float">
            <text:p>2,86753582954407</text:p>
          </table:table-cell>
          <table:table-cell office:value-type="float" office:value="2.9025571346283" calcext:value-type="float">
            <text:p>2,9025571346283</text:p>
          </table:table-cell>
          <table:table-cell office:value-type="float" office:value="3.54286980628967" calcext:value-type="float">
            <text:p>3,54286980628967</text:p>
          </table:table-cell>
          <table:table-cell office:value-type="float" office:value="3.07332897186279" calcext:value-type="float">
            <text:p>3,07332897186279</text:p>
          </table:table-cell>
          <table:table-cell office:value-type="float" office:value="2.72217750549316" calcext:value-type="float">
            <text:p>2,72217750549316</text:p>
          </table:table-cell>
          <table:table-cell office:value-type="float" office:value="5.78222513198853" calcext:value-type="float">
            <text:p>5,78222513198853</text:p>
          </table:table-cell>
          <table:table-cell office:value-type="float" office:value="3.34208154678345" calcext:value-type="float">
            <text:p>3,34208154678345</text:p>
          </table:table-cell>
          <table:table-cell office:value-type="float" office:value="3.53183507919312" calcext:value-type="float">
            <text:p>3,53183507919312</text:p>
          </table:table-cell>
          <table:table-cell office:value-type="float" office:value="3.47284984588623" calcext:value-type="float">
            <text:p>3,47284984588623</text:p>
          </table:table-cell>
          <table:table-cell office:value-type="float" office:value="3.73980832099915" calcext:value-type="float">
            <text:p>3,73980832099915</text:p>
          </table:table-cell>
        </table:table-row>
        <table:table-row table:style-name="ro1">
          <table:table-cell office:value-type="float" office:value="2.46398" calcext:value-type="float">
            <text:p>2,46398</text:p>
          </table:table-cell>
          <table:table-cell office:value-type="float" office:value="1.88616287708282" calcext:value-type="float">
            <text:p>1,88616287708282</text:p>
          </table:table-cell>
          <table:table-cell office:value-type="float" office:value="2.08678102493286" calcext:value-type="float">
            <text:p>2,08678102493286</text:p>
          </table:table-cell>
          <table:table-cell office:value-type="float" office:value="2.54843258857727" calcext:value-type="float">
            <text:p>2,54843258857727</text:p>
          </table:table-cell>
          <table:table-cell office:value-type="float" office:value="2.20574808120728" calcext:value-type="float">
            <text:p>2,20574808120728</text:p>
          </table:table-cell>
          <table:table-cell office:value-type="float" office:value="1.880814909935" calcext:value-type="float">
            <text:p>1,880814909935</text:p>
          </table:table-cell>
          <table:table-cell office:value-type="float" office:value="4.4274787902832" calcext:value-type="float">
            <text:p>4,4274787902832</text:p>
          </table:table-cell>
          <table:table-cell office:value-type="float" office:value="2.35876035690308" calcext:value-type="float">
            <text:p>2,35876035690308</text:p>
          </table:table-cell>
          <table:table-cell office:value-type="float" office:value="2.26617193222046" calcext:value-type="float">
            <text:p>2,26617193222046</text:p>
          </table:table-cell>
          <table:table-cell office:value-type="float" office:value="2.37063193321228" calcext:value-type="float">
            <text:p>2,37063193321228</text:p>
          </table:table-cell>
          <table:table-cell office:value-type="float" office:value="2.60877680778503" calcext:value-type="float">
            <text:p>2,60877680778503</text:p>
          </table:table-cell>
        </table:table-row>
        <table:table-row table:style-name="ro1">
          <table:table-cell office:value-type="float" office:value="2.09855" calcext:value-type="float">
            <text:p>2,09855</text:p>
          </table:table-cell>
          <table:table-cell office:value-type="float" office:value="1.47205376625061" calcext:value-type="float">
            <text:p>1,47205376625061</text:p>
          </table:table-cell>
          <table:table-cell office:value-type="float" office:value="1.67338967323303" calcext:value-type="float">
            <text:p>1,67338967323303</text:p>
          </table:table-cell>
          <table:table-cell office:value-type="float" office:value="2.3903660774231" calcext:value-type="float">
            <text:p>2,3903660774231</text:p>
          </table:table-cell>
          <table:table-cell office:value-type="float" office:value="1.85418438911438" calcext:value-type="float">
            <text:p>1,85418438911438</text:p>
          </table:table-cell>
          <table:table-cell office:value-type="float" office:value="1.47074103355408" calcext:value-type="float">
            <text:p>1,47074103355408</text:p>
          </table:table-cell>
          <table:table-cell office:value-type="float" office:value="3.93802642822266" calcext:value-type="float">
            <text:p>3,93802642822266</text:p>
          </table:table-cell>
          <table:table-cell office:value-type="float" office:value="2.13838005065918" calcext:value-type="float">
            <text:p>2,13838005065918</text:p>
          </table:table-cell>
          <table:table-cell office:value-type="float" office:value="2.19983959197998" calcext:value-type="float">
            <text:p>2,19983959197998</text:p>
          </table:table-cell>
          <table:table-cell office:value-type="float" office:value="1.7530837059021" calcext:value-type="float">
            <text:p>1,7530837059021</text:p>
          </table:table-cell>
          <table:table-cell office:value-type="float" office:value="2.09544515609741" calcext:value-type="float">
            <text:p>2,09544515609741</text:p>
          </table:table-cell>
        </table:table-row>
        <table:table-row table:style-name="ro1">
          <table:table-cell office:value-type="float" office:value="1.28786" calcext:value-type="float">
            <text:p>1,28786</text:p>
          </table:table-cell>
          <table:table-cell office:value-type="float" office:value="0.873689115047455" calcext:value-type="float">
            <text:p>0,873689115047455</text:p>
          </table:table-cell>
          <table:table-cell office:value-type="float" office:value="1.01056957244873" calcext:value-type="float">
            <text:p>1,01056957244873</text:p>
          </table:table-cell>
          <table:table-cell office:value-type="float" office:value="1.84214866161346" calcext:value-type="float">
            <text:p>1,84214866161346</text:p>
          </table:table-cell>
          <table:table-cell office:value-type="float" office:value="1.09868013858795" calcext:value-type="float">
            <text:p>1,09868013858795</text:p>
          </table:table-cell>
          <table:table-cell office:value-type="float" office:value="0.833024680614471" calcext:value-type="float">
            <text:p>0,833024680614471</text:p>
          </table:table-cell>
          <table:table-cell office:value-type="float" office:value="2.61855864524841" calcext:value-type="float">
            <text:p>2,61855864524841</text:p>
          </table:table-cell>
          <table:table-cell office:value-type="float" office:value="1.31600832939148" calcext:value-type="float">
            <text:p>1,31600832939148</text:p>
          </table:table-cell>
          <table:table-cell office:value-type="float" office:value="1.23709750175476" calcext:value-type="float">
            <text:p>1,23709750175476</text:p>
          </table:table-cell>
          <table:table-cell office:value-type="float" office:value="0.955307722091675" calcext:value-type="float">
            <text:p>0,955307722091675</text:p>
          </table:table-cell>
          <table:table-cell office:value-type="float" office:value="1.09355163574219" calcext:value-type="float">
            <text:p>1,09355163574219</text:p>
          </table:table-cell>
        </table:table-row>
        <table:table-row table:style-name="ro1">
          <table:table-cell office:value-type="float" office:value="1.11906" calcext:value-type="float">
            <text:p>1,11906</text:p>
          </table:table-cell>
          <table:table-cell office:value-type="float" office:value="0.788910746574402" calcext:value-type="float">
            <text:p>0,788910746574402</text:p>
          </table:table-cell>
          <table:table-cell office:value-type="float" office:value="0.913665950298309" calcext:value-type="float">
            <text:p>0,913665950298309</text:p>
          </table:table-cell>
          <table:table-cell office:value-type="float" office:value="2.51690936088562" calcext:value-type="float">
            <text:p>2,51690936088562</text:p>
          </table:table-cell>
          <table:table-cell office:value-type="float" office:value="0.904056906700134" calcext:value-type="float">
            <text:p>0,904056906700134</text:p>
          </table:table-cell>
          <table:table-cell office:value-type="float" office:value="0.809608340263367" calcext:value-type="float">
            <text:p>0,809608340263367</text:p>
          </table:table-cell>
          <table:table-cell office:value-type="float" office:value="1.59937071800232" calcext:value-type="float">
            <text:p>1,59937071800232</text:p>
          </table:table-cell>
          <table:table-cell office:value-type="float" office:value="1.00773537158966" calcext:value-type="float">
            <text:p>1,00773537158966</text:p>
          </table:table-cell>
          <table:table-cell office:value-type="float" office:value="0.929414689540863" calcext:value-type="float">
            <text:p>0,929414689540863</text:p>
          </table:table-cell>
          <table:table-cell office:value-type="float" office:value="0.896906733512878" calcext:value-type="float">
            <text:p>0,896906733512878</text:p>
          </table:table-cell>
          <table:table-cell office:value-type="float" office:value="0.824039280414581" calcext:value-type="float">
            <text:p>0,824039280414581</text:p>
          </table:table-cell>
        </table:table-row>
        <table:table-row table:style-name="ro1">
          <table:table-cell office:value-type="float" office:value="0.942354" calcext:value-type="float">
            <text:p>0,942354</text:p>
          </table:table-cell>
          <table:table-cell office:value-type="float" office:value="0.655586898326874" calcext:value-type="float">
            <text:p>0,655586898326874</text:p>
          </table:table-cell>
          <table:table-cell office:value-type="float" office:value="0.751018524169922" calcext:value-type="float">
            <text:p>0,751018524169922</text:p>
          </table:table-cell>
          <table:table-cell office:value-type="float" office:value="2.33173990249634" calcext:value-type="float">
            <text:p>2,33173990249634</text:p>
          </table:table-cell>
          <table:table-cell office:value-type="float" office:value="0.732845664024353" calcext:value-type="float">
            <text:p>0,732845664024353</text:p>
          </table:table-cell>
          <table:table-cell office:value-type="float" office:value="0.720515131950378" calcext:value-type="float">
            <text:p>0,720515131950378</text:p>
          </table:table-cell>
          <table:table-cell office:value-type="float" office:value="1.06716191768646" calcext:value-type="float">
            <text:p>1,06716191768646</text:p>
          </table:table-cell>
          <table:table-cell office:value-type="float" office:value="0.894086420536041" calcext:value-type="float">
            <text:p>0,894086420536041</text:p>
          </table:table-cell>
          <table:table-cell office:value-type="float" office:value="0.827996611595154" calcext:value-type="float">
            <text:p>0,827996611595154</text:p>
          </table:table-cell>
          <table:table-cell office:value-type="float" office:value="0.750167191028595" calcext:value-type="float">
            <text:p>0,750167191028595</text:p>
          </table:table-cell>
          <table:table-cell office:value-type="float" office:value="0.692418992519379" calcext:value-type="float">
            <text:p>0,692418992519379</text:p>
          </table:table-cell>
        </table:table-row>
        <table:table-row table:style-name="ro1">
          <table:table-cell office:value-type="float" office:value="0.885409" calcext:value-type="float">
            <text:p>0,885409</text:p>
          </table:table-cell>
          <table:table-cell office:value-type="float" office:value="0.578723192214966" calcext:value-type="float">
            <text:p>0,578723192214966</text:p>
          </table:table-cell>
          <table:table-cell office:value-type="float" office:value="0.703005611896515" calcext:value-type="float">
            <text:p>0,703005611896515</text:p>
          </table:table-cell>
          <table:table-cell office:value-type="float" office:value="2.35028171539307" calcext:value-type="float">
            <text:p>2,35028171539307</text:p>
          </table:table-cell>
          <table:table-cell office:value-type="float" office:value="0.733417272567749" calcext:value-type="float">
            <text:p>0,733417272567749</text:p>
          </table:table-cell>
          <table:table-cell office:value-type="float" office:value="0.626481711864471" calcext:value-type="float">
            <text:p>0,626481711864471</text:p>
          </table:table-cell>
          <table:table-cell office:value-type="float" office:value="0.722264230251312" calcext:value-type="float">
            <text:p>0,722264230251312</text:p>
          </table:table-cell>
          <table:table-cell office:value-type="float" office:value="0.853763043880463" calcext:value-type="float">
            <text:p>0,853763043880463</text:p>
          </table:table-cell>
          <table:table-cell office:value-type="float" office:value="0.871622562408447" calcext:value-type="float">
            <text:p>0,871622562408447</text:p>
          </table:table-cell>
          <table:table-cell office:value-type="float" office:value="0.675605773925781" calcext:value-type="float">
            <text:p>0,675605773925781</text:p>
          </table:table-cell>
          <table:table-cell office:value-type="float" office:value="0.738926410675049" calcext:value-type="float">
            <text:p>0,738926410675049</text:p>
          </table:table-cell>
        </table:table-row>
        <table:table-row table:style-name="ro1">
          <table:table-cell office:value-type="float" office:value="1.09537" calcext:value-type="float">
            <text:p>1,09537</text:p>
          </table:table-cell>
          <table:table-cell office:value-type="float" office:value="1.09343540668488" calcext:value-type="float">
            <text:p>1,09343540668488</text:p>
          </table:table-cell>
          <table:table-cell office:value-type="float" office:value="0.849952578544617" calcext:value-type="float">
            <text:p>0,849952578544617</text:p>
          </table:table-cell>
          <table:table-cell office:value-type="float" office:value="2.77696394920349" calcext:value-type="float">
            <text:p>2,77696394920349</text:p>
          </table:table-cell>
          <table:table-cell office:value-type="float" office:value="1.00050961971283" calcext:value-type="float">
            <text:p>1,00050961971283</text:p>
          </table:table-cell>
          <table:table-cell office:value-type="float" office:value="0.729845345020294" calcext:value-type="float">
            <text:p>0,729845345020294</text:p>
          </table:table-cell>
          <table:table-cell office:value-type="float" office:value="0.823479235172272" calcext:value-type="float">
            <text:p>0,823479235172272</text:p>
          </table:table-cell>
          <table:table-cell office:value-type="float" office:value="1.21148109436035" calcext:value-type="float">
            <text:p>1,21148109436035</text:p>
          </table:table-cell>
          <table:table-cell office:value-type="float" office:value="0.982797086238861" calcext:value-type="float">
            <text:p>0,982797086238861</text:p>
          </table:table-cell>
          <table:table-cell office:value-type="float" office:value="0.708660662174225" calcext:value-type="float">
            <text:p>0,708660662174225</text:p>
          </table:table-cell>
          <table:table-cell office:value-type="float" office:value="0.776616871356964" calcext:value-type="float">
            <text:p>0,776616871356964</text:p>
          </table:table-cell>
        </table:table-row>
        <table:table-row table:style-name="ro1">
          <table:table-cell office:value-type="float" office:value="1.27824" calcext:value-type="float">
            <text:p>1,27824</text:p>
          </table:table-cell>
          <table:table-cell office:value-type="float" office:value="1.04325592517853" calcext:value-type="float">
            <text:p>1,04325592517853</text:p>
          </table:table-cell>
          <table:table-cell office:value-type="float" office:value="0.962274730205536" calcext:value-type="float">
            <text:p>0,962274730205536</text:p>
          </table:table-cell>
          <table:table-cell office:value-type="float" office:value="3.20489430427551" calcext:value-type="float">
            <text:p>3,20489430427551</text:p>
          </table:table-cell>
          <table:table-cell office:value-type="float" office:value="1.5141077041626" calcext:value-type="float">
            <text:p>1,5141077041626</text:p>
          </table:table-cell>
          <table:table-cell office:value-type="float" office:value="0.730998158454895" calcext:value-type="float">
            <text:p>0,730998158454895</text:p>
          </table:table-cell>
          <table:table-cell office:value-type="float" office:value="0.971815586090088" calcext:value-type="float">
            <text:p>0,971815586090088</text:p>
          </table:table-cell>
          <table:table-cell office:value-type="float" office:value="1.43639993667603" calcext:value-type="float">
            <text:p>1,43639993667603</text:p>
          </table:table-cell>
          <table:table-cell office:value-type="float" office:value="1.11184787750244" calcext:value-type="float">
            <text:p>1,11184787750244</text:p>
          </table:table-cell>
          <table:table-cell office:value-type="float" office:value="0.740798234939575" calcext:value-type="float">
            <text:p>0,740798234939575</text:p>
          </table:table-cell>
          <table:table-cell office:value-type="float" office:value="1.06600248813629" calcext:value-type="float">
            <text:p>1,06600248813629</text:p>
          </table:table-cell>
        </table:table-row>
        <table:table-row table:style-name="ro1">
          <table:table-cell office:value-type="float" office:value="1.47222" calcext:value-type="float">
            <text:p>1,47222</text:p>
          </table:table-cell>
          <table:table-cell office:value-type="float" office:value="0.799761235713959" calcext:value-type="float">
            <text:p>0,799761235713959</text:p>
          </table:table-cell>
          <table:table-cell office:value-type="float" office:value="0.870372295379639" calcext:value-type="float">
            <text:p>0,870372295379639</text:p>
          </table:table-cell>
          <table:table-cell office:value-type="float" office:value="3.40520691871643" calcext:value-type="float">
            <text:p>3,40520691871643</text:p>
          </table:table-cell>
          <table:table-cell office:value-type="float" office:value="1.83752858638763" calcext:value-type="float">
            <text:p>1,83752858638763</text:p>
          </table:table-cell>
          <table:table-cell office:value-type="float" office:value="0.705820858478546" calcext:value-type="float">
            <text:p>0,705820858478546</text:p>
          </table:table-cell>
          <table:table-cell office:value-type="float" office:value="1.53434765338898" calcext:value-type="float">
            <text:p>1,53434765338898</text:p>
          </table:table-cell>
          <table:table-cell office:value-type="float" office:value="2.48218584060669" calcext:value-type="float">
            <text:p>2,48218584060669</text:p>
          </table:table-cell>
          <table:table-cell office:value-type="float" office:value="1.25019156932831" calcext:value-type="float">
            <text:p>1,25019156932831</text:p>
          </table:table-cell>
          <table:table-cell office:value-type="float" office:value="0.731820940971375" calcext:value-type="float">
            <text:p>0,731820940971375</text:p>
          </table:table-cell>
          <table:table-cell office:value-type="float" office:value="1.10492706298828" calcext:value-type="float">
            <text:p>1,10492706298828</text:p>
          </table:table-cell>
        </table:table-row>
        <table:table-row table:style-name="ro1">
          <table:table-cell office:value-type="float" office:value="1.62091" calcext:value-type="float">
            <text:p>1,62091</text:p>
          </table:table-cell>
          <table:table-cell office:value-type="float" office:value="1.17957484722137" calcext:value-type="float">
            <text:p>1,17957484722137</text:p>
          </table:table-cell>
          <table:table-cell office:value-type="float" office:value="1.08230340480804" calcext:value-type="float">
            <text:p>1,08230340480804</text:p>
          </table:table-cell>
          <table:table-cell office:value-type="float" office:value="3.11432290077209" calcext:value-type="float">
            <text:p>3,11432290077209</text:p>
          </table:table-cell>
          <table:table-cell office:value-type="float" office:value="1.67577075958252" calcext:value-type="float">
            <text:p>1,67577075958252</text:p>
          </table:table-cell>
          <table:table-cell office:value-type="float" office:value="0.977452218532562" calcext:value-type="float">
            <text:p>0,977452218532562</text:p>
          </table:table-cell>
          <table:table-cell office:value-type="float" office:value="1.94500577449799" calcext:value-type="float">
            <text:p>1,94500577449799</text:p>
          </table:table-cell>
          <table:table-cell office:value-type="float" office:value="2.28729939460754" calcext:value-type="float">
            <text:p>2,28729939460754</text:p>
          </table:table-cell>
          <table:table-cell office:value-type="float" office:value="1.42475020885468" calcext:value-type="float">
            <text:p>1,42475020885468</text:p>
          </table:table-cell>
          <table:table-cell office:value-type="float" office:value="1.08194231987" calcext:value-type="float">
            <text:p>1,08194231987</text:p>
          </table:table-cell>
          <table:table-cell office:value-type="float" office:value="1.44068992137909" calcext:value-type="float">
            <text:p>1,44068992137909</text:p>
          </table:table-cell>
        </table:table-row>
        <table:table-row table:style-name="ro1">
          <table:table-cell office:value-type="float" office:value="1.3793" calcext:value-type="float">
            <text:p>1,3793</text:p>
          </table:table-cell>
          <table:table-cell office:value-type="float" office:value="1.13490700721741" calcext:value-type="float">
            <text:p>1,13490700721741</text:p>
          </table:table-cell>
          <table:table-cell office:value-type="float" office:value="1.16289806365967" calcext:value-type="float">
            <text:p>1,16289806365967</text:p>
          </table:table-cell>
          <table:table-cell office:value-type="float" office:value="1.96476686000824" calcext:value-type="float">
            <text:p>1,96476686000824</text:p>
          </table:table-cell>
          <table:table-cell office:value-type="float" office:value="1.2713258266449" calcext:value-type="float">
            <text:p>1,2713258266449</text:p>
          </table:table-cell>
          <table:table-cell office:value-type="float" office:value="1.0005738735199" calcext:value-type="float">
            <text:p>1,0005738735199</text:p>
          </table:table-cell>
          <table:table-cell office:value-type="float" office:value="1.73697018623352" calcext:value-type="float">
            <text:p>1,73697018623352</text:p>
          </table:table-cell>
          <table:table-cell office:value-type="float" office:value="1.66385388374329" calcext:value-type="float">
            <text:p>1,66385388374329</text:p>
          </table:table-cell>
          <table:table-cell office:value-type="float" office:value="1.16142845153809" calcext:value-type="float">
            <text:p>1,16142845153809</text:p>
          </table:table-cell>
          <table:table-cell office:value-type="float" office:value="1.17945945262909" calcext:value-type="float">
            <text:p>1,17945945262909</text:p>
          </table:table-cell>
          <table:table-cell office:value-type="float" office:value="1.51683568954468" calcext:value-type="float">
            <text:p>1,51683568954468</text:p>
          </table:table-cell>
        </table:table-row>
        <table:table-row table:style-name="ro1">
          <table:table-cell office:value-type="float" office:value="1.9704" calcext:value-type="float">
            <text:p>1,9704</text:p>
          </table:table-cell>
          <table:table-cell office:value-type="float" office:value="1.54333806037903" calcext:value-type="float">
            <text:p>1,54333806037903</text:p>
          </table:table-cell>
          <table:table-cell office:value-type="float" office:value="1.57138311862946" calcext:value-type="float">
            <text:p>1,57138311862946</text:p>
          </table:table-cell>
          <table:table-cell office:value-type="float" office:value="2.58791255950928" calcext:value-type="float">
            <text:p>2,58791255950928</text:p>
          </table:table-cell>
          <table:table-cell office:value-type="float" office:value="1.87069976329803" calcext:value-type="float">
            <text:p>1,87069976329803</text:p>
          </table:table-cell>
          <table:table-cell office:value-type="float" office:value="1.39004802703857" calcext:value-type="float">
            <text:p>1,39004802703857</text:p>
          </table:table-cell>
          <table:table-cell office:value-type="float" office:value="2.58147597312927" calcext:value-type="float">
            <text:p>2,58147597312927</text:p>
          </table:table-cell>
          <table:table-cell office:value-type="float" office:value="2.73224234580994" calcext:value-type="float">
            <text:p>2,73224234580994</text:p>
          </table:table-cell>
          <table:table-cell office:value-type="float" office:value="1.66061210632324" calcext:value-type="float">
            <text:p>1,66061210632324</text:p>
          </table:table-cell>
          <table:table-cell office:value-type="float" office:value="1.56330966949463" calcext:value-type="float">
            <text:p>1,56330966949463</text:p>
          </table:table-cell>
          <table:table-cell office:value-type="float" office:value="2.20299363136291" calcext:value-type="float">
            <text:p>2,20299363136291</text:p>
          </table:table-cell>
        </table:table-row>
        <table:table-row table:style-name="ro1">
          <table:table-cell office:value-type="float" office:value="2.79515" calcext:value-type="float">
            <text:p>2,79515</text:p>
          </table:table-cell>
          <table:table-cell office:value-type="float" office:value="2.1201274394989" calcext:value-type="float">
            <text:p>2,1201274394989</text:p>
          </table:table-cell>
          <table:table-cell office:value-type="float" office:value="2.17572522163391" calcext:value-type="float">
            <text:p>2,17572522163391</text:p>
          </table:table-cell>
          <table:table-cell office:value-type="float" office:value="3.35474848747253" calcext:value-type="float">
            <text:p>3,35474848747253</text:p>
          </table:table-cell>
          <table:table-cell office:value-type="float" office:value="2.56654334068298" calcext:value-type="float">
            <text:p>2,56654334068298</text:p>
          </table:table-cell>
          <table:table-cell office:value-type="float" office:value="1.99050271511078" calcext:value-type="float">
            <text:p>1,99050271511078</text:p>
          </table:table-cell>
          <table:table-cell office:value-type="float" office:value="3.83085799217224" calcext:value-type="float">
            <text:p>3,83085799217224</text:p>
          </table:table-cell>
          <table:table-cell office:value-type="float" office:value="4.00761365890503" calcext:value-type="float">
            <text:p>4,00761365890503</text:p>
          </table:table-cell>
          <table:table-cell office:value-type="float" office:value="2.43518590927124" calcext:value-type="float">
            <text:p>2,43518590927124</text:p>
          </table:table-cell>
          <table:table-cell office:value-type="float" office:value="2.23101162910461" calcext:value-type="float">
            <text:p>2,23101162910461</text:p>
          </table:table-cell>
          <table:table-cell office:value-type="float" office:value="3.23919272422791" calcext:value-type="float">
            <text:p>3,23919272422791</text:p>
          </table:table-cell>
        </table:table-row>
        <table:table-row table:style-name="ro1">
          <table:table-cell office:value-type="float" office:value="2.6786" calcext:value-type="float">
            <text:p>2,6786</text:p>
          </table:table-cell>
          <table:table-cell office:value-type="float" office:value="2.06875395774841" calcext:value-type="float">
            <text:p>2,06875395774841</text:p>
          </table:table-cell>
          <table:table-cell office:value-type="float" office:value="2.15351176261902" calcext:value-type="float">
            <text:p>2,15351176261902</text:p>
          </table:table-cell>
          <table:table-cell office:value-type="float" office:value="3.25688648223877" calcext:value-type="float">
            <text:p>3,25688648223877</text:p>
          </table:table-cell>
          <table:table-cell office:value-type="float" office:value="2.52904438972473" calcext:value-type="float">
            <text:p>2,52904438972473</text:p>
          </table:table-cell>
          <table:table-cell office:value-type="float" office:value="2.03958058357239" calcext:value-type="float">
            <text:p>2,03958058357239</text:p>
          </table:table-cell>
          <table:table-cell office:value-type="float" office:value="2.79309940338135" calcext:value-type="float">
            <text:p>2,79309940338135</text:p>
          </table:table-cell>
          <table:table-cell office:value-type="float" office:value="3.9516978263855" calcext:value-type="float">
            <text:p>3,9516978263855</text:p>
          </table:table-cell>
          <table:table-cell office:value-type="float" office:value="2.49941349029541" calcext:value-type="float">
            <text:p>2,49941349029541</text:p>
          </table:table-cell>
          <table:table-cell office:value-type="float" office:value="2.29895663261414" calcext:value-type="float">
            <text:p>2,29895663261414</text:p>
          </table:table-cell>
          <table:table-cell office:value-type="float" office:value="3.19501829147339" calcext:value-type="float">
            <text:p>3,19501829147339</text:p>
          </table:table-cell>
        </table:table-row>
        <table:table-row table:style-name="ro1">
          <table:table-cell office:value-type="float" office:value="2.08947" calcext:value-type="float">
            <text:p>2,08947</text:p>
          </table:table-cell>
          <table:table-cell office:value-type="float" office:value="1.64511060714722" calcext:value-type="float">
            <text:p>1,64511060714722</text:p>
          </table:table-cell>
          <table:table-cell office:value-type="float" office:value="1.7581992149353" calcext:value-type="float">
            <text:p>1,7581992149353</text:p>
          </table:table-cell>
          <table:table-cell office:value-type="float" office:value="2.33915948867798" calcext:value-type="float">
            <text:p>2,33915948867798</text:p>
          </table:table-cell>
          <table:table-cell office:value-type="float" office:value="1.83905100822449" calcext:value-type="float">
            <text:p>1,83905100822449</text:p>
          </table:table-cell>
          <table:table-cell office:value-type="float" office:value="1.61260426044464" calcext:value-type="float">
            <text:p>1,61260426044464</text:p>
          </table:table-cell>
          <table:table-cell office:value-type="float" office:value="2.48773121833801" calcext:value-type="float">
            <text:p>2,48773121833801</text:p>
          </table:table-cell>
          <table:table-cell office:value-type="float" office:value="2.89567923545837" calcext:value-type="float">
            <text:p>2,89567923545837</text:p>
          </table:table-cell>
          <table:table-cell office:value-type="float" office:value="1.95099318027496" calcext:value-type="float">
            <text:p>1,95099318027496</text:p>
          </table:table-cell>
          <table:table-cell office:value-type="float" office:value="1.86717450618744" calcext:value-type="float">
            <text:p>1,86717450618744</text:p>
          </table:table-cell>
          <table:table-cell office:value-type="float" office:value="2.49902391433716" calcext:value-type="float">
            <text:p>2,49902391433716</text:p>
          </table:table-cell>
        </table:table-row>
        <table:table-row table:style-name="ro1">
          <table:table-cell office:value-type="float" office:value="1.5779" calcext:value-type="float">
            <text:p>1,5779</text:p>
          </table:table-cell>
          <table:table-cell office:value-type="float" office:value="1.33169615268707" calcext:value-type="float">
            <text:p>1,33169615268707</text:p>
          </table:table-cell>
          <table:table-cell office:value-type="float" office:value="1.40456891059876" calcext:value-type="float">
            <text:p>1,40456891059876</text:p>
          </table:table-cell>
          <table:table-cell office:value-type="float" office:value="1.84591948986053" calcext:value-type="float">
            <text:p>1,84591948986053</text:p>
          </table:table-cell>
          <table:table-cell office:value-type="float" office:value="1.43477857112885" calcext:value-type="float">
            <text:p>1,43477857112885</text:p>
          </table:table-cell>
          <table:table-cell office:value-type="float" office:value="1.32044124603271" calcext:value-type="float">
            <text:p>1,32044124603271</text:p>
          </table:table-cell>
          <table:table-cell office:value-type="float" office:value="1.52977180480957" calcext:value-type="float">
            <text:p>1,52977180480957</text:p>
          </table:table-cell>
          <table:table-cell office:value-type="float" office:value="2.12920117378235" calcext:value-type="float">
            <text:p>2,12920117378235</text:p>
          </table:table-cell>
          <table:table-cell office:value-type="float" office:value="1.52434551715851" calcext:value-type="float">
            <text:p>1,52434551715851</text:p>
          </table:table-cell>
          <table:table-cell office:value-type="float" office:value="1.4468138217926" calcext:value-type="float">
            <text:p>1,4468138217926</text:p>
          </table:table-cell>
          <table:table-cell office:value-type="float" office:value="1.81142199039459" calcext:value-type="float">
            <text:p>1,81142199039459</text:p>
          </table:table-cell>
        </table:table-row>
        <table:table-row table:style-name="ro1">
          <table:table-cell office:value-type="float" office:value="1.04815" calcext:value-type="float">
            <text:p>1,04815</text:p>
          </table:table-cell>
          <table:table-cell office:value-type="float" office:value="0.92581170797348" calcext:value-type="float">
            <text:p>0,92581170797348</text:p>
          </table:table-cell>
          <table:table-cell office:value-type="float" office:value="0.979036629199982" calcext:value-type="float">
            <text:p>0,979036629199982</text:p>
          </table:table-cell>
          <table:table-cell office:value-type="float" office:value="1.38856184482574" calcext:value-type="float">
            <text:p>1,38856184482574</text:p>
          </table:table-cell>
          <table:table-cell office:value-type="float" office:value="0.972233176231384" calcext:value-type="float">
            <text:p>0,972233176231384</text:p>
          </table:table-cell>
          <table:table-cell office:value-type="float" office:value="0.89992082118988" calcext:value-type="float">
            <text:p>0,89992082118988</text:p>
          </table:table-cell>
          <table:table-cell office:value-type="float" office:value="1.17167246341705" calcext:value-type="float">
            <text:p>1,17167246341705</text:p>
          </table:table-cell>
          <table:table-cell office:value-type="float" office:value="1.15773379802704" calcext:value-type="float">
            <text:p>1,15773379802704</text:p>
          </table:table-cell>
          <table:table-cell office:value-type="float" office:value="1.00067150592804" calcext:value-type="float">
            <text:p>1,00067150592804</text:p>
          </table:table-cell>
          <table:table-cell office:value-type="float" office:value="0.946444690227509" calcext:value-type="float">
            <text:p>0,946444690227509</text:p>
          </table:table-cell>
          <table:table-cell office:value-type="float" office:value="1.03944003582001" calcext:value-type="float">
            <text:p>1,03944003582001</text:p>
          </table:table-cell>
        </table:table-row>
        <table:table-row table:style-name="ro1">
          <table:table-cell office:value-type="float" office:value="1.03092" calcext:value-type="float">
            <text:p>1,03092</text:p>
          </table:table-cell>
          <table:table-cell office:value-type="float" office:value="0.905528485774994" calcext:value-type="float">
            <text:p>0,905528485774994</text:p>
          </table:table-cell>
          <table:table-cell office:value-type="float" office:value="0.902737438678741" calcext:value-type="float">
            <text:p>0,902737438678741</text:p>
          </table:table-cell>
          <table:table-cell office:value-type="float" office:value="1.39543676376343" calcext:value-type="float">
            <text:p>1,39543676376343</text:p>
          </table:table-cell>
          <table:table-cell office:value-type="float" office:value="1.15957391262054" calcext:value-type="float">
            <text:p>1,15957391262054</text:p>
          </table:table-cell>
          <table:table-cell office:value-type="float" office:value="0.930974364280701" calcext:value-type="float">
            <text:p>0,930974364280701</text:p>
          </table:table-cell>
          <table:table-cell office:value-type="float" office:value="0.944938480854034" calcext:value-type="float">
            <text:p>0,944938480854034</text:p>
          </table:table-cell>
          <table:table-cell office:value-type="float" office:value="1.23937714099884" calcext:value-type="float">
            <text:p>1,23937714099884</text:p>
          </table:table-cell>
          <table:table-cell office:value-type="float" office:value="1.08591556549072" calcext:value-type="float">
            <text:p>1,08591556549072</text:p>
          </table:table-cell>
          <table:table-cell office:value-type="float" office:value="0.801001846790314" calcext:value-type="float">
            <text:p>0,801001846790314</text:p>
          </table:table-cell>
          <table:table-cell office:value-type="float" office:value="0.943698167800903" calcext:value-type="float">
            <text:p>0,943698167800903</text:p>
          </table:table-cell>
        </table:table-row>
        <table:table-row table:style-name="ro1">
          <table:table-cell office:value-type="float" office:value="0.874525" calcext:value-type="float">
            <text:p>0,874525</text:p>
          </table:table-cell>
          <table:table-cell office:value-type="float" office:value="0.757459580898285" calcext:value-type="float">
            <text:p>0,757459580898285</text:p>
          </table:table-cell>
          <table:table-cell office:value-type="float" office:value="0.746254801750183" calcext:value-type="float">
            <text:p>0,746254801750183</text:p>
          </table:table-cell>
          <table:table-cell office:value-type="float" office:value="1.15192127227783" calcext:value-type="float">
            <text:p>1,15192127227783</text:p>
          </table:table-cell>
          <table:table-cell office:value-type="float" office:value="1.15486252307892" calcext:value-type="float">
            <text:p>1,15486252307892</text:p>
          </table:table-cell>
          <table:table-cell office:value-type="float" office:value="0.775125741958618" calcext:value-type="float">
            <text:p>0,775125741958618</text:p>
          </table:table-cell>
          <table:table-cell office:value-type="float" office:value="0.822810888290405" calcext:value-type="float">
            <text:p>0,822810888290405</text:p>
          </table:table-cell>
          <table:table-cell office:value-type="float" office:value="0.973930537700653" calcext:value-type="float">
            <text:p>0,973930537700653</text:p>
          </table:table-cell>
          <table:table-cell office:value-type="float" office:value="0.807718873023987" calcext:value-type="float">
            <text:p>0,807718873023987</text:p>
          </table:table-cell>
          <table:table-cell office:value-type="float" office:value="0.720418393611908" calcext:value-type="float">
            <text:p>0,720418393611908</text:p>
          </table:table-cell>
          <table:table-cell office:value-type="float" office:value="0.834749400615692" calcext:value-type="float">
            <text:p>0,834749400615692</text:p>
          </table:table-cell>
        </table:table-row>
        <table:table-row table:style-name="ro1">
          <table:table-cell office:value-type="float" office:value="0.977258" calcext:value-type="float">
            <text:p>0,977258</text:p>
          </table:table-cell>
          <table:table-cell office:value-type="float" office:value="0.958904445171356" calcext:value-type="float">
            <text:p>0,958904445171356</text:p>
          </table:table-cell>
          <table:table-cell office:value-type="float" office:value="0.806507408618927" calcext:value-type="float">
            <text:p>0,806507408618927</text:p>
          </table:table-cell>
          <table:table-cell office:value-type="float" office:value="1.10862803459167" calcext:value-type="float">
            <text:p>1,10862803459167</text:p>
          </table:table-cell>
          <table:table-cell office:value-type="float" office:value="1.10465097427368" calcext:value-type="float">
            <text:p>1,10465097427368</text:p>
          </table:table-cell>
          <table:table-cell office:value-type="float" office:value="0.962352216243744" calcext:value-type="float">
            <text:p>0,962352216243744</text:p>
          </table:table-cell>
          <table:table-cell office:value-type="float" office:value="0.87898325920105" calcext:value-type="float">
            <text:p>0,87898325920105</text:p>
          </table:table-cell>
          <table:table-cell office:value-type="float" office:value="1.39109826087952" calcext:value-type="float">
            <text:p>1,39109826087952</text:p>
          </table:table-cell>
          <table:table-cell office:value-type="float" office:value="0.810179591178894" calcext:value-type="float">
            <text:p>0,810179591178894</text:p>
          </table:table-cell>
          <table:table-cell office:value-type="float" office:value="0.768432378768921" calcext:value-type="float">
            <text:p>0,768432378768921</text:p>
          </table:table-cell>
          <table:table-cell office:value-type="float" office:value="0.982839107513428" calcext:value-type="float">
            <text:p>0,982839107513428</text:p>
          </table:table-cell>
        </table:table-row>
        <table:table-row table:style-name="ro1">
          <table:table-cell office:value-type="float" office:value="0.946777" calcext:value-type="float">
            <text:p>0,946777</text:p>
          </table:table-cell>
          <table:table-cell office:value-type="float" office:value="0.996555984020233" calcext:value-type="float">
            <text:p>0,996555984020233</text:p>
          </table:table-cell>
          <table:table-cell office:value-type="float" office:value="0.866332113742828" calcext:value-type="float">
            <text:p>0,866332113742828</text:p>
          </table:table-cell>
          <table:table-cell office:value-type="float" office:value="0.946543753147125" calcext:value-type="float">
            <text:p>0,946543753147125</text:p>
          </table:table-cell>
          <table:table-cell office:value-type="float" office:value="1.0901437997818" calcext:value-type="float">
            <text:p>1,0901437997818</text:p>
          </table:table-cell>
          <table:table-cell office:value-type="float" office:value="0.947666764259338" calcext:value-type="float">
            <text:p>0,947666764259338</text:p>
          </table:table-cell>
          <table:table-cell office:value-type="float" office:value="0.881339251995087" calcext:value-type="float">
            <text:p>0,881339251995087</text:p>
          </table:table-cell>
          <table:table-cell office:value-type="float" office:value="1.30631363391876" calcext:value-type="float">
            <text:p>1,30631363391876</text:p>
          </table:table-cell>
          <table:table-cell office:value-type="float" office:value="0.681901693344116" calcext:value-type="float">
            <text:p>0,681901693344116</text:p>
          </table:table-cell>
          <table:table-cell office:value-type="float" office:value="0.760413289070129" calcext:value-type="float">
            <text:p>0,760413289070129</text:p>
          </table:table-cell>
          <table:table-cell office:value-type="float" office:value="0.990559697151184" calcext:value-type="float">
            <text:p>0,990559697151184</text:p>
          </table:table-cell>
        </table:table-row>
        <table:table-row table:style-name="ro1">
          <table:table-cell office:value-type="float" office:value="1.38199" calcext:value-type="float">
            <text:p>1,38199</text:p>
          </table:table-cell>
          <table:table-cell office:value-type="float" office:value="1.33402729034424" calcext:value-type="float">
            <text:p>1,33402729034424</text:p>
          </table:table-cell>
          <table:table-cell office:value-type="float" office:value="1.07167601585388" calcext:value-type="float">
            <text:p>1,07167601585388</text:p>
          </table:table-cell>
          <table:table-cell office:value-type="float" office:value="1.52926015853882" calcext:value-type="float">
            <text:p>1,52926015853882</text:p>
          </table:table-cell>
          <table:table-cell office:value-type="float" office:value="1.57575571537018" calcext:value-type="float">
            <text:p>1,57575571537018</text:p>
          </table:table-cell>
          <table:table-cell office:value-type="float" office:value="1.59843921661377" calcext:value-type="float">
            <text:p>1,59843921661377</text:p>
          </table:table-cell>
          <table:table-cell office:value-type="float" office:value="1.03996324539185" calcext:value-type="float">
            <text:p>1,03996324539185</text:p>
          </table:table-cell>
          <table:table-cell office:value-type="float" office:value="2.10771036148071" calcext:value-type="float">
            <text:p>2,10771036148071</text:p>
          </table:table-cell>
          <table:table-cell office:value-type="float" office:value="0.958917260169983" calcext:value-type="float">
            <text:p>0,958917260169983</text:p>
          </table:table-cell>
          <table:table-cell office:value-type="float" office:value="0.903505086898804" calcext:value-type="float">
            <text:p>0,903505086898804</text:p>
          </table:table-cell>
          <table:table-cell office:value-type="float" office:value="1.70067870616913" calcext:value-type="float">
            <text:p>1,70067870616913</text:p>
          </table:table-cell>
        </table:table-row>
        <table:table-row table:style-name="ro1">
          <table:table-cell office:value-type="float" office:value="1.94491" calcext:value-type="float">
            <text:p>1,94491</text:p>
          </table:table-cell>
          <table:table-cell office:value-type="float" office:value="1.84525108337402" calcext:value-type="float">
            <text:p>1,84525108337402</text:p>
          </table:table-cell>
          <table:table-cell office:value-type="float" office:value="1.44345891475678" calcext:value-type="float">
            <text:p>1,44345891475678</text:p>
          </table:table-cell>
          <table:table-cell office:value-type="float" office:value="2.65876078605652" calcext:value-type="float">
            <text:p>2,65876078605652</text:p>
          </table:table-cell>
          <table:table-cell office:value-type="float" office:value="2.11789178848267" calcext:value-type="float">
            <text:p>2,11789178848267</text:p>
          </table:table-cell>
          <table:table-cell office:value-type="float" office:value="2.28960847854614" calcext:value-type="float">
            <text:p>2,28960847854614</text:p>
          </table:table-cell>
          <table:table-cell office:value-type="float" office:value="1.26053738594055" calcext:value-type="float">
            <text:p>1,26053738594055</text:p>
          </table:table-cell>
          <table:table-cell office:value-type="float" office:value="3.10111212730408" calcext:value-type="float">
            <text:p>3,10111212730408</text:p>
          </table:table-cell>
          <table:table-cell office:value-type="float" office:value="1.68244314193726" calcext:value-type="float">
            <text:p>1,68244314193726</text:p>
          </table:table-cell>
          <table:table-cell office:value-type="float" office:value="1.18326723575592" calcext:value-type="float">
            <text:p>1,18326723575592</text:p>
          </table:table-cell>
          <table:table-cell office:value-type="float" office:value="1.86673021316528" calcext:value-type="float">
            <text:p>1,86673021316528</text:p>
          </table:table-cell>
        </table:table-row>
        <table:table-row table:style-name="ro1">
          <table:table-cell office:value-type="float" office:value="2.03219" calcext:value-type="float">
            <text:p>2,03219</text:p>
          </table:table-cell>
          <table:table-cell office:value-type="float" office:value="1.81273758411407" calcext:value-type="float">
            <text:p>1,81273758411407</text:p>
          </table:table-cell>
          <table:table-cell office:value-type="float" office:value="1.42731118202209" calcext:value-type="float">
            <text:p>1,42731118202209</text:p>
          </table:table-cell>
          <table:table-cell office:value-type="float" office:value="2.0022144317627" calcext:value-type="float">
            <text:p>2,0022144317627</text:p>
          </table:table-cell>
          <table:table-cell office:value-type="float" office:value="2.20490717887878" calcext:value-type="float">
            <text:p>2,20490717887878</text:p>
          </table:table-cell>
          <table:table-cell office:value-type="float" office:value="2.33148455619812" calcext:value-type="float">
            <text:p>2,33148455619812</text:p>
          </table:table-cell>
          <table:table-cell office:value-type="float" office:value="1.63965809345245" calcext:value-type="float">
            <text:p>1,63965809345245</text:p>
          </table:table-cell>
          <table:table-cell office:value-type="float" office:value="2.66277074813843" calcext:value-type="float">
            <text:p>2,66277074813843</text:p>
          </table:table-cell>
          <table:table-cell office:value-type="float" office:value="2.7614917755127" calcext:value-type="float">
            <text:p>2,7614917755127</text:p>
          </table:table-cell>
          <table:table-cell office:value-type="float" office:value="1.39087903499603" calcext:value-type="float">
            <text:p>1,39087903499603</text:p>
          </table:table-cell>
          <table:table-cell office:value-type="float" office:value="2.08848571777344" calcext:value-type="float">
            <text:p>2,08848571777344</text:p>
          </table:table-cell>
        </table:table-row>
        <table:table-row table:style-name="ro1">
          <table:table-cell office:value-type="float" office:value="1.64721" calcext:value-type="float">
            <text:p>1,64721</text:p>
          </table:table-cell>
          <table:table-cell office:value-type="float" office:value="1.41123962402344" calcext:value-type="float">
            <text:p>1,41123962402344</text:p>
          </table:table-cell>
          <table:table-cell office:value-type="float" office:value="1.16197788715363" calcext:value-type="float">
            <text:p>1,16197788715363</text:p>
          </table:table-cell>
          <table:table-cell office:value-type="float" office:value="1.61169159412384" calcext:value-type="float">
            <text:p>1,61169159412384</text:p>
          </table:table-cell>
          <table:table-cell office:value-type="float" office:value="2.0133490562439" calcext:value-type="float">
            <text:p>2,0133490562439</text:p>
          </table:table-cell>
          <table:table-cell office:value-type="float" office:value="1.75797379016876" calcext:value-type="float">
            <text:p>1,75797379016876</text:p>
          </table:table-cell>
          <table:table-cell office:value-type="float" office:value="1.29027879238129" calcext:value-type="float">
            <text:p>1,29027879238129</text:p>
          </table:table-cell>
          <table:table-cell office:value-type="float" office:value="2.08699774742126" calcext:value-type="float">
            <text:p>2,08699774742126</text:p>
          </table:table-cell>
          <table:table-cell office:value-type="float" office:value="2.43904209136963" calcext:value-type="float">
            <text:p>2,43904209136963</text:p>
          </table:table-cell>
          <table:table-cell office:value-type="float" office:value="1.23623204231262" calcext:value-type="float">
            <text:p>1,23623204231262</text:p>
          </table:table-cell>
          <table:table-cell office:value-type="float" office:value="1.46335458755493" calcext:value-type="float">
            <text:p>1,46335458755493</text:p>
          </table:table-cell>
        </table:table-row>
        <table:table-row table:style-name="ro1">
          <table:table-cell office:value-type="float" office:value="1.27593" calcext:value-type="float">
            <text:p>1,27593</text:p>
          </table:table-cell>
          <table:table-cell office:value-type="float" office:value="1.17250919342041" calcext:value-type="float">
            <text:p>1,17250919342041</text:p>
          </table:table-cell>
          <table:table-cell office:value-type="float" office:value="1.0186653137207" calcext:value-type="float">
            <text:p>1,0186653137207</text:p>
          </table:table-cell>
          <table:table-cell office:value-type="float" office:value="1.4038587808609" calcext:value-type="float">
            <text:p>1,4038587808609</text:p>
          </table:table-cell>
          <table:table-cell office:value-type="float" office:value="1.40063893795013" calcext:value-type="float">
            <text:p>1,40063893795013</text:p>
          </table:table-cell>
          <table:table-cell office:value-type="float" office:value="1.306028008461" calcext:value-type="float">
            <text:p>1,306028008461</text:p>
          </table:table-cell>
          <table:table-cell office:value-type="float" office:value="1.03072702884674" calcext:value-type="float">
            <text:p>1,03072702884674</text:p>
          </table:table-cell>
          <table:table-cell office:value-type="float" office:value="1.52735257148743" calcext:value-type="float">
            <text:p>1,52735257148743</text:p>
          </table:table-cell>
          <table:table-cell office:value-type="float" office:value="1.81490612030029" calcext:value-type="float">
            <text:p>1,81490612030029</text:p>
          </table:table-cell>
          <table:table-cell office:value-type="float" office:value="1.01644587516785" calcext:value-type="float">
            <text:p>1,01644587516785</text:p>
          </table:table-cell>
          <table:table-cell office:value-type="float" office:value="1.06812179088593" calcext:value-type="float">
            <text:p>1,06812179088593</text:p>
          </table:table-cell>
        </table:table-row>
        <table:table-row table:style-name="ro1">
          <table:table-cell office:value-type="float" office:value="1.16555" calcext:value-type="float">
            <text:p>1,16555</text:p>
          </table:table-cell>
          <table:table-cell office:value-type="float" office:value="1.08427453041077" calcext:value-type="float">
            <text:p>1,08427453041077</text:p>
          </table:table-cell>
          <table:table-cell office:value-type="float" office:value="1.00690770149231" calcext:value-type="float">
            <text:p>1,00690770149231</text:p>
          </table:table-cell>
          <table:table-cell office:value-type="float" office:value="1.24484956264496" calcext:value-type="float">
            <text:p>1,24484956264496</text:p>
          </table:table-cell>
          <table:table-cell office:value-type="float" office:value="1.12412071228027" calcext:value-type="float">
            <text:p>1,12412071228027</text:p>
          </table:table-cell>
          <table:table-cell office:value-type="float" office:value="1.15416014194489" calcext:value-type="float">
            <text:p>1,15416014194489</text:p>
          </table:table-cell>
          <table:table-cell office:value-type="float" office:value="0.983704388141632" calcext:value-type="float">
            <text:p>0,983704388141632</text:p>
          </table:table-cell>
          <table:table-cell office:value-type="float" office:value="1.28341293334961" calcext:value-type="float">
            <text:p>1,28341293334961</text:p>
          </table:table-cell>
          <table:table-cell office:value-type="float" office:value="1.73479628562927" calcext:value-type="float">
            <text:p>1,73479628562927</text:p>
          </table:table-cell>
          <table:table-cell office:value-type="float" office:value="1.02761852741241" calcext:value-type="float">
            <text:p>1,02761852741241</text:p>
          </table:table-cell>
          <table:table-cell office:value-type="float" office:value="1.01167333126068" calcext:value-type="float">
            <text:p>1,01167333126068</text:p>
          </table:table-cell>
        </table:table-row>
        <table:table-row table:style-name="ro1">
          <table:table-cell office:value-type="float" office:value="1.15095" calcext:value-type="float">
            <text:p>1,15095</text:p>
          </table:table-cell>
          <table:table-cell office:value-type="float" office:value="1.06714081764221" calcext:value-type="float">
            <text:p>1,06714081764221</text:p>
          </table:table-cell>
          <table:table-cell office:value-type="float" office:value="1.03525114059448" calcext:value-type="float">
            <text:p>1,03525114059448</text:p>
          </table:table-cell>
          <table:table-cell office:value-type="float" office:value="1.2985759973526" calcext:value-type="float">
            <text:p>1,2985759973526</text:p>
          </table:table-cell>
          <table:table-cell office:value-type="float" office:value="1.02254390716553" calcext:value-type="float">
            <text:p>1,02254390716553</text:p>
          </table:table-cell>
          <table:table-cell office:value-type="float" office:value="1.09736347198486" calcext:value-type="float">
            <text:p>1,09736347198486</text:p>
          </table:table-cell>
          <table:table-cell office:value-type="float" office:value="1.13889765739441" calcext:value-type="float">
            <text:p>1,13889765739441</text:p>
          </table:table-cell>
          <table:table-cell office:value-type="float" office:value="1.30704748630524" calcext:value-type="float">
            <text:p>1,30704748630524</text:p>
          </table:table-cell>
          <table:table-cell office:value-type="float" office:value="1.56550645828247" calcext:value-type="float">
            <text:p>1,56550645828247</text:p>
          </table:table-cell>
          <table:table-cell office:value-type="float" office:value="1.01079964637756" calcext:value-type="float">
            <text:p>1,01079964637756</text:p>
          </table:table-cell>
          <table:table-cell office:value-type="float" office:value="0.966350257396698" calcext:value-type="float">
            <text:p>0,966350257396698</text:p>
          </table:table-cell>
        </table:table-row>
        <table:table-row table:style-name="ro1">
          <table:table-cell office:value-type="float" office:value="1.09638" calcext:value-type="float">
            <text:p>1,09638</text:p>
          </table:table-cell>
          <table:table-cell office:value-type="float" office:value="0.999753177165985" calcext:value-type="float">
            <text:p>0,999753177165985</text:p>
          </table:table-cell>
          <table:table-cell office:value-type="float" office:value="1.04279386997223" calcext:value-type="float">
            <text:p>1,04279386997223</text:p>
          </table:table-cell>
          <table:table-cell office:value-type="float" office:value="1.39672768115997" calcext:value-type="float">
            <text:p>1,39672768115997</text:p>
          </table:table-cell>
          <table:table-cell office:value-type="float" office:value="0.958205819129944" calcext:value-type="float">
            <text:p>0,958205819129944</text:p>
          </table:table-cell>
          <table:table-cell office:value-type="float" office:value="1.07977986335754" calcext:value-type="float">
            <text:p>1,07977986335754</text:p>
          </table:table-cell>
          <table:table-cell office:value-type="float" office:value="1.19574022293091" calcext:value-type="float">
            <text:p>1,19574022293091</text:p>
          </table:table-cell>
          <table:table-cell office:value-type="float" office:value="1.0567227602005" calcext:value-type="float">
            <text:p>1,0567227602005</text:p>
          </table:table-cell>
          <table:table-cell office:value-type="float" office:value="1.20336782932282" calcext:value-type="float">
            <text:p>1,20336782932282</text:p>
          </table:table-cell>
          <table:table-cell office:value-type="float" office:value="0.965904593467712" calcext:value-type="float">
            <text:p>0,965904593467712</text:p>
          </table:table-cell>
          <table:table-cell office:value-type="float" office:value="1.06475436687469" calcext:value-type="float">
            <text:p>1,06475436687469</text:p>
          </table:table-cell>
        </table:table-row>
        <table:table-row table:style-name="ro1">
          <table:table-cell office:value-type="float" office:value="1.18929" calcext:value-type="float">
            <text:p>1,18929</text:p>
          </table:table-cell>
          <table:table-cell office:value-type="float" office:value="1.06371164321899" calcext:value-type="float">
            <text:p>1,06371164321899</text:p>
          </table:table-cell>
          <table:table-cell office:value-type="float" office:value="1.07355892658234" calcext:value-type="float">
            <text:p>1,07355892658234</text:p>
          </table:table-cell>
          <table:table-cell office:value-type="float" office:value="1.44421684741974" calcext:value-type="float">
            <text:p>1,44421684741974</text:p>
          </table:table-cell>
          <table:table-cell office:value-type="float" office:value="0.965881705284119" calcext:value-type="float">
            <text:p>0,965881705284119</text:p>
          </table:table-cell>
          <table:table-cell office:value-type="float" office:value="1.31370484828949" calcext:value-type="float">
            <text:p>1,31370484828949</text:p>
          </table:table-cell>
          <table:table-cell office:value-type="float" office:value="1.4852180480957" calcext:value-type="float">
            <text:p>1,4852180480957</text:p>
          </table:table-cell>
          <table:table-cell office:value-type="float" office:value="1.21231365203857" calcext:value-type="float">
            <text:p>1,21231365203857</text:p>
          </table:table-cell>
          <table:table-cell office:value-type="float" office:value="1.35582435131073" calcext:value-type="float">
            <text:p>1,35582435131073</text:p>
          </table:table-cell>
          <table:table-cell office:value-type="float" office:value="1.00554013252258" calcext:value-type="float">
            <text:p>1,00554013252258</text:p>
          </table:table-cell>
          <table:table-cell office:value-type="float" office:value="0.97288179397583" calcext:value-type="float">
            <text:p>0,97288179397583</text:p>
          </table:table-cell>
        </table:table-row>
        <table:table-row table:style-name="ro1">
          <table:table-cell office:value-type="float" office:value="1.23689" calcext:value-type="float">
            <text:p>1,23689</text:p>
          </table:table-cell>
          <table:table-cell office:value-type="float" office:value="0.961000740528107" calcext:value-type="float">
            <text:p>0,961000740528107</text:p>
          </table:table-cell>
          <table:table-cell office:value-type="float" office:value="1.07868993282318" calcext:value-type="float">
            <text:p>1,07868993282318</text:p>
          </table:table-cell>
          <table:table-cell office:value-type="float" office:value="1.50771594047546" calcext:value-type="float">
            <text:p>1,50771594047546</text:p>
          </table:table-cell>
          <table:table-cell office:value-type="float" office:value="0.931800782680512" calcext:value-type="float">
            <text:p>0,931800782680512</text:p>
          </table:table-cell>
          <table:table-cell office:value-type="float" office:value="1.06599569320679" calcext:value-type="float">
            <text:p>1,06599569320679</text:p>
          </table:table-cell>
          <table:table-cell office:value-type="float" office:value="2.05008912086487" calcext:value-type="float">
            <text:p>2,05008912086487</text:p>
          </table:table-cell>
          <table:table-cell office:value-type="float" office:value="1.32868015766144" calcext:value-type="float">
            <text:p>1,32868015766144</text:p>
          </table:table-cell>
          <table:table-cell office:value-type="float" office:value="1.35754501819611" calcext:value-type="float">
            <text:p>1,35754501819611</text:p>
          </table:table-cell>
          <table:table-cell office:value-type="float" office:value="0.978625893592835" calcext:value-type="float">
            <text:p>0,978625893592835</text:p>
          </table:table-cell>
          <table:table-cell office:value-type="float" office:value="1.10877811908722" calcext:value-type="float">
            <text:p>1,10877811908722</text:p>
          </table:table-cell>
        </table:table-row>
        <table:table-row table:style-name="ro1">
          <table:table-cell office:value-type="float" office:value="1.30289" calcext:value-type="float">
            <text:p>1,30289</text:p>
          </table:table-cell>
          <table:table-cell office:value-type="float" office:value="1.11254632472992" calcext:value-type="float">
            <text:p>1,11254632472992</text:p>
          </table:table-cell>
          <table:table-cell office:value-type="float" office:value="1.13339757919312" calcext:value-type="float">
            <text:p>1,13339757919312</text:p>
          </table:table-cell>
          <table:table-cell office:value-type="float" office:value="1.83839452266693" calcext:value-type="float">
            <text:p>1,83839452266693</text:p>
          </table:table-cell>
          <table:table-cell office:value-type="float" office:value="1.0922886133194" calcext:value-type="float">
            <text:p>1,0922886133194</text:p>
          </table:table-cell>
          <table:table-cell office:value-type="float" office:value="1.21453106403351" calcext:value-type="float">
            <text:p>1,21453106403351</text:p>
          </table:table-cell>
          <table:table-cell office:value-type="float" office:value="1.32215988636017" calcext:value-type="float">
            <text:p>1,32215988636017</text:p>
          </table:table-cell>
          <table:table-cell office:value-type="float" office:value="1.59789824485779" calcext:value-type="float">
            <text:p>1,59789824485779</text:p>
          </table:table-cell>
          <table:table-cell office:value-type="float" office:value="1.36808323860168" calcext:value-type="float">
            <text:p>1,36808323860168</text:p>
          </table:table-cell>
          <table:table-cell office:value-type="float" office:value="1.10919392108917" calcext:value-type="float">
            <text:p>1,10919392108917</text:p>
          </table:table-cell>
          <table:table-cell office:value-type="float" office:value="1.24043500423431" calcext:value-type="float">
            <text:p>1,24043500423431</text:p>
          </table:table-cell>
        </table:table-row>
        <table:table-row table:style-name="ro1">
          <table:table-cell office:value-type="float" office:value="1.04537" calcext:value-type="float">
            <text:p>1,04537</text:p>
          </table:table-cell>
          <table:table-cell office:value-type="float" office:value="0.933736920356751" calcext:value-type="float">
            <text:p>0,933736920356751</text:p>
          </table:table-cell>
          <table:table-cell office:value-type="float" office:value="0.94978255033493" calcext:value-type="float">
            <text:p>0,94978255033493</text:p>
          </table:table-cell>
          <table:table-cell office:value-type="float" office:value="1.59780406951904" calcext:value-type="float">
            <text:p>1,59780406951904</text:p>
          </table:table-cell>
          <table:table-cell office:value-type="float" office:value="0.892787098884583" calcext:value-type="float">
            <text:p>0,892787098884583</text:p>
          </table:table-cell>
          <table:table-cell office:value-type="float" office:value="0.962917387485504" calcext:value-type="float">
            <text:p>0,962917387485504</text:p>
          </table:table-cell>
          <table:table-cell office:value-type="float" office:value="1.13691926002502" calcext:value-type="float">
            <text:p>1,13691926002502</text:p>
          </table:table-cell>
          <table:table-cell office:value-type="float" office:value="1.18347275257111" calcext:value-type="float">
            <text:p>1,18347275257111</text:p>
          </table:table-cell>
          <table:table-cell office:value-type="float" office:value="1.02970778942108" calcext:value-type="float">
            <text:p>1,02970778942108</text:p>
          </table:table-cell>
          <table:table-cell office:value-type="float" office:value="0.900884091854095" calcext:value-type="float">
            <text:p>0,900884091854095</text:p>
          </table:table-cell>
          <table:table-cell office:value-type="float" office:value="0.865718960762024" calcext:value-type="float">
            <text:p>0,865718960762024</text:p>
          </table:table-cell>
        </table:table-row>
        <table:table-row table:style-name="ro1">
          <table:table-cell office:value-type="float" office:value="0.766842" calcext:value-type="float">
            <text:p>0,766842</text:p>
          </table:table-cell>
          <table:table-cell office:value-type="float" office:value="0.655052244663239" calcext:value-type="float">
            <text:p>0,655052244663239</text:p>
          </table:table-cell>
          <table:table-cell office:value-type="float" office:value="0.749199569225311" calcext:value-type="float">
            <text:p>0,749199569225311</text:p>
          </table:table-cell>
          <table:table-cell office:value-type="float" office:value="1.24294018745422" calcext:value-type="float">
            <text:p>1,24294018745422</text:p>
          </table:table-cell>
          <table:table-cell office:value-type="float" office:value="0.660601735115051" calcext:value-type="float">
            <text:p>0,660601735115051</text:p>
          </table:table-cell>
          <table:table-cell office:value-type="float" office:value="0.714499652385712" calcext:value-type="float">
            <text:p>0,714499652385712</text:p>
          </table:table-cell>
          <table:table-cell office:value-type="float" office:value="0.859472334384918" calcext:value-type="float">
            <text:p>0,859472334384918</text:p>
          </table:table-cell>
          <table:table-cell office:value-type="float" office:value="0.754837691783905" calcext:value-type="float">
            <text:p>0,754837691783905</text:p>
          </table:table-cell>
          <table:table-cell office:value-type="float" office:value="0.71954071521759" calcext:value-type="float">
            <text:p>0,71954071521759</text:p>
          </table:table-cell>
          <table:table-cell office:value-type="float" office:value="0.715054094791412" calcext:value-type="float">
            <text:p>0,715054094791412</text:p>
          </table:table-cell>
          <table:table-cell office:value-type="float" office:value="0.597219944000244" calcext:value-type="float">
            <text:p>0,597219944000244</text:p>
          </table:table-cell>
        </table:table-row>
        <table:table-row table:style-name="ro1">
          <table:table-cell office:value-type="float" office:value="0.656253" calcext:value-type="float">
            <text:p>0,656253</text:p>
          </table:table-cell>
          <table:table-cell office:value-type="float" office:value="0.573356032371521" calcext:value-type="float">
            <text:p>0,573356032371521</text:p>
          </table:table-cell>
          <table:table-cell office:value-type="float" office:value="0.683919310569763" calcext:value-type="float">
            <text:p>0,683919310569763</text:p>
          </table:table-cell>
          <table:table-cell office:value-type="float" office:value="0.86965012550354" calcext:value-type="float">
            <text:p>0,86965012550354</text:p>
          </table:table-cell>
          <table:table-cell office:value-type="float" office:value="0.583205461502075" calcext:value-type="float">
            <text:p>0,583205461502075</text:p>
          </table:table-cell>
          <table:table-cell office:value-type="float" office:value="0.606475114822388" calcext:value-type="float">
            <text:p>0,606475114822388</text:p>
          </table:table-cell>
          <table:table-cell office:value-type="float" office:value="0.760304629802704" calcext:value-type="float">
            <text:p>0,760304629802704</text:p>
          </table:table-cell>
          <table:table-cell office:value-type="float" office:value="0.658102035522461" calcext:value-type="float">
            <text:p>0,658102035522461</text:p>
          </table:table-cell>
          <table:table-cell office:value-type="float" office:value="0.623818755149841" calcext:value-type="float">
            <text:p>0,623818755149841</text:p>
          </table:table-cell>
          <table:table-cell office:value-type="float" office:value="0.625557839870453" calcext:value-type="float">
            <text:p>0,625557839870453</text:p>
          </table:table-cell>
          <table:table-cell office:value-type="float" office:value="0.578140258789063" calcext:value-type="float">
            <text:p>0,578140258789063</text:p>
          </table:table-cell>
        </table:table-row>
        <table:table-row table:style-name="ro1">
          <table:table-cell office:value-type="float" office:value="0.666122" calcext:value-type="float">
            <text:p>0,666122</text:p>
          </table:table-cell>
          <table:table-cell office:value-type="float" office:value="0.653293132781982" calcext:value-type="float">
            <text:p>0,653293132781982</text:p>
          </table:table-cell>
          <table:table-cell office:value-type="float" office:value="0.711537659168243" calcext:value-type="float">
            <text:p>0,711537659168243</text:p>
          </table:table-cell>
          <table:table-cell office:value-type="float" office:value="0.75418484210968" calcext:value-type="float">
            <text:p>0,75418484210968</text:p>
          </table:table-cell>
          <table:table-cell office:value-type="float" office:value="0.596509754657745" calcext:value-type="float">
            <text:p>0,596509754657745</text:p>
          </table:table-cell>
          <table:table-cell office:value-type="float" office:value="0.591683030128479" calcext:value-type="float">
            <text:p>0,591683030128479</text:p>
          </table:table-cell>
          <table:table-cell office:value-type="float" office:value="0.77721631526947" calcext:value-type="float">
            <text:p>0,77721631526947</text:p>
          </table:table-cell>
          <table:table-cell office:value-type="float" office:value="0.694915950298309" calcext:value-type="float">
            <text:p>0,694915950298309</text:p>
          </table:table-cell>
          <table:table-cell office:value-type="float" office:value="0.620025277137756" calcext:value-type="float">
            <text:p>0,620025277137756</text:p>
          </table:table-cell>
          <table:table-cell office:value-type="float" office:value="0.649453163146973" calcext:value-type="float">
            <text:p>0,649453163146973</text:p>
          </table:table-cell>
          <table:table-cell office:value-type="float" office:value="0.61239618062973" calcext:value-type="float">
            <text:p>0,61239618062973</text:p>
          </table:table-cell>
        </table:table-row>
        <table:table-row table:style-name="ro1">
          <table:table-cell office:value-type="float" office:value="0.67205" calcext:value-type="float">
            <text:p>0,67205</text:p>
          </table:table-cell>
          <table:table-cell office:value-type="float" office:value="0.642868280410767" calcext:value-type="float">
            <text:p>0,642868280410767</text:p>
          </table:table-cell>
          <table:table-cell office:value-type="float" office:value="0.712598919868469" calcext:value-type="float">
            <text:p>0,712598919868469</text:p>
          </table:table-cell>
          <table:table-cell office:value-type="float" office:value="0.878049433231354" calcext:value-type="float">
            <text:p>0,878049433231354</text:p>
          </table:table-cell>
          <table:table-cell office:value-type="float" office:value="0.611358821392059" calcext:value-type="float">
            <text:p>0,611358821392059</text:p>
          </table:table-cell>
          <table:table-cell office:value-type="float" office:value="0.539693892002106" calcext:value-type="float">
            <text:p>0,539693892002106</text:p>
          </table:table-cell>
          <table:table-cell office:value-type="float" office:value="0.765513956546783" calcext:value-type="float">
            <text:p>0,765513956546783</text:p>
          </table:table-cell>
          <table:table-cell office:value-type="float" office:value="0.698585629463196" calcext:value-type="float">
            <text:p>0,698585629463196</text:p>
          </table:table-cell>
          <table:table-cell office:value-type="float" office:value="0.635049045085907" calcext:value-type="float">
            <text:p>0,635049045085907</text:p>
          </table:table-cell>
          <table:table-cell office:value-type="float" office:value="0.628598630428314" calcext:value-type="float">
            <text:p>0,628598630428314</text:p>
          </table:table-cell>
          <table:table-cell office:value-type="float" office:value="0.60818612575531" calcext:value-type="float">
            <text:p>0,60818612575531</text:p>
          </table:table-cell>
        </table:table-row>
        <table:table-row table:style-name="ro1">
          <table:table-cell office:value-type="float" office:value="0.68987" calcext:value-type="float">
            <text:p>0,68987</text:p>
          </table:table-cell>
          <table:table-cell office:value-type="float" office:value="0.68344920873642" calcext:value-type="float">
            <text:p>0,68344920873642</text:p>
          </table:table-cell>
          <table:table-cell office:value-type="float" office:value="0.709996283054352" calcext:value-type="float">
            <text:p>0,709996283054352</text:p>
          </table:table-cell>
          <table:table-cell office:value-type="float" office:value="0.905836403369904" calcext:value-type="float">
            <text:p>0,905836403369904</text:p>
          </table:table-cell>
          <table:table-cell office:value-type="float" office:value="0.638019680976868" calcext:value-type="float">
            <text:p>0,638019680976868</text:p>
          </table:table-cell>
          <table:table-cell office:value-type="float" office:value="0.553778350353241" calcext:value-type="float">
            <text:p>0,553778350353241</text:p>
          </table:table-cell>
          <table:table-cell office:value-type="float" office:value="0.786435782909393" calcext:value-type="float">
            <text:p>0,786435782909393</text:p>
          </table:table-cell>
          <table:table-cell office:value-type="float" office:value="0.690472662448883" calcext:value-type="float">
            <text:p>0,690472662448883</text:p>
          </table:table-cell>
          <table:table-cell office:value-type="float" office:value="0.605843722820282" calcext:value-type="float">
            <text:p>0,605843722820282</text:p>
          </table:table-cell>
          <table:table-cell office:value-type="float" office:value="0.651234209537506" calcext:value-type="float">
            <text:p>0,651234209537506</text:p>
          </table:table-cell>
          <table:table-cell office:value-type="float" office:value="0.67363840341568" calcext:value-type="float">
            <text:p>0,67363840341568</text:p>
          </table:table-cell>
        </table:table-row>
        <table:table-row table:style-name="ro1">
          <table:table-cell office:value-type="float" office:value="0.654699" calcext:value-type="float">
            <text:p>0,654699</text:p>
          </table:table-cell>
          <table:table-cell office:value-type="float" office:value="0.678771018981934" calcext:value-type="float">
            <text:p>0,678771018981934</text:p>
          </table:table-cell>
          <table:table-cell office:value-type="float" office:value="0.65633499622345" calcext:value-type="float">
            <text:p>0,65633499622345</text:p>
          </table:table-cell>
          <table:table-cell office:value-type="float" office:value="0.774069547653198" calcext:value-type="float">
            <text:p>0,774069547653198</text:p>
          </table:table-cell>
          <table:table-cell office:value-type="float" office:value="0.604902744293213" calcext:value-type="float">
            <text:p>0,604902744293213</text:p>
          </table:table-cell>
          <table:table-cell office:value-type="float" office:value="0.583190321922302" calcext:value-type="float">
            <text:p>0,583190321922302</text:p>
          </table:table-cell>
          <table:table-cell office:value-type="float" office:value="0.743687093257904" calcext:value-type="float">
            <text:p>0,743687093257904</text:p>
          </table:table-cell>
          <table:table-cell office:value-type="float" office:value="0.655912935733795" calcext:value-type="float">
            <text:p>0,655912935733795</text:p>
          </table:table-cell>
          <table:table-cell office:value-type="float" office:value="0.561450898647308" calcext:value-type="float">
            <text:p>0,561450898647308</text:p>
          </table:table-cell>
          <table:table-cell office:value-type="float" office:value="0.64124459028244" calcext:value-type="float">
            <text:p>0,64124459028244</text:p>
          </table:table-cell>
          <table:table-cell office:value-type="float" office:value="0.647428870201111" calcext:value-type="float">
            <text:p>0,647428870201111</text:p>
          </table:table-cell>
        </table:table-row>
        <table:table-row table:style-name="ro1">
          <table:table-cell office:value-type="float" office:value="0.676962" calcext:value-type="float">
            <text:p>0,676962</text:p>
          </table:table-cell>
          <table:table-cell office:value-type="float" office:value="0.643590807914734" calcext:value-type="float">
            <text:p>0,643590807914734</text:p>
          </table:table-cell>
          <table:table-cell office:value-type="float" office:value="0.637285709381104" calcext:value-type="float">
            <text:p>0,637285709381104</text:p>
          </table:table-cell>
          <table:table-cell office:value-type="float" office:value="0.951188564300537" calcext:value-type="float">
            <text:p>0,951188564300537</text:p>
          </table:table-cell>
          <table:table-cell office:value-type="float" office:value="0.612782180309296" calcext:value-type="float">
            <text:p>0,612782180309296</text:p>
          </table:table-cell>
          <table:table-cell office:value-type="float" office:value="0.59274697303772" calcext:value-type="float">
            <text:p>0,59274697303772</text:p>
          </table:table-cell>
          <table:table-cell office:value-type="float" office:value="0.814606547355652" calcext:value-type="float">
            <text:p>0,814606547355652</text:p>
          </table:table-cell>
          <table:table-cell office:value-type="float" office:value="0.699596524238586" calcext:value-type="float">
            <text:p>0,699596524238586</text:p>
          </table:table-cell>
          <table:table-cell office:value-type="float" office:value="0.55733734369278" calcext:value-type="float">
            <text:p>0,55733734369278</text:p>
          </table:table-cell>
          <table:table-cell office:value-type="float" office:value="0.635944664478302" calcext:value-type="float">
            <text:p>0,635944664478302</text:p>
          </table:table-cell>
          <table:table-cell office:value-type="float" office:value="0.624542951583862" calcext:value-type="float">
            <text:p>0,624542951583862</text:p>
          </table:table-cell>
        </table:table-row>
        <table:table-row table:style-name="ro1">
          <table:table-cell office:value-type="float" office:value="0.745615" calcext:value-type="float">
            <text:p>0,745615</text:p>
          </table:table-cell>
          <table:table-cell office:value-type="float" office:value="0.758752286434174" calcext:value-type="float">
            <text:p>0,758752286434174</text:p>
          </table:table-cell>
          <table:table-cell office:value-type="float" office:value="0.69355833530426" calcext:value-type="float">
            <text:p>0,69355833530426</text:p>
          </table:table-cell>
          <table:table-cell office:value-type="float" office:value="1.11823070049286" calcext:value-type="float">
            <text:p>1,11823070049286</text:p>
          </table:table-cell>
          <table:table-cell office:value-type="float" office:value="0.671463668346405" calcext:value-type="float">
            <text:p>0,671463668346405</text:p>
          </table:table-cell>
          <table:table-cell office:value-type="float" office:value="0.652584910392761" calcext:value-type="float">
            <text:p>0,652584910392761</text:p>
          </table:table-cell>
          <table:table-cell office:value-type="float" office:value="0.900723040103912" calcext:value-type="float">
            <text:p>0,900723040103912</text:p>
          </table:table-cell>
          <table:table-cell office:value-type="float" office:value="0.703137099742889" calcext:value-type="float">
            <text:p>0,703137099742889</text:p>
          </table:table-cell>
          <table:table-cell office:value-type="float" office:value="0.546685695648193" calcext:value-type="float">
            <text:p>0,546685695648193</text:p>
          </table:table-cell>
          <table:table-cell office:value-type="float" office:value="0.697030663490295" calcext:value-type="float">
            <text:p>0,697030663490295</text:p>
          </table:table-cell>
          <table:table-cell office:value-type="float" office:value="0.713986039161682" calcext:value-type="float">
            <text:p>0,713986039161682</text:p>
          </table:table-cell>
        </table:table-row>
        <table:table-row table:style-name="ro1">
          <table:table-cell office:value-type="float" office:value="0.78632" calcext:value-type="float">
            <text:p>0,78632</text:p>
          </table:table-cell>
          <table:table-cell office:value-type="float" office:value="0.863869965076447" calcext:value-type="float">
            <text:p>0,863869965076447</text:p>
          </table:table-cell>
          <table:table-cell office:value-type="float" office:value="0.712742626667023" calcext:value-type="float">
            <text:p>0,712742626667023</text:p>
          </table:table-cell>
          <table:table-cell office:value-type="float" office:value="0.956098079681397" calcext:value-type="float">
            <text:p>0,956098079681397</text:p>
          </table:table-cell>
          <table:table-cell office:value-type="float" office:value="0.745531976222992" calcext:value-type="float">
            <text:p>0,745531976222992</text:p>
          </table:table-cell>
          <table:table-cell office:value-type="float" office:value="0.741329729557037" calcext:value-type="float">
            <text:p>0,741329729557037</text:p>
          </table:table-cell>
          <table:table-cell office:value-type="float" office:value="0.880267143249512" calcext:value-type="float">
            <text:p>0,880267143249512</text:p>
          </table:table-cell>
          <table:table-cell office:value-type="float" office:value="0.882046282291412" calcext:value-type="float">
            <text:p>0,882046282291412</text:p>
          </table:table-cell>
          <table:table-cell office:value-type="float" office:value="0.534111440181732" calcext:value-type="float">
            <text:p>0,534111440181732</text:p>
          </table:table-cell>
          <table:table-cell office:value-type="float" office:value="0.719834864139557" calcext:value-type="float">
            <text:p>0,719834864139557</text:p>
          </table:table-cell>
          <table:table-cell office:value-type="float" office:value="0.827366411685944" calcext:value-type="float">
            <text:p>0,827366411685944</text:p>
          </table:table-cell>
        </table:table-row>
        <table:table-row table:style-name="ro1">
          <table:table-cell office:value-type="float" office:value="0.855508" calcext:value-type="float">
            <text:p>0,855508</text:p>
          </table:table-cell>
          <table:table-cell office:value-type="float" office:value="0.917505919933319" calcext:value-type="float">
            <text:p>0,917505919933319</text:p>
          </table:table-cell>
          <table:table-cell office:value-type="float" office:value="0.710172235965729" calcext:value-type="float">
            <text:p>0,710172235965729</text:p>
          </table:table-cell>
          <table:table-cell office:value-type="float" office:value="1.04221737384796" calcext:value-type="float">
            <text:p>1,04221737384796</text:p>
          </table:table-cell>
          <table:table-cell office:value-type="float" office:value="0.855158448219299" calcext:value-type="float">
            <text:p>0,855158448219299</text:p>
          </table:table-cell>
          <table:table-cell office:value-type="float" office:value="0.86597090959549" calcext:value-type="float">
            <text:p>0,86597090959549</text:p>
          </table:table-cell>
          <table:table-cell office:value-type="float" office:value="0.913164258003235" calcext:value-type="float">
            <text:p>0,913164258003235</text:p>
          </table:table-cell>
          <table:table-cell office:value-type="float" office:value="1.00331425666809" calcext:value-type="float">
            <text:p>1,00331425666809</text:p>
          </table:table-cell>
          <table:table-cell office:value-type="float" office:value="0.638473629951477" calcext:value-type="float">
            <text:p>0,638473629951477</text:p>
          </table:table-cell>
          <table:table-cell office:value-type="float" office:value="0.754275262355804" calcext:value-type="float">
            <text:p>0,754275262355804</text:p>
          </table:table-cell>
          <table:table-cell office:value-type="float" office:value="0.854831874370575" calcext:value-type="float">
            <text:p>0,854831874370575</text:p>
          </table:table-cell>
        </table:table-row>
        <table:table-row table:style-name="ro1">
          <table:table-cell office:value-type="float" office:value="1.01232" calcext:value-type="float">
            <text:p>1,01232</text:p>
          </table:table-cell>
          <table:table-cell office:value-type="float" office:value="1.05180716514587" calcext:value-type="float">
            <text:p>1,05180716514587</text:p>
          </table:table-cell>
          <table:table-cell office:value-type="float" office:value="0.857495963573456" calcext:value-type="float">
            <text:p>0,857495963573456</text:p>
          </table:table-cell>
          <table:table-cell office:value-type="float" office:value="1.36807012557983" calcext:value-type="float">
            <text:p>1,36807012557983</text:p>
          </table:table-cell>
          <table:table-cell office:value-type="float" office:value="1.02563536167145" calcext:value-type="float">
            <text:p>1,02563536167145</text:p>
          </table:table-cell>
          <table:table-cell office:value-type="float" office:value="0.974712371826172" calcext:value-type="float">
            <text:p>0,974712371826172</text:p>
          </table:table-cell>
          <table:table-cell office:value-type="float" office:value="1.13140451908112" calcext:value-type="float">
            <text:p>1,13140451908112</text:p>
          </table:table-cell>
          <table:table-cell office:value-type="float" office:value="1.17585480213165" calcext:value-type="float">
            <text:p>1,17585480213165</text:p>
          </table:table-cell>
          <table:table-cell office:value-type="float" office:value="0.730251371860504" calcext:value-type="float">
            <text:p>0,730251371860504</text:p>
          </table:table-cell>
          <table:table-cell office:value-type="float" office:value="0.887628853321075" calcext:value-type="float">
            <text:p>0,887628853321075</text:p>
          </table:table-cell>
          <table:table-cell office:value-type="float" office:value="0.920370697975159" calcext:value-type="float">
            <text:p>0,920370697975159</text:p>
          </table:table-cell>
        </table:table-row>
        <table:table-row table:style-name="ro1">
          <table:table-cell office:value-type="float" office:value="1.11251" calcext:value-type="float">
            <text:p>1,11251</text:p>
          </table:table-cell>
          <table:table-cell office:value-type="float" office:value="1.14570212364197" calcext:value-type="float">
            <text:p>1,14570212364197</text:p>
          </table:table-cell>
          <table:table-cell office:value-type="float" office:value="0.910232543945313" calcext:value-type="float">
            <text:p>0,910232543945313</text:p>
          </table:table-cell>
          <table:table-cell office:value-type="float" office:value="1.29010188579559" calcext:value-type="float">
            <text:p>1,29010188579559</text:p>
          </table:table-cell>
          <table:table-cell office:value-type="float" office:value="1.30111742019653" calcext:value-type="float">
            <text:p>1,30111742019653</text:p>
          </table:table-cell>
          <table:table-cell office:value-type="float" office:value="1.05762875080109" calcext:value-type="float">
            <text:p>1,05762875080109</text:p>
          </table:table-cell>
          <table:table-cell office:value-type="float" office:value="1.36533761024475" calcext:value-type="float">
            <text:p>1,36533761024475</text:p>
          </table:table-cell>
          <table:table-cell office:value-type="float" office:value="1.34203898906708" calcext:value-type="float">
            <text:p>1,34203898906708</text:p>
          </table:table-cell>
          <table:table-cell office:value-type="float" office:value="0.626045286655426" calcext:value-type="float">
            <text:p>0,626045286655426</text:p>
          </table:table-cell>
          <table:table-cell office:value-type="float" office:value="1.05259013175964" calcext:value-type="float">
            <text:p>1,05259013175964</text:p>
          </table:table-cell>
          <table:table-cell office:value-type="float" office:value="1.03433895111084" calcext:value-type="float">
            <text:p>1,03433895111084</text:p>
          </table:table-cell>
        </table:table-row>
        <table:table-row table:style-name="ro1">
          <table:table-cell office:value-type="float" office:value="1.22796" calcext:value-type="float">
            <text:p>1,22796</text:p>
          </table:table-cell>
          <table:table-cell office:value-type="float" office:value="1.25212693214417" calcext:value-type="float">
            <text:p>1,25212693214417</text:p>
          </table:table-cell>
          <table:table-cell office:value-type="float" office:value="0.831971645355225" calcext:value-type="float">
            <text:p>0,831971645355225</text:p>
          </table:table-cell>
          <table:table-cell office:value-type="float" office:value="1.09802746772766" calcext:value-type="float">
            <text:p>1,09802746772766</text:p>
          </table:table-cell>
          <table:table-cell office:value-type="float" office:value="2.41187429428101" calcext:value-type="float">
            <text:p>2,41187429428101</text:p>
          </table:table-cell>
          <table:table-cell office:value-type="float" office:value="1.25004327297211" calcext:value-type="float">
            <text:p>1,25004327297211</text:p>
          </table:table-cell>
          <table:table-cell office:value-type="float" office:value="1.14911544322968" calcext:value-type="float">
            <text:p>1,14911544322968</text:p>
          </table:table-cell>
          <table:table-cell office:value-type="float" office:value="1.55696868896484" calcext:value-type="float">
            <text:p>1,55696868896484</text:p>
          </table:table-cell>
          <table:table-cell office:value-type="float" office:value="0.723123669624329" calcext:value-type="float">
            <text:p>0,723123669624329</text:p>
          </table:table-cell>
          <table:table-cell office:value-type="float" office:value="0.871425688266754" calcext:value-type="float">
            <text:p>0,871425688266754</text:p>
          </table:table-cell>
          <table:table-cell office:value-type="float" office:value="1.13488507270813" calcext:value-type="float">
            <text:p>1,13488507270813</text:p>
          </table:table-cell>
        </table:table-row>
        <table:table-row table:style-name="ro1">
          <table:table-cell office:value-type="float" office:value="1.44302" calcext:value-type="float">
            <text:p>1,44302</text:p>
          </table:table-cell>
          <table:table-cell office:value-type="float" office:value="1.45634269714355" calcext:value-type="float">
            <text:p>1,45634269714355</text:p>
          </table:table-cell>
          <table:table-cell office:value-type="float" office:value="0.995063900947571" calcext:value-type="float">
            <text:p>0,995063900947571</text:p>
          </table:table-cell>
          <table:table-cell office:value-type="float" office:value="1.40661263465881" calcext:value-type="float">
            <text:p>1,40661263465881</text:p>
          </table:table-cell>
          <table:table-cell office:value-type="float" office:value="2.55636548995972" calcext:value-type="float">
            <text:p>2,55636548995972</text:p>
          </table:table-cell>
          <table:table-cell office:value-type="float" office:value="1.66500222682953" calcext:value-type="float">
            <text:p>1,66500222682953</text:p>
          </table:table-cell>
          <table:table-cell office:value-type="float" office:value="1.21875095367432" calcext:value-type="float">
            <text:p>1,21875095367432</text:p>
          </table:table-cell>
          <table:table-cell office:value-type="float" office:value="1.90841197967529" calcext:value-type="float">
            <text:p>1,90841197967529</text:p>
          </table:table-cell>
          <table:table-cell office:value-type="float" office:value="0.817359745502472" calcext:value-type="float">
            <text:p>0,817359745502472</text:p>
          </table:table-cell>
          <table:table-cell office:value-type="float" office:value="1.06623756885529" calcext:value-type="float">
            <text:p>1,06623756885529</text:p>
          </table:table-cell>
          <table:table-cell office:value-type="float" office:value="1.34010016918182" calcext:value-type="float">
            <text:p>1,34010016918182</text:p>
          </table:table-cell>
        </table:table-row>
        <table:table-row table:style-name="ro1">
          <table:table-cell office:value-type="float" office:value="1.8514" calcext:value-type="float">
            <text:p>1,8514</text:p>
          </table:table-cell>
          <table:table-cell office:value-type="float" office:value="1.80647659301758" calcext:value-type="float">
            <text:p>1,80647659301758</text:p>
          </table:table-cell>
          <table:table-cell office:value-type="float" office:value="1.20430076122284" calcext:value-type="float">
            <text:p>1,20430076122284</text:p>
          </table:table-cell>
          <table:table-cell office:value-type="float" office:value="1.5134174823761" calcext:value-type="float">
            <text:p>1,5134174823761</text:p>
          </table:table-cell>
          <table:table-cell office:value-type="float" office:value="2.84765529632568" calcext:value-type="float">
            <text:p>2,84765529632568</text:p>
          </table:table-cell>
          <table:table-cell office:value-type="float" office:value="2.75005412101746" calcext:value-type="float">
            <text:p>2,75005412101746</text:p>
          </table:table-cell>
          <table:table-cell office:value-type="float" office:value="1.5837424993515" calcext:value-type="float">
            <text:p>1,5837424993515</text:p>
          </table:table-cell>
          <table:table-cell office:value-type="float" office:value="2.47733855247498" calcext:value-type="float">
            <text:p>2,47733855247498</text:p>
          </table:table-cell>
          <table:table-cell office:value-type="float" office:value="1.13102173805237" calcext:value-type="float">
            <text:p>1,13102173805237</text:p>
          </table:table-cell>
          <table:table-cell office:value-type="float" office:value="1.43643820285797" calcext:value-type="float">
            <text:p>1,43643820285797</text:p>
          </table:table-cell>
          <table:table-cell office:value-type="float" office:value="1.76354801654816" calcext:value-type="float">
            <text:p>1,76354801654816</text:p>
          </table:table-cell>
        </table:table-row>
        <table:table-row table:style-name="ro1">
          <table:table-cell office:value-type="float" office:value="1.98353" calcext:value-type="float">
            <text:p>1,98353</text:p>
          </table:table-cell>
          <table:table-cell office:value-type="float" office:value="1.84825694561005" calcext:value-type="float">
            <text:p>1,84825694561005</text:p>
          </table:table-cell>
          <table:table-cell office:value-type="float" office:value="1.20894253253937" calcext:value-type="float">
            <text:p>1,20894253253937</text:p>
          </table:table-cell>
          <table:table-cell office:value-type="float" office:value="1.3089656829834" calcext:value-type="float">
            <text:p>1,3089656829834</text:p>
          </table:table-cell>
          <table:table-cell office:value-type="float" office:value="3.06530523300171" calcext:value-type="float">
            <text:p>3,06530523300171</text:p>
          </table:table-cell>
          <table:table-cell office:value-type="float" office:value="3.29548931121826" calcext:value-type="float">
            <text:p>3,29548931121826</text:p>
          </table:table-cell>
          <table:table-cell office:value-type="float" office:value="1.84178125858307" calcext:value-type="float">
            <text:p>1,84178125858307</text:p>
          </table:table-cell>
          <table:table-cell office:value-type="float" office:value="2.77097082138062" calcext:value-type="float">
            <text:p>2,77097082138062</text:p>
          </table:table-cell>
          <table:table-cell office:value-type="float" office:value="1.10740792751312" calcext:value-type="float">
            <text:p>1,10740792751312</text:p>
          </table:table-cell>
          <table:table-cell office:value-type="float" office:value="1.59598875045776" calcext:value-type="float">
            <text:p>1,59598875045776</text:p>
          </table:table-cell>
          <table:table-cell office:value-type="float" office:value="1.79219961166382" calcext:value-type="float">
            <text:p>1,79219961166382</text:p>
          </table:table-cell>
        </table:table-row>
        <table:table-row table:style-name="ro1">
          <table:table-cell office:value-type="float" office:value="2.25523" calcext:value-type="float">
            <text:p>2,25523</text:p>
          </table:table-cell>
          <table:table-cell office:value-type="float" office:value="1.70158267021179" calcext:value-type="float">
            <text:p>1,70158267021179</text:p>
          </table:table-cell>
          <table:table-cell office:value-type="float" office:value="1.20181727409363" calcext:value-type="float">
            <text:p>1,20181727409363</text:p>
          </table:table-cell>
          <table:table-cell office:value-type="float" office:value="1.50910472869873" calcext:value-type="float">
            <text:p>1,50910472869873</text:p>
          </table:table-cell>
          <table:table-cell office:value-type="float" office:value="3.56984615325928" calcext:value-type="float">
            <text:p>3,56984615325928</text:p>
          </table:table-cell>
          <table:table-cell office:value-type="float" office:value="4.03703784942627" calcext:value-type="float">
            <text:p>4,03703784942627</text:p>
          </table:table-cell>
          <table:table-cell office:value-type="float" office:value="2.25170683860779" calcext:value-type="float">
            <text:p>2,25170683860779</text:p>
          </table:table-cell>
          <table:table-cell office:value-type="float" office:value="2.855220079422" calcext:value-type="float">
            <text:p>2,855220079422</text:p>
          </table:table-cell>
          <table:table-cell office:value-type="float" office:value="1.62470877170563" calcext:value-type="float">
            <text:p>1,62470877170563</text:p>
          </table:table-cell>
          <table:table-cell office:value-type="float" office:value="1.98531591892242" calcext:value-type="float">
            <text:p>1,98531591892242</text:p>
          </table:table-cell>
          <table:table-cell office:value-type="float" office:value="1.81596100330353" calcext:value-type="float">
            <text:p>1,81596100330353</text:p>
          </table:table-cell>
        </table:table-row>
        <table:table-row table:style-name="ro1">
          <table:table-cell office:value-type="float" office:value="2.53561" calcext:value-type="float">
            <text:p>2,53561</text:p>
          </table:table-cell>
          <table:table-cell office:value-type="float" office:value="2.1332049369812" calcext:value-type="float">
            <text:p>2,1332049369812</text:p>
          </table:table-cell>
          <table:table-cell office:value-type="float" office:value="1.95162093639374" calcext:value-type="float">
            <text:p>1,95162093639374</text:p>
          </table:table-cell>
          <table:table-cell office:value-type="float" office:value="1.62390518188477" calcext:value-type="float">
            <text:p>1,62390518188477</text:p>
          </table:table-cell>
          <table:table-cell office:value-type="float" office:value="4.53677463531494" calcext:value-type="float">
            <text:p>4,53677463531494</text:p>
          </table:table-cell>
          <table:table-cell office:value-type="float" office:value="2.80612421035767" calcext:value-type="float">
            <text:p>2,80612421035767</text:p>
          </table:table-cell>
          <table:table-cell office:value-type="float" office:value="3.26894283294678" calcext:value-type="float">
            <text:p>3,26894283294678</text:p>
          </table:table-cell>
          <table:table-cell office:value-type="float" office:value="2.90139222145081" calcext:value-type="float">
            <text:p>2,90139222145081</text:p>
          </table:table-cell>
          <table:table-cell office:value-type="float" office:value="1.43473613262177" calcext:value-type="float">
            <text:p>1,43473613262177</text:p>
          </table:table-cell>
          <table:table-cell office:value-type="float" office:value="2.26154208183289" calcext:value-type="float">
            <text:p>2,26154208183289</text:p>
          </table:table-cell>
          <table:table-cell office:value-type="float" office:value="2.43781328201294" calcext:value-type="float">
            <text:p>2,43781328201294</text:p>
          </table:table-cell>
        </table:table-row>
        <table:table-row table:style-name="ro1">
          <table:table-cell office:value-type="float" office:value="3.01905" calcext:value-type="float">
            <text:p>3,01905</text:p>
          </table:table-cell>
          <table:table-cell office:value-type="float" office:value="2.32637333869934" calcext:value-type="float">
            <text:p>2,32637333869934</text:p>
          </table:table-cell>
          <table:table-cell office:value-type="float" office:value="3.86900305747986" calcext:value-type="float">
            <text:p>3,86900305747986</text:p>
          </table:table-cell>
          <table:table-cell office:value-type="float" office:value="1.77460157871246" calcext:value-type="float">
            <text:p>1,77460157871246</text:p>
          </table:table-cell>
          <table:table-cell office:value-type="float" office:value="4.56874561309814" calcext:value-type="float">
            <text:p>4,56874561309814</text:p>
          </table:table-cell>
          <table:table-cell office:value-type="float" office:value="2.77280068397522" calcext:value-type="float">
            <text:p>2,77280068397522</text:p>
          </table:table-cell>
          <table:table-cell office:value-type="float" office:value="3.9462456703186" calcext:value-type="float">
            <text:p>3,9462456703186</text:p>
          </table:table-cell>
          <table:table-cell office:value-type="float" office:value="4.06737852096558" calcext:value-type="float">
            <text:p>4,06737852096558</text:p>
          </table:table-cell>
          <table:table-cell office:value-type="float" office:value="2.13253498077393" calcext:value-type="float">
            <text:p>2,13253498077393</text:p>
          </table:table-cell>
          <table:table-cell office:value-type="float" office:value="2.95682764053345" calcext:value-type="float">
            <text:p>2,95682764053345</text:p>
          </table:table-cell>
          <table:table-cell office:value-type="float" office:value="1.77599859237671" calcext:value-type="float">
            <text:p>1,77599859237671</text:p>
          </table:table-cell>
        </table:table-row>
        <table:table-row table:style-name="ro1">
          <table:table-cell office:value-type="float" office:value="2.61371" calcext:value-type="float">
            <text:p>2,61371</text:p>
          </table:table-cell>
          <table:table-cell office:value-type="float" office:value="2.2920708656311" calcext:value-type="float">
            <text:p>2,2920708656311</text:p>
          </table:table-cell>
          <table:table-cell office:value-type="float" office:value="4.37990856170654" calcext:value-type="float">
            <text:p>4,37990856170654</text:p>
          </table:table-cell>
          <table:table-cell office:value-type="float" office:value="1.61336064338684" calcext:value-type="float">
            <text:p>1,61336064338684</text:p>
          </table:table-cell>
          <table:table-cell office:value-type="float" office:value="2.92610478401184" calcext:value-type="float">
            <text:p>2,92610478401184</text:p>
          </table:table-cell>
          <table:table-cell office:value-type="float" office:value="1.91928446292877" calcext:value-type="float">
            <text:p>1,91928446292877</text:p>
          </table:table-cell>
          <table:table-cell office:value-type="float" office:value="3.35966920852661" calcext:value-type="float">
            <text:p>3,35966920852661</text:p>
          </table:table-cell>
          <table:table-cell office:value-type="float" office:value="3.02159118652344" calcext:value-type="float">
            <text:p>3,02159118652344</text:p>
          </table:table-cell>
          <table:table-cell office:value-type="float" office:value="2.41279411315918" calcext:value-type="float">
            <text:p>2,41279411315918</text:p>
          </table:table-cell>
          <table:table-cell office:value-type="float" office:value="3.02214598655701" calcext:value-type="float">
            <text:p>3,02214598655701</text:p>
          </table:table-cell>
          <table:table-cell office:value-type="float" office:value="1.19012892246246" calcext:value-type="float">
            <text:p>1,19012892246246</text:p>
          </table:table-cell>
        </table:table-row>
        <table:table-row table:style-name="ro1">
          <table:table-cell office:value-type="float" office:value="3.12928" calcext:value-type="float">
            <text:p>3,12928</text:p>
          </table:table-cell>
          <table:table-cell office:value-type="float" office:value="2.94795322418213" calcext:value-type="float">
            <text:p>2,94795322418213</text:p>
          </table:table-cell>
          <table:table-cell office:value-type="float" office:value="5.88848161697388" calcext:value-type="float">
            <text:p>5,88848161697388</text:p>
          </table:table-cell>
          <table:table-cell office:value-type="float" office:value="2.30336546897888" calcext:value-type="float">
            <text:p>2,30336546897888</text:p>
          </table:table-cell>
          <table:table-cell office:value-type="float" office:value="2.93377161026001" calcext:value-type="float">
            <text:p>2,93377161026001</text:p>
          </table:table-cell>
          <table:table-cell office:value-type="float" office:value="1.92309296131134" calcext:value-type="float">
            <text:p>1,92309296131134</text:p>
          </table:table-cell>
          <table:table-cell office:value-type="float" office:value="4.08461904525757" calcext:value-type="float">
            <text:p>4,08461904525757</text:p>
          </table:table-cell>
          <table:table-cell office:value-type="float" office:value="3.53434062004089" calcext:value-type="float">
            <text:p>3,53434062004089</text:p>
          </table:table-cell>
          <table:table-cell office:value-type="float" office:value="2.4921350479126" calcext:value-type="float">
            <text:p>2,4921350479126</text:p>
          </table:table-cell>
          <table:table-cell office:value-type="float" office:value="3.46891927719116" calcext:value-type="float">
            <text:p>3,46891927719116</text:p>
          </table:table-cell>
          <table:table-cell office:value-type="float" office:value="1.71613955497742" calcext:value-type="float">
            <text:p>1,71613955497742</text:p>
          </table:table-cell>
        </table:table-row>
        <table:table-row table:style-name="ro1">
          <table:table-cell office:value-type="float" office:value="2.9486" calcext:value-type="float">
            <text:p>2,9486</text:p>
          </table:table-cell>
          <table:table-cell office:value-type="float" office:value="2.93759989738464" calcext:value-type="float">
            <text:p>2,93759989738464</text:p>
          </table:table-cell>
          <table:table-cell office:value-type="float" office:value="6.07835721969605" calcext:value-type="float">
            <text:p>6,07835721969605</text:p>
          </table:table-cell>
          <table:table-cell office:value-type="float" office:value="2.40832161903381" calcext:value-type="float">
            <text:p>2,40832161903381</text:p>
          </table:table-cell>
          <table:table-cell office:value-type="float" office:value="2.36178302764893" calcext:value-type="float">
            <text:p>2,36178302764893</text:p>
          </table:table-cell>
          <table:table-cell office:value-type="float" office:value="1.44779574871063" calcext:value-type="float">
            <text:p>1,44779574871063</text:p>
          </table:table-cell>
          <table:table-cell office:value-type="float" office:value="3.66591882705688" calcext:value-type="float">
            <text:p>3,66591882705688</text:p>
          </table:table-cell>
          <table:table-cell office:value-type="float" office:value="3.35320520401001" calcext:value-type="float">
            <text:p>3,35320520401001</text:p>
          </table:table-cell>
          <table:table-cell office:value-type="float" office:value="1.77825820446014" calcext:value-type="float">
            <text:p>1,77825820446014</text:p>
          </table:table-cell>
          <table:table-cell office:value-type="float" office:value="3.74344611167908" calcext:value-type="float">
            <text:p>3,74344611167908</text:p>
          </table:table-cell>
          <table:table-cell office:value-type="float" office:value="1.71128952503204" calcext:value-type="float">
            <text:p>1,71128952503204</text:p>
          </table:table-cell>
        </table:table-row>
        <table:table-row table:style-name="ro1">
          <table:table-cell office:value-type="float" office:value="2.31744" calcext:value-type="float">
            <text:p>2,31744</text:p>
          </table:table-cell>
          <table:table-cell office:value-type="float" office:value="1.85426008701324" calcext:value-type="float">
            <text:p>1,85426008701324</text:p>
          </table:table-cell>
          <table:table-cell office:value-type="float" office:value="4.17484569549561" calcext:value-type="float">
            <text:p>4,17484569549561</text:p>
          </table:table-cell>
          <table:table-cell office:value-type="float" office:value="2.20709872245789" calcext:value-type="float">
            <text:p>2,20709872245789</text:p>
          </table:table-cell>
          <table:table-cell office:value-type="float" office:value="2.70253872871399" calcext:value-type="float">
            <text:p>2,70253872871399</text:p>
          </table:table-cell>
          <table:table-cell office:value-type="float" office:value="1.2772022485733" calcext:value-type="float">
            <text:p>1,2772022485733</text:p>
          </table:table-cell>
          <table:table-cell office:value-type="float" office:value="3.07071900367737" calcext:value-type="float">
            <text:p>3,07071900367737</text:p>
          </table:table-cell>
          <table:table-cell office:value-type="float" office:value="2.35585451126099" calcext:value-type="float">
            <text:p>2,35585451126099</text:p>
          </table:table-cell>
          <table:table-cell office:value-type="float" office:value="1.17715585231781" calcext:value-type="float">
            <text:p>1,17715585231781</text:p>
          </table:table-cell>
          <table:table-cell office:value-type="float" office:value="3.17814993858337" calcext:value-type="float">
            <text:p>3,17814993858337</text:p>
          </table:table-cell>
          <table:table-cell office:value-type="float" office:value="1.17657923698425" calcext:value-type="float">
            <text:p>1,17657923698425</text:p>
          </table:table-cell>
        </table:table-row>
        <table:table-row table:style-name="ro1">
          <table:table-cell office:value-type="float" office:value="2.11627" calcext:value-type="float">
            <text:p>2,11627</text:p>
          </table:table-cell>
          <table:table-cell office:value-type="float" office:value="1.57799029350281" calcext:value-type="float">
            <text:p>1,57799029350281</text:p>
          </table:table-cell>
          <table:table-cell office:value-type="float" office:value="3.27623891830444" calcext:value-type="float">
            <text:p>3,27623891830444</text:p>
          </table:table-cell>
          <table:table-cell office:value-type="float" office:value="2.12140798568726" calcext:value-type="float">
            <text:p>2,12140798568726</text:p>
          </table:table-cell>
          <table:table-cell office:value-type="float" office:value="2.74326634407043" calcext:value-type="float">
            <text:p>2,74326634407043</text:p>
          </table:table-cell>
          <table:table-cell office:value-type="float" office:value="1.35366523265839" calcext:value-type="float">
            <text:p>1,35366523265839</text:p>
          </table:table-cell>
          <table:table-cell office:value-type="float" office:value="1.93424868583679" calcext:value-type="float">
            <text:p>1,93424868583679</text:p>
          </table:table-cell>
          <table:table-cell office:value-type="float" office:value="2.00164985656738" calcext:value-type="float">
            <text:p>2,00164985656738</text:p>
          </table:table-cell>
          <table:table-cell office:value-type="float" office:value="2.01132035255432" calcext:value-type="float">
            <text:p>2,01132035255432</text:p>
          </table:table-cell>
          <table:table-cell office:value-type="float" office:value="2.57811498641968" calcext:value-type="float">
            <text:p>2,57811498641968</text:p>
          </table:table-cell>
          <table:table-cell office:value-type="float" office:value="1.56480431556702" calcext:value-type="float">
            <text:p>1,56480431556702</text:p>
          </table:table-cell>
        </table:table-row>
        <table:table-row table:style-name="ro1">
          <table:table-cell office:value-type="float" office:value="2.19392" calcext:value-type="float">
            <text:p>2,19392</text:p>
          </table:table-cell>
          <table:table-cell office:value-type="float" office:value="2.07605004310608" calcext:value-type="float">
            <text:p>2,07605004310608</text:p>
          </table:table-cell>
          <table:table-cell office:value-type="float" office:value="2.41924905776978" calcext:value-type="float">
            <text:p>2,41924905776978</text:p>
          </table:table-cell>
          <table:table-cell office:value-type="float" office:value="2.30799770355225" calcext:value-type="float">
            <text:p>2,30799770355225</text:p>
          </table:table-cell>
          <table:table-cell office:value-type="float" office:value="2.84284710884094" calcext:value-type="float">
            <text:p>2,84284710884094</text:p>
          </table:table-cell>
          <table:table-cell office:value-type="float" office:value="1.44681572914124" calcext:value-type="float">
            <text:p>1,44681572914124</text:p>
          </table:table-cell>
          <table:table-cell office:value-type="float" office:value="1.88947594165802" calcext:value-type="float">
            <text:p>1,88947594165802</text:p>
          </table:table-cell>
          <table:table-cell office:value-type="float" office:value="2.15337252616882" calcext:value-type="float">
            <text:p>2,15337252616882</text:p>
          </table:table-cell>
          <table:table-cell office:value-type="float" office:value="2.99129867553711" calcext:value-type="float">
            <text:p>2,99129867553711</text:p>
          </table:table-cell>
          <table:table-cell office:value-type="float" office:value="2.12434983253479" calcext:value-type="float">
            <text:p>2,12434983253479</text:p>
          </table:table-cell>
          <table:table-cell office:value-type="float" office:value="1.68777322769165" calcext:value-type="float">
            <text:p>1,68777322769165</text:p>
          </table:table-cell>
        </table:table-row>
        <table:table-row table:style-name="ro1">
          <table:table-cell office:value-type="float" office:value="2.06917" calcext:value-type="float">
            <text:p>2,06917</text:p>
          </table:table-cell>
          <table:table-cell office:value-type="float" office:value="1.92678606510162" calcext:value-type="float">
            <text:p>1,92678606510162</text:p>
          </table:table-cell>
          <table:table-cell office:value-type="float" office:value="2.03293418884277" calcext:value-type="float">
            <text:p>2,03293418884277</text:p>
          </table:table-cell>
          <table:table-cell office:value-type="float" office:value="2.28495407104492" calcext:value-type="float">
            <text:p>2,28495407104492</text:p>
          </table:table-cell>
          <table:table-cell office:value-type="float" office:value="2.51776027679443" calcext:value-type="float">
            <text:p>2,51776027679443</text:p>
          </table:table-cell>
          <table:table-cell office:value-type="float" office:value="1.29753243923187" calcext:value-type="float">
            <text:p>1,29753243923187</text:p>
          </table:table-cell>
          <table:table-cell office:value-type="float" office:value="1.89597392082214" calcext:value-type="float">
            <text:p>1,89597392082214</text:p>
          </table:table-cell>
          <table:table-cell office:value-type="float" office:value="2.10913062095642" calcext:value-type="float">
            <text:p>2,10913062095642</text:p>
          </table:table-cell>
          <table:table-cell office:value-type="float" office:value="3.14146447181702" calcext:value-type="float">
            <text:p>3,14146447181702</text:p>
          </table:table-cell>
          <table:table-cell office:value-type="float" office:value="1.91843640804291" calcext:value-type="float">
            <text:p>1,91843640804291</text:p>
          </table:table-cell>
          <table:table-cell office:value-type="float" office:value="1.56673645973206" calcext:value-type="float">
            <text:p>1,56673645973206</text:p>
          </table:table-cell>
        </table:table-row>
        <table:table-row table:style-name="ro1">
          <table:table-cell office:value-type="float" office:value="2.14656" calcext:value-type="float">
            <text:p>2,14656</text:p>
          </table:table-cell>
          <table:table-cell office:value-type="float" office:value="2.05843830108643" calcext:value-type="float">
            <text:p>2,05843830108643</text:p>
          </table:table-cell>
          <table:table-cell office:value-type="float" office:value="2.30091619491577" calcext:value-type="float">
            <text:p>2,30091619491577</text:p>
          </table:table-cell>
          <table:table-cell office:value-type="float" office:value="2.3908064365387" calcext:value-type="float">
            <text:p>2,3908064365387</text:p>
          </table:table-cell>
          <table:table-cell office:value-type="float" office:value="2.53488373756409" calcext:value-type="float">
            <text:p>2,53488373756409</text:p>
          </table:table-cell>
          <table:table-cell office:value-type="float" office:value="1.4720903635025" calcext:value-type="float">
            <text:p>1,4720903635025</text:p>
          </table:table-cell>
          <table:table-cell office:value-type="float" office:value="1.95285820960999" calcext:value-type="float">
            <text:p>1,95285820960999</text:p>
          </table:table-cell>
          <table:table-cell office:value-type="float" office:value="2.15747332572937" calcext:value-type="float">
            <text:p>2,15747332572937</text:p>
          </table:table-cell>
          <table:table-cell office:value-type="float" office:value="2.8408145904541" calcext:value-type="float">
            <text:p>2,8408145904541</text:p>
          </table:table-cell>
          <table:table-cell office:value-type="float" office:value="1.97048139572144" calcext:value-type="float">
            <text:p>1,97048139572144</text:p>
          </table:table-cell>
          <table:table-cell office:value-type="float" office:value="1.78687810897827" calcext:value-type="float">
            <text:p>1,78687810897827</text:p>
          </table:table-cell>
        </table:table-row>
        <table:table-row table:style-name="ro1">
          <table:table-cell office:value-type="float" office:value="2.18516" calcext:value-type="float">
            <text:p>2,18516</text:p>
          </table:table-cell>
          <table:table-cell office:value-type="float" office:value="2.16962242126465" calcext:value-type="float">
            <text:p>2,16962242126465</text:p>
          </table:table-cell>
          <table:table-cell office:value-type="float" office:value="2.08225679397583" calcext:value-type="float">
            <text:p>2,08225679397583</text:p>
          </table:table-cell>
          <table:table-cell office:value-type="float" office:value="2.62558960914612" calcext:value-type="float">
            <text:p>2,62558960914612</text:p>
          </table:table-cell>
          <table:table-cell office:value-type="float" office:value="2.64573240280151" calcext:value-type="float">
            <text:p>2,64573240280151</text:p>
          </table:table-cell>
          <table:table-cell office:value-type="float" office:value="1.44677233695984" calcext:value-type="float">
            <text:p>1,44677233695984</text:p>
          </table:table-cell>
          <table:table-cell office:value-type="float" office:value="2.18422389030457" calcext:value-type="float">
            <text:p>2,18422389030457</text:p>
          </table:table-cell>
          <table:table-cell office:value-type="float" office:value="2.3197066783905" calcext:value-type="float">
            <text:p>2,3197066783905</text:p>
          </table:table-cell>
          <table:table-cell office:value-type="float" office:value="2.4905321598053" calcext:value-type="float">
            <text:p>2,4905321598053</text:p>
          </table:table-cell>
          <table:table-cell office:value-type="float" office:value="2.07245659828186" calcext:value-type="float">
            <text:p>2,07245659828186</text:p>
          </table:table-cell>
          <table:table-cell office:value-type="float" office:value="1.81473541259766" calcext:value-type="float">
            <text:p>1,81473541259766</text:p>
          </table:table-cell>
        </table:table-row>
        <table:table-row table:style-name="ro1">
          <table:table-cell office:value-type="float" office:value="2.28347" calcext:value-type="float">
            <text:p>2,28347</text:p>
          </table:table-cell>
          <table:table-cell office:value-type="float" office:value="2.33911752700806" calcext:value-type="float">
            <text:p>2,33911752700806</text:p>
          </table:table-cell>
          <table:table-cell office:value-type="float" office:value="2.02846622467041" calcext:value-type="float">
            <text:p>2,02846622467041</text:p>
          </table:table-cell>
          <table:table-cell office:value-type="float" office:value="2.81545901298523" calcext:value-type="float">
            <text:p>2,81545901298523</text:p>
          </table:table-cell>
          <table:table-cell office:value-type="float" office:value="2.81185817718506" calcext:value-type="float">
            <text:p>2,81185817718506</text:p>
          </table:table-cell>
          <table:table-cell office:value-type="float" office:value="1.58460068702698" calcext:value-type="float">
            <text:p>1,58460068702698</text:p>
          </table:table-cell>
          <table:table-cell office:value-type="float" office:value="2.4126296043396" calcext:value-type="float">
            <text:p>2,4126296043396</text:p>
          </table:table-cell>
          <table:table-cell office:value-type="float" office:value="2.53741049766541" calcext:value-type="float">
            <text:p>2,53741049766541</text:p>
          </table:table-cell>
          <table:table-cell office:value-type="float" office:value="2.26612329483032" calcext:value-type="float">
            <text:p>2,26612329483032</text:p>
          </table:table-cell>
          <table:table-cell office:value-type="float" office:value="2.21065616607666" calcext:value-type="float">
            <text:p>2,21065616607666</text:p>
          </table:table-cell>
          <table:table-cell office:value-type="float" office:value="1.8283885717392" calcext:value-type="float">
            <text:p>1,8283885717392</text:p>
          </table:table-cell>
        </table:table-row>
        <table:table-row table:style-name="ro1">
          <table:table-cell office:value-type="float" office:value="2.26539" calcext:value-type="float">
            <text:p>2,26539</text:p>
          </table:table-cell>
          <table:table-cell office:value-type="float" office:value="2.20646548271179" calcext:value-type="float">
            <text:p>2,20646548271179</text:p>
          </table:table-cell>
          <table:table-cell office:value-type="float" office:value="2.06433892250061" calcext:value-type="float">
            <text:p>2,06433892250061</text:p>
          </table:table-cell>
          <table:table-cell office:value-type="float" office:value="2.76018786430359" calcext:value-type="float">
            <text:p>2,76018786430359</text:p>
          </table:table-cell>
          <table:table-cell office:value-type="float" office:value="2.74278616905212" calcext:value-type="float">
            <text:p>2,74278616905212</text:p>
          </table:table-cell>
          <table:table-cell office:value-type="float" office:value="1.59026062488556" calcext:value-type="float">
            <text:p>1,59026062488556</text:p>
          </table:table-cell>
          <table:table-cell office:value-type="float" office:value="2.50124621391296" calcext:value-type="float">
            <text:p>2,50124621391296</text:p>
          </table:table-cell>
          <table:table-cell office:value-type="float" office:value="2.46159076690674" calcext:value-type="float">
            <text:p>2,46159076690674</text:p>
          </table:table-cell>
          <table:table-cell office:value-type="float" office:value="2.41714429855347" calcext:value-type="float">
            <text:p>2,41714429855347</text:p>
          </table:table-cell>
          <table:table-cell office:value-type="float" office:value="2.12573337554932" calcext:value-type="float">
            <text:p>2,12573337554932</text:p>
          </table:table-cell>
          <table:table-cell office:value-type="float" office:value="1.78414046764374" calcext:value-type="float">
            <text:p>1,78414046764374</text:p>
          </table:table-cell>
        </table:table-row>
        <table:table-row table:style-name="ro1">
          <table:table-cell office:value-type="float" office:value="1.88557" calcext:value-type="float">
            <text:p>1,88557</text:p>
          </table:table-cell>
          <table:table-cell office:value-type="float" office:value="1.81163847446442" calcext:value-type="float">
            <text:p>1,81163847446442</text:p>
          </table:table-cell>
          <table:table-cell office:value-type="float" office:value="1.72402167320251" calcext:value-type="float">
            <text:p>1,72402167320251</text:p>
          </table:table-cell>
          <table:table-cell office:value-type="float" office:value="2.28721499443054" calcext:value-type="float">
            <text:p>2,28721499443054</text:p>
          </table:table-cell>
          <table:table-cell office:value-type="float" office:value="2.35495281219482" calcext:value-type="float">
            <text:p>2,35495281219482</text:p>
          </table:table-cell>
          <table:table-cell office:value-type="float" office:value="1.24367690086365" calcext:value-type="float">
            <text:p>1,24367690086365</text:p>
          </table:table-cell>
          <table:table-cell office:value-type="float" office:value="2.06673169136047" calcext:value-type="float">
            <text:p>2,06673169136047</text:p>
          </table:table-cell>
          <table:table-cell office:value-type="float" office:value="2.02808356285095" calcext:value-type="float">
            <text:p>2,02808356285095</text:p>
          </table:table-cell>
          <table:table-cell office:value-type="float" office:value="1.92431950569153" calcext:value-type="float">
            <text:p>1,92431950569153</text:p>
          </table:table-cell>
          <table:table-cell office:value-type="float" office:value="1.82875764369965" calcext:value-type="float">
            <text:p>1,82875764369965</text:p>
          </table:table-cell>
          <table:table-cell office:value-type="float" office:value="1.58633625507355" calcext:value-type="float">
            <text:p>1,58633625507355</text:p>
          </table:table-cell>
        </table:table-row>
        <table:table-row table:style-name="ro1">
          <table:table-cell office:value-type="float" office:value="1.73134" calcext:value-type="float">
            <text:p>1,73134</text:p>
          </table:table-cell>
          <table:table-cell office:value-type="float" office:value="1.73254239559174" calcext:value-type="float">
            <text:p>1,73254239559174</text:p>
          </table:table-cell>
          <table:table-cell office:value-type="float" office:value="1.54170215129852" calcext:value-type="float">
            <text:p>1,54170215129852</text:p>
          </table:table-cell>
          <table:table-cell office:value-type="float" office:value="1.96827661991119" calcext:value-type="float">
            <text:p>1,96827661991119</text:p>
          </table:table-cell>
          <table:table-cell office:value-type="float" office:value="2.13625693321228" calcext:value-type="float">
            <text:p>2,13625693321228</text:p>
          </table:table-cell>
          <table:table-cell office:value-type="float" office:value="1.16934609413147" calcext:value-type="float">
            <text:p>1,16934609413147</text:p>
          </table:table-cell>
          <table:table-cell office:value-type="float" office:value="1.98293375968933" calcext:value-type="float">
            <text:p>1,98293375968933</text:p>
          </table:table-cell>
          <table:table-cell office:value-type="float" office:value="1.88809263706207" calcext:value-type="float">
            <text:p>1,88809263706207</text:p>
          </table:table-cell>
          <table:table-cell office:value-type="float" office:value="1.60228967666626" calcext:value-type="float">
            <text:p>1,60228967666626</text:p>
          </table:table-cell>
          <table:table-cell office:value-type="float" office:value="1.67607164382935" calcext:value-type="float">
            <text:p>1,67607164382935</text:p>
          </table:table-cell>
          <table:table-cell office:value-type="float" office:value="1.61590945720673" calcext:value-type="float">
            <text:p>1,61590945720673</text:p>
          </table:table-cell>
        </table:table-row>
        <table:table-row table:style-name="ro1">
          <table:table-cell office:value-type="float" office:value="1.51303" calcext:value-type="float">
            <text:p>1,51303</text:p>
          </table:table-cell>
          <table:table-cell office:value-type="float" office:value="1.39749991893768" calcext:value-type="float">
            <text:p>1,39749991893768</text:p>
          </table:table-cell>
          <table:table-cell office:value-type="float" office:value="1.3469911813736" calcext:value-type="float">
            <text:p>1,3469911813736</text:p>
          </table:table-cell>
          <table:table-cell office:value-type="float" office:value="1.80345439910889" calcext:value-type="float">
            <text:p>1,80345439910889</text:p>
          </table:table-cell>
          <table:table-cell office:value-type="float" office:value="1.90078163146973" calcext:value-type="float">
            <text:p>1,90078163146973</text:p>
          </table:table-cell>
          <table:table-cell office:value-type="float" office:value="1.10536599159241" calcext:value-type="float">
            <text:p>1,10536599159241</text:p>
          </table:table-cell>
          <table:table-cell office:value-type="float" office:value="1.72249209880829" calcext:value-type="float">
            <text:p>1,72249209880829</text:p>
          </table:table-cell>
          <table:table-cell office:value-type="float" office:value="1.64495182037354" calcext:value-type="float">
            <text:p>1,64495182037354</text:p>
          </table:table-cell>
          <table:table-cell office:value-type="float" office:value="1.46549069881439" calcext:value-type="float">
            <text:p>1,46549069881439</text:p>
          </table:table-cell>
          <table:table-cell office:value-type="float" office:value="1.40675330162048" calcext:value-type="float">
            <text:p>1,40675330162048</text:p>
          </table:table-cell>
          <table:table-cell office:value-type="float" office:value="1.33649563789368" calcext:value-type="float">
            <text:p>1,33649563789368</text:p>
          </table:table-cell>
        </table:table-row>
        <table:table-row table:style-name="ro1">
          <table:table-cell office:value-type="float" office:value="1.50143" calcext:value-type="float">
            <text:p>1,50143</text:p>
          </table:table-cell>
          <table:table-cell office:value-type="float" office:value="1.43198990821838" calcext:value-type="float">
            <text:p>1,43198990821838</text:p>
          </table:table-cell>
          <table:table-cell office:value-type="float" office:value="1.240389585495" calcext:value-type="float">
            <text:p>1,240389585495</text:p>
          </table:table-cell>
          <table:table-cell office:value-type="float" office:value="1.68693625926971" calcext:value-type="float">
            <text:p>1,68693625926971</text:p>
          </table:table-cell>
          <table:table-cell office:value-type="float" office:value="1.72436225414276" calcext:value-type="float">
            <text:p>1,72436225414276</text:p>
          </table:table-cell>
          <table:table-cell office:value-type="float" office:value="1.40300536155701" calcext:value-type="float">
            <text:p>1,40300536155701</text:p>
          </table:table-cell>
          <table:table-cell office:value-type="float" office:value="1.65519058704376" calcext:value-type="float">
            <text:p>1,65519058704376</text:p>
          </table:table-cell>
          <table:table-cell office:value-type="float" office:value="1.88745284080505" calcext:value-type="float">
            <text:p>1,88745284080505</text:p>
          </table:table-cell>
          <table:table-cell office:value-type="float" office:value="1.48407328128815" calcext:value-type="float">
            <text:p>1,48407328128815</text:p>
          </table:table-cell>
          <table:table-cell office:value-type="float" office:value="1.32405972480774" calcext:value-type="float">
            <text:p>1,32405972480774</text:p>
          </table:table-cell>
          <table:table-cell office:value-type="float" office:value="1.17685425281525" calcext:value-type="float">
            <text:p>1,17685425281525</text:p>
          </table:table-cell>
        </table:table-row>
        <table:table-row table:style-name="ro1">
          <table:table-cell office:value-type="float" office:value="1.69216" calcext:value-type="float">
            <text:p>1,69216</text:p>
          </table:table-cell>
          <table:table-cell office:value-type="float" office:value="1.47276568412781" calcext:value-type="float">
            <text:p>1,47276568412781</text:p>
          </table:table-cell>
          <table:table-cell office:value-type="float" office:value="1.2065304517746" calcext:value-type="float">
            <text:p>1,2065304517746</text:p>
          </table:table-cell>
          <table:table-cell office:value-type="float" office:value="1.94695389270782" calcext:value-type="float">
            <text:p>1,94695389270782</text:p>
          </table:table-cell>
          <table:table-cell office:value-type="float" office:value="1.67165625095367" calcext:value-type="float">
            <text:p>1,67165625095367</text:p>
          </table:table-cell>
          <table:table-cell office:value-type="float" office:value="1.50222301483154" calcext:value-type="float">
            <text:p>1,50222301483154</text:p>
          </table:table-cell>
          <table:table-cell office:value-type="float" office:value="1.83954727649689" calcext:value-type="float">
            <text:p>1,83954727649689</text:p>
          </table:table-cell>
          <table:table-cell office:value-type="float" office:value="2.52326250076294" calcext:value-type="float">
            <text:p>2,52326250076294</text:p>
          </table:table-cell>
          <table:table-cell office:value-type="float" office:value="1.42705941200256" calcext:value-type="float">
            <text:p>1,42705941200256</text:p>
          </table:table-cell>
          <table:table-cell office:value-type="float" office:value="1.6326299905777" calcext:value-type="float">
            <text:p>1,6326299905777</text:p>
          </table:table-cell>
          <table:table-cell office:value-type="float" office:value="1.69892847537994" calcext:value-type="float">
            <text:p>1,69892847537994</text:p>
          </table:table-cell>
        </table:table-row>
        <table:table-row table:style-name="ro1">
          <table:table-cell office:value-type="float" office:value="1.62028" calcext:value-type="float">
            <text:p>1,62028</text:p>
          </table:table-cell>
          <table:table-cell office:value-type="float" office:value="1.76948535442352" calcext:value-type="float">
            <text:p>1,76948535442352</text:p>
          </table:table-cell>
          <table:table-cell office:value-type="float" office:value="1.36555945873261" calcext:value-type="float">
            <text:p>1,36555945873261</text:p>
          </table:table-cell>
          <table:table-cell office:value-type="float" office:value="1.47714364528656" calcext:value-type="float">
            <text:p>1,47714364528656</text:p>
          </table:table-cell>
          <table:table-cell office:value-type="float" office:value="1.5792430639267" calcext:value-type="float">
            <text:p>1,5792430639267</text:p>
          </table:table-cell>
          <table:table-cell office:value-type="float" office:value="2.09210991859436" calcext:value-type="float">
            <text:p>2,09210991859436</text:p>
          </table:table-cell>
          <table:table-cell office:value-type="float" office:value="2.13577055931091" calcext:value-type="float">
            <text:p>2,13577055931091</text:p>
          </table:table-cell>
          <table:table-cell office:value-type="float" office:value="1.43611311912537" calcext:value-type="float">
            <text:p>1,43611311912537</text:p>
          </table:table-cell>
          <table:table-cell office:value-type="float" office:value="1.46265375614166" calcext:value-type="float">
            <text:p>1,46265375614166</text:p>
          </table:table-cell>
          <table:table-cell office:value-type="float" office:value="1.68087697029114" calcext:value-type="float">
            <text:p>1,68087697029114</text:p>
          </table:table-cell>
          <table:table-cell office:value-type="float" office:value="1.20383524894714" calcext:value-type="float">
            <text:p>1,20383524894714</text:p>
          </table:table-cell>
        </table:table-row>
        <table:table-row table:style-name="ro1">
          <table:table-cell office:value-type="float" office:value="1.49862" calcext:value-type="float">
            <text:p>1,49862</text:p>
          </table:table-cell>
          <table:table-cell office:value-type="float" office:value="1.7503753900528" calcext:value-type="float">
            <text:p>1,7503753900528</text:p>
          </table:table-cell>
          <table:table-cell office:value-type="float" office:value="1.58143067359924" calcext:value-type="float">
            <text:p>1,58143067359924</text:p>
          </table:table-cell>
          <table:table-cell office:value-type="float" office:value="1.40847361087799" calcext:value-type="float">
            <text:p>1,40847361087799</text:p>
          </table:table-cell>
          <table:table-cell office:value-type="float" office:value="1.22696244716644" calcext:value-type="float">
            <text:p>1,22696244716644</text:p>
          </table:table-cell>
          <table:table-cell office:value-type="float" office:value="1.58455371856689" calcext:value-type="float">
            <text:p>1,58455371856689</text:p>
          </table:table-cell>
          <table:table-cell office:value-type="float" office:value="2.30511569976807" calcext:value-type="float">
            <text:p>2,30511569976807</text:p>
          </table:table-cell>
          <table:table-cell office:value-type="float" office:value="1.22225737571716" calcext:value-type="float">
            <text:p>1,22225737571716</text:p>
          </table:table-cell>
          <table:table-cell office:value-type="float" office:value="1.11067354679108" calcext:value-type="float">
            <text:p>1,11067354679108</text:p>
          </table:table-cell>
          <table:table-cell office:value-type="float" office:value="1.48169136047363" calcext:value-type="float">
            <text:p>1,48169136047363</text:p>
          </table:table-cell>
          <table:table-cell office:value-type="float" office:value="1.3146265745163" calcext:value-type="float">
            <text:p>1,3146265745163</text:p>
          </table:table-cell>
        </table:table-row>
        <table:table-row table:style-name="ro1">
          <table:table-cell office:value-type="float" office:value="1.19864" calcext:value-type="float">
            <text:p>1,19864</text:p>
          </table:table-cell>
          <table:table-cell office:value-type="float" office:value="1.06647861003876" calcext:value-type="float">
            <text:p>1,06647861003876</text:p>
          </table:table-cell>
          <table:table-cell office:value-type="float" office:value="1.15144181251526" calcext:value-type="float">
            <text:p>1,15144181251526</text:p>
          </table:table-cell>
          <table:table-cell office:value-type="float" office:value="1.47921490669251" calcext:value-type="float">
            <text:p>1,47921490669251</text:p>
          </table:table-cell>
          <table:table-cell office:value-type="float" office:value="0.962472200393677" calcext:value-type="float">
            <text:p>0,962472200393677</text:p>
          </table:table-cell>
          <table:table-cell office:value-type="float" office:value="1.1282821893692" calcext:value-type="float">
            <text:p>1,1282821893692</text:p>
          </table:table-cell>
          <table:table-cell office:value-type="float" office:value="1.89096200466156" calcext:value-type="float">
            <text:p>1,89096200466156</text:p>
          </table:table-cell>
          <table:table-cell office:value-type="float" office:value="1.16263711452484" calcext:value-type="float">
            <text:p>1,16263711452484</text:p>
          </table:table-cell>
          <table:table-cell office:value-type="float" office:value="0.774335145950317" calcext:value-type="float">
            <text:p>0,774335145950317</text:p>
          </table:table-cell>
          <table:table-cell office:value-type="float" office:value="1.30819141864777" calcext:value-type="float">
            <text:p>1,30819141864777</text:p>
          </table:table-cell>
          <table:table-cell office:value-type="float" office:value="1.06240332126617" calcext:value-type="float">
            <text:p>1,06240332126617</text:p>
          </table:table-cell>
        </table:table-row>
        <table:table-row table:style-name="ro1">
          <table:table-cell office:value-type="float" office:value="1.0871" calcext:value-type="float">
            <text:p>1,0871</text:p>
          </table:table-cell>
          <table:table-cell office:value-type="float" office:value="1.02702569961548" calcext:value-type="float">
            <text:p>1,02702569961548</text:p>
          </table:table-cell>
          <table:table-cell office:value-type="float" office:value="1.18691325187683" calcext:value-type="float">
            <text:p>1,18691325187683</text:p>
          </table:table-cell>
          <table:table-cell office:value-type="float" office:value="1.34746658802032" calcext:value-type="float">
            <text:p>1,34746658802032</text:p>
          </table:table-cell>
          <table:table-cell office:value-type="float" office:value="0.87660163640976" calcext:value-type="float">
            <text:p>0,87660163640976</text:p>
          </table:table-cell>
          <table:table-cell office:value-type="float" office:value="0.910698235034943" calcext:value-type="float">
            <text:p>0,910698235034943</text:p>
          </table:table-cell>
          <table:table-cell office:value-type="float" office:value="1.48387658596039" calcext:value-type="float">
            <text:p>1,48387658596039</text:p>
          </table:table-cell>
          <table:table-cell office:value-type="float" office:value="1.21363437175751" calcext:value-type="float">
            <text:p>1,21363437175751</text:p>
          </table:table-cell>
          <table:table-cell office:value-type="float" office:value="0.605966866016388" calcext:value-type="float">
            <text:p>0,605966866016388</text:p>
          </table:table-cell>
          <table:table-cell office:value-type="float" office:value="1.16184568405151" calcext:value-type="float">
            <text:p>1,16184568405151</text:p>
          </table:table-cell>
          <table:table-cell office:value-type="float" office:value="1.05694949626923" calcext:value-type="float">
            <text:p>1,05694949626923</text:p>
          </table:table-cell>
        </table:table-row>
        <table:table-row table:style-name="ro1">
          <table:table-cell office:value-type="float" office:value="1.01177" calcext:value-type="float">
            <text:p>1,01177</text:p>
          </table:table-cell>
          <table:table-cell office:value-type="float" office:value="0.941175878047943" calcext:value-type="float">
            <text:p>0,941175878047943</text:p>
          </table:table-cell>
          <table:table-cell office:value-type="float" office:value="1.22815656661987" calcext:value-type="float">
            <text:p>1,22815656661987</text:p>
          </table:table-cell>
          <table:table-cell office:value-type="float" office:value="1.36763882637024" calcext:value-type="float">
            <text:p>1,36763882637024</text:p>
          </table:table-cell>
          <table:table-cell office:value-type="float" office:value="0.887302994728088" calcext:value-type="float">
            <text:p>0,887302994728088</text:p>
          </table:table-cell>
          <table:table-cell office:value-type="float" office:value="0.768427908420563" calcext:value-type="float">
            <text:p>0,768427908420563</text:p>
          </table:table-cell>
          <table:table-cell office:value-type="float" office:value="1.20120525360107" calcext:value-type="float">
            <text:p>1,20120525360107</text:p>
          </table:table-cell>
          <table:table-cell office:value-type="float" office:value="1.04944157600403" calcext:value-type="float">
            <text:p>1,04944157600403</text:p>
          </table:table-cell>
          <table:table-cell office:value-type="float" office:value="0.565986275672913" calcext:value-type="float">
            <text:p>0,565986275672913</text:p>
          </table:table-cell>
          <table:table-cell office:value-type="float" office:value="0.998934507369995" calcext:value-type="float">
            <text:p>0,998934507369995</text:p>
          </table:table-cell>
          <table:table-cell office:value-type="float" office:value="1.10945737361908" calcext:value-type="float">
            <text:p>1,10945737361908</text:p>
          </table:table-cell>
        </table:table-row>
        <table:table-row table:style-name="ro1">
          <table:table-cell office:value-type="float" office:value="0.806979" calcext:value-type="float">
            <text:p>0,806979</text:p>
          </table:table-cell>
          <table:table-cell office:value-type="float" office:value="0.736392855644226" calcext:value-type="float">
            <text:p>0,736392855644226</text:p>
          </table:table-cell>
          <table:table-cell office:value-type="float" office:value="0.824210047721863" calcext:value-type="float">
            <text:p>0,824210047721863</text:p>
          </table:table-cell>
          <table:table-cell office:value-type="float" office:value="1.26753747463226" calcext:value-type="float">
            <text:p>1,26753747463226</text:p>
          </table:table-cell>
          <table:table-cell office:value-type="float" office:value="0.736547887325287" calcext:value-type="float">
            <text:p>0,736547887325287</text:p>
          </table:table-cell>
          <table:table-cell office:value-type="float" office:value="0.645942211151123" calcext:value-type="float">
            <text:p>0,645942211151123</text:p>
          </table:table-cell>
          <table:table-cell office:value-type="float" office:value="0.997811675071716" calcext:value-type="float">
            <text:p>0,997811675071716</text:p>
          </table:table-cell>
          <table:table-cell office:value-type="float" office:value="0.775027990341187" calcext:value-type="float">
            <text:p>0,775027990341187</text:p>
          </table:table-cell>
          <table:table-cell office:value-type="float" office:value="0.534665763378143" calcext:value-type="float">
            <text:p>0,534665763378143</text:p>
          </table:table-cell>
          <table:table-cell office:value-type="float" office:value="0.740031599998474" calcext:value-type="float">
            <text:p>0,740031599998474</text:p>
          </table:table-cell>
          <table:table-cell office:value-type="float" office:value="0.811618089675903" calcext:value-type="float">
            <text:p>0,811618089675903</text:p>
          </table:table-cell>
        </table:table-row>
        <table:table-row table:style-name="ro1">
          <table:table-cell office:value-type="float" office:value="0.976176" calcext:value-type="float">
            <text:p>0,976176</text:p>
          </table:table-cell>
          <table:table-cell office:value-type="float" office:value="0.817988097667694" calcext:value-type="float">
            <text:p>0,817988097667694</text:p>
          </table:table-cell>
          <table:table-cell office:value-type="float" office:value="1.04655563831329" calcext:value-type="float">
            <text:p>1,04655563831329</text:p>
          </table:table-cell>
          <table:table-cell office:value-type="float" office:value="1.51674401760101" calcext:value-type="float">
            <text:p>1,51674401760101</text:p>
          </table:table-cell>
          <table:table-cell office:value-type="float" office:value="0.93982595205307" calcext:value-type="float">
            <text:p>0,93982595205307</text:p>
          </table:table-cell>
          <table:table-cell office:value-type="float" office:value="0.794560790061951" calcext:value-type="float">
            <text:p>0,794560790061951</text:p>
          </table:table-cell>
          <table:table-cell office:value-type="float" office:value="1.17198359966278" calcext:value-type="float">
            <text:p>1,17198359966278</text:p>
          </table:table-cell>
          <table:table-cell office:value-type="float" office:value="0.943888008594513" calcext:value-type="float">
            <text:p>0,943888008594513</text:p>
          </table:table-cell>
          <table:table-cell office:value-type="float" office:value="0.660411179065704" calcext:value-type="float">
            <text:p>0,660411179065704</text:p>
          </table:table-cell>
          <table:table-cell office:value-type="float" office:value="0.921832084655762" calcext:value-type="float">
            <text:p>0,921832084655762</text:p>
          </table:table-cell>
          <table:table-cell office:value-type="float" office:value="0.947970986366272" calcext:value-type="float">
            <text:p>0,947970986366272</text:p>
          </table:table-cell>
        </table:table-row>
        <table:table-row table:style-name="ro1">
          <table:table-cell office:value-type="float" office:value="0.994524" calcext:value-type="float">
            <text:p>0,994524</text:p>
          </table:table-cell>
          <table:table-cell office:value-type="float" office:value="0.824133813381195" calcext:value-type="float">
            <text:p>0,824133813381195</text:p>
          </table:table-cell>
          <table:table-cell office:value-type="float" office:value="1.01635360717773" calcext:value-type="float">
            <text:p>1,01635360717773</text:p>
          </table:table-cell>
          <table:table-cell office:value-type="float" office:value="1.37348532676697" calcext:value-type="float">
            <text:p>1,37348532676697</text:p>
          </table:table-cell>
          <table:table-cell office:value-type="float" office:value="0.980955064296722" calcext:value-type="float">
            <text:p>0,980955064296722</text:p>
          </table:table-cell>
          <table:table-cell office:value-type="float" office:value="0.822871148586273" calcext:value-type="float">
            <text:p>0,822871148586273</text:p>
          </table:table-cell>
          <table:table-cell office:value-type="float" office:value="1.22000789642334" calcext:value-type="float">
            <text:p>1,22000789642334</text:p>
          </table:table-cell>
          <table:table-cell office:value-type="float" office:value="1.03901088237762" calcext:value-type="float">
            <text:p>1,03901088237762</text:p>
          </table:table-cell>
          <table:table-cell office:value-type="float" office:value="0.807946681976318" calcext:value-type="float">
            <text:p>0,807946681976318</text:p>
          </table:table-cell>
          <table:table-cell office:value-type="float" office:value="0.937336146831512" calcext:value-type="float">
            <text:p>0,937336146831512</text:p>
          </table:table-cell>
          <table:table-cell office:value-type="float" office:value="0.923134922981262" calcext:value-type="float">
            <text:p>0,923134922981262</text:p>
          </table:table-cell>
        </table:table-row>
        <table:table-row table:style-name="ro1">
          <table:table-cell office:value-type="float" office:value="1.18075" calcext:value-type="float">
            <text:p>1,18075</text:p>
          </table:table-cell>
          <table:table-cell office:value-type="float" office:value="0.968225955963135" calcext:value-type="float">
            <text:p>0,968225955963135</text:p>
          </table:table-cell>
          <table:table-cell office:value-type="float" office:value="1.18467247486115" calcext:value-type="float">
            <text:p>1,18467247486115</text:p>
          </table:table-cell>
          <table:table-cell office:value-type="float" office:value="1.67584121227264" calcext:value-type="float">
            <text:p>1,67584121227264</text:p>
          </table:table-cell>
          <table:table-cell office:value-type="float" office:value="1.03656160831451" calcext:value-type="float">
            <text:p>1,03656160831451</text:p>
          </table:table-cell>
          <table:table-cell office:value-type="float" office:value="1.1396256685257" calcext:value-type="float">
            <text:p>1,1396256685257</text:p>
          </table:table-cell>
          <table:table-cell office:value-type="float" office:value="1.35750770568848" calcext:value-type="float">
            <text:p>1,35750770568848</text:p>
          </table:table-cell>
          <table:table-cell office:value-type="float" office:value="1.2771235704422" calcext:value-type="float">
            <text:p>1,2771235704422</text:p>
          </table:table-cell>
          <table:table-cell office:value-type="float" office:value="1.07569706439972" calcext:value-type="float">
            <text:p>1,07569706439972</text:p>
          </table:table-cell>
          <table:table-cell office:value-type="float" office:value="0.994558572769165" calcext:value-type="float">
            <text:p>0,994558572769165</text:p>
          </table:table-cell>
          <table:table-cell office:value-type="float" office:value="1.09768712520599" calcext:value-type="float">
            <text:p>1,09768712520599</text:p>
          </table:table-cell>
        </table:table-row>
        <table:table-row table:style-name="ro1">
          <table:table-cell office:value-type="float" office:value="1.58017" calcext:value-type="float">
            <text:p>1,58017</text:p>
          </table:table-cell>
          <table:table-cell office:value-type="float" office:value="1.24475455284119" calcext:value-type="float">
            <text:p>1,24475455284119</text:p>
          </table:table-cell>
          <table:table-cell office:value-type="float" office:value="2.11424779891968" calcext:value-type="float">
            <text:p>2,11424779891968</text:p>
          </table:table-cell>
          <table:table-cell office:value-type="float" office:value="2.17037558555603" calcext:value-type="float">
            <text:p>2,17037558555603</text:p>
          </table:table-cell>
          <table:table-cell office:value-type="float" office:value="1.28030574321747" calcext:value-type="float">
            <text:p>1,28030574321747</text:p>
          </table:table-cell>
          <table:table-cell office:value-type="float" office:value="2.02353811264038" calcext:value-type="float">
            <text:p>2,02353811264038</text:p>
          </table:table-cell>
          <table:table-cell office:value-type="float" office:value="1.50607097148895" calcext:value-type="float">
            <text:p>1,50607097148895</text:p>
          </table:table-cell>
          <table:table-cell office:value-type="float" office:value="1.58078980445862" calcext:value-type="float">
            <text:p>1,58078980445862</text:p>
          </table:table-cell>
          <table:table-cell office:value-type="float" office:value="1.30327260494232" calcext:value-type="float">
            <text:p>1,30327260494232</text:p>
          </table:table-cell>
          <table:table-cell office:value-type="float" office:value="1.21242499351501" calcext:value-type="float">
            <text:p>1,21242499351501</text:p>
          </table:table-cell>
          <table:table-cell office:value-type="float" office:value="1.36587762832642" calcext:value-type="float">
            <text:p>1,36587762832642</text:p>
          </table:table-cell>
        </table:table-row>
        <table:table-row table:style-name="ro1">
          <table:table-cell office:value-type="float" office:value="1.34095" calcext:value-type="float">
            <text:p>1,34095</text:p>
          </table:table-cell>
          <table:table-cell office:value-type="float" office:value="1.11404705047607" calcext:value-type="float">
            <text:p>1,11404705047607</text:p>
          </table:table-cell>
          <table:table-cell office:value-type="float" office:value="1.44220566749573" calcext:value-type="float">
            <text:p>1,44220566749573</text:p>
          </table:table-cell>
          <table:table-cell office:value-type="float" office:value="2.17428660392761" calcext:value-type="float">
            <text:p>2,17428660392761</text:p>
          </table:table-cell>
          <table:table-cell office:value-type="float" office:value="1.14179682731628" calcext:value-type="float">
            <text:p>1,14179682731628</text:p>
          </table:table-cell>
          <table:table-cell office:value-type="float" office:value="1.27013182640076" calcext:value-type="float">
            <text:p>1,27013182640076</text:p>
          </table:table-cell>
          <table:table-cell office:value-type="float" office:value="1.32117128372192" calcext:value-type="float">
            <text:p>1,32117128372192</text:p>
          </table:table-cell>
          <table:table-cell office:value-type="float" office:value="1.44074237346649" calcext:value-type="float">
            <text:p>1,44074237346649</text:p>
          </table:table-cell>
          <table:table-cell office:value-type="float" office:value="1.22811925411224" calcext:value-type="float">
            <text:p>1,22811925411224</text:p>
          </table:table-cell>
          <table:table-cell office:value-type="float" office:value="1.06656134128571" calcext:value-type="float">
            <text:p>1,06656134128571</text:p>
          </table:table-cell>
          <table:table-cell office:value-type="float" office:value="1.21045553684235" calcext:value-type="float">
            <text:p>1,21045553684235</text:p>
          </table:table-cell>
        </table:table-row>
        <table:table-row table:style-name="ro1">
          <table:table-cell office:value-type="float" office:value="1.037" calcext:value-type="float">
            <text:p>1,037</text:p>
          </table:table-cell>
          <table:table-cell office:value-type="float" office:value="0.900201678276062" calcext:value-type="float">
            <text:p>0,900201678276062</text:p>
          </table:table-cell>
          <table:table-cell office:value-type="float" office:value="1.06895637512207" calcext:value-type="float">
            <text:p>1,06895637512207</text:p>
          </table:table-cell>
          <table:table-cell office:value-type="float" office:value="1.62852048873901" calcext:value-type="float">
            <text:p>1,62852048873901</text:p>
          </table:table-cell>
          <table:table-cell office:value-type="float" office:value="0.901456952095032" calcext:value-type="float">
            <text:p>0,901456952095032</text:p>
          </table:table-cell>
          <table:table-cell office:value-type="float" office:value="0.872859716415405" calcext:value-type="float">
            <text:p>0,872859716415405</text:p>
          </table:table-cell>
          <table:table-cell office:value-type="float" office:value="1.05198097229004" calcext:value-type="float">
            <text:p>1,05198097229004</text:p>
          </table:table-cell>
          <table:table-cell office:value-type="float" office:value="1.1349869966507" calcext:value-type="float">
            <text:p>1,1349869966507</text:p>
          </table:table-cell>
          <table:table-cell office:value-type="float" office:value="0.97669929265976" calcext:value-type="float">
            <text:p>0,97669929265976</text:p>
          </table:table-cell>
          <table:table-cell office:value-type="float" office:value="0.88572484254837" calcext:value-type="float">
            <text:p>0,88572484254837</text:p>
          </table:table-cell>
          <table:table-cell office:value-type="float" office:value="0.948657751083374" calcext:value-type="float">
            <text:p>0,948657751083374</text:p>
          </table:table-cell>
        </table:table-row>
        <table:table-row table:style-name="ro1">
          <table:table-cell office:value-type="float" office:value="1.00239" calcext:value-type="float">
            <text:p>1,00239</text:p>
          </table:table-cell>
          <table:table-cell office:value-type="float" office:value="0.804543316364288" calcext:value-type="float">
            <text:p>0,804543316364288</text:p>
          </table:table-cell>
          <table:table-cell office:value-type="float" office:value="0.89633971452713" calcext:value-type="float">
            <text:p>0,89633971452713</text:p>
          </table:table-cell>
          <table:table-cell office:value-type="float" office:value="1.55062758922577" calcext:value-type="float">
            <text:p>1,55062758922577</text:p>
          </table:table-cell>
          <table:table-cell office:value-type="float" office:value="0.883035361766815" calcext:value-type="float">
            <text:p>0,883035361766815</text:p>
          </table:table-cell>
          <table:table-cell office:value-type="float" office:value="0.785256683826447" calcext:value-type="float">
            <text:p>0,785256683826447</text:p>
          </table:table-cell>
          <table:table-cell office:value-type="float" office:value="1.10769891738892" calcext:value-type="float">
            <text:p>1,10769891738892</text:p>
          </table:table-cell>
          <table:table-cell office:value-type="float" office:value="1.15908634662628" calcext:value-type="float">
            <text:p>1,15908634662628</text:p>
          </table:table-cell>
          <table:table-cell office:value-type="float" office:value="1.08456790447235" calcext:value-type="float">
            <text:p>1,08456790447235</text:p>
          </table:table-cell>
          <table:table-cell office:value-type="float" office:value="0.865477621555328" calcext:value-type="float">
            <text:p>0,865477621555328</text:p>
          </table:table-cell>
          <table:table-cell office:value-type="float" office:value="0.887238800525665" calcext:value-type="float">
            <text:p>0,887238800525665</text:p>
          </table:table-cell>
        </table:table-row>
        <table:table-row table:style-name="ro1">
          <table:table-cell office:value-type="float" office:value="0.866166" calcext:value-type="float">
            <text:p>0,866166</text:p>
          </table:table-cell>
          <table:table-cell office:value-type="float" office:value="0.688296139240265" calcext:value-type="float">
            <text:p>0,688296139240265</text:p>
          </table:table-cell>
          <table:table-cell office:value-type="float" office:value="0.767600834369659" calcext:value-type="float">
            <text:p>0,767600834369659</text:p>
          </table:table-cell>
          <table:table-cell office:value-type="float" office:value="1.28059017658234" calcext:value-type="float">
            <text:p>1,28059017658234</text:p>
          </table:table-cell>
          <table:table-cell office:value-type="float" office:value="0.819764733314514" calcext:value-type="float">
            <text:p>0,819764733314514</text:p>
          </table:table-cell>
          <table:table-cell office:value-type="float" office:value="0.691318273544312" calcext:value-type="float">
            <text:p>0,691318273544312</text:p>
          </table:table-cell>
          <table:table-cell office:value-type="float" office:value="1.04088461399078" calcext:value-type="float">
            <text:p>1,04088461399078</text:p>
          </table:table-cell>
          <table:table-cell office:value-type="float" office:value="1.00324237346649" calcext:value-type="float">
            <text:p>1,00324237346649</text:p>
          </table:table-cell>
          <table:table-cell office:value-type="float" office:value="0.80687028169632" calcext:value-type="float">
            <text:p>0,80687028169632</text:p>
          </table:table-cell>
          <table:table-cell office:value-type="float" office:value="0.781468510627747" calcext:value-type="float">
            <text:p>0,781468510627747</text:p>
          </table:table-cell>
          <table:table-cell office:value-type="float" office:value="0.781622409820557" calcext:value-type="float">
            <text:p>0,781622409820557</text:p>
          </table:table-cell>
        </table:table-row>
        <table:table-row table:style-name="ro1">
          <table:table-cell office:value-type="float" office:value="0.892396" calcext:value-type="float">
            <text:p>0,892396</text:p>
          </table:table-cell>
          <table:table-cell office:value-type="float" office:value="0.691401839256287" calcext:value-type="float">
            <text:p>0,691401839256287</text:p>
          </table:table-cell>
          <table:table-cell office:value-type="float" office:value="0.853780508041382" calcext:value-type="float">
            <text:p>0,853780508041382</text:p>
          </table:table-cell>
          <table:table-cell office:value-type="float" office:value="1.29952442646027" calcext:value-type="float">
            <text:p>1,29952442646027</text:p>
          </table:table-cell>
          <table:table-cell office:value-type="float" office:value="0.873444557189941" calcext:value-type="float">
            <text:p>0,873444557189941</text:p>
          </table:table-cell>
          <table:table-cell office:value-type="float" office:value="0.78791743516922" calcext:value-type="float">
            <text:p>0,78791743516922</text:p>
          </table:table-cell>
          <table:table-cell office:value-type="float" office:value="1.10216200351715" calcext:value-type="float">
            <text:p>1,10216200351715</text:p>
          </table:table-cell>
          <table:table-cell office:value-type="float" office:value="0.91047614812851" calcext:value-type="float">
            <text:p>0,91047614812851</text:p>
          </table:table-cell>
          <table:table-cell office:value-type="float" office:value="0.756400525569916" calcext:value-type="float">
            <text:p>0,756400525569916</text:p>
          </table:table-cell>
          <table:table-cell office:value-type="float" office:value="0.842345356941223" calcext:value-type="float">
            <text:p>0,842345356941223</text:p>
          </table:table-cell>
          <table:table-cell office:value-type="float" office:value="0.806506633758545" calcext:value-type="float">
            <text:p>0,806506633758545</text:p>
          </table:table-cell>
        </table:table-row>
        <table:table-row table:style-name="ro1">
          <table:table-cell office:value-type="float" office:value="0.86066" calcext:value-type="float">
            <text:p>0,86066</text:p>
          </table:table-cell>
          <table:table-cell office:value-type="float" office:value="0.727473795413971" calcext:value-type="float">
            <text:p>0,727473795413971</text:p>
          </table:table-cell>
          <table:table-cell office:value-type="float" office:value="0.832096517086029" calcext:value-type="float">
            <text:p>0,832096517086029</text:p>
          </table:table-cell>
          <table:table-cell office:value-type="float" office:value="1.15118861198425" calcext:value-type="float">
            <text:p>1,15118861198425</text:p>
          </table:table-cell>
          <table:table-cell office:value-type="float" office:value="0.911041140556335" calcext:value-type="float">
            <text:p>0,911041140556335</text:p>
          </table:table-cell>
          <table:table-cell office:value-type="float" office:value="0.855520665645599" calcext:value-type="float">
            <text:p>0,855520665645599</text:p>
          </table:table-cell>
          <table:table-cell office:value-type="float" office:value="0.978918075561523" calcext:value-type="float">
            <text:p>0,978918075561523</text:p>
          </table:table-cell>
          <table:table-cell office:value-type="float" office:value="0.940036773681641" calcext:value-type="float">
            <text:p>0,940036773681641</text:p>
          </table:table-cell>
          <table:table-cell office:value-type="float" office:value="0.698946177959442" calcext:value-type="float">
            <text:p>0,698946177959442</text:p>
          </table:table-cell>
          <table:table-cell office:value-type="float" office:value="0.796537160873413" calcext:value-type="float">
            <text:p>0,796537160873413</text:p>
          </table:table-cell>
          <table:table-cell office:value-type="float" office:value="0.714836418628693" calcext:value-type="float">
            <text:p>0,714836418628693</text:p>
          </table:table-cell>
        </table:table-row>
        <table:table-row table:style-name="ro1">
          <table:table-cell office:value-type="float" office:value="0.84563" calcext:value-type="float">
            <text:p>0,84563</text:p>
          </table:table-cell>
          <table:table-cell office:value-type="float" office:value="0.778810083866119" calcext:value-type="float">
            <text:p>0,778810083866119</text:p>
          </table:table-cell>
          <table:table-cell office:value-type="float" office:value="0.820377826690674" calcext:value-type="float">
            <text:p>0,820377826690674</text:p>
          </table:table-cell>
          <table:table-cell office:value-type="float" office:value="0.995475172996521" calcext:value-type="float">
            <text:p>0,995475172996521</text:p>
          </table:table-cell>
          <table:table-cell office:value-type="float" office:value="0.905493319034576" calcext:value-type="float">
            <text:p>0,905493319034576</text:p>
          </table:table-cell>
          <table:table-cell office:value-type="float" office:value="0.876774728298187" calcext:value-type="float">
            <text:p>0,876774728298187</text:p>
          </table:table-cell>
          <table:table-cell office:value-type="float" office:value="0.985997915267944" calcext:value-type="float">
            <text:p>0,985997915267944</text:p>
          </table:table-cell>
          <table:table-cell office:value-type="float" office:value="0.94068056344986" calcext:value-type="float">
            <text:p>0,94068056344986</text:p>
          </table:table-cell>
          <table:table-cell office:value-type="float" office:value="0.612829387187958" calcext:value-type="float">
            <text:p>0,612829387187958</text:p>
          </table:table-cell>
          <table:table-cell office:value-type="float" office:value="0.818015992641449" calcext:value-type="float">
            <text:p>0,818015992641449</text:p>
          </table:table-cell>
          <table:table-cell office:value-type="float" office:value="0.721843481063843" calcext:value-type="float">
            <text:p>0,721843481063843</text:p>
          </table:table-cell>
        </table:table-row>
        <table:table-row table:style-name="ro1">
          <table:table-cell office:value-type="float" office:value="0.800943" calcext:value-type="float">
            <text:p>0,800943</text:p>
          </table:table-cell>
          <table:table-cell office:value-type="float" office:value="0.766287565231323" calcext:value-type="float">
            <text:p>0,766287565231323</text:p>
          </table:table-cell>
          <table:table-cell office:value-type="float" office:value="0.801930129528046" calcext:value-type="float">
            <text:p>0,801930129528046</text:p>
          </table:table-cell>
          <table:table-cell office:value-type="float" office:value="0.947047531604767" calcext:value-type="float">
            <text:p>0,947047531604767</text:p>
          </table:table-cell>
          <table:table-cell office:value-type="float" office:value="0.82553094625473" calcext:value-type="float">
            <text:p>0,82553094625473</text:p>
          </table:table-cell>
          <table:table-cell office:value-type="float" office:value="0.800840020179749" calcext:value-type="float">
            <text:p>0,800840020179749</text:p>
          </table:table-cell>
          <table:table-cell office:value-type="float" office:value="0.979687333106995" calcext:value-type="float">
            <text:p>0,979687333106995</text:p>
          </table:table-cell>
          <table:table-cell office:value-type="float" office:value="0.898579239845276" calcext:value-type="float">
            <text:p>0,898579239845276</text:p>
          </table:table-cell>
          <table:table-cell office:value-type="float" office:value="0.533285260200501" calcext:value-type="float">
            <text:p>0,533285260200501</text:p>
          </table:table-cell>
          <table:table-cell office:value-type="float" office:value="0.767265856266022" calcext:value-type="float">
            <text:p>0,767265856266022</text:p>
          </table:table-cell>
          <table:table-cell office:value-type="float" office:value="0.688979029655457" calcext:value-type="float">
            <text:p>0,688979029655457</text:p>
          </table:table-cell>
        </table:table-row>
        <table:table-row table:style-name="ro1">
          <table:table-cell office:value-type="float" office:value="1.1024" calcext:value-type="float">
            <text:p>1,1024</text:p>
          </table:table-cell>
          <table:table-cell office:value-type="float" office:value="1.22115993499756" calcext:value-type="float">
            <text:p>1,22115993499756</text:p>
          </table:table-cell>
          <table:table-cell office:value-type="float" office:value="1.10068356990814" calcext:value-type="float">
            <text:p>1,10068356990814</text:p>
          </table:table-cell>
          <table:table-cell office:value-type="float" office:value="1.24168109893799" calcext:value-type="float">
            <text:p>1,24168109893799</text:p>
          </table:table-cell>
          <table:table-cell office:value-type="float" office:value="1.07637596130371" calcext:value-type="float">
            <text:p>1,07637596130371</text:p>
          </table:table-cell>
          <table:table-cell office:value-type="float" office:value="1.1281121969223" calcext:value-type="float">
            <text:p>1,1281121969223</text:p>
          </table:table-cell>
          <table:table-cell office:value-type="float" office:value="1.32075786590576" calcext:value-type="float">
            <text:p>1,32075786590576</text:p>
          </table:table-cell>
          <table:table-cell office:value-type="float" office:value="1.19660198688507" calcext:value-type="float">
            <text:p>1,19660198688507</text:p>
          </table:table-cell>
          <table:table-cell office:value-type="float" office:value="0.648156583309174" calcext:value-type="float">
            <text:p>0,648156583309174</text:p>
          </table:table-cell>
          <table:table-cell office:value-type="float" office:value="0.96961510181427" calcext:value-type="float">
            <text:p>0,96961510181427</text:p>
          </table:table-cell>
          <table:table-cell office:value-type="float" office:value="1.12083053588867" calcext:value-type="float">
            <text:p>1,12083053588867</text:p>
          </table:table-cell>
        </table:table-row>
        <table:table-row table:style-name="ro1">
          <table:table-cell office:value-type="float" office:value="1.51991" calcext:value-type="float">
            <text:p>1,51991</text:p>
          </table:table-cell>
          <table:table-cell office:value-type="float" office:value="2.09392619132996" calcext:value-type="float">
            <text:p>2,09392619132996</text:p>
          </table:table-cell>
          <table:table-cell office:value-type="float" office:value="1.28761112689972" calcext:value-type="float">
            <text:p>1,28761112689972</text:p>
          </table:table-cell>
          <table:table-cell office:value-type="float" office:value="1.78856992721558" calcext:value-type="float">
            <text:p>1,78856992721558</text:p>
          </table:table-cell>
          <table:table-cell office:value-type="float" office:value="1.4916924238205" calcext:value-type="float">
            <text:p>1,4916924238205</text:p>
          </table:table-cell>
          <table:table-cell office:value-type="float" office:value="1.67464303970337" calcext:value-type="float">
            <text:p>1,67464303970337</text:p>
          </table:table-cell>
          <table:table-cell office:value-type="float" office:value="2.00244808197021" calcext:value-type="float">
            <text:p>2,00244808197021</text:p>
          </table:table-cell>
          <table:table-cell office:value-type="float" office:value="1.42730700969696" calcext:value-type="float">
            <text:p>1,42730700969696</text:p>
          </table:table-cell>
          <table:table-cell office:value-type="float" office:value="0.619387865066528" calcext:value-type="float">
            <text:p>0,619387865066528</text:p>
          </table:table-cell>
          <table:table-cell office:value-type="float" office:value="1.13288867473602" calcext:value-type="float">
            <text:p>1,13288867473602</text:p>
          </table:table-cell>
          <table:table-cell office:value-type="float" office:value="1.68060374259949" calcext:value-type="float">
            <text:p>1,68060374259949</text:p>
          </table:table-cell>
        </table:table-row>
        <table:table-row table:style-name="ro1">
          <table:table-cell office:value-type="float" office:value="1.87279" calcext:value-type="float">
            <text:p>1,87279</text:p>
          </table:table-cell>
          <table:table-cell office:value-type="float" office:value="2.59031105041504" calcext:value-type="float">
            <text:p>2,59031105041504</text:p>
          </table:table-cell>
          <table:table-cell office:value-type="float" office:value="1.74455034732819" calcext:value-type="float">
            <text:p>1,74455034732819</text:p>
          </table:table-cell>
          <table:table-cell office:value-type="float" office:value="1.52120769023895" calcext:value-type="float">
            <text:p>1,52120769023895</text:p>
          </table:table-cell>
          <table:table-cell office:value-type="float" office:value="2.0791130065918" calcext:value-type="float">
            <text:p>2,0791130065918</text:p>
          </table:table-cell>
          <table:table-cell office:value-type="float" office:value="2.23996686935425" calcext:value-type="float">
            <text:p>2,23996686935425</text:p>
          </table:table-cell>
          <table:table-cell office:value-type="float" office:value="2.6897451877594" calcext:value-type="float">
            <text:p>2,6897451877594</text:p>
          </table:table-cell>
          <table:table-cell office:value-type="float" office:value="1.75108230113983" calcext:value-type="float">
            <text:p>1,75108230113983</text:p>
          </table:table-cell>
          <table:table-cell office:value-type="float" office:value="0.861534476280212" calcext:value-type="float">
            <text:p>0,861534476280212</text:p>
          </table:table-cell>
          <table:table-cell office:value-type="float" office:value="1.42848753929138" calcext:value-type="float">
            <text:p>1,42848753929138</text:p>
          </table:table-cell>
          <table:table-cell office:value-type="float" office:value="1.82191610336304" calcext:value-type="float">
            <text:p>1,82191610336304</text:p>
          </table:table-cell>
        </table:table-row>
        <table:table-row table:style-name="ro1">
          <table:table-cell office:value-type="float" office:value="1.66435" calcext:value-type="float">
            <text:p>1,66435</text:p>
          </table:table-cell>
          <table:table-cell office:value-type="float" office:value="2.62057423591614" calcext:value-type="float">
            <text:p>2,62057423591614</text:p>
          </table:table-cell>
          <table:table-cell office:value-type="float" office:value="1.49881887435913" calcext:value-type="float">
            <text:p>1,49881887435913</text:p>
          </table:table-cell>
          <table:table-cell office:value-type="float" office:value="1.49928879737854" calcext:value-type="float">
            <text:p>1,49928879737854</text:p>
          </table:table-cell>
          <table:table-cell office:value-type="float" office:value="1.64644825458527" calcext:value-type="float">
            <text:p>1,64644825458527</text:p>
          </table:table-cell>
          <table:table-cell office:value-type="float" office:value="1.48704218864441" calcext:value-type="float">
            <text:p>1,48704218864441</text:p>
          </table:table-cell>
          <table:table-cell office:value-type="float" office:value="2.41562843322754" calcext:value-type="float">
            <text:p>2,41562843322754</text:p>
          </table:table-cell>
          <table:table-cell office:value-type="float" office:value="1.72915494441986" calcext:value-type="float">
            <text:p>1,72915494441986</text:p>
          </table:table-cell>
          <table:table-cell office:value-type="float" office:value="0.785470068454742" calcext:value-type="float">
            <text:p>0,785470068454742</text:p>
          </table:table-cell>
          <table:table-cell office:value-type="float" office:value="1.36177110671997" calcext:value-type="float">
            <text:p>1,36177110671997</text:p>
          </table:table-cell>
          <table:table-cell office:value-type="float" office:value="1.59927475452423" calcext:value-type="float">
            <text:p>1,59927475452423</text:p>
          </table:table-cell>
        </table:table-row>
        <table:table-row table:style-name="ro1">
          <table:table-cell office:value-type="float" office:value="1.66519" calcext:value-type="float">
            <text:p>1,66519</text:p>
          </table:table-cell>
          <table:table-cell office:value-type="float" office:value="2.42655420303345" calcext:value-type="float">
            <text:p>2,42655420303345</text:p>
          </table:table-cell>
          <table:table-cell office:value-type="float" office:value="1.49078285694122" calcext:value-type="float">
            <text:p>1,49078285694122</text:p>
          </table:table-cell>
          <table:table-cell office:value-type="float" office:value="1.6099214553833" calcext:value-type="float">
            <text:p>1,6099214553833</text:p>
          </table:table-cell>
          <table:table-cell office:value-type="float" office:value="1.63552618026733" calcext:value-type="float">
            <text:p>1,63552618026733</text:p>
          </table:table-cell>
          <table:table-cell office:value-type="float" office:value="1.24989330768585" calcext:value-type="float">
            <text:p>1,24989330768585</text:p>
          </table:table-cell>
          <table:table-cell office:value-type="float" office:value="2.30911087989807" calcext:value-type="float">
            <text:p>2,30911087989807</text:p>
          </table:table-cell>
          <table:table-cell office:value-type="float" office:value="1.84486699104309" calcext:value-type="float">
            <text:p>1,84486699104309</text:p>
          </table:table-cell>
          <table:table-cell office:value-type="float" office:value="0.867000699043274" calcext:value-type="float">
            <text:p>0,867000699043274</text:p>
          </table:table-cell>
          <table:table-cell office:value-type="float" office:value="1.67028594017029" calcext:value-type="float">
            <text:p>1,67028594017029</text:p>
          </table:table-cell>
          <table:table-cell office:value-type="float" office:value="1.54797410964966" calcext:value-type="float">
            <text:p>1,54797410964966</text:p>
          </table:table-cell>
        </table:table-row>
        <table:table-row table:style-name="ro1">
          <table:table-cell office:value-type="float" office:value="1.32332" calcext:value-type="float">
            <text:p>1,32332</text:p>
          </table:table-cell>
          <table:table-cell office:value-type="float" office:value="1.59019076824188" calcext:value-type="float">
            <text:p>1,59019076824188</text:p>
          </table:table-cell>
          <table:table-cell office:value-type="float" office:value="1.43773341178894" calcext:value-type="float">
            <text:p>1,43773341178894</text:p>
          </table:table-cell>
          <table:table-cell office:value-type="float" office:value="1.07334554195404" calcext:value-type="float">
            <text:p>1,07334554195404</text:p>
          </table:table-cell>
          <table:table-cell office:value-type="float" office:value="1.63898813724518" calcext:value-type="float">
            <text:p>1,63898813724518</text:p>
          </table:table-cell>
          <table:table-cell office:value-type="float" office:value="1.13960838317871" calcext:value-type="float">
            <text:p>1,13960838317871</text:p>
          </table:table-cell>
          <table:table-cell office:value-type="float" office:value="1.46567285060883" calcext:value-type="float">
            <text:p>1,46567285060883</text:p>
          </table:table-cell>
          <table:table-cell office:value-type="float" office:value="1.82458686828613" calcext:value-type="float">
            <text:p>1,82458686828613</text:p>
          </table:table-cell>
          <table:table-cell office:value-type="float" office:value="0.845370054244995" calcext:value-type="float">
            <text:p>0,845370054244995</text:p>
          </table:table-cell>
          <table:table-cell office:value-type="float" office:value="1.22717642784119" calcext:value-type="float">
            <text:p>1,22717642784119</text:p>
          </table:table-cell>
          <table:table-cell office:value-type="float" office:value="0.99055677652359" calcext:value-type="float">
            <text:p>0,99055677652359</text:p>
          </table:table-cell>
        </table:table-row>
        <table:table-row table:style-name="ro1">
          <table:table-cell office:value-type="float" office:value="0.976669" calcext:value-type="float">
            <text:p>0,976669</text:p>
          </table:table-cell>
          <table:table-cell office:value-type="float" office:value="1.08428335189819" calcext:value-type="float">
            <text:p>1,08428335189819</text:p>
          </table:table-cell>
          <table:table-cell office:value-type="float" office:value="1.09036731719971" calcext:value-type="float">
            <text:p>1,09036731719971</text:p>
          </table:table-cell>
          <table:table-cell office:value-type="float" office:value="0.75505405664444" calcext:value-type="float">
            <text:p>0,75505405664444</text:p>
          </table:table-cell>
          <table:table-cell office:value-type="float" office:value="1.13199305534363" calcext:value-type="float">
            <text:p>1,13199305534363</text:p>
          </table:table-cell>
          <table:table-cell office:value-type="float" office:value="0.855458915233612" calcext:value-type="float">
            <text:p>0,855458915233612</text:p>
          </table:table-cell>
          <table:table-cell office:value-type="float" office:value="1.10135471820831" calcext:value-type="float">
            <text:p>1,10135471820831</text:p>
          </table:table-cell>
          <table:table-cell office:value-type="float" office:value="1.39256072044373" calcext:value-type="float">
            <text:p>1,39256072044373</text:p>
          </table:table-cell>
          <table:table-cell office:value-type="float" office:value="0.673706948757172" calcext:value-type="float">
            <text:p>0,673706948757172</text:p>
          </table:table-cell>
          <table:table-cell office:value-type="float" office:value="0.93925541639328" calcext:value-type="float">
            <text:p>0,93925541639328</text:p>
          </table:table-cell>
          <table:table-cell office:value-type="float" office:value="0.742657721042633" calcext:value-type="float">
            <text:p>0,742657721042633</text:p>
          </table:table-cell>
        </table:table-row>
        <table:table-row table:style-name="ro1">
          <table:table-cell office:value-type="float" office:value="0.863307" calcext:value-type="float">
            <text:p>0,863307</text:p>
          </table:table-cell>
          <table:table-cell office:value-type="float" office:value="0.904268622398376" calcext:value-type="float">
            <text:p>0,904268622398376</text:p>
          </table:table-cell>
          <table:table-cell office:value-type="float" office:value="0.83162933588028" calcext:value-type="float">
            <text:p>0,83162933588028</text:p>
          </table:table-cell>
          <table:table-cell office:value-type="float" office:value="0.696955323219299" calcext:value-type="float">
            <text:p>0,696955323219299</text:p>
          </table:table-cell>
          <table:table-cell office:value-type="float" office:value="0.973642528057098" calcext:value-type="float">
            <text:p>0,973642528057098</text:p>
          </table:table-cell>
          <table:table-cell office:value-type="float" office:value="0.937135636806488" calcext:value-type="float">
            <text:p>0,937135636806488</text:p>
          </table:table-cell>
          <table:table-cell office:value-type="float" office:value="1.08592164516449" calcext:value-type="float">
            <text:p>1,08592164516449</text:p>
          </table:table-cell>
          <table:table-cell office:value-type="float" office:value="1.12564885616303" calcext:value-type="float">
            <text:p>1,12564885616303</text:p>
          </table:table-cell>
          <table:table-cell office:value-type="float" office:value="0.596543550491333" calcext:value-type="float">
            <text:p>0,596543550491333</text:p>
          </table:table-cell>
          <table:table-cell office:value-type="float" office:value="0.782704532146454" calcext:value-type="float">
            <text:p>0,782704532146454</text:p>
          </table:table-cell>
          <table:table-cell office:value-type="float" office:value="0.698622047901154" calcext:value-type="float">
            <text:p>0,698622047901154</text:p>
          </table:table-cell>
        </table:table-row>
        <table:table-row table:style-name="ro1">
          <table:table-cell office:value-type="float" office:value="0.780297" calcext:value-type="float">
            <text:p>0,780297</text:p>
          </table:table-cell>
          <table:table-cell office:value-type="float" office:value="0.762651383876801" calcext:value-type="float">
            <text:p>0,762651383876801</text:p>
          </table:table-cell>
          <table:table-cell office:value-type="float" office:value="0.735153913497925" calcext:value-type="float">
            <text:p>0,735153913497925</text:p>
          </table:table-cell>
          <table:table-cell office:value-type="float" office:value="0.746497690677643" calcext:value-type="float">
            <text:p>0,746497690677643</text:p>
          </table:table-cell>
          <table:table-cell office:value-type="float" office:value="0.876232147216797" calcext:value-type="float">
            <text:p>0,876232147216797</text:p>
          </table:table-cell>
          <table:table-cell office:value-type="float" office:value="0.829568803310394" calcext:value-type="float">
            <text:p>0,829568803310394</text:p>
          </table:table-cell>
          <table:table-cell office:value-type="float" office:value="0.932505130767822" calcext:value-type="float">
            <text:p>0,932505130767822</text:p>
          </table:table-cell>
          <table:table-cell office:value-type="float" office:value="0.994251608848572" calcext:value-type="float">
            <text:p>0,994251608848572</text:p>
          </table:table-cell>
          <table:table-cell office:value-type="float" office:value="0.555438041687012" calcext:value-type="float">
            <text:p>0,555438041687012</text:p>
          </table:table-cell>
          <table:table-cell office:value-type="float" office:value="0.697539865970612" calcext:value-type="float">
            <text:p>0,697539865970612</text:p>
          </table:table-cell>
          <table:table-cell office:value-type="float" office:value="0.673130989074707" calcext:value-type="float">
            <text:p>0,673130989074707</text:p>
          </table:table-cell>
        </table:table-row>
        <table:table-row table:style-name="ro1">
          <table:table-cell office:value-type="float" office:value="0.658754" calcext:value-type="float">
            <text:p>0,658754</text:p>
          </table:table-cell>
          <table:table-cell office:value-type="float" office:value="0.634769201278687" calcext:value-type="float">
            <text:p>0,634769201278687</text:p>
          </table:table-cell>
          <table:table-cell office:value-type="float" office:value="0.637402892112732" calcext:value-type="float">
            <text:p>0,637402892112732</text:p>
          </table:table-cell>
          <table:table-cell office:value-type="float" office:value="0.701066374778748" calcext:value-type="float">
            <text:p>0,701066374778748</text:p>
          </table:table-cell>
          <table:table-cell office:value-type="float" office:value="0.765762686729431" calcext:value-type="float">
            <text:p>0,765762686729431</text:p>
          </table:table-cell>
          <table:table-cell office:value-type="float" office:value="0.655212879180908" calcext:value-type="float">
            <text:p>0,655212879180908</text:p>
          </table:table-cell>
          <table:table-cell office:value-type="float" office:value="0.767240107059479" calcext:value-type="float">
            <text:p>0,767240107059479</text:p>
          </table:table-cell>
          <table:table-cell office:value-type="float" office:value="0.720420062541962" calcext:value-type="float">
            <text:p>0,720420062541962</text:p>
          </table:table-cell>
          <table:table-cell office:value-type="float" office:value="0.47709459066391" calcext:value-type="float">
            <text:p>0,47709459066391</text:p>
          </table:table-cell>
          <table:table-cell office:value-type="float" office:value="0.605196356773376" calcext:value-type="float">
            <text:p>0,605196356773376</text:p>
          </table:table-cell>
          <table:table-cell office:value-type="float" office:value="0.623374402523041" calcext:value-type="float">
            <text:p>0,623374402523041</text:p>
          </table:table-cell>
        </table:table-row>
        <table:table-row table:style-name="ro1">
          <table:table-cell office:value-type="float" office:value="0.67212" calcext:value-type="float">
            <text:p>0,67212</text:p>
          </table:table-cell>
          <table:table-cell office:value-type="float" office:value="0.626688241958618" calcext:value-type="float">
            <text:p>0,626688241958618</text:p>
          </table:table-cell>
          <table:table-cell office:value-type="float" office:value="0.634176790714264" calcext:value-type="float">
            <text:p>0,634176790714264</text:p>
          </table:table-cell>
          <table:table-cell office:value-type="float" office:value="0.762977778911591" calcext:value-type="float">
            <text:p>0,762977778911591</text:p>
          </table:table-cell>
          <table:table-cell office:value-type="float" office:value="0.78772497177124" calcext:value-type="float">
            <text:p>0,78772497177124</text:p>
          </table:table-cell>
          <table:table-cell office:value-type="float" office:value="0.668667137622833" calcext:value-type="float">
            <text:p>0,668667137622833</text:p>
          </table:table-cell>
          <table:table-cell office:value-type="float" office:value="0.827474892139435" calcext:value-type="float">
            <text:p>0,827474892139435</text:p>
          </table:table-cell>
          <table:table-cell office:value-type="float" office:value="0.653931438922882" calcext:value-type="float">
            <text:p>0,653931438922882</text:p>
          </table:table-cell>
          <table:table-cell office:value-type="float" office:value="0.519551873207092" calcext:value-type="float">
            <text:p>0,519551873207092</text:p>
          </table:table-cell>
          <table:table-cell office:value-type="float" office:value="0.606030523777008" calcext:value-type="float">
            <text:p>0,606030523777008</text:p>
          </table:table-cell>
          <table:table-cell office:value-type="float" office:value="0.633973717689514" calcext:value-type="float">
            <text:p>0,633973717689514</text:p>
          </table:table-cell>
        </table:table-row>
        <table:table-row table:style-name="ro1">
          <table:table-cell office:value-type="float" office:value="0.830123" calcext:value-type="float">
            <text:p>0,830123</text:p>
          </table:table-cell>
          <table:table-cell office:value-type="float" office:value="0.766546905040741" calcext:value-type="float">
            <text:p>0,766546905040741</text:p>
          </table:table-cell>
          <table:table-cell office:value-type="float" office:value="0.718111276626587" calcext:value-type="float">
            <text:p>0,718111276626587</text:p>
          </table:table-cell>
          <table:table-cell office:value-type="float" office:value="1.01390111446381" calcext:value-type="float">
            <text:p>1,01390111446381</text:p>
          </table:table-cell>
          <table:table-cell office:value-type="float" office:value="0.940458297729492" calcext:value-type="float">
            <text:p>0,940458297729492</text:p>
          </table:table-cell>
          <table:table-cell office:value-type="float" office:value="0.734753131866455" calcext:value-type="float">
            <text:p>0,734753131866455</text:p>
          </table:table-cell>
          <table:table-cell office:value-type="float" office:value="1.08698773384094" calcext:value-type="float">
            <text:p>1,08698773384094</text:p>
          </table:table-cell>
          <table:table-cell office:value-type="float" office:value="0.821573495864868" calcext:value-type="float">
            <text:p>0,821573495864868</text:p>
          </table:table-cell>
          <table:table-cell office:value-type="float" office:value="0.700687408447266" calcext:value-type="float">
            <text:p>0,700687408447266</text:p>
          </table:table-cell>
          <table:table-cell office:value-type="float" office:value="0.695500135421753" calcext:value-type="float">
            <text:p>0,695500135421753</text:p>
          </table:table-cell>
          <table:table-cell office:value-type="float" office:value="0.822711169719696" calcext:value-type="float">
            <text:p>0,822711169719696</text:p>
          </table:table-cell>
        </table:table-row>
        <table:table-row table:style-name="ro1">
          <table:table-cell office:value-type="float" office:value="0.831285" calcext:value-type="float">
            <text:p>0,831285</text:p>
          </table:table-cell>
          <table:table-cell office:value-type="float" office:value="0.809120416641235" calcext:value-type="float">
            <text:p>0,809120416641235</text:p>
          </table:table-cell>
          <table:table-cell office:value-type="float" office:value="0.685529112815857" calcext:value-type="float">
            <text:p>0,685529112815857</text:p>
          </table:table-cell>
          <table:table-cell office:value-type="float" office:value="0.959363460540772" calcext:value-type="float">
            <text:p>0,959363460540772</text:p>
          </table:table-cell>
          <table:table-cell office:value-type="float" office:value="0.906769275665283" calcext:value-type="float">
            <text:p>0,906769275665283</text:p>
          </table:table-cell>
          <table:table-cell office:value-type="float" office:value="0.697811901569366" calcext:value-type="float">
            <text:p>0,697811901569366</text:p>
          </table:table-cell>
          <table:table-cell office:value-type="float" office:value="1.06193959712982" calcext:value-type="float">
            <text:p>1,06193959712982</text:p>
          </table:table-cell>
          <table:table-cell office:value-type="float" office:value="0.8437619805336" calcext:value-type="float">
            <text:p>0,8437619805336</text:p>
          </table:table-cell>
          <table:table-cell office:value-type="float" office:value="0.762095332145691" calcext:value-type="float">
            <text:p>0,762095332145691</text:p>
          </table:table-cell>
          <table:table-cell office:value-type="float" office:value="0.72758549451828" calcext:value-type="float">
            <text:p>0,72758549451828</text:p>
          </table:table-cell>
          <table:table-cell office:value-type="float" office:value="0.858874261379242" calcext:value-type="float">
            <text:p>0,858874261379242</text:p>
          </table:table-cell>
        </table:table-row>
        <table:table-row table:style-name="ro1">
          <table:table-cell office:value-type="float" office:value="0.782701" calcext:value-type="float">
            <text:p>0,782701</text:p>
          </table:table-cell>
          <table:table-cell office:value-type="float" office:value="0.715592741966248" calcext:value-type="float">
            <text:p>0,715592741966248</text:p>
          </table:table-cell>
          <table:table-cell office:value-type="float" office:value="0.713630974292755" calcext:value-type="float">
            <text:p>0,713630974292755</text:p>
          </table:table-cell>
          <table:table-cell office:value-type="float" office:value="0.963216006755829" calcext:value-type="float">
            <text:p>0,963216006755829</text:p>
          </table:table-cell>
          <table:table-cell office:value-type="float" office:value="0.825632393360138" calcext:value-type="float">
            <text:p>0,825632393360138</text:p>
          </table:table-cell>
          <table:table-cell office:value-type="float" office:value="0.656178176403046" calcext:value-type="float">
            <text:p>0,656178176403046</text:p>
          </table:table-cell>
          <table:table-cell office:value-type="float" office:value="0.996224820613861" calcext:value-type="float">
            <text:p>0,996224820613861</text:p>
          </table:table-cell>
          <table:table-cell office:value-type="float" office:value="0.826002895832062" calcext:value-type="float">
            <text:p>0,826002895832062</text:p>
          </table:table-cell>
          <table:table-cell office:value-type="float" office:value="0.617442131042481" calcext:value-type="float">
            <text:p>0,617442131042481</text:p>
          </table:table-cell>
          <table:table-cell office:value-type="float" office:value="0.666330277919769" calcext:value-type="float">
            <text:p>0,666330277919769</text:p>
          </table:table-cell>
          <table:table-cell office:value-type="float" office:value="0.846762299537659" calcext:value-type="float">
            <text:p>0,846762299537659</text:p>
          </table:table-cell>
        </table:table-row>
        <table:table-row table:style-name="ro1">
          <table:table-cell office:value-type="float" office:value="0.681407" calcext:value-type="float">
            <text:p>0,681407</text:p>
          </table:table-cell>
          <table:table-cell office:value-type="float" office:value="0.739715397357941" calcext:value-type="float">
            <text:p>0,739715397357941</text:p>
          </table:table-cell>
          <table:table-cell office:value-type="float" office:value="0.736733436584473" calcext:value-type="float">
            <text:p>0,736733436584473</text:p>
          </table:table-cell>
          <table:table-cell office:value-type="float" office:value="0.679546117782593" calcext:value-type="float">
            <text:p>0,679546117782593</text:p>
          </table:table-cell>
          <table:table-cell office:value-type="float" office:value="0.694362223148346" calcext:value-type="float">
            <text:p>0,694362223148346</text:p>
          </table:table-cell>
          <table:table-cell office:value-type="float" office:value="0.649136424064636" calcext:value-type="float">
            <text:p>0,649136424064636</text:p>
          </table:table-cell>
          <table:table-cell office:value-type="float" office:value="0.739279687404633" calcext:value-type="float">
            <text:p>0,739279687404633</text:p>
          </table:table-cell>
          <table:table-cell office:value-type="float" office:value="0.656459450721741" calcext:value-type="float">
            <text:p>0,656459450721741</text:p>
          </table:table-cell>
          <table:table-cell office:value-type="float" office:value="0.611070096492767" calcext:value-type="float">
            <text:p>0,611070096492767</text:p>
          </table:table-cell>
          <table:table-cell office:value-type="float" office:value="0.575715243816376" calcext:value-type="float">
            <text:p>0,575715243816376</text:p>
          </table:table-cell>
          <table:table-cell office:value-type="float" office:value="0.732048273086548" calcext:value-type="float">
            <text:p>0,732048273086548</text:p>
          </table:table-cell>
        </table:table-row>
        <table:table-row table:style-name="ro1">
          <table:table-cell office:value-type="float" office:value="0.689754" calcext:value-type="float">
            <text:p>0,689754</text:p>
          </table:table-cell>
          <table:table-cell office:value-type="float" office:value="0.772434294223785" calcext:value-type="float">
            <text:p>0,772434294223785</text:p>
          </table:table-cell>
          <table:table-cell office:value-type="float" office:value="0.70838326215744" calcext:value-type="float">
            <text:p>0,70838326215744</text:p>
          </table:table-cell>
          <table:table-cell office:value-type="float" office:value="0.563740491867065" calcext:value-type="float">
            <text:p>0,563740491867065</text:p>
          </table:table-cell>
          <table:table-cell office:value-type="float" office:value="0.770636200904846" calcext:value-type="float">
            <text:p>0,770636200904846</text:p>
          </table:table-cell>
          <table:table-cell office:value-type="float" office:value="0.708608686923981" calcext:value-type="float">
            <text:p>0,708608686923981</text:p>
          </table:table-cell>
          <table:table-cell office:value-type="float" office:value="0.771789371967316" calcext:value-type="float">
            <text:p>0,771789371967316</text:p>
          </table:table-cell>
          <table:table-cell office:value-type="float" office:value="0.68794310092926" calcext:value-type="float">
            <text:p>0,68794310092926</text:p>
          </table:table-cell>
          <table:table-cell office:value-type="float" office:value="0.573905348777771" calcext:value-type="float">
            <text:p>0,573905348777771</text:p>
          </table:table-cell>
          <table:table-cell office:value-type="float" office:value="0.606766760349274" calcext:value-type="float">
            <text:p>0,606766760349274</text:p>
          </table:table-cell>
          <table:table-cell office:value-type="float" office:value="0.73333340883255" calcext:value-type="float">
            <text:p>0,73333340883255</text:p>
          </table:table-cell>
        </table:table-row>
        <table:table-row table:style-name="ro1">
          <table:table-cell office:value-type="float" office:value="0.768293" calcext:value-type="float">
            <text:p>0,768293</text:p>
          </table:table-cell>
          <table:table-cell office:value-type="float" office:value="0.833355188369751" calcext:value-type="float">
            <text:p>0,833355188369751</text:p>
          </table:table-cell>
          <table:table-cell office:value-type="float" office:value="0.775931000709534" calcext:value-type="float">
            <text:p>0,775931000709534</text:p>
          </table:table-cell>
          <table:table-cell office:value-type="float" office:value="0.664698660373688" calcext:value-type="float">
            <text:p>0,664698660373688</text:p>
          </table:table-cell>
          <table:table-cell office:value-type="float" office:value="1.01176726818085" calcext:value-type="float">
            <text:p>1,01176726818085</text:p>
          </table:table-cell>
          <table:table-cell office:value-type="float" office:value="0.763830721378326" calcext:value-type="float">
            <text:p>0,763830721378326</text:p>
          </table:table-cell>
          <table:table-cell office:value-type="float" office:value="0.863187968730927" calcext:value-type="float">
            <text:p>0,863187968730927</text:p>
          </table:table-cell>
          <table:table-cell office:value-type="float" office:value="0.786462604999542" calcext:value-type="float">
            <text:p>0,786462604999542</text:p>
          </table:table-cell>
          <table:table-cell office:value-type="float" office:value="0.619259178638458" calcext:value-type="float">
            <text:p>0,619259178638458</text:p>
          </table:table-cell>
          <table:table-cell office:value-type="float" office:value="0.660013616085053" calcext:value-type="float">
            <text:p>0,660013616085053</text:p>
          </table:table-cell>
          <table:table-cell office:value-type="float" office:value="0.70442658662796" calcext:value-type="float">
            <text:p>0,70442658662796</text:p>
          </table:table-cell>
        </table:table-row>
        <table:table-row table:style-name="ro1">
          <table:table-cell office:value-type="float" office:value="0.971732" calcext:value-type="float">
            <text:p>0,971732</text:p>
          </table:table-cell>
          <table:table-cell office:value-type="float" office:value="1.07097804546356" calcext:value-type="float">
            <text:p>1,07097804546356</text:p>
          </table:table-cell>
          <table:table-cell office:value-type="float" office:value="0.874572217464447" calcext:value-type="float">
            <text:p>0,874572217464447</text:p>
          </table:table-cell>
          <table:table-cell office:value-type="float" office:value="0.828617930412293" calcext:value-type="float">
            <text:p>0,828617930412293</text:p>
          </table:table-cell>
          <table:table-cell office:value-type="float" office:value="1.4753680229187" calcext:value-type="float">
            <text:p>1,4753680229187</text:p>
          </table:table-cell>
          <table:table-cell office:value-type="float" office:value="1.00401818752289" calcext:value-type="float">
            <text:p>1,00401818752289</text:p>
          </table:table-cell>
          <table:table-cell office:value-type="float" office:value="1.08248627185822" calcext:value-type="float">
            <text:p>1,08248627185822</text:p>
          </table:table-cell>
          <table:table-cell office:value-type="float" office:value="1.03227210044861" calcext:value-type="float">
            <text:p>1,03227210044861</text:p>
          </table:table-cell>
          <table:table-cell office:value-type="float" office:value="0.676575720310211" calcext:value-type="float">
            <text:p>0,676575720310211</text:p>
          </table:table-cell>
          <table:table-cell office:value-type="float" office:value="0.73146003484726" calcext:value-type="float">
            <text:p>0,73146003484726</text:p>
          </table:table-cell>
          <table:table-cell office:value-type="float" office:value="0.940969049930573" calcext:value-type="float">
            <text:p>0,940969049930573</text:p>
          </table:table-cell>
        </table:table-row>
        <table:table-row table:style-name="ro1">
          <table:table-cell office:value-type="float" office:value="1.28713" calcext:value-type="float">
            <text:p>1,28713</text:p>
          </table:table-cell>
          <table:table-cell office:value-type="float" office:value="1.38674449920654" calcext:value-type="float">
            <text:p>1,38674449920654</text:p>
          </table:table-cell>
          <table:table-cell office:value-type="float" office:value="1.02808034420013" calcext:value-type="float">
            <text:p>1,02808034420013</text:p>
          </table:table-cell>
          <table:table-cell office:value-type="float" office:value="0.968835532665253" calcext:value-type="float">
            <text:p>0,968835532665253</text:p>
          </table:table-cell>
          <table:table-cell office:value-type="float" office:value="1.76440119743347" calcext:value-type="float">
            <text:p>1,76440119743347</text:p>
          </table:table-cell>
          <table:table-cell office:value-type="float" office:value="1.39654099941254" calcext:value-type="float">
            <text:p>1,39654099941254</text:p>
          </table:table-cell>
          <table:table-cell office:value-type="float" office:value="1.71269309520721" calcext:value-type="float">
            <text:p>1,71269309520721</text:p>
          </table:table-cell>
          <table:table-cell office:value-type="float" office:value="1.68915283679962" calcext:value-type="float">
            <text:p>1,68915283679962</text:p>
          </table:table-cell>
          <table:table-cell office:value-type="float" office:value="0.930076599121094" calcext:value-type="float">
            <text:p>0,930076599121094</text:p>
          </table:table-cell>
          <table:table-cell office:value-type="float" office:value="0.948135733604431" calcext:value-type="float">
            <text:p>0,948135733604431</text:p>
          </table:table-cell>
          <table:table-cell office:value-type="float" office:value="1.04659008979797" calcext:value-type="float">
            <text:p>1,04659008979797</text:p>
          </table:table-cell>
        </table:table-row>
        <table:table-row table:style-name="ro1">
          <table:table-cell office:value-type="float" office:value="1.59505" calcext:value-type="float">
            <text:p>1,59505</text:p>
          </table:table-cell>
          <table:table-cell office:value-type="float" office:value="1.51144802570343" calcext:value-type="float">
            <text:p>1,51144802570343</text:p>
          </table:table-cell>
          <table:table-cell office:value-type="float" office:value="1.48205959796906" calcext:value-type="float">
            <text:p>1,48205959796906</text:p>
          </table:table-cell>
          <table:table-cell office:value-type="float" office:value="0.954984843730927" calcext:value-type="float">
            <text:p>0,954984843730927</text:p>
          </table:table-cell>
          <table:table-cell office:value-type="float" office:value="1.93737828731537" calcext:value-type="float">
            <text:p>1,93737828731537</text:p>
          </table:table-cell>
          <table:table-cell office:value-type="float" office:value="2.29391026496887" calcext:value-type="float">
            <text:p>2,29391026496887</text:p>
          </table:table-cell>
          <table:table-cell office:value-type="float" office:value="1.73017752170563" calcext:value-type="float">
            <text:p>1,73017752170563</text:p>
          </table:table-cell>
          <table:table-cell office:value-type="float" office:value="2.6441924571991" calcext:value-type="float">
            <text:p>2,6441924571991</text:p>
          </table:table-cell>
          <table:table-cell office:value-type="float" office:value="1.27406132221222" calcext:value-type="float">
            <text:p>1,27406132221222</text:p>
          </table:table-cell>
          <table:table-cell office:value-type="float" office:value="1.29890251159668" calcext:value-type="float">
            <text:p>1,29890251159668</text:p>
          </table:table-cell>
          <table:table-cell office:value-type="float" office:value="0.82335102558136" calcext:value-type="float">
            <text:p>0,82335102558136</text:p>
          </table:table-cell>
        </table:table-row>
        <table:table-row table:style-name="ro1">
          <table:table-cell office:value-type="float" office:value="1.90346" calcext:value-type="float">
            <text:p>1,90346</text:p>
          </table:table-cell>
          <table:table-cell office:value-type="float" office:value="1.94888854026794" calcext:value-type="float">
            <text:p>1,94888854026794</text:p>
          </table:table-cell>
          <table:table-cell office:value-type="float" office:value="1.91084432601929" calcext:value-type="float">
            <text:p>1,91084432601929</text:p>
          </table:table-cell>
          <table:table-cell office:value-type="float" office:value="1.0882385969162" calcext:value-type="float">
            <text:p>1,0882385969162</text:p>
          </table:table-cell>
          <table:table-cell office:value-type="float" office:value="2.21333336830139" calcext:value-type="float">
            <text:p>2,21333336830139</text:p>
          </table:table-cell>
          <table:table-cell office:value-type="float" office:value="2.0870418548584" calcext:value-type="float">
            <text:p>2,0870418548584</text:p>
          </table:table-cell>
          <table:table-cell office:value-type="float" office:value="1.74111139774323" calcext:value-type="float">
            <text:p>1,74111139774323</text:p>
          </table:table-cell>
          <table:table-cell office:value-type="float" office:value="3.55860018730164" calcext:value-type="float">
            <text:p>3,55860018730164</text:p>
          </table:table-cell>
          <table:table-cell office:value-type="float" office:value="1.49375736713409" calcext:value-type="float">
            <text:p>1,49375736713409</text:p>
          </table:table-cell>
          <table:table-cell office:value-type="float" office:value="2.05197286605835" calcext:value-type="float">
            <text:p>2,05197286605835</text:p>
          </table:table-cell>
          <table:table-cell office:value-type="float" office:value="0.940810561180115" calcext:value-type="float">
            <text:p>0,940810561180115</text:p>
          </table:table-cell>
        </table:table-row>
        <table:table-row table:style-name="ro1">
          <table:table-cell office:value-type="float" office:value="2.1703" calcext:value-type="float">
            <text:p>2,1703</text:p>
          </table:table-cell>
          <table:table-cell office:value-type="float" office:value="2.45827341079712" calcext:value-type="float">
            <text:p>2,45827341079712</text:p>
          </table:table-cell>
          <table:table-cell office:value-type="float" office:value="2.03235363960266" calcext:value-type="float">
            <text:p>2,03235363960266</text:p>
          </table:table-cell>
          <table:table-cell office:value-type="float" office:value="1.15583920478821" calcext:value-type="float">
            <text:p>1,15583920478821</text:p>
          </table:table-cell>
          <table:table-cell office:value-type="float" office:value="2.75714659690857" calcext:value-type="float">
            <text:p>2,75714659690857</text:p>
          </table:table-cell>
          <table:table-cell office:value-type="float" office:value="2.80254197120667" calcext:value-type="float">
            <text:p>2,80254197120667</text:p>
          </table:table-cell>
          <table:table-cell office:value-type="float" office:value="2.08413863182068" calcext:value-type="float">
            <text:p>2,08413863182068</text:p>
          </table:table-cell>
          <table:table-cell office:value-type="float" office:value="3.67406105995178" calcext:value-type="float">
            <text:p>3,67406105995178</text:p>
          </table:table-cell>
          <table:table-cell office:value-type="float" office:value="1.46652507781982" calcext:value-type="float">
            <text:p>1,46652507781982</text:p>
          </table:table-cell>
          <table:table-cell office:value-type="float" office:value="2.00060296058655" calcext:value-type="float">
            <text:p>2,00060296058655</text:p>
          </table:table-cell>
          <table:table-cell office:value-type="float" office:value="1.27155828475952" calcext:value-type="float">
            <text:p>1,27155828475952</text:p>
          </table:table-cell>
        </table:table-row>
        <table:table-row table:style-name="ro1">
          <table:table-cell office:value-type="float" office:value="2.47384" calcext:value-type="float">
            <text:p>2,47384</text:p>
          </table:table-cell>
          <table:table-cell office:value-type="float" office:value="2.92563199996948" calcext:value-type="float">
            <text:p>2,92563199996948</text:p>
          </table:table-cell>
          <table:table-cell office:value-type="float" office:value="2.30866098403931" calcext:value-type="float">
            <text:p>2,30866098403931</text:p>
          </table:table-cell>
          <table:table-cell office:value-type="float" office:value="1.62258732318878" calcext:value-type="float">
            <text:p>1,62258732318878</text:p>
          </table:table-cell>
          <table:table-cell office:value-type="float" office:value="3.15354490280151" calcext:value-type="float">
            <text:p>3,15354490280151</text:p>
          </table:table-cell>
          <table:table-cell office:value-type="float" office:value="2.92810916900635" calcext:value-type="float">
            <text:p>2,92810916900635</text:p>
          </table:table-cell>
          <table:table-cell office:value-type="float" office:value="2.02327036857605" calcext:value-type="float">
            <text:p>2,02327036857605</text:p>
          </table:table-cell>
          <table:table-cell office:value-type="float" office:value="3.87019515037537" calcext:value-type="float">
            <text:p>3,87019515037537</text:p>
          </table:table-cell>
          <table:table-cell office:value-type="float" office:value="1.55752205848694" calcext:value-type="float">
            <text:p>1,55752205848694</text:p>
          </table:table-cell>
          <table:table-cell office:value-type="float" office:value="2.61435055732727" calcext:value-type="float">
            <text:p>2,61435055732727</text:p>
          </table:table-cell>
          <table:table-cell office:value-type="float" office:value="1.73452043533325" calcext:value-type="float">
            <text:p>1,73452043533325</text:p>
          </table:table-cell>
        </table:table-row>
        <table:table-row table:style-name="ro1">
          <table:table-cell office:value-type="float" office:value="2.30097" calcext:value-type="float">
            <text:p>2,30097</text:p>
          </table:table-cell>
          <table:table-cell office:value-type="float" office:value="2.3362283706665" calcext:value-type="float">
            <text:p>2,3362283706665</text:p>
          </table:table-cell>
          <table:table-cell office:value-type="float" office:value="2.09211730957031" calcext:value-type="float">
            <text:p>2,09211730957031</text:p>
          </table:table-cell>
          <table:table-cell office:value-type="float" office:value="1.66456568241119" calcext:value-type="float">
            <text:p>1,66456568241119</text:p>
          </table:table-cell>
          <table:table-cell office:value-type="float" office:value="2.32332038879395" calcext:value-type="float">
            <text:p>2,32332038879395</text:p>
          </table:table-cell>
          <table:table-cell office:value-type="float" office:value="2.64218640327454" calcext:value-type="float">
            <text:p>2,64218640327454</text:p>
          </table:table-cell>
          <table:table-cell office:value-type="float" office:value="2.26429343223572" calcext:value-type="float">
            <text:p>2,26429343223572</text:p>
          </table:table-cell>
          <table:table-cell office:value-type="float" office:value="3.62392115592957" calcext:value-type="float">
            <text:p>3,62392115592957</text:p>
          </table:table-cell>
          <table:table-cell office:value-type="float" office:value="1.49526524543762" calcext:value-type="float">
            <text:p>1,49526524543762</text:p>
          </table:table-cell>
          <table:table-cell office:value-type="float" office:value="2.75049424171448" calcext:value-type="float">
            <text:p>2,75049424171448</text:p>
          </table:table-cell>
          <table:table-cell office:value-type="float" office:value="1.81732487678528" calcext:value-type="float">
            <text:p>1,81732487678528</text:p>
          </table:table-cell>
        </table:table-row>
        <table:table-row table:style-name="ro1">
          <table:table-cell office:value-type="float" office:value="1.77965" calcext:value-type="float">
            <text:p>1,77965</text:p>
          </table:table-cell>
          <table:table-cell office:value-type="float" office:value="1.46367228031158" calcext:value-type="float">
            <text:p>1,46367228031158</text:p>
          </table:table-cell>
          <table:table-cell office:value-type="float" office:value="1.77412247657776" calcext:value-type="float">
            <text:p>1,77412247657776</text:p>
          </table:table-cell>
          <table:table-cell office:value-type="float" office:value="1.05740356445313" calcext:value-type="float">
            <text:p>1,05740356445313</text:p>
          </table:table-cell>
          <table:table-cell office:value-type="float" office:value="1.66183733940125" calcext:value-type="float">
            <text:p>1,66183733940125</text:p>
          </table:table-cell>
          <table:table-cell office:value-type="float" office:value="2.21322631835937" calcext:value-type="float">
            <text:p>2,21322631835937</text:p>
          </table:table-cell>
          <table:table-cell office:value-type="float" office:value="2.02239203453064" calcext:value-type="float">
            <text:p>2,02239203453064</text:p>
          </table:table-cell>
          <table:table-cell office:value-type="float" office:value="2.8151421546936" calcext:value-type="float">
            <text:p>2,8151421546936</text:p>
          </table:table-cell>
          <table:table-cell office:value-type="float" office:value="1.18681859970093" calcext:value-type="float">
            <text:p>1,18681859970093</text:p>
          </table:table-cell>
          <table:table-cell office:value-type="float" office:value="2.33466577529907" calcext:value-type="float">
            <text:p>2,33466577529907</text:p>
          </table:table-cell>
          <table:table-cell office:value-type="float" office:value="1.26717102527618" calcext:value-type="float">
            <text:p>1,26717102527618</text:p>
          </table:table-cell>
        </table:table-row>
        <table:table-row table:style-name="ro1">
          <table:table-cell office:value-type="float" office:value="1.9476" calcext:value-type="float">
            <text:p>1,9476</text:p>
          </table:table-cell>
          <table:table-cell office:value-type="float" office:value="1.62108039855957" calcext:value-type="float">
            <text:p>1,62108039855957</text:p>
          </table:table-cell>
          <table:table-cell office:value-type="float" office:value="1.74110746383667" calcext:value-type="float">
            <text:p>1,74110746383667</text:p>
          </table:table-cell>
          <table:table-cell office:value-type="float" office:value="1.4266357421875" calcext:value-type="float">
            <text:p>1,4266357421875</text:p>
          </table:table-cell>
          <table:table-cell office:value-type="float" office:value="2.17974829673767" calcext:value-type="float">
            <text:p>2,17974829673767</text:p>
          </table:table-cell>
          <table:table-cell office:value-type="float" office:value="2.0748291015625" calcext:value-type="float">
            <text:p>2,0748291015625</text:p>
          </table:table-cell>
          <table:table-cell office:value-type="float" office:value="1.9740241765976" calcext:value-type="float">
            <text:p>1,9740241765976</text:p>
          </table:table-cell>
          <table:table-cell office:value-type="float" office:value="2.63953518867493" calcext:value-type="float">
            <text:p>2,63953518867493</text:p>
          </table:table-cell>
          <table:table-cell office:value-type="float" office:value="1.67187094688416" calcext:value-type="float">
            <text:p>1,67187094688416</text:p>
          </table:table-cell>
          <table:table-cell office:value-type="float" office:value="2.62982654571533" calcext:value-type="float">
            <text:p>2,62982654571533</text:p>
          </table:table-cell>
          <table:table-cell office:value-type="float" office:value="1.51739180088043" calcext:value-type="float">
            <text:p>1,51739180088043</text:p>
          </table:table-cell>
        </table:table-row>
        <table:table-row table:style-name="ro1">
          <table:table-cell office:value-type="float" office:value="1.40749" calcext:value-type="float">
            <text:p>1,40749</text:p>
          </table:table-cell>
          <table:table-cell office:value-type="float" office:value="1.18994617462158" calcext:value-type="float">
            <text:p>1,18994617462158</text:p>
          </table:table-cell>
          <table:table-cell office:value-type="float" office:value="1.08963429927826" calcext:value-type="float">
            <text:p>1,08963429927826</text:p>
          </table:table-cell>
          <table:table-cell office:value-type="float" office:value="1.22478234767914" calcext:value-type="float">
            <text:p>1,22478234767914</text:p>
          </table:table-cell>
          <table:table-cell office:value-type="float" office:value="1.97753763198853" calcext:value-type="float">
            <text:p>1,97753763198853</text:p>
          </table:table-cell>
          <table:table-cell office:value-type="float" office:value="1.1192706823349" calcext:value-type="float">
            <text:p>1,1192706823349</text:p>
          </table:table-cell>
          <table:table-cell office:value-type="float" office:value="1.53666663169861" calcext:value-type="float">
            <text:p>1,53666663169861</text:p>
          </table:table-cell>
          <table:table-cell office:value-type="float" office:value="1.99499380588532" calcext:value-type="float">
            <text:p>1,99499380588532</text:p>
          </table:table-cell>
          <table:table-cell office:value-type="float" office:value="1.65829372406006" calcext:value-type="float">
            <text:p>1,65829372406006</text:p>
          </table:table-cell>
          <table:table-cell office:value-type="float" office:value="1.3057963848114" calcext:value-type="float">
            <text:p>1,3057963848114</text:p>
          </table:table-cell>
          <table:table-cell office:value-type="float" office:value="0.978024959564209" calcext:value-type="float">
            <text:p>0,978024959564209</text:p>
          </table:table-cell>
        </table:table-row>
        <table:table-row table:style-name="ro1">
          <table:table-cell office:value-type="float" office:value="1.27655" calcext:value-type="float">
            <text:p>1,27655</text:p>
          </table:table-cell>
          <table:table-cell office:value-type="float" office:value="1.26779592037201" calcext:value-type="float">
            <text:p>1,26779592037201</text:p>
          </table:table-cell>
          <table:table-cell office:value-type="float" office:value="1.05200934410095" calcext:value-type="float">
            <text:p>1,05200934410095</text:p>
          </table:table-cell>
          <table:table-cell office:value-type="float" office:value="1.28318631649017" calcext:value-type="float">
            <text:p>1,28318631649017</text:p>
          </table:table-cell>
          <table:table-cell office:value-type="float" office:value="1.69153439998627" calcext:value-type="float">
            <text:p>1,69153439998627</text:p>
          </table:table-cell>
          <table:table-cell office:value-type="float" office:value="1.25088572502136" calcext:value-type="float">
            <text:p>1,25088572502136</text:p>
          </table:table-cell>
          <table:table-cell office:value-type="float" office:value="1.54810059070587" calcext:value-type="float">
            <text:p>1,54810059070587</text:p>
          </table:table-cell>
          <table:table-cell office:value-type="float" office:value="1.2303923368454" calcext:value-type="float">
            <text:p>1,2303923368454</text:p>
          </table:table-cell>
          <table:table-cell office:value-type="float" office:value="1.1183465719223" calcext:value-type="float">
            <text:p>1,1183465719223</text:p>
          </table:table-cell>
          <table:table-cell office:value-type="float" office:value="1.08932673931122" calcext:value-type="float">
            <text:p>1,08932673931122</text:p>
          </table:table-cell>
          <table:table-cell office:value-type="float" office:value="1.2339369058609" calcext:value-type="float">
            <text:p>1,2339369058609</text:p>
          </table:table-cell>
        </table:table-row>
        <table:table-row table:style-name="ro1">
          <table:table-cell office:value-type="float" office:value="1.22401" calcext:value-type="float">
            <text:p>1,22401</text:p>
          </table:table-cell>
          <table:table-cell office:value-type="float" office:value="1.06517851352692" calcext:value-type="float">
            <text:p>1,06517851352692</text:p>
          </table:table-cell>
          <table:table-cell office:value-type="float" office:value="1.03465795516968" calcext:value-type="float">
            <text:p>1,03465795516968</text:p>
          </table:table-cell>
          <table:table-cell office:value-type="float" office:value="1.3477931022644" calcext:value-type="float">
            <text:p>1,3477931022644</text:p>
          </table:table-cell>
          <table:table-cell office:value-type="float" office:value="1.41975545883179" calcext:value-type="float">
            <text:p>1,41975545883179</text:p>
          </table:table-cell>
          <table:table-cell office:value-type="float" office:value="1.37945175170898" calcext:value-type="float">
            <text:p>1,37945175170898</text:p>
          </table:table-cell>
          <table:table-cell office:value-type="float" office:value="1.34950935840607" calcext:value-type="float">
            <text:p>1,34950935840607</text:p>
          </table:table-cell>
          <table:table-cell office:value-type="float" office:value="1.31169188022614" calcext:value-type="float">
            <text:p>1,31169188022614</text:p>
          </table:table-cell>
          <table:table-cell office:value-type="float" office:value="1.11985421180725" calcext:value-type="float">
            <text:p>1,11985421180725</text:p>
          </table:table-cell>
          <table:table-cell office:value-type="float" office:value="1.11844432353973" calcext:value-type="float">
            <text:p>1,11844432353973</text:p>
          </table:table-cell>
          <table:table-cell office:value-type="float" office:value="1.09373605251312" calcext:value-type="float">
            <text:p>1,09373605251312</text:p>
          </table:table-cell>
        </table:table-row>
        <table:table-row table:style-name="ro1">
          <table:table-cell office:value-type="float" office:value="0.90946" calcext:value-type="float">
            <text:p>0,90946</text:p>
          </table:table-cell>
          <table:table-cell office:value-type="float" office:value="0.786857962608337" calcext:value-type="float">
            <text:p>0,786857962608337</text:p>
          </table:table-cell>
          <table:table-cell office:value-type="float" office:value="0.80107980966568" calcext:value-type="float">
            <text:p>0,80107980966568</text:p>
          </table:table-cell>
          <table:table-cell office:value-type="float" office:value="1.00301170349121" calcext:value-type="float">
            <text:p>1,00301170349121</text:p>
          </table:table-cell>
          <table:table-cell office:value-type="float" office:value="1.06198477745056" calcext:value-type="float">
            <text:p>1,06198477745056</text:p>
          </table:table-cell>
          <table:table-cell office:value-type="float" office:value="1.12446343898773" calcext:value-type="float">
            <text:p>1,12446343898773</text:p>
          </table:table-cell>
          <table:table-cell office:value-type="float" office:value="1.19664120674133" calcext:value-type="float">
            <text:p>1,19664120674133</text:p>
          </table:table-cell>
          <table:table-cell office:value-type="float" office:value="0.906274437904358" calcext:value-type="float">
            <text:p>0,906274437904358</text:p>
          </table:table-cell>
          <table:table-cell office:value-type="float" office:value="0.632888913154602" calcext:value-type="float">
            <text:p>0,632888913154602</text:p>
          </table:table-cell>
          <table:table-cell office:value-type="float" office:value="0.813188910484314" calcext:value-type="float">
            <text:p>0,813188910484314</text:p>
          </table:table-cell>
          <table:table-cell office:value-type="float" office:value="0.768207669258118" calcext:value-type="float">
            <text:p>0,768207669258118</text:p>
          </table:table-cell>
        </table:table-row>
        <table:table-row table:style-name="ro1">
          <table:table-cell office:value-type="float" office:value="0.907115" calcext:value-type="float">
            <text:p>0,907115</text:p>
          </table:table-cell>
          <table:table-cell office:value-type="float" office:value="0.811829924583435" calcext:value-type="float">
            <text:p>0,811829924583435</text:p>
          </table:table-cell>
          <table:table-cell office:value-type="float" office:value="0.778070688247681" calcext:value-type="float">
            <text:p>0,778070688247681</text:p>
          </table:table-cell>
          <table:table-cell office:value-type="float" office:value="1.10750687122345" calcext:value-type="float">
            <text:p>1,10750687122345</text:p>
          </table:table-cell>
          <table:table-cell office:value-type="float" office:value="0.992517948150635" calcext:value-type="float">
            <text:p>0,992517948150635</text:p>
          </table:table-cell>
          <table:table-cell office:value-type="float" office:value="0.890921652317047" calcext:value-type="float">
            <text:p>0,890921652317047</text:p>
          </table:table-cell>
          <table:table-cell office:value-type="float" office:value="1.33079302310944" calcext:value-type="float">
            <text:p>1,33079302310944</text:p>
          </table:table-cell>
          <table:table-cell office:value-type="float" office:value="0.890699088573456" calcext:value-type="float">
            <text:p>0,890699088573456</text:p>
          </table:table-cell>
          <table:table-cell office:value-type="float" office:value="0.586789786815643" calcext:value-type="float">
            <text:p>0,586789786815643</text:p>
          </table:table-cell>
          <table:table-cell office:value-type="float" office:value="0.837637960910797" calcext:value-type="float">
            <text:p>0,837637960910797</text:p>
          </table:table-cell>
          <table:table-cell office:value-type="float" office:value="0.844381332397461" calcext:value-type="float">
            <text:p>0,844381332397461</text:p>
          </table:table-cell>
        </table:table-row>
        <table:table-row table:style-name="ro1">
          <table:table-cell office:value-type="float" office:value="0.716887" calcext:value-type="float">
            <text:p>0,716887</text:p>
          </table:table-cell>
          <table:table-cell office:value-type="float" office:value="0.662961602210999" calcext:value-type="float">
            <text:p>0,662961602210999</text:p>
          </table:table-cell>
          <table:table-cell office:value-type="float" office:value="0.679290413856506" calcext:value-type="float">
            <text:p>0,679290413856506</text:p>
          </table:table-cell>
          <table:table-cell office:value-type="float" office:value="0.756961166858673" calcext:value-type="float">
            <text:p>0,756961166858673</text:p>
          </table:table-cell>
          <table:table-cell office:value-type="float" office:value="0.761178314685822" calcext:value-type="float">
            <text:p>0,761178314685822</text:p>
          </table:table-cell>
          <table:table-cell office:value-type="float" office:value="0.732158839702606" calcext:value-type="float">
            <text:p>0,732158839702606</text:p>
          </table:table-cell>
          <table:table-cell office:value-type="float" office:value="0.86421537399292" calcext:value-type="float">
            <text:p>0,86421537399292</text:p>
          </table:table-cell>
          <table:table-cell office:value-type="float" office:value="0.733080387115479" calcext:value-type="float">
            <text:p>0,733080387115479</text:p>
          </table:table-cell>
          <table:table-cell office:value-type="float" office:value="0.725312352180481" calcext:value-type="float">
            <text:p>0,725312352180481</text:p>
          </table:table-cell>
          <table:table-cell office:value-type="float" office:value="0.61328125" calcext:value-type="float">
            <text:p>0,61328125</text:p>
          </table:table-cell>
          <table:table-cell office:value-type="float" office:value="0.640434086322784" calcext:value-type="float">
            <text:p>0,640434086322784</text:p>
          </table:table-cell>
        </table:table-row>
        <table:table-row table:style-name="ro1">
          <table:table-cell office:value-type="float" office:value="0.737073" calcext:value-type="float">
            <text:p>0,737073</text:p>
          </table:table-cell>
          <table:table-cell office:value-type="float" office:value="0.654589593410492" calcext:value-type="float">
            <text:p>0,654589593410492</text:p>
          </table:table-cell>
          <table:table-cell office:value-type="float" office:value="0.747559070587158" calcext:value-type="float">
            <text:p>0,747559070587158</text:p>
          </table:table-cell>
          <table:table-cell office:value-type="float" office:value="0.680036664009094" calcext:value-type="float">
            <text:p>0,680036664009094</text:p>
          </table:table-cell>
          <table:table-cell office:value-type="float" office:value="0.760910749435425" calcext:value-type="float">
            <text:p>0,760910749435425</text:p>
          </table:table-cell>
          <table:table-cell office:value-type="float" office:value="0.781066119670868" calcext:value-type="float">
            <text:p>0,781066119670868</text:p>
          </table:table-cell>
          <table:table-cell office:value-type="float" office:value="0.76125580072403" calcext:value-type="float">
            <text:p>0,76125580072403</text:p>
          </table:table-cell>
          <table:table-cell office:value-type="float" office:value="0.816483199596405" calcext:value-type="float">
            <text:p>0,816483199596405</text:p>
          </table:table-cell>
          <table:table-cell office:value-type="float" office:value="0.842304229736328" calcext:value-type="float">
            <text:p>0,842304229736328</text:p>
          </table:table-cell>
          <table:table-cell office:value-type="float" office:value="0.67953234910965" calcext:value-type="float">
            <text:p>0,67953234910965</text:p>
          </table:table-cell>
          <table:table-cell office:value-type="float" office:value="0.646996736526489" calcext:value-type="float">
            <text:p>0,646996736526489</text:p>
          </table:table-cell>
        </table:table-row>
        <table:table-row table:style-name="ro1">
          <table:table-cell office:value-type="float" office:value="0.656527" calcext:value-type="float">
            <text:p>0,656527</text:p>
          </table:table-cell>
          <table:table-cell office:value-type="float" office:value="0.606817901134491" calcext:value-type="float">
            <text:p>0,606817901134491</text:p>
          </table:table-cell>
          <table:table-cell office:value-type="float" office:value="0.730019450187683" calcext:value-type="float">
            <text:p>0,730019450187683</text:p>
          </table:table-cell>
          <table:table-cell office:value-type="float" office:value="0.591574013233185" calcext:value-type="float">
            <text:p>0,591574013233185</text:p>
          </table:table-cell>
          <table:table-cell office:value-type="float" office:value="0.651008069515228" calcext:value-type="float">
            <text:p>0,651008069515228</text:p>
          </table:table-cell>
          <table:table-cell office:value-type="float" office:value="0.716293394565582" calcext:value-type="float">
            <text:p>0,716293394565582</text:p>
          </table:table-cell>
          <table:table-cell office:value-type="float" office:value="0.60369074344635" calcext:value-type="float">
            <text:p>0,60369074344635</text:p>
          </table:table-cell>
          <table:table-cell office:value-type="float" office:value="0.700204074382782" calcext:value-type="float">
            <text:p>0,700204074382782</text:p>
          </table:table-cell>
          <table:table-cell office:value-type="float" office:value="0.767390131950378" calcext:value-type="float">
            <text:p>0,767390131950378</text:p>
          </table:table-cell>
          <table:table-cell office:value-type="float" office:value="0.62380576133728" calcext:value-type="float">
            <text:p>0,62380576133728</text:p>
          </table:table-cell>
          <table:table-cell office:value-type="float" office:value="0.574465394020081" calcext:value-type="float">
            <text:p>0,574465394020081</text:p>
          </table:table-cell>
        </table:table-row>
        <table:table-row table:style-name="ro1">
          <table:table-cell office:value-type="float" office:value="0.60179" calcext:value-type="float">
            <text:p>0,60179</text:p>
          </table:table-cell>
          <table:table-cell office:value-type="float" office:value="0.559852540493012" calcext:value-type="float">
            <text:p>0,559852540493012</text:p>
          </table:table-cell>
          <table:table-cell office:value-type="float" office:value="0.653080999851227" calcext:value-type="float">
            <text:p>0,653080999851227</text:p>
          </table:table-cell>
          <table:table-cell office:value-type="float" office:value="0.555229008197784" calcext:value-type="float">
            <text:p>0,555229008197784</text:p>
          </table:table-cell>
          <table:table-cell office:value-type="float" office:value="0.576363980770111" calcext:value-type="float">
            <text:p>0,576363980770111</text:p>
          </table:table-cell>
          <table:table-cell office:value-type="float" office:value="0.659107148647308" calcext:value-type="float">
            <text:p>0,659107148647308</text:p>
          </table:table-cell>
          <table:table-cell office:value-type="float" office:value="0.578229606151581" calcext:value-type="float">
            <text:p>0,578229606151581</text:p>
          </table:table-cell>
          <table:table-cell office:value-type="float" office:value="0.620888769626617" calcext:value-type="float">
            <text:p>0,620888769626617</text:p>
          </table:table-cell>
          <table:table-cell office:value-type="float" office:value="0.70515775680542" calcext:value-type="float">
            <text:p>0,70515775680542</text:p>
          </table:table-cell>
          <table:table-cell office:value-type="float" office:value="0.571709752082825" calcext:value-type="float">
            <text:p>0,571709752082825</text:p>
          </table:table-cell>
          <table:table-cell office:value-type="float" office:value="0.538285374641418" calcext:value-type="float">
            <text:p>0,538285374641418</text:p>
          </table:table-cell>
        </table:table-row>
        <table:table-row table:style-name="ro1">
          <table:table-cell office:value-type="float" office:value="0.620429" calcext:value-type="float">
            <text:p>0,620429</text:p>
          </table:table-cell>
          <table:table-cell office:value-type="float" office:value="0.597415864467621" calcext:value-type="float">
            <text:p>0,597415864467621</text:p>
          </table:table-cell>
          <table:table-cell office:value-type="float" office:value="0.745074152946472" calcext:value-type="float">
            <text:p>0,745074152946472</text:p>
          </table:table-cell>
          <table:table-cell office:value-type="float" office:value="0.554431200027466" calcext:value-type="float">
            <text:p>0,554431200027466</text:p>
          </table:table-cell>
          <table:table-cell office:value-type="float" office:value="0.643225014209747" calcext:value-type="float">
            <text:p>0,643225014209747</text:p>
          </table:table-cell>
          <table:table-cell office:value-type="float" office:value="0.704534947872162" calcext:value-type="float">
            <text:p>0,704534947872162</text:p>
          </table:table-cell>
          <table:table-cell office:value-type="float" office:value="0.546658933162689" calcext:value-type="float">
            <text:p>0,546658933162689</text:p>
          </table:table-cell>
          <table:table-cell office:value-type="float" office:value="0.613757491111755" calcext:value-type="float">
            <text:p>0,613757491111755</text:p>
          </table:table-cell>
          <table:table-cell office:value-type="float" office:value="0.665142476558685" calcext:value-type="float">
            <text:p>0,665142476558685</text:p>
          </table:table-cell>
          <table:table-cell office:value-type="float" office:value="0.577870070934296" calcext:value-type="float">
            <text:p>0,577870070934296</text:p>
          </table:table-cell>
          <table:table-cell office:value-type="float" office:value="0.556182742118835" calcext:value-type="float">
            <text:p>0,556182742118835</text:p>
          </table:table-cell>
        </table:table-row>
        <table:table-row table:style-name="ro1">
          <table:table-cell office:value-type="float" office:value="0.635041" calcext:value-type="float">
            <text:p>0,635041</text:p>
          </table:table-cell>
          <table:table-cell office:value-type="float" office:value="0.607210576534271" calcext:value-type="float">
            <text:p>0,607210576534271</text:p>
          </table:table-cell>
          <table:table-cell office:value-type="float" office:value="0.742223918437958" calcext:value-type="float">
            <text:p>0,742223918437958</text:p>
          </table:table-cell>
          <table:table-cell office:value-type="float" office:value="0.554833948612213" calcext:value-type="float">
            <text:p>0,554833948612213</text:p>
          </table:table-cell>
          <table:table-cell office:value-type="float" office:value="0.689968526363373" calcext:value-type="float">
            <text:p>0,689968526363373</text:p>
          </table:table-cell>
          <table:table-cell office:value-type="float" office:value="0.766789078712463" calcext:value-type="float">
            <text:p>0,766789078712463</text:p>
          </table:table-cell>
          <table:table-cell office:value-type="float" office:value="0.583272993564606" calcext:value-type="float">
            <text:p>0,583272993564606</text:p>
          </table:table-cell>
          <table:table-cell office:value-type="float" office:value="0.603491365909576" calcext:value-type="float">
            <text:p>0,603491365909576</text:p>
          </table:table-cell>
          <table:table-cell office:value-type="float" office:value="0.613236904144287" calcext:value-type="float">
            <text:p>0,613236904144287</text:p>
          </table:table-cell>
          <table:table-cell office:value-type="float" office:value="0.60098272562027" calcext:value-type="float">
            <text:p>0,60098272562027</text:p>
          </table:table-cell>
          <table:table-cell office:value-type="float" office:value="0.588398575782776" calcext:value-type="float">
            <text:p>0,588398575782776</text:p>
          </table:table-cell>
        </table:table-row>
        <table:table-row table:style-name="ro1">
          <table:table-cell office:value-type="float" office:value="0.648552" calcext:value-type="float">
            <text:p>0,648552</text:p>
          </table:table-cell>
          <table:table-cell office:value-type="float" office:value="0.605331182479858" calcext:value-type="float">
            <text:p>0,605331182479858</text:p>
          </table:table-cell>
          <table:table-cell office:value-type="float" office:value="0.802006661891937" calcext:value-type="float">
            <text:p>0,802006661891937</text:p>
          </table:table-cell>
          <table:table-cell office:value-type="float" office:value="0.560366928577423" calcext:value-type="float">
            <text:p>0,560366928577423</text:p>
          </table:table-cell>
          <table:table-cell office:value-type="float" office:value="0.73244172334671" calcext:value-type="float">
            <text:p>0,73244172334671</text:p>
          </table:table-cell>
          <table:table-cell office:value-type="float" office:value="0.782018065452576" calcext:value-type="float">
            <text:p>0,782018065452576</text:p>
          </table:table-cell>
          <table:table-cell office:value-type="float" office:value="0.567739188671112" calcext:value-type="float">
            <text:p>0,567739188671112</text:p>
          </table:table-cell>
          <table:table-cell office:value-type="float" office:value="0.625233888626099" calcext:value-type="float">
            <text:p>0,625233888626099</text:p>
          </table:table-cell>
          <table:table-cell office:value-type="float" office:value="0.568280577659607" calcext:value-type="float">
            <text:p>0,568280577659607</text:p>
          </table:table-cell>
          <table:table-cell office:value-type="float" office:value="0.66812402009964" calcext:value-type="float">
            <text:p>0,66812402009964</text:p>
          </table:table-cell>
          <table:table-cell office:value-type="float" office:value="0.573974668979645" calcext:value-type="float">
            <text:p>0,573974668979645</text:p>
          </table:table-cell>
        </table:table-row>
        <table:table-row table:style-name="ro1">
          <table:table-cell office:value-type="float" office:value="0.700481" calcext:value-type="float">
            <text:p>0,700481</text:p>
          </table:table-cell>
          <table:table-cell office:value-type="float" office:value="0.745193123817444" calcext:value-type="float">
            <text:p>0,745193123817444</text:p>
          </table:table-cell>
          <table:table-cell office:value-type="float" office:value="0.844963729381561" calcext:value-type="float">
            <text:p>0,844963729381561</text:p>
          </table:table-cell>
          <table:table-cell office:value-type="float" office:value="0.604230046272278" calcext:value-type="float">
            <text:p>0,604230046272278</text:p>
          </table:table-cell>
          <table:table-cell office:value-type="float" office:value="0.803707122802734" calcext:value-type="float">
            <text:p>0,803707122802734</text:p>
          </table:table-cell>
          <table:table-cell office:value-type="float" office:value="0.77905935049057" calcext:value-type="float">
            <text:p>0,77905935049057</text:p>
          </table:table-cell>
          <table:table-cell office:value-type="float" office:value="0.638906955718994" calcext:value-type="float">
            <text:p>0,638906955718994</text:p>
          </table:table-cell>
          <table:table-cell office:value-type="float" office:value="0.662449061870575" calcext:value-type="float">
            <text:p>0,662449061870575</text:p>
          </table:table-cell>
          <table:table-cell office:value-type="float" office:value="0.610935509204865" calcext:value-type="float">
            <text:p>0,610935509204865</text:p>
          </table:table-cell>
          <table:table-cell office:value-type="float" office:value="0.711975753307343" calcext:value-type="float">
            <text:p>0,711975753307343</text:p>
          </table:table-cell>
          <table:table-cell office:value-type="float" office:value="0.603392243385315" calcext:value-type="float">
            <text:p>0,603392243385315</text:p>
          </table:table-cell>
        </table:table-row>
        <table:table-row table:style-name="ro1">
          <table:table-cell office:value-type="float" office:value="0.767896" calcext:value-type="float">
            <text:p>0,767896</text:p>
          </table:table-cell>
          <table:table-cell office:value-type="float" office:value="0.889697730541229" calcext:value-type="float">
            <text:p>0,889697730541229</text:p>
          </table:table-cell>
          <table:table-cell office:value-type="float" office:value="0.931687831878662" calcext:value-type="float">
            <text:p>0,931687831878662</text:p>
          </table:table-cell>
          <table:table-cell office:value-type="float" office:value="0.635213196277618" calcext:value-type="float">
            <text:p>0,635213196277618</text:p>
          </table:table-cell>
          <table:table-cell office:value-type="float" office:value="0.858766913414001" calcext:value-type="float">
            <text:p>0,858766913414001</text:p>
          </table:table-cell>
          <table:table-cell office:value-type="float" office:value="0.856654167175293" calcext:value-type="float">
            <text:p>0,856654167175293</text:p>
          </table:table-cell>
          <table:table-cell office:value-type="float" office:value="0.659404873847961" calcext:value-type="float">
            <text:p>0,659404873847961</text:p>
          </table:table-cell>
          <table:table-cell office:value-type="float" office:value="0.768758773803711" calcext:value-type="float">
            <text:p>0,768758773803711</text:p>
          </table:table-cell>
          <table:table-cell office:value-type="float" office:value="0.63600492477417" calcext:value-type="float">
            <text:p>0,63600492477417</text:p>
          </table:table-cell>
          <table:table-cell office:value-type="float" office:value="0.778513014316559" calcext:value-type="float">
            <text:p>0,778513014316559</text:p>
          </table:table-cell>
          <table:table-cell office:value-type="float" office:value="0.664255440235138" calcext:value-type="float">
            <text:p>0,664255440235138</text:p>
          </table:table-cell>
        </table:table-row>
        <table:table-row table:style-name="ro1">
          <table:table-cell office:value-type="float" office:value="0.907085" calcext:value-type="float">
            <text:p>0,907085</text:p>
          </table:table-cell>
          <table:table-cell office:value-type="float" office:value="0.928378641605377" calcext:value-type="float">
            <text:p>0,928378641605377</text:p>
          </table:table-cell>
          <table:table-cell office:value-type="float" office:value="1.13039338588715" calcext:value-type="float">
            <text:p>1,13039338588715</text:p>
          </table:table-cell>
          <table:table-cell office:value-type="float" office:value="0.701033055782318" calcext:value-type="float">
            <text:p>0,701033055782318</text:p>
          </table:table-cell>
          <table:table-cell office:value-type="float" office:value="0.988396048545837" calcext:value-type="float">
            <text:p>0,988396048545837</text:p>
          </table:table-cell>
          <table:table-cell office:value-type="float" office:value="1.12269675731659" calcext:value-type="float">
            <text:p>1,12269675731659</text:p>
          </table:table-cell>
          <table:table-cell office:value-type="float" office:value="0.891756534576416" calcext:value-type="float">
            <text:p>0,891756534576416</text:p>
          </table:table-cell>
          <table:table-cell office:value-type="float" office:value="0.864875376224518" calcext:value-type="float">
            <text:p>0,864875376224518</text:p>
          </table:table-cell>
          <table:table-cell office:value-type="float" office:value="0.712981164455414" calcext:value-type="float">
            <text:p>0,712981164455414</text:p>
          </table:table-cell>
          <table:table-cell office:value-type="float" office:value="0.985341310501099" calcext:value-type="float">
            <text:p>0,985341310501099</text:p>
          </table:table-cell>
          <table:table-cell office:value-type="float" office:value="0.7449951171875" calcext:value-type="float">
            <text:p>0,7449951171875</text:p>
          </table:table-cell>
        </table:table-row>
        <table:table-row table:style-name="ro1">
          <table:table-cell office:value-type="float" office:value="1.10608" calcext:value-type="float">
            <text:p>1,10608</text:p>
          </table:table-cell>
          <table:table-cell office:value-type="float" office:value="1.19064831733704" calcext:value-type="float">
            <text:p>1,19064831733704</text:p>
          </table:table-cell>
          <table:table-cell office:value-type="float" office:value="1.32609570026398" calcext:value-type="float">
            <text:p>1,32609570026398</text:p>
          </table:table-cell>
          <table:table-cell office:value-type="float" office:value="0.803817749023438" calcext:value-type="float">
            <text:p>0,803817749023438</text:p>
          </table:table-cell>
          <table:table-cell office:value-type="float" office:value="1.11102294921875" calcext:value-type="float">
            <text:p>1,11102294921875</text:p>
          </table:table-cell>
          <table:table-cell office:value-type="float" office:value="1.26034390926361" calcext:value-type="float">
            <text:p>1,26034390926361</text:p>
          </table:table-cell>
          <table:table-cell office:value-type="float" office:value="1.13426613807678" calcext:value-type="float">
            <text:p>1,13426613807678</text:p>
          </table:table-cell>
          <table:table-cell office:value-type="float" office:value="1.17413878440857" calcext:value-type="float">
            <text:p>1,17413878440857</text:p>
          </table:table-cell>
          <table:table-cell office:value-type="float" office:value="0.88508552312851" calcext:value-type="float">
            <text:p>0,88508552312851</text:p>
          </table:table-cell>
          <table:table-cell office:value-type="float" office:value="1.2307254076004" calcext:value-type="float">
            <text:p>1,2307254076004</text:p>
          </table:table-cell>
          <table:table-cell office:value-type="float" office:value="0.944636762142181" calcext:value-type="float">
            <text:p>0,944636762142181</text:p>
          </table:table-cell>
        </table:table-row>
        <table:table-row table:style-name="ro1">
          <table:table-cell office:value-type="float" office:value="1.70527" calcext:value-type="float">
            <text:p>1,70527</text:p>
          </table:table-cell>
          <table:table-cell office:value-type="float" office:value="1.8466249704361" calcext:value-type="float">
            <text:p>1,8466249704361</text:p>
          </table:table-cell>
          <table:table-cell office:value-type="float" office:value="1.75169396400452" calcext:value-type="float">
            <text:p>1,75169396400452</text:p>
          </table:table-cell>
          <table:table-cell office:value-type="float" office:value="1.19782388210297" calcext:value-type="float">
            <text:p>1,19782388210297</text:p>
          </table:table-cell>
          <table:table-cell office:value-type="float" office:value="1.6866899728775" calcext:value-type="float">
            <text:p>1,6866899728775</text:p>
          </table:table-cell>
          <table:table-cell office:value-type="float" office:value="2.43034958839416" calcext:value-type="float">
            <text:p>2,43034958839416</text:p>
          </table:table-cell>
          <table:table-cell office:value-type="float" office:value="1.74683916568756" calcext:value-type="float">
            <text:p>1,74683916568756</text:p>
          </table:table-cell>
          <table:table-cell office:value-type="float" office:value="1.91507458686829" calcext:value-type="float">
            <text:p>1,91507458686829</text:p>
          </table:table-cell>
          <table:table-cell office:value-type="float" office:value="1.48766684532166" calcext:value-type="float">
            <text:p>1,48766684532166</text:p>
          </table:table-cell>
          <table:table-cell office:value-type="float" office:value="1.60793602466583" calcext:value-type="float">
            <text:p>1,60793602466583</text:p>
          </table:table-cell>
          <table:table-cell office:value-type="float" office:value="1.38202726840973" calcext:value-type="float">
            <text:p>1,38202726840973</text:p>
          </table:table-cell>
        </table:table-row>
        <table:table-row table:style-name="ro1">
          <table:table-cell office:value-type="float" office:value="2.11719" calcext:value-type="float">
            <text:p>2,11719</text:p>
          </table:table-cell>
          <table:table-cell office:value-type="float" office:value="2.29559779167175" calcext:value-type="float">
            <text:p>2,29559779167175</text:p>
          </table:table-cell>
          <table:table-cell office:value-type="float" office:value="2.16664052009583" calcext:value-type="float">
            <text:p>2,16664052009583</text:p>
          </table:table-cell>
          <table:table-cell office:value-type="float" office:value="1.4517160654068" calcext:value-type="float">
            <text:p>1,4517160654068</text:p>
          </table:table-cell>
          <table:table-cell office:value-type="float" office:value="2.27095675468445" calcext:value-type="float">
            <text:p>2,27095675468445</text:p>
          </table:table-cell>
          <table:table-cell office:value-type="float" office:value="3.09034991264343" calcext:value-type="float">
            <text:p>3,09034991264343</text:p>
          </table:table-cell>
          <table:table-cell office:value-type="float" office:value="2.12650036811829" calcext:value-type="float">
            <text:p>2,12650036811829</text:p>
          </table:table-cell>
          <table:table-cell office:value-type="float" office:value="2.29961657524109" calcext:value-type="float">
            <text:p>2,29961657524109</text:p>
          </table:table-cell>
          <table:table-cell office:value-type="float" office:value="1.86481142044067" calcext:value-type="float">
            <text:p>1,86481142044067</text:p>
          </table:table-cell>
          <table:table-cell office:value-type="float" office:value="1.91069328784943" calcext:value-type="float">
            <text:p>1,91069328784943</text:p>
          </table:table-cell>
          <table:table-cell office:value-type="float" office:value="1.69505369663239" calcext:value-type="float">
            <text:p>1,69505369663239</text:p>
          </table:table-cell>
        </table:table-row>
        <table:table-row table:style-name="ro1">
          <table:table-cell office:value-type="float" office:value="2.15483" calcext:value-type="float">
            <text:p>2,15483</text:p>
          </table:table-cell>
          <table:table-cell office:value-type="float" office:value="2.82387590408325" calcext:value-type="float">
            <text:p>2,82387590408325</text:p>
          </table:table-cell>
          <table:table-cell office:value-type="float" office:value="2.50792789459229" calcext:value-type="float">
            <text:p>2,50792789459229</text:p>
          </table:table-cell>
          <table:table-cell office:value-type="float" office:value="1.84306108951569" calcext:value-type="float">
            <text:p>1,84306108951569</text:p>
          </table:table-cell>
          <table:table-cell office:value-type="float" office:value="2.15255570411682" calcext:value-type="float">
            <text:p>2,15255570411682</text:p>
          </table:table-cell>
          <table:table-cell office:value-type="float" office:value="2.73734426498413" calcext:value-type="float">
            <text:p>2,73734426498413</text:p>
          </table:table-cell>
          <table:table-cell office:value-type="float" office:value="2.00015449523926" calcext:value-type="float">
            <text:p>2,00015449523926</text:p>
          </table:table-cell>
          <table:table-cell office:value-type="float" office:value="2.18121385574341" calcext:value-type="float">
            <text:p>2,18121385574341</text:p>
          </table:table-cell>
          <table:table-cell office:value-type="float" office:value="1.81693387031555" calcext:value-type="float">
            <text:p>1,81693387031555</text:p>
          </table:table-cell>
          <table:table-cell office:value-type="float" office:value="1.8789324760437" calcext:value-type="float">
            <text:p>1,8789324760437</text:p>
          </table:table-cell>
          <table:table-cell office:value-type="float" office:value="1.60625648498535" calcext:value-type="float">
            <text:p>1,60625648498535</text:p>
          </table:table-cell>
        </table:table-row>
        <table:table-row table:style-name="ro1">
          <table:table-cell office:value-type="float" office:value="2.24178" calcext:value-type="float">
            <text:p>2,24178</text:p>
          </table:table-cell>
          <table:table-cell office:value-type="float" office:value="2.92877221107483" calcext:value-type="float">
            <text:p>2,92877221107483</text:p>
          </table:table-cell>
          <table:table-cell office:value-type="float" office:value="2.64913082122803" calcext:value-type="float">
            <text:p>2,64913082122803</text:p>
          </table:table-cell>
          <table:table-cell office:value-type="float" office:value="1.84585118293762" calcext:value-type="float">
            <text:p>1,84585118293762</text:p>
          </table:table-cell>
          <table:table-cell office:value-type="float" office:value="2.6374933719635" calcext:value-type="float">
            <text:p>2,6374933719635</text:p>
          </table:table-cell>
          <table:table-cell office:value-type="float" office:value="2.82456469535828" calcext:value-type="float">
            <text:p>2,82456469535828</text:p>
          </table:table-cell>
          <table:table-cell office:value-type="float" office:value="2.09656834602356" calcext:value-type="float">
            <text:p>2,09656834602356</text:p>
          </table:table-cell>
          <table:table-cell office:value-type="float" office:value="2.06484127044678" calcext:value-type="float">
            <text:p>2,06484127044678</text:p>
          </table:table-cell>
          <table:table-cell office:value-type="float" office:value="1.75527930259705" calcext:value-type="float">
            <text:p>1,75527930259705</text:p>
          </table:table-cell>
          <table:table-cell office:value-type="float" office:value="1.98944854736328" calcext:value-type="float">
            <text:p>1,98944854736328</text:p>
          </table:table-cell>
          <table:table-cell office:value-type="float" office:value="1.62581777572632" calcext:value-type="float">
            <text:p>1,62581777572632</text:p>
          </table:table-cell>
        </table:table-row>
        <table:table-row table:style-name="ro1">
          <table:table-cell office:value-type="float" office:value="2.17113" calcext:value-type="float">
            <text:p>2,17113</text:p>
          </table:table-cell>
          <table:table-cell office:value-type="float" office:value="2.64255309104919" calcext:value-type="float">
            <text:p>2,64255309104919</text:p>
          </table:table-cell>
          <table:table-cell office:value-type="float" office:value="2.47398233413696" calcext:value-type="float">
            <text:p>2,47398233413696</text:p>
          </table:table-cell>
          <table:table-cell office:value-type="float" office:value="1.86562991142273" calcext:value-type="float">
            <text:p>1,86562991142273</text:p>
          </table:table-cell>
          <table:table-cell office:value-type="float" office:value="3.23594546318054" calcext:value-type="float">
            <text:p>3,23594546318054</text:p>
          </table:table-cell>
          <table:table-cell office:value-type="float" office:value="2.39546942710876" calcext:value-type="float">
            <text:p>2,39546942710876</text:p>
          </table:table-cell>
          <table:table-cell office:value-type="float" office:value="2.02542042732239" calcext:value-type="float">
            <text:p>2,02542042732239</text:p>
          </table:table-cell>
          <table:table-cell office:value-type="float" office:value="1.71552550792694" calcext:value-type="float">
            <text:p>1,71552550792694</text:p>
          </table:table-cell>
          <table:table-cell office:value-type="float" office:value="1.49849879741669" calcext:value-type="float">
            <text:p>1,49849879741669</text:p>
          </table:table-cell>
          <table:table-cell office:value-type="float" office:value="2.28876829147339" calcext:value-type="float">
            <text:p>2,28876829147339</text:p>
          </table:table-cell>
          <table:table-cell office:value-type="float" office:value="1.56952822208405" calcext:value-type="float">
            <text:p>1,56952822208405</text:p>
          </table:table-cell>
        </table:table-row>
        <table:table-row table:style-name="ro1">
          <table:table-cell office:value-type="float" office:value="1.74761" calcext:value-type="float">
            <text:p>1,74761</text:p>
          </table:table-cell>
          <table:table-cell office:value-type="float" office:value="1.99977099895477" calcext:value-type="float">
            <text:p>1,99977099895477</text:p>
          </table:table-cell>
          <table:table-cell office:value-type="float" office:value="2.21982741355896" calcext:value-type="float">
            <text:p>2,21982741355896</text:p>
          </table:table-cell>
          <table:table-cell office:value-type="float" office:value="1.46942460536957" calcext:value-type="float">
            <text:p>1,46942460536957</text:p>
          </table:table-cell>
          <table:table-cell office:value-type="float" office:value="2.39600467681885" calcext:value-type="float">
            <text:p>2,39600467681885</text:p>
          </table:table-cell>
          <table:table-cell office:value-type="float" office:value="1.86167049407959" calcext:value-type="float">
            <text:p>1,86167049407959</text:p>
          </table:table-cell>
          <table:table-cell office:value-type="float" office:value="1.66914057731628" calcext:value-type="float">
            <text:p>1,66914057731628</text:p>
          </table:table-cell>
          <table:table-cell office:value-type="float" office:value="1.46957123279572" calcext:value-type="float">
            <text:p>1,46957123279572</text:p>
          </table:table-cell>
          <table:table-cell office:value-type="float" office:value="1.24775087833405" calcext:value-type="float">
            <text:p>1,24775087833405</text:p>
          </table:table-cell>
          <table:table-cell office:value-type="float" office:value="1.81761145591736" calcext:value-type="float">
            <text:p>1,81761145591736</text:p>
          </table:table-cell>
          <table:table-cell office:value-type="float" office:value="1.32533717155457" calcext:value-type="float">
            <text:p>1,32533717155457</text:p>
          </table:table-cell>
        </table:table-row>
        <table:table-row table:style-name="ro1">
          <table:table-cell office:value-type="float" office:value="1.56106" calcext:value-type="float">
            <text:p>1,56106</text:p>
          </table:table-cell>
          <table:table-cell office:value-type="float" office:value="1.78120493888855" calcext:value-type="float">
            <text:p>1,78120493888855</text:p>
          </table:table-cell>
          <table:table-cell office:value-type="float" office:value="2.17683219909668" calcext:value-type="float">
            <text:p>2,17683219909668</text:p>
          </table:table-cell>
          <table:table-cell office:value-type="float" office:value="1.45771110057831" calcext:value-type="float">
            <text:p>1,45771110057831</text:p>
          </table:table-cell>
          <table:table-cell office:value-type="float" office:value="1.99146199226379" calcext:value-type="float">
            <text:p>1,99146199226379</text:p>
          </table:table-cell>
          <table:table-cell office:value-type="float" office:value="1.73897230625153" calcext:value-type="float">
            <text:p>1,73897230625153</text:p>
          </table:table-cell>
          <table:table-cell office:value-type="float" office:value="1.38062596321106" calcext:value-type="float">
            <text:p>1,38062596321106</text:p>
          </table:table-cell>
          <table:table-cell office:value-type="float" office:value="1.32706999778748" calcext:value-type="float">
            <text:p>1,32706999778748</text:p>
          </table:table-cell>
          <table:table-cell office:value-type="float" office:value="1.12394309043884" calcext:value-type="float">
            <text:p>1,12394309043884</text:p>
          </table:table-cell>
          <table:table-cell office:value-type="float" office:value="1.4679057598114" calcext:value-type="float">
            <text:p>1,4679057598114</text:p>
          </table:table-cell>
          <table:table-cell office:value-type="float" office:value="1.16489624977112" calcext:value-type="float">
            <text:p>1,16489624977112</text:p>
          </table:table-cell>
        </table:table-row>
        <table:table-row table:style-name="ro1">
          <table:table-cell office:value-type="float" office:value="1.48527" calcext:value-type="float">
            <text:p>1,48527</text:p>
          </table:table-cell>
          <table:table-cell office:value-type="float" office:value="1.61334443092346" calcext:value-type="float">
            <text:p>1,61334443092346</text:p>
          </table:table-cell>
          <table:table-cell office:value-type="float" office:value="2.05714011192322" calcext:value-type="float">
            <text:p>2,05714011192322</text:p>
          </table:table-cell>
          <table:table-cell office:value-type="float" office:value="1.33131694793701" calcext:value-type="float">
            <text:p>1,33131694793701</text:p>
          </table:table-cell>
          <table:table-cell office:value-type="float" office:value="1.92525506019592" calcext:value-type="float">
            <text:p>1,92525506019592</text:p>
          </table:table-cell>
          <table:table-cell office:value-type="float" office:value="1.86369073390961" calcext:value-type="float">
            <text:p>1,86369073390961</text:p>
          </table:table-cell>
          <table:table-cell office:value-type="float" office:value="1.24046194553375" calcext:value-type="float">
            <text:p>1,24046194553375</text:p>
          </table:table-cell>
          <table:table-cell office:value-type="float" office:value="1.21847355365753" calcext:value-type="float">
            <text:p>1,21847355365753</text:p>
          </table:table-cell>
          <table:table-cell office:value-type="float" office:value="1.07361996173859" calcext:value-type="float">
            <text:p>1,07361996173859</text:p>
          </table:table-cell>
          <table:table-cell office:value-type="float" office:value="1.45565593242645" calcext:value-type="float">
            <text:p>1,45565593242645</text:p>
          </table:table-cell>
          <table:table-cell office:value-type="float" office:value="1.07373607158661" calcext:value-type="float">
            <text:p>1,07373607158661</text:p>
          </table:table-cell>
        </table:table-row>
        <table:table-row table:style-name="ro1">
          <table:table-cell office:value-type="float" office:value="1.43043" calcext:value-type="float">
            <text:p>1,43043</text:p>
          </table:table-cell>
          <table:table-cell office:value-type="float" office:value="1.48770117759705" calcext:value-type="float">
            <text:p>1,48770117759705</text:p>
          </table:table-cell>
          <table:table-cell office:value-type="float" office:value="1.97687125205994" calcext:value-type="float">
            <text:p>1,97687125205994</text:p>
          </table:table-cell>
          <table:table-cell office:value-type="float" office:value="1.36809575557709" calcext:value-type="float">
            <text:p>1,36809575557709</text:p>
          </table:table-cell>
          <table:table-cell office:value-type="float" office:value="1.67103552818298" calcext:value-type="float">
            <text:p>1,67103552818298</text:p>
          </table:table-cell>
          <table:table-cell office:value-type="float" office:value="1.77257072925568" calcext:value-type="float">
            <text:p>1,77257072925568</text:p>
          </table:table-cell>
          <table:table-cell office:value-type="float" office:value="1.21461713314056" calcext:value-type="float">
            <text:p>1,21461713314056</text:p>
          </table:table-cell>
          <table:table-cell office:value-type="float" office:value="1.26810276508331" calcext:value-type="float">
            <text:p>1,26810276508331</text:p>
          </table:table-cell>
          <table:table-cell office:value-type="float" office:value="1.08312702178955" calcext:value-type="float">
            <text:p>1,08312702178955</text:p>
          </table:table-cell>
          <table:table-cell office:value-type="float" office:value="1.34584677219391" calcext:value-type="float">
            <text:p>1,34584677219391</text:p>
          </table:table-cell>
          <table:table-cell office:value-type="float" office:value="1.11632394790649" calcext:value-type="float">
            <text:p>1,11632394790649</text:p>
          </table:table-cell>
        </table:table-row>
        <table:table-row table:style-name="ro1">
          <table:table-cell office:value-type="float" office:value="1.29316" calcext:value-type="float">
            <text:p>1,29316</text:p>
          </table:table-cell>
          <table:table-cell office:value-type="float" office:value="1.23666882514954" calcext:value-type="float">
            <text:p>1,23666882514954</text:p>
          </table:table-cell>
          <table:table-cell office:value-type="float" office:value="1.75906181335449" calcext:value-type="float">
            <text:p>1,75906181335449</text:p>
          </table:table-cell>
          <table:table-cell office:value-type="float" office:value="1.20234572887421" calcext:value-type="float">
            <text:p>1,20234572887421</text:p>
          </table:table-cell>
          <table:table-cell office:value-type="float" office:value="1.49223101139069" calcext:value-type="float">
            <text:p>1,49223101139069</text:p>
          </table:table-cell>
          <table:table-cell office:value-type="float" office:value="1.46131014823914" calcext:value-type="float">
            <text:p>1,46131014823914</text:p>
          </table:table-cell>
          <table:table-cell office:value-type="float" office:value="1.20967411994934" calcext:value-type="float">
            <text:p>1,20967411994934</text:p>
          </table:table-cell>
          <table:table-cell office:value-type="float" office:value="1.23883140087128" calcext:value-type="float">
            <text:p>1,23883140087128</text:p>
          </table:table-cell>
          <table:table-cell office:value-type="float" office:value="0.988065958023071" calcext:value-type="float">
            <text:p>0,988065958023071</text:p>
          </table:table-cell>
          <table:table-cell office:value-type="float" office:value="1.25731551647186" calcext:value-type="float">
            <text:p>1,25731551647186</text:p>
          </table:table-cell>
          <table:table-cell office:value-type="float" office:value="1.0861394405365" calcext:value-type="float">
            <text:p>1,0861394405365</text:p>
          </table:table-cell>
        </table:table-row>
        <table:table-row table:style-name="ro1">
          <table:table-cell office:value-type="float" office:value="1.15133" calcext:value-type="float">
            <text:p>1,15133</text:p>
          </table:table-cell>
          <table:table-cell office:value-type="float" office:value="0.945103645324707" calcext:value-type="float">
            <text:p>0,945103645324707</text:p>
          </table:table-cell>
          <table:table-cell office:value-type="float" office:value="1.51152503490448" calcext:value-type="float">
            <text:p>1,51152503490448</text:p>
          </table:table-cell>
          <table:table-cell office:value-type="float" office:value="0.930159568786621" calcext:value-type="float">
            <text:p>0,930159568786621</text:p>
          </table:table-cell>
          <table:table-cell office:value-type="float" office:value="1.48301899433136" calcext:value-type="float">
            <text:p>1,48301899433136</text:p>
          </table:table-cell>
          <table:table-cell office:value-type="float" office:value="1.35456085205078" calcext:value-type="float">
            <text:p>1,35456085205078</text:p>
          </table:table-cell>
          <table:table-cell office:value-type="float" office:value="1.08082818984985" calcext:value-type="float">
            <text:p>1,08082818984985</text:p>
          </table:table-cell>
          <table:table-cell office:value-type="float" office:value="1.09742653369904" calcext:value-type="float">
            <text:p>1,09742653369904</text:p>
          </table:table-cell>
          <table:table-cell office:value-type="float" office:value="0.906201064586639" calcext:value-type="float">
            <text:p>0,906201064586639</text:p>
          </table:table-cell>
          <table:table-cell office:value-type="float" office:value="1.27818632125855" calcext:value-type="float">
            <text:p>1,27818632125855</text:p>
          </table:table-cell>
          <table:table-cell office:value-type="float" office:value="0.926289498806" calcext:value-type="float">
            <text:p>0,926289498806</text:p>
          </table:table-cell>
        </table:table-row>
        <table:table-row table:style-name="ro1">
          <table:table-cell office:value-type="float" office:value="1.17563" calcext:value-type="float">
            <text:p>1,17563</text:p>
          </table:table-cell>
          <table:table-cell office:value-type="float" office:value="0.952069401741028" calcext:value-type="float">
            <text:p>0,952069401741028</text:p>
          </table:table-cell>
          <table:table-cell office:value-type="float" office:value="1.48951959609985" calcext:value-type="float">
            <text:p>1,48951959609985</text:p>
          </table:table-cell>
          <table:table-cell office:value-type="float" office:value="0.925388813018799" calcext:value-type="float">
            <text:p>0,925388813018799</text:p>
          </table:table-cell>
          <table:table-cell office:value-type="float" office:value="1.55015003681183" calcext:value-type="float">
            <text:p>1,55015003681183</text:p>
          </table:table-cell>
          <table:table-cell office:value-type="float" office:value="1.50432586669922" calcext:value-type="float">
            <text:p>1,50432586669922</text:p>
          </table:table-cell>
          <table:table-cell office:value-type="float" office:value="1.03394269943237" calcext:value-type="float">
            <text:p>1,03394269943237</text:p>
          </table:table-cell>
          <table:table-cell office:value-type="float" office:value="1.0577312707901" calcext:value-type="float">
            <text:p>1,0577312707901</text:p>
          </table:table-cell>
          <table:table-cell office:value-type="float" office:value="0.93931370973587" calcext:value-type="float">
            <text:p>0,93931370973587</text:p>
          </table:table-cell>
          <table:table-cell office:value-type="float" office:value="1.37263369560242" calcext:value-type="float">
            <text:p>1,37263369560242</text:p>
          </table:table-cell>
          <table:table-cell office:value-type="float" office:value="0.931211650371552" calcext:value-type="float">
            <text:p>0,931211650371552</text:p>
          </table:table-cell>
        </table:table-row>
        <table:table-row table:style-name="ro1">
          <table:table-cell office:value-type="float" office:value="1.18195" calcext:value-type="float">
            <text:p>1,18195</text:p>
          </table:table-cell>
          <table:table-cell office:value-type="float" office:value="0.875961780548096" calcext:value-type="float">
            <text:p>0,875961780548096</text:p>
          </table:table-cell>
          <table:table-cell office:value-type="float" office:value="1.42887890338898" calcext:value-type="float">
            <text:p>1,42887890338898</text:p>
          </table:table-cell>
          <table:table-cell office:value-type="float" office:value="0.997076630592346" calcext:value-type="float">
            <text:p>0,997076630592346</text:p>
          </table:table-cell>
          <table:table-cell office:value-type="float" office:value="1.360724568367" calcext:value-type="float">
            <text:p>1,360724568367</text:p>
          </table:table-cell>
          <table:table-cell office:value-type="float" office:value="1.43050980567932" calcext:value-type="float">
            <text:p>1,43050980567932</text:p>
          </table:table-cell>
          <table:table-cell office:value-type="float" office:value="1.14141857624054" calcext:value-type="float">
            <text:p>1,14141857624054</text:p>
          </table:table-cell>
          <table:table-cell office:value-type="float" office:value="1.19186878204346" calcext:value-type="float">
            <text:p>1,19186878204346</text:p>
          </table:table-cell>
          <table:table-cell office:value-type="float" office:value="0.974376797676086" calcext:value-type="float">
            <text:p>0,974376797676086</text:p>
          </table:table-cell>
          <table:table-cell office:value-type="float" office:value="1.36467730998993" calcext:value-type="float">
            <text:p>1,36467730998993</text:p>
          </table:table-cell>
          <table:table-cell office:value-type="float" office:value="1.05404496192932" calcext:value-type="float">
            <text:p>1,05404496192932</text:p>
          </table:table-cell>
        </table:table-row>
        <table:table-row table:style-name="ro1">
          <table:table-cell office:value-type="float" office:value="1.03401" calcext:value-type="float">
            <text:p>1,03401</text:p>
          </table:table-cell>
          <table:table-cell office:value-type="float" office:value="0.717543661594391" calcext:value-type="float">
            <text:p>0,717543661594391</text:p>
          </table:table-cell>
          <table:table-cell office:value-type="float" office:value="1.24821317195892" calcext:value-type="float">
            <text:p>1,24821317195892</text:p>
          </table:table-cell>
          <table:table-cell office:value-type="float" office:value="0.913829267024994" calcext:value-type="float">
            <text:p>0,913829267024994</text:p>
          </table:table-cell>
          <table:table-cell office:value-type="float" office:value="1.16248047351837" calcext:value-type="float">
            <text:p>1,16248047351837</text:p>
          </table:table-cell>
          <table:table-cell office:value-type="float" office:value="1.06716847419739" calcext:value-type="float">
            <text:p>1,06716847419739</text:p>
          </table:table-cell>
          <table:table-cell office:value-type="float" office:value="1.09075880050659" calcext:value-type="float">
            <text:p>1,09075880050659</text:p>
          </table:table-cell>
          <table:table-cell office:value-type="float" office:value="1.10099172592163" calcext:value-type="float">
            <text:p>1,10099172592163</text:p>
          </table:table-cell>
          <table:table-cell office:value-type="float" office:value="0.876006543636322" calcext:value-type="float">
            <text:p>0,876006543636322</text:p>
          </table:table-cell>
          <table:table-cell office:value-type="float" office:value="1.20680677890778" calcext:value-type="float">
            <text:p>1,20680677890778</text:p>
          </table:table-cell>
          <table:table-cell office:value-type="float" office:value="0.95631742477417" calcext:value-type="float">
            <text:p>0,95631742477417</text:p>
          </table:table-cell>
        </table:table-row>
        <table:table-row table:style-name="ro1">
          <table:table-cell office:value-type="float" office:value="0.891335" calcext:value-type="float">
            <text:p>0,891335</text:p>
          </table:table-cell>
          <table:table-cell office:value-type="float" office:value="0.654987990856171" calcext:value-type="float">
            <text:p>0,654987990856171</text:p>
          </table:table-cell>
          <table:table-cell office:value-type="float" office:value="1.03625321388245" calcext:value-type="float">
            <text:p>1,03625321388245</text:p>
          </table:table-cell>
          <table:table-cell office:value-type="float" office:value="0.792469680309296" calcext:value-type="float">
            <text:p>0,792469680309296</text:p>
          </table:table-cell>
          <table:table-cell office:value-type="float" office:value="1.14636766910553" calcext:value-type="float">
            <text:p>1,14636766910553</text:p>
          </table:table-cell>
          <table:table-cell office:value-type="float" office:value="0.973105847835541" calcext:value-type="float">
            <text:p>0,973105847835541</text:p>
          </table:table-cell>
          <table:table-cell office:value-type="float" office:value="0.87366783618927" calcext:value-type="float">
            <text:p>0,87366783618927</text:p>
          </table:table-cell>
          <table:table-cell office:value-type="float" office:value="0.948652505874634" calcext:value-type="float">
            <text:p>0,948652505874634</text:p>
          </table:table-cell>
          <table:table-cell office:value-type="float" office:value="0.767828226089478" calcext:value-type="float">
            <text:p>0,767828226089478</text:p>
          </table:table-cell>
          <table:table-cell office:value-type="float" office:value="0.932505548000336" calcext:value-type="float">
            <text:p>0,932505548000336</text:p>
          </table:table-cell>
          <table:table-cell office:value-type="float" office:value="0.787508726119995" calcext:value-type="float">
            <text:p>0,787508726119995</text:p>
          </table:table-cell>
        </table:table-row>
        <table:table-row table:style-name="ro1">
          <table:table-cell office:value-type="float" office:value="0.950329" calcext:value-type="float">
            <text:p>0,950329</text:p>
          </table:table-cell>
          <table:table-cell office:value-type="float" office:value="0.671163022518158" calcext:value-type="float">
            <text:p>0,671163022518158</text:p>
          </table:table-cell>
          <table:table-cell office:value-type="float" office:value="1.0952410697937" calcext:value-type="float">
            <text:p>1,0952410697937</text:p>
          </table:table-cell>
          <table:table-cell office:value-type="float" office:value="0.874586820602417" calcext:value-type="float">
            <text:p>0,874586820602417</text:p>
          </table:table-cell>
          <table:table-cell office:value-type="float" office:value="1.19047939777374" calcext:value-type="float">
            <text:p>1,19047939777374</text:p>
          </table:table-cell>
          <table:table-cell office:value-type="float" office:value="1.09855818748474" calcext:value-type="float">
            <text:p>1,09855818748474</text:p>
          </table:table-cell>
          <table:table-cell office:value-type="float" office:value="0.862492978572845" calcext:value-type="float">
            <text:p>0,862492978572845</text:p>
          </table:table-cell>
          <table:table-cell office:value-type="float" office:value="0.978702306747437" calcext:value-type="float">
            <text:p>0,978702306747437</text:p>
          </table:table-cell>
          <table:table-cell office:value-type="float" office:value="0.871270716190338" calcext:value-type="float">
            <text:p>0,871270716190338</text:p>
          </table:table-cell>
          <table:table-cell office:value-type="float" office:value="0.998429238796234" calcext:value-type="float">
            <text:p>0,998429238796234</text:p>
          </table:table-cell>
          <table:table-cell office:value-type="float" office:value="0.862368524074554" calcext:value-type="float">
            <text:p>0,862368524074554</text:p>
          </table:table-cell>
        </table:table-row>
        <table:table-row table:style-name="ro1">
          <table:table-cell office:value-type="float" office:value="0.965977" calcext:value-type="float">
            <text:p>0,965977</text:p>
          </table:table-cell>
          <table:table-cell office:value-type="float" office:value="0.683480799198151" calcext:value-type="float">
            <text:p>0,683480799198151</text:p>
          </table:table-cell>
          <table:table-cell office:value-type="float" office:value="1.11579024791718" calcext:value-type="float">
            <text:p>1,11579024791718</text:p>
          </table:table-cell>
          <table:table-cell office:value-type="float" office:value="0.970830917358398" calcext:value-type="float">
            <text:p>0,970830917358398</text:p>
          </table:table-cell>
          <table:table-cell office:value-type="float" office:value="1.0352555513382" calcext:value-type="float">
            <text:p>1,0352555513382</text:p>
          </table:table-cell>
          <table:table-cell office:value-type="float" office:value="1.03954696655273" calcext:value-type="float">
            <text:p>1,03954696655273</text:p>
          </table:table-cell>
          <table:table-cell office:value-type="float" office:value="0.984045088291168" calcext:value-type="float">
            <text:p>0,984045088291168</text:p>
          </table:table-cell>
          <table:table-cell office:value-type="float" office:value="1.01969134807587" calcext:value-type="float">
            <text:p>1,01969134807587</text:p>
          </table:table-cell>
          <table:table-cell office:value-type="float" office:value="0.905403137207031" calcext:value-type="float">
            <text:p>0,905403137207031</text:p>
          </table:table-cell>
          <table:table-cell office:value-type="float" office:value="0.992595851421356" calcext:value-type="float">
            <text:p>0,992595851421356</text:p>
          </table:table-cell>
          <table:table-cell office:value-type="float" office:value="0.913130640983582" calcext:value-type="float">
            <text:p>0,913130640983582</text:p>
          </table:table-cell>
        </table:table-row>
        <table:table-row table:style-name="ro1">
          <table:table-cell office:value-type="float" office:value="0.853623" calcext:value-type="float">
            <text:p>0,853623</text:p>
          </table:table-cell>
          <table:table-cell office:value-type="float" office:value="0.630635380744934" calcext:value-type="float">
            <text:p>0,630635380744934</text:p>
          </table:table-cell>
          <table:table-cell office:value-type="float" office:value="0.988622426986694" calcext:value-type="float">
            <text:p>0,988622426986694</text:p>
          </table:table-cell>
          <table:table-cell office:value-type="float" office:value="0.875430285930634" calcext:value-type="float">
            <text:p>0,875430285930634</text:p>
          </table:table-cell>
          <table:table-cell office:value-type="float" office:value="0.937220096588135" calcext:value-type="float">
            <text:p>0,937220096588135</text:p>
          </table:table-cell>
          <table:table-cell office:value-type="float" office:value="0.826549530029297" calcext:value-type="float">
            <text:p>0,826549530029297</text:p>
          </table:table-cell>
          <table:table-cell office:value-type="float" office:value="0.919016003608704" calcext:value-type="float">
            <text:p>0,919016003608704</text:p>
          </table:table-cell>
          <table:table-cell office:value-type="float" office:value="0.921487033367157" calcext:value-type="float">
            <text:p>0,921487033367157</text:p>
          </table:table-cell>
          <table:table-cell office:value-type="float" office:value="0.772870719432831" calcext:value-type="float">
            <text:p>0,772870719432831</text:p>
          </table:table-cell>
          <table:table-cell office:value-type="float" office:value="0.861589074134827" calcext:value-type="float">
            <text:p>0,861589074134827</text:p>
          </table:table-cell>
          <table:table-cell office:value-type="float" office:value="0.802807986736298" calcext:value-type="float">
            <text:p>0,802807986736298</text:p>
          </table:table-cell>
        </table:table-row>
        <table:table-row table:style-name="ro1">
          <table:table-cell office:value-type="float" office:value="0.837137" calcext:value-type="float">
            <text:p>0,837137</text:p>
          </table:table-cell>
          <table:table-cell office:value-type="float" office:value="0.588250756263733" calcext:value-type="float">
            <text:p>0,588250756263733</text:p>
          </table:table-cell>
          <table:table-cell office:value-type="float" office:value="0.916777610778809" calcext:value-type="float">
            <text:p>0,916777610778809</text:p>
          </table:table-cell>
          <table:table-cell office:value-type="float" office:value="0.853180646896362" calcext:value-type="float">
            <text:p>0,853180646896362</text:p>
          </table:table-cell>
          <table:table-cell office:value-type="float" office:value="0.975350141525269" calcext:value-type="float">
            <text:p>0,975350141525269</text:p>
          </table:table-cell>
          <table:table-cell office:value-type="float" office:value="0.8315509557724" calcext:value-type="float">
            <text:p>0,8315509557724</text:p>
          </table:table-cell>
          <table:table-cell office:value-type="float" office:value="0.873950719833374" calcext:value-type="float">
            <text:p>0,873950719833374</text:p>
          </table:table-cell>
          <table:table-cell office:value-type="float" office:value="0.92128324508667" calcext:value-type="float">
            <text:p>0,92128324508667</text:p>
          </table:table-cell>
          <table:table-cell office:value-type="float" office:value="0.767763078212738" calcext:value-type="float">
            <text:p>0,767763078212738</text:p>
          </table:table-cell>
          <table:table-cell office:value-type="float" office:value="0.864641189575195" calcext:value-type="float">
            <text:p>0,864641189575195</text:p>
          </table:table-cell>
          <table:table-cell office:value-type="float" office:value="0.778619110584259" calcext:value-type="float">
            <text:p>0,778619110584259</text:p>
          </table:table-cell>
        </table:table-row>
        <table:table-row table:style-name="ro1">
          <table:table-cell office:value-type="float" office:value="0.966926" calcext:value-type="float">
            <text:p>0,966926</text:p>
          </table:table-cell>
          <table:table-cell office:value-type="float" office:value="0.672599494457245" calcext:value-type="float">
            <text:p>0,672599494457245</text:p>
          </table:table-cell>
          <table:table-cell office:value-type="float" office:value="1.03512036800385" calcext:value-type="float">
            <text:p>1,03512036800385</text:p>
          </table:table-cell>
          <table:table-cell office:value-type="float" office:value="1.02531337738037" calcext:value-type="float">
            <text:p>1,02531337738037</text:p>
          </table:table-cell>
          <table:table-cell office:value-type="float" office:value="1.05221128463745" calcext:value-type="float">
            <text:p>1,05221128463745</text:p>
          </table:table-cell>
          <table:table-cell office:value-type="float" office:value="1.01638603210449" calcext:value-type="float">
            <text:p>1,01638603210449</text:p>
          </table:table-cell>
          <table:table-cell office:value-type="float" office:value="0.959405303001404" calcext:value-type="float">
            <text:p>0,959405303001404</text:p>
          </table:table-cell>
          <table:table-cell office:value-type="float" office:value="1.06161606311798" calcext:value-type="float">
            <text:p>1,06161606311798</text:p>
          </table:table-cell>
          <table:table-cell office:value-type="float" office:value="0.944335758686066" calcext:value-type="float">
            <text:p>0,944335758686066</text:p>
          </table:table-cell>
          <table:table-cell office:value-type="float" office:value="0.999352753162384" calcext:value-type="float">
            <text:p>0,999352753162384</text:p>
          </table:table-cell>
          <table:table-cell office:value-type="float" office:value="0.902920544147491" calcext:value-type="float">
            <text:p>0,902920544147491</text:p>
          </table:table-cell>
        </table:table-row>
        <table:table-row table:style-name="ro1">
          <table:table-cell office:value-type="float" office:value="0.990814" calcext:value-type="float">
            <text:p>0,990814</text:p>
          </table:table-cell>
          <table:table-cell office:value-type="float" office:value="0.773658037185669" calcext:value-type="float">
            <text:p>0,773658037185669</text:p>
          </table:table-cell>
          <table:table-cell office:value-type="float" office:value="1.07163679599762" calcext:value-type="float">
            <text:p>1,07163679599762</text:p>
          </table:table-cell>
          <table:table-cell office:value-type="float" office:value="1.13383328914642" calcext:value-type="float">
            <text:p>1,13383328914642</text:p>
          </table:table-cell>
          <table:table-cell office:value-type="float" office:value="0.973154723644257" calcext:value-type="float">
            <text:p>0,973154723644257</text:p>
          </table:table-cell>
          <table:table-cell office:value-type="float" office:value="1.01793766021729" calcext:value-type="float">
            <text:p>1,01793766021729</text:p>
          </table:table-cell>
          <table:table-cell office:value-type="float" office:value="0.957832336425781" calcext:value-type="float">
            <text:p>0,957832336425781</text:p>
          </table:table-cell>
          <table:table-cell office:value-type="float" office:value="1.07488131523132" calcext:value-type="float">
            <text:p>1,07488131523132</text:p>
          </table:table-cell>
          <table:table-cell office:value-type="float" office:value="0.979967474937439" calcext:value-type="float">
            <text:p>0,979967474937439</text:p>
          </table:table-cell>
          <table:table-cell office:value-type="float" office:value="0.984442234039307" calcext:value-type="float">
            <text:p>0,984442234039307</text:p>
          </table:table-cell>
          <table:table-cell office:value-type="float" office:value="0.940799236297607" calcext:value-type="float">
            <text:p>0,940799236297607</text:p>
          </table:table-cell>
        </table:table-row>
        <table:table-row table:style-name="ro1">
          <table:table-cell office:value-type="float" office:value="0.867767" calcext:value-type="float">
            <text:p>0,867767</text:p>
          </table:table-cell>
          <table:table-cell office:value-type="float" office:value="0.711298525333405" calcext:value-type="float">
            <text:p>0,711298525333405</text:p>
          </table:table-cell>
          <table:table-cell office:value-type="float" office:value="0.942337512969971" calcext:value-type="float">
            <text:p>0,942337512969971</text:p>
          </table:table-cell>
          <table:table-cell office:value-type="float" office:value="1.04976534843445" calcext:value-type="float">
            <text:p>1,04976534843445</text:p>
          </table:table-cell>
          <table:table-cell office:value-type="float" office:value="0.819948315620422" calcext:value-type="float">
            <text:p>0,819948315620422</text:p>
          </table:table-cell>
          <table:table-cell office:value-type="float" office:value="0.884707093238831" calcext:value-type="float">
            <text:p>0,884707093238831</text:p>
          </table:table-cell>
          <table:table-cell office:value-type="float" office:value="0.827315092086792" calcext:value-type="float">
            <text:p>0,827315092086792</text:p>
          </table:table-cell>
          <table:table-cell office:value-type="float" office:value="0.904230356216431" calcext:value-type="float">
            <text:p>0,904230356216431</text:p>
          </table:table-cell>
          <table:table-cell office:value-type="float" office:value="0.935530722141266" calcext:value-type="float">
            <text:p>0,935530722141266</text:p>
          </table:table-cell>
          <table:table-cell office:value-type="float" office:value="0.81850004196167" calcext:value-type="float">
            <text:p>0,81850004196167</text:p>
          </table:table-cell>
          <table:table-cell office:value-type="float" office:value="0.784041583538055" calcext:value-type="float">
            <text:p>0,784041583538055</text:p>
          </table:table-cell>
        </table:table-row>
        <table:table-row table:style-name="ro1">
          <table:table-cell office:value-type="float" office:value="0.853456" calcext:value-type="float">
            <text:p>0,853456</text:p>
          </table:table-cell>
          <table:table-cell office:value-type="float" office:value="0.688036620616913" calcext:value-type="float">
            <text:p>0,688036620616913</text:p>
          </table:table-cell>
          <table:table-cell office:value-type="float" office:value="0.868239402770996" calcext:value-type="float">
            <text:p>0,868239402770996</text:p>
          </table:table-cell>
          <table:table-cell office:value-type="float" office:value="1.08915042877197" calcext:value-type="float">
            <text:p>1,08915042877197</text:p>
          </table:table-cell>
          <table:table-cell office:value-type="float" office:value="0.830680429935455" calcext:value-type="float">
            <text:p>0,830680429935455</text:p>
          </table:table-cell>
          <table:table-cell office:value-type="float" office:value="0.848467350006104" calcext:value-type="float">
            <text:p>0,848467350006104</text:p>
          </table:table-cell>
          <table:table-cell office:value-type="float" office:value="0.828536629676819" calcext:value-type="float">
            <text:p>0,828536629676819</text:p>
          </table:table-cell>
          <table:table-cell office:value-type="float" office:value="0.872130393981934" calcext:value-type="float">
            <text:p>0,872130393981934</text:p>
          </table:table-cell>
          <table:table-cell office:value-type="float" office:value="0.835089087486267" calcext:value-type="float">
            <text:p>0,835089087486267</text:p>
          </table:table-cell>
          <table:table-cell office:value-type="float" office:value="0.90134733915329" calcext:value-type="float">
            <text:p>0,90134733915329</text:p>
          </table:table-cell>
          <table:table-cell office:value-type="float" office:value="0.772885799407959" calcext:value-type="float">
            <text:p>0,772885799407959</text:p>
          </table:table-cell>
        </table:table-row>
        <table:table-row table:style-name="ro1">
          <table:table-cell office:value-type="float" office:value="0.941854" calcext:value-type="float">
            <text:p>0,941854</text:p>
          </table:table-cell>
          <table:table-cell office:value-type="float" office:value="0.759002029895783" calcext:value-type="float">
            <text:p>0,759002029895783</text:p>
          </table:table-cell>
          <table:table-cell office:value-type="float" office:value="0.931620478630066" calcext:value-type="float">
            <text:p>0,931620478630066</text:p>
          </table:table-cell>
          <table:table-cell office:value-type="float" office:value="1.17501366138458" calcext:value-type="float">
            <text:p>1,17501366138458</text:p>
          </table:table-cell>
          <table:table-cell office:value-type="float" office:value="0.881199598312378" calcext:value-type="float">
            <text:p>0,881199598312378</text:p>
          </table:table-cell>
          <table:table-cell office:value-type="float" office:value="0.971670746803284" calcext:value-type="float">
            <text:p>0,971670746803284</text:p>
          </table:table-cell>
          <table:table-cell office:value-type="float" office:value="0.922794938087463" calcext:value-type="float">
            <text:p>0,922794938087463</text:p>
          </table:table-cell>
          <table:table-cell office:value-type="float" office:value="0.961510241031647" calcext:value-type="float">
            <text:p>0,961510241031647</text:p>
          </table:table-cell>
          <table:table-cell office:value-type="float" office:value="0.94773656129837" calcext:value-type="float">
            <text:p>0,94773656129837</text:p>
          </table:table-cell>
          <table:table-cell office:value-type="float" office:value="0.950114130973816" calcext:value-type="float">
            <text:p>0,950114130973816</text:p>
          </table:table-cell>
          <table:table-cell office:value-type="float" office:value="0.917873024940491" calcext:value-type="float">
            <text:p>0,917873024940491</text:p>
          </table:table-cell>
        </table:table-row>
        <table:table-row table:style-name="ro1">
          <table:table-cell office:value-type="float" office:value="0.888451" calcext:value-type="float">
            <text:p>0,888451</text:p>
          </table:table-cell>
          <table:table-cell office:value-type="float" office:value="0.695046126842499" calcext:value-type="float">
            <text:p>0,695046126842499</text:p>
          </table:table-cell>
          <table:table-cell office:value-type="float" office:value="0.886462211608887" calcext:value-type="float">
            <text:p>0,886462211608887</text:p>
          </table:table-cell>
          <table:table-cell office:value-type="float" office:value="1.00884282588959" calcext:value-type="float">
            <text:p>1,00884282588959</text:p>
          </table:table-cell>
          <table:table-cell office:value-type="float" office:value="0.862422406673431" calcext:value-type="float">
            <text:p>0,862422406673431</text:p>
          </table:table-cell>
          <table:table-cell office:value-type="float" office:value="0.931968986988068" calcext:value-type="float">
            <text:p>0,931968986988068</text:p>
          </table:table-cell>
          <table:table-cell office:value-type="float" office:value="0.8631352186203" calcext:value-type="float">
            <text:p>0,8631352186203</text:p>
          </table:table-cell>
          <table:table-cell office:value-type="float" office:value="0.885012745857239" calcext:value-type="float">
            <text:p>0,885012745857239</text:p>
          </table:table-cell>
          <table:table-cell office:value-type="float" office:value="0.980441451072693" calcext:value-type="float">
            <text:p>0,980441451072693</text:p>
          </table:table-cell>
          <table:table-cell office:value-type="float" office:value="0.924990952014923" calcext:value-type="float">
            <text:p>0,924990952014923</text:p>
          </table:table-cell>
          <table:table-cell office:value-type="float" office:value="0.846184968948364" calcext:value-type="float">
            <text:p>0,846184968948364</text:p>
          </table:table-cell>
        </table:table-row>
        <table:table-row table:style-name="ro1">
          <table:table-cell office:value-type="float" office:value="1.00168" calcext:value-type="float">
            <text:p>1,00168</text:p>
          </table:table-cell>
          <table:table-cell office:value-type="float" office:value="0.736236155033112" calcext:value-type="float">
            <text:p>0,736236155033112</text:p>
          </table:table-cell>
          <table:table-cell office:value-type="float" office:value="1.01131165027618" calcext:value-type="float">
            <text:p>1,01131165027618</text:p>
          </table:table-cell>
          <table:table-cell office:value-type="float" office:value="1.05295121669769" calcext:value-type="float">
            <text:p>1,05295121669769</text:p>
          </table:table-cell>
          <table:table-cell office:value-type="float" office:value="0.906639814376831" calcext:value-type="float">
            <text:p>0,906639814376831</text:p>
          </table:table-cell>
          <table:table-cell office:value-type="float" office:value="1.04685282707214" calcext:value-type="float">
            <text:p>1,04685282707214</text:p>
          </table:table-cell>
          <table:table-cell office:value-type="float" office:value="1.04572582244873" calcext:value-type="float">
            <text:p>1,04572582244873</text:p>
          </table:table-cell>
          <table:table-cell office:value-type="float" office:value="1.00111043453217" calcext:value-type="float">
            <text:p>1,00111043453217</text:p>
          </table:table-cell>
          <table:table-cell office:value-type="float" office:value="1.21361017227173" calcext:value-type="float">
            <text:p>1,21361017227173</text:p>
          </table:table-cell>
          <table:table-cell office:value-type="float" office:value="1.0031886100769" calcext:value-type="float">
            <text:p>1,0031886100769</text:p>
          </table:table-cell>
          <table:table-cell office:value-type="float" office:value="0.999141097068787" calcext:value-type="float">
            <text:p>0,999141097068787</text:p>
          </table:table-cell>
        </table:table-row>
        <table:table-row table:style-name="ro1">
          <table:table-cell office:value-type="float" office:value="1.13245" calcext:value-type="float">
            <text:p>1,13245</text:p>
          </table:table-cell>
          <table:table-cell office:value-type="float" office:value="0.716462075710297" calcext:value-type="float">
            <text:p>0,716462075710297</text:p>
          </table:table-cell>
          <table:table-cell office:value-type="float" office:value="1.1830118894577" calcext:value-type="float">
            <text:p>1,1830118894577</text:p>
          </table:table-cell>
          <table:table-cell office:value-type="float" office:value="1.00843226909637" calcext:value-type="float">
            <text:p>1,00843226909637</text:p>
          </table:table-cell>
          <table:table-cell office:value-type="float" office:value="1.17775309085846" calcext:value-type="float">
            <text:p>1,17775309085846</text:p>
          </table:table-cell>
          <table:table-cell office:value-type="float" office:value="1.24105286598206" calcext:value-type="float">
            <text:p>1,24105286598206</text:p>
          </table:table-cell>
          <table:table-cell office:value-type="float" office:value="1.10920095443726" calcext:value-type="float">
            <text:p>1,10920095443726</text:p>
          </table:table-cell>
          <table:table-cell office:value-type="float" office:value="1.13635623455048" calcext:value-type="float">
            <text:p>1,13635623455048</text:p>
          </table:table-cell>
          <table:table-cell office:value-type="float" office:value="1.42539513111115" calcext:value-type="float">
            <text:p>1,42539513111115</text:p>
          </table:table-cell>
          <table:table-cell office:value-type="float" office:value="1.15664458274841" calcext:value-type="float">
            <text:p>1,15664458274841</text:p>
          </table:table-cell>
          <table:table-cell office:value-type="float" office:value="1.17023074626923" calcext:value-type="float">
            <text:p>1,17023074626923</text:p>
          </table:table-cell>
        </table:table-row>
        <table:table-row table:style-name="ro1">
          <table:table-cell office:value-type="float" office:value="1.21157" calcext:value-type="float">
            <text:p>1,21157</text:p>
          </table:table-cell>
          <table:table-cell office:value-type="float" office:value="0.806085228919983" calcext:value-type="float">
            <text:p>0,806085228919983</text:p>
          </table:table-cell>
          <table:table-cell office:value-type="float" office:value="1.20847535133362" calcext:value-type="float">
            <text:p>1,20847535133362</text:p>
          </table:table-cell>
          <table:table-cell office:value-type="float" office:value="1.0873703956604" calcext:value-type="float">
            <text:p>1,0873703956604</text:p>
          </table:table-cell>
          <table:table-cell office:value-type="float" office:value="1.26487267017365" calcext:value-type="float">
            <text:p>1,26487267017365</text:p>
          </table:table-cell>
          <table:table-cell office:value-type="float" office:value="1.21703863143921" calcext:value-type="float">
            <text:p>1,21703863143921</text:p>
          </table:table-cell>
          <table:table-cell office:value-type="float" office:value="1.10920739173889" calcext:value-type="float">
            <text:p>1,10920739173889</text:p>
          </table:table-cell>
          <table:table-cell office:value-type="float" office:value="1.30068123340607" calcext:value-type="float">
            <text:p>1,30068123340607</text:p>
          </table:table-cell>
          <table:table-cell office:value-type="float" office:value="1.73439872264862" calcext:value-type="float">
            <text:p>1,73439872264862</text:p>
          </table:table-cell>
          <table:table-cell office:value-type="float" office:value="1.10539793968201" calcext:value-type="float">
            <text:p>1,10539793968201</text:p>
          </table:table-cell>
          <table:table-cell office:value-type="float" office:value="1.28215491771698" calcext:value-type="float">
            <text:p>1,28215491771698</text:p>
          </table:table-cell>
        </table:table-row>
        <table:table-row table:style-name="ro1">
          <table:table-cell office:value-type="float" office:value="1.03166" calcext:value-type="float">
            <text:p>1,03166</text:p>
          </table:table-cell>
          <table:table-cell office:value-type="float" office:value="0.761853337287903" calcext:value-type="float">
            <text:p>0,761853337287903</text:p>
          </table:table-cell>
          <table:table-cell office:value-type="float" office:value="1.03992319107056" calcext:value-type="float">
            <text:p>1,03992319107056</text:p>
          </table:table-cell>
          <table:table-cell office:value-type="float" office:value="0.929319262504578" calcext:value-type="float">
            <text:p>0,929319262504578</text:p>
          </table:table-cell>
          <table:table-cell office:value-type="float" office:value="1.02556979656219" calcext:value-type="float">
            <text:p>1,02556979656219</text:p>
          </table:table-cell>
          <table:table-cell office:value-type="float" office:value="1.03684890270233" calcext:value-type="float">
            <text:p>1,03684890270233</text:p>
          </table:table-cell>
          <table:table-cell office:value-type="float" office:value="0.956847190856934" calcext:value-type="float">
            <text:p>0,956847190856934</text:p>
          </table:table-cell>
          <table:table-cell office:value-type="float" office:value="1.12111175060272" calcext:value-type="float">
            <text:p>1,12111175060272</text:p>
          </table:table-cell>
          <table:table-cell office:value-type="float" office:value="1.49288928508759" calcext:value-type="float">
            <text:p>1,49288928508759</text:p>
          </table:table-cell>
          <table:table-cell office:value-type="float" office:value="0.894819021224976" calcext:value-type="float">
            <text:p>0,894819021224976</text:p>
          </table:table-cell>
          <table:table-cell office:value-type="float" office:value="1.05745196342468" calcext:value-type="float">
            <text:p>1,05745196342468</text:p>
          </table:table-cell>
        </table:table-row>
        <table:table-row table:style-name="ro1">
          <table:table-cell office:value-type="float" office:value="0.989156" calcext:value-type="float">
            <text:p>0,989156</text:p>
          </table:table-cell>
          <table:table-cell office:value-type="float" office:value="0.709864914417267" calcext:value-type="float">
            <text:p>0,709864914417267</text:p>
          </table:table-cell>
          <table:table-cell office:value-type="float" office:value="1.04489099979401" calcext:value-type="float">
            <text:p>1,04489099979401</text:p>
          </table:table-cell>
          <table:table-cell office:value-type="float" office:value="0.841087996959686" calcext:value-type="float">
            <text:p>0,841087996959686</text:p>
          </table:table-cell>
          <table:table-cell office:value-type="float" office:value="0.998360216617584" calcext:value-type="float">
            <text:p>0,998360216617584</text:p>
          </table:table-cell>
          <table:table-cell office:value-type="float" office:value="1.02826488018036" calcext:value-type="float">
            <text:p>1,02826488018036</text:p>
          </table:table-cell>
          <table:table-cell office:value-type="float" office:value="0.879974365234375" calcext:value-type="float">
            <text:p>0,879974365234375</text:p>
          </table:table-cell>
          <table:table-cell office:value-type="float" office:value="1.10132920742035" calcext:value-type="float">
            <text:p>1,10132920742035</text:p>
          </table:table-cell>
          <table:table-cell office:value-type="float" office:value="1.36580729484558" calcext:value-type="float">
            <text:p>1,36580729484558</text:p>
          </table:table-cell>
          <table:table-cell office:value-type="float" office:value="0.857937514781952" calcext:value-type="float">
            <text:p>0,857937514781952</text:p>
          </table:table-cell>
          <table:table-cell office:value-type="float" office:value="1.06404006481171" calcext:value-type="float">
            <text:p>1,06404006481171</text:p>
          </table:table-cell>
        </table:table-row>
        <table:table-row table:style-name="ro1">
          <table:table-cell office:value-type="float" office:value="1.34603" calcext:value-type="float">
            <text:p>1,34603</text:p>
          </table:table-cell>
          <table:table-cell office:value-type="float" office:value="0.972663044929504" calcext:value-type="float">
            <text:p>0,972663044929504</text:p>
          </table:table-cell>
          <table:table-cell office:value-type="float" office:value="1.45063459873199" calcext:value-type="float">
            <text:p>1,45063459873199</text:p>
          </table:table-cell>
          <table:table-cell office:value-type="float" office:value="1.01021873950958" calcext:value-type="float">
            <text:p>1,01021873950958</text:p>
          </table:table-cell>
          <table:table-cell office:value-type="float" office:value="1.02529501914978" calcext:value-type="float">
            <text:p>1,02529501914978</text:p>
          </table:table-cell>
          <table:table-cell office:value-type="float" office:value="1.45251727104187" calcext:value-type="float">
            <text:p>1,45251727104187</text:p>
          </table:table-cell>
          <table:table-cell office:value-type="float" office:value="0.983061373233795" calcext:value-type="float">
            <text:p>0,983061373233795</text:p>
          </table:table-cell>
          <table:table-cell office:value-type="float" office:value="1.5512079000473" calcext:value-type="float">
            <text:p>1,5512079000473</text:p>
          </table:table-cell>
          <table:table-cell office:value-type="float" office:value="2.2422993183136" calcext:value-type="float">
            <text:p>2,2422993183136</text:p>
          </table:table-cell>
          <table:table-cell office:value-type="float" office:value="1.04151618480682" calcext:value-type="float">
            <text:p>1,04151618480682</text:p>
          </table:table-cell>
          <table:table-cell office:value-type="float" office:value="1.73085725307465" calcext:value-type="float">
            <text:p>1,73085725307465</text:p>
          </table:table-cell>
        </table:table-row>
        <table:table-row table:style-name="ro1">
          <table:table-cell office:value-type="float" office:value="1.57662" calcext:value-type="float">
            <text:p>1,57662</text:p>
          </table:table-cell>
          <table:table-cell office:value-type="float" office:value="1.06091296672821" calcext:value-type="float">
            <text:p>1,06091296672821</text:p>
          </table:table-cell>
          <table:table-cell office:value-type="float" office:value="1.84144902229309" calcext:value-type="float">
            <text:p>1,84144902229309</text:p>
          </table:table-cell>
          <table:table-cell office:value-type="float" office:value="1.03679358959198" calcext:value-type="float">
            <text:p>1,03679358959198</text:p>
          </table:table-cell>
          <table:table-cell office:value-type="float" office:value="1.7800008058548" calcext:value-type="float">
            <text:p>1,7800008058548</text:p>
          </table:table-cell>
          <table:table-cell office:value-type="float" office:value="1.65284156799316" calcext:value-type="float">
            <text:p>1,65284156799316</text:p>
          </table:table-cell>
          <table:table-cell office:value-type="float" office:value="1.33389163017273" calcext:value-type="float">
            <text:p>1,33389163017273</text:p>
          </table:table-cell>
          <table:table-cell office:value-type="float" office:value="1.79078698158264" calcext:value-type="float">
            <text:p>1,79078698158264</text:p>
          </table:table-cell>
          <table:table-cell office:value-type="float" office:value="1.95671236515045" calcext:value-type="float">
            <text:p>1,95671236515045</text:p>
          </table:table-cell>
          <table:table-cell office:value-type="float" office:value="1.60725331306458" calcext:value-type="float">
            <text:p>1,60725331306458</text:p>
          </table:table-cell>
          <table:table-cell office:value-type="float" office:value="1.70552682876587" calcext:value-type="float">
            <text:p>1,70552682876587</text:p>
          </table:table-cell>
        </table:table-row>
        <table:table-row table:style-name="ro1">
          <table:table-cell office:value-type="float" office:value="0.964034" calcext:value-type="float">
            <text:p>0,964034</text:p>
          </table:table-cell>
          <table:table-cell office:value-type="float" office:value="0.855945944786072" calcext:value-type="float">
            <text:p>0,855945944786072</text:p>
          </table:table-cell>
          <table:table-cell office:value-type="float" office:value="1.0418689250946" calcext:value-type="float">
            <text:p>1,0418689250946</text:p>
          </table:table-cell>
          <table:table-cell office:value-type="float" office:value="0.856840789318085" calcext:value-type="float">
            <text:p>0,856840789318085</text:p>
          </table:table-cell>
          <table:table-cell office:value-type="float" office:value="1.08290576934814" calcext:value-type="float">
            <text:p>1,08290576934814</text:p>
          </table:table-cell>
          <table:table-cell office:value-type="float" office:value="1.04937446117401" calcext:value-type="float">
            <text:p>1,04937446117401</text:p>
          </table:table-cell>
          <table:table-cell office:value-type="float" office:value="0.905800342559814" calcext:value-type="float">
            <text:p>0,905800342559814</text:p>
          </table:table-cell>
          <table:table-cell office:value-type="float" office:value="1.05496096611023" calcext:value-type="float">
            <text:p>1,05496096611023</text:p>
          </table:table-cell>
          <table:table-cell office:value-type="float" office:value="0.981889307498932" calcext:value-type="float">
            <text:p>0,981889307498932</text:p>
          </table:table-cell>
          <table:table-cell office:value-type="float" office:value="0.924340605735779" calcext:value-type="float">
            <text:p>0,924340605735779</text:p>
          </table:table-cell>
          <table:table-cell office:value-type="float" office:value="0.886409044265747" calcext:value-type="float">
            <text:p>0,886409044265747</text:p>
          </table:table-cell>
        </table:table-row>
        <table:table-row table:style-name="ro1">
          <table:table-cell office:value-type="float" office:value="0.953777" calcext:value-type="float">
            <text:p>0,953777</text:p>
          </table:table-cell>
          <table:table-cell office:value-type="float" office:value="0.919563472270966" calcext:value-type="float">
            <text:p>0,919563472270966</text:p>
          </table:table-cell>
          <table:table-cell office:value-type="float" office:value="1.07769429683685" calcext:value-type="float">
            <text:p>1,07769429683685</text:p>
          </table:table-cell>
          <table:table-cell office:value-type="float" office:value="0.910438239574432" calcext:value-type="float">
            <text:p>0,910438239574432</text:p>
          </table:table-cell>
          <table:table-cell office:value-type="float" office:value="1.11183595657349" calcext:value-type="float">
            <text:p>1,11183595657349</text:p>
          </table:table-cell>
          <table:table-cell office:value-type="float" office:value="1.11915397644043" calcext:value-type="float">
            <text:p>1,11915397644043</text:p>
          </table:table-cell>
          <table:table-cell office:value-type="float" office:value="0.868359863758087" calcext:value-type="float">
            <text:p>0,868359863758087</text:p>
          </table:table-cell>
          <table:table-cell office:value-type="float" office:value="0.983519077301025" calcext:value-type="float">
            <text:p>0,983519077301025</text:p>
          </table:table-cell>
          <table:table-cell office:value-type="float" office:value="0.869621515274048" calcext:value-type="float">
            <text:p>0,869621515274048</text:p>
          </table:table-cell>
          <table:table-cell office:value-type="float" office:value="0.903627514839172" calcext:value-type="float">
            <text:p>0,903627514839172</text:p>
          </table:table-cell>
          <table:table-cell office:value-type="float" office:value="0.773954391479492" calcext:value-type="float">
            <text:p>0,773954391479492</text:p>
          </table:table-cell>
        </table:table-row>
        <table:table-row table:style-name="ro1">
          <table:table-cell office:value-type="float" office:value="0.923081" calcext:value-type="float">
            <text:p>0,923081</text:p>
          </table:table-cell>
          <table:table-cell office:value-type="float" office:value="1.08976233005524" calcext:value-type="float">
            <text:p>1,08976233005524</text:p>
          </table:table-cell>
          <table:table-cell office:value-type="float" office:value="1.03707206249237" calcext:value-type="float">
            <text:p>1,03707206249237</text:p>
          </table:table-cell>
          <table:table-cell office:value-type="float" office:value="0.857384383678436" calcext:value-type="float">
            <text:p>0,857384383678436</text:p>
          </table:table-cell>
          <table:table-cell office:value-type="float" office:value="1.04784774780273" calcext:value-type="float">
            <text:p>1,04784774780273</text:p>
          </table:table-cell>
          <table:table-cell office:value-type="float" office:value="1.09134876728058" calcext:value-type="float">
            <text:p>1,09134876728058</text:p>
          </table:table-cell>
          <table:table-cell office:value-type="float" office:value="0.844268500804901" calcext:value-type="float">
            <text:p>0,844268500804901</text:p>
          </table:table-cell>
          <table:table-cell office:value-type="float" office:value="0.927576184272766" calcext:value-type="float">
            <text:p>0,927576184272766</text:p>
          </table:table-cell>
          <table:table-cell office:value-type="float" office:value="0.775432109832764" calcext:value-type="float">
            <text:p>0,775432109832764</text:p>
          </table:table-cell>
          <table:table-cell office:value-type="float" office:value="0.858260989189148" calcext:value-type="float">
            <text:p>0,858260989189148</text:p>
          </table:table-cell>
          <table:table-cell office:value-type="float" office:value="0.701852679252625" calcext:value-type="float">
            <text:p>0,701852679252625</text:p>
          </table:table-cell>
        </table:table-row>
        <table:table-row table:style-name="ro1">
          <table:table-cell office:value-type="float" office:value="1.18666" calcext:value-type="float">
            <text:p>1,18666</text:p>
          </table:table-cell>
          <table:table-cell office:value-type="float" office:value="1.47730803489685" calcext:value-type="float">
            <text:p>1,47730803489685</text:p>
          </table:table-cell>
          <table:table-cell office:value-type="float" office:value="1.29213619232178" calcext:value-type="float">
            <text:p>1,29213619232178</text:p>
          </table:table-cell>
          <table:table-cell office:value-type="float" office:value="0.912182688713074" calcext:value-type="float">
            <text:p>0,912182688713074</text:p>
          </table:table-cell>
          <table:table-cell office:value-type="float" office:value="1.34531760215759" calcext:value-type="float">
            <text:p>1,34531760215759</text:p>
          </table:table-cell>
          <table:table-cell office:value-type="float" office:value="1.56773066520691" calcext:value-type="float">
            <text:p>1,56773066520691</text:p>
          </table:table-cell>
          <table:table-cell office:value-type="float" office:value="1.06637036800385" calcext:value-type="float">
            <text:p>1,06637036800385</text:p>
          </table:table-cell>
          <table:table-cell office:value-type="float" office:value="1.21691179275513" calcext:value-type="float">
            <text:p>1,21691179275513</text:p>
          </table:table-cell>
          <table:table-cell office:value-type="float" office:value="0.992262601852417" calcext:value-type="float">
            <text:p>0,992262601852417</text:p>
          </table:table-cell>
          <table:table-cell office:value-type="float" office:value="1.12142872810364" calcext:value-type="float">
            <text:p>1,12142872810364</text:p>
          </table:table-cell>
          <table:table-cell office:value-type="float" office:value="0.874903976917267" calcext:value-type="float">
            <text:p>0,874903976917267</text:p>
          </table:table-cell>
        </table:table-row>
        <table:table-row table:style-name="ro1">
          <table:table-cell office:value-type="float" office:value="1.41049" calcext:value-type="float">
            <text:p>1,41049</text:p>
          </table:table-cell>
          <table:table-cell office:value-type="float" office:value="1.82872927188873" calcext:value-type="float">
            <text:p>1,82872927188873</text:p>
          </table:table-cell>
          <table:table-cell office:value-type="float" office:value="1.49764513969421" calcext:value-type="float">
            <text:p>1,49764513969421</text:p>
          </table:table-cell>
          <table:table-cell office:value-type="float" office:value="1.01416790485382" calcext:value-type="float">
            <text:p>1,01416790485382</text:p>
          </table:table-cell>
          <table:table-cell office:value-type="float" office:value="1.50220394134521" calcext:value-type="float">
            <text:p>1,50220394134521</text:p>
          </table:table-cell>
          <table:table-cell office:value-type="float" office:value="1.87817203998566" calcext:value-type="float">
            <text:p>1,87817203998566</text:p>
          </table:table-cell>
          <table:table-cell office:value-type="float" office:value="1.33340466022491" calcext:value-type="float">
            <text:p>1,33340466022491</text:p>
          </table:table-cell>
          <table:table-cell office:value-type="float" office:value="1.43630611896515" calcext:value-type="float">
            <text:p>1,43630611896515</text:p>
          </table:table-cell>
          <table:table-cell office:value-type="float" office:value="1.20898473262787" calcext:value-type="float">
            <text:p>1,20898473262787</text:p>
          </table:table-cell>
          <table:table-cell office:value-type="float" office:value="1.35563635826111" calcext:value-type="float">
            <text:p>1,35563635826111</text:p>
          </table:table-cell>
          <table:table-cell office:value-type="float" office:value="1.04965329170227" calcext:value-type="float">
            <text:p>1,04965329170227</text:p>
          </table:table-cell>
        </table:table-row>
        <table:table-row table:style-name="ro1">
          <table:table-cell office:value-type="float" office:value="1.62981" calcext:value-type="float">
            <text:p>1,62981</text:p>
          </table:table-cell>
          <table:table-cell office:value-type="float" office:value="2.21028661727905" calcext:value-type="float">
            <text:p>2,21028661727905</text:p>
          </table:table-cell>
          <table:table-cell office:value-type="float" office:value="1.78925752639771" calcext:value-type="float">
            <text:p>1,78925752639771</text:p>
          </table:table-cell>
          <table:table-cell office:value-type="float" office:value="1.14335072040558" calcext:value-type="float">
            <text:p>1,14335072040558</text:p>
          </table:table-cell>
          <table:table-cell office:value-type="float" office:value="1.70583891868591" calcext:value-type="float">
            <text:p>1,70583891868591</text:p>
          </table:table-cell>
          <table:table-cell office:value-type="float" office:value="2.04625821113586" calcext:value-type="float">
            <text:p>2,04625821113586</text:p>
          </table:table-cell>
          <table:table-cell office:value-type="float" office:value="1.52019059658051" calcext:value-type="float">
            <text:p>1,52019059658051</text:p>
          </table:table-cell>
          <table:table-cell office:value-type="float" office:value="1.69596016407013" calcext:value-type="float">
            <text:p>1,69596016407013</text:p>
          </table:table-cell>
          <table:table-cell office:value-type="float" office:value="1.44356942176819" calcext:value-type="float">
            <text:p>1,44356942176819</text:p>
          </table:table-cell>
          <table:table-cell office:value-type="float" office:value="1.5181587934494" calcext:value-type="float">
            <text:p>1,5181587934494</text:p>
          </table:table-cell>
          <table:table-cell office:value-type="float" office:value="1.22526049613953" calcext:value-type="float">
            <text:p>1,22526049613953</text:p>
          </table:table-cell>
        </table:table-row>
        <table:table-row table:style-name="ro1">
          <table:table-cell office:value-type="float" office:value="1.34443" calcext:value-type="float">
            <text:p>1,34443</text:p>
          </table:table-cell>
          <table:table-cell office:value-type="float" office:value="1.8609516620636" calcext:value-type="float">
            <text:p>1,8609516620636</text:p>
          </table:table-cell>
          <table:table-cell office:value-type="float" office:value="1.5291907787323" calcext:value-type="float">
            <text:p>1,5291907787323</text:p>
          </table:table-cell>
          <table:table-cell office:value-type="float" office:value="1.02154755592346" calcext:value-type="float">
            <text:p>1,02154755592346</text:p>
          </table:table-cell>
          <table:table-cell office:value-type="float" office:value="1.51033449172974" calcext:value-type="float">
            <text:p>1,51033449172974</text:p>
          </table:table-cell>
          <table:table-cell office:value-type="float" office:value="1.52829217910767" calcext:value-type="float">
            <text:p>1,52829217910767</text:p>
          </table:table-cell>
          <table:table-cell office:value-type="float" office:value="1.18786549568176" calcext:value-type="float">
            <text:p>1,18786549568176</text:p>
          </table:table-cell>
          <table:table-cell office:value-type="float" office:value="1.4096097946167" calcext:value-type="float">
            <text:p>1,4096097946167</text:p>
          </table:table-cell>
          <table:table-cell office:value-type="float" office:value="1.13377928733826" calcext:value-type="float">
            <text:p>1,13377928733826</text:p>
          </table:table-cell>
          <table:table-cell office:value-type="float" office:value="1.22616362571716" calcext:value-type="float">
            <text:p>1,22616362571716</text:p>
          </table:table-cell>
          <table:table-cell office:value-type="float" office:value="1.03652989864349" calcext:value-type="float">
            <text:p>1,03652989864349</text:p>
          </table:table-cell>
        </table:table-row>
        <table:table-row table:style-name="ro1">
          <table:table-cell office:value-type="float" office:value="0.99386" calcext:value-type="float">
            <text:p>0,99386</text:p>
          </table:table-cell>
          <table:table-cell office:value-type="float" office:value="1.19861042499542" calcext:value-type="float">
            <text:p>1,19861042499542</text:p>
          </table:table-cell>
          <table:table-cell office:value-type="float" office:value="1.21767580509186" calcext:value-type="float">
            <text:p>1,21767580509186</text:p>
          </table:table-cell>
          <table:table-cell office:value-type="float" office:value="0.784537971019745" calcext:value-type="float">
            <text:p>0,784537971019745</text:p>
          </table:table-cell>
          <table:table-cell office:value-type="float" office:value="1.13574373722076" calcext:value-type="float">
            <text:p>1,13574373722076</text:p>
          </table:table-cell>
          <table:table-cell office:value-type="float" office:value="1.24024319648743" calcext:value-type="float">
            <text:p>1,24024319648743</text:p>
          </table:table-cell>
          <table:table-cell office:value-type="float" office:value="0.87974613904953" calcext:value-type="float">
            <text:p>0,87974613904953</text:p>
          </table:table-cell>
          <table:table-cell office:value-type="float" office:value="0.99609911441803" calcext:value-type="float">
            <text:p>0,99609911441803</text:p>
          </table:table-cell>
          <table:table-cell office:value-type="float" office:value="0.762123167514801" calcext:value-type="float">
            <text:p>0,762123167514801</text:p>
          </table:table-cell>
          <table:table-cell office:value-type="float" office:value="0.983022570610046" calcext:value-type="float">
            <text:p>0,983022570610046</text:p>
          </table:table-cell>
          <table:table-cell office:value-type="float" office:value="0.740796685218811" calcext:value-type="float">
            <text:p>0,740796685218811</text:p>
          </table:table-cell>
        </table:table-row>
        <table:table-row table:style-name="ro1">
          <table:table-cell office:value-type="float" office:value="0.849756" calcext:value-type="float">
            <text:p>0,849756</text:p>
          </table:table-cell>
          <table:table-cell office:value-type="float" office:value="0.972815454006195" calcext:value-type="float">
            <text:p>0,972815454006195</text:p>
          </table:table-cell>
          <table:table-cell office:value-type="float" office:value="0.99338161945343" calcext:value-type="float">
            <text:p>0,99338161945343</text:p>
          </table:table-cell>
          <table:table-cell office:value-type="float" office:value="0.707300305366516" calcext:value-type="float">
            <text:p>0,707300305366516</text:p>
          </table:table-cell>
          <table:table-cell office:value-type="float" office:value="0.994661688804626" calcext:value-type="float">
            <text:p>0,994661688804626</text:p>
          </table:table-cell>
          <table:table-cell office:value-type="float" office:value="1.03355491161346" calcext:value-type="float">
            <text:p>1,03355491161346</text:p>
          </table:table-cell>
          <table:table-cell office:value-type="float" office:value="0.750638961791992" calcext:value-type="float">
            <text:p>0,750638961791992</text:p>
          </table:table-cell>
          <table:table-cell office:value-type="float" office:value="0.884070515632629" calcext:value-type="float">
            <text:p>0,884070515632629</text:p>
          </table:table-cell>
          <table:table-cell office:value-type="float" office:value="0.660296499729157" calcext:value-type="float">
            <text:p>0,660296499729157</text:p>
          </table:table-cell>
          <table:table-cell office:value-type="float" office:value="0.830751001834869" calcext:value-type="float">
            <text:p>0,830751001834869</text:p>
          </table:table-cell>
          <table:table-cell office:value-type="float" office:value="0.670088589191437" calcext:value-type="float">
            <text:p>0,670088589191437</text:p>
          </table:table-cell>
        </table:table-row>
        <table:table-row table:style-name="ro1">
          <table:table-cell office:value-type="float" office:value="0.719905" calcext:value-type="float">
            <text:p>0,719905</text:p>
          </table:table-cell>
          <table:table-cell office:value-type="float" office:value="0.702750980854034" calcext:value-type="float">
            <text:p>0,702750980854034</text:p>
          </table:table-cell>
          <table:table-cell office:value-type="float" office:value="0.818838000297546" calcext:value-type="float">
            <text:p>0,818838000297546</text:p>
          </table:table-cell>
          <table:table-cell office:value-type="float" office:value="0.637156426906586" calcext:value-type="float">
            <text:p>0,637156426906586</text:p>
          </table:table-cell>
          <table:table-cell office:value-type="float" office:value="0.792875945568085" calcext:value-type="float">
            <text:p>0,792875945568085</text:p>
          </table:table-cell>
          <table:table-cell office:value-type="float" office:value="0.830585598945618" calcext:value-type="float">
            <text:p>0,830585598945618</text:p>
          </table:table-cell>
          <table:table-cell office:value-type="float" office:value="0.681520342826843" calcext:value-type="float">
            <text:p>0,681520342826843</text:p>
          </table:table-cell>
          <table:table-cell office:value-type="float" office:value="0.74348646402359" calcext:value-type="float">
            <text:p>0,74348646402359</text:p>
          </table:table-cell>
          <table:table-cell office:value-type="float" office:value="0.625851988792419" calcext:value-type="float">
            <text:p>0,625851988792419</text:p>
          </table:table-cell>
          <table:table-cell office:value-type="float" office:value="0.746827960014343" calcext:value-type="float">
            <text:p>0,746827960014343</text:p>
          </table:table-cell>
          <table:table-cell office:value-type="float" office:value="0.619159519672394" calcext:value-type="float">
            <text:p>0,619159519672394</text:p>
          </table:table-cell>
        </table:table-row>
        <table:table-row table:style-name="ro1">
          <table:table-cell office:value-type="float" office:value="0.720115" calcext:value-type="float">
            <text:p>0,720115</text:p>
          </table:table-cell>
          <table:table-cell office:value-type="float" office:value="0.653285264968872" calcext:value-type="float">
            <text:p>0,653285264968872</text:p>
          </table:table-cell>
          <table:table-cell office:value-type="float" office:value="0.844703316688538" calcext:value-type="float">
            <text:p>0,844703316688538</text:p>
          </table:table-cell>
          <table:table-cell office:value-type="float" office:value="0.646762430667877" calcext:value-type="float">
            <text:p>0,646762430667877</text:p>
          </table:table-cell>
          <table:table-cell office:value-type="float" office:value="0.793546557426453" calcext:value-type="float">
            <text:p>0,793546557426453</text:p>
          </table:table-cell>
          <table:table-cell office:value-type="float" office:value="0.852301597595215" calcext:value-type="float">
            <text:p>0,852301597595215</text:p>
          </table:table-cell>
          <table:table-cell office:value-type="float" office:value="0.661296188831329" calcext:value-type="float">
            <text:p>0,661296188831329</text:p>
          </table:table-cell>
          <table:table-cell office:value-type="float" office:value="0.745993077754974" calcext:value-type="float">
            <text:p>0,745993077754974</text:p>
          </table:table-cell>
          <table:table-cell office:value-type="float" office:value="0.667500972747803" calcext:value-type="float">
            <text:p>0,667500972747803</text:p>
          </table:table-cell>
          <table:table-cell office:value-type="float" office:value="0.721579194068909" calcext:value-type="float">
            <text:p>0,721579194068909</text:p>
          </table:table-cell>
          <table:table-cell office:value-type="float" office:value="0.614177286624908" calcext:value-type="float">
            <text:p>0,614177286624908</text:p>
          </table:table-cell>
        </table:table-row>
        <table:table-row table:style-name="ro1">
          <table:table-cell office:value-type="float" office:value="0.740307" calcext:value-type="float">
            <text:p>0,740307</text:p>
          </table:table-cell>
          <table:table-cell office:value-type="float" office:value="0.635756075382233" calcext:value-type="float">
            <text:p>0,635756075382233</text:p>
          </table:table-cell>
          <table:table-cell office:value-type="float" office:value="0.864118456840515" calcext:value-type="float">
            <text:p>0,864118456840515</text:p>
          </table:table-cell>
          <table:table-cell office:value-type="float" office:value="0.650907516479492" calcext:value-type="float">
            <text:p>0,650907516479492</text:p>
          </table:table-cell>
          <table:table-cell office:value-type="float" office:value="0.801293790340424" calcext:value-type="float">
            <text:p>0,801293790340424</text:p>
          </table:table-cell>
          <table:table-cell office:value-type="float" office:value="0.843319833278656" calcext:value-type="float">
            <text:p>0,843319833278656</text:p>
          </table:table-cell>
          <table:table-cell office:value-type="float" office:value="0.773235857486725" calcext:value-type="float">
            <text:p>0,773235857486725</text:p>
          </table:table-cell>
          <table:table-cell office:value-type="float" office:value="0.769604206085205" calcext:value-type="float">
            <text:p>0,769604206085205</text:p>
          </table:table-cell>
          <table:table-cell office:value-type="float" office:value="0.719106554985046" calcext:value-type="float">
            <text:p>0,719106554985046</text:p>
          </table:table-cell>
          <table:table-cell office:value-type="float" office:value="0.719227313995361" calcext:value-type="float">
            <text:p>0,719227313995361</text:p>
          </table:table-cell>
          <table:table-cell office:value-type="float" office:value="0.626504182815552" calcext:value-type="float">
            <text:p>0,626504182815552</text:p>
          </table:table-cell>
        </table:table-row>
        <table:table-row table:style-name="ro1">
          <table:table-cell office:value-type="float" office:value="0.692665" calcext:value-type="float">
            <text:p>0,692665</text:p>
          </table:table-cell>
          <table:table-cell office:value-type="float" office:value="0.614547967910767" calcext:value-type="float">
            <text:p>0,614547967910767</text:p>
          </table:table-cell>
          <table:table-cell office:value-type="float" office:value="0.821880221366882" calcext:value-type="float">
            <text:p>0,821880221366882</text:p>
          </table:table-cell>
          <table:table-cell office:value-type="float" office:value="0.605249285697937" calcext:value-type="float">
            <text:p>0,605249285697937</text:p>
          </table:table-cell>
          <table:table-cell office:value-type="float" office:value="0.730730056762695" calcext:value-type="float">
            <text:p>0,730730056762695</text:p>
          </table:table-cell>
          <table:table-cell office:value-type="float" office:value="0.818748831748962" calcext:value-type="float">
            <text:p>0,818748831748962</text:p>
          </table:table-cell>
          <table:table-cell office:value-type="float" office:value="0.622982144355774" calcext:value-type="float">
            <text:p>0,622982144355774</text:p>
          </table:table-cell>
          <table:table-cell office:value-type="float" office:value="0.69066458940506" calcext:value-type="float">
            <text:p>0,69066458940506</text:p>
          </table:table-cell>
          <table:table-cell office:value-type="float" office:value="0.765698075294495" calcext:value-type="float">
            <text:p>0,765698075294495</text:p>
          </table:table-cell>
          <table:table-cell office:value-type="float" office:value="0.661604404449463" calcext:value-type="float">
            <text:p>0,661604404449463</text:p>
          </table:table-cell>
          <table:table-cell office:value-type="float" office:value="0.594548165798187" calcext:value-type="float">
            <text:p>0,594548165798187</text:p>
          </table:table-cell>
        </table:table-row>
        <table:table-row table:style-name="ro1">
          <table:table-cell office:value-type="float" office:value="0.698308" calcext:value-type="float">
            <text:p>0,698308</text:p>
          </table:table-cell>
          <table:table-cell office:value-type="float" office:value="0.590642333030701" calcext:value-type="float">
            <text:p>0,590642333030701</text:p>
          </table:table-cell>
          <table:table-cell office:value-type="float" office:value="0.744950532913208" calcext:value-type="float">
            <text:p>0,744950532913208</text:p>
          </table:table-cell>
          <table:table-cell office:value-type="float" office:value="0.646001160144806" calcext:value-type="float">
            <text:p>0,646001160144806</text:p>
          </table:table-cell>
          <table:table-cell office:value-type="float" office:value="0.708713471889496" calcext:value-type="float">
            <text:p>0,708713471889496</text:p>
          </table:table-cell>
          <table:table-cell office:value-type="float" office:value="0.778340041637421" calcext:value-type="float">
            <text:p>0,778340041637421</text:p>
          </table:table-cell>
          <table:table-cell office:value-type="float" office:value="0.683222830295563" calcext:value-type="float">
            <text:p>0,683222830295563</text:p>
          </table:table-cell>
          <table:table-cell office:value-type="float" office:value="0.718249320983887" calcext:value-type="float">
            <text:p>0,718249320983887</text:p>
          </table:table-cell>
          <table:table-cell office:value-type="float" office:value="0.822021842002869" calcext:value-type="float">
            <text:p>0,822021842002869</text:p>
          </table:table-cell>
          <table:table-cell office:value-type="float" office:value="0.676818907260895" calcext:value-type="float">
            <text:p>0,676818907260895</text:p>
          </table:table-cell>
          <table:table-cell office:value-type="float" office:value="0.614114940166473" calcext:value-type="float">
            <text:p>0,614114940166473</text:p>
          </table:table-cell>
        </table:table-row>
        <table:table-row table:style-name="ro1">
          <table:table-cell office:value-type="float" office:value="0.801933" calcext:value-type="float">
            <text:p>0,801933</text:p>
          </table:table-cell>
          <table:table-cell office:value-type="float" office:value="0.695411920547485" calcext:value-type="float">
            <text:p>0,695411920547485</text:p>
          </table:table-cell>
          <table:table-cell office:value-type="float" office:value="0.850787878036499" calcext:value-type="float">
            <text:p>0,850787878036499</text:p>
          </table:table-cell>
          <table:table-cell office:value-type="float" office:value="0.730035424232483" calcext:value-type="float">
            <text:p>0,730035424232483</text:p>
          </table:table-cell>
          <table:table-cell office:value-type="float" office:value="0.837389886379242" calcext:value-type="float">
            <text:p>0,837389886379242</text:p>
          </table:table-cell>
          <table:table-cell office:value-type="float" office:value="0.941663205623627" calcext:value-type="float">
            <text:p>0,941663205623627</text:p>
          </table:table-cell>
          <table:table-cell office:value-type="float" office:value="0.758083879947662" calcext:value-type="float">
            <text:p>0,758083879947662</text:p>
          </table:table-cell>
          <table:table-cell office:value-type="float" office:value="0.830675363540649" calcext:value-type="float">
            <text:p>0,830675363540649</text:p>
          </table:table-cell>
          <table:table-cell office:value-type="float" office:value="0.878601908683777" calcext:value-type="float">
            <text:p>0,878601908683777</text:p>
          </table:table-cell>
          <table:table-cell office:value-type="float" office:value="0.771509647369385" calcext:value-type="float">
            <text:p>0,771509647369385</text:p>
          </table:table-cell>
          <table:table-cell office:value-type="float" office:value="0.725175380706787" calcext:value-type="float">
            <text:p>0,725175380706787</text:p>
          </table:table-cell>
        </table:table-row>
        <table:table-row table:style-name="ro1">
          <table:table-cell office:value-type="float" office:value="0.973407" calcext:value-type="float">
            <text:p>0,973407</text:p>
          </table:table-cell>
          <table:table-cell office:value-type="float" office:value="0.952261388301849" calcext:value-type="float">
            <text:p>0,952261388301849</text:p>
          </table:table-cell>
          <table:table-cell office:value-type="float" office:value="1.02008259296417" calcext:value-type="float">
            <text:p>1,02008259296417</text:p>
          </table:table-cell>
          <table:table-cell office:value-type="float" office:value="0.975270628929138" calcext:value-type="float">
            <text:p>0,975270628929138</text:p>
          </table:table-cell>
          <table:table-cell office:value-type="float" office:value="1.04276597499847" calcext:value-type="float">
            <text:p>1,04276597499847</text:p>
          </table:table-cell>
          <table:table-cell office:value-type="float" office:value="1.0977144241333" calcext:value-type="float">
            <text:p>1,0977144241333</text:p>
          </table:table-cell>
          <table:table-cell office:value-type="float" office:value="0.920215845108032" calcext:value-type="float">
            <text:p>0,920215845108032</text:p>
          </table:table-cell>
          <table:table-cell office:value-type="float" office:value="0.946826756000519" calcext:value-type="float">
            <text:p>0,946826756000519</text:p>
          </table:table-cell>
          <table:table-cell office:value-type="float" office:value="0.881600856781006" calcext:value-type="float">
            <text:p>0,881600856781006</text:p>
          </table:table-cell>
          <table:table-cell office:value-type="float" office:value="0.888608992099762" calcext:value-type="float">
            <text:p>0,888608992099762</text:p>
          </table:table-cell>
          <table:table-cell office:value-type="float" office:value="1.00871789455414" calcext:value-type="float">
            <text:p>1,00871789455414</text:p>
          </table:table-cell>
        </table:table-row>
        <table:table-row table:style-name="ro1">
          <table:table-cell office:value-type="float" office:value="1.53009" calcext:value-type="float">
            <text:p>1,53009</text:p>
          </table:table-cell>
          <table:table-cell office:value-type="float" office:value="1.44358015060425" calcext:value-type="float">
            <text:p>1,44358015060425</text:p>
          </table:table-cell>
          <table:table-cell office:value-type="float" office:value="1.94711577892303" calcext:value-type="float">
            <text:p>1,94711577892303</text:p>
          </table:table-cell>
          <table:table-cell office:value-type="float" office:value="1.43062937259674" calcext:value-type="float">
            <text:p>1,43062937259674</text:p>
          </table:table-cell>
          <table:table-cell office:value-type="float" office:value="1.57282865047455" calcext:value-type="float">
            <text:p>1,57282865047455</text:p>
          </table:table-cell>
          <table:table-cell office:value-type="float" office:value="1.40413057804108" calcext:value-type="float">
            <text:p>1,40413057804108</text:p>
          </table:table-cell>
          <table:table-cell office:value-type="float" office:value="1.229825258255" calcext:value-type="float">
            <text:p>1,229825258255</text:p>
          </table:table-cell>
          <table:table-cell office:value-type="float" office:value="1.6648440361023" calcext:value-type="float">
            <text:p>1,6648440361023</text:p>
          </table:table-cell>
          <table:table-cell office:value-type="float" office:value="1.28701043128967" calcext:value-type="float">
            <text:p>1,28701043128967</text:p>
          </table:table-cell>
          <table:table-cell office:value-type="float" office:value="1.29503858089447" calcext:value-type="float">
            <text:p>1,29503858089447</text:p>
          </table:table-cell>
          <table:table-cell office:value-type="float" office:value="2.0259428024292" calcext:value-type="float">
            <text:p>2,0259428024292</text:p>
          </table:table-cell>
        </table:table-row>
        <table:table-row table:style-name="ro1">
          <table:table-cell office:value-type="float" office:value="1.99532" calcext:value-type="float">
            <text:p>1,99532</text:p>
          </table:table-cell>
          <table:table-cell office:value-type="float" office:value="1.63536012172699" calcext:value-type="float">
            <text:p>1,63536012172699</text:p>
          </table:table-cell>
          <table:table-cell office:value-type="float" office:value="2.9460756778717" calcext:value-type="float">
            <text:p>2,9460756778717</text:p>
          </table:table-cell>
          <table:table-cell office:value-type="float" office:value="1.86825239658356" calcext:value-type="float">
            <text:p>1,86825239658356</text:p>
          </table:table-cell>
          <table:table-cell office:value-type="float" office:value="2.03700184822083" calcext:value-type="float">
            <text:p>2,03700184822083</text:p>
          </table:table-cell>
          <table:table-cell office:value-type="float" office:value="1.69248950481415" calcext:value-type="float">
            <text:p>1,69248950481415</text:p>
          </table:table-cell>
          <table:table-cell office:value-type="float" office:value="1.48078787326813" calcext:value-type="float">
            <text:p>1,48078787326813</text:p>
          </table:table-cell>
          <table:table-cell office:value-type="float" office:value="2.33340740203857" calcext:value-type="float">
            <text:p>2,33340740203857</text:p>
          </table:table-cell>
          <table:table-cell office:value-type="float" office:value="1.49325466156006" calcext:value-type="float">
            <text:p>1,49325466156006</text:p>
          </table:table-cell>
          <table:table-cell office:value-type="float" office:value="1.60733461380005" calcext:value-type="float">
            <text:p>1,60733461380005</text:p>
          </table:table-cell>
          <table:table-cell office:value-type="float" office:value="2.8591902256012" calcext:value-type="float">
            <text:p>2,8591902256012</text:p>
          </table:table-cell>
        </table:table-row>
        <table:table-row table:style-name="ro1">
          <table:table-cell office:value-type="float" office:value="2.45642" calcext:value-type="float">
            <text:p>2,45642</text:p>
          </table:table-cell>
          <table:table-cell office:value-type="float" office:value="1.9752813577652" calcext:value-type="float">
            <text:p>1,9752813577652</text:p>
          </table:table-cell>
          <table:table-cell office:value-type="float" office:value="3.37857818603516" calcext:value-type="float">
            <text:p>3,37857818603516</text:p>
          </table:table-cell>
          <table:table-cell office:value-type="float" office:value="2.25173091888428" calcext:value-type="float">
            <text:p>2,25173091888428</text:p>
          </table:table-cell>
          <table:table-cell office:value-type="float" office:value="2.61479425430298" calcext:value-type="float">
            <text:p>2,61479425430298</text:p>
          </table:table-cell>
          <table:table-cell office:value-type="float" office:value="2.05637454986572" calcext:value-type="float">
            <text:p>2,05637454986572</text:p>
          </table:table-cell>
          <table:table-cell office:value-type="float" office:value="1.80769121646881" calcext:value-type="float">
            <text:p>1,80769121646881</text:p>
          </table:table-cell>
          <table:table-cell office:value-type="float" office:value="2.96299076080322" calcext:value-type="float">
            <text:p>2,96299076080322</text:p>
          </table:table-cell>
          <table:table-cell office:value-type="float" office:value="1.93351757526398" calcext:value-type="float">
            <text:p>1,93351757526398</text:p>
          </table:table-cell>
          <table:table-cell office:value-type="float" office:value="1.97188198566437" calcext:value-type="float">
            <text:p>1,97188198566437</text:p>
          </table:table-cell>
          <table:table-cell office:value-type="float" office:value="3.6113395690918" calcext:value-type="float">
            <text:p>3,6113395690918</text:p>
          </table:table-cell>
        </table:table-row>
        <table:table-row table:style-name="ro1">
          <table:table-cell office:value-type="float" office:value="1.8683" calcext:value-type="float">
            <text:p>1,8683</text:p>
          </table:table-cell>
          <table:table-cell office:value-type="float" office:value="1.72017741203308" calcext:value-type="float">
            <text:p>1,72017741203308</text:p>
          </table:table-cell>
          <table:table-cell office:value-type="float" office:value="2.27863049507141" calcext:value-type="float">
            <text:p>2,27863049507141</text:p>
          </table:table-cell>
          <table:table-cell office:value-type="float" office:value="1.68990421295166" calcext:value-type="float">
            <text:p>1,68990421295166</text:p>
          </table:table-cell>
          <table:table-cell office:value-type="float" office:value="2.00198459625244" calcext:value-type="float">
            <text:p>2,00198459625244</text:p>
          </table:table-cell>
          <table:table-cell office:value-type="float" office:value="1.64079439640045" calcext:value-type="float">
            <text:p>1,64079439640045</text:p>
          </table:table-cell>
          <table:table-cell office:value-type="float" office:value="1.46700966358185" calcext:value-type="float">
            <text:p>1,46700966358185</text:p>
          </table:table-cell>
          <table:table-cell office:value-type="float" office:value="2.0837733745575" calcext:value-type="float">
            <text:p>2,0837733745575</text:p>
          </table:table-cell>
          <table:table-cell office:value-type="float" office:value="1.4468697309494" calcext:value-type="float">
            <text:p>1,4468697309494</text:p>
          </table:table-cell>
          <table:table-cell office:value-type="float" office:value="1.59065759181976" calcext:value-type="float">
            <text:p>1,59065759181976</text:p>
          </table:table-cell>
          <table:table-cell office:value-type="float" office:value="2.76322031021118" calcext:value-type="float">
            <text:p>2,76322031021118</text:p>
          </table:table-cell>
        </table:table-row>
        <table:table-row table:style-name="ro1">
          <table:table-cell office:value-type="float" office:value="1.75116" calcext:value-type="float">
            <text:p>1,75116</text:p>
          </table:table-cell>
          <table:table-cell office:value-type="float" office:value="1.70067739486694" calcext:value-type="float">
            <text:p>1,70067739486694</text:p>
          </table:table-cell>
          <table:table-cell office:value-type="float" office:value="1.96241736412048" calcext:value-type="float">
            <text:p>1,96241736412048</text:p>
          </table:table-cell>
          <table:table-cell office:value-type="float" office:value="1.69415307044983" calcext:value-type="float">
            <text:p>1,69415307044983</text:p>
          </table:table-cell>
          <table:table-cell office:value-type="float" office:value="1.87322044372559" calcext:value-type="float">
            <text:p>1,87322044372559</text:p>
          </table:table-cell>
          <table:table-cell office:value-type="float" office:value="1.55570292472839" calcext:value-type="float">
            <text:p>1,55570292472839</text:p>
          </table:table-cell>
          <table:table-cell office:value-type="float" office:value="1.46539556980133" calcext:value-type="float">
            <text:p>1,46539556980133</text:p>
          </table:table-cell>
          <table:table-cell office:value-type="float" office:value="1.83943819999695" calcext:value-type="float">
            <text:p>1,83943819999695</text:p>
          </table:table-cell>
          <table:table-cell office:value-type="float" office:value="1.5116583108902" calcext:value-type="float">
            <text:p>1,5116583108902</text:p>
          </table:table-cell>
          <table:table-cell office:value-type="float" office:value="1.49972653388977" calcext:value-type="float">
            <text:p>1,49972653388977</text:p>
          </table:table-cell>
          <table:table-cell office:value-type="float" office:value="2.40919303894043" calcext:value-type="float">
            <text:p>2,40919303894043</text:p>
          </table:table-cell>
        </table:table-row>
        <table:table-row table:style-name="ro1">
          <table:table-cell office:value-type="float" office:value="1.68818" calcext:value-type="float">
            <text:p>1,68818</text:p>
          </table:table-cell>
          <table:table-cell office:value-type="float" office:value="1.72170150279999" calcext:value-type="float">
            <text:p>1,72170150279999</text:p>
          </table:table-cell>
          <table:table-cell office:value-type="float" office:value="1.61409795284271" calcext:value-type="float">
            <text:p>1,61409795284271</text:p>
          </table:table-cell>
          <table:table-cell office:value-type="float" office:value="1.72305822372437" calcext:value-type="float">
            <text:p>1,72305822372437</text:p>
          </table:table-cell>
          <table:table-cell office:value-type="float" office:value="1.79486417770386" calcext:value-type="float">
            <text:p>1,79486417770386</text:p>
          </table:table-cell>
          <table:table-cell office:value-type="float" office:value="1.59691643714905" calcext:value-type="float">
            <text:p>1,59691643714905</text:p>
          </table:table-cell>
          <table:table-cell office:value-type="float" office:value="1.58138835430145" calcext:value-type="float">
            <text:p>1,58138835430145</text:p>
          </table:table-cell>
          <table:table-cell office:value-type="float" office:value="1.48321497440338" calcext:value-type="float">
            <text:p>1,48321497440338</text:p>
          </table:table-cell>
          <table:table-cell office:value-type="float" office:value="1.43876516819" calcext:value-type="float">
            <text:p>1,43876516819</text:p>
          </table:table-cell>
          <table:table-cell office:value-type="float" office:value="1.50637674331665" calcext:value-type="float">
            <text:p>1,50637674331665</text:p>
          </table:table-cell>
          <table:table-cell office:value-type="float" office:value="2.4213879108429" calcext:value-type="float">
            <text:p>2,4213879108429</text:p>
          </table:table-cell>
        </table:table-row>
        <table:table-row table:style-name="ro1">
          <table:table-cell office:value-type="float" office:value="1.26894" calcext:value-type="float">
            <text:p>1,26894</text:p>
          </table:table-cell>
          <table:table-cell office:value-type="float" office:value="1.29208171367645" calcext:value-type="float">
            <text:p>1,29208171367645</text:p>
          </table:table-cell>
          <table:table-cell office:value-type="float" office:value="1.08756220340729" calcext:value-type="float">
            <text:p>1,08756220340729</text:p>
          </table:table-cell>
          <table:table-cell office:value-type="float" office:value="1.29021108150482" calcext:value-type="float">
            <text:p>1,29021108150482</text:p>
          </table:table-cell>
          <table:table-cell office:value-type="float" office:value="1.2996689081192" calcext:value-type="float">
            <text:p>1,2996689081192</text:p>
          </table:table-cell>
          <table:table-cell office:value-type="float" office:value="1.13596975803375" calcext:value-type="float">
            <text:p>1,13596975803375</text:p>
          </table:table-cell>
          <table:table-cell office:value-type="float" office:value="1.22017168998718" calcext:value-type="float">
            <text:p>1,22017168998718</text:p>
          </table:table-cell>
          <table:table-cell office:value-type="float" office:value="1.06157600879669" calcext:value-type="float">
            <text:p>1,06157600879669</text:p>
          </table:table-cell>
          <table:table-cell office:value-type="float" office:value="1.23995971679688" calcext:value-type="float">
            <text:p>1,23995971679688</text:p>
          </table:table-cell>
          <table:table-cell office:value-type="float" office:value="1.12375402450562" calcext:value-type="float">
            <text:p>1,12375402450562</text:p>
          </table:table-cell>
          <table:table-cell office:value-type="float" office:value="1.93844258785248" calcext:value-type="float">
            <text:p>1,93844258785248</text:p>
          </table:table-cell>
        </table:table-row>
        <table:table-row table:style-name="ro1">
          <table:table-cell office:value-type="float" office:value="0.928415" calcext:value-type="float">
            <text:p>0,928415</text:p>
          </table:table-cell>
          <table:table-cell office:value-type="float" office:value="0.976881384849548" calcext:value-type="float">
            <text:p>0,976881384849548</text:p>
          </table:table-cell>
          <table:table-cell office:value-type="float" office:value="0.830154001712799" calcext:value-type="float">
            <text:p>0,830154001712799</text:p>
          </table:table-cell>
          <table:table-cell office:value-type="float" office:value="0.972723066806793" calcext:value-type="float">
            <text:p>0,972723066806793</text:p>
          </table:table-cell>
          <table:table-cell office:value-type="float" office:value="0.961599588394165" calcext:value-type="float">
            <text:p>0,961599588394165</text:p>
          </table:table-cell>
          <table:table-cell office:value-type="float" office:value="0.879230201244354" calcext:value-type="float">
            <text:p>0,879230201244354</text:p>
          </table:table-cell>
          <table:table-cell office:value-type="float" office:value="1.04758882522583" calcext:value-type="float">
            <text:p>1,04758882522583</text:p>
          </table:table-cell>
          <table:table-cell office:value-type="float" office:value="0.782745480537415" calcext:value-type="float">
            <text:p>0,782745480537415</text:p>
          </table:table-cell>
          <table:table-cell office:value-type="float" office:value="0.911137223243713" calcext:value-type="float">
            <text:p>0,911137223243713</text:p>
          </table:table-cell>
          <table:table-cell office:value-type="float" office:value="0.944442331790924" calcext:value-type="float">
            <text:p>0,944442331790924</text:p>
          </table:table-cell>
          <table:table-cell office:value-type="float" office:value="0.977643191814423" calcext:value-type="float">
            <text:p>0,977643191814423</text:p>
          </table:table-cell>
        </table:table-row>
        <table:table-row table:style-name="ro1">
          <table:table-cell office:value-type="float" office:value="0.81142" calcext:value-type="float">
            <text:p>0,81142</text:p>
          </table:table-cell>
          <table:table-cell office:value-type="float" office:value="0.817854225635529" calcext:value-type="float">
            <text:p>0,817854225635529</text:p>
          </table:table-cell>
          <table:table-cell office:value-type="float" office:value="0.795076370239258" calcext:value-type="float">
            <text:p>0,795076370239258</text:p>
          </table:table-cell>
          <table:table-cell office:value-type="float" office:value="0.98541384935379" calcext:value-type="float">
            <text:p>0,98541384935379</text:p>
          </table:table-cell>
          <table:table-cell office:value-type="float" office:value="0.767781019210815" calcext:value-type="float">
            <text:p>0,767781019210815</text:p>
          </table:table-cell>
          <table:table-cell office:value-type="float" office:value="0.802082479000092" calcext:value-type="float">
            <text:p>0,802082479000092</text:p>
          </table:table-cell>
          <table:table-cell office:value-type="float" office:value="0.924494326114655" calcext:value-type="float">
            <text:p>0,924494326114655</text:p>
          </table:table-cell>
          <table:table-cell office:value-type="float" office:value="0.696493864059448" calcext:value-type="float">
            <text:p>0,696493864059448</text:p>
          </table:table-cell>
          <table:table-cell office:value-type="float" office:value="0.739401161670685" calcext:value-type="float">
            <text:p>0,739401161670685</text:p>
          </table:table-cell>
          <table:table-cell office:value-type="float" office:value="0.819966197013855" calcext:value-type="float">
            <text:p>0,819966197013855</text:p>
          </table:table-cell>
          <table:table-cell office:value-type="float" office:value="0.765639185905457" calcext:value-type="float">
            <text:p>0,765639185905457</text:p>
          </table:table-cell>
        </table:table-row>
        <table:table-row table:style-name="ro1">
          <table:table-cell office:value-type="float" office:value="0.919552" calcext:value-type="float">
            <text:p>0,919552</text:p>
          </table:table-cell>
          <table:table-cell office:value-type="float" office:value="1.12149441242218" calcext:value-type="float">
            <text:p>1,12149441242218</text:p>
          </table:table-cell>
          <table:table-cell office:value-type="float" office:value="1.0700843334198" calcext:value-type="float">
            <text:p>1,0700843334198</text:p>
          </table:table-cell>
          <table:table-cell office:value-type="float" office:value="1.24746322631836" calcext:value-type="float">
            <text:p>1,24746322631836</text:p>
          </table:table-cell>
          <table:table-cell office:value-type="float" office:value="0.790704846382141" calcext:value-type="float">
            <text:p>0,790704846382141</text:p>
          </table:table-cell>
          <table:table-cell office:value-type="float" office:value="0.873732566833496" calcext:value-type="float">
            <text:p>0,873732566833496</text:p>
          </table:table-cell>
          <table:table-cell office:value-type="float" office:value="0.919621825218201" calcext:value-type="float">
            <text:p>0,919621825218201</text:p>
          </table:table-cell>
          <table:table-cell office:value-type="float" office:value="0.766929626464844" calcext:value-type="float">
            <text:p>0,766929626464844</text:p>
          </table:table-cell>
          <table:table-cell office:value-type="float" office:value="0.661354243755341" calcext:value-type="float">
            <text:p>0,661354243755341</text:p>
          </table:table-cell>
          <table:table-cell office:value-type="float" office:value="0.928579688072205" calcext:value-type="float">
            <text:p>0,928579688072205</text:p>
          </table:table-cell>
          <table:table-cell office:value-type="float" office:value="0.81555712223053" calcext:value-type="float">
            <text:p>0,81555712223053</text:p>
          </table:table-cell>
        </table:table-row>
        <table:table-row table:style-name="ro1">
          <table:table-cell office:value-type="float" office:value="0.747836" calcext:value-type="float">
            <text:p>0,747836</text:p>
          </table:table-cell>
          <table:table-cell office:value-type="float" office:value="0.814766049385071" calcext:value-type="float">
            <text:p>0,814766049385071</text:p>
          </table:table-cell>
          <table:table-cell office:value-type="float" office:value="0.729786396026611" calcext:value-type="float">
            <text:p>0,729786396026611</text:p>
          </table:table-cell>
          <table:table-cell office:value-type="float" office:value="0.8136887550354" calcext:value-type="float">
            <text:p>0,8136887550354</text:p>
          </table:table-cell>
          <table:table-cell office:value-type="float" office:value="0.755470335483551" calcext:value-type="float">
            <text:p>0,755470335483551</text:p>
          </table:table-cell>
          <table:table-cell office:value-type="float" office:value="0.780613362789154" calcext:value-type="float">
            <text:p>0,780613362789154</text:p>
          </table:table-cell>
          <table:table-cell office:value-type="float" office:value="0.742580711841583" calcext:value-type="float">
            <text:p>0,742580711841583</text:p>
          </table:table-cell>
          <table:table-cell office:value-type="float" office:value="0.689289748668671" calcext:value-type="float">
            <text:p>0,689289748668671</text:p>
          </table:table-cell>
          <table:table-cell office:value-type="float" office:value="0.588678121566772" calcext:value-type="float">
            <text:p>0,588678121566772</text:p>
          </table:table-cell>
          <table:table-cell office:value-type="float" office:value="0.841561555862427" calcext:value-type="float">
            <text:p>0,841561555862427</text:p>
          </table:table-cell>
          <table:table-cell office:value-type="float" office:value="0.72192519903183" calcext:value-type="float">
            <text:p>0,72192519903183</text:p>
          </table:table-cell>
        </table:table-row>
        <table:table-row table:style-name="ro1">
          <table:table-cell office:value-type="float" office:value="0.690025" calcext:value-type="float">
            <text:p>0,690025</text:p>
          </table:table-cell>
          <table:table-cell office:value-type="float" office:value="0.652194976806641" calcext:value-type="float">
            <text:p>0,652194976806641</text:p>
          </table:table-cell>
          <table:table-cell office:value-type="float" office:value="0.752746045589447" calcext:value-type="float">
            <text:p>0,752746045589447</text:p>
          </table:table-cell>
          <table:table-cell office:value-type="float" office:value="0.769868552684784" calcext:value-type="float">
            <text:p>0,769868552684784</text:p>
          </table:table-cell>
          <table:table-cell office:value-type="float" office:value="0.706735610961914" calcext:value-type="float">
            <text:p>0,706735610961914</text:p>
          </table:table-cell>
          <table:table-cell office:value-type="float" office:value="0.709998786449432" calcext:value-type="float">
            <text:p>0,709998786449432</text:p>
          </table:table-cell>
          <table:table-cell office:value-type="float" office:value="0.74148964881897" calcext:value-type="float">
            <text:p>0,74148964881897</text:p>
          </table:table-cell>
          <table:table-cell office:value-type="float" office:value="0.671663641929626" calcext:value-type="float">
            <text:p>0,671663641929626</text:p>
          </table:table-cell>
          <table:table-cell office:value-type="float" office:value="0.583021819591522" calcext:value-type="float">
            <text:p>0,583021819591522</text:p>
          </table:table-cell>
          <table:table-cell office:value-type="float" office:value="0.675483703613281" calcext:value-type="float">
            <text:p>0,675483703613281</text:p>
          </table:table-cell>
          <table:table-cell office:value-type="float" office:value="0.637045621871948" calcext:value-type="float">
            <text:p>0,637045621871948</text:p>
          </table:table-cell>
        </table:table-row>
        <table:table-row table:style-name="ro1">
          <table:table-cell office:value-type="float" office:value="0.747926" calcext:value-type="float">
            <text:p>0,747926</text:p>
          </table:table-cell>
          <table:table-cell office:value-type="float" office:value="0.784522116184235" calcext:value-type="float">
            <text:p>0,784522116184235</text:p>
          </table:table-cell>
          <table:table-cell office:value-type="float" office:value="0.940631330013275" calcext:value-type="float">
            <text:p>0,940631330013275</text:p>
          </table:table-cell>
          <table:table-cell office:value-type="float" office:value="1.0175586938858" calcext:value-type="float">
            <text:p>1,0175586938858</text:p>
          </table:table-cell>
          <table:table-cell office:value-type="float" office:value="0.658515930175781" calcext:value-type="float">
            <text:p>0,658515930175781</text:p>
          </table:table-cell>
          <table:table-cell office:value-type="float" office:value="0.692458212375641" calcext:value-type="float">
            <text:p>0,692458212375641</text:p>
          </table:table-cell>
          <table:table-cell office:value-type="float" office:value="0.772128820419312" calcext:value-type="float">
            <text:p>0,772128820419312</text:p>
          </table:table-cell>
          <table:table-cell office:value-type="float" office:value="0.663317680358887" calcext:value-type="float">
            <text:p>0,663317680358887</text:p>
          </table:table-cell>
          <table:table-cell office:value-type="float" office:value="0.592224717140198" calcext:value-type="float">
            <text:p>0,592224717140198</text:p>
          </table:table-cell>
          <table:table-cell office:value-type="float" office:value="0.68759286403656" calcext:value-type="float">
            <text:p>0,68759286403656</text:p>
          </table:table-cell>
          <table:table-cell office:value-type="float" office:value="0.670313894748688" calcext:value-type="float">
            <text:p>0,670313894748688</text:p>
          </table:table-cell>
        </table:table-row>
        <table:table-row table:style-name="ro1">
          <table:table-cell office:value-type="float" office:value="0.664782" calcext:value-type="float">
            <text:p>0,664782</text:p>
          </table:table-cell>
          <table:table-cell office:value-type="float" office:value="0.670095384120941" calcext:value-type="float">
            <text:p>0,670095384120941</text:p>
          </table:table-cell>
          <table:table-cell office:value-type="float" office:value="0.79336553812027" calcext:value-type="float">
            <text:p>0,79336553812027</text:p>
          </table:table-cell>
          <table:table-cell office:value-type="float" office:value="0.92259407043457" calcext:value-type="float">
            <text:p>0,92259407043457</text:p>
          </table:table-cell>
          <table:table-cell office:value-type="float" office:value="0.600956499576569" calcext:value-type="float">
            <text:p>0,600956499576569</text:p>
          </table:table-cell>
          <table:table-cell office:value-type="float" office:value="0.600404500961304" calcext:value-type="float">
            <text:p>0,600404500961304</text:p>
          </table:table-cell>
          <table:table-cell office:value-type="float" office:value="0.660962224006653" calcext:value-type="float">
            <text:p>0,660962224006653</text:p>
          </table:table-cell>
          <table:table-cell office:value-type="float" office:value="0.612957179546356" calcext:value-type="float">
            <text:p>0,612957179546356</text:p>
          </table:table-cell>
          <table:table-cell office:value-type="float" office:value="0.553141057491303" calcext:value-type="float">
            <text:p>0,553141057491303</text:p>
          </table:table-cell>
          <table:table-cell office:value-type="float" office:value="0.630097329616547" calcext:value-type="float">
            <text:p>0,630097329616547</text:p>
          </table:table-cell>
          <table:table-cell office:value-type="float" office:value="0.603241801261902" calcext:value-type="float">
            <text:p>0,603241801261902</text:p>
          </table:table-cell>
        </table:table-row>
        <table:table-row table:style-name="ro1">
          <table:table-cell office:value-type="float" office:value="0.641834" calcext:value-type="float">
            <text:p>0,641834</text:p>
          </table:table-cell>
          <table:table-cell office:value-type="float" office:value="0.610609114170074" calcext:value-type="float">
            <text:p>0,610609114170074</text:p>
          </table:table-cell>
          <table:table-cell office:value-type="float" office:value="0.762752950191498" calcext:value-type="float">
            <text:p>0,762752950191498</text:p>
          </table:table-cell>
          <table:table-cell office:value-type="float" office:value="0.891200959682465" calcext:value-type="float">
            <text:p>0,891200959682465</text:p>
          </table:table-cell>
          <table:table-cell office:value-type="float" office:value="0.588873684406281" calcext:value-type="float">
            <text:p>0,588873684406281</text:p>
          </table:table-cell>
          <table:table-cell office:value-type="float" office:value="0.605417966842651" calcext:value-type="float">
            <text:p>0,605417966842651</text:p>
          </table:table-cell>
          <table:table-cell office:value-type="float" office:value="0.698871552944183" calcext:value-type="float">
            <text:p>0,698871552944183</text:p>
          </table:table-cell>
          <table:table-cell office:value-type="float" office:value="0.592576682567596" calcext:value-type="float">
            <text:p>0,592576682567596</text:p>
          </table:table-cell>
          <table:table-cell office:value-type="float" office:value="0.519654393196106" calcext:value-type="float">
            <text:p>0,519654393196106</text:p>
          </table:table-cell>
          <table:table-cell office:value-type="float" office:value="0.609074056148529" calcext:value-type="float">
            <text:p>0,609074056148529</text:p>
          </table:table-cell>
          <table:table-cell office:value-type="float" office:value="0.539313316345215" calcext:value-type="float">
            <text:p>0,539313316345215</text:p>
          </table:table-cell>
        </table:table-row>
        <table:table-row table:style-name="ro1">
          <table:table-cell office:value-type="float" office:value="0.718497" calcext:value-type="float">
            <text:p>0,718497</text:p>
          </table:table-cell>
          <table:table-cell office:value-type="float" office:value="0.72837620973587" calcext:value-type="float">
            <text:p>0,72837620973587</text:p>
          </table:table-cell>
          <table:table-cell office:value-type="float" office:value="0.941278636455536" calcext:value-type="float">
            <text:p>0,941278636455536</text:p>
          </table:table-cell>
          <table:table-cell office:value-type="float" office:value="0.997814178466797" calcext:value-type="float">
            <text:p>0,997814178466797</text:p>
          </table:table-cell>
          <table:table-cell office:value-type="float" office:value="0.658688127994537" calcext:value-type="float">
            <text:p>0,658688127994537</text:p>
          </table:table-cell>
          <table:table-cell office:value-type="float" office:value="0.652304649353027" calcext:value-type="float">
            <text:p>0,652304649353027</text:p>
          </table:table-cell>
          <table:table-cell office:value-type="float" office:value="0.818802714347839" calcext:value-type="float">
            <text:p>0,818802714347839</text:p>
          </table:table-cell>
          <table:table-cell office:value-type="float" office:value="0.619221687316895" calcext:value-type="float">
            <text:p>0,619221687316895</text:p>
          </table:table-cell>
          <table:table-cell office:value-type="float" office:value="0.545346617698669" calcext:value-type="float">
            <text:p>0,545346617698669</text:p>
          </table:table-cell>
          <table:table-cell office:value-type="float" office:value="0.643281280994415" calcext:value-type="float">
            <text:p>0,643281280994415</text:p>
          </table:table-cell>
          <table:table-cell office:value-type="float" office:value="0.579853057861328" calcext:value-type="float">
            <text:p>0,579853057861328</text:p>
          </table:table-cell>
        </table:table-row>
        <table:table-row table:style-name="ro1">
          <table:table-cell office:value-type="float" office:value="0.766508" calcext:value-type="float">
            <text:p>0,766508</text:p>
          </table:table-cell>
          <table:table-cell office:value-type="float" office:value="0.795284986495972" calcext:value-type="float">
            <text:p>0,795284986495972</text:p>
          </table:table-cell>
          <table:table-cell office:value-type="float" office:value="0.949491739273071" calcext:value-type="float">
            <text:p>0,949491739273071</text:p>
          </table:table-cell>
          <table:table-cell office:value-type="float" office:value="1.12472569942474" calcext:value-type="float">
            <text:p>1,12472569942474</text:p>
          </table:table-cell>
          <table:table-cell office:value-type="float" office:value="0.727299928665161" calcext:value-type="float">
            <text:p>0,727299928665161</text:p>
          </table:table-cell>
          <table:table-cell office:value-type="float" office:value="0.708496332168579" calcext:value-type="float">
            <text:p>0,708496332168579</text:p>
          </table:table-cell>
          <table:table-cell office:value-type="float" office:value="0.802777647972107" calcext:value-type="float">
            <text:p>0,802777647972107</text:p>
          </table:table-cell>
          <table:table-cell office:value-type="float" office:value="0.631344079971314" calcext:value-type="float">
            <text:p>0,631344079971314</text:p>
          </table:table-cell>
          <table:table-cell office:value-type="float" office:value="0.612676024436951" calcext:value-type="float">
            <text:p>0,612676024436951</text:p>
          </table:table-cell>
          <table:table-cell office:value-type="float" office:value="0.684117794036865" calcext:value-type="float">
            <text:p>0,684117794036865</text:p>
          </table:table-cell>
          <table:table-cell office:value-type="float" office:value="0.628867387771606" calcext:value-type="float">
            <text:p>0,628867387771606</text:p>
          </table:table-cell>
        </table:table-row>
        <table:table-row table:style-name="ro1">
          <table:table-cell office:value-type="float" office:value="0.79281" calcext:value-type="float">
            <text:p>0,79281</text:p>
          </table:table-cell>
          <table:table-cell office:value-type="float" office:value="0.788093328475952" calcext:value-type="float">
            <text:p>0,788093328475952</text:p>
          </table:table-cell>
          <table:table-cell office:value-type="float" office:value="0.890393197536469" calcext:value-type="float">
            <text:p>0,890393197536469</text:p>
          </table:table-cell>
          <table:table-cell office:value-type="float" office:value="1.22338390350342" calcext:value-type="float">
            <text:p>1,22338390350342</text:p>
          </table:table-cell>
          <table:table-cell office:value-type="float" office:value="0.735328853130341" calcext:value-type="float">
            <text:p>0,735328853130341</text:p>
          </table:table-cell>
          <table:table-cell office:value-type="float" office:value="0.694858849048615" calcext:value-type="float">
            <text:p>0,694858849048615</text:p>
          </table:table-cell>
          <table:table-cell office:value-type="float" office:value="0.89874529838562" calcext:value-type="float">
            <text:p>0,89874529838562</text:p>
          </table:table-cell>
          <table:table-cell office:value-type="float" office:value="0.629610776901245" calcext:value-type="float">
            <text:p>0,629610776901245</text:p>
          </table:table-cell>
          <table:table-cell office:value-type="float" office:value="0.683276772499085" calcext:value-type="float">
            <text:p>0,683276772499085</text:p>
          </table:table-cell>
          <table:table-cell office:value-type="float" office:value="0.722373247146606" calcext:value-type="float">
            <text:p>0,722373247146606</text:p>
          </table:table-cell>
          <table:table-cell office:value-type="float" office:value="0.662031233310699" calcext:value-type="float">
            <text:p>0,662031233310699</text:p>
          </table:table-cell>
        </table:table-row>
        <table:table-row table:style-name="ro1">
          <table:table-cell office:value-type="float" office:value="0.807041" calcext:value-type="float">
            <text:p>0,807041</text:p>
          </table:table-cell>
          <table:table-cell office:value-type="float" office:value="0.803030848503113" calcext:value-type="float">
            <text:p>0,803030848503113</text:p>
          </table:table-cell>
          <table:table-cell office:value-type="float" office:value="0.911618530750275" calcext:value-type="float">
            <text:p>0,911618530750275</text:p>
          </table:table-cell>
          <table:table-cell office:value-type="float" office:value="1.24037373065948" calcext:value-type="float">
            <text:p>1,24037373065948</text:p>
          </table:table-cell>
          <table:table-cell office:value-type="float" office:value="0.668786764144897" calcext:value-type="float">
            <text:p>0,668786764144897</text:p>
          </table:table-cell>
          <table:table-cell office:value-type="float" office:value="0.676283717155457" calcext:value-type="float">
            <text:p>0,676283717155457</text:p>
          </table:table-cell>
          <table:table-cell office:value-type="float" office:value="1.04299986362457" calcext:value-type="float">
            <text:p>1,04299986362457</text:p>
          </table:table-cell>
          <table:table-cell office:value-type="float" office:value="0.691823601722717" calcext:value-type="float">
            <text:p>0,691823601722717</text:p>
          </table:table-cell>
          <table:table-cell office:value-type="float" office:value="0.671149551868439" calcext:value-type="float">
            <text:p>0,671149551868439</text:p>
          </table:table-cell>
          <table:table-cell office:value-type="float" office:value="0.714729607105255" calcext:value-type="float">
            <text:p>0,714729607105255</text:p>
          </table:table-cell>
          <table:table-cell office:value-type="float" office:value="0.649609684944153" calcext:value-type="float">
            <text:p>0,649609684944153</text:p>
          </table:table-cell>
        </table:table-row>
        <table:table-row table:style-name="ro1">
          <table:table-cell office:value-type="float" office:value="0.853564" calcext:value-type="float">
            <text:p>0,853564</text:p>
          </table:table-cell>
          <table:table-cell office:value-type="float" office:value="0.885075926780701" calcext:value-type="float">
            <text:p>0,885075926780701</text:p>
          </table:table-cell>
          <table:table-cell office:value-type="float" office:value="0.922520816326141" calcext:value-type="float">
            <text:p>0,922520816326141</text:p>
          </table:table-cell>
          <table:table-cell office:value-type="float" office:value="1.10546016693115" calcext:value-type="float">
            <text:p>1,10546016693115</text:p>
          </table:table-cell>
          <table:table-cell office:value-type="float" office:value="0.790799140930176" calcext:value-type="float">
            <text:p>0,790799140930176</text:p>
          </table:table-cell>
          <table:table-cell office:value-type="float" office:value="0.667215704917908" calcext:value-type="float">
            <text:p>0,667215704917908</text:p>
          </table:table-cell>
          <table:table-cell office:value-type="float" office:value="1.01155257225037" calcext:value-type="float">
            <text:p>1,01155257225037</text:p>
          </table:table-cell>
          <table:table-cell office:value-type="float" office:value="0.772305190563202" calcext:value-type="float">
            <text:p>0,772305190563202</text:p>
          </table:table-cell>
          <table:table-cell office:value-type="float" office:value="0.845488607883453" calcext:value-type="float">
            <text:p>0,845488607883453</text:p>
          </table:table-cell>
          <table:table-cell office:value-type="float" office:value="0.806003749370575" calcext:value-type="float">
            <text:p>0,806003749370575</text:p>
          </table:table-cell>
          <table:table-cell office:value-type="float" office:value="0.729222416877747" calcext:value-type="float">
            <text:p>0,729222416877747</text:p>
          </table:table-cell>
        </table:table-row>
        <table:table-row table:style-name="ro1">
          <table:table-cell office:value-type="float" office:value="1.00284" calcext:value-type="float">
            <text:p>1,00284</text:p>
          </table:table-cell>
          <table:table-cell office:value-type="float" office:value="1.12152624130249" calcext:value-type="float">
            <text:p>1,12152624130249</text:p>
          </table:table-cell>
          <table:table-cell office:value-type="float" office:value="1.07914412021637" calcext:value-type="float">
            <text:p>1,07914412021637</text:p>
          </table:table-cell>
          <table:table-cell office:value-type="float" office:value="1.61039686203003" calcext:value-type="float">
            <text:p>1,61039686203003</text:p>
          </table:table-cell>
          <table:table-cell office:value-type="float" office:value="0.930701494216919" calcext:value-type="float">
            <text:p>0,930701494216919</text:p>
          </table:table-cell>
          <table:table-cell office:value-type="float" office:value="0.812574982643127" calcext:value-type="float">
            <text:p>0,812574982643127</text:p>
          </table:table-cell>
          <table:table-cell office:value-type="float" office:value="0.908319413661957" calcext:value-type="float">
            <text:p>0,908319413661957</text:p>
          </table:table-cell>
          <table:table-cell office:value-type="float" office:value="0.870502471923828" calcext:value-type="float">
            <text:p>0,870502471923828</text:p>
          </table:table-cell>
          <table:table-cell office:value-type="float" office:value="1.01008224487305" calcext:value-type="float">
            <text:p>1,01008224487305</text:p>
          </table:table-cell>
          <table:table-cell office:value-type="float" office:value="0.949070751667023" calcext:value-type="float">
            <text:p>0,949070751667023</text:p>
          </table:table-cell>
          <table:table-cell office:value-type="float" office:value="0.73610258102417" calcext:value-type="float">
            <text:p>0,73610258102417</text:p>
          </table:table-cell>
        </table:table-row>
        <table:table-row table:style-name="ro1">
          <table:table-cell office:value-type="float" office:value="1.06238" calcext:value-type="float">
            <text:p>1,06238</text:p>
          </table:table-cell>
          <table:table-cell office:value-type="float" office:value="0.909174561500549" calcext:value-type="float">
            <text:p>0,909174561500549</text:p>
          </table:table-cell>
          <table:table-cell office:value-type="float" office:value="1.0176066160202" calcext:value-type="float">
            <text:p>1,0176066160202</text:p>
          </table:table-cell>
          <table:table-cell office:value-type="float" office:value="1.57290852069855" calcext:value-type="float">
            <text:p>1,57290852069855</text:p>
          </table:table-cell>
          <table:table-cell office:value-type="float" office:value="1.22984266281128" calcext:value-type="float">
            <text:p>1,22984266281128</text:p>
          </table:table-cell>
          <table:table-cell office:value-type="float" office:value="0.979847550392151" calcext:value-type="float">
            <text:p>0,979847550392151</text:p>
          </table:table-cell>
          <table:table-cell office:value-type="float" office:value="0.922042787075043" calcext:value-type="float">
            <text:p>0,922042787075043</text:p>
          </table:table-cell>
          <table:table-cell office:value-type="float" office:value="0.983239412307739" calcext:value-type="float">
            <text:p>0,983239412307739</text:p>
          </table:table-cell>
          <table:table-cell office:value-type="float" office:value="1.05035102367401" calcext:value-type="float">
            <text:p>1,05035102367401</text:p>
          </table:table-cell>
          <table:table-cell office:value-type="float" office:value="1.1985068321228" calcext:value-type="float">
            <text:p>1,1985068321228</text:p>
          </table:table-cell>
          <table:table-cell office:value-type="float" office:value="0.760321378707886" calcext:value-type="float">
            <text:p>0,760321378707886</text:p>
          </table:table-cell>
        </table:table-row>
        <table:table-row table:style-name="ro1">
          <table:table-cell office:value-type="float" office:value="1.07013" calcext:value-type="float">
            <text:p>1,07013</text:p>
          </table:table-cell>
          <table:table-cell office:value-type="float" office:value="0.829998791217804" calcext:value-type="float">
            <text:p>0,829998791217804</text:p>
          </table:table-cell>
          <table:table-cell office:value-type="float" office:value="1.04803276062012" calcext:value-type="float">
            <text:p>1,04803276062012</text:p>
          </table:table-cell>
          <table:table-cell office:value-type="float" office:value="1.69638526439667" calcext:value-type="float">
            <text:p>1,69638526439667</text:p>
          </table:table-cell>
          <table:table-cell office:value-type="float" office:value="1.20181965827942" calcext:value-type="float">
            <text:p>1,20181965827942</text:p>
          </table:table-cell>
          <table:table-cell office:value-type="float" office:value="1.03702700138092" calcext:value-type="float">
            <text:p>1,03702700138092</text:p>
          </table:table-cell>
          <table:table-cell office:value-type="float" office:value="0.960734486579895" calcext:value-type="float">
            <text:p>0,960734486579895</text:p>
          </table:table-cell>
          <table:table-cell office:value-type="float" office:value="1.12403535842896" calcext:value-type="float">
            <text:p>1,12403535842896</text:p>
          </table:table-cell>
          <table:table-cell office:value-type="float" office:value="0.836019933223724" calcext:value-type="float">
            <text:p>0,836019933223724</text:p>
          </table:table-cell>
          <table:table-cell office:value-type="float" office:value="1.16517293453217" calcext:value-type="float">
            <text:p>1,16517293453217</text:p>
          </table:table-cell>
          <table:table-cell office:value-type="float" office:value="0.802034497261047" calcext:value-type="float">
            <text:p>0,802034497261047</text:p>
          </table:table-cell>
        </table:table-row>
        <table:table-row table:style-name="ro1">
          <table:table-cell office:value-type="float" office:value="0.863096" calcext:value-type="float">
            <text:p>0,863096</text:p>
          </table:table-cell>
          <table:table-cell office:value-type="float" office:value="0.759540498256683" calcext:value-type="float">
            <text:p>0,759540498256683</text:p>
          </table:table-cell>
          <table:table-cell office:value-type="float" office:value="0.854192912578583" calcext:value-type="float">
            <text:p>0,854192912578583</text:p>
          </table:table-cell>
          <table:table-cell office:value-type="float" office:value="1.4445219039917" calcext:value-type="float">
            <text:p>1,4445219039917</text:p>
          </table:table-cell>
          <table:table-cell office:value-type="float" office:value="0.863927960395813" calcext:value-type="float">
            <text:p>0,863927960395813</text:p>
          </table:table-cell>
          <table:table-cell office:value-type="float" office:value="0.807244956493378" calcext:value-type="float">
            <text:p>0,807244956493378</text:p>
          </table:table-cell>
          <table:table-cell office:value-type="float" office:value="0.742395758628845" calcext:value-type="float">
            <text:p>0,742395758628845</text:p>
          </table:table-cell>
          <table:table-cell office:value-type="float" office:value="0.9304079413414" calcext:value-type="float">
            <text:p>0,9304079413414</text:p>
          </table:table-cell>
          <table:table-cell office:value-type="float" office:value="0.655687570571899" calcext:value-type="float">
            <text:p>0,655687570571899</text:p>
          </table:table-cell>
          <table:table-cell office:value-type="float" office:value="0.85887998342514" calcext:value-type="float">
            <text:p>0,85887998342514</text:p>
          </table:table-cell>
          <table:table-cell office:value-type="float" office:value="0.714161515235901" calcext:value-type="float">
            <text:p>0,714161515235901</text:p>
          </table:table-cell>
        </table:table-row>
        <table:table-row table:style-name="ro1">
          <table:table-cell office:value-type="float" office:value="0.812861" calcext:value-type="float">
            <text:p>0,812861</text:p>
          </table:table-cell>
          <table:table-cell office:value-type="float" office:value="0.694803774356842" calcext:value-type="float">
            <text:p>0,694803774356842</text:p>
          </table:table-cell>
          <table:table-cell office:value-type="float" office:value="0.708055794239044" calcext:value-type="float">
            <text:p>0,708055794239044</text:p>
          </table:table-cell>
          <table:table-cell office:value-type="float" office:value="1.53296148777008" calcext:value-type="float">
            <text:p>1,53296148777008</text:p>
          </table:table-cell>
          <table:table-cell office:value-type="float" office:value="0.77805769443512" calcext:value-type="float">
            <text:p>0,77805769443512</text:p>
          </table:table-cell>
          <table:table-cell office:value-type="float" office:value="0.714377582073212" calcext:value-type="float">
            <text:p>0,714377582073212</text:p>
          </table:table-cell>
          <table:table-cell office:value-type="float" office:value="0.707921385765076" calcext:value-type="float">
            <text:p>0,707921385765076</text:p>
          </table:table-cell>
          <table:table-cell office:value-type="float" office:value="0.85358065366745" calcext:value-type="float">
            <text:p>0,85358065366745</text:p>
          </table:table-cell>
          <table:table-cell office:value-type="float" office:value="0.683471620082855" calcext:value-type="float">
            <text:p>0,683471620082855</text:p>
          </table:table-cell>
          <table:table-cell office:value-type="float" office:value="0.734448194503784" calcext:value-type="float">
            <text:p>0,734448194503784</text:p>
          </table:table-cell>
          <table:table-cell office:value-type="float" office:value="0.720928132534027" calcext:value-type="float">
            <text:p>0,720928132534027</text:p>
          </table:table-cell>
        </table:table-row>
        <table:table-row table:style-name="ro1">
          <table:table-cell office:value-type="float" office:value="0.848873" calcext:value-type="float">
            <text:p>0,848873</text:p>
          </table:table-cell>
          <table:table-cell office:value-type="float" office:value="0.729539453983307" calcext:value-type="float">
            <text:p>0,729539453983307</text:p>
          </table:table-cell>
          <table:table-cell office:value-type="float" office:value="0.759082436561585" calcext:value-type="float">
            <text:p>0,759082436561585</text:p>
          </table:table-cell>
          <table:table-cell office:value-type="float" office:value="1.6504293680191" calcext:value-type="float">
            <text:p>1,6504293680191</text:p>
          </table:table-cell>
          <table:table-cell office:value-type="float" office:value="0.814597845077515" calcext:value-type="float">
            <text:p>0,814597845077515</text:p>
          </table:table-cell>
          <table:table-cell office:value-type="float" office:value="0.760343968868256" calcext:value-type="float">
            <text:p>0,760343968868256</text:p>
          </table:table-cell>
          <table:table-cell office:value-type="float" office:value="0.779297113418579" calcext:value-type="float">
            <text:p>0,779297113418579</text:p>
          </table:table-cell>
          <table:table-cell office:value-type="float" office:value="0.884273827075958" calcext:value-type="float">
            <text:p>0,884273827075958</text:p>
          </table:table-cell>
          <table:table-cell office:value-type="float" office:value="0.663021266460419" calcext:value-type="float">
            <text:p>0,663021266460419</text:p>
          </table:table-cell>
          <table:table-cell office:value-type="float" office:value="0.778361618518829" calcext:value-type="float">
            <text:p>0,778361618518829</text:p>
          </table:table-cell>
          <table:table-cell office:value-type="float" office:value="0.669782698154449" calcext:value-type="float">
            <text:p>0,669782698154449</text:p>
          </table:table-cell>
        </table:table-row>
        <table:table-row table:style-name="ro1">
          <table:table-cell office:value-type="float" office:value="1.04741" calcext:value-type="float">
            <text:p>1,04741</text:p>
          </table:table-cell>
          <table:table-cell office:value-type="float" office:value="0.830259799957275" calcext:value-type="float">
            <text:p>0,830259799957275</text:p>
          </table:table-cell>
          <table:table-cell office:value-type="float" office:value="0.944562137126923" calcext:value-type="float">
            <text:p>0,944562137126923</text:p>
          </table:table-cell>
          <table:table-cell office:value-type="float" office:value="2.27204728126526" calcext:value-type="float">
            <text:p>2,27204728126526</text:p>
          </table:table-cell>
          <table:table-cell office:value-type="float" office:value="1.07778775691986" calcext:value-type="float">
            <text:p>1,07778775691986</text:p>
          </table:table-cell>
          <table:table-cell office:value-type="float" office:value="0.869915366172791" calcext:value-type="float">
            <text:p>0,869915366172791</text:p>
          </table:table-cell>
          <table:table-cell office:value-type="float" office:value="0.938348054885864" calcext:value-type="float">
            <text:p>0,938348054885864</text:p>
          </table:table-cell>
          <table:table-cell office:value-type="float" office:value="1.02758419513702" calcext:value-type="float">
            <text:p>1,02758419513702</text:p>
          </table:table-cell>
          <table:table-cell office:value-type="float" office:value="0.822953045368195" calcext:value-type="float">
            <text:p>0,822953045368195</text:p>
          </table:table-cell>
          <table:table-cell office:value-type="float" office:value="0.875398576259613" calcext:value-type="float">
            <text:p>0,875398576259613</text:p>
          </table:table-cell>
          <table:table-cell office:value-type="float" office:value="0.815226197242737" calcext:value-type="float">
            <text:p>0,815226197242737</text:p>
          </table:table-cell>
        </table:table-row>
        <table:table-row table:style-name="ro1">
          <table:table-cell office:value-type="float" office:value="1.4055" calcext:value-type="float">
            <text:p>1,4055</text:p>
          </table:table-cell>
          <table:table-cell office:value-type="float" office:value="1.09495604038239" calcext:value-type="float">
            <text:p>1,09495604038239</text:p>
          </table:table-cell>
          <table:table-cell office:value-type="float" office:value="1.72438621520996" calcext:value-type="float">
            <text:p>1,72438621520996</text:p>
          </table:table-cell>
          <table:table-cell office:value-type="float" office:value="2.29521751403809" calcext:value-type="float">
            <text:p>2,29521751403809</text:p>
          </table:table-cell>
          <table:table-cell office:value-type="float" office:value="1.40560400485992" calcext:value-type="float">
            <text:p>1,40560400485992</text:p>
          </table:table-cell>
          <table:table-cell office:value-type="float" office:value="1.55890882015228" calcext:value-type="float">
            <text:p>1,55890882015228</text:p>
          </table:table-cell>
          <table:table-cell office:value-type="float" office:value="1.18721485137939" calcext:value-type="float">
            <text:p>1,18721485137939</text:p>
          </table:table-cell>
          <table:table-cell office:value-type="float" office:value="1.37199568748474" calcext:value-type="float">
            <text:p>1,37199568748474</text:p>
          </table:table-cell>
          <table:table-cell office:value-type="float" office:value="0.967408895492554" calcext:value-type="float">
            <text:p>0,967408895492554</text:p>
          </table:table-cell>
          <table:table-cell office:value-type="float" office:value="1.43870377540588" calcext:value-type="float">
            <text:p>1,43870377540588</text:p>
          </table:table-cell>
          <table:table-cell office:value-type="float" office:value="1.01060366630554" calcext:value-type="float">
            <text:p>1,01060366630554</text:p>
          </table:table-cell>
        </table:table-row>
        <table:table-row table:style-name="ro1">
          <table:table-cell office:value-type="float" office:value="1.66187" calcext:value-type="float">
            <text:p>1,66187</text:p>
          </table:table-cell>
          <table:table-cell office:value-type="float" office:value="1.11745703220367" calcext:value-type="float">
            <text:p>1,11745703220367</text:p>
          </table:table-cell>
          <table:table-cell office:value-type="float" office:value="2.42485189437866" calcext:value-type="float">
            <text:p>2,42485189437866</text:p>
          </table:table-cell>
          <table:table-cell office:value-type="float" office:value="2.17393779754639" calcext:value-type="float">
            <text:p>2,17393779754639</text:p>
          </table:table-cell>
          <table:table-cell office:value-type="float" office:value="1.72215139865875" calcext:value-type="float">
            <text:p>1,72215139865875</text:p>
          </table:table-cell>
          <table:table-cell office:value-type="float" office:value="2.17960405349731" calcext:value-type="float">
            <text:p>2,17960405349731</text:p>
          </table:table-cell>
          <table:table-cell office:value-type="float" office:value="1.65002226829529" calcext:value-type="float">
            <text:p>1,65002226829529</text:p>
          </table:table-cell>
          <table:table-cell office:value-type="float" office:value="1.27001178264618" calcext:value-type="float">
            <text:p>1,27001178264618</text:p>
          </table:table-cell>
          <table:table-cell office:value-type="float" office:value="0.937398254871368" calcext:value-type="float">
            <text:p>0,937398254871368</text:p>
          </table:table-cell>
          <table:table-cell office:value-type="float" office:value="2.21907591819763" calcext:value-type="float">
            <text:p>2,21907591819763</text:p>
          </table:table-cell>
          <table:table-cell office:value-type="float" office:value="0.924229443073273" calcext:value-type="float">
            <text:p>0,924229443073273</text:p>
          </table:table-cell>
        </table:table-row>
        <table:table-row table:style-name="ro1">
          <table:table-cell office:value-type="float" office:value="1.46466" calcext:value-type="float">
            <text:p>1,46466</text:p>
          </table:table-cell>
          <table:table-cell office:value-type="float" office:value="1.09439074993134" calcext:value-type="float">
            <text:p>1,09439074993134</text:p>
          </table:table-cell>
          <table:table-cell office:value-type="float" office:value="2.00406575202942" calcext:value-type="float">
            <text:p>2,00406575202942</text:p>
          </table:table-cell>
          <table:table-cell office:value-type="float" office:value="1.3458024263382" calcext:value-type="float">
            <text:p>1,3458024263382</text:p>
          </table:table-cell>
          <table:table-cell office:value-type="float" office:value="1.4848268032074" calcext:value-type="float">
            <text:p>1,4848268032074</text:p>
          </table:table-cell>
          <table:table-cell office:value-type="float" office:value="1.51007091999054" calcext:value-type="float">
            <text:p>1,51007091999054</text:p>
          </table:table-cell>
          <table:table-cell office:value-type="float" office:value="1.76894330978394" calcext:value-type="float">
            <text:p>1,76894330978394</text:p>
          </table:table-cell>
          <table:table-cell office:value-type="float" office:value="1.47785544395447" calcext:value-type="float">
            <text:p>1,47785544395447</text:p>
          </table:table-cell>
          <table:table-cell office:value-type="float" office:value="1.06691253185272" calcext:value-type="float">
            <text:p>1,06691253185272</text:p>
          </table:table-cell>
          <table:table-cell office:value-type="float" office:value="1.91568207740784" calcext:value-type="float">
            <text:p>1,91568207740784</text:p>
          </table:table-cell>
          <table:table-cell office:value-type="float" office:value="0.978065013885498" calcext:value-type="float">
            <text:p>0,978065013885498</text:p>
          </table:table-cell>
        </table:table-row>
        <table:table-row table:style-name="ro1">
          <table:table-cell office:value-type="float" office:value="1.3825" calcext:value-type="float">
            <text:p>1,3825</text:p>
          </table:table-cell>
          <table:table-cell office:value-type="float" office:value="0.881690800189972" calcext:value-type="float">
            <text:p>0,881690800189972</text:p>
          </table:table-cell>
          <table:table-cell office:value-type="float" office:value="1.91510379314423" calcext:value-type="float">
            <text:p>1,91510379314423</text:p>
          </table:table-cell>
          <table:table-cell office:value-type="float" office:value="1.16219699382782" calcext:value-type="float">
            <text:p>1,16219699382782</text:p>
          </table:table-cell>
          <table:table-cell office:value-type="float" office:value="1.50328958034515" calcext:value-type="float">
            <text:p>1,50328958034515</text:p>
          </table:table-cell>
          <table:table-cell office:value-type="float" office:value="1.42636489868164" calcext:value-type="float">
            <text:p>1,42636489868164</text:p>
          </table:table-cell>
          <table:table-cell office:value-type="float" office:value="1.52626323699951" calcext:value-type="float">
            <text:p>1,52626323699951</text:p>
          </table:table-cell>
          <table:table-cell office:value-type="float" office:value="1.58266627788544" calcext:value-type="float">
            <text:p>1,58266627788544</text:p>
          </table:table-cell>
          <table:table-cell office:value-type="float" office:value="0.941600322723389" calcext:value-type="float">
            <text:p>0,941600322723389</text:p>
          </table:table-cell>
          <table:table-cell office:value-type="float" office:value="1.7405332326889" calcext:value-type="float">
            <text:p>1,7405332326889</text:p>
          </table:table-cell>
          <table:table-cell office:value-type="float" office:value="1.14532363414764" calcext:value-type="float">
            <text:p>1,14532363414764</text:p>
          </table:table-cell>
        </table:table-row>
        <table:table-row table:style-name="ro1">
          <table:table-cell office:value-type="float" office:value="1.16144" calcext:value-type="float">
            <text:p>1,16144</text:p>
          </table:table-cell>
          <table:table-cell office:value-type="float" office:value="0.753072321414948" calcext:value-type="float">
            <text:p>0,753072321414948</text:p>
          </table:table-cell>
          <table:table-cell office:value-type="float" office:value="1.53263294696808" calcext:value-type="float">
            <text:p>1,53263294696808</text:p>
          </table:table-cell>
          <table:table-cell office:value-type="float" office:value="0.938346385955811" calcext:value-type="float">
            <text:p>0,938346385955811</text:p>
          </table:table-cell>
          <table:table-cell office:value-type="float" office:value="1.27996742725372" calcext:value-type="float">
            <text:p>1,27996742725372</text:p>
          </table:table-cell>
          <table:table-cell office:value-type="float" office:value="0.991663575172424" calcext:value-type="float">
            <text:p>0,991663575172424</text:p>
          </table:table-cell>
          <table:table-cell office:value-type="float" office:value="1.41840422153473" calcext:value-type="float">
            <text:p>1,41840422153473</text:p>
          </table:table-cell>
          <table:table-cell office:value-type="float" office:value="1.41917514801025" calcext:value-type="float">
            <text:p>1,41917514801025</text:p>
          </table:table-cell>
          <table:table-cell office:value-type="float" office:value="0.830740809440613" calcext:value-type="float">
            <text:p>0,830740809440613</text:p>
          </table:table-cell>
          <table:table-cell office:value-type="float" office:value="1.49799787998199" calcext:value-type="float">
            <text:p>1,49799787998199</text:p>
          </table:table-cell>
          <table:table-cell office:value-type="float" office:value="0.952404320240021" calcext:value-type="float">
            <text:p>0,952404320240021</text:p>
          </table:table-cell>
        </table:table-row>
        <table:table-row table:style-name="ro1">
          <table:table-cell office:value-type="float" office:value="1.03251" calcext:value-type="float">
            <text:p>1,03251</text:p>
          </table:table-cell>
          <table:table-cell office:value-type="float" office:value="0.738377332687378" calcext:value-type="float">
            <text:p>0,738377332687378</text:p>
          </table:table-cell>
          <table:table-cell office:value-type="float" office:value="1.3732213973999" calcext:value-type="float">
            <text:p>1,3732213973999</text:p>
          </table:table-cell>
          <table:table-cell office:value-type="float" office:value="0.875976622104645" calcext:value-type="float">
            <text:p>0,875976622104645</text:p>
          </table:table-cell>
          <table:table-cell office:value-type="float" office:value="1.11994612216949" calcext:value-type="float">
            <text:p>1,11994612216949</text:p>
          </table:table-cell>
          <table:table-cell office:value-type="float" office:value="0.82965487241745" calcext:value-type="float">
            <text:p>0,82965487241745</text:p>
          </table:table-cell>
          <table:table-cell office:value-type="float" office:value="1.18520295619965" calcext:value-type="float">
            <text:p>1,18520295619965</text:p>
          </table:table-cell>
          <table:table-cell office:value-type="float" office:value="1.19231307506561" calcext:value-type="float">
            <text:p>1,19231307506561</text:p>
          </table:table-cell>
          <table:table-cell office:value-type="float" office:value="0.841959536075592" calcext:value-type="float">
            <text:p>0,841959536075592</text:p>
          </table:table-cell>
          <table:table-cell office:value-type="float" office:value="1.24960017204285" calcext:value-type="float">
            <text:p>1,24960017204285</text:p>
          </table:table-cell>
          <table:table-cell office:value-type="float" office:value="0.918872535228729" calcext:value-type="float">
            <text:p>0,918872535228729</text:p>
          </table:table-cell>
        </table:table-row>
        <table:table-row table:style-name="ro1">
          <table:table-cell office:value-type="float" office:value="1.05566" calcext:value-type="float">
            <text:p>1,05566</text:p>
          </table:table-cell>
          <table:table-cell office:value-type="float" office:value="0.766926407814026" calcext:value-type="float">
            <text:p>0,766926407814026</text:p>
          </table:table-cell>
          <table:table-cell office:value-type="float" office:value="1.38460576534271" calcext:value-type="float">
            <text:p>1,38460576534271</text:p>
          </table:table-cell>
          <table:table-cell office:value-type="float" office:value="0.906534135341644" calcext:value-type="float">
            <text:p>0,906534135341644</text:p>
          </table:table-cell>
          <table:table-cell office:value-type="float" office:value="1.14305734634399" calcext:value-type="float">
            <text:p>1,14305734634399</text:p>
          </table:table-cell>
          <table:table-cell office:value-type="float" office:value="0.86862987279892" calcext:value-type="float">
            <text:p>0,86862987279892</text:p>
          </table:table-cell>
          <table:table-cell office:value-type="float" office:value="1.39006388187408" calcext:value-type="float">
            <text:p>1,39006388187408</text:p>
          </table:table-cell>
          <table:table-cell office:value-type="float" office:value="1.18995416164398" calcext:value-type="float">
            <text:p>1,18995416164398</text:p>
          </table:table-cell>
          <table:table-cell office:value-type="float" office:value="0.844853341579437" calcext:value-type="float">
            <text:p>0,844853341579437</text:p>
          </table:table-cell>
          <table:table-cell office:value-type="float" office:value="1.21149468421936" calcext:value-type="float">
            <text:p>1,21149468421936</text:p>
          </table:table-cell>
          <table:table-cell office:value-type="float" office:value="0.850472986698151" calcext:value-type="float">
            <text:p>0,850472986698151</text:p>
          </table:table-cell>
        </table:table-row>
        <table:table-row table:style-name="ro1">
          <table:table-cell office:value-type="float" office:value="1.34908" calcext:value-type="float">
            <text:p>1,34908</text:p>
          </table:table-cell>
          <table:table-cell office:value-type="float" office:value="1.14413785934448" calcext:value-type="float">
            <text:p>1,14413785934448</text:p>
          </table:table-cell>
          <table:table-cell office:value-type="float" office:value="1.72379982471466" calcext:value-type="float">
            <text:p>1,72379982471466</text:p>
          </table:table-cell>
          <table:table-cell office:value-type="float" office:value="1.25554442405701" calcext:value-type="float">
            <text:p>1,25554442405701</text:p>
          </table:table-cell>
          <table:table-cell office:value-type="float" office:value="1.41119301319122" calcext:value-type="float">
            <text:p>1,41119301319122</text:p>
          </table:table-cell>
          <table:table-cell office:value-type="float" office:value="1.12168788909912" calcext:value-type="float">
            <text:p>1,12168788909912</text:p>
          </table:table-cell>
          <table:table-cell office:value-type="float" office:value="1.74556791782379" calcext:value-type="float">
            <text:p>1,74556791782379</text:p>
          </table:table-cell>
          <table:table-cell office:value-type="float" office:value="1.5216737985611" calcext:value-type="float">
            <text:p>1,5216737985611</text:p>
          </table:table-cell>
          <table:table-cell office:value-type="float" office:value="1.07484209537506" calcext:value-type="float">
            <text:p>1,07484209537506</text:p>
          </table:table-cell>
          <table:table-cell office:value-type="float" office:value="1.36467278003693" calcext:value-type="float">
            <text:p>1,36467278003693</text:p>
          </table:table-cell>
          <table:table-cell office:value-type="float" office:value="1.1277289390564" calcext:value-type="float">
            <text:p>1,1277289390564</text:p>
          </table:table-cell>
        </table:table-row>
        <table:table-row table:style-name="ro1">
          <table:table-cell office:value-type="float" office:value="1.45515" calcext:value-type="float">
            <text:p>1,45515</text:p>
          </table:table-cell>
          <table:table-cell office:value-type="float" office:value="1.4456878900528" calcext:value-type="float">
            <text:p>1,4456878900528</text:p>
          </table:table-cell>
          <table:table-cell office:value-type="float" office:value="1.75135147571564" calcext:value-type="float">
            <text:p>1,75135147571564</text:p>
          </table:table-cell>
          <table:table-cell office:value-type="float" office:value="1.40247249603271" calcext:value-type="float">
            <text:p>1,40247249603271</text:p>
          </table:table-cell>
          <table:table-cell office:value-type="float" office:value="1.60001957416534" calcext:value-type="float">
            <text:p>1,60001957416534</text:p>
          </table:table-cell>
          <table:table-cell office:value-type="float" office:value="1.27066028118134" calcext:value-type="float">
            <text:p>1,27066028118134</text:p>
          </table:table-cell>
          <table:table-cell office:value-type="float" office:value="1.84655249118805" calcext:value-type="float">
            <text:p>1,84655249118805</text:p>
          </table:table-cell>
          <table:table-cell office:value-type="float" office:value="1.4552800655365" calcext:value-type="float">
            <text:p>1,4552800655365</text:p>
          </table:table-cell>
          <table:table-cell office:value-type="float" office:value="1.21389949321747" calcext:value-type="float">
            <text:p>1,21389949321747</text:p>
          </table:table-cell>
          <table:table-cell office:value-type="float" office:value="1.37061929702759" calcext:value-type="float">
            <text:p>1,37061929702759</text:p>
          </table:table-cell>
          <table:table-cell office:value-type="float" office:value="1.19496095180511" calcext:value-type="float">
            <text:p>1,19496095180511</text:p>
          </table:table-cell>
        </table:table-row>
        <table:table-row table:style-name="ro1">
          <table:table-cell office:value-type="float" office:value="1.93464" calcext:value-type="float">
            <text:p>1,93464</text:p>
          </table:table-cell>
          <table:table-cell office:value-type="float" office:value="1.84687077999115" calcext:value-type="float">
            <text:p>1,84687077999115</text:p>
          </table:table-cell>
          <table:table-cell office:value-type="float" office:value="2.31485176086426" calcext:value-type="float">
            <text:p>2,31485176086426</text:p>
          </table:table-cell>
          <table:table-cell office:value-type="float" office:value="1.87748432159424" calcext:value-type="float">
            <text:p>1,87748432159424</text:p>
          </table:table-cell>
          <table:table-cell office:value-type="float" office:value="2.12189126014709" calcext:value-type="float">
            <text:p>2,12189126014709</text:p>
          </table:table-cell>
          <table:table-cell office:value-type="float" office:value="1.74272322654724" calcext:value-type="float">
            <text:p>1,74272322654724</text:p>
          </table:table-cell>
          <table:table-cell office:value-type="float" office:value="2.51510739326477" calcext:value-type="float">
            <text:p>2,51510739326477</text:p>
          </table:table-cell>
          <table:table-cell office:value-type="float" office:value="1.9147561788559" calcext:value-type="float">
            <text:p>1,9147561788559</text:p>
          </table:table-cell>
          <table:table-cell office:value-type="float" office:value="1.66925239562988" calcext:value-type="float">
            <text:p>1,66925239562988</text:p>
          </table:table-cell>
          <table:table-cell office:value-type="float" office:value="1.73701429367065" calcext:value-type="float">
            <text:p>1,73701429367065</text:p>
          </table:table-cell>
          <table:table-cell office:value-type="float" office:value="1.60640585422516" calcext:value-type="float">
            <text:p>1,60640585422516</text:p>
          </table:table-cell>
        </table:table-row>
        <table:table-row table:style-name="ro1">
          <table:table-cell office:value-type="float" office:value="2.06541" calcext:value-type="float">
            <text:p>2,06541</text:p>
          </table:table-cell>
          <table:table-cell office:value-type="float" office:value="1.71834468841553" calcext:value-type="float">
            <text:p>1,71834468841553</text:p>
          </table:table-cell>
          <table:table-cell office:value-type="float" office:value="2.74825596809387" calcext:value-type="float">
            <text:p>2,74825596809387</text:p>
          </table:table-cell>
          <table:table-cell office:value-type="float" office:value="1.84384667873383" calcext:value-type="float">
            <text:p>1,84384667873383</text:p>
          </table:table-cell>
          <table:table-cell office:value-type="float" office:value="2.28521990776062" calcext:value-type="float">
            <text:p>2,28521990776062</text:p>
          </table:table-cell>
          <table:table-cell office:value-type="float" office:value="2.00969433784485" calcext:value-type="float">
            <text:p>2,00969433784485</text:p>
          </table:table-cell>
          <table:table-cell office:value-type="float" office:value="2.60522246360779" calcext:value-type="float">
            <text:p>2,60522246360779</text:p>
          </table:table-cell>
          <table:table-cell office:value-type="float" office:value="2.05198764801025" calcext:value-type="float">
            <text:p>2,05198764801025</text:p>
          </table:table-cell>
          <table:table-cell office:value-type="float" office:value="1.72516882419586" calcext:value-type="float">
            <text:p>1,72516882419586</text:p>
          </table:table-cell>
          <table:table-cell office:value-type="float" office:value="1.86323761940002" calcext:value-type="float">
            <text:p>1,86323761940002</text:p>
          </table:table-cell>
          <table:table-cell office:value-type="float" office:value="1.80308961868286" calcext:value-type="float">
            <text:p>1,80308961868286</text:p>
          </table:table-cell>
        </table:table-row>
        <table:table-row table:style-name="ro1">
          <table:table-cell office:value-type="float" office:value="1.81022" calcext:value-type="float">
            <text:p>1,81022</text:p>
          </table:table-cell>
          <table:table-cell office:value-type="float" office:value="1.50182628631592" calcext:value-type="float">
            <text:p>1,50182628631592</text:p>
          </table:table-cell>
          <table:table-cell office:value-type="float" office:value="2.5254647731781" calcext:value-type="float">
            <text:p>2,5254647731781</text:p>
          </table:table-cell>
          <table:table-cell office:value-type="float" office:value="1.57489562034607" calcext:value-type="float">
            <text:p>1,57489562034607</text:p>
          </table:table-cell>
          <table:table-cell office:value-type="float" office:value="2.0258162021637" calcext:value-type="float">
            <text:p>2,0258162021637</text:p>
          </table:table-cell>
          <table:table-cell office:value-type="float" office:value="1.86507487297058" calcext:value-type="float">
            <text:p>1,86507487297058</text:p>
          </table:table-cell>
          <table:table-cell office:value-type="float" office:value="2.10145139694214" calcext:value-type="float">
            <text:p>2,10145139694214</text:p>
          </table:table-cell>
          <table:table-cell office:value-type="float" office:value="1.75459170341492" calcext:value-type="float">
            <text:p>1,75459170341492</text:p>
          </table:table-cell>
          <table:table-cell office:value-type="float" office:value="1.46172451972961" calcext:value-type="float">
            <text:p>1,46172451972961</text:p>
          </table:table-cell>
          <table:table-cell office:value-type="float" office:value="1.6812891960144" calcext:value-type="float">
            <text:p>1,6812891960144</text:p>
          </table:table-cell>
          <table:table-cell office:value-type="float" office:value="1.6101131439209" calcext:value-type="float">
            <text:p>1,6101131439209</text:p>
          </table:table-cell>
        </table:table-row>
        <table:table-row table:style-name="ro1">
          <table:table-cell office:value-type="float" office:value="1.23403" calcext:value-type="float">
            <text:p>1,23403</text:p>
          </table:table-cell>
          <table:table-cell office:value-type="float" office:value="0.996993184089661" calcext:value-type="float">
            <text:p>0,996993184089661</text:p>
          </table:table-cell>
          <table:table-cell office:value-type="float" office:value="1.83011257648468" calcext:value-type="float">
            <text:p>1,83011257648468</text:p>
          </table:table-cell>
          <table:table-cell office:value-type="float" office:value="1.04203128814697" calcext:value-type="float">
            <text:p>1,04203128814697</text:p>
          </table:table-cell>
          <table:table-cell office:value-type="float" office:value="1.41242730617523" calcext:value-type="float">
            <text:p>1,41242730617523</text:p>
          </table:table-cell>
          <table:table-cell office:value-type="float" office:value="1.17095971107483" calcext:value-type="float">
            <text:p>1,17095971107483</text:p>
          </table:table-cell>
          <table:table-cell office:value-type="float" office:value="1.35899972915649" calcext:value-type="float">
            <text:p>1,35899972915649</text:p>
          </table:table-cell>
          <table:table-cell office:value-type="float" office:value="1.24226880073547" calcext:value-type="float">
            <text:p>1,24226880073547</text:p>
          </table:table-cell>
          <table:table-cell office:value-type="float" office:value="0.980038583278656" calcext:value-type="float">
            <text:p>0,980038583278656</text:p>
          </table:table-cell>
          <table:table-cell office:value-type="float" office:value="1.19331634044647" calcext:value-type="float">
            <text:p>1,19331634044647</text:p>
          </table:table-cell>
          <table:table-cell office:value-type="float" office:value="1.11318218708038" calcext:value-type="float">
            <text:p>1,11318218708038</text:p>
          </table:table-cell>
        </table:table-row>
        <table:table-row table:style-name="ro1">
          <table:table-cell office:value-type="float" office:value="1.07121" calcext:value-type="float">
            <text:p>1,07121</text:p>
          </table:table-cell>
          <table:table-cell office:value-type="float" office:value="1.07880640029907" calcext:value-type="float">
            <text:p>1,07880640029907</text:p>
          </table:table-cell>
          <table:table-cell office:value-type="float" office:value="1.46851933002472" calcext:value-type="float">
            <text:p>1,46851933002472</text:p>
          </table:table-cell>
          <table:table-cell office:value-type="float" office:value="0.931448757648468" calcext:value-type="float">
            <text:p>0,931448757648468</text:p>
          </table:table-cell>
          <table:table-cell office:value-type="float" office:value="1.25652778148651" calcext:value-type="float">
            <text:p>1,25652778148651</text:p>
          </table:table-cell>
          <table:table-cell office:value-type="float" office:value="1.12970268726349" calcext:value-type="float">
            <text:p>1,12970268726349</text:p>
          </table:table-cell>
          <table:table-cell office:value-type="float" office:value="1.05708611011505" calcext:value-type="float">
            <text:p>1,05708611011505</text:p>
          </table:table-cell>
          <table:table-cell office:value-type="float" office:value="0.956488966941834" calcext:value-type="float">
            <text:p>0,956488966941834</text:p>
          </table:table-cell>
          <table:table-cell office:value-type="float" office:value="0.852945804595947" calcext:value-type="float">
            <text:p>0,852945804595947</text:p>
          </table:table-cell>
          <table:table-cell office:value-type="float" office:value="1.04757726192474" calcext:value-type="float">
            <text:p>1,04757726192474</text:p>
          </table:table-cell>
          <table:table-cell office:value-type="float" office:value="0.932985842227936" calcext:value-type="float">
            <text:p>0,932985842227936</text:p>
          </table:table-cell>
        </table:table-row>
        <table:table-row table:style-name="ro1">
          <table:table-cell office:value-type="float" office:value="0.954372" calcext:value-type="float">
            <text:p>0,954372</text:p>
          </table:table-cell>
          <table:table-cell office:value-type="float" office:value="0.937145411968231" calcext:value-type="float">
            <text:p>0,937145411968231</text:p>
          </table:table-cell>
          <table:table-cell office:value-type="float" office:value="1.29427146911621" calcext:value-type="float">
            <text:p>1,29427146911621</text:p>
          </table:table-cell>
          <table:table-cell office:value-type="float" office:value="0.87324470281601" calcext:value-type="float">
            <text:p>0,87324470281601</text:p>
          </table:table-cell>
          <table:table-cell office:value-type="float" office:value="0.97386509180069" calcext:value-type="float">
            <text:p>0,97386509180069</text:p>
          </table:table-cell>
          <table:table-cell office:value-type="float" office:value="0.891486525535584" calcext:value-type="float">
            <text:p>0,891486525535584</text:p>
          </table:table-cell>
          <table:table-cell office:value-type="float" office:value="0.921685874462128" calcext:value-type="float">
            <text:p>0,921685874462128</text:p>
          </table:table-cell>
          <table:table-cell office:value-type="float" office:value="0.943384826183319" calcext:value-type="float">
            <text:p>0,943384826183319</text:p>
          </table:table-cell>
          <table:table-cell office:value-type="float" office:value="0.880710542201996" calcext:value-type="float">
            <text:p>0,880710542201996</text:p>
          </table:table-cell>
          <table:table-cell office:value-type="float" office:value="0.913742601871491" calcext:value-type="float">
            <text:p>0,913742601871491</text:p>
          </table:table-cell>
          <table:table-cell office:value-type="float" office:value="0.914182424545288" calcext:value-type="float">
            <text:p>0,914182424545288</text:p>
          </table:table-cell>
        </table:table-row>
        <table:table-row table:style-name="ro1">
          <table:table-cell office:value-type="float" office:value="0.749716" calcext:value-type="float">
            <text:p>0,749716</text:p>
          </table:table-cell>
          <table:table-cell office:value-type="float" office:value="0.708420097827911" calcext:value-type="float">
            <text:p>0,708420097827911</text:p>
          </table:table-cell>
          <table:table-cell office:value-type="float" office:value="0.978369176387787" calcext:value-type="float">
            <text:p>0,978369176387787</text:p>
          </table:table-cell>
          <table:table-cell office:value-type="float" office:value="0.692119359970093" calcext:value-type="float">
            <text:p>0,692119359970093</text:p>
          </table:table-cell>
          <table:table-cell office:value-type="float" office:value="0.802991330623627" calcext:value-type="float">
            <text:p>0,802991330623627</text:p>
          </table:table-cell>
          <table:table-cell office:value-type="float" office:value="0.726159572601318" calcext:value-type="float">
            <text:p>0,726159572601318</text:p>
          </table:table-cell>
          <table:table-cell office:value-type="float" office:value="0.733853399753571" calcext:value-type="float">
            <text:p>0,733853399753571</text:p>
          </table:table-cell>
          <table:table-cell office:value-type="float" office:value="0.72349488735199" calcext:value-type="float">
            <text:p>0,72349488735199</text:p>
          </table:table-cell>
          <table:table-cell office:value-type="float" office:value="0.684735298156738" calcext:value-type="float">
            <text:p>0,684735298156738</text:p>
          </table:table-cell>
          <table:table-cell office:value-type="float" office:value="0.764229118824005" calcext:value-type="float">
            <text:p>0,764229118824005</text:p>
          </table:table-cell>
          <table:table-cell office:value-type="float" office:value="0.682784140110016" calcext:value-type="float">
            <text:p>0,682784140110016</text:p>
          </table:table-cell>
        </table:table-row>
        <table:table-row table:style-name="ro1">
          <table:table-cell office:value-type="float" office:value="0.92475" calcext:value-type="float">
            <text:p>0,92475</text:p>
          </table:table-cell>
          <table:table-cell office:value-type="float" office:value="0.91478419303894" calcext:value-type="float">
            <text:p>0,91478419303894</text:p>
          </table:table-cell>
          <table:table-cell office:value-type="float" office:value="1.36228406429291" calcext:value-type="float">
            <text:p>1,36228406429291</text:p>
          </table:table-cell>
          <table:table-cell office:value-type="float" office:value="0.782340884208679" calcext:value-type="float">
            <text:p>0,782340884208679</text:p>
          </table:table-cell>
          <table:table-cell office:value-type="float" office:value="0.949525833129883" calcext:value-type="float">
            <text:p>0,949525833129883</text:p>
          </table:table-cell>
          <table:table-cell office:value-type="float" office:value="1.07115089893341" calcext:value-type="float">
            <text:p>1,07115089893341</text:p>
          </table:table-cell>
          <table:table-cell office:value-type="float" office:value="0.849364638328552" calcext:value-type="float">
            <text:p>0,849364638328552</text:p>
          </table:table-cell>
          <table:table-cell office:value-type="float" office:value="0.847910523414612" calcext:value-type="float">
            <text:p>0,847910523414612</text:p>
          </table:table-cell>
          <table:table-cell office:value-type="float" office:value="0.74458509683609" calcext:value-type="float">
            <text:p>0,74458509683609</text:p>
          </table:table-cell>
          <table:table-cell office:value-type="float" office:value="0.933502614498138" calcext:value-type="float">
            <text:p>0,933502614498138</text:p>
          </table:table-cell>
          <table:table-cell office:value-type="float" office:value="0.792046368122101" calcext:value-type="float">
            <text:p>0,792046368122101</text:p>
          </table:table-cell>
        </table:table-row>
        <table:table-row table:style-name="ro1">
          <table:table-cell office:value-type="float" office:value="0.779315" calcext:value-type="float">
            <text:p>0,779315</text:p>
          </table:table-cell>
          <table:table-cell office:value-type="float" office:value="0.930894434452057" calcext:value-type="float">
            <text:p>0,930894434452057</text:p>
          </table:table-cell>
          <table:table-cell office:value-type="float" office:value="1.1125248670578" calcext:value-type="float">
            <text:p>1,1125248670578</text:p>
          </table:table-cell>
          <table:table-cell office:value-type="float" office:value="0.679308414459229" calcext:value-type="float">
            <text:p>0,679308414459229</text:p>
          </table:table-cell>
          <table:table-cell office:value-type="float" office:value="0.815987348556519" calcext:value-type="float">
            <text:p>0,815987348556519</text:p>
          </table:table-cell>
          <table:table-cell office:value-type="float" office:value="0.752089023590088" calcext:value-type="float">
            <text:p>0,752089023590088</text:p>
          </table:table-cell>
          <table:table-cell office:value-type="float" office:value="0.662685573101044" calcext:value-type="float">
            <text:p>0,662685573101044</text:p>
          </table:table-cell>
          <table:table-cell office:value-type="float" office:value="0.697283029556274" calcext:value-type="float">
            <text:p>0,697283029556274</text:p>
          </table:table-cell>
          <table:table-cell office:value-type="float" office:value="0.645974934101105" calcext:value-type="float">
            <text:p>0,645974934101105</text:p>
          </table:table-cell>
          <table:table-cell office:value-type="float" office:value="0.814373672008514" calcext:value-type="float">
            <text:p>0,814373672008514</text:p>
          </table:table-cell>
          <table:table-cell office:value-type="float" office:value="0.682025372982025" calcext:value-type="float">
            <text:p>0,682025372982025</text:p>
          </table:table-cell>
        </table:table-row>
        <table:table-row table:style-name="ro1">
          <table:table-cell office:value-type="float" office:value="0.656244" calcext:value-type="float">
            <text:p>0,656244</text:p>
          </table:table-cell>
          <table:table-cell office:value-type="float" office:value="0.635006785392761" calcext:value-type="float">
            <text:p>0,635006785392761</text:p>
          </table:table-cell>
          <table:table-cell office:value-type="float" office:value="0.819655358791351" calcext:value-type="float">
            <text:p>0,819655358791351</text:p>
          </table:table-cell>
          <table:table-cell office:value-type="float" office:value="0.620551645755768" calcext:value-type="float">
            <text:p>0,620551645755768</text:p>
          </table:table-cell>
          <table:table-cell office:value-type="float" office:value="0.701596975326538" calcext:value-type="float">
            <text:p>0,701596975326538</text:p>
          </table:table-cell>
          <table:table-cell office:value-type="float" office:value="0.722374737262726" calcext:value-type="float">
            <text:p>0,722374737262726</text:p>
          </table:table-cell>
          <table:table-cell office:value-type="float" office:value="0.592181742191315" calcext:value-type="float">
            <text:p>0,592181742191315</text:p>
          </table:table-cell>
          <table:table-cell office:value-type="float" office:value="0.56800651550293" calcext:value-type="float">
            <text:p>0,56800651550293</text:p>
          </table:table-cell>
          <table:table-cell office:value-type="float" office:value="0.594117939472199" calcext:value-type="float">
            <text:p>0,594117939472199</text:p>
          </table:table-cell>
          <table:table-cell office:value-type="float" office:value="0.711485981941223" calcext:value-type="float">
            <text:p>0,711485981941223</text:p>
          </table:table-cell>
          <table:table-cell office:value-type="float" office:value="0.597463250160217" calcext:value-type="float">
            <text:p>0,597463250160217</text:p>
          </table:table-cell>
        </table:table-row>
        <table:table-row table:style-name="ro1">
          <table:table-cell office:value-type="float" office:value="0.670939" calcext:value-type="float">
            <text:p>0,670939</text:p>
          </table:table-cell>
          <table:table-cell office:value-type="float" office:value="0.655674934387207" calcext:value-type="float">
            <text:p>0,655674934387207</text:p>
          </table:table-cell>
          <table:table-cell office:value-type="float" office:value="0.906581342220306" calcext:value-type="float">
            <text:p>0,906581342220306</text:p>
          </table:table-cell>
          <table:table-cell office:value-type="float" office:value="0.613178670406342" calcext:value-type="float">
            <text:p>0,613178670406342</text:p>
          </table:table-cell>
          <table:table-cell office:value-type="float" office:value="0.685136914253235" calcext:value-type="float">
            <text:p>0,685136914253235</text:p>
          </table:table-cell>
          <table:table-cell office:value-type="float" office:value="0.719366908073425" calcext:value-type="float">
            <text:p>0,719366908073425</text:p>
          </table:table-cell>
          <table:table-cell office:value-type="float" office:value="0.607134282588959" calcext:value-type="float">
            <text:p>0,607134282588959</text:p>
          </table:table-cell>
          <table:table-cell office:value-type="float" office:value="0.595644295215607" calcext:value-type="float">
            <text:p>0,595644295215607</text:p>
          </table:table-cell>
          <table:table-cell office:value-type="float" office:value="0.595596492290497" calcext:value-type="float">
            <text:p>0,595596492290497</text:p>
          </table:table-cell>
          <table:table-cell office:value-type="float" office:value="0.729052007198334" calcext:value-type="float">
            <text:p>0,729052007198334</text:p>
          </table:table-cell>
          <table:table-cell office:value-type="float" office:value="0.602027058601379" calcext:value-type="float">
            <text:p>0,602027058601379</text:p>
          </table:table-cell>
        </table:table-row>
        <table:table-row table:style-name="ro1">
          <table:table-cell office:value-type="float" office:value="0.610902" calcext:value-type="float">
            <text:p>0,610902</text:p>
          </table:table-cell>
          <table:table-cell office:value-type="float" office:value="0.617176055908203" calcext:value-type="float">
            <text:p>0,617176055908203</text:p>
          </table:table-cell>
          <table:table-cell office:value-type="float" office:value="0.785722136497498" calcext:value-type="float">
            <text:p>0,785722136497498</text:p>
          </table:table-cell>
          <table:table-cell office:value-type="float" office:value="0.537630796432495" calcext:value-type="float">
            <text:p>0,537630796432495</text:p>
          </table:table-cell>
          <table:table-cell office:value-type="float" office:value="0.615622997283936" calcext:value-type="float">
            <text:p>0,615622997283936</text:p>
          </table:table-cell>
          <table:table-cell office:value-type="float" office:value="0.68169093132019" calcext:value-type="float">
            <text:p>0,68169093132019</text:p>
          </table:table-cell>
          <table:table-cell office:value-type="float" office:value="0.567085981369019" calcext:value-type="float">
            <text:p>0,567085981369019</text:p>
          </table:table-cell>
          <table:table-cell office:value-type="float" office:value="0.558026373386383" calcext:value-type="float">
            <text:p>0,558026373386383</text:p>
          </table:table-cell>
          <table:table-cell office:value-type="float" office:value="0.564160823822022" calcext:value-type="float">
            <text:p>0,564160823822022</text:p>
          </table:table-cell>
          <table:table-cell office:value-type="float" office:value="0.613900780677795" calcext:value-type="float">
            <text:p>0,613900780677795</text:p>
          </table:table-cell>
          <table:table-cell office:value-type="float" office:value="0.568001747131348" calcext:value-type="float">
            <text:p>0,568001747131348</text:p>
          </table:table-cell>
        </table:table-row>
        <table:table-row table:style-name="ro1">
          <table:table-cell office:value-type="float" office:value="0.601673" calcext:value-type="float">
            <text:p>0,601673</text:p>
          </table:table-cell>
          <table:table-cell office:value-type="float" office:value="0.574158430099487" calcext:value-type="float">
            <text:p>0,574158430099487</text:p>
          </table:table-cell>
          <table:table-cell office:value-type="float" office:value="0.825501203536987" calcext:value-type="float">
            <text:p>0,825501203536987</text:p>
          </table:table-cell>
          <table:table-cell office:value-type="float" office:value="0.541001975536346" calcext:value-type="float">
            <text:p>0,541001975536346</text:p>
          </table:table-cell>
          <table:table-cell office:value-type="float" office:value="0.603148579597473" calcext:value-type="float">
            <text:p>0,603148579597473</text:p>
          </table:table-cell>
          <table:table-cell office:value-type="float" office:value="0.640600323677063" calcext:value-type="float">
            <text:p>0,640600323677063</text:p>
          </table:table-cell>
          <table:table-cell office:value-type="float" office:value="0.566612124443054" calcext:value-type="float">
            <text:p>0,566612124443054</text:p>
          </table:table-cell>
          <table:table-cell office:value-type="float" office:value="0.552327334880829" calcext:value-type="float">
            <text:p>0,552327334880829</text:p>
          </table:table-cell>
          <table:table-cell office:value-type="float" office:value="0.582580029964447" calcext:value-type="float">
            <text:p>0,582580029964447</text:p>
          </table:table-cell>
          <table:table-cell office:value-type="float" office:value="0.593050479888916" calcext:value-type="float">
            <text:p>0,593050479888916</text:p>
          </table:table-cell>
          <table:table-cell office:value-type="float" office:value="0.5377516746521" calcext:value-type="float">
            <text:p>0,5377516746521</text:p>
          </table:table-cell>
        </table:table-row>
        <table:table-row table:style-name="ro1">
          <table:table-cell office:value-type="float" office:value="0.594745" calcext:value-type="float">
            <text:p>0,594745</text:p>
          </table:table-cell>
          <table:table-cell office:value-type="float" office:value="0.586937427520752" calcext:value-type="float">
            <text:p>0,586937427520752</text:p>
          </table:table-cell>
          <table:table-cell office:value-type="float" office:value="0.711778044700623" calcext:value-type="float">
            <text:p>0,711778044700623</text:p>
          </table:table-cell>
          <table:table-cell office:value-type="float" office:value="0.536943256855011" calcext:value-type="float">
            <text:p>0,536943256855011</text:p>
          </table:table-cell>
          <table:table-cell office:value-type="float" office:value="0.554901897907257" calcext:value-type="float">
            <text:p>0,554901897907257</text:p>
          </table:table-cell>
          <table:table-cell office:value-type="float" office:value="0.623121738433838" calcext:value-type="float">
            <text:p>0,623121738433838</text:p>
          </table:table-cell>
          <table:table-cell office:value-type="float" office:value="0.601373910903931" calcext:value-type="float">
            <text:p>0,601373910903931</text:p>
          </table:table-cell>
          <table:table-cell office:value-type="float" office:value="0.571881115436554" calcext:value-type="float">
            <text:p>0,571881115436554</text:p>
          </table:table-cell>
          <table:table-cell office:value-type="float" office:value="0.630919635295868" calcext:value-type="float">
            <text:p>0,630919635295868</text:p>
          </table:table-cell>
          <table:table-cell office:value-type="float" office:value="0.582722365856171" calcext:value-type="float">
            <text:p>0,582722365856171</text:p>
          </table:table-cell>
          <table:table-cell office:value-type="float" office:value="0.54687362909317" calcext:value-type="float">
            <text:p>0,54687362909317</text:p>
          </table:table-cell>
        </table:table-row>
        <table:table-row table:style-name="ro1">
          <table:table-cell office:value-type="float" office:value="0.649031" calcext:value-type="float">
            <text:p>0,649031</text:p>
          </table:table-cell>
          <table:table-cell office:value-type="float" office:value="0.635118901729584" calcext:value-type="float">
            <text:p>0,635118901729584</text:p>
          </table:table-cell>
          <table:table-cell office:value-type="float" office:value="0.790240466594696" calcext:value-type="float">
            <text:p>0,790240466594696</text:p>
          </table:table-cell>
          <table:table-cell office:value-type="float" office:value="0.57128643989563" calcext:value-type="float">
            <text:p>0,57128643989563</text:p>
          </table:table-cell>
          <table:table-cell office:value-type="float" office:value="0.706021785736084" calcext:value-type="float">
            <text:p>0,706021785736084</text:p>
          </table:table-cell>
          <table:table-cell office:value-type="float" office:value="0.641365110874176" calcext:value-type="float">
            <text:p>0,641365110874176</text:p>
          </table:table-cell>
          <table:table-cell office:value-type="float" office:value="0.684132695198059" calcext:value-type="float">
            <text:p>0,684132695198059</text:p>
          </table:table-cell>
          <table:table-cell office:value-type="float" office:value="0.635685384273529" calcext:value-type="float">
            <text:p>0,635685384273529</text:p>
          </table:table-cell>
          <table:table-cell office:value-type="float" office:value="0.630283296108246" calcext:value-type="float">
            <text:p>0,630283296108246</text:p>
          </table:table-cell>
          <table:table-cell office:value-type="float" office:value="0.630799412727356" calcext:value-type="float">
            <text:p>0,630799412727356</text:p>
          </table:table-cell>
          <table:table-cell office:value-type="float" office:value="0.56537389755249" calcext:value-type="float">
            <text:p>0,56537389755249</text:p>
          </table:table-cell>
        </table:table-row>
        <table:table-row table:style-name="ro1">
          <table:table-cell office:value-type="float" office:value="0.783345" calcext:value-type="float">
            <text:p>0,783345</text:p>
          </table:table-cell>
          <table:table-cell office:value-type="float" office:value="0.650945425033569" calcext:value-type="float">
            <text:p>0,650945425033569</text:p>
          </table:table-cell>
          <table:table-cell office:value-type="float" office:value="0.766422212123871" calcext:value-type="float">
            <text:p>0,766422212123871</text:p>
          </table:table-cell>
          <table:table-cell office:value-type="float" office:value="0.740458130836487" calcext:value-type="float">
            <text:p>0,740458130836487</text:p>
          </table:table-cell>
          <table:table-cell office:value-type="float" office:value="1.35553991794586" calcext:value-type="float">
            <text:p>1,35553991794586</text:p>
          </table:table-cell>
          <table:table-cell office:value-type="float" office:value="0.730292081832886" calcext:value-type="float">
            <text:p>0,730292081832886</text:p>
          </table:table-cell>
          <table:table-cell office:value-type="float" office:value="0.964395642280579" calcext:value-type="float">
            <text:p>0,964395642280579</text:p>
          </table:table-cell>
          <table:table-cell office:value-type="float" office:value="0.731699705123901" calcext:value-type="float">
            <text:p>0,731699705123901</text:p>
          </table:table-cell>
          <table:table-cell office:value-type="float" office:value="0.591339528560638" calcext:value-type="float">
            <text:p>0,591339528560638</text:p>
          </table:table-cell>
          <table:table-cell office:value-type="float" office:value="0.68452000617981" calcext:value-type="float">
            <text:p>0,68452000617981</text:p>
          </table:table-cell>
          <table:table-cell office:value-type="float" office:value="0.617833375930786" calcext:value-type="float">
            <text:p>0,617833375930786</text:p>
          </table:table-cell>
        </table:table-row>
        <table:table-row table:style-name="ro1">
          <table:table-cell office:value-type="float" office:value="0.982216" calcext:value-type="float">
            <text:p>0,982216</text:p>
          </table:table-cell>
          <table:table-cell office:value-type="float" office:value="0.835824489593506" calcext:value-type="float">
            <text:p>0,835824489593506</text:p>
          </table:table-cell>
          <table:table-cell office:value-type="float" office:value="0.894055128097534" calcext:value-type="float">
            <text:p>0,894055128097534</text:p>
          </table:table-cell>
          <table:table-cell office:value-type="float" office:value="1.02804279327393" calcext:value-type="float">
            <text:p>1,02804279327393</text:p>
          </table:table-cell>
          <table:table-cell office:value-type="float" office:value="1.3651340007782" calcext:value-type="float">
            <text:p>1,3651340007782</text:p>
          </table:table-cell>
          <table:table-cell office:value-type="float" office:value="0.928581714630127" calcext:value-type="float">
            <text:p>0,928581714630127</text:p>
          </table:table-cell>
          <table:table-cell office:value-type="float" office:value="1.37940764427185" calcext:value-type="float">
            <text:p>1,37940764427185</text:p>
          </table:table-cell>
          <table:table-cell office:value-type="float" office:value="0.941485822200775" calcext:value-type="float">
            <text:p>0,941485822200775</text:p>
          </table:table-cell>
          <table:table-cell office:value-type="float" office:value="0.688547015190125" calcext:value-type="float">
            <text:p>0,688547015190125</text:p>
          </table:table-cell>
          <table:table-cell office:value-type="float" office:value="0.877627730369568" calcext:value-type="float">
            <text:p>0,877627730369568</text:p>
          </table:table-cell>
          <table:table-cell office:value-type="float" office:value="0.883449912071228" calcext:value-type="float">
            <text:p>0,883449912071228</text:p>
          </table:table-cell>
        </table:table-row>
        <table:table-row table:style-name="ro1">
          <table:table-cell office:value-type="float" office:value="1.22469" calcext:value-type="float">
            <text:p>1,22469</text:p>
          </table:table-cell>
          <table:table-cell office:value-type="float" office:value="1.06125545501709" calcext:value-type="float">
            <text:p>1,06125545501709</text:p>
          </table:table-cell>
          <table:table-cell office:value-type="float" office:value="0.946961998939514" calcext:value-type="float">
            <text:p>0,946961998939514</text:p>
          </table:table-cell>
          <table:table-cell office:value-type="float" office:value="1.38075256347656" calcext:value-type="float">
            <text:p>1,38075256347656</text:p>
          </table:table-cell>
          <table:table-cell office:value-type="float" office:value="1.49838697910309" calcext:value-type="float">
            <text:p>1,49838697910309</text:p>
          </table:table-cell>
          <table:table-cell office:value-type="float" office:value="1.32903218269348" calcext:value-type="float">
            <text:p>1,32903218269348</text:p>
          </table:table-cell>
          <table:table-cell office:value-type="float" office:value="1.78704237937927" calcext:value-type="float">
            <text:p>1,78704237937927</text:p>
          </table:table-cell>
          <table:table-cell office:value-type="float" office:value="1.12281489372253" calcext:value-type="float">
            <text:p>1,12281489372253</text:p>
          </table:table-cell>
          <table:table-cell office:value-type="float" office:value="0.810663998126984" calcext:value-type="float">
            <text:p>0,810663998126984</text:p>
          </table:table-cell>
          <table:table-cell office:value-type="float" office:value="1.12804329395294" calcext:value-type="float">
            <text:p>1,12804329395294</text:p>
          </table:table-cell>
          <table:table-cell office:value-type="float" office:value="1.18194985389709" calcext:value-type="float">
            <text:p>1,18194985389709</text:p>
          </table:table-cell>
        </table:table-row>
        <table:table-row table:style-name="ro1">
          <table:table-cell office:value-type="float" office:value="1.41365" calcext:value-type="float">
            <text:p>1,41365</text:p>
          </table:table-cell>
          <table:table-cell office:value-type="float" office:value="1.46433389186859" calcext:value-type="float">
            <text:p>1,46433389186859</text:p>
          </table:table-cell>
          <table:table-cell office:value-type="float" office:value="1.04035627841949" calcext:value-type="float">
            <text:p>1,04035627841949</text:p>
          </table:table-cell>
          <table:table-cell office:value-type="float" office:value="1.24297761917114" calcext:value-type="float">
            <text:p>1,24297761917114</text:p>
          </table:table-cell>
          <table:table-cell office:value-type="float" office:value="2.15108418464661" calcext:value-type="float">
            <text:p>2,15108418464661</text:p>
          </table:table-cell>
          <table:table-cell office:value-type="float" office:value="1.51954305171967" calcext:value-type="float">
            <text:p>1,51954305171967</text:p>
          </table:table-cell>
          <table:table-cell office:value-type="float" office:value="2.00390887260437" calcext:value-type="float">
            <text:p>2,00390887260437</text:p>
          </table:table-cell>
          <table:table-cell office:value-type="float" office:value="1.14062356948853" calcext:value-type="float">
            <text:p>1,14062356948853</text:p>
          </table:table-cell>
          <table:table-cell office:value-type="float" office:value="0.98602157831192" calcext:value-type="float">
            <text:p>0,98602157831192</text:p>
          </table:table-cell>
          <table:table-cell office:value-type="float" office:value="1.07651698589325" calcext:value-type="float">
            <text:p>1,07651698589325</text:p>
          </table:table-cell>
          <table:table-cell office:value-type="float" office:value="1.51116919517517" calcext:value-type="float">
            <text:p>1,51116919517517</text:p>
          </table:table-cell>
        </table:table-row>
        <table:table-row table:style-name="ro1">
          <table:table-cell office:value-type="float" office:value="1.44836" calcext:value-type="float">
            <text:p>1,44836</text:p>
          </table:table-cell>
          <table:table-cell office:value-type="float" office:value="1.51542711257935" calcext:value-type="float">
            <text:p>1,51542711257935</text:p>
          </table:table-cell>
          <table:table-cell office:value-type="float" office:value="0.995213329792023" calcext:value-type="float">
            <text:p>0,995213329792023</text:p>
          </table:table-cell>
          <table:table-cell office:value-type="float" office:value="0.898725628852844" calcext:value-type="float">
            <text:p>0,898725628852844</text:p>
          </table:table-cell>
          <table:table-cell office:value-type="float" office:value="3.0656795501709" calcext:value-type="float">
            <text:p>3,0656795501709</text:p>
          </table:table-cell>
          <table:table-cell office:value-type="float" office:value="1.78060126304626" calcext:value-type="float">
            <text:p>1,78060126304626</text:p>
          </table:table-cell>
          <table:table-cell office:value-type="float" office:value="1.89444017410278" calcext:value-type="float">
            <text:p>1,89444017410278</text:p>
          </table:table-cell>
          <table:table-cell office:value-type="float" office:value="1.02088069915771" calcext:value-type="float">
            <text:p>1,02088069915771</text:p>
          </table:table-cell>
          <table:table-cell office:value-type="float" office:value="1.10183155536652" calcext:value-type="float">
            <text:p>1,10183155536652</text:p>
          </table:table-cell>
          <table:table-cell office:value-type="float" office:value="0.889387011528015" calcext:value-type="float">
            <text:p>0,889387011528015</text:p>
          </table:table-cell>
          <table:table-cell office:value-type="float" office:value="1.32145977020264" calcext:value-type="float">
            <text:p>1,32145977020264</text:p>
          </table:table-cell>
        </table:table-row>
        <table:table-row table:style-name="ro1">
          <table:table-cell office:value-type="float" office:value="1.77797" calcext:value-type="float">
            <text:p>1,77797</text:p>
          </table:table-cell>
          <table:table-cell office:value-type="float" office:value="1.93097150325775" calcext:value-type="float">
            <text:p>1,93097150325775</text:p>
          </table:table-cell>
          <table:table-cell office:value-type="float" office:value="1.41441547870636" calcext:value-type="float">
            <text:p>1,41441547870636</text:p>
          </table:table-cell>
          <table:table-cell office:value-type="float" office:value="1.02546167373657" calcext:value-type="float">
            <text:p>1,02546167373657</text:p>
          </table:table-cell>
          <table:table-cell office:value-type="float" office:value="3.59411549568176" calcext:value-type="float">
            <text:p>3,59411549568176</text:p>
          </table:table-cell>
          <table:table-cell office:value-type="float" office:value="2.33390593528748" calcext:value-type="float">
            <text:p>2,33390593528748</text:p>
          </table:table-cell>
          <table:table-cell office:value-type="float" office:value="2.18135094642639" calcext:value-type="float">
            <text:p>2,18135094642639</text:p>
          </table:table-cell>
          <table:table-cell office:value-type="float" office:value="1.23870444297791" calcext:value-type="float">
            <text:p>1,23870444297791</text:p>
          </table:table-cell>
          <table:table-cell office:value-type="float" office:value="1.33593666553497" calcext:value-type="float">
            <text:p>1,33593666553497</text:p>
          </table:table-cell>
          <table:table-cell office:value-type="float" office:value="0.886638224124908" calcext:value-type="float">
            <text:p>0,886638224124908</text:p>
          </table:table-cell>
          <table:table-cell office:value-type="float" office:value="1.8381575345993" calcext:value-type="float">
            <text:p>1,8381575345993</text:p>
          </table:table-cell>
        </table:table-row>
        <table:table-row table:style-name="ro1">
          <table:table-cell office:value-type="float" office:value="2.5688" calcext:value-type="float">
            <text:p>2,5688</text:p>
          </table:table-cell>
          <table:table-cell office:value-type="float" office:value="3.40972471237183" calcext:value-type="float">
            <text:p>3,40972471237183</text:p>
          </table:table-cell>
          <table:table-cell office:value-type="float" office:value="2.07280731201172" calcext:value-type="float">
            <text:p>2,07280731201172</text:p>
          </table:table-cell>
          <table:table-cell office:value-type="float" office:value="1.01011097431183" calcext:value-type="float">
            <text:p>1,01011097431183</text:p>
          </table:table-cell>
          <table:table-cell office:value-type="float" office:value="4.51321697235107" calcext:value-type="float">
            <text:p>4,51321697235107</text:p>
          </table:table-cell>
          <table:table-cell office:value-type="float" office:value="2.99219107627869" calcext:value-type="float">
            <text:p>2,99219107627869</text:p>
          </table:table-cell>
          <table:table-cell office:value-type="float" office:value="3.25176167488098" calcext:value-type="float">
            <text:p>3,25176167488098</text:p>
          </table:table-cell>
          <table:table-cell office:value-type="float" office:value="1.56600391864777" calcext:value-type="float">
            <text:p>1,56600391864777</text:p>
          </table:table-cell>
          <table:table-cell office:value-type="float" office:value="1.27439606189728" calcext:value-type="float">
            <text:p>1,27439606189728</text:p>
          </table:table-cell>
          <table:table-cell office:value-type="float" office:value="1.16008031368256" calcext:value-type="float">
            <text:p>1,16008031368256</text:p>
          </table:table-cell>
          <table:table-cell office:value-type="float" office:value="4.4377293586731" calcext:value-type="float">
            <text:p>4,4377293586731</text:p>
          </table:table-cell>
        </table:table-row>
        <table:table-row table:style-name="ro1">
          <table:table-cell office:value-type="float" office:value="3.45957" calcext:value-type="float">
            <text:p>3,45957</text:p>
          </table:table-cell>
          <table:table-cell office:value-type="float" office:value="4.48888158798218" calcext:value-type="float">
            <text:p>4,48888158798218</text:p>
          </table:table-cell>
          <table:table-cell office:value-type="float" office:value="2.69388651847839" calcext:value-type="float">
            <text:p>2,69388651847839</text:p>
          </table:table-cell>
          <table:table-cell office:value-type="float" office:value="1.33662915229797" calcext:value-type="float">
            <text:p>1,33662915229797</text:p>
          </table:table-cell>
          <table:table-cell office:value-type="float" office:value="4.81585550308228" calcext:value-type="float">
            <text:p>4,81585550308228</text:p>
          </table:table-cell>
          <table:table-cell office:value-type="float" office:value="3.46017932891846" calcext:value-type="float">
            <text:p>3,46017932891846</text:p>
          </table:table-cell>
          <table:table-cell office:value-type="float" office:value="4.11791133880615" calcext:value-type="float">
            <text:p>4,11791133880615</text:p>
          </table:table-cell>
          <table:table-cell office:value-type="float" office:value="2.94911742210388" calcext:value-type="float">
            <text:p>2,94911742210388</text:p>
          </table:table-cell>
          <table:table-cell office:value-type="float" office:value="2.52219676971436" calcext:value-type="float">
            <text:p>2,52219676971436</text:p>
          </table:table-cell>
          <table:table-cell office:value-type="float" office:value="2.09656071662903" calcext:value-type="float">
            <text:p>2,09656071662903</text:p>
          </table:table-cell>
          <table:table-cell office:value-type="float" office:value="6.11444759368897" calcext:value-type="float">
            <text:p>6,114447593688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8">00.00.0000</text:date>, <text:time style:data-style-name="N2" text:time-value="22:11:10.1746158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8T22:11:38.017743742</dc:date>
    <meta:editing-duration>P3DT12H42M14S</meta:editing-duration>
    <meta:editing-cycles>23</meta:editing-cycles>
    <meta:generator>LibreOffice/7.2.6.2$Linux_X86_64 LibreOffice_project/20$Build-2</meta:generator>
    <meta:document-statistic meta:table-count="6" meta:cell-count="1607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maximum="25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maximum="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7.689cm" svg:height="12.22cm" xlink:href=".." xlink:type="simple" chart:class="chart:scatter" chart:style-name="ch1">
        <chart:title svg:x="19.343cm" svg:y="0.379cm" chart:style-name="ch2">
          <text:p>RMSF Cα atomov EpEX različnih vrst</text:p>
        </chart:title>
        <chart:legend chart:legend-position="end" svg:x="44.228cm" svg:y="2.228cm" style:legend-expansion="custom" svg:width="2.698cm" svg:height="7.297cm" style:legend-expansion-aspect-ratio="0.369740989447718" chart:style-name="ch3"/>
        <chart:plot-area chart:style-name="ch4" table:cell-range-address="Sheet1.J2:Sheet1.O251 Sheet1.K1:Sheet1.O1" chart:data-source-has-labels="row" svg:x="2.108cm" svg:y="1.524cm" svg:width="41.643cm" svg:height="9.327cm">
          <chart:coordinate-region svg:x="2.544cm" svg:y="1.724cm" svg:width="40.927cm" svg:height="8.48cm"/>
          <chart:axis chart:dimension="x" chart:name="primary-x" chart:style-name="ch5">
            <chart:title svg:x="19.956cm" svg:y="11.095cm" chart:style-name="ch6">
              <text:p>Št. aminokisline (po poravnavi)</text:p>
            </chart:title>
          </chart:axis>
          <chart:axis chart:dimension="y" chart:name="primary-y" chart:style-name="ch7">
            <chart:title svg:x="0.451cm" svg:y="7.176cm" chart:style-name="ch8">
              <text:p>RMSF [Å]</text:p>
            </chart:title>
            <chart:grid chart:style-name="ch9" chart:class="major"/>
          </chart:axis>
          <chart:series chart:style-name="ch10" chart:values-cell-range-address="Sheet1.K2:Sheet1.K251" chart:label-cell-address="Sheet1.K1:Sheet1.K1" chart:class="chart:scatter">
            <chart:domain table:cell-range-address="Sheet1.J2:Sheet1.J251"/>
            <chart:data-point chart:repeated="250"/>
          </chart:series>
          <chart:series chart:style-name="ch11" chart:values-cell-range-address="Sheet1.L2:Sheet1.L251" chart:label-cell-address="Sheet1.L1:Sheet1.L1" chart:class="chart:scatter">
            <chart:data-point chart:repeated="250"/>
          </chart:series>
          <chart:series chart:style-name="ch12" chart:values-cell-range-address="Sheet1.M2:Sheet1.M251" chart:label-cell-address="Sheet1.M1:Sheet1.M1" chart:class="chart:scatter">
            <chart:data-point chart:repeated="250"/>
          </chart:series>
          <chart:series chart:style-name="ch13" chart:values-cell-range-address="Sheet1.N2:Sheet1.N251" chart:label-cell-address="Sheet1.N1:Sheet1.N1" chart:class="chart:scatter">
            <chart:data-point chart:repeated="250"/>
          </chart:series>
          <chart:series chart:style-name="ch14" chart:values-cell-range-address="Sheet1.O2:Sheet1.O251" chart:label-cell-address="Sheet1.O1:Sheet1.O1" chart:class="chart:scatter">
            <chart:data-point chart:repeated="2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Homo sapiens</text:p>
                <draw:g>
                  <svg:desc>Sheet1.K1:Sheet1.K1</svg:desc>
                </draw:g>
              </table:table-cell>
              <table:table-cell office:value-type="string">
                <text:p>Mus musculus</text:p>
                <draw:g>
                  <svg:desc>Sheet1.L1:Sheet1.L1</svg:desc>
                </draw:g>
              </table:table-cell>
              <table:table-cell office:value-type="string">
                <text:p>Gallus gallus</text:p>
                <draw:g>
                  <svg:desc>Sheet1.M1:Sheet1.M1</svg:desc>
                </draw:g>
              </table:table-cell>
              <table:table-cell office:value-type="string">
                <text:p>Xenopus laevis</text:p>
                <draw:g>
                  <svg:desc>Sheet1.N1:Sheet1.N1</svg:desc>
                </draw:g>
              </table:table-cell>
              <table:table-cell office:value-type="string">
                <text:p>Danio rerio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J2:Sheet1.J251</svg:desc>
                </draw:g>
              </table:table-cell>
              <table:table-cell office:value-type="float" office:value="NaN">
                <text:p>NaN</text:p>
                <draw:g>
                  <svg:desc>Sheet1.K2:Sheet1.K251</svg:desc>
                </draw:g>
              </table:table-cell>
              <table:table-cell office:value-type="float" office:value="NaN">
                <text:p>NaN</text:p>
                <draw:g>
                  <svg:desc>Sheet1.L2:Sheet1.L251</svg:desc>
                </draw:g>
              </table:table-cell>
              <table:table-cell office:value-type="float" office:value="NaN">
                <text:p>NaN</text:p>
                <draw:g>
                  <svg:desc>Sheet1.M2:Sheet1.M251</svg:desc>
                </draw:g>
              </table:table-cell>
              <table:table-cell office:value-type="float" office:value="6.89670705795288">
                <text:p>6.89670705795288</text:p>
                <draw:g>
                  <svg:desc>Sheet1.N2:Sheet1.N251</svg:desc>
                </draw:g>
              </table:table-cell>
              <table:table-cell office:value-type="float" office:value="NaN">
                <text:p>NaN</text:p>
                <draw:g>
                  <svg:desc>Sheet1.O2:Sheet1.O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74328112602233">
                <text:p>2.74328112602233</text:p>
              </table:table-cell>
              <table:table-cell office:value-type="float" office:value="2.81362640857696">
                <text:p>2.81362640857696</text:p>
              </table:table-cell>
              <table:table-cell office:value-type="float" office:value="3.60606980323791">
                <text:p>3.60606980323791</text:p>
              </table:table-cell>
              <table:table-cell office:value-type="float" office:value="6.04457092285156">
                <text:p>6.04457092285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30073028802872">
                <text:p>2.30073028802872</text:p>
              </table:table-cell>
              <table:table-cell office:value-type="float" office:value="2.22665131092071">
                <text:p>2.22665131092071</text:p>
              </table:table-cell>
              <table:table-cell office:value-type="float" office:value="1.80252194404602">
                <text:p>1.80252194404602</text:p>
              </table:table-cell>
              <table:table-cell office:value-type="float" office:value="4.76958215236663">
                <text:p>4.76958215236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97482073307037">
                <text:p>1.97482073307037</text:p>
              </table:table-cell>
              <table:table-cell office:value-type="float" office:value="1.83948391675949">
                <text:p>1.83948391675949</text:p>
              </table:table-cell>
              <table:table-cell office:value-type="float" office:value="1.20610320568085">
                <text:p>1.20610320568085</text:p>
              </table:table-cell>
              <table:table-cell office:value-type="float" office:value="3.31941199302674">
                <text:p>3.31941199302674</text:p>
              </table:table-cell>
              <table:table-cell office:value-type="float" office:value="2.48970437049865">
                <text:p>2.489704370498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86298894882203">
                <text:p>1.86298894882203</text:p>
              </table:table-cell>
              <table:table-cell office:value-type="float" office:value="1.74626356363297">
                <text:p>1.74626356363297</text:p>
              </table:table-cell>
              <table:table-cell office:value-type="float" office:value="1.20680487155915">
                <text:p>1.20680487155915</text:p>
              </table:table-cell>
              <table:table-cell office:value-type="float" office:value="3.20257723331451">
                <text:p>3.20257723331451</text:p>
              </table:table-cell>
              <table:table-cell office:value-type="float" office:value="1.92426443099976">
                <text:p>1.924264430999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11178416013718">
                <text:p>1.11178416013718</text:p>
              </table:table-cell>
              <table:table-cell office:value-type="float" office:value="1.24954116344452">
                <text:p>1.24954116344452</text:p>
              </table:table-cell>
              <table:table-cell office:value-type="float" office:value="0.815621972084045">
                <text:p>0.815621972084045</text:p>
              </table:table-cell>
              <table:table-cell office:value-type="float" office:value="2.34534773230553">
                <text:p>2.34534773230553</text:p>
              </table:table-cell>
              <table:table-cell office:value-type="float" office:value="1.02442967891693">
                <text:p>1.024429678916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08168649673462">
                <text:p>1.08168649673462</text:p>
              </table:table-cell>
              <table:table-cell office:value-type="float" office:value="1.14438626170158">
                <text:p>1.14438626170158</text:p>
              </table:table-cell>
              <table:table-cell office:value-type="float" office:value="0.849916577339172">
                <text:p>0.849916577339172</text:p>
              </table:table-cell>
              <table:table-cell office:value-type="float" office:value="2.00092566013336">
                <text:p>2.00092566013336</text:p>
              </table:table-cell>
              <table:table-cell office:value-type="float" office:value="0.860473006963729">
                <text:p>0.8604730069637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56474375724793">
                <text:p>0.756474375724793</text:p>
              </table:table-cell>
              <table:table-cell office:value-type="float" office:value="0.854336589574812">
                <text:p>0.854336589574812</text:p>
              </table:table-cell>
              <table:table-cell office:value-type="float" office:value="0.73111006617546">
                <text:p>0.73111006617546</text:p>
              </table:table-cell>
              <table:table-cell office:value-type="float" office:value="1.47037723660469">
                <text:p>1.47037723660469</text:p>
              </table:table-cell>
              <table:table-cell office:value-type="float" office:value="0.721293091773987">
                <text:p>0.7212930917739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48342901468277">
                <text:p>0.748342901468277</text:p>
              </table:table-cell>
              <table:table-cell office:value-type="float" office:value="0.754785537719727">
                <text:p>0.754785537719727</text:p>
              </table:table-cell>
              <table:table-cell office:value-type="float" office:value="0.579890072345733">
                <text:p>0.579890072345733</text:p>
              </table:table-cell>
              <table:table-cell office:value-type="float" office:value="1.74391177296639">
                <text:p>1.74391177296639</text:p>
              </table:table-cell>
              <table:table-cell office:value-type="float" office:value="0.707266092300415">
                <text:p>0.707266092300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04621616005898">
                <text:p>1.04621616005898</text:p>
              </table:table-cell>
              <table:table-cell office:value-type="float" office:value="0.944148391485214">
                <text:p>0.944148391485214</text:p>
              </table:table-cell>
              <table:table-cell office:value-type="float" office:value="0.652012348175049">
                <text:p>0.652012348175049</text:p>
              </table:table-cell>
              <table:table-cell office:value-type="float" office:value="2.57793918251991">
                <text:p>2.57793918251991</text:p>
              </table:table-cell>
              <table:table-cell office:value-type="float" office:value="0.742638766765595">
                <text:p>0.7426387667655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4294382929802">
                <text:p>1.4294382929802</text:p>
              </table:table-cell>
              <table:table-cell office:value-type="float" office:value="1.06418454647064">
                <text:p>1.06418454647064</text:p>
              </table:table-cell>
              <table:table-cell office:value-type="float" office:value="0.848906606435775">
                <text:p>0.848906606435775</text:p>
              </table:table-cell>
              <table:table-cell office:value-type="float" office:value="2.75035846233367">
                <text:p>2.75035846233367</text:p>
              </table:table-cell>
              <table:table-cell office:value-type="float" office:value="0.903400361537932">
                <text:p>0.9034003615379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56618750095368">
                <text:p>1.56618750095368</text:p>
              </table:table-cell>
              <table:table-cell office:value-type="float" office:value="1.2149784564972">
                <text:p>1.2149784564972</text:p>
              </table:table-cell>
              <table:table-cell office:value-type="float" office:value="0.707557708024978">
                <text:p>0.707557708024978</text:p>
              </table:table-cell>
              <table:table-cell office:value-type="float" office:value="2.09363692998886">
                <text:p>2.09363692998886</text:p>
              </table:table-cell>
              <table:table-cell office:value-type="float" office:value="0.918374001979827">
                <text:p>0.9183740019798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6461723446846">
                <text:p>1.6461723446846</text:p>
              </table:table-cell>
              <table:table-cell office:value-type="float" office:value="1.77344173192978">
                <text:p>1.77344173192978</text:p>
              </table:table-cell>
              <table:table-cell office:value-type="float" office:value="0.861563116312027">
                <text:p>0.861563116312027</text:p>
              </table:table-cell>
              <table:table-cell office:value-type="float" office:value="1.84213507175446">
                <text:p>1.84213507175446</text:p>
              </table:table-cell>
              <table:table-cell office:value-type="float" office:value="1.26131612062455">
                <text:p>1.261316120624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58786505460739">
                <text:p>1.58786505460739</text:p>
              </table:table-cell>
              <table:table-cell office:value-type="float" office:value="1.7403427362442">
                <text:p>1.7403427362442</text:p>
              </table:table-cell>
              <table:table-cell office:value-type="float" office:value="0.952428072690963">
                <text:p>0.952428072690963</text:p>
              </table:table-cell>
              <table:table-cell office:value-type="float" office:value="1.51588582992553">
                <text:p>1.51588582992553</text:p>
              </table:table-cell>
              <table:table-cell office:value-type="float" office:value="1.34814757108688">
                <text:p>1.348147571086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26758298277855">
                <text:p>1.26758298277855</text:p>
              </table:table-cell>
              <table:table-cell office:value-type="float" office:value="1.39002591371536">
                <text:p>1.39002591371536</text:p>
              </table:table-cell>
              <table:table-cell office:value-type="float" office:value="0.884524226188659">
                <text:p>0.884524226188659</text:p>
              </table:table-cell>
              <table:table-cell office:value-type="float" office:value="1.97891360521317">
                <text:p>1.97891360521317</text:p>
              </table:table-cell>
              <table:table-cell office:value-type="float" office:value="1.88315165042877">
                <text:p>1.883151650428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56619018316269">
                <text:p>1.56619018316269</text:p>
              </table:table-cell>
              <table:table-cell office:value-type="float" office:value="1.69278824329376">
                <text:p>1.69278824329376</text:p>
              </table:table-cell>
              <table:table-cell office:value-type="float" office:value="1.13635885715484">
                <text:p>1.13635885715484</text:p>
              </table:table-cell>
              <table:table-cell office:value-type="float" office:value="3.13873291015625">
                <text:p>3.13873291015625</text:p>
              </table:table-cell>
              <table:table-cell office:value-type="float" office:value="2.73510217666626">
                <text:p>2.735102176666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92599248886109">
                <text:p>1.92599248886109</text:p>
              </table:table-cell>
              <table:table-cell office:value-type="float" office:value="2.03512644767761">
                <text:p>2.03512644767761</text:p>
              </table:table-cell>
              <table:table-cell office:value-type="float" office:value="1.39070481061936">
                <text:p>1.39070481061936</text:p>
              </table:table-cell>
              <table:table-cell office:value-type="float" office:value="4.1067773103714">
                <text:p>4.1067773103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.23245841264724">
                <text:p>2.23245841264724</text:p>
              </table:table-cell>
              <table:table-cell office:value-type="float" office:value="2.4772115945816">
                <text:p>2.4772115945816</text:p>
              </table:table-cell>
              <table:table-cell office:value-type="float" office:value="1.74210733175277">
                <text:p>1.74210733175277</text:p>
              </table:table-cell>
              <table:table-cell office:value-type="float" office:value="5.50155520439148">
                <text:p>5.50155520439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.04615366458893">
                <text:p>3.04615366458893</text:p>
              </table:table-cell>
              <table:table-cell office:value-type="float" office:value="3.32860589027405">
                <text:p>3.32860589027405</text:p>
              </table:table-cell>
              <table:table-cell office:value-type="float" office:value="2.19060456752777">
                <text:p>2.19060456752777</text:p>
              </table:table-cell>
              <table:table-cell office:value-type="float" office:value="6.28225445747376">
                <text:p>6.28225445747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.28713357448578">
                <text:p>3.28713357448578</text:p>
              </table:table-cell>
              <table:table-cell office:value-type="float" office:value="3.53383147716522">
                <text:p>3.53383147716522</text:p>
              </table:table-cell>
              <table:table-cell office:value-type="float" office:value="1.97909086942673">
                <text:p>1.97909086942673</text:p>
              </table:table-cell>
              <table:table-cell office:value-type="float" office:value="5.5892322063446">
                <text:p>5.5892322063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.90272223949432">
                <text:p>2.90272223949432</text:p>
              </table:table-cell>
              <table:table-cell office:value-type="float" office:value="3.0786372423172">
                <text:p>3.0786372423172</text:p>
              </table:table-cell>
              <table:table-cell office:value-type="float" office:value="NaN">
                <text:p>NaN</text:p>
              </table:table-cell>
              <table:table-cell office:value-type="float" office:value="5.16146492958069">
                <text:p>5.16146492958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.2515561580658">
                <text:p>2.2515561580658</text:p>
              </table:table-cell>
              <table:table-cell office:value-type="float" office:value="2.33692717552185">
                <text:p>2.33692717552185</text:p>
              </table:table-cell>
              <table:table-cell office:value-type="float" office:value="1.58343875408173">
                <text:p>1.58343875408173</text:p>
              </table:table-cell>
              <table:table-cell office:value-type="float" office:value="3.84777891635895">
                <text:p>3.84777891635895</text:p>
              </table:table-cell>
              <table:table-cell office:value-type="float" office:value="2.74698746204376">
                <text:p>2.746987462043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52874886989594">
                <text:p>1.52874886989594</text:p>
              </table:table-cell>
              <table:table-cell office:value-type="float" office:value="1.66385853290558">
                <text:p>1.66385853290558</text:p>
              </table:table-cell>
              <table:table-cell office:value-type="float" office:value="1.11839091777802">
                <text:p>1.11839091777802</text:p>
              </table:table-cell>
              <table:table-cell office:value-type="float" office:value="2.70982265472412">
                <text:p>2.70982265472412</text:p>
              </table:table-cell>
              <table:table-cell office:value-type="float" office:value="2.1830992102623">
                <text:p>2.18309921026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229711830616">
                <text:p>1.229711830616</text:p>
              </table:table-cell>
              <table:table-cell office:value-type="float" office:value="1.48343920707703">
                <text:p>1.48343920707703</text:p>
              </table:table-cell>
              <table:table-cell office:value-type="float" office:value="0.978734046220779">
                <text:p>0.978734046220779</text:p>
              </table:table-cell>
              <table:table-cell office:value-type="float" office:value="1.8060497045517">
                <text:p>1.8060497045517</text:p>
              </table:table-cell>
              <table:table-cell office:value-type="float" office:value="1.6291179060936">
                <text:p>1.62911790609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685141146183">
                <text:p>0.9685141146183</text:p>
              </table:table-cell>
              <table:table-cell office:value-type="float" office:value="1.18417119979858">
                <text:p>1.18417119979858</text:p>
              </table:table-cell>
              <table:table-cell office:value-type="float" office:value="0.717731952667236">
                <text:p>0.717731952667236</text:p>
              </table:table-cell>
              <table:table-cell office:value-type="float" office:value="1.32235032320023">
                <text:p>1.32235032320023</text:p>
              </table:table-cell>
              <table:table-cell office:value-type="float" office:value="0.992942363023759">
                <text:p>0.9929423630237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42464238405228">
                <text:p>1.42464238405228</text:p>
              </table:table-cell>
              <table:table-cell office:value-type="float" office:value="1.37231361865997">
                <text:p>1.37231361865997</text:p>
              </table:table-cell>
              <table:table-cell office:value-type="float" office:value="0.823872119188308">
                <text:p>0.823872119188308</text:p>
              </table:table-cell>
              <table:table-cell office:value-type="float" office:value="1.06762039661407">
                <text:p>1.06762039661407</text:p>
              </table:table-cell>
              <table:table-cell office:value-type="float" office:value="0.872350007295609">
                <text:p>0.8723500072956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.09674221277237">
                <text:p>2.09674221277237</text:p>
              </table:table-cell>
              <table:table-cell office:value-type="float" office:value="1.70175135135651">
                <text:p>1.70175135135651</text:p>
              </table:table-cell>
              <table:table-cell office:value-type="float" office:value="1.15444314479828">
                <text:p>1.15444314479828</text:p>
              </table:table-cell>
              <table:table-cell office:value-type="float" office:value="0.930778503417969">
                <text:p>0.930778503417969</text:p>
              </table:table-cell>
              <table:table-cell office:value-type="float" office:value="0.7775838971138">
                <text:p>0.77758389711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263887882232">
                <text:p>1.06263887882232</text:p>
              </table:table-cell>
              <table:table-cell office:value-type="float" office:value="0.875635743141175">
                <text:p>0.8756357431411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963006019592">
                <text:p>1.15963006019592</text:p>
              </table:table-cell>
              <table:table-cell office:value-type="float" office:value="0.875486493110656">
                <text:p>0.8754864931106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.41282111406327">
                <text:p>2.41282111406327</text:p>
              </table:table-cell>
              <table:table-cell office:value-type="float" office:value="2.37224745750427">
                <text:p>2.37224745750427</text:p>
              </table:table-cell>
              <table:table-cell office:value-type="float" office:value="1.2716903090477">
                <text:p>1.2716903090477</text:p>
              </table:table-cell>
              <table:table-cell office:value-type="float" office:value="1.67343634366989">
                <text:p>1.67343634366989</text:p>
              </table:table-cell>
              <table:table-cell office:value-type="float" office:value="1.30209189653397">
                <text:p>1.302091896533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249987244606">
                <text:p>1.52499872446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.9171826839447">
                <text:p>2.9171826839447</text:p>
              </table:table-cell>
              <table:table-cell office:value-type="float" office:value="3.15673995018005">
                <text:p>3.15673995018005</text:p>
              </table:table-cell>
              <table:table-cell office:value-type="float" office:value="1.56517070531845">
                <text:p>1.56517070531845</text:p>
              </table:table-cell>
              <table:table-cell office:value-type="float" office:value="1.97899681329728">
                <text:p>1.97899681329728</text:p>
              </table:table-cell>
              <table:table-cell office:value-type="float" office:value="1.73968237638474">
                <text:p>1.739682376384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.72745949029922">
                <text:p>2.72745949029922</text:p>
              </table:table-cell>
              <table:table-cell office:value-type="float" office:value="2.77421104907989">
                <text:p>2.77421104907989</text:p>
              </table:table-cell>
              <table:table-cell office:value-type="float" office:value="1.51661437749863">
                <text:p>1.51661437749863</text:p>
              </table:table-cell>
              <table:table-cell office:value-type="float" office:value="2.62935096025467">
                <text:p>2.62935096025467</text:p>
              </table:table-cell>
              <table:table-cell office:value-type="float" office:value="1.34979331493378">
                <text:p>1.349793314933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.86219370365143">
                <text:p>2.86219370365143</text:p>
              </table:table-cell>
              <table:table-cell office:value-type="float" office:value="2.45588994026184">
                <text:p>2.45588994026184</text:p>
              </table:table-cell>
              <table:table-cell office:value-type="float" office:value="1.37496957182884">
                <text:p>1.37496957182884</text:p>
              </table:table-cell>
              <table:table-cell office:value-type="float" office:value="2.3227419257164">
                <text:p>2.3227419257164</text:p>
              </table:table-cell>
              <table:table-cell office:value-type="float" office:value="1.04228383302689">
                <text:p>1.042283833026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.29018324613572">
                <text:p>2.29018324613572</text:p>
              </table:table-cell>
              <table:table-cell office:value-type="float" office:value="2.36154639720917">
                <text:p>2.36154639720917</text:p>
              </table:table-cell>
              <table:table-cell office:value-type="float" office:value="1.34507817029953">
                <text:p>1.34507817029953</text:p>
              </table:table-cell>
              <table:table-cell office:value-type="float" office:value="1.88587290048599">
                <text:p>1.88587290048599</text:p>
              </table:table-cell>
              <table:table-cell office:value-type="float" office:value="1.01964592933655">
                <text:p>1.019645929336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64945268630981">
                <text:p>1.64945268630981</text:p>
              </table:table-cell>
              <table:table-cell office:value-type="float" office:value="1.80635833740235">
                <text:p>1.80635833740235</text:p>
              </table:table-cell>
              <table:table-cell office:value-type="float" office:value="1.10233908891678">
                <text:p>1.10233908891678</text:p>
              </table:table-cell>
              <table:table-cell office:value-type="float" office:value="1.26905554533005">
                <text:p>1.26905554533005</text:p>
              </table:table-cell>
              <table:table-cell office:value-type="float" office:value="0.988574951887129">
                <text:p>0.9885749518871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42581683397293">
                <text:p>1.42581683397293</text:p>
              </table:table-cell>
              <table:table-cell office:value-type="float" office:value="1.68785017728806">
                <text:p>1.68785017728806</text:p>
              </table:table-cell>
              <table:table-cell office:value-type="float" office:value="1.05511045455933">
                <text:p>1.05511045455933</text:p>
              </table:table-cell>
              <table:table-cell office:value-type="float" office:value="1.10971361398697">
                <text:p>1.10971361398697</text:p>
              </table:table-cell>
              <table:table-cell office:value-type="float" office:value="1.0153294801712">
                <text:p>1.01532948017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35409682989121">
                <text:p>1.35409682989121</text:p>
              </table:table-cell>
              <table:table-cell office:value-type="float" office:value="1.39470428228379">
                <text:p>1.39470428228379</text:p>
              </table:table-cell>
              <table:table-cell office:value-type="float" office:value="0.952276587486269">
                <text:p>0.952276587486269</text:p>
              </table:table-cell>
              <table:table-cell office:value-type="float" office:value="1.17087215185166">
                <text:p>1.17087215185166</text:p>
              </table:table-cell>
              <table:table-cell office:value-type="float" office:value="0.989210963249205">
                <text:p>0.9892109632492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05039328336716">
                <text:p>1.05039328336716</text:p>
              </table:table-cell>
              <table:table-cell office:value-type="float" office:value="1.12560394406318">
                <text:p>1.12560394406318</text:p>
              </table:table-cell>
              <table:table-cell office:value-type="float" office:value="1.05424982309342">
                <text:p>1.05424982309342</text:p>
              </table:table-cell>
              <table:table-cell office:value-type="float" office:value="1.26679861545563">
                <text:p>1.26679861545563</text:p>
              </table:table-cell>
              <table:table-cell office:value-type="float" office:value="1.04370200634003">
                <text:p>1.043702006340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15904945135116">
                <text:p>1.15904945135116</text:p>
              </table:table-cell>
              <table:table-cell office:value-type="float" office:value="1.21209001541138">
                <text:p>1.21209001541138</text:p>
              </table:table-cell>
              <table:table-cell office:value-type="float" office:value="1.10545694828034">
                <text:p>1.10545694828034</text:p>
              </table:table-cell>
              <table:table-cell office:value-type="float" office:value="1.40373456478119">
                <text:p>1.40373456478119</text:p>
              </table:table-cell>
              <table:table-cell office:value-type="float" office:value="1.17481446266174">
                <text:p>1.174814462661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880446463823319">
                <text:p>0.880446463823319</text:p>
              </table:table-cell>
              <table:table-cell office:value-type="float" office:value="0.937785118818282">
                <text:p>0.937785118818282</text:p>
              </table:table-cell>
              <table:table-cell office:value-type="float" office:value="0.819852262735367">
                <text:p>0.819852262735367</text:p>
              </table:table-cell>
              <table:table-cell office:value-type="float" office:value="1.11456337571144">
                <text:p>1.11456337571144</text:p>
              </table:table-cell>
              <table:table-cell office:value-type="float" office:value="0.883301526308059">
                <text:p>0.8833015263080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64675110578537">
                <text:p>0.64675110578537</text:p>
              </table:table-cell>
              <table:table-cell office:value-type="float" office:value="0.7242211997509">
                <text:p>0.7242211997509</text:p>
              </table:table-cell>
              <table:table-cell office:value-type="float" office:value="0.593021720647812">
                <text:p>0.593021720647812</text:p>
              </table:table-cell>
              <table:table-cell office:value-type="float" office:value="0.79731696844101">
                <text:p>0.79731696844101</text:p>
              </table:table-cell>
              <table:table-cell office:value-type="float" office:value="0.656137019395828">
                <text:p>0.6561370193958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6610107421875">
                <text:p>0.6610107421875</text:p>
              </table:table-cell>
              <table:table-cell office:value-type="float" office:value="0.669698894023895">
                <text:p>0.669698894023895</text:p>
              </table:table-cell>
              <table:table-cell office:value-type="float" office:value="0.525905787944794">
                <text:p>0.525905787944794</text:p>
              </table:table-cell>
              <table:table-cell office:value-type="float" office:value="0.776265472173691">
                <text:p>0.776265472173691</text:p>
              </table:table-cell>
              <table:table-cell office:value-type="float" office:value="0.601849049329758">
                <text:p>0.6018490493297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865111172199249">
                <text:p>0.865111172199249</text:p>
              </table:table-cell>
              <table:table-cell office:value-type="float" office:value="0.896289557218551">
                <text:p>0.896289557218551</text:p>
              </table:table-cell>
              <table:table-cell office:value-type="float" office:value="0.557977885007858">
                <text:p>0.557977885007858</text:p>
              </table:table-cell>
              <table:table-cell office:value-type="float" office:value="0.802448213100433">
                <text:p>0.802448213100433</text:p>
              </table:table-cell>
              <table:table-cell office:value-type="float" office:value="0.630924671888351">
                <text:p>0.6309246718883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812983751296997">
                <text:p>0.812983751296997</text:p>
              </table:table-cell>
              <table:table-cell office:value-type="float" office:value="0.833960652351379">
                <text:p>0.833960652351379</text:p>
              </table:table-cell>
              <table:table-cell office:value-type="float" office:value="0.536562919616699">
                <text:p>0.536562919616699</text:p>
              </table:table-cell>
              <table:table-cell office:value-type="float" office:value="0.703043133020401">
                <text:p>0.703043133020401</text:p>
              </table:table-cell>
              <table:table-cell office:value-type="float" office:value="0.618392378091812">
                <text:p>0.6183923780918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769193857908249">
                <text:p>0.769193857908249</text:p>
              </table:table-cell>
              <table:table-cell office:value-type="float" office:value="0.839028418064117">
                <text:p>0.839028418064117</text:p>
              </table:table-cell>
              <table:table-cell office:value-type="float" office:value="0.51321941614151">
                <text:p>0.51321941614151</text:p>
              </table:table-cell>
              <table:table-cell office:value-type="float" office:value="0.739077389240265">
                <text:p>0.739077389240265</text:p>
              </table:table-cell>
              <table:table-cell office:value-type="float" office:value="0.662436306476593">
                <text:p>0.6624363064765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841263592243195">
                <text:p>0.841263592243195</text:p>
              </table:table-cell>
              <table:table-cell office:value-type="float" office:value="0.939014852046967">
                <text:p>0.939014852046967</text:p>
              </table:table-cell>
              <table:table-cell office:value-type="float" office:value="0.529113501310349">
                <text:p>0.529113501310349</text:p>
              </table:table-cell>
              <table:table-cell office:value-type="float" office:value="0.807020276784897">
                <text:p>0.807020276784897</text:p>
              </table:table-cell>
              <table:table-cell office:value-type="float" office:value="0.644336730241776">
                <text:p>0.6443367302417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798431158065796">
                <text:p>0.798431158065796</text:p>
              </table:table-cell>
              <table:table-cell office:value-type="float" office:value="0.942692995071411">
                <text:p>0.942692995071411</text:p>
              </table:table-cell>
              <table:table-cell office:value-type="float" office:value="0.552006512880326">
                <text:p>0.552006512880326</text:p>
              </table:table-cell>
              <table:table-cell office:value-type="float" office:value="0.783711373806">
                <text:p>0.783711373806</text:p>
              </table:table-cell>
              <table:table-cell office:value-type="float" office:value="0.630243808031082">
                <text:p>0.6302438080310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753426134586334">
                <text:p>0.753426134586334</text:p>
              </table:table-cell>
              <table:table-cell office:value-type="float" office:value="0.991014510393142">
                <text:p>0.991014510393142</text:p>
              </table:table-cell>
              <table:table-cell office:value-type="float" office:value="0.615976631641388">
                <text:p>0.615976631641388</text:p>
              </table:table-cell>
              <table:table-cell office:value-type="float" office:value="0.829014837741852">
                <text:p>0.829014837741852</text:p>
              </table:table-cell>
              <table:table-cell office:value-type="float" office:value="0.705508351325989">
                <text:p>0.7055083513259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836794286966324">
                <text:p>0.836794286966324</text:p>
              </table:table-cell>
              <table:table-cell office:value-type="float" office:value="1.13695335388184">
                <text:p>1.13695335388184</text:p>
              </table:table-cell>
              <table:table-cell office:value-type="float" office:value="0.658915519714356">
                <text:p>0.658915519714356</text:p>
              </table:table-cell>
              <table:table-cell office:value-type="float" office:value="0.921099334955215">
                <text:p>0.921099334955215</text:p>
              </table:table-cell>
              <table:table-cell office:value-type="float" office:value="0.77360063791275">
                <text:p>0.773600637912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930500268936156">
                <text:p>0.930500268936156</text:p>
              </table:table-cell>
              <table:table-cell office:value-type="float" office:value="1.29997181892395">
                <text:p>1.29997181892395</text:p>
              </table:table-cell>
              <table:table-cell office:value-type="float" office:value="0.680315941572189">
                <text:p>0.680315941572189</text:p>
              </table:table-cell>
              <table:table-cell office:value-type="float" office:value="0.973661065101625">
                <text:p>0.973661065101625</text:p>
              </table:table-cell>
              <table:table-cell office:value-type="float" office:value="0.804553568363189">
                <text:p>0.8045535683631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891281038522721">
                <text:p>0.891281038522721</text:p>
              </table:table-cell>
              <table:table-cell office:value-type="float" office:value="1.40203905105591">
                <text:p>1.40203905105591</text:p>
              </table:table-cell>
              <table:table-cell office:value-type="float" office:value="0.802219986915588">
                <text:p>0.802219986915588</text:p>
              </table:table-cell>
              <table:table-cell office:value-type="float" office:value="1.12373900413513">
                <text:p>1.12373900413513</text:p>
              </table:table-cell>
              <table:table-cell office:value-type="float" office:value="0.903999775648117">
                <text:p>0.9039997756481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903908997774125">
                <text:p>0.903908997774125</text:p>
              </table:table-cell>
              <table:table-cell office:value-type="float" office:value="1.72811275720597">
                <text:p>1.72811275720597</text:p>
              </table:table-cell>
              <table:table-cell office:value-type="float" office:value="0.84139296412468">
                <text:p>0.84139296412468</text:p>
              </table:table-cell>
              <table:table-cell office:value-type="float" office:value="1.25281774997712">
                <text:p>1.25281774997712</text:p>
              </table:table-cell>
              <table:table-cell office:value-type="float" office:value="1.04346454143524">
                <text:p>1.043464541435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12869101762772">
                <text:p>1.12869101762772</text:p>
              </table:table-cell>
              <table:table-cell office:value-type="float" office:value="1.7723770737648">
                <text:p>1.7723770737648</text:p>
              </table:table-cell>
              <table:table-cell office:value-type="float" office:value="0.992351025342942">
                <text:p>0.992351025342942</text:p>
              </table:table-cell>
              <table:table-cell office:value-type="float" office:value="1.36074185371399">
                <text:p>1.36074185371399</text:p>
              </table:table-cell>
              <table:table-cell office:value-type="float" office:value="1.00315538048744">
                <text:p>1.003155380487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46061486005784">
                <text:p>1.46061486005784</text:p>
              </table:table-cell>
              <table:table-cell office:value-type="float" office:value="1.77403604984283">
                <text:p>1.77403604984283</text:p>
              </table:table-cell>
              <table:table-cell office:value-type="float" office:value="1.67389553785324">
                <text:p>1.67389553785324</text:p>
              </table:table-cell>
              <table:table-cell office:value-type="float" office:value="1.84495836496354">
                <text:p>1.84495836496354</text:p>
              </table:table-cell>
              <table:table-cell office:value-type="float" office:value="1.20316886901856">
                <text:p>1.203168869018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40435779094696">
                <text:p>1.40435779094696</text:p>
              </table:table-cell>
              <table:table-cell office:value-type="float" office:value="2.10585367679596">
                <text:p>2.10585367679596</text:p>
              </table:table-cell>
              <table:table-cell office:value-type="float" office:value="2.90055739879608">
                <text:p>2.90055739879608</text:p>
              </table:table-cell>
              <table:table-cell office:value-type="float" office:value="2.10977619886398">
                <text:p>2.10977619886398</text:p>
              </table:table-cell>
              <table:table-cell office:value-type="float" office:value="1.59999310970307">
                <text:p>1.599993109703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51265931129456">
                <text:p>1.51265931129456</text:p>
              </table:table-cell>
              <table:table-cell office:value-type="float" office:value="2.14167177677155">
                <text:p>2.14167177677155</text:p>
              </table:table-cell>
              <table:table-cell office:value-type="float" office:value="3.29295909404754">
                <text:p>3.29295909404754</text:p>
              </table:table-cell>
              <table:table-cell office:value-type="float" office:value="2.24095964431763">
                <text:p>2.24095964431763</text:p>
              </table:table-cell>
              <table:table-cell office:value-type="float" office:value="1.69409418106079">
                <text:p>1.694094181060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6561176776886">
                <text:p>1.6561176776886</text:p>
              </table:table-cell>
              <table:table-cell office:value-type="float" office:value="2.66116142272949">
                <text:p>2.66116142272949</text:p>
              </table:table-cell>
              <table:table-cell office:value-type="float" office:value="2.6328022480011">
                <text:p>2.6328022480011</text:p>
              </table:table-cell>
              <table:table-cell office:value-type="float" office:value="2.5233199596405">
                <text:p>2.5233199596405</text:p>
              </table:table-cell>
              <table:table-cell office:value-type="float" office:value="1.90063846111298">
                <text:p>1.900638461112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81907922029495">
                <text:p>1.81907922029495</text:p>
              </table:table-cell>
              <table:table-cell office:value-type="float" office:value="2.84881854057312">
                <text:p>2.84881854057312</text:p>
              </table:table-cell>
              <table:table-cell office:value-type="float" office:value="2.12115687131882">
                <text:p>2.12115687131882</text:p>
              </table:table-cell>
              <table:table-cell office:value-type="float" office:value="2.61244332790375">
                <text:p>2.61244332790375</text:p>
              </table:table-cell>
              <table:table-cell office:value-type="float" office:value="2.34967768192292">
                <text:p>2.349677681922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58901870250702">
                <text:p>1.58901870250702</text:p>
              </table:table-cell>
              <table:table-cell office:value-type="float" office:value="2.57570254802704">
                <text:p>2.57570254802704</text:p>
              </table:table-cell>
              <table:table-cell office:value-type="float" office:value="2.26365041732788">
                <text:p>2.26365041732788</text:p>
              </table:table-cell>
              <table:table-cell office:value-type="float" office:value="2.36495178937912">
                <text:p>2.36495178937912</text:p>
              </table:table-cell>
              <table:table-cell office:value-type="float" office:value="2.36641311645508">
                <text:p>2.366413116455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70685321092606">
                <text:p>1.70685321092606</text:p>
              </table:table-cell>
              <table:table-cell office:value-type="float" office:value="2.64431762695312">
                <text:p>2.64431762695312</text:p>
              </table:table-cell>
              <table:table-cell office:value-type="float" office:value="2.08346503973007">
                <text:p>2.08346503973007</text:p>
              </table:table-cell>
              <table:table-cell office:value-type="float" office:value="2.40521669387818">
                <text:p>2.40521669387818</text:p>
              </table:table-cell>
              <table:table-cell office:value-type="float" office:value="2.10613745450973">
                <text:p>2.106137454509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79346466064454">
                <text:p>1.79346466064454</text:p>
              </table:table-cell>
              <table:table-cell office:value-type="float" office:value="2.55329132080078">
                <text:p>2.55329132080078</text:p>
              </table:table-cell>
              <table:table-cell office:value-type="float" office:value="2.23125779628753">
                <text:p>2.23125779628753</text:p>
              </table:table-cell>
              <table:table-cell office:value-type="float" office:value="2.55178964138031">
                <text:p>2.55178964138031</text:p>
              </table:table-cell>
              <table:table-cell office:value-type="float" office:value="2.59252941608429">
                <text:p>2.592529416084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75892347097397">
                <text:p>1.75892347097397</text:p>
              </table:table-cell>
              <table:table-cell office:value-type="float" office:value="2.33566164970397">
                <text:p>2.33566164970397</text:p>
              </table:table-cell>
              <table:table-cell office:value-type="float" office:value="2.22571456432342">
                <text:p>2.22571456432342</text:p>
              </table:table-cell>
              <table:table-cell office:value-type="float" office:value="2.44997090101242">
                <text:p>2.44997090101242</text:p>
              </table:table-cell>
              <table:table-cell office:value-type="float" office:value="2.72736781835556">
                <text:p>2.727367818355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7736458778381">
                <text:p>2.177364587783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7145965099335">
                <text:p>2.071459650993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0606153011322">
                <text:p>1.906061530113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4258643388749">
                <text:p>1.742586433887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7867975234985">
                <text:p>1.878679752349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86651521921158">
                <text:p>1.86651521921158</text:p>
              </table:table-cell>
              <table:table-cell office:value-type="float" office:value="2.38569390773773">
                <text:p>2.38569390773773</text:p>
              </table:table-cell>
              <table:table-cell office:value-type="float" office:value="2.25776207447052">
                <text:p>2.25776207447052</text:p>
              </table:table-cell>
              <table:table-cell office:value-type="float" office:value="2.53444498777389">
                <text:p>2.53444498777389</text:p>
              </table:table-cell>
              <table:table-cell office:value-type="float" office:value="1.94359600543976">
                <text:p>1.943596005439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.03094130754471">
                <text:p>2.03094130754471</text:p>
              </table:table-cell>
              <table:table-cell office:value-type="float" office:value="2.41185009479523">
                <text:p>2.41185009479523</text:p>
              </table:table-cell>
              <table:table-cell office:value-type="float" office:value="2.30253499746322">
                <text:p>2.30253499746322</text:p>
              </table:table-cell>
              <table:table-cell office:value-type="float" office:value="2.64929515123367">
                <text:p>2.64929515123367</text:p>
              </table:table-cell>
              <table:table-cell office:value-type="float" office:value="2.01952236890793">
                <text:p>2.019522368907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.03146404027939">
                <text:p>2.03146404027939</text:p>
              </table:table-cell>
              <table:table-cell office:value-type="float" office:value="1.99879950284958">
                <text:p>1.99879950284958</text:p>
              </table:table-cell>
              <table:table-cell office:value-type="float" office:value="2.21410185098648">
                <text:p>2.21410185098648</text:p>
              </table:table-cell>
              <table:table-cell office:value-type="float" office:value="2.52347236871719">
                <text:p>2.52347236871719</text:p>
              </table:table-cell>
              <table:table-cell office:value-type="float" office:value="1.95493692159653">
                <text:p>1.954936921596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71387028694153">
                <text:p>1.71387028694153</text:p>
              </table:table-cell>
              <table:table-cell office:value-type="float" office:value="1.86992770433426">
                <text:p>1.86992770433426</text:p>
              </table:table-cell>
              <table:table-cell office:value-type="float" office:value="1.82879865169525">
                <text:p>1.82879865169525</text:p>
              </table:table-cell>
              <table:table-cell office:value-type="float" office:value="2.39634716510773">
                <text:p>2.39634716510773</text:p>
              </table:table-cell>
              <table:table-cell office:value-type="float" office:value="1.7075469493866">
                <text:p>1.70754694938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58805638551712">
                <text:p>1.58805638551712</text:p>
              </table:table-cell>
              <table:table-cell office:value-type="float" office:value="1.74340444803238">
                <text:p>1.74340444803238</text:p>
              </table:table-cell>
              <table:table-cell office:value-type="float" office:value="1.63503628969193">
                <text:p>1.63503628969193</text:p>
              </table:table-cell>
              <table:table-cell office:value-type="float" office:value="2.43014389276505">
                <text:p>2.43014389276505</text:p>
              </table:table-cell>
              <table:table-cell office:value-type="float" office:value="1.64599055051804">
                <text:p>1.645990550518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52118831872941">
                <text:p>1.52118831872941</text:p>
              </table:table-cell>
              <table:table-cell office:value-type="float" office:value="1.83034056425095">
                <text:p>1.83034056425095</text:p>
              </table:table-cell>
              <table:table-cell office:value-type="float" office:value="1.65988540649414">
                <text:p>1.65988540649414</text:p>
              </table:table-cell>
              <table:table-cell office:value-type="float" office:value="2.02298712730408">
                <text:p>2.02298712730408</text:p>
              </table:table-cell>
              <table:table-cell office:value-type="float" office:value="1.37162446975708">
                <text:p>1.371624469757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48140281438828">
                <text:p>1.48140281438828</text:p>
              </table:table-cell>
              <table:table-cell office:value-type="float" office:value="2.10490822792053">
                <text:p>2.10490822792053</text:p>
              </table:table-cell>
              <table:table-cell office:value-type="float" office:value="1.85885590314865">
                <text:p>1.85885590314865</text:p>
              </table:table-cell>
              <table:table-cell office:value-type="float" office:value="1.87081903219223">
                <text:p>1.87081903219223</text:p>
              </table:table-cell>
              <table:table-cell office:value-type="float" office:value="1.2504569888115">
                <text:p>1.25045698881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72645628452301">
                <text:p>1.72645628452301</text:p>
              </table:table-cell>
              <table:table-cell office:value-type="float" office:value="1.85363715887069">
                <text:p>1.85363715887069</text:p>
              </table:table-cell>
              <table:table-cell office:value-type="float" office:value="1.4898242354393">
                <text:p>1.4898242354393</text:p>
              </table:table-cell>
              <table:table-cell office:value-type="float" office:value="1.89320230484009">
                <text:p>1.89320230484009</text:p>
              </table:table-cell>
              <table:table-cell office:value-type="float" office:value="1.66577923297882">
                <text:p>1.665779232978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32642805576325">
                <text:p>1.32642805576325</text:p>
              </table:table-cell>
              <table:table-cell office:value-type="float" office:value="1.98623204231262">
                <text:p>1.98623204231262</text:p>
              </table:table-cell>
              <table:table-cell office:value-type="float" office:value="1.4985563158989">
                <text:p>1.4985563158989</text:p>
              </table:table-cell>
              <table:table-cell office:value-type="float" office:value="2.03785306215286">
                <text:p>2.03785306215286</text:p>
              </table:table-cell>
              <table:table-cell office:value-type="float" office:value="1.44235610961914">
                <text:p>1.442356109619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76021355390549">
                <text:p>1.76021355390549</text:p>
              </table:table-cell>
              <table:table-cell office:value-type="float" office:value="1.80305832624436">
                <text:p>1.80305832624436</text:p>
              </table:table-cell>
              <table:table-cell office:value-type="float" office:value="1.72035026550293">
                <text:p>1.72035026550293</text:p>
              </table:table-cell>
              <table:table-cell office:value-type="float" office:value="2.80834114551544">
                <text:p>2.80834114551544</text:p>
              </table:table-cell>
              <table:table-cell office:value-type="float" office:value="1.39815896749497">
                <text:p>1.398158967494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21160966157913">
                <text:p>1.21160966157913</text:p>
              </table:table-cell>
              <table:table-cell office:value-type="float" office:value="1.77945631742478">
                <text:p>1.77945631742478</text:p>
              </table:table-cell>
              <table:table-cell office:value-type="float" office:value="1.36231416463852">
                <text:p>1.36231416463852</text:p>
              </table:table-cell>
              <table:table-cell office:value-type="float" office:value="1.62703096866608">
                <text:p>1.62703096866608</text:p>
              </table:table-cell>
              <table:table-cell office:value-type="float" office:value="1.18529736995697">
                <text:p>1.185297369956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908424437046051">
                <text:p>0.908424437046051</text:p>
              </table:table-cell>
              <table:table-cell office:value-type="float" office:value="1.33469790220261">
                <text:p>1.33469790220261</text:p>
              </table:table-cell>
              <table:table-cell office:value-type="float" office:value="0.911817431449892">
                <text:p>0.911817431449892</text:p>
              </table:table-cell>
              <table:table-cell office:value-type="float" office:value="1.26543146371842">
                <text:p>1.26543146371842</text:p>
              </table:table-cell>
              <table:table-cell office:value-type="float" office:value="1.10939759016037">
                <text:p>1.109397590160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820826500654221">
                <text:p>0.820826500654221</text:p>
              </table:table-cell>
              <table:table-cell office:value-type="float" office:value="1.14382833242416">
                <text:p>1.14382833242416</text:p>
              </table:table-cell>
              <table:table-cell office:value-type="float" office:value="0.728647142648697">
                <text:p>0.728647142648697</text:p>
              </table:table-cell>
              <table:table-cell office:value-type="float" office:value="1.03652599453926">
                <text:p>1.03652599453926</text:p>
              </table:table-cell>
              <table:table-cell office:value-type="float" office:value="1.05419594049454">
                <text:p>1.054195940494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746253997087479">
                <text:p>0.746253997087479</text:p>
              </table:table-cell>
              <table:table-cell office:value-type="float" office:value="0.893605530261993">
                <text:p>0.893605530261993</text:p>
              </table:table-cell>
              <table:table-cell office:value-type="float" office:value="0.628731966018677">
                <text:p>0.628731966018677</text:p>
              </table:table-cell>
              <table:table-cell office:value-type="float" office:value="0.843365609645844">
                <text:p>0.843365609645844</text:p>
              </table:table-cell>
              <table:table-cell office:value-type="float" office:value="0.775824844837188">
                <text:p>0.7758248448371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846212834119797">
                <text:p>0.846212834119797</text:p>
              </table:table-cell>
              <table:table-cell office:value-type="float" office:value="0.965911716222761">
                <text:p>0.965911716222761</text:p>
              </table:table-cell>
              <table:table-cell office:value-type="float" office:value="0.692285686731339">
                <text:p>0.692285686731339</text:p>
              </table:table-cell>
              <table:table-cell office:value-type="float" office:value="0.973838508129118">
                <text:p>0.973838508129118</text:p>
              </table:table-cell>
              <table:table-cell office:value-type="float" office:value="0.934901535511017">
                <text:p>0.9349015355110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901813775300981">
                <text:p>0.901813775300981</text:p>
              </table:table-cell>
              <table:table-cell office:value-type="float" office:value="1.07671561837196">
                <text:p>1.07671561837196</text:p>
              </table:table-cell>
              <table:table-cell office:value-type="float" office:value="0.680750548839569">
                <text:p>0.680750548839569</text:p>
              </table:table-cell>
              <table:table-cell office:value-type="float" office:value="0.996190309524536">
                <text:p>0.996190309524536</text:p>
              </table:table-cell>
              <table:table-cell office:value-type="float" office:value="0.930235534906387">
                <text:p>0.9302355349063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03535780310631">
                <text:p>1.03535780310631</text:p>
              </table:table-cell>
              <table:table-cell office:value-type="float" office:value="1.26202684640884">
                <text:p>1.26202684640884</text:p>
              </table:table-cell>
              <table:table-cell office:value-type="float" office:value="0.884214282035827">
                <text:p>0.884214282035827</text:p>
              </table:table-cell>
              <table:table-cell office:value-type="float" office:value="1.18463253974915">
                <text:p>1.18463253974915</text:p>
              </table:table-cell>
              <table:table-cell office:value-type="float" office:value="1.04612284898758">
                <text:p>1.046122848987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38981705904007">
                <text:p>1.38981705904007</text:p>
              </table:table-cell>
              <table:table-cell office:value-type="float" office:value="1.7258232831955">
                <text:p>1.7258232831955</text:p>
              </table:table-cell>
              <table:table-cell office:value-type="float" office:value="1.22622907161713">
                <text:p>1.22622907161713</text:p>
              </table:table-cell>
              <table:table-cell office:value-type="float" office:value="1.52510124444962">
                <text:p>1.52510124444962</text:p>
              </table:table-cell>
              <table:table-cell office:value-type="float" office:value="1.28915131092071">
                <text:p>1.289151310920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43453985452652">
                <text:p>1.43453985452652</text:p>
              </table:table-cell>
              <table:table-cell office:value-type="float" office:value="1.91060173511505">
                <text:p>1.91060173511505</text:p>
              </table:table-cell>
              <table:table-cell office:value-type="float" office:value="1.18892693519593">
                <text:p>1.18892693519593</text:p>
              </table:table-cell>
              <table:table-cell office:value-type="float" office:value="1.41112124919891">
                <text:p>1.41112124919891</text:p>
              </table:table-cell>
              <table:table-cell office:value-type="float" office:value="1.13850843906403">
                <text:p>1.138508439064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13798642158508">
                <text:p>1.13798642158508</text:p>
              </table:table-cell>
              <table:table-cell office:value-type="float" office:value="1.59030210971833">
                <text:p>1.59030210971833</text:p>
              </table:table-cell>
              <table:table-cell office:value-type="float" office:value="0.970828533172607">
                <text:p>0.970828533172607</text:p>
              </table:table-cell>
              <table:table-cell office:value-type="float" office:value="1.05612441897392">
                <text:p>1.05612441897392</text:p>
              </table:table-cell>
              <table:table-cell office:value-type="float" office:value="0.917191296815872">
                <text:p>0.9171912968158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868211299180985">
                <text:p>0.868211299180985</text:p>
              </table:table-cell>
              <table:table-cell office:value-type="float" office:value="1.10260891914368">
                <text:p>1.10260891914368</text:p>
              </table:table-cell>
              <table:table-cell office:value-type="float" office:value="0.79793256521225">
                <text:p>0.79793256521225</text:p>
              </table:table-cell>
              <table:table-cell office:value-type="float" office:value="0.951732277870176">
                <text:p>0.951732277870176</text:p>
              </table:table-cell>
              <table:table-cell office:value-type="float" office:value="0.876358211040497">
                <text:p>0.8763582110404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76262998580932">
                <text:p>0.776262998580932</text:p>
              </table:table-cell>
              <table:table-cell office:value-type="float" office:value="0.849490880966187">
                <text:p>0.849490880966187</text:p>
              </table:table-cell>
              <table:table-cell office:value-type="float" office:value="0.589599877595902">
                <text:p>0.589599877595902</text:p>
              </table:table-cell>
              <table:table-cell office:value-type="float" office:value="0.77513325214386">
                <text:p>0.77513325214386</text:p>
              </table:table-cell>
              <table:table-cell office:value-type="float" office:value="0.781545460224152">
                <text:p>0.7815454602241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774349749088288">
                <text:p>0.774349749088288</text:p>
              </table:table-cell>
              <table:table-cell office:value-type="float" office:value="0.85846883058548">
                <text:p>0.85846883058548</text:p>
              </table:table-cell>
              <table:table-cell office:value-type="float" office:value="0.576504647731781">
                <text:p>0.576504647731781</text:p>
              </table:table-cell>
              <table:table-cell office:value-type="float" office:value="0.813593536615372">
                <text:p>0.813593536615372</text:p>
              </table:table-cell>
              <table:table-cell office:value-type="float" office:value="0.824425995349884">
                <text:p>0.8244259953498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784252941608429">
                <text:p>0.784252941608429</text:p>
              </table:table-cell>
              <table:table-cell office:value-type="float" office:value="0.833184391260147">
                <text:p>0.833184391260147</text:p>
              </table:table-cell>
              <table:table-cell office:value-type="float" office:value="0.608391195535659">
                <text:p>0.608391195535659</text:p>
              </table:table-cell>
              <table:table-cell office:value-type="float" office:value="0.750209867954255">
                <text:p>0.750209867954255</text:p>
              </table:table-cell>
              <table:table-cell office:value-type="float" office:value="0.755686789751053">
                <text:p>0.7556867897510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758521527051926">
                <text:p>0.758521527051926</text:p>
              </table:table-cell>
              <table:table-cell office:value-type="float" office:value="0.819672524929046">
                <text:p>0.819672524929046</text:p>
              </table:table-cell>
              <table:table-cell office:value-type="float" office:value="0.687809824943543">
                <text:p>0.687809824943543</text:p>
              </table:table-cell>
              <table:table-cell office:value-type="float" office:value="0.788717299699784">
                <text:p>0.788717299699784</text:p>
              </table:table-cell>
              <table:table-cell office:value-type="float" office:value="0.769929736852646">
                <text:p>0.7699297368526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715427875518799">
                <text:p>0.715427875518799</text:p>
              </table:table-cell>
              <table:table-cell office:value-type="float" office:value="0.714969724416733">
                <text:p>0.714969724416733</text:p>
              </table:table-cell>
              <table:table-cell office:value-type="float" office:value="0.681537657976151">
                <text:p>0.681537657976151</text:p>
              </table:table-cell>
              <table:table-cell office:value-type="float" office:value="0.76184195280075">
                <text:p>0.76184195280075</text:p>
              </table:table-cell>
              <table:table-cell office:value-type="float" office:value="0.728122442960739">
                <text:p>0.7281224429607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.10008162260056">
                <text:p>1.10008162260056</text:p>
              </table:table-cell>
              <table:table-cell office:value-type="float" office:value="1.02134996652603">
                <text:p>1.02134996652603</text:p>
              </table:table-cell>
              <table:table-cell office:value-type="float" office:value="1.14511239528656">
                <text:p>1.14511239528656</text:p>
              </table:table-cell>
              <table:table-cell office:value-type="float" office:value="1.09830009937286">
                <text:p>1.09830009937286</text:p>
              </table:table-cell>
              <table:table-cell office:value-type="float" office:value="1.04522281885147">
                <text:p>1.045222818851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68010395765305">
                <text:p>1.68010395765305</text:p>
              </table:table-cell>
              <table:table-cell office:value-type="float" office:value="1.66815978288651">
                <text:p>1.66815978288651</text:p>
              </table:table-cell>
              <table:table-cell office:value-type="float" office:value="1.74937641620636">
                <text:p>1.74937641620636</text:p>
              </table:table-cell>
              <table:table-cell office:value-type="float" office:value="1.99804317951202">
                <text:p>1.99804317951202</text:p>
              </table:table-cell>
              <table:table-cell office:value-type="float" office:value="1.40674620866776">
                <text:p>1.406746208667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.60180938243866">
                <text:p>2.60180938243866</text:p>
              </table:table-cell>
              <table:table-cell office:value-type="float" office:value="2.4173172712326">
                <text:p>2.4173172712326</text:p>
              </table:table-cell>
              <table:table-cell office:value-type="float" office:value="2.10531330108643">
                <text:p>2.10531330108643</text:p>
              </table:table-cell>
              <table:table-cell office:value-type="float" office:value="2.68965196609497">
                <text:p>2.68965196609497</text:p>
              </table:table-cell>
              <table:table-cell office:value-type="float" office:value="1.62520182132721">
                <text:p>1.625201821327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3.06060886383056">
                <text:p>3.06060886383056</text:p>
              </table:table-cell>
              <table:table-cell office:value-type="float" office:value="2.45653945207596">
                <text:p>2.45653945207596</text:p>
              </table:table-cell>
              <table:table-cell office:value-type="float" office:value="2.10534691810607">
                <text:p>2.10534691810607</text:p>
              </table:table-cell>
              <table:table-cell office:value-type="float" office:value="2.29387545585632">
                <text:p>2.29387545585632</text:p>
              </table:table-cell>
              <table:table-cell office:value-type="float" office:value="1.4805229306221">
                <text:p>1.48052293062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.66388380527497">
                <text:p>2.66388380527497</text:p>
              </table:table-cell>
              <table:table-cell office:value-type="float" office:value="2.09096044301987">
                <text:p>2.09096044301987</text:p>
              </table:table-cell>
              <table:table-cell office:value-type="float" office:value="1.50610667467118">
                <text:p>1.50610667467118</text:p>
              </table:table-cell>
              <table:table-cell office:value-type="float" office:value="1.98283213376999">
                <text:p>1.98283213376999</text:p>
              </table:table-cell>
              <table:table-cell office:value-type="float" office:value="1.60913002490998">
                <text:p>1.609130024909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3794487118721">
                <text:p>1.3794487118721</text:p>
              </table:table-cell>
              <table:table-cell office:value-type="float" office:value="1.42901468276978">
                <text:p>1.42901468276978</text:p>
              </table:table-cell>
              <table:table-cell office:value-type="float" office:value="NaN">
                <text:p>NaN</text:p>
              </table:table-cell>
              <table:table-cell office:value-type="float" office:value="1.3622619509697">
                <text:p>1.3622619509697</text:p>
              </table:table-cell>
              <table:table-cell office:value-type="float" office:value="1.10886660218239">
                <text:p>1.108866602182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971778362989427">
                <text:p>0.971778362989427</text:p>
              </table:table-cell>
              <table:table-cell office:value-type="float" office:value="1.02625435590744">
                <text:p>1.02625435590744</text:p>
              </table:table-cell>
              <table:table-cell office:value-type="float" office:value="1.09084072709084">
                <text:p>1.09084072709084</text:p>
              </table:table-cell>
              <table:table-cell office:value-type="float" office:value="0.995825022459031">
                <text:p>0.995825022459031</text:p>
              </table:table-cell>
              <table:table-cell office:value-type="float" office:value="0.840956568717957">
                <text:p>0.8409565687179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820584952831269">
                <text:p>0.820584952831269</text:p>
              </table:table-cell>
              <table:table-cell office:value-type="float" office:value="0.770971268415451">
                <text:p>0.770971268415451</text:p>
              </table:table-cell>
              <table:table-cell office:value-type="float" office:value="0.895653963088988">
                <text:p>0.895653963088988</text:p>
              </table:table-cell>
              <table:table-cell office:value-type="float" office:value="0.826033979654313">
                <text:p>0.826033979654313</text:p>
              </table:table-cell>
              <table:table-cell office:value-type="float" office:value="0.740663290023804">
                <text:p>0.7406632900238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707300812005997">
                <text:p>0.707300812005997</text:p>
              </table:table-cell>
              <table:table-cell office:value-type="float" office:value="0.734093904495239">
                <text:p>0.734093904495239</text:p>
              </table:table-cell>
              <table:table-cell office:value-type="float" office:value="0.653712153434753">
                <text:p>0.653712153434753</text:p>
              </table:table-cell>
              <table:table-cell office:value-type="float" office:value="0.720066726207733">
                <text:p>0.720066726207733</text:p>
              </table:table-cell>
              <table:table-cell office:value-type="float" office:value="0.68533542752266">
                <text:p>0.685335427522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636297106742859">
                <text:p>0.636297106742859</text:p>
              </table:table-cell>
              <table:table-cell office:value-type="float" office:value="0.62715944647789">
                <text:p>0.62715944647789</text:p>
              </table:table-cell>
              <table:table-cell office:value-type="float" office:value="0.534947067499161">
                <text:p>0.534947067499161</text:p>
              </table:table-cell>
              <table:table-cell office:value-type="float" office:value="0.594984233379364">
                <text:p>0.594984233379364</text:p>
              </table:table-cell>
              <table:table-cell office:value-type="float" office:value="0.614285379648208">
                <text:p>0.6142853796482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28263771533967">
                <text:p>0.628263771533967</text:p>
              </table:table-cell>
              <table:table-cell office:value-type="float" office:value="0.630175322294235">
                <text:p>0.630175322294235</text:p>
              </table:table-cell>
              <table:table-cell office:value-type="float" office:value="0.542228370904923">
                <text:p>0.542228370904923</text:p>
              </table:table-cell>
              <table:table-cell office:value-type="float" office:value="0.579393655061722">
                <text:p>0.579393655061722</text:p>
              </table:table-cell>
              <table:table-cell office:value-type="float" office:value="0.620002120733261">
                <text:p>0.6200021207332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68706226348877">
                <text:p>0.68706226348877</text:p>
              </table:table-cell>
              <table:table-cell office:value-type="float" office:value="0.746663182973862">
                <text:p>0.746663182973862</text:p>
              </table:table-cell>
              <table:table-cell office:value-type="float" office:value="0.611835747957229">
                <text:p>0.611835747957229</text:p>
              </table:table-cell>
              <table:table-cell office:value-type="float" office:value="0.662848174571991">
                <text:p>0.662848174571991</text:p>
              </table:table-cell>
              <table:table-cell office:value-type="float" office:value="0.759105652570725">
                <text:p>0.7591056525707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691823065280915">
                <text:p>0.691823065280915</text:p>
              </table:table-cell>
              <table:table-cell office:value-type="float" office:value="0.763798266649246">
                <text:p>0.763798266649246</text:p>
              </table:table-cell>
              <table:table-cell office:value-type="float" office:value="0.649243891239166">
                <text:p>0.649243891239166</text:p>
              </table:table-cell>
              <table:table-cell office:value-type="float" office:value="0.687321484088897">
                <text:p>0.687321484088897</text:p>
              </table:table-cell>
              <table:table-cell office:value-type="float" office:value="0.793229877948761">
                <text:p>0.7932298779487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681725263595581">
                <text:p>0.681725263595581</text:p>
              </table:table-cell>
              <table:table-cell office:value-type="float" office:value="0.711496829986572">
                <text:p>0.711496829986572</text:p>
              </table:table-cell>
              <table:table-cell office:value-type="float" office:value="0.596813410520553">
                <text:p>0.596813410520553</text:p>
              </table:table-cell>
              <table:table-cell office:value-type="float" office:value="0.626036196947098">
                <text:p>0.626036196947098</text:p>
              </table:table-cell>
              <table:table-cell office:value-type="float" office:value="0.756546288728714">
                <text:p>0.7565462887287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668767869472504">
                <text:p>0.668767869472504</text:p>
              </table:table-cell>
              <table:table-cell office:value-type="float" office:value="0.67720627784729">
                <text:p>0.67720627784729</text:p>
              </table:table-cell>
              <table:table-cell office:value-type="float" office:value="0.641432523727417">
                <text:p>0.641432523727417</text:p>
              </table:table-cell>
              <table:table-cell office:value-type="float" office:value="0.65033158659935">
                <text:p>0.65033158659935</text:p>
              </table:table-cell>
              <table:table-cell office:value-type="float" office:value="0.653881758451462">
                <text:p>0.6538817584514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96604281663895">
                <text:p>0.696604281663895</text:p>
              </table:table-cell>
              <table:table-cell office:value-type="float" office:value="0.682125359773636">
                <text:p>0.682125359773636</text:p>
              </table:table-cell>
              <table:table-cell office:value-type="float" office:value="0.688887745141983">
                <text:p>0.688887745141983</text:p>
              </table:table-cell>
              <table:table-cell office:value-type="float" office:value="0.74670735001564">
                <text:p>0.74670735001564</text:p>
              </table:table-cell>
              <table:table-cell office:value-type="float" office:value="0.670050084590912">
                <text:p>0.6700500845909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73587417602539">
                <text:p>0.73587417602539</text:p>
              </table:table-cell>
              <table:table-cell office:value-type="float" office:value="0.735348612070083">
                <text:p>0.735348612070083</text:p>
              </table:table-cell>
              <table:table-cell office:value-type="float" office:value="0.667524248361588">
                <text:p>0.667524248361588</text:p>
              </table:table-cell>
              <table:table-cell office:value-type="float" office:value="0.72692146897316">
                <text:p>0.72692146897316</text:p>
              </table:table-cell>
              <table:table-cell office:value-type="float" office:value="0.682220101356507">
                <text:p>0.6822201013565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896333187818527">
                <text:p>0.896333187818527</text:p>
              </table:table-cell>
              <table:table-cell office:value-type="float" office:value="0.895962506532669">
                <text:p>0.895962506532669</text:p>
              </table:table-cell>
              <table:table-cell office:value-type="float" office:value="1.17593052983284">
                <text:p>1.17593052983284</text:p>
              </table:table-cell>
              <table:table-cell office:value-type="float" office:value="1.01880005002022">
                <text:p>1.01880005002022</text:p>
              </table:table-cell>
              <table:table-cell office:value-type="float" office:value="0.836214542388916">
                <text:p>0.8362145423889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.13383576273918">
                <text:p>1.13383576273918</text:p>
              </table:table-cell>
              <table:table-cell office:value-type="float" office:value="1.14052265882492">
                <text:p>1.14052265882492</text:p>
              </table:table-cell>
              <table:table-cell office:value-type="float" office:value="1.66094052791596">
                <text:p>1.66094052791596</text:p>
              </table:table-cell>
              <table:table-cell office:value-type="float" office:value="1.37848883867264">
                <text:p>1.37848883867264</text:p>
              </table:table-cell>
              <table:table-cell office:value-type="float" office:value="0.997362911701201">
                <text:p>0.9973629117012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.14382356405258">
                <text:p>1.14382356405258</text:p>
              </table:table-cell>
              <table:table-cell office:value-type="float" office:value="1.30954718589783">
                <text:p>1.30954718589783</text:p>
              </table:table-cell>
              <table:table-cell office:value-type="float" office:value="1.59597754478455">
                <text:p>1.59597754478455</text:p>
              </table:table-cell>
              <table:table-cell office:value-type="float" office:value="1.89267671108246">
                <text:p>1.89267671108246</text:p>
              </table:table-cell>
              <table:table-cell office:value-type="float" office:value="1.06112676858902">
                <text:p>1.061126768589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.24131602048874">
                <text:p>1.24131602048874</text:p>
              </table:table-cell>
              <table:table-cell office:value-type="float" office:value="1.64541333913803">
                <text:p>1.64541333913803</text:p>
              </table:table-cell>
              <table:table-cell office:value-type="float" office:value="1.70780837535859">
                <text:p>1.70780837535859</text:p>
              </table:table-cell>
              <table:table-cell office:value-type="float" office:value="2.05636674165726">
                <text:p>2.05636674165726</text:p>
              </table:table-cell>
              <table:table-cell office:value-type="float" office:value="1.49639171361923">
                <text:p>1.496391713619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2296209335327">
                <text:p>2.02296209335327</text:p>
              </table:table-cell>
              <table:table-cell office:value-type="float" office:value="2.18947106599808">
                <text:p>2.18947106599808</text:p>
              </table:table-cell>
              <table:table-cell office:value-type="float" office:value="1.63608062267304">
                <text:p>1.636080622673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.63211065530777">
                <text:p>1.63211065530777</text:p>
              </table:table-cell>
              <table:table-cell office:value-type="float" office:value="1.89060252904892">
                <text:p>1.89060252904892</text:p>
              </table:table-cell>
              <table:table-cell office:value-type="float" office:value="2.6050546169281">
                <text:p>2.6050546169281</text:p>
              </table:table-cell>
              <table:table-cell office:value-type="float" office:value="2.18605750799179">
                <text:p>2.18605750799179</text:p>
              </table:table-cell>
              <table:table-cell office:value-type="float" office:value="2.17443549633026">
                <text:p>2.174435496330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.76667284965515">
                <text:p>1.76667284965515</text:p>
              </table:table-cell>
              <table:table-cell office:value-type="float" office:value="2.17122370004654">
                <text:p>2.17122370004654</text:p>
              </table:table-cell>
              <table:table-cell office:value-type="float" office:value="1.93422228097916">
                <text:p>1.93422228097916</text:p>
              </table:table-cell>
              <table:table-cell office:value-type="float" office:value="1.97032028436661">
                <text:p>1.97032028436661</text:p>
              </table:table-cell>
              <table:table-cell office:value-type="float" office:value="2.28390955924988">
                <text:p>2.283909559249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.35846281051636">
                <text:p>1.35846281051636</text:p>
              </table:table-cell>
              <table:table-cell office:value-type="float" office:value="1.75005143880844">
                <text:p>1.75005143880844</text:p>
              </table:table-cell>
              <table:table-cell office:value-type="float" office:value="1.55547851324082">
                <text:p>1.55547851324082</text:p>
              </table:table-cell>
              <table:table-cell office:value-type="float" office:value="1.80585014820099">
                <text:p>1.80585014820099</text:p>
              </table:table-cell>
              <table:table-cell office:value-type="float" office:value="1.80091840028763">
                <text:p>1.800918400287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.72166967391968">
                <text:p>1.72166967391968</text:p>
              </table:table-cell>
              <table:table-cell office:value-type="float" office:value="1.90450918674469">
                <text:p>1.90450918674469</text:p>
              </table:table-cell>
              <table:table-cell office:value-type="float" office:value="1.7953999042511">
                <text:p>1.7953999042511</text:p>
              </table:table-cell>
              <table:table-cell office:value-type="float" office:value="1.73010486364365">
                <text:p>1.73010486364365</text:p>
              </table:table-cell>
              <table:table-cell office:value-type="float" office:value="2.07360917329788">
                <text:p>2.073609173297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.2825728058815">
                <text:p>1.2825728058815</text:p>
              </table:table-cell>
              <table:table-cell office:value-type="float" office:value="1.36695778369904">
                <text:p>1.36695778369904</text:p>
              </table:table-cell>
              <table:table-cell office:value-type="float" office:value="1.41692292690277">
                <text:p>1.41692292690277</text:p>
              </table:table-cell>
              <table:table-cell office:value-type="float" office:value="1.29246306419373">
                <text:p>1.29246306419373</text:p>
              </table:table-cell>
              <table:table-cell office:value-type="float" office:value="1.1419106721878">
                <text:p>1.14191067218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.57865160703659">
                <text:p>1.57865160703659</text:p>
              </table:table-cell>
              <table:table-cell office:value-type="float" office:value="1.705422103405">
                <text:p>1.705422103405</text:p>
              </table:table-cell>
              <table:table-cell office:value-type="float" office:value="1.57501167058945">
                <text:p>1.57501167058945</text:p>
              </table:table-cell>
              <table:table-cell office:value-type="float" office:value="1.96248614788056">
                <text:p>1.96248614788056</text:p>
              </table:table-cell>
              <table:table-cell office:value-type="float" office:value="1.16163182258606">
                <text:p>1.161631822586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.07962930202484">
                <text:p>1.07962930202484</text:p>
              </table:table-cell>
              <table:table-cell office:value-type="float" office:value="1.36357372999192">
                <text:p>1.36357372999192</text:p>
              </table:table-cell>
              <table:table-cell office:value-type="float" office:value="1.2847729921341">
                <text:p>1.2847729921341</text:p>
              </table:table-cell>
              <table:table-cell office:value-type="float" office:value="1.34588372707367">
                <text:p>1.34588372707367</text:p>
              </table:table-cell>
              <table:table-cell office:value-type="float" office:value="1.10609018802642">
                <text:p>1.106090188026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849725991487503">
                <text:p>0.849725991487503</text:p>
              </table:table-cell>
              <table:table-cell office:value-type="float" office:value="1.01016628742218">
                <text:p>1.01016628742218</text:p>
              </table:table-cell>
              <table:table-cell office:value-type="float" office:value="0.822811603546143">
                <text:p>0.822811603546143</text:p>
              </table:table-cell>
              <table:table-cell office:value-type="float" office:value="0.8678819835186">
                <text:p>0.8678819835186</text:p>
              </table:table-cell>
              <table:table-cell office:value-type="float" office:value="0.790698289871216">
                <text:p>0.7906982898712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736731261014938">
                <text:p>0.736731261014938</text:p>
              </table:table-cell>
              <table:table-cell office:value-type="float" office:value="0.776393234729767">
                <text:p>0.776393234729767</text:p>
              </table:table-cell>
              <table:table-cell office:value-type="float" office:value="0.673103451728821">
                <text:p>0.673103451728821</text:p>
              </table:table-cell>
              <table:table-cell office:value-type="float" office:value="0.744995027780533">
                <text:p>0.744995027780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695106655359268">
                <text:p>0.695106655359268</text:p>
              </table:table-cell>
              <table:table-cell office:value-type="float" office:value="0.767363637685776">
                <text:p>0.767363637685776</text:p>
              </table:table-cell>
              <table:table-cell office:value-type="float" office:value="0.688257575035095">
                <text:p>0.688257575035095</text:p>
              </table:table-cell>
              <table:table-cell office:value-type="float" office:value="0.725823134183884">
                <text:p>0.725823134183884</text:p>
              </table:table-cell>
              <table:table-cell office:value-type="float" office:value="0.841009646654129">
                <text:p>0.8410096466541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609776079654693">
                <text:p>0.609776079654693</text:p>
              </table:table-cell>
              <table:table-cell office:value-type="float" office:value="0.668654352426529">
                <text:p>0.668654352426529</text:p>
              </table:table-cell>
              <table:table-cell office:value-type="float" office:value="0.606383323669434">
                <text:p>0.606383323669434</text:p>
              </table:table-cell>
              <table:table-cell office:value-type="float" office:value="0.636618793010711">
                <text:p>0.636618793010711</text:p>
              </table:table-cell>
              <table:table-cell office:value-type="float" office:value="0.626857668161392">
                <text:p>0.6268576681613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641000658273697">
                <text:p>0.641000658273697</text:p>
              </table:table-cell>
              <table:table-cell office:value-type="float" office:value="0.738976746797561">
                <text:p>0.738976746797561</text:p>
              </table:table-cell>
              <table:table-cell office:value-type="float" office:value="0.624393701553345">
                <text:p>0.624393701553345</text:p>
              </table:table-cell>
              <table:table-cell office:value-type="float" office:value="0.762258678674697">
                <text:p>0.762258678674697</text:p>
              </table:table-cell>
              <table:table-cell office:value-type="float" office:value="0.663264542818069">
                <text:p>0.6632645428180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56583896279335">
                <text:p>0.56583896279335</text:p>
              </table:table-cell>
              <table:table-cell office:value-type="float" office:value="0.687057286500931">
                <text:p>0.687057286500931</text:p>
              </table:table-cell>
              <table:table-cell office:value-type="float" office:value="0.59144350886345">
                <text:p>0.59144350886345</text:p>
              </table:table-cell>
              <table:table-cell office:value-type="float" office:value="0.731001019477844">
                <text:p>0.731001019477844</text:p>
              </table:table-cell>
              <table:table-cell office:value-type="float" office:value="0.599135577678681">
                <text:p>0.5991355776786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540568113327026">
                <text:p>0.540568113327026</text:p>
              </table:table-cell>
              <table:table-cell office:value-type="float" office:value="0.625346571207047">
                <text:p>0.625346571207047</text:p>
              </table:table-cell>
              <table:table-cell office:value-type="float" office:value="0.540810868144036">
                <text:p>0.540810868144036</text:p>
              </table:table-cell>
              <table:table-cell office:value-type="float" office:value="0.612719684839248">
                <text:p>0.612719684839248</text:p>
              </table:table-cell>
              <table:table-cell office:value-type="float" office:value="0.554997563362122">
                <text:p>0.5549975633621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535399973392486">
                <text:p>0.535399973392486</text:p>
              </table:table-cell>
              <table:table-cell office:value-type="float" office:value="0.678678393363952">
                <text:p>0.678678393363952</text:p>
              </table:table-cell>
              <table:table-cell office:value-type="float" office:value="0.579032391309738">
                <text:p>0.579032391309738</text:p>
              </table:table-cell>
              <table:table-cell office:value-type="float" office:value="0.653121143579483">
                <text:p>0.653121143579483</text:p>
              </table:table-cell>
              <table:table-cell office:value-type="float" office:value="0.567026406526566">
                <text:p>0.5670264065265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544967502355576">
                <text:p>0.544967502355576</text:p>
              </table:table-cell>
              <table:table-cell office:value-type="float" office:value="0.75847864151001">
                <text:p>0.75847864151001</text:p>
              </table:table-cell>
              <table:table-cell office:value-type="float" office:value="0.589526623487473">
                <text:p>0.589526623487473</text:p>
              </table:table-cell>
              <table:table-cell office:value-type="float" office:value="0.631831496953964">
                <text:p>0.631831496953964</text:p>
              </table:table-cell>
              <table:table-cell office:value-type="float" office:value="0.594690650701523">
                <text:p>0.5946906507015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548106729984283">
                <text:p>0.548106729984283</text:p>
              </table:table-cell>
              <table:table-cell office:value-type="float" office:value="0.889510869979859">
                <text:p>0.889510869979859</text:p>
              </table:table-cell>
              <table:table-cell office:value-type="float" office:value="0.709711939096451">
                <text:p>0.709711939096451</text:p>
              </table:table-cell>
              <table:table-cell office:value-type="float" office:value="0.648064196109771">
                <text:p>0.648064196109771</text:p>
              </table:table-cell>
              <table:table-cell office:value-type="float" office:value="0.621049344539643">
                <text:p>0.6210493445396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715023815631866">
                <text:p>0.715023815631866</text:p>
              </table:table-cell>
              <table:table-cell office:value-type="float" office:value="1.06739076972008">
                <text:p>1.06739076972008</text:p>
              </table:table-cell>
              <table:table-cell office:value-type="float" office:value="0.71492651104927">
                <text:p>0.71492651104927</text:p>
              </table:table-cell>
              <table:table-cell office:value-type="float" office:value="0.619629174470902">
                <text:p>0.619629174470902</text:p>
              </table:table-cell>
              <table:table-cell office:value-type="float" office:value="0.657683998346329">
                <text:p>0.6576839983463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834204852581025">
                <text:p>0.834204852581025</text:p>
              </table:table-cell>
              <table:table-cell office:value-type="float" office:value="1.20009040832519">
                <text:p>1.20009040832519</text:p>
              </table:table-cell>
              <table:table-cell office:value-type="float" office:value="0.742046266794205">
                <text:p>0.742046266794205</text:p>
              </table:table-cell>
              <table:table-cell office:value-type="float" office:value="0.749830096960068">
                <text:p>0.749830096960068</text:p>
              </table:table-cell>
              <table:table-cell office:value-type="float" office:value="0.721384227275849">
                <text:p>0.7213842272758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985478699207306">
                <text:p>0.985478699207306</text:p>
              </table:table-cell>
              <table:table-cell office:value-type="float" office:value="1.17834523320198">
                <text:p>1.17834523320198</text:p>
              </table:table-cell>
              <table:table-cell office:value-type="float" office:value="0.899719029664993">
                <text:p>0.899719029664993</text:p>
              </table:table-cell>
              <table:table-cell office:value-type="float" office:value="0.901161313056946">
                <text:p>0.901161313056946</text:p>
              </table:table-cell>
              <table:table-cell office:value-type="float" office:value="0.8651682138443">
                <text:p>0.86516821384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.39852410554886">
                <text:p>1.39852410554886</text:p>
              </table:table-cell>
              <table:table-cell office:value-type="float" office:value="1.3045499920845">
                <text:p>1.3045499920845</text:p>
              </table:table-cell>
              <table:table-cell office:value-type="float" office:value="1.37111258506775">
                <text:p>1.37111258506775</text:p>
              </table:table-cell>
              <table:table-cell office:value-type="float" office:value="1.35155838727952">
                <text:p>1.35155838727952</text:p>
              </table:table-cell>
              <table:table-cell office:value-type="float" office:value="1.08768108487129">
                <text:p>1.087681084871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.86404794454575">
                <text:p>1.86404794454575</text:p>
              </table:table-cell>
              <table:table-cell office:value-type="float" office:value="1.75651431083679">
                <text:p>1.75651431083679</text:p>
              </table:table-cell>
              <table:table-cell office:value-type="float" office:value="1.92027109861374">
                <text:p>1.92027109861374</text:p>
              </table:table-cell>
              <table:table-cell office:value-type="float" office:value="1.55763375759125">
                <text:p>1.55763375759125</text:p>
              </table:table-cell>
              <table:table-cell office:value-type="float" office:value="1.49498164653778">
                <text:p>1.494981646537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.13166117668152">
                <text:p>2.13166117668152</text:p>
              </table:table-cell>
              <table:table-cell office:value-type="float" office:value="2.15479463338852">
                <text:p>2.15479463338852</text:p>
              </table:table-cell>
              <table:table-cell office:value-type="float" office:value="2.04190111160278">
                <text:p>2.04190111160278</text:p>
              </table:table-cell>
              <table:table-cell office:value-type="float" office:value="2.06114667654038">
                <text:p>2.06114667654038</text:p>
              </table:table-cell>
              <table:table-cell office:value-type="float" office:value="1.80287349224091">
                <text:p>1.802873492240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.4326605796814">
                <text:p>2.4326605796814</text:p>
              </table:table-cell>
              <table:table-cell office:value-type="float" office:value="2.76793324947357">
                <text:p>2.76793324947357</text:p>
              </table:table-cell>
              <table:table-cell office:value-type="float" office:value="3.00530886650085">
                <text:p>3.00530886650085</text:p>
              </table:table-cell>
              <table:table-cell office:value-type="float" office:value="1.88478410243988">
                <text:p>1.88478410243988</text:p>
              </table:table-cell>
              <table:table-cell office:value-type="float" office:value="1.74259448051453">
                <text:p>1.742594480514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.392214179039">
                <text:p>2.392214179039</text:p>
              </table:table-cell>
              <table:table-cell office:value-type="float" office:value="3.17700338363647">
                <text:p>3.17700338363647</text:p>
              </table:table-cell>
              <table:table-cell office:value-type="float" office:value="2.64352893829346">
                <text:p>2.64352893829346</text:p>
              </table:table-cell>
              <table:table-cell office:value-type="float" office:value="1.77362376451492">
                <text:p>1.77362376451492</text:p>
              </table:table-cell>
              <table:table-cell office:value-type="float" office:value="1.8076331615448">
                <text:p>1.80763316154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.72197759151459">
                <text:p>2.72197759151459</text:p>
              </table:table-cell>
              <table:table-cell office:value-type="float" office:value="3.06083786487579">
                <text:p>3.06083786487579</text:p>
              </table:table-cell>
              <table:table-cell office:value-type="float" office:value="2.04413324594498">
                <text:p>2.04413324594498</text:p>
              </table:table-cell>
              <table:table-cell office:value-type="float" office:value="1.44275677204132">
                <text:p>1.44275677204132</text:p>
              </table:table-cell>
              <table:table-cell office:value-type="float" office:value="1.92914825677872">
                <text:p>1.929148256778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.04495650529861">
                <text:p>2.04495650529861</text:p>
              </table:table-cell>
              <table:table-cell office:value-type="float" office:value="2.21184700727463">
                <text:p>2.21184700727463</text:p>
              </table:table-cell>
              <table:table-cell office:value-type="float" office:value="1.35623115301133">
                <text:p>1.35623115301133</text:p>
              </table:table-cell>
              <table:table-cell office:value-type="float" office:value="NaN">
                <text:p>NaN</text:p>
              </table:table-cell>
              <table:table-cell office:value-type="float" office:value="1.57147431373597">
                <text:p>1.571474313735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.4047241806984">
                <text:p>1.4047241806984</text:p>
              </table:table-cell>
              <table:table-cell office:value-type="float" office:value="1.85889965295791">
                <text:p>1.85889965295791</text:p>
              </table:table-cell>
              <table:table-cell office:value-type="float" office:value="1.14966338872909">
                <text:p>1.14966338872909</text:p>
              </table:table-cell>
              <table:table-cell office:value-type="float" office:value="1.32699382305145">
                <text:p>1.32699382305145</text:p>
              </table:table-cell>
              <table:table-cell office:value-type="float" office:value="1.31640100479126">
                <text:p>1.316401004791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.23112887144089">
                <text:p>1.23112887144089</text:p>
              </table:table-cell>
              <table:table-cell office:value-type="float" office:value="1.99800604581832">
                <text:p>1.99800604581832</text:p>
              </table:table-cell>
              <table:table-cell office:value-type="float" office:value="1.05061224102974">
                <text:p>1.05061224102974</text:p>
              </table:table-cell>
              <table:table-cell office:value-type="float" office:value="1.19490164518357">
                <text:p>1.19490164518357</text:p>
              </table:table-cell>
              <table:table-cell office:value-type="float" office:value="1.26469600200653">
                <text:p>1.264696002006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.15310245752335">
                <text:p>1.15310245752335</text:p>
              </table:table-cell>
              <table:table-cell office:value-type="float" office:value="1.70323914289475">
                <text:p>1.70323914289475</text:p>
              </table:table-cell>
              <table:table-cell office:value-type="float" office:value="1.1107243001461">
                <text:p>1.1107243001461</text:p>
              </table:table-cell>
              <table:table-cell office:value-type="float" office:value="1.33499389886856">
                <text:p>1.33499389886856</text:p>
              </table:table-cell>
              <table:table-cell office:value-type="float" office:value="1.2310853600502">
                <text:p>1.23108536005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.06097638607025">
                <text:p>1.06097638607025</text:p>
              </table:table-cell>
              <table:table-cell office:value-type="float" office:value="1.32785272598267">
                <text:p>1.32785272598267</text:p>
              </table:table-cell>
              <table:table-cell office:value-type="float" office:value="1.01475277543068">
                <text:p>1.01475277543068</text:p>
              </table:table-cell>
              <table:table-cell office:value-type="float" office:value="1.24987077713013">
                <text:p>1.24987077713013</text:p>
              </table:table-cell>
              <table:table-cell office:value-type="float" office:value="1.17172747850418">
                <text:p>1.171727478504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930270791053771">
                <text:p>0.930270791053771</text:p>
              </table:table-cell>
              <table:table-cell office:value-type="float" office:value="1.47300589084625">
                <text:p>1.47300589084625</text:p>
              </table:table-cell>
              <table:table-cell office:value-type="float" office:value="0.822532325983048">
                <text:p>0.822532325983048</text:p>
              </table:table-cell>
              <table:table-cell office:value-type="float" office:value="1.00715079903603">
                <text:p>1.00715079903603</text:p>
              </table:table-cell>
              <table:table-cell office:value-type="float" office:value="1.10223791003228">
                <text:p>1.102237910032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908778786659238">
                <text:p>0.908778786659238</text:p>
              </table:table-cell>
              <table:table-cell office:value-type="float" office:value="1.6780669093132">
                <text:p>1.6780669093132</text:p>
              </table:table-cell>
              <table:table-cell office:value-type="float" office:value="0.806629478931427">
                <text:p>0.806629478931427</text:p>
              </table:table-cell>
              <table:table-cell office:value-type="float" office:value="0.991485863924025">
                <text:p>0.991485863924025</text:p>
              </table:table-cell>
              <table:table-cell office:value-type="float" office:value="1.15192267298699">
                <text:p>1.151922672986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95284840464592">
                <text:p>0.95284840464592</text:p>
              </table:table-cell>
              <table:table-cell office:value-type="float" office:value="1.53554558753968">
                <text:p>1.53554558753968</text:p>
              </table:table-cell>
              <table:table-cell office:value-type="float" office:value="0.837760508060456">
                <text:p>0.837760508060456</text:p>
              </table:table-cell>
              <table:table-cell office:value-type="float" office:value="1.14714121818543">
                <text:p>1.14714121818543</text:p>
              </table:table-cell>
              <table:table-cell office:value-type="float" office:value="1.20936113595963">
                <text:p>1.209361135959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907124608755112">
                <text:p>0.907124608755112</text:p>
              </table:table-cell>
              <table:table-cell office:value-type="float" office:value="1.44325965642929">
                <text:p>1.44325965642929</text:p>
              </table:table-cell>
              <table:table-cell office:value-type="float" office:value="0.753056019544601">
                <text:p>0.753056019544601</text:p>
              </table:table-cell>
              <table:table-cell office:value-type="float" office:value="1.06773233413696">
                <text:p>1.06773233413696</text:p>
              </table:table-cell>
              <table:table-cell office:value-type="float" office:value="1.08156210184098">
                <text:p>1.081562101840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760089606046677">
                <text:p>0.760089606046677</text:p>
              </table:table-cell>
              <table:table-cell office:value-type="float" office:value="1.20439493656159">
                <text:p>1.20439493656159</text:p>
              </table:table-cell>
              <table:table-cell office:value-type="float" office:value="0.631468176841736">
                <text:p>0.631468176841736</text:p>
              </table:table-cell>
              <table:table-cell office:value-type="float" office:value="0.86443516612053">
                <text:p>0.86443516612053</text:p>
              </table:table-cell>
              <table:table-cell office:value-type="float" office:value="0.860007137060165">
                <text:p>0.8600071370601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777712434530258">
                <text:p>0.777712434530258</text:p>
              </table:table-cell>
              <table:table-cell office:value-type="float" office:value="0.990254729986191">
                <text:p>0.990254729986191</text:p>
              </table:table-cell>
              <table:table-cell office:value-type="float" office:value="0.64766538143158">
                <text:p>0.64766538143158</text:p>
              </table:table-cell>
              <table:table-cell office:value-type="float" office:value="0.938809871673583">
                <text:p>0.938809871673583</text:p>
              </table:table-cell>
              <table:table-cell office:value-type="float" office:value="0.930398881435394">
                <text:p>0.9303988814353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836577504873275">
                <text:p>0.836577504873275</text:p>
              </table:table-cell>
              <table:table-cell office:value-type="float" office:value="1.06684708595276">
                <text:p>1.06684708595276</text:p>
              </table:table-cell>
              <table:table-cell office:value-type="float" office:value="0.683796525001526">
                <text:p>0.683796525001526</text:p>
              </table:table-cell>
              <table:table-cell office:value-type="float" office:value="1.05386617779732">
                <text:p>1.05386617779732</text:p>
              </table:table-cell>
              <table:table-cell office:value-type="float" office:value="0.952863246202469">
                <text:p>0.9528632462024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816377311944962">
                <text:p>0.816377311944962</text:p>
              </table:table-cell>
              <table:table-cell office:value-type="float" office:value="1.26809984445572">
                <text:p>1.26809984445572</text:p>
              </table:table-cell>
              <table:table-cell office:value-type="float" office:value="0.653422027826309">
                <text:p>0.653422027826309</text:p>
              </table:table-cell>
              <table:table-cell office:value-type="float" office:value="0.967321962118148">
                <text:p>0.967321962118148</text:p>
              </table:table-cell>
              <table:table-cell office:value-type="float" office:value="0.832198530435563">
                <text:p>0.8321985304355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722393602132797">
                <text:p>0.722393602132797</text:p>
              </table:table-cell>
              <table:table-cell office:value-type="float" office:value="1.34039980173111">
                <text:p>1.34039980173111</text:p>
              </table:table-cell>
              <table:table-cell office:value-type="float" office:value="0.620775789022445">
                <text:p>0.620775789022445</text:p>
              </table:table-cell>
              <table:table-cell office:value-type="float" office:value="0.814722210168839">
                <text:p>0.814722210168839</text:p>
              </table:table-cell>
              <table:table-cell office:value-type="float" office:value="0.821630150079727">
                <text:p>0.8216301500797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741252660751343">
                <text:p>0.741252660751343</text:p>
              </table:table-cell>
              <table:table-cell office:value-type="float" office:value="1.18946087360382">
                <text:p>1.18946087360382</text:p>
              </table:table-cell>
              <table:table-cell office:value-type="float" office:value="0.665892660617828">
                <text:p>0.665892660617828</text:p>
              </table:table-cell>
              <table:table-cell office:value-type="float" office:value="0.946265161037446">
                <text:p>0.946265161037446</text:p>
              </table:table-cell>
              <table:table-cell office:value-type="float" office:value="0.951136648654937">
                <text:p>0.9511366486549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768167823553086">
                <text:p>0.768167823553086</text:p>
              </table:table-cell>
              <table:table-cell office:value-type="float" office:value="1.03338661789894">
                <text:p>1.03338661789894</text:p>
              </table:table-cell>
              <table:table-cell office:value-type="float" office:value="0.707650452852249">
                <text:p>0.707650452852249</text:p>
              </table:table-cell>
              <table:table-cell office:value-type="float" office:value="1.08383765816689">
                <text:p>1.08383765816689</text:p>
              </table:table-cell>
              <table:table-cell office:value-type="float" office:value="0.962620735168457">
                <text:p>0.9626207351684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672145754098892">
                <text:p>0.672145754098892</text:p>
              </table:table-cell>
              <table:table-cell office:value-type="float" office:value="0.9009929895401">
                <text:p>0.9009929895401</text:p>
              </table:table-cell>
              <table:table-cell office:value-type="float" office:value="0.605302661657333">
                <text:p>0.605302661657333</text:p>
              </table:table-cell>
              <table:table-cell office:value-type="float" office:value="0.93290477991104">
                <text:p>0.93290477991104</text:p>
              </table:table-cell>
              <table:table-cell office:value-type="float" office:value="0.801270812749862">
                <text:p>0.8012708127498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07570260763169">
                <text:p>0.607570260763169</text:p>
              </table:table-cell>
              <table:table-cell office:value-type="float" office:value="0.822985857725143">
                <text:p>0.822985857725143</text:p>
              </table:table-cell>
              <table:table-cell office:value-type="float" office:value="0.63997083902359">
                <text:p>0.63997083902359</text:p>
              </table:table-cell>
              <table:table-cell office:value-type="float" office:value="0.795415431261062">
                <text:p>0.795415431261062</text:p>
              </table:table-cell>
              <table:table-cell office:value-type="float" office:value="0.837116569280624">
                <text:p>0.8371165692806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716925352811814">
                <text:p>0.716925352811814</text:p>
              </table:table-cell>
              <table:table-cell office:value-type="float" office:value="1.05261701345444">
                <text:p>1.05261701345444</text:p>
              </table:table-cell>
              <table:table-cell office:value-type="float" office:value="0.750205665826798">
                <text:p>0.750205665826798</text:p>
              </table:table-cell>
              <table:table-cell office:value-type="float" office:value="0.880430519580841">
                <text:p>0.880430519580841</text:p>
              </table:table-cell>
              <table:table-cell office:value-type="float" office:value="0.933993577957154">
                <text:p>0.9339935779571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664035677909851">
                <text:p>0.664035677909851</text:p>
              </table:table-cell>
              <table:table-cell office:value-type="float" office:value="0.986068040132524">
                <text:p>0.986068040132524</text:p>
              </table:table-cell>
              <table:table-cell office:value-type="float" office:value="0.649410098791122">
                <text:p>0.649410098791122</text:p>
              </table:table-cell>
              <table:table-cell office:value-type="float" office:value="0.8126240670681">
                <text:p>0.8126240670681</text:p>
              </table:table-cell>
              <table:table-cell office:value-type="float" office:value="0.885587960481643">
                <text:p>0.8855879604816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75290122628212">
                <text:p>0.75290122628212</text:p>
              </table:table-cell>
              <table:table-cell office:value-type="float" office:value="1.10789027810097">
                <text:p>1.10789027810097</text:p>
              </table:table-cell>
              <table:table-cell office:value-type="float" office:value="0.724735021591187">
                <text:p>0.724735021591187</text:p>
              </table:table-cell>
              <table:table-cell office:value-type="float" office:value="1.09656441211701">
                <text:p>1.09656441211701</text:p>
              </table:table-cell>
              <table:table-cell office:value-type="float" office:value="1.00116485357284">
                <text:p>1.001164853572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79817533493042">
                <text:p>0.79817533493042</text:p>
              </table:table-cell>
              <table:table-cell office:value-type="float" office:value="1.16122889518738">
                <text:p>1.16122889518738</text:p>
              </table:table-cell>
              <table:table-cell office:value-type="float" office:value="0.745455205440521">
                <text:p>0.745455205440521</text:p>
              </table:table-cell>
              <table:table-cell office:value-type="float" office:value="1.22723299264908">
                <text:p>1.22723299264908</text:p>
              </table:table-cell>
              <table:table-cell office:value-type="float" office:value="1.16343766450882">
                <text:p>1.163437664508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80561301112175">
                <text:p>0.80561301112175</text:p>
              </table:table-cell>
              <table:table-cell office:value-type="float" office:value="1.30358123779297">
                <text:p>1.30358123779297</text:p>
              </table:table-cell>
              <table:table-cell office:value-type="float" office:value="0.766014486551285">
                <text:p>0.766014486551285</text:p>
              </table:table-cell>
              <table:table-cell office:value-type="float" office:value="1.26172649860382">
                <text:p>1.26172649860382</text:p>
              </table:table-cell>
              <table:table-cell office:value-type="float" office:value="1.1937764286995">
                <text:p>1.19377642869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665043354034424">
                <text:p>0.665043354034424</text:p>
              </table:table-cell>
              <table:table-cell office:value-type="float" office:value="1.10542210936546">
                <text:p>1.10542210936546</text:p>
              </table:table-cell>
              <table:table-cell office:value-type="float" office:value="0.627945929765701">
                <text:p>0.627945929765701</text:p>
              </table:table-cell>
              <table:table-cell office:value-type="float" office:value="0.962784528732299">
                <text:p>0.962784528732299</text:p>
              </table:table-cell>
              <table:table-cell office:value-type="float" office:value="0.976135492324828">
                <text:p>0.9761354923248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655478835105896">
                <text:p>0.655478835105896</text:p>
              </table:table-cell>
              <table:table-cell office:value-type="float" office:value="0.962541759014128">
                <text:p>0.962541759014128</text:p>
              </table:table-cell>
              <table:table-cell office:value-type="float" office:value="0.657910376787186">
                <text:p>0.657910376787186</text:p>
              </table:table-cell>
              <table:table-cell office:value-type="float" office:value="0.846699506044388">
                <text:p>0.846699506044388</text:p>
              </table:table-cell>
              <table:table-cell office:value-type="float" office:value="0.960988789796831">
                <text:p>0.9609887897968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723059505224228">
                <text:p>0.723059505224228</text:p>
              </table:table-cell>
              <table:table-cell office:value-type="float" office:value="1.14146935939789">
                <text:p>1.14146935939789</text:p>
              </table:table-cell>
              <table:table-cell office:value-type="float" office:value="0.836034208536148">
                <text:p>0.836034208536148</text:p>
              </table:table-cell>
              <table:table-cell office:value-type="float" office:value="0.825303345918655">
                <text:p>0.825303345918655</text:p>
              </table:table-cell>
              <table:table-cell office:value-type="float" office:value="1.38618671894073">
                <text:p>1.386186718940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739383786916733">
                <text:p>0.739383786916733</text:p>
              </table:table-cell>
              <table:table-cell office:value-type="float" office:value="1.74127358198166">
                <text:p>1.74127358198166</text:p>
              </table:table-cell>
              <table:table-cell office:value-type="float" office:value="1.05479025840759">
                <text:p>1.05479025840759</text:p>
              </table:table-cell>
              <table:table-cell office:value-type="float" office:value="0.831465005874633">
                <text:p>0.831465005874633</text:p>
              </table:table-cell>
              <table:table-cell office:value-type="float" office:value="1.65639007091523">
                <text:p>1.656390070915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68552628159523">
                <text:p>0.68552628159523</text:p>
              </table:table-cell>
              <table:table-cell office:value-type="float" office:value="1.11595717072487">
                <text:p>1.11595717072487</text:p>
              </table:table-cell>
              <table:table-cell office:value-type="float" office:value="0.722140640020371">
                <text:p>0.722140640020371</text:p>
              </table:table-cell>
              <table:table-cell office:value-type="float" office:value="0.950928986072539">
                <text:p>0.950928986072539</text:p>
              </table:table-cell>
              <table:table-cell office:value-type="float" office:value="0.905374825000763">
                <text:p>0.9053748250007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750548273324967">
                <text:p>0.750548273324967</text:p>
              </table:table-cell>
              <table:table-cell office:value-type="float" office:value="1.16314232349396">
                <text:p>1.16314232349396</text:p>
              </table:table-cell>
              <table:table-cell office:value-type="float" office:value="0.832432508468628">
                <text:p>0.832432508468628</text:p>
              </table:table-cell>
              <table:table-cell office:value-type="float" office:value="0.882745683193207">
                <text:p>0.882745683193207</text:p>
              </table:table-cell>
              <table:table-cell office:value-type="float" office:value="0.838790953159332">
                <text:p>0.8387909531593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968857735395432">
                <text:p>0.968857735395432</text:p>
              </table:table-cell>
              <table:table-cell office:value-type="float" office:value="1.28921127319336">
                <text:p>1.28921127319336</text:p>
              </table:table-cell>
              <table:table-cell office:value-type="float" office:value="0.765179693698883">
                <text:p>0.765179693698883</text:p>
              </table:table-cell>
              <table:table-cell office:value-type="float" office:value="1.18644589185715">
                <text:p>1.18644589185715</text:p>
              </table:table-cell>
              <table:table-cell office:value-type="float" office:value="0.780056834220886">
                <text:p>0.7800568342208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.15842539072037">
                <text:p>1.15842539072037</text:p>
              </table:table-cell>
              <table:table-cell office:value-type="float" office:value="1.8268603682518">
                <text:p>1.8268603682518</text:p>
              </table:table-cell>
              <table:table-cell office:value-type="float" office:value="0.919584602117537">
                <text:p>0.919584602117537</text:p>
              </table:table-cell>
              <table:table-cell office:value-type="float" office:value="1.74837350845337">
                <text:p>1.74837350845337</text:p>
              </table:table-cell>
              <table:table-cell office:value-type="float" office:value="0.998166352510453">
                <text:p>0.9981663525104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.35665780305863">
                <text:p>1.35665780305863</text:p>
              </table:table-cell>
              <table:table-cell office:value-type="float" office:value="2.07185918092728">
                <text:p>2.07185918092728</text:p>
              </table:table-cell>
              <table:table-cell office:value-type="float" office:value="0.967668801546095">
                <text:p>0.967668801546095</text:p>
              </table:table-cell>
              <table:table-cell office:value-type="float" office:value="2.05291748046875">
                <text:p>2.05291748046875</text:p>
              </table:table-cell>
              <table:table-cell office:value-type="float" office:value="1.20264482498169">
                <text:p>1.202644824981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.03096055984497">
                <text:p>1.03096055984497</text:p>
              </table:table-cell>
              <table:table-cell office:value-type="float" office:value="1.98258370161057">
                <text:p>1.98258370161057</text:p>
              </table:table-cell>
              <table:table-cell office:value-type="float" office:value="0.981659710407256">
                <text:p>0.981659710407256</text:p>
              </table:table-cell>
              <table:table-cell office:value-type="float" office:value="1.02695059776306">
                <text:p>1.02695059776306</text:p>
              </table:table-cell>
              <table:table-cell office:value-type="float" office:value="1.37170964479447">
                <text:p>1.371709644794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690700799226761">
                <text:p>0.690700799226761</text:p>
              </table:table-cell>
              <table:table-cell office:value-type="float" office:value="1.45916575193405">
                <text:p>1.45916575193405</text:p>
              </table:table-cell>
              <table:table-cell office:value-type="float" office:value="0.781039208173752">
                <text:p>0.781039208173752</text:p>
              </table:table-cell>
              <table:table-cell office:value-type="float" office:value="0.770190834999085">
                <text:p>0.770190834999085</text:p>
              </table:table-cell>
              <table:table-cell office:value-type="float" office:value="1.13134676218033">
                <text:p>1.131346762180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1909627914428">
                <text:p>0.8619096279144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0419795513153">
                <text:p>0.7504197955131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583069562911988">
                <text:p>0.583069562911988</text:p>
              </table:table-cell>
              <table:table-cell office:value-type="float" office:value="1.0880968272686">
                <text:p>1.0880968272686</text:p>
              </table:table-cell>
              <table:table-cell office:value-type="float" office:value="0.692788630723953">
                <text:p>0.692788630723953</text:p>
              </table:table-cell>
              <table:table-cell office:value-type="float" office:value="0.65527680516243">
                <text:p>0.65527680516243</text:p>
              </table:table-cell>
              <table:table-cell office:value-type="float" office:value="0.682993739843369">
                <text:p>0.6829937398433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545860409736634">
                <text:p>0.545860409736634</text:p>
              </table:table-cell>
              <table:table-cell office:value-type="float" office:value="0.934132725000382">
                <text:p>0.934132725000382</text:p>
              </table:table-cell>
              <table:table-cell office:value-type="float" office:value="0.669257462024689">
                <text:p>0.669257462024689</text:p>
              </table:table-cell>
              <table:table-cell office:value-type="float" office:value="0.719907701015472">
                <text:p>0.719907701015472</text:p>
              </table:table-cell>
              <table:table-cell office:value-type="float" office:value="0.667878240346909">
                <text:p>0.6678782403469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546752780675888">
                <text:p>0.546752780675888</text:p>
              </table:table-cell>
              <table:table-cell office:value-type="float" office:value="0.854590684175492">
                <text:p>0.854590684175492</text:p>
              </table:table-cell>
              <table:table-cell office:value-type="float" office:value="0.625736117362976">
                <text:p>0.625736117362976</text:p>
              </table:table-cell>
              <table:table-cell office:value-type="float" office:value="0.642851561307907">
                <text:p>0.642851561307907</text:p>
              </table:table-cell>
              <table:table-cell office:value-type="float" office:value="0.672865748405457">
                <text:p>0.6728657484054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522090256214142">
                <text:p>0.522090256214142</text:p>
              </table:table-cell>
              <table:table-cell office:value-type="float" office:value="0.797807097434997">
                <text:p>0.797807097434997</text:p>
              </table:table-cell>
              <table:table-cell office:value-type="float" office:value="0.571164280176163">
                <text:p>0.571164280176163</text:p>
              </table:table-cell>
              <table:table-cell office:value-type="float" office:value="0.700404435396194">
                <text:p>0.700404435396194</text:p>
              </table:table-cell>
              <table:table-cell office:value-type="float" office:value="0.628076285123825">
                <text:p>0.6280762851238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534477233886719">
                <text:p>0.534477233886719</text:p>
              </table:table-cell>
              <table:table-cell office:value-type="float" office:value="0.747246593236923">
                <text:p>0.747246593236923</text:p>
              </table:table-cell>
              <table:table-cell office:value-type="float" office:value="0.538146510720253">
                <text:p>0.538146510720253</text:p>
              </table:table-cell>
              <table:table-cell office:value-type="float" office:value="0.697305411100388">
                <text:p>0.697305411100388</text:p>
              </table:table-cell>
              <table:table-cell office:value-type="float" office:value="0.645466923713684">
                <text:p>0.6454669237136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565966755151748">
                <text:p>0.565966755151748</text:p>
              </table:table-cell>
              <table:table-cell office:value-type="float" office:value="0.812246918678284">
                <text:p>0.812246918678284</text:p>
              </table:table-cell>
              <table:table-cell office:value-type="float" office:value="0.588543802499772">
                <text:p>0.588543802499772</text:p>
              </table:table-cell>
              <table:table-cell office:value-type="float" office:value="0.9030022919178">
                <text:p>0.9030022919178</text:p>
              </table:table-cell>
              <table:table-cell office:value-type="float" office:value="0.748342514038086">
                <text:p>0.7483425140380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659634739160537">
                <text:p>0.659634739160537</text:p>
              </table:table-cell>
              <table:table-cell office:value-type="float" office:value="0.853454381227493">
                <text:p>0.853454381227493</text:p>
              </table:table-cell>
              <table:table-cell office:value-type="float" office:value="0.642239540815354">
                <text:p>0.642239540815354</text:p>
              </table:table-cell>
              <table:table-cell office:value-type="float" office:value="1.07176610827446">
                <text:p>1.07176610827446</text:p>
              </table:table-cell>
              <table:table-cell office:value-type="float" office:value="0.948663443326951">
                <text:p>0.9486634433269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.08053278923035">
                <text:p>1.08053278923035</text:p>
              </table:table-cell>
              <table:table-cell office:value-type="float" office:value="1.41507881879807">
                <text:p>1.41507881879807</text:p>
              </table:table-cell>
              <table:table-cell office:value-type="float" office:value="1.02583238482476">
                <text:p>1.02583238482476</text:p>
              </table:table-cell>
              <table:table-cell office:value-type="float" office:value="1.66029918193818">
                <text:p>1.66029918193818</text:p>
              </table:table-cell>
              <table:table-cell office:value-type="float" office:value="1.66049069166184">
                <text:p>1.660490691661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.2619133591652">
                <text:p>1.2619133591652</text:p>
              </table:table-cell>
              <table:table-cell office:value-type="float" office:value="1.72631001472473">
                <text:p>1.72631001472473</text:p>
              </table:table-cell>
              <table:table-cell office:value-type="float" office:value="1.26412057876587">
                <text:p>1.26412057876587</text:p>
              </table:table-cell>
              <table:table-cell office:value-type="float" office:value="1.84171563386918">
                <text:p>1.84171563386918</text:p>
              </table:table-cell>
              <table:table-cell office:value-type="float" office:value="2.23326241970062">
                <text:p>2.2332624197006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.32551544904709">
                <text:p>1.32551544904709</text:p>
              </table:table-cell>
              <table:table-cell office:value-type="float" office:value="2.04791605472565">
                <text:p>2.04791605472565</text:p>
              </table:table-cell>
              <table:table-cell office:value-type="float" office:value="1.44784498214722">
                <text:p>1.44784498214722</text:p>
              </table:table-cell>
              <table:table-cell office:value-type="float" office:value="2.05869227647781">
                <text:p>2.05869227647781</text:p>
              </table:table-cell>
              <table:table-cell office:value-type="float" office:value="2.79161077737808">
                <text:p>2.791610777378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.28808146715164">
                <text:p>1.28808146715164</text:p>
              </table:table-cell>
              <table:table-cell office:value-type="float" office:value="1.82709640264511">
                <text:p>1.82709640264511</text:p>
              </table:table-cell>
              <table:table-cell office:value-type="float" office:value="1.26773750782013">
                <text:p>1.26773750782013</text:p>
              </table:table-cell>
              <table:table-cell office:value-type="float" office:value="2.11861747503281">
                <text:p>2.11861747503281</text:p>
              </table:table-cell>
              <table:table-cell office:value-type="float" office:value="2.17693895101547">
                <text:p>2.176938951015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.37949943542481">
                <text:p>1.37949943542481</text:p>
              </table:table-cell>
              <table:table-cell office:value-type="float" office:value="1.55249077081681">
                <text:p>1.55249077081681</text:p>
              </table:table-cell>
              <table:table-cell office:value-type="float" office:value="1.07416290044785">
                <text:p>1.07416290044785</text:p>
              </table:table-cell>
              <table:table-cell office:value-type="float" office:value="1.91327494382858">
                <text:p>1.91327494382858</text:p>
              </table:table-cell>
              <table:table-cell office:value-type="float" office:value="1.9544597864151">
                <text:p>1.95445978641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.57495599985123">
                <text:p>1.57495599985123</text:p>
              </table:table-cell>
              <table:table-cell office:value-type="float" office:value="1.66819137334824">
                <text:p>1.66819137334824</text:p>
              </table:table-cell>
              <table:table-cell office:value-type="float" office:value="1.27771300077438">
                <text:p>1.27771300077438</text:p>
              </table:table-cell>
              <table:table-cell office:value-type="float" office:value="1.93262279033661">
                <text:p>1.93262279033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.70237690210343">
                <text:p>1.70237690210343</text:p>
              </table:table-cell>
              <table:table-cell office:value-type="float" office:value="1.77716988325119">
                <text:p>1.77716988325119</text:p>
              </table:table-cell>
              <table:table-cell office:value-type="float" office:value="1.58154547214508">
                <text:p>1.58154547214508</text:p>
              </table:table-cell>
              <table:table-cell office:value-type="float" office:value="2.08090990781784">
                <text:p>2.08090990781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.31802517175674">
                <text:p>1.31802517175674</text:p>
              </table:table-cell>
              <table:table-cell office:value-type="float" office:value="1.57349652051926">
                <text:p>1.57349652051926</text:p>
              </table:table-cell>
              <table:table-cell office:value-type="float" office:value="1.3919535279274">
                <text:p>1.3919535279274</text:p>
              </table:table-cell>
              <table:table-cell office:value-type="float" office:value="1.93055951595306">
                <text:p>1.9305595159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964100867509843">
                <text:p>0.964100867509843</text:p>
              </table:table-cell>
              <table:table-cell office:value-type="float" office:value="1.11898279190064">
                <text:p>1.11898279190064</text:p>
              </table:table-cell>
              <table:table-cell office:value-type="float" office:value="0.929039984941483">
                <text:p>0.929039984941483</text:p>
              </table:table-cell>
              <table:table-cell office:value-type="float" office:value="1.41492903232575">
                <text:p>1.41492903232575</text:p>
              </table:table-cell>
              <table:table-cell office:value-type="float" office:value="1.96388232707978">
                <text:p>1.963882327079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819204449653626">
                <text:p>0.819204449653626</text:p>
              </table:table-cell>
              <table:table-cell office:value-type="float" office:value="0.863852769136429">
                <text:p>0.863852769136429</text:p>
              </table:table-cell>
              <table:table-cell office:value-type="float" office:value="0.774298846721649">
                <text:p>0.774298846721649</text:p>
              </table:table-cell>
              <table:table-cell office:value-type="float" office:value="0.90499946475029">
                <text:p>0.90499946475029</text:p>
              </table:table-cell>
              <table:table-cell office:value-type="float" office:value="1.53109830617905">
                <text:p>1.531098306179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728053957223892">
                <text:p>0.728053957223892</text:p>
              </table:table-cell>
              <table:table-cell office:value-type="float" office:value="0.768389165401459">
                <text:p>0.768389165401459</text:p>
              </table:table-cell>
              <table:table-cell office:value-type="float" office:value="0.640425503253937">
                <text:p>0.640425503253937</text:p>
              </table:table-cell>
              <table:table-cell office:value-type="float" office:value="0.748927444219589">
                <text:p>0.748927444219589</text:p>
              </table:table-cell>
              <table:table-cell office:value-type="float" office:value="0.961042761802674">
                <text:p>0.9610427618026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581701308488846">
                <text:p>0.581701308488846</text:p>
              </table:table-cell>
              <table:table-cell office:value-type="float" office:value="0.687339246273041">
                <text:p>0.687339246273041</text:p>
              </table:table-cell>
              <table:table-cell office:value-type="float" office:value="0.530757829546929">
                <text:p>0.530757829546929</text:p>
              </table:table-cell>
              <table:table-cell office:value-type="float" office:value="0.613739550113678">
                <text:p>0.613739550113678</text:p>
              </table:table-cell>
              <table:table-cell office:value-type="float" office:value="0.792802691459656">
                <text:p>0.7928026914596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640896856784821">
                <text:p>0.640896856784821</text:p>
              </table:table-cell>
              <table:table-cell office:value-type="float" office:value="0.704423785209656">
                <text:p>0.704423785209656</text:p>
              </table:table-cell>
              <table:table-cell office:value-type="float" office:value="0.561953663825989">
                <text:p>0.561953663825989</text:p>
              </table:table-cell>
              <table:table-cell office:value-type="float" office:value="0.595156878232956">
                <text:p>0.595156878232956</text:p>
              </table:table-cell>
              <table:table-cell office:value-type="float" office:value="0.872068405151368">
                <text:p>0.8720684051513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665606528520584">
                <text:p>0.665606528520584</text:p>
              </table:table-cell>
              <table:table-cell office:value-type="float" office:value="0.677657723426818">
                <text:p>0.677657723426818</text:p>
              </table:table-cell>
              <table:table-cell office:value-type="float" office:value="0.579849779605866">
                <text:p>0.579849779605866</text:p>
              </table:table-cell>
              <table:table-cell office:value-type="float" office:value="0.626985549926757">
                <text:p>0.626985549926757</text:p>
              </table:table-cell>
              <table:table-cell office:value-type="float" office:value="0.781743377447129">
                <text:p>0.7817433774471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569753259420395">
                <text:p>0.569753259420395</text:p>
              </table:table-cell>
              <table:table-cell office:value-type="float" office:value="0.629624605178833">
                <text:p>0.629624605178833</text:p>
              </table:table-cell>
              <table:table-cell office:value-type="float" office:value="0.546688616275787">
                <text:p>0.546688616275787</text:p>
              </table:table-cell>
              <table:table-cell office:value-type="float" office:value="0.604984819889068">
                <text:p>0.604984819889068</text:p>
              </table:table-cell>
              <table:table-cell office:value-type="float" office:value="0.656264662742615">
                <text:p>0.6562646627426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576345771551132">
                <text:p>0.576345771551132</text:p>
              </table:table-cell>
              <table:table-cell office:value-type="float" office:value="0.658051192760468">
                <text:p>0.658051192760468</text:p>
              </table:table-cell>
              <table:table-cell office:value-type="float" office:value="0.539873331785202">
                <text:p>0.539873331785202</text:p>
              </table:table-cell>
              <table:table-cell office:value-type="float" office:value="0.619993597269058">
                <text:p>0.619993597269058</text:p>
              </table:table-cell>
              <table:table-cell office:value-type="float" office:value="0.678953379392624">
                <text:p>0.6789533793926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652506589889526">
                <text:p>0.652506589889526</text:p>
              </table:table-cell>
              <table:table-cell office:value-type="float" office:value="0.695761799812317">
                <text:p>0.695761799812317</text:p>
              </table:table-cell>
              <table:table-cell office:value-type="float" office:value="0.53924235701561">
                <text:p>0.53924235701561</text:p>
              </table:table-cell>
              <table:table-cell office:value-type="float" office:value="0.610381096601487">
                <text:p>0.610381096601487</text:p>
              </table:table-cell>
              <table:table-cell office:value-type="float" office:value="0.616669565439224">
                <text:p>0.6166695654392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608334302902221">
                <text:p>0.608334302902221</text:p>
              </table:table-cell>
              <table:table-cell office:value-type="float" office:value="0.657928586006165">
                <text:p>0.657928586006165</text:p>
              </table:table-cell>
              <table:table-cell office:value-type="float" office:value="0.496799170970917">
                <text:p>0.496799170970917</text:p>
              </table:table-cell>
              <table:table-cell office:value-type="float" office:value="0.582075208425522">
                <text:p>0.582075208425522</text:p>
              </table:table-cell>
              <table:table-cell office:value-type="float" office:value="0.574193686246872">
                <text:p>0.5741936862468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623381048440933">
                <text:p>0.623381048440933</text:p>
              </table:table-cell>
              <table:table-cell office:value-type="float" office:value="0.696643978357315">
                <text:p>0.696643978357315</text:p>
              </table:table-cell>
              <table:table-cell office:value-type="float" office:value="0.51905956864357">
                <text:p>0.51905956864357</text:p>
              </table:table-cell>
              <table:table-cell office:value-type="float" office:value="0.595175087451935">
                <text:p>0.595175087451935</text:p>
              </table:table-cell>
              <table:table-cell office:value-type="float" office:value="0.611567169427871">
                <text:p>0.6115671694278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762195229530335">
                <text:p>0.762195229530335</text:p>
              </table:table-cell>
              <table:table-cell office:value-type="float" office:value="0.862102538347244">
                <text:p>0.862102538347244</text:p>
              </table:table-cell>
              <table:table-cell office:value-type="float" office:value="0.590620517730713">
                <text:p>0.590620517730713</text:p>
              </table:table-cell>
              <table:table-cell office:value-type="float" office:value="0.632998079061508">
                <text:p>0.632998079061508</text:p>
              </table:table-cell>
              <table:table-cell office:value-type="float" office:value="0.656492590904236">
                <text:p>0.6564925909042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767886221408844">
                <text:p>0.767886221408844</text:p>
              </table:table-cell>
              <table:table-cell office:value-type="float" office:value="0.894947171211244">
                <text:p>0.894947171211244</text:p>
              </table:table-cell>
              <table:table-cell office:value-type="float" office:value="0.578342497348786">
                <text:p>0.578342497348786</text:p>
              </table:table-cell>
              <table:table-cell office:value-type="float" office:value="0.665535748004914">
                <text:p>0.665535748004914</text:p>
              </table:table-cell>
              <table:table-cell office:value-type="float" office:value="0.692202240228653">
                <text:p>0.6922022402286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713360249996186">
                <text:p>0.713360249996186</text:p>
              </table:table-cell>
              <table:table-cell office:value-type="float" office:value="0.938481718301772">
                <text:p>0.938481718301772</text:p>
              </table:table-cell>
              <table:table-cell office:value-type="float" office:value="0.581319600343704">
                <text:p>0.581319600343704</text:p>
              </table:table-cell>
              <table:table-cell office:value-type="float" office:value="0.685751885175705">
                <text:p>0.685751885175705</text:p>
              </table:table-cell>
              <table:table-cell office:value-type="float" office:value="0.682169646024704">
                <text:p>0.6821696460247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870344907045364">
                <text:p>0.870344907045364</text:p>
              </table:table-cell>
              <table:table-cell office:value-type="float" office:value="1.05242422223091">
                <text:p>1.05242422223091</text:p>
              </table:table-cell>
              <table:table-cell office:value-type="float" office:value="0.72260108590126">
                <text:p>0.72260108590126</text:p>
              </table:table-cell>
              <table:table-cell office:value-type="float" office:value="0.742862910032272">
                <text:p>0.742862910032272</text:p>
              </table:table-cell>
              <table:table-cell office:value-type="float" office:value="0.767613083124161">
                <text:p>0.7676130831241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975712895393373">
                <text:p>0.975712895393373</text:p>
              </table:table-cell>
              <table:table-cell office:value-type="float" office:value="1.21727028489113">
                <text:p>1.21727028489113</text:p>
              </table:table-cell>
              <table:table-cell office:value-type="float" office:value="0.776605397462845">
                <text:p>0.776605397462845</text:p>
              </table:table-cell>
              <table:table-cell office:value-type="float" office:value="0.829805999994278">
                <text:p>0.829805999994278</text:p>
              </table:table-cell>
              <table:table-cell office:value-type="float" office:value="0.842586666345597">
                <text:p>0.8425866663455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.01764607429504">
                <text:p>1.01764607429504</text:p>
              </table:table-cell>
              <table:table-cell office:value-type="float" office:value="1.36830663681031">
                <text:p>1.36830663681031</text:p>
              </table:table-cell>
              <table:table-cell office:value-type="float" office:value="0.844797641038895">
                <text:p>0.844797641038895</text:p>
              </table:table-cell>
              <table:table-cell office:value-type="float" office:value="0.95314022898674">
                <text:p>0.95314022898674</text:p>
              </table:table-cell>
              <table:table-cell office:value-type="float" office:value="0.979414105415343">
                <text:p>0.9794141054153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998817712068559">
                <text:p>0.998817712068559</text:p>
              </table:table-cell>
              <table:table-cell office:value-type="float" office:value="1.3605746626854">
                <text:p>1.3605746626854</text:p>
              </table:table-cell>
              <table:table-cell office:value-type="float" office:value="0.840130597352981">
                <text:p>0.840130597352981</text:p>
              </table:table-cell>
              <table:table-cell office:value-type="float" office:value="0.880924373865127">
                <text:p>0.880924373865127</text:p>
              </table:table-cell>
              <table:table-cell office:value-type="float" office:value="0.983603715896608">
                <text:p>0.9836037158966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792491555213928">
                <text:p>0.792491555213928</text:p>
              </table:table-cell>
              <table:table-cell office:value-type="float" office:value="1.06043747067451">
                <text:p>1.06043747067451</text:p>
              </table:table-cell>
              <table:table-cell office:value-type="float" office:value="0.649018168449402">
                <text:p>0.649018168449402</text:p>
              </table:table-cell>
              <table:table-cell office:value-type="float" office:value="1.00474020838737">
                <text:p>1.00474020838737</text:p>
              </table:table-cell>
              <table:table-cell office:value-type="float" office:value="0.78652074933052">
                <text:p>0.7865207493305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786866366863251">
                <text:p>0.786866366863251</text:p>
              </table:table-cell>
              <table:table-cell office:value-type="float" office:value="0.90241113305092">
                <text:p>0.90241113305092</text:p>
              </table:table-cell>
              <table:table-cell office:value-type="float" office:value="0.592733800411224">
                <text:p>0.592733800411224</text:p>
              </table:table-cell>
              <table:table-cell office:value-type="float" office:value="0.949020951986316">
                <text:p>0.949020951986316</text:p>
              </table:table-cell>
              <table:table-cell office:value-type="float" office:value="0.727688163518905">
                <text:p>0.7276881635189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780411839485168">
                <text:p>0.780411839485168</text:p>
              </table:table-cell>
              <table:table-cell office:value-type="float" office:value="0.947560042142869">
                <text:p>0.947560042142869</text:p>
              </table:table-cell>
              <table:table-cell office:value-type="float" office:value="0.621806055307389">
                <text:p>0.621806055307389</text:p>
              </table:table-cell>
              <table:table-cell office:value-type="float" office:value="1.26651179790497">
                <text:p>1.26651179790497</text:p>
              </table:table-cell>
              <table:table-cell office:value-type="float" office:value="0.724072158336639">
                <text:p>0.72407215833663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.03394335508347">
                <text:p>1.03394335508347</text:p>
              </table:table-cell>
              <table:table-cell office:value-type="float" office:value="1.12542444467545">
                <text:p>1.12542444467545</text:p>
              </table:table-cell>
              <table:table-cell office:value-type="float" office:value="0.785128742456436">
                <text:p>0.785128742456436</text:p>
              </table:table-cell>
              <table:table-cell office:value-type="float" office:value="1.56142142415047">
                <text:p>1.56142142415047</text:p>
              </table:table-cell>
              <table:table-cell office:value-type="float" office:value="0.845312386751175">
                <text:p>0.8453123867511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.71674239635467">
                <text:p>1.71674239635467</text:p>
              </table:table-cell>
              <table:table-cell office:value-type="float" office:value="1.65309315919877">
                <text:p>1.65309315919877</text:p>
              </table:table-cell>
              <table:table-cell office:value-type="float" office:value="1.13487195968628">
                <text:p>1.13487195968628</text:p>
              </table:table-cell>
              <table:table-cell office:value-type="float" office:value="2.07895123958588">
                <text:p>2.07895123958588</text:p>
              </table:table-cell>
              <table:table-cell office:value-type="float" office:value="1.22465372085571">
                <text:p>1.2246537208557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.12548351287841">
                <text:p>2.12548351287841</text:p>
              </table:table-cell>
              <table:table-cell office:value-type="float" office:value="2.37737894058227">
                <text:p>2.37737894058227</text:p>
              </table:table-cell>
              <table:table-cell office:value-type="float" office:value="0.993543267250061">
                <text:p>0.993543267250061</text:p>
              </table:table-cell>
              <table:table-cell office:value-type="float" office:value="2.74894177913665">
                <text:p>2.74894177913665</text:p>
              </table:table-cell>
              <table:table-cell office:value-type="float" office:value="1.57165268063545">
                <text:p>1.571652680635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2.46738165616989">
                <text:p>2.46738165616989</text:p>
              </table:table-cell>
              <table:table-cell office:value-type="float" office:value="0.917435973882675">
                <text:p>0.917435973882675</text:p>
              </table:table-cell>
              <table:table-cell office:value-type="float" office:value="2.71143901348114">
                <text:p>2.71143901348114</text:p>
              </table:table-cell>
              <table:table-cell office:value-type="float" office:value="1.44687354564667">
                <text:p>1.446873545646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.90089172124863">
                <text:p>1.90089172124863</text:p>
              </table:table-cell>
              <table:table-cell office:value-type="float" office:value="1.99829357862473">
                <text:p>1.99829357862473</text:p>
              </table:table-cell>
              <table:table-cell office:value-type="float" office:value="0.785746127367019">
                <text:p>0.785746127367019</text:p>
              </table:table-cell>
              <table:table-cell office:value-type="float" office:value="2.21868216991425">
                <text:p>2.21868216991425</text:p>
              </table:table-cell>
              <table:table-cell office:value-type="float" office:value="1.44292843341827">
                <text:p>1.4429284334182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.29020094871521">
                <text:p>2.29020094871521</text:p>
              </table:table-cell>
              <table:table-cell office:value-type="float" office:value="1.66489040851593">
                <text:p>1.66489040851593</text:p>
              </table:table-cell>
              <table:table-cell office:value-type="float" office:value="NaN">
                <text:p>NaN</text:p>
              </table:table-cell>
              <table:table-cell office:value-type="float" office:value="1.6025555729866">
                <text:p>1.6025555729866</text:p>
              </table:table-cell>
              <table:table-cell office:value-type="float" office:value="1.22520110011101">
                <text:p>1.225201100111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.73930823802948">
                <text:p>1.73930823802948</text:p>
              </table:table-cell>
              <table:table-cell office:value-type="float" office:value="1.55713766813279">
                <text:p>1.55713766813279</text:p>
              </table:table-cell>
              <table:table-cell office:value-type="float" office:value="1.01890954375267">
                <text:p>1.01890954375267</text:p>
              </table:table-cell>
              <table:table-cell office:value-type="float" office:value="1.65934810042381">
                <text:p>1.65934810042381</text:p>
              </table:table-cell>
              <table:table-cell office:value-type="float" office:value="1.08423635363579">
                <text:p>1.084236353635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.17063146829606">
                <text:p>1.17063146829606</text:p>
              </table:table-cell>
              <table:table-cell office:value-type="float" office:value="1.25757497549057">
                <text:p>1.25757497549057</text:p>
              </table:table-cell>
              <table:table-cell office:value-type="float" office:value="0.937176465988159">
                <text:p>0.937176465988159</text:p>
              </table:table-cell>
              <table:table-cell office:value-type="float" office:value="1.50435811281204">
                <text:p>1.50435811281204</text:p>
              </table:table-cell>
              <table:table-cell office:value-type="float" office:value="1.03098383545876">
                <text:p>1.030983835458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.15791630744934">
                <text:p>1.15791630744934</text:p>
              </table:table-cell>
              <table:table-cell office:value-type="float" office:value="1.42977052927017">
                <text:p>1.42977052927017</text:p>
              </table:table-cell>
              <table:table-cell office:value-type="float" office:value="0.987735599279403">
                <text:p>0.987735599279403</text:p>
              </table:table-cell>
              <table:table-cell office:value-type="float" office:value="1.70685547590256">
                <text:p>1.70685547590256</text:p>
              </table:table-cell>
              <table:table-cell office:value-type="float" office:value="1.24620085954667">
                <text:p>1.24620085954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.04568287730217">
                <text:p>1.04568287730217</text:p>
              </table:table-cell>
              <table:table-cell office:value-type="float" office:value="1.42442256212235">
                <text:p>1.42442256212235</text:p>
              </table:table-cell>
              <table:table-cell office:value-type="float" office:value="1.14127606153488">
                <text:p>1.14127606153488</text:p>
              </table:table-cell>
              <table:table-cell office:value-type="float" office:value="1.61318695545196">
                <text:p>1.61318695545196</text:p>
              </table:table-cell>
              <table:table-cell office:value-type="float" office:value="1.28279012441635">
                <text:p>1.282790124416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.58553326129914">
                <text:p>1.58553326129914</text:p>
              </table:table-cell>
              <table:table-cell office:value-type="float" office:value="1.88910496234894">
                <text:p>1.88910496234894</text:p>
              </table:table-cell>
              <table:table-cell office:value-type="float" office:value="1.5059352517128">
                <text:p>1.5059352517128</text:p>
              </table:table-cell>
              <table:table-cell office:value-type="float" office:value="2.02919799089431">
                <text:p>2.02919799089431</text:p>
              </table:table-cell>
              <table:table-cell office:value-type="float" office:value="1.67171007394791">
                <text:p>1.671710073947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.71808242797852">
                <text:p>1.71808242797852</text:p>
              </table:table-cell>
              <table:table-cell office:value-type="float" office:value="1.95294374227524">
                <text:p>1.95294374227524</text:p>
              </table:table-cell>
              <table:table-cell office:value-type="float" office:value="1.44771128892899">
                <text:p>1.44771128892899</text:p>
              </table:table-cell>
              <table:table-cell office:value-type="float" office:value="2.07952696084976">
                <text:p>2.07952696084976</text:p>
              </table:table-cell>
              <table:table-cell office:value-type="float" office:value="1.83316361904144">
                <text:p>1.8331636190414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.57364410161972">
                <text:p>1.57364410161972</text:p>
              </table:table-cell>
              <table:table-cell office:value-type="float" office:value="1.57237058877945">
                <text:p>1.57237058877945</text:p>
              </table:table-cell>
              <table:table-cell office:value-type="float" office:value="1.28927981853485">
                <text:p>1.28927981853485</text:p>
              </table:table-cell>
              <table:table-cell office:value-type="float" office:value="1.85101395845413">
                <text:p>1.85101395845413</text:p>
              </table:table-cell>
              <table:table-cell office:value-type="float" office:value="1.64570116996765">
                <text:p>1.645701169967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.32918202877045">
                <text:p>1.32918202877045</text:p>
              </table:table-cell>
              <table:table-cell office:value-type="float" office:value="1.38576430082322">
                <text:p>1.38576430082322</text:p>
              </table:table-cell>
              <table:table-cell office:value-type="float" office:value="1.01114282011986">
                <text:p>1.01114282011986</text:p>
              </table:table-cell>
              <table:table-cell office:value-type="float" office:value="1.61410123109818">
                <text:p>1.61410123109818</text:p>
              </table:table-cell>
              <table:table-cell office:value-type="float" office:value="1.15324926376343">
                <text:p>1.153249263763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.10245108604431">
                <text:p>1.10245108604431</text:p>
              </table:table-cell>
              <table:table-cell office:value-type="float" office:value="1.10213649272918">
                <text:p>1.10213649272918</text:p>
              </table:table-cell>
              <table:table-cell office:value-type="float" office:value="0.845643520355225">
                <text:p>0.845643520355225</text:p>
              </table:table-cell>
              <table:table-cell office:value-type="float" office:value="1.21794247627259">
                <text:p>1.21794247627259</text:p>
              </table:table-cell>
              <table:table-cell office:value-type="float" office:value="0.990281552076338">
                <text:p>0.9902815520763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.27054482698441">
                <text:p>1.27054482698441</text:p>
              </table:table-cell>
              <table:table-cell office:value-type="float" office:value="1.18055528402329">
                <text:p>1.18055528402329</text:p>
              </table:table-cell>
              <table:table-cell office:value-type="float" office:value="NaN">
                <text:p>NaN</text:p>
              </table:table-cell>
              <table:table-cell office:value-type="float" office:value="1.3181836605072">
                <text:p>1.3181836605072</text:p>
              </table:table-cell>
              <table:table-cell office:value-type="float" office:value="0.913962513208389">
                <text:p>0.9139625132083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.07013902068138">
                <text:p>1.07013902068138</text:p>
              </table:table-cell>
              <table:table-cell office:value-type="float" office:value="1.0546940267086">
                <text:p>1.0546940267086</text:p>
              </table:table-cell>
              <table:table-cell office:value-type="float" office:value="NaN">
                <text:p>NaN</text:p>
              </table:table-cell>
              <table:table-cell office:value-type="float" office:value="0.839776873588562">
                <text:p>0.839776873588562</text:p>
              </table:table-cell>
              <table:table-cell office:value-type="float" office:value="0.723506629467011">
                <text:p>0.7235066294670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.13421368598938">
                <text:p>1.13421368598938</text:p>
              </table:table-cell>
              <table:table-cell office:value-type="float" office:value="1.22119629383087">
                <text:p>1.22119629383087</text:p>
              </table:table-cell>
              <table:table-cell office:value-type="float" office:value="0.979559719562533">
                <text:p>0.979559719562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.06682378053665">
                <text:p>1.06682378053665</text:p>
              </table:table-cell>
              <table:table-cell office:value-type="float" office:value="1.50301185250283">
                <text:p>1.50301185250283</text:p>
              </table:table-cell>
              <table:table-cell office:value-type="float" office:value="0.778154402971267">
                <text:p>0.778154402971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961104750633239">
                <text:p>0.961104750633239</text:p>
              </table:table-cell>
              <table:table-cell office:value-type="float" office:value="1.54510015249253">
                <text:p>1.54510015249253</text:p>
              </table:table-cell>
              <table:table-cell office:value-type="float" office:value="0.792246252298356">
                <text:p>0.792246252298356</text:p>
              </table:table-cell>
              <table:table-cell office:value-type="float" office:value="0.841108173131943">
                <text:p>0.841108173131943</text:p>
              </table:table-cell>
              <table:table-cell office:value-type="float" office:value="0.862774491310119">
                <text:p>0.8627744913101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884972989559174">
                <text:p>0.884972989559174</text:p>
              </table:table-cell>
              <table:table-cell office:value-type="float" office:value="1.33052429556846">
                <text:p>1.33052429556846</text:p>
              </table:table-cell>
              <table:table-cell office:value-type="float" office:value="0.933090150356292">
                <text:p>0.933090150356292</text:p>
              </table:table-cell>
              <table:table-cell office:value-type="float" office:value="0.795145571231843">
                <text:p>0.795145571231843</text:p>
              </table:table-cell>
              <table:table-cell office:value-type="float" office:value="0.74819952249527">
                <text:p>0.7481995224952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692819654941559">
                <text:p>0.692819654941559</text:p>
              </table:table-cell>
              <table:table-cell office:value-type="float" office:value="1.08669820427895">
                <text:p>1.08669820427895</text:p>
              </table:table-cell>
              <table:table-cell office:value-type="float" office:value="0.776748090982437">
                <text:p>0.776748090982437</text:p>
              </table:table-cell>
              <table:table-cell office:value-type="float" office:value="0.673788189888001">
                <text:p>0.673788189888001</text:p>
              </table:table-cell>
              <table:table-cell office:value-type="float" office:value="0.65447461605072">
                <text:p>0.6544746160507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631302744150162">
                <text:p>0.631302744150162</text:p>
              </table:table-cell>
              <table:table-cell office:value-type="float" office:value="0.893063992261887">
                <text:p>0.893063992261887</text:p>
              </table:table-cell>
              <table:table-cell office:value-type="float" office:value="0.846175819635391">
                <text:p>0.846175819635391</text:p>
              </table:table-cell>
              <table:table-cell office:value-type="float" office:value="0.660092443227768">
                <text:p>0.660092443227768</text:p>
              </table:table-cell>
              <table:table-cell office:value-type="float" office:value="0.665539532899856">
                <text:p>0.6655395328998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562301337718963">
                <text:p>0.562301337718963</text:p>
              </table:table-cell>
              <table:table-cell office:value-type="float" office:value="0.722206622362137">
                <text:p>0.722206622362137</text:p>
              </table:table-cell>
              <table:table-cell office:value-type="float" office:value="0.634156018495559">
                <text:p>0.634156018495559</text:p>
              </table:table-cell>
              <table:table-cell office:value-type="float" office:value="0.636279314756393">
                <text:p>0.636279314756393</text:p>
              </table:table-cell>
              <table:table-cell office:value-type="float" office:value="0.590951263904572">
                <text:p>0.59095126390457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543022692203521">
                <text:p>0.543022692203521</text:p>
              </table:table-cell>
              <table:table-cell office:value-type="float" office:value="0.669339835643769">
                <text:p>0.669339835643769</text:p>
              </table:table-cell>
              <table:table-cell office:value-type="float" office:value="0.615335673093796">
                <text:p>0.615335673093796</text:p>
              </table:table-cell>
              <table:table-cell office:value-type="float" office:value="0.668042778968811">
                <text:p>0.668042778968811</text:p>
              </table:table-cell>
              <table:table-cell office:value-type="float" office:value="0.565401077270508">
                <text:p>0.5654010772705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55941355228424">
                <text:p>0.55941355228424</text:p>
              </table:table-cell>
              <table:table-cell office:value-type="float" office:value="0.633683025836944">
                <text:p>0.633683025836944</text:p>
              </table:table-cell>
              <table:table-cell office:value-type="float" office:value="0.565249741077423">
                <text:p>0.565249741077423</text:p>
              </table:table-cell>
              <table:table-cell office:value-type="float" office:value="0.669425398111343">
                <text:p>0.669425398111343</text:p>
              </table:table-cell>
              <table:table-cell office:value-type="float" office:value="0.564797997474671">
                <text:p>0.5647979974746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58387690782547">
                <text:p>0.58387690782547</text:p>
              </table:table-cell>
              <table:table-cell office:value-type="float" office:value="0.669299244880676">
                <text:p>0.669299244880676</text:p>
              </table:table-cell>
              <table:table-cell office:value-type="float" office:value="0.632621437311173">
                <text:p>0.632621437311173</text:p>
              </table:table-cell>
              <table:table-cell office:value-type="float" office:value="0.709872752428055">
                <text:p>0.709872752428055</text:p>
              </table:table-cell>
              <table:table-cell office:value-type="float" office:value="0.598086655139923">
                <text:p>0.59808665513992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635116726160049">
                <text:p>0.635116726160049</text:p>
              </table:table-cell>
              <table:table-cell office:value-type="float" office:value="0.693796575069428">
                <text:p>0.693796575069428</text:p>
              </table:table-cell>
              <table:table-cell office:value-type="float" office:value="0.635213762521744">
                <text:p>0.635213762521744</text:p>
              </table:table-cell>
              <table:table-cell office:value-type="float" office:value="0.677401185035706">
                <text:p>0.677401185035706</text:p>
              </table:table-cell>
              <table:table-cell office:value-type="float" office:value="0.651176691055298">
                <text:p>0.6511766910552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83283594250679">
                <text:p>0.83283594250679</text:p>
              </table:table-cell>
              <table:table-cell office:value-type="float" office:value="0.923584401607513">
                <text:p>0.923584401607513</text:p>
              </table:table-cell>
              <table:table-cell office:value-type="float" office:value="0.824392348527909">
                <text:p>0.824392348527909</text:p>
              </table:table-cell>
              <table:table-cell office:value-type="float" office:value="0.92221000790596">
                <text:p>0.92221000790596</text:p>
              </table:table-cell>
              <table:table-cell office:value-type="float" office:value="0.880538821220398">
                <text:p>0.8805388212203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970462262630465">
                <text:p>0.970462262630465</text:p>
              </table:table-cell>
              <table:table-cell office:value-type="float" office:value="1.05137449502945">
                <text:p>1.05137449502945</text:p>
              </table:table-cell>
              <table:table-cell office:value-type="float" office:value="0.938667953014373">
                <text:p>0.938667953014373</text:p>
              </table:table-cell>
              <table:table-cell office:value-type="float" office:value="1.0005644261837">
                <text:p>1.0005644261837</text:p>
              </table:table-cell>
              <table:table-cell office:value-type="float" office:value="1.15499657392502">
                <text:p>1.154996573925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.20077592134476">
                <text:p>1.20077592134476</text:p>
              </table:table-cell>
              <table:table-cell office:value-type="float" office:value="1.23347240686417">
                <text:p>1.23347240686417</text:p>
              </table:table-cell>
              <table:table-cell office:value-type="float" office:value="0.947607755661008">
                <text:p>0.947607755661008</text:p>
              </table:table-cell>
              <table:table-cell office:value-type="float" office:value="1.1516620516777">
                <text:p>1.1516620516777</text:p>
              </table:table-cell>
              <table:table-cell office:value-type="float" office:value="1.29384309053421">
                <text:p>1.293843090534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.17001962661743">
                <text:p>1.17001962661743</text:p>
              </table:table-cell>
              <table:table-cell office:value-type="float" office:value="1.27930453419685">
                <text:p>1.27930453419685</text:p>
              </table:table-cell>
              <table:table-cell office:value-type="float" office:value="0.887902945280074">
                <text:p>0.887902945280074</text:p>
              </table:table-cell>
              <table:table-cell office:value-type="float" office:value="1.17126387357712">
                <text:p>1.17126387357712</text:p>
              </table:table-cell>
              <table:table-cell office:value-type="float" office:value="1.10542339086533">
                <text:p>1.105423390865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.5216172337532">
                <text:p>2.5216172337532</text:p>
              </table:table-cell>
              <table:table-cell office:value-type="float" office:value="1.45867595076561">
                <text:p>1.45867595076561</text:p>
              </table:table-cell>
              <table:table-cell office:value-type="float" office:value="1.32308131456375">
                <text:p>1.32308131456375</text:p>
              </table:table-cell>
              <table:table-cell office:value-type="float" office:value="1.69186526536942">
                <text:p>1.69186526536942</text:p>
              </table:table-cell>
              <table:table-cell office:value-type="float" office:value="1.3623978793621">
                <text:p>1.362397879362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3.92228937149047">
                <text:p>3.92228937149047</text:p>
              </table:table-cell>
              <table:table-cell office:value-type="float" office:value="2.10677361488342">
                <text:p>2.10677361488342</text:p>
              </table:table-cell>
              <table:table-cell office:value-type="float" office:value="1.68573862314224">
                <text:p>1.68573862314224</text:p>
              </table:table-cell>
              <table:table-cell office:value-type="float" office:value="2.70479154586792">
                <text:p>2.70479154586792</text:p>
              </table:table-cell>
              <table:table-cell office:value-type="float" office:value="2.79890483617783">
                <text:p>2.7989048361778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5.33251667022705">
                <text:p>5.33251667022705</text:p>
              </table:table-cell>
              <table:table-cell office:value-type="float" office:value="2.29530662298203">
                <text:p>2.29530662298203</text:p>
              </table:table-cell>
              <table:table-cell office:value-type="float" office:value="3.02155137062073">
                <text:p>3.02155137062073</text:p>
              </table:table-cell>
              <table:table-cell office:value-type="float" office:value="3.89432275295257">
                <text:p>3.89432275295257</text:p>
              </table:table-cell>
              <table:table-cell office:value-type="float" office:value="4.105504155159">
                <text:p>4.1055041551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minimum="55" chart:maximum="8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878cm" svg:height="11.137cm" xlink:href=".." xlink:type="simple" chart:class="chart:scatter" chart:style-name="ch1">
        <chart:title svg:x="2.7cm" svg:y="0.357cm" chart:style-name="ch2">
          <text:p>RMSF Cα atomov tiroglobulinske zanke</text:p>
        </chart:title>
        <chart:legend chart:legend-position="end" svg:x="12.088cm" svg:y="1.869cm" style:legend-expansion="custom" svg:width="2.528cm" svg:height="5.795cm" style:legend-expansion-aspect-ratio="0.436238136324418" chart:style-name="ch3"/>
        <chart:plot-area chart:style-name="ch4" table:cell-range-address="Sheet1.Y3:Sheet1.AD28 Sheet1.Z2:Sheet1.AD2" chart:data-source-has-labels="row" svg:x="1.452cm" svg:y="1.48cm" svg:width="10.159cm" svg:height="8.31cm">
          <chart:coordinate-region svg:x="2.179cm" svg:y="1.679cm" svg:width="9.245cm" svg:height="7.464cm"/>
          <chart:axis chart:dimension="x" chart:name="primary-x" chart:style-name="ch5">
            <chart:title svg:x="3.558cm" svg:y="10.012cm" chart:style-name="ch6">
              <text:p>Št. aminokisline (po poravnavi)</text:p>
            </chart:title>
          </chart:axis>
          <chart:axis chart:dimension="y" chart:name="primary-y" chart:style-name="ch7">
            <chart:title svg:x="0.451cm" svg:y="6.624cm" chart:style-name="ch8">
              <text:p>RMSF [Å]</text:p>
            </chart:title>
            <chart:grid chart:style-name="ch9" chart:class="major"/>
          </chart:axis>
          <chart:series chart:style-name="ch10" chart:values-cell-range-address="Sheet1.Z3:Sheet1.Z28" chart:label-cell-address="Sheet1.Z2:Sheet1.Z2" chart:class="chart:scatter">
            <chart:domain table:cell-range-address="Sheet1.Y3:Sheet1.Y28"/>
            <chart:data-point chart:repeated="26"/>
          </chart:series>
          <chart:series chart:style-name="ch11" chart:values-cell-range-address="Sheet1.AA3:Sheet1.AA28" chart:label-cell-address="Sheet1.AA2:Sheet1.AA2" chart:class="chart:scatter">
            <chart:data-point chart:repeated="26"/>
          </chart:series>
          <chart:series chart:style-name="ch12" chart:values-cell-range-address="Sheet1.AB3:Sheet1.AB28" chart:label-cell-address="Sheet1.AB2:Sheet1.AB2" chart:class="chart:scatter">
            <chart:data-point chart:repeated="26"/>
          </chart:series>
          <chart:series chart:style-name="ch13" chart:values-cell-range-address="Sheet1.AC3:Sheet1.AC28" chart:label-cell-address="Sheet1.AC2:Sheet1.AC2" chart:class="chart:scatter">
            <chart:data-point chart:repeated="26"/>
          </chart:series>
          <chart:series chart:style-name="ch14" chart:values-cell-range-address="Sheet1.AD3:Sheet1.AD28" chart:label-cell-address="Sheet1.AD2:Sheet1.AD2" chart:class="chart:scatter">
            <chart:data-point chart:repeated="2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Y</text:p>
              </table:table-cell>
              <table:table-cell office:value-type="string">
                <text:p>Homo sapiens</text:p>
                <draw:g>
                  <svg:desc>Sheet1.Z2:Sheet1.Z2</svg:desc>
                </draw:g>
              </table:table-cell>
              <table:table-cell office:value-type="string">
                <text:p>Mus musculus</text:p>
                <draw:g>
                  <svg:desc>Sheet1.AA2:Sheet1.AA2</svg:desc>
                </draw:g>
              </table:table-cell>
              <table:table-cell office:value-type="string">
                <text:p>Gallus gallus</text:p>
                <draw:g>
                  <svg:desc>Sheet1.AB2:Sheet1.AB2</svg:desc>
                </draw:g>
              </table:table-cell>
              <table:table-cell office:value-type="string">
                <text:p>Xenopus laevis</text:p>
                <draw:g>
                  <svg:desc>Sheet1.AC2:Sheet1.AC2</svg:desc>
                </draw:g>
              </table:table-cell>
              <table:table-cell office:value-type="string">
                <text:p>Danio rerio</text:p>
                <draw:g>
                  <svg:desc>Sheet1.AD2:Sheet1.A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">
                <text:p>55</text:p>
                <draw:g>
                  <svg:desc>Sheet1.Y3:Sheet1.Y28</svg:desc>
                </draw:g>
              </table:table-cell>
              <table:table-cell office:value-type="float" office:value="1.46061486005784">
                <text:p>1.46061486005784</text:p>
                <draw:g>
                  <svg:desc>Sheet1.Z3:Sheet1.Z28</svg:desc>
                </draw:g>
              </table:table-cell>
              <table:table-cell office:value-type="float" office:value="1.77403604984283">
                <text:p>1.77403604984283</text:p>
                <draw:g>
                  <svg:desc>Sheet1.AA3:Sheet1.AA28</svg:desc>
                </draw:g>
              </table:table-cell>
              <table:table-cell office:value-type="float" office:value="1.67389553785324">
                <text:p>1.67389553785324</text:p>
                <draw:g>
                  <svg:desc>Sheet1.AB3:Sheet1.AB28</svg:desc>
                </draw:g>
              </table:table-cell>
              <table:table-cell office:value-type="float" office:value="1.84495836496354">
                <text:p>1.84495836496354</text:p>
                <draw:g>
                  <svg:desc>Sheet1.AC3:Sheet1.AC28</svg:desc>
                </draw:g>
              </table:table-cell>
              <table:table-cell office:value-type="float" office:value="1.20316886901856">
                <text:p>1.20316886901856</text:p>
                <draw:g>
                  <svg:desc>Sheet1.AD3:Sheet1.A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1.40435779094696">
                <text:p>1.40435779094696</text:p>
              </table:table-cell>
              <table:table-cell office:value-type="float" office:value="2.10585367679596">
                <text:p>2.10585367679596</text:p>
              </table:table-cell>
              <table:table-cell office:value-type="float" office:value="2.90055739879608">
                <text:p>2.90055739879608</text:p>
              </table:table-cell>
              <table:table-cell office:value-type="float" office:value="2.10977619886398">
                <text:p>2.10977619886398</text:p>
              </table:table-cell>
              <table:table-cell office:value-type="float" office:value="1.59999310970307">
                <text:p>1.599993109703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">
                <text:p>57</text:p>
              </table:table-cell>
              <table:table-cell office:value-type="float" office:value="1.51265931129456">
                <text:p>1.51265931129456</text:p>
              </table:table-cell>
              <table:table-cell office:value-type="float" office:value="2.14167177677155">
                <text:p>2.14167177677155</text:p>
              </table:table-cell>
              <table:table-cell office:value-type="float" office:value="3.29295909404754">
                <text:p>3.29295909404754</text:p>
              </table:table-cell>
              <table:table-cell office:value-type="float" office:value="2.24095964431763">
                <text:p>2.24095964431763</text:p>
              </table:table-cell>
              <table:table-cell office:value-type="float" office:value="1.69409418106079">
                <text:p>1.69409418106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">
                <text:p>58</text:p>
              </table:table-cell>
              <table:table-cell office:value-type="float" office:value="1.6561176776886">
                <text:p>1.6561176776886</text:p>
              </table:table-cell>
              <table:table-cell office:value-type="float" office:value="2.66116142272949">
                <text:p>2.66116142272949</text:p>
              </table:table-cell>
              <table:table-cell office:value-type="float" office:value="2.6328022480011">
                <text:p>2.6328022480011</text:p>
              </table:table-cell>
              <table:table-cell office:value-type="float" office:value="2.5233199596405">
                <text:p>2.5233199596405</text:p>
              </table:table-cell>
              <table:table-cell office:value-type="float" office:value="1.90063846111298">
                <text:p>1.900638461112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">
                <text:p>59</text:p>
              </table:table-cell>
              <table:table-cell office:value-type="float" office:value="1.81907922029495">
                <text:p>1.81907922029495</text:p>
              </table:table-cell>
              <table:table-cell office:value-type="float" office:value="2.84881854057312">
                <text:p>2.84881854057312</text:p>
              </table:table-cell>
              <table:table-cell office:value-type="float" office:value="2.12115687131882">
                <text:p>2.12115687131882</text:p>
              </table:table-cell>
              <table:table-cell office:value-type="float" office:value="2.61244332790375">
                <text:p>2.61244332790375</text:p>
              </table:table-cell>
              <table:table-cell office:value-type="float" office:value="2.34967768192292">
                <text:p>2.349677681922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.58901870250702">
                <text:p>1.58901870250702</text:p>
              </table:table-cell>
              <table:table-cell office:value-type="float" office:value="2.57570254802704">
                <text:p>2.57570254802704</text:p>
              </table:table-cell>
              <table:table-cell office:value-type="float" office:value="2.26365041732788">
                <text:p>2.26365041732788</text:p>
              </table:table-cell>
              <table:table-cell office:value-type="float" office:value="2.36495178937912">
                <text:p>2.36495178937912</text:p>
              </table:table-cell>
              <table:table-cell office:value-type="float" office:value="2.36641311645508">
                <text:p>2.366413116455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">
                <text:p>61</text:p>
              </table:table-cell>
              <table:table-cell office:value-type="float" office:value="1.70685321092606">
                <text:p>1.70685321092606</text:p>
              </table:table-cell>
              <table:table-cell office:value-type="float" office:value="2.64431762695312">
                <text:p>2.64431762695312</text:p>
              </table:table-cell>
              <table:table-cell office:value-type="float" office:value="2.08346503973007">
                <text:p>2.08346503973007</text:p>
              </table:table-cell>
              <table:table-cell office:value-type="float" office:value="2.40521669387818">
                <text:p>2.40521669387818</text:p>
              </table:table-cell>
              <table:table-cell office:value-type="float" office:value="2.10613745450973">
                <text:p>2.10613745450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">
                <text:p>62</text:p>
              </table:table-cell>
              <table:table-cell office:value-type="float" office:value="1.79346466064454">
                <text:p>1.79346466064454</text:p>
              </table:table-cell>
              <table:table-cell office:value-type="float" office:value="2.55329132080078">
                <text:p>2.55329132080078</text:p>
              </table:table-cell>
              <table:table-cell office:value-type="float" office:value="2.23125779628753">
                <text:p>2.23125779628753</text:p>
              </table:table-cell>
              <table:table-cell office:value-type="float" office:value="2.55178964138031">
                <text:p>2.55178964138031</text:p>
              </table:table-cell>
              <table:table-cell office:value-type="float" office:value="2.59252941608429">
                <text:p>2.59252941608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1.75892347097397">
                <text:p>1.75892347097397</text:p>
              </table:table-cell>
              <table:table-cell office:value-type="float" office:value="2.33566164970397">
                <text:p>2.33566164970397</text:p>
              </table:table-cell>
              <table:table-cell office:value-type="float" office:value="2.22571456432342">
                <text:p>2.22571456432342</text:p>
              </table:table-cell>
              <table:table-cell office:value-type="float" office:value="2.44997090101242">
                <text:p>2.44997090101242</text:p>
              </table:table-cell>
              <table:table-cell office:value-type="float" office:value="2.72736781835556">
                <text:p>2.7273678183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7736458778381">
                <text:p>2.177364587783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7145965099335">
                <text:p>2.071459650993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0606153011322">
                <text:p>1.906061530113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4258643388749">
                <text:p>1.742586433887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7867975234985">
                <text:p>1.878679752349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">
                <text:p>69</text:p>
              </table:table-cell>
              <table:table-cell office:value-type="float" office:value="1.86651521921158">
                <text:p>1.86651521921158</text:p>
              </table:table-cell>
              <table:table-cell office:value-type="float" office:value="2.38569390773773">
                <text:p>2.38569390773773</text:p>
              </table:table-cell>
              <table:table-cell office:value-type="float" office:value="2.25776207447052">
                <text:p>2.25776207447052</text:p>
              </table:table-cell>
              <table:table-cell office:value-type="float" office:value="2.53444498777389">
                <text:p>2.53444498777389</text:p>
              </table:table-cell>
              <table:table-cell office:value-type="float" office:value="1.94359600543976">
                <text:p>1.943596005439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2.03094130754471">
                <text:p>2.03094130754471</text:p>
              </table:table-cell>
              <table:table-cell office:value-type="float" office:value="2.41185009479523">
                <text:p>2.41185009479523</text:p>
              </table:table-cell>
              <table:table-cell office:value-type="float" office:value="2.30253499746322">
                <text:p>2.30253499746322</text:p>
              </table:table-cell>
              <table:table-cell office:value-type="float" office:value="2.64929515123367">
                <text:p>2.64929515123367</text:p>
              </table:table-cell>
              <table:table-cell office:value-type="float" office:value="2.01952236890793">
                <text:p>2.019522368907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">
                <text:p>71</text:p>
              </table:table-cell>
              <table:table-cell office:value-type="float" office:value="2.03146404027939">
                <text:p>2.03146404027939</text:p>
              </table:table-cell>
              <table:table-cell office:value-type="float" office:value="1.99879950284958">
                <text:p>1.99879950284958</text:p>
              </table:table-cell>
              <table:table-cell office:value-type="float" office:value="2.21410185098648">
                <text:p>2.21410185098648</text:p>
              </table:table-cell>
              <table:table-cell office:value-type="float" office:value="2.52347236871719">
                <text:p>2.52347236871719</text:p>
              </table:table-cell>
              <table:table-cell office:value-type="float" office:value="1.95493692159653">
                <text:p>1.954936921596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1.71387028694153">
                <text:p>1.71387028694153</text:p>
              </table:table-cell>
              <table:table-cell office:value-type="float" office:value="1.86992770433426">
                <text:p>1.86992770433426</text:p>
              </table:table-cell>
              <table:table-cell office:value-type="float" office:value="1.82879865169525">
                <text:p>1.82879865169525</text:p>
              </table:table-cell>
              <table:table-cell office:value-type="float" office:value="2.39634716510773">
                <text:p>2.39634716510773</text:p>
              </table:table-cell>
              <table:table-cell office:value-type="float" office:value="1.7075469493866">
                <text:p>1.70754694938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3">
                <text:p>73</text:p>
              </table:table-cell>
              <table:table-cell office:value-type="float" office:value="1.58805638551712">
                <text:p>1.58805638551712</text:p>
              </table:table-cell>
              <table:table-cell office:value-type="float" office:value="1.74340444803238">
                <text:p>1.74340444803238</text:p>
              </table:table-cell>
              <table:table-cell office:value-type="float" office:value="1.63503628969193">
                <text:p>1.63503628969193</text:p>
              </table:table-cell>
              <table:table-cell office:value-type="float" office:value="2.43014389276505">
                <text:p>2.43014389276505</text:p>
              </table:table-cell>
              <table:table-cell office:value-type="float" office:value="1.64599055051804">
                <text:p>1.645990550518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">
                <text:p>74</text:p>
              </table:table-cell>
              <table:table-cell office:value-type="float" office:value="1.52118831872941">
                <text:p>1.52118831872941</text:p>
              </table:table-cell>
              <table:table-cell office:value-type="float" office:value="1.83034056425095">
                <text:p>1.83034056425095</text:p>
              </table:table-cell>
              <table:table-cell office:value-type="float" office:value="1.65988540649414">
                <text:p>1.65988540649414</text:p>
              </table:table-cell>
              <table:table-cell office:value-type="float" office:value="2.02298712730408">
                <text:p>2.02298712730408</text:p>
              </table:table-cell>
              <table:table-cell office:value-type="float" office:value="1.37162446975708">
                <text:p>1.371624469757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">
                <text:p>75</text:p>
              </table:table-cell>
              <table:table-cell office:value-type="float" office:value="1.48140281438828">
                <text:p>1.48140281438828</text:p>
              </table:table-cell>
              <table:table-cell office:value-type="float" office:value="2.10490822792053">
                <text:p>2.10490822792053</text:p>
              </table:table-cell>
              <table:table-cell office:value-type="float" office:value="1.85885590314865">
                <text:p>1.85885590314865</text:p>
              </table:table-cell>
              <table:table-cell office:value-type="float" office:value="1.87081903219223">
                <text:p>1.87081903219223</text:p>
              </table:table-cell>
              <table:table-cell office:value-type="float" office:value="1.2504569888115">
                <text:p>1.2504569888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1.72645628452301">
                <text:p>1.72645628452301</text:p>
              </table:table-cell>
              <table:table-cell office:value-type="float" office:value="1.85363715887069">
                <text:p>1.85363715887069</text:p>
              </table:table-cell>
              <table:table-cell office:value-type="float" office:value="1.4898242354393">
                <text:p>1.4898242354393</text:p>
              </table:table-cell>
              <table:table-cell office:value-type="float" office:value="1.89320230484009">
                <text:p>1.89320230484009</text:p>
              </table:table-cell>
              <table:table-cell office:value-type="float" office:value="1.66577923297882">
                <text:p>1.665779232978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">
                <text:p>77</text:p>
              </table:table-cell>
              <table:table-cell office:value-type="float" office:value="1.32642805576325">
                <text:p>1.32642805576325</text:p>
              </table:table-cell>
              <table:table-cell office:value-type="float" office:value="1.98623204231262">
                <text:p>1.98623204231262</text:p>
              </table:table-cell>
              <table:table-cell office:value-type="float" office:value="1.4985563158989">
                <text:p>1.4985563158989</text:p>
              </table:table-cell>
              <table:table-cell office:value-type="float" office:value="2.03785306215286">
                <text:p>2.03785306215286</text:p>
              </table:table-cell>
              <table:table-cell office:value-type="float" office:value="1.44235610961914">
                <text:p>1.442356109619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">
                <text:p>78</text:p>
              </table:table-cell>
              <table:table-cell office:value-type="float" office:value="1.76021355390549">
                <text:p>1.76021355390549</text:p>
              </table:table-cell>
              <table:table-cell office:value-type="float" office:value="1.80305832624436">
                <text:p>1.80305832624436</text:p>
              </table:table-cell>
              <table:table-cell office:value-type="float" office:value="1.72035026550293">
                <text:p>1.72035026550293</text:p>
              </table:table-cell>
              <table:table-cell office:value-type="float" office:value="2.80834114551544">
                <text:p>2.80834114551544</text:p>
              </table:table-cell>
              <table:table-cell office:value-type="float" office:value="1.39815896749497">
                <text:p>1.398158967494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">
                <text:p>79</text:p>
              </table:table-cell>
              <table:table-cell office:value-type="float" office:value="1.21160966157913">
                <text:p>1.21160966157913</text:p>
              </table:table-cell>
              <table:table-cell office:value-type="float" office:value="1.77945631742478">
                <text:p>1.77945631742478</text:p>
              </table:table-cell>
              <table:table-cell office:value-type="float" office:value="1.36231416463852">
                <text:p>1.36231416463852</text:p>
              </table:table-cell>
              <table:table-cell office:value-type="float" office:value="1.62703096866608">
                <text:p>1.62703096866608</text:p>
              </table:table-cell>
              <table:table-cell office:value-type="float" office:value="1.18529736995697">
                <text:p>1.185297369956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">
                <text:p>80</text:p>
              </table:table-cell>
              <table:table-cell office:value-type="float" office:value="0.908424437046051">
                <text:p>0.908424437046051</text:p>
              </table:table-cell>
              <table:table-cell office:value-type="float" office:value="1.33469790220261">
                <text:p>1.33469790220261</text:p>
              </table:table-cell>
              <table:table-cell office:value-type="float" office:value="0.911817431449892">
                <text:p>0.911817431449892</text:p>
              </table:table-cell>
              <table:table-cell office:value-type="float" office:value="1.26543146371842">
                <text:p>1.26543146371842</text:p>
              </table:table-cell>
              <table:table-cell office:value-type="float" office:value="1.10939759016037">
                <text:p>1.109397590160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